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98in" svg:height="3.5453in" svg:x="5.4543in" svg:y="0.1882in">
            <draw:object draw:notify-on-update-of-ranges="Sheet1.A1:Sheet1.A1 Sheet1.A2:Sheet1.A1199 Sheet1.B1:Sheet1.B1 Sheet1.B2:Sheet1.B1199 Sheet1.C1:Sheet1.C1 Sheet1.C2:Sheet1.C1199 Sheet1.D1:Sheet1.D1 Sheet1.D2:Sheet1.D1199 Sheet1.E1:Sheet1.E1 Sheet1.E2:Sheet1.E1199 Sheet1.F1:Sheet1.F1 Sheet1.F2:Sheet1.F1199 Sheet1.G1:Sheet1.G1 Sheet1.G2:Sheet1.G119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4543in" svg:y="0.0394in">
            <draw:object draw:notify-on-update-of-ranges="Sheet1.H1:Sheet1.H1 Sheet1.H2:Sheet1.H11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number-columns-repeated="7" office:value-type="string" calcext:value-type="string">
            <text:p>footPrin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5" office:value-type="float" office:value="1275192" calcext:value-type="float">
            <text:p>1275192</text:p>
          </table:table-cell>
          <table:table-cell office:value-type="float" office:value="1275120" calcext:value-type="float">
            <text:p>1275120</text:p>
          </table:table-cell>
          <table:table-cell office:value-type="float" office:value="1275192" calcext:value-type="float">
            <text:p>1275192</text:p>
          </table:table-cell>
          <table:table-cell table:formula="of:=[.A2]+[.B2]+[.C2]+[.D2]+[.E2]+[.F2]+[.G2]" office:value-type="float" office:value="8926272" calcext:value-type="float">
            <text:p>8926272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3]+[.B3]+[.C3]+[.D3]+[.E3]+[.F3]+[.G3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4]+[.B4]+[.C4]+[.D4]+[.E4]+[.F4]+[.G4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5]+[.B5]+[.C5]+[.D5]+[.E5]+[.F5]+[.G5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6]+[.B6]+[.C6]+[.D6]+[.E6]+[.F6]+[.G6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7]+[.B7]+[.C7]+[.D7]+[.E7]+[.F7]+[.G7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8]+[.B8]+[.C8]+[.D8]+[.E8]+[.F8]+[.G8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9]+[.B9]+[.C9]+[.D9]+[.E9]+[.F9]+[.G9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1275296" calcext:value-type="float">
            <text:p>1275296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0]+[.B10]+[.C10]+[.D10]+[.E10]+[.F10]+[.G10]" office:value-type="float" office:value="8926448" calcext:value-type="float">
            <text:p>8926448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4053080" calcext:value-type="float">
            <text:p>4053080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1]+[.B11]+[.C11]+[.D11]+[.E11]+[.F11]+[.G11]" office:value-type="float" office:value="11704232" calcext:value-type="float">
            <text:p>11704232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5358232" calcext:value-type="float">
            <text:p>5358232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2]+[.B12]+[.C12]+[.D12]+[.E12]+[.F12]+[.G12]" office:value-type="float" office:value="13009384" calcext:value-type="float">
            <text:p>13009384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5087048" calcext:value-type="float">
            <text:p>5087048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3]+[.B13]+[.C13]+[.D13]+[.E13]+[.F13]+[.G13]" office:value-type="float" office:value="12738200" calcext:value-type="float">
            <text:p>12738200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5164680" calcext:value-type="float">
            <text:p>5164680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4]+[.B14]+[.C14]+[.D14]+[.E14]+[.F14]+[.G14]" office:value-type="float" office:value="12815832" calcext:value-type="float">
            <text:p>12815832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5248552" calcext:value-type="float">
            <text:p>5248552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5]+[.B15]+[.C15]+[.D15]+[.E15]+[.F15]+[.G15]" office:value-type="float" office:value="12899704" calcext:value-type="float">
            <text:p>12899704</text:p>
          </table:table-cell>
        </table:table-row>
        <table:table-row table:style-name="ro1">
          <table:table-cell table:number-columns-repeated="2" office:value-type="float" office:value="1275192" calcext:value-type="float">
            <text:p>1275192</text:p>
          </table:table-cell>
          <table:table-cell office:value-type="float" office:value="5761160" calcext:value-type="float">
            <text:p>5761160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6]+[.B16]+[.C16]+[.D16]+[.E16]+[.F16]+[.G16]" office:value-type="float" office:value="13412312" calcext:value-type="float">
            <text:p>13412312</text:p>
          </table:table-cell>
        </table:table-row>
        <table:table-row table:style-name="ro1">
          <table:table-cell office:value-type="float" office:value="1302432" calcext:value-type="float">
            <text:p>1302432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6052008" calcext:value-type="float">
            <text:p>6052008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7]+[.B17]+[.C17]+[.D17]+[.E17]+[.F17]+[.G17]" office:value-type="float" office:value="13730400" calcext:value-type="float">
            <text:p>13730400</text:p>
          </table:table-cell>
        </table:table-row>
        <table:table-row table:style-name="ro1">
          <table:table-cell office:value-type="float" office:value="1412560" calcext:value-type="float">
            <text:p>141256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890272" calcext:value-type="float">
            <text:p>5890272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8]+[.B18]+[.C18]+[.D18]+[.E18]+[.F18]+[.G18]" office:value-type="float" office:value="13678792" calcext:value-type="float">
            <text:p>13678792</text:p>
          </table:table-cell>
        </table:table-row>
        <table:table-row table:style-name="ro1"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6099992" calcext:value-type="float">
            <text:p>6099992</text:p>
          </table:table-cell>
          <table:table-cell table:number-columns-repeated="4" office:value-type="float" office:value="1275192" calcext:value-type="float">
            <text:p>1275192</text:p>
          </table:table-cell>
          <table:table-cell table:formula="of:=[.A19]+[.B19]+[.C19]+[.D19]+[.E19]+[.F19]+[.G19]" office:value-type="float" office:value="17701792" calcext:value-type="float">
            <text:p>17701792</text:p>
          </table:table-cell>
        </table:table-row>
        <table:table-row table:style-name="ro1"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384104" calcext:value-type="float">
            <text:p>7384104</text:p>
          </table:table-cell>
          <table:table-cell table:number-columns-repeated="3" office:value-type="float" office:value="1275192" calcext:value-type="float">
            <text:p>1275192</text:p>
          </table:table-cell>
          <table:table-cell office:value-type="float" office:value="1287240" calcext:value-type="float">
            <text:p>1287240</text:p>
          </table:table-cell>
          <table:table-cell table:formula="of:=[.A20]+[.B20]+[.C20]+[.D20]+[.E20]+[.F20]+[.G20]" office:value-type="float" office:value="18997952" calcext:value-type="float">
            <text:p>18997952</text:p>
          </table:table-cell>
        </table:table-row>
        <table:table-row table:style-name="ro1"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922320" calcext:value-type="float">
            <text:p>7922320</text:p>
          </table:table-cell>
          <table:table-cell table:number-columns-repeated="3" office:value-type="float" office:value="1275192" calcext:value-type="float">
            <text:p>1275192</text:p>
          </table:table-cell>
          <table:table-cell office:value-type="float" office:value="1412560" calcext:value-type="float">
            <text:p>1412560</text:p>
          </table:table-cell>
          <table:table-cell table:formula="of:=[.A21]+[.B21]+[.C21]+[.D21]+[.E21]+[.F21]+[.G21]" office:value-type="float" office:value="19661488" calcext:value-type="float">
            <text:p>19661488</text:p>
          </table:table-cell>
        </table:table-row>
        <table:table-row table:style-name="ro1"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922320" calcext:value-type="float">
            <text:p>7922320</text:p>
          </table:table-cell>
          <table:table-cell table:number-columns-repeated="3" office:value-type="float" office:value="1275192" calcext:value-type="float">
            <text:p>1275192</text:p>
          </table:table-cell>
          <table:table-cell office:value-type="float" office:value="4156200" calcext:value-type="float">
            <text:p>4156200</text:p>
          </table:table-cell>
          <table:table-cell table:formula="of:=[.A22]+[.B22]+[.C22]+[.D22]+[.E22]+[.F22]+[.G22]" office:value-type="float" office:value="22405128" calcext:value-type="float">
            <text:p>22405128</text:p>
          </table:table-cell>
        </table:table-row>
        <table:table-row table:style-name="ro1"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1308440" calcext:value-type="float">
            <text:p>13084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23]+[.B23]+[.C23]+[.D23]+[.E23]+[.F23]+[.G23]" office:value-type="float" office:value="23508016" calcext:value-type="float">
            <text:p>23508016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office:value-type="float" office:value="1294288" calcext:value-type="float">
            <text:p>1294288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4124336" calcext:value-type="float">
            <text:p>41243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24]+[.B24]+[.C24]+[.D24]+[.E24]+[.F24]+[.G24]" office:value-type="float" office:value="26343904" calcext:value-type="float">
            <text:p>26343904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office:value-type="float" office:value="1463096" calcext:value-type="float">
            <text:p>1463096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25]+[.B25]+[.C25]+[.D25]+[.E25]+[.F25]+[.G25]" office:value-type="float" office:value="27614216" calcext:value-type="float">
            <text:p>27614216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office:value-type="float" office:value="4196776" calcext:value-type="float">
            <text:p>4196776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26]+[.B26]+[.C26]+[.D26]+[.E26]+[.F26]+[.G26]" office:value-type="float" office:value="30347896" calcext:value-type="float">
            <text:p>30347896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1305216" calcext:value-type="float">
            <text:p>1305216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27]+[.B27]+[.C27]+[.D27]+[.E27]+[.F27]+[.G27]" office:value-type="float" office:value="31408776" calcext:value-type="float">
            <text:p>31408776</text:p>
          </table:table-cell>
        </table:table-row>
        <table:table-row table:style-name="ro1">
          <table:table-cell office:value-type="float" office:value="5232400" calcext:value-type="float">
            <text:p>5232400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4131704" calcext:value-type="float">
            <text:p>4131704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28]+[.B28]+[.C28]+[.D28]+[.E28]+[.F28]+[.G28]" office:value-type="float" office:value="34240928" calcext:value-type="float">
            <text:p>34240928</text:p>
          </table:table-cell>
        </table:table-row>
        <table:table-row table:style-name="ro1">
          <table:table-cell office:value-type="float" office:value="4437000" calcext:value-type="float">
            <text:p>4437000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7922320" calcext:value-type="float">
            <text:p>7922320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29]+[.B29]+[.C29]+[.D29]+[.E29]+[.F29]+[.G29]" office:value-type="float" office:value="34539664" calcext:value-type="float">
            <text:p>34539664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30]+[.B30]+[.C30]+[.D30]+[.E30]+[.F30]+[.G30]" office:value-type="float" office:value="35687280" calcext:value-type="float">
            <text:p>35687280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7927408" calcext:value-type="float">
            <text:p>7927408</text:p>
          </table:table-cell>
          <table:table-cell table:number-columns-repeated="2"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31]+[.B31]+[.C31]+[.D31]+[.E31]+[.F31]+[.G31]" office:value-type="float" office:value="35688176" calcext:value-type="float">
            <text:p>35688176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5232144" calcext:value-type="float">
            <text:p>5232144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4473704" calcext:value-type="float">
            <text:p>4473704</text:p>
          </table:table-cell>
          <table:table-cell table:formula="of:=[.A32]+[.B32]+[.C32]+[.D32]+[.E32]+[.F32]+[.G32]" office:value-type="float" office:value="34941448" calcext:value-type="float">
            <text:p>34941448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5568352" calcext:value-type="float">
            <text:p>5568352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71944" calcext:value-type="float">
            <text:p>5271944</text:p>
          </table:table-cell>
          <table:table-cell table:formula="of:=[.A33]+[.B33]+[.C33]+[.D33]+[.E33]+[.F33]+[.G33]" office:value-type="float" office:value="36075896" calcext:value-type="float">
            <text:p>36075896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579400" calcext:value-type="float">
            <text:p>5579400</text:p>
          </table:table-cell>
          <table:table-cell table:formula="of:=[.A34]+[.B34]+[.C34]+[.D34]+[.E34]+[.F34]+[.G34]" office:value-type="float" office:value="36400128" calcext:value-type="float">
            <text:p>36400128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579400" calcext:value-type="float">
            <text:p>5579400</text:p>
          </table:table-cell>
          <table:table-cell table:formula="of:=[.A35]+[.B35]+[.C35]+[.D35]+[.E35]+[.F35]+[.G35]" office:value-type="float" office:value="36400128" calcext:value-type="float">
            <text:p>36400128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375128" calcext:value-type="float">
            <text:p>53751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232400" calcext:value-type="float">
            <text:p>5232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6779216" calcext:value-type="float">
            <text:p>6779216</text:p>
          </table:table-cell>
          <table:table-cell table:formula="of:=[.A36]+[.B36]+[.C36]+[.D36]+[.E36]+[.F36]+[.G36]" office:value-type="float" office:value="37754000" calcext:value-type="float">
            <text:p>37754000</text:p>
          </table:table-cell>
        </table:table-row>
        <table:table-row table:style-name="ro1">
          <table:table-cell office:value-type="float" office:value="5579528" calcext:value-type="float">
            <text:p>5579528</text:p>
          </table:table-cell>
          <table:table-cell office:value-type="float" office:value="5579112" calcext:value-type="float">
            <text:p>557911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140912" calcext:value-type="float">
            <text:p>5140912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233976" calcext:value-type="float">
            <text:p>7233976</text:p>
          </table:table-cell>
          <table:table-cell table:formula="of:=[.A37]+[.B37]+[.C37]+[.D37]+[.E37]+[.F37]+[.G37]" office:value-type="float" office:value="38321256" calcext:value-type="float">
            <text:p>38321256</text:p>
          </table:table-cell>
        </table:table-row>
        <table:table-row table:style-name="ro1">
          <table:table-cell office:value-type="float" office:value="6779344" calcext:value-type="float">
            <text:p>6779344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1305216" calcext:value-type="float">
            <text:p>1305216</text:p>
          </table:table-cell>
          <table:table-cell office:value-type="float" office:value="7267672" calcext:value-type="float">
            <text:p>7267672</text:p>
          </table:table-cell>
          <table:table-cell table:formula="of:=[.A38]+[.B38]+[.C38]+[.D38]+[.E38]+[.F38]+[.G38]" office:value-type="float" office:value="40023696" calcext:value-type="float">
            <text:p>40023696</text:p>
          </table:table-cell>
        </table:table-row>
        <table:table-row table:style-name="ro1">
          <table:table-cell office:value-type="float" office:value="7175720" calcext:value-type="float">
            <text:p>7175720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4048224" calcext:value-type="float">
            <text:p>4048224</text:p>
          </table:table-cell>
          <table:table-cell office:value-type="float" office:value="8254480" calcext:value-type="float">
            <text:p>8254480</text:p>
          </table:table-cell>
          <table:table-cell table:formula="of:=[.A39]+[.B39]+[.C39]+[.D39]+[.E39]+[.F39]+[.G39]" office:value-type="float" office:value="44149888" calcext:value-type="float">
            <text:p>44149888</text:p>
          </table:table-cell>
        </table:table-row>
        <table:table-row table:style-name="ro1">
          <table:table-cell office:value-type="float" office:value="6453536" calcext:value-type="float">
            <text:p>64535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4204752" calcext:value-type="float">
            <text:p>4204752</text:p>
          </table:table-cell>
          <table:table-cell office:value-type="float" office:value="9298728" calcext:value-type="float">
            <text:p>9298728</text:p>
          </table:table-cell>
          <table:table-cell table:formula="of:=[.A40]+[.B40]+[.C40]+[.D40]+[.E40]+[.F40]+[.G40]" office:value-type="float" office:value="44628480" calcext:value-type="float">
            <text:p>44628480</text:p>
          </table:table-cell>
        </table:table-row>
        <table:table-row table:style-name="ro1">
          <table:table-cell office:value-type="float" office:value="8763072" calcext:value-type="float">
            <text:p>8763072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298728" calcext:value-type="float">
            <text:p>9298728</text:p>
          </table:table-cell>
          <table:table-cell table:formula="of:=[.A41]+[.B41]+[.C41]+[.D41]+[.E41]+[.F41]+[.G41]" office:value-type="float" office:value="47959104" calcext:value-type="float">
            <text:p>47959104</text:p>
          </table:table-cell>
        </table:table-row>
        <table:table-row table:style-name="ro1">
          <table:table-cell office:value-type="float" office:value="9137816" calcext:value-type="float">
            <text:p>9137816</text:p>
          </table:table-cell>
          <table:table-cell office:value-type="float" office:value="5579600" calcext:value-type="float">
            <text:p>557960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298728" calcext:value-type="float">
            <text:p>9298728</text:p>
          </table:table-cell>
          <table:table-cell table:formula="of:=[.A42]+[.B42]+[.C42]+[.D42]+[.E42]+[.F42]+[.G42]" office:value-type="float" office:value="48333920" calcext:value-type="float">
            <text:p>48333920</text:p>
          </table:table-cell>
        </table:table-row>
        <table:table-row table:style-name="ro1">
          <table:table-cell office:value-type="float" office:value="9298704" calcext:value-type="float">
            <text:p>9298704</text:p>
          </table:table-cell>
          <table:table-cell office:value-type="float" office:value="7083864" calcext:value-type="float">
            <text:p>708386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361840" calcext:value-type="float">
            <text:p>9361840</text:p>
          </table:table-cell>
          <table:table-cell table:formula="of:=[.A43]+[.B43]+[.C43]+[.D43]+[.E43]+[.F43]+[.G43]" office:value-type="float" office:value="50062184" calcext:value-type="float">
            <text:p>50062184</text:p>
          </table:table-cell>
        </table:table-row>
        <table:table-row table:style-name="ro1">
          <table:table-cell office:value-type="float" office:value="9321064" calcext:value-type="float">
            <text:p>9321064</text:p>
          </table:table-cell>
          <table:table-cell office:value-type="float" office:value="7267800" calcext:value-type="float">
            <text:p>726780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0496160" calcext:value-type="float">
            <text:p>10496160</text:p>
          </table:table-cell>
          <table:table-cell table:formula="of:=[.A44]+[.B44]+[.C44]+[.D44]+[.E44]+[.F44]+[.G44]" office:value-type="float" office:value="51403696" calcext:value-type="float">
            <text:p>51403696</text:p>
          </table:table-cell>
        </table:table-row>
        <table:table-row table:style-name="ro1">
          <table:table-cell office:value-type="float" office:value="9321064" calcext:value-type="float">
            <text:p>9321064</text:p>
          </table:table-cell>
          <table:table-cell office:value-type="float" office:value="8593392" calcext:value-type="float">
            <text:p>859339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5585128" calcext:value-type="float">
            <text:p>558512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9978296" calcext:value-type="float">
            <text:p>9978296</text:p>
          </table:table-cell>
          <table:table-cell table:formula="of:=[.A45]+[.B45]+[.C45]+[.D45]+[.E45]+[.F45]+[.G45]" office:value-type="float" office:value="52211424" calcext:value-type="float">
            <text:p>52211424</text:p>
          </table:table-cell>
        </table:table-row>
        <table:table-row table:style-name="ro1">
          <table:table-cell office:value-type="float" office:value="9325560" calcext:value-type="float">
            <text:p>9325560</text:p>
          </table:table-cell>
          <table:table-cell office:value-type="float" office:value="9004648" calcext:value-type="float">
            <text:p>900464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6784944" calcext:value-type="float">
            <text:p>6784944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0751584" calcext:value-type="float">
            <text:p>10751584</text:p>
          </table:table-cell>
          <table:table-cell table:formula="of:=[.A46]+[.B46]+[.C46]+[.D46]+[.E46]+[.F46]+[.G46]" office:value-type="float" office:value="54600280" calcext:value-type="float">
            <text:p>54600280</text:p>
          </table:table-cell>
        </table:table-row>
        <table:table-row table:style-name="ro1">
          <table:table-cell office:value-type="float" office:value="9381984" calcext:value-type="float">
            <text:p>9381984</text:p>
          </table:table-cell>
          <table:table-cell office:value-type="float" office:value="9298704" calcext:value-type="float">
            <text:p>929870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7257688" calcext:value-type="float">
            <text:p>725768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0873128" calcext:value-type="float">
            <text:p>10873128</text:p>
          </table:table-cell>
          <table:table-cell table:formula="of:=[.A47]+[.B47]+[.C47]+[.D47]+[.E47]+[.F47]+[.G47]" office:value-type="float" office:value="55545048" calcext:value-type="float">
            <text:p>55545048</text:p>
          </table:table-cell>
        </table:table-row>
        <table:table-row table:style-name="ro1">
          <table:table-cell office:value-type="float" office:value="10439848" calcext:value-type="float">
            <text:p>10439848</text:p>
          </table:table-cell>
          <table:table-cell office:value-type="float" office:value="9320752" calcext:value-type="float">
            <text:p>932075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7233976" calcext:value-type="float">
            <text:p>7233976</text:p>
          </table:table-cell>
          <table:table-cell office:value-type="float" office:value="8284424" calcext:value-type="float">
            <text:p>8284424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0968608" calcext:value-type="float">
            <text:p>10968608</text:p>
          </table:table-cell>
          <table:table-cell table:formula="of:=[.A48]+[.B48]+[.C48]+[.D48]+[.E48]+[.F48]+[.G48]" office:value-type="float" office:value="59401752" calcext:value-type="float">
            <text:p>59401752</text:p>
          </table:table-cell>
        </table:table-row>
        <table:table-row table:style-name="ro1">
          <table:table-cell office:value-type="float" office:value="10531672" calcext:value-type="float">
            <text:p>10531672</text:p>
          </table:table-cell>
          <table:table-cell office:value-type="float" office:value="9407200" calcext:value-type="float">
            <text:p>940720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8202696" calcext:value-type="float">
            <text:p>8202696</text:p>
          </table:table-cell>
          <table:table-cell office:value-type="float" office:value="8663480" calcext:value-type="float">
            <text:p>8663480</text:p>
          </table:table-cell>
          <table:table-cell office:value-type="float" office:value="5246680" calcext:value-type="float">
            <text:p>5246680</text:p>
          </table:table-cell>
          <table:table-cell office:value-type="float" office:value="11078976" calcext:value-type="float">
            <text:p>11078976</text:p>
          </table:table-cell>
          <table:table-cell table:formula="of:=[.A49]+[.B49]+[.C49]+[.D49]+[.E49]+[.F49]+[.G49]" office:value-type="float" office:value="61058112" calcext:value-type="float">
            <text:p>61058112</text:p>
          </table:table-cell>
        </table:table-row>
        <table:table-row table:style-name="ro1">
          <table:table-cell office:value-type="float" office:value="10737656" calcext:value-type="float">
            <text:p>10737656</text:p>
          </table:table-cell>
          <table:table-cell office:value-type="float" office:value="9474224" calcext:value-type="float">
            <text:p>947422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8568440" calcext:value-type="float">
            <text:p>8568440</text:p>
          </table:table-cell>
          <table:table-cell office:value-type="float" office:value="8898496" calcext:value-type="float">
            <text:p>8898496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1113200" calcext:value-type="float">
            <text:p>11113200</text:p>
          </table:table-cell>
          <table:table-cell table:formula="of:=[.A50]+[.B50]+[.C50]+[.D50]+[.E50]+[.F50]+[.G50]" office:value-type="float" office:value="62298824" calcext:value-type="float">
            <text:p>62298824</text:p>
          </table:table-cell>
        </table:table-row>
        <table:table-row table:style-name="ro1">
          <table:table-cell office:value-type="float" office:value="10982144" calcext:value-type="float">
            <text:p>10982144</text:p>
          </table:table-cell>
          <table:table-cell office:value-type="float" office:value="10660712" calcext:value-type="float">
            <text:p>1066071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8822744" calcext:value-type="float">
            <text:p>8822744</text:p>
          </table:table-cell>
          <table:table-cell office:value-type="float" office:value="9313104" calcext:value-type="float">
            <text:p>931310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1291296" calcext:value-type="float">
            <text:p>11291296</text:p>
          </table:table-cell>
          <table:table-cell table:formula="of:=[.A51]+[.B51]+[.C51]+[.D51]+[.E51]+[.F51]+[.G51]" office:value-type="float" office:value="64576808" calcext:value-type="float">
            <text:p>64576808</text:p>
          </table:table-cell>
        </table:table-row>
        <table:table-row table:style-name="ro1">
          <table:table-cell office:value-type="float" office:value="11143776" calcext:value-type="float">
            <text:p>11143776</text:p>
          </table:table-cell>
          <table:table-cell office:value-type="float" office:value="10790880" calcext:value-type="float">
            <text:p>1079088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9142408" calcext:value-type="float">
            <text:p>9142408</text:p>
          </table:table-cell>
          <table:table-cell office:value-type="float" office:value="9313104" calcext:value-type="float">
            <text:p>931310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1689448" calcext:value-type="float">
            <text:p>11689448</text:p>
          </table:table-cell>
          <table:table-cell table:formula="of:=[.A52]+[.B52]+[.C52]+[.D52]+[.E52]+[.F52]+[.G52]" office:value-type="float" office:value="65586424" calcext:value-type="float">
            <text:p>65586424</text:p>
          </table:table-cell>
        </table:table-row>
        <table:table-row table:style-name="ro1">
          <table:table-cell office:value-type="float" office:value="11698320" calcext:value-type="float">
            <text:p>11698320</text:p>
          </table:table-cell>
          <table:table-cell office:value-type="float" office:value="10907560" calcext:value-type="float">
            <text:p>1090756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9313104" calcext:value-type="float">
            <text:p>931310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1784816" calcext:value-type="float">
            <text:p>11784816</text:p>
          </table:table-cell>
          <table:table-cell table:formula="of:=[.A53]+[.B53]+[.C53]+[.D53]+[.E53]+[.F53]+[.G53]" office:value-type="float" office:value="66509336" calcext:value-type="float">
            <text:p>66509336</text:p>
          </table:table-cell>
        </table:table-row>
        <table:table-row table:style-name="ro1">
          <table:table-cell office:value-type="float" office:value="11874216" calcext:value-type="float">
            <text:p>11874216</text:p>
          </table:table-cell>
          <table:table-cell office:value-type="float" office:value="11101744" calcext:value-type="float">
            <text:p>111017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9313104" calcext:value-type="float">
            <text:p>931310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1913136" calcext:value-type="float">
            <text:p>11913136</text:p>
          </table:table-cell>
          <table:table-cell table:formula="of:=[.A54]+[.B54]+[.C54]+[.D54]+[.E54]+[.F54]+[.G54]" office:value-type="float" office:value="67007736" calcext:value-type="float">
            <text:p>67007736</text:p>
          </table:table-cell>
        </table:table-row>
        <table:table-row table:style-name="ro1">
          <table:table-cell office:value-type="float" office:value="11985104" calcext:value-type="float">
            <text:p>11985104</text:p>
          </table:table-cell>
          <table:table-cell office:value-type="float" office:value="11308840" calcext:value-type="float">
            <text:p>1130884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9335464" calcext:value-type="float">
            <text:p>933546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2011936" calcext:value-type="float">
            <text:p>12011936</text:p>
          </table:table-cell>
          <table:table-cell table:formula="of:=[.A55]+[.B55]+[.C55]+[.D55]+[.E55]+[.F55]+[.G55]" office:value-type="float" office:value="67446880" calcext:value-type="float">
            <text:p>67446880</text:p>
          </table:table-cell>
        </table:table-row>
        <table:table-row table:style-name="ro1">
          <table:table-cell office:value-type="float" office:value="14155528" calcext:value-type="float">
            <text:p>14155528</text:p>
          </table:table-cell>
          <table:table-cell office:value-type="float" office:value="11823312" calcext:value-type="float">
            <text:p>1182331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9320776" calcext:value-type="float">
            <text:p>9320776</text:p>
          </table:table-cell>
          <table:table-cell office:value-type="float" office:value="9371584" calcext:value-type="float">
            <text:p>937158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4128160" calcext:value-type="float">
            <text:p>14128160</text:p>
          </table:table-cell>
          <table:table-cell table:formula="of:=[.A56]+[.B56]+[.C56]+[.D56]+[.E56]+[.F56]+[.G56]" office:value-type="float" office:value="72306168" calcext:value-type="float">
            <text:p>72306168</text:p>
          </table:table-cell>
        </table:table-row>
        <table:table-row table:style-name="ro1">
          <table:table-cell office:value-type="float" office:value="14292272" calcext:value-type="float">
            <text:p>14292272</text:p>
          </table:table-cell>
          <table:table-cell office:value-type="float" office:value="11968648" calcext:value-type="float">
            <text:p>1196864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9345496" calcext:value-type="float">
            <text:p>9345496</text:p>
          </table:table-cell>
          <table:table-cell office:value-type="float" office:value="10480232" calcext:value-type="float">
            <text:p>10480232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14251800" calcext:value-type="float">
            <text:p>14251800</text:p>
          </table:table-cell>
          <table:table-cell table:formula="of:=[.A57]+[.B57]+[.C57]+[.D57]+[.E57]+[.F57]+[.G57]" office:value-type="float" office:value="73845256" calcext:value-type="float">
            <text:p>73845256</text:p>
          </table:table-cell>
        </table:table-row>
        <table:table-row table:style-name="ro1">
          <table:table-cell office:value-type="float" office:value="14427144" calcext:value-type="float">
            <text:p>14427144</text:p>
          </table:table-cell>
          <table:table-cell office:value-type="float" office:value="12047776" calcext:value-type="float">
            <text:p>1204777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8952792" calcext:value-type="float">
            <text:p>8952792</text:p>
          </table:table-cell>
          <table:table-cell office:value-type="float" office:value="10725200" calcext:value-type="float">
            <text:p>10725200</text:p>
          </table:table-cell>
          <table:table-cell office:value-type="float" office:value="7251712" calcext:value-type="float">
            <text:p>7251712</text:p>
          </table:table-cell>
          <table:table-cell office:value-type="float" office:value="14393960" calcext:value-type="float">
            <text:p>14393960</text:p>
          </table:table-cell>
          <table:table-cell table:formula="of:=[.A58]+[.B58]+[.C58]+[.D58]+[.E58]+[.F58]+[.G58]" office:value-type="float" office:value="75725992" calcext:value-type="float">
            <text:p>75725992</text:p>
          </table:table-cell>
        </table:table-row>
        <table:table-row table:style-name="ro1">
          <table:table-cell office:value-type="float" office:value="14586536" calcext:value-type="float">
            <text:p>14586536</text:p>
          </table:table-cell>
          <table:table-cell office:value-type="float" office:value="14285464" calcext:value-type="float">
            <text:p>1428546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0907144" calcext:value-type="float">
            <text:p>10907144</text:p>
          </table:table-cell>
          <table:table-cell office:value-type="float" office:value="10970152" calcext:value-type="float">
            <text:p>10970152</text:p>
          </table:table-cell>
          <table:table-cell office:value-type="float" office:value="8953640" calcext:value-type="float">
            <text:p>8953640</text:p>
          </table:table-cell>
          <table:table-cell office:value-type="float" office:value="14597760" calcext:value-type="float">
            <text:p>14597760</text:p>
          </table:table-cell>
          <table:table-cell table:formula="of:=[.A59]+[.B59]+[.C59]+[.D59]+[.E59]+[.F59]+[.G59]" office:value-type="float" office:value="82228104" calcext:value-type="float">
            <text:p>82228104</text:p>
          </table:table-cell>
        </table:table-row>
        <table:table-row table:style-name="ro1">
          <table:table-cell office:value-type="float" office:value="13439656" calcext:value-type="float">
            <text:p>13439656</text:p>
          </table:table-cell>
          <table:table-cell office:value-type="float" office:value="14541888" calcext:value-type="float">
            <text:p>1454188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1069264" calcext:value-type="float">
            <text:p>11069264</text:p>
          </table:table-cell>
          <table:table-cell office:value-type="float" office:value="11086960" calcext:value-type="float">
            <text:p>11086960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13445976" calcext:value-type="float">
            <text:p>13445976</text:p>
          </table:table-cell>
          <table:table-cell table:formula="of:=[.A60]+[.B60]+[.C60]+[.D60]+[.E60]+[.F60]+[.G60]" office:value-type="float" office:value="80809880" calcext:value-type="float">
            <text:p>80809880</text:p>
          </table:table-cell>
        </table:table-row>
        <table:table-row table:style-name="ro1">
          <table:table-cell office:value-type="float" office:value="14764464" calcext:value-type="float">
            <text:p>14764464</text:p>
          </table:table-cell>
          <table:table-cell office:value-type="float" office:value="13380688" calcext:value-type="float">
            <text:p>1338068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1400112" calcext:value-type="float">
            <text:p>11400112</text:p>
          </table:table-cell>
          <table:table-cell office:value-type="float" office:value="11293432" calcext:value-type="float">
            <text:p>11293432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13666560" calcext:value-type="float">
            <text:p>13666560</text:p>
          </table:table-cell>
          <table:table-cell table:formula="of:=[.A61]+[.B61]+[.C61]+[.D61]+[.E61]+[.F61]+[.G61]" office:value-type="float" office:value="81731392" calcext:value-type="float">
            <text:p>81731392</text:p>
          </table:table-cell>
        </table:table-row>
        <table:table-row table:style-name="ro1">
          <table:table-cell office:value-type="float" office:value="15087744" calcext:value-type="float">
            <text:p>15087744</text:p>
          </table:table-cell>
          <table:table-cell office:value-type="float" office:value="13710744" calcext:value-type="float">
            <text:p>137107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1911136" calcext:value-type="float">
            <text:p>11911136</text:p>
          </table:table-cell>
          <table:table-cell office:value-type="float" office:value="11698056" calcext:value-type="float">
            <text:p>11698056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14983144" calcext:value-type="float">
            <text:p>14983144</text:p>
          </table:table-cell>
          <table:table-cell table:formula="of:=[.A62]+[.B62]+[.C62]+[.D62]+[.E62]+[.F62]+[.G62]" office:value-type="float" office:value="84616960" calcext:value-type="float">
            <text:p>84616960</text:p>
          </table:table-cell>
        </table:table-row>
        <table:table-row table:style-name="ro1">
          <table:table-cell office:value-type="float" office:value="17427328" calcext:value-type="float">
            <text:p>17427328</text:p>
          </table:table-cell>
          <table:table-cell office:value-type="float" office:value="13710744" calcext:value-type="float">
            <text:p>137107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2085440" calcext:value-type="float">
            <text:p>12085440</text:p>
          </table:table-cell>
          <table:table-cell office:value-type="float" office:value="11815624" calcext:value-type="float">
            <text:p>11815624</text:p>
          </table:table-cell>
          <table:table-cell office:value-type="float" office:value="9298728" calcext:value-type="float">
            <text:p>9298728</text:p>
          </table:table-cell>
          <table:table-cell office:value-type="float" office:value="15001896" calcext:value-type="float">
            <text:p>15001896</text:p>
          </table:table-cell>
          <table:table-cell table:formula="of:=[.A63]+[.B63]+[.C63]+[.D63]+[.E63]+[.F63]+[.G63]" office:value-type="float" office:value="87267168" calcext:value-type="float">
            <text:p>87267168</text:p>
          </table:table-cell>
        </table:table-row>
        <table:table-row table:style-name="ro1">
          <table:table-cell office:value-type="float" office:value="17568608" calcext:value-type="float">
            <text:p>17568608</text:p>
          </table:table-cell>
          <table:table-cell office:value-type="float" office:value="14883296" calcext:value-type="float">
            <text:p>1488329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4373856" calcext:value-type="float">
            <text:p>14373856</text:p>
          </table:table-cell>
          <table:table-cell office:value-type="float" office:value="11923416" calcext:value-type="float">
            <text:p>11923416</text:p>
          </table:table-cell>
          <table:table-cell office:value-type="float" office:value="9321088" calcext:value-type="float">
            <text:p>9321088</text:p>
          </table:table-cell>
          <table:table-cell office:value-type="float" office:value="15068752" calcext:value-type="float">
            <text:p>15068752</text:p>
          </table:table-cell>
          <table:table-cell table:formula="of:=[.A64]+[.B64]+[.C64]+[.D64]+[.E64]+[.F64]+[.G64]" office:value-type="float" office:value="91066424" calcext:value-type="float">
            <text:p>91066424</text:p>
          </table:table-cell>
        </table:table-row>
        <table:table-row table:style-name="ro1">
          <table:table-cell office:value-type="float" office:value="17723968" calcext:value-type="float">
            <text:p>17723968</text:p>
          </table:table-cell>
          <table:table-cell office:value-type="float" office:value="15189216" calcext:value-type="float">
            <text:p>1518921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4544904" calcext:value-type="float">
            <text:p>14544904</text:p>
          </table:table-cell>
          <table:table-cell office:value-type="float" office:value="14127680" calcext:value-type="float">
            <text:p>14127680</text:p>
          </table:table-cell>
          <table:table-cell office:value-type="float" office:value="9352928" calcext:value-type="float">
            <text:p>9352928</text:p>
          </table:table-cell>
          <table:table-cell office:value-type="float" office:value="17435920" calcext:value-type="float">
            <text:p>17435920</text:p>
          </table:table-cell>
          <table:table-cell table:formula="of:=[.A65]+[.B65]+[.C65]+[.D65]+[.E65]+[.F65]+[.G65]" office:value-type="float" office:value="96302024" calcext:value-type="float">
            <text:p>96302024</text:p>
          </table:table-cell>
        </table:table-row>
        <table:table-row table:style-name="ro1">
          <table:table-cell office:value-type="float" office:value="17399480" calcext:value-type="float">
            <text:p>17399480</text:p>
          </table:table-cell>
          <table:table-cell office:value-type="float" office:value="16367840" calcext:value-type="float">
            <text:p>1636784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3245304" calcext:value-type="float">
            <text:p>13245304</text:p>
          </table:table-cell>
          <table:table-cell office:value-type="float" office:value="14338960" calcext:value-type="float">
            <text:p>14338960</text:p>
          </table:table-cell>
          <table:table-cell office:value-type="float" office:value="9381912" calcext:value-type="float">
            <text:p>9381912</text:p>
          </table:table-cell>
          <table:table-cell office:value-type="float" office:value="17573832" calcext:value-type="float">
            <text:p>17573832</text:p>
          </table:table-cell>
          <table:table-cell table:formula="of:=[.A66]+[.B66]+[.C66]+[.D66]+[.E66]+[.F66]+[.G66]" office:value-type="float" office:value="96234736" calcext:value-type="float">
            <text:p>96234736</text:p>
          </table:table-cell>
        </table:table-row>
        <table:table-row table:style-name="ro1">
          <table:table-cell office:value-type="float" office:value="17594024" calcext:value-type="float">
            <text:p>17594024</text:p>
          </table:table-cell>
          <table:table-cell office:value-type="float" office:value="17515128" calcext:value-type="float">
            <text:p>175151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3547208" calcext:value-type="float">
            <text:p>13547208</text:p>
          </table:table-cell>
          <table:table-cell office:value-type="float" office:value="14469144" calcext:value-type="float">
            <text:p>14469144</text:p>
          </table:table-cell>
          <table:table-cell office:value-type="float" office:value="8569464" calcext:value-type="float">
            <text:p>8569464</text:p>
          </table:table-cell>
          <table:table-cell office:value-type="float" office:value="17733344" calcext:value-type="float">
            <text:p>17733344</text:p>
          </table:table-cell>
          <table:table-cell table:formula="of:=[.A67]+[.B67]+[.C67]+[.D67]+[.E67]+[.F67]+[.G67]" office:value-type="float" office:value="97355720" calcext:value-type="float">
            <text:p>97355720</text:p>
          </table:table-cell>
        </table:table-row>
        <table:table-row table:style-name="ro1">
          <table:table-cell office:value-type="float" office:value="17710920" calcext:value-type="float">
            <text:p>17710920</text:p>
          </table:table-cell>
          <table:table-cell office:value-type="float" office:value="17576096" calcext:value-type="float">
            <text:p>1757609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5011808" calcext:value-type="float">
            <text:p>15011808</text:p>
          </table:table-cell>
          <table:table-cell office:value-type="float" office:value="14625904" calcext:value-type="float">
            <text:p>14625904</text:p>
          </table:table-cell>
          <table:table-cell office:value-type="float" office:value="10740120" calcext:value-type="float">
            <text:p>10740120</text:p>
          </table:table-cell>
          <table:table-cell office:value-type="float" office:value="17359680" calcext:value-type="float">
            <text:p>17359680</text:p>
          </table:table-cell>
          <table:table-cell table:formula="of:=[.A68]+[.B68]+[.C68]+[.D68]+[.E68]+[.F68]+[.G68]" office:value-type="float" office:value="100951936" calcext:value-type="float">
            <text:p>100951936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17679136" calcext:value-type="float">
            <text:p>1767913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5097128" calcext:value-type="float">
            <text:p>15097128</text:p>
          </table:table-cell>
          <table:table-cell office:value-type="float" office:value="13410368" calcext:value-type="float">
            <text:p>13410368</text:p>
          </table:table-cell>
          <table:table-cell office:value-type="float" office:value="11012520" calcext:value-type="float">
            <text:p>11012520</text:p>
          </table:table-cell>
          <table:table-cell office:value-type="float" office:value="17480472" calcext:value-type="float">
            <text:p>17480472</text:p>
          </table:table-cell>
          <table:table-cell table:formula="of:=[.A69]+[.B69]+[.C69]+[.D69]+[.E69]+[.F69]+[.G69]" office:value-type="float" office:value="100413464" calcext:value-type="float">
            <text:p>100413464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17372696" calcext:value-type="float">
            <text:p>1737269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5173056" calcext:value-type="float">
            <text:p>15173056</text:p>
          </table:table-cell>
          <table:table-cell office:value-type="float" office:value="13672272" calcext:value-type="float">
            <text:p>13672272</text:p>
          </table:table-cell>
          <table:table-cell office:value-type="float" office:value="11257864" calcext:value-type="float">
            <text:p>11257864</text:p>
          </table:table-cell>
          <table:table-cell office:value-type="float" office:value="17653280" calcext:value-type="float">
            <text:p>17653280</text:p>
          </table:table-cell>
          <table:table-cell table:formula="of:=[.A70]+[.B70]+[.C70]+[.D70]+[.E70]+[.F70]+[.G70]" office:value-type="float" office:value="100863008" calcext:value-type="float">
            <text:p>100863008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17556544" calcext:value-type="float">
            <text:p>175565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6416400" calcext:value-type="float">
            <text:p>16416400</text:p>
          </table:table-cell>
          <table:table-cell office:value-type="float" office:value="15036568" calcext:value-type="float">
            <text:p>15036568</text:p>
          </table:table-cell>
          <table:table-cell office:value-type="float" office:value="11750448" calcext:value-type="float">
            <text:p>11750448</text:p>
          </table:table-cell>
          <table:table-cell office:value-type="float" office:value="17848048" calcext:value-type="float">
            <text:p>17848048</text:p>
          </table:table-cell>
          <table:table-cell table:formula="of:=[.A71]+[.B71]+[.C71]+[.D71]+[.E71]+[.F71]+[.G71]" office:value-type="float" office:value="104341848" calcext:value-type="float">
            <text:p>104341848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17776856" calcext:value-type="float">
            <text:p>1777685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533016" calcext:value-type="float">
            <text:p>17533016</text:p>
          </table:table-cell>
          <table:table-cell office:value-type="float" office:value="15036568" calcext:value-type="float">
            <text:p>15036568</text:p>
          </table:table-cell>
          <table:table-cell office:value-type="float" office:value="11948136" calcext:value-type="float">
            <text:p>11948136</text:p>
          </table:table-cell>
          <table:table-cell office:value-type="float" office:value="17848048" calcext:value-type="float">
            <text:p>17848048</text:p>
          </table:table-cell>
          <table:table-cell table:formula="of:=[.A72]+[.B72]+[.C72]+[.D72]+[.E72]+[.F72]+[.G72]" office:value-type="float" office:value="105876464" calcext:value-type="float">
            <text:p>105876464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316976" calcext:value-type="float">
            <text:p>2031697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657592" calcext:value-type="float">
            <text:p>17657592</text:p>
          </table:table-cell>
          <table:table-cell office:value-type="float" office:value="15194384" calcext:value-type="float">
            <text:p>15194384</text:p>
          </table:table-cell>
          <table:table-cell office:value-type="float" office:value="12022304" calcext:value-type="float">
            <text:p>12022304</text:p>
          </table:table-cell>
          <table:table-cell office:value-type="float" office:value="17848048" calcext:value-type="float">
            <text:p>17848048</text:p>
          </table:table-cell>
          <table:table-cell table:formula="of:=[.A73]+[.B73]+[.C73]+[.D73]+[.E73]+[.F73]+[.G73]" office:value-type="float" office:value="108773144" calcext:value-type="float">
            <text:p>108773144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426440" calcext:value-type="float">
            <text:p>17426440</text:p>
          </table:table-cell>
          <table:table-cell office:value-type="float" office:value="17545088" calcext:value-type="float">
            <text:p>17545088</text:p>
          </table:table-cell>
          <table:table-cell office:value-type="float" office:value="14156784" calcext:value-type="float">
            <text:p>14156784</text:p>
          </table:table-cell>
          <table:table-cell office:value-type="float" office:value="17848048" calcext:value-type="float">
            <text:p>17848048</text:p>
          </table:table-cell>
          <table:table-cell table:formula="of:=[.A74]+[.B74]+[.C74]+[.D74]+[.E74]+[.F74]+[.G74]" office:value-type="float" office:value="113183432" calcext:value-type="float">
            <text:p>113183432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480144" calcext:value-type="float">
            <text:p>17480144</text:p>
          </table:table-cell>
          <table:table-cell office:value-type="float" office:value="17677512" calcext:value-type="float">
            <text:p>17677512</text:p>
          </table:table-cell>
          <table:table-cell office:value-type="float" office:value="14398352" calcext:value-type="float">
            <text:p>14398352</text:p>
          </table:table-cell>
          <table:table-cell office:value-type="float" office:value="17848048" calcext:value-type="float">
            <text:p>17848048</text:p>
          </table:table-cell>
          <table:table-cell table:formula="of:=[.A75]+[.B75]+[.C75]+[.D75]+[.E75]+[.F75]+[.G75]" office:value-type="float" office:value="113611128" calcext:value-type="float">
            <text:p>113611128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542360" calcext:value-type="float">
            <text:p>17542360</text:p>
          </table:table-cell>
          <table:table-cell office:value-type="float" office:value="17370880" calcext:value-type="float">
            <text:p>17370880</text:p>
          </table:table-cell>
          <table:table-cell office:value-type="float" office:value="14607080" calcext:value-type="float">
            <text:p>14607080</text:p>
          </table:table-cell>
          <table:table-cell office:value-type="float" office:value="17848048" calcext:value-type="float">
            <text:p>17848048</text:p>
          </table:table-cell>
          <table:table-cell table:formula="of:=[.A76]+[.B76]+[.C76]+[.D76]+[.E76]+[.F76]+[.G76]" office:value-type="float" office:value="113575440" calcext:value-type="float">
            <text:p>113575440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595208" calcext:value-type="float">
            <text:p>17595208</text:p>
          </table:table-cell>
          <table:table-cell office:value-type="float" office:value="17479736" calcext:value-type="float">
            <text:p>17479736</text:p>
          </table:table-cell>
          <table:table-cell office:value-type="float" office:value="13497088" calcext:value-type="float">
            <text:p>13497088</text:p>
          </table:table-cell>
          <table:table-cell office:value-type="float" office:value="17848048" calcext:value-type="float">
            <text:p>17848048</text:p>
          </table:table-cell>
          <table:table-cell table:formula="of:=[.A77]+[.B77]+[.C77]+[.D77]+[.E77]+[.F77]+[.G77]" office:value-type="float" office:value="112627152" calcext:value-type="float">
            <text:p>112627152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807544" calcext:value-type="float">
            <text:p>17807544</text:p>
          </table:table-cell>
          <table:table-cell office:value-type="float" office:value="17705984" calcext:value-type="float">
            <text:p>17705984</text:p>
          </table:table-cell>
          <table:table-cell office:value-type="float" office:value="14915528" calcext:value-type="float">
            <text:p>14915528</text:p>
          </table:table-cell>
          <table:table-cell office:value-type="float" office:value="17848048" calcext:value-type="float">
            <text:p>17848048</text:p>
          </table:table-cell>
          <table:table-cell table:formula="of:=[.A78]+[.B78]+[.C78]+[.D78]+[.E78]+[.F78]+[.G78]" office:value-type="float" office:value="114484176" calcext:value-type="float">
            <text:p>114484176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5097800" calcext:value-type="float">
            <text:p>15097800</text:p>
          </table:table-cell>
          <table:table-cell office:value-type="float" office:value="17848048" calcext:value-type="float">
            <text:p>17848048</text:p>
          </table:table-cell>
          <table:table-cell table:formula="of:=[.A79]+[.B79]+[.C79]+[.D79]+[.E79]+[.F79]+[.G79]" office:value-type="float" office:value="114976616" calcext:value-type="float">
            <text:p>114976616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451096" calcext:value-type="float">
            <text:p>17451096</text:p>
          </table:table-cell>
          <table:table-cell office:value-type="float" office:value="17848048" calcext:value-type="float">
            <text:p>17848048</text:p>
          </table:table-cell>
          <table:table-cell table:formula="of:=[.A80]+[.B80]+[.C80]+[.D80]+[.E80]+[.F80]+[.G80]" office:value-type="float" office:value="117329912" calcext:value-type="float">
            <text:p>117329912</text:p>
          </table:table-cell>
        </table:table-row>
        <table:table-row table:style-name="ro1">
          <table:table-cell office:value-type="float" office:value="17806432" calcext:value-type="float">
            <text:p>178064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661424" calcext:value-type="float">
            <text:p>17661424</text:p>
          </table:table-cell>
          <table:table-cell office:value-type="float" office:value="17848048" calcext:value-type="float">
            <text:p>17848048</text:p>
          </table:table-cell>
          <table:table-cell table:formula="of:=[.A81]+[.B81]+[.C81]+[.D81]+[.E81]+[.F81]+[.G81]" office:value-type="float" office:value="117540240" calcext:value-type="float">
            <text:p>117540240</text:p>
          </table:table-cell>
        </table:table-row>
        <table:table-row table:style-name="ro1">
          <table:table-cell office:value-type="float" office:value="17928656" calcext:value-type="float">
            <text:p>17928656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261512" calcext:value-type="float">
            <text:p>17261512</text:p>
          </table:table-cell>
          <table:table-cell office:value-type="float" office:value="18160120" calcext:value-type="float">
            <text:p>18160120</text:p>
          </table:table-cell>
          <table:table-cell table:formula="of:=[.A82]+[.B82]+[.C82]+[.D82]+[.E82]+[.F82]+[.G82]" office:value-type="float" office:value="117574624" calcext:value-type="float">
            <text:p>117574624</text:p>
          </table:table-cell>
        </table:table-row>
        <table:table-row table:style-name="ro1">
          <table:table-cell office:value-type="float" office:value="18460232" calcext:value-type="float">
            <text:p>18460232</text:p>
          </table:table-cell>
          <table:table-cell office:value-type="float" office:value="20473232" calcext:value-type="float">
            <text:p>2047323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261512" calcext:value-type="float">
            <text:p>17261512</text:p>
          </table:table-cell>
          <table:table-cell office:value-type="float" office:value="18552320" calcext:value-type="float">
            <text:p>18552320</text:p>
          </table:table-cell>
          <table:table-cell table:formula="of:=[.A83]+[.B83]+[.C83]+[.D83]+[.E83]+[.F83]+[.G83]" office:value-type="float" office:value="118498400" calcext:value-type="float">
            <text:p>118498400</text:p>
          </table:table-cell>
        </table:table-row>
        <table:table-row table:style-name="ro1">
          <table:table-cell office:value-type="float" office:value="19638464" calcext:value-type="float">
            <text:p>19638464</text:p>
          </table:table-cell>
          <table:table-cell office:value-type="float" office:value="20784560" calcext:value-type="float">
            <text:p>2078456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261512" calcext:value-type="float">
            <text:p>17261512</text:p>
          </table:table-cell>
          <table:table-cell office:value-type="float" office:value="20923728" calcext:value-type="float">
            <text:p>20923728</text:p>
          </table:table-cell>
          <table:table-cell table:formula="of:=[.A84]+[.B84]+[.C84]+[.D84]+[.E84]+[.F84]+[.G84]" office:value-type="float" office:value="122359368" calcext:value-type="float">
            <text:p>122359368</text:p>
          </table:table-cell>
        </table:table-row>
        <table:table-row table:style-name="ro1">
          <table:table-cell office:value-type="float" office:value="20887096" calcext:value-type="float">
            <text:p>20887096</text:p>
          </table:table-cell>
          <table:table-cell office:value-type="float" office:value="18988744" calcext:value-type="float">
            <text:p>189887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261512" calcext:value-type="float">
            <text:p>17261512</text:p>
          </table:table-cell>
          <table:table-cell office:value-type="float" office:value="22473528" calcext:value-type="float">
            <text:p>22473528</text:p>
          </table:table-cell>
          <table:table-cell table:formula="of:=[.A85]+[.B85]+[.C85]+[.D85]+[.E85]+[.F85]+[.G85]" office:value-type="float" office:value="123361984" calcext:value-type="float">
            <text:p>123361984</text:p>
          </table:table-cell>
        </table:table-row>
        <table:table-row table:style-name="ro1">
          <table:table-cell office:value-type="float" office:value="22399464" calcext:value-type="float">
            <text:p>22399464</text:p>
          </table:table-cell>
          <table:table-cell office:value-type="float" office:value="20174000" calcext:value-type="float">
            <text:p>2017400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261512" calcext:value-type="float">
            <text:p>17261512</text:p>
          </table:table-cell>
          <table:table-cell office:value-type="float" office:value="22563464" calcext:value-type="float">
            <text:p>22563464</text:p>
          </table:table-cell>
          <table:table-cell table:formula="of:=[.A86]+[.B86]+[.C86]+[.D86]+[.E86]+[.F86]+[.G86]" office:value-type="float" office:value="126149544" calcext:value-type="float">
            <text:p>126149544</text:p>
          </table:table-cell>
        </table:table-row>
        <table:table-row table:style-name="ro1">
          <table:table-cell office:value-type="float" office:value="22528056" calcext:value-type="float">
            <text:p>22528056</text:p>
          </table:table-cell>
          <table:table-cell office:value-type="float" office:value="19780512" calcext:value-type="float">
            <text:p>1978051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7855640" calcext:value-type="float">
            <text:p>17855640</text:p>
          </table:table-cell>
          <table:table-cell office:value-type="float" office:value="17283888" calcext:value-type="float">
            <text:p>17283888</text:p>
          </table:table-cell>
          <table:table-cell office:value-type="float" office:value="22828384" calcext:value-type="float">
            <text:p>22828384</text:p>
          </table:table-cell>
          <table:table-cell table:formula="of:=[.A87]+[.B87]+[.C87]+[.D87]+[.E87]+[.F87]+[.G87]" office:value-type="float" office:value="126171944" calcext:value-type="float">
            <text:p>126171944</text:p>
          </table:table-cell>
        </table:table-row>
        <table:table-row table:style-name="ro1">
          <table:table-cell office:value-type="float" office:value="22546368" calcext:value-type="float">
            <text:p>22546368</text:p>
          </table:table-cell>
          <table:table-cell office:value-type="float" office:value="20903560" calcext:value-type="float">
            <text:p>2090356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8007256" calcext:value-type="float">
            <text:p>18007256</text:p>
          </table:table-cell>
          <table:table-cell office:value-type="float" office:value="17342176" calcext:value-type="float">
            <text:p>17342176</text:p>
          </table:table-cell>
          <table:table-cell office:value-type="float" office:value="21856064" calcext:value-type="float">
            <text:p>21856064</text:p>
          </table:table-cell>
          <table:table-cell table:formula="of:=[.A88]+[.B88]+[.C88]+[.D88]+[.E88]+[.F88]+[.G88]" office:value-type="float" office:value="126550888" calcext:value-type="float">
            <text:p>126550888</text:p>
          </table:table-cell>
        </table:table-row>
        <table:table-row table:style-name="ro1">
          <table:table-cell office:value-type="float" office:value="22731632" calcext:value-type="float">
            <text:p>22731632</text:p>
          </table:table-cell>
          <table:table-cell office:value-type="float" office:value="20911760" calcext:value-type="float">
            <text:p>2091176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8485480" calcext:value-type="float">
            <text:p>18485480</text:p>
          </table:table-cell>
          <table:table-cell office:value-type="float" office:value="17408088" calcext:value-type="float">
            <text:p>17408088</text:p>
          </table:table-cell>
          <table:table-cell office:value-type="float" office:value="21914432" calcext:value-type="float">
            <text:p>21914432</text:p>
          </table:table-cell>
          <table:table-cell table:formula="of:=[.A89]+[.B89]+[.C89]+[.D89]+[.E89]+[.F89]+[.G89]" office:value-type="float" office:value="127346856" calcext:value-type="float">
            <text:p>127346856</text:p>
          </table:table-cell>
        </table:table-row>
        <table:table-row table:style-name="ro1">
          <table:table-cell office:value-type="float" office:value="21585352" calcext:value-type="float">
            <text:p>21585352</text:p>
          </table:table-cell>
          <table:table-cell office:value-type="float" office:value="20946544" calcext:value-type="float">
            <text:p>209465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7968056" calcext:value-type="float">
            <text:p>17968056</text:p>
          </table:table-cell>
          <table:table-cell office:value-type="float" office:value="19801904" calcext:value-type="float">
            <text:p>19801904</text:p>
          </table:table-cell>
          <table:table-cell office:value-type="float" office:value="17632216" calcext:value-type="float">
            <text:p>17632216</text:p>
          </table:table-cell>
          <table:table-cell office:value-type="float" office:value="22082896" calcext:value-type="float">
            <text:p>22082896</text:p>
          </table:table-cell>
          <table:table-cell table:formula="of:=[.A90]+[.B90]+[.C90]+[.D90]+[.E90]+[.F90]+[.G90]" office:value-type="float" office:value="127944376" calcext:value-type="float">
            <text:p>127944376</text:p>
          </table:table-cell>
        </table:table-row>
        <table:table-row table:style-name="ro1">
          <table:table-cell office:value-type="float" office:value="21786504" calcext:value-type="float">
            <text:p>21786504</text:p>
          </table:table-cell>
          <table:table-cell office:value-type="float" office:value="20953984" calcext:value-type="float">
            <text:p>2095398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8087392" calcext:value-type="float">
            <text:p>18087392</text:p>
          </table:table-cell>
          <table:table-cell office:value-type="float" office:value="22450936" calcext:value-type="float">
            <text:p>22450936</text:p>
          </table:table-cell>
          <table:table-cell office:value-type="float" office:value="17817936" calcext:value-type="float">
            <text:p>17817936</text:p>
          </table:table-cell>
          <table:table-cell office:value-type="float" office:value="20967728" calcext:value-type="float">
            <text:p>20967728</text:p>
          </table:table-cell>
          <table:table-cell table:formula="of:=[.A91]+[.B91]+[.C91]+[.D91]+[.E91]+[.F91]+[.G91]" office:value-type="float" office:value="129991888" calcext:value-type="float">
            <text:p>129991888</text:p>
          </table:table-cell>
        </table:table-row>
        <table:table-row table:style-name="ro1">
          <table:table-cell office:value-type="float" office:value="21786504" calcext:value-type="float">
            <text:p>21786504</text:p>
          </table:table-cell>
          <table:table-cell office:value-type="float" office:value="20955864" calcext:value-type="float">
            <text:p>2095586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8314600" calcext:value-type="float">
            <text:p>18314600</text:p>
          </table:table-cell>
          <table:table-cell office:value-type="float" office:value="22582336" calcext:value-type="float">
            <text:p>22582336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72448" calcext:value-type="float">
            <text:p>20972448</text:p>
          </table:table-cell>
          <table:table-cell table:formula="of:=[.A92]+[.B92]+[.C92]+[.D92]+[.E92]+[.F92]+[.G92]" office:value-type="float" office:value="130393096" calcext:value-type="float">
            <text:p>130393096</text:p>
          </table:table-cell>
        </table:table-row>
        <table:table-row table:style-name="ro1">
          <table:table-cell office:value-type="float" office:value="21786504" calcext:value-type="float">
            <text:p>21786504</text:p>
          </table:table-cell>
          <table:table-cell office:value-type="float" office:value="20956680" calcext:value-type="float">
            <text:p>2095668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19718424" calcext:value-type="float">
            <text:p>19718424</text:p>
          </table:table-cell>
          <table:table-cell office:value-type="float" office:value="22839872" calcext:value-type="float">
            <text:p>22839872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82376" calcext:value-type="float">
            <text:p>20982376</text:p>
          </table:table-cell>
          <table:table-cell table:formula="of:=[.A93]+[.B93]+[.C93]+[.D93]+[.E93]+[.F93]+[.G93]" office:value-type="float" office:value="132065200" calcext:value-type="float">
            <text:p>132065200</text:p>
          </table:table-cell>
        </table:table-row>
        <table:table-row table:style-name="ro1">
          <table:table-cell office:value-type="float" office:value="21786504" calcext:value-type="float">
            <text:p>21786504</text:p>
          </table:table-cell>
          <table:table-cell office:value-type="float" office:value="20957856" calcext:value-type="float">
            <text:p>2095785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489536" calcext:value-type="float">
            <text:p>21489536</text:p>
          </table:table-cell>
          <table:table-cell office:value-type="float" office:value="21785696" calcext:value-type="float">
            <text:p>21785696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82376" calcext:value-type="float">
            <text:p>20982376</text:p>
          </table:table-cell>
          <table:table-cell table:formula="of:=[.A94]+[.B94]+[.C94]+[.D94]+[.E94]+[.F94]+[.G94]" office:value-type="float" office:value="132783312" calcext:value-type="float">
            <text:p>132783312</text:p>
          </table:table-cell>
        </table:table-row>
        <table:table-row table:style-name="ro1">
          <table:table-cell office:value-type="float" office:value="21786504" calcext:value-type="float">
            <text:p>21786504</text:p>
          </table:table-cell>
          <table:table-cell office:value-type="float" office:value="20964680" calcext:value-type="float">
            <text:p>2096468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692024" calcext:value-type="float">
            <text:p>22692024</text:p>
          </table:table-cell>
          <table:table-cell office:value-type="float" office:value="19810928" calcext:value-type="float">
            <text:p>19810928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82376" calcext:value-type="float">
            <text:p>20982376</text:p>
          </table:table-cell>
          <table:table-cell table:formula="of:=[.A95]+[.B95]+[.C95]+[.D95]+[.E95]+[.F95]+[.G95]" office:value-type="float" office:value="132017856" calcext:value-type="float">
            <text:p>132017856</text:p>
          </table:table-cell>
        </table:table-row>
        <table:table-row table:style-name="ro1">
          <table:table-cell office:value-type="float" office:value="21786504" calcext:value-type="float">
            <text:p>21786504</text:p>
          </table:table-cell>
          <table:table-cell office:value-type="float" office:value="21150536" calcext:value-type="float">
            <text:p>2115053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709032" calcext:value-type="float">
            <text:p>22709032</text:p>
          </table:table-cell>
          <table:table-cell office:value-type="float" office:value="20993120" calcext:value-type="float">
            <text:p>20993120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82376" calcext:value-type="float">
            <text:p>20982376</text:p>
          </table:table-cell>
          <table:table-cell table:formula="of:=[.A96]+[.B96]+[.C96]+[.D96]+[.E96]+[.F96]+[.G96]" office:value-type="float" office:value="133402912" calcext:value-type="float">
            <text:p>133402912</text:p>
          </table:table-cell>
        </table:table-row>
        <table:table-row table:style-name="ro1">
          <table:table-cell office:value-type="float" office:value="21819624" calcext:value-type="float">
            <text:p>21819624</text:p>
          </table:table-cell>
          <table:table-cell office:value-type="float" office:value="21151352" calcext:value-type="float">
            <text:p>2115135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878144" calcext:value-type="float">
            <text:p>22878144</text:p>
          </table:table-cell>
          <table:table-cell office:value-type="float" office:value="21014768" calcext:value-type="float">
            <text:p>21014768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85104" calcext:value-type="float">
            <text:p>20985104</text:p>
          </table:table-cell>
          <table:table-cell table:formula="of:=[.A97]+[.B97]+[.C97]+[.D97]+[.E97]+[.F97]+[.G97]" office:value-type="float" office:value="133630336" calcext:value-type="float">
            <text:p>133630336</text:p>
          </table:table-cell>
        </table:table-row>
        <table:table-row table:style-name="ro1">
          <table:table-cell office:value-type="float" office:value="21825056" calcext:value-type="float">
            <text:p>21825056</text:p>
          </table:table-cell>
          <table:table-cell office:value-type="float" office:value="21152168" calcext:value-type="float">
            <text:p>2115216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602304" calcext:value-type="float">
            <text:p>21602304</text:p>
          </table:table-cell>
          <table:table-cell office:value-type="float" office:value="21014768" calcext:value-type="float">
            <text:p>21014768</text:p>
          </table:table-cell>
          <table:table-cell office:value-type="float" office:value="17853936" calcext:value-type="float">
            <text:p>17853936</text:p>
          </table:table-cell>
          <table:table-cell office:value-type="float" office:value="20991600" calcext:value-type="float">
            <text:p>20991600</text:p>
          </table:table-cell>
          <table:table-cell table:formula="of:=[.A98]+[.B98]+[.C98]+[.D98]+[.E98]+[.F98]+[.G98]" office:value-type="float" office:value="132367240" calcext:value-type="float">
            <text:p>132367240</text:p>
          </table:table-cell>
        </table:table-row>
        <table:table-row table:style-name="ro1">
          <table:table-cell office:value-type="float" office:value="21825056" calcext:value-type="float">
            <text:p>21825056</text:p>
          </table:table-cell>
          <table:table-cell office:value-type="float" office:value="21152576" calcext:value-type="float">
            <text:p>2115257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019704" calcext:value-type="float">
            <text:p>22019704</text:p>
          </table:table-cell>
          <table:table-cell office:value-type="float" office:value="21014768" calcext:value-type="float">
            <text:p>21014768</text:p>
          </table:table-cell>
          <table:table-cell office:value-type="float" office:value="19845104" calcext:value-type="float">
            <text:p>19845104</text:p>
          </table:table-cell>
          <table:table-cell office:value-type="float" office:value="20991600" calcext:value-type="float">
            <text:p>20991600</text:p>
          </table:table-cell>
          <table:table-cell table:formula="of:=[.A99]+[.B99]+[.C99]+[.D99]+[.E99]+[.F99]+[.G99]" office:value-type="float" office:value="134776216" calcext:value-type="float">
            <text:p>134776216</text:p>
          </table:table-cell>
        </table:table-row>
        <table:table-row table:style-name="ro1">
          <table:table-cell office:value-type="float" office:value="21825056" calcext:value-type="float">
            <text:p>21825056</text:p>
          </table:table-cell>
          <table:table-cell office:value-type="float" office:value="21161624" calcext:value-type="float">
            <text:p>2116162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041168" calcext:value-type="float">
            <text:p>22041168</text:p>
          </table:table-cell>
          <table:table-cell office:value-type="float" office:value="21014768" calcext:value-type="float">
            <text:p>21014768</text:p>
          </table:table-cell>
          <table:table-cell office:value-type="float" office:value="20748656" calcext:value-type="float">
            <text:p>20748656</text:p>
          </table:table-cell>
          <table:table-cell office:value-type="float" office:value="20992448" calcext:value-type="float">
            <text:p>20992448</text:p>
          </table:table-cell>
          <table:table-cell table:formula="of:=[.A100]+[.B100]+[.C100]+[.D100]+[.E100]+[.F100]+[.G100]" office:value-type="float" office:value="135711128" calcext:value-type="float">
            <text:p>135711128</text:p>
          </table:table-cell>
        </table:table-row>
        <table:table-row table:style-name="ro1">
          <table:table-cell office:value-type="float" office:value="21830072" calcext:value-type="float">
            <text:p>21830072</text:p>
          </table:table-cell>
          <table:table-cell office:value-type="float" office:value="21163224" calcext:value-type="float">
            <text:p>2116322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6688" calcext:value-type="float">
            <text:p>20946688</text:p>
          </table:table-cell>
          <table:table-cell office:value-type="float" office:value="21014768" calcext:value-type="float">
            <text:p>21014768</text:p>
          </table:table-cell>
          <table:table-cell office:value-type="float" office:value="20881208" calcext:value-type="float">
            <text:p>20881208</text:p>
          </table:table-cell>
          <table:table-cell office:value-type="float" office:value="20998184" calcext:value-type="float">
            <text:p>20998184</text:p>
          </table:table-cell>
          <table:table-cell table:formula="of:=[.A101]+[.B101]+[.C101]+[.D101]+[.E101]+[.F101]+[.G101]" office:value-type="float" office:value="134761552" calcext:value-type="float">
            <text:p>134761552</text:p>
          </table:table-cell>
        </table:table-row>
        <table:table-row table:style-name="ro1">
          <table:table-cell office:value-type="float" office:value="21832232" calcext:value-type="float">
            <text:p>21832232</text:p>
          </table:table-cell>
          <table:table-cell office:value-type="float" office:value="21164040" calcext:value-type="float">
            <text:p>2116404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6688" calcext:value-type="float">
            <text:p>20946688</text:p>
          </table:table-cell>
          <table:table-cell office:value-type="float" office:value="21017216" calcext:value-type="float">
            <text:p>21017216</text:p>
          </table:table-cell>
          <table:table-cell office:value-type="float" office:value="22143168" calcext:value-type="float">
            <text:p>22143168</text:p>
          </table:table-cell>
          <table:table-cell office:value-type="float" office:value="21038944" calcext:value-type="float">
            <text:p>21038944</text:p>
          </table:table-cell>
          <table:table-cell table:formula="of:=[.A102]+[.B102]+[.C102]+[.D102]+[.E102]+[.F102]+[.G102]" office:value-type="float" office:value="136069696" calcext:value-type="float">
            <text:p>136069696</text:p>
          </table:table-cell>
        </table:table-row>
        <table:table-row table:style-name="ro1">
          <table:table-cell office:value-type="float" office:value="21833952" calcext:value-type="float">
            <text:p>21833952</text:p>
          </table:table-cell>
          <table:table-cell office:value-type="float" office:value="21164856" calcext:value-type="float">
            <text:p>2116485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6688" calcext:value-type="float">
            <text:p>20946688</text:p>
          </table:table-cell>
          <table:table-cell office:value-type="float" office:value="21017216" calcext:value-type="float">
            <text:p>21017216</text:p>
          </table:table-cell>
          <table:table-cell office:value-type="float" office:value="22143168" calcext:value-type="float">
            <text:p>22143168</text:p>
          </table:table-cell>
          <table:table-cell office:value-type="float" office:value="21046112" calcext:value-type="float">
            <text:p>21046112</text:p>
          </table:table-cell>
          <table:table-cell table:formula="of:=[.A103]+[.B103]+[.C103]+[.D103]+[.E103]+[.F103]+[.G103]" office:value-type="float" office:value="136079400" calcext:value-type="float">
            <text:p>136079400</text:p>
          </table:table-cell>
        </table:table-row>
        <table:table-row table:style-name="ro1">
          <table:table-cell office:value-type="float" office:value="21845392" calcext:value-type="float">
            <text:p>21845392</text:p>
          </table:table-cell>
          <table:table-cell office:value-type="float" office:value="21169096" calcext:value-type="float">
            <text:p>2116909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6688" calcext:value-type="float">
            <text:p>20946688</text:p>
          </table:table-cell>
          <table:table-cell office:value-type="float" office:value="21029288" calcext:value-type="float">
            <text:p>21029288</text:p>
          </table:table-cell>
          <table:table-cell office:value-type="float" office:value="22143168" calcext:value-type="float">
            <text:p>22143168</text:p>
          </table:table-cell>
          <table:table-cell office:value-type="float" office:value="21047592" calcext:value-type="float">
            <text:p>21047592</text:p>
          </table:table-cell>
          <table:table-cell table:formula="of:=[.A104]+[.B104]+[.C104]+[.D104]+[.E104]+[.F104]+[.G104]" office:value-type="float" office:value="136108632" calcext:value-type="float">
            <text:p>136108632</text:p>
          </table:table-cell>
        </table:table-row>
        <table:table-row table:style-name="ro1">
          <table:table-cell office:value-type="float" office:value="21888488" calcext:value-type="float">
            <text:p>21888488</text:p>
          </table:table-cell>
          <table:table-cell office:value-type="float" office:value="21240224" calcext:value-type="float">
            <text:p>2124022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6688" calcext:value-type="float">
            <text:p>20946688</text:p>
          </table:table-cell>
          <table:table-cell office:value-type="float" office:value="21032864" calcext:value-type="float">
            <text:p>21032864</text:p>
          </table:table-cell>
          <table:table-cell office:value-type="float" office:value="22143168" calcext:value-type="float">
            <text:p>22143168</text:p>
          </table:table-cell>
          <table:table-cell office:value-type="float" office:value="21048440" calcext:value-type="float">
            <text:p>21048440</text:p>
          </table:table-cell>
          <table:table-cell table:formula="of:=[.A105]+[.B105]+[.C105]+[.D105]+[.E105]+[.F105]+[.G105]" office:value-type="float" office:value="136227280" calcext:value-type="float">
            <text:p>136227280</text:p>
          </table:table-cell>
        </table:table-row>
        <table:table-row table:style-name="ro1">
          <table:table-cell office:value-type="float" office:value="21888488" calcext:value-type="float">
            <text:p>21888488</text:p>
          </table:table-cell>
          <table:table-cell office:value-type="float" office:value="21339920" calcext:value-type="float">
            <text:p>2133992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7136" calcext:value-type="float">
            <text:p>20947136</text:p>
          </table:table-cell>
          <table:table-cell office:value-type="float" office:value="21032864" calcext:value-type="float">
            <text:p>21032864</text:p>
          </table:table-cell>
          <table:table-cell office:value-type="float" office:value="22211280" calcext:value-type="float">
            <text:p>22211280</text:p>
          </table:table-cell>
          <table:table-cell office:value-type="float" office:value="21048440" calcext:value-type="float">
            <text:p>21048440</text:p>
          </table:table-cell>
          <table:table-cell table:formula="of:=[.A106]+[.B106]+[.C106]+[.D106]+[.E106]+[.F106]+[.G106]" office:value-type="float" office:value="136395536" calcext:value-type="float">
            <text:p>136395536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1772896" calcext:value-type="float">
            <text:p>2177289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48584" calcext:value-type="float">
            <text:p>20948584</text:p>
          </table:table-cell>
          <table:table-cell office:value-type="float" office:value="21032864" calcext:value-type="float">
            <text:p>21032864</text:p>
          </table:table-cell>
          <table:table-cell office:value-type="float" office:value="22301832" calcext:value-type="float">
            <text:p>22301832</text:p>
          </table:table-cell>
          <table:table-cell office:value-type="float" office:value="21048608" calcext:value-type="float">
            <text:p>21048608</text:p>
          </table:table-cell>
          <table:table-cell table:formula="of:=[.A107]+[.B107]+[.C107]+[.D107]+[.E107]+[.F107]+[.G107]" office:value-type="float" office:value="136931040" calcext:value-type="float">
            <text:p>136931040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2503144" calcext:value-type="float">
            <text:p>225031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54064" calcext:value-type="float">
            <text:p>20954064</text:p>
          </table:table-cell>
          <table:table-cell office:value-type="float" office:value="21040464" calcext:value-type="float">
            <text:p>21040464</text:p>
          </table:table-cell>
          <table:table-cell office:value-type="float" office:value="22395112" calcext:value-type="float">
            <text:p>22395112</text:p>
          </table:table-cell>
          <table:table-cell office:value-type="float" office:value="21060128" calcext:value-type="float">
            <text:p>21060128</text:p>
          </table:table-cell>
          <table:table-cell table:formula="of:=[.A108]+[.B108]+[.C108]+[.D108]+[.E108]+[.F108]+[.G108]" office:value-type="float" office:value="137779168" calcext:value-type="float">
            <text:p>137779168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2873624" calcext:value-type="float">
            <text:p>2287362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60240" calcext:value-type="float">
            <text:p>20960240</text:p>
          </table:table-cell>
          <table:table-cell office:value-type="float" office:value="21041736" calcext:value-type="float">
            <text:p>21041736</text:p>
          </table:table-cell>
          <table:table-cell office:value-type="float" office:value="22467344" calcext:value-type="float">
            <text:p>22467344</text:p>
          </table:table-cell>
          <table:table-cell office:value-type="float" office:value="21105840" calcext:value-type="float">
            <text:p>21105840</text:p>
          </table:table-cell>
          <table:table-cell table:formula="of:=[.A109]+[.B109]+[.C109]+[.D109]+[.E109]+[.F109]+[.G109]" office:value-type="float" office:value="138275040" calcext:value-type="float">
            <text:p>138275040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3829520" calcext:value-type="float">
            <text:p>2382952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60240" calcext:value-type="float">
            <text:p>20960240</text:p>
          </table:table-cell>
          <table:table-cell office:value-type="float" office:value="21083128" calcext:value-type="float">
            <text:p>21083128</text:p>
          </table:table-cell>
          <table:table-cell office:value-type="float" office:value="22559992" calcext:value-type="float">
            <text:p>22559992</text:p>
          </table:table-cell>
          <table:table-cell office:value-type="float" office:value="21107048" calcext:value-type="float">
            <text:p>21107048</text:p>
          </table:table-cell>
          <table:table-cell table:formula="of:=[.A110]+[.B110]+[.C110]+[.D110]+[.E110]+[.F110]+[.G110]" office:value-type="float" office:value="139366184" calcext:value-type="float">
            <text:p>139366184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3831792" calcext:value-type="float">
            <text:p>2383179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60240" calcext:value-type="float">
            <text:p>20960240</text:p>
          </table:table-cell>
          <table:table-cell office:value-type="float" office:value="21083552" calcext:value-type="float">
            <text:p>21083552</text:p>
          </table:table-cell>
          <table:table-cell office:value-type="float" office:value="22768736" calcext:value-type="float">
            <text:p>22768736</text:p>
          </table:table-cell>
          <table:table-cell office:value-type="float" office:value="21117104" calcext:value-type="float">
            <text:p>21117104</text:p>
          </table:table-cell>
          <table:table-cell table:formula="of:=[.A111]+[.B111]+[.C111]+[.D111]+[.E111]+[.F111]+[.G111]" office:value-type="float" office:value="139587680" calcext:value-type="float">
            <text:p>139587680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3831792" calcext:value-type="float">
            <text:p>2383179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63256" calcext:value-type="float">
            <text:p>20963256</text:p>
          </table:table-cell>
          <table:table-cell office:value-type="float" office:value="21083552" calcext:value-type="float">
            <text:p>21083552</text:p>
          </table:table-cell>
          <table:table-cell office:value-type="float" office:value="22862440" calcext:value-type="float">
            <text:p>22862440</text:p>
          </table:table-cell>
          <table:table-cell office:value-type="float" office:value="21117104" calcext:value-type="float">
            <text:p>21117104</text:p>
          </table:table-cell>
          <table:table-cell table:formula="of:=[.A112]+[.B112]+[.C112]+[.D112]+[.E112]+[.F112]+[.G112]" office:value-type="float" office:value="139684400" calcext:value-type="float">
            <text:p>139684400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3831792" calcext:value-type="float">
            <text:p>2383179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64312" calcext:value-type="float">
            <text:p>20964312</text:p>
          </table:table-cell>
          <table:table-cell office:value-type="float" office:value="21092728" calcext:value-type="float">
            <text:p>21092728</text:p>
          </table:table-cell>
          <table:table-cell office:value-type="float" office:value="21343152" calcext:value-type="float">
            <text:p>21343152</text:p>
          </table:table-cell>
          <table:table-cell office:value-type="float" office:value="21117104" calcext:value-type="float">
            <text:p>21117104</text:p>
          </table:table-cell>
          <table:table-cell table:formula="of:=[.A113]+[.B113]+[.C113]+[.D113]+[.E113]+[.F113]+[.G113]" office:value-type="float" office:value="138175344" calcext:value-type="float">
            <text:p>138175344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3862928" calcext:value-type="float">
            <text:p>2386292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69584" calcext:value-type="float">
            <text:p>20969584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2357720" calcext:value-type="float">
            <text:p>22357720</text:p>
          </table:table-cell>
          <table:table-cell office:value-type="float" office:value="21117104" calcext:value-type="float">
            <text:p>21117104</text:p>
          </table:table-cell>
          <table:table-cell table:formula="of:=[.A114]+[.B114]+[.C114]+[.D114]+[.E114]+[.F114]+[.G114]" office:value-type="float" office:value="139227720" calcext:value-type="float">
            <text:p>139227720</text:p>
          </table:table-cell>
        </table:table-row>
        <table:table-row table:style-name="ro1">
          <table:table-cell office:value-type="float" office:value="21898848" calcext:value-type="float">
            <text:p>21898848</text:p>
          </table:table-cell>
          <table:table-cell office:value-type="float" office:value="24247112" calcext:value-type="float">
            <text:p>2424711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0970432" calcext:value-type="float">
            <text:p>20970432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4588200" calcext:value-type="float">
            <text:p>24588200</text:p>
          </table:table-cell>
          <table:table-cell office:value-type="float" office:value="21117104" calcext:value-type="float">
            <text:p>21117104</text:p>
          </table:table-cell>
          <table:table-cell table:formula="of:=[.A115]+[.B115]+[.C115]+[.D115]+[.E115]+[.F115]+[.G115]" office:value-type="float" office:value="141843232" calcext:value-type="float">
            <text:p>141843232</text:p>
          </table:table-cell>
        </table:table-row>
        <table:table-row table:style-name="ro1">
          <table:table-cell office:value-type="float" office:value="21916912" calcext:value-type="float">
            <text:p>21916912</text:p>
          </table:table-cell>
          <table:table-cell office:value-type="float" office:value="24687600" calcext:value-type="float">
            <text:p>2468760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005640" calcext:value-type="float">
            <text:p>21005640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5998352" calcext:value-type="float">
            <text:p>25998352</text:p>
          </table:table-cell>
          <table:table-cell office:value-type="float" office:value="21127320" calcext:value-type="float">
            <text:p>21127320</text:p>
          </table:table-cell>
          <table:table-cell table:formula="of:=[.A116]+[.B116]+[.C116]+[.D116]+[.E116]+[.F116]+[.G116]" office:value-type="float" office:value="143757360" calcext:value-type="float">
            <text:p>143757360</text:p>
          </table:table-cell>
        </table:table-row>
        <table:table-row table:style-name="ro1">
          <table:table-cell office:value-type="float" office:value="22064080" calcext:value-type="float">
            <text:p>22064080</text:p>
          </table:table-cell>
          <table:table-cell office:value-type="float" office:value="24897848" calcext:value-type="float">
            <text:p>2489784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006328" calcext:value-type="float">
            <text:p>21006328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6187512" calcext:value-type="float">
            <text:p>26187512</text:p>
          </table:table-cell>
          <table:table-cell office:value-type="float" office:value="21127320" calcext:value-type="float">
            <text:p>21127320</text:p>
          </table:table-cell>
          <table:table-cell table:formula="of:=[.A117]+[.B117]+[.C117]+[.D117]+[.E117]+[.F117]+[.G117]" office:value-type="float" office:value="144304624" calcext:value-type="float">
            <text:p>144304624</text:p>
          </table:table-cell>
        </table:table-row>
        <table:table-row table:style-name="ro1">
          <table:table-cell office:value-type="float" office:value="22065288" calcext:value-type="float">
            <text:p>22065288</text:p>
          </table:table-cell>
          <table:table-cell office:value-type="float" office:value="24897848" calcext:value-type="float">
            <text:p>2489784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016000" calcext:value-type="float">
            <text:p>21016000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6222768" calcext:value-type="float">
            <text:p>26222768</text:p>
          </table:table-cell>
          <table:table-cell office:value-type="float" office:value="21128168" calcext:value-type="float">
            <text:p>21128168</text:p>
          </table:table-cell>
          <table:table-cell table:formula="of:=[.A118]+[.B118]+[.C118]+[.D118]+[.E118]+[.F118]+[.G118]" office:value-type="float" office:value="144351608" calcext:value-type="float">
            <text:p>144351608</text:p>
          </table:table-cell>
        </table:table-row>
        <table:table-row table:style-name="ro1">
          <table:table-cell office:value-type="float" office:value="23937400" calcext:value-type="float">
            <text:p>23937400</text:p>
          </table:table-cell>
          <table:table-cell office:value-type="float" office:value="24897848" calcext:value-type="float">
            <text:p>2489784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071448" calcext:value-type="float">
            <text:p>21071448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6222768" calcext:value-type="float">
            <text:p>26222768</text:p>
          </table:table-cell>
          <table:table-cell office:value-type="float" office:value="21130864" calcext:value-type="float">
            <text:p>21130864</text:p>
          </table:table-cell>
          <table:table-cell table:formula="of:=[.A119]+[.B119]+[.C119]+[.D119]+[.E119]+[.F119]+[.G119]" office:value-type="float" office:value="146281864" calcext:value-type="float">
            <text:p>146281864</text:p>
          </table:table-cell>
        </table:table-row>
        <table:table-row table:style-name="ro1">
          <table:table-cell office:value-type="float" office:value="24887864" calcext:value-type="float">
            <text:p>24887864</text:p>
          </table:table-cell>
          <table:table-cell office:value-type="float" office:value="25168840" calcext:value-type="float">
            <text:p>2516884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1182864" calcext:value-type="float">
            <text:p>21182864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6402632" calcext:value-type="float">
            <text:p>26402632</text:p>
          </table:table-cell>
          <table:table-cell office:value-type="float" office:value="21189104" calcext:value-type="float">
            <text:p>21189104</text:p>
          </table:table-cell>
          <table:table-cell table:formula="of:=[.A120]+[.B120]+[.C120]+[.D120]+[.E120]+[.F120]+[.G120]" office:value-type="float" office:value="147852840" calcext:value-type="float">
            <text:p>147852840</text:p>
          </table:table-cell>
        </table:table-row>
        <table:table-row table:style-name="ro1">
          <table:table-cell office:value-type="float" office:value="24490592" calcext:value-type="float">
            <text:p>24490592</text:p>
          </table:table-cell>
          <table:table-cell office:value-type="float" office:value="25631968" calcext:value-type="float">
            <text:p>25631968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458296" calcext:value-type="float">
            <text:p>22458296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6467016" calcext:value-type="float">
            <text:p>26467016</text:p>
          </table:table-cell>
          <table:table-cell office:value-type="float" office:value="22376480" calcext:value-type="float">
            <text:p>22376480</text:p>
          </table:table-cell>
          <table:table-cell table:formula="of:=[.A121]+[.B121]+[.C121]+[.D121]+[.E121]+[.F121]+[.G121]" office:value-type="float" office:value="150445888" calcext:value-type="float">
            <text:p>150445888</text:p>
          </table:table-cell>
        </table:table-row>
        <table:table-row table:style-name="ro1">
          <table:table-cell office:value-type="float" office:value="24498616" calcext:value-type="float">
            <text:p>24498616</text:p>
          </table:table-cell>
          <table:table-cell office:value-type="float" office:value="27022344" calcext:value-type="float">
            <text:p>27022344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2956576" calcext:value-type="float">
            <text:p>22956576</text:p>
          </table:table-cell>
          <table:table-cell office:value-type="float" office:value="21094128" calcext:value-type="float">
            <text:p>21094128</text:p>
          </table:table-cell>
          <table:table-cell office:value-type="float" office:value="26843480" calcext:value-type="float">
            <text:p>26843480</text:p>
          </table:table-cell>
          <table:table-cell office:value-type="float" office:value="22626912" calcext:value-type="float">
            <text:p>22626912</text:p>
          </table:table-cell>
          <table:table-cell table:formula="of:=[.A122]+[.B122]+[.C122]+[.D122]+[.E122]+[.F122]+[.G122]" office:value-type="float" office:value="152969464" calcext:value-type="float">
            <text:p>152969464</text:p>
          </table:table-cell>
        </table:table-row>
        <table:table-row table:style-name="ro1">
          <table:table-cell office:value-type="float" office:value="24505904" calcext:value-type="float">
            <text:p>24505904</text:p>
          </table:table-cell>
          <table:table-cell office:value-type="float" office:value="28179880" calcext:value-type="float">
            <text:p>28179880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3467912" calcext:value-type="float">
            <text:p>23467912</text:p>
          </table:table-cell>
          <table:table-cell office:value-type="float" office:value="21176008" calcext:value-type="float">
            <text:p>21176008</text:p>
          </table:table-cell>
          <table:table-cell office:value-type="float" office:value="28175464" calcext:value-type="float">
            <text:p>28175464</text:p>
          </table:table-cell>
          <table:table-cell office:value-type="float" office:value="22964712" calcext:value-type="float">
            <text:p>22964712</text:p>
          </table:table-cell>
          <table:table-cell table:formula="of:=[.A123]+[.B123]+[.C123]+[.D123]+[.E123]+[.F123]+[.G123]" office:value-type="float" office:value="156397288" calcext:value-type="float">
            <text:p>156397288</text:p>
          </table:table-cell>
        </table:table-row>
        <table:table-row table:style-name="ro1">
          <table:table-cell office:value-type="float" office:value="17090616" calcext:value-type="float">
            <text:p>17090616</text:p>
          </table:table-cell>
          <table:table-cell office:value-type="float" office:value="28323776" calcext:value-type="float">
            <text:p>28323776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4176824" calcext:value-type="float">
            <text:p>24176824</text:p>
          </table:table-cell>
          <table:table-cell office:value-type="float" office:value="22337240" calcext:value-type="float">
            <text:p>22337240</text:p>
          </table:table-cell>
          <table:table-cell office:value-type="float" office:value="29010920" calcext:value-type="float">
            <text:p>29010920</text:p>
          </table:table-cell>
          <table:table-cell office:value-type="float" office:value="23434880" calcext:value-type="float">
            <text:p>23434880</text:p>
          </table:table-cell>
          <table:table-cell table:formula="of:=[.A124]+[.B124]+[.C124]+[.D124]+[.E124]+[.F124]+[.G124]" office:value-type="float" office:value="152301664" calcext:value-type="float">
            <text:p>152301664</text:p>
          </table:table-cell>
        </table:table-row>
        <table:table-row table:style-name="ro1">
          <table:table-cell office:value-type="float" office:value="17466232" calcext:value-type="float">
            <text:p>17466232</text:p>
          </table:table-cell>
          <table:table-cell office:value-type="float" office:value="26049592" calcext:value-type="float">
            <text:p>26049592</text:p>
          </table:table-cell>
          <table:table-cell office:value-type="float" office:value="7927408" calcext:value-type="float">
            <text:p>7927408</text:p>
          </table:table-cell>
          <table:table-cell office:value-type="float" office:value="25107720" calcext:value-type="float">
            <text:p>25107720</text:p>
          </table:table-cell>
          <table:table-cell office:value-type="float" office:value="22337408" calcext:value-type="float">
            <text:p>22337408</text:p>
          </table:table-cell>
          <table:table-cell office:value-type="float" office:value="29223064" calcext:value-type="float">
            <text:p>29223064</text:p>
          </table:table-cell>
          <table:table-cell office:value-type="float" office:value="24001624" calcext:value-type="float">
            <text:p>24001624</text:p>
          </table:table-cell>
          <table:table-cell table:formula="of:=[.A125]+[.B125]+[.C125]+[.D125]+[.E125]+[.F125]+[.G125]" office:value-type="float" office:value="152113048" calcext:value-type="float">
            <text:p>152113048</text:p>
          </table:table-cell>
        </table:table-row>
        <table:table-row table:style-name="ro1">
          <table:table-cell office:value-type="float" office:value="18028208" calcext:value-type="float">
            <text:p>18028208</text:p>
          </table:table-cell>
          <table:table-cell office:value-type="float" office:value="26055680" calcext:value-type="float">
            <text:p>2605568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193104" calcext:value-type="float">
            <text:p>26193104</text:p>
          </table:table-cell>
          <table:table-cell office:value-type="float" office:value="22337408" calcext:value-type="float">
            <text:p>22337408</text:p>
          </table:table-cell>
          <table:table-cell office:value-type="float" office:value="30401984" calcext:value-type="float">
            <text:p>30401984</text:p>
          </table:table-cell>
          <table:table-cell office:value-type="float" office:value="25059536" calcext:value-type="float">
            <text:p>25059536</text:p>
          </table:table-cell>
          <table:table-cell table:formula="of:=[.A126]+[.B126]+[.C126]+[.D126]+[.E126]+[.F126]+[.G126]" office:value-type="float" office:value="156005480" calcext:value-type="float">
            <text:p>156005480</text:p>
          </table:table-cell>
        </table:table-row>
        <table:table-row table:style-name="ro1">
          <table:table-cell office:value-type="float" office:value="18269776" calcext:value-type="float">
            <text:p>18269776</text:p>
          </table:table-cell>
          <table:table-cell office:value-type="float" office:value="26055680" calcext:value-type="float">
            <text:p>2605568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193336" calcext:value-type="float">
            <text:p>26193336</text:p>
          </table:table-cell>
          <table:table-cell office:value-type="float" office:value="22337408" calcext:value-type="float">
            <text:p>22337408</text:p>
          </table:table-cell>
          <table:table-cell office:value-type="float" office:value="31212808" calcext:value-type="float">
            <text:p>31212808</text:p>
          </table:table-cell>
          <table:table-cell office:value-type="float" office:value="25102728" calcext:value-type="float">
            <text:p>25102728</text:p>
          </table:table-cell>
          <table:table-cell table:formula="of:=[.A127]+[.B127]+[.C127]+[.D127]+[.E127]+[.F127]+[.G127]" office:value-type="float" office:value="157101296" calcext:value-type="float">
            <text:p>157101296</text:p>
          </table:table-cell>
        </table:table-row>
        <table:table-row table:style-name="ro1">
          <table:table-cell office:value-type="float" office:value="18747456" calcext:value-type="float">
            <text:p>18747456</text:p>
          </table:table-cell>
          <table:table-cell office:value-type="float" office:value="26055680" calcext:value-type="float">
            <text:p>2605568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193336" calcext:value-type="float">
            <text:p>26193336</text:p>
          </table:table-cell>
          <table:table-cell office:value-type="float" office:value="22337408" calcext:value-type="float">
            <text:p>22337408</text:p>
          </table:table-cell>
          <table:table-cell office:value-type="float" office:value="28759848" calcext:value-type="float">
            <text:p>28759848</text:p>
          </table:table-cell>
          <table:table-cell office:value-type="float" office:value="25108784" calcext:value-type="float">
            <text:p>25108784</text:p>
          </table:table-cell>
          <table:table-cell table:formula="of:=[.A128]+[.B128]+[.C128]+[.D128]+[.E128]+[.F128]+[.G128]" office:value-type="float" office:value="155132072" calcext:value-type="float">
            <text:p>155132072</text:p>
          </table:table-cell>
        </table:table-row>
        <table:table-row table:style-name="ro1">
          <table:table-cell office:value-type="float" office:value="19284392" calcext:value-type="float">
            <text:p>19284392</text:p>
          </table:table-cell>
          <table:table-cell office:value-type="float" office:value="27215768" calcext:value-type="float">
            <text:p>2721576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193336" calcext:value-type="float">
            <text:p>26193336</text:p>
          </table:table-cell>
          <table:table-cell office:value-type="float" office:value="22338024" calcext:value-type="float">
            <text:p>22338024</text:p>
          </table:table-cell>
          <table:table-cell office:value-type="float" office:value="32410288" calcext:value-type="float">
            <text:p>32410288</text:p>
          </table:table-cell>
          <table:table-cell office:value-type="float" office:value="25108784" calcext:value-type="float">
            <text:p>25108784</text:p>
          </table:table-cell>
          <table:table-cell table:formula="of:=[.A129]+[.B129]+[.C129]+[.D129]+[.E129]+[.F129]+[.G129]" office:value-type="float" office:value="160480152" calcext:value-type="float">
            <text:p>160480152</text:p>
          </table:table-cell>
        </table:table-row>
        <table:table-row table:style-name="ro1">
          <table:table-cell office:value-type="float" office:value="20846232" calcext:value-type="float">
            <text:p>20846232</text:p>
          </table:table-cell>
          <table:table-cell office:value-type="float" office:value="27923560" calcext:value-type="float">
            <text:p>2792356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193336" calcext:value-type="float">
            <text:p>26193336</text:p>
          </table:table-cell>
          <table:table-cell office:value-type="float" office:value="22405552" calcext:value-type="float">
            <text:p>22405552</text:p>
          </table:table-cell>
          <table:table-cell office:value-type="float" office:value="33111056" calcext:value-type="float">
            <text:p>33111056</text:p>
          </table:table-cell>
          <table:table-cell office:value-type="float" office:value="25332448" calcext:value-type="float">
            <text:p>25332448</text:p>
          </table:table-cell>
          <table:table-cell table:formula="of:=[.A130]+[.B130]+[.C130]+[.D130]+[.E130]+[.F130]+[.G130]" office:value-type="float" office:value="163741744" calcext:value-type="float">
            <text:p>163741744</text:p>
          </table:table-cell>
        </table:table-row>
        <table:table-row table:style-name="ro1">
          <table:table-cell office:value-type="float" office:value="20846232" calcext:value-type="float">
            <text:p>20846232</text:p>
          </table:table-cell>
          <table:table-cell office:value-type="float" office:value="28269472" calcext:value-type="float">
            <text:p>2826947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431240" calcext:value-type="float">
            <text:p>26431240</text:p>
          </table:table-cell>
          <table:table-cell office:value-type="float" office:value="22406336" calcext:value-type="float">
            <text:p>22406336</text:p>
          </table:table-cell>
          <table:table-cell office:value-type="float" office:value="34303064" calcext:value-type="float">
            <text:p>34303064</text:p>
          </table:table-cell>
          <table:table-cell office:value-type="float" office:value="25532304" calcext:value-type="float">
            <text:p>25532304</text:p>
          </table:table-cell>
          <table:table-cell table:formula="of:=[.A131]+[.B131]+[.C131]+[.D131]+[.E131]+[.F131]+[.G131]" office:value-type="float" office:value="165718208" calcext:value-type="float">
            <text:p>165718208</text:p>
          </table:table-cell>
        </table:table-row>
        <table:table-row table:style-name="ro1">
          <table:table-cell office:value-type="float" office:value="20846312" calcext:value-type="float">
            <text:p>20846312</text:p>
          </table:table-cell>
          <table:table-cell office:value-type="float" office:value="28948832" calcext:value-type="float">
            <text:p>2894883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6816160" calcext:value-type="float">
            <text:p>26816160</text:p>
          </table:table-cell>
          <table:table-cell office:value-type="float" office:value="22407608" calcext:value-type="float">
            <text:p>22407608</text:p>
          </table:table-cell>
          <table:table-cell office:value-type="float" office:value="34850144" calcext:value-type="float">
            <text:p>34850144</text:p>
          </table:table-cell>
          <table:table-cell office:value-type="float" office:value="25801160" calcext:value-type="float">
            <text:p>25801160</text:p>
          </table:table-cell>
          <table:table-cell table:formula="of:=[.A132]+[.B132]+[.C132]+[.D132]+[.E132]+[.F132]+[.G132]" office:value-type="float" office:value="167599776" calcext:value-type="float">
            <text:p>167599776</text:p>
          </table:table-cell>
        </table:table-row>
        <table:table-row table:style-name="ro1">
          <table:table-cell office:value-type="float" office:value="20846312" calcext:value-type="float">
            <text:p>20846312</text:p>
          </table:table-cell>
          <table:table-cell office:value-type="float" office:value="28992344" calcext:value-type="float">
            <text:p>2899234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7397168" calcext:value-type="float">
            <text:p>27397168</text:p>
          </table:table-cell>
          <table:table-cell office:value-type="float" office:value="22408984" calcext:value-type="float">
            <text:p>22408984</text:p>
          </table:table-cell>
          <table:table-cell office:value-type="float" office:value="35137632" calcext:value-type="float">
            <text:p>35137632</text:p>
          </table:table-cell>
          <table:table-cell office:value-type="float" office:value="26092808" calcext:value-type="float">
            <text:p>26092808</text:p>
          </table:table-cell>
          <table:table-cell table:formula="of:=[.A133]+[.B133]+[.C133]+[.D133]+[.E133]+[.F133]+[.G133]" office:value-type="float" office:value="168804808" calcext:value-type="float">
            <text:p>168804808</text:p>
          </table:table-cell>
        </table:table-row>
        <table:table-row table:style-name="ro1">
          <table:table-cell office:value-type="float" office:value="20170240" calcext:value-type="float">
            <text:p>20170240</text:p>
          </table:table-cell>
          <table:table-cell office:value-type="float" office:value="29248080" calcext:value-type="float">
            <text:p>2924808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8046976" calcext:value-type="float">
            <text:p>28046976</text:p>
          </table:table-cell>
          <table:table-cell office:value-type="float" office:value="22409832" calcext:value-type="float">
            <text:p>22409832</text:p>
          </table:table-cell>
          <table:table-cell office:value-type="float" office:value="36478384" calcext:value-type="float">
            <text:p>36478384</text:p>
          </table:table-cell>
          <table:table-cell office:value-type="float" office:value="26437160" calcext:value-type="float">
            <text:p>26437160</text:p>
          </table:table-cell>
          <table:table-cell table:formula="of:=[.A134]+[.B134]+[.C134]+[.D134]+[.E134]+[.F134]+[.G134]" office:value-type="float" office:value="170720232" calcext:value-type="float">
            <text:p>170720232</text:p>
          </table:table-cell>
        </table:table-row>
        <table:table-row table:style-name="ro1">
          <table:table-cell office:value-type="float" office:value="20196280" calcext:value-type="float">
            <text:p>20196280</text:p>
          </table:table-cell>
          <table:table-cell office:value-type="float" office:value="29292688" calcext:value-type="float">
            <text:p>2929268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8738504" calcext:value-type="float">
            <text:p>28738504</text:p>
          </table:table-cell>
          <table:table-cell office:value-type="float" office:value="22418008" calcext:value-type="float">
            <text:p>22418008</text:p>
          </table:table-cell>
          <table:table-cell office:value-type="float" office:value="37475728" calcext:value-type="float">
            <text:p>37475728</text:p>
          </table:table-cell>
          <table:table-cell office:value-type="float" office:value="27451512" calcext:value-type="float">
            <text:p>27451512</text:p>
          </table:table-cell>
          <table:table-cell table:formula="of:=[.A135]+[.B135]+[.C135]+[.D135]+[.E135]+[.F135]+[.G135]" office:value-type="float" office:value="173502280" calcext:value-type="float">
            <text:p>173502280</text:p>
          </table:table-cell>
        </table:table-row>
        <table:table-row table:style-name="ro1">
          <table:table-cell office:value-type="float" office:value="20196280" calcext:value-type="float">
            <text:p>20196280</text:p>
          </table:table-cell>
          <table:table-cell office:value-type="float" office:value="29293112" calcext:value-type="float">
            <text:p>2929311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7917040" calcext:value-type="float">
            <text:p>27917040</text:p>
          </table:table-cell>
          <table:table-cell office:value-type="float" office:value="22418008" calcext:value-type="float">
            <text:p>22418008</text:p>
          </table:table-cell>
          <table:table-cell office:value-type="float" office:value="39664192" calcext:value-type="float">
            <text:p>39664192</text:p>
          </table:table-cell>
          <table:table-cell office:value-type="float" office:value="27899824" calcext:value-type="float">
            <text:p>27899824</text:p>
          </table:table-cell>
          <table:table-cell table:formula="of:=[.A136]+[.B136]+[.C136]+[.D136]+[.E136]+[.F136]+[.G136]" office:value-type="float" office:value="175318016" calcext:value-type="float">
            <text:p>175318016</text:p>
          </table:table-cell>
        </table:table-row>
        <table:table-row table:style-name="ro1">
          <table:table-cell office:value-type="float" office:value="20196280" calcext:value-type="float">
            <text:p>20196280</text:p>
          </table:table-cell>
          <table:table-cell office:value-type="float" office:value="29308216" calcext:value-type="float">
            <text:p>2930821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7984928" calcext:value-type="float">
            <text:p>27984928</text:p>
          </table:table-cell>
          <table:table-cell office:value-type="float" office:value="22419840" calcext:value-type="float">
            <text:p>22419840</text:p>
          </table:table-cell>
          <table:table-cell office:value-type="float" office:value="37764424" calcext:value-type="float">
            <text:p>37764424</text:p>
          </table:table-cell>
          <table:table-cell office:value-type="float" office:value="28402560" calcext:value-type="float">
            <text:p>28402560</text:p>
          </table:table-cell>
          <table:table-cell table:formula="of:=[.A137]+[.B137]+[.C137]+[.D137]+[.E137]+[.F137]+[.G137]" office:value-type="float" office:value="174005808" calcext:value-type="float">
            <text:p>174005808</text:p>
          </table:table-cell>
        </table:table-row>
        <table:table-row table:style-name="ro1">
          <table:table-cell office:value-type="float" office:value="20196736" calcext:value-type="float">
            <text:p>20196736</text:p>
          </table:table-cell>
          <table:table-cell office:value-type="float" office:value="29352696" calcext:value-type="float">
            <text:p>2935269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8173360" calcext:value-type="float">
            <text:p>28173360</text:p>
          </table:table-cell>
          <table:table-cell office:value-type="float" office:value="22423648" calcext:value-type="float">
            <text:p>22423648</text:p>
          </table:table-cell>
          <table:table-cell office:value-type="float" office:value="39199000" calcext:value-type="float">
            <text:p>39199000</text:p>
          </table:table-cell>
          <table:table-cell office:value-type="float" office:value="29467144" calcext:value-type="float">
            <text:p>29467144</text:p>
          </table:table-cell>
          <table:table-cell table:formula="of:=[.A138]+[.B138]+[.C138]+[.D138]+[.E138]+[.F138]+[.G138]" office:value-type="float" office:value="176742144" calcext:value-type="float">
            <text:p>176742144</text:p>
          </table:table-cell>
        </table:table-row>
        <table:table-row table:style-name="ro1">
          <table:table-cell office:value-type="float" office:value="20209048" calcext:value-type="float">
            <text:p>20209048</text:p>
          </table:table-cell>
          <table:table-cell office:value-type="float" office:value="29355488" calcext:value-type="float">
            <text:p>2935548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8333432" calcext:value-type="float">
            <text:p>28333432</text:p>
          </table:table-cell>
          <table:table-cell office:value-type="float" office:value="22468584" calcext:value-type="float">
            <text:p>22468584</text:p>
          </table:table-cell>
          <table:table-cell office:value-type="float" office:value="40027776" calcext:value-type="float">
            <text:p>40027776</text:p>
          </table:table-cell>
          <table:table-cell office:value-type="float" office:value="29467144" calcext:value-type="float">
            <text:p>29467144</text:p>
          </table:table-cell>
          <table:table-cell table:formula="of:=[.A139]+[.B139]+[.C139]+[.D139]+[.E139]+[.F139]+[.G139]" office:value-type="float" office:value="177791032" calcext:value-type="float">
            <text:p>177791032</text:p>
          </table:table-cell>
        </table:table-row>
        <table:table-row table:style-name="ro1">
          <table:table-cell office:value-type="float" office:value="20209048" calcext:value-type="float">
            <text:p>20209048</text:p>
          </table:table-cell>
          <table:table-cell office:value-type="float" office:value="29356304" calcext:value-type="float">
            <text:p>2935630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8644824" calcext:value-type="float">
            <text:p>28644824</text:p>
          </table:table-cell>
          <table:table-cell office:value-type="float" office:value="22483920" calcext:value-type="float">
            <text:p>22483920</text:p>
          </table:table-cell>
          <table:table-cell office:value-type="float" office:value="40526848" calcext:value-type="float">
            <text:p>40526848</text:p>
          </table:table-cell>
          <table:table-cell office:value-type="float" office:value="29467144" calcext:value-type="float">
            <text:p>29467144</text:p>
          </table:table-cell>
          <table:table-cell table:formula="of:=[.A140]+[.B140]+[.C140]+[.D140]+[.E140]+[.F140]+[.G140]" office:value-type="float" office:value="178617648" calcext:value-type="float">
            <text:p>178617648</text:p>
          </table:table-cell>
        </table:table-row>
        <table:table-row table:style-name="ro1">
          <table:table-cell office:value-type="float" office:value="20209048" calcext:value-type="float">
            <text:p>20209048</text:p>
          </table:table-cell>
          <table:table-cell office:value-type="float" office:value="29357120" calcext:value-type="float">
            <text:p>2935712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9298936" calcext:value-type="float">
            <text:p>29298936</text:p>
          </table:table-cell>
          <table:table-cell office:value-type="float" office:value="22483920" calcext:value-type="float">
            <text:p>22483920</text:p>
          </table:table-cell>
          <table:table-cell office:value-type="float" office:value="41194184" calcext:value-type="float">
            <text:p>41194184</text:p>
          </table:table-cell>
          <table:table-cell office:value-type="float" office:value="29467224" calcext:value-type="float">
            <text:p>29467224</text:p>
          </table:table-cell>
          <table:table-cell table:formula="of:=[.A141]+[.B141]+[.C141]+[.D141]+[.E141]+[.F141]+[.G141]" office:value-type="float" office:value="179939992" calcext:value-type="float">
            <text:p>179939992</text:p>
          </table:table-cell>
        </table:table-row>
        <table:table-row table:style-name="ro1">
          <table:table-cell office:value-type="float" office:value="20209928" calcext:value-type="float">
            <text:p>20209928</text:p>
          </table:table-cell>
          <table:table-cell office:value-type="float" office:value="29374696" calcext:value-type="float">
            <text:p>2937469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29877664" calcext:value-type="float">
            <text:p>29877664</text:p>
          </table:table-cell>
          <table:table-cell office:value-type="float" office:value="22530880" calcext:value-type="float">
            <text:p>22530880</text:p>
          </table:table-cell>
          <table:table-cell office:value-type="float" office:value="42106608" calcext:value-type="float">
            <text:p>42106608</text:p>
          </table:table-cell>
          <table:table-cell office:value-type="float" office:value="27346328" calcext:value-type="float">
            <text:p>27346328</text:p>
          </table:table-cell>
          <table:table-cell table:formula="of:=[.A142]+[.B142]+[.C142]+[.D142]+[.E142]+[.F142]+[.G142]" office:value-type="float" office:value="179375664" calcext:value-type="float">
            <text:p>179375664</text:p>
          </table:table-cell>
        </table:table-row>
        <table:table-row table:style-name="ro1">
          <table:table-cell office:value-type="float" office:value="20222656" calcext:value-type="float">
            <text:p>20222656</text:p>
          </table:table-cell>
          <table:table-cell office:value-type="float" office:value="29669912" calcext:value-type="float">
            <text:p>2966991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0581928" calcext:value-type="float">
            <text:p>30581928</text:p>
          </table:table-cell>
          <table:table-cell office:value-type="float" office:value="22658664" calcext:value-type="float">
            <text:p>22658664</text:p>
          </table:table-cell>
          <table:table-cell office:value-type="float" office:value="43483672" calcext:value-type="float">
            <text:p>43483672</text:p>
          </table:table-cell>
          <table:table-cell office:value-type="float" office:value="27511144" calcext:value-type="float">
            <text:p>27511144</text:p>
          </table:table-cell>
          <table:table-cell table:formula="of:=[.A143]+[.B143]+[.C143]+[.D143]+[.E143]+[.F143]+[.G143]" office:value-type="float" office:value="182057536" calcext:value-type="float">
            <text:p>182057536</text:p>
          </table:table-cell>
        </table:table-row>
        <table:table-row table:style-name="ro1">
          <table:table-cell office:value-type="float" office:value="20272136" calcext:value-type="float">
            <text:p>20272136</text:p>
          </table:table-cell>
          <table:table-cell office:value-type="float" office:value="29850912" calcext:value-type="float">
            <text:p>2985091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1100712" calcext:value-type="float">
            <text:p>31100712</text:p>
          </table:table-cell>
          <table:table-cell office:value-type="float" office:value="23261840" calcext:value-type="float">
            <text:p>23261840</text:p>
          </table:table-cell>
          <table:table-cell office:value-type="float" office:value="43907112" calcext:value-type="float">
            <text:p>43907112</text:p>
          </table:table-cell>
          <table:table-cell office:value-type="float" office:value="27511960" calcext:value-type="float">
            <text:p>27511960</text:p>
          </table:table-cell>
          <table:table-cell table:formula="of:=[.A144]+[.B144]+[.C144]+[.D144]+[.E144]+[.F144]+[.G144]" office:value-type="float" office:value="183834232" calcext:value-type="float">
            <text:p>183834232</text:p>
          </table:table-cell>
        </table:table-row>
        <table:table-row table:style-name="ro1">
          <table:table-cell office:value-type="float" office:value="21442248" calcext:value-type="float">
            <text:p>21442248</text:p>
          </table:table-cell>
          <table:table-cell office:value-type="float" office:value="29851728" calcext:value-type="float">
            <text:p>2985172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122680" calcext:value-type="float">
            <text:p>33122680</text:p>
          </table:table-cell>
          <table:table-cell office:value-type="float" office:value="23798480" calcext:value-type="float">
            <text:p>23798480</text:p>
          </table:table-cell>
          <table:table-cell office:value-type="float" office:value="45495792" calcext:value-type="float">
            <text:p>45495792</text:p>
          </table:table-cell>
          <table:table-cell office:value-type="float" office:value="27512368" calcext:value-type="float">
            <text:p>27512368</text:p>
          </table:table-cell>
          <table:table-cell table:formula="of:=[.A145]+[.B145]+[.C145]+[.D145]+[.E145]+[.F145]+[.G145]" office:value-type="float" office:value="189152856" calcext:value-type="float">
            <text:p>189152856</text:p>
          </table:table-cell>
        </table:table-row>
        <table:table-row table:style-name="ro1">
          <table:table-cell office:value-type="float" office:value="22546728" calcext:value-type="float">
            <text:p>22546728</text:p>
          </table:table-cell>
          <table:table-cell office:value-type="float" office:value="29852544" calcext:value-type="float">
            <text:p>2985254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500720" calcext:value-type="float">
            <text:p>33500720</text:p>
          </table:table-cell>
          <table:table-cell office:value-type="float" office:value="24680224" calcext:value-type="float">
            <text:p>24680224</text:p>
          </table:table-cell>
          <table:table-cell office:value-type="float" office:value="46520704" calcext:value-type="float">
            <text:p>46520704</text:p>
          </table:table-cell>
          <table:table-cell office:value-type="float" office:value="27549000" calcext:value-type="float">
            <text:p>27549000</text:p>
          </table:table-cell>
          <table:table-cell table:formula="of:=[.A146]+[.B146]+[.C146]+[.D146]+[.E146]+[.F146]+[.G146]" office:value-type="float" office:value="192579480" calcext:value-type="float">
            <text:p>192579480</text:p>
          </table:table-cell>
        </table:table-row>
        <table:table-row table:style-name="ro1">
          <table:table-cell office:value-type="float" office:value="24238424" calcext:value-type="float">
            <text:p>24238424</text:p>
          </table:table-cell>
          <table:table-cell office:value-type="float" office:value="29871824" calcext:value-type="float">
            <text:p>2987182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4967792" calcext:value-type="float">
            <text:p>34967792</text:p>
          </table:table-cell>
          <table:table-cell office:value-type="float" office:value="25604720" calcext:value-type="float">
            <text:p>25604720</text:p>
          </table:table-cell>
          <table:table-cell office:value-type="float" office:value="44866096" calcext:value-type="float">
            <text:p>44866096</text:p>
          </table:table-cell>
          <table:table-cell office:value-type="float" office:value="27565104" calcext:value-type="float">
            <text:p>27565104</text:p>
          </table:table-cell>
          <table:table-cell table:formula="of:=[.A147]+[.B147]+[.C147]+[.D147]+[.E147]+[.F147]+[.G147]" office:value-type="float" office:value="195043520" calcext:value-type="float">
            <text:p>195043520</text:p>
          </table:table-cell>
        </table:table-row>
        <table:table-row table:style-name="ro1">
          <table:table-cell office:value-type="float" office:value="24606088" calcext:value-type="float">
            <text:p>24606088</text:p>
          </table:table-cell>
          <table:table-cell office:value-type="float" office:value="29872232" calcext:value-type="float">
            <text:p>2987223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5839376" calcext:value-type="float">
            <text:p>35839376</text:p>
          </table:table-cell>
          <table:table-cell office:value-type="float" office:value="25616232" calcext:value-type="float">
            <text:p>25616232</text:p>
          </table:table-cell>
          <table:table-cell office:value-type="float" office:value="46217808" calcext:value-type="float">
            <text:p>46217808</text:p>
          </table:table-cell>
          <table:table-cell office:value-type="float" office:value="27579888" calcext:value-type="float">
            <text:p>27579888</text:p>
          </table:table-cell>
          <table:table-cell table:formula="of:=[.A148]+[.B148]+[.C148]+[.D148]+[.E148]+[.F148]+[.G148]" office:value-type="float" office:value="197661184" calcext:value-type="float">
            <text:p>197661184</text:p>
          </table:table-cell>
        </table:table-row>
        <table:table-row table:style-name="ro1">
          <table:table-cell office:value-type="float" office:value="24617288" calcext:value-type="float">
            <text:p>24617288</text:p>
          </table:table-cell>
          <table:table-cell office:value-type="float" office:value="29872232" calcext:value-type="float">
            <text:p>2987223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7254928" calcext:value-type="float">
            <text:p>37254928</text:p>
          </table:table-cell>
          <table:table-cell office:value-type="float" office:value="25617456" calcext:value-type="float">
            <text:p>25617456</text:p>
          </table:table-cell>
          <table:table-cell office:value-type="float" office:value="46381240" calcext:value-type="float">
            <text:p>46381240</text:p>
          </table:table-cell>
          <table:table-cell office:value-type="float" office:value="27855952" calcext:value-type="float">
            <text:p>27855952</text:p>
          </table:table-cell>
          <table:table-cell table:formula="of:=[.A149]+[.B149]+[.C149]+[.D149]+[.E149]+[.F149]+[.G149]" office:value-type="float" office:value="199528656" calcext:value-type="float">
            <text:p>199528656</text:p>
          </table:table-cell>
        </table:table-row>
        <table:table-row table:style-name="ro1">
          <table:table-cell office:value-type="float" office:value="24619200" calcext:value-type="float">
            <text:p>24619200</text:p>
          </table:table-cell>
          <table:table-cell office:value-type="float" office:value="29873080" calcext:value-type="float">
            <text:p>2987308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8409320" calcext:value-type="float">
            <text:p>38409320</text:p>
          </table:table-cell>
          <table:table-cell office:value-type="float" office:value="25617864" calcext:value-type="float">
            <text:p>25617864</text:p>
          </table:table-cell>
          <table:table-cell office:value-type="float" office:value="46625160" calcext:value-type="float">
            <text:p>46625160</text:p>
          </table:table-cell>
          <table:table-cell office:value-type="float" office:value="27928968" calcext:value-type="float">
            <text:p>27928968</text:p>
          </table:table-cell>
          <table:table-cell table:formula="of:=[.A150]+[.B150]+[.C150]+[.D150]+[.E150]+[.F150]+[.G150]" office:value-type="float" office:value="201003152" calcext:value-type="float">
            <text:p>201003152</text:p>
          </table:table-cell>
        </table:table-row>
        <table:table-row table:style-name="ro1">
          <table:table-cell office:value-type="float" office:value="24620928" calcext:value-type="float">
            <text:p>24620928</text:p>
          </table:table-cell>
          <table:table-cell office:value-type="float" office:value="29873896" calcext:value-type="float">
            <text:p>2987389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5842712" calcext:value-type="float">
            <text:p>35842712</text:p>
          </table:table-cell>
          <table:table-cell office:value-type="float" office:value="25630880" calcext:value-type="float">
            <text:p>25630880</text:p>
          </table:table-cell>
          <table:table-cell office:value-type="float" office:value="47917296" calcext:value-type="float">
            <text:p>47917296</text:p>
          </table:table-cell>
          <table:table-cell office:value-type="float" office:value="27929816" calcext:value-type="float">
            <text:p>27929816</text:p>
          </table:table-cell>
          <table:table-cell table:formula="of:=[.A151]+[.B151]+[.C151]+[.D151]+[.E151]+[.F151]+[.G151]" office:value-type="float" office:value="199745088" calcext:value-type="float">
            <text:p>199745088</text:p>
          </table:table-cell>
        </table:table-row>
        <table:table-row table:style-name="ro1">
          <table:table-cell office:value-type="float" office:value="24621776" calcext:value-type="float">
            <text:p>24621776</text:p>
          </table:table-cell>
          <table:table-cell office:value-type="float" office:value="30085288" calcext:value-type="float">
            <text:p>3008528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7501656" calcext:value-type="float">
            <text:p>37501656</text:p>
          </table:table-cell>
          <table:table-cell office:value-type="float" office:value="25964536" calcext:value-type="float">
            <text:p>25964536</text:p>
          </table:table-cell>
          <table:table-cell office:value-type="float" office:value="47535640" calcext:value-type="float">
            <text:p>47535640</text:p>
          </table:table-cell>
          <table:table-cell office:value-type="float" office:value="27947488" calcext:value-type="float">
            <text:p>27947488</text:p>
          </table:table-cell>
          <table:table-cell table:formula="of:=[.A152]+[.B152]+[.C152]+[.D152]+[.E152]+[.F152]+[.G152]" office:value-type="float" office:value="201585944" calcext:value-type="float">
            <text:p>201585944</text:p>
          </table:table-cell>
        </table:table-row>
        <table:table-row table:style-name="ro1">
          <table:table-cell office:value-type="float" office:value="24711632" calcext:value-type="float">
            <text:p>24711632</text:p>
          </table:table-cell>
          <table:table-cell office:value-type="float" office:value="30372864" calcext:value-type="float">
            <text:p>3037286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9477152" calcext:value-type="float">
            <text:p>39477152</text:p>
          </table:table-cell>
          <table:table-cell office:value-type="float" office:value="26293032" calcext:value-type="float">
            <text:p>26293032</text:p>
          </table:table-cell>
          <table:table-cell office:value-type="float" office:value="48373288" calcext:value-type="float">
            <text:p>48373288</text:p>
          </table:table-cell>
          <table:table-cell office:value-type="float" office:value="27948760" calcext:value-type="float">
            <text:p>27948760</text:p>
          </table:table-cell>
          <table:table-cell table:formula="of:=[.A153]+[.B153]+[.C153]+[.D153]+[.E153]+[.F153]+[.G153]" office:value-type="float" office:value="205106288" calcext:value-type="float">
            <text:p>205106288</text:p>
          </table:table-cell>
        </table:table-row>
        <table:table-row table:style-name="ro1">
          <table:table-cell office:value-type="float" office:value="24970568" calcext:value-type="float">
            <text:p>24970568</text:p>
          </table:table-cell>
          <table:table-cell office:value-type="float" office:value="30736040" calcext:value-type="float">
            <text:p>3073604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9746760" calcext:value-type="float">
            <text:p>39746760</text:p>
          </table:table-cell>
          <table:table-cell office:value-type="float" office:value="26611176" calcext:value-type="float">
            <text:p>26611176</text:p>
          </table:table-cell>
          <table:table-cell office:value-type="float" office:value="33422024" calcext:value-type="float">
            <text:p>33422024</text:p>
          </table:table-cell>
          <table:table-cell office:value-type="float" office:value="27949608" calcext:value-type="float">
            <text:p>27949608</text:p>
          </table:table-cell>
          <table:table-cell table:formula="of:=[.A154]+[.B154]+[.C154]+[.D154]+[.E154]+[.F154]+[.G154]" office:value-type="float" office:value="191365736" calcext:value-type="float">
            <text:p>191365736</text:p>
          </table:table-cell>
        </table:table-row>
        <table:table-row table:style-name="ro1">
          <table:table-cell office:value-type="float" office:value="25454448" calcext:value-type="float">
            <text:p>25454448</text:p>
          </table:table-cell>
          <table:table-cell office:value-type="float" office:value="31113704" calcext:value-type="float">
            <text:p>3111370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0814016" calcext:value-type="float">
            <text:p>40814016</text:p>
          </table:table-cell>
          <table:table-cell office:value-type="float" office:value="26895392" calcext:value-type="float">
            <text:p>26895392</text:p>
          </table:table-cell>
          <table:table-cell office:value-type="float" office:value="34517984" calcext:value-type="float">
            <text:p>34517984</text:p>
          </table:table-cell>
          <table:table-cell office:value-type="float" office:value="27950456" calcext:value-type="float">
            <text:p>27950456</text:p>
          </table:table-cell>
          <table:table-cell table:formula="of:=[.A155]+[.B155]+[.C155]+[.D155]+[.E155]+[.F155]+[.G155]" office:value-type="float" office:value="194675560" calcext:value-type="float">
            <text:p>194675560</text:p>
          </table:table-cell>
        </table:table-row>
        <table:table-row table:style-name="ro1">
          <table:table-cell office:value-type="float" office:value="25536224" calcext:value-type="float">
            <text:p>25536224</text:p>
          </table:table-cell>
          <table:table-cell office:value-type="float" office:value="31486600" calcext:value-type="float">
            <text:p>31486600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1696992" calcext:value-type="float">
            <text:p>41696992</text:p>
          </table:table-cell>
          <table:table-cell office:value-type="float" office:value="27621832" calcext:value-type="float">
            <text:p>27621832</text:p>
          </table:table-cell>
          <table:table-cell office:value-type="float" office:value="33419880" calcext:value-type="float">
            <text:p>33419880</text:p>
          </table:table-cell>
          <table:table-cell office:value-type="float" office:value="27968688" calcext:value-type="float">
            <text:p>27968688</text:p>
          </table:table-cell>
          <table:table-cell table:formula="of:=[.A156]+[.B156]+[.C156]+[.D156]+[.E156]+[.F156]+[.G156]" office:value-type="float" office:value="195659776" calcext:value-type="float">
            <text:p>195659776</text:p>
          </table:table-cell>
        </table:table-row>
        <table:table-row table:style-name="ro1">
          <table:table-cell office:value-type="float" office:value="25537072" calcext:value-type="float">
            <text:p>25537072</text:p>
          </table:table-cell>
          <table:table-cell office:value-type="float" office:value="31967216" calcext:value-type="float">
            <text:p>3196721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3085136" calcext:value-type="float">
            <text:p>43085136</text:p>
          </table:table-cell>
          <table:table-cell office:value-type="float" office:value="28317736" calcext:value-type="float">
            <text:p>28317736</text:p>
          </table:table-cell>
          <table:table-cell office:value-type="float" office:value="34403752" calcext:value-type="float">
            <text:p>34403752</text:p>
          </table:table-cell>
          <table:table-cell office:value-type="float" office:value="28312288" calcext:value-type="float">
            <text:p>28312288</text:p>
          </table:table-cell>
          <table:table-cell table:formula="of:=[.A157]+[.B157]+[.C157]+[.D157]+[.E157]+[.F157]+[.G157]" office:value-type="float" office:value="199552760" calcext:value-type="float">
            <text:p>199552760</text:p>
          </table:table-cell>
        </table:table-row>
        <table:table-row table:style-name="ro1">
          <table:table-cell office:value-type="float" office:value="25537072" calcext:value-type="float">
            <text:p>25537072</text:p>
          </table:table-cell>
          <table:table-cell office:value-type="float" office:value="33292104" calcext:value-type="float">
            <text:p>3329210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3936808" calcext:value-type="float">
            <text:p>43936808</text:p>
          </table:table-cell>
          <table:table-cell office:value-type="float" office:value="27474256" calcext:value-type="float">
            <text:p>27474256</text:p>
          </table:table-cell>
          <table:table-cell office:value-type="float" office:value="35810320" calcext:value-type="float">
            <text:p>35810320</text:p>
          </table:table-cell>
          <table:table-cell office:value-type="float" office:value="33410824" calcext:value-type="float">
            <text:p>33410824</text:p>
          </table:table-cell>
          <table:table-cell table:formula="of:=[.A158]+[.B158]+[.C158]+[.D158]+[.E158]+[.F158]+[.G158]" office:value-type="float" office:value="207390944" calcext:value-type="float">
            <text:p>207390944</text:p>
          </table:table-cell>
        </table:table-row>
        <table:table-row table:style-name="ro1">
          <table:table-cell office:value-type="float" office:value="25537072" calcext:value-type="float">
            <text:p>25537072</text:p>
          </table:table-cell>
          <table:table-cell office:value-type="float" office:value="34097736" calcext:value-type="float">
            <text:p>3409773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4834928" calcext:value-type="float">
            <text:p>44834928</text:p>
          </table:table-cell>
          <table:table-cell office:value-type="float" office:value="27591312" calcext:value-type="float">
            <text:p>27591312</text:p>
          </table:table-cell>
          <table:table-cell office:value-type="float" office:value="37792064" calcext:value-type="float">
            <text:p>37792064</text:p>
          </table:table-cell>
          <table:table-cell office:value-type="float" office:value="34026584" calcext:value-type="float">
            <text:p>34026584</text:p>
          </table:table-cell>
          <table:table-cell table:formula="of:=[.A159]+[.B159]+[.C159]+[.D159]+[.E159]+[.F159]+[.G159]" office:value-type="float" office:value="211809256" calcext:value-type="float">
            <text:p>211809256</text:p>
          </table:table-cell>
        </table:table-row>
        <table:table-row table:style-name="ro1">
          <table:table-cell office:value-type="float" office:value="25553040" calcext:value-type="float">
            <text:p>25553040</text:p>
          </table:table-cell>
          <table:table-cell office:value-type="float" office:value="34227248" calcext:value-type="float">
            <text:p>3422724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5689424" calcext:value-type="float">
            <text:p>45689424</text:p>
          </table:table-cell>
          <table:table-cell office:value-type="float" office:value="28033616" calcext:value-type="float">
            <text:p>28033616</text:p>
          </table:table-cell>
          <table:table-cell office:value-type="float" office:value="35761560" calcext:value-type="float">
            <text:p>35761560</text:p>
          </table:table-cell>
          <table:table-cell office:value-type="float" office:value="35732384" calcext:value-type="float">
            <text:p>35732384</text:p>
          </table:table-cell>
          <table:table-cell table:formula="of:=[.A160]+[.B160]+[.C160]+[.D160]+[.E160]+[.F160]+[.G160]" office:value-type="float" office:value="212926832" calcext:value-type="float">
            <text:p>212926832</text:p>
          </table:table-cell>
        </table:table-row>
        <table:table-row table:style-name="ro1">
          <table:table-cell office:value-type="float" office:value="25554672" calcext:value-type="float">
            <text:p>25554672</text:p>
          </table:table-cell>
          <table:table-cell office:value-type="float" office:value="36256768" calcext:value-type="float">
            <text:p>3625676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3322192" calcext:value-type="float">
            <text:p>43322192</text:p>
          </table:table-cell>
          <table:table-cell office:value-type="float" office:value="28183520" calcext:value-type="float">
            <text:p>28183520</text:p>
          </table:table-cell>
          <table:table-cell office:value-type="float" office:value="35771464" calcext:value-type="float">
            <text:p>35771464</text:p>
          </table:table-cell>
          <table:table-cell office:value-type="float" office:value="37021056" calcext:value-type="float">
            <text:p>37021056</text:p>
          </table:table-cell>
          <table:table-cell table:formula="of:=[.A161]+[.B161]+[.C161]+[.D161]+[.E161]+[.F161]+[.G161]" office:value-type="float" office:value="214039232" calcext:value-type="float">
            <text:p>214039232</text:p>
          </table:table-cell>
        </table:table-row>
        <table:table-row table:style-name="ro1">
          <table:table-cell office:value-type="float" office:value="25576392" calcext:value-type="float">
            <text:p>25576392</text:p>
          </table:table-cell>
          <table:table-cell office:value-type="float" office:value="35007088" calcext:value-type="float">
            <text:p>3500708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45744744" calcext:value-type="float">
            <text:p>45744744</text:p>
          </table:table-cell>
          <table:table-cell office:value-type="float" office:value="28184336" calcext:value-type="float">
            <text:p>28184336</text:p>
          </table:table-cell>
          <table:table-cell office:value-type="float" office:value="35776712" calcext:value-type="float">
            <text:p>35776712</text:p>
          </table:table-cell>
          <table:table-cell office:value-type="float" office:value="39033848" calcext:value-type="float">
            <text:p>39033848</text:p>
          </table:table-cell>
          <table:table-cell table:formula="of:=[.A162]+[.B162]+[.C162]+[.D162]+[.E162]+[.F162]+[.G162]" office:value-type="float" office:value="217252680" calcext:value-type="float">
            <text:p>217252680</text:p>
          </table:table-cell>
        </table:table-row>
        <table:table-row table:style-name="ro1">
          <table:table-cell office:value-type="float" office:value="28035792" calcext:value-type="float">
            <text:p>28035792</text:p>
          </table:table-cell>
          <table:table-cell office:value-type="float" office:value="36381648" calcext:value-type="float">
            <text:p>36381648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2691856" calcext:value-type="float">
            <text:p>32691856</text:p>
          </table:table-cell>
          <table:table-cell office:value-type="float" office:value="28185152" calcext:value-type="float">
            <text:p>28185152</text:p>
          </table:table-cell>
          <table:table-cell office:value-type="float" office:value="35776712" calcext:value-type="float">
            <text:p>35776712</text:p>
          </table:table-cell>
          <table:table-cell office:value-type="float" office:value="40337488" calcext:value-type="float">
            <text:p>40337488</text:p>
          </table:table-cell>
          <table:table-cell table:formula="of:=[.A163]+[.B163]+[.C163]+[.D163]+[.E163]+[.F163]+[.G163]" office:value-type="float" office:value="209338208" calcext:value-type="float">
            <text:p>209338208</text:p>
          </table:table-cell>
        </table:table-row>
        <table:table-row table:style-name="ro1">
          <table:table-cell office:value-type="float" office:value="28280288" calcext:value-type="float">
            <text:p>28280288</text:p>
          </table:table-cell>
          <table:table-cell office:value-type="float" office:value="38212592" calcext:value-type="float">
            <text:p>3821259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658008" calcext:value-type="float">
            <text:p>33658008</text:p>
          </table:table-cell>
          <table:table-cell office:value-type="float" office:value="28185968" calcext:value-type="float">
            <text:p>28185968</text:p>
          </table:table-cell>
          <table:table-cell office:value-type="float" office:value="35782344" calcext:value-type="float">
            <text:p>35782344</text:p>
          </table:table-cell>
          <table:table-cell office:value-type="float" office:value="40339184" calcext:value-type="float">
            <text:p>40339184</text:p>
          </table:table-cell>
          <table:table-cell table:formula="of:=[.A164]+[.B164]+[.C164]+[.D164]+[.E164]+[.F164]+[.G164]" office:value-type="float" office:value="212387944" calcext:value-type="float">
            <text:p>212387944</text:p>
          </table:table-cell>
        </table:table-row>
        <table:table-row table:style-name="ro1">
          <table:table-cell office:value-type="float" office:value="30780248" calcext:value-type="float">
            <text:p>30780248</text:p>
          </table:table-cell>
          <table:table-cell office:value-type="float" office:value="24817952" calcext:value-type="float">
            <text:p>24817952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692320" calcext:value-type="float">
            <text:p>33692320</text:p>
          </table:table-cell>
          <table:table-cell office:value-type="float" office:value="28201568" calcext:value-type="float">
            <text:p>28201568</text:p>
          </table:table-cell>
          <table:table-cell office:value-type="float" office:value="35783160" calcext:value-type="float">
            <text:p>35783160</text:p>
          </table:table-cell>
          <table:table-cell office:value-type="float" office:value="37990840" calcext:value-type="float">
            <text:p>37990840</text:p>
          </table:table-cell>
          <table:table-cell table:formula="of:=[.A165]+[.B165]+[.C165]+[.D165]+[.E165]+[.F165]+[.G165]" office:value-type="float" office:value="199195648" calcext:value-type="float">
            <text:p>199195648</text:p>
          </table:table-cell>
        </table:table-row>
        <table:table-row table:style-name="ro1">
          <table:table-cell office:value-type="float" office:value="31523224" calcext:value-type="float">
            <text:p>31523224</text:p>
          </table:table-cell>
          <table:table-cell office:value-type="float" office:value="29499456" calcext:value-type="float">
            <text:p>2949945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699376" calcext:value-type="float">
            <text:p>33699376</text:p>
          </table:table-cell>
          <table:table-cell office:value-type="float" office:value="28202384" calcext:value-type="float">
            <text:p>28202384</text:p>
          </table:table-cell>
          <table:table-cell office:value-type="float" office:value="35862984" calcext:value-type="float">
            <text:p>35862984</text:p>
          </table:table-cell>
          <table:table-cell office:value-type="float" office:value="39157576" calcext:value-type="float">
            <text:p>39157576</text:p>
          </table:table-cell>
          <table:table-cell table:formula="of:=[.A166]+[.B166]+[.C166]+[.D166]+[.E166]+[.F166]+[.G166]" office:value-type="float" office:value="205874560" calcext:value-type="float">
            <text:p>205874560</text:p>
          </table:table-cell>
        </table:table-row>
        <table:table-row table:style-name="ro1">
          <table:table-cell office:value-type="float" office:value="31922472" calcext:value-type="float">
            <text:p>31922472</text:p>
          </table:table-cell>
          <table:table-cell office:value-type="float" office:value="30795176" calcext:value-type="float">
            <text:p>3079517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699376" calcext:value-type="float">
            <text:p>33699376</text:p>
          </table:table-cell>
          <table:table-cell office:value-type="float" office:value="28203016" calcext:value-type="float">
            <text:p>28203016</text:p>
          </table:table-cell>
          <table:table-cell office:value-type="float" office:value="35988776" calcext:value-type="float">
            <text:p>35988776</text:p>
          </table:table-cell>
          <table:table-cell office:value-type="float" office:value="39758144" calcext:value-type="float">
            <text:p>39758144</text:p>
          </table:table-cell>
          <table:table-cell table:formula="of:=[.A167]+[.B167]+[.C167]+[.D167]+[.E167]+[.F167]+[.G167]" office:value-type="float" office:value="208296520" calcext:value-type="float">
            <text:p>208296520</text:p>
          </table:table-cell>
        </table:table-row>
        <table:table-row table:style-name="ro1">
          <table:table-cell office:value-type="float" office:value="33335600" calcext:value-type="float">
            <text:p>33335600</text:p>
          </table:table-cell>
          <table:table-cell office:value-type="float" office:value="31165976" calcext:value-type="float">
            <text:p>31165976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706088" calcext:value-type="float">
            <text:p>33706088</text:p>
          </table:table-cell>
          <table:table-cell office:value-type="float" office:value="28203016" calcext:value-type="float">
            <text:p>28203016</text:p>
          </table:table-cell>
          <table:table-cell office:value-type="float" office:value="35989624" calcext:value-type="float">
            <text:p>35989624</text:p>
          </table:table-cell>
          <table:table-cell office:value-type="float" office:value="40047432" calcext:value-type="float">
            <text:p>40047432</text:p>
          </table:table-cell>
          <table:table-cell table:formula="of:=[.A168]+[.B168]+[.C168]+[.D168]+[.E168]+[.F168]+[.G168]" office:value-type="float" office:value="210377296" calcext:value-type="float">
            <text:p>210377296</text:p>
          </table:table-cell>
        </table:table-row>
        <table:table-row table:style-name="ro1">
          <table:table-cell office:value-type="float" office:value="34469976" calcext:value-type="float">
            <text:p>34469976</text:p>
          </table:table-cell>
          <table:table-cell office:value-type="float" office:value="32025584" calcext:value-type="float">
            <text:p>3202558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742712" calcext:value-type="float">
            <text:p>33742712</text:p>
          </table:table-cell>
          <table:table-cell office:value-type="float" office:value="28277728" calcext:value-type="float">
            <text:p>28277728</text:p>
          </table:table-cell>
          <table:table-cell office:value-type="float" office:value="35990864" calcext:value-type="float">
            <text:p>35990864</text:p>
          </table:table-cell>
          <table:table-cell office:value-type="float" office:value="27589832" calcext:value-type="float">
            <text:p>27589832</text:p>
          </table:table-cell>
          <table:table-cell table:formula="of:=[.A169]+[.B169]+[.C169]+[.D169]+[.E169]+[.F169]+[.G169]" office:value-type="float" office:value="200026256" calcext:value-type="float">
            <text:p>200026256</text:p>
          </table:table-cell>
        </table:table-row>
        <table:table-row table:style-name="ro1">
          <table:table-cell office:value-type="float" office:value="31594944" calcext:value-type="float">
            <text:p>31594944</text:p>
          </table:table-cell>
          <table:table-cell office:value-type="float" office:value="33038384" calcext:value-type="float">
            <text:p>3303838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750592" calcext:value-type="float">
            <text:p>33750592</text:p>
          </table:table-cell>
          <table:table-cell office:value-type="float" office:value="28799808" calcext:value-type="float">
            <text:p>28799808</text:p>
          </table:table-cell>
          <table:table-cell office:value-type="float" office:value="35992672" calcext:value-type="float">
            <text:p>35992672</text:p>
          </table:table-cell>
          <table:table-cell office:value-type="float" office:value="29101056" calcext:value-type="float">
            <text:p>29101056</text:p>
          </table:table-cell>
          <table:table-cell table:formula="of:=[.A170]+[.B170]+[.C170]+[.D170]+[.E170]+[.F170]+[.G170]" office:value-type="float" office:value="200207016" calcext:value-type="float">
            <text:p>200207016</text:p>
          </table:table-cell>
        </table:table-row>
        <table:table-row table:style-name="ro1">
          <table:table-cell office:value-type="float" office:value="33015896" calcext:value-type="float">
            <text:p>33015896</text:p>
          </table:table-cell>
          <table:table-cell office:value-type="float" office:value="33561464" calcext:value-type="float">
            <text:p>33561464</text:p>
          </table:table-cell>
          <table:table-cell office:value-type="float" office:value="7929560" calcext:value-type="float">
            <text:p>7929560</text:p>
          </table:table-cell>
          <table:table-cell office:value-type="float" office:value="33751864" calcext:value-type="float">
            <text:p>33751864</text:p>
          </table:table-cell>
          <table:table-cell office:value-type="float" office:value="30275256" calcext:value-type="float">
            <text:p>30275256</text:p>
          </table:table-cell>
          <table:table-cell office:value-type="float" office:value="36017912" calcext:value-type="float">
            <text:p>36017912</text:p>
          </table:table-cell>
          <table:table-cell office:value-type="float" office:value="29101904" calcext:value-type="float">
            <text:p>29101904</text:p>
          </table:table-cell>
          <table:table-cell table:formula="of:=[.A171]+[.B171]+[.C171]+[.D171]+[.E171]+[.F171]+[.G171]" office:value-type="float" office:value="203653856" calcext:value-type="float">
            <text:p>203653856</text:p>
          </table:table-cell>
        </table:table-row>
        <table:table-row table:style-name="ro1">
          <table:table-cell office:value-type="float" office:value="33936080" calcext:value-type="float">
            <text:p>33936080</text:p>
          </table:table-cell>
          <table:table-cell office:value-type="float" office:value="33869880" calcext:value-type="float">
            <text:p>33869880</text:p>
          </table:table-cell>
          <table:table-cell office:value-type="float" office:value="0" calcext:value-type="float">
            <text:p>0</text:p>
          </table:table-cell>
          <table:table-cell office:value-type="float" office:value="33751864" calcext:value-type="float">
            <text:p>33751864</text:p>
          </table:table-cell>
          <table:table-cell office:value-type="float" office:value="30553216" calcext:value-type="float">
            <text:p>30553216</text:p>
          </table:table-cell>
          <table:table-cell office:value-type="float" office:value="36019184" calcext:value-type="float">
            <text:p>36019184</text:p>
          </table:table-cell>
          <table:table-cell office:value-type="float" office:value="29102328" calcext:value-type="float">
            <text:p>29102328</text:p>
          </table:table-cell>
          <table:table-cell table:formula="of:=[.A172]+[.B172]+[.C172]+[.D172]+[.E172]+[.F172]+[.G172]" office:value-type="float" office:value="197232552" calcext:value-type="float">
            <text:p>197232552</text:p>
          </table:table-cell>
        </table:table-row>
        <table:table-row table:style-name="ro1">
          <table:table-cell office:value-type="float" office:value="34808984" calcext:value-type="float">
            <text:p>34808984</text:p>
          </table:table-cell>
          <table:table-cell office:value-type="float" office:value="34037176" calcext:value-type="float">
            <text:p>34037176</text:p>
          </table:table-cell>
          <table:table-cell office:value-type="float" office:value="0" calcext:value-type="float">
            <text:p>0</text:p>
          </table:table-cell>
          <table:table-cell office:value-type="float" office:value="33808400" calcext:value-type="float">
            <text:p>33808400</text:p>
          </table:table-cell>
          <table:table-cell office:value-type="float" office:value="31009496" calcext:value-type="float">
            <text:p>31009496</text:p>
          </table:table-cell>
          <table:table-cell office:value-type="float" office:value="36039696" calcext:value-type="float">
            <text:p>36039696</text:p>
          </table:table-cell>
          <table:table-cell office:value-type="float" office:value="29176304" calcext:value-type="float">
            <text:p>29176304</text:p>
          </table:table-cell>
          <table:table-cell table:formula="of:=[.A173]+[.B173]+[.C173]+[.D173]+[.E173]+[.F173]+[.G173]" office:value-type="float" office:value="198880056" calcext:value-type="float">
            <text:p>198880056</text:p>
          </table:table-cell>
        </table:table-row>
        <table:table-row table:style-name="ro1">
          <table:table-cell office:value-type="float" office:value="35390520" calcext:value-type="float">
            <text:p>35390520</text:p>
          </table:table-cell>
          <table:table-cell office:value-type="float" office:value="36295776" calcext:value-type="float">
            <text:p>36295776</text:p>
          </table:table-cell>
          <table:table-cell office:value-type="float" office:value="0" calcext:value-type="float">
            <text:p>0</text:p>
          </table:table-cell>
          <table:table-cell office:value-type="float" office:value="33863120" calcext:value-type="float">
            <text:p>33863120</text:p>
          </table:table-cell>
          <table:table-cell office:value-type="float" office:value="31106440" calcext:value-type="float">
            <text:p>31106440</text:p>
          </table:table-cell>
          <table:table-cell office:value-type="float" office:value="36040544" calcext:value-type="float">
            <text:p>36040544</text:p>
          </table:table-cell>
          <table:table-cell office:value-type="float" office:value="29177152" calcext:value-type="float">
            <text:p>29177152</text:p>
          </table:table-cell>
          <table:table-cell table:formula="of:=[.A174]+[.B174]+[.C174]+[.D174]+[.E174]+[.F174]+[.G174]" office:value-type="float" office:value="201873552" calcext:value-type="float">
            <text:p>201873552</text:p>
          </table:table-cell>
        </table:table-row>
        <table:table-row table:style-name="ro1">
          <table:table-cell office:value-type="float" office:value="35390520" calcext:value-type="float">
            <text:p>35390520</text:p>
          </table:table-cell>
          <table:table-cell office:value-type="float" office:value="38233904" calcext:value-type="float">
            <text:p>38233904</text:p>
          </table:table-cell>
          <table:table-cell office:value-type="float" office:value="0" calcext:value-type="float">
            <text:p>0</text:p>
          </table:table-cell>
          <table:table-cell office:value-type="float" office:value="33863120" calcext:value-type="float">
            <text:p>33863120</text:p>
          </table:table-cell>
          <table:table-cell office:value-type="float" office:value="32773224" calcext:value-type="float">
            <text:p>32773224</text:p>
          </table:table-cell>
          <table:table-cell office:value-type="float" office:value="36168408" calcext:value-type="float">
            <text:p>36168408</text:p>
          </table:table-cell>
          <table:table-cell office:value-type="float" office:value="29178000" calcext:value-type="float">
            <text:p>29178000</text:p>
          </table:table-cell>
          <table:table-cell table:formula="of:=[.A175]+[.B175]+[.C175]+[.D175]+[.E175]+[.F175]+[.G175]" office:value-type="float" office:value="205607176" calcext:value-type="float">
            <text:p>205607176</text:p>
          </table:table-cell>
        </table:table-row>
        <table:table-row table:style-name="ro1">
          <table:table-cell office:value-type="float" office:value="35390520" calcext:value-type="float">
            <text:p>35390520</text:p>
          </table:table-cell>
          <table:table-cell office:value-type="float" office:value="40231696" calcext:value-type="float">
            <text:p>40231696</text:p>
          </table:table-cell>
          <table:table-cell office:value-type="float" office:value="0" calcext:value-type="float">
            <text:p>0</text:p>
          </table:table-cell>
          <table:table-cell office:value-type="float" office:value="33863120" calcext:value-type="float">
            <text:p>33863120</text:p>
          </table:table-cell>
          <table:table-cell office:value-type="float" office:value="33438312" calcext:value-type="float">
            <text:p>33438312</text:p>
          </table:table-cell>
          <table:table-cell office:value-type="float" office:value="36190880" calcext:value-type="float">
            <text:p>36190880</text:p>
          </table:table-cell>
          <table:table-cell office:value-type="float" office:value="29379048" calcext:value-type="float">
            <text:p>29379048</text:p>
          </table:table-cell>
          <table:table-cell table:formula="of:=[.A176]+[.B176]+[.C176]+[.D176]+[.E176]+[.F176]+[.G176]" office:value-type="float" office:value="208493576" calcext:value-type="float">
            <text:p>208493576</text:p>
          </table:table-cell>
        </table:table-row>
        <table:table-row table:style-name="ro1">
          <table:table-cell office:value-type="float" office:value="35390520" calcext:value-type="float">
            <text:p>35390520</text:p>
          </table:table-cell>
          <table:table-cell office:value-type="float" office:value="40618064" calcext:value-type="float">
            <text:p>40618064</text:p>
          </table:table-cell>
          <table:table-cell office:value-type="float" office:value="0" calcext:value-type="float">
            <text:p>0</text:p>
          </table:table-cell>
          <table:table-cell office:value-type="float" office:value="33878888" calcext:value-type="float">
            <text:p>33878888</text:p>
          </table:table-cell>
          <table:table-cell office:value-type="float" office:value="34861544" calcext:value-type="float">
            <text:p>34861544</text:p>
          </table:table-cell>
          <table:table-cell office:value-type="float" office:value="36191696" calcext:value-type="float">
            <text:p>36191696</text:p>
          </table:table-cell>
          <table:table-cell office:value-type="float" office:value="29379896" calcext:value-type="float">
            <text:p>29379896</text:p>
          </table:table-cell>
          <table:table-cell table:formula="of:=[.A177]+[.B177]+[.C177]+[.D177]+[.E177]+[.F177]+[.G177]" office:value-type="float" office:value="210320608" calcext:value-type="float">
            <text:p>210320608</text:p>
          </table:table-cell>
        </table:table-row>
        <table:table-row table:style-name="ro1">
          <table:table-cell office:value-type="float" office:value="35390520" calcext:value-type="float">
            <text:p>35390520</text:p>
          </table:table-cell>
          <table:table-cell office:value-type="float" office:value="40618064" calcext:value-type="float">
            <text:p>40618064</text:p>
          </table:table-cell>
          <table:table-cell office:value-type="float" office:value="0" calcext:value-type="float">
            <text:p>0</text:p>
          </table:table-cell>
          <table:table-cell office:value-type="float" office:value="33880096" calcext:value-type="float">
            <text:p>33880096</text:p>
          </table:table-cell>
          <table:table-cell office:value-type="float" office:value="36044656" calcext:value-type="float">
            <text:p>36044656</text:p>
          </table:table-cell>
          <table:table-cell office:value-type="float" office:value="36203696" calcext:value-type="float">
            <text:p>36203696</text:p>
          </table:table-cell>
          <table:table-cell office:value-type="float" office:value="29577176" calcext:value-type="float">
            <text:p>29577176</text:p>
          </table:table-cell>
          <table:table-cell table:formula="of:=[.A178]+[.B178]+[.C178]+[.D178]+[.E178]+[.F178]+[.G178]" office:value-type="float" office:value="211714208" calcext:value-type="float">
            <text:p>211714208</text:p>
          </table:table-cell>
        </table:table-row>
        <table:table-row table:style-name="ro1">
          <table:table-cell office:value-type="float" office:value="35390520" calcext:value-type="float">
            <text:p>35390520</text:p>
          </table:table-cell>
          <table:table-cell office:value-type="float" office:value="40618064" calcext:value-type="float">
            <text:p>40618064</text:p>
          </table:table-cell>
          <table:table-cell office:value-type="float" office:value="0" calcext:value-type="float">
            <text:p>0</text:p>
          </table:table-cell>
          <table:table-cell office:value-type="float" office:value="33880944" calcext:value-type="float">
            <text:p>33880944</text:p>
          </table:table-cell>
          <table:table-cell office:value-type="float" office:value="37306672" calcext:value-type="float">
            <text:p>37306672</text:p>
          </table:table-cell>
          <table:table-cell office:value-type="float" office:value="36205792" calcext:value-type="float">
            <text:p>36205792</text:p>
          </table:table-cell>
          <table:table-cell office:value-type="float" office:value="29642136" calcext:value-type="float">
            <text:p>29642136</text:p>
          </table:table-cell>
          <table:table-cell table:formula="of:=[.A179]+[.B179]+[.C179]+[.D179]+[.E179]+[.F179]+[.G179]" office:value-type="float" office:value="213044128" calcext:value-type="float">
            <text:p>213044128</text:p>
          </table:table-cell>
        </table:table-row>
        <table:table-row table:style-name="ro1">
          <table:table-cell office:value-type="float" office:value="35446104" calcext:value-type="float">
            <text:p>35446104</text:p>
          </table:table-cell>
          <table:table-cell office:value-type="float" office:value="40623544" calcext:value-type="float">
            <text:p>40623544</text:p>
          </table:table-cell>
          <table:table-cell office:value-type="float" office:value="0" calcext:value-type="float">
            <text:p>0</text:p>
          </table:table-cell>
          <table:table-cell office:value-type="float" office:value="33881792" calcext:value-type="float">
            <text:p>33881792</text:p>
          </table:table-cell>
          <table:table-cell office:value-type="float" office:value="38839832" calcext:value-type="float">
            <text:p>38839832</text:p>
          </table:table-cell>
          <table:table-cell office:value-type="float" office:value="36226456" calcext:value-type="float">
            <text:p>36226456</text:p>
          </table:table-cell>
          <table:table-cell office:value-type="float" office:value="29642136" calcext:value-type="float">
            <text:p>29642136</text:p>
          </table:table-cell>
          <table:table-cell table:formula="of:=[.A180]+[.B180]+[.C180]+[.D180]+[.E180]+[.F180]+[.G180]" office:value-type="float" office:value="214659864" calcext:value-type="float">
            <text:p>214659864</text:p>
          </table:table-cell>
        </table:table-row>
        <table:table-row table:style-name="ro1">
          <table:table-cell office:value-type="float" office:value="36034008" calcext:value-type="float">
            <text:p>36034008</text:p>
          </table:table-cell>
          <table:table-cell office:value-type="float" office:value="40623544" calcext:value-type="float">
            <text:p>40623544</text:p>
          </table:table-cell>
          <table:table-cell office:value-type="float" office:value="0" calcext:value-type="float">
            <text:p>0</text:p>
          </table:table-cell>
          <table:table-cell office:value-type="float" office:value="33882640" calcext:value-type="float">
            <text:p>33882640</text:p>
          </table:table-cell>
          <table:table-cell office:value-type="float" office:value="39938232" calcext:value-type="float">
            <text:p>39938232</text:p>
          </table:table-cell>
          <table:table-cell office:value-type="float" office:value="36228088" calcext:value-type="float">
            <text:p>36228088</text:p>
          </table:table-cell>
          <table:table-cell office:value-type="float" office:value="29642136" calcext:value-type="float">
            <text:p>29642136</text:p>
          </table:table-cell>
          <table:table-cell table:formula="of:=[.A181]+[.B181]+[.C181]+[.D181]+[.E181]+[.F181]+[.G181]" office:value-type="float" office:value="216348648" calcext:value-type="float">
            <text:p>216348648</text:p>
          </table:table-cell>
        </table:table-row>
        <table:table-row table:style-name="ro1">
          <table:table-cell office:value-type="float" office:value="36034264" calcext:value-type="float">
            <text:p>36034264</text:p>
          </table:table-cell>
          <table:table-cell office:value-type="float" office:value="40628296" calcext:value-type="float">
            <text:p>40628296</text:p>
          </table:table-cell>
          <table:table-cell office:value-type="float" office:value="0" calcext:value-type="float">
            <text:p>0</text:p>
          </table:table-cell>
          <table:table-cell office:value-type="float" office:value="33889704" calcext:value-type="float">
            <text:p>33889704</text:p>
          </table:table-cell>
          <table:table-cell office:value-type="float" office:value="40474392" calcext:value-type="float">
            <text:p>40474392</text:p>
          </table:table-cell>
          <table:table-cell office:value-type="float" office:value="36233656" calcext:value-type="float">
            <text:p>36233656</text:p>
          </table:table-cell>
          <table:table-cell office:value-type="float" office:value="29642136" calcext:value-type="float">
            <text:p>29642136</text:p>
          </table:table-cell>
          <table:table-cell table:formula="of:=[.A182]+[.B182]+[.C182]+[.D182]+[.E182]+[.F182]+[.G182]" office:value-type="float" office:value="216902448" calcext:value-type="float">
            <text:p>216902448</text:p>
          </table:table-cell>
        </table:table-row>
        <table:table-row table:style-name="ro1">
          <table:table-cell office:value-type="float" office:value="36035096" calcext:value-type="float">
            <text:p>36035096</text:p>
          </table:table-cell>
          <table:table-cell office:value-type="float" office:value="40628296" calcext:value-type="float">
            <text:p>40628296</text:p>
          </table:table-cell>
          <table:table-cell office:value-type="float" office:value="0" calcext:value-type="float">
            <text:p>0</text:p>
          </table:table-cell>
          <table:table-cell office:value-type="float" office:value="34006752" calcext:value-type="float">
            <text:p>34006752</text:p>
          </table:table-cell>
          <table:table-cell office:value-type="float" office:value="41462016" calcext:value-type="float">
            <text:p>41462016</text:p>
          </table:table-cell>
          <table:table-cell office:value-type="float" office:value="36234472" calcext:value-type="float">
            <text:p>36234472</text:p>
          </table:table-cell>
          <table:table-cell office:value-type="float" office:value="30314872" calcext:value-type="float">
            <text:p>30314872</text:p>
          </table:table-cell>
          <table:table-cell table:formula="of:=[.A183]+[.B183]+[.C183]+[.D183]+[.E183]+[.F183]+[.G183]" office:value-type="float" office:value="218681504" calcext:value-type="float">
            <text:p>218681504</text:p>
          </table:table-cell>
        </table:table-row>
        <table:table-row table:style-name="ro1">
          <table:table-cell office:value-type="float" office:value="36036120" calcext:value-type="float">
            <text:p>36036120</text:p>
          </table:table-cell>
          <table:table-cell office:value-type="float" office:value="40679416" calcext:value-type="float">
            <text:p>40679416</text:p>
          </table:table-cell>
          <table:table-cell office:value-type="float" office:value="0" calcext:value-type="float">
            <text:p>0</text:p>
          </table:table-cell>
          <table:table-cell office:value-type="float" office:value="34008280" calcext:value-type="float">
            <text:p>34008280</text:p>
          </table:table-cell>
          <table:table-cell office:value-type="float" office:value="41602216" calcext:value-type="float">
            <text:p>41602216</text:p>
          </table:table-cell>
          <table:table-cell office:value-type="float" office:value="36326408" calcext:value-type="float">
            <text:p>36326408</text:p>
          </table:table-cell>
          <table:table-cell office:value-type="float" office:value="30316496" calcext:value-type="float">
            <text:p>30316496</text:p>
          </table:table-cell>
          <table:table-cell table:formula="of:=[.A184]+[.B184]+[.C184]+[.D184]+[.E184]+[.F184]+[.G184]" office:value-type="float" office:value="218968936" calcext:value-type="float">
            <text:p>218968936</text:p>
          </table:table-cell>
        </table:table-row>
        <table:table-row table:style-name="ro1">
          <table:table-cell office:value-type="float" office:value="36158184" calcext:value-type="float">
            <text:p>36158184</text:p>
          </table:table-cell>
          <table:table-cell office:value-type="float" office:value="40679416" calcext:value-type="float">
            <text:p>40679416</text:p>
          </table:table-cell>
          <table:table-cell office:value-type="float" office:value="0" calcext:value-type="float">
            <text:p>0</text:p>
          </table:table-cell>
          <table:table-cell office:value-type="float" office:value="34009128" calcext:value-type="float">
            <text:p>34009128</text:p>
          </table:table-cell>
          <table:table-cell office:value-type="float" office:value="38394936" calcext:value-type="float">
            <text:p>38394936</text:p>
          </table:table-cell>
          <table:table-cell office:value-type="float" office:value="36330968" calcext:value-type="float">
            <text:p>36330968</text:p>
          </table:table-cell>
          <table:table-cell office:value-type="float" office:value="30389640" calcext:value-type="float">
            <text:p>30389640</text:p>
          </table:table-cell>
          <table:table-cell table:formula="of:=[.A185]+[.B185]+[.C185]+[.D185]+[.E185]+[.F185]+[.G185]" office:value-type="float" office:value="215962272" calcext:value-type="float">
            <text:p>215962272</text:p>
          </table:table-cell>
        </table:table-row>
        <table:table-row table:style-name="ro1">
          <table:table-cell office:value-type="float" office:value="36442312" calcext:value-type="float">
            <text:p>36442312</text:p>
          </table:table-cell>
          <table:table-cell office:value-type="float" office:value="40692200" calcext:value-type="float">
            <text:p>40692200</text:p>
          </table:table-cell>
          <table:table-cell office:value-type="float" office:value="0" calcext:value-type="float">
            <text:p>0</text:p>
          </table:table-cell>
          <table:table-cell office:value-type="float" office:value="34010248" calcext:value-type="float">
            <text:p>34010248</text:p>
          </table:table-cell>
          <table:table-cell office:value-type="float" office:value="41120016" calcext:value-type="float">
            <text:p>41120016</text:p>
          </table:table-cell>
          <table:table-cell office:value-type="float" office:value="36347200" calcext:value-type="float">
            <text:p>36347200</text:p>
          </table:table-cell>
          <table:table-cell office:value-type="float" office:value="30607728" calcext:value-type="float">
            <text:p>30607728</text:p>
          </table:table-cell>
          <table:table-cell table:formula="of:=[.A186]+[.B186]+[.C186]+[.D186]+[.E186]+[.F186]+[.G186]" office:value-type="float" office:value="219219704" calcext:value-type="float">
            <text:p>219219704</text:p>
          </table:table-cell>
        </table:table-row>
        <table:table-row table:style-name="ro1">
          <table:table-cell office:value-type="float" office:value="36782808" calcext:value-type="float">
            <text:p>36782808</text:p>
          </table:table-cell>
          <table:table-cell office:value-type="float" office:value="40712776" calcext:value-type="float">
            <text:p>40712776</text:p>
          </table:table-cell>
          <table:table-cell office:value-type="float" office:value="0" calcext:value-type="float">
            <text:p>0</text:p>
          </table:table-cell>
          <table:table-cell office:value-type="float" office:value="34024656" calcext:value-type="float">
            <text:p>34024656</text:p>
          </table:table-cell>
          <table:table-cell office:value-type="float" office:value="43654480" calcext:value-type="float">
            <text:p>43654480</text:p>
          </table:table-cell>
          <table:table-cell office:value-type="float" office:value="36349000" calcext:value-type="float">
            <text:p>36349000</text:p>
          </table:table-cell>
          <table:table-cell office:value-type="float" office:value="30608544" calcext:value-type="float">
            <text:p>30608544</text:p>
          </table:table-cell>
          <table:table-cell table:formula="of:=[.A187]+[.B187]+[.C187]+[.D187]+[.E187]+[.F187]+[.G187]" office:value-type="float" office:value="222132264" calcext:value-type="float">
            <text:p>222132264</text:p>
          </table:table-cell>
        </table:table-row>
        <table:table-row table:style-name="ro1">
          <table:table-cell office:value-type="float" office:value="36935944" calcext:value-type="float">
            <text:p>36935944</text:p>
          </table:table-cell>
          <table:table-cell office:value-type="float" office:value="40714376" calcext:value-type="float">
            <text:p>40714376</text:p>
          </table:table-cell>
          <table:table-cell office:value-type="float" office:value="0" calcext:value-type="float">
            <text:p>0</text:p>
          </table:table-cell>
          <table:table-cell office:value-type="float" office:value="34026712" calcext:value-type="float">
            <text:p>34026712</text:p>
          </table:table-cell>
          <table:table-cell office:value-type="float" office:value="42664384" calcext:value-type="float">
            <text:p>42664384</text:p>
          </table:table-cell>
          <table:table-cell office:value-type="float" office:value="36350192" calcext:value-type="float">
            <text:p>36350192</text:p>
          </table:table-cell>
          <table:table-cell office:value-type="float" office:value="30615600" calcext:value-type="float">
            <text:p>30615600</text:p>
          </table:table-cell>
          <table:table-cell table:formula="of:=[.A188]+[.B188]+[.C188]+[.D188]+[.E188]+[.F188]+[.G188]" office:value-type="float" office:value="221307208" calcext:value-type="float">
            <text:p>221307208</text:p>
          </table:table-cell>
        </table:table-row>
        <table:table-row table:style-name="ro1">
          <table:table-cell office:value-type="float" office:value="36999088" calcext:value-type="float">
            <text:p>36999088</text:p>
          </table:table-cell>
          <table:table-cell office:value-type="float" office:value="40838656" calcext:value-type="float">
            <text:p>40838656</text:p>
          </table:table-cell>
          <table:table-cell office:value-type="float" office:value="0" calcext:value-type="float">
            <text:p>0</text:p>
          </table:table-cell>
          <table:table-cell office:value-type="float" office:value="34028728" calcext:value-type="float">
            <text:p>34028728</text:p>
          </table:table-cell>
          <table:table-cell office:value-type="float" office:value="43875216" calcext:value-type="float">
            <text:p>43875216</text:p>
          </table:table-cell>
          <table:table-cell office:value-type="float" office:value="36354896" calcext:value-type="float">
            <text:p>36354896</text:p>
          </table:table-cell>
          <table:table-cell office:value-type="float" office:value="31048880" calcext:value-type="float">
            <text:p>31048880</text:p>
          </table:table-cell>
          <table:table-cell table:formula="of:=[.A189]+[.B189]+[.C189]+[.D189]+[.E189]+[.F189]+[.G189]" office:value-type="float" office:value="223145464" calcext:value-type="float">
            <text:p>223145464</text:p>
          </table:table-cell>
        </table:table-row>
        <table:table-row table:style-name="ro1">
          <table:table-cell office:value-type="float" office:value="37031368" calcext:value-type="float">
            <text:p>37031368</text:p>
          </table:table-cell>
          <table:table-cell office:value-type="float" office:value="40841080" calcext:value-type="float">
            <text:p>40841080</text:p>
          </table:table-cell>
          <table:table-cell office:value-type="float" office:value="0" calcext:value-type="float">
            <text:p>0</text:p>
          </table:table-cell>
          <table:table-cell office:value-type="float" office:value="34037672" calcext:value-type="float">
            <text:p>34037672</text:p>
          </table:table-cell>
          <table:table-cell office:value-type="float" office:value="46252712" calcext:value-type="float">
            <text:p>46252712</text:p>
          </table:table-cell>
          <table:table-cell office:value-type="float" office:value="36355352" calcext:value-type="float">
            <text:p>36355352</text:p>
          </table:table-cell>
          <table:table-cell office:value-type="float" office:value="31049136" calcext:value-type="float">
            <text:p>31049136</text:p>
          </table:table-cell>
          <table:table-cell table:formula="of:=[.A190]+[.B190]+[.C190]+[.D190]+[.E190]+[.F190]+[.G190]" office:value-type="float" office:value="225567320" calcext:value-type="float">
            <text:p>225567320</text:p>
          </table:table-cell>
        </table:table-row>
        <table:table-row table:style-name="ro1">
          <table:table-cell office:value-type="float" office:value="37118616" calcext:value-type="float">
            <text:p>37118616</text:p>
          </table:table-cell>
          <table:table-cell office:value-type="float" office:value="40842336" calcext:value-type="float">
            <text:p>40842336</text:p>
          </table:table-cell>
          <table:table-cell office:value-type="float" office:value="0" calcext:value-type="float">
            <text:p>0</text:p>
          </table:table-cell>
          <table:table-cell office:value-type="float" office:value="34262280" calcext:value-type="float">
            <text:p>34262280</text:p>
          </table:table-cell>
          <table:table-cell office:value-type="float" office:value="31910272" calcext:value-type="float">
            <text:p>31910272</text:p>
          </table:table-cell>
          <table:table-cell office:value-type="float" office:value="36355776" calcext:value-type="float">
            <text:p>36355776</text:p>
          </table:table-cell>
          <table:table-cell office:value-type="float" office:value="31050576" calcext:value-type="float">
            <text:p>31050576</text:p>
          </table:table-cell>
          <table:table-cell table:formula="of:=[.A191]+[.B191]+[.C191]+[.D191]+[.E191]+[.F191]+[.G191]" office:value-type="float" office:value="211539856" calcext:value-type="float">
            <text:p>211539856</text:p>
          </table:table-cell>
        </table:table-row>
        <table:table-row table:style-name="ro1">
          <table:table-cell office:value-type="float" office:value="37269224" calcext:value-type="float">
            <text:p>37269224</text:p>
          </table:table-cell>
          <table:table-cell office:value-type="float" office:value="40843152" calcext:value-type="float">
            <text:p>40843152</text:p>
          </table:table-cell>
          <table:table-cell office:value-type="float" office:value="0" calcext:value-type="float">
            <text:p>0</text:p>
          </table:table-cell>
          <table:table-cell office:value-type="float" office:value="34357896" calcext:value-type="float">
            <text:p>34357896</text:p>
          </table:table-cell>
          <table:table-cell office:value-type="float" office:value="32031584" calcext:value-type="float">
            <text:p>32031584</text:p>
          </table:table-cell>
          <table:table-cell office:value-type="float" office:value="36378488" calcext:value-type="float">
            <text:p>36378488</text:p>
          </table:table-cell>
          <table:table-cell office:value-type="float" office:value="31058408" calcext:value-type="float">
            <text:p>31058408</text:p>
          </table:table-cell>
          <table:table-cell table:formula="of:=[.A192]+[.B192]+[.C192]+[.D192]+[.E192]+[.F192]+[.G192]" office:value-type="float" office:value="211938752" calcext:value-type="float">
            <text:p>211938752</text:p>
          </table:table-cell>
        </table:table-row>
        <table:table-row table:style-name="ro1">
          <table:table-cell office:value-type="float" office:value="37288544" calcext:value-type="float">
            <text:p>37288544</text:p>
          </table:table-cell>
          <table:table-cell office:value-type="float" office:value="40843968" calcext:value-type="float">
            <text:p>40843968</text:p>
          </table:table-cell>
          <table:table-cell office:value-type="float" office:value="0" calcext:value-type="float">
            <text:p>0</text:p>
          </table:table-cell>
          <table:table-cell office:value-type="float" office:value="34499432" calcext:value-type="float">
            <text:p>34499432</text:p>
          </table:table-cell>
          <table:table-cell office:value-type="float" office:value="33357376" calcext:value-type="float">
            <text:p>33357376</text:p>
          </table:table-cell>
          <table:table-cell office:value-type="float" office:value="36380120" calcext:value-type="float">
            <text:p>36380120</text:p>
          </table:table-cell>
          <table:table-cell office:value-type="float" office:value="31114768" calcext:value-type="float">
            <text:p>31114768</text:p>
          </table:table-cell>
          <table:table-cell table:formula="of:=[.A193]+[.B193]+[.C193]+[.D193]+[.E193]+[.F193]+[.G193]" office:value-type="float" office:value="213484208" calcext:value-type="float">
            <text:p>213484208</text:p>
          </table:table-cell>
        </table:table-row>
        <table:table-row table:style-name="ro1">
          <table:table-cell office:value-type="float" office:value="37289392" calcext:value-type="float">
            <text:p>37289392</text:p>
          </table:table-cell>
          <table:table-cell office:value-type="float" office:value="40876416" calcext:value-type="float">
            <text:p>40876416</text:p>
          </table:table-cell>
          <table:table-cell office:value-type="float" office:value="0" calcext:value-type="float">
            <text:p>0</text:p>
          </table:table-cell>
          <table:table-cell office:value-type="float" office:value="34524208" calcext:value-type="float">
            <text:p>34524208</text:p>
          </table:table-cell>
          <table:table-cell office:value-type="float" office:value="33606288" calcext:value-type="float">
            <text:p>33606288</text:p>
          </table:table-cell>
          <table:table-cell office:value-type="float" office:value="36396256" calcext:value-type="float">
            <text:p>36396256</text:p>
          </table:table-cell>
          <table:table-cell office:value-type="float" office:value="31274576" calcext:value-type="float">
            <text:p>31274576</text:p>
          </table:table-cell>
          <table:table-cell table:formula="of:=[.A194]+[.B194]+[.C194]+[.D194]+[.E194]+[.F194]+[.G194]" office:value-type="float" office:value="213967136" calcext:value-type="float">
            <text:p>213967136</text:p>
          </table:table-cell>
        </table:table-row>
        <table:table-row table:style-name="ro1">
          <table:table-cell office:value-type="float" office:value="37298544" calcext:value-type="float">
            <text:p>37298544</text:p>
          </table:table-cell>
          <table:table-cell office:value-type="float" office:value="40877232" calcext:value-type="float">
            <text:p>40877232</text:p>
          </table:table-cell>
          <table:table-cell office:value-type="float" office:value="0" calcext:value-type="float">
            <text:p>0</text:p>
          </table:table-cell>
          <table:table-cell office:value-type="float" office:value="34524208" calcext:value-type="float">
            <text:p>34524208</text:p>
          </table:table-cell>
          <table:table-cell office:value-type="float" office:value="34209552" calcext:value-type="float">
            <text:p>34209552</text:p>
          </table:table-cell>
          <table:table-cell office:value-type="float" office:value="36397104" calcext:value-type="float">
            <text:p>36397104</text:p>
          </table:table-cell>
          <table:table-cell office:value-type="float" office:value="31400864" calcext:value-type="float">
            <text:p>31400864</text:p>
          </table:table-cell>
          <table:table-cell table:formula="of:=[.A195]+[.B195]+[.C195]+[.D195]+[.E195]+[.F195]+[.G195]" office:value-type="float" office:value="214707504" calcext:value-type="float">
            <text:p>214707504</text:p>
          </table:table-cell>
        </table:table-row>
        <table:table-row table:style-name="ro1">
          <table:table-cell office:value-type="float" office:value="37299616" calcext:value-type="float">
            <text:p>37299616</text:p>
          </table:table-cell>
          <table:table-cell office:value-type="float" office:value="40883168" calcext:value-type="float">
            <text:p>40883168</text:p>
          </table:table-cell>
          <table:table-cell office:value-type="float" office:value="0" calcext:value-type="float">
            <text:p>0</text:p>
          </table:table-cell>
          <table:table-cell office:value-type="float" office:value="34531352" calcext:value-type="float">
            <text:p>34531352</text:p>
          </table:table-cell>
          <table:table-cell office:value-type="float" office:value="35120088" calcext:value-type="float">
            <text:p>35120088</text:p>
          </table:table-cell>
          <table:table-cell office:value-type="float" office:value="36416880" calcext:value-type="float">
            <text:p>36416880</text:p>
          </table:table-cell>
          <table:table-cell office:value-type="float" office:value="31402336" calcext:value-type="float">
            <text:p>31402336</text:p>
          </table:table-cell>
          <table:table-cell table:formula="of:=[.A196]+[.B196]+[.C196]+[.D196]+[.E196]+[.F196]+[.G196]" office:value-type="float" office:value="215653440" calcext:value-type="float">
            <text:p>215653440</text:p>
          </table:table-cell>
        </table:table-row>
        <table:table-row table:style-name="ro1">
          <table:table-cell office:value-type="float" office:value="37345472" calcext:value-type="float">
            <text:p>37345472</text:p>
          </table:table-cell>
          <table:table-cell office:value-type="float" office:value="40884240" calcext:value-type="float">
            <text:p>40884240</text:p>
          </table:table-cell>
          <table:table-cell office:value-type="float" office:value="0" calcext:value-type="float">
            <text:p>0</text:p>
          </table:table-cell>
          <table:table-cell office:value-type="float" office:value="34574200" calcext:value-type="float">
            <text:p>34574200</text:p>
          </table:table-cell>
          <table:table-cell office:value-type="float" office:value="35799760" calcext:value-type="float">
            <text:p>35799760</text:p>
          </table:table-cell>
          <table:table-cell office:value-type="float" office:value="36422752" calcext:value-type="float">
            <text:p>36422752</text:p>
          </table:table-cell>
          <table:table-cell office:value-type="float" office:value="31404936" calcext:value-type="float">
            <text:p>31404936</text:p>
          </table:table-cell>
          <table:table-cell table:formula="of:=[.A197]+[.B197]+[.C197]+[.D197]+[.E197]+[.F197]+[.G197]" office:value-type="float" office:value="216431360" calcext:value-type="float">
            <text:p>216431360</text:p>
          </table:table-cell>
        </table:table-row>
        <table:table-row table:style-name="ro1">
          <table:table-cell office:value-type="float" office:value="37366008" calcext:value-type="float">
            <text:p>37366008</text:p>
          </table:table-cell>
          <table:table-cell office:value-type="float" office:value="40889808" calcext:value-type="float">
            <text:p>40889808</text:p>
          </table:table-cell>
          <table:table-cell office:value-type="float" office:value="0" calcext:value-type="float">
            <text:p>0</text:p>
          </table:table-cell>
          <table:table-cell office:value-type="float" office:value="34607328" calcext:value-type="float">
            <text:p>34607328</text:p>
          </table:table-cell>
          <table:table-cell office:value-type="float" office:value="35800848" calcext:value-type="float">
            <text:p>35800848</text:p>
          </table:table-cell>
          <table:table-cell office:value-type="float" office:value="36423992" calcext:value-type="float">
            <text:p>36423992</text:p>
          </table:table-cell>
          <table:table-cell office:value-type="float" office:value="31405600" calcext:value-type="float">
            <text:p>31405600</text:p>
          </table:table-cell>
          <table:table-cell table:formula="of:=[.A198]+[.B198]+[.C198]+[.D198]+[.E198]+[.F198]+[.G198]" office:value-type="float" office:value="216493584" calcext:value-type="float">
            <text:p>216493584</text:p>
          </table:table-cell>
        </table:table-row>
        <table:table-row table:style-name="ro1">
          <table:table-cell office:value-type="float" office:value="37366856" calcext:value-type="float">
            <text:p>37366856</text:p>
          </table:table-cell>
          <table:table-cell office:value-type="float" office:value="40930264" calcext:value-type="float">
            <text:p>40930264</text:p>
          </table:table-cell>
          <table:table-cell office:value-type="float" office:value="0" calcext:value-type="float">
            <text:p>0</text:p>
          </table:table-cell>
          <table:table-cell office:value-type="float" office:value="34613608" calcext:value-type="float">
            <text:p>34613608</text:p>
          </table:table-cell>
          <table:table-cell office:value-type="float" office:value="37424632" calcext:value-type="float">
            <text:p>37424632</text:p>
          </table:table-cell>
          <table:table-cell office:value-type="float" office:value="36461576" calcext:value-type="float">
            <text:p>36461576</text:p>
          </table:table-cell>
          <table:table-cell office:value-type="float" office:value="31440472" calcext:value-type="float">
            <text:p>31440472</text:p>
          </table:table-cell>
          <table:table-cell table:formula="of:=[.A199]+[.B199]+[.C199]+[.D199]+[.E199]+[.F199]+[.G199]" office:value-type="float" office:value="218237408" calcext:value-type="float">
            <text:p>218237408</text:p>
          </table:table-cell>
        </table:table-row>
        <table:table-row table:style-name="ro1">
          <table:table-cell office:value-type="float" office:value="37366856" calcext:value-type="float">
            <text:p>37366856</text:p>
          </table:table-cell>
          <table:table-cell office:value-type="float" office:value="40931080" calcext:value-type="float">
            <text:p>40931080</text:p>
          </table:table-cell>
          <table:table-cell office:value-type="float" office:value="0" calcext:value-type="float">
            <text:p>0</text:p>
          </table:table-cell>
          <table:table-cell office:value-type="float" office:value="34661912" calcext:value-type="float">
            <text:p>34661912</text:p>
          </table:table-cell>
          <table:table-cell office:value-type="float" office:value="38323536" calcext:value-type="float">
            <text:p>38323536</text:p>
          </table:table-cell>
          <table:table-cell office:value-type="float" office:value="36463432" calcext:value-type="float">
            <text:p>36463432</text:p>
          </table:table-cell>
          <table:table-cell office:value-type="float" office:value="31442112" calcext:value-type="float">
            <text:p>31442112</text:p>
          </table:table-cell>
          <table:table-cell table:formula="of:=[.A200]+[.B200]+[.C200]+[.D200]+[.E200]+[.F200]+[.G200]" office:value-type="float" office:value="219188928" calcext:value-type="float">
            <text:p>219188928</text:p>
          </table:table-cell>
        </table:table-row>
        <table:table-row table:style-name="ro1">
          <table:table-cell office:value-type="float" office:value="37366856" calcext:value-type="float">
            <text:p>37366856</text:p>
          </table:table-cell>
          <table:table-cell office:value-type="float" office:value="40931488" calcext:value-type="float">
            <text:p>40931488</text:p>
          </table:table-cell>
          <table:table-cell office:value-type="float" office:value="0" calcext:value-type="float">
            <text:p>0</text:p>
          </table:table-cell>
          <table:table-cell office:value-type="float" office:value="34681536" calcext:value-type="float">
            <text:p>34681536</text:p>
          </table:table-cell>
          <table:table-cell office:value-type="float" office:value="42521528" calcext:value-type="float">
            <text:p>42521528</text:p>
          </table:table-cell>
          <table:table-cell office:value-type="float" office:value="36486400" calcext:value-type="float">
            <text:p>36486400</text:p>
          </table:table-cell>
          <table:table-cell office:value-type="float" office:value="32241000" calcext:value-type="float">
            <text:p>32241000</text:p>
          </table:table-cell>
          <table:table-cell table:formula="of:=[.A201]+[.B201]+[.C201]+[.D201]+[.E201]+[.F201]+[.G201]" office:value-type="float" office:value="224228808" calcext:value-type="float">
            <text:p>224228808</text:p>
          </table:table-cell>
        </table:table-row>
        <table:table-row table:style-name="ro1">
          <table:table-cell office:value-type="float" office:value="37373944" calcext:value-type="float">
            <text:p>37373944</text:p>
          </table:table-cell>
          <table:table-cell office:value-type="float" office:value="40932304" calcext:value-type="float">
            <text:p>40932304</text:p>
          </table:table-cell>
          <table:table-cell office:value-type="float" office:value="0" calcext:value-type="float">
            <text:p>0</text:p>
          </table:table-cell>
          <table:table-cell office:value-type="float" office:value="34808640" calcext:value-type="float">
            <text:p>34808640</text:p>
          </table:table-cell>
          <table:table-cell office:value-type="float" office:value="42530528" calcext:value-type="float">
            <text:p>42530528</text:p>
          </table:table-cell>
          <table:table-cell office:value-type="float" office:value="36490080" calcext:value-type="float">
            <text:p>36490080</text:p>
          </table:table-cell>
          <table:table-cell office:value-type="float" office:value="32727904" calcext:value-type="float">
            <text:p>32727904</text:p>
          </table:table-cell>
          <table:table-cell table:formula="of:=[.A202]+[.B202]+[.C202]+[.D202]+[.E202]+[.F202]+[.G202]" office:value-type="float" office:value="224863400" calcext:value-type="float">
            <text:p>224863400</text:p>
          </table:table-cell>
        </table:table-row>
        <table:table-row table:style-name="ro1">
          <table:table-cell office:value-type="float" office:value="37373944" calcext:value-type="float">
            <text:p>37373944</text:p>
          </table:table-cell>
          <table:table-cell office:value-type="float" office:value="40937872" calcext:value-type="float">
            <text:p>40937872</text:p>
          </table:table-cell>
          <table:table-cell office:value-type="float" office:value="0" calcext:value-type="float">
            <text:p>0</text:p>
          </table:table-cell>
          <table:table-cell office:value-type="float" office:value="34808792" calcext:value-type="float">
            <text:p>34808792</text:p>
          </table:table-cell>
          <table:table-cell office:value-type="float" office:value="42588696" calcext:value-type="float">
            <text:p>42588696</text:p>
          </table:table-cell>
          <table:table-cell office:value-type="float" office:value="36628976" calcext:value-type="float">
            <text:p>36628976</text:p>
          </table:table-cell>
          <table:table-cell office:value-type="float" office:value="34616240" calcext:value-type="float">
            <text:p>34616240</text:p>
          </table:table-cell>
          <table:table-cell table:formula="of:=[.A203]+[.B203]+[.C203]+[.D203]+[.E203]+[.F203]+[.G203]" office:value-type="float" office:value="226954520" calcext:value-type="float">
            <text:p>226954520</text:p>
          </table:table-cell>
        </table:table-row>
        <table:table-row table:style-name="ro1">
          <table:table-cell office:value-type="float" office:value="37373944" calcext:value-type="float">
            <text:p>37373944</text:p>
          </table:table-cell>
          <table:table-cell office:value-type="float" office:value="40970368" calcext:value-type="float">
            <text:p>40970368</text:p>
          </table:table-cell>
          <table:table-cell office:value-type="float" office:value="0" calcext:value-type="float">
            <text:p>0</text:p>
          </table:table-cell>
          <table:table-cell office:value-type="float" office:value="34860344" calcext:value-type="float">
            <text:p>34860344</text:p>
          </table:table-cell>
          <table:table-cell office:value-type="float" office:value="42682392" calcext:value-type="float">
            <text:p>42682392</text:p>
          </table:table-cell>
          <table:table-cell office:value-type="float" office:value="36705384" calcext:value-type="float">
            <text:p>36705384</text:p>
          </table:table-cell>
          <table:table-cell office:value-type="float" office:value="35173144" calcext:value-type="float">
            <text:p>35173144</text:p>
          </table:table-cell>
          <table:table-cell table:formula="of:=[.A204]+[.B204]+[.C204]+[.D204]+[.E204]+[.F204]+[.G204]" office:value-type="float" office:value="227765576" calcext:value-type="float">
            <text:p>227765576</text:p>
          </table:table-cell>
        </table:table-row>
        <table:table-row table:style-name="ro1">
          <table:table-cell office:value-type="float" office:value="37409176" calcext:value-type="float">
            <text:p>37409176</text:p>
          </table:table-cell>
          <table:table-cell office:value-type="float" office:value="40974240" calcext:value-type="float">
            <text:p>40974240</text:p>
          </table:table-cell>
          <table:table-cell office:value-type="float" office:value="0" calcext:value-type="float">
            <text:p>0</text:p>
          </table:table-cell>
          <table:table-cell office:value-type="float" office:value="34862760" calcext:value-type="float">
            <text:p>34862760</text:p>
          </table:table-cell>
          <table:table-cell office:value-type="float" office:value="42683048" calcext:value-type="float">
            <text:p>42683048</text:p>
          </table:table-cell>
          <table:table-cell office:value-type="float" office:value="36707608" calcext:value-type="float">
            <text:p>36707608</text:p>
          </table:table-cell>
          <table:table-cell office:value-type="float" office:value="35450112" calcext:value-type="float">
            <text:p>35450112</text:p>
          </table:table-cell>
          <table:table-cell table:formula="of:=[.A205]+[.B205]+[.C205]+[.D205]+[.E205]+[.F205]+[.G205]" office:value-type="float" office:value="228086944" calcext:value-type="float">
            <text:p>228086944</text:p>
          </table:table-cell>
        </table:table-row>
        <table:table-row table:style-name="ro1">
          <table:table-cell office:value-type="float" office:value="37481912" calcext:value-type="float">
            <text:p>37481912</text:p>
          </table:table-cell>
          <table:table-cell office:value-type="float" office:value="35648352" calcext:value-type="float">
            <text:p>35648352</text:p>
          </table:table-cell>
          <table:table-cell office:value-type="float" office:value="0" calcext:value-type="float">
            <text:p>0</text:p>
          </table:table-cell>
          <table:table-cell office:value-type="float" office:value="34882384" calcext:value-type="float">
            <text:p>34882384</text:p>
          </table:table-cell>
          <table:table-cell office:value-type="float" office:value="42683048" calcext:value-type="float">
            <text:p>42683048</text:p>
          </table:table-cell>
          <table:table-cell office:value-type="float" office:value="36733896" calcext:value-type="float">
            <text:p>36733896</text:p>
          </table:table-cell>
          <table:table-cell office:value-type="float" office:value="35552592" calcext:value-type="float">
            <text:p>35552592</text:p>
          </table:table-cell>
          <table:table-cell table:formula="of:=[.A206]+[.B206]+[.C206]+[.D206]+[.E206]+[.F206]+[.G206]" office:value-type="float" office:value="222982184" calcext:value-type="float">
            <text:p>222982184</text:p>
          </table:table-cell>
        </table:table-row>
        <table:table-row table:style-name="ro1">
          <table:table-cell office:value-type="float" office:value="37484480" calcext:value-type="float">
            <text:p>37484480</text:p>
          </table:table-cell>
          <table:table-cell office:value-type="float" office:value="35649480" calcext:value-type="float">
            <text:p>35649480</text:p>
          </table:table-cell>
          <table:table-cell office:value-type="float" office:value="0" calcext:value-type="float">
            <text:p>0</text:p>
          </table:table-cell>
          <table:table-cell office:value-type="float" office:value="34882384" calcext:value-type="float">
            <text:p>34882384</text:p>
          </table:table-cell>
          <table:table-cell office:value-type="float" office:value="42700880" calcext:value-type="float">
            <text:p>42700880</text:p>
          </table:table-cell>
          <table:table-cell office:value-type="float" office:value="36805776" calcext:value-type="float">
            <text:p>36805776</text:p>
          </table:table-cell>
          <table:table-cell office:value-type="float" office:value="38725296" calcext:value-type="float">
            <text:p>38725296</text:p>
          </table:table-cell>
          <table:table-cell table:formula="of:=[.A207]+[.B207]+[.C207]+[.D207]+[.E207]+[.F207]+[.G207]" office:value-type="float" office:value="226248296" calcext:value-type="float">
            <text:p>226248296</text:p>
          </table:table-cell>
        </table:table-row>
        <table:table-row table:style-name="ro1">
          <table:table-cell office:value-type="float" office:value="37485752" calcext:value-type="float">
            <text:p>37485752</text:p>
          </table:table-cell>
          <table:table-cell office:value-type="float" office:value="35873752" calcext:value-type="float">
            <text:p>35873752</text:p>
          </table:table-cell>
          <table:table-cell office:value-type="float" office:value="0" calcext:value-type="float">
            <text:p>0</text:p>
          </table:table-cell>
          <table:table-cell office:value-type="float" office:value="34896840" calcext:value-type="float">
            <text:p>34896840</text:p>
          </table:table-cell>
          <table:table-cell office:value-type="float" office:value="42718920" calcext:value-type="float">
            <text:p>42718920</text:p>
          </table:table-cell>
          <table:table-cell office:value-type="float" office:value="36813496" calcext:value-type="float">
            <text:p>36813496</text:p>
          </table:table-cell>
          <table:table-cell office:value-type="float" office:value="39137232" calcext:value-type="float">
            <text:p>39137232</text:p>
          </table:table-cell>
          <table:table-cell table:formula="of:=[.A208]+[.B208]+[.C208]+[.D208]+[.E208]+[.F208]+[.G208]" office:value-type="float" office:value="226925992" calcext:value-type="float">
            <text:p>226925992</text:p>
          </table:table-cell>
        </table:table-row>
        <table:table-row table:style-name="ro1">
          <table:table-cell office:value-type="float" office:value="37487024" calcext:value-type="float">
            <text:p>37487024</text:p>
          </table:table-cell>
          <table:table-cell office:value-type="float" office:value="37557640" calcext:value-type="float">
            <text:p>37557640</text:p>
          </table:table-cell>
          <table:table-cell office:value-type="float" office:value="0" calcext:value-type="float">
            <text:p>0</text:p>
          </table:table-cell>
          <table:table-cell office:value-type="float" office:value="34977408" calcext:value-type="float">
            <text:p>34977408</text:p>
          </table:table-cell>
          <table:table-cell office:value-type="float" office:value="42726952" calcext:value-type="float">
            <text:p>42726952</text:p>
          </table:table-cell>
          <table:table-cell office:value-type="float" office:value="36940408" calcext:value-type="float">
            <text:p>36940408</text:p>
          </table:table-cell>
          <table:table-cell office:value-type="float" office:value="39962040" calcext:value-type="float">
            <text:p>39962040</text:p>
          </table:table-cell>
          <table:table-cell table:formula="of:=[.A209]+[.B209]+[.C209]+[.D209]+[.E209]+[.F209]+[.G209]" office:value-type="float" office:value="229651472" calcext:value-type="float">
            <text:p>229651472</text:p>
          </table:table-cell>
        </table:table-row>
        <table:table-row table:style-name="ro1">
          <table:table-cell office:value-type="float" office:value="38156648" calcext:value-type="float">
            <text:p>38156648</text:p>
          </table:table-cell>
          <table:table-cell office:value-type="float" office:value="36143432" calcext:value-type="float">
            <text:p>36143432</text:p>
          </table:table-cell>
          <table:table-cell office:value-type="float" office:value="0" calcext:value-type="float">
            <text:p>0</text:p>
          </table:table-cell>
          <table:table-cell office:value-type="float" office:value="34980144" calcext:value-type="float">
            <text:p>34980144</text:p>
          </table:table-cell>
          <table:table-cell office:value-type="float" office:value="42727768" calcext:value-type="float">
            <text:p>42727768</text:p>
          </table:table-cell>
          <table:table-cell office:value-type="float" office:value="36957848" calcext:value-type="float">
            <text:p>36957848</text:p>
          </table:table-cell>
          <table:table-cell office:value-type="float" office:value="33092704" calcext:value-type="float">
            <text:p>33092704</text:p>
          </table:table-cell>
          <table:table-cell table:formula="of:=[.A210]+[.B210]+[.C210]+[.D210]+[.E210]+[.F210]+[.G210]" office:value-type="float" office:value="222058544" calcext:value-type="float">
            <text:p>222058544</text:p>
          </table:table-cell>
        </table:table-row>
        <table:table-row table:style-name="ro1">
          <table:table-cell office:value-type="float" office:value="38666416" calcext:value-type="float">
            <text:p>38666416</text:p>
          </table:table-cell>
          <table:table-cell office:value-type="float" office:value="36320720" calcext:value-type="float">
            <text:p>36320720</text:p>
          </table:table-cell>
          <table:table-cell office:value-type="float" office:value="0" calcext:value-type="float">
            <text:p>0</text:p>
          </table:table-cell>
          <table:table-cell office:value-type="float" office:value="35045968" calcext:value-type="float">
            <text:p>35045968</text:p>
          </table:table-cell>
          <table:table-cell office:value-type="float" office:value="42734752" calcext:value-type="float">
            <text:p>42734752</text:p>
          </table:table-cell>
          <table:table-cell office:value-type="float" office:value="36991936" calcext:value-type="float">
            <text:p>36991936</text:p>
          </table:table-cell>
          <table:table-cell office:value-type="float" office:value="36688424" calcext:value-type="float">
            <text:p>36688424</text:p>
          </table:table-cell>
          <table:table-cell table:formula="of:=[.A211]+[.B211]+[.C211]+[.D211]+[.E211]+[.F211]+[.G211]" office:value-type="float" office:value="226448216" calcext:value-type="float">
            <text:p>226448216</text:p>
          </table:table-cell>
        </table:table-row>
        <table:table-row table:style-name="ro1">
          <table:table-cell office:value-type="float" office:value="38666416" calcext:value-type="float">
            <text:p>38666416</text:p>
          </table:table-cell>
          <table:table-cell office:value-type="float" office:value="36320720" calcext:value-type="float">
            <text:p>36320720</text:p>
          </table:table-cell>
          <table:table-cell office:value-type="float" office:value="0" calcext:value-type="float">
            <text:p>0</text:p>
          </table:table-cell>
          <table:table-cell office:value-type="float" office:value="35052752" calcext:value-type="float">
            <text:p>35052752</text:p>
          </table:table-cell>
          <table:table-cell office:value-type="float" office:value="42736704" calcext:value-type="float">
            <text:p>42736704</text:p>
          </table:table-cell>
          <table:table-cell office:value-type="float" office:value="36995784" calcext:value-type="float">
            <text:p>36995784</text:p>
          </table:table-cell>
          <table:table-cell office:value-type="float" office:value="37014528" calcext:value-type="float">
            <text:p>37014528</text:p>
          </table:table-cell>
          <table:table-cell table:formula="of:=[.A212]+[.B212]+[.C212]+[.D212]+[.E212]+[.F212]+[.G212]" office:value-type="float" office:value="226786904" calcext:value-type="float">
            <text:p>226786904</text:p>
          </table:table-cell>
        </table:table-row>
        <table:table-row table:style-name="ro1">
          <table:table-cell office:value-type="float" office:value="38666416" calcext:value-type="float">
            <text:p>38666416</text:p>
          </table:table-cell>
          <table:table-cell office:value-type="float" office:value="36320720" calcext:value-type="float">
            <text:p>36320720</text:p>
          </table:table-cell>
          <table:table-cell office:value-type="float" office:value="0" calcext:value-type="float">
            <text:p>0</text:p>
          </table:table-cell>
          <table:table-cell office:value-type="float" office:value="35059880" calcext:value-type="float">
            <text:p>35059880</text:p>
          </table:table-cell>
          <table:table-cell office:value-type="float" office:value="42758024" calcext:value-type="float">
            <text:p>42758024</text:p>
          </table:table-cell>
          <table:table-cell office:value-type="float" office:value="38731168" calcext:value-type="float">
            <text:p>38731168</text:p>
          </table:table-cell>
          <table:table-cell office:value-type="float" office:value="37024744" calcext:value-type="float">
            <text:p>37024744</text:p>
          </table:table-cell>
          <table:table-cell table:formula="of:=[.A213]+[.B213]+[.C213]+[.D213]+[.E213]+[.F213]+[.G213]" office:value-type="float" office:value="228560952" calcext:value-type="float">
            <text:p>228560952</text:p>
          </table:table-cell>
        </table:table-row>
        <table:table-row table:style-name="ro1">
          <table:table-cell office:value-type="float" office:value="38866576" calcext:value-type="float">
            <text:p>38866576</text:p>
          </table:table-cell>
          <table:table-cell office:value-type="float" office:value="36321248" calcext:value-type="float">
            <text:p>36321248</text:p>
          </table:table-cell>
          <table:table-cell office:value-type="float" office:value="0" calcext:value-type="float">
            <text:p>0</text:p>
          </table:table-cell>
          <table:table-cell office:value-type="float" office:value="35079368" calcext:value-type="float">
            <text:p>35079368</text:p>
          </table:table-cell>
          <table:table-cell office:value-type="float" office:value="42759624" calcext:value-type="float">
            <text:p>42759624</text:p>
          </table:table-cell>
          <table:table-cell office:value-type="float" office:value="38825968" calcext:value-type="float">
            <text:p>38825968</text:p>
          </table:table-cell>
          <table:table-cell office:value-type="float" office:value="37061896" calcext:value-type="float">
            <text:p>37061896</text:p>
          </table:table-cell>
          <table:table-cell table:formula="of:=[.A214]+[.B214]+[.C214]+[.D214]+[.E214]+[.F214]+[.G214]" office:value-type="float" office:value="228914680" calcext:value-type="float">
            <text:p>228914680</text:p>
          </table:table-cell>
        </table:table-row>
        <table:table-row table:style-name="ro1">
          <table:table-cell office:value-type="float" office:value="39015520" calcext:value-type="float">
            <text:p>39015520</text:p>
          </table:table-cell>
          <table:table-cell office:value-type="float" office:value="36363824" calcext:value-type="float">
            <text:p>36363824</text:p>
          </table:table-cell>
          <table:table-cell office:value-type="float" office:value="0" calcext:value-type="float">
            <text:p>0</text:p>
          </table:table-cell>
          <table:table-cell office:value-type="float" office:value="35085648" calcext:value-type="float">
            <text:p>35085648</text:p>
          </table:table-cell>
          <table:table-cell office:value-type="float" office:value="42760440" calcext:value-type="float">
            <text:p>42760440</text:p>
          </table:table-cell>
          <table:table-cell office:value-type="float" office:value="38827144" calcext:value-type="float">
            <text:p>38827144</text:p>
          </table:table-cell>
          <table:table-cell office:value-type="float" office:value="37094600" calcext:value-type="float">
            <text:p>37094600</text:p>
          </table:table-cell>
          <table:table-cell table:formula="of:=[.A215]+[.B215]+[.C215]+[.D215]+[.E215]+[.F215]+[.G215]" office:value-type="float" office:value="229147176" calcext:value-type="float">
            <text:p>229147176</text:p>
          </table:table-cell>
        </table:table-row>
        <table:table-row table:style-name="ro1">
          <table:table-cell office:value-type="float" office:value="39237136" calcext:value-type="float">
            <text:p>39237136</text:p>
          </table:table-cell>
          <table:table-cell office:value-type="float" office:value="36448000" calcext:value-type="float">
            <text:p>36448000</text:p>
          </table:table-cell>
          <table:table-cell office:value-type="float" office:value="0" calcext:value-type="float">
            <text:p>0</text:p>
          </table:table-cell>
          <table:table-cell office:value-type="float" office:value="35085648" calcext:value-type="float">
            <text:p>35085648</text:p>
          </table:table-cell>
          <table:table-cell office:value-type="float" office:value="42769200" calcext:value-type="float">
            <text:p>42769200</text:p>
          </table:table-cell>
          <table:table-cell office:value-type="float" office:value="38829616" calcext:value-type="float">
            <text:p>38829616</text:p>
          </table:table-cell>
          <table:table-cell office:value-type="float" office:value="37133912" calcext:value-type="float">
            <text:p>37133912</text:p>
          </table:table-cell>
          <table:table-cell table:formula="of:=[.A216]+[.B216]+[.C216]+[.D216]+[.E216]+[.F216]+[.G216]" office:value-type="float" office:value="229503512" calcext:value-type="float">
            <text:p>229503512</text:p>
          </table:table-cell>
        </table:table-row>
        <table:table-row table:style-name="ro1">
          <table:table-cell office:value-type="float" office:value="28520016" calcext:value-type="float">
            <text:p>28520016</text:p>
          </table:table-cell>
          <table:table-cell office:value-type="float" office:value="36453376" calcext:value-type="float">
            <text:p>36453376</text:p>
          </table:table-cell>
          <table:table-cell office:value-type="float" office:value="0" calcext:value-type="float">
            <text:p>0</text:p>
          </table:table-cell>
          <table:table-cell office:value-type="float" office:value="35085800" calcext:value-type="float">
            <text:p>35085800</text:p>
          </table:table-cell>
          <table:table-cell office:value-type="float" office:value="42783592" calcext:value-type="float">
            <text:p>42783592</text:p>
          </table:table-cell>
          <table:table-cell office:value-type="float" office:value="38863752" calcext:value-type="float">
            <text:p>38863752</text:p>
          </table:table-cell>
          <table:table-cell office:value-type="float" office:value="37192736" calcext:value-type="float">
            <text:p>37192736</text:p>
          </table:table-cell>
          <table:table-cell table:formula="of:=[.A217]+[.B217]+[.C217]+[.D217]+[.E217]+[.F217]+[.G217]" office:value-type="float" office:value="218899272" calcext:value-type="float">
            <text:p>218899272</text:p>
          </table:table-cell>
        </table:table-row>
        <table:table-row table:style-name="ro1">
          <table:table-cell office:value-type="float" office:value="29814656" calcext:value-type="float">
            <text:p>29814656</text:p>
          </table:table-cell>
          <table:table-cell office:value-type="float" office:value="36471616" calcext:value-type="float">
            <text:p>36471616</text:p>
          </table:table-cell>
          <table:table-cell office:value-type="float" office:value="0" calcext:value-type="float">
            <text:p>0</text:p>
          </table:table-cell>
          <table:table-cell office:value-type="float" office:value="35094512" calcext:value-type="float">
            <text:p>35094512</text:p>
          </table:table-cell>
          <table:table-cell office:value-type="float" office:value="42816176" calcext:value-type="float">
            <text:p>42816176</text:p>
          </table:table-cell>
          <table:table-cell office:value-type="float" office:value="38869712" calcext:value-type="float">
            <text:p>38869712</text:p>
          </table:table-cell>
          <table:table-cell office:value-type="float" office:value="37268672" calcext:value-type="float">
            <text:p>37268672</text:p>
          </table:table-cell>
          <table:table-cell table:formula="of:=[.A218]+[.B218]+[.C218]+[.D218]+[.E218]+[.F218]+[.G218]" office:value-type="float" office:value="220335344" calcext:value-type="float">
            <text:p>220335344</text:p>
          </table:table-cell>
        </table:table-row>
        <table:table-row table:style-name="ro1">
          <table:table-cell office:value-type="float" office:value="29916296" calcext:value-type="float">
            <text:p>29916296</text:p>
          </table:table-cell>
          <table:table-cell office:value-type="float" office:value="36472392" calcext:value-type="float">
            <text:p>36472392</text:p>
          </table:table-cell>
          <table:table-cell office:value-type="float" office:value="0" calcext:value-type="float">
            <text:p>0</text:p>
          </table:table-cell>
          <table:table-cell office:value-type="float" office:value="35094512" calcext:value-type="float">
            <text:p>35094512</text:p>
          </table:table-cell>
          <table:table-cell office:value-type="float" office:value="42877456" calcext:value-type="float">
            <text:p>42877456</text:p>
          </table:table-cell>
          <table:table-cell office:value-type="float" office:value="38870104" calcext:value-type="float">
            <text:p>38870104</text:p>
          </table:table-cell>
          <table:table-cell office:value-type="float" office:value="37269048" calcext:value-type="float">
            <text:p>37269048</text:p>
          </table:table-cell>
          <table:table-cell table:formula="of:=[.A219]+[.B219]+[.C219]+[.D219]+[.E219]+[.F219]+[.G219]" office:value-type="float" office:value="220499808" calcext:value-type="float">
            <text:p>220499808</text:p>
          </table:table-cell>
        </table:table-row>
        <table:table-row table:style-name="ro1">
          <table:table-cell office:value-type="float" office:value="30168664" calcext:value-type="float">
            <text:p>30168664</text:p>
          </table:table-cell>
          <table:table-cell office:value-type="float" office:value="36514792" calcext:value-type="float">
            <text:p>36514792</text:p>
          </table:table-cell>
          <table:table-cell office:value-type="float" office:value="0" calcext:value-type="float">
            <text:p>0</text:p>
          </table:table-cell>
          <table:table-cell office:value-type="float" office:value="35100792" calcext:value-type="float">
            <text:p>35100792</text:p>
          </table:table-cell>
          <table:table-cell office:value-type="float" office:value="42879088" calcext:value-type="float">
            <text:p>42879088</text:p>
          </table:table-cell>
          <table:table-cell office:value-type="float" office:value="38878736" calcext:value-type="float">
            <text:p>38878736</text:p>
          </table:table-cell>
          <table:table-cell office:value-type="float" office:value="37270176" calcext:value-type="float">
            <text:p>37270176</text:p>
          </table:table-cell>
          <table:table-cell table:formula="of:=[.A220]+[.B220]+[.C220]+[.D220]+[.E220]+[.F220]+[.G220]" office:value-type="float" office:value="220812248" calcext:value-type="float">
            <text:p>220812248</text:p>
          </table:table-cell>
        </table:table-row>
        <table:table-row table:style-name="ro1">
          <table:table-cell office:value-type="float" office:value="30553312" calcext:value-type="float">
            <text:p>30553312</text:p>
          </table:table-cell>
          <table:table-cell office:value-type="float" office:value="36516008" calcext:value-type="float">
            <text:p>36516008</text:p>
          </table:table-cell>
          <table:table-cell office:value-type="float" office:value="0" calcext:value-type="float">
            <text:p>0</text:p>
          </table:table-cell>
          <table:table-cell office:value-type="float" office:value="35279816" calcext:value-type="float">
            <text:p>35279816</text:p>
          </table:table-cell>
          <table:table-cell office:value-type="float" office:value="42906560" calcext:value-type="float">
            <text:p>42906560</text:p>
          </table:table-cell>
          <table:table-cell office:value-type="float" office:value="38957288" calcext:value-type="float">
            <text:p>38957288</text:p>
          </table:table-cell>
          <table:table-cell office:value-type="float" office:value="30976232" calcext:value-type="float">
            <text:p>30976232</text:p>
          </table:table-cell>
          <table:table-cell table:formula="of:=[.A221]+[.B221]+[.C221]+[.D221]+[.E221]+[.F221]+[.G221]" office:value-type="float" office:value="215189216" calcext:value-type="float">
            <text:p>215189216</text:p>
          </table:table-cell>
        </table:table-row>
        <table:table-row table:style-name="ro1">
          <table:table-cell office:value-type="float" office:value="30958472" calcext:value-type="float">
            <text:p>30958472</text:p>
          </table:table-cell>
          <table:table-cell office:value-type="float" office:value="36522240" calcext:value-type="float">
            <text:p>36522240</text:p>
          </table:table-cell>
          <table:table-cell office:value-type="float" office:value="0" calcext:value-type="float">
            <text:p>0</text:p>
          </table:table-cell>
          <table:table-cell office:value-type="float" office:value="35313048" calcext:value-type="float">
            <text:p>35313048</text:p>
          </table:table-cell>
          <table:table-cell office:value-type="float" office:value="42906712" calcext:value-type="float">
            <text:p>42906712</text:p>
          </table:table-cell>
          <table:table-cell office:value-type="float" office:value="37902560" calcext:value-type="float">
            <text:p>37902560</text:p>
          </table:table-cell>
          <table:table-cell office:value-type="float" office:value="30976232" calcext:value-type="float">
            <text:p>30976232</text:p>
          </table:table-cell>
          <table:table-cell table:formula="of:=[.A222]+[.B222]+[.C222]+[.D222]+[.E222]+[.F222]+[.G222]" office:value-type="float" office:value="214579264" calcext:value-type="float">
            <text:p>214579264</text:p>
          </table:table-cell>
        </table:table-row>
        <table:table-row table:style-name="ro1">
          <table:table-cell office:value-type="float" office:value="31129984" calcext:value-type="float">
            <text:p>31129984</text:p>
          </table:table-cell>
          <table:table-cell office:value-type="float" office:value="36523456" calcext:value-type="float">
            <text:p>36523456</text:p>
          </table:table-cell>
          <table:table-cell office:value-type="float" office:value="0" calcext:value-type="float">
            <text:p>0</text:p>
          </table:table-cell>
          <table:table-cell office:value-type="float" office:value="35365432" calcext:value-type="float">
            <text:p>35365432</text:p>
          </table:table-cell>
          <table:table-cell office:value-type="float" office:value="42946592" calcext:value-type="float">
            <text:p>42946592</text:p>
          </table:table-cell>
          <table:table-cell office:value-type="float" office:value="38006200" calcext:value-type="float">
            <text:p>38006200</text:p>
          </table:table-cell>
          <table:table-cell office:value-type="float" office:value="31036312" calcext:value-type="float">
            <text:p>31036312</text:p>
          </table:table-cell>
          <table:table-cell table:formula="of:=[.A223]+[.B223]+[.C223]+[.D223]+[.E223]+[.F223]+[.G223]" office:value-type="float" office:value="215007976" calcext:value-type="float">
            <text:p>215007976</text:p>
          </table:table-cell>
        </table:table-row>
        <table:table-row table:style-name="ro1">
          <table:table-cell office:value-type="float" office:value="31233936" calcext:value-type="float">
            <text:p>31233936</text:p>
          </table:table-cell>
          <table:table-cell office:value-type="float" office:value="36529424" calcext:value-type="float">
            <text:p>36529424</text:p>
          </table:table-cell>
          <table:table-cell office:value-type="float" office:value="0" calcext:value-type="float">
            <text:p>0</text:p>
          </table:table-cell>
          <table:table-cell office:value-type="float" office:value="35380728" calcext:value-type="float">
            <text:p>35380728</text:p>
          </table:table-cell>
          <table:table-cell office:value-type="float" office:value="42948192" calcext:value-type="float">
            <text:p>42948192</text:p>
          </table:table-cell>
          <table:table-cell office:value-type="float" office:value="38121504" calcext:value-type="float">
            <text:p>38121504</text:p>
          </table:table-cell>
          <table:table-cell office:value-type="float" office:value="31076992" calcext:value-type="float">
            <text:p>31076992</text:p>
          </table:table-cell>
          <table:table-cell table:formula="of:=[.A224]+[.B224]+[.C224]+[.D224]+[.E224]+[.F224]+[.G224]" office:value-type="float" office:value="215290776" calcext:value-type="float">
            <text:p>215290776</text:p>
          </table:table-cell>
        </table:table-row>
        <table:table-row table:style-name="ro1">
          <table:table-cell office:value-type="float" office:value="32653696" calcext:value-type="float">
            <text:p>32653696</text:p>
          </table:table-cell>
          <table:table-cell office:value-type="float" office:value="36574680" calcext:value-type="float">
            <text:p>36574680</text:p>
          </table:table-cell>
          <table:table-cell office:value-type="float" office:value="0" calcext:value-type="float">
            <text:p>0</text:p>
          </table:table-cell>
          <table:table-cell office:value-type="float" office:value="35380728" calcext:value-type="float">
            <text:p>35380728</text:p>
          </table:table-cell>
          <table:table-cell office:value-type="float" office:value="42948192" calcext:value-type="float">
            <text:p>42948192</text:p>
          </table:table-cell>
          <table:table-cell office:value-type="float" office:value="38121504" calcext:value-type="float">
            <text:p>38121504</text:p>
          </table:table-cell>
          <table:table-cell office:value-type="float" office:value="31086576" calcext:value-type="float">
            <text:p>31086576</text:p>
          </table:table-cell>
          <table:table-cell table:formula="of:=[.A225]+[.B225]+[.C225]+[.D225]+[.E225]+[.F225]+[.G225]" office:value-type="float" office:value="216765376" calcext:value-type="float">
            <text:p>216765376</text:p>
          </table:table-cell>
        </table:table-row>
        <table:table-row table:style-name="ro1">
          <table:table-cell office:value-type="float" office:value="35179072" calcext:value-type="float">
            <text:p>35179072</text:p>
          </table:table-cell>
          <table:table-cell office:value-type="float" office:value="36575584" calcext:value-type="float">
            <text:p>36575584</text:p>
          </table:table-cell>
          <table:table-cell office:value-type="float" office:value="0" calcext:value-type="float">
            <text:p>0</text:p>
          </table:table-cell>
          <table:table-cell office:value-type="float" office:value="35382352" calcext:value-type="float">
            <text:p>35382352</text:p>
          </table:table-cell>
          <table:table-cell office:value-type="float" office:value="42963640" calcext:value-type="float">
            <text:p>42963640</text:p>
          </table:table-cell>
          <table:table-cell office:value-type="float" office:value="38121656" calcext:value-type="float">
            <text:p>38121656</text:p>
          </table:table-cell>
          <table:table-cell office:value-type="float" office:value="31203680" calcext:value-type="float">
            <text:p>31203680</text:p>
          </table:table-cell>
          <table:table-cell table:formula="of:=[.A226]+[.B226]+[.C226]+[.D226]+[.E226]+[.F226]+[.G226]" office:value-type="float" office:value="219425984" calcext:value-type="float">
            <text:p>219425984</text:p>
          </table:table-cell>
        </table:table-row>
        <table:table-row table:style-name="ro1">
          <table:table-cell office:value-type="float" office:value="36954104" calcext:value-type="float">
            <text:p>36954104</text:p>
          </table:table-cell>
          <table:table-cell office:value-type="float" office:value="36584048" calcext:value-type="float">
            <text:p>36584048</text:p>
          </table:table-cell>
          <table:table-cell office:value-type="float" office:value="0" calcext:value-type="float">
            <text:p>0</text:p>
          </table:table-cell>
          <table:table-cell office:value-type="float" office:value="35414144" calcext:value-type="float">
            <text:p>35414144</text:p>
          </table:table-cell>
          <table:table-cell office:value-type="float" office:value="42965360" calcext:value-type="float">
            <text:p>42965360</text:p>
          </table:table-cell>
          <table:table-cell office:value-type="float" office:value="38253600" calcext:value-type="float">
            <text:p>38253600</text:p>
          </table:table-cell>
          <table:table-cell office:value-type="float" office:value="31205248" calcext:value-type="float">
            <text:p>31205248</text:p>
          </table:table-cell>
          <table:table-cell table:formula="of:=[.A227]+[.B227]+[.C227]+[.D227]+[.E227]+[.F227]+[.G227]" office:value-type="float" office:value="221376504" calcext:value-type="float">
            <text:p>221376504</text:p>
          </table:table-cell>
        </table:table-row>
        <table:table-row table:style-name="ro1">
          <table:table-cell office:value-type="float" office:value="38480216" calcext:value-type="float">
            <text:p>38480216</text:p>
          </table:table-cell>
          <table:table-cell office:value-type="float" office:value="36584984" calcext:value-type="float">
            <text:p>36584984</text:p>
          </table:table-cell>
          <table:table-cell office:value-type="float" office:value="0" calcext:value-type="float">
            <text:p>0</text:p>
          </table:table-cell>
          <table:table-cell office:value-type="float" office:value="35414992" calcext:value-type="float">
            <text:p>35414992</text:p>
          </table:table-cell>
          <table:table-cell office:value-type="float" office:value="37438192" calcext:value-type="float">
            <text:p>37438192</text:p>
          </table:table-cell>
          <table:table-cell office:value-type="float" office:value="37920840" calcext:value-type="float">
            <text:p>37920840</text:p>
          </table:table-cell>
          <table:table-cell office:value-type="float" office:value="31241296" calcext:value-type="float">
            <text:p>31241296</text:p>
          </table:table-cell>
          <table:table-cell table:formula="of:=[.A228]+[.B228]+[.C228]+[.D228]+[.E228]+[.F228]+[.G228]" office:value-type="float" office:value="217080520" calcext:value-type="float">
            <text:p>217080520</text:p>
          </table:table-cell>
        </table:table-row>
        <table:table-row table:style-name="ro1">
          <table:table-cell office:value-type="float" office:value="38722456" calcext:value-type="float">
            <text:p>38722456</text:p>
          </table:table-cell>
          <table:table-cell office:value-type="float" office:value="36594792" calcext:value-type="float">
            <text:p>36594792</text:p>
          </table:table-cell>
          <table:table-cell office:value-type="float" office:value="0" calcext:value-type="float">
            <text:p>0</text:p>
          </table:table-cell>
          <table:table-cell office:value-type="float" office:value="35421768" calcext:value-type="float">
            <text:p>35421768</text:p>
          </table:table-cell>
          <table:table-cell office:value-type="float" office:value="37439824" calcext:value-type="float">
            <text:p>37439824</text:p>
          </table:table-cell>
          <table:table-cell office:value-type="float" office:value="37920840" calcext:value-type="float">
            <text:p>37920840</text:p>
          </table:table-cell>
          <table:table-cell office:value-type="float" office:value="31242768" calcext:value-type="float">
            <text:p>31242768</text:p>
          </table:table-cell>
          <table:table-cell table:formula="of:=[.A229]+[.B229]+[.C229]+[.D229]+[.E229]+[.F229]+[.G229]" office:value-type="float" office:value="217342448" calcext:value-type="float">
            <text:p>217342448</text:p>
          </table:table-cell>
        </table:table-row>
        <table:table-row table:style-name="ro1">
          <table:table-cell office:value-type="float" office:value="38992520" calcext:value-type="float">
            <text:p>38992520</text:p>
          </table:table-cell>
          <table:table-cell office:value-type="float" office:value="36599984" calcext:value-type="float">
            <text:p>36599984</text:p>
          </table:table-cell>
          <table:table-cell office:value-type="float" office:value="0" calcext:value-type="float">
            <text:p>0</text:p>
          </table:table-cell>
          <table:table-cell office:value-type="float" office:value="34308368" calcext:value-type="float">
            <text:p>34308368</text:p>
          </table:table-cell>
          <table:table-cell office:value-type="float" office:value="37440248" calcext:value-type="float">
            <text:p>37440248</text:p>
          </table:table-cell>
          <table:table-cell office:value-type="float" office:value="36957136" calcext:value-type="float">
            <text:p>36957136</text:p>
          </table:table-cell>
          <table:table-cell office:value-type="float" office:value="31282136" calcext:value-type="float">
            <text:p>31282136</text:p>
          </table:table-cell>
          <table:table-cell table:formula="of:=[.A230]+[.B230]+[.C230]+[.D230]+[.E230]+[.F230]+[.G230]" office:value-type="float" office:value="215580392" calcext:value-type="float">
            <text:p>215580392</text:p>
          </table:table-cell>
        </table:table-row>
        <table:table-row table:style-name="ro1">
          <table:table-cell office:value-type="float" office:value="39018544" calcext:value-type="float">
            <text:p>39018544</text:p>
          </table:table-cell>
          <table:table-cell office:value-type="float" office:value="36604736" calcext:value-type="float">
            <text:p>36604736</text:p>
          </table:table-cell>
          <table:table-cell office:value-type="float" office:value="0" calcext:value-type="float">
            <text:p>0</text:p>
          </table:table-cell>
          <table:table-cell office:value-type="float" office:value="34335688" calcext:value-type="float">
            <text:p>34335688</text:p>
          </table:table-cell>
          <table:table-cell office:value-type="float" office:value="37450832" calcext:value-type="float">
            <text:p>37450832</text:p>
          </table:table-cell>
          <table:table-cell office:value-type="float" office:value="36957136" calcext:value-type="float">
            <text:p>36957136</text:p>
          </table:table-cell>
          <table:table-cell office:value-type="float" office:value="31367552" calcext:value-type="float">
            <text:p>31367552</text:p>
          </table:table-cell>
          <table:table-cell table:formula="of:=[.A231]+[.B231]+[.C231]+[.D231]+[.E231]+[.F231]+[.G231]" office:value-type="float" office:value="215734488" calcext:value-type="float">
            <text:p>215734488</text:p>
          </table:table-cell>
        </table:table-row>
        <table:table-row table:style-name="ro1">
          <table:table-cell office:value-type="float" office:value="39019656" calcext:value-type="float">
            <text:p>39019656</text:p>
          </table:table-cell>
          <table:table-cell office:value-type="float" office:value="36652744" calcext:value-type="float">
            <text:p>36652744</text:p>
          </table:table-cell>
          <table:table-cell office:value-type="float" office:value="0" calcext:value-type="float">
            <text:p>0</text:p>
          </table:table-cell>
          <table:table-cell office:value-type="float" office:value="34559096" calcext:value-type="float">
            <text:p>34559096</text:p>
          </table:table-cell>
          <table:table-cell office:value-type="float" office:value="37456640" calcext:value-type="float">
            <text:p>37456640</text:p>
          </table:table-cell>
          <table:table-cell office:value-type="float" office:value="32911760" calcext:value-type="float">
            <text:p>32911760</text:p>
          </table:table-cell>
          <table:table-cell office:value-type="float" office:value="31412232" calcext:value-type="float">
            <text:p>31412232</text:p>
          </table:table-cell>
          <table:table-cell table:formula="of:=[.A232]+[.B232]+[.C232]+[.D232]+[.E232]+[.F232]+[.G232]" office:value-type="float" office:value="212012128" calcext:value-type="float">
            <text:p>212012128</text:p>
          </table:table-cell>
        </table:table-row>
        <table:table-row table:style-name="ro1">
          <table:table-cell office:value-type="float" office:value="39081200" calcext:value-type="float">
            <text:p>39081200</text:p>
          </table:table-cell>
          <table:table-cell office:value-type="float" office:value="36654120" calcext:value-type="float">
            <text:p>36654120</text:p>
          </table:table-cell>
          <table:table-cell office:value-type="float" office:value="0" calcext:value-type="float">
            <text:p>0</text:p>
          </table:table-cell>
          <table:table-cell office:value-type="float" office:value="34805816" calcext:value-type="float">
            <text:p>34805816</text:p>
          </table:table-cell>
          <table:table-cell office:value-type="float" office:value="37498872" calcext:value-type="float">
            <text:p>37498872</text:p>
          </table:table-cell>
          <table:table-cell office:value-type="float" office:value="33434312" calcext:value-type="float">
            <text:p>33434312</text:p>
          </table:table-cell>
          <table:table-cell office:value-type="float" office:value="31425968" calcext:value-type="float">
            <text:p>31425968</text:p>
          </table:table-cell>
          <table:table-cell table:formula="of:=[.A233]+[.B233]+[.C233]+[.D233]+[.E233]+[.F233]+[.G233]" office:value-type="float" office:value="212900288" calcext:value-type="float">
            <text:p>212900288</text:p>
          </table:table-cell>
        </table:table-row>
        <table:table-row table:style-name="ro1">
          <table:table-cell office:value-type="float" office:value="39196800" calcext:value-type="float">
            <text:p>39196800</text:p>
          </table:table-cell>
          <table:table-cell office:value-type="float" office:value="36659464" calcext:value-type="float">
            <text:p>36659464</text:p>
          </table:table-cell>
          <table:table-cell office:value-type="float" office:value="0" calcext:value-type="float">
            <text:p>0</text:p>
          </table:table-cell>
          <table:table-cell office:value-type="float" office:value="35602496" calcext:value-type="float">
            <text:p>35602496</text:p>
          </table:table-cell>
          <table:table-cell office:value-type="float" office:value="37500816" calcext:value-type="float">
            <text:p>37500816</text:p>
          </table:table-cell>
          <table:table-cell office:value-type="float" office:value="33434312" calcext:value-type="float">
            <text:p>33434312</text:p>
          </table:table-cell>
          <table:table-cell office:value-type="float" office:value="31433824" calcext:value-type="float">
            <text:p>31433824</text:p>
          </table:table-cell>
          <table:table-cell table:formula="of:=[.A234]+[.B234]+[.C234]+[.D234]+[.E234]+[.F234]+[.G234]" office:value-type="float" office:value="213827712" calcext:value-type="float">
            <text:p>213827712</text:p>
          </table:table-cell>
        </table:table-row>
        <table:table-row table:style-name="ro1">
          <table:table-cell office:value-type="float" office:value="39199040" calcext:value-type="float">
            <text:p>39199040</text:p>
          </table:table-cell>
          <table:table-cell office:value-type="float" office:value="36660056" calcext:value-type="float">
            <text:p>36660056</text:p>
          </table:table-cell>
          <table:table-cell office:value-type="float" office:value="0" calcext:value-type="float">
            <text:p>0</text:p>
          </table:table-cell>
          <table:table-cell office:value-type="float" office:value="35819784" calcext:value-type="float">
            <text:p>35819784</text:p>
          </table:table-cell>
          <table:table-cell office:value-type="float" office:value="37517728" calcext:value-type="float">
            <text:p>37517728</text:p>
          </table:table-cell>
          <table:table-cell office:value-type="float" office:value="33464272" calcext:value-type="float">
            <text:p>33464272</text:p>
          </table:table-cell>
          <table:table-cell office:value-type="float" office:value="31476560" calcext:value-type="float">
            <text:p>31476560</text:p>
          </table:table-cell>
          <table:table-cell table:formula="of:=[.A235]+[.B235]+[.C235]+[.D235]+[.E235]+[.F235]+[.G235]" office:value-type="float" office:value="214137440" calcext:value-type="float">
            <text:p>214137440</text:p>
          </table:table-cell>
        </table:table-row>
        <table:table-row table:style-name="ro1">
          <table:table-cell office:value-type="float" office:value="39338920" calcext:value-type="float">
            <text:p>39338920</text:p>
          </table:table-cell>
          <table:table-cell office:value-type="float" office:value="36666840" calcext:value-type="float">
            <text:p>36666840</text:p>
          </table:table-cell>
          <table:table-cell office:value-type="float" office:value="0" calcext:value-type="float">
            <text:p>0</text:p>
          </table:table-cell>
          <table:table-cell office:value-type="float" office:value="36943256" calcext:value-type="float">
            <text:p>36943256</text:p>
          </table:table-cell>
          <table:table-cell office:value-type="float" office:value="37709840" calcext:value-type="float">
            <text:p>37709840</text:p>
          </table:table-cell>
          <table:table-cell office:value-type="float" office:value="33464272" calcext:value-type="float">
            <text:p>33464272</text:p>
          </table:table-cell>
          <table:table-cell office:value-type="float" office:value="31478096" calcext:value-type="float">
            <text:p>31478096</text:p>
          </table:table-cell>
          <table:table-cell table:formula="of:=[.A236]+[.B236]+[.C236]+[.D236]+[.E236]+[.F236]+[.G236]" office:value-type="float" office:value="215601224" calcext:value-type="float">
            <text:p>215601224</text:p>
          </table:table-cell>
        </table:table-row>
        <table:table-row table:style-name="ro1">
          <table:table-cell office:value-type="float" office:value="39375816" calcext:value-type="float">
            <text:p>39375816</text:p>
          </table:table-cell>
          <table:table-cell office:value-type="float" office:value="36716736" calcext:value-type="float">
            <text:p>36716736</text:p>
          </table:table-cell>
          <table:table-cell office:value-type="float" office:value="0" calcext:value-type="float">
            <text:p>0</text:p>
          </table:table-cell>
          <table:table-cell office:value-type="float" office:value="39782560" calcext:value-type="float">
            <text:p>39782560</text:p>
          </table:table-cell>
          <table:table-cell office:value-type="float" office:value="37858256" calcext:value-type="float">
            <text:p>37858256</text:p>
          </table:table-cell>
          <table:table-cell office:value-type="float" office:value="33477000" calcext:value-type="float">
            <text:p>33477000</text:p>
          </table:table-cell>
          <table:table-cell office:value-type="float" office:value="31485912" calcext:value-type="float">
            <text:p>31485912</text:p>
          </table:table-cell>
          <table:table-cell table:formula="of:=[.A237]+[.B237]+[.C237]+[.D237]+[.E237]+[.F237]+[.G237]" office:value-type="float" office:value="218696280" calcext:value-type="float">
            <text:p>218696280</text:p>
          </table:table-cell>
        </table:table-row>
        <table:table-row table:style-name="ro1">
          <table:table-cell office:value-type="float" office:value="39392992" calcext:value-type="float">
            <text:p>39392992</text:p>
          </table:table-cell>
          <table:table-cell office:value-type="float" office:value="36718112" calcext:value-type="float">
            <text:p>36718112</text:p>
          </table:table-cell>
          <table:table-cell office:value-type="float" office:value="0" calcext:value-type="float">
            <text:p>0</text:p>
          </table:table-cell>
          <table:table-cell office:value-type="float" office:value="40415096" calcext:value-type="float">
            <text:p>40415096</text:p>
          </table:table-cell>
          <table:table-cell office:value-type="float" office:value="37918216" calcext:value-type="float">
            <text:p>37918216</text:p>
          </table:table-cell>
          <table:table-cell office:value-type="float" office:value="33516224" calcext:value-type="float">
            <text:p>33516224</text:p>
          </table:table-cell>
          <table:table-cell office:value-type="float" office:value="31486664" calcext:value-type="float">
            <text:p>31486664</text:p>
          </table:table-cell>
          <table:table-cell table:formula="of:=[.A238]+[.B238]+[.C238]+[.D238]+[.E238]+[.F238]+[.G238]" office:value-type="float" office:value="219447304" calcext:value-type="float">
            <text:p>219447304</text:p>
          </table:table-cell>
        </table:table-row>
        <table:table-row table:style-name="ro1">
          <table:table-cell office:value-type="float" office:value="39400376" calcext:value-type="float">
            <text:p>39400376</text:p>
          </table:table-cell>
          <table:table-cell office:value-type="float" office:value="36718704" calcext:value-type="float">
            <text:p>36718704</text:p>
          </table:table-cell>
          <table:table-cell office:value-type="float" office:value="0" calcext:value-type="float">
            <text:p>0</text:p>
          </table:table-cell>
          <table:table-cell office:value-type="float" office:value="39309520" calcext:value-type="float">
            <text:p>39309520</text:p>
          </table:table-cell>
          <table:table-cell office:value-type="float" office:value="37927760" calcext:value-type="float">
            <text:p>37927760</text:p>
          </table:table-cell>
          <table:table-cell office:value-type="float" office:value="33516224" calcext:value-type="float">
            <text:p>33516224</text:p>
          </table:table-cell>
          <table:table-cell office:value-type="float" office:value="31493144" calcext:value-type="float">
            <text:p>31493144</text:p>
          </table:table-cell>
          <table:table-cell table:formula="of:=[.A239]+[.B239]+[.C239]+[.D239]+[.E239]+[.F239]+[.G239]" office:value-type="float" office:value="218365728" calcext:value-type="float">
            <text:p>218365728</text:p>
          </table:table-cell>
        </table:table-row>
        <table:table-row table:style-name="ro1">
          <table:table-cell office:value-type="float" office:value="39403224" calcext:value-type="float">
            <text:p>39403224</text:p>
          </table:table-cell>
          <table:table-cell office:value-type="float" office:value="36822056" calcext:value-type="float">
            <text:p>36822056</text:p>
          </table:table-cell>
          <table:table-cell office:value-type="float" office:value="0" calcext:value-type="float">
            <text:p>0</text:p>
          </table:table-cell>
          <table:table-cell office:value-type="float" office:value="39309520" calcext:value-type="float">
            <text:p>39309520</text:p>
          </table:table-cell>
          <table:table-cell office:value-type="float" office:value="38019064" calcext:value-type="float">
            <text:p>38019064</text:p>
          </table:table-cell>
          <table:table-cell office:value-type="float" office:value="33516224" calcext:value-type="float">
            <text:p>33516224</text:p>
          </table:table-cell>
          <table:table-cell office:value-type="float" office:value="31537152" calcext:value-type="float">
            <text:p>31537152</text:p>
          </table:table-cell>
          <table:table-cell table:formula="of:=[.A240]+[.B240]+[.C240]+[.D240]+[.E240]+[.F240]+[.G240]" office:value-type="float" office:value="218607240" calcext:value-type="float">
            <text:p>218607240</text:p>
          </table:table-cell>
        </table:table-row>
        <table:table-row table:style-name="ro1">
          <table:table-cell office:value-type="float" office:value="39405440" calcext:value-type="float">
            <text:p>39405440</text:p>
          </table:table-cell>
          <table:table-cell office:value-type="float" office:value="36828216" calcext:value-type="float">
            <text:p>36828216</text:p>
          </table:table-cell>
          <table:table-cell office:value-type="float" office:value="0" calcext:value-type="float">
            <text:p>0</text:p>
          </table:table-cell>
          <table:table-cell office:value-type="float" office:value="39309520" calcext:value-type="float">
            <text:p>39309520</text:p>
          </table:table-cell>
          <table:table-cell office:value-type="float" office:value="38043792" calcext:value-type="float">
            <text:p>38043792</text:p>
          </table:table-cell>
          <table:table-cell office:value-type="float" office:value="33516224" calcext:value-type="float">
            <text:p>33516224</text:p>
          </table:table-cell>
          <table:table-cell office:value-type="float" office:value="31538672" calcext:value-type="float">
            <text:p>31538672</text:p>
          </table:table-cell>
          <table:table-cell table:formula="of:=[.A241]+[.B241]+[.C241]+[.D241]+[.E241]+[.F241]+[.G241]" office:value-type="float" office:value="218641864" calcext:value-type="float">
            <text:p>218641864</text:p>
          </table:table-cell>
        </table:table-row>
        <table:table-row table:style-name="ro1">
          <table:table-cell office:value-type="float" office:value="39434960" calcext:value-type="float">
            <text:p>39434960</text:p>
          </table:table-cell>
          <table:table-cell office:value-type="float" office:value="35758200" calcext:value-type="float">
            <text:p>35758200</text:p>
          </table:table-cell>
          <table:table-cell office:value-type="float" office:value="0" calcext:value-type="float">
            <text:p>0</text:p>
          </table:table-cell>
          <table:table-cell office:value-type="float" office:value="33659792" calcext:value-type="float">
            <text:p>33659792</text:p>
          </table:table-cell>
          <table:table-cell office:value-type="float" office:value="39469968" calcext:value-type="float">
            <text:p>39469968</text:p>
          </table:table-cell>
          <table:table-cell office:value-type="float" office:value="33516224" calcext:value-type="float">
            <text:p>33516224</text:p>
          </table:table-cell>
          <table:table-cell office:value-type="float" office:value="31555464" calcext:value-type="float">
            <text:p>31555464</text:p>
          </table:table-cell>
          <table:table-cell table:formula="of:=[.A242]+[.B242]+[.C242]+[.D242]+[.E242]+[.F242]+[.G242]" office:value-type="float" office:value="213394608" calcext:value-type="float">
            <text:p>213394608</text:p>
          </table:table-cell>
        </table:table-row>
        <table:table-row table:style-name="ro1">
          <table:table-cell office:value-type="float" office:value="39436128" calcext:value-type="float">
            <text:p>39436128</text:p>
          </table:table-cell>
          <table:table-cell office:value-type="float" office:value="30484320" calcext:value-type="float">
            <text:p>30484320</text:p>
          </table:table-cell>
          <table:table-cell office:value-type="float" office:value="0" calcext:value-type="float">
            <text:p>0</text:p>
          </table:table-cell>
          <table:table-cell office:value-type="float" office:value="33659792" calcext:value-type="float">
            <text:p>33659792</text:p>
          </table:table-cell>
          <table:table-cell office:value-type="float" office:value="39524192" calcext:value-type="float">
            <text:p>39524192</text:p>
          </table:table-cell>
          <table:table-cell office:value-type="float" office:value="37706072" calcext:value-type="float">
            <text:p>37706072</text:p>
          </table:table-cell>
          <table:table-cell office:value-type="float" office:value="31555840" calcext:value-type="float">
            <text:p>31555840</text:p>
          </table:table-cell>
          <table:table-cell table:formula="of:=[.A243]+[.B243]+[.C243]+[.D243]+[.E243]+[.F243]+[.G243]" office:value-type="float" office:value="212366344" calcext:value-type="float">
            <text:p>212366344</text:p>
          </table:table-cell>
        </table:table-row>
        <table:table-row table:style-name="ro1">
          <table:table-cell office:value-type="float" office:value="39499096" calcext:value-type="float">
            <text:p>39499096</text:p>
          </table:table-cell>
          <table:table-cell office:value-type="float" office:value="30485536" calcext:value-type="float">
            <text:p>30485536</text:p>
          </table:table-cell>
          <table:table-cell office:value-type="float" office:value="0" calcext:value-type="float">
            <text:p>0</text:p>
          </table:table-cell>
          <table:table-cell office:value-type="float" office:value="33659792" calcext:value-type="float">
            <text:p>33659792</text:p>
          </table:table-cell>
          <table:table-cell office:value-type="float" office:value="39539360" calcext:value-type="float">
            <text:p>39539360</text:p>
          </table:table-cell>
          <table:table-cell office:value-type="float" office:value="46572448" calcext:value-type="float">
            <text:p>46572448</text:p>
          </table:table-cell>
          <table:table-cell office:value-type="float" office:value="31562456" calcext:value-type="float">
            <text:p>31562456</text:p>
          </table:table-cell>
          <table:table-cell table:formula="of:=[.A244]+[.B244]+[.C244]+[.D244]+[.E244]+[.F244]+[.G244]" office:value-type="float" office:value="221318688" calcext:value-type="float">
            <text:p>221318688</text:p>
          </table:table-cell>
        </table:table-row>
        <table:table-row table:style-name="ro1">
          <table:table-cell office:value-type="float" office:value="39518416" calcext:value-type="float">
            <text:p>39518416</text:p>
          </table:table-cell>
          <table:table-cell office:value-type="float" office:value="30486752" calcext:value-type="float">
            <text:p>30486752</text:p>
          </table:table-cell>
          <table:table-cell office:value-type="float" office:value="0" calcext:value-type="float">
            <text:p>0</text:p>
          </table:table-cell>
          <table:table-cell office:value-type="float" office:value="33659792" calcext:value-type="float">
            <text:p>33659792</text:p>
          </table:table-cell>
          <table:table-cell office:value-type="float" office:value="39570984" calcext:value-type="float">
            <text:p>39570984</text:p>
          </table:table-cell>
          <table:table-cell office:value-type="float" office:value="33638336" calcext:value-type="float">
            <text:p>33638336</text:p>
          </table:table-cell>
          <table:table-cell office:value-type="float" office:value="31606304" calcext:value-type="float">
            <text:p>31606304</text:p>
          </table:table-cell>
          <table:table-cell table:formula="of:=[.A245]+[.B245]+[.C245]+[.D245]+[.E245]+[.F245]+[.G245]" office:value-type="float" office:value="208480584" calcext:value-type="float">
            <text:p>208480584</text:p>
          </table:table-cell>
        </table:table-row>
        <table:table-row table:style-name="ro1">
          <table:table-cell office:value-type="float" office:value="39523520" calcext:value-type="float">
            <text:p>39523520</text:p>
          </table:table-cell>
          <table:table-cell office:value-type="float" office:value="30670392" calcext:value-type="float">
            <text:p>30670392</text:p>
          </table:table-cell>
          <table:table-cell office:value-type="float" office:value="0" calcext:value-type="float">
            <text:p>0</text:p>
          </table:table-cell>
          <table:table-cell office:value-type="float" office:value="33666112" calcext:value-type="float">
            <text:p>33666112</text:p>
          </table:table-cell>
          <table:table-cell office:value-type="float" office:value="39578816" calcext:value-type="float">
            <text:p>39578816</text:p>
          </table:table-cell>
          <table:table-cell office:value-type="float" office:value="34062856" calcext:value-type="float">
            <text:p>34062856</text:p>
          </table:table-cell>
          <table:table-cell office:value-type="float" office:value="31608184" calcext:value-type="float">
            <text:p>31608184</text:p>
          </table:table-cell>
          <table:table-cell table:formula="of:=[.A246]+[.B246]+[.C246]+[.D246]+[.E246]+[.F246]+[.G246]" office:value-type="float" office:value="209109880" calcext:value-type="float">
            <text:p>209109880</text:p>
          </table:table-cell>
        </table:table-row>
        <table:table-row table:style-name="ro1">
          <table:table-cell office:value-type="float" office:value="39524784" calcext:value-type="float">
            <text:p>39524784</text:p>
          </table:table-cell>
          <table:table-cell office:value-type="float" office:value="30738520" calcext:value-type="float">
            <text:p>30738520</text:p>
          </table:table-cell>
          <table:table-cell office:value-type="float" office:value="0" calcext:value-type="float">
            <text:p>0</text:p>
          </table:table-cell>
          <table:table-cell office:value-type="float" office:value="33666112" calcext:value-type="float">
            <text:p>33666112</text:p>
          </table:table-cell>
          <table:table-cell office:value-type="float" office:value="39595192" calcext:value-type="float">
            <text:p>39595192</text:p>
          </table:table-cell>
          <table:table-cell office:value-type="float" office:value="34089888" calcext:value-type="float">
            <text:p>34089888</text:p>
          </table:table-cell>
          <table:table-cell office:value-type="float" office:value="31609112" calcext:value-type="float">
            <text:p>31609112</text:p>
          </table:table-cell>
          <table:table-cell table:formula="of:=[.A247]+[.B247]+[.C247]+[.D247]+[.E247]+[.F247]+[.G247]" office:value-type="float" office:value="209223608" calcext:value-type="float">
            <text:p>209223608</text:p>
          </table:table-cell>
        </table:table-row>
        <table:table-row table:style-name="ro1">
          <table:table-cell office:value-type="float" office:value="39567912" calcext:value-type="float">
            <text:p>39567912</text:p>
          </table:table-cell>
          <table:table-cell office:value-type="float" office:value="30744680" calcext:value-type="float">
            <text:p>30744680</text:p>
          </table:table-cell>
          <table:table-cell office:value-type="float" office:value="0" calcext:value-type="float">
            <text:p>0</text:p>
          </table:table-cell>
          <table:table-cell office:value-type="float" office:value="32639696" calcext:value-type="float">
            <text:p>32639696</text:p>
          </table:table-cell>
          <table:table-cell office:value-type="float" office:value="39640888" calcext:value-type="float">
            <text:p>39640888</text:p>
          </table:table-cell>
          <table:table-cell office:value-type="float" office:value="34094752" calcext:value-type="float">
            <text:p>34094752</text:p>
          </table:table-cell>
          <table:table-cell office:value-type="float" office:value="31609864" calcext:value-type="float">
            <text:p>31609864</text:p>
          </table:table-cell>
          <table:table-cell table:formula="of:=[.A248]+[.B248]+[.C248]+[.D248]+[.E248]+[.F248]+[.G248]" office:value-type="float" office:value="208297792" calcext:value-type="float">
            <text:p>208297792</text:p>
          </table:table-cell>
        </table:table-row>
        <table:table-row table:style-name="ro1">
          <table:table-cell office:value-type="float" office:value="39600896" calcext:value-type="float">
            <text:p>39600896</text:p>
          </table:table-cell>
          <table:table-cell office:value-type="float" office:value="29910872" calcext:value-type="float">
            <text:p>29910872</text:p>
          </table:table-cell>
          <table:table-cell office:value-type="float" office:value="0" calcext:value-type="float">
            <text:p>0</text:p>
          </table:table-cell>
          <table:table-cell office:value-type="float" office:value="32952600" calcext:value-type="float">
            <text:p>32952600</text:p>
          </table:table-cell>
          <table:table-cell office:value-type="float" office:value="39665376" calcext:value-type="float">
            <text:p>39665376</text:p>
          </table:table-cell>
          <table:table-cell office:value-type="float" office:value="34095728" calcext:value-type="float">
            <text:p>34095728</text:p>
          </table:table-cell>
          <table:table-cell office:value-type="float" office:value="31620040" calcext:value-type="float">
            <text:p>31620040</text:p>
          </table:table-cell>
          <table:table-cell table:formula="of:=[.A249]+[.B249]+[.C249]+[.D249]+[.E249]+[.F249]+[.G249]" office:value-type="float" office:value="207845512" calcext:value-type="float">
            <text:p>207845512</text:p>
          </table:table-cell>
        </table:table-row>
        <table:table-row table:style-name="ro1">
          <table:table-cell office:value-type="float" office:value="39637992" calcext:value-type="float">
            <text:p>39637992</text:p>
          </table:table-cell>
          <table:table-cell office:value-type="float" office:value="29913392" calcext:value-type="float">
            <text:p>29913392</text:p>
          </table:table-cell>
          <table:table-cell office:value-type="float" office:value="0" calcext:value-type="float">
            <text:p>0</text:p>
          </table:table-cell>
          <table:table-cell office:value-type="float" office:value="32952600" calcext:value-type="float">
            <text:p>32952600</text:p>
          </table:table-cell>
          <table:table-cell office:value-type="float" office:value="39674136" calcext:value-type="float">
            <text:p>39674136</text:p>
          </table:table-cell>
          <table:table-cell office:value-type="float" office:value="34145784" calcext:value-type="float">
            <text:p>34145784</text:p>
          </table:table-cell>
          <table:table-cell office:value-type="float" office:value="31669040" calcext:value-type="float">
            <text:p>31669040</text:p>
          </table:table-cell>
          <table:table-cell table:formula="of:=[.A250]+[.B250]+[.C250]+[.D250]+[.E250]+[.F250]+[.G250]" office:value-type="float" office:value="207992944" calcext:value-type="float">
            <text:p>207992944</text:p>
          </table:table-cell>
        </table:table-row>
        <table:table-row table:style-name="ro1">
          <table:table-cell office:value-type="float" office:value="39658624" calcext:value-type="float">
            <text:p>39658624</text:p>
          </table:table-cell>
          <table:table-cell office:value-type="float" office:value="29931000" calcext:value-type="float">
            <text:p>29931000</text:p>
          </table:table-cell>
          <table:table-cell office:value-type="float" office:value="0" calcext:value-type="float">
            <text:p>0</text:p>
          </table:table-cell>
          <table:table-cell office:value-type="float" office:value="32962968" calcext:value-type="float">
            <text:p>32962968</text:p>
          </table:table-cell>
          <table:table-cell office:value-type="float" office:value="39690568" calcext:value-type="float">
            <text:p>39690568</text:p>
          </table:table-cell>
          <table:table-cell office:value-type="float" office:value="34165056" calcext:value-type="float">
            <text:p>34165056</text:p>
          </table:table-cell>
          <table:table-cell office:value-type="float" office:value="30926320" calcext:value-type="float">
            <text:p>30926320</text:p>
          </table:table-cell>
          <table:table-cell table:formula="of:=[.A251]+[.B251]+[.C251]+[.D251]+[.E251]+[.F251]+[.G251]" office:value-type="float" office:value="207334536" calcext:value-type="float">
            <text:p>207334536</text:p>
          </table:table-cell>
        </table:table-row>
        <table:table-row table:style-name="ro1">
          <table:table-cell office:value-type="float" office:value="39659888" calcext:value-type="float">
            <text:p>39659888</text:p>
          </table:table-cell>
          <table:table-cell office:value-type="float" office:value="29931296" calcext:value-type="float">
            <text:p>29931296</text:p>
          </table:table-cell>
          <table:table-cell office:value-type="float" office:value="0" calcext:value-type="float">
            <text:p>0</text:p>
          </table:table-cell>
          <table:table-cell office:value-type="float" office:value="32962968" calcext:value-type="float">
            <text:p>32962968</text:p>
          </table:table-cell>
          <table:table-cell office:value-type="float" office:value="39705272" calcext:value-type="float">
            <text:p>39705272</text:p>
          </table:table-cell>
          <table:table-cell office:value-type="float" office:value="34165808" calcext:value-type="float">
            <text:p>34165808</text:p>
          </table:table-cell>
          <table:table-cell office:value-type="float" office:value="31214632" calcext:value-type="float">
            <text:p>31214632</text:p>
          </table:table-cell>
          <table:table-cell table:formula="of:=[.A252]+[.B252]+[.C252]+[.D252]+[.E252]+[.F252]+[.G252]" office:value-type="float" office:value="207639864" calcext:value-type="float">
            <text:p>207639864</text:p>
          </table:table-cell>
        </table:table-row>
        <table:table-row table:style-name="ro1">
          <table:table-cell office:value-type="float" office:value="39700344" calcext:value-type="float">
            <text:p>39700344</text:p>
          </table:table-cell>
          <table:table-cell office:value-type="float" office:value="30014152" calcext:value-type="float">
            <text:p>30014152</text:p>
          </table:table-cell>
          <table:table-cell office:value-type="float" office:value="0" calcext:value-type="float">
            <text:p>0</text:p>
          </table:table-cell>
          <table:table-cell office:value-type="float" office:value="32969248" calcext:value-type="float">
            <text:p>32969248</text:p>
          </table:table-cell>
          <table:table-cell office:value-type="float" office:value="39778056" calcext:value-type="float">
            <text:p>39778056</text:p>
          </table:table-cell>
          <table:table-cell office:value-type="float" office:value="34166560" calcext:value-type="float">
            <text:p>34166560</text:p>
          </table:table-cell>
          <table:table-cell office:value-type="float" office:value="31230696" calcext:value-type="float">
            <text:p>31230696</text:p>
          </table:table-cell>
          <table:table-cell table:formula="of:=[.A253]+[.B253]+[.C253]+[.D253]+[.E253]+[.F253]+[.G253]" office:value-type="float" office:value="207859056" calcext:value-type="float">
            <text:p>207859056</text:p>
          </table:table-cell>
        </table:table-row>
        <table:table-row table:style-name="ro1">
          <table:table-cell office:value-type="float" office:value="39703352" calcext:value-type="float">
            <text:p>39703352</text:p>
          </table:table-cell>
          <table:table-cell office:value-type="float" office:value="30498160" calcext:value-type="float">
            <text:p>30498160</text:p>
          </table:table-cell>
          <table:table-cell office:value-type="float" office:value="0" calcext:value-type="float">
            <text:p>0</text:p>
          </table:table-cell>
          <table:table-cell office:value-type="float" office:value="32969248" calcext:value-type="float">
            <text:p>32969248</text:p>
          </table:table-cell>
          <table:table-cell office:value-type="float" office:value="39786512" calcext:value-type="float">
            <text:p>39786512</text:p>
          </table:table-cell>
          <table:table-cell office:value-type="float" office:value="34252272" calcext:value-type="float">
            <text:p>34252272</text:p>
          </table:table-cell>
          <table:table-cell office:value-type="float" office:value="31237160" calcext:value-type="float">
            <text:p>31237160</text:p>
          </table:table-cell>
          <table:table-cell table:formula="of:=[.A254]+[.B254]+[.C254]+[.D254]+[.E254]+[.F254]+[.G254]" office:value-type="float" office:value="208446704" calcext:value-type="float">
            <text:p>208446704</text:p>
          </table:table-cell>
        </table:table-row>
        <table:table-row table:style-name="ro1">
          <table:table-cell office:value-type="float" office:value="39705072" calcext:value-type="float">
            <text:p>39705072</text:p>
          </table:table-cell>
          <table:table-cell office:value-type="float" office:value="37254800" calcext:value-type="float">
            <text:p>37254800</text:p>
          </table:table-cell>
          <table:table-cell office:value-type="float" office:value="0" calcext:value-type="float">
            <text:p>0</text:p>
          </table:table-cell>
          <table:table-cell office:value-type="float" office:value="32969248" calcext:value-type="float">
            <text:p>32969248</text:p>
          </table:table-cell>
          <table:table-cell office:value-type="float" office:value="39795088" calcext:value-type="float">
            <text:p>39795088</text:p>
          </table:table-cell>
          <table:table-cell office:value-type="float" office:value="34262960" calcext:value-type="float">
            <text:p>34262960</text:p>
          </table:table-cell>
          <table:table-cell office:value-type="float" office:value="31239008" calcext:value-type="float">
            <text:p>31239008</text:p>
          </table:table-cell>
          <table:table-cell table:formula="of:=[.A255]+[.B255]+[.C255]+[.D255]+[.E255]+[.F255]+[.G255]" office:value-type="float" office:value="215226176" calcext:value-type="float">
            <text:p>215226176</text:p>
          </table:table-cell>
        </table:table-row>
        <table:table-row table:style-name="ro1">
          <table:table-cell office:value-type="float" office:value="39706936" calcext:value-type="float">
            <text:p>39706936</text:p>
          </table:table-cell>
          <table:table-cell office:value-type="float" office:value="37251352" calcext:value-type="float">
            <text:p>37251352</text:p>
          </table:table-cell>
          <table:table-cell office:value-type="float" office:value="0" calcext:value-type="float">
            <text:p>0</text:p>
          </table:table-cell>
          <table:table-cell office:value-type="float" office:value="33076960" calcext:value-type="float">
            <text:p>33076960</text:p>
          </table:table-cell>
          <table:table-cell office:value-type="float" office:value="39795584" calcext:value-type="float">
            <text:p>39795584</text:p>
          </table:table-cell>
          <table:table-cell office:value-type="float" office:value="34267976" calcext:value-type="float">
            <text:p>34267976</text:p>
          </table:table-cell>
          <table:table-cell office:value-type="float" office:value="31298552" calcext:value-type="float">
            <text:p>31298552</text:p>
          </table:table-cell>
          <table:table-cell table:formula="of:=[.A256]+[.B256]+[.C256]+[.D256]+[.E256]+[.F256]+[.G256]" office:value-type="float" office:value="215397360" calcext:value-type="float">
            <text:p>215397360</text:p>
          </table:table-cell>
        </table:table-row>
        <table:table-row table:style-name="ro1">
          <table:table-cell office:value-type="float" office:value="39708040" calcext:value-type="float">
            <text:p>39708040</text:p>
          </table:table-cell>
          <table:table-cell office:value-type="float" office:value="37259856" calcext:value-type="float">
            <text:p>37259856</text:p>
          </table:table-cell>
          <table:table-cell office:value-type="float" office:value="0" calcext:value-type="float">
            <text:p>0</text:p>
          </table:table-cell>
          <table:table-cell office:value-type="float" office:value="33076960" calcext:value-type="float">
            <text:p>33076960</text:p>
          </table:table-cell>
          <table:table-cell office:value-type="float" office:value="39804648" calcext:value-type="float">
            <text:p>39804648</text:p>
          </table:table-cell>
          <table:table-cell office:value-type="float" office:value="34323552" calcext:value-type="float">
            <text:p>34323552</text:p>
          </table:table-cell>
          <table:table-cell office:value-type="float" office:value="31299304" calcext:value-type="float">
            <text:p>31299304</text:p>
          </table:table-cell>
          <table:table-cell table:formula="of:=[.A257]+[.B257]+[.C257]+[.D257]+[.E257]+[.F257]+[.G257]" office:value-type="float" office:value="215472360" calcext:value-type="float">
            <text:p>215472360</text:p>
          </table:table-cell>
        </table:table-row>
        <table:table-row table:style-name="ro1">
          <table:table-cell office:value-type="float" office:value="39749128" calcext:value-type="float">
            <text:p>39749128</text:p>
          </table:table-cell>
          <table:table-cell office:value-type="float" office:value="37327224" calcext:value-type="float">
            <text:p>37327224</text:p>
          </table:table-cell>
          <table:table-cell office:value-type="float" office:value="0" calcext:value-type="float">
            <text:p>0</text:p>
          </table:table-cell>
          <table:table-cell office:value-type="float" office:value="33083240" calcext:value-type="float">
            <text:p>33083240</text:p>
          </table:table-cell>
          <table:table-cell office:value-type="float" office:value="39848272" calcext:value-type="float">
            <text:p>39848272</text:p>
          </table:table-cell>
          <table:table-cell office:value-type="float" office:value="34329952" calcext:value-type="float">
            <text:p>34329952</text:p>
          </table:table-cell>
          <table:table-cell office:value-type="float" office:value="31300056" calcext:value-type="float">
            <text:p>31300056</text:p>
          </table:table-cell>
          <table:table-cell table:formula="of:=[.A258]+[.B258]+[.C258]+[.D258]+[.E258]+[.F258]+[.G258]" office:value-type="float" office:value="215637872" calcext:value-type="float">
            <text:p>215637872</text:p>
          </table:table-cell>
        </table:table-row>
        <table:table-row table:style-name="ro1">
          <table:table-cell office:value-type="float" office:value="39757080" calcext:value-type="float">
            <text:p>39757080</text:p>
          </table:table-cell>
          <table:table-cell office:value-type="float" office:value="37455088" calcext:value-type="float">
            <text:p>37455088</text:p>
          </table:table-cell>
          <table:table-cell office:value-type="float" office:value="0" calcext:value-type="float">
            <text:p>0</text:p>
          </table:table-cell>
          <table:table-cell office:value-type="float" office:value="33272560" calcext:value-type="float">
            <text:p>33272560</text:p>
          </table:table-cell>
          <table:table-cell office:value-type="float" office:value="39849552" calcext:value-type="float">
            <text:p>39849552</text:p>
          </table:table-cell>
          <table:table-cell office:value-type="float" office:value="34330328" calcext:value-type="float">
            <text:p>34330328</text:p>
          </table:table-cell>
          <table:table-cell office:value-type="float" office:value="31306912" calcext:value-type="float">
            <text:p>31306912</text:p>
          </table:table-cell>
          <table:table-cell table:formula="of:=[.A259]+[.B259]+[.C259]+[.D259]+[.E259]+[.F259]+[.G259]" office:value-type="float" office:value="215971520" calcext:value-type="float">
            <text:p>215971520</text:p>
          </table:table-cell>
        </table:table-row>
        <table:table-row table:style-name="ro1">
          <table:table-cell office:value-type="float" office:value="39758640" calcext:value-type="float">
            <text:p>39758640</text:p>
          </table:table-cell>
          <table:table-cell office:value-type="float" office:value="37461304" calcext:value-type="float">
            <text:p>37461304</text:p>
          </table:table-cell>
          <table:table-cell office:value-type="float" office:value="0" calcext:value-type="float">
            <text:p>0</text:p>
          </table:table-cell>
          <table:table-cell office:value-type="float" office:value="33279200" calcext:value-type="float">
            <text:p>33279200</text:p>
          </table:table-cell>
          <table:table-cell office:value-type="float" office:value="39850048" calcext:value-type="float">
            <text:p>39850048</text:p>
          </table:table-cell>
          <table:table-cell office:value-type="float" office:value="34482264" calcext:value-type="float">
            <text:p>34482264</text:p>
          </table:table-cell>
          <table:table-cell office:value-type="float" office:value="31465904" calcext:value-type="float">
            <text:p>31465904</text:p>
          </table:table-cell>
          <table:table-cell table:formula="of:=[.A260]+[.B260]+[.C260]+[.D260]+[.E260]+[.F260]+[.G260]" office:value-type="float" office:value="216297360" calcext:value-type="float">
            <text:p>216297360</text:p>
          </table:table-cell>
        </table:table-row>
        <table:table-row table:style-name="ro1">
          <table:table-cell office:value-type="float" office:value="39765096" calcext:value-type="float">
            <text:p>39765096</text:p>
          </table:table-cell>
          <table:table-cell office:value-type="float" office:value="37467584" calcext:value-type="float">
            <text:p>37467584</text:p>
          </table:table-cell>
          <table:table-cell office:value-type="float" office:value="0" calcext:value-type="float">
            <text:p>0</text:p>
          </table:table-cell>
          <table:table-cell office:value-type="float" office:value="33279200" calcext:value-type="float">
            <text:p>33279200</text:p>
          </table:table-cell>
          <table:table-cell office:value-type="float" office:value="39856648" calcext:value-type="float">
            <text:p>39856648</text:p>
          </table:table-cell>
          <table:table-cell office:value-type="float" office:value="39758040" calcext:value-type="float">
            <text:p>39758040</text:p>
          </table:table-cell>
          <table:table-cell office:value-type="float" office:value="31467472" calcext:value-type="float">
            <text:p>31467472</text:p>
          </table:table-cell>
          <table:table-cell table:formula="of:=[.A261]+[.B261]+[.C261]+[.D261]+[.E261]+[.F261]+[.G261]" office:value-type="float" office:value="221594040" calcext:value-type="float">
            <text:p>221594040</text:p>
          </table:table-cell>
        </table:table-row>
        <table:table-row table:style-name="ro1">
          <table:table-cell office:value-type="float" office:value="39766040" calcext:value-type="float">
            <text:p>39766040</text:p>
          </table:table-cell>
          <table:table-cell office:value-type="float" office:value="37468568" calcext:value-type="float">
            <text:p>37468568</text:p>
          </table:table-cell>
          <table:table-cell office:value-type="float" office:value="0" calcext:value-type="float">
            <text:p>0</text:p>
          </table:table-cell>
          <table:table-cell office:value-type="float" office:value="33279200" calcext:value-type="float">
            <text:p>33279200</text:p>
          </table:table-cell>
          <table:table-cell office:value-type="float" office:value="39857144" calcext:value-type="float">
            <text:p>39857144</text:p>
          </table:table-cell>
          <table:table-cell office:value-type="float" office:value="40144736" calcext:value-type="float">
            <text:p>40144736</text:p>
          </table:table-cell>
          <table:table-cell office:value-type="float" office:value="31494184" calcext:value-type="float">
            <text:p>31494184</text:p>
          </table:table-cell>
          <table:table-cell table:formula="of:=[.A262]+[.B262]+[.C262]+[.D262]+[.E262]+[.F262]+[.G262]" office:value-type="float" office:value="222009872" calcext:value-type="float">
            <text:p>222009872</text:p>
          </table:table-cell>
        </table:table-row>
        <table:table-row table:style-name="ro1">
          <table:table-cell office:value-type="float" office:value="39808304" calcext:value-type="float">
            <text:p>39808304</text:p>
          </table:table-cell>
          <table:table-cell office:value-type="float" office:value="37541456" calcext:value-type="float">
            <text:p>37541456</text:p>
          </table:table-cell>
          <table:table-cell office:value-type="float" office:value="0" calcext:value-type="float">
            <text:p>0</text:p>
          </table:table-cell>
          <table:table-cell office:value-type="float" office:value="33285480" calcext:value-type="float">
            <text:p>33285480</text:p>
          </table:table-cell>
          <table:table-cell office:value-type="float" office:value="39900416" calcext:value-type="float">
            <text:p>39900416</text:p>
          </table:table-cell>
          <table:table-cell office:value-type="float" office:value="40144736" calcext:value-type="float">
            <text:p>40144736</text:p>
          </table:table-cell>
          <table:table-cell office:value-type="float" office:value="31494184" calcext:value-type="float">
            <text:p>31494184</text:p>
          </table:table-cell>
          <table:table-cell table:formula="of:=[.A263]+[.B263]+[.C263]+[.D263]+[.E263]+[.F263]+[.G263]" office:value-type="float" office:value="222174576" calcext:value-type="float">
            <text:p>222174576</text:p>
          </table:table-cell>
        </table:table-row>
        <table:table-row table:style-name="ro1">
          <table:table-cell office:value-type="float" office:value="39811768" calcext:value-type="float">
            <text:p>39811768</text:p>
          </table:table-cell>
          <table:table-cell office:value-type="float" office:value="37547432" calcext:value-type="float">
            <text:p>37547432</text:p>
          </table:table-cell>
          <table:table-cell office:value-type="float" office:value="0" calcext:value-type="float">
            <text:p>0</text:p>
          </table:table-cell>
          <table:table-cell office:value-type="float" office:value="33285480" calcext:value-type="float">
            <text:p>33285480</text:p>
          </table:table-cell>
          <table:table-cell office:value-type="float" office:value="39907800" calcext:value-type="float">
            <text:p>39907800</text:p>
          </table:table-cell>
          <table:table-cell office:value-type="float" office:value="40144736" calcext:value-type="float">
            <text:p>40144736</text:p>
          </table:table-cell>
          <table:table-cell office:value-type="float" office:value="31511016" calcext:value-type="float">
            <text:p>31511016</text:p>
          </table:table-cell>
          <table:table-cell table:formula="of:=[.A264]+[.B264]+[.C264]+[.D264]+[.E264]+[.F264]+[.G264]" office:value-type="float" office:value="222208232" calcext:value-type="float">
            <text:p>222208232</text:p>
          </table:table-cell>
        </table:table-row>
        <table:table-row table:style-name="ro1">
          <table:table-cell office:value-type="float" office:value="36061072" calcext:value-type="float">
            <text:p>36061072</text:p>
          </table:table-cell>
          <table:table-cell office:value-type="float" office:value="38104992" calcext:value-type="float">
            <text:p>38104992</text:p>
          </table:table-cell>
          <table:table-cell office:value-type="float" office:value="0" calcext:value-type="float">
            <text:p>0</text:p>
          </table:table-cell>
          <table:table-cell office:value-type="float" office:value="33285480" calcext:value-type="float">
            <text:p>33285480</text:p>
          </table:table-cell>
          <table:table-cell office:value-type="float" office:value="39922872" calcext:value-type="float">
            <text:p>39922872</text:p>
          </table:table-cell>
          <table:table-cell office:value-type="float" office:value="40198808" calcext:value-type="float">
            <text:p>40198808</text:p>
          </table:table-cell>
          <table:table-cell office:value-type="float" office:value="31567184" calcext:value-type="float">
            <text:p>31567184</text:p>
          </table:table-cell>
          <table:table-cell table:formula="of:=[.A265]+[.B265]+[.C265]+[.D265]+[.E265]+[.F265]+[.G265]" office:value-type="float" office:value="219140408" calcext:value-type="float">
            <text:p>219140408</text:p>
          </table:table-cell>
        </table:table-row>
        <table:table-row table:style-name="ro1">
          <table:table-cell office:value-type="float" office:value="36062680" calcext:value-type="float">
            <text:p>36062680</text:p>
          </table:table-cell>
          <table:table-cell office:value-type="float" office:value="39431088" calcext:value-type="float">
            <text:p>39431088</text:p>
          </table:table-cell>
          <table:table-cell office:value-type="float" office:value="0" calcext:value-type="float">
            <text:p>0</text:p>
          </table:table-cell>
          <table:table-cell office:value-type="float" office:value="33285480" calcext:value-type="float">
            <text:p>33285480</text:p>
          </table:table-cell>
          <table:table-cell office:value-type="float" office:value="39929704" calcext:value-type="float">
            <text:p>39929704</text:p>
          </table:table-cell>
          <table:table-cell office:value-type="float" office:value="40199560" calcext:value-type="float">
            <text:p>40199560</text:p>
          </table:table-cell>
          <table:table-cell office:value-type="float" office:value="31574072" calcext:value-type="float">
            <text:p>31574072</text:p>
          </table:table-cell>
          <table:table-cell table:formula="of:=[.A266]+[.B266]+[.C266]+[.D266]+[.E266]+[.F266]+[.G266]" office:value-type="float" office:value="220482584" calcext:value-type="float">
            <text:p>220482584</text:p>
          </table:table-cell>
        </table:table-row>
        <table:table-row table:style-name="ro1">
          <table:table-cell office:value-type="float" office:value="36063680" calcext:value-type="float">
            <text:p>36063680</text:p>
          </table:table-cell>
          <table:table-cell office:value-type="float" office:value="38923640" calcext:value-type="float">
            <text:p>38923640</text:p>
          </table:table-cell>
          <table:table-cell office:value-type="float" office:value="0" calcext:value-type="float">
            <text:p>0</text:p>
          </table:table-cell>
          <table:table-cell office:value-type="float" office:value="33285480" calcext:value-type="float">
            <text:p>33285480</text:p>
          </table:table-cell>
          <table:table-cell office:value-type="float" office:value="39931592" calcext:value-type="float">
            <text:p>39931592</text:p>
          </table:table-cell>
          <table:table-cell office:value-type="float" office:value="40200312" calcext:value-type="float">
            <text:p>40200312</text:p>
          </table:table-cell>
          <table:table-cell office:value-type="float" office:value="31574824" calcext:value-type="float">
            <text:p>31574824</text:p>
          </table:table-cell>
          <table:table-cell table:formula="of:=[.A267]+[.B267]+[.C267]+[.D267]+[.E267]+[.F267]+[.G267]" office:value-type="float" office:value="219979528" calcext:value-type="float">
            <text:p>219979528</text:p>
          </table:table-cell>
        </table:table-row>
        <table:table-row table:style-name="ro1">
          <table:table-cell office:value-type="float" office:value="36066080" calcext:value-type="float">
            <text:p>36066080</text:p>
          </table:table-cell>
          <table:table-cell office:value-type="float" office:value="29367648" calcext:value-type="float">
            <text:p>29367648</text:p>
          </table:table-cell>
          <table:table-cell office:value-type="float" office:value="0" calcext:value-type="float">
            <text:p>0</text:p>
          </table:table-cell>
          <table:table-cell office:value-type="float" office:value="33291760" calcext:value-type="float">
            <text:p>33291760</text:p>
          </table:table-cell>
          <table:table-cell office:value-type="float" office:value="38261752" calcext:value-type="float">
            <text:p>38261752</text:p>
          </table:table-cell>
          <table:table-cell office:value-type="float" office:value="40205848" calcext:value-type="float">
            <text:p>40205848</text:p>
          </table:table-cell>
          <table:table-cell office:value-type="float" office:value="31575576" calcext:value-type="float">
            <text:p>31575576</text:p>
          </table:table-cell>
          <table:table-cell table:formula="of:=[.A268]+[.B268]+[.C268]+[.D268]+[.E268]+[.F268]+[.G268]" office:value-type="float" office:value="208768664" calcext:value-type="float">
            <text:p>208768664</text:p>
          </table:table-cell>
        </table:table-row>
        <table:table-row table:style-name="ro1">
          <table:table-cell office:value-type="float" office:value="36108416" calcext:value-type="float">
            <text:p>36108416</text:p>
          </table:table-cell>
          <table:table-cell office:value-type="float" office:value="29406176" calcext:value-type="float">
            <text:p>29406176</text:p>
          </table:table-cell>
          <table:table-cell office:value-type="float" office:value="0" calcext:value-type="float">
            <text:p>0</text:p>
          </table:table-cell>
          <table:table-cell office:value-type="float" office:value="33321008" calcext:value-type="float">
            <text:p>33321008</text:p>
          </table:table-cell>
          <table:table-cell office:value-type="float" office:value="31346008" calcext:value-type="float">
            <text:p>31346008</text:p>
          </table:table-cell>
          <table:table-cell office:value-type="float" office:value="40206600" calcext:value-type="float">
            <text:p>40206600</text:p>
          </table:table-cell>
          <table:table-cell office:value-type="float" office:value="31575576" calcext:value-type="float">
            <text:p>31575576</text:p>
          </table:table-cell>
          <table:table-cell table:formula="of:=[.A269]+[.B269]+[.C269]+[.D269]+[.E269]+[.F269]+[.G269]" office:value-type="float" office:value="201963784" calcext:value-type="float">
            <text:p>201963784</text:p>
          </table:table-cell>
        </table:table-row>
        <table:table-row table:style-name="ro1">
          <table:table-cell office:value-type="float" office:value="35409688" calcext:value-type="float">
            <text:p>35409688</text:p>
          </table:table-cell>
          <table:table-cell office:value-type="float" office:value="29454632" calcext:value-type="float">
            <text:p>29454632</text:p>
          </table:table-cell>
          <table:table-cell office:value-type="float" office:value="0" calcext:value-type="float">
            <text:p>0</text:p>
          </table:table-cell>
          <table:table-cell office:value-type="float" office:value="33321008" calcext:value-type="float">
            <text:p>33321008</text:p>
          </table:table-cell>
          <table:table-cell office:value-type="float" office:value="31352296" calcext:value-type="float">
            <text:p>31352296</text:p>
          </table:table-cell>
          <table:table-cell office:value-type="float" office:value="40349096" calcext:value-type="float">
            <text:p>40349096</text:p>
          </table:table-cell>
          <table:table-cell office:value-type="float" office:value="31631592" calcext:value-type="float">
            <text:p>31631592</text:p>
          </table:table-cell>
          <table:table-cell table:formula="of:=[.A270]+[.B270]+[.C270]+[.D270]+[.E270]+[.F270]+[.G270]" office:value-type="float" office:value="201518312" calcext:value-type="float">
            <text:p>201518312</text:p>
          </table:table-cell>
        </table:table-row>
        <table:table-row table:style-name="ro1">
          <table:table-cell office:value-type="float" office:value="35458416" calcext:value-type="float">
            <text:p>35458416</text:p>
          </table:table-cell>
          <table:table-cell office:value-type="float" office:value="29457480" calcext:value-type="float">
            <text:p>29457480</text:p>
          </table:table-cell>
          <table:table-cell office:value-type="float" office:value="0" calcext:value-type="float">
            <text:p>0</text:p>
          </table:table-cell>
          <table:table-cell office:value-type="float" office:value="33321008" calcext:value-type="float">
            <text:p>33321008</text:p>
          </table:table-cell>
          <table:table-cell office:value-type="float" office:value="31352296" calcext:value-type="float">
            <text:p>31352296</text:p>
          </table:table-cell>
          <table:table-cell office:value-type="float" office:value="40349848" calcext:value-type="float">
            <text:p>40349848</text:p>
          </table:table-cell>
          <table:table-cell office:value-type="float" office:value="31656448" calcext:value-type="float">
            <text:p>31656448</text:p>
          </table:table-cell>
          <table:table-cell table:formula="of:=[.A271]+[.B271]+[.C271]+[.D271]+[.E271]+[.F271]+[.G271]" office:value-type="float" office:value="201595496" calcext:value-type="float">
            <text:p>201595496</text:p>
          </table:table-cell>
        </table:table-row>
        <table:table-row table:style-name="ro1">
          <table:table-cell office:value-type="float" office:value="35459648" calcext:value-type="float">
            <text:p>35459648</text:p>
          </table:table-cell>
          <table:table-cell office:value-type="float" office:value="29483448" calcext:value-type="float">
            <text:p>29483448</text:p>
          </table:table-cell>
          <table:table-cell office:value-type="float" office:value="0" calcext:value-type="float">
            <text:p>0</text:p>
          </table:table-cell>
          <table:table-cell office:value-type="float" office:value="33321008" calcext:value-type="float">
            <text:p>33321008</text:p>
          </table:table-cell>
          <table:table-cell office:value-type="float" office:value="31352296" calcext:value-type="float">
            <text:p>31352296</text:p>
          </table:table-cell>
          <table:table-cell office:value-type="float" office:value="40350600" calcext:value-type="float">
            <text:p>40350600</text:p>
          </table:table-cell>
          <table:table-cell office:value-type="float" office:value="31657200" calcext:value-type="float">
            <text:p>31657200</text:p>
          </table:table-cell>
          <table:table-cell table:formula="of:=[.A272]+[.B272]+[.C272]+[.D272]+[.E272]+[.F272]+[.G272]" office:value-type="float" office:value="201624200" calcext:value-type="float">
            <text:p>201624200</text:p>
          </table:table-cell>
        </table:table-row>
        <table:table-row table:style-name="ro1">
          <table:table-cell office:value-type="float" office:value="35597896" calcext:value-type="float">
            <text:p>35597896</text:p>
          </table:table-cell>
          <table:table-cell office:value-type="float" office:value="29571888" calcext:value-type="float">
            <text:p>29571888</text:p>
          </table:table-cell>
          <table:table-cell office:value-type="float" office:value="0" calcext:value-type="float">
            <text:p>0</text:p>
          </table:table-cell>
          <table:table-cell office:value-type="float" office:value="33327536" calcext:value-type="float">
            <text:p>33327536</text:p>
          </table:table-cell>
          <table:table-cell office:value-type="float" office:value="31352296" calcext:value-type="float">
            <text:p>31352296</text:p>
          </table:table-cell>
          <table:table-cell office:value-type="float" office:value="40446632" calcext:value-type="float">
            <text:p>40446632</text:p>
          </table:table-cell>
          <table:table-cell office:value-type="float" office:value="31657952" calcext:value-type="float">
            <text:p>31657952</text:p>
          </table:table-cell>
          <table:table-cell table:formula="of:=[.A273]+[.B273]+[.C273]+[.D273]+[.E273]+[.F273]+[.G273]" office:value-type="float" office:value="201954200" calcext:value-type="float">
            <text:p>201954200</text:p>
          </table:table-cell>
        </table:table-row>
        <table:table-row table:style-name="ro1">
          <table:table-cell office:value-type="float" office:value="35600440" calcext:value-type="float">
            <text:p>35600440</text:p>
          </table:table-cell>
          <table:table-cell office:value-type="float" office:value="29578632" calcext:value-type="float">
            <text:p>29578632</text:p>
          </table:table-cell>
          <table:table-cell office:value-type="float" office:value="0" calcext:value-type="float">
            <text:p>0</text:p>
          </table:table-cell>
          <table:table-cell office:value-type="float" office:value="33327536" calcext:value-type="float">
            <text:p>33327536</text:p>
          </table:table-cell>
          <table:table-cell office:value-type="float" office:value="31410616" calcext:value-type="float">
            <text:p>31410616</text:p>
          </table:table-cell>
          <table:table-cell office:value-type="float" office:value="40463320" calcext:value-type="float">
            <text:p>40463320</text:p>
          </table:table-cell>
          <table:table-cell office:value-type="float" office:value="31658704" calcext:value-type="float">
            <text:p>31658704</text:p>
          </table:table-cell>
          <table:table-cell table:formula="of:=[.A274]+[.B274]+[.C274]+[.D274]+[.E274]+[.F274]+[.G274]" office:value-type="float" office:value="202039248" calcext:value-type="float">
            <text:p>202039248</text:p>
          </table:table-cell>
        </table:table-row>
        <table:table-row table:style-name="ro1">
          <table:table-cell office:value-type="float" office:value="35601808" calcext:value-type="float">
            <text:p>35601808</text:p>
          </table:table-cell>
          <table:table-cell office:value-type="float" office:value="29593440" calcext:value-type="float">
            <text:p>29593440</text:p>
          </table:table-cell>
          <table:table-cell office:value-type="float" office:value="0" calcext:value-type="float">
            <text:p>0</text:p>
          </table:table-cell>
          <table:table-cell office:value-type="float" office:value="33333800" calcext:value-type="float">
            <text:p>33333800</text:p>
          </table:table-cell>
          <table:table-cell office:value-type="float" office:value="30231480" calcext:value-type="float">
            <text:p>30231480</text:p>
          </table:table-cell>
          <table:table-cell office:value-type="float" office:value="40463320" calcext:value-type="float">
            <text:p>40463320</text:p>
          </table:table-cell>
          <table:table-cell office:value-type="float" office:value="31721440" calcext:value-type="float">
            <text:p>31721440</text:p>
          </table:table-cell>
          <table:table-cell table:formula="of:=[.A275]+[.B275]+[.C275]+[.D275]+[.E275]+[.F275]+[.G275]" office:value-type="float" office:value="200945288" calcext:value-type="float">
            <text:p>200945288</text:p>
          </table:table-cell>
        </table:table-row>
        <table:table-row table:style-name="ro1">
          <table:table-cell office:value-type="float" office:value="35603672" calcext:value-type="float">
            <text:p>35603672</text:p>
          </table:table-cell>
          <table:table-cell office:value-type="float" office:value="29596352" calcext:value-type="float">
            <text:p>29596352</text:p>
          </table:table-cell>
          <table:table-cell office:value-type="float" office:value="0" calcext:value-type="float">
            <text:p>0</text:p>
          </table:table-cell>
          <table:table-cell office:value-type="float" office:value="33333800" calcext:value-type="float">
            <text:p>33333800</text:p>
          </table:table-cell>
          <table:table-cell office:value-type="float" office:value="30262616" calcext:value-type="float">
            <text:p>30262616</text:p>
          </table:table-cell>
          <table:table-cell office:value-type="float" office:value="40517720" calcext:value-type="float">
            <text:p>40517720</text:p>
          </table:table-cell>
          <table:table-cell office:value-type="float" office:value="31728920" calcext:value-type="float">
            <text:p>31728920</text:p>
          </table:table-cell>
          <table:table-cell table:formula="of:=[.A276]+[.B276]+[.C276]+[.D276]+[.E276]+[.F276]+[.G276]" office:value-type="float" office:value="201043080" calcext:value-type="float">
            <text:p>201043080</text:p>
          </table:table-cell>
        </table:table-row>
        <table:table-row table:style-name="ro1">
          <table:table-cell office:value-type="float" office:value="35604776" calcext:value-type="float">
            <text:p>35604776</text:p>
          </table:table-cell>
          <table:table-cell office:value-type="float" office:value="29611456" calcext:value-type="float">
            <text:p>29611456</text:p>
          </table:table-cell>
          <table:table-cell office:value-type="float" office:value="0" calcext:value-type="float">
            <text:p>0</text:p>
          </table:table-cell>
          <table:table-cell office:value-type="float" office:value="33341920" calcext:value-type="float">
            <text:p>33341920</text:p>
          </table:table-cell>
          <table:table-cell office:value-type="float" office:value="30262616" calcext:value-type="float">
            <text:p>30262616</text:p>
          </table:table-cell>
          <table:table-cell office:value-type="float" office:value="40529000" calcext:value-type="float">
            <text:p>40529000</text:p>
          </table:table-cell>
          <table:table-cell office:value-type="float" office:value="31732552" calcext:value-type="float">
            <text:p>31732552</text:p>
          </table:table-cell>
          <table:table-cell table:formula="of:=[.A277]+[.B277]+[.C277]+[.D277]+[.E277]+[.F277]+[.G277]" office:value-type="float" office:value="201082320" calcext:value-type="float">
            <text:p>201082320</text:p>
          </table:table-cell>
        </table:table-row>
        <table:table-row table:style-name="ro1">
          <table:table-cell office:value-type="float" office:value="35658592" calcext:value-type="float">
            <text:p>35658592</text:p>
          </table:table-cell>
          <table:table-cell office:value-type="float" office:value="29688088" calcext:value-type="float">
            <text:p>29688088</text:p>
          </table:table-cell>
          <table:table-cell office:value-type="float" office:value="0" calcext:value-type="float">
            <text:p>0</text:p>
          </table:table-cell>
          <table:table-cell office:value-type="float" office:value="33350984" calcext:value-type="float">
            <text:p>33350984</text:p>
          </table:table-cell>
          <table:table-cell office:value-type="float" office:value="30268688" calcext:value-type="float">
            <text:p>30268688</text:p>
          </table:table-cell>
          <table:table-cell office:value-type="float" office:value="40529376" calcext:value-type="float">
            <text:p>40529376</text:p>
          </table:table-cell>
          <table:table-cell office:value-type="float" office:value="31738984" calcext:value-type="float">
            <text:p>31738984</text:p>
          </table:table-cell>
          <table:table-cell table:formula="of:=[.A278]+[.B278]+[.C278]+[.D278]+[.E278]+[.F278]+[.G278]" office:value-type="float" office:value="201234712" calcext:value-type="float">
            <text:p>201234712</text:p>
          </table:table-cell>
        </table:table-row>
        <table:table-row table:style-name="ro1">
          <table:table-cell office:value-type="float" office:value="35661368" calcext:value-type="float">
            <text:p>35661368</text:p>
          </table:table-cell>
          <table:table-cell office:value-type="float" office:value="29694800" calcext:value-type="float">
            <text:p>29694800</text:p>
          </table:table-cell>
          <table:table-cell office:value-type="float" office:value="0" calcext:value-type="float">
            <text:p>0</text:p>
          </table:table-cell>
          <table:table-cell office:value-type="float" office:value="33350984" calcext:value-type="float">
            <text:p>33350984</text:p>
          </table:table-cell>
          <table:table-cell office:value-type="float" office:value="30268688" calcext:value-type="float">
            <text:p>30268688</text:p>
          </table:table-cell>
          <table:table-cell office:value-type="float" office:value="40530128" calcext:value-type="float">
            <text:p>40530128</text:p>
          </table:table-cell>
          <table:table-cell office:value-type="float" office:value="31738984" calcext:value-type="float">
            <text:p>31738984</text:p>
          </table:table-cell>
          <table:table-cell table:formula="of:=[.A279]+[.B279]+[.C279]+[.D279]+[.E279]+[.F279]+[.G279]" office:value-type="float" office:value="201244952" calcext:value-type="float">
            <text:p>201244952</text:p>
          </table:table-cell>
        </table:table-row>
        <table:table-row table:style-name="ro1">
          <table:table-cell office:value-type="float" office:value="35668248" calcext:value-type="float">
            <text:p>35668248</text:p>
          </table:table-cell>
          <table:table-cell office:value-type="float" office:value="29696832" calcext:value-type="float">
            <text:p>29696832</text:p>
          </table:table-cell>
          <table:table-cell office:value-type="float" office:value="0" calcext:value-type="float">
            <text:p>0</text:p>
          </table:table-cell>
          <table:table-cell office:value-type="float" office:value="33357248" calcext:value-type="float">
            <text:p>33357248</text:p>
          </table:table-cell>
          <table:table-cell office:value-type="float" office:value="30268688" calcext:value-type="float">
            <text:p>30268688</text:p>
          </table:table-cell>
          <table:table-cell office:value-type="float" office:value="40644512" calcext:value-type="float">
            <text:p>40644512</text:p>
          </table:table-cell>
          <table:table-cell office:value-type="float" office:value="31738984" calcext:value-type="float">
            <text:p>31738984</text:p>
          </table:table-cell>
          <table:table-cell table:formula="of:=[.A280]+[.B280]+[.C280]+[.D280]+[.E280]+[.F280]+[.G280]" office:value-type="float" office:value="201374512" calcext:value-type="float">
            <text:p>201374512</text:p>
          </table:table-cell>
        </table:table-row>
        <table:table-row table:style-name="ro1">
          <table:table-cell office:value-type="float" office:value="35669680" calcext:value-type="float">
            <text:p>35669680</text:p>
          </table:table-cell>
          <table:table-cell office:value-type="float" office:value="29699480" calcext:value-type="float">
            <text:p>29699480</text:p>
          </table:table-cell>
          <table:table-cell office:value-type="float" office:value="0" calcext:value-type="float">
            <text:p>0</text:p>
          </table:table-cell>
          <table:table-cell office:value-type="float" office:value="33357248" calcext:value-type="float">
            <text:p>33357248</text:p>
          </table:table-cell>
          <table:table-cell office:value-type="float" office:value="30261696" calcext:value-type="float">
            <text:p>30261696</text:p>
          </table:table-cell>
          <table:table-cell office:value-type="float" office:value="40698200" calcext:value-type="float">
            <text:p>40698200</text:p>
          </table:table-cell>
          <table:table-cell office:value-type="float" office:value="32681400" calcext:value-type="float">
            <text:p>32681400</text:p>
          </table:table-cell>
          <table:table-cell table:formula="of:=[.A281]+[.B281]+[.C281]+[.D281]+[.E281]+[.F281]+[.G281]" office:value-type="float" office:value="202367704" calcext:value-type="float">
            <text:p>202367704</text:p>
          </table:table-cell>
        </table:table-row>
        <table:table-row table:style-name="ro1">
          <table:table-cell office:value-type="float" office:value="35670728" calcext:value-type="float">
            <text:p>35670728</text:p>
          </table:table-cell>
          <table:table-cell office:value-type="float" office:value="29715496" calcext:value-type="float">
            <text:p>29715496</text:p>
          </table:table-cell>
          <table:table-cell office:value-type="float" office:value="0" calcext:value-type="float">
            <text:p>0</text:p>
          </table:table-cell>
          <table:table-cell office:value-type="float" office:value="33363512" calcext:value-type="float">
            <text:p>33363512</text:p>
          </table:table-cell>
          <table:table-cell office:value-type="float" office:value="24152416" calcext:value-type="float">
            <text:p>24152416</text:p>
          </table:table-cell>
          <table:table-cell office:value-type="float" office:value="40704144" calcext:value-type="float">
            <text:p>40704144</text:p>
          </table:table-cell>
          <table:table-cell office:value-type="float" office:value="41152800" calcext:value-type="float">
            <text:p>41152800</text:p>
          </table:table-cell>
          <table:table-cell table:formula="of:=[.A282]+[.B282]+[.C282]+[.D282]+[.E282]+[.F282]+[.G282]" office:value-type="float" office:value="204759096" calcext:value-type="float">
            <text:p>204759096</text:p>
          </table:table-cell>
        </table:table-row>
        <table:table-row table:style-name="ro1">
          <table:table-cell office:value-type="float" office:value="35755648" calcext:value-type="float">
            <text:p>35755648</text:p>
          </table:table-cell>
          <table:table-cell office:value-type="float" office:value="29794848" calcext:value-type="float">
            <text:p>29794848</text:p>
          </table:table-cell>
          <table:table-cell office:value-type="float" office:value="0" calcext:value-type="float">
            <text:p>0</text:p>
          </table:table-cell>
          <table:table-cell office:value-type="float" office:value="33363512" calcext:value-type="float">
            <text:p>33363512</text:p>
          </table:table-cell>
          <table:table-cell office:value-type="float" office:value="24152416" calcext:value-type="float">
            <text:p>24152416</text:p>
          </table:table-cell>
          <table:table-cell office:value-type="float" office:value="40704896" calcext:value-type="float">
            <text:p>40704896</text:p>
          </table:table-cell>
          <table:table-cell office:value-type="float" office:value="38254048" calcext:value-type="float">
            <text:p>38254048</text:p>
          </table:table-cell>
          <table:table-cell table:formula="of:=[.A283]+[.B283]+[.C283]+[.D283]+[.E283]+[.F283]+[.G283]" office:value-type="float" office:value="202025368" calcext:value-type="float">
            <text:p>202025368</text:p>
          </table:table-cell>
        </table:table-row>
        <table:table-row table:style-name="ro1">
          <table:table-cell office:value-type="float" office:value="35804456" calcext:value-type="float">
            <text:p>35804456</text:p>
          </table:table-cell>
          <table:table-cell office:value-type="float" office:value="29804656" calcext:value-type="float">
            <text:p>29804656</text:p>
          </table:table-cell>
          <table:table-cell office:value-type="float" office:value="0" calcext:value-type="float">
            <text:p>0</text:p>
          </table:table-cell>
          <table:table-cell office:value-type="float" office:value="33363512" calcext:value-type="float">
            <text:p>33363512</text:p>
          </table:table-cell>
          <table:table-cell office:value-type="float" office:value="25179400" calcext:value-type="float">
            <text:p>25179400</text:p>
          </table:table-cell>
          <table:table-cell office:value-type="float" office:value="40705648" calcext:value-type="float">
            <text:p>40705648</text:p>
          </table:table-cell>
          <table:table-cell office:value-type="float" office:value="38254048" calcext:value-type="float">
            <text:p>38254048</text:p>
          </table:table-cell>
          <table:table-cell table:formula="of:=[.A284]+[.B284]+[.C284]+[.D284]+[.E284]+[.F284]+[.G284]" office:value-type="float" office:value="203111720" calcext:value-type="float">
            <text:p>203111720</text:p>
          </table:table-cell>
        </table:table-row>
        <table:table-row table:style-name="ro1">
          <table:table-cell office:value-type="float" office:value="35810528" calcext:value-type="float">
            <text:p>35810528</text:p>
          </table:table-cell>
          <table:table-cell office:value-type="float" office:value="29806680" calcext:value-type="float">
            <text:p>29806680</text:p>
          </table:table-cell>
          <table:table-cell office:value-type="float" office:value="0" calcext:value-type="float">
            <text:p>0</text:p>
          </table:table-cell>
          <table:table-cell office:value-type="float" office:value="33369776" calcext:value-type="float">
            <text:p>33369776</text:p>
          </table:table-cell>
          <table:table-cell office:value-type="float" office:value="30754424" calcext:value-type="float">
            <text:p>30754424</text:p>
          </table:table-cell>
          <table:table-cell office:value-type="float" office:value="40711184" calcext:value-type="float">
            <text:p>40711184</text:p>
          </table:table-cell>
          <table:table-cell office:value-type="float" office:value="38254800" calcext:value-type="float">
            <text:p>38254800</text:p>
          </table:table-cell>
          <table:table-cell table:formula="of:=[.A285]+[.B285]+[.C285]+[.D285]+[.E285]+[.F285]+[.G285]" office:value-type="float" office:value="208707392" calcext:value-type="float">
            <text:p>208707392</text:p>
          </table:table-cell>
        </table:table-row>
        <table:table-row table:style-name="ro1">
          <table:table-cell office:value-type="float" office:value="35812368" calcext:value-type="float">
            <text:p>35812368</text:p>
          </table:table-cell>
          <table:table-cell office:value-type="float" office:value="29808304" calcext:value-type="float">
            <text:p>29808304</text:p>
          </table:table-cell>
          <table:table-cell office:value-type="float" office:value="0" calcext:value-type="float">
            <text:p>0</text:p>
          </table:table-cell>
          <table:table-cell office:value-type="float" office:value="33369776" calcext:value-type="float">
            <text:p>33369776</text:p>
          </table:table-cell>
          <table:table-cell office:value-type="float" office:value="32096416" calcext:value-type="float">
            <text:p>32096416</text:p>
          </table:table-cell>
          <table:table-cell office:value-type="float" office:value="40838368" calcext:value-type="float">
            <text:p>40838368</text:p>
          </table:table-cell>
          <table:table-cell office:value-type="float" office:value="38262120" calcext:value-type="float">
            <text:p>38262120</text:p>
          </table:table-cell>
          <table:table-cell table:formula="of:=[.A286]+[.B286]+[.C286]+[.D286]+[.E286]+[.F286]+[.G286]" office:value-type="float" office:value="210187352" calcext:value-type="float">
            <text:p>210187352</text:p>
          </table:table-cell>
        </table:table-row>
        <table:table-row table:style-name="ro1">
          <table:table-cell office:value-type="float" office:value="36992728" calcext:value-type="float">
            <text:p>36992728</text:p>
          </table:table-cell>
          <table:table-cell office:value-type="float" office:value="29821952" calcext:value-type="float">
            <text:p>29821952</text:p>
          </table:table-cell>
          <table:table-cell office:value-type="float" office:value="0" calcext:value-type="float">
            <text:p>0</text:p>
          </table:table-cell>
          <table:table-cell office:value-type="float" office:value="33376680" calcext:value-type="float">
            <text:p>33376680</text:p>
          </table:table-cell>
          <table:table-cell office:value-type="float" office:value="32096416" calcext:value-type="float">
            <text:p>32096416</text:p>
          </table:table-cell>
          <table:table-cell office:value-type="float" office:value="40845856" calcext:value-type="float">
            <text:p>40845856</text:p>
          </table:table-cell>
          <table:table-cell office:value-type="float" office:value="38325040" calcext:value-type="float">
            <text:p>38325040</text:p>
          </table:table-cell>
          <table:table-cell table:formula="of:=[.A287]+[.B287]+[.C287]+[.D287]+[.E287]+[.F287]+[.G287]" office:value-type="float" office:value="211458672" calcext:value-type="float">
            <text:p>211458672</text:p>
          </table:table-cell>
        </table:table-row>
        <table:table-row table:style-name="ro1">
          <table:table-cell office:value-type="float" office:value="44154528" calcext:value-type="float">
            <text:p>44154528</text:p>
          </table:table-cell>
          <table:table-cell office:value-type="float" office:value="29914640" calcext:value-type="float">
            <text:p>29914640</text:p>
          </table:table-cell>
          <table:table-cell office:value-type="float" office:value="0" calcext:value-type="float">
            <text:p>0</text:p>
          </table:table-cell>
          <table:table-cell office:value-type="float" office:value="33925416" calcext:value-type="float">
            <text:p>33925416</text:p>
          </table:table-cell>
          <table:table-cell office:value-type="float" office:value="32102488" calcext:value-type="float">
            <text:p>32102488</text:p>
          </table:table-cell>
          <table:table-cell office:value-type="float" office:value="40846608" calcext:value-type="float">
            <text:p>40846608</text:p>
          </table:table-cell>
          <table:table-cell office:value-type="float" office:value="38332392" calcext:value-type="float">
            <text:p>38332392</text:p>
          </table:table-cell>
          <table:table-cell table:formula="of:=[.A288]+[.B288]+[.C288]+[.D288]+[.E288]+[.F288]+[.G288]" office:value-type="float" office:value="219276072" calcext:value-type="float">
            <text:p>219276072</text:p>
          </table:table-cell>
        </table:table-row>
        <table:table-row table:style-name="ro1">
          <table:table-cell office:value-type="float" office:value="44161112" calcext:value-type="float">
            <text:p>44161112</text:p>
          </table:table-cell>
          <table:table-cell office:value-type="float" office:value="29932216" calcext:value-type="float">
            <text:p>29932216</text:p>
          </table:table-cell>
          <table:table-cell office:value-type="float" office:value="0" calcext:value-type="float">
            <text:p>0</text:p>
          </table:table-cell>
          <table:table-cell office:value-type="float" office:value="33925416" calcext:value-type="float">
            <text:p>33925416</text:p>
          </table:table-cell>
          <table:table-cell office:value-type="float" office:value="32102488" calcext:value-type="float">
            <text:p>32102488</text:p>
          </table:table-cell>
          <table:table-cell office:value-type="float" office:value="40912568" calcext:value-type="float">
            <text:p>40912568</text:p>
          </table:table-cell>
          <table:table-cell office:value-type="float" office:value="38333144" calcext:value-type="float">
            <text:p>38333144</text:p>
          </table:table-cell>
          <table:table-cell table:formula="of:=[.A289]+[.B289]+[.C289]+[.D289]+[.E289]+[.F289]+[.G289]" office:value-type="float" office:value="219366944" calcext:value-type="float">
            <text:p>219366944</text:p>
          </table:table-cell>
        </table:table-row>
        <table:table-row table:style-name="ro1">
          <table:table-cell office:value-type="float" office:value="44161408" calcext:value-type="float">
            <text:p>44161408</text:p>
          </table:table-cell>
          <table:table-cell office:value-type="float" office:value="29933144" calcext:value-type="float">
            <text:p>29933144</text:p>
          </table:table-cell>
          <table:table-cell office:value-type="float" office:value="0" calcext:value-type="float">
            <text:p>0</text:p>
          </table:table-cell>
          <table:table-cell office:value-type="float" office:value="33925416" calcext:value-type="float">
            <text:p>33925416</text:p>
          </table:table-cell>
          <table:table-cell office:value-type="float" office:value="32102488" calcext:value-type="float">
            <text:p>32102488</text:p>
          </table:table-cell>
          <table:table-cell office:value-type="float" office:value="40916200" calcext:value-type="float">
            <text:p>40916200</text:p>
          </table:table-cell>
          <table:table-cell office:value-type="float" office:value="38333896" calcext:value-type="float">
            <text:p>38333896</text:p>
          </table:table-cell>
          <table:table-cell table:formula="of:=[.A290]+[.B290]+[.C290]+[.D290]+[.E290]+[.F290]+[.G290]" office:value-type="float" office:value="219372552" calcext:value-type="float">
            <text:p>219372552</text:p>
          </table:table-cell>
        </table:table-row>
        <table:table-row table:style-name="ro1">
          <table:table-cell office:value-type="float" office:value="44162464" calcext:value-type="float">
            <text:p>44162464</text:p>
          </table:table-cell>
          <table:table-cell office:value-type="float" office:value="29934768" calcext:value-type="float">
            <text:p>29934768</text:p>
          </table:table-cell>
          <table:table-cell office:value-type="float" office:value="0" calcext:value-type="float">
            <text:p>0</text:p>
          </table:table-cell>
          <table:table-cell office:value-type="float" office:value="33925416" calcext:value-type="float">
            <text:p>33925416</text:p>
          </table:table-cell>
          <table:table-cell office:value-type="float" office:value="32102488" calcext:value-type="float">
            <text:p>32102488</text:p>
          </table:table-cell>
          <table:table-cell office:value-type="float" office:value="40979136" calcext:value-type="float">
            <text:p>40979136</text:p>
          </table:table-cell>
          <table:table-cell office:value-type="float" office:value="38306248" calcext:value-type="float">
            <text:p>38306248</text:p>
          </table:table-cell>
          <table:table-cell table:formula="of:=[.A291]+[.B291]+[.C291]+[.D291]+[.E291]+[.F291]+[.G291]" office:value-type="float" office:value="219410520" calcext:value-type="float">
            <text:p>219410520</text:p>
          </table:table-cell>
        </table:table-row>
        <table:table-row table:style-name="ro1">
          <table:table-cell office:value-type="float" office:value="44167640" calcext:value-type="float">
            <text:p>44167640</text:p>
          </table:table-cell>
          <table:table-cell office:value-type="float" office:value="29951160" calcext:value-type="float">
            <text:p>29951160</text:p>
          </table:table-cell>
          <table:table-cell office:value-type="float" office:value="0" calcext:value-type="float">
            <text:p>0</text:p>
          </table:table-cell>
          <table:table-cell office:value-type="float" office:value="33932208" calcext:value-type="float">
            <text:p>33932208</text:p>
          </table:table-cell>
          <table:table-cell office:value-type="float" office:value="32102488" calcext:value-type="float">
            <text:p>32102488</text:p>
          </table:table-cell>
          <table:table-cell office:value-type="float" office:value="40986328" calcext:value-type="float">
            <text:p>40986328</text:p>
          </table:table-cell>
          <table:table-cell office:value-type="float" office:value="38377672" calcext:value-type="float">
            <text:p>38377672</text:p>
          </table:table-cell>
          <table:table-cell table:formula="of:=[.A292]+[.B292]+[.C292]+[.D292]+[.E292]+[.F292]+[.G292]" office:value-type="float" office:value="219517496" calcext:value-type="float">
            <text:p>219517496</text:p>
          </table:table-cell>
        </table:table-row>
        <table:table-row table:style-name="ro1">
          <table:table-cell office:value-type="float" office:value="44218928" calcext:value-type="float">
            <text:p>44218928</text:p>
          </table:table-cell>
          <table:table-cell office:value-type="float" office:value="30033880" calcext:value-type="float">
            <text:p>30033880</text:p>
          </table:table-cell>
          <table:table-cell office:value-type="float" office:value="0" calcext:value-type="float">
            <text:p>0</text:p>
          </table:table-cell>
          <table:table-cell office:value-type="float" office:value="33932208" calcext:value-type="float">
            <text:p>33932208</text:p>
          </table:table-cell>
          <table:table-cell office:value-type="float" office:value="32108560" calcext:value-type="float">
            <text:p>32108560</text:p>
          </table:table-cell>
          <table:table-cell office:value-type="float" office:value="40986328" calcext:value-type="float">
            <text:p>40986328</text:p>
          </table:table-cell>
          <table:table-cell office:value-type="float" office:value="38386736" calcext:value-type="float">
            <text:p>38386736</text:p>
          </table:table-cell>
          <table:table-cell table:formula="of:=[.A293]+[.B293]+[.C293]+[.D293]+[.E293]+[.F293]+[.G293]" office:value-type="float" office:value="219666640" calcext:value-type="float">
            <text:p>219666640</text:p>
          </table:table-cell>
        </table:table-row>
        <table:table-row table:style-name="ro1">
          <table:table-cell office:value-type="float" office:value="44221376" calcext:value-type="float">
            <text:p>44221376</text:p>
          </table:table-cell>
          <table:table-cell office:value-type="float" office:value="30067816" calcext:value-type="float">
            <text:p>30067816</text:p>
          </table:table-cell>
          <table:table-cell office:value-type="float" office:value="0" calcext:value-type="float">
            <text:p>0</text:p>
          </table:table-cell>
          <table:table-cell office:value-type="float" office:value="33932208" calcext:value-type="float">
            <text:p>33932208</text:p>
          </table:table-cell>
          <table:table-cell office:value-type="float" office:value="32282728" calcext:value-type="float">
            <text:p>32282728</text:p>
          </table:table-cell>
          <table:table-cell office:value-type="float" office:value="40987080" calcext:value-type="float">
            <text:p>40987080</text:p>
          </table:table-cell>
          <table:table-cell office:value-type="float" office:value="38387864" calcext:value-type="float">
            <text:p>38387864</text:p>
          </table:table-cell>
          <table:table-cell table:formula="of:=[.A294]+[.B294]+[.C294]+[.D294]+[.E294]+[.F294]+[.G294]" office:value-type="float" office:value="219879072" calcext:value-type="float">
            <text:p>219879072</text:p>
          </table:table-cell>
        </table:table-row>
        <table:table-row table:style-name="ro1">
          <table:table-cell office:value-type="float" office:value="44343424" calcext:value-type="float">
            <text:p>44343424</text:p>
          </table:table-cell>
          <table:table-cell office:value-type="float" office:value="30068176" calcext:value-type="float">
            <text:p>30068176</text:p>
          </table:table-cell>
          <table:table-cell office:value-type="float" office:value="0" calcext:value-type="float">
            <text:p>0</text:p>
          </table:table-cell>
          <table:table-cell office:value-type="float" office:value="33940232" calcext:value-type="float">
            <text:p>33940232</text:p>
          </table:table-cell>
          <table:table-cell office:value-type="float" office:value="32282728" calcext:value-type="float">
            <text:p>32282728</text:p>
          </table:table-cell>
          <table:table-cell office:value-type="float" office:value="41100568" calcext:value-type="float">
            <text:p>41100568</text:p>
          </table:table-cell>
          <table:table-cell office:value-type="float" office:value="38394304" calcext:value-type="float">
            <text:p>38394304</text:p>
          </table:table-cell>
          <table:table-cell table:formula="of:=[.A295]+[.B295]+[.C295]+[.D295]+[.E295]+[.F295]+[.G295]" office:value-type="float" office:value="220129432" calcext:value-type="float">
            <text:p>220129432</text:p>
          </table:table-cell>
        </table:table-row>
        <table:table-row table:style-name="ro1">
          <table:table-cell office:value-type="float" office:value="44345608" calcext:value-type="float">
            <text:p>44345608</text:p>
          </table:table-cell>
          <table:table-cell office:value-type="float" office:value="30073080" calcext:value-type="float">
            <text:p>30073080</text:p>
          </table:table-cell>
          <table:table-cell office:value-type="float" office:value="0" calcext:value-type="float">
            <text:p>0</text:p>
          </table:table-cell>
          <table:table-cell office:value-type="float" office:value="33940232" calcext:value-type="float">
            <text:p>33940232</text:p>
          </table:table-cell>
          <table:table-cell office:value-type="float" office:value="32292992" calcext:value-type="float">
            <text:p>32292992</text:p>
          </table:table-cell>
          <table:table-cell office:value-type="float" office:value="41161248" calcext:value-type="float">
            <text:p>41161248</text:p>
          </table:table-cell>
          <table:table-cell office:value-type="float" office:value="38395056" calcext:value-type="float">
            <text:p>38395056</text:p>
          </table:table-cell>
          <table:table-cell table:formula="of:=[.A296]+[.B296]+[.C296]+[.D296]+[.E296]+[.F296]+[.G296]" office:value-type="float" office:value="220208216" calcext:value-type="float">
            <text:p>220208216</text:p>
          </table:table-cell>
        </table:table-row>
        <table:table-row table:style-name="ro1">
          <table:table-cell office:value-type="float" office:value="44352376" calcext:value-type="float">
            <text:p>44352376</text:p>
          </table:table-cell>
          <table:table-cell office:value-type="float" office:value="30140360" calcext:value-type="float">
            <text:p>30140360</text:p>
          </table:table-cell>
          <table:table-cell office:value-type="float" office:value="0" calcext:value-type="float">
            <text:p>0</text:p>
          </table:table-cell>
          <table:table-cell office:value-type="float" office:value="33946936" calcext:value-type="float">
            <text:p>33946936</text:p>
          </table:table-cell>
          <table:table-cell office:value-type="float" office:value="32343768" calcext:value-type="float">
            <text:p>32343768</text:p>
          </table:table-cell>
          <table:table-cell office:value-type="float" office:value="41168040" calcext:value-type="float">
            <text:p>41168040</text:p>
          </table:table-cell>
          <table:table-cell office:value-type="float" office:value="38469408" calcext:value-type="float">
            <text:p>38469408</text:p>
          </table:table-cell>
          <table:table-cell table:formula="of:=[.A297]+[.B297]+[.C297]+[.D297]+[.E297]+[.F297]+[.G297]" office:value-type="float" office:value="220420888" calcext:value-type="float">
            <text:p>220420888</text:p>
          </table:table-cell>
        </table:table-row>
        <table:table-row table:style-name="ro1">
          <table:table-cell office:value-type="float" office:value="44407240" calcext:value-type="float">
            <text:p>44407240</text:p>
          </table:table-cell>
          <table:table-cell office:value-type="float" office:value="30142456" calcext:value-type="float">
            <text:p>30142456</text:p>
          </table:table-cell>
          <table:table-cell office:value-type="float" office:value="0" calcext:value-type="float">
            <text:p>0</text:p>
          </table:table-cell>
          <table:table-cell office:value-type="float" office:value="34064224" calcext:value-type="float">
            <text:p>34064224</text:p>
          </table:table-cell>
          <table:table-cell office:value-type="float" office:value="32350624" calcext:value-type="float">
            <text:p>32350624</text:p>
          </table:table-cell>
          <table:table-cell office:value-type="float" office:value="41168824" calcext:value-type="float">
            <text:p>41168824</text:p>
          </table:table-cell>
          <table:table-cell office:value-type="float" office:value="38475848" calcext:value-type="float">
            <text:p>38475848</text:p>
          </table:table-cell>
          <table:table-cell table:formula="of:=[.A298]+[.B298]+[.C298]+[.D298]+[.E298]+[.F298]+[.G298]" office:value-type="float" office:value="220609216" calcext:value-type="float">
            <text:p>220609216</text:p>
          </table:table-cell>
        </table:table-row>
        <table:table-row table:style-name="ro1">
          <table:table-cell office:value-type="float" office:value="44408888" calcext:value-type="float">
            <text:p>44408888</text:p>
          </table:table-cell>
          <table:table-cell office:value-type="float" office:value="30148200" calcext:value-type="float">
            <text:p>30148200</text:p>
          </table:table-cell>
          <table:table-cell office:value-type="float" office:value="0" calcext:value-type="float">
            <text:p>0</text:p>
          </table:table-cell>
          <table:table-cell office:value-type="float" office:value="34064224" calcext:value-type="float">
            <text:p>34064224</text:p>
          </table:table-cell>
          <table:table-cell office:value-type="float" office:value="32351120" calcext:value-type="float">
            <text:p>32351120</text:p>
          </table:table-cell>
          <table:table-cell office:value-type="float" office:value="41188912" calcext:value-type="float">
            <text:p>41188912</text:p>
          </table:table-cell>
          <table:table-cell office:value-type="float" office:value="38476600" calcext:value-type="float">
            <text:p>38476600</text:p>
          </table:table-cell>
          <table:table-cell table:formula="of:=[.A299]+[.B299]+[.C299]+[.D299]+[.E299]+[.F299]+[.G299]" office:value-type="float" office:value="220637944" calcext:value-type="float">
            <text:p>220637944</text:p>
          </table:table-cell>
        </table:table-row>
        <table:table-row table:style-name="ro1">
          <table:table-cell office:value-type="float" office:value="44415984" calcext:value-type="float">
            <text:p>44415984</text:p>
          </table:table-cell>
          <table:table-cell office:value-type="float" office:value="30149192" calcext:value-type="float">
            <text:p>30149192</text:p>
          </table:table-cell>
          <table:table-cell office:value-type="float" office:value="0" calcext:value-type="float">
            <text:p>0</text:p>
          </table:table-cell>
          <table:table-cell office:value-type="float" office:value="34067200" calcext:value-type="float">
            <text:p>34067200</text:p>
          </table:table-cell>
          <table:table-cell office:value-type="float" office:value="32352440" calcext:value-type="float">
            <text:p>32352440</text:p>
          </table:table-cell>
          <table:table-cell office:value-type="float" office:value="41188912" calcext:value-type="float">
            <text:p>41188912</text:p>
          </table:table-cell>
          <table:table-cell office:value-type="float" office:value="42277552" calcext:value-type="float">
            <text:p>42277552</text:p>
          </table:table-cell>
          <table:table-cell table:formula="of:=[.A300]+[.B300]+[.C300]+[.D300]+[.E300]+[.F300]+[.G300]" office:value-type="float" office:value="224451280" calcext:value-type="float">
            <text:p>224451280</text:p>
          </table:table-cell>
        </table:table-row>
        <table:table-row table:style-name="ro1">
          <table:table-cell office:value-type="float" office:value="44417024" calcext:value-type="float">
            <text:p>44417024</text:p>
          </table:table-cell>
          <table:table-cell office:value-type="float" office:value="30233496" calcext:value-type="float">
            <text:p>30233496</text:p>
          </table:table-cell>
          <table:table-cell office:value-type="float" office:value="0" calcext:value-type="float">
            <text:p>0</text:p>
          </table:table-cell>
          <table:table-cell office:value-type="float" office:value="34067200" calcext:value-type="float">
            <text:p>34067200</text:p>
          </table:table-cell>
          <table:table-cell office:value-type="float" office:value="32359216" calcext:value-type="float">
            <text:p>32359216</text:p>
          </table:table-cell>
          <table:table-cell office:value-type="float" office:value="41195480" calcext:value-type="float">
            <text:p>41195480</text:p>
          </table:table-cell>
          <table:table-cell office:value-type="float" office:value="33901000" calcext:value-type="float">
            <text:p>33901000</text:p>
          </table:table-cell>
          <table:table-cell table:formula="of:=[.A301]+[.B301]+[.C301]+[.D301]+[.E301]+[.F301]+[.G301]" office:value-type="float" office:value="216173416" calcext:value-type="float">
            <text:p>216173416</text:p>
          </table:table-cell>
        </table:table-row>
        <table:table-row table:style-name="ro1">
          <table:table-cell office:value-type="float" office:value="44417304" calcext:value-type="float">
            <text:p>44417304</text:p>
          </table:table-cell>
          <table:table-cell office:value-type="float" office:value="30240104" calcext:value-type="float">
            <text:p>30240104</text:p>
          </table:table-cell>
          <table:table-cell office:value-type="float" office:value="0" calcext:value-type="float">
            <text:p>0</text:p>
          </table:table-cell>
          <table:table-cell office:value-type="float" office:value="34076912" calcext:value-type="float">
            <text:p>34076912</text:p>
          </table:table-cell>
          <table:table-cell office:value-type="float" office:value="32408584" calcext:value-type="float">
            <text:p>32408584</text:p>
          </table:table-cell>
          <table:table-cell office:value-type="float" office:value="41200664" calcext:value-type="float">
            <text:p>41200664</text:p>
          </table:table-cell>
          <table:table-cell office:value-type="float" office:value="33901376" calcext:value-type="float">
            <text:p>33901376</text:p>
          </table:table-cell>
          <table:table-cell table:formula="of:=[.A302]+[.B302]+[.C302]+[.D302]+[.E302]+[.F302]+[.G302]" office:value-type="float" office:value="216244944" calcext:value-type="float">
            <text:p>216244944</text:p>
          </table:table-cell>
        </table:table-row>
        <table:table-row table:style-name="ro1">
          <table:table-cell office:value-type="float" office:value="44473144" calcext:value-type="float">
            <text:p>44473144</text:p>
          </table:table-cell>
          <table:table-cell office:value-type="float" office:value="30241816" calcext:value-type="float">
            <text:p>30241816</text:p>
          </table:table-cell>
          <table:table-cell office:value-type="float" office:value="0" calcext:value-type="float">
            <text:p>0</text:p>
          </table:table-cell>
          <table:table-cell office:value-type="float" office:value="34076912" calcext:value-type="float">
            <text:p>34076912</text:p>
          </table:table-cell>
          <table:table-cell office:value-type="float" office:value="32415184" calcext:value-type="float">
            <text:p>32415184</text:p>
          </table:table-cell>
          <table:table-cell office:value-type="float" office:value="41200664" calcext:value-type="float">
            <text:p>41200664</text:p>
          </table:table-cell>
          <table:table-cell office:value-type="float" office:value="33901376" calcext:value-type="float">
            <text:p>33901376</text:p>
          </table:table-cell>
          <table:table-cell table:formula="of:=[.A303]+[.B303]+[.C303]+[.D303]+[.E303]+[.F303]+[.G303]" office:value-type="float" office:value="216309096" calcext:value-type="float">
            <text:p>216309096</text:p>
          </table:table-cell>
        </table:table-row>
        <table:table-row table:style-name="ro1">
          <table:table-cell office:value-type="float" office:value="44475576" calcext:value-type="float">
            <text:p>44475576</text:p>
          </table:table-cell>
          <table:table-cell office:value-type="float" office:value="30252464" calcext:value-type="float">
            <text:p>30252464</text:p>
          </table:table-cell>
          <table:table-cell office:value-type="float" office:value="0" calcext:value-type="float">
            <text:p>0</text:p>
          </table:table-cell>
          <table:table-cell office:value-type="float" office:value="34403392" calcext:value-type="float">
            <text:p>34403392</text:p>
          </table:table-cell>
          <table:table-cell office:value-type="float" office:value="32517256" calcext:value-type="float">
            <text:p>32517256</text:p>
          </table:table-cell>
          <table:table-cell office:value-type="float" office:value="41205472" calcext:value-type="float">
            <text:p>41205472</text:p>
          </table:table-cell>
          <table:table-cell office:value-type="float" office:value="33901376" calcext:value-type="float">
            <text:p>33901376</text:p>
          </table:table-cell>
          <table:table-cell table:formula="of:=[.A304]+[.B304]+[.C304]+[.D304]+[.E304]+[.F304]+[.G304]" office:value-type="float" office:value="216755536" calcext:value-type="float">
            <text:p>216755536</text:p>
          </table:table-cell>
        </table:table-row>
        <table:table-row table:style-name="ro1">
          <table:table-cell office:value-type="float" office:value="44481984" calcext:value-type="float">
            <text:p>44481984</text:p>
          </table:table-cell>
          <table:table-cell office:value-type="float" office:value="30254464" calcext:value-type="float">
            <text:p>30254464</text:p>
          </table:table-cell>
          <table:table-cell office:value-type="float" office:value="0" calcext:value-type="float">
            <text:p>0</text:p>
          </table:table-cell>
          <table:table-cell office:value-type="float" office:value="34403392" calcext:value-type="float">
            <text:p>34403392</text:p>
          </table:table-cell>
          <table:table-cell office:value-type="float" office:value="32524376" calcext:value-type="float">
            <text:p>32524376</text:p>
          </table:table-cell>
          <table:table-cell office:value-type="float" office:value="41205472" calcext:value-type="float">
            <text:p>41205472</text:p>
          </table:table-cell>
          <table:table-cell office:value-type="float" office:value="33907376" calcext:value-type="float">
            <text:p>33907376</text:p>
          </table:table-cell>
          <table:table-cell table:formula="of:=[.A305]+[.B305]+[.C305]+[.D305]+[.E305]+[.F305]+[.G305]" office:value-type="float" office:value="216777064" calcext:value-type="float">
            <text:p>216777064</text:p>
          </table:table-cell>
        </table:table-row>
        <table:table-row table:style-name="ro1">
          <table:table-cell office:value-type="float" office:value="44483016" calcext:value-type="float">
            <text:p>44483016</text:p>
          </table:table-cell>
          <table:table-cell office:value-type="float" office:value="30334600" calcext:value-type="float">
            <text:p>30334600</text:p>
          </table:table-cell>
          <table:table-cell office:value-type="float" office:value="0" calcext:value-type="float">
            <text:p>0</text:p>
          </table:table-cell>
          <table:table-cell office:value-type="float" office:value="34403392" calcext:value-type="float">
            <text:p>34403392</text:p>
          </table:table-cell>
          <table:table-cell office:value-type="float" office:value="32524872" calcext:value-type="float">
            <text:p>32524872</text:p>
          </table:table-cell>
          <table:table-cell office:value-type="float" office:value="41205472" calcext:value-type="float">
            <text:p>41205472</text:p>
          </table:table-cell>
          <table:table-cell office:value-type="float" office:value="33282816" calcext:value-type="float">
            <text:p>33282816</text:p>
          </table:table-cell>
          <table:table-cell table:formula="of:=[.A306]+[.B306]+[.C306]+[.D306]+[.E306]+[.F306]+[.G306]" office:value-type="float" office:value="216234168" calcext:value-type="float">
            <text:p>216234168</text:p>
          </table:table-cell>
        </table:table-row>
        <table:table-row table:style-name="ro1">
          <table:table-cell office:value-type="float" office:value="44590608" calcext:value-type="float">
            <text:p>44590608</text:p>
          </table:table-cell>
          <table:table-cell office:value-type="float" office:value="30336568" calcext:value-type="float">
            <text:p>30336568</text:p>
          </table:table-cell>
          <table:table-cell office:value-type="float" office:value="0" calcext:value-type="float">
            <text:p>0</text:p>
          </table:table-cell>
          <table:table-cell office:value-type="float" office:value="34409824" calcext:value-type="float">
            <text:p>34409824</text:p>
          </table:table-cell>
          <table:table-cell office:value-type="float" office:value="32577888" calcext:value-type="float">
            <text:p>32577888</text:p>
          </table:table-cell>
          <table:table-cell office:value-type="float" office:value="41205472" calcext:value-type="float">
            <text:p>41205472</text:p>
          </table:table-cell>
          <table:table-cell office:value-type="float" office:value="27023720" calcext:value-type="float">
            <text:p>27023720</text:p>
          </table:table-cell>
          <table:table-cell table:formula="of:=[.A307]+[.B307]+[.C307]+[.D307]+[.E307]+[.F307]+[.G307]" office:value-type="float" office:value="210144080" calcext:value-type="float">
            <text:p>210144080</text:p>
          </table:table-cell>
        </table:table-row>
        <table:table-row table:style-name="ro1">
          <table:table-cell office:value-type="float" office:value="44594128" calcext:value-type="float">
            <text:p>44594128</text:p>
          </table:table-cell>
          <table:table-cell office:value-type="float" office:value="30338504" calcext:value-type="float">
            <text:p>30338504</text:p>
          </table:table-cell>
          <table:table-cell office:value-type="float" office:value="0" calcext:value-type="float">
            <text:p>0</text:p>
          </table:table-cell>
          <table:table-cell office:value-type="float" office:value="34491976" calcext:value-type="float">
            <text:p>34491976</text:p>
          </table:table-cell>
          <table:table-cell office:value-type="float" office:value="32579168" calcext:value-type="float">
            <text:p>32579168</text:p>
          </table:table-cell>
          <table:table-cell office:value-type="float" office:value="41205472" calcext:value-type="float">
            <text:p>41205472</text:p>
          </table:table-cell>
          <table:table-cell office:value-type="float" office:value="27038816" calcext:value-type="float">
            <text:p>27038816</text:p>
          </table:table-cell>
          <table:table-cell table:formula="of:=[.A308]+[.B308]+[.C308]+[.D308]+[.E308]+[.F308]+[.G308]" office:value-type="float" office:value="210248064" calcext:value-type="float">
            <text:p>210248064</text:p>
          </table:table-cell>
        </table:table-row>
        <table:table-row table:style-name="ro1">
          <table:table-cell office:value-type="float" office:value="44661200" calcext:value-type="float">
            <text:p>44661200</text:p>
          </table:table-cell>
          <table:table-cell office:value-type="float" office:value="30474920" calcext:value-type="float">
            <text:p>30474920</text:p>
          </table:table-cell>
          <table:table-cell office:value-type="float" office:value="0" calcext:value-type="float">
            <text:p>0</text:p>
          </table:table-cell>
          <table:table-cell office:value-type="float" office:value="34505744" calcext:value-type="float">
            <text:p>34505744</text:p>
          </table:table-cell>
          <table:table-cell office:value-type="float" office:value="32579664" calcext:value-type="float">
            <text:p>32579664</text:p>
          </table:table-cell>
          <table:table-cell office:value-type="float" office:value="41213624" calcext:value-type="float">
            <text:p>41213624</text:p>
          </table:table-cell>
          <table:table-cell office:value-type="float" office:value="27038816" calcext:value-type="float">
            <text:p>27038816</text:p>
          </table:table-cell>
          <table:table-cell table:formula="of:=[.A309]+[.B309]+[.C309]+[.D309]+[.E309]+[.F309]+[.G309]" office:value-type="float" office:value="210473968" calcext:value-type="float">
            <text:p>210473968</text:p>
          </table:table-cell>
        </table:table-row>
        <table:table-row table:style-name="ro1">
          <table:table-cell office:value-type="float" office:value="44663024" calcext:value-type="float">
            <text:p>44663024</text:p>
          </table:table-cell>
          <table:table-cell office:value-type="float" office:value="30477144" calcext:value-type="float">
            <text:p>30477144</text:p>
          </table:table-cell>
          <table:table-cell office:value-type="float" office:value="0" calcext:value-type="float">
            <text:p>0</text:p>
          </table:table-cell>
          <table:table-cell office:value-type="float" office:value="34505744" calcext:value-type="float">
            <text:p>34505744</text:p>
          </table:table-cell>
          <table:table-cell office:value-type="float" office:value="32586456" calcext:value-type="float">
            <text:p>32586456</text:p>
          </table:table-cell>
          <table:table-cell office:value-type="float" office:value="41213928" calcext:value-type="float">
            <text:p>41213928</text:p>
          </table:table-cell>
          <table:table-cell office:value-type="float" office:value="27611576" calcext:value-type="float">
            <text:p>27611576</text:p>
          </table:table-cell>
          <table:table-cell table:formula="of:=[.A310]+[.B310]+[.C310]+[.D310]+[.E310]+[.F310]+[.G310]" office:value-type="float" office:value="211057872" calcext:value-type="float">
            <text:p>211057872</text:p>
          </table:table-cell>
        </table:table-row>
        <table:table-row table:style-name="ro1">
          <table:table-cell office:value-type="float" office:value="44674784" calcext:value-type="float">
            <text:p>44674784</text:p>
          </table:table-cell>
          <table:table-cell office:value-type="float" office:value="30572408" calcext:value-type="float">
            <text:p>30572408</text:p>
          </table:table-cell>
          <table:table-cell office:value-type="float" office:value="0" calcext:value-type="float">
            <text:p>0</text:p>
          </table:table-cell>
          <table:table-cell office:value-type="float" office:value="34505744" calcext:value-type="float">
            <text:p>34505744</text:p>
          </table:table-cell>
          <table:table-cell office:value-type="float" office:value="32586952" calcext:value-type="float">
            <text:p>32586952</text:p>
          </table:table-cell>
          <table:table-cell office:value-type="float" office:value="41285472" calcext:value-type="float">
            <text:p>41285472</text:p>
          </table:table-cell>
          <table:table-cell office:value-type="float" office:value="27613536" calcext:value-type="float">
            <text:p>27613536</text:p>
          </table:table-cell>
          <table:table-cell table:formula="of:=[.A311]+[.B311]+[.C311]+[.D311]+[.E311]+[.F311]+[.G311]" office:value-type="float" office:value="211238896" calcext:value-type="float">
            <text:p>211238896</text:p>
          </table:table-cell>
        </table:table-row>
        <table:table-row table:style-name="ro1">
          <table:table-cell office:value-type="float" office:value="44679760" calcext:value-type="float">
            <text:p>44679760</text:p>
          </table:table-cell>
          <table:table-cell office:value-type="float" office:value="30573872" calcext:value-type="float">
            <text:p>30573872</text:p>
          </table:table-cell>
          <table:table-cell office:value-type="float" office:value="0" calcext:value-type="float">
            <text:p>0</text:p>
          </table:table-cell>
          <table:table-cell office:value-type="float" office:value="34516920" calcext:value-type="float">
            <text:p>34516920</text:p>
          </table:table-cell>
          <table:table-cell office:value-type="float" office:value="32643584" calcext:value-type="float">
            <text:p>32643584</text:p>
          </table:table-cell>
          <table:table-cell office:value-type="float" office:value="41298616" calcext:value-type="float">
            <text:p>41298616</text:p>
          </table:table-cell>
          <table:table-cell office:value-type="float" office:value="27613536" calcext:value-type="float">
            <text:p>27613536</text:p>
          </table:table-cell>
          <table:table-cell table:formula="of:=[.A312]+[.B312]+[.C312]+[.D312]+[.E312]+[.F312]+[.G312]" office:value-type="float" office:value="211326288" calcext:value-type="float">
            <text:p>211326288</text:p>
          </table:table-cell>
        </table:table-row>
        <table:table-row table:style-name="ro1">
          <table:table-cell office:value-type="float" office:value="44687904" calcext:value-type="float">
            <text:p>44687904</text:p>
          </table:table-cell>
          <table:table-cell office:value-type="float" office:value="30581208" calcext:value-type="float">
            <text:p>30581208</text:p>
          </table:table-cell>
          <table:table-cell office:value-type="float" office:value="0" calcext:value-type="float">
            <text:p>0</text:p>
          </table:table-cell>
          <table:table-cell office:value-type="float" office:value="34516920" calcext:value-type="float">
            <text:p>34516920</text:p>
          </table:table-cell>
          <table:table-cell office:value-type="float" office:value="32663192" calcext:value-type="float">
            <text:p>32663192</text:p>
          </table:table-cell>
          <table:table-cell office:value-type="float" office:value="41299368" calcext:value-type="float">
            <text:p>41299368</text:p>
          </table:table-cell>
          <table:table-cell office:value-type="float" office:value="27620240" calcext:value-type="float">
            <text:p>27620240</text:p>
          </table:table-cell>
          <table:table-cell table:formula="of:=[.A313]+[.B313]+[.C313]+[.D313]+[.E313]+[.F313]+[.G313]" office:value-type="float" office:value="211368832" calcext:value-type="float">
            <text:p>211368832</text:p>
          </table:table-cell>
        </table:table-row>
        <table:table-row table:style-name="ro1">
          <table:table-cell office:value-type="float" office:value="44694688" calcext:value-type="float">
            <text:p>44694688</text:p>
          </table:table-cell>
          <table:table-cell office:value-type="float" office:value="30606976" calcext:value-type="float">
            <text:p>30606976</text:p>
          </table:table-cell>
          <table:table-cell office:value-type="float" office:value="0" calcext:value-type="float">
            <text:p>0</text:p>
          </table:table-cell>
          <table:table-cell office:value-type="float" office:value="34516920" calcext:value-type="float">
            <text:p>34516920</text:p>
          </table:table-cell>
          <table:table-cell office:value-type="float" office:value="26384048" calcext:value-type="float">
            <text:p>26384048</text:p>
          </table:table-cell>
          <table:table-cell office:value-type="float" office:value="41304928" calcext:value-type="float">
            <text:p>41304928</text:p>
          </table:table-cell>
          <table:table-cell office:value-type="float" office:value="27620992" calcext:value-type="float">
            <text:p>27620992</text:p>
          </table:table-cell>
          <table:table-cell table:formula="of:=[.A314]+[.B314]+[.C314]+[.D314]+[.E314]+[.F314]+[.G314]" office:value-type="float" office:value="205128552" calcext:value-type="float">
            <text:p>205128552</text:p>
          </table:table-cell>
        </table:table-row>
        <table:table-row table:style-name="ro1">
          <table:table-cell office:value-type="float" office:value="44695728" calcext:value-type="float">
            <text:p>44695728</text:p>
          </table:table-cell>
          <table:table-cell office:value-type="float" office:value="30609152" calcext:value-type="float">
            <text:p>30609152</text:p>
          </table:table-cell>
          <table:table-cell office:value-type="float" office:value="0" calcext:value-type="float">
            <text:p>0</text:p>
          </table:table-cell>
          <table:table-cell office:value-type="float" office:value="34516920" calcext:value-type="float">
            <text:p>34516920</text:p>
          </table:table-cell>
          <table:table-cell office:value-type="float" office:value="26423176" calcext:value-type="float">
            <text:p>26423176</text:p>
          </table:table-cell>
          <table:table-cell office:value-type="float" office:value="41305680" calcext:value-type="float">
            <text:p>41305680</text:p>
          </table:table-cell>
          <table:table-cell office:value-type="float" office:value="27700480" calcext:value-type="float">
            <text:p>27700480</text:p>
          </table:table-cell>
          <table:table-cell table:formula="of:=[.A315]+[.B315]+[.C315]+[.D315]+[.E315]+[.F315]+[.G315]" office:value-type="float" office:value="205251136" calcext:value-type="float">
            <text:p>205251136</text:p>
          </table:table-cell>
        </table:table-row>
        <table:table-row table:style-name="ro1">
          <table:table-cell office:value-type="float" office:value="44696312" calcext:value-type="float">
            <text:p>44696312</text:p>
          </table:table-cell>
          <table:table-cell office:value-type="float" office:value="30704944" calcext:value-type="float">
            <text:p>30704944</text:p>
          </table:table-cell>
          <table:table-cell office:value-type="float" office:value="0" calcext:value-type="float">
            <text:p>0</text:p>
          </table:table-cell>
          <table:table-cell office:value-type="float" office:value="34516920" calcext:value-type="float">
            <text:p>34516920</text:p>
          </table:table-cell>
          <table:table-cell office:value-type="float" office:value="26423672" calcext:value-type="float">
            <text:p>26423672</text:p>
          </table:table-cell>
          <table:table-cell office:value-type="float" office:value="41370968" calcext:value-type="float">
            <text:p>41370968</text:p>
          </table:table-cell>
          <table:table-cell office:value-type="float" office:value="27726784" calcext:value-type="float">
            <text:p>27726784</text:p>
          </table:table-cell>
          <table:table-cell table:formula="of:=[.A316]+[.B316]+[.C316]+[.D316]+[.E316]+[.F316]+[.G316]" office:value-type="float" office:value="205439600" calcext:value-type="float">
            <text:p>205439600</text:p>
          </table:table-cell>
        </table:table-row>
        <table:table-row table:style-name="ro1">
          <table:table-cell office:value-type="float" office:value="44705872" calcext:value-type="float">
            <text:p>44705872</text:p>
          </table:table-cell>
          <table:table-cell office:value-type="float" office:value="30708072" calcext:value-type="float">
            <text:p>30708072</text:p>
          </table:table-cell>
          <table:table-cell office:value-type="float" office:value="0" calcext:value-type="float">
            <text:p>0</text:p>
          </table:table-cell>
          <table:table-cell office:value-type="float" office:value="34537632" calcext:value-type="float">
            <text:p>34537632</text:p>
          </table:table-cell>
          <table:table-cell office:value-type="float" office:value="26424168" calcext:value-type="float">
            <text:p>26424168</text:p>
          </table:table-cell>
          <table:table-cell office:value-type="float" office:value="41377312" calcext:value-type="float">
            <text:p>41377312</text:p>
          </table:table-cell>
          <table:table-cell office:value-type="float" office:value="27728816" calcext:value-type="float">
            <text:p>27728816</text:p>
          </table:table-cell>
          <table:table-cell table:formula="of:=[.A317]+[.B317]+[.C317]+[.D317]+[.E317]+[.F317]+[.G317]" office:value-type="float" office:value="205481872" calcext:value-type="float">
            <text:p>205481872</text:p>
          </table:table-cell>
        </table:table-row>
        <table:table-row table:style-name="ro1">
          <table:table-cell office:value-type="float" office:value="44707840" calcext:value-type="float">
            <text:p>44707840</text:p>
          </table:table-cell>
          <table:table-cell office:value-type="float" office:value="30709960" calcext:value-type="float">
            <text:p>30709960</text:p>
          </table:table-cell>
          <table:table-cell office:value-type="float" office:value="0" calcext:value-type="float">
            <text:p>0</text:p>
          </table:table-cell>
          <table:table-cell office:value-type="float" office:value="34537632" calcext:value-type="float">
            <text:p>34537632</text:p>
          </table:table-cell>
          <table:table-cell office:value-type="float" office:value="26469024" calcext:value-type="float">
            <text:p>26469024</text:p>
          </table:table-cell>
          <table:table-cell office:value-type="float" office:value="41378064" calcext:value-type="float">
            <text:p>41378064</text:p>
          </table:table-cell>
          <table:table-cell office:value-type="float" office:value="27734096" calcext:value-type="float">
            <text:p>27734096</text:p>
          </table:table-cell>
          <table:table-cell table:formula="of:=[.A318]+[.B318]+[.C318]+[.D318]+[.E318]+[.F318]+[.G318]" office:value-type="float" office:value="205536616" calcext:value-type="float">
            <text:p>205536616</text:p>
          </table:table-cell>
        </table:table-row>
        <table:table-row table:style-name="ro1">
          <table:table-cell office:value-type="float" office:value="44809336" calcext:value-type="float">
            <text:p>44809336</text:p>
          </table:table-cell>
          <table:table-cell office:value-type="float" office:value="30715632" calcext:value-type="float">
            <text:p>30715632</text:p>
          </table:table-cell>
          <table:table-cell office:value-type="float" office:value="0" calcext:value-type="float">
            <text:p>0</text:p>
          </table:table-cell>
          <table:table-cell office:value-type="float" office:value="34547992" calcext:value-type="float">
            <text:p>34547992</text:p>
          </table:table-cell>
          <table:table-cell office:value-type="float" office:value="26469520" calcext:value-type="float">
            <text:p>26469520</text:p>
          </table:table-cell>
          <table:table-cell office:value-type="float" office:value="41526528" calcext:value-type="float">
            <text:p>41526528</text:p>
          </table:table-cell>
          <table:table-cell office:value-type="float" office:value="27734472" calcext:value-type="float">
            <text:p>27734472</text:p>
          </table:table-cell>
          <table:table-cell table:formula="of:=[.A319]+[.B319]+[.C319]+[.D319]+[.E319]+[.F319]+[.G319]" office:value-type="float" office:value="205803480" calcext:value-type="float">
            <text:p>205803480</text:p>
          </table:table-cell>
        </table:table-row>
        <table:table-row table:style-name="ro1">
          <table:table-cell office:value-type="float" office:value="44810328" calcext:value-type="float">
            <text:p>44810328</text:p>
          </table:table-cell>
          <table:table-cell office:value-type="float" office:value="30938624" calcext:value-type="float">
            <text:p>30938624</text:p>
          </table:table-cell>
          <table:table-cell office:value-type="float" office:value="0" calcext:value-type="float">
            <text:p>0</text:p>
          </table:table-cell>
          <table:table-cell office:value-type="float" office:value="34547992" calcext:value-type="float">
            <text:p>34547992</text:p>
          </table:table-cell>
          <table:table-cell office:value-type="float" office:value="26476312" calcext:value-type="float">
            <text:p>26476312</text:p>
          </table:table-cell>
          <table:table-cell office:value-type="float" office:value="41529616" calcext:value-type="float">
            <text:p>41529616</text:p>
          </table:table-cell>
          <table:table-cell office:value-type="float" office:value="27905776" calcext:value-type="float">
            <text:p>27905776</text:p>
          </table:table-cell>
          <table:table-cell table:formula="of:=[.A320]+[.B320]+[.C320]+[.D320]+[.E320]+[.F320]+[.G320]" office:value-type="float" office:value="206208648" calcext:value-type="float">
            <text:p>206208648</text:p>
          </table:table-cell>
        </table:table-row>
        <table:table-row table:style-name="ro1">
          <table:table-cell office:value-type="float" office:value="44810560" calcext:value-type="float">
            <text:p>44810560</text:p>
          </table:table-cell>
          <table:table-cell office:value-type="float" office:value="31093536" calcext:value-type="float">
            <text:p>31093536</text:p>
          </table:table-cell>
          <table:table-cell office:value-type="float" office:value="0" calcext:value-type="float">
            <text:p>0</text:p>
          </table:table-cell>
          <table:table-cell office:value-type="float" office:value="34547992" calcext:value-type="float">
            <text:p>34547992</text:p>
          </table:table-cell>
          <table:table-cell office:value-type="float" office:value="26479664" calcext:value-type="float">
            <text:p>26479664</text:p>
          </table:table-cell>
          <table:table-cell office:value-type="float" office:value="41609688" calcext:value-type="float">
            <text:p>41609688</text:p>
          </table:table-cell>
          <table:table-cell office:value-type="float" office:value="27907408" calcext:value-type="float">
            <text:p>27907408</text:p>
          </table:table-cell>
          <table:table-cell table:formula="of:=[.A321]+[.B321]+[.C321]+[.D321]+[.E321]+[.F321]+[.G321]" office:value-type="float" office:value="206448848" calcext:value-type="float">
            <text:p>206448848</text:p>
          </table:table-cell>
        </table:table-row>
        <table:table-row table:style-name="ro1">
          <table:table-cell office:value-type="float" office:value="44816216" calcext:value-type="float">
            <text:p>44816216</text:p>
          </table:table-cell>
          <table:table-cell office:value-type="float" office:value="31095096" calcext:value-type="float">
            <text:p>31095096</text:p>
          </table:table-cell>
          <table:table-cell office:value-type="float" office:value="0" calcext:value-type="float">
            <text:p>0</text:p>
          </table:table-cell>
          <table:table-cell office:value-type="float" office:value="34558200" calcext:value-type="float">
            <text:p>34558200</text:p>
          </table:table-cell>
          <table:table-cell office:value-type="float" office:value="26480160" calcext:value-type="float">
            <text:p>26480160</text:p>
          </table:table-cell>
          <table:table-cell office:value-type="float" office:value="41610216" calcext:value-type="float">
            <text:p>41610216</text:p>
          </table:table-cell>
          <table:table-cell office:value-type="float" office:value="27914352" calcext:value-type="float">
            <text:p>27914352</text:p>
          </table:table-cell>
          <table:table-cell table:formula="of:=[.A322]+[.B322]+[.C322]+[.D322]+[.E322]+[.F322]+[.G322]" office:value-type="float" office:value="206474240" calcext:value-type="float">
            <text:p>206474240</text:p>
          </table:table-cell>
        </table:table-row>
        <table:table-row table:style-name="ro1">
          <table:table-cell office:value-type="float" office:value="44819448" calcext:value-type="float">
            <text:p>44819448</text:p>
          </table:table-cell>
          <table:table-cell office:value-type="float" office:value="31101632" calcext:value-type="float">
            <text:p>31101632</text:p>
          </table:table-cell>
          <table:table-cell office:value-type="float" office:value="0" calcext:value-type="float">
            <text:p>0</text:p>
          </table:table-cell>
          <table:table-cell office:value-type="float" office:value="34558200" calcext:value-type="float">
            <text:p>34558200</text:p>
          </table:table-cell>
          <table:table-cell office:value-type="float" office:value="26625040" calcext:value-type="float">
            <text:p>26625040</text:p>
          </table:table-cell>
          <table:table-cell office:value-type="float" office:value="41610480" calcext:value-type="float">
            <text:p>41610480</text:p>
          </table:table-cell>
          <table:table-cell office:value-type="float" office:value="27914856" calcext:value-type="float">
            <text:p>27914856</text:p>
          </table:table-cell>
          <table:table-cell table:formula="of:=[.A323]+[.B323]+[.C323]+[.D323]+[.E323]+[.F323]+[.G323]" office:value-type="float" office:value="206629656" calcext:value-type="float">
            <text:p>206629656</text:p>
          </table:table-cell>
        </table:table-row>
        <table:table-row table:style-name="ro1">
          <table:table-cell office:value-type="float" office:value="44878440" calcext:value-type="float">
            <text:p>44878440</text:p>
          </table:table-cell>
          <table:table-cell office:value-type="float" office:value="31102576" calcext:value-type="float">
            <text:p>31102576</text:p>
          </table:table-cell>
          <table:table-cell office:value-type="float" office:value="0" calcext:value-type="float">
            <text:p>0</text:p>
          </table:table-cell>
          <table:table-cell office:value-type="float" office:value="34566208" calcext:value-type="float">
            <text:p>34566208</text:p>
          </table:table-cell>
          <table:table-cell office:value-type="float" office:value="26625536" calcext:value-type="float">
            <text:p>26625536</text:p>
          </table:table-cell>
          <table:table-cell office:value-type="float" office:value="41611048" calcext:value-type="float">
            <text:p>41611048</text:p>
          </table:table-cell>
          <table:table-cell office:value-type="float" office:value="27915360" calcext:value-type="float">
            <text:p>27915360</text:p>
          </table:table-cell>
          <table:table-cell table:formula="of:=[.A324]+[.B324]+[.C324]+[.D324]+[.E324]+[.F324]+[.G324]" office:value-type="float" office:value="206699168" calcext:value-type="float">
            <text:p>206699168</text:p>
          </table:table-cell>
        </table:table-row>
        <table:table-row table:style-name="ro1">
          <table:table-cell office:value-type="float" office:value="44880200" calcext:value-type="float">
            <text:p>44880200</text:p>
          </table:table-cell>
          <table:table-cell office:value-type="float" office:value="31104896" calcext:value-type="float">
            <text:p>31104896</text:p>
          </table:table-cell>
          <table:table-cell office:value-type="float" office:value="0" calcext:value-type="float">
            <text:p>0</text:p>
          </table:table-cell>
          <table:table-cell office:value-type="float" office:value="34566208" calcext:value-type="float">
            <text:p>34566208</text:p>
          </table:table-cell>
          <table:table-cell office:value-type="float" office:value="26632328" calcext:value-type="float">
            <text:p>26632328</text:p>
          </table:table-cell>
          <table:table-cell office:value-type="float" office:value="41611800" calcext:value-type="float">
            <text:p>41611800</text:p>
          </table:table-cell>
          <table:table-cell office:value-type="float" office:value="27994472" calcext:value-type="float">
            <text:p>27994472</text:p>
          </table:table-cell>
          <table:table-cell table:formula="of:=[.A325]+[.B325]+[.C325]+[.D325]+[.E325]+[.F325]+[.G325]" office:value-type="float" office:value="206789904" calcext:value-type="float">
            <text:p>206789904</text:p>
          </table:table-cell>
        </table:table-row>
        <table:table-row table:style-name="ro1">
          <table:table-cell office:value-type="float" office:value="44888696" calcext:value-type="float">
            <text:p>44888696</text:p>
          </table:table-cell>
          <table:table-cell office:value-type="float" office:value="31196696" calcext:value-type="float">
            <text:p>31196696</text:p>
          </table:table-cell>
          <table:table-cell office:value-type="float" office:value="0" calcext:value-type="float">
            <text:p>0</text:p>
          </table:table-cell>
          <table:table-cell office:value-type="float" office:value="33738704" calcext:value-type="float">
            <text:p>33738704</text:p>
          </table:table-cell>
          <table:table-cell office:value-type="float" office:value="26632824" calcext:value-type="float">
            <text:p>26632824</text:p>
          </table:table-cell>
          <table:table-cell office:value-type="float" office:value="41688640" calcext:value-type="float">
            <text:p>41688640</text:p>
          </table:table-cell>
          <table:table-cell office:value-type="float" office:value="27996488" calcext:value-type="float">
            <text:p>27996488</text:p>
          </table:table-cell>
          <table:table-cell table:formula="of:=[.A326]+[.B326]+[.C326]+[.D326]+[.E326]+[.F326]+[.G326]" office:value-type="float" office:value="206142048" calcext:value-type="float">
            <text:p>206142048</text:p>
          </table:table-cell>
        </table:table-row>
        <table:table-row table:style-name="ro1">
          <table:table-cell office:value-type="float" office:value="44890800" calcext:value-type="float">
            <text:p>44890800</text:p>
          </table:table-cell>
          <table:table-cell office:value-type="float" office:value="31197984" calcext:value-type="float">
            <text:p>31197984</text:p>
          </table:table-cell>
          <table:table-cell office:value-type="float" office:value="0" calcext:value-type="float">
            <text:p>0</text:p>
          </table:table-cell>
          <table:table-cell office:value-type="float" office:value="33757936" calcext:value-type="float">
            <text:p>33757936</text:p>
          </table:table-cell>
          <table:table-cell office:value-type="float" office:value="26639424" calcext:value-type="float">
            <text:p>26639424</text:p>
          </table:table-cell>
          <table:table-cell office:value-type="float" office:value="41689168" calcext:value-type="float">
            <text:p>41689168</text:p>
          </table:table-cell>
          <table:table-cell office:value-type="float" office:value="28003280" calcext:value-type="float">
            <text:p>28003280</text:p>
          </table:table-cell>
          <table:table-cell table:formula="of:=[.A327]+[.B327]+[.C327]+[.D327]+[.E327]+[.F327]+[.G327]" office:value-type="float" office:value="206178592" calcext:value-type="float">
            <text:p>206178592</text:p>
          </table:table-cell>
        </table:table-row>
        <table:table-row table:style-name="ro1">
          <table:table-cell office:value-type="float" office:value="44892400" calcext:value-type="float">
            <text:p>44892400</text:p>
          </table:table-cell>
          <table:table-cell office:value-type="float" office:value="31199656" calcext:value-type="float">
            <text:p>31199656</text:p>
          </table:table-cell>
          <table:table-cell office:value-type="float" office:value="0" calcext:value-type="float">
            <text:p>0</text:p>
          </table:table-cell>
          <table:table-cell office:value-type="float" office:value="33757936" calcext:value-type="float">
            <text:p>33757936</text:p>
          </table:table-cell>
          <table:table-cell office:value-type="float" office:value="26700920" calcext:value-type="float">
            <text:p>26700920</text:p>
          </table:table-cell>
          <table:table-cell office:value-type="float" office:value="41692264" calcext:value-type="float">
            <text:p>41692264</text:p>
          </table:table-cell>
          <table:table-cell office:value-type="float" office:value="28004272" calcext:value-type="float">
            <text:p>28004272</text:p>
          </table:table-cell>
          <table:table-cell table:formula="of:=[.A328]+[.B328]+[.C328]+[.D328]+[.E328]+[.F328]+[.G328]" office:value-type="float" office:value="206247448" calcext:value-type="float">
            <text:p>206247448</text:p>
          </table:table-cell>
        </table:table-row>
        <table:table-row table:style-name="ro1">
          <table:table-cell office:value-type="float" office:value="44959800" calcext:value-type="float">
            <text:p>44959800</text:p>
          </table:table-cell>
          <table:table-cell office:value-type="float" office:value="31205248" calcext:value-type="float">
            <text:p>31205248</text:p>
          </table:table-cell>
          <table:table-cell office:value-type="float" office:value="0" calcext:value-type="float">
            <text:p>0</text:p>
          </table:table-cell>
          <table:table-cell office:value-type="float" office:value="33757936" calcext:value-type="float">
            <text:p>33757936</text:p>
          </table:table-cell>
          <table:table-cell office:value-type="float" office:value="26701416" calcext:value-type="float">
            <text:p>26701416</text:p>
          </table:table-cell>
          <table:table-cell office:value-type="float" office:value="41697096" calcext:value-type="float">
            <text:p>41697096</text:p>
          </table:table-cell>
          <table:table-cell office:value-type="float" office:value="28005504" calcext:value-type="float">
            <text:p>28005504</text:p>
          </table:table-cell>
          <table:table-cell table:formula="of:=[.A329]+[.B329]+[.C329]+[.D329]+[.E329]+[.F329]+[.G329]" office:value-type="float" office:value="206327000" calcext:value-type="float">
            <text:p>206327000</text:p>
          </table:table-cell>
        </table:table-row>
        <table:table-row table:style-name="ro1">
          <table:table-cell office:value-type="float" office:value="44961544" calcext:value-type="float">
            <text:p>44961544</text:p>
          </table:table-cell>
          <table:table-cell office:value-type="float" office:value="31207456" calcext:value-type="float">
            <text:p>31207456</text:p>
          </table:table-cell>
          <table:table-cell office:value-type="float" office:value="0" calcext:value-type="float">
            <text:p>0</text:p>
          </table:table-cell>
          <table:table-cell office:value-type="float" office:value="33757936" calcext:value-type="float">
            <text:p>33757936</text:p>
          </table:table-cell>
          <table:table-cell office:value-type="float" office:value="26708384" calcext:value-type="float">
            <text:p>26708384</text:p>
          </table:table-cell>
          <table:table-cell office:value-type="float" office:value="41697096" calcext:value-type="float">
            <text:p>41697096</text:p>
          </table:table-cell>
          <table:table-cell office:value-type="float" office:value="28096200" calcext:value-type="float">
            <text:p>28096200</text:p>
          </table:table-cell>
          <table:table-cell table:formula="of:=[.A330]+[.B330]+[.C330]+[.D330]+[.E330]+[.F330]+[.G330]" office:value-type="float" office:value="206428616" calcext:value-type="float">
            <text:p>206428616</text:p>
          </table:table-cell>
        </table:table-row>
        <table:table-row table:style-name="ro1">
          <table:table-cell office:value-type="float" office:value="45069272" calcext:value-type="float">
            <text:p>45069272</text:p>
          </table:table-cell>
          <table:table-cell office:value-type="float" office:value="31294848" calcext:value-type="float">
            <text:p>31294848</text:p>
          </table:table-cell>
          <table:table-cell office:value-type="float" office:value="0" calcext:value-type="float">
            <text:p>0</text:p>
          </table:table-cell>
          <table:table-cell office:value-type="float" office:value="33764808" calcext:value-type="float">
            <text:p>33764808</text:p>
          </table:table-cell>
          <table:table-cell office:value-type="float" office:value="26708880" calcext:value-type="float">
            <text:p>26708880</text:p>
          </table:table-cell>
          <table:table-cell office:value-type="float" office:value="41777888" calcext:value-type="float">
            <text:p>41777888</text:p>
          </table:table-cell>
          <table:table-cell office:value-type="float" office:value="28098216" calcext:value-type="float">
            <text:p>28098216</text:p>
          </table:table-cell>
          <table:table-cell table:formula="of:=[.A331]+[.B331]+[.C331]+[.D331]+[.E331]+[.F331]+[.G331]" office:value-type="float" office:value="206713912" calcext:value-type="float">
            <text:p>206713912</text:p>
          </table:table-cell>
        </table:table-row>
        <table:table-row table:style-name="ro1">
          <table:table-cell office:value-type="float" office:value="45072160" calcext:value-type="float">
            <text:p>45072160</text:p>
          </table:table-cell>
          <table:table-cell office:value-type="float" office:value="31296784" calcext:value-type="float">
            <text:p>31296784</text:p>
          </table:table-cell>
          <table:table-cell office:value-type="float" office:value="0" calcext:value-type="float">
            <text:p>0</text:p>
          </table:table-cell>
          <table:table-cell office:value-type="float" office:value="33764808" calcext:value-type="float">
            <text:p>33764808</text:p>
          </table:table-cell>
          <table:table-cell office:value-type="float" office:value="26709376" calcext:value-type="float">
            <text:p>26709376</text:p>
          </table:table-cell>
          <table:table-cell office:value-type="float" office:value="41779464" calcext:value-type="float">
            <text:p>41779464</text:p>
          </table:table-cell>
          <table:table-cell office:value-type="float" office:value="28099448" calcext:value-type="float">
            <text:p>28099448</text:p>
          </table:table-cell>
          <table:table-cell table:formula="of:=[.A332]+[.B332]+[.C332]+[.D332]+[.E332]+[.F332]+[.G332]" office:value-type="float" office:value="206722040" calcext:value-type="float">
            <text:p>206722040</text:p>
          </table:table-cell>
        </table:table-row>
        <table:table-row table:style-name="ro1">
          <table:table-cell office:value-type="float" office:value="45073760" calcext:value-type="float">
            <text:p>45073760</text:p>
          </table:table-cell>
          <table:table-cell office:value-type="float" office:value="31311176" calcext:value-type="float">
            <text:p>31311176</text:p>
          </table:table-cell>
          <table:table-cell office:value-type="float" office:value="0" calcext:value-type="float">
            <text:p>0</text:p>
          </table:table-cell>
          <table:table-cell office:value-type="float" office:value="33764808" calcext:value-type="float">
            <text:p>33764808</text:p>
          </table:table-cell>
          <table:table-cell office:value-type="float" office:value="26783336" calcext:value-type="float">
            <text:p>26783336</text:p>
          </table:table-cell>
          <table:table-cell office:value-type="float" office:value="41780344" calcext:value-type="float">
            <text:p>41780344</text:p>
          </table:table-cell>
          <table:table-cell office:value-type="float" office:value="28100680" calcext:value-type="float">
            <text:p>28100680</text:p>
          </table:table-cell>
          <table:table-cell table:formula="of:=[.A333]+[.B333]+[.C333]+[.D333]+[.E333]+[.F333]+[.G333]" office:value-type="float" office:value="206814104" calcext:value-type="float">
            <text:p>206814104</text:p>
          </table:table-cell>
        </table:table-row>
        <table:table-row table:style-name="ro1">
          <table:table-cell office:value-type="float" office:value="45143024" calcext:value-type="float">
            <text:p>45143024</text:p>
          </table:table-cell>
          <table:table-cell office:value-type="float" office:value="31312736" calcext:value-type="float">
            <text:p>31312736</text:p>
          </table:table-cell>
          <table:table-cell office:value-type="float" office:value="0" calcext:value-type="float">
            <text:p>0</text:p>
          </table:table-cell>
          <table:table-cell office:value-type="float" office:value="33764808" calcext:value-type="float">
            <text:p>33764808</text:p>
          </table:table-cell>
          <table:table-cell office:value-type="float" office:value="26783832" calcext:value-type="float">
            <text:p>26783832</text:p>
          </table:table-cell>
          <table:table-cell office:value-type="float" office:value="41785656" calcext:value-type="float">
            <text:p>41785656</text:p>
          </table:table-cell>
          <table:table-cell office:value-type="float" office:value="28101912" calcext:value-type="float">
            <text:p>28101912</text:p>
          </table:table-cell>
          <table:table-cell table:formula="of:=[.A334]+[.B334]+[.C334]+[.D334]+[.E334]+[.F334]+[.G334]" office:value-type="float" office:value="206891968" calcext:value-type="float">
            <text:p>206891968</text:p>
          </table:table-cell>
        </table:table-row>
        <table:table-row table:style-name="ro1">
          <table:table-cell office:value-type="float" office:value="45144768" calcext:value-type="float">
            <text:p>45144768</text:p>
          </table:table-cell>
          <table:table-cell office:value-type="float" office:value="31314720" calcext:value-type="float">
            <text:p>31314720</text:p>
          </table:table-cell>
          <table:table-cell office:value-type="float" office:value="0" calcext:value-type="float">
            <text:p>0</text:p>
          </table:table-cell>
          <table:table-cell office:value-type="float" office:value="33764808" calcext:value-type="float">
            <text:p>33764808</text:p>
          </table:table-cell>
          <table:table-cell office:value-type="float" office:value="26790432" calcext:value-type="float">
            <text:p>26790432</text:p>
          </table:table-cell>
          <table:table-cell office:value-type="float" office:value="41786160" calcext:value-type="float">
            <text:p>41786160</text:p>
          </table:table-cell>
          <table:table-cell office:value-type="float" office:value="28185704" calcext:value-type="float">
            <text:p>28185704</text:p>
          </table:table-cell>
          <table:table-cell table:formula="of:=[.A335]+[.B335]+[.C335]+[.D335]+[.E335]+[.F335]+[.G335]" office:value-type="float" office:value="206986592" calcext:value-type="float">
            <text:p>206986592</text:p>
          </table:table-cell>
        </table:table-row>
        <table:table-row table:style-name="ro1">
          <table:table-cell office:value-type="float" office:value="45145752" calcext:value-type="float">
            <text:p>45145752</text:p>
          </table:table-cell>
          <table:table-cell office:value-type="float" office:value="31467536" calcext:value-type="float">
            <text:p>31467536</text:p>
          </table:table-cell>
          <table:table-cell office:value-type="float" office:value="0" calcext:value-type="float">
            <text:p>0</text:p>
          </table:table-cell>
          <table:table-cell office:value-type="float" office:value="33772688" calcext:value-type="float">
            <text:p>33772688</text:p>
          </table:table-cell>
          <table:table-cell office:value-type="float" office:value="26790928" calcext:value-type="float">
            <text:p>26790928</text:p>
          </table:table-cell>
          <table:table-cell office:value-type="float" office:value="41867624" calcext:value-type="float">
            <text:p>41867624</text:p>
          </table:table-cell>
          <table:table-cell office:value-type="float" office:value="28187720" calcext:value-type="float">
            <text:p>28187720</text:p>
          </table:table-cell>
          <table:table-cell table:formula="of:=[.A336]+[.B336]+[.C336]+[.D336]+[.E336]+[.F336]+[.G336]" office:value-type="float" office:value="207232248" calcext:value-type="float">
            <text:p>207232248</text:p>
          </table:table-cell>
        </table:table-row>
        <table:table-row table:style-name="ro1">
          <table:table-cell office:value-type="float" office:value="45147856" calcext:value-type="float">
            <text:p>45147856</text:p>
          </table:table-cell>
          <table:table-cell office:value-type="float" office:value="31471160" calcext:value-type="float">
            <text:p>31471160</text:p>
          </table:table-cell>
          <table:table-cell office:value-type="float" office:value="0" calcext:value-type="float">
            <text:p>0</text:p>
          </table:table-cell>
          <table:table-cell office:value-type="float" office:value="33781632" calcext:value-type="float">
            <text:p>33781632</text:p>
          </table:table-cell>
          <table:table-cell office:value-type="float" office:value="26797528" calcext:value-type="float">
            <text:p>26797528</text:p>
          </table:table-cell>
          <table:table-cell office:value-type="float" office:value="41869416" calcext:value-type="float">
            <text:p>41869416</text:p>
          </table:table-cell>
          <table:table-cell office:value-type="float" office:value="27625936" calcext:value-type="float">
            <text:p>27625936</text:p>
          </table:table-cell>
          <table:table-cell table:formula="of:=[.A337]+[.B337]+[.C337]+[.D337]+[.E337]+[.F337]+[.G337]" office:value-type="float" office:value="206693528" calcext:value-type="float">
            <text:p>206693528</text:p>
          </table:table-cell>
        </table:table-row>
        <table:table-row table:style-name="ro1">
          <table:table-cell office:value-type="float" office:value="45148704" calcext:value-type="float">
            <text:p>45148704</text:p>
          </table:table-cell>
          <table:table-cell office:value-type="float" office:value="31478496" calcext:value-type="float">
            <text:p>31478496</text:p>
          </table:table-cell>
          <table:table-cell office:value-type="float" office:value="0" calcext:value-type="float">
            <text:p>0</text:p>
          </table:table-cell>
          <table:table-cell office:value-type="float" office:value="33781632" calcext:value-type="float">
            <text:p>33781632</text:p>
          </table:table-cell>
          <table:table-cell office:value-type="float" office:value="26871568" calcext:value-type="float">
            <text:p>26871568</text:p>
          </table:table-cell>
          <table:table-cell office:value-type="float" office:value="42029208" calcext:value-type="float">
            <text:p>42029208</text:p>
          </table:table-cell>
          <table:table-cell office:value-type="float" office:value="27625936" calcext:value-type="float">
            <text:p>27625936</text:p>
          </table:table-cell>
          <table:table-cell table:formula="of:=[.A338]+[.B338]+[.C338]+[.D338]+[.E338]+[.F338]+[.G338]" office:value-type="float" office:value="206935544" calcext:value-type="float">
            <text:p>206935544</text:p>
          </table:table-cell>
        </table:table-row>
        <table:table-row table:style-name="ro1">
          <table:table-cell office:value-type="float" office:value="45153488" calcext:value-type="float">
            <text:p>45153488</text:p>
          </table:table-cell>
          <table:table-cell office:value-type="float" office:value="29530344" calcext:value-type="float">
            <text:p>29530344</text:p>
          </table:table-cell>
          <table:table-cell office:value-type="float" office:value="0" calcext:value-type="float">
            <text:p>0</text:p>
          </table:table-cell>
          <table:table-cell office:value-type="float" office:value="33781632" calcext:value-type="float">
            <text:p>33781632</text:p>
          </table:table-cell>
          <table:table-cell office:value-type="float" office:value="26872064" calcext:value-type="float">
            <text:p>26872064</text:p>
          </table:table-cell>
          <table:table-cell office:value-type="float" office:value="42030720" calcext:value-type="float">
            <text:p>42030720</text:p>
          </table:table-cell>
          <table:table-cell office:value-type="float" office:value="27625936" calcext:value-type="float">
            <text:p>27625936</text:p>
          </table:table-cell>
          <table:table-cell table:formula="of:=[.A339]+[.B339]+[.C339]+[.D339]+[.E339]+[.F339]+[.G339]" office:value-type="float" office:value="204994184" calcext:value-type="float">
            <text:p>204994184</text:p>
          </table:table-cell>
        </table:table-row>
        <table:table-row table:style-name="ro1">
          <table:table-cell office:value-type="float" office:value="45221608" calcext:value-type="float">
            <text:p>45221608</text:p>
          </table:table-cell>
          <table:table-cell office:value-type="float" office:value="29531760" calcext:value-type="float">
            <text:p>29531760</text:p>
          </table:table-cell>
          <table:table-cell office:value-type="float" office:value="0" calcext:value-type="float">
            <text:p>0</text:p>
          </table:table-cell>
          <table:table-cell office:value-type="float" office:value="33781632" calcext:value-type="float">
            <text:p>33781632</text:p>
          </table:table-cell>
          <table:table-cell office:value-type="float" office:value="26872560" calcext:value-type="float">
            <text:p>26872560</text:p>
          </table:table-cell>
          <table:table-cell office:value-type="float" office:value="42032064" calcext:value-type="float">
            <text:p>42032064</text:p>
          </table:table-cell>
          <table:table-cell office:value-type="float" office:value="27648160" calcext:value-type="float">
            <text:p>27648160</text:p>
          </table:table-cell>
          <table:table-cell table:formula="of:=[.A340]+[.B340]+[.C340]+[.D340]+[.E340]+[.F340]+[.G340]" office:value-type="float" office:value="205087784" calcext:value-type="float">
            <text:p>205087784</text:p>
          </table:table-cell>
        </table:table-row>
        <table:table-row table:style-name="ro1">
          <table:table-cell office:value-type="float" office:value="45227240" calcext:value-type="float">
            <text:p>45227240</text:p>
          </table:table-cell>
          <table:table-cell office:value-type="float" office:value="29617016" calcext:value-type="float">
            <text:p>29617016</text:p>
          </table:table-cell>
          <table:table-cell office:value-type="float" office:value="0" calcext:value-type="float">
            <text:p>0</text:p>
          </table:table-cell>
          <table:table-cell office:value-type="float" office:value="33787632" calcext:value-type="float">
            <text:p>33787632</text:p>
          </table:table-cell>
          <table:table-cell office:value-type="float" office:value="26873056" calcext:value-type="float">
            <text:p>26873056</text:p>
          </table:table-cell>
          <table:table-cell office:value-type="float" office:value="42036616" calcext:value-type="float">
            <text:p>42036616</text:p>
          </table:table-cell>
          <table:table-cell office:value-type="float" office:value="27744032" calcext:value-type="float">
            <text:p>27744032</text:p>
          </table:table-cell>
          <table:table-cell table:formula="of:=[.A341]+[.B341]+[.C341]+[.D341]+[.E341]+[.F341]+[.G341]" office:value-type="float" office:value="205285592" calcext:value-type="float">
            <text:p>205285592</text:p>
          </table:table-cell>
        </table:table-row>
        <table:table-row table:style-name="ro1">
          <table:table-cell office:value-type="float" office:value="45229344" calcext:value-type="float">
            <text:p>45229344</text:p>
          </table:table-cell>
          <table:table-cell office:value-type="float" office:value="29727368" calcext:value-type="float">
            <text:p>29727368</text:p>
          </table:table-cell>
          <table:table-cell office:value-type="float" office:value="0" calcext:value-type="float">
            <text:p>0</text:p>
          </table:table-cell>
          <table:table-cell office:value-type="float" office:value="33787632" calcext:value-type="float">
            <text:p>33787632</text:p>
          </table:table-cell>
          <table:table-cell office:value-type="float" office:value="26947472" calcext:value-type="float">
            <text:p>26947472</text:p>
          </table:table-cell>
          <table:table-cell office:value-type="float" office:value="42118992" calcext:value-type="float">
            <text:p>42118992</text:p>
          </table:table-cell>
          <table:table-cell office:value-type="float" office:value="27750008" calcext:value-type="float">
            <text:p>27750008</text:p>
          </table:table-cell>
          <table:table-cell table:formula="of:=[.A342]+[.B342]+[.C342]+[.D342]+[.E342]+[.F342]+[.G342]" office:value-type="float" office:value="205560816" calcext:value-type="float">
            <text:p>205560816</text:p>
          </table:table-cell>
        </table:table-row>
        <table:table-row table:style-name="ro1">
          <table:table-cell office:value-type="float" office:value="45235256" calcext:value-type="float">
            <text:p>45235256</text:p>
          </table:table-cell>
          <table:table-cell office:value-type="float" office:value="29737656" calcext:value-type="float">
            <text:p>29737656</text:p>
          </table:table-cell>
          <table:table-cell office:value-type="float" office:value="0" calcext:value-type="float">
            <text:p>0</text:p>
          </table:table-cell>
          <table:table-cell office:value-type="float" office:value="33793632" calcext:value-type="float">
            <text:p>33793632</text:p>
          </table:table-cell>
          <table:table-cell office:value-type="float" office:value="26961512" calcext:value-type="float">
            <text:p>26961512</text:p>
          </table:table-cell>
          <table:table-cell office:value-type="float" office:value="42124288" calcext:value-type="float">
            <text:p>42124288</text:p>
          </table:table-cell>
          <table:table-cell office:value-type="float" office:value="27750008" calcext:value-type="float">
            <text:p>27750008</text:p>
          </table:table-cell>
          <table:table-cell table:formula="of:=[.A343]+[.B343]+[.C343]+[.D343]+[.E343]+[.F343]+[.G343]" office:value-type="float" office:value="205602352" calcext:value-type="float">
            <text:p>205602352</text:p>
          </table:table-cell>
        </table:table-row>
        <table:table-row table:style-name="ro1">
          <table:table-cell office:value-type="float" office:value="45358464" calcext:value-type="float">
            <text:p>45358464</text:p>
          </table:table-cell>
          <table:table-cell office:value-type="float" office:value="29740216" calcext:value-type="float">
            <text:p>29740216</text:p>
          </table:table-cell>
          <table:table-cell office:value-type="float" office:value="0" calcext:value-type="float">
            <text:p>0</text:p>
          </table:table-cell>
          <table:table-cell office:value-type="float" office:value="33793632" calcext:value-type="float">
            <text:p>33793632</text:p>
          </table:table-cell>
          <table:table-cell office:value-type="float" office:value="26967720" calcext:value-type="float">
            <text:p>26967720</text:p>
          </table:table-cell>
          <table:table-cell office:value-type="float" office:value="42125408" calcext:value-type="float">
            <text:p>42125408</text:p>
          </table:table-cell>
          <table:table-cell office:value-type="float" office:value="27757728" calcext:value-type="float">
            <text:p>27757728</text:p>
          </table:table-cell>
          <table:table-cell table:formula="of:=[.A344]+[.B344]+[.C344]+[.D344]+[.E344]+[.F344]+[.G344]" office:value-type="float" office:value="205743168" calcext:value-type="float">
            <text:p>205743168</text:p>
          </table:table-cell>
        </table:table-row>
        <table:table-row table:style-name="ro1">
          <table:table-cell office:value-type="float" office:value="45432704" calcext:value-type="float">
            <text:p>45432704</text:p>
          </table:table-cell>
          <table:table-cell office:value-type="float" office:value="29877448" calcext:value-type="float">
            <text:p>29877448</text:p>
          </table:table-cell>
          <table:table-cell office:value-type="float" office:value="0" calcext:value-type="float">
            <text:p>0</text:p>
          </table:table-cell>
          <table:table-cell office:value-type="float" office:value="33793632" calcext:value-type="float">
            <text:p>33793632</text:p>
          </table:table-cell>
          <table:table-cell office:value-type="float" office:value="26967720" calcext:value-type="float">
            <text:p>26967720</text:p>
          </table:table-cell>
          <table:table-cell office:value-type="float" office:value="42126528" calcext:value-type="float">
            <text:p>42126528</text:p>
          </table:table-cell>
          <table:table-cell office:value-type="float" office:value="27758960" calcext:value-type="float">
            <text:p>27758960</text:p>
          </table:table-cell>
          <table:table-cell table:formula="of:=[.A345]+[.B345]+[.C345]+[.D345]+[.E345]+[.F345]+[.G345]" office:value-type="float" office:value="205956992" calcext:value-type="float">
            <text:p>205956992</text:p>
          </table:table-cell>
        </table:table-row>
        <table:table-row table:style-name="ro1">
          <table:table-cell office:value-type="float" office:value="45717856" calcext:value-type="float">
            <text:p>45717856</text:p>
          </table:table-cell>
          <table:table-cell office:value-type="float" office:value="29882480" calcext:value-type="float">
            <text:p>29882480</text:p>
          </table:table-cell>
          <table:table-cell office:value-type="float" office:value="0" calcext:value-type="float">
            <text:p>0</text:p>
          </table:table-cell>
          <table:table-cell office:value-type="float" office:value="33799632" calcext:value-type="float">
            <text:p>33799632</text:p>
          </table:table-cell>
          <table:table-cell office:value-type="float" office:value="26967720" calcext:value-type="float">
            <text:p>26967720</text:p>
          </table:table-cell>
          <table:table-cell office:value-type="float" office:value="42132048" calcext:value-type="float">
            <text:p>42132048</text:p>
          </table:table-cell>
          <table:table-cell office:value-type="float" office:value="27835000" calcext:value-type="float">
            <text:p>27835000</text:p>
          </table:table-cell>
          <table:table-cell table:formula="of:=[.A346]+[.B346]+[.C346]+[.D346]+[.E346]+[.F346]+[.G346]" office:value-type="float" office:value="206334736" calcext:value-type="float">
            <text:p>206334736</text:p>
          </table:table-cell>
        </table:table-row>
        <table:table-row table:style-name="ro1">
          <table:table-cell office:value-type="float" office:value="45719824" calcext:value-type="float">
            <text:p>45719824</text:p>
          </table:table-cell>
          <table:table-cell office:value-type="float" office:value="29883136" calcext:value-type="float">
            <text:p>29883136</text:p>
          </table:table-cell>
          <table:table-cell office:value-type="float" office:value="0" calcext:value-type="float">
            <text:p>0</text:p>
          </table:table-cell>
          <table:table-cell office:value-type="float" office:value="33809648" calcext:value-type="float">
            <text:p>33809648</text:p>
          </table:table-cell>
          <table:table-cell office:value-type="float" office:value="26975000" calcext:value-type="float">
            <text:p>26975000</text:p>
          </table:table-cell>
          <table:table-cell office:value-type="float" office:value="42210504" calcext:value-type="float">
            <text:p>42210504</text:p>
          </table:table-cell>
          <table:table-cell office:value-type="float" office:value="27843616" calcext:value-type="float">
            <text:p>27843616</text:p>
          </table:table-cell>
          <table:table-cell table:formula="of:=[.A347]+[.B347]+[.C347]+[.D347]+[.E347]+[.F347]+[.G347]" office:value-type="float" office:value="206441728" calcext:value-type="float">
            <text:p>206441728</text:p>
          </table:table-cell>
        </table:table-row>
        <table:table-row table:style-name="ro1">
          <table:table-cell office:value-type="float" office:value="45749776" calcext:value-type="float">
            <text:p>45749776</text:p>
          </table:table-cell>
          <table:table-cell office:value-type="float" office:value="30041704" calcext:value-type="float">
            <text:p>30041704</text:p>
          </table:table-cell>
          <table:table-cell office:value-type="float" office:value="0" calcext:value-type="float">
            <text:p>0</text:p>
          </table:table-cell>
          <table:table-cell office:value-type="float" office:value="33819848" calcext:value-type="float">
            <text:p>33819848</text:p>
          </table:table-cell>
          <table:table-cell office:value-type="float" office:value="27048128" calcext:value-type="float">
            <text:p>27048128</text:p>
          </table:table-cell>
          <table:table-cell office:value-type="float" office:value="42218448" calcext:value-type="float">
            <text:p>42218448</text:p>
          </table:table-cell>
          <table:table-cell office:value-type="float" office:value="27844624" calcext:value-type="float">
            <text:p>27844624</text:p>
          </table:table-cell>
          <table:table-cell table:formula="of:=[.A348]+[.B348]+[.C348]+[.D348]+[.E348]+[.F348]+[.G348]" office:value-type="float" office:value="206722528" calcext:value-type="float">
            <text:p>206722528</text:p>
          </table:table-cell>
        </table:table-row>
        <table:table-row table:style-name="ro1">
          <table:table-cell office:value-type="float" office:value="45752208" calcext:value-type="float">
            <text:p>45752208</text:p>
          </table:table-cell>
          <table:table-cell office:value-type="float" office:value="30043768" calcext:value-type="float">
            <text:p>30043768</text:p>
          </table:table-cell>
          <table:table-cell office:value-type="float" office:value="0" calcext:value-type="float">
            <text:p>0</text:p>
          </table:table-cell>
          <table:table-cell office:value-type="float" office:value="33819848" calcext:value-type="float">
            <text:p>33819848</text:p>
          </table:table-cell>
          <table:table-cell office:value-type="float" office:value="27048624" calcext:value-type="float">
            <text:p>27048624</text:p>
          </table:table-cell>
          <table:table-cell office:value-type="float" office:value="42219680" calcext:value-type="float">
            <text:p>42219680</text:p>
          </table:table-cell>
          <table:table-cell office:value-type="float" office:value="28137608" calcext:value-type="float">
            <text:p>28137608</text:p>
          </table:table-cell>
          <table:table-cell table:formula="of:=[.A349]+[.B349]+[.C349]+[.D349]+[.E349]+[.F349]+[.G349]" office:value-type="float" office:value="207021736" calcext:value-type="float">
            <text:p>207021736</text:p>
          </table:table-cell>
        </table:table-row>
        <table:table-row table:style-name="ro1">
          <table:table-cell office:value-type="float" office:value="45826232" calcext:value-type="float">
            <text:p>45826232</text:p>
          </table:table-cell>
          <table:table-cell office:value-type="float" office:value="30053400" calcext:value-type="float">
            <text:p>30053400</text:p>
          </table:table-cell>
          <table:table-cell office:value-type="float" office:value="0" calcext:value-type="float">
            <text:p>0</text:p>
          </table:table-cell>
          <table:table-cell office:value-type="float" office:value="33819848" calcext:value-type="float">
            <text:p>33819848</text:p>
          </table:table-cell>
          <table:table-cell office:value-type="float" office:value="27049120" calcext:value-type="float">
            <text:p>27049120</text:p>
          </table:table-cell>
          <table:table-cell office:value-type="float" office:value="42222200" calcext:value-type="float">
            <text:p>42222200</text:p>
          </table:table-cell>
          <table:table-cell office:value-type="float" office:value="28138840" calcext:value-type="float">
            <text:p>28138840</text:p>
          </table:table-cell>
          <table:table-cell table:formula="of:=[.A350]+[.B350]+[.C350]+[.D350]+[.E350]+[.F350]+[.G350]" office:value-type="float" office:value="207109640" calcext:value-type="float">
            <text:p>207109640</text:p>
          </table:table-cell>
        </table:table-row>
        <table:table-row table:style-name="ro1">
          <table:table-cell office:value-type="float" office:value="45831864" calcext:value-type="float">
            <text:p>45831864</text:p>
          </table:table-cell>
          <table:table-cell office:value-type="float" office:value="30054832" calcext:value-type="float">
            <text:p>30054832</text:p>
          </table:table-cell>
          <table:table-cell office:value-type="float" office:value="0" calcext:value-type="float">
            <text:p>0</text:p>
          </table:table-cell>
          <table:table-cell office:value-type="float" office:value="33819848" calcext:value-type="float">
            <text:p>33819848</text:p>
          </table:table-cell>
          <table:table-cell office:value-type="float" office:value="27049872" calcext:value-type="float">
            <text:p>27049872</text:p>
          </table:table-cell>
          <table:table-cell office:value-type="float" office:value="42223432" calcext:value-type="float">
            <text:p>42223432</text:p>
          </table:table-cell>
          <table:table-cell office:value-type="float" office:value="28221464" calcext:value-type="float">
            <text:p>28221464</text:p>
          </table:table-cell>
          <table:table-cell table:formula="of:=[.A351]+[.B351]+[.C351]+[.D351]+[.E351]+[.F351]+[.G351]" office:value-type="float" office:value="207201312" calcext:value-type="float">
            <text:p>207201312</text:p>
          </table:table-cell>
        </table:table-row>
        <table:table-row table:style-name="ro1">
          <table:table-cell office:value-type="float" office:value="45834584" calcext:value-type="float">
            <text:p>45834584</text:p>
          </table:table-cell>
          <table:table-cell office:value-type="float" office:value="30065472" calcext:value-type="float">
            <text:p>30065472</text:p>
          </table:table-cell>
          <table:table-cell office:value-type="float" office:value="0" calcext:value-type="float">
            <text:p>0</text:p>
          </table:table-cell>
          <table:table-cell office:value-type="float" office:value="33819848" calcext:value-type="float">
            <text:p>33819848</text:p>
          </table:table-cell>
          <table:table-cell office:value-type="float" office:value="27188008" calcext:value-type="float">
            <text:p>27188008</text:p>
          </table:table-cell>
          <table:table-cell office:value-type="float" office:value="42296560" calcext:value-type="float">
            <text:p>42296560</text:p>
          </table:table-cell>
          <table:table-cell office:value-type="float" office:value="28222584" calcext:value-type="float">
            <text:p>28222584</text:p>
          </table:table-cell>
          <table:table-cell table:formula="of:=[.A352]+[.B352]+[.C352]+[.D352]+[.E352]+[.F352]+[.G352]" office:value-type="float" office:value="207427056" calcext:value-type="float">
            <text:p>207427056</text:p>
          </table:table-cell>
        </table:table-row>
        <table:table-row table:style-name="ro1">
          <table:table-cell office:value-type="float" office:value="45834816" calcext:value-type="float">
            <text:p>45834816</text:p>
          </table:table-cell>
          <table:table-cell office:value-type="float" office:value="26558368" calcext:value-type="float">
            <text:p>26558368</text:p>
          </table:table-cell>
          <table:table-cell office:value-type="float" office:value="0" calcext:value-type="float">
            <text:p>0</text:p>
          </table:table-cell>
          <table:table-cell office:value-type="float" office:value="33827304" calcext:value-type="float">
            <text:p>33827304</text:p>
          </table:table-cell>
          <table:table-cell office:value-type="float" office:value="27333640" calcext:value-type="float">
            <text:p>27333640</text:p>
          </table:table-cell>
          <table:table-cell office:value-type="float" office:value="42302080" calcext:value-type="float">
            <text:p>42302080</text:p>
          </table:table-cell>
          <table:table-cell office:value-type="float" office:value="28223200" calcext:value-type="float">
            <text:p>28223200</text:p>
          </table:table-cell>
          <table:table-cell table:formula="of:=[.A353]+[.B353]+[.C353]+[.D353]+[.E353]+[.F353]+[.G353]" office:value-type="float" office:value="204079408" calcext:value-type="float">
            <text:p>204079408</text:p>
          </table:table-cell>
        </table:table-row>
        <table:table-row table:style-name="ro1">
          <table:table-cell office:value-type="float" office:value="45836560" calcext:value-type="float">
            <text:p>45836560</text:p>
          </table:table-cell>
          <table:table-cell office:value-type="float" office:value="26561088" calcext:value-type="float">
            <text:p>26561088</text:p>
          </table:table-cell>
          <table:table-cell office:value-type="float" office:value="0" calcext:value-type="float">
            <text:p>0</text:p>
          </table:table-cell>
          <table:table-cell office:value-type="float" office:value="33827304" calcext:value-type="float">
            <text:p>33827304</text:p>
          </table:table-cell>
          <table:table-cell office:value-type="float" office:value="27484688" calcext:value-type="float">
            <text:p>27484688</text:p>
          </table:table-cell>
          <table:table-cell office:value-type="float" office:value="42303312" calcext:value-type="float">
            <text:p>42303312</text:p>
          </table:table-cell>
          <table:table-cell office:value-type="float" office:value="28230504" calcext:value-type="float">
            <text:p>28230504</text:p>
          </table:table-cell>
          <table:table-cell table:formula="of:=[.A354]+[.B354]+[.C354]+[.D354]+[.E354]+[.F354]+[.G354]" office:value-type="float" office:value="204243456" calcext:value-type="float">
            <text:p>204243456</text:p>
          </table:table-cell>
        </table:table-row>
        <table:table-row table:style-name="ro1">
          <table:table-cell office:value-type="float" office:value="45914640" calcext:value-type="float">
            <text:p>45914640</text:p>
          </table:table-cell>
          <table:table-cell office:value-type="float" office:value="26566856" calcext:value-type="float">
            <text:p>26566856</text:p>
          </table:table-cell>
          <table:table-cell office:value-type="float" office:value="0" calcext:value-type="float">
            <text:p>0</text:p>
          </table:table-cell>
          <table:table-cell office:value-type="float" office:value="33827304" calcext:value-type="float">
            <text:p>33827304</text:p>
          </table:table-cell>
          <table:table-cell office:value-type="float" office:value="27484840" calcext:value-type="float">
            <text:p>27484840</text:p>
          </table:table-cell>
          <table:table-cell office:value-type="float" office:value="42304544" calcext:value-type="float">
            <text:p>42304544</text:p>
          </table:table-cell>
          <table:table-cell office:value-type="float" office:value="28231848" calcext:value-type="float">
            <text:p>28231848</text:p>
          </table:table-cell>
          <table:table-cell table:formula="of:=[.A355]+[.B355]+[.C355]+[.D355]+[.E355]+[.F355]+[.G355]" office:value-type="float" office:value="204330032" calcext:value-type="float">
            <text:p>204330032</text:p>
          </table:table-cell>
        </table:table-row>
        <table:table-row table:style-name="ro1">
          <table:table-cell office:value-type="float" office:value="45920184" calcext:value-type="float">
            <text:p>45920184</text:p>
          </table:table-cell>
          <table:table-cell office:value-type="float" office:value="26568160" calcext:value-type="float">
            <text:p>26568160</text:p>
          </table:table-cell>
          <table:table-cell office:value-type="float" office:value="0" calcext:value-type="float">
            <text:p>0</text:p>
          </table:table-cell>
          <table:table-cell office:value-type="float" office:value="33998632" calcext:value-type="float">
            <text:p>33998632</text:p>
          </table:table-cell>
          <table:table-cell office:value-type="float" office:value="27494456" calcext:value-type="float">
            <text:p>27494456</text:p>
          </table:table-cell>
          <table:table-cell office:value-type="float" office:value="42310064" calcext:value-type="float">
            <text:p>42310064</text:p>
          </table:table-cell>
          <table:table-cell office:value-type="float" office:value="28318088" calcext:value-type="float">
            <text:p>28318088</text:p>
          </table:table-cell>
          <table:table-cell table:formula="of:=[.A356]+[.B356]+[.C356]+[.D356]+[.E356]+[.F356]+[.G356]" office:value-type="float" office:value="204609584" calcext:value-type="float">
            <text:p>204609584</text:p>
          </table:table-cell>
        </table:table-row>
        <table:table-row table:style-name="ro1">
          <table:table-cell office:value-type="float" office:value="45922528" calcext:value-type="float">
            <text:p>45922528</text:p>
          </table:table-cell>
          <table:table-cell office:value-type="float" office:value="26569432" calcext:value-type="float">
            <text:p>26569432</text:p>
          </table:table-cell>
          <table:table-cell office:value-type="float" office:value="0" calcext:value-type="float">
            <text:p>0</text:p>
          </table:table-cell>
          <table:table-cell office:value-type="float" office:value="33998632" calcext:value-type="float">
            <text:p>33998632</text:p>
          </table:table-cell>
          <table:table-cell office:value-type="float" office:value="27578528" calcext:value-type="float">
            <text:p>27578528</text:p>
          </table:table-cell>
          <table:table-cell office:value-type="float" office:value="42310064" calcext:value-type="float">
            <text:p>42310064</text:p>
          </table:table-cell>
          <table:table-cell office:value-type="float" office:value="28318088" calcext:value-type="float">
            <text:p>28318088</text:p>
          </table:table-cell>
          <table:table-cell table:formula="of:=[.A357]+[.B357]+[.C357]+[.D357]+[.E357]+[.F357]+[.G357]" office:value-type="float" office:value="204697272" calcext:value-type="float">
            <text:p>204697272</text:p>
          </table:table-cell>
        </table:table-row>
        <table:table-row table:style-name="ro1">
          <table:table-cell office:value-type="float" office:value="45928328" calcext:value-type="float">
            <text:p>45928328</text:p>
          </table:table-cell>
          <table:table-cell office:value-type="float" office:value="26660568" calcext:value-type="float">
            <text:p>26660568</text:p>
          </table:table-cell>
          <table:table-cell office:value-type="float" office:value="0" calcext:value-type="float">
            <text:p>0</text:p>
          </table:table-cell>
          <table:table-cell office:value-type="float" office:value="33998672" calcext:value-type="float">
            <text:p>33998672</text:p>
          </table:table-cell>
          <table:table-cell office:value-type="float" office:value="27701032" calcext:value-type="float">
            <text:p>27701032</text:p>
          </table:table-cell>
          <table:table-cell office:value-type="float" office:value="29449784" calcext:value-type="float">
            <text:p>29449784</text:p>
          </table:table-cell>
          <table:table-cell office:value-type="float" office:value="28318088" calcext:value-type="float">
            <text:p>28318088</text:p>
          </table:table-cell>
          <table:table-cell table:formula="of:=[.A358]+[.B358]+[.C358]+[.D358]+[.E358]+[.F358]+[.G358]" office:value-type="float" office:value="192056472" calcext:value-type="float">
            <text:p>192056472</text:p>
          </table:table-cell>
        </table:table-row>
        <table:table-row table:style-name="ro1">
          <table:table-cell office:value-type="float" office:value="45929728" calcext:value-type="float">
            <text:p>45929728</text:p>
          </table:table-cell>
          <table:table-cell office:value-type="float" office:value="26867904" calcext:value-type="float">
            <text:p>26867904</text:p>
          </table:table-cell>
          <table:table-cell office:value-type="float" office:value="0" calcext:value-type="float">
            <text:p>0</text:p>
          </table:table-cell>
          <table:table-cell office:value-type="float" office:value="33998672" calcext:value-type="float">
            <text:p>33998672</text:p>
          </table:table-cell>
          <table:table-cell office:value-type="float" office:value="27702448" calcext:value-type="float">
            <text:p>27702448</text:p>
          </table:table-cell>
          <table:table-cell office:value-type="float" office:value="29528288" calcext:value-type="float">
            <text:p>29528288</text:p>
          </table:table-cell>
          <table:table-cell office:value-type="float" office:value="28344952" calcext:value-type="float">
            <text:p>28344952</text:p>
          </table:table-cell>
          <table:table-cell table:formula="of:=[.A359]+[.B359]+[.C359]+[.D359]+[.E359]+[.F359]+[.G359]" office:value-type="float" office:value="192371992" calcext:value-type="float">
            <text:p>192371992</text:p>
          </table:table-cell>
        </table:table-row>
        <table:table-row table:style-name="ro1">
          <table:table-cell office:value-type="float" office:value="46007136" calcext:value-type="float">
            <text:p>46007136</text:p>
          </table:table-cell>
          <table:table-cell office:value-type="float" office:value="27005976" calcext:value-type="float">
            <text:p>27005976</text:p>
          </table:table-cell>
          <table:table-cell office:value-type="float" office:value="0" calcext:value-type="float">
            <text:p>0</text:p>
          </table:table-cell>
          <table:table-cell office:value-type="float" office:value="34004936" calcext:value-type="float">
            <text:p>34004936</text:p>
          </table:table-cell>
          <table:table-cell office:value-type="float" office:value="27702600" calcext:value-type="float">
            <text:p>27702600</text:p>
          </table:table-cell>
          <table:table-cell office:value-type="float" office:value="29533072" calcext:value-type="float">
            <text:p>29533072</text:p>
          </table:table-cell>
          <table:table-cell office:value-type="float" office:value="28345568" calcext:value-type="float">
            <text:p>28345568</text:p>
          </table:table-cell>
          <table:table-cell table:formula="of:=[.A360]+[.B360]+[.C360]+[.D360]+[.E360]+[.F360]+[.G360]" office:value-type="float" office:value="192599288" calcext:value-type="float">
            <text:p>192599288</text:p>
          </table:table-cell>
        </table:table-row>
        <table:table-row table:style-name="ro1">
          <table:table-cell office:value-type="float" office:value="46008480" calcext:value-type="float">
            <text:p>46008480</text:p>
          </table:table-cell>
          <table:table-cell office:value-type="float" office:value="27006424" calcext:value-type="float">
            <text:p>27006424</text:p>
          </table:table-cell>
          <table:table-cell office:value-type="float" office:value="0" calcext:value-type="float">
            <text:p>0</text:p>
          </table:table-cell>
          <table:table-cell office:value-type="float" office:value="34004936" calcext:value-type="float">
            <text:p>34004936</text:p>
          </table:table-cell>
          <table:table-cell office:value-type="float" office:value="27710256" calcext:value-type="float">
            <text:p>27710256</text:p>
          </table:table-cell>
          <table:table-cell office:value-type="float" office:value="29533720" calcext:value-type="float">
            <text:p>29533720</text:p>
          </table:table-cell>
          <table:table-cell office:value-type="float" office:value="28425216" calcext:value-type="float">
            <text:p>28425216</text:p>
          </table:table-cell>
          <table:table-cell table:formula="of:=[.A361]+[.B361]+[.C361]+[.D361]+[.E361]+[.F361]+[.G361]" office:value-type="float" office:value="192689032" calcext:value-type="float">
            <text:p>192689032</text:p>
          </table:table-cell>
        </table:table-row>
        <table:table-row table:style-name="ro1">
          <table:table-cell office:value-type="float" office:value="46010464" calcext:value-type="float">
            <text:p>46010464</text:p>
          </table:table-cell>
          <table:table-cell office:value-type="float" office:value="27502160" calcext:value-type="float">
            <text:p>27502160</text:p>
          </table:table-cell>
          <table:table-cell office:value-type="float" office:value="0" calcext:value-type="float">
            <text:p>0</text:p>
          </table:table-cell>
          <table:table-cell office:value-type="float" office:value="34004936" calcext:value-type="float">
            <text:p>34004936</text:p>
          </table:table-cell>
          <table:table-cell office:value-type="float" office:value="27719936" calcext:value-type="float">
            <text:p>27719936</text:p>
          </table:table-cell>
          <table:table-cell office:value-type="float" office:value="29898896" calcext:value-type="float">
            <text:p>29898896</text:p>
          </table:table-cell>
          <table:table-cell office:value-type="float" office:value="28425216" calcext:value-type="float">
            <text:p>28425216</text:p>
          </table:table-cell>
          <table:table-cell table:formula="of:=[.A362]+[.B362]+[.C362]+[.D362]+[.E362]+[.F362]+[.G362]" office:value-type="float" office:value="193561608" calcext:value-type="float">
            <text:p>193561608</text:p>
          </table:table-cell>
        </table:table-row>
        <table:table-row table:style-name="ro1">
          <table:table-cell office:value-type="float" office:value="46016376" calcext:value-type="float">
            <text:p>46016376</text:p>
          </table:table-cell>
          <table:table-cell office:value-type="float" office:value="27511376" calcext:value-type="float">
            <text:p>27511376</text:p>
          </table:table-cell>
          <table:table-cell office:value-type="float" office:value="0" calcext:value-type="float">
            <text:p>0</text:p>
          </table:table-cell>
          <table:table-cell office:value-type="float" office:value="34011600" calcext:value-type="float">
            <text:p>34011600</text:p>
          </table:table-cell>
          <table:table-cell office:value-type="float" office:value="28049400" calcext:value-type="float">
            <text:p>28049400</text:p>
          </table:table-cell>
          <table:table-cell office:value-type="float" office:value="29898896" calcext:value-type="float">
            <text:p>29898896</text:p>
          </table:table-cell>
          <table:table-cell office:value-type="float" office:value="28425216" calcext:value-type="float">
            <text:p>28425216</text:p>
          </table:table-cell>
          <table:table-cell table:formula="of:=[.A363]+[.B363]+[.C363]+[.D363]+[.E363]+[.F363]+[.G363]" office:value-type="float" office:value="193912864" calcext:value-type="float">
            <text:p>193912864</text:p>
          </table:table-cell>
        </table:table-row>
        <table:table-row table:style-name="ro1">
          <table:table-cell office:value-type="float" office:value="46022856" calcext:value-type="float">
            <text:p>46022856</text:p>
          </table:table-cell>
          <table:table-cell office:value-type="float" office:value="26543304" calcext:value-type="float">
            <text:p>26543304</text:p>
          </table:table-cell>
          <table:table-cell office:value-type="float" office:value="0" calcext:value-type="float">
            <text:p>0</text:p>
          </table:table-cell>
          <table:table-cell office:value-type="float" office:value="34011600" calcext:value-type="float">
            <text:p>34011600</text:p>
          </table:table-cell>
          <table:table-cell office:value-type="float" office:value="28058392" calcext:value-type="float">
            <text:p>28058392</text:p>
          </table:table-cell>
          <table:table-cell office:value-type="float" office:value="29931640" calcext:value-type="float">
            <text:p>29931640</text:p>
          </table:table-cell>
          <table:table-cell office:value-type="float" office:value="28433088" calcext:value-type="float">
            <text:p>28433088</text:p>
          </table:table-cell>
          <table:table-cell table:formula="of:=[.A364]+[.B364]+[.C364]+[.D364]+[.E364]+[.F364]+[.G364]" office:value-type="float" office:value="193000880" calcext:value-type="float">
            <text:p>193000880</text:p>
          </table:table-cell>
        </table:table-row>
        <table:table-row table:style-name="ro1">
          <table:table-cell office:value-type="float" office:value="46103584" calcext:value-type="float">
            <text:p>46103584</text:p>
          </table:table-cell>
          <table:table-cell office:value-type="float" office:value="26552584" calcext:value-type="float">
            <text:p>26552584</text:p>
          </table:table-cell>
          <table:table-cell office:value-type="float" office:value="0" calcext:value-type="float">
            <text:p>0</text:p>
          </table:table-cell>
          <table:table-cell office:value-type="float" office:value="34078792" calcext:value-type="float">
            <text:p>34078792</text:p>
          </table:table-cell>
          <table:table-cell office:value-type="float" office:value="28058392" calcext:value-type="float">
            <text:p>28058392</text:p>
          </table:table-cell>
          <table:table-cell office:value-type="float" office:value="30012744" calcext:value-type="float">
            <text:p>30012744</text:p>
          </table:table-cell>
          <table:table-cell office:value-type="float" office:value="28433088" calcext:value-type="float">
            <text:p>28433088</text:p>
          </table:table-cell>
          <table:table-cell table:formula="of:=[.A365]+[.B365]+[.C365]+[.D365]+[.E365]+[.F365]+[.G365]" office:value-type="float" office:value="193239184" calcext:value-type="float">
            <text:p>193239184</text:p>
          </table:table-cell>
        </table:table-row>
        <table:table-row table:style-name="ro1">
          <table:table-cell office:value-type="float" office:value="46106312" calcext:value-type="float">
            <text:p>46106312</text:p>
          </table:table-cell>
          <table:table-cell office:value-type="float" office:value="26553968" calcext:value-type="float">
            <text:p>26553968</text:p>
          </table:table-cell>
          <table:table-cell office:value-type="float" office:value="0" calcext:value-type="float">
            <text:p>0</text:p>
          </table:table-cell>
          <table:table-cell office:value-type="float" office:value="34091208" calcext:value-type="float">
            <text:p>34091208</text:p>
          </table:table-cell>
          <table:table-cell office:value-type="float" office:value="28070592" calcext:value-type="float">
            <text:p>28070592</text:p>
          </table:table-cell>
          <table:table-cell office:value-type="float" office:value="30013864" calcext:value-type="float">
            <text:p>30013864</text:p>
          </table:table-cell>
          <table:table-cell office:value-type="float" office:value="28082808" calcext:value-type="float">
            <text:p>28082808</text:p>
          </table:table-cell>
          <table:table-cell table:formula="of:=[.A366]+[.B366]+[.C366]+[.D366]+[.E366]+[.F366]+[.G366]" office:value-type="float" office:value="192918752" calcext:value-type="float">
            <text:p>192918752</text:p>
          </table:table-cell>
        </table:table-row>
        <table:table-row table:style-name="ro1">
          <table:table-cell office:value-type="float" office:value="46107752" calcext:value-type="float">
            <text:p>46107752</text:p>
          </table:table-cell>
          <table:table-cell office:value-type="float" office:value="26554264" calcext:value-type="float">
            <text:p>26554264</text:p>
          </table:table-cell>
          <table:table-cell office:value-type="float" office:value="0" calcext:value-type="float">
            <text:p>0</text:p>
          </table:table-cell>
          <table:table-cell office:value-type="float" office:value="34091208" calcext:value-type="float">
            <text:p>34091208</text:p>
          </table:table-cell>
          <table:table-cell office:value-type="float" office:value="28264264" calcext:value-type="float">
            <text:p>28264264</text:p>
          </table:table-cell>
          <table:table-cell office:value-type="float" office:value="30017712" calcext:value-type="float">
            <text:p>30017712</text:p>
          </table:table-cell>
          <table:table-cell office:value-type="float" office:value="28084824" calcext:value-type="float">
            <text:p>28084824</text:p>
          </table:table-cell>
          <table:table-cell table:formula="of:=[.A367]+[.B367]+[.C367]+[.D367]+[.E367]+[.F367]+[.G367]" office:value-type="float" office:value="193120024" calcext:value-type="float">
            <text:p>193120024</text:p>
          </table:table-cell>
        </table:table-row>
        <table:table-row table:style-name="ro1">
          <table:table-cell office:value-type="float" office:value="46113224" calcext:value-type="float">
            <text:p>46113224</text:p>
          </table:table-cell>
          <table:table-cell office:value-type="float" office:value="26695120" calcext:value-type="float">
            <text:p>26695120</text:p>
          </table:table-cell>
          <table:table-cell office:value-type="float" office:value="0" calcext:value-type="float">
            <text:p>0</text:p>
          </table:table-cell>
          <table:table-cell office:value-type="float" office:value="34097112" calcext:value-type="float">
            <text:p>34097112</text:p>
          </table:table-cell>
          <table:table-cell office:value-type="float" office:value="28264264" calcext:value-type="float">
            <text:p>28264264</text:p>
          </table:table-cell>
          <table:table-cell office:value-type="float" office:value="30023496" calcext:value-type="float">
            <text:p>30023496</text:p>
          </table:table-cell>
          <table:table-cell office:value-type="float" office:value="28086056" calcext:value-type="float">
            <text:p>28086056</text:p>
          </table:table-cell>
          <table:table-cell table:formula="of:=[.A368]+[.B368]+[.C368]+[.D368]+[.E368]+[.F368]+[.G368]" office:value-type="float" office:value="193279272" calcext:value-type="float">
            <text:p>193279272</text:p>
          </table:table-cell>
        </table:table-row>
        <table:table-row table:style-name="ro1">
          <table:table-cell office:value-type="float" office:value="46137648" calcext:value-type="float">
            <text:p>46137648</text:p>
          </table:table-cell>
          <table:table-cell office:value-type="float" office:value="26696264" calcext:value-type="float">
            <text:p>26696264</text:p>
          </table:table-cell>
          <table:table-cell office:value-type="float" office:value="0" calcext:value-type="float">
            <text:p>0</text:p>
          </table:table-cell>
          <table:table-cell office:value-type="float" office:value="34097112" calcext:value-type="float">
            <text:p>34097112</text:p>
          </table:table-cell>
          <table:table-cell office:value-type="float" office:value="28270280" calcext:value-type="float">
            <text:p>28270280</text:p>
          </table:table-cell>
          <table:table-cell office:value-type="float" office:value="30024728" calcext:value-type="float">
            <text:p>30024728</text:p>
          </table:table-cell>
          <table:table-cell office:value-type="float" office:value="28128088" calcext:value-type="float">
            <text:p>28128088</text:p>
          </table:table-cell>
          <table:table-cell table:formula="of:=[.A369]+[.B369]+[.C369]+[.D369]+[.E369]+[.F369]+[.G369]" office:value-type="float" office:value="193354120" calcext:value-type="float">
            <text:p>193354120</text:p>
          </table:table-cell>
        </table:table-row>
        <table:table-row table:style-name="ro1">
          <table:table-cell office:value-type="float" office:value="46221088" calcext:value-type="float">
            <text:p>46221088</text:p>
          </table:table-cell>
          <table:table-cell office:value-type="float" office:value="26776032" calcext:value-type="float">
            <text:p>26776032</text:p>
          </table:table-cell>
          <table:table-cell office:value-type="float" office:value="0" calcext:value-type="float">
            <text:p>0</text:p>
          </table:table-cell>
          <table:table-cell office:value-type="float" office:value="34103016" calcext:value-type="float">
            <text:p>34103016</text:p>
          </table:table-cell>
          <table:table-cell office:value-type="float" office:value="28276432" calcext:value-type="float">
            <text:p>28276432</text:p>
          </table:table-cell>
          <table:table-cell office:value-type="float" office:value="30114840" calcext:value-type="float">
            <text:p>30114840</text:p>
          </table:table-cell>
          <table:table-cell office:value-type="float" office:value="28128704" calcext:value-type="float">
            <text:p>28128704</text:p>
          </table:table-cell>
          <table:table-cell table:formula="of:=[.A370]+[.B370]+[.C370]+[.D370]+[.E370]+[.F370]+[.G370]" office:value-type="float" office:value="193620112" calcext:value-type="float">
            <text:p>193620112</text:p>
          </table:table-cell>
        </table:table-row>
        <table:table-row table:style-name="ro1">
          <table:table-cell office:value-type="float" office:value="46223816" calcext:value-type="float">
            <text:p>46223816</text:p>
          </table:table-cell>
          <table:table-cell office:value-type="float" office:value="26778952" calcext:value-type="float">
            <text:p>26778952</text:p>
          </table:table-cell>
          <table:table-cell office:value-type="float" office:value="0" calcext:value-type="float">
            <text:p>0</text:p>
          </table:table-cell>
          <table:table-cell office:value-type="float" office:value="34103016" calcext:value-type="float">
            <text:p>34103016</text:p>
          </table:table-cell>
          <table:table-cell office:value-type="float" office:value="28276432" calcext:value-type="float">
            <text:p>28276432</text:p>
          </table:table-cell>
          <table:table-cell office:value-type="float" office:value="30115680" calcext:value-type="float">
            <text:p>30115680</text:p>
          </table:table-cell>
          <table:table-cell office:value-type="float" office:value="28215416" calcext:value-type="float">
            <text:p>28215416</text:p>
          </table:table-cell>
          <table:table-cell table:formula="of:=[.A371]+[.B371]+[.C371]+[.D371]+[.E371]+[.F371]+[.G371]" office:value-type="float" office:value="193713312" calcext:value-type="float">
            <text:p>193713312</text:p>
          </table:table-cell>
        </table:table-row>
        <table:table-row table:style-name="ro1">
          <table:table-cell office:value-type="float" office:value="46225256" calcext:value-type="float">
            <text:p>46225256</text:p>
          </table:table-cell>
          <table:table-cell office:value-type="float" office:value="26931648" calcext:value-type="float">
            <text:p>26931648</text:p>
          </table:table-cell>
          <table:table-cell office:value-type="float" office:value="0" calcext:value-type="float">
            <text:p>0</text:p>
          </table:table-cell>
          <table:table-cell office:value-type="float" office:value="34103016" calcext:value-type="float">
            <text:p>34103016</text:p>
          </table:table-cell>
          <table:table-cell office:value-type="float" office:value="28406160" calcext:value-type="float">
            <text:p>28406160</text:p>
          </table:table-cell>
          <table:table-cell office:value-type="float" office:value="30116912" calcext:value-type="float">
            <text:p>30116912</text:p>
          </table:table-cell>
          <table:table-cell office:value-type="float" office:value="28217432" calcext:value-type="float">
            <text:p>28217432</text:p>
          </table:table-cell>
          <table:table-cell table:formula="of:=[.A372]+[.B372]+[.C372]+[.D372]+[.E372]+[.F372]+[.G372]" office:value-type="float" office:value="194000424" calcext:value-type="float">
            <text:p>194000424</text:p>
          </table:table-cell>
        </table:table-row>
        <table:table-row table:style-name="ro1">
          <table:table-cell office:value-type="float" office:value="46231744" calcext:value-type="float">
            <text:p>46231744</text:p>
          </table:table-cell>
          <table:table-cell office:value-type="float" office:value="26933992" calcext:value-type="float">
            <text:p>26933992</text:p>
          </table:table-cell>
          <table:table-cell office:value-type="float" office:value="0" calcext:value-type="float">
            <text:p>0</text:p>
          </table:table-cell>
          <table:table-cell office:value-type="float" office:value="34103016" calcext:value-type="float">
            <text:p>34103016</text:p>
          </table:table-cell>
          <table:table-cell office:value-type="float" office:value="28406160" calcext:value-type="float">
            <text:p>28406160</text:p>
          </table:table-cell>
          <table:table-cell office:value-type="float" office:value="30122808" calcext:value-type="float">
            <text:p>30122808</text:p>
          </table:table-cell>
          <table:table-cell office:value-type="float" office:value="28218664" calcext:value-type="float">
            <text:p>28218664</text:p>
          </table:table-cell>
          <table:table-cell table:formula="of:=[.A373]+[.B373]+[.C373]+[.D373]+[.E373]+[.F373]+[.G373]" office:value-type="float" office:value="194016384" calcext:value-type="float">
            <text:p>194016384</text:p>
          </table:table-cell>
        </table:table-row>
        <table:table-row table:style-name="ro1">
          <table:table-cell office:value-type="float" office:value="46233328" calcext:value-type="float">
            <text:p>46233328</text:p>
          </table:table-cell>
          <table:table-cell office:value-type="float" office:value="26938320" calcext:value-type="float">
            <text:p>26938320</text:p>
          </table:table-cell>
          <table:table-cell office:value-type="float" office:value="0" calcext:value-type="float">
            <text:p>0</text:p>
          </table:table-cell>
          <table:table-cell office:value-type="float" office:value="34103016" calcext:value-type="float">
            <text:p>34103016</text:p>
          </table:table-cell>
          <table:table-cell office:value-type="float" office:value="28412440" calcext:value-type="float">
            <text:p>28412440</text:p>
          </table:table-cell>
          <table:table-cell office:value-type="float" office:value="30124040" calcext:value-type="float">
            <text:p>30124040</text:p>
          </table:table-cell>
          <table:table-cell office:value-type="float" office:value="28219896" calcext:value-type="float">
            <text:p>28219896</text:p>
          </table:table-cell>
          <table:table-cell table:formula="of:=[.A374]+[.B374]+[.C374]+[.D374]+[.E374]+[.F374]+[.G374]" office:value-type="float" office:value="194031040" calcext:value-type="float">
            <text:p>194031040</text:p>
          </table:table-cell>
        </table:table-row>
        <table:table-row table:style-name="ro1">
          <table:table-cell office:value-type="float" office:value="46325392" calcext:value-type="float">
            <text:p>46325392</text:p>
          </table:table-cell>
          <table:table-cell office:value-type="float" office:value="26960024" calcext:value-type="float">
            <text:p>26960024</text:p>
          </table:table-cell>
          <table:table-cell office:value-type="float" office:value="0" calcext:value-type="float">
            <text:p>0</text:p>
          </table:table-cell>
          <table:table-cell office:value-type="float" office:value="34108920" calcext:value-type="float">
            <text:p>34108920</text:p>
          </table:table-cell>
          <table:table-cell office:value-type="float" office:value="28412440" calcext:value-type="float">
            <text:p>28412440</text:p>
          </table:table-cell>
          <table:table-cell office:value-type="float" office:value="30128816" calcext:value-type="float">
            <text:p>30128816</text:p>
          </table:table-cell>
          <table:table-cell office:value-type="float" office:value="28221128" calcext:value-type="float">
            <text:p>28221128</text:p>
          </table:table-cell>
          <table:table-cell table:formula="of:=[.A375]+[.B375]+[.C375]+[.D375]+[.E375]+[.F375]+[.G375]" office:value-type="float" office:value="194156720" calcext:value-type="float">
            <text:p>194156720</text:p>
          </table:table-cell>
        </table:table-row>
        <table:table-row table:style-name="ro1">
          <table:table-cell office:value-type="float" office:value="46455344" calcext:value-type="float">
            <text:p>46455344</text:p>
          </table:table-cell>
          <table:table-cell office:value-type="float" office:value="25147528" calcext:value-type="float">
            <text:p>25147528</text:p>
          </table:table-cell>
          <table:table-cell office:value-type="float" office:value="0" calcext:value-type="float">
            <text:p>0</text:p>
          </table:table-cell>
          <table:table-cell office:value-type="float" office:value="34193040" calcext:value-type="float">
            <text:p>34193040</text:p>
          </table:table-cell>
          <table:table-cell office:value-type="float" office:value="28418456" calcext:value-type="float">
            <text:p>28418456</text:p>
          </table:table-cell>
          <table:table-cell office:value-type="float" office:value="30204248" calcext:value-type="float">
            <text:p>30204248</text:p>
          </table:table-cell>
          <table:table-cell office:value-type="float" office:value="28303672" calcext:value-type="float">
            <text:p>28303672</text:p>
          </table:table-cell>
          <table:table-cell table:formula="of:=[.A376]+[.B376]+[.C376]+[.D376]+[.E376]+[.F376]+[.G376]" office:value-type="float" office:value="192722288" calcext:value-type="float">
            <text:p>192722288</text:p>
          </table:table-cell>
        </table:table-row>
        <table:table-row table:style-name="ro1">
          <table:table-cell office:value-type="float" office:value="46458168" calcext:value-type="float">
            <text:p>46458168</text:p>
          </table:table-cell>
          <table:table-cell office:value-type="float" office:value="25391296" calcext:value-type="float">
            <text:p>25391296</text:p>
          </table:table-cell>
          <table:table-cell office:value-type="float" office:value="0" calcext:value-type="float">
            <text:p>0</text:p>
          </table:table-cell>
          <table:table-cell office:value-type="float" office:value="34193040" calcext:value-type="float">
            <text:p>34193040</text:p>
          </table:table-cell>
          <table:table-cell office:value-type="float" office:value="28418456" calcext:value-type="float">
            <text:p>28418456</text:p>
          </table:table-cell>
          <table:table-cell office:value-type="float" office:value="30212064" calcext:value-type="float">
            <text:p>30212064</text:p>
          </table:table-cell>
          <table:table-cell office:value-type="float" office:value="28305576" calcext:value-type="float">
            <text:p>28305576</text:p>
          </table:table-cell>
          <table:table-cell table:formula="of:=[.A377]+[.B377]+[.C377]+[.D377]+[.E377]+[.F377]+[.G377]" office:value-type="float" office:value="192978600" calcext:value-type="float">
            <text:p>192978600</text:p>
          </table:table-cell>
        </table:table-row>
        <table:table-row table:style-name="ro1">
          <table:table-cell office:value-type="float" office:value="46466064" calcext:value-type="float">
            <text:p>46466064</text:p>
          </table:table-cell>
          <table:table-cell office:value-type="float" office:value="26203424" calcext:value-type="float">
            <text:p>26203424</text:p>
          </table:table-cell>
          <table:table-cell office:value-type="float" office:value="0" calcext:value-type="float">
            <text:p>0</text:p>
          </table:table-cell>
          <table:table-cell office:value-type="float" office:value="34193864" calcext:value-type="float">
            <text:p>34193864</text:p>
          </table:table-cell>
          <table:table-cell office:value-type="float" office:value="28418456" calcext:value-type="float">
            <text:p>28418456</text:p>
          </table:table-cell>
          <table:table-cell office:value-type="float" office:value="30213544" calcext:value-type="float">
            <text:p>30213544</text:p>
          </table:table-cell>
          <table:table-cell office:value-type="float" office:value="28464160" calcext:value-type="float">
            <text:p>28464160</text:p>
          </table:table-cell>
          <table:table-cell table:formula="of:=[.A378]+[.B378]+[.C378]+[.D378]+[.E378]+[.F378]+[.G378]" office:value-type="float" office:value="193959512" calcext:value-type="float">
            <text:p>193959512</text:p>
          </table:table-cell>
        </table:table-row>
        <table:table-row table:style-name="ro1">
          <table:table-cell office:value-type="float" office:value="46485912" calcext:value-type="float">
            <text:p>46485912</text:p>
          </table:table-cell>
          <table:table-cell office:value-type="float" office:value="26203720" calcext:value-type="float">
            <text:p>26203720</text:p>
          </table:table-cell>
          <table:table-cell office:value-type="float" office:value="0" calcext:value-type="float">
            <text:p>0</text:p>
          </table:table-cell>
          <table:table-cell office:value-type="float" office:value="34193864" calcext:value-type="float">
            <text:p>34193864</text:p>
          </table:table-cell>
          <table:table-cell office:value-type="float" office:value="28424472" calcext:value-type="float">
            <text:p>28424472</text:p>
          </table:table-cell>
          <table:table-cell office:value-type="float" office:value="30214160" calcext:value-type="float">
            <text:p>30214160</text:p>
          </table:table-cell>
          <table:table-cell office:value-type="float" office:value="28602776" calcext:value-type="float">
            <text:p>28602776</text:p>
          </table:table-cell>
          <table:table-cell table:formula="of:=[.A379]+[.B379]+[.C379]+[.D379]+[.E379]+[.F379]+[.G379]" office:value-type="float" office:value="194124904" calcext:value-type="float">
            <text:p>194124904</text:p>
          </table:table-cell>
        </table:table-row>
        <table:table-row table:style-name="ro1">
          <table:table-cell office:value-type="float" office:value="46633984" calcext:value-type="float">
            <text:p>46633984</text:p>
          </table:table-cell>
          <table:table-cell office:value-type="float" office:value="26213392" calcext:value-type="float">
            <text:p>26213392</text:p>
          </table:table-cell>
          <table:table-cell office:value-type="float" office:value="0" calcext:value-type="float">
            <text:p>0</text:p>
          </table:table-cell>
          <table:table-cell office:value-type="float" office:value="34240224" calcext:value-type="float">
            <text:p>34240224</text:p>
          </table:table-cell>
          <table:table-cell office:value-type="float" office:value="28424472" calcext:value-type="float">
            <text:p>28424472</text:p>
          </table:table-cell>
          <table:table-cell office:value-type="float" office:value="30218936" calcext:value-type="float">
            <text:p>30218936</text:p>
          </table:table-cell>
          <table:table-cell office:value-type="float" office:value="28616736" calcext:value-type="float">
            <text:p>28616736</text:p>
          </table:table-cell>
          <table:table-cell table:formula="of:=[.A380]+[.B380]+[.C380]+[.D380]+[.E380]+[.F380]+[.G380]" office:value-type="float" office:value="194347744" calcext:value-type="float">
            <text:p>194347744</text:p>
          </table:table-cell>
        </table:table-row>
        <table:table-row table:style-name="ro1">
          <table:table-cell office:value-type="float" office:value="46737472" calcext:value-type="float">
            <text:p>46737472</text:p>
          </table:table-cell>
          <table:table-cell office:value-type="float" office:value="26214048" calcext:value-type="float">
            <text:p>26214048</text:p>
          </table:table-cell>
          <table:table-cell office:value-type="float" office:value="0" calcext:value-type="float">
            <text:p>0</text:p>
          </table:table-cell>
          <table:table-cell office:value-type="float" office:value="34240224" calcext:value-type="float">
            <text:p>34240224</text:p>
          </table:table-cell>
          <table:table-cell office:value-type="float" office:value="28424472" calcext:value-type="float">
            <text:p>28424472</text:p>
          </table:table-cell>
          <table:table-cell office:value-type="float" office:value="30218936" calcext:value-type="float">
            <text:p>30218936</text:p>
          </table:table-cell>
          <table:table-cell office:value-type="float" office:value="28707568" calcext:value-type="float">
            <text:p>28707568</text:p>
          </table:table-cell>
          <table:table-cell table:formula="of:=[.A381]+[.B381]+[.C381]+[.D381]+[.E381]+[.F381]+[.G381]" office:value-type="float" office:value="194542720" calcext:value-type="float">
            <text:p>194542720</text:p>
          </table:table-cell>
        </table:table-row>
        <table:table-row table:style-name="ro1">
          <table:table-cell office:value-type="float" office:value="46882592" calcext:value-type="float">
            <text:p>46882592</text:p>
          </table:table-cell>
          <table:table-cell office:value-type="float" office:value="26227960" calcext:value-type="float">
            <text:p>26227960</text:p>
          </table:table-cell>
          <table:table-cell office:value-type="float" office:value="0" calcext:value-type="float">
            <text:p>0</text:p>
          </table:table-cell>
          <table:table-cell office:value-type="float" office:value="34246112" calcext:value-type="float">
            <text:p>34246112</text:p>
          </table:table-cell>
          <table:table-cell office:value-type="float" office:value="28492528" calcext:value-type="float">
            <text:p>28492528</text:p>
          </table:table-cell>
          <table:table-cell office:value-type="float" office:value="29297552" calcext:value-type="float">
            <text:p>29297552</text:p>
          </table:table-cell>
          <table:table-cell office:value-type="float" office:value="28709472" calcext:value-type="float">
            <text:p>28709472</text:p>
          </table:table-cell>
          <table:table-cell table:formula="of:=[.A382]+[.B382]+[.C382]+[.D382]+[.E382]+[.F382]+[.G382]" office:value-type="float" office:value="193856216" calcext:value-type="float">
            <text:p>193856216</text:p>
          </table:table-cell>
        </table:table-row>
        <table:table-row table:style-name="ro1">
          <table:table-cell office:value-type="float" office:value="46912816" calcext:value-type="float">
            <text:p>46912816</text:p>
          </table:table-cell>
          <table:table-cell office:value-type="float" office:value="26375920" calcext:value-type="float">
            <text:p>26375920</text:p>
          </table:table-cell>
          <table:table-cell office:value-type="float" office:value="0" calcext:value-type="float">
            <text:p>0</text:p>
          </table:table-cell>
          <table:table-cell office:value-type="float" office:value="34246112" calcext:value-type="float">
            <text:p>34246112</text:p>
          </table:table-cell>
          <table:table-cell office:value-type="float" office:value="28492528" calcext:value-type="float">
            <text:p>28492528</text:p>
          </table:table-cell>
          <table:table-cell office:value-type="float" office:value="29297552" calcext:value-type="float">
            <text:p>29297552</text:p>
          </table:table-cell>
          <table:table-cell office:value-type="float" office:value="28932248" calcext:value-type="float">
            <text:p>28932248</text:p>
          </table:table-cell>
          <table:table-cell table:formula="of:=[.A383]+[.B383]+[.C383]+[.D383]+[.E383]+[.F383]+[.G383]" office:value-type="float" office:value="194257176" calcext:value-type="float">
            <text:p>194257176</text:p>
          </table:table-cell>
        </table:table-row>
        <table:table-row table:style-name="ro1">
          <table:table-cell office:value-type="float" office:value="46915392" calcext:value-type="float">
            <text:p>46915392</text:p>
          </table:table-cell>
          <table:table-cell office:value-type="float" office:value="26744792" calcext:value-type="float">
            <text:p>26744792</text:p>
          </table:table-cell>
          <table:table-cell office:value-type="float" office:value="0" calcext:value-type="float">
            <text:p>0</text:p>
          </table:table-cell>
          <table:table-cell office:value-type="float" office:value="34246112" calcext:value-type="float">
            <text:p>34246112</text:p>
          </table:table-cell>
          <table:table-cell office:value-type="float" office:value="28498808" calcext:value-type="float">
            <text:p>28498808</text:p>
          </table:table-cell>
          <table:table-cell office:value-type="float" office:value="29299008" calcext:value-type="float">
            <text:p>29299008</text:p>
          </table:table-cell>
          <table:table-cell office:value-type="float" office:value="28938056" calcext:value-type="float">
            <text:p>28938056</text:p>
          </table:table-cell>
          <table:table-cell table:formula="of:=[.A384]+[.B384]+[.C384]+[.D384]+[.E384]+[.F384]+[.G384]" office:value-type="float" office:value="194642168" calcext:value-type="float">
            <text:p>194642168</text:p>
          </table:table-cell>
        </table:table-row>
        <table:table-row table:style-name="ro1">
          <table:table-cell office:value-type="float" office:value="46927208" calcext:value-type="float">
            <text:p>46927208</text:p>
          </table:table-cell>
          <table:table-cell office:value-type="float" office:value="26919848" calcext:value-type="float">
            <text:p>26919848</text:p>
          </table:table-cell>
          <table:table-cell office:value-type="float" office:value="0" calcext:value-type="float">
            <text:p>0</text:p>
          </table:table-cell>
          <table:table-cell office:value-type="float" office:value="34252000" calcext:value-type="float">
            <text:p>34252000</text:p>
          </table:table-cell>
          <table:table-cell office:value-type="float" office:value="28498808" calcext:value-type="float">
            <text:p>28498808</text:p>
          </table:table-cell>
          <table:table-cell office:value-type="float" office:value="29305056" calcext:value-type="float">
            <text:p>29305056</text:p>
          </table:table-cell>
          <table:table-cell office:value-type="float" office:value="28938056" calcext:value-type="float">
            <text:p>28938056</text:p>
          </table:table-cell>
          <table:table-cell table:formula="of:=[.A385]+[.B385]+[.C385]+[.D385]+[.E385]+[.F385]+[.G385]" office:value-type="float" office:value="194840976" calcext:value-type="float">
            <text:p>194840976</text:p>
          </table:table-cell>
        </table:table-row>
        <table:table-row table:style-name="ro1">
          <table:table-cell office:value-type="float" office:value="47018904" calcext:value-type="float">
            <text:p>47018904</text:p>
          </table:table-cell>
          <table:table-cell office:value-type="float" office:value="27652056" calcext:value-type="float">
            <text:p>27652056</text:p>
          </table:table-cell>
          <table:table-cell office:value-type="float" office:value="0" calcext:value-type="float">
            <text:p>0</text:p>
          </table:table-cell>
          <table:table-cell office:value-type="float" office:value="34283440" calcext:value-type="float">
            <text:p>34283440</text:p>
          </table:table-cell>
          <table:table-cell office:value-type="float" office:value="28508968" calcext:value-type="float">
            <text:p>28508968</text:p>
          </table:table-cell>
          <table:table-cell office:value-type="float" office:value="29306288" calcext:value-type="float">
            <text:p>29306288</text:p>
          </table:table-cell>
          <table:table-cell office:value-type="float" office:value="28943728" calcext:value-type="float">
            <text:p>28943728</text:p>
          </table:table-cell>
          <table:table-cell table:formula="of:=[.A386]+[.B386]+[.C386]+[.D386]+[.E386]+[.F386]+[.G386]" office:value-type="float" office:value="195713384" calcext:value-type="float">
            <text:p>195713384</text:p>
          </table:table-cell>
        </table:table-row>
        <table:table-row table:style-name="ro1">
          <table:table-cell office:value-type="float" office:value="47026176" calcext:value-type="float">
            <text:p>47026176</text:p>
          </table:table-cell>
          <table:table-cell office:value-type="float" office:value="27872560" calcext:value-type="float">
            <text:p>27872560</text:p>
          </table:table-cell>
          <table:table-cell office:value-type="float" office:value="0" calcext:value-type="float">
            <text:p>0</text:p>
          </table:table-cell>
          <table:table-cell office:value-type="float" office:value="34283440" calcext:value-type="float">
            <text:p>34283440</text:p>
          </table:table-cell>
          <table:table-cell office:value-type="float" office:value="28508968" calcext:value-type="float">
            <text:p>28508968</text:p>
          </table:table-cell>
          <table:table-cell office:value-type="float" office:value="29388944" calcext:value-type="float">
            <text:p>29388944</text:p>
          </table:table-cell>
          <table:table-cell office:value-type="float" office:value="28943728" calcext:value-type="float">
            <text:p>28943728</text:p>
          </table:table-cell>
          <table:table-cell table:formula="of:=[.A387]+[.B387]+[.C387]+[.D387]+[.E387]+[.F387]+[.G387]" office:value-type="float" office:value="196023816" calcext:value-type="float">
            <text:p>196023816</text:p>
          </table:table-cell>
        </table:table-row>
        <table:table-row table:style-name="ro1">
          <table:table-cell office:value-type="float" office:value="47028400" calcext:value-type="float">
            <text:p>47028400</text:p>
          </table:table-cell>
          <table:table-cell office:value-type="float" office:value="28222536" calcext:value-type="float">
            <text:p>28222536</text:p>
          </table:table-cell>
          <table:table-cell office:value-type="float" office:value="0" calcext:value-type="float">
            <text:p>0</text:p>
          </table:table-cell>
          <table:table-cell office:value-type="float" office:value="34283440" calcext:value-type="float">
            <text:p>34283440</text:p>
          </table:table-cell>
          <table:table-cell office:value-type="float" office:value="28515704" calcext:value-type="float">
            <text:p>28515704</text:p>
          </table:table-cell>
          <table:table-cell office:value-type="float" office:value="29388944" calcext:value-type="float">
            <text:p>29388944</text:p>
          </table:table-cell>
          <table:table-cell office:value-type="float" office:value="28949648" calcext:value-type="float">
            <text:p>28949648</text:p>
          </table:table-cell>
          <table:table-cell table:formula="of:=[.A388]+[.B388]+[.C388]+[.D388]+[.E388]+[.F388]+[.G388]" office:value-type="float" office:value="196388672" calcext:value-type="float">
            <text:p>196388672</text:p>
          </table:table-cell>
        </table:table-row>
        <table:table-row table:style-name="ro1">
          <table:table-cell office:value-type="float" office:value="47029864" calcext:value-type="float">
            <text:p>47029864</text:p>
          </table:table-cell>
          <table:table-cell office:value-type="float" office:value="27754104" calcext:value-type="float">
            <text:p>27754104</text:p>
          </table:table-cell>
          <table:table-cell office:value-type="float" office:value="0" calcext:value-type="float">
            <text:p>0</text:p>
          </table:table-cell>
          <table:table-cell office:value-type="float" office:value="34283440" calcext:value-type="float">
            <text:p>34283440</text:p>
          </table:table-cell>
          <table:table-cell office:value-type="float" office:value="28515704" calcext:value-type="float">
            <text:p>28515704</text:p>
          </table:table-cell>
          <table:table-cell office:value-type="float" office:value="29390400" calcext:value-type="float">
            <text:p>29390400</text:p>
          </table:table-cell>
          <table:table-cell office:value-type="float" office:value="29105064" calcext:value-type="float">
            <text:p>29105064</text:p>
          </table:table-cell>
          <table:table-cell table:formula="of:=[.A389]+[.B389]+[.C389]+[.D389]+[.E389]+[.F389]+[.G389]" office:value-type="float" office:value="196078576" calcext:value-type="float">
            <text:p>196078576</text:p>
          </table:table-cell>
        </table:table-row>
        <table:table-row table:style-name="ro1">
          <table:table-cell office:value-type="float" office:value="47041992" calcext:value-type="float">
            <text:p>47041992</text:p>
          </table:table-cell>
          <table:table-cell office:value-type="float" office:value="27754400" calcext:value-type="float">
            <text:p>27754400</text:p>
          </table:table-cell>
          <table:table-cell office:value-type="float" office:value="0" calcext:value-type="float">
            <text:p>0</text:p>
          </table:table-cell>
          <table:table-cell office:value-type="float" office:value="34289592" calcext:value-type="float">
            <text:p>34289592</text:p>
          </table:table-cell>
          <table:table-cell office:value-type="float" office:value="28515704" calcext:value-type="float">
            <text:p>28515704</text:p>
          </table:table-cell>
          <table:table-cell office:value-type="float" office:value="29396408" calcext:value-type="float">
            <text:p>29396408</text:p>
          </table:table-cell>
          <table:table-cell office:value-type="float" office:value="29105064" calcext:value-type="float">
            <text:p>29105064</text:p>
          </table:table-cell>
          <table:table-cell table:formula="of:=[.A390]+[.B390]+[.C390]+[.D390]+[.E390]+[.F390]+[.G390]" office:value-type="float" office:value="196103160" calcext:value-type="float">
            <text:p>196103160</text:p>
          </table:table-cell>
        </table:table-row>
        <table:table-row table:style-name="ro1">
          <table:table-cell office:value-type="float" office:value="47130272" calcext:value-type="float">
            <text:p>47130272</text:p>
          </table:table-cell>
          <table:table-cell office:value-type="float" office:value="27759904" calcext:value-type="float">
            <text:p>27759904</text:p>
          </table:table-cell>
          <table:table-cell office:value-type="float" office:value="0" calcext:value-type="float">
            <text:p>0</text:p>
          </table:table-cell>
          <table:table-cell office:value-type="float" office:value="34289592" calcext:value-type="float">
            <text:p>34289592</text:p>
          </table:table-cell>
          <table:table-cell office:value-type="float" office:value="28529840" calcext:value-type="float">
            <text:p>28529840</text:p>
          </table:table-cell>
          <table:table-cell office:value-type="float" office:value="29397528" calcext:value-type="float">
            <text:p>29397528</text:p>
          </table:table-cell>
          <table:table-cell office:value-type="float" office:value="29105064" calcext:value-type="float">
            <text:p>29105064</text:p>
          </table:table-cell>
          <table:table-cell table:formula="of:=[.A391]+[.B391]+[.C391]+[.D391]+[.E391]+[.F391]+[.G391]" office:value-type="float" office:value="196212200" calcext:value-type="float">
            <text:p>196212200</text:p>
          </table:table-cell>
        </table:table-row>
        <table:table-row table:style-name="ro1">
          <table:table-cell office:value-type="float" office:value="47131640" calcext:value-type="float">
            <text:p>47131640</text:p>
          </table:table-cell>
          <table:table-cell office:value-type="float" office:value="27778960" calcext:value-type="float">
            <text:p>27778960</text:p>
          </table:table-cell>
          <table:table-cell office:value-type="float" office:value="0" calcext:value-type="float">
            <text:p>0</text:p>
          </table:table-cell>
          <table:table-cell office:value-type="float" office:value="34295480" calcext:value-type="float">
            <text:p>34295480</text:p>
          </table:table-cell>
          <table:table-cell office:value-type="float" office:value="28711376" calcext:value-type="float">
            <text:p>28711376</text:p>
          </table:table-cell>
          <table:table-cell office:value-type="float" office:value="29475984" calcext:value-type="float">
            <text:p>29475984</text:p>
          </table:table-cell>
          <table:table-cell office:value-type="float" office:value="29105064" calcext:value-type="float">
            <text:p>29105064</text:p>
          </table:table-cell>
          <table:table-cell table:formula="of:=[.A392]+[.B392]+[.C392]+[.D392]+[.E392]+[.F392]+[.G392]" office:value-type="float" office:value="196498504" calcext:value-type="float">
            <text:p>196498504</text:p>
          </table:table-cell>
        </table:table-row>
        <table:table-row table:style-name="ro1">
          <table:table-cell office:value-type="float" office:value="47140944" calcext:value-type="float">
            <text:p>47140944</text:p>
          </table:table-cell>
          <table:table-cell office:value-type="float" office:value="27780200" calcext:value-type="float">
            <text:p>27780200</text:p>
          </table:table-cell>
          <table:table-cell office:value-type="float" office:value="0" calcext:value-type="float">
            <text:p>0</text:p>
          </table:table-cell>
          <table:table-cell office:value-type="float" office:value="34295480" calcext:value-type="float">
            <text:p>34295480</text:p>
          </table:table-cell>
          <table:table-cell office:value-type="float" office:value="27888944" calcext:value-type="float">
            <text:p>27888944</text:p>
          </table:table-cell>
          <table:table-cell office:value-type="float" office:value="29477776" calcext:value-type="float">
            <text:p>29477776</text:p>
          </table:table-cell>
          <table:table-cell office:value-type="float" office:value="29111256" calcext:value-type="float">
            <text:p>29111256</text:p>
          </table:table-cell>
          <table:table-cell table:formula="of:=[.A393]+[.B393]+[.C393]+[.D393]+[.E393]+[.F393]+[.G393]" office:value-type="float" office:value="195694600" calcext:value-type="float">
            <text:p>195694600</text:p>
          </table:table-cell>
        </table:table-row>
        <table:table-row table:style-name="ro1">
          <table:table-cell office:value-type="float" office:value="47142152" calcext:value-type="float">
            <text:p>47142152</text:p>
          </table:table-cell>
          <table:table-cell office:value-type="float" office:value="27792864" calcext:value-type="float">
            <text:p>27792864</text:p>
          </table:table-cell>
          <table:table-cell office:value-type="float" office:value="0" calcext:value-type="float">
            <text:p>0</text:p>
          </table:table-cell>
          <table:table-cell office:value-type="float" office:value="34295480" calcext:value-type="float">
            <text:p>34295480</text:p>
          </table:table-cell>
          <table:table-cell office:value-type="float" office:value="25538648" calcext:value-type="float">
            <text:p>25538648</text:p>
          </table:table-cell>
          <table:table-cell office:value-type="float" office:value="29479008" calcext:value-type="float">
            <text:p>29479008</text:p>
          </table:table-cell>
          <table:table-cell office:value-type="float" office:value="29111256" calcext:value-type="float">
            <text:p>29111256</text:p>
          </table:table-cell>
          <table:table-cell table:formula="of:=[.A394]+[.B394]+[.C394]+[.D394]+[.E394]+[.F394]+[.G394]" office:value-type="float" office:value="193359408" calcext:value-type="float">
            <text:p>193359408</text:p>
          </table:table-cell>
        </table:table-row>
        <table:table-row table:style-name="ro1">
          <table:table-cell office:value-type="float" office:value="47148008" calcext:value-type="float">
            <text:p>47148008</text:p>
          </table:table-cell>
          <table:table-cell office:value-type="float" office:value="27793160" calcext:value-type="float">
            <text:p>27793160</text:p>
          </table:table-cell>
          <table:table-cell office:value-type="float" office:value="0" calcext:value-type="float">
            <text:p>0</text:p>
          </table:table-cell>
          <table:table-cell office:value-type="float" office:value="34331848" calcext:value-type="float">
            <text:p>34331848</text:p>
          </table:table-cell>
          <table:table-cell office:value-type="float" office:value="25538648" calcext:value-type="float">
            <text:p>25538648</text:p>
          </table:table-cell>
          <table:table-cell office:value-type="float" office:value="29484904" calcext:value-type="float">
            <text:p>29484904</text:p>
          </table:table-cell>
          <table:table-cell office:value-type="float" office:value="29111256" calcext:value-type="float">
            <text:p>29111256</text:p>
          </table:table-cell>
          <table:table-cell table:formula="of:=[.A395]+[.B395]+[.C395]+[.D395]+[.E395]+[.F395]+[.G395]" office:value-type="float" office:value="193407824" calcext:value-type="float">
            <text:p>193407824</text:p>
          </table:table-cell>
        </table:table-row>
        <table:table-row table:style-name="ro1">
          <table:table-cell office:value-type="float" office:value="47246064" calcext:value-type="float">
            <text:p>47246064</text:p>
          </table:table-cell>
          <table:table-cell office:value-type="float" office:value="27793816" calcext:value-type="float">
            <text:p>27793816</text:p>
          </table:table-cell>
          <table:table-cell office:value-type="float" office:value="0" calcext:value-type="float">
            <text:p>0</text:p>
          </table:table-cell>
          <table:table-cell office:value-type="float" office:value="34332672" calcext:value-type="float">
            <text:p>34332672</text:p>
          </table:table-cell>
          <table:table-cell office:value-type="float" office:value="25538648" calcext:value-type="float">
            <text:p>25538648</text:p>
          </table:table-cell>
          <table:table-cell office:value-type="float" office:value="29653856" calcext:value-type="float">
            <text:p>29653856</text:p>
          </table:table-cell>
          <table:table-cell office:value-type="float" office:value="29116832" calcext:value-type="float">
            <text:p>29116832</text:p>
          </table:table-cell>
          <table:table-cell table:formula="of:=[.A396]+[.B396]+[.C396]+[.D396]+[.E396]+[.F396]+[.G396]" office:value-type="float" office:value="193681888" calcext:value-type="float">
            <text:p>193681888</text:p>
          </table:table-cell>
        </table:table-row>
        <table:table-row table:style-name="ro1">
          <table:table-cell office:value-type="float" office:value="47419912" calcext:value-type="float">
            <text:p>47419912</text:p>
          </table:table-cell>
          <table:table-cell office:value-type="float" office:value="27871856" calcext:value-type="float">
            <text:p>27871856</text:p>
          </table:table-cell>
          <table:table-cell office:value-type="float" office:value="0" calcext:value-type="float">
            <text:p>0</text:p>
          </table:table-cell>
          <table:table-cell office:value-type="float" office:value="34338560" calcext:value-type="float">
            <text:p>34338560</text:p>
          </table:table-cell>
          <table:table-cell office:value-type="float" office:value="25538648" calcext:value-type="float">
            <text:p>25538648</text:p>
          </table:table-cell>
          <table:table-cell office:value-type="float" office:value="29669816" calcext:value-type="float">
            <text:p>29669816</text:p>
          </table:table-cell>
          <table:table-cell office:value-type="float" office:value="29116832" calcext:value-type="float">
            <text:p>29116832</text:p>
          </table:table-cell>
          <table:table-cell table:formula="of:=[.A397]+[.B397]+[.C397]+[.D397]+[.E397]+[.F397]+[.G397]" office:value-type="float" office:value="193955624" calcext:value-type="float">
            <text:p>193955624</text:p>
          </table:table-cell>
        </table:table-row>
        <table:table-row table:style-name="ro1">
          <table:table-cell office:value-type="float" office:value="47428112" calcext:value-type="float">
            <text:p>47428112</text:p>
          </table:table-cell>
          <table:table-cell office:value-type="float" office:value="27872736" calcext:value-type="float">
            <text:p>27872736</text:p>
          </table:table-cell>
          <table:table-cell office:value-type="float" office:value="0" calcext:value-type="float">
            <text:p>0</text:p>
          </table:table-cell>
          <table:table-cell office:value-type="float" office:value="34338560" calcext:value-type="float">
            <text:p>34338560</text:p>
          </table:table-cell>
          <table:table-cell office:value-type="float" office:value="25544664" calcext:value-type="float">
            <text:p>25544664</text:p>
          </table:table-cell>
          <table:table-cell office:value-type="float" office:value="29747776" calcext:value-type="float">
            <text:p>29747776</text:p>
          </table:table-cell>
          <table:table-cell office:value-type="float" office:value="29132208" calcext:value-type="float">
            <text:p>29132208</text:p>
          </table:table-cell>
          <table:table-cell table:formula="of:=[.A398]+[.B398]+[.C398]+[.D398]+[.E398]+[.F398]+[.G398]" office:value-type="float" office:value="194064056" calcext:value-type="float">
            <text:p>194064056</text:p>
          </table:table-cell>
        </table:table-row>
        <table:table-row table:style-name="ro1">
          <table:table-cell office:value-type="float" office:value="47433352" calcext:value-type="float">
            <text:p>47433352</text:p>
          </table:table-cell>
          <table:table-cell office:value-type="float" office:value="27885560" calcext:value-type="float">
            <text:p>27885560</text:p>
          </table:table-cell>
          <table:table-cell office:value-type="float" office:value="0" calcext:value-type="float">
            <text:p>0</text:p>
          </table:table-cell>
          <table:table-cell office:value-type="float" office:value="34338560" calcext:value-type="float">
            <text:p>34338560</text:p>
          </table:table-cell>
          <table:table-cell office:value-type="float" office:value="25544664" calcext:value-type="float">
            <text:p>25544664</text:p>
          </table:table-cell>
          <table:table-cell office:value-type="float" office:value="29748896" calcext:value-type="float">
            <text:p>29748896</text:p>
          </table:table-cell>
          <table:table-cell office:value-type="float" office:value="29132208" calcext:value-type="float">
            <text:p>29132208</text:p>
          </table:table-cell>
          <table:table-cell table:formula="of:=[.A399]+[.B399]+[.C399]+[.D399]+[.E399]+[.F399]+[.G399]" office:value-type="float" office:value="194083240" calcext:value-type="float">
            <text:p>194083240</text:p>
          </table:table-cell>
        </table:table-row>
        <table:table-row table:style-name="ro1">
          <table:table-cell office:value-type="float" office:value="47434560" calcext:value-type="float">
            <text:p>47434560</text:p>
          </table:table-cell>
          <table:table-cell office:value-type="float" office:value="27885856" calcext:value-type="float">
            <text:p>27885856</text:p>
          </table:table-cell>
          <table:table-cell office:value-type="float" office:value="0" calcext:value-type="float">
            <text:p>0</text:p>
          </table:table-cell>
          <table:table-cell office:value-type="float" office:value="34338560" calcext:value-type="float">
            <text:p>34338560</text:p>
          </table:table-cell>
          <table:table-cell office:value-type="float" office:value="25279856" calcext:value-type="float">
            <text:p>25279856</text:p>
          </table:table-cell>
          <table:table-cell office:value-type="float" office:value="29754904" calcext:value-type="float">
            <text:p>29754904</text:p>
          </table:table-cell>
          <table:table-cell office:value-type="float" office:value="29137784" calcext:value-type="float">
            <text:p>29137784</text:p>
          </table:table-cell>
          <table:table-cell table:formula="of:=[.A400]+[.B400]+[.C400]+[.D400]+[.E400]+[.F400]+[.G400]" office:value-type="float" office:value="193831520" calcext:value-type="float">
            <text:p>193831520</text:p>
          </table:table-cell>
        </table:table-row>
        <table:table-row table:style-name="ro1">
          <table:table-cell office:value-type="float" office:value="47535744" calcext:value-type="float">
            <text:p>47535744</text:p>
          </table:table-cell>
          <table:table-cell office:value-type="float" office:value="27892704" calcext:value-type="float">
            <text:p>27892704</text:p>
          </table:table-cell>
          <table:table-cell office:value-type="float" office:value="0" calcext:value-type="float">
            <text:p>0</text:p>
          </table:table-cell>
          <table:table-cell office:value-type="float" office:value="34338560" calcext:value-type="float">
            <text:p>34338560</text:p>
          </table:table-cell>
          <table:table-cell office:value-type="float" office:value="26470464" calcext:value-type="float">
            <text:p>26470464</text:p>
          </table:table-cell>
          <table:table-cell office:value-type="float" office:value="29756136" calcext:value-type="float">
            <text:p>29756136</text:p>
          </table:table-cell>
          <table:table-cell office:value-type="float" office:value="29137784" calcext:value-type="float">
            <text:p>29137784</text:p>
          </table:table-cell>
          <table:table-cell table:formula="of:=[.A401]+[.B401]+[.C401]+[.D401]+[.E401]+[.F401]+[.G401]" office:value-type="float" office:value="195131392" calcext:value-type="float">
            <text:p>195131392</text:p>
          </table:table-cell>
        </table:table-row>
        <table:table-row table:style-name="ro1">
          <table:table-cell office:value-type="float" office:value="47545312" calcext:value-type="float">
            <text:p>47545312</text:p>
          </table:table-cell>
          <table:table-cell office:value-type="float" office:value="27904760" calcext:value-type="float">
            <text:p>27904760</text:p>
          </table:table-cell>
          <table:table-cell office:value-type="float" office:value="0" calcext:value-type="float">
            <text:p>0</text:p>
          </table:table-cell>
          <table:table-cell office:value-type="float" office:value="34344448" calcext:value-type="float">
            <text:p>34344448</text:p>
          </table:table-cell>
          <table:table-cell office:value-type="float" office:value="26470464" calcext:value-type="float">
            <text:p>26470464</text:p>
          </table:table-cell>
          <table:table-cell office:value-type="float" office:value="29894816" calcext:value-type="float">
            <text:p>29894816</text:p>
          </table:table-cell>
          <table:table-cell office:value-type="float" office:value="29137784" calcext:value-type="float">
            <text:p>29137784</text:p>
          </table:table-cell>
          <table:table-cell table:formula="of:=[.A402]+[.B402]+[.C402]+[.D402]+[.E402]+[.F402]+[.G402]" office:value-type="float" office:value="195297584" calcext:value-type="float">
            <text:p>195297584</text:p>
          </table:table-cell>
        </table:table-row>
        <table:table-row table:style-name="ro1">
          <table:table-cell office:value-type="float" office:value="47546304" calcext:value-type="float">
            <text:p>47546304</text:p>
          </table:table-cell>
          <table:table-cell office:value-type="float" office:value="27905656" calcext:value-type="float">
            <text:p>27905656</text:p>
          </table:table-cell>
          <table:table-cell office:value-type="float" office:value="0" calcext:value-type="float">
            <text:p>0</text:p>
          </table:table-cell>
          <table:table-cell office:value-type="float" office:value="34344448" calcext:value-type="float">
            <text:p>34344448</text:p>
          </table:table-cell>
          <table:table-cell office:value-type="float" office:value="26470464" calcext:value-type="float">
            <text:p>26470464</text:p>
          </table:table-cell>
          <table:table-cell office:value-type="float" office:value="29896440" calcext:value-type="float">
            <text:p>29896440</text:p>
          </table:table-cell>
          <table:table-cell office:value-type="float" office:value="29143360" calcext:value-type="float">
            <text:p>29143360</text:p>
          </table:table-cell>
          <table:table-cell table:formula="of:=[.A403]+[.B403]+[.C403]+[.D403]+[.E403]+[.F403]+[.G403]" office:value-type="float" office:value="195306672" calcext:value-type="float">
            <text:p>195306672</text:p>
          </table:table-cell>
        </table:table-row>
        <table:table-row table:style-name="ro1">
          <table:table-cell office:value-type="float" office:value="47546536" calcext:value-type="float">
            <text:p>47546536</text:p>
          </table:table-cell>
          <table:table-cell office:value-type="float" office:value="27905952" calcext:value-type="float">
            <text:p>27905952</text:p>
          </table:table-cell>
          <table:table-cell office:value-type="float" office:value="0" calcext:value-type="float">
            <text:p>0</text:p>
          </table:table-cell>
          <table:table-cell office:value-type="float" office:value="34404072" calcext:value-type="float">
            <text:p>34404072</text:p>
          </table:table-cell>
          <table:table-cell office:value-type="float" office:value="26470464" calcext:value-type="float">
            <text:p>26470464</text:p>
          </table:table-cell>
          <table:table-cell office:value-type="float" office:value="29985432" calcext:value-type="float">
            <text:p>29985432</text:p>
          </table:table-cell>
          <table:table-cell office:value-type="float" office:value="29143360" calcext:value-type="float">
            <text:p>29143360</text:p>
          </table:table-cell>
          <table:table-cell table:formula="of:=[.A404]+[.B404]+[.C404]+[.D404]+[.E404]+[.F404]+[.G404]" office:value-type="float" office:value="195455816" calcext:value-type="float">
            <text:p>195455816</text:p>
          </table:table-cell>
        </table:table-row>
        <table:table-row table:style-name="ro1">
          <table:table-cell office:value-type="float" office:value="47552032" calcext:value-type="float">
            <text:p>47552032</text:p>
          </table:table-cell>
          <table:table-cell office:value-type="float" office:value="27906248" calcext:value-type="float">
            <text:p>27906248</text:p>
          </table:table-cell>
          <table:table-cell office:value-type="float" office:value="0" calcext:value-type="float">
            <text:p>0</text:p>
          </table:table-cell>
          <table:table-cell office:value-type="float" office:value="34436536" calcext:value-type="float">
            <text:p>34436536</text:p>
          </table:table-cell>
          <table:table-cell office:value-type="float" office:value="26477456" calcext:value-type="float">
            <text:p>26477456</text:p>
          </table:table-cell>
          <table:table-cell office:value-type="float" office:value="29986552" calcext:value-type="float">
            <text:p>29986552</text:p>
          </table:table-cell>
          <table:table-cell office:value-type="float" office:value="29143360" calcext:value-type="float">
            <text:p>29143360</text:p>
          </table:table-cell>
          <table:table-cell table:formula="of:=[.A405]+[.B405]+[.C405]+[.D405]+[.E405]+[.F405]+[.G405]" office:value-type="float" office:value="195502184" calcext:value-type="float">
            <text:p>195502184</text:p>
          </table:table-cell>
        </table:table-row>
        <table:table-row table:style-name="ro1">
          <table:table-cell office:value-type="float" office:value="47553576" calcext:value-type="float">
            <text:p>47553576</text:p>
          </table:table-cell>
          <table:table-cell office:value-type="float" office:value="27906904" calcext:value-type="float">
            <text:p>27906904</text:p>
          </table:table-cell>
          <table:table-cell office:value-type="float" office:value="0" calcext:value-type="float">
            <text:p>0</text:p>
          </table:table-cell>
          <table:table-cell office:value-type="float" office:value="34436536" calcext:value-type="float">
            <text:p>34436536</text:p>
          </table:table-cell>
          <table:table-cell office:value-type="float" office:value="29523624" calcext:value-type="float">
            <text:p>29523624</text:p>
          </table:table-cell>
          <table:table-cell office:value-type="float" office:value="29990552" calcext:value-type="float">
            <text:p>29990552</text:p>
          </table:table-cell>
          <table:table-cell office:value-type="float" office:value="29143360" calcext:value-type="float">
            <text:p>29143360</text:p>
          </table:table-cell>
          <table:table-cell table:formula="of:=[.A406]+[.B406]+[.C406]+[.D406]+[.E406]+[.F406]+[.G406]" office:value-type="float" office:value="198554552" calcext:value-type="float">
            <text:p>198554552</text:p>
          </table:table-cell>
        </table:table-row>
        <table:table-row table:style-name="ro1">
          <table:table-cell office:value-type="float" office:value="47559456" calcext:value-type="float">
            <text:p>47559456</text:p>
          </table:table-cell>
          <table:table-cell office:value-type="float" office:value="27920552" calcext:value-type="float">
            <text:p>27920552</text:p>
          </table:table-cell>
          <table:table-cell office:value-type="float" office:value="0" calcext:value-type="float">
            <text:p>0</text:p>
          </table:table-cell>
          <table:table-cell office:value-type="float" office:value="34442640" calcext:value-type="float">
            <text:p>34442640</text:p>
          </table:table-cell>
          <table:table-cell office:value-type="float" office:value="24346032" calcext:value-type="float">
            <text:p>24346032</text:p>
          </table:table-cell>
          <table:table-cell office:value-type="float" office:value="29996560" calcext:value-type="float">
            <text:p>29996560</text:p>
          </table:table-cell>
          <table:table-cell office:value-type="float" office:value="29143360" calcext:value-type="float">
            <text:p>29143360</text:p>
          </table:table-cell>
          <table:table-cell table:formula="of:=[.A407]+[.B407]+[.C407]+[.D407]+[.E407]+[.F407]+[.G407]" office:value-type="float" office:value="193408600" calcext:value-type="float">
            <text:p>193408600</text:p>
          </table:table-cell>
        </table:table-row>
        <table:table-row table:style-name="ro1">
          <table:table-cell office:value-type="float" office:value="47560448" calcext:value-type="float">
            <text:p>47560448</text:p>
          </table:table-cell>
          <table:table-cell office:value-type="float" office:value="27921432" calcext:value-type="float">
            <text:p>27921432</text:p>
          </table:table-cell>
          <table:table-cell office:value-type="float" office:value="0" calcext:value-type="float">
            <text:p>0</text:p>
          </table:table-cell>
          <table:table-cell office:value-type="float" office:value="34442640" calcext:value-type="float">
            <text:p>34442640</text:p>
          </table:table-cell>
          <table:table-cell office:value-type="float" office:value="24366616" calcext:value-type="float">
            <text:p>24366616</text:p>
          </table:table-cell>
          <table:table-cell office:value-type="float" office:value="30128000" calcext:value-type="float">
            <text:p>30128000</text:p>
          </table:table-cell>
          <table:table-cell office:value-type="float" office:value="28184096" calcext:value-type="float">
            <text:p>28184096</text:p>
          </table:table-cell>
          <table:table-cell table:formula="of:=[.A408]+[.B408]+[.C408]+[.D408]+[.E408]+[.F408]+[.G408]" office:value-type="float" office:value="192603232" calcext:value-type="float">
            <text:p>192603232</text:p>
          </table:table-cell>
        </table:table-row>
        <table:table-row table:style-name="ro1">
          <table:table-cell office:value-type="float" office:value="47565592" calcext:value-type="float">
            <text:p>47565592</text:p>
          </table:table-cell>
          <table:table-cell office:value-type="float" office:value="28000400" calcext:value-type="float">
            <text:p>28000400</text:p>
          </table:table-cell>
          <table:table-cell office:value-type="float" office:value="0" calcext:value-type="float">
            <text:p>0</text:p>
          </table:table-cell>
          <table:table-cell office:value-type="float" office:value="34442640" calcext:value-type="float">
            <text:p>34442640</text:p>
          </table:table-cell>
          <table:table-cell office:value-type="float" office:value="24366616" calcext:value-type="float">
            <text:p>24366616</text:p>
          </table:table-cell>
          <table:table-cell office:value-type="float" office:value="30142504" calcext:value-type="float">
            <text:p>30142504</text:p>
          </table:table-cell>
          <table:table-cell office:value-type="float" office:value="28184096" calcext:value-type="float">
            <text:p>28184096</text:p>
          </table:table-cell>
          <table:table-cell table:formula="of:=[.A409]+[.B409]+[.C409]+[.D409]+[.E409]+[.F409]+[.G409]" office:value-type="float" office:value="192701848" calcext:value-type="float">
            <text:p>192701848</text:p>
          </table:table-cell>
        </table:table-row>
        <table:table-row table:style-name="ro1">
          <table:table-cell office:value-type="float" office:value="47567992" calcext:value-type="float">
            <text:p>47567992</text:p>
          </table:table-cell>
          <table:table-cell office:value-type="float" office:value="28001056" calcext:value-type="float">
            <text:p>28001056</text:p>
          </table:table-cell>
          <table:table-cell office:value-type="float" office:value="0" calcext:value-type="float">
            <text:p>0</text:p>
          </table:table-cell>
          <table:table-cell office:value-type="float" office:value="34442640" calcext:value-type="float">
            <text:p>34442640</text:p>
          </table:table-cell>
          <table:table-cell office:value-type="float" office:value="24372616" calcext:value-type="float">
            <text:p>24372616</text:p>
          </table:table-cell>
          <table:table-cell office:value-type="float" office:value="30235896" calcext:value-type="float">
            <text:p>30235896</text:p>
          </table:table-cell>
          <table:table-cell office:value-type="float" office:value="28189976" calcext:value-type="float">
            <text:p>28189976</text:p>
          </table:table-cell>
          <table:table-cell table:formula="of:=[.A410]+[.B410]+[.C410]+[.D410]+[.E410]+[.F410]+[.G410]" office:value-type="float" office:value="192810176" calcext:value-type="float">
            <text:p>192810176</text:p>
          </table:table-cell>
        </table:table-row>
        <table:table-row table:style-name="ro1">
          <table:table-cell office:value-type="float" office:value="47568776" calcext:value-type="float">
            <text:p>47568776</text:p>
          </table:table-cell>
          <table:table-cell office:value-type="float" office:value="28014072" calcext:value-type="float">
            <text:p>28014072</text:p>
          </table:table-cell>
          <table:table-cell office:value-type="float" office:value="0" calcext:value-type="float">
            <text:p>0</text:p>
          </table:table-cell>
          <table:table-cell office:value-type="float" office:value="34442640" calcext:value-type="float">
            <text:p>34442640</text:p>
          </table:table-cell>
          <table:table-cell office:value-type="float" office:value="24640416" calcext:value-type="float">
            <text:p>24640416</text:p>
          </table:table-cell>
          <table:table-cell office:value-type="float" office:value="30237912" calcext:value-type="float">
            <text:p>30237912</text:p>
          </table:table-cell>
          <table:table-cell office:value-type="float" office:value="28189976" calcext:value-type="float">
            <text:p>28189976</text:p>
          </table:table-cell>
          <table:table-cell table:formula="of:=[.A411]+[.B411]+[.C411]+[.D411]+[.E411]+[.F411]+[.G411]" office:value-type="float" office:value="193093792" calcext:value-type="float">
            <text:p>193093792</text:p>
          </table:table-cell>
        </table:table-row>
        <table:table-row table:style-name="ro1">
          <table:table-cell office:value-type="float" office:value="47573560" calcext:value-type="float">
            <text:p>47573560</text:p>
          </table:table-cell>
          <table:table-cell office:value-type="float" office:value="28022864" calcext:value-type="float">
            <text:p>28022864</text:p>
          </table:table-cell>
          <table:table-cell office:value-type="float" office:value="0" calcext:value-type="float">
            <text:p>0</text:p>
          </table:table-cell>
          <table:table-cell office:value-type="float" office:value="34448480" calcext:value-type="float">
            <text:p>34448480</text:p>
          </table:table-cell>
          <table:table-cell office:value-type="float" office:value="24718952" calcext:value-type="float">
            <text:p>24718952</text:p>
          </table:table-cell>
          <table:table-cell office:value-type="float" office:value="30243920" calcext:value-type="float">
            <text:p>30243920</text:p>
          </table:table-cell>
          <table:table-cell office:value-type="float" office:value="28189976" calcext:value-type="float">
            <text:p>28189976</text:p>
          </table:table-cell>
          <table:table-cell table:formula="of:=[.A412]+[.B412]+[.C412]+[.D412]+[.E412]+[.F412]+[.G412]" office:value-type="float" office:value="193197752" calcext:value-type="float">
            <text:p>193197752</text:p>
          </table:table-cell>
        </table:table-row>
        <table:table-row table:style-name="ro1">
          <table:table-cell office:value-type="float" office:value="47574552" calcext:value-type="float">
            <text:p>47574552</text:p>
          </table:table-cell>
          <table:table-cell office:value-type="float" office:value="28023760" calcext:value-type="float">
            <text:p>28023760</text:p>
          </table:table-cell>
          <table:table-cell office:value-type="float" office:value="0" calcext:value-type="float">
            <text:p>0</text:p>
          </table:table-cell>
          <table:table-cell office:value-type="float" office:value="34448480" calcext:value-type="float">
            <text:p>34448480</text:p>
          </table:table-cell>
          <table:table-cell office:value-type="float" office:value="24720968" calcext:value-type="float">
            <text:p>24720968</text:p>
          </table:table-cell>
          <table:table-cell office:value-type="float" office:value="30245040" calcext:value-type="float">
            <text:p>30245040</text:p>
          </table:table-cell>
          <table:table-cell office:value-type="float" office:value="28189976" calcext:value-type="float">
            <text:p>28189976</text:p>
          </table:table-cell>
          <table:table-cell table:formula="of:=[.A413]+[.B413]+[.C413]+[.D413]+[.E413]+[.F413]+[.G413]" office:value-type="float" office:value="193202776" calcext:value-type="float">
            <text:p>193202776</text:p>
          </table:table-cell>
        </table:table-row>
        <table:table-row table:style-name="ro1">
          <table:table-cell office:value-type="float" office:value="47579432" calcext:value-type="float">
            <text:p>47579432</text:p>
          </table:table-cell>
          <table:table-cell office:value-type="float" office:value="28036416" calcext:value-type="float">
            <text:p>28036416</text:p>
          </table:table-cell>
          <table:table-cell office:value-type="float" office:value="0" calcext:value-type="float">
            <text:p>0</text:p>
          </table:table-cell>
          <table:table-cell office:value-type="float" office:value="34454320" calcext:value-type="float">
            <text:p>34454320</text:p>
          </table:table-cell>
          <table:table-cell office:value-type="float" office:value="24722200" calcext:value-type="float">
            <text:p>24722200</text:p>
          </table:table-cell>
          <table:table-cell office:value-type="float" office:value="30251048" calcext:value-type="float">
            <text:p>30251048</text:p>
          </table:table-cell>
          <table:table-cell office:value-type="float" office:value="28189976" calcext:value-type="float">
            <text:p>28189976</text:p>
          </table:table-cell>
          <table:table-cell table:formula="of:=[.A414]+[.B414]+[.C414]+[.D414]+[.E414]+[.F414]+[.G414]" office:value-type="float" office:value="193233392" calcext:value-type="float">
            <text:p>193233392</text:p>
          </table:table-cell>
        </table:table-row>
        <table:table-row table:style-name="ro1">
          <table:table-cell office:value-type="float" office:value="47585416" calcext:value-type="float">
            <text:p>47585416</text:p>
          </table:table-cell>
          <table:table-cell office:value-type="float" office:value="28037072" calcext:value-type="float">
            <text:p>28037072</text:p>
          </table:table-cell>
          <table:table-cell office:value-type="float" office:value="0" calcext:value-type="float">
            <text:p>0</text:p>
          </table:table-cell>
          <table:table-cell office:value-type="float" office:value="34507744" calcext:value-type="float">
            <text:p>34507744</text:p>
          </table:table-cell>
          <table:table-cell office:value-type="float" office:value="24729744" calcext:value-type="float">
            <text:p>24729744</text:p>
          </table:table-cell>
          <table:table-cell office:value-type="float" office:value="29318928" calcext:value-type="float">
            <text:p>29318928</text:p>
          </table:table-cell>
          <table:table-cell office:value-type="float" office:value="28195552" calcext:value-type="float">
            <text:p>28195552</text:p>
          </table:table-cell>
          <table:table-cell table:formula="of:=[.A415]+[.B415]+[.C415]+[.D415]+[.E415]+[.F415]+[.G415]" office:value-type="float" office:value="192374456" calcext:value-type="float">
            <text:p>192374456</text:p>
          </table:table-cell>
        </table:table-row>
        <table:table-row table:style-name="ro1">
          <table:table-cell office:value-type="float" office:value="47586200" calcext:value-type="float">
            <text:p>47586200</text:p>
          </table:table-cell>
          <table:table-cell office:value-type="float" office:value="28037368" calcext:value-type="float">
            <text:p>28037368</text:p>
          </table:table-cell>
          <table:table-cell office:value-type="float" office:value="0" calcext:value-type="float">
            <text:p>0</text:p>
          </table:table-cell>
          <table:table-cell office:value-type="float" office:value="34507744" calcext:value-type="float">
            <text:p>34507744</text:p>
          </table:table-cell>
          <table:table-cell office:value-type="float" office:value="24730976" calcext:value-type="float">
            <text:p>24730976</text:p>
          </table:table-cell>
          <table:table-cell office:value-type="float" office:value="29348704" calcext:value-type="float">
            <text:p>29348704</text:p>
          </table:table-cell>
          <table:table-cell office:value-type="float" office:value="28195552" calcext:value-type="float">
            <text:p>28195552</text:p>
          </table:table-cell>
          <table:table-cell table:formula="of:=[.A416]+[.B416]+[.C416]+[.D416]+[.E416]+[.F416]+[.G416]" office:value-type="float" office:value="192406544" calcext:value-type="float">
            <text:p>192406544</text:p>
          </table:table-cell>
        </table:table-row>
        <table:table-row table:style-name="ro1">
          <table:table-cell office:value-type="float" office:value="47586432" calcext:value-type="float">
            <text:p>47586432</text:p>
          </table:table-cell>
          <table:table-cell office:value-type="float" office:value="28037664" calcext:value-type="float">
            <text:p>28037664</text:p>
          </table:table-cell>
          <table:table-cell office:value-type="float" office:value="0" calcext:value-type="float">
            <text:p>0</text:p>
          </table:table-cell>
          <table:table-cell office:value-type="float" office:value="34513840" calcext:value-type="float">
            <text:p>34513840</text:p>
          </table:table-cell>
          <table:table-cell office:value-type="float" office:value="24809760" calcext:value-type="float">
            <text:p>24809760</text:p>
          </table:table-cell>
          <table:table-cell office:value-type="float" office:value="29354280" calcext:value-type="float">
            <text:p>29354280</text:p>
          </table:table-cell>
          <table:table-cell office:value-type="float" office:value="28201128" calcext:value-type="float">
            <text:p>28201128</text:p>
          </table:table-cell>
          <table:table-cell table:formula="of:=[.A417]+[.B417]+[.C417]+[.D417]+[.E417]+[.F417]+[.G417]" office:value-type="float" office:value="192503104" calcext:value-type="float">
            <text:p>192503104</text:p>
          </table:table-cell>
        </table:table-row>
        <table:table-row table:style-name="ro1">
          <table:table-cell office:value-type="float" office:value="47587424" calcext:value-type="float">
            <text:p>47587424</text:p>
          </table:table-cell>
          <table:table-cell office:value-type="float" office:value="28041696" calcext:value-type="float">
            <text:p>28041696</text:p>
          </table:table-cell>
          <table:table-cell office:value-type="float" office:value="0" calcext:value-type="float">
            <text:p>0</text:p>
          </table:table-cell>
          <table:table-cell office:value-type="float" office:value="34513840" calcext:value-type="float">
            <text:p>34513840</text:p>
          </table:table-cell>
          <table:table-cell office:value-type="float" office:value="24849680" calcext:value-type="float">
            <text:p>24849680</text:p>
          </table:table-cell>
          <table:table-cell office:value-type="float" office:value="29354776" calcext:value-type="float">
            <text:p>29354776</text:p>
          </table:table-cell>
          <table:table-cell office:value-type="float" office:value="28213368" calcext:value-type="float">
            <text:p>28213368</text:p>
          </table:table-cell>
          <table:table-cell table:formula="of:=[.A418]+[.B418]+[.C418]+[.D418]+[.E418]+[.F418]+[.G418]" office:value-type="float" office:value="192560784" calcext:value-type="float">
            <text:p>192560784</text:p>
          </table:table-cell>
        </table:table-row>
        <table:table-row table:style-name="ro1">
          <table:table-cell office:value-type="float" office:value="47594392" calcext:value-type="float">
            <text:p>47594392</text:p>
          </table:table-cell>
          <table:table-cell office:value-type="float" office:value="28047096" calcext:value-type="float">
            <text:p>28047096</text:p>
          </table:table-cell>
          <table:table-cell office:value-type="float" office:value="0" calcext:value-type="float">
            <text:p>0</text:p>
          </table:table-cell>
          <table:table-cell office:value-type="float" office:value="34621000" calcext:value-type="float">
            <text:p>34621000</text:p>
          </table:table-cell>
          <table:table-cell office:value-type="float" office:value="24850800" calcext:value-type="float">
            <text:p>24850800</text:p>
          </table:table-cell>
          <table:table-cell office:value-type="float" office:value="29360048" calcext:value-type="float">
            <text:p>29360048</text:p>
          </table:table-cell>
          <table:table-cell office:value-type="float" office:value="28213368" calcext:value-type="float">
            <text:p>28213368</text:p>
          </table:table-cell>
          <table:table-cell table:formula="of:=[.A419]+[.B419]+[.C419]+[.D419]+[.E419]+[.F419]+[.G419]" office:value-type="float" office:value="192686704" calcext:value-type="float">
            <text:p>192686704</text:p>
          </table:table-cell>
        </table:table-row>
        <table:table-row table:style-name="ro1">
          <table:table-cell office:value-type="float" office:value="47595744" calcext:value-type="float">
            <text:p>47595744</text:p>
          </table:table-cell>
          <table:table-cell office:value-type="float" office:value="28047752" calcext:value-type="float">
            <text:p>28047752</text:p>
          </table:table-cell>
          <table:table-cell office:value-type="float" office:value="0" calcext:value-type="float">
            <text:p>0</text:p>
          </table:table-cell>
          <table:table-cell office:value-type="float" office:value="34916856" calcext:value-type="float">
            <text:p>34916856</text:p>
          </table:table-cell>
          <table:table-cell office:value-type="float" office:value="24858632" calcext:value-type="float">
            <text:p>24858632</text:p>
          </table:table-cell>
          <table:table-cell office:value-type="float" office:value="29440424" calcext:value-type="float">
            <text:p>29440424</text:p>
          </table:table-cell>
          <table:table-cell office:value-type="float" office:value="28219000" calcext:value-type="float">
            <text:p>28219000</text:p>
          </table:table-cell>
          <table:table-cell table:formula="of:=[.A420]+[.B420]+[.C420]+[.D420]+[.E420]+[.F420]+[.G420]" office:value-type="float" office:value="193078408" calcext:value-type="float">
            <text:p>193078408</text:p>
          </table:table-cell>
        </table:table-row>
        <table:table-row table:style-name="ro1">
          <table:table-cell office:value-type="float" office:value="47598704" calcext:value-type="float">
            <text:p>47598704</text:p>
          </table:table-cell>
          <table:table-cell office:value-type="float" office:value="28124672" calcext:value-type="float">
            <text:p>28124672</text:p>
          </table:table-cell>
          <table:table-cell office:value-type="float" office:value="0" calcext:value-type="float">
            <text:p>0</text:p>
          </table:table-cell>
          <table:table-cell office:value-type="float" office:value="35110184" calcext:value-type="float">
            <text:p>35110184</text:p>
          </table:table-cell>
          <table:table-cell office:value-type="float" office:value="24869232" calcext:value-type="float">
            <text:p>24869232</text:p>
          </table:table-cell>
          <table:table-cell office:value-type="float" office:value="29441704" calcext:value-type="float">
            <text:p>29441704</text:p>
          </table:table-cell>
          <table:table-cell office:value-type="float" office:value="28219000" calcext:value-type="float">
            <text:p>28219000</text:p>
          </table:table-cell>
          <table:table-cell table:formula="of:=[.A421]+[.B421]+[.C421]+[.D421]+[.E421]+[.F421]+[.G421]" office:value-type="float" office:value="193363496" calcext:value-type="float">
            <text:p>193363496</text:p>
          </table:table-cell>
        </table:table-row>
        <table:table-row table:style-name="ro1">
          <table:table-cell office:value-type="float" office:value="47603752" calcext:value-type="float">
            <text:p>47603752</text:p>
          </table:table-cell>
          <table:table-cell office:value-type="float" office:value="28125552" calcext:value-type="float">
            <text:p>28125552</text:p>
          </table:table-cell>
          <table:table-cell office:value-type="float" office:value="0" calcext:value-type="float">
            <text:p>0</text:p>
          </table:table-cell>
          <table:table-cell office:value-type="float" office:value="36312560" calcext:value-type="float">
            <text:p>36312560</text:p>
          </table:table-cell>
          <table:table-cell office:value-type="float" office:value="24948376" calcext:value-type="float">
            <text:p>24948376</text:p>
          </table:table-cell>
          <table:table-cell office:value-type="float" office:value="29442200" calcext:value-type="float">
            <text:p>29442200</text:p>
          </table:table-cell>
          <table:table-cell office:value-type="float" office:value="28219000" calcext:value-type="float">
            <text:p>28219000</text:p>
          </table:table-cell>
          <table:table-cell table:formula="of:=[.A422]+[.B422]+[.C422]+[.D422]+[.E422]+[.F422]+[.G422]" office:value-type="float" office:value="194651440" calcext:value-type="float">
            <text:p>194651440</text:p>
          </table:table-cell>
        </table:table-row>
        <table:table-row table:style-name="ro1">
          <table:table-cell office:value-type="float" office:value="47604744" calcext:value-type="float">
            <text:p>47604744</text:p>
          </table:table-cell>
          <table:table-cell office:value-type="float" office:value="28125848" calcext:value-type="float">
            <text:p>28125848</text:p>
          </table:table-cell>
          <table:table-cell office:value-type="float" office:value="0" calcext:value-type="float">
            <text:p>0</text:p>
          </table:table-cell>
          <table:table-cell office:value-type="float" office:value="36433608" calcext:value-type="float">
            <text:p>36433608</text:p>
          </table:table-cell>
          <table:table-cell office:value-type="float" office:value="24950736" calcext:value-type="float">
            <text:p>24950736</text:p>
          </table:table-cell>
          <table:table-cell office:value-type="float" office:value="29442696" calcext:value-type="float">
            <text:p>29442696</text:p>
          </table:table-cell>
          <table:table-cell office:value-type="float" office:value="28219000" calcext:value-type="float">
            <text:p>28219000</text:p>
          </table:table-cell>
          <table:table-cell table:formula="of:=[.A423]+[.B423]+[.C423]+[.D423]+[.E423]+[.F423]+[.G423]" office:value-type="float" office:value="194776632" calcext:value-type="float">
            <text:p>194776632</text:p>
          </table:table-cell>
        </table:table-row>
        <table:table-row table:style-name="ro1">
          <table:table-cell office:value-type="float" office:value="47609624" calcext:value-type="float">
            <text:p>47609624</text:p>
          </table:table-cell>
          <table:table-cell office:value-type="float" office:value="28131416" calcext:value-type="float">
            <text:p>28131416</text:p>
          </table:table-cell>
          <table:table-cell office:value-type="float" office:value="0" calcext:value-type="float">
            <text:p>0</text:p>
          </table:table-cell>
          <table:table-cell office:value-type="float" office:value="36433608" calcext:value-type="float">
            <text:p>36433608</text:p>
          </table:table-cell>
          <table:table-cell office:value-type="float" office:value="24951968" calcext:value-type="float">
            <text:p>24951968</text:p>
          </table:table-cell>
          <table:table-cell office:value-type="float" office:value="29598592" calcext:value-type="float">
            <text:p>29598592</text:p>
          </table:table-cell>
          <table:table-cell office:value-type="float" office:value="28219000" calcext:value-type="float">
            <text:p>28219000</text:p>
          </table:table-cell>
          <table:table-cell table:formula="of:=[.A424]+[.B424]+[.C424]+[.D424]+[.E424]+[.F424]+[.G424]" office:value-type="float" office:value="194944208" calcext:value-type="float">
            <text:p>194944208</text:p>
          </table:table-cell>
        </table:table-row>
        <table:table-row table:style-name="ro1">
          <table:table-cell office:value-type="float" office:value="47611528" calcext:value-type="float">
            <text:p>47611528</text:p>
          </table:table-cell>
          <table:table-cell office:value-type="float" office:value="28132072" calcext:value-type="float">
            <text:p>28132072</text:p>
          </table:table-cell>
          <table:table-cell office:value-type="float" office:value="0" calcext:value-type="float">
            <text:p>0</text:p>
          </table:table-cell>
          <table:table-cell office:value-type="float" office:value="36384872" calcext:value-type="float">
            <text:p>36384872</text:p>
          </table:table-cell>
          <table:table-cell office:value-type="float" office:value="24959624" calcext:value-type="float">
            <text:p>24959624</text:p>
          </table:table-cell>
          <table:table-cell office:value-type="float" office:value="29600216" calcext:value-type="float">
            <text:p>29600216</text:p>
          </table:table-cell>
          <table:table-cell office:value-type="float" office:value="28224632" calcext:value-type="float">
            <text:p>28224632</text:p>
          </table:table-cell>
          <table:table-cell table:formula="of:=[.A425]+[.B425]+[.C425]+[.D425]+[.E425]+[.F425]+[.G425]" office:value-type="float" office:value="194912944" calcext:value-type="float">
            <text:p>194912944</text:p>
          </table:table-cell>
        </table:table-row>
        <table:table-row table:style-name="ro1">
          <table:table-cell office:value-type="float" office:value="47616408" calcext:value-type="float">
            <text:p>47616408</text:p>
          </table:table-cell>
          <table:table-cell office:value-type="float" office:value="28137000" calcext:value-type="float">
            <text:p>28137000</text:p>
          </table:table-cell>
          <table:table-cell office:value-type="float" office:value="0" calcext:value-type="float">
            <text:p>0</text:p>
          </table:table-cell>
          <table:table-cell office:value-type="float" office:value="36468768" calcext:value-type="float">
            <text:p>36468768</text:p>
          </table:table-cell>
          <table:table-cell office:value-type="float" office:value="24960856" calcext:value-type="float">
            <text:p>24960856</text:p>
          </table:table-cell>
          <table:table-cell office:value-type="float" office:value="29698264" calcext:value-type="float">
            <text:p>29698264</text:p>
          </table:table-cell>
          <table:table-cell office:value-type="float" office:value="28224632" calcext:value-type="float">
            <text:p>28224632</text:p>
          </table:table-cell>
          <table:table-cell table:formula="of:=[.A426]+[.B426]+[.C426]+[.D426]+[.E426]+[.F426]+[.G426]" office:value-type="float" office:value="195105928" calcext:value-type="float">
            <text:p>195105928</text:p>
          </table:table-cell>
        </table:table-row>
        <table:table-row table:style-name="ro1">
          <table:table-cell office:value-type="float" office:value="47616640" calcext:value-type="float">
            <text:p>47616640</text:p>
          </table:table-cell>
          <table:table-cell office:value-type="float" office:value="28137880" calcext:value-type="float">
            <text:p>28137880</text:p>
          </table:table-cell>
          <table:table-cell office:value-type="float" office:value="0" calcext:value-type="float">
            <text:p>0</text:p>
          </table:table-cell>
          <table:table-cell office:value-type="float" office:value="36480696" calcext:value-type="float">
            <text:p>36480696</text:p>
          </table:table-cell>
          <table:table-cell office:value-type="float" office:value="25043384" calcext:value-type="float">
            <text:p>25043384</text:p>
          </table:table-cell>
          <table:table-cell office:value-type="float" office:value="29698760" calcext:value-type="float">
            <text:p>29698760</text:p>
          </table:table-cell>
          <table:table-cell office:value-type="float" office:value="28230512" calcext:value-type="float">
            <text:p>28230512</text:p>
          </table:table-cell>
          <table:table-cell table:formula="of:=[.A427]+[.B427]+[.C427]+[.D427]+[.E427]+[.F427]+[.G427]" office:value-type="float" office:value="195207872" calcext:value-type="float">
            <text:p>195207872</text:p>
          </table:table-cell>
        </table:table-row>
        <table:table-row table:style-name="ro1">
          <table:table-cell office:value-type="float" office:value="47617632" calcext:value-type="float">
            <text:p>47617632</text:p>
          </table:table-cell>
          <table:table-cell office:value-type="float" office:value="28138176" calcext:value-type="float">
            <text:p>28138176</text:p>
          </table:table-cell>
          <table:table-cell office:value-type="float" office:value="0" calcext:value-type="float">
            <text:p>0</text:p>
          </table:table-cell>
          <table:table-cell office:value-type="float" office:value="36480848" calcext:value-type="float">
            <text:p>36480848</text:p>
          </table:table-cell>
          <table:table-cell office:value-type="float" office:value="25045400" calcext:value-type="float">
            <text:p>25045400</text:p>
          </table:table-cell>
          <table:table-cell office:value-type="float" office:value="29704208" calcext:value-type="float">
            <text:p>29704208</text:p>
          </table:table-cell>
          <table:table-cell office:value-type="float" office:value="28315720" calcext:value-type="float">
            <text:p>28315720</text:p>
          </table:table-cell>
          <table:table-cell table:formula="of:=[.A428]+[.B428]+[.C428]+[.D428]+[.E428]+[.F428]+[.G428]" office:value-type="float" office:value="195301984" calcext:value-type="float">
            <text:p>195301984</text:p>
          </table:table-cell>
        </table:table-row>
        <table:table-row table:style-name="ro1">
          <table:table-cell office:value-type="float" office:value="47622512" calcext:value-type="float">
            <text:p>47622512</text:p>
          </table:table-cell>
          <table:table-cell office:value-type="float" office:value="28143200" calcext:value-type="float">
            <text:p>28143200</text:p>
          </table:table-cell>
          <table:table-cell office:value-type="float" office:value="0" calcext:value-type="float">
            <text:p>0</text:p>
          </table:table-cell>
          <table:table-cell office:value-type="float" office:value="36554008" calcext:value-type="float">
            <text:p>36554008</text:p>
          </table:table-cell>
          <table:table-cell office:value-type="float" office:value="25046632" calcext:value-type="float">
            <text:p>25046632</text:p>
          </table:table-cell>
          <table:table-cell office:value-type="float" office:value="29710984" calcext:value-type="float">
            <text:p>29710984</text:p>
          </table:table-cell>
          <table:table-cell office:value-type="float" office:value="28315720" calcext:value-type="float">
            <text:p>28315720</text:p>
          </table:table-cell>
          <table:table-cell table:formula="of:=[.A429]+[.B429]+[.C429]+[.D429]+[.E429]+[.F429]+[.G429]" office:value-type="float" office:value="195393056" calcext:value-type="float">
            <text:p>195393056</text:p>
          </table:table-cell>
        </table:table-row>
        <table:table-row table:style-name="ro1">
          <table:table-cell office:value-type="float" office:value="47624416" calcext:value-type="float">
            <text:p>47624416</text:p>
          </table:table-cell>
          <table:table-cell office:value-type="float" office:value="28148320" calcext:value-type="float">
            <text:p>28148320</text:p>
          </table:table-cell>
          <table:table-cell office:value-type="float" office:value="0" calcext:value-type="float">
            <text:p>0</text:p>
          </table:table-cell>
          <table:table-cell office:value-type="float" office:value="36567848" calcext:value-type="float">
            <text:p>36567848</text:p>
          </table:table-cell>
          <table:table-cell office:value-type="float" office:value="25054120" calcext:value-type="float">
            <text:p>25054120</text:p>
          </table:table-cell>
          <table:table-cell office:value-type="float" office:value="29840448" calcext:value-type="float">
            <text:p>29840448</text:p>
          </table:table-cell>
          <table:table-cell office:value-type="float" office:value="28321896" calcext:value-type="float">
            <text:p>28321896</text:p>
          </table:table-cell>
          <table:table-cell table:formula="of:=[.A430]+[.B430]+[.C430]+[.D430]+[.E430]+[.F430]+[.G430]" office:value-type="float" office:value="195557048" calcext:value-type="float">
            <text:p>195557048</text:p>
          </table:table-cell>
        </table:table-row>
        <table:table-row table:style-name="ro1">
          <table:table-cell office:value-type="float" office:value="47772504" calcext:value-type="float">
            <text:p>47772504</text:p>
          </table:table-cell>
          <table:table-cell office:value-type="float" office:value="28148616" calcext:value-type="float">
            <text:p>28148616</text:p>
          </table:table-cell>
          <table:table-cell office:value-type="float" office:value="0" calcext:value-type="float">
            <text:p>0</text:p>
          </table:table-cell>
          <table:table-cell office:value-type="float" office:value="36596512" calcext:value-type="float">
            <text:p>36596512</text:p>
          </table:table-cell>
          <table:table-cell office:value-type="float" office:value="25186728" calcext:value-type="float">
            <text:p>25186728</text:p>
          </table:table-cell>
          <table:table-cell office:value-type="float" office:value="29863320" calcext:value-type="float">
            <text:p>29863320</text:p>
          </table:table-cell>
          <table:table-cell office:value-type="float" office:value="28321896" calcext:value-type="float">
            <text:p>28321896</text:p>
          </table:table-cell>
          <table:table-cell table:formula="of:=[.A431]+[.B431]+[.C431]+[.D431]+[.E431]+[.F431]+[.G431]" office:value-type="float" office:value="195889576" calcext:value-type="float">
            <text:p>195889576</text:p>
          </table:table-cell>
        </table:table-row>
        <table:table-row table:style-name="ro1">
          <table:table-cell office:value-type="float" office:value="47773400" calcext:value-type="float">
            <text:p>47773400</text:p>
          </table:table-cell>
          <table:table-cell office:value-type="float" office:value="28149512" calcext:value-type="float">
            <text:p>28149512</text:p>
          </table:table-cell>
          <table:table-cell office:value-type="float" office:value="0" calcext:value-type="float">
            <text:p>0</text:p>
          </table:table-cell>
          <table:table-cell office:value-type="float" office:value="36658400" calcext:value-type="float">
            <text:p>36658400</text:p>
          </table:table-cell>
          <table:table-cell office:value-type="float" office:value="25269512" calcext:value-type="float">
            <text:p>25269512</text:p>
          </table:table-cell>
          <table:table-cell office:value-type="float" office:value="29942952" calcext:value-type="float">
            <text:p>29942952</text:p>
          </table:table-cell>
          <table:table-cell office:value-type="float" office:value="28327528" calcext:value-type="float">
            <text:p>28327528</text:p>
          </table:table-cell>
          <table:table-cell table:formula="of:=[.A432]+[.B432]+[.C432]+[.D432]+[.E432]+[.F432]+[.G432]" office:value-type="float" office:value="196121304" calcext:value-type="float">
            <text:p>196121304</text:p>
          </table:table-cell>
        </table:table-row>
        <table:table-row table:style-name="ro1">
          <table:table-cell office:value-type="float" office:value="47773632" calcext:value-type="float">
            <text:p>47773632</text:p>
          </table:table-cell>
          <table:table-cell office:value-type="float" office:value="28220256" calcext:value-type="float">
            <text:p>28220256</text:p>
          </table:table-cell>
          <table:table-cell office:value-type="float" office:value="0" calcext:value-type="float">
            <text:p>0</text:p>
          </table:table-cell>
          <table:table-cell office:value-type="float" office:value="36671432" calcext:value-type="float">
            <text:p>36671432</text:p>
          </table:table-cell>
          <table:table-cell office:value-type="float" office:value="25270744" calcext:value-type="float">
            <text:p>25270744</text:p>
          </table:table-cell>
          <table:table-cell office:value-type="float" office:value="29944232" calcext:value-type="float">
            <text:p>29944232</text:p>
          </table:table-cell>
          <table:table-cell office:value-type="float" office:value="28327528" calcext:value-type="float">
            <text:p>28327528</text:p>
          </table:table-cell>
          <table:table-cell table:formula="of:=[.A433]+[.B433]+[.C433]+[.D433]+[.E433]+[.F433]+[.G433]" office:value-type="float" office:value="196207824" calcext:value-type="float">
            <text:p>196207824</text:p>
          </table:table-cell>
        </table:table-row>
        <table:table-row table:style-name="ro1">
          <table:table-cell office:value-type="float" office:value="47774096" calcext:value-type="float">
            <text:p>47774096</text:p>
          </table:table-cell>
          <table:table-cell office:value-type="float" office:value="28220552" calcext:value-type="float">
            <text:p>28220552</text:p>
          </table:table-cell>
          <table:table-cell office:value-type="float" office:value="0" calcext:value-type="float">
            <text:p>0</text:p>
          </table:table-cell>
          <table:table-cell office:value-type="float" office:value="36710736" calcext:value-type="float">
            <text:p>36710736</text:p>
          </table:table-cell>
          <table:table-cell office:value-type="float" office:value="24636688" calcext:value-type="float">
            <text:p>24636688</text:p>
          </table:table-cell>
          <table:table-cell office:value-type="float" office:value="29949776" calcext:value-type="float">
            <text:p>29949776</text:p>
          </table:table-cell>
          <table:table-cell office:value-type="float" office:value="28327528" calcext:value-type="float">
            <text:p>28327528</text:p>
          </table:table-cell>
          <table:table-cell table:formula="of:=[.A434]+[.B434]+[.C434]+[.D434]+[.E434]+[.F434]+[.G434]" office:value-type="float" office:value="195619376" calcext:value-type="float">
            <text:p>195619376</text:p>
          </table:table-cell>
        </table:table-row>
        <table:table-row table:style-name="ro1">
          <table:table-cell office:value-type="float" office:value="47776000" calcext:value-type="float">
            <text:p>47776000</text:p>
          </table:table-cell>
          <table:table-cell office:value-type="float" office:value="28221208" calcext:value-type="float">
            <text:p>28221208</text:p>
          </table:table-cell>
          <table:table-cell office:value-type="float" office:value="0" calcext:value-type="float">
            <text:p>0</text:p>
          </table:table-cell>
          <table:table-cell office:value-type="float" office:value="36881984" calcext:value-type="float">
            <text:p>36881984</text:p>
          </table:table-cell>
          <table:table-cell office:value-type="float" office:value="24644208" calcext:value-type="float">
            <text:p>24644208</text:p>
          </table:table-cell>
          <table:table-cell office:value-type="float" office:value="29950272" calcext:value-type="float">
            <text:p>29950272</text:p>
          </table:table-cell>
          <table:table-cell office:value-type="float" office:value="28327528" calcext:value-type="float">
            <text:p>28327528</text:p>
          </table:table-cell>
          <table:table-cell table:formula="of:=[.A435]+[.B435]+[.C435]+[.D435]+[.E435]+[.F435]+[.G435]" office:value-type="float" office:value="195801200" calcext:value-type="float">
            <text:p>195801200</text:p>
          </table:table-cell>
        </table:table-row>
        <table:table-row table:style-name="ro1">
          <table:table-cell office:value-type="float" office:value="47781144" calcext:value-type="float">
            <text:p>47781144</text:p>
          </table:table-cell>
          <table:table-cell office:value-type="float" office:value="28226400" calcext:value-type="float">
            <text:p>28226400</text:p>
          </table:table-cell>
          <table:table-cell office:value-type="float" office:value="0" calcext:value-type="float">
            <text:p>0</text:p>
          </table:table-cell>
          <table:table-cell office:value-type="float" office:value="36883608" calcext:value-type="float">
            <text:p>36883608</text:p>
          </table:table-cell>
          <table:table-cell office:value-type="float" office:value="24646224" calcext:value-type="float">
            <text:p>24646224</text:p>
          </table:table-cell>
          <table:table-cell office:value-type="float" office:value="29953192" calcext:value-type="float">
            <text:p>29953192</text:p>
          </table:table-cell>
          <table:table-cell office:value-type="float" office:value="28327528" calcext:value-type="float">
            <text:p>28327528</text:p>
          </table:table-cell>
          <table:table-cell table:formula="of:=[.A436]+[.B436]+[.C436]+[.D436]+[.E436]+[.F436]+[.G436]" office:value-type="float" office:value="195818096" calcext:value-type="float">
            <text:p>195818096</text:p>
          </table:table-cell>
        </table:table-row>
        <table:table-row table:style-name="ro1">
          <table:table-cell office:value-type="float" office:value="47782136" calcext:value-type="float">
            <text:p>47782136</text:p>
          </table:table-cell>
          <table:table-cell office:value-type="float" office:value="28227280" calcext:value-type="float">
            <text:p>28227280</text:p>
          </table:table-cell>
          <table:table-cell office:value-type="float" office:value="0" calcext:value-type="float">
            <text:p>0</text:p>
          </table:table-cell>
          <table:table-cell office:value-type="float" office:value="36029544" calcext:value-type="float">
            <text:p>36029544</text:p>
          </table:table-cell>
          <table:table-cell office:value-type="float" office:value="24729648" calcext:value-type="float">
            <text:p>24729648</text:p>
          </table:table-cell>
          <table:table-cell office:value-type="float" office:value="27403272" calcext:value-type="float">
            <text:p>27403272</text:p>
          </table:table-cell>
          <table:table-cell office:value-type="float" office:value="28343104" calcext:value-type="float">
            <text:p>28343104</text:p>
          </table:table-cell>
          <table:table-cell table:formula="of:=[.A437]+[.B437]+[.C437]+[.D437]+[.E437]+[.F437]+[.G437]" office:value-type="float" office:value="192514984" calcext:value-type="float">
            <text:p>192514984</text:p>
          </table:table-cell>
        </table:table-row>
        <table:table-row table:style-name="ro1">
          <table:table-cell office:value-type="float" office:value="47782368" calcext:value-type="float">
            <text:p>47782368</text:p>
          </table:table-cell>
          <table:table-cell office:value-type="float" office:value="28232576" calcext:value-type="float">
            <text:p>28232576</text:p>
          </table:table-cell>
          <table:table-cell office:value-type="float" office:value="0" calcext:value-type="float">
            <text:p>0</text:p>
          </table:table-cell>
          <table:table-cell office:value-type="float" office:value="36092616" calcext:value-type="float">
            <text:p>36092616</text:p>
          </table:table-cell>
          <table:table-cell office:value-type="float" office:value="25054632" calcext:value-type="float">
            <text:p>25054632</text:p>
          </table:table-cell>
          <table:table-cell office:value-type="float" office:value="27407016" calcext:value-type="float">
            <text:p>27407016</text:p>
          </table:table-cell>
          <table:table-cell office:value-type="float" office:value="28343104" calcext:value-type="float">
            <text:p>28343104</text:p>
          </table:table-cell>
          <table:table-cell table:formula="of:=[.A438]+[.B438]+[.C438]+[.D438]+[.E438]+[.F438]+[.G438]" office:value-type="float" office:value="192912312" calcext:value-type="float">
            <text:p>192912312</text:p>
          </table:table-cell>
        </table:table-row>
        <table:table-row table:style-name="ro1">
          <table:table-cell office:value-type="float" office:value="47789104" calcext:value-type="float">
            <text:p>47789104</text:p>
          </table:table-cell>
          <table:table-cell office:value-type="float" office:value="28232872" calcext:value-type="float">
            <text:p>28232872</text:p>
          </table:table-cell>
          <table:table-cell office:value-type="float" office:value="0" calcext:value-type="float">
            <text:p>0</text:p>
          </table:table-cell>
          <table:table-cell office:value-type="float" office:value="36108432" calcext:value-type="float">
            <text:p>36108432</text:p>
          </table:table-cell>
          <table:table-cell office:value-type="float" office:value="25054632" calcext:value-type="float">
            <text:p>25054632</text:p>
          </table:table-cell>
          <table:table-cell office:value-type="float" office:value="27547112" calcext:value-type="float">
            <text:p>27547112</text:p>
          </table:table-cell>
          <table:table-cell office:value-type="float" office:value="28349856" calcext:value-type="float">
            <text:p>28349856</text:p>
          </table:table-cell>
          <table:table-cell table:formula="of:=[.A439]+[.B439]+[.C439]+[.D439]+[.E439]+[.F439]+[.G439]" office:value-type="float" office:value="193082008" calcext:value-type="float">
            <text:p>193082008</text:p>
          </table:table-cell>
        </table:table-row>
        <table:table-row table:style-name="ro1">
          <table:table-cell office:value-type="float" office:value="47791008" calcext:value-type="float">
            <text:p>47791008</text:p>
          </table:table-cell>
          <table:table-cell office:value-type="float" office:value="28313200" calcext:value-type="float">
            <text:p>28313200</text:p>
          </table:table-cell>
          <table:table-cell office:value-type="float" office:value="0" calcext:value-type="float">
            <text:p>0</text:p>
          </table:table-cell>
          <table:table-cell office:value-type="float" office:value="36120792" calcext:value-type="float">
            <text:p>36120792</text:p>
          </table:table-cell>
          <table:table-cell office:value-type="float" office:value="25077792" calcext:value-type="float">
            <text:p>25077792</text:p>
          </table:table-cell>
          <table:table-cell office:value-type="float" office:value="27547608" calcext:value-type="float">
            <text:p>27547608</text:p>
          </table:table-cell>
          <table:table-cell office:value-type="float" office:value="28349856" calcext:value-type="float">
            <text:p>28349856</text:p>
          </table:table-cell>
          <table:table-cell table:formula="of:=[.A440]+[.B440]+[.C440]+[.D440]+[.E440]+[.F440]+[.G440]" office:value-type="float" office:value="193200256" calcext:value-type="float">
            <text:p>193200256</text:p>
          </table:table-cell>
        </table:table-row>
        <table:table-row table:style-name="ro1">
          <table:table-cell office:value-type="float" office:value="47795792" calcext:value-type="float">
            <text:p>47795792</text:p>
          </table:table-cell>
          <table:table-cell office:value-type="float" office:value="28318496" calcext:value-type="float">
            <text:p>28318496</text:p>
          </table:table-cell>
          <table:table-cell office:value-type="float" office:value="0" calcext:value-type="float">
            <text:p>0</text:p>
          </table:table-cell>
          <table:table-cell office:value-type="float" office:value="36121544" calcext:value-type="float">
            <text:p>36121544</text:p>
          </table:table-cell>
          <table:table-cell office:value-type="float" office:value="25077792" calcext:value-type="float">
            <text:p>25077792</text:p>
          </table:table-cell>
          <table:table-cell office:value-type="float" office:value="27552728" calcext:value-type="float">
            <text:p>27552728</text:p>
          </table:table-cell>
          <table:table-cell office:value-type="float" office:value="28349856" calcext:value-type="float">
            <text:p>28349856</text:p>
          </table:table-cell>
          <table:table-cell table:formula="of:=[.A441]+[.B441]+[.C441]+[.D441]+[.E441]+[.F441]+[.G441]" office:value-type="float" office:value="193216208" calcext:value-type="float">
            <text:p>193216208</text:p>
          </table:table-cell>
        </table:table-row>
        <table:table-row table:style-name="ro1">
          <table:table-cell office:value-type="float" office:value="47796784" calcext:value-type="float">
            <text:p>47796784</text:p>
          </table:table-cell>
          <table:table-cell office:value-type="float" office:value="28319680" calcext:value-type="float">
            <text:p>28319680</text:p>
          </table:table-cell>
          <table:table-cell office:value-type="float" office:value="0" calcext:value-type="float">
            <text:p>0</text:p>
          </table:table-cell>
          <table:table-cell office:value-type="float" office:value="36173192" calcext:value-type="float">
            <text:p>36173192</text:p>
          </table:table-cell>
          <table:table-cell office:value-type="float" office:value="25083800" calcext:value-type="float">
            <text:p>25083800</text:p>
          </table:table-cell>
          <table:table-cell office:value-type="float" office:value="27641408" calcext:value-type="float">
            <text:p>27641408</text:p>
          </table:table-cell>
          <table:table-cell office:value-type="float" office:value="28355632" calcext:value-type="float">
            <text:p>28355632</text:p>
          </table:table-cell>
          <table:table-cell table:formula="of:=[.A442]+[.B442]+[.C442]+[.D442]+[.E442]+[.F442]+[.G442]" office:value-type="float" office:value="193370496" calcext:value-type="float">
            <text:p>193370496</text:p>
          </table:table-cell>
        </table:table-row>
        <table:table-row table:style-name="ro1">
          <table:table-cell office:value-type="float" office:value="47797016" calcext:value-type="float">
            <text:p>47797016</text:p>
          </table:table-cell>
          <table:table-cell office:value-type="float" office:value="28390424" calcext:value-type="float">
            <text:p>28390424</text:p>
          </table:table-cell>
          <table:table-cell office:value-type="float" office:value="0" calcext:value-type="float">
            <text:p>0</text:p>
          </table:table-cell>
          <table:table-cell office:value-type="float" office:value="36173944" calcext:value-type="float">
            <text:p>36173944</text:p>
          </table:table-cell>
          <table:table-cell office:value-type="float" office:value="25083800" calcext:value-type="float">
            <text:p>25083800</text:p>
          </table:table-cell>
          <table:table-cell office:value-type="float" office:value="27522144" calcext:value-type="float">
            <text:p>27522144</text:p>
          </table:table-cell>
          <table:table-cell office:value-type="float" office:value="28355632" calcext:value-type="float">
            <text:p>28355632</text:p>
          </table:table-cell>
          <table:table-cell table:formula="of:=[.A443]+[.B443]+[.C443]+[.D443]+[.E443]+[.F443]+[.G443]" office:value-type="float" office:value="193322960" calcext:value-type="float">
            <text:p>193322960</text:p>
          </table:table-cell>
        </table:table-row>
        <table:table-row table:style-name="ro1">
          <table:table-cell office:value-type="float" office:value="47797248" calcext:value-type="float">
            <text:p>47797248</text:p>
          </table:table-cell>
          <table:table-cell office:value-type="float" office:value="28390720" calcext:value-type="float">
            <text:p>28390720</text:p>
          </table:table-cell>
          <table:table-cell office:value-type="float" office:value="0" calcext:value-type="float">
            <text:p>0</text:p>
          </table:table-cell>
          <table:table-cell office:value-type="float" office:value="37871600" calcext:value-type="float">
            <text:p>37871600</text:p>
          </table:table-cell>
          <table:table-cell office:value-type="float" office:value="25083800" calcext:value-type="float">
            <text:p>25083800</text:p>
          </table:table-cell>
          <table:table-cell office:value-type="float" office:value="28206304" calcext:value-type="float">
            <text:p>28206304</text:p>
          </table:table-cell>
          <table:table-cell office:value-type="float" office:value="28355632" calcext:value-type="float">
            <text:p>28355632</text:p>
          </table:table-cell>
          <table:table-cell table:formula="of:=[.A444]+[.B444]+[.C444]+[.D444]+[.E444]+[.F444]+[.G444]" office:value-type="float" office:value="195705304" calcext:value-type="float">
            <text:p>195705304</text:p>
          </table:table-cell>
        </table:table-row>
        <table:table-row table:style-name="ro1">
          <table:table-cell office:value-type="float" office:value="47799152" calcext:value-type="float">
            <text:p>47799152</text:p>
          </table:table-cell>
          <table:table-cell office:value-type="float" office:value="28391392" calcext:value-type="float">
            <text:p>28391392</text:p>
          </table:table-cell>
          <table:table-cell office:value-type="float" office:value="0" calcext:value-type="float">
            <text:p>0</text:p>
          </table:table-cell>
          <table:table-cell office:value-type="float" office:value="39121480" calcext:value-type="float">
            <text:p>39121480</text:p>
          </table:table-cell>
          <table:table-cell office:value-type="float" office:value="25089808" calcext:value-type="float">
            <text:p>25089808</text:p>
          </table:table-cell>
          <table:table-cell office:value-type="float" office:value="28354408" calcext:value-type="float">
            <text:p>28354408</text:p>
          </table:table-cell>
          <table:table-cell office:value-type="float" office:value="28355632" calcext:value-type="float">
            <text:p>28355632</text:p>
          </table:table-cell>
          <table:table-cell table:formula="of:=[.A445]+[.B445]+[.C445]+[.D445]+[.E445]+[.F445]+[.G445]" office:value-type="float" office:value="197111872" calcext:value-type="float">
            <text:p>197111872</text:p>
          </table:table-cell>
        </table:table-row>
        <table:table-row table:style-name="ro1">
          <table:table-cell office:value-type="float" office:value="47944992" calcext:value-type="float">
            <text:p>47944992</text:p>
          </table:table-cell>
          <table:table-cell office:value-type="float" office:value="28462136" calcext:value-type="float">
            <text:p>28462136</text:p>
          </table:table-cell>
          <table:table-cell office:value-type="float" office:value="0" calcext:value-type="float">
            <text:p>0</text:p>
          </table:table-cell>
          <table:table-cell office:value-type="float" office:value="39123016" calcext:value-type="float">
            <text:p>39123016</text:p>
          </table:table-cell>
          <table:table-cell office:value-type="float" office:value="25089808" calcext:value-type="float">
            <text:p>25089808</text:p>
          </table:table-cell>
          <table:table-cell office:value-type="float" office:value="28355736" calcext:value-type="float">
            <text:p>28355736</text:p>
          </table:table-cell>
          <table:table-cell office:value-type="float" office:value="28355632" calcext:value-type="float">
            <text:p>28355632</text:p>
          </table:table-cell>
          <table:table-cell table:formula="of:=[.A446]+[.B446]+[.C446]+[.D446]+[.E446]+[.F446]+[.G446]" office:value-type="float" office:value="197331320" calcext:value-type="float">
            <text:p>197331320</text:p>
          </table:table-cell>
        </table:table-row>
        <table:table-row table:style-name="ro1">
          <table:table-cell office:value-type="float" office:value="48038112" calcext:value-type="float">
            <text:p>48038112</text:p>
          </table:table-cell>
          <table:table-cell office:value-type="float" office:value="28463016" calcext:value-type="float">
            <text:p>28463016</text:p>
          </table:table-cell>
          <table:table-cell office:value-type="float" office:value="0" calcext:value-type="float">
            <text:p>0</text:p>
          </table:table-cell>
          <table:table-cell office:value-type="float" office:value="39197232" calcext:value-type="float">
            <text:p>39197232</text:p>
          </table:table-cell>
          <table:table-cell office:value-type="float" office:value="25089808" calcext:value-type="float">
            <text:p>25089808</text:p>
          </table:table-cell>
          <table:table-cell office:value-type="float" office:value="28867864" calcext:value-type="float">
            <text:p>28867864</text:p>
          </table:table-cell>
          <table:table-cell office:value-type="float" office:value="28436856" calcext:value-type="float">
            <text:p>28436856</text:p>
          </table:table-cell>
          <table:table-cell table:formula="of:=[.A447]+[.B447]+[.C447]+[.D447]+[.E447]+[.F447]+[.G447]" office:value-type="float" office:value="198092888" calcext:value-type="float">
            <text:p>198092888</text:p>
          </table:table-cell>
        </table:table-row>
        <table:table-row table:style-name="ro1">
          <table:table-cell office:value-type="float" office:value="48045832" calcext:value-type="float">
            <text:p>48045832</text:p>
          </table:table-cell>
          <table:table-cell office:value-type="float" office:value="28576280" calcext:value-type="float">
            <text:p>28576280</text:p>
          </table:table-cell>
          <table:table-cell office:value-type="float" office:value="0" calcext:value-type="float">
            <text:p>0</text:p>
          </table:table-cell>
          <table:table-cell office:value-type="float" office:value="39197232" calcext:value-type="float">
            <text:p>39197232</text:p>
          </table:table-cell>
          <table:table-cell office:value-type="float" office:value="25089808" calcext:value-type="float">
            <text:p>25089808</text:p>
          </table:table-cell>
          <table:table-cell office:value-type="float" office:value="28877704" calcext:value-type="float">
            <text:p>28877704</text:p>
          </table:table-cell>
          <table:table-cell office:value-type="float" office:value="28436856" calcext:value-type="float">
            <text:p>28436856</text:p>
          </table:table-cell>
          <table:table-cell table:formula="of:=[.A448]+[.B448]+[.C448]+[.D448]+[.E448]+[.F448]+[.G448]" office:value-type="float" office:value="198223712" calcext:value-type="float">
            <text:p>198223712</text:p>
          </table:table-cell>
        </table:table-row>
        <table:table-row table:style-name="ro1">
          <table:table-cell office:value-type="float" office:value="48417328" calcext:value-type="float">
            <text:p>48417328</text:p>
          </table:table-cell>
          <table:table-cell office:value-type="float" office:value="28576992" calcext:value-type="float">
            <text:p>28576992</text:p>
          </table:table-cell>
          <table:table-cell office:value-type="float" office:value="0" calcext:value-type="float">
            <text:p>0</text:p>
          </table:table-cell>
          <table:table-cell office:value-type="float" office:value="39208752" calcext:value-type="float">
            <text:p>39208752</text:p>
          </table:table-cell>
          <table:table-cell office:value-type="float" office:value="25095816" calcext:value-type="float">
            <text:p>25095816</text:p>
          </table:table-cell>
          <table:table-cell office:value-type="float" office:value="28268792" calcext:value-type="float">
            <text:p>28268792</text:p>
          </table:table-cell>
          <table:table-cell office:value-type="float" office:value="28442672" calcext:value-type="float">
            <text:p>28442672</text:p>
          </table:table-cell>
          <table:table-cell table:formula="of:=[.A449]+[.B449]+[.C449]+[.D449]+[.E449]+[.F449]+[.G449]" office:value-type="float" office:value="198010352" calcext:value-type="float">
            <text:p>198010352</text:p>
          </table:table-cell>
        </table:table-row>
        <table:table-row table:style-name="ro1">
          <table:table-cell office:value-type="float" office:value="48420744" calcext:value-type="float">
            <text:p>48420744</text:p>
          </table:table-cell>
          <table:table-cell office:value-type="float" office:value="28581752" calcext:value-type="float">
            <text:p>28581752</text:p>
          </table:table-cell>
          <table:table-cell office:value-type="float" office:value="0" calcext:value-type="float">
            <text:p>0</text:p>
          </table:table-cell>
          <table:table-cell office:value-type="float" office:value="39220664" calcext:value-type="float">
            <text:p>39220664</text:p>
          </table:table-cell>
          <table:table-cell office:value-type="float" office:value="25173264" calcext:value-type="float">
            <text:p>25173264</text:p>
          </table:table-cell>
          <table:table-cell office:value-type="float" office:value="26402976" calcext:value-type="float">
            <text:p>26402976</text:p>
          </table:table-cell>
          <table:table-cell office:value-type="float" office:value="28442672" calcext:value-type="float">
            <text:p>28442672</text:p>
          </table:table-cell>
          <table:table-cell table:formula="of:=[.A450]+[.B450]+[.C450]+[.D450]+[.E450]+[.F450]+[.G450]" office:value-type="float" office:value="196242072" calcext:value-type="float">
            <text:p>196242072</text:p>
          </table:table-cell>
        </table:table-row>
        <table:table-row table:style-name="ro1">
          <table:table-cell office:value-type="float" office:value="48426600" calcext:value-type="float">
            <text:p>48426600</text:p>
          </table:table-cell>
          <table:table-cell office:value-type="float" office:value="28582048" calcext:value-type="float">
            <text:p>28582048</text:p>
          </table:table-cell>
          <table:table-cell office:value-type="float" office:value="0" calcext:value-type="float">
            <text:p>0</text:p>
          </table:table-cell>
          <table:table-cell office:value-type="float" office:value="39220664" calcext:value-type="float">
            <text:p>39220664</text:p>
          </table:table-cell>
          <table:table-cell office:value-type="float" office:value="25173264" calcext:value-type="float">
            <text:p>25173264</text:p>
          </table:table-cell>
          <table:table-cell office:value-type="float" office:value="26432016" calcext:value-type="float">
            <text:p>26432016</text:p>
          </table:table-cell>
          <table:table-cell office:value-type="float" office:value="28442672" calcext:value-type="float">
            <text:p>28442672</text:p>
          </table:table-cell>
          <table:table-cell table:formula="of:=[.A451]+[.B451]+[.C451]+[.D451]+[.E451]+[.F451]+[.G451]" office:value-type="float" office:value="196277264" calcext:value-type="float">
            <text:p>196277264</text:p>
          </table:table-cell>
        </table:table-row>
        <table:table-row table:style-name="ro1">
          <table:table-cell office:value-type="float" office:value="48431944" calcext:value-type="float">
            <text:p>48431944</text:p>
          </table:table-cell>
          <table:table-cell office:value-type="float" office:value="28582896" calcext:value-type="float">
            <text:p>28582896</text:p>
          </table:table-cell>
          <table:table-cell office:value-type="float" office:value="0" calcext:value-type="float">
            <text:p>0</text:p>
          </table:table-cell>
          <table:table-cell office:value-type="float" office:value="39220664" calcext:value-type="float">
            <text:p>39220664</text:p>
          </table:table-cell>
          <table:table-cell office:value-type="float" office:value="25179920" calcext:value-type="float">
            <text:p>25179920</text:p>
          </table:table-cell>
          <table:table-cell office:value-type="float" office:value="26432016" calcext:value-type="float">
            <text:p>26432016</text:p>
          </table:table-cell>
          <table:table-cell office:value-type="float" office:value="28442672" calcext:value-type="float">
            <text:p>28442672</text:p>
          </table:table-cell>
          <table:table-cell table:formula="of:=[.A452]+[.B452]+[.C452]+[.D452]+[.E452]+[.F452]+[.G452]" office:value-type="float" office:value="196290112" calcext:value-type="float">
            <text:p>196290112</text:p>
          </table:table-cell>
        </table:table-row>
        <table:table-row table:style-name="ro1">
          <table:table-cell office:value-type="float" office:value="48528664" calcext:value-type="float">
            <text:p>48528664</text:p>
          </table:table-cell>
          <table:table-cell office:value-type="float" office:value="28587888" calcext:value-type="float">
            <text:p>28587888</text:p>
          </table:table-cell>
          <table:table-cell office:value-type="float" office:value="0" calcext:value-type="float">
            <text:p>0</text:p>
          </table:table-cell>
          <table:table-cell office:value-type="float" office:value="39220664" calcext:value-type="float">
            <text:p>39220664</text:p>
          </table:table-cell>
          <table:table-cell office:value-type="float" office:value="25179920" calcext:value-type="float">
            <text:p>25179920</text:p>
          </table:table-cell>
          <table:table-cell office:value-type="float" office:value="26438856" calcext:value-type="float">
            <text:p>26438856</text:p>
          </table:table-cell>
          <table:table-cell office:value-type="float" office:value="28442672" calcext:value-type="float">
            <text:p>28442672</text:p>
          </table:table-cell>
          <table:table-cell table:formula="of:=[.A453]+[.B453]+[.C453]+[.D453]+[.E453]+[.F453]+[.G453]" office:value-type="float" office:value="196398664" calcext:value-type="float">
            <text:p>196398664</text:p>
          </table:table-cell>
        </table:table-row>
        <table:table-row table:style-name="ro1">
          <table:table-cell office:value-type="float" office:value="48531248" calcext:value-type="float">
            <text:p>48531248</text:p>
          </table:table-cell>
          <table:table-cell office:value-type="float" office:value="28588744" calcext:value-type="float">
            <text:p>28588744</text:p>
          </table:table-cell>
          <table:table-cell office:value-type="float" office:value="0" calcext:value-type="float">
            <text:p>0</text:p>
          </table:table-cell>
          <table:table-cell office:value-type="float" office:value="39391616" calcext:value-type="float">
            <text:p>39391616</text:p>
          </table:table-cell>
          <table:table-cell office:value-type="float" office:value="25179920" calcext:value-type="float">
            <text:p>25179920</text:p>
          </table:table-cell>
          <table:table-cell office:value-type="float" office:value="26438856" calcext:value-type="float">
            <text:p>26438856</text:p>
          </table:table-cell>
          <table:table-cell office:value-type="float" office:value="28448224" calcext:value-type="float">
            <text:p>28448224</text:p>
          </table:table-cell>
          <table:table-cell table:formula="of:=[.A454]+[.B454]+[.C454]+[.D454]+[.E454]+[.F454]+[.G454]" office:value-type="float" office:value="196578608" calcext:value-type="float">
            <text:p>196578608</text:p>
          </table:table-cell>
        </table:table-row>
        <table:table-row table:style-name="ro1">
          <table:table-cell office:value-type="float" office:value="48533008" calcext:value-type="float">
            <text:p>48533008</text:p>
          </table:table-cell>
          <table:table-cell office:value-type="float" office:value="28589040" calcext:value-type="float">
            <text:p>28589040</text:p>
          </table:table-cell>
          <table:table-cell office:value-type="float" office:value="0" calcext:value-type="float">
            <text:p>0</text:p>
          </table:table-cell>
          <table:table-cell office:value-type="float" office:value="39392440" calcext:value-type="float">
            <text:p>39392440</text:p>
          </table:table-cell>
          <table:table-cell office:value-type="float" office:value="25179920" calcext:value-type="float">
            <text:p>25179920</text:p>
          </table:table-cell>
          <table:table-cell office:value-type="float" office:value="26554856" calcext:value-type="float">
            <text:p>26554856</text:p>
          </table:table-cell>
          <table:table-cell office:value-type="float" office:value="28448224" calcext:value-type="float">
            <text:p>28448224</text:p>
          </table:table-cell>
          <table:table-cell table:formula="of:=[.A455]+[.B455]+[.C455]+[.D455]+[.E455]+[.F455]+[.G455]" office:value-type="float" office:value="196697488" calcext:value-type="float">
            <text:p>196697488</text:p>
          </table:table-cell>
        </table:table-row>
        <table:table-row table:style-name="ro1">
          <table:table-cell office:value-type="float" office:value="48534216" calcext:value-type="float">
            <text:p>48534216</text:p>
          </table:table-cell>
          <table:table-cell office:value-type="float" office:value="28589336" calcext:value-type="float">
            <text:p>28589336</text:p>
          </table:table-cell>
          <table:table-cell office:value-type="float" office:value="0" calcext:value-type="float">
            <text:p>0</text:p>
          </table:table-cell>
          <table:table-cell office:value-type="float" office:value="39392440" calcext:value-type="float">
            <text:p>39392440</text:p>
          </table:table-cell>
          <table:table-cell office:value-type="float" office:value="25179920" calcext:value-type="float">
            <text:p>25179920</text:p>
          </table:table-cell>
          <table:table-cell office:value-type="float" office:value="26559744" calcext:value-type="float">
            <text:p>26559744</text:p>
          </table:table-cell>
          <table:table-cell office:value-type="float" office:value="28448224" calcext:value-type="float">
            <text:p>28448224</text:p>
          </table:table-cell>
          <table:table-cell table:formula="of:=[.A456]+[.B456]+[.C456]+[.D456]+[.E456]+[.F456]+[.G456]" office:value-type="float" office:value="196703880" calcext:value-type="float">
            <text:p>196703880</text:p>
          </table:table-cell>
        </table:table-row>
        <table:table-row table:style-name="ro1">
          <table:table-cell office:value-type="float" office:value="48628952" calcext:value-type="float">
            <text:p>48628952</text:p>
          </table:table-cell>
          <table:table-cell office:value-type="float" office:value="28590184" calcext:value-type="float">
            <text:p>28590184</text:p>
          </table:table-cell>
          <table:table-cell office:value-type="float" office:value="0" calcext:value-type="float">
            <text:p>0</text:p>
          </table:table-cell>
          <table:table-cell office:value-type="float" office:value="39392440" calcext:value-type="float">
            <text:p>39392440</text:p>
          </table:table-cell>
          <table:table-cell office:value-type="float" office:value="25185976" calcext:value-type="float">
            <text:p>25185976</text:p>
          </table:table-cell>
          <table:table-cell office:value-type="float" office:value="26559744" calcext:value-type="float">
            <text:p>26559744</text:p>
          </table:table-cell>
          <table:table-cell office:value-type="float" office:value="28457272" calcext:value-type="float">
            <text:p>28457272</text:p>
          </table:table-cell>
          <table:table-cell table:formula="of:=[.A457]+[.B457]+[.C457]+[.D457]+[.E457]+[.F457]+[.G457]" office:value-type="float" office:value="196814568" calcext:value-type="float">
            <text:p>196814568</text:p>
          </table:table-cell>
        </table:table-row>
        <table:table-row table:style-name="ro1">
          <table:table-cell office:value-type="float" office:value="48782528" calcext:value-type="float">
            <text:p>48782528</text:p>
          </table:table-cell>
          <table:table-cell office:value-type="float" office:value="28660848" calcext:value-type="float">
            <text:p>28660848</text:p>
          </table:table-cell>
          <table:table-cell office:value-type="float" office:value="0" calcext:value-type="float">
            <text:p>0</text:p>
          </table:table-cell>
          <table:table-cell office:value-type="float" office:value="39392440" calcext:value-type="float">
            <text:p>39392440</text:p>
          </table:table-cell>
          <table:table-cell office:value-type="float" office:value="25185976" calcext:value-type="float">
            <text:p>25185976</text:p>
          </table:table-cell>
          <table:table-cell office:value-type="float" office:value="26559744" calcext:value-type="float">
            <text:p>26559744</text:p>
          </table:table-cell>
          <table:table-cell office:value-type="float" office:value="28457272" calcext:value-type="float">
            <text:p>28457272</text:p>
          </table:table-cell>
          <table:table-cell table:formula="of:=[.A458]+[.B458]+[.C458]+[.D458]+[.E458]+[.F458]+[.G458]" office:value-type="float" office:value="197038808" calcext:value-type="float">
            <text:p>197038808</text:p>
          </table:table-cell>
        </table:table-row>
        <table:table-row table:style-name="ro1">
          <table:table-cell office:value-type="float" office:value="48784856" calcext:value-type="float">
            <text:p>48784856</text:p>
          </table:table-cell>
          <table:table-cell office:value-type="float" office:value="28661504" calcext:value-type="float">
            <text:p>28661504</text:p>
          </table:table-cell>
          <table:table-cell office:value-type="float" office:value="0" calcext:value-type="float">
            <text:p>0</text:p>
          </table:table-cell>
          <table:table-cell office:value-type="float" office:value="39397504" calcext:value-type="float">
            <text:p>39397504</text:p>
          </table:table-cell>
          <table:table-cell office:value-type="float" office:value="25198480" calcext:value-type="float">
            <text:p>25198480</text:p>
          </table:table-cell>
          <table:table-cell office:value-type="float" office:value="26559744" calcext:value-type="float">
            <text:p>26559744</text:p>
          </table:table-cell>
          <table:table-cell office:value-type="float" office:value="28462824" calcext:value-type="float">
            <text:p>28462824</text:p>
          </table:table-cell>
          <table:table-cell table:formula="of:=[.A459]+[.B459]+[.C459]+[.D459]+[.E459]+[.F459]+[.G459]" office:value-type="float" office:value="197064912" calcext:value-type="float">
            <text:p>197064912</text:p>
          </table:table-cell>
        </table:table-row>
        <table:table-row table:style-name="ro1">
          <table:table-cell office:value-type="float" office:value="48786616" calcext:value-type="float">
            <text:p>48786616</text:p>
          </table:table-cell>
          <table:table-cell office:value-type="float" office:value="28671080" calcext:value-type="float">
            <text:p>28671080</text:p>
          </table:table-cell>
          <table:table-cell office:value-type="float" office:value="0" calcext:value-type="float">
            <text:p>0</text:p>
          </table:table-cell>
          <table:table-cell office:value-type="float" office:value="39397504" calcext:value-type="float">
            <text:p>39397504</text:p>
          </table:table-cell>
          <table:table-cell office:value-type="float" office:value="25265968" calcext:value-type="float">
            <text:p>25265968</text:p>
          </table:table-cell>
          <table:table-cell office:value-type="float" office:value="26559744" calcext:value-type="float">
            <text:p>26559744</text:p>
          </table:table-cell>
          <table:table-cell office:value-type="float" office:value="28462824" calcext:value-type="float">
            <text:p>28462824</text:p>
          </table:table-cell>
          <table:table-cell table:formula="of:=[.A460]+[.B460]+[.C460]+[.D460]+[.E460]+[.F460]+[.G460]" office:value-type="float" office:value="197143736" calcext:value-type="float">
            <text:p>197143736</text:p>
          </table:table-cell>
        </table:table-row>
        <table:table-row table:style-name="ro1">
          <table:table-cell office:value-type="float" office:value="48792736" calcext:value-type="float">
            <text:p>48792736</text:p>
          </table:table-cell>
          <table:table-cell office:value-type="float" office:value="28671928" calcext:value-type="float">
            <text:p>28671928</text:p>
          </table:table-cell>
          <table:table-cell office:value-type="float" office:value="0" calcext:value-type="float">
            <text:p>0</text:p>
          </table:table-cell>
          <table:table-cell office:value-type="float" office:value="39402304" calcext:value-type="float">
            <text:p>39402304</text:p>
          </table:table-cell>
          <table:table-cell office:value-type="float" office:value="25265968" calcext:value-type="float">
            <text:p>25265968</text:p>
          </table:table-cell>
          <table:table-cell office:value-type="float" office:value="26566264" calcext:value-type="float">
            <text:p>26566264</text:p>
          </table:table-cell>
          <table:table-cell office:value-type="float" office:value="28468376" calcext:value-type="float">
            <text:p>28468376</text:p>
          </table:table-cell>
          <table:table-cell table:formula="of:=[.A461]+[.B461]+[.C461]+[.D461]+[.E461]+[.F461]+[.G461]" office:value-type="float" office:value="197167576" calcext:value-type="float">
            <text:p>197167576</text:p>
          </table:table-cell>
        </table:table-row>
        <table:table-row table:style-name="ro1">
          <table:table-cell office:value-type="float" office:value="49087040" calcext:value-type="float">
            <text:p>49087040</text:p>
          </table:table-cell>
          <table:table-cell office:value-type="float" office:value="28672224" calcext:value-type="float">
            <text:p>28672224</text:p>
          </table:table-cell>
          <table:table-cell office:value-type="float" office:value="0" calcext:value-type="float">
            <text:p>0</text:p>
          </table:table-cell>
          <table:table-cell office:value-type="float" office:value="39402304" calcext:value-type="float">
            <text:p>39402304</text:p>
          </table:table-cell>
          <table:table-cell office:value-type="float" office:value="25272304" calcext:value-type="float">
            <text:p>25272304</text:p>
          </table:table-cell>
          <table:table-cell office:value-type="float" office:value="26566264" calcext:value-type="float">
            <text:p>26566264</text:p>
          </table:table-cell>
          <table:table-cell office:value-type="float" office:value="28468376" calcext:value-type="float">
            <text:p>28468376</text:p>
          </table:table-cell>
          <table:table-cell table:formula="of:=[.A462]+[.B462]+[.C462]+[.D462]+[.E462]+[.F462]+[.G462]" office:value-type="float" office:value="197468512" calcext:value-type="float">
            <text:p>197468512</text:p>
          </table:table-cell>
        </table:table-row>
        <table:table-row table:style-name="ro1">
          <table:table-cell office:value-type="float" office:value="49096640" calcext:value-type="float">
            <text:p>49096640</text:p>
          </table:table-cell>
          <table:table-cell office:value-type="float" office:value="28672520" calcext:value-type="float">
            <text:p>28672520</text:p>
          </table:table-cell>
          <table:table-cell office:value-type="float" office:value="0" calcext:value-type="float">
            <text:p>0</text:p>
          </table:table-cell>
          <table:table-cell office:value-type="float" office:value="39402304" calcext:value-type="float">
            <text:p>39402304</text:p>
          </table:table-cell>
          <table:table-cell office:value-type="float" office:value="25272304" calcext:value-type="float">
            <text:p>25272304</text:p>
          </table:table-cell>
          <table:table-cell office:value-type="float" office:value="26583016" calcext:value-type="float">
            <text:p>26583016</text:p>
          </table:table-cell>
          <table:table-cell office:value-type="float" office:value="28468376" calcext:value-type="float">
            <text:p>28468376</text:p>
          </table:table-cell>
          <table:table-cell table:formula="of:=[.A463]+[.B463]+[.C463]+[.D463]+[.E463]+[.F463]+[.G463]" office:value-type="float" office:value="197495160" calcext:value-type="float">
            <text:p>197495160</text:p>
          </table:table-cell>
        </table:table-row>
        <table:table-row table:style-name="ro1">
          <table:table-cell office:value-type="float" office:value="49097992" calcext:value-type="float">
            <text:p>49097992</text:p>
          </table:table-cell>
          <table:table-cell office:value-type="float" office:value="28673192" calcext:value-type="float">
            <text:p>28673192</text:p>
          </table:table-cell>
          <table:table-cell office:value-type="float" office:value="0" calcext:value-type="float">
            <text:p>0</text:p>
          </table:table-cell>
          <table:table-cell office:value-type="float" office:value="40037728" calcext:value-type="float">
            <text:p>40037728</text:p>
          </table:table-cell>
          <table:table-cell office:value-type="float" office:value="25377176" calcext:value-type="float">
            <text:p>25377176</text:p>
          </table:table-cell>
          <table:table-cell office:value-type="float" office:value="26583016" calcext:value-type="float">
            <text:p>26583016</text:p>
          </table:table-cell>
          <table:table-cell office:value-type="float" office:value="28473928" calcext:value-type="float">
            <text:p>28473928</text:p>
          </table:table-cell>
          <table:table-cell table:formula="of:=[.A464]+[.B464]+[.C464]+[.D464]+[.E464]+[.F464]+[.G464]" office:value-type="float" office:value="198243032" calcext:value-type="float">
            <text:p>198243032</text:p>
          </table:table-cell>
        </table:table-row>
        <table:table-row table:style-name="ro1">
          <table:table-cell office:value-type="float" office:value="49098992" calcext:value-type="float">
            <text:p>49098992</text:p>
          </table:table-cell>
          <table:table-cell office:value-type="float" office:value="28678040" calcext:value-type="float">
            <text:p>28678040</text:p>
          </table:table-cell>
          <table:table-cell office:value-type="float" office:value="0" calcext:value-type="float">
            <text:p>0</text:p>
          </table:table-cell>
          <table:table-cell office:value-type="float" office:value="40037992" calcext:value-type="float">
            <text:p>40037992</text:p>
          </table:table-cell>
          <table:table-cell office:value-type="float" office:value="25378040" calcext:value-type="float">
            <text:p>25378040</text:p>
          </table:table-cell>
          <table:table-cell office:value-type="float" office:value="26665240" calcext:value-type="float">
            <text:p>26665240</text:p>
          </table:table-cell>
          <table:table-cell office:value-type="float" office:value="28473928" calcext:value-type="float">
            <text:p>28473928</text:p>
          </table:table-cell>
          <table:table-cell table:formula="of:=[.A465]+[.B465]+[.C465]+[.D465]+[.E465]+[.F465]+[.G465]" office:value-type="float" office:value="198332232" calcext:value-type="float">
            <text:p>198332232</text:p>
          </table:table-cell>
        </table:table-row>
        <table:table-row table:style-name="ro1">
          <table:table-cell office:value-type="float" office:value="49104048" calcext:value-type="float">
            <text:p>49104048</text:p>
          </table:table-cell>
          <table:table-cell office:value-type="float" office:value="28678888" calcext:value-type="float">
            <text:p>28678888</text:p>
          </table:table-cell>
          <table:table-cell office:value-type="float" office:value="0" calcext:value-type="float">
            <text:p>0</text:p>
          </table:table-cell>
          <table:table-cell office:value-type="float" office:value="40037992" calcext:value-type="float">
            <text:p>40037992</text:p>
          </table:table-cell>
          <table:table-cell office:value-type="float" office:value="25384000" calcext:value-type="float">
            <text:p>25384000</text:p>
          </table:table-cell>
          <table:table-cell office:value-type="float" office:value="26665240" calcext:value-type="float">
            <text:p>26665240</text:p>
          </table:table-cell>
          <table:table-cell office:value-type="float" office:value="28479480" calcext:value-type="float">
            <text:p>28479480</text:p>
          </table:table-cell>
          <table:table-cell table:formula="of:=[.A466]+[.B466]+[.C466]+[.D466]+[.E466]+[.F466]+[.G466]" office:value-type="float" office:value="198349648" calcext:value-type="float">
            <text:p>198349648</text:p>
          </table:table-cell>
        </table:table-row>
        <table:table-row table:style-name="ro1">
          <table:table-cell office:value-type="float" office:value="49124536" calcext:value-type="float">
            <text:p>49124536</text:p>
          </table:table-cell>
          <table:table-cell office:value-type="float" office:value="28679184" calcext:value-type="float">
            <text:p>28679184</text:p>
          </table:table-cell>
          <table:table-cell office:value-type="float" office:value="0" calcext:value-type="float">
            <text:p>0</text:p>
          </table:table-cell>
          <table:table-cell office:value-type="float" office:value="40037992" calcext:value-type="float">
            <text:p>40037992</text:p>
          </table:table-cell>
          <table:table-cell office:value-type="float" office:value="25384000" calcext:value-type="float">
            <text:p>25384000</text:p>
          </table:table-cell>
          <table:table-cell office:value-type="float" office:value="26665240" calcext:value-type="float">
            <text:p>26665240</text:p>
          </table:table-cell>
          <table:table-cell office:value-type="float" office:value="28553840" calcext:value-type="float">
            <text:p>28553840</text:p>
          </table:table-cell>
          <table:table-cell table:formula="of:=[.A467]+[.B467]+[.C467]+[.D467]+[.E467]+[.F467]+[.G467]" office:value-type="float" office:value="198444792" calcext:value-type="float">
            <text:p>198444792</text:p>
          </table:table-cell>
        </table:table-row>
        <table:table-row table:style-name="ro1">
          <table:table-cell office:value-type="float" office:value="49124768" calcext:value-type="float">
            <text:p>49124768</text:p>
          </table:table-cell>
          <table:table-cell office:value-type="float" office:value="28684128" calcext:value-type="float">
            <text:p>28684128</text:p>
          </table:table-cell>
          <table:table-cell office:value-type="float" office:value="0" calcext:value-type="float">
            <text:p>0</text:p>
          </table:table-cell>
          <table:table-cell office:value-type="float" office:value="40037992" calcext:value-type="float">
            <text:p>40037992</text:p>
          </table:table-cell>
          <table:table-cell office:value-type="float" office:value="25384000" calcext:value-type="float">
            <text:p>25384000</text:p>
          </table:table-cell>
          <table:table-cell office:value-type="float" office:value="26665240" calcext:value-type="float">
            <text:p>26665240</text:p>
          </table:table-cell>
          <table:table-cell office:value-type="float" office:value="28553840" calcext:value-type="float">
            <text:p>28553840</text:p>
          </table:table-cell>
          <table:table-cell table:formula="of:=[.A468]+[.B468]+[.C468]+[.D468]+[.E468]+[.F468]+[.G468]" office:value-type="float" office:value="198449968" calcext:value-type="float">
            <text:p>198449968</text:p>
          </table:table-cell>
        </table:table-row>
        <table:table-row table:style-name="ro1">
          <table:table-cell office:value-type="float" office:value="49126120" calcext:value-type="float">
            <text:p>49126120</text:p>
          </table:table-cell>
          <table:table-cell office:value-type="float" office:value="28684784" calcext:value-type="float">
            <text:p>28684784</text:p>
          </table:table-cell>
          <table:table-cell office:value-type="float" office:value="0" calcext:value-type="float">
            <text:p>0</text:p>
          </table:table-cell>
          <table:table-cell office:value-type="float" office:value="40042832" calcext:value-type="float">
            <text:p>40042832</text:p>
          </table:table-cell>
          <table:table-cell office:value-type="float" office:value="25384000" calcext:value-type="float">
            <text:p>25384000</text:p>
          </table:table-cell>
          <table:table-cell office:value-type="float" office:value="26665240" calcext:value-type="float">
            <text:p>26665240</text:p>
          </table:table-cell>
          <table:table-cell office:value-type="float" office:value="28553840" calcext:value-type="float">
            <text:p>28553840</text:p>
          </table:table-cell>
          <table:table-cell table:formula="of:=[.A469]+[.B469]+[.C469]+[.D469]+[.E469]+[.F469]+[.G469]" office:value-type="float" office:value="198456816" calcext:value-type="float">
            <text:p>198456816</text:p>
          </table:table-cell>
        </table:table-row>
        <table:table-row table:style-name="ro1">
          <table:table-cell office:value-type="float" office:value="49126968" calcext:value-type="float">
            <text:p>49126968</text:p>
          </table:table-cell>
          <table:table-cell office:value-type="float" office:value="28759816" calcext:value-type="float">
            <text:p>28759816</text:p>
          </table:table-cell>
          <table:table-cell office:value-type="float" office:value="0" calcext:value-type="float">
            <text:p>0</text:p>
          </table:table-cell>
          <table:table-cell office:value-type="float" office:value="40042832" calcext:value-type="float">
            <text:p>40042832</text:p>
          </table:table-cell>
          <table:table-cell office:value-type="float" office:value="25452344" calcext:value-type="float">
            <text:p>25452344</text:p>
          </table:table-cell>
          <table:table-cell office:value-type="float" office:value="26669376" calcext:value-type="float">
            <text:p>26669376</text:p>
          </table:table-cell>
          <table:table-cell office:value-type="float" office:value="28553840" calcext:value-type="float">
            <text:p>28553840</text:p>
          </table:table-cell>
          <table:table-cell table:formula="of:=[.A470]+[.B470]+[.C470]+[.D470]+[.E470]+[.F470]+[.G470]" office:value-type="float" office:value="198605176" calcext:value-type="float">
            <text:p>198605176</text:p>
          </table:table-cell>
        </table:table-row>
        <table:table-row table:style-name="ro1">
          <table:table-cell office:value-type="float" office:value="49200992" calcext:value-type="float">
            <text:p>49200992</text:p>
          </table:table-cell>
          <table:table-cell office:value-type="float" office:value="28760664" calcext:value-type="float">
            <text:p>28760664</text:p>
          </table:table-cell>
          <table:table-cell office:value-type="float" office:value="0" calcext:value-type="float">
            <text:p>0</text:p>
          </table:table-cell>
          <table:table-cell office:value-type="float" office:value="40053360" calcext:value-type="float">
            <text:p>40053360</text:p>
          </table:table-cell>
          <table:table-cell office:value-type="float" office:value="25458304" calcext:value-type="float">
            <text:p>25458304</text:p>
          </table:table-cell>
          <table:table-cell office:value-type="float" office:value="26669376" calcext:value-type="float">
            <text:p>26669376</text:p>
          </table:table-cell>
          <table:table-cell office:value-type="float" office:value="28559848" calcext:value-type="float">
            <text:p>28559848</text:p>
          </table:table-cell>
          <table:table-cell table:formula="of:=[.A471]+[.B471]+[.C471]+[.D471]+[.E471]+[.F471]+[.G471]" office:value-type="float" office:value="198702544" calcext:value-type="float">
            <text:p>198702544</text:p>
          </table:table-cell>
        </table:table-row>
        <table:table-row table:style-name="ro1">
          <table:table-cell office:value-type="float" office:value="49201984" calcext:value-type="float">
            <text:p>49201984</text:p>
          </table:table-cell>
          <table:table-cell office:value-type="float" office:value="28760960" calcext:value-type="float">
            <text:p>28760960</text:p>
          </table:table-cell>
          <table:table-cell office:value-type="float" office:value="0" calcext:value-type="float">
            <text:p>0</text:p>
          </table:table-cell>
          <table:table-cell office:value-type="float" office:value="40053360" calcext:value-type="float">
            <text:p>40053360</text:p>
          </table:table-cell>
          <table:table-cell office:value-type="float" office:value="25458304" calcext:value-type="float">
            <text:p>25458304</text:p>
          </table:table-cell>
          <table:table-cell office:value-type="float" office:value="26669376" calcext:value-type="float">
            <text:p>26669376</text:p>
          </table:table-cell>
          <table:table-cell office:value-type="float" office:value="28559848" calcext:value-type="float">
            <text:p>28559848</text:p>
          </table:table-cell>
          <table:table-cell table:formula="of:=[.A472]+[.B472]+[.C472]+[.D472]+[.E472]+[.F472]+[.G472]" office:value-type="float" office:value="198703832" calcext:value-type="float">
            <text:p>198703832</text:p>
          </table:table-cell>
        </table:table-row>
        <table:table-row table:style-name="ro1">
          <table:table-cell office:value-type="float" office:value="49207128" calcext:value-type="float">
            <text:p>49207128</text:p>
          </table:table-cell>
          <table:table-cell office:value-type="float" office:value="28761256" calcext:value-type="float">
            <text:p>28761256</text:p>
          </table:table-cell>
          <table:table-cell office:value-type="float" office:value="0" calcext:value-type="float">
            <text:p>0</text:p>
          </table:table-cell>
          <table:table-cell office:value-type="float" office:value="40058672" calcext:value-type="float">
            <text:p>40058672</text:p>
          </table:table-cell>
          <table:table-cell office:value-type="float" office:value="25458304" calcext:value-type="float">
            <text:p>25458304</text:p>
          </table:table-cell>
          <table:table-cell office:value-type="float" office:value="26693032" calcext:value-type="float">
            <text:p>26693032</text:p>
          </table:table-cell>
          <table:table-cell office:value-type="float" office:value="28559848" calcext:value-type="float">
            <text:p>28559848</text:p>
          </table:table-cell>
          <table:table-cell table:formula="of:=[.A473]+[.B473]+[.C473]+[.D473]+[.E473]+[.F473]+[.G473]" office:value-type="float" office:value="198738240" calcext:value-type="float">
            <text:p>198738240</text:p>
          </table:table-cell>
        </table:table-row>
        <table:table-row table:style-name="ro1">
          <table:table-cell office:value-type="float" office:value="49209096" calcext:value-type="float">
            <text:p>49209096</text:p>
          </table:table-cell>
          <table:table-cell office:value-type="float" office:value="28761912" calcext:value-type="float">
            <text:p>28761912</text:p>
          </table:table-cell>
          <table:table-cell office:value-type="float" office:value="0" calcext:value-type="float">
            <text:p>0</text:p>
          </table:table-cell>
          <table:table-cell office:value-type="float" office:value="40127880" calcext:value-type="float">
            <text:p>40127880</text:p>
          </table:table-cell>
          <table:table-cell office:value-type="float" office:value="25464592" calcext:value-type="float">
            <text:p>25464592</text:p>
          </table:table-cell>
          <table:table-cell office:value-type="float" office:value="26693032" calcext:value-type="float">
            <text:p>26693032</text:p>
          </table:table-cell>
          <table:table-cell office:value-type="float" office:value="28565400" calcext:value-type="float">
            <text:p>28565400</text:p>
          </table:table-cell>
          <table:table-cell table:formula="of:=[.A474]+[.B474]+[.C474]+[.D474]+[.E474]+[.F474]+[.G474]" office:value-type="float" office:value="198821912" calcext:value-type="float">
            <text:p>198821912</text:p>
          </table:table-cell>
        </table:table-row>
        <table:table-row table:style-name="ro1">
          <table:table-cell office:value-type="float" office:value="49213976" calcext:value-type="float">
            <text:p>49213976</text:p>
          </table:table-cell>
          <table:table-cell office:value-type="float" office:value="28767120" calcext:value-type="float">
            <text:p>28767120</text:p>
          </table:table-cell>
          <table:table-cell office:value-type="float" office:value="0" calcext:value-type="float">
            <text:p>0</text:p>
          </table:table-cell>
          <table:table-cell office:value-type="float" office:value="40127880" calcext:value-type="float">
            <text:p>40127880</text:p>
          </table:table-cell>
          <table:table-cell office:value-type="float" office:value="25464592" calcext:value-type="float">
            <text:p>25464592</text:p>
          </table:table-cell>
          <table:table-cell office:value-type="float" office:value="26725032" calcext:value-type="float">
            <text:p>26725032</text:p>
          </table:table-cell>
          <table:table-cell office:value-type="float" office:value="28565400" calcext:value-type="float">
            <text:p>28565400</text:p>
          </table:table-cell>
          <table:table-cell table:formula="of:=[.A475]+[.B475]+[.C475]+[.D475]+[.E475]+[.F475]+[.G475]" office:value-type="float" office:value="198864000" calcext:value-type="float">
            <text:p>198864000</text:p>
          </table:table-cell>
        </table:table-row>
        <table:table-row table:style-name="ro1">
          <table:table-cell office:value-type="float" office:value="49214112" calcext:value-type="float">
            <text:p>49214112</text:p>
          </table:table-cell>
          <table:table-cell office:value-type="float" office:value="28767968" calcext:value-type="float">
            <text:p>28767968</text:p>
          </table:table-cell>
          <table:table-cell office:value-type="float" office:value="0" calcext:value-type="float">
            <text:p>0</text:p>
          </table:table-cell>
          <table:table-cell office:value-type="float" office:value="40127880" calcext:value-type="float">
            <text:p>40127880</text:p>
          </table:table-cell>
          <table:table-cell office:value-type="float" office:value="25470552" calcext:value-type="float">
            <text:p>25470552</text:p>
          </table:table-cell>
          <table:table-cell office:value-type="float" office:value="26725032" calcext:value-type="float">
            <text:p>26725032</text:p>
          </table:table-cell>
          <table:table-cell office:value-type="float" office:value="28716504" calcext:value-type="float">
            <text:p>28716504</text:p>
          </table:table-cell>
          <table:table-cell table:formula="of:=[.A476]+[.B476]+[.C476]+[.D476]+[.E476]+[.F476]+[.G476]" office:value-type="float" office:value="199022048" calcext:value-type="float">
            <text:p>199022048</text:p>
          </table:table-cell>
        </table:table-row>
        <table:table-row table:style-name="ro1">
          <table:table-cell office:value-type="float" office:value="49215104" calcext:value-type="float">
            <text:p>49215104</text:p>
          </table:table-cell>
          <table:table-cell office:value-type="float" office:value="28772912" calcext:value-type="float">
            <text:p>28772912</text:p>
          </table:table-cell>
          <table:table-cell office:value-type="float" office:value="0" calcext:value-type="float">
            <text:p>0</text:p>
          </table:table-cell>
          <table:table-cell office:value-type="float" office:value="40127880" calcext:value-type="float">
            <text:p>40127880</text:p>
          </table:table-cell>
          <table:table-cell office:value-type="float" office:value="25470552" calcext:value-type="float">
            <text:p>25470552</text:p>
          </table:table-cell>
          <table:table-cell office:value-type="float" office:value="26725032" calcext:value-type="float">
            <text:p>26725032</text:p>
          </table:table-cell>
          <table:table-cell office:value-type="float" office:value="28740184" calcext:value-type="float">
            <text:p>28740184</text:p>
          </table:table-cell>
          <table:table-cell table:formula="of:=[.A477]+[.B477]+[.C477]+[.D477]+[.E477]+[.F477]+[.G477]" office:value-type="float" office:value="199051664" calcext:value-type="float">
            <text:p>199051664</text:p>
          </table:table-cell>
        </table:table-row>
        <table:table-row table:style-name="ro1">
          <table:table-cell office:value-type="float" office:value="49215336" calcext:value-type="float">
            <text:p>49215336</text:p>
          </table:table-cell>
          <table:table-cell office:value-type="float" office:value="28773224" calcext:value-type="float">
            <text:p>28773224</text:p>
          </table:table-cell>
          <table:table-cell office:value-type="float" office:value="0" calcext:value-type="float">
            <text:p>0</text:p>
          </table:table-cell>
          <table:table-cell office:value-type="float" office:value="40132944" calcext:value-type="float">
            <text:p>40132944</text:p>
          </table:table-cell>
          <table:table-cell office:value-type="float" office:value="25470552" calcext:value-type="float">
            <text:p>25470552</text:p>
          </table:table-cell>
          <table:table-cell office:value-type="float" office:value="26725032" calcext:value-type="float">
            <text:p>26725032</text:p>
          </table:table-cell>
          <table:table-cell office:value-type="float" office:value="28740184" calcext:value-type="float">
            <text:p>28740184</text:p>
          </table:table-cell>
          <table:table-cell table:formula="of:=[.A478]+[.B478]+[.C478]+[.D478]+[.E478]+[.F478]+[.G478]" office:value-type="float" office:value="199057272" calcext:value-type="float">
            <text:p>199057272</text:p>
          </table:table-cell>
        </table:table-row>
        <table:table-row table:style-name="ro1">
          <table:table-cell office:value-type="float" office:value="49217536" calcext:value-type="float">
            <text:p>49217536</text:p>
          </table:table-cell>
          <table:table-cell office:value-type="float" office:value="28778344" calcext:value-type="float">
            <text:p>28778344</text:p>
          </table:table-cell>
          <table:table-cell office:value-type="float" office:value="0" calcext:value-type="float">
            <text:p>0</text:p>
          </table:table-cell>
          <table:table-cell office:value-type="float" office:value="40132944" calcext:value-type="float">
            <text:p>40132944</text:p>
          </table:table-cell>
          <table:table-cell office:value-type="float" office:value="24801680" calcext:value-type="float">
            <text:p>24801680</text:p>
          </table:table-cell>
          <table:table-cell office:value-type="float" office:value="26725032" calcext:value-type="float">
            <text:p>26725032</text:p>
          </table:table-cell>
          <table:table-cell office:value-type="float" office:value="28740184" calcext:value-type="float">
            <text:p>28740184</text:p>
          </table:table-cell>
          <table:table-cell table:formula="of:=[.A479]+[.B479]+[.C479]+[.D479]+[.E479]+[.F479]+[.G479]" office:value-type="float" office:value="198395720" calcext:value-type="float">
            <text:p>198395720</text:p>
          </table:table-cell>
        </table:table-row>
        <table:table-row table:style-name="ro1">
          <table:table-cell office:value-type="float" office:value="49222416" calcext:value-type="float">
            <text:p>49222416</text:p>
          </table:table-cell>
          <table:table-cell office:value-type="float" office:value="28783192" calcext:value-type="float">
            <text:p>28783192</text:p>
          </table:table-cell>
          <table:table-cell office:value-type="float" office:value="0" calcext:value-type="float">
            <text:p>0</text:p>
          </table:table-cell>
          <table:table-cell office:value-type="float" office:value="40132944" calcext:value-type="float">
            <text:p>40132944</text:p>
          </table:table-cell>
          <table:table-cell office:value-type="float" office:value="27136800" calcext:value-type="float">
            <text:p>27136800</text:p>
          </table:table-cell>
          <table:table-cell office:value-type="float" office:value="26730712" calcext:value-type="float">
            <text:p>26730712</text:p>
          </table:table-cell>
          <table:table-cell office:value-type="float" office:value="28740184" calcext:value-type="float">
            <text:p>28740184</text:p>
          </table:table-cell>
          <table:table-cell table:formula="of:=[.A480]+[.B480]+[.C480]+[.D480]+[.E480]+[.F480]+[.G480]" office:value-type="float" office:value="200746248" calcext:value-type="float">
            <text:p>200746248</text:p>
          </table:table-cell>
        </table:table-row>
        <table:table-row table:style-name="ro1">
          <table:table-cell office:value-type="float" office:value="49223408" calcext:value-type="float">
            <text:p>49223408</text:p>
          </table:table-cell>
          <table:table-cell office:value-type="float" office:value="28784040" calcext:value-type="float">
            <text:p>28784040</text:p>
          </table:table-cell>
          <table:table-cell office:value-type="float" office:value="0" calcext:value-type="float">
            <text:p>0</text:p>
          </table:table-cell>
          <table:table-cell office:value-type="float" office:value="40148472" calcext:value-type="float">
            <text:p>40148472</text:p>
          </table:table-cell>
          <table:table-cell office:value-type="float" office:value="27216136" calcext:value-type="float">
            <text:p>27216136</text:p>
          </table:table-cell>
          <table:table-cell office:value-type="float" office:value="26730712" calcext:value-type="float">
            <text:p>26730712</text:p>
          </table:table-cell>
          <table:table-cell office:value-type="float" office:value="28745904" calcext:value-type="float">
            <text:p>28745904</text:p>
          </table:table-cell>
          <table:table-cell table:formula="of:=[.A481]+[.B481]+[.C481]+[.D481]+[.E481]+[.F481]+[.G481]" office:value-type="float" office:value="200848672" calcext:value-type="float">
            <text:p>200848672</text:p>
          </table:table-cell>
        </table:table-row>
        <table:table-row table:style-name="ro1">
          <table:table-cell office:value-type="float" office:value="49223640" calcext:value-type="float">
            <text:p>49223640</text:p>
          </table:table-cell>
          <table:table-cell office:value-type="float" office:value="28784336" calcext:value-type="float">
            <text:p>28784336</text:p>
          </table:table-cell>
          <table:table-cell office:value-type="float" office:value="0" calcext:value-type="float">
            <text:p>0</text:p>
          </table:table-cell>
          <table:table-cell office:value-type="float" office:value="40148472" calcext:value-type="float">
            <text:p>40148472</text:p>
          </table:table-cell>
          <table:table-cell office:value-type="float" office:value="27221816" calcext:value-type="float">
            <text:p>27221816</text:p>
          </table:table-cell>
          <table:table-cell office:value-type="float" office:value="26730712" calcext:value-type="float">
            <text:p>26730712</text:p>
          </table:table-cell>
          <table:table-cell office:value-type="float" office:value="28745904" calcext:value-type="float">
            <text:p>28745904</text:p>
          </table:table-cell>
          <table:table-cell table:formula="of:=[.A482]+[.B482]+[.C482]+[.D482]+[.E482]+[.F482]+[.G482]" office:value-type="float" office:value="200854880" calcext:value-type="float">
            <text:p>200854880</text:p>
          </table:table-cell>
        </table:table-row>
        <table:table-row table:style-name="ro1">
          <table:table-cell office:value-type="float" office:value="49297664" calcext:value-type="float">
            <text:p>49297664</text:p>
          </table:table-cell>
          <table:table-cell office:value-type="float" office:value="28784632" calcext:value-type="float">
            <text:p>28784632</text:p>
          </table:table-cell>
          <table:table-cell office:value-type="float" office:value="0" calcext:value-type="float">
            <text:p>0</text:p>
          </table:table-cell>
          <table:table-cell office:value-type="float" office:value="40180568" calcext:value-type="float">
            <text:p>40180568</text:p>
          </table:table-cell>
          <table:table-cell office:value-type="float" office:value="27349800" calcext:value-type="float">
            <text:p>27349800</text:p>
          </table:table-cell>
          <table:table-cell office:value-type="float" office:value="26730712" calcext:value-type="float">
            <text:p>26730712</text:p>
          </table:table-cell>
          <table:table-cell office:value-type="float" office:value="28751360" calcext:value-type="float">
            <text:p>28751360</text:p>
          </table:table-cell>
          <table:table-cell table:formula="of:=[.A483]+[.B483]+[.C483]+[.D483]+[.E483]+[.F483]+[.G483]" office:value-type="float" office:value="201094736" calcext:value-type="float">
            <text:p>201094736</text:p>
          </table:table-cell>
        </table:table-row>
        <table:table-row table:style-name="ro1">
          <table:table-cell office:value-type="float" office:value="49299632" calcext:value-type="float">
            <text:p>49299632</text:p>
          </table:table-cell>
          <table:table-cell office:value-type="float" office:value="28785288" calcext:value-type="float">
            <text:p>28785288</text:p>
          </table:table-cell>
          <table:table-cell office:value-type="float" office:value="0" calcext:value-type="float">
            <text:p>0</text:p>
          </table:table-cell>
          <table:table-cell office:value-type="float" office:value="40181392" calcext:value-type="float">
            <text:p>40181392</text:p>
          </table:table-cell>
          <table:table-cell office:value-type="float" office:value="27358216" calcext:value-type="float">
            <text:p>27358216</text:p>
          </table:table-cell>
          <table:table-cell office:value-type="float" office:value="26730712" calcext:value-type="float">
            <text:p>26730712</text:p>
          </table:table-cell>
          <table:table-cell office:value-type="float" office:value="28751360" calcext:value-type="float">
            <text:p>28751360</text:p>
          </table:table-cell>
          <table:table-cell table:formula="of:=[.A484]+[.B484]+[.C484]+[.D484]+[.E484]+[.F484]+[.G484]" office:value-type="float" office:value="201106600" calcext:value-type="float">
            <text:p>201106600</text:p>
          </table:table-cell>
        </table:table-row>
        <table:table-row table:style-name="ro1">
          <table:table-cell office:value-type="float" office:value="49304680" calcext:value-type="float">
            <text:p>49304680</text:p>
          </table:table-cell>
          <table:table-cell office:value-type="float" office:value="28856096" calcext:value-type="float">
            <text:p>28856096</text:p>
          </table:table-cell>
          <table:table-cell office:value-type="float" office:value="0" calcext:value-type="float">
            <text:p>0</text:p>
          </table:table-cell>
          <table:table-cell office:value-type="float" office:value="40181392" calcext:value-type="float">
            <text:p>40181392</text:p>
          </table:table-cell>
          <table:table-cell office:value-type="float" office:value="26828944" calcext:value-type="float">
            <text:p>26828944</text:p>
          </table:table-cell>
          <table:table-cell office:value-type="float" office:value="26804328" calcext:value-type="float">
            <text:p>26804328</text:p>
          </table:table-cell>
          <table:table-cell office:value-type="float" office:value="28751360" calcext:value-type="float">
            <text:p>28751360</text:p>
          </table:table-cell>
          <table:table-cell table:formula="of:=[.A485]+[.B485]+[.C485]+[.D485]+[.E485]+[.F485]+[.G485]" office:value-type="float" office:value="200726800" calcext:value-type="float">
            <text:p>200726800</text:p>
          </table:table-cell>
        </table:table-row>
        <table:table-row table:style-name="ro1">
          <table:table-cell office:value-type="float" office:value="49305672" calcext:value-type="float">
            <text:p>49305672</text:p>
          </table:table-cell>
          <table:table-cell office:value-type="float" office:value="28857120" calcext:value-type="float">
            <text:p>28857120</text:p>
          </table:table-cell>
          <table:table-cell office:value-type="float" office:value="0" calcext:value-type="float">
            <text:p>0</text:p>
          </table:table-cell>
          <table:table-cell office:value-type="float" office:value="40181392" calcext:value-type="float">
            <text:p>40181392</text:p>
          </table:table-cell>
          <table:table-cell office:value-type="float" office:value="26840832" calcext:value-type="float">
            <text:p>26840832</text:p>
          </table:table-cell>
          <table:table-cell office:value-type="float" office:value="26804328" calcext:value-type="float">
            <text:p>26804328</text:p>
          </table:table-cell>
          <table:table-cell office:value-type="float" office:value="28799712" calcext:value-type="float">
            <text:p>28799712</text:p>
          </table:table-cell>
          <table:table-cell table:formula="of:=[.A486]+[.B486]+[.C486]+[.D486]+[.E486]+[.F486]+[.G486]" office:value-type="float" office:value="200789056" calcext:value-type="float">
            <text:p>200789056</text:p>
          </table:table-cell>
        </table:table-row>
        <table:table-row table:style-name="ro1">
          <table:table-cell office:value-type="float" office:value="49305904" calcext:value-type="float">
            <text:p>49305904</text:p>
          </table:table-cell>
          <table:table-cell office:value-type="float" office:value="27665800" calcext:value-type="float">
            <text:p>27665800</text:p>
          </table:table-cell>
          <table:table-cell office:value-type="float" office:value="0" calcext:value-type="float">
            <text:p>0</text:p>
          </table:table-cell>
          <table:table-cell office:value-type="float" office:value="40181392" calcext:value-type="float">
            <text:p>40181392</text:p>
          </table:table-cell>
          <table:table-cell office:value-type="float" office:value="26840832" calcext:value-type="float">
            <text:p>26840832</text:p>
          </table:table-cell>
          <table:table-cell office:value-type="float" office:value="26808400" calcext:value-type="float">
            <text:p>26808400</text:p>
          </table:table-cell>
          <table:table-cell office:value-type="float" office:value="28800536" calcext:value-type="float">
            <text:p>28800536</text:p>
          </table:table-cell>
          <table:table-cell table:formula="of:=[.A487]+[.B487]+[.C487]+[.D487]+[.E487]+[.F487]+[.G487]" office:value-type="float" office:value="199602864" calcext:value-type="float">
            <text:p>199602864</text:p>
          </table:table-cell>
        </table:table-row>
        <table:table-row table:style-name="ro1">
          <table:table-cell office:value-type="float" office:value="49310784" calcext:value-type="float">
            <text:p>49310784</text:p>
          </table:table-cell>
          <table:table-cell office:value-type="float" office:value="27666096" calcext:value-type="float">
            <text:p>27666096</text:p>
          </table:table-cell>
          <table:table-cell office:value-type="float" office:value="0" calcext:value-type="float">
            <text:p>0</text:p>
          </table:table-cell>
          <table:table-cell office:value-type="float" office:value="40186456" calcext:value-type="float">
            <text:p>40186456</text:p>
          </table:table-cell>
          <table:table-cell office:value-type="float" office:value="26840832" calcext:value-type="float">
            <text:p>26840832</text:p>
          </table:table-cell>
          <table:table-cell office:value-type="float" office:value="26808400" calcext:value-type="float">
            <text:p>26808400</text:p>
          </table:table-cell>
          <table:table-cell office:value-type="float" office:value="28806824" calcext:value-type="float">
            <text:p>28806824</text:p>
          </table:table-cell>
          <table:table-cell table:formula="of:=[.A488]+[.B488]+[.C488]+[.D488]+[.E488]+[.F488]+[.G488]" office:value-type="float" office:value="199619392" calcext:value-type="float">
            <text:p>199619392</text:p>
          </table:table-cell>
        </table:table-row>
        <table:table-row table:style-name="ro1">
          <table:table-cell office:value-type="float" office:value="49312752" calcext:value-type="float">
            <text:p>49312752</text:p>
          </table:table-cell>
          <table:table-cell office:value-type="float" office:value="27671232" calcext:value-type="float">
            <text:p>27671232</text:p>
          </table:table-cell>
          <table:table-cell office:value-type="float" office:value="0" calcext:value-type="float">
            <text:p>0</text:p>
          </table:table-cell>
          <table:table-cell office:value-type="float" office:value="40186456" calcext:value-type="float">
            <text:p>40186456</text:p>
          </table:table-cell>
          <table:table-cell office:value-type="float" office:value="26922208" calcext:value-type="float">
            <text:p>26922208</text:p>
          </table:table-cell>
          <table:table-cell office:value-type="float" office:value="26808400" calcext:value-type="float">
            <text:p>26808400</text:p>
          </table:table-cell>
          <table:table-cell office:value-type="float" office:value="28806824" calcext:value-type="float">
            <text:p>28806824</text:p>
          </table:table-cell>
          <table:table-cell table:formula="of:=[.A489]+[.B489]+[.C489]+[.D489]+[.E489]+[.F489]+[.G489]" office:value-type="float" office:value="199707872" calcext:value-type="float">
            <text:p>199707872</text:p>
          </table:table-cell>
        </table:table-row>
        <table:table-row table:style-name="ro1">
          <table:table-cell office:value-type="float" office:value="49317632" calcext:value-type="float">
            <text:p>49317632</text:p>
          </table:table-cell>
          <table:table-cell office:value-type="float" office:value="27676120" calcext:value-type="float">
            <text:p>27676120</text:p>
          </table:table-cell>
          <table:table-cell office:value-type="float" office:value="0" calcext:value-type="float">
            <text:p>0</text:p>
          </table:table-cell>
          <table:table-cell office:value-type="float" office:value="40186456" calcext:value-type="float">
            <text:p>40186456</text:p>
          </table:table-cell>
          <table:table-cell office:value-type="float" office:value="26923032" calcext:value-type="float">
            <text:p>26923032</text:p>
          </table:table-cell>
          <table:table-cell office:value-type="float" office:value="26812472" calcext:value-type="float">
            <text:p>26812472</text:p>
          </table:table-cell>
          <table:table-cell office:value-type="float" office:value="28806824" calcext:value-type="float">
            <text:p>28806824</text:p>
          </table:table-cell>
          <table:table-cell table:formula="of:=[.A490]+[.B490]+[.C490]+[.D490]+[.E490]+[.F490]+[.G490]" office:value-type="float" office:value="199722536" calcext:value-type="float">
            <text:p>199722536</text:p>
          </table:table-cell>
        </table:table-row>
        <table:table-row table:style-name="ro1">
          <table:table-cell office:value-type="float" office:value="49318624" calcext:value-type="float">
            <text:p>49318624</text:p>
          </table:table-cell>
          <table:table-cell office:value-type="float" office:value="27677296" calcext:value-type="float">
            <text:p>27677296</text:p>
          </table:table-cell>
          <table:table-cell office:value-type="float" office:value="0" calcext:value-type="float">
            <text:p>0</text:p>
          </table:table-cell>
          <table:table-cell office:value-type="float" office:value="40191256" calcext:value-type="float">
            <text:p>40191256</text:p>
          </table:table-cell>
          <table:table-cell office:value-type="float" office:value="26928840" calcext:value-type="float">
            <text:p>26928840</text:p>
          </table:table-cell>
          <table:table-cell office:value-type="float" office:value="26812472" calcext:value-type="float">
            <text:p>26812472</text:p>
          </table:table-cell>
          <table:table-cell office:value-type="float" office:value="28806824" calcext:value-type="float">
            <text:p>28806824</text:p>
          </table:table-cell>
          <table:table-cell table:formula="of:=[.A491]+[.B491]+[.C491]+[.D491]+[.E491]+[.F491]+[.G491]" office:value-type="float" office:value="199735312" calcext:value-type="float">
            <text:p>199735312</text:p>
          </table:table-cell>
        </table:table-row>
        <table:table-row table:style-name="ro1">
          <table:table-cell office:value-type="float" office:value="49318856" calcext:value-type="float">
            <text:p>49318856</text:p>
          </table:table-cell>
          <table:table-cell office:value-type="float" office:value="27682240" calcext:value-type="float">
            <text:p>27682240</text:p>
          </table:table-cell>
          <table:table-cell office:value-type="float" office:value="0" calcext:value-type="float">
            <text:p>0</text:p>
          </table:table-cell>
          <table:table-cell office:value-type="float" office:value="40191256" calcext:value-type="float">
            <text:p>40191256</text:p>
          </table:table-cell>
          <table:table-cell office:value-type="float" office:value="26928840" calcext:value-type="float">
            <text:p>26928840</text:p>
          </table:table-cell>
          <table:table-cell office:value-type="float" office:value="26812472" calcext:value-type="float">
            <text:p>26812472</text:p>
          </table:table-cell>
          <table:table-cell office:value-type="float" office:value="28806824" calcext:value-type="float">
            <text:p>28806824</text:p>
          </table:table-cell>
          <table:table-cell table:formula="of:=[.A492]+[.B492]+[.C492]+[.D492]+[.E492]+[.F492]+[.G492]" office:value-type="float" office:value="199740488" calcext:value-type="float">
            <text:p>199740488</text:p>
          </table:table-cell>
        </table:table-row>
        <table:table-row table:style-name="ro1">
          <table:table-cell office:value-type="float" office:value="49319088" calcext:value-type="float">
            <text:p>49319088</text:p>
          </table:table-cell>
          <table:table-cell office:value-type="float" office:value="27682536" calcext:value-type="float">
            <text:p>27682536</text:p>
          </table:table-cell>
          <table:table-cell office:value-type="float" office:value="0" calcext:value-type="float">
            <text:p>0</text:p>
          </table:table-cell>
          <table:table-cell office:value-type="float" office:value="40200320" calcext:value-type="float">
            <text:p>40200320</text:p>
          </table:table-cell>
          <table:table-cell office:value-type="float" office:value="26934648" calcext:value-type="float">
            <text:p>26934648</text:p>
          </table:table-cell>
          <table:table-cell office:value-type="float" office:value="26812472" calcext:value-type="float">
            <text:p>26812472</text:p>
          </table:table-cell>
          <table:table-cell office:value-type="float" office:value="28812648" calcext:value-type="float">
            <text:p>28812648</text:p>
          </table:table-cell>
          <table:table-cell table:formula="of:=[.A493]+[.B493]+[.C493]+[.D493]+[.E493]+[.F493]+[.G493]" office:value-type="float" office:value="199761712" calcext:value-type="float">
            <text:p>199761712</text:p>
          </table:table-cell>
        </table:table-row>
        <table:table-row table:style-name="ro1">
          <table:table-cell office:value-type="float" office:value="49321056" calcext:value-type="float">
            <text:p>49321056</text:p>
          </table:table-cell>
          <table:table-cell office:value-type="float" office:value="27683192" calcext:value-type="float">
            <text:p>27683192</text:p>
          </table:table-cell>
          <table:table-cell office:value-type="float" office:value="0" calcext:value-type="float">
            <text:p>0</text:p>
          </table:table-cell>
          <table:table-cell office:value-type="float" office:value="40200320" calcext:value-type="float">
            <text:p>40200320</text:p>
          </table:table-cell>
          <table:table-cell office:value-type="float" office:value="26934648" calcext:value-type="float">
            <text:p>26934648</text:p>
          </table:table-cell>
          <table:table-cell office:value-type="float" office:value="26973200" calcext:value-type="float">
            <text:p>26973200</text:p>
          </table:table-cell>
          <table:table-cell office:value-type="float" office:value="28812648" calcext:value-type="float">
            <text:p>28812648</text:p>
          </table:table-cell>
          <table:table-cell table:formula="of:=[.A494]+[.B494]+[.C494]+[.D494]+[.E494]+[.F494]+[.G494]" office:value-type="float" office:value="199925064" calcext:value-type="float">
            <text:p>199925064</text:p>
          </table:table-cell>
        </table:table-row>
        <table:table-row table:style-name="ro1">
          <table:table-cell office:value-type="float" office:value="49395368" calcext:value-type="float">
            <text:p>49395368</text:p>
          </table:table-cell>
          <table:table-cell office:value-type="float" office:value="27683488" calcext:value-type="float">
            <text:p>27683488</text:p>
          </table:table-cell>
          <table:table-cell office:value-type="float" office:value="0" calcext:value-type="float">
            <text:p>0</text:p>
          </table:table-cell>
          <table:table-cell office:value-type="float" office:value="40205120" calcext:value-type="float">
            <text:p>40205120</text:p>
          </table:table-cell>
          <table:table-cell office:value-type="float" office:value="26934648" calcext:value-type="float">
            <text:p>26934648</text:p>
          </table:table-cell>
          <table:table-cell office:value-type="float" office:value="26977536" calcext:value-type="float">
            <text:p>26977536</text:p>
          </table:table-cell>
          <table:table-cell office:value-type="float" office:value="28812648" calcext:value-type="float">
            <text:p>28812648</text:p>
          </table:table-cell>
          <table:table-cell table:formula="of:=[.A495]+[.B495]+[.C495]+[.D495]+[.E495]+[.F495]+[.G495]" office:value-type="float" office:value="200008808" calcext:value-type="float">
            <text:p>200008808</text:p>
          </table:table-cell>
        </table:table-row>
        <table:table-row table:style-name="ro1">
          <table:table-cell office:value-type="float" office:value="49396360" calcext:value-type="float">
            <text:p>49396360</text:p>
          </table:table-cell>
          <table:table-cell office:value-type="float" office:value="27684336" calcext:value-type="float">
            <text:p>27684336</text:p>
          </table:table-cell>
          <table:table-cell office:value-type="float" office:value="0" calcext:value-type="float">
            <text:p>0</text:p>
          </table:table-cell>
          <table:table-cell office:value-type="float" office:value="40205120" calcext:value-type="float">
            <text:p>40205120</text:p>
          </table:table-cell>
          <table:table-cell office:value-type="float" office:value="26934648" calcext:value-type="float">
            <text:p>26934648</text:p>
          </table:table-cell>
          <table:table-cell office:value-type="float" office:value="26977536" calcext:value-type="float">
            <text:p>26977536</text:p>
          </table:table-cell>
          <table:table-cell office:value-type="float" office:value="28452840" calcext:value-type="float">
            <text:p>28452840</text:p>
          </table:table-cell>
          <table:table-cell table:formula="of:=[.A496]+[.B496]+[.C496]+[.D496]+[.E496]+[.F496]+[.G496]" office:value-type="float" office:value="199650840" calcext:value-type="float">
            <text:p>199650840</text:p>
          </table:table-cell>
        </table:table-row>
        <table:table-row table:style-name="ro1">
          <table:table-cell office:value-type="float" office:value="49401352" calcext:value-type="float">
            <text:p>49401352</text:p>
          </table:table-cell>
          <table:table-cell office:value-type="float" office:value="27755080" calcext:value-type="float">
            <text:p>27755080</text:p>
          </table:table-cell>
          <table:table-cell office:value-type="float" office:value="0" calcext:value-type="float">
            <text:p>0</text:p>
          </table:table-cell>
          <table:table-cell office:value-type="float" office:value="40205120" calcext:value-type="float">
            <text:p>40205120</text:p>
          </table:table-cell>
          <table:table-cell office:value-type="float" office:value="26934648" calcext:value-type="float">
            <text:p>26934648</text:p>
          </table:table-cell>
          <table:table-cell office:value-type="float" office:value="26987456" calcext:value-type="float">
            <text:p>26987456</text:p>
          </table:table-cell>
          <table:table-cell office:value-type="float" office:value="28452920" calcext:value-type="float">
            <text:p>28452920</text:p>
          </table:table-cell>
          <table:table-cell table:formula="of:=[.A497]+[.B497]+[.C497]+[.D497]+[.E497]+[.F497]+[.G497]" office:value-type="float" office:value="199736576" calcext:value-type="float">
            <text:p>199736576</text:p>
          </table:table-cell>
        </table:table-row>
        <table:table-row table:style-name="ro1">
          <table:table-cell office:value-type="float" office:value="49401944" calcext:value-type="float">
            <text:p>49401944</text:p>
          </table:table-cell>
          <table:table-cell office:value-type="float" office:value="27755736" calcext:value-type="float">
            <text:p>27755736</text:p>
          </table:table-cell>
          <table:table-cell office:value-type="float" office:value="0" calcext:value-type="float">
            <text:p>0</text:p>
          </table:table-cell>
          <table:table-cell office:value-type="float" office:value="40205120" calcext:value-type="float">
            <text:p>40205120</text:p>
          </table:table-cell>
          <table:table-cell office:value-type="float" office:value="26940456" calcext:value-type="float">
            <text:p>26940456</text:p>
          </table:table-cell>
          <table:table-cell office:value-type="float" office:value="26987456" calcext:value-type="float">
            <text:p>26987456</text:p>
          </table:table-cell>
          <table:table-cell office:value-type="float" office:value="28459888" calcext:value-type="float">
            <text:p>28459888</text:p>
          </table:table-cell>
          <table:table-cell table:formula="of:=[.A498]+[.B498]+[.C498]+[.D498]+[.E498]+[.F498]+[.G498]" office:value-type="float" office:value="199750600" calcext:value-type="float">
            <text:p>199750600</text:p>
          </table:table-cell>
        </table:table-row>
        <table:table-row table:style-name="ro1">
          <table:table-cell office:value-type="float" office:value="49403552" calcext:value-type="float">
            <text:p>49403552</text:p>
          </table:table-cell>
          <table:table-cell office:value-type="float" office:value="27761456" calcext:value-type="float">
            <text:p>27761456</text:p>
          </table:table-cell>
          <table:table-cell office:value-type="float" office:value="0" calcext:value-type="float">
            <text:p>0</text:p>
          </table:table-cell>
          <table:table-cell office:value-type="float" office:value="40205120" calcext:value-type="float">
            <text:p>40205120</text:p>
          </table:table-cell>
          <table:table-cell office:value-type="float" office:value="27014064" calcext:value-type="float">
            <text:p>27014064</text:p>
          </table:table-cell>
          <table:table-cell office:value-type="float" office:value="26987456" calcext:value-type="float">
            <text:p>26987456</text:p>
          </table:table-cell>
          <table:table-cell office:value-type="float" office:value="28459888" calcext:value-type="float">
            <text:p>28459888</text:p>
          </table:table-cell>
          <table:table-cell table:formula="of:=[.A499]+[.B499]+[.C499]+[.D499]+[.E499]+[.F499]+[.G499]" office:value-type="float" office:value="199831536" calcext:value-type="float">
            <text:p>199831536</text:p>
          </table:table-cell>
        </table:table-row>
        <table:table-row table:style-name="ro1">
          <table:table-cell office:value-type="float" office:value="49403784" calcext:value-type="float">
            <text:p>49403784</text:p>
          </table:table-cell>
          <table:table-cell office:value-type="float" office:value="27846888" calcext:value-type="float">
            <text:p>27846888</text:p>
          </table:table-cell>
          <table:table-cell office:value-type="float" office:value="0" calcext:value-type="float">
            <text:p>0</text:p>
          </table:table-cell>
          <table:table-cell office:value-type="float" office:value="40209920" calcext:value-type="float">
            <text:p>40209920</text:p>
          </table:table-cell>
          <table:table-cell office:value-type="float" office:value="27014064" calcext:value-type="float">
            <text:p>27014064</text:p>
          </table:table-cell>
          <table:table-cell office:value-type="float" office:value="26987456" calcext:value-type="float">
            <text:p>26987456</text:p>
          </table:table-cell>
          <table:table-cell office:value-type="float" office:value="28460712" calcext:value-type="float">
            <text:p>28460712</text:p>
          </table:table-cell>
          <table:table-cell table:formula="of:=[.A500]+[.B500]+[.C500]+[.D500]+[.E500]+[.F500]+[.G500]" office:value-type="float" office:value="199922824" calcext:value-type="float">
            <text:p>199922824</text:p>
          </table:table-cell>
        </table:table-row>
        <table:table-row table:style-name="ro1">
          <table:table-cell office:value-type="float" office:value="49404776" calcext:value-type="float">
            <text:p>49404776</text:p>
          </table:table-cell>
          <table:table-cell office:value-type="float" office:value="27847792" calcext:value-type="float">
            <text:p>27847792</text:p>
          </table:table-cell>
          <table:table-cell office:value-type="float" office:value="0" calcext:value-type="float">
            <text:p>0</text:p>
          </table:table-cell>
          <table:table-cell office:value-type="float" office:value="40209920" calcext:value-type="float">
            <text:p>40209920</text:p>
          </table:table-cell>
          <table:table-cell office:value-type="float" office:value="27020136" calcext:value-type="float">
            <text:p>27020136</text:p>
          </table:table-cell>
          <table:table-cell office:value-type="float" office:value="26987456" calcext:value-type="float">
            <text:p>26987456</text:p>
          </table:table-cell>
          <table:table-cell office:value-type="float" office:value="28460712" calcext:value-type="float">
            <text:p>28460712</text:p>
          </table:table-cell>
          <table:table-cell table:formula="of:=[.A501]+[.B501]+[.C501]+[.D501]+[.E501]+[.F501]+[.G501]" office:value-type="float" office:value="199930792" calcext:value-type="float">
            <text:p>199930792</text:p>
          </table:table-cell>
        </table:table-row>
        <table:table-row table:style-name="ro1">
          <table:table-cell office:value-type="float" office:value="49409504" calcext:value-type="float">
            <text:p>49409504</text:p>
          </table:table-cell>
          <table:table-cell office:value-type="float" office:value="27853736" calcext:value-type="float">
            <text:p>27853736</text:p>
          </table:table-cell>
          <table:table-cell office:value-type="float" office:value="0" calcext:value-type="float">
            <text:p>0</text:p>
          </table:table-cell>
          <table:table-cell office:value-type="float" office:value="40209920" calcext:value-type="float">
            <text:p>40209920</text:p>
          </table:table-cell>
          <table:table-cell office:value-type="float" office:value="27020136" calcext:value-type="float">
            <text:p>27020136</text:p>
          </table:table-cell>
          <table:table-cell office:value-type="float" office:value="26991528" calcext:value-type="float">
            <text:p>26991528</text:p>
          </table:table-cell>
          <table:table-cell office:value-type="float" office:value="28460712" calcext:value-type="float">
            <text:p>28460712</text:p>
          </table:table-cell>
          <table:table-cell table:formula="of:=[.A502]+[.B502]+[.C502]+[.D502]+[.E502]+[.F502]+[.G502]" office:value-type="float" office:value="199945536" calcext:value-type="float">
            <text:p>199945536</text:p>
          </table:table-cell>
        </table:table-row>
        <table:table-row table:style-name="ro1">
          <table:table-cell office:value-type="float" office:value="49411144" calcext:value-type="float">
            <text:p>49411144</text:p>
          </table:table-cell>
          <table:table-cell office:value-type="float" office:value="27854624" calcext:value-type="float">
            <text:p>27854624</text:p>
          </table:table-cell>
          <table:table-cell office:value-type="float" office:value="0" calcext:value-type="float">
            <text:p>0</text:p>
          </table:table-cell>
          <table:table-cell office:value-type="float" office:value="40283080" calcext:value-type="float">
            <text:p>40283080</text:p>
          </table:table-cell>
          <table:table-cell office:value-type="float" office:value="27025944" calcext:value-type="float">
            <text:p>27025944</text:p>
          </table:table-cell>
          <table:table-cell office:value-type="float" office:value="26991528" calcext:value-type="float">
            <text:p>26991528</text:p>
          </table:table-cell>
          <table:table-cell office:value-type="float" office:value="28466168" calcext:value-type="float">
            <text:p>28466168</text:p>
          </table:table-cell>
          <table:table-cell table:formula="of:=[.A503]+[.B503]+[.C503]+[.D503]+[.E503]+[.F503]+[.G503]" office:value-type="float" office:value="200032488" calcext:value-type="float">
            <text:p>200032488</text:p>
          </table:table-cell>
        </table:table-row>
        <table:table-row table:style-name="ro1">
          <table:table-cell office:value-type="float" office:value="49411992" calcext:value-type="float">
            <text:p>49411992</text:p>
          </table:table-cell>
          <table:table-cell office:value-type="float" office:value="27857320" calcext:value-type="float">
            <text:p>27857320</text:p>
          </table:table-cell>
          <table:table-cell office:value-type="float" office:value="0" calcext:value-type="float">
            <text:p>0</text:p>
          </table:table-cell>
          <table:table-cell office:value-type="float" office:value="40318392" calcext:value-type="float">
            <text:p>40318392</text:p>
          </table:table-cell>
          <table:table-cell office:value-type="float" office:value="27025944" calcext:value-type="float">
            <text:p>27025944</text:p>
          </table:table-cell>
          <table:table-cell office:value-type="float" office:value="26994256" calcext:value-type="float">
            <text:p>26994256</text:p>
          </table:table-cell>
          <table:table-cell office:value-type="float" office:value="28466168" calcext:value-type="float">
            <text:p>28466168</text:p>
          </table:table-cell>
          <table:table-cell table:formula="of:=[.A504]+[.B504]+[.C504]+[.D504]+[.E504]+[.F504]+[.G504]" office:value-type="float" office:value="200074072" calcext:value-type="float">
            <text:p>200074072</text:p>
          </table:table-cell>
        </table:table-row>
        <table:table-row table:style-name="ro1">
          <table:table-cell office:value-type="float" office:value="49416720" calcext:value-type="float">
            <text:p>49416720</text:p>
          </table:table-cell>
          <table:table-cell office:value-type="float" office:value="27867616" calcext:value-type="float">
            <text:p>27867616</text:p>
          </table:table-cell>
          <table:table-cell office:value-type="float" office:value="0" calcext:value-type="float">
            <text:p>0</text:p>
          </table:table-cell>
          <table:table-cell office:value-type="float" office:value="40326408" calcext:value-type="float">
            <text:p>40326408</text:p>
          </table:table-cell>
          <table:table-cell office:value-type="float" office:value="27025944" calcext:value-type="float">
            <text:p>27025944</text:p>
          </table:table-cell>
          <table:table-cell office:value-type="float" office:value="26994256" calcext:value-type="float">
            <text:p>26994256</text:p>
          </table:table-cell>
          <table:table-cell office:value-type="float" office:value="28466168" calcext:value-type="float">
            <text:p>28466168</text:p>
          </table:table-cell>
          <table:table-cell table:formula="of:=[.A505]+[.B505]+[.C505]+[.D505]+[.E505]+[.F505]+[.G505]" office:value-type="float" office:value="200097112" calcext:value-type="float">
            <text:p>200097112</text:p>
          </table:table-cell>
        </table:table-row>
        <table:table-row table:style-name="ro1">
          <table:table-cell office:value-type="float" office:value="49419840" calcext:value-type="float">
            <text:p>49419840</text:p>
          </table:table-cell>
          <table:table-cell office:value-type="float" office:value="27870464" calcext:value-type="float">
            <text:p>27870464</text:p>
          </table:table-cell>
          <table:table-cell office:value-type="float" office:value="0" calcext:value-type="float">
            <text:p>0</text:p>
          </table:table-cell>
          <table:table-cell office:value-type="float" office:value="40326904" calcext:value-type="float">
            <text:p>40326904</text:p>
          </table:table-cell>
          <table:table-cell office:value-type="float" office:value="27031752" calcext:value-type="float">
            <text:p>27031752</text:p>
          </table:table-cell>
          <table:table-cell office:value-type="float" office:value="26994256" calcext:value-type="float">
            <text:p>26994256</text:p>
          </table:table-cell>
          <table:table-cell office:value-type="float" office:value="28480864" calcext:value-type="float">
            <text:p>28480864</text:p>
          </table:table-cell>
          <table:table-cell table:formula="of:=[.A506]+[.B506]+[.C506]+[.D506]+[.E506]+[.F506]+[.G506]" office:value-type="float" office:value="200124080" calcext:value-type="float">
            <text:p>200124080</text:p>
          </table:table-cell>
        </table:table-row>
        <table:table-row table:style-name="ro1">
          <table:table-cell office:value-type="float" office:value="49561368" calcext:value-type="float">
            <text:p>49561368</text:p>
          </table:table-cell>
          <table:table-cell office:value-type="float" office:value="27875184" calcext:value-type="float">
            <text:p>27875184</text:p>
          </table:table-cell>
          <table:table-cell office:value-type="float" office:value="0" calcext:value-type="float">
            <text:p>0</text:p>
          </table:table-cell>
          <table:table-cell office:value-type="float" office:value="40329208" calcext:value-type="float">
            <text:p>40329208</text:p>
          </table:table-cell>
          <table:table-cell office:value-type="float" office:value="27031752" calcext:value-type="float">
            <text:p>27031752</text:p>
          </table:table-cell>
          <table:table-cell office:value-type="float" office:value="26998328" calcext:value-type="float">
            <text:p>26998328</text:p>
          </table:table-cell>
          <table:table-cell office:value-type="float" office:value="28480864" calcext:value-type="float">
            <text:p>28480864</text:p>
          </table:table-cell>
          <table:table-cell table:formula="of:=[.A507]+[.B507]+[.C507]+[.D507]+[.E507]+[.F507]+[.G507]" office:value-type="float" office:value="200276704" calcext:value-type="float">
            <text:p>200276704</text:p>
          </table:table-cell>
        </table:table-row>
        <table:table-row table:style-name="ro1">
          <table:table-cell office:value-type="float" office:value="49631480" calcext:value-type="float">
            <text:p>49631480</text:p>
          </table:table-cell>
          <table:table-cell office:value-type="float" office:value="27875728" calcext:value-type="float">
            <text:p>27875728</text:p>
          </table:table-cell>
          <table:table-cell office:value-type="float" office:value="0" calcext:value-type="float">
            <text:p>0</text:p>
          </table:table-cell>
          <table:table-cell office:value-type="float" office:value="40329704" calcext:value-type="float">
            <text:p>40329704</text:p>
          </table:table-cell>
          <table:table-cell office:value-type="float" office:value="27037560" calcext:value-type="float">
            <text:p>27037560</text:p>
          </table:table-cell>
          <table:table-cell office:value-type="float" office:value="26998328" calcext:value-type="float">
            <text:p>26998328</text:p>
          </table:table-cell>
          <table:table-cell office:value-type="float" office:value="28486320" calcext:value-type="float">
            <text:p>28486320</text:p>
          </table:table-cell>
          <table:table-cell table:formula="of:=[.A508]+[.B508]+[.C508]+[.D508]+[.E508]+[.F508]+[.G508]" office:value-type="float" office:value="200359120" calcext:value-type="float">
            <text:p>200359120</text:p>
          </table:table-cell>
        </table:table-row>
        <table:table-row table:style-name="ro1">
          <table:table-cell office:value-type="float" office:value="49730136" calcext:value-type="float">
            <text:p>49730136</text:p>
          </table:table-cell>
          <table:table-cell office:value-type="float" office:value="27946128" calcext:value-type="float">
            <text:p>27946128</text:p>
          </table:table-cell>
          <table:table-cell office:value-type="float" office:value="0" calcext:value-type="float">
            <text:p>0</text:p>
          </table:table-cell>
          <table:table-cell office:value-type="float" office:value="40365792" calcext:value-type="float">
            <text:p>40365792</text:p>
          </table:table-cell>
          <table:table-cell office:value-type="float" office:value="27052072" calcext:value-type="float">
            <text:p>27052072</text:p>
          </table:table-cell>
          <table:table-cell office:value-type="float" office:value="27002400" calcext:value-type="float">
            <text:p>27002400</text:p>
          </table:table-cell>
          <table:table-cell office:value-type="float" office:value="28486320" calcext:value-type="float">
            <text:p>28486320</text:p>
          </table:table-cell>
          <table:table-cell table:formula="of:=[.A509]+[.B509]+[.C509]+[.D509]+[.E509]+[.F509]+[.G509]" office:value-type="float" office:value="200582848" calcext:value-type="float">
            <text:p>200582848</text:p>
          </table:table-cell>
        </table:table-row>
        <table:table-row table:style-name="ro1">
          <table:table-cell office:value-type="float" office:value="49736552" calcext:value-type="float">
            <text:p>49736552</text:p>
          </table:table-cell>
          <table:table-cell office:value-type="float" office:value="27951528" calcext:value-type="float">
            <text:p>27951528</text:p>
          </table:table-cell>
          <table:table-cell office:value-type="float" office:value="0" calcext:value-type="float">
            <text:p>0</text:p>
          </table:table-cell>
          <table:table-cell office:value-type="float" office:value="40546544" calcext:value-type="float">
            <text:p>40546544</text:p>
          </table:table-cell>
          <table:table-cell office:value-type="float" office:value="27052072" calcext:value-type="float">
            <text:p>27052072</text:p>
          </table:table-cell>
          <table:table-cell office:value-type="float" office:value="27002400" calcext:value-type="float">
            <text:p>27002400</text:p>
          </table:table-cell>
          <table:table-cell office:value-type="float" office:value="28486320" calcext:value-type="float">
            <text:p>28486320</text:p>
          </table:table-cell>
          <table:table-cell table:formula="of:=[.A510]+[.B510]+[.C510]+[.D510]+[.E510]+[.F510]+[.G510]" office:value-type="float" office:value="200775416" calcext:value-type="float">
            <text:p>200775416</text:p>
          </table:table-cell>
        </table:table-row>
        <table:table-row table:style-name="ro1">
          <table:table-cell office:value-type="float" office:value="49738408" calcext:value-type="float">
            <text:p>49738408</text:p>
          </table:table-cell>
          <table:table-cell office:value-type="float" office:value="27951728" calcext:value-type="float">
            <text:p>27951728</text:p>
          </table:table-cell>
          <table:table-cell office:value-type="float" office:value="0" calcext:value-type="float">
            <text:p>0</text:p>
          </table:table-cell>
          <table:table-cell office:value-type="float" office:value="40548264" calcext:value-type="float">
            <text:p>40548264</text:p>
          </table:table-cell>
          <table:table-cell office:value-type="float" office:value="27052072" calcext:value-type="float">
            <text:p>27052072</text:p>
          </table:table-cell>
          <table:table-cell office:value-type="float" office:value="27002400" calcext:value-type="float">
            <text:p>27002400</text:p>
          </table:table-cell>
          <table:table-cell office:value-type="float" office:value="28486320" calcext:value-type="float">
            <text:p>28486320</text:p>
          </table:table-cell>
          <table:table-cell table:formula="of:=[.A511]+[.B511]+[.C511]+[.D511]+[.E511]+[.F511]+[.G511]" office:value-type="float" office:value="200779192" calcext:value-type="float">
            <text:p>200779192</text:p>
          </table:table-cell>
        </table:table-row>
        <table:table-row table:style-name="ro1">
          <table:table-cell office:value-type="float" office:value="49743888" calcext:value-type="float">
            <text:p>49743888</text:p>
          </table:table-cell>
          <table:table-cell office:value-type="float" office:value="27956712" calcext:value-type="float">
            <text:p>27956712</text:p>
          </table:table-cell>
          <table:table-cell office:value-type="float" office:value="0" calcext:value-type="float">
            <text:p>0</text:p>
          </table:table-cell>
          <table:table-cell office:value-type="float" office:value="40555104" calcext:value-type="float">
            <text:p>40555104</text:p>
          </table:table-cell>
          <table:table-cell office:value-type="float" office:value="27052072" calcext:value-type="float">
            <text:p>27052072</text:p>
          </table:table-cell>
          <table:table-cell office:value-type="float" office:value="27002400" calcext:value-type="float">
            <text:p>27002400</text:p>
          </table:table-cell>
          <table:table-cell office:value-type="float" office:value="28486320" calcext:value-type="float">
            <text:p>28486320</text:p>
          </table:table-cell>
          <table:table-cell table:formula="of:=[.A512]+[.B512]+[.C512]+[.D512]+[.E512]+[.F512]+[.G512]" office:value-type="float" office:value="200796496" calcext:value-type="float">
            <text:p>200796496</text:p>
          </table:table-cell>
        </table:table-row>
        <table:table-row table:style-name="ro1">
          <table:table-cell office:value-type="float" office:value="49899200" calcext:value-type="float">
            <text:p>49899200</text:p>
          </table:table-cell>
          <table:table-cell office:value-type="float" office:value="27957256" calcext:value-type="float">
            <text:p>27957256</text:p>
          </table:table-cell>
          <table:table-cell office:value-type="float" office:value="0" calcext:value-type="float">
            <text:p>0</text:p>
          </table:table-cell>
          <table:table-cell office:value-type="float" office:value="40565992" calcext:value-type="float">
            <text:p>40565992</text:p>
          </table:table-cell>
          <table:table-cell office:value-type="float" office:value="27059448" calcext:value-type="float">
            <text:p>27059448</text:p>
          </table:table-cell>
          <table:table-cell office:value-type="float" office:value="27002400" calcext:value-type="float">
            <text:p>27002400</text:p>
          </table:table-cell>
          <table:table-cell office:value-type="float" office:value="28495056" calcext:value-type="float">
            <text:p>28495056</text:p>
          </table:table-cell>
          <table:table-cell table:formula="of:=[.A513]+[.B513]+[.C513]+[.D513]+[.E513]+[.F513]+[.G513]" office:value-type="float" office:value="200979352" calcext:value-type="float">
            <text:p>200979352</text:p>
          </table:table-cell>
        </table:table-row>
        <table:table-row table:style-name="ro1">
          <table:table-cell office:value-type="float" office:value="50123280" calcext:value-type="float">
            <text:p>50123280</text:p>
          </table:table-cell>
          <table:table-cell office:value-type="float" office:value="27961976" calcext:value-type="float">
            <text:p>27961976</text:p>
          </table:table-cell>
          <table:table-cell office:value-type="float" office:value="0" calcext:value-type="float">
            <text:p>0</text:p>
          </table:table-cell>
          <table:table-cell office:value-type="float" office:value="40669072" calcext:value-type="float">
            <text:p>40669072</text:p>
          </table:table-cell>
          <table:table-cell office:value-type="float" office:value="27059448" calcext:value-type="float">
            <text:p>27059448</text:p>
          </table:table-cell>
          <table:table-cell office:value-type="float" office:value="27075968" calcext:value-type="float">
            <text:p>27075968</text:p>
          </table:table-cell>
          <table:table-cell office:value-type="float" office:value="28495056" calcext:value-type="float">
            <text:p>28495056</text:p>
          </table:table-cell>
          <table:table-cell table:formula="of:=[.A514]+[.B514]+[.C514]+[.D514]+[.E514]+[.F514]+[.G514]" office:value-type="float" office:value="201384800" calcext:value-type="float">
            <text:p>201384800</text:p>
          </table:table-cell>
        </table:table-row>
        <table:table-row table:style-name="ro1">
          <table:table-cell office:value-type="float" office:value="50127920" calcext:value-type="float">
            <text:p>50127920</text:p>
          </table:table-cell>
          <table:table-cell office:value-type="float" office:value="27962712" calcext:value-type="float">
            <text:p>27962712</text:p>
          </table:table-cell>
          <table:table-cell office:value-type="float" office:value="0" calcext:value-type="float">
            <text:p>0</text:p>
          </table:table-cell>
          <table:table-cell office:value-type="float" office:value="40724600" calcext:value-type="float">
            <text:p>40724600</text:p>
          </table:table-cell>
          <table:table-cell office:value-type="float" office:value="27083816" calcext:value-type="float">
            <text:p>27083816</text:p>
          </table:table-cell>
          <table:table-cell office:value-type="float" office:value="27075968" calcext:value-type="float">
            <text:p>27075968</text:p>
          </table:table-cell>
          <table:table-cell office:value-type="float" office:value="28500640" calcext:value-type="float">
            <text:p>28500640</text:p>
          </table:table-cell>
          <table:table-cell table:formula="of:=[.A515]+[.B515]+[.C515]+[.D515]+[.E515]+[.F515]+[.G515]" office:value-type="float" office:value="201475656" calcext:value-type="float">
            <text:p>201475656</text:p>
          </table:table-cell>
        </table:table-row>
        <table:table-row table:style-name="ro1">
          <table:table-cell office:value-type="float" office:value="50128800" calcext:value-type="float">
            <text:p>50128800</text:p>
          </table:table-cell>
          <table:table-cell office:value-type="float" office:value="27962896" calcext:value-type="float">
            <text:p>27962896</text:p>
          </table:table-cell>
          <table:table-cell office:value-type="float" office:value="0" calcext:value-type="float">
            <text:p>0</text:p>
          </table:table-cell>
          <table:table-cell office:value-type="float" office:value="40726128" calcext:value-type="float">
            <text:p>40726128</text:p>
          </table:table-cell>
          <table:table-cell office:value-type="float" office:value="27083816" calcext:value-type="float">
            <text:p>27083816</text:p>
          </table:table-cell>
          <table:table-cell office:value-type="float" office:value="27075968" calcext:value-type="float">
            <text:p>27075968</text:p>
          </table:table-cell>
          <table:table-cell office:value-type="float" office:value="28597304" calcext:value-type="float">
            <text:p>28597304</text:p>
          </table:table-cell>
          <table:table-cell table:formula="of:=[.A516]+[.B516]+[.C516]+[.D516]+[.E516]+[.F516]+[.G516]" office:value-type="float" office:value="201574912" calcext:value-type="float">
            <text:p>201574912</text:p>
          </table:table-cell>
        </table:table-row>
        <table:table-row table:style-name="ro1">
          <table:table-cell office:value-type="float" office:value="50133304" calcext:value-type="float">
            <text:p>50133304</text:p>
          </table:table-cell>
          <table:table-cell office:value-type="float" office:value="27963080" calcext:value-type="float">
            <text:p>27963080</text:p>
          </table:table-cell>
          <table:table-cell office:value-type="float" office:value="0" calcext:value-type="float">
            <text:p>0</text:p>
          </table:table-cell>
          <table:table-cell office:value-type="float" office:value="40726624" calcext:value-type="float">
            <text:p>40726624</text:p>
          </table:table-cell>
          <table:table-cell office:value-type="float" office:value="27083816" calcext:value-type="float">
            <text:p>27083816</text:p>
          </table:table-cell>
          <table:table-cell office:value-type="float" office:value="27080040" calcext:value-type="float">
            <text:p>27080040</text:p>
          </table:table-cell>
          <table:table-cell office:value-type="float" office:value="28597304" calcext:value-type="float">
            <text:p>28597304</text:p>
          </table:table-cell>
          <table:table-cell table:formula="of:=[.A517]+[.B517]+[.C517]+[.D517]+[.E517]+[.F517]+[.G517]" office:value-type="float" office:value="201584168" calcext:value-type="float">
            <text:p>201584168</text:p>
          </table:table-cell>
        </table:table-row>
        <table:table-row table:style-name="ro1">
          <table:table-cell office:value-type="float" office:value="50135336" calcext:value-type="float">
            <text:p>50135336</text:p>
          </table:table-cell>
          <table:table-cell office:value-type="float" office:value="27963624" calcext:value-type="float">
            <text:p>27963624</text:p>
          </table:table-cell>
          <table:table-cell office:value-type="float" office:value="0" calcext:value-type="float">
            <text:p>0</text:p>
          </table:table-cell>
          <table:table-cell office:value-type="float" office:value="40727120" calcext:value-type="float">
            <text:p>40727120</text:p>
          </table:table-cell>
          <table:table-cell office:value-type="float" office:value="27089816" calcext:value-type="float">
            <text:p>27089816</text:p>
          </table:table-cell>
          <table:table-cell office:value-type="float" office:value="27080040" calcext:value-type="float">
            <text:p>27080040</text:p>
          </table:table-cell>
          <table:table-cell office:value-type="float" office:value="28603312" calcext:value-type="float">
            <text:p>28603312</text:p>
          </table:table-cell>
          <table:table-cell table:formula="of:=[.A518]+[.B518]+[.C518]+[.D518]+[.E518]+[.F518]+[.G518]" office:value-type="float" office:value="201599248" calcext:value-type="float">
            <text:p>201599248</text:p>
          </table:table-cell>
        </table:table-row>
        <table:table-row table:style-name="ro1">
          <table:table-cell office:value-type="float" office:value="50210456" calcext:value-type="float">
            <text:p>50210456</text:p>
          </table:table-cell>
          <table:table-cell office:value-type="float" office:value="27979224" calcext:value-type="float">
            <text:p>27979224</text:p>
          </table:table-cell>
          <table:table-cell office:value-type="float" office:value="0" calcext:value-type="float">
            <text:p>0</text:p>
          </table:table-cell>
          <table:table-cell office:value-type="float" office:value="40727120" calcext:value-type="float">
            <text:p>40727120</text:p>
          </table:table-cell>
          <table:table-cell office:value-type="float" office:value="27160968" calcext:value-type="float">
            <text:p>27160968</text:p>
          </table:table-cell>
          <table:table-cell office:value-type="float" office:value="27084112" calcext:value-type="float">
            <text:p>27084112</text:p>
          </table:table-cell>
          <table:table-cell office:value-type="float" office:value="28603312" calcext:value-type="float">
            <text:p>28603312</text:p>
          </table:table-cell>
          <table:table-cell table:formula="of:=[.A519]+[.B519]+[.C519]+[.D519]+[.E519]+[.F519]+[.G519]" office:value-type="float" office:value="201765192" calcext:value-type="float">
            <text:p>201765192</text:p>
          </table:table-cell>
        </table:table-row>
        <table:table-row table:style-name="ro1">
          <table:table-cell office:value-type="float" office:value="50210576" calcext:value-type="float">
            <text:p>50210576</text:p>
          </table:table-cell>
          <table:table-cell office:value-type="float" office:value="27979960" calcext:value-type="float">
            <text:p>27979960</text:p>
          </table:table-cell>
          <table:table-cell office:value-type="float" office:value="0" calcext:value-type="float">
            <text:p>0</text:p>
          </table:table-cell>
          <table:table-cell office:value-type="float" office:value="40776720" calcext:value-type="float">
            <text:p>40776720</text:p>
          </table:table-cell>
          <table:table-cell office:value-type="float" office:value="27167040" calcext:value-type="float">
            <text:p>27167040</text:p>
          </table:table-cell>
          <table:table-cell office:value-type="float" office:value="27084112" calcext:value-type="float">
            <text:p>27084112</text:p>
          </table:table-cell>
          <table:table-cell office:value-type="float" office:value="28608616" calcext:value-type="float">
            <text:p>28608616</text:p>
          </table:table-cell>
          <table:table-cell table:formula="of:=[.A520]+[.B520]+[.C520]+[.D520]+[.E520]+[.F520]+[.G520]" office:value-type="float" office:value="201827024" calcext:value-type="float">
            <text:p>201827024</text:p>
          </table:table-cell>
        </table:table-row>
        <table:table-row table:style-name="ro1">
          <table:table-cell office:value-type="float" office:value="50211456" calcext:value-type="float">
            <text:p>50211456</text:p>
          </table:table-cell>
          <table:table-cell office:value-type="float" office:value="28058520" calcext:value-type="float">
            <text:p>28058520</text:p>
          </table:table-cell>
          <table:table-cell office:value-type="float" office:value="0" calcext:value-type="float">
            <text:p>0</text:p>
          </table:table-cell>
          <table:table-cell office:value-type="float" office:value="40853184" calcext:value-type="float">
            <text:p>40853184</text:p>
          </table:table-cell>
          <table:table-cell office:value-type="float" office:value="27167040" calcext:value-type="float">
            <text:p>27167040</text:p>
          </table:table-cell>
          <table:table-cell office:value-type="float" office:value="27084112" calcext:value-type="float">
            <text:p>27084112</text:p>
          </table:table-cell>
          <table:table-cell office:value-type="float" office:value="28608616" calcext:value-type="float">
            <text:p>28608616</text:p>
          </table:table-cell>
          <table:table-cell table:formula="of:=[.A521]+[.B521]+[.C521]+[.D521]+[.E521]+[.F521]+[.G521]" office:value-type="float" office:value="201982928" calcext:value-type="float">
            <text:p>201982928</text:p>
          </table:table-cell>
        </table:table-row>
        <table:table-row table:style-name="ro1">
          <table:table-cell office:value-type="float" office:value="50216224" calcext:value-type="float">
            <text:p>50216224</text:p>
          </table:table-cell>
          <table:table-cell office:value-type="float" office:value="28058704" calcext:value-type="float">
            <text:p>28058704</text:p>
          </table:table-cell>
          <table:table-cell office:value-type="float" office:value="0" calcext:value-type="float">
            <text:p>0</text:p>
          </table:table-cell>
          <table:table-cell office:value-type="float" office:value="40875080" calcext:value-type="float">
            <text:p>40875080</text:p>
          </table:table-cell>
          <table:table-cell office:value-type="float" office:value="27167040" calcext:value-type="float">
            <text:p>27167040</text:p>
          </table:table-cell>
          <table:table-cell office:value-type="float" office:value="27088184" calcext:value-type="float">
            <text:p>27088184</text:p>
          </table:table-cell>
          <table:table-cell office:value-type="float" office:value="28608616" calcext:value-type="float">
            <text:p>28608616</text:p>
          </table:table-cell>
          <table:table-cell table:formula="of:=[.A522]+[.B522]+[.C522]+[.D522]+[.E522]+[.F522]+[.G522]" office:value-type="float" office:value="202013848" calcext:value-type="float">
            <text:p>202013848</text:p>
          </table:table-cell>
        </table:table-row>
        <table:table-row table:style-name="ro1">
          <table:table-cell office:value-type="float" office:value="50218080" calcext:value-type="float">
            <text:p>50218080</text:p>
          </table:table-cell>
          <table:table-cell office:value-type="float" office:value="28059248" calcext:value-type="float">
            <text:p>28059248</text:p>
          </table:table-cell>
          <table:table-cell office:value-type="float" office:value="0" calcext:value-type="float">
            <text:p>0</text:p>
          </table:table-cell>
          <table:table-cell office:value-type="float" office:value="40890512" calcext:value-type="float">
            <text:p>40890512</text:p>
          </table:table-cell>
          <table:table-cell office:value-type="float" office:value="27173928" calcext:value-type="float">
            <text:p>27173928</text:p>
          </table:table-cell>
          <table:table-cell office:value-type="float" office:value="27088184" calcext:value-type="float">
            <text:p>27088184</text:p>
          </table:table-cell>
          <table:table-cell office:value-type="float" office:value="28613920" calcext:value-type="float">
            <text:p>28613920</text:p>
          </table:table-cell>
          <table:table-cell table:formula="of:=[.A523]+[.B523]+[.C523]+[.D523]+[.E523]+[.F523]+[.G523]" office:value-type="float" office:value="202043872" calcext:value-type="float">
            <text:p>202043872</text:p>
          </table:table-cell>
        </table:table-row>
        <table:table-row table:style-name="ro1">
          <table:table-cell office:value-type="float" office:value="50222704" calcext:value-type="float">
            <text:p>50222704</text:p>
          </table:table-cell>
          <table:table-cell office:value-type="float" office:value="28059432" calcext:value-type="float">
            <text:p>28059432</text:p>
          </table:table-cell>
          <table:table-cell office:value-type="float" office:value="0" calcext:value-type="float">
            <text:p>0</text:p>
          </table:table-cell>
          <table:table-cell office:value-type="float" office:value="40891256" calcext:value-type="float">
            <text:p>40891256</text:p>
          </table:table-cell>
          <table:table-cell office:value-type="float" office:value="27173928" calcext:value-type="float">
            <text:p>27173928</text:p>
          </table:table-cell>
          <table:table-cell office:value-type="float" office:value="27154320" calcext:value-type="float">
            <text:p>27154320</text:p>
          </table:table-cell>
          <table:table-cell office:value-type="float" office:value="28613920" calcext:value-type="float">
            <text:p>28613920</text:p>
          </table:table-cell>
          <table:table-cell table:formula="of:=[.A524]+[.B524]+[.C524]+[.D524]+[.E524]+[.F524]+[.G524]" office:value-type="float" office:value="202115560" calcext:value-type="float">
            <text:p>202115560</text:p>
          </table:table-cell>
        </table:table-row>
        <table:table-row table:style-name="ro1">
          <table:table-cell office:value-type="float" office:value="50243104" calcext:value-type="float">
            <text:p>50243104</text:p>
          </table:table-cell>
          <table:table-cell office:value-type="float" office:value="28060168" calcext:value-type="float">
            <text:p>28060168</text:p>
          </table:table-cell>
          <table:table-cell office:value-type="float" office:value="0" calcext:value-type="float">
            <text:p>0</text:p>
          </table:table-cell>
          <table:table-cell office:value-type="float" office:value="40940104" calcext:value-type="float">
            <text:p>40940104</text:p>
          </table:table-cell>
          <table:table-cell office:value-type="float" office:value="27179736" calcext:value-type="float">
            <text:p>27179736</text:p>
          </table:table-cell>
          <table:table-cell office:value-type="float" office:value="27154320" calcext:value-type="float">
            <text:p>27154320</text:p>
          </table:table-cell>
          <table:table-cell office:value-type="float" office:value="28693544" calcext:value-type="float">
            <text:p>28693544</text:p>
          </table:table-cell>
          <table:table-cell table:formula="of:=[.A525]+[.B525]+[.C525]+[.D525]+[.E525]+[.F525]+[.G525]" office:value-type="float" office:value="202270976" calcext:value-type="float">
            <text:p>202270976</text:p>
          </table:table-cell>
        </table:table-row>
        <table:table-row table:style-name="ro1">
          <table:table-cell office:value-type="float" office:value="50243224" calcext:value-type="float">
            <text:p>50243224</text:p>
          </table:table-cell>
          <table:table-cell office:value-type="float" office:value="28065152" calcext:value-type="float">
            <text:p>28065152</text:p>
          </table:table-cell>
          <table:table-cell office:value-type="float" office:value="0" calcext:value-type="float">
            <text:p>0</text:p>
          </table:table-cell>
          <table:table-cell office:value-type="float" office:value="40940600" calcext:value-type="float">
            <text:p>40940600</text:p>
          </table:table-cell>
          <table:table-cell office:value-type="float" office:value="27179736" calcext:value-type="float">
            <text:p>27179736</text:p>
          </table:table-cell>
          <table:table-cell office:value-type="float" office:value="27154320" calcext:value-type="float">
            <text:p>27154320</text:p>
          </table:table-cell>
          <table:table-cell office:value-type="float" office:value="28693544" calcext:value-type="float">
            <text:p>28693544</text:p>
          </table:table-cell>
          <table:table-cell table:formula="of:=[.A526]+[.B526]+[.C526]+[.D526]+[.E526]+[.F526]+[.G526]" office:value-type="float" office:value="202276576" calcext:value-type="float">
            <text:p>202276576</text:p>
          </table:table-cell>
        </table:table-row>
        <table:table-row table:style-name="ro1">
          <table:table-cell office:value-type="float" office:value="50248552" calcext:value-type="float">
            <text:p>50248552</text:p>
          </table:table-cell>
          <table:table-cell office:value-type="float" office:value="28065336" calcext:value-type="float">
            <text:p>28065336</text:p>
          </table:table-cell>
          <table:table-cell office:value-type="float" office:value="0" calcext:value-type="float">
            <text:p>0</text:p>
          </table:table-cell>
          <table:table-cell office:value-type="float" office:value="40941096" calcext:value-type="float">
            <text:p>40941096</text:p>
          </table:table-cell>
          <table:table-cell office:value-type="float" office:value="27179736" calcext:value-type="float">
            <text:p>27179736</text:p>
          </table:table-cell>
          <table:table-cell office:value-type="float" office:value="27158392" calcext:value-type="float">
            <text:p>27158392</text:p>
          </table:table-cell>
          <table:table-cell office:value-type="float" office:value="28693544" calcext:value-type="float">
            <text:p>28693544</text:p>
          </table:table-cell>
          <table:table-cell table:formula="of:=[.A527]+[.B527]+[.C527]+[.D527]+[.E527]+[.F527]+[.G527]" office:value-type="float" office:value="202286656" calcext:value-type="float">
            <text:p>202286656</text:p>
          </table:table-cell>
        </table:table-row>
        <table:table-row table:style-name="ro1">
          <table:table-cell office:value-type="float" office:value="50250408" calcext:value-type="float">
            <text:p>50250408</text:p>
          </table:table-cell>
          <table:table-cell office:value-type="float" office:value="28070344" calcext:value-type="float">
            <text:p>28070344</text:p>
          </table:table-cell>
          <table:table-cell office:value-type="float" office:value="0" calcext:value-type="float">
            <text:p>0</text:p>
          </table:table-cell>
          <table:table-cell office:value-type="float" office:value="40941592" calcext:value-type="float">
            <text:p>40941592</text:p>
          </table:table-cell>
          <table:table-cell office:value-type="float" office:value="27306256" calcext:value-type="float">
            <text:p>27306256</text:p>
          </table:table-cell>
          <table:table-cell office:value-type="float" office:value="27158392" calcext:value-type="float">
            <text:p>27158392</text:p>
          </table:table-cell>
          <table:table-cell office:value-type="float" office:value="28693544" calcext:value-type="float">
            <text:p>28693544</text:p>
          </table:table-cell>
          <table:table-cell table:formula="of:=[.A528]+[.B528]+[.C528]+[.D528]+[.E528]+[.F528]+[.G528]" office:value-type="float" office:value="202420536" calcext:value-type="float">
            <text:p>202420536</text:p>
          </table:table-cell>
        </table:table-row>
        <table:table-row table:style-name="ro1">
          <table:table-cell office:value-type="float" office:value="50254912" calcext:value-type="float">
            <text:p>50254912</text:p>
          </table:table-cell>
          <table:table-cell office:value-type="float" office:value="28079072" calcext:value-type="float">
            <text:p>28079072</text:p>
          </table:table-cell>
          <table:table-cell office:value-type="float" office:value="0" calcext:value-type="float">
            <text:p>0</text:p>
          </table:table-cell>
          <table:table-cell office:value-type="float" office:value="40942088" calcext:value-type="float">
            <text:p>40942088</text:p>
          </table:table-cell>
          <table:table-cell office:value-type="float" office:value="27306256" calcext:value-type="float">
            <text:p>27306256</text:p>
          </table:table-cell>
          <table:table-cell office:value-type="float" office:value="27162464" calcext:value-type="float">
            <text:p>27162464</text:p>
          </table:table-cell>
          <table:table-cell office:value-type="float" office:value="28693544" calcext:value-type="float">
            <text:p>28693544</text:p>
          </table:table-cell>
          <table:table-cell table:formula="of:=[.A529]+[.B529]+[.C529]+[.D529]+[.E529]+[.F529]+[.G529]" office:value-type="float" office:value="202438336" calcext:value-type="float">
            <text:p>202438336</text:p>
          </table:table-cell>
        </table:table-row>
        <table:table-row table:style-name="ro1">
          <table:table-cell office:value-type="float" office:value="50255792" calcext:value-type="float">
            <text:p>50255792</text:p>
          </table:table-cell>
          <table:table-cell office:value-type="float" office:value="28079808" calcext:value-type="float">
            <text:p>28079808</text:p>
          </table:table-cell>
          <table:table-cell office:value-type="float" office:value="0" calcext:value-type="float">
            <text:p>0</text:p>
          </table:table-cell>
          <table:table-cell office:value-type="float" office:value="40997680" calcext:value-type="float">
            <text:p>40997680</text:p>
          </table:table-cell>
          <table:table-cell office:value-type="float" office:value="27319776" calcext:value-type="float">
            <text:p>27319776</text:p>
          </table:table-cell>
          <table:table-cell office:value-type="float" office:value="27162464" calcext:value-type="float">
            <text:p>27162464</text:p>
          </table:table-cell>
          <table:table-cell office:value-type="float" office:value="28699112" calcext:value-type="float">
            <text:p>28699112</text:p>
          </table:table-cell>
          <table:table-cell table:formula="of:=[.A530]+[.B530]+[.C530]+[.D530]+[.E530]+[.F530]+[.G530]" office:value-type="float" office:value="202514632" calcext:value-type="float">
            <text:p>202514632</text:p>
          </table:table-cell>
        </table:table-row>
        <table:table-row table:style-name="ro1">
          <table:table-cell office:value-type="float" office:value="50255912" calcext:value-type="float">
            <text:p>50255912</text:p>
          </table:table-cell>
          <table:table-cell office:value-type="float" office:value="28107976" calcext:value-type="float">
            <text:p>28107976</text:p>
          </table:table-cell>
          <table:table-cell office:value-type="float" office:value="0" calcext:value-type="float">
            <text:p>0</text:p>
          </table:table-cell>
          <table:table-cell office:value-type="float" office:value="40998176" calcext:value-type="float">
            <text:p>40998176</text:p>
          </table:table-cell>
          <table:table-cell office:value-type="float" office:value="27402920" calcext:value-type="float">
            <text:p>27402920</text:p>
          </table:table-cell>
          <table:table-cell office:value-type="float" office:value="27162464" calcext:value-type="float">
            <text:p>27162464</text:p>
          </table:table-cell>
          <table:table-cell office:value-type="float" office:value="28699112" calcext:value-type="float">
            <text:p>28699112</text:p>
          </table:table-cell>
          <table:table-cell table:formula="of:=[.A531]+[.B531]+[.C531]+[.D531]+[.E531]+[.F531]+[.G531]" office:value-type="float" office:value="202626560" calcext:value-type="float">
            <text:p>202626560</text:p>
          </table:table-cell>
        </table:table-row>
        <table:table-row table:style-name="ro1">
          <table:table-cell office:value-type="float" office:value="50325560" calcext:value-type="float">
            <text:p>50325560</text:p>
          </table:table-cell>
          <table:table-cell office:value-type="float" office:value="28108160" calcext:value-type="float">
            <text:p>28108160</text:p>
          </table:table-cell>
          <table:table-cell office:value-type="float" office:value="0" calcext:value-type="float">
            <text:p>0</text:p>
          </table:table-cell>
          <table:table-cell office:value-type="float" office:value="41017352" calcext:value-type="float">
            <text:p>41017352</text:p>
          </table:table-cell>
          <table:table-cell office:value-type="float" office:value="27403928" calcext:value-type="float">
            <text:p>27403928</text:p>
          </table:table-cell>
          <table:table-cell office:value-type="float" office:value="27162464" calcext:value-type="float">
            <text:p>27162464</text:p>
          </table:table-cell>
          <table:table-cell office:value-type="float" office:value="28704416" calcext:value-type="float">
            <text:p>28704416</text:p>
          </table:table-cell>
          <table:table-cell table:formula="of:=[.A532]+[.B532]+[.C532]+[.D532]+[.E532]+[.F532]+[.G532]" office:value-type="float" office:value="202721880" calcext:value-type="float">
            <text:p>202721880</text:p>
          </table:table-cell>
        </table:table-row>
        <table:table-row table:style-name="ro1">
          <table:table-cell office:value-type="float" office:value="50328056" calcext:value-type="float">
            <text:p>50328056</text:p>
          </table:table-cell>
          <table:table-cell office:value-type="float" office:value="28108720" calcext:value-type="float">
            <text:p>28108720</text:p>
          </table:table-cell>
          <table:table-cell office:value-type="float" office:value="0" calcext:value-type="float">
            <text:p>0</text:p>
          </table:table-cell>
          <table:table-cell office:value-type="float" office:value="41017848" calcext:value-type="float">
            <text:p>41017848</text:p>
          </table:table-cell>
          <table:table-cell office:value-type="float" office:value="27419232" calcext:value-type="float">
            <text:p>27419232</text:p>
          </table:table-cell>
          <table:table-cell office:value-type="float" office:value="27239904" calcext:value-type="float">
            <text:p>27239904</text:p>
          </table:table-cell>
          <table:table-cell office:value-type="float" office:value="28704416" calcext:value-type="float">
            <text:p>28704416</text:p>
          </table:table-cell>
          <table:table-cell table:formula="of:=[.A533]+[.B533]+[.C533]+[.D533]+[.E533]+[.F533]+[.G533]" office:value-type="float" office:value="202818176" calcext:value-type="float">
            <text:p>202818176</text:p>
          </table:table-cell>
        </table:table-row>
        <table:table-row table:style-name="ro1">
          <table:table-cell office:value-type="float" office:value="50332856" calcext:value-type="float">
            <text:p>50332856</text:p>
          </table:table-cell>
          <table:table-cell office:value-type="float" office:value="28121656" calcext:value-type="float">
            <text:p>28121656</text:p>
          </table:table-cell>
          <table:table-cell office:value-type="float" office:value="0" calcext:value-type="float">
            <text:p>0</text:p>
          </table:table-cell>
          <table:table-cell office:value-type="float" office:value="41018344" calcext:value-type="float">
            <text:p>41018344</text:p>
          </table:table-cell>
          <table:table-cell office:value-type="float" office:value="27420240" calcext:value-type="float">
            <text:p>27420240</text:p>
          </table:table-cell>
          <table:table-cell office:value-type="float" office:value="27244240" calcext:value-type="float">
            <text:p>27244240</text:p>
          </table:table-cell>
          <table:table-cell office:value-type="float" office:value="28704416" calcext:value-type="float">
            <text:p>28704416</text:p>
          </table:table-cell>
          <table:table-cell table:formula="of:=[.A534]+[.B534]+[.C534]+[.D534]+[.E534]+[.F534]+[.G534]" office:value-type="float" office:value="202841752" calcext:value-type="float">
            <text:p>202841752</text:p>
          </table:table-cell>
        </table:table-row>
        <table:table-row table:style-name="ro1">
          <table:table-cell office:value-type="float" office:value="50333728" calcext:value-type="float">
            <text:p>50333728</text:p>
          </table:table-cell>
          <table:table-cell office:value-type="float" office:value="28122392" calcext:value-type="float">
            <text:p>28122392</text:p>
          </table:table-cell>
          <table:table-cell office:value-type="float" office:value="0" calcext:value-type="float">
            <text:p>0</text:p>
          </table:table-cell>
          <table:table-cell office:value-type="float" office:value="39634624" calcext:value-type="float">
            <text:p>39634624</text:p>
          </table:table-cell>
          <table:table-cell office:value-type="float" office:value="27427584" calcext:value-type="float">
            <text:p>27427584</text:p>
          </table:table-cell>
          <table:table-cell office:value-type="float" office:value="27244240" calcext:value-type="float">
            <text:p>27244240</text:p>
          </table:table-cell>
          <table:table-cell office:value-type="float" office:value="28788472" calcext:value-type="float">
            <text:p>28788472</text:p>
          </table:table-cell>
          <table:table-cell table:formula="of:=[.A535]+[.B535]+[.C535]+[.D535]+[.E535]+[.F535]+[.G535]" office:value-type="float" office:value="201551040" calcext:value-type="float">
            <text:p>201551040</text:p>
          </table:table-cell>
        </table:table-row>
        <table:table-row table:style-name="ro1">
          <table:table-cell office:value-type="float" office:value="50333848" calcext:value-type="float">
            <text:p>50333848</text:p>
          </table:table-cell>
          <table:table-cell office:value-type="float" office:value="28194552" calcext:value-type="float">
            <text:p>28194552</text:p>
          </table:table-cell>
          <table:table-cell office:value-type="float" office:value="0" calcext:value-type="float">
            <text:p>0</text:p>
          </table:table-cell>
          <table:table-cell office:value-type="float" office:value="39635120" calcext:value-type="float">
            <text:p>39635120</text:p>
          </table:table-cell>
          <table:table-cell office:value-type="float" office:value="27509336" calcext:value-type="float">
            <text:p>27509336</text:p>
          </table:table-cell>
          <table:table-cell office:value-type="float" office:value="27248312" calcext:value-type="float">
            <text:p>27248312</text:p>
          </table:table-cell>
          <table:table-cell office:value-type="float" office:value="28788472" calcext:value-type="float">
            <text:p>28788472</text:p>
          </table:table-cell>
          <table:table-cell table:formula="of:=[.A536]+[.B536]+[.C536]+[.D536]+[.E536]+[.F536]+[.G536]" office:value-type="float" office:value="201709640" calcext:value-type="float">
            <text:p>201709640</text:p>
          </table:table-cell>
        </table:table-row>
        <table:table-row table:style-name="ro1">
          <table:table-cell office:value-type="float" office:value="50338352" calcext:value-type="float">
            <text:p>50338352</text:p>
          </table:table-cell>
          <table:table-cell office:value-type="float" office:value="28194736" calcext:value-type="float">
            <text:p>28194736</text:p>
          </table:table-cell>
          <table:table-cell office:value-type="float" office:value="0" calcext:value-type="float">
            <text:p>0</text:p>
          </table:table-cell>
          <table:table-cell office:value-type="float" office:value="39640456" calcext:value-type="float">
            <text:p>39640456</text:p>
          </table:table-cell>
          <table:table-cell office:value-type="float" office:value="27516264" calcext:value-type="float">
            <text:p>27516264</text:p>
          </table:table-cell>
          <table:table-cell office:value-type="float" office:value="27248312" calcext:value-type="float">
            <text:p>27248312</text:p>
          </table:table-cell>
          <table:table-cell office:value-type="float" office:value="28788472" calcext:value-type="float">
            <text:p>28788472</text:p>
          </table:table-cell>
          <table:table-cell table:formula="of:=[.A537]+[.B537]+[.C537]+[.D537]+[.E537]+[.F537]+[.G537]" office:value-type="float" office:value="201726592" calcext:value-type="float">
            <text:p>201726592</text:p>
          </table:table-cell>
        </table:table-row>
        <table:table-row table:style-name="ro1">
          <table:table-cell office:value-type="float" office:value="50343784" calcext:value-type="float">
            <text:p>50343784</text:p>
          </table:table-cell>
          <table:table-cell office:value-type="float" office:value="28199744" calcext:value-type="float">
            <text:p>28199744</text:p>
          </table:table-cell>
          <table:table-cell office:value-type="float" office:value="0" calcext:value-type="float">
            <text:p>0</text:p>
          </table:table-cell>
          <table:table-cell office:value-type="float" office:value="39640952" calcext:value-type="float">
            <text:p>39640952</text:p>
          </table:table-cell>
          <table:table-cell office:value-type="float" office:value="27577960" calcext:value-type="float">
            <text:p>27577960</text:p>
          </table:table-cell>
          <table:table-cell office:value-type="float" office:value="27248312" calcext:value-type="float">
            <text:p>27248312</text:p>
          </table:table-cell>
          <table:table-cell office:value-type="float" office:value="28788472" calcext:value-type="float">
            <text:p>28788472</text:p>
          </table:table-cell>
          <table:table-cell table:formula="of:=[.A538]+[.B538]+[.C538]+[.D538]+[.E538]+[.F538]+[.G538]" office:value-type="float" office:value="201799224" calcext:value-type="float">
            <text:p>201799224</text:p>
          </table:table-cell>
        </table:table-row>
        <table:table-row table:style-name="ro1">
          <table:table-cell office:value-type="float" office:value="50348288" calcext:value-type="float">
            <text:p>50348288</text:p>
          </table:table-cell>
          <table:table-cell office:value-type="float" office:value="28199928" calcext:value-type="float">
            <text:p>28199928</text:p>
          </table:table-cell>
          <table:table-cell office:value-type="float" office:value="0" calcext:value-type="float">
            <text:p>0</text:p>
          </table:table-cell>
          <table:table-cell office:value-type="float" office:value="39641448" calcext:value-type="float">
            <text:p>39641448</text:p>
          </table:table-cell>
          <table:table-cell office:value-type="float" office:value="27578968" calcext:value-type="float">
            <text:p>27578968</text:p>
          </table:table-cell>
          <table:table-cell office:value-type="float" office:value="27252384" calcext:value-type="float">
            <text:p>27252384</text:p>
          </table:table-cell>
          <table:table-cell office:value-type="float" office:value="28788472" calcext:value-type="float">
            <text:p>28788472</text:p>
          </table:table-cell>
          <table:table-cell table:formula="of:=[.A539]+[.B539]+[.C539]+[.D539]+[.E539]+[.F539]+[.G539]" office:value-type="float" office:value="201809488" calcext:value-type="float">
            <text:p>201809488</text:p>
          </table:table-cell>
        </table:table-row>
        <table:table-row table:style-name="ro1">
          <table:table-cell office:value-type="float" office:value="50352952" calcext:value-type="float">
            <text:p>50352952</text:p>
          </table:table-cell>
          <table:table-cell office:value-type="float" office:value="28200952" calcext:value-type="float">
            <text:p>28200952</text:p>
          </table:table-cell>
          <table:table-cell office:value-type="float" office:value="0" calcext:value-type="float">
            <text:p>0</text:p>
          </table:table-cell>
          <table:table-cell office:value-type="float" office:value="39701936" calcext:value-type="float">
            <text:p>39701936</text:p>
          </table:table-cell>
          <table:table-cell office:value-type="float" office:value="27594344" calcext:value-type="float">
            <text:p>27594344</text:p>
          </table:table-cell>
          <table:table-cell office:value-type="float" office:value="27252384" calcext:value-type="float">
            <text:p>27252384</text:p>
          </table:table-cell>
          <table:table-cell office:value-type="float" office:value="28794040" calcext:value-type="float">
            <text:p>28794040</text:p>
          </table:table-cell>
          <table:table-cell table:formula="of:=[.A540]+[.B540]+[.C540]+[.D540]+[.E540]+[.F540]+[.G540]" office:value-type="float" office:value="201896608" calcext:value-type="float">
            <text:p>201896608</text:p>
          </table:table-cell>
        </table:table-row>
        <table:table-row table:style-name="ro1">
          <table:table-cell office:value-type="float" office:value="50358016" calcext:value-type="float">
            <text:p>50358016</text:p>
          </table:table-cell>
          <table:table-cell office:value-type="float" office:value="27782024" calcext:value-type="float">
            <text:p>27782024</text:p>
          </table:table-cell>
          <table:table-cell office:value-type="float" office:value="0" calcext:value-type="float">
            <text:p>0</text:p>
          </table:table-cell>
          <table:table-cell office:value-type="float" office:value="39702432" calcext:value-type="float">
            <text:p>39702432</text:p>
          </table:table-cell>
          <table:table-cell office:value-type="float" office:value="27687296" calcext:value-type="float">
            <text:p>27687296</text:p>
          </table:table-cell>
          <table:table-cell office:value-type="float" office:value="27252384" calcext:value-type="float">
            <text:p>27252384</text:p>
          </table:table-cell>
          <table:table-cell office:value-type="float" office:value="28794040" calcext:value-type="float">
            <text:p>28794040</text:p>
          </table:table-cell>
          <table:table-cell table:formula="of:=[.A541]+[.B541]+[.C541]+[.D541]+[.E541]+[.F541]+[.G541]" office:value-type="float" office:value="201576192" calcext:value-type="float">
            <text:p>201576192</text:p>
          </table:table-cell>
        </table:table-row>
        <table:table-row table:style-name="ro1">
          <table:table-cell office:value-type="float" office:value="50358496" calcext:value-type="float">
            <text:p>50358496</text:p>
          </table:table-cell>
          <table:table-cell office:value-type="float" office:value="27782568" calcext:value-type="float">
            <text:p>27782568</text:p>
          </table:table-cell>
          <table:table-cell office:value-type="float" office:value="0" calcext:value-type="float">
            <text:p>0</text:p>
          </table:table-cell>
          <table:table-cell office:value-type="float" office:value="39711768" calcext:value-type="float">
            <text:p>39711768</text:p>
          </table:table-cell>
          <table:table-cell office:value-type="float" office:value="27688304" calcext:value-type="float">
            <text:p>27688304</text:p>
          </table:table-cell>
          <table:table-cell office:value-type="float" office:value="27252384" calcext:value-type="float">
            <text:p>27252384</text:p>
          </table:table-cell>
          <table:table-cell office:value-type="float" office:value="28799344" calcext:value-type="float">
            <text:p>28799344</text:p>
          </table:table-cell>
          <table:table-cell table:formula="of:=[.A542]+[.B542]+[.C542]+[.D542]+[.E542]+[.F542]+[.G542]" office:value-type="float" office:value="201592864" calcext:value-type="float">
            <text:p>201592864</text:p>
          </table:table-cell>
        </table:table-row>
        <table:table-row table:style-name="ro1">
          <table:table-cell office:value-type="float" office:value="50359984" calcext:value-type="float">
            <text:p>50359984</text:p>
          </table:table-cell>
          <table:table-cell office:value-type="float" office:value="27788184" calcext:value-type="float">
            <text:p>27788184</text:p>
          </table:table-cell>
          <table:table-cell office:value-type="float" office:value="0" calcext:value-type="float">
            <text:p>0</text:p>
          </table:table-cell>
          <table:table-cell office:value-type="float" office:value="39712264" calcext:value-type="float">
            <text:p>39712264</text:p>
          </table:table-cell>
          <table:table-cell office:value-type="float" office:value="27689312" calcext:value-type="float">
            <text:p>27689312</text:p>
          </table:table-cell>
          <table:table-cell office:value-type="float" office:value="27254808" calcext:value-type="float">
            <text:p>27254808</text:p>
          </table:table-cell>
          <table:table-cell office:value-type="float" office:value="28799344" calcext:value-type="float">
            <text:p>28799344</text:p>
          </table:table-cell>
          <table:table-cell table:formula="of:=[.A543]+[.B543]+[.C543]+[.D543]+[.E543]+[.F543]+[.G543]" office:value-type="float" office:value="201603896" calcext:value-type="float">
            <text:p>201603896</text:p>
          </table:table-cell>
        </table:table-row>
        <table:table-row table:style-name="ro1">
          <table:table-cell office:value-type="float" office:value="50509088" calcext:value-type="float">
            <text:p>50509088</text:p>
          </table:table-cell>
          <table:table-cell office:value-type="float" office:value="27788368" calcext:value-type="float">
            <text:p>27788368</text:p>
          </table:table-cell>
          <table:table-cell office:value-type="float" office:value="0" calcext:value-type="float">
            <text:p>0</text:p>
          </table:table-cell>
          <table:table-cell office:value-type="float" office:value="39712760" calcext:value-type="float">
            <text:p>39712760</text:p>
          </table:table-cell>
          <table:table-cell office:value-type="float" office:value="27170976" calcext:value-type="float">
            <text:p>27170976</text:p>
          </table:table-cell>
          <table:table-cell office:value-type="float" office:value="27258880" calcext:value-type="float">
            <text:p>27258880</text:p>
          </table:table-cell>
          <table:table-cell office:value-type="float" office:value="28799344" calcext:value-type="float">
            <text:p>28799344</text:p>
          </table:table-cell>
          <table:table-cell table:formula="of:=[.A544]+[.B544]+[.C544]+[.D544]+[.E544]+[.F544]+[.G544]" office:value-type="float" office:value="201239416" calcext:value-type="float">
            <text:p>201239416</text:p>
          </table:table-cell>
        </table:table-row>
        <table:table-row table:style-name="ro1">
          <table:table-cell office:value-type="float" office:value="50513208" calcext:value-type="float">
            <text:p>50513208</text:p>
          </table:table-cell>
          <table:table-cell office:value-type="float" office:value="27789280" calcext:value-type="float">
            <text:p>27789280</text:p>
          </table:table-cell>
          <table:table-cell office:value-type="float" office:value="0" calcext:value-type="float">
            <text:p>0</text:p>
          </table:table-cell>
          <table:table-cell office:value-type="float" office:value="39768768" calcext:value-type="float">
            <text:p>39768768</text:p>
          </table:table-cell>
          <table:table-cell office:value-type="float" office:value="27191992" calcext:value-type="float">
            <text:p>27191992</text:p>
          </table:table-cell>
          <table:table-cell office:value-type="float" office:value="27258880" calcext:value-type="float">
            <text:p>27258880</text:p>
          </table:table-cell>
          <table:table-cell office:value-type="float" office:value="28813768" calcext:value-type="float">
            <text:p>28813768</text:p>
          </table:table-cell>
          <table:table-cell table:formula="of:=[.A545]+[.B545]+[.C545]+[.D545]+[.E545]+[.F545]+[.G545]" office:value-type="float" office:value="201335896" calcext:value-type="float">
            <text:p>201335896</text:p>
          </table:table-cell>
        </table:table-row>
        <table:table-row table:style-name="ro1">
          <table:table-cell office:value-type="float" office:value="50513328" calcext:value-type="float">
            <text:p>50513328</text:p>
          </table:table-cell>
          <table:table-cell office:value-type="float" office:value="27797488" calcext:value-type="float">
            <text:p>27797488</text:p>
          </table:table-cell>
          <table:table-cell office:value-type="float" office:value="0" calcext:value-type="float">
            <text:p>0</text:p>
          </table:table-cell>
          <table:table-cell office:value-type="float" office:value="39769264" calcext:value-type="float">
            <text:p>39769264</text:p>
          </table:table-cell>
          <table:table-cell office:value-type="float" office:value="27191992" calcext:value-type="float">
            <text:p>27191992</text:p>
          </table:table-cell>
          <table:table-cell office:value-type="float" office:value="27258880" calcext:value-type="float">
            <text:p>27258880</text:p>
          </table:table-cell>
          <table:table-cell office:value-type="float" office:value="28813768" calcext:value-type="float">
            <text:p>28813768</text:p>
          </table:table-cell>
          <table:table-cell table:formula="of:=[.A546]+[.B546]+[.C546]+[.D546]+[.E546]+[.F546]+[.G546]" office:value-type="float" office:value="201344720" calcext:value-type="float">
            <text:p>201344720</text:p>
          </table:table-cell>
        </table:table-row>
        <table:table-row table:style-name="ro1">
          <table:table-cell office:value-type="float" office:value="50515168" calcext:value-type="float">
            <text:p>50515168</text:p>
          </table:table-cell>
          <table:table-cell office:value-type="float" office:value="27798032" calcext:value-type="float">
            <text:p>27798032</text:p>
          </table:table-cell>
          <table:table-cell office:value-type="float" office:value="0" calcext:value-type="float">
            <text:p>0</text:p>
          </table:table-cell>
          <table:table-cell office:value-type="float" office:value="39884512" calcext:value-type="float">
            <text:p>39884512</text:p>
          </table:table-cell>
          <table:table-cell office:value-type="float" office:value="27201016" calcext:value-type="float">
            <text:p>27201016</text:p>
          </table:table-cell>
          <table:table-cell office:value-type="float" office:value="27258880" calcext:value-type="float">
            <text:p>27258880</text:p>
          </table:table-cell>
          <table:table-cell office:value-type="float" office:value="28819072" calcext:value-type="float">
            <text:p>28819072</text:p>
          </table:table-cell>
          <table:table-cell table:formula="of:=[.A547]+[.B547]+[.C547]+[.D547]+[.E547]+[.F547]+[.G547]" office:value-type="float" office:value="201476680" calcext:value-type="float">
            <text:p>201476680</text:p>
          </table:table-cell>
        </table:table-row>
        <table:table-row table:style-name="ro1">
          <table:table-cell office:value-type="float" office:value="50608232" calcext:value-type="float">
            <text:p>50608232</text:p>
          </table:table-cell>
          <table:table-cell office:value-type="float" office:value="27802680" calcext:value-type="float">
            <text:p>27802680</text:p>
          </table:table-cell>
          <table:table-cell office:value-type="float" office:value="0" calcext:value-type="float">
            <text:p>0</text:p>
          </table:table-cell>
          <table:table-cell office:value-type="float" office:value="39886136" calcext:value-type="float">
            <text:p>39886136</text:p>
          </table:table-cell>
          <table:table-cell office:value-type="float" office:value="27344704" calcext:value-type="float">
            <text:p>27344704</text:p>
          </table:table-cell>
          <table:table-cell office:value-type="float" office:value="27258880" calcext:value-type="float">
            <text:p>27258880</text:p>
          </table:table-cell>
          <table:table-cell office:value-type="float" office:value="28819072" calcext:value-type="float">
            <text:p>28819072</text:p>
          </table:table-cell>
          <table:table-cell table:formula="of:=[.A548]+[.B548]+[.C548]+[.D548]+[.E548]+[.F548]+[.G548]" office:value-type="float" office:value="201719704" calcext:value-type="float">
            <text:p>201719704</text:p>
          </table:table-cell>
        </table:table-row>
        <table:table-row table:style-name="ro1">
          <table:table-cell office:value-type="float" office:value="50615424" calcext:value-type="float">
            <text:p>50615424</text:p>
          </table:table-cell>
          <table:table-cell office:value-type="float" office:value="27802864" calcext:value-type="float">
            <text:p>27802864</text:p>
          </table:table-cell>
          <table:table-cell office:value-type="float" office:value="0" calcext:value-type="float">
            <text:p>0</text:p>
          </table:table-cell>
          <table:table-cell office:value-type="float" office:value="39891688" calcext:value-type="float">
            <text:p>39891688</text:p>
          </table:table-cell>
          <table:table-cell office:value-type="float" office:value="27344856" calcext:value-type="float">
            <text:p>27344856</text:p>
          </table:table-cell>
          <table:table-cell office:value-type="float" office:value="27263160" calcext:value-type="float">
            <text:p>27263160</text:p>
          </table:table-cell>
          <table:table-cell office:value-type="float" office:value="28819072" calcext:value-type="float">
            <text:p>28819072</text:p>
          </table:table-cell>
          <table:table-cell table:formula="of:=[.A549]+[.B549]+[.C549]+[.D549]+[.E549]+[.F549]+[.G549]" office:value-type="float" office:value="201737064" calcext:value-type="float">
            <text:p>201737064</text:p>
          </table:table-cell>
        </table:table-row>
        <table:table-row table:style-name="ro1">
          <table:table-cell office:value-type="float" office:value="50617144" calcext:value-type="float">
            <text:p>50617144</text:p>
          </table:table-cell>
          <table:table-cell office:value-type="float" office:value="27803600" calcext:value-type="float">
            <text:p>27803600</text:p>
          </table:table-cell>
          <table:table-cell office:value-type="float" office:value="0" calcext:value-type="float">
            <text:p>0</text:p>
          </table:table-cell>
          <table:table-cell office:value-type="float" office:value="39958168" calcext:value-type="float">
            <text:p>39958168</text:p>
          </table:table-cell>
          <table:table-cell office:value-type="float" office:value="27451672" calcext:value-type="float">
            <text:p>27451672</text:p>
          </table:table-cell>
          <table:table-cell office:value-type="float" office:value="27263160" calcext:value-type="float">
            <text:p>27263160</text:p>
          </table:table-cell>
          <table:table-cell office:value-type="float" office:value="28819072" calcext:value-type="float">
            <text:p>28819072</text:p>
          </table:table-cell>
          <table:table-cell table:formula="of:=[.A550]+[.B550]+[.C550]+[.D550]+[.E550]+[.F550]+[.G550]" office:value-type="float" office:value="201912816" calcext:value-type="float">
            <text:p>201912816</text:p>
          </table:table-cell>
        </table:table-row>
        <table:table-row table:style-name="ro1">
          <table:table-cell office:value-type="float" office:value="50622624" calcext:value-type="float">
            <text:p>50622624</text:p>
          </table:table-cell>
          <table:table-cell office:value-type="float" office:value="27874072" calcext:value-type="float">
            <text:p>27874072</text:p>
          </table:table-cell>
          <table:table-cell office:value-type="float" office:value="0" calcext:value-type="float">
            <text:p>0</text:p>
          </table:table-cell>
          <table:table-cell office:value-type="float" office:value="39958664" calcext:value-type="float">
            <text:p>39958664</text:p>
          </table:table-cell>
          <table:table-cell office:value-type="float" office:value="27453688" calcext:value-type="float">
            <text:p>27453688</text:p>
          </table:table-cell>
          <table:table-cell office:value-type="float" office:value="27267232" calcext:value-type="float">
            <text:p>27267232</text:p>
          </table:table-cell>
          <table:table-cell office:value-type="float" office:value="28819072" calcext:value-type="float">
            <text:p>28819072</text:p>
          </table:table-cell>
          <table:table-cell table:formula="of:=[.A551]+[.B551]+[.C551]+[.D551]+[.E551]+[.F551]+[.G551]" office:value-type="float" office:value="201995352" calcext:value-type="float">
            <text:p>201995352</text:p>
          </table:table-cell>
        </table:table-row>
        <table:table-row table:style-name="ro1">
          <table:table-cell office:value-type="float" office:value="50624432" calcext:value-type="float">
            <text:p>50624432</text:p>
          </table:table-cell>
          <table:table-cell office:value-type="float" office:value="27874616" calcext:value-type="float">
            <text:p>27874616</text:p>
          </table:table-cell>
          <table:table-cell office:value-type="float" office:value="0" calcext:value-type="float">
            <text:p>0</text:p>
          </table:table-cell>
          <table:table-cell office:value-type="float" office:value="39969192" calcext:value-type="float">
            <text:p>39969192</text:p>
          </table:table-cell>
          <table:table-cell office:value-type="float" office:value="27460944" calcext:value-type="float">
            <text:p>27460944</text:p>
          </table:table-cell>
          <table:table-cell office:value-type="float" office:value="27267232" calcext:value-type="float">
            <text:p>27267232</text:p>
          </table:table-cell>
          <table:table-cell office:value-type="float" office:value="28824376" calcext:value-type="float">
            <text:p>28824376</text:p>
          </table:table-cell>
          <table:table-cell table:formula="of:=[.A552]+[.B552]+[.C552]+[.D552]+[.E552]+[.F552]+[.G552]" office:value-type="float" office:value="202020792" calcext:value-type="float">
            <text:p>202020792</text:p>
          </table:table-cell>
        </table:table-row>
        <table:table-row table:style-name="ro1">
          <table:table-cell office:value-type="float" office:value="50717768" calcext:value-type="float">
            <text:p>50717768</text:p>
          </table:table-cell>
          <table:table-cell office:value-type="float" office:value="27879552" calcext:value-type="float">
            <text:p>27879552</text:p>
          </table:table-cell>
          <table:table-cell office:value-type="float" office:value="0" calcext:value-type="float">
            <text:p>0</text:p>
          </table:table-cell>
          <table:table-cell office:value-type="float" office:value="39969688" calcext:value-type="float">
            <text:p>39969688</text:p>
          </table:table-cell>
          <table:table-cell office:value-type="float" office:value="27462176" calcext:value-type="float">
            <text:p>27462176</text:p>
          </table:table-cell>
          <table:table-cell office:value-type="float" office:value="27341464" calcext:value-type="float">
            <text:p>27341464</text:p>
          </table:table-cell>
          <table:table-cell office:value-type="float" office:value="28824376" calcext:value-type="float">
            <text:p>28824376</text:p>
          </table:table-cell>
          <table:table-cell table:formula="of:=[.A553]+[.B553]+[.C553]+[.D553]+[.E553]+[.F553]+[.G553]" office:value-type="float" office:value="202195024" calcext:value-type="float">
            <text:p>202195024</text:p>
          </table:table-cell>
        </table:table-row>
        <table:table-row table:style-name="ro1">
          <table:table-cell office:value-type="float" office:value="50723136" calcext:value-type="float">
            <text:p>50723136</text:p>
          </table:table-cell>
          <table:table-cell office:value-type="float" office:value="27880288" calcext:value-type="float">
            <text:p>27880288</text:p>
          </table:table-cell>
          <table:table-cell office:value-type="float" office:value="0" calcext:value-type="float">
            <text:p>0</text:p>
          </table:table-cell>
          <table:table-cell office:value-type="float" office:value="39978104" calcext:value-type="float">
            <text:p>39978104</text:p>
          </table:table-cell>
          <table:table-cell office:value-type="float" office:value="27463408" calcext:value-type="float">
            <text:p>27463408</text:p>
          </table:table-cell>
          <table:table-cell office:value-type="float" office:value="27341464" calcext:value-type="float">
            <text:p>27341464</text:p>
          </table:table-cell>
          <table:table-cell office:value-type="float" office:value="28829920" calcext:value-type="float">
            <text:p>28829920</text:p>
          </table:table-cell>
          <table:table-cell table:formula="of:=[.A554]+[.B554]+[.C554]+[.D554]+[.E554]+[.F554]+[.G554]" office:value-type="float" office:value="202216320" calcext:value-type="float">
            <text:p>202216320</text:p>
          </table:table-cell>
        </table:table-row>
        <table:table-row table:style-name="ro1">
          <table:table-cell office:value-type="float" office:value="50724856" calcext:value-type="float">
            <text:p>50724856</text:p>
          </table:table-cell>
          <table:table-cell office:value-type="float" office:value="27880472" calcext:value-type="float">
            <text:p>27880472</text:p>
          </table:table-cell>
          <table:table-cell office:value-type="float" office:value="0" calcext:value-type="float">
            <text:p>0</text:p>
          </table:table-cell>
          <table:table-cell office:value-type="float" office:value="40040608" calcext:value-type="float">
            <text:p>40040608</text:p>
          </table:table-cell>
          <table:table-cell office:value-type="float" office:value="27275336" calcext:value-type="float">
            <text:p>27275336</text:p>
          </table:table-cell>
          <table:table-cell office:value-type="float" office:value="27341464" calcext:value-type="float">
            <text:p>27341464</text:p>
          </table:table-cell>
          <table:table-cell office:value-type="float" office:value="28904088" calcext:value-type="float">
            <text:p>28904088</text:p>
          </table:table-cell>
          <table:table-cell table:formula="of:=[.A555]+[.B555]+[.C555]+[.D555]+[.E555]+[.F555]+[.G555]" office:value-type="float" office:value="202166824" calcext:value-type="float">
            <text:p>202166824</text:p>
          </table:table-cell>
        </table:table-row>
        <table:table-row table:style-name="ro1">
          <table:table-cell office:value-type="float" office:value="50725464" calcext:value-type="float">
            <text:p>50725464</text:p>
          </table:table-cell>
          <table:table-cell office:value-type="float" office:value="27880656" calcext:value-type="float">
            <text:p>27880656</text:p>
          </table:table-cell>
          <table:table-cell office:value-type="float" office:value="0" calcext:value-type="float">
            <text:p>0</text:p>
          </table:table-cell>
          <table:table-cell office:value-type="float" office:value="40041104" calcext:value-type="float">
            <text:p>40041104</text:p>
          </table:table-cell>
          <table:table-cell office:value-type="float" office:value="27275336" calcext:value-type="float">
            <text:p>27275336</text:p>
          </table:table-cell>
          <table:table-cell office:value-type="float" office:value="27341464" calcext:value-type="float">
            <text:p>27341464</text:p>
          </table:table-cell>
          <table:table-cell office:value-type="float" office:value="28904088" calcext:value-type="float">
            <text:p>28904088</text:p>
          </table:table-cell>
          <table:table-cell table:formula="of:=[.A556]+[.B556]+[.C556]+[.D556]+[.E556]+[.F556]+[.G556]" office:value-type="float" office:value="202168112" calcext:value-type="float">
            <text:p>202168112</text:p>
          </table:table-cell>
        </table:table-row>
        <table:table-row table:style-name="ro1">
          <table:table-cell office:value-type="float" office:value="50727656" calcext:value-type="float">
            <text:p>50727656</text:p>
          </table:table-cell>
          <table:table-cell office:value-type="float" office:value="27919416" calcext:value-type="float">
            <text:p>27919416</text:p>
          </table:table-cell>
          <table:table-cell office:value-type="float" office:value="0" calcext:value-type="float">
            <text:p>0</text:p>
          </table:table-cell>
          <table:table-cell office:value-type="float" office:value="29671448" calcext:value-type="float">
            <text:p>29671448</text:p>
          </table:table-cell>
          <table:table-cell office:value-type="float" office:value="27281136" calcext:value-type="float">
            <text:p>27281136</text:p>
          </table:table-cell>
          <table:table-cell office:value-type="float" office:value="27341464" calcext:value-type="float">
            <text:p>27341464</text:p>
          </table:table-cell>
          <table:table-cell office:value-type="float" office:value="28909656" calcext:value-type="float">
            <text:p>28909656</text:p>
          </table:table-cell>
          <table:table-cell table:formula="of:=[.A557]+[.B557]+[.C557]+[.D557]+[.E557]+[.F557]+[.G557]" office:value-type="float" office:value="191850776" calcext:value-type="float">
            <text:p>191850776</text:p>
          </table:table-cell>
        </table:table-row>
        <table:table-row table:style-name="ro1">
          <table:table-cell office:value-type="float" office:value="50822464" calcext:value-type="float">
            <text:p>50822464</text:p>
          </table:table-cell>
          <table:table-cell office:value-type="float" office:value="27928920" calcext:value-type="float">
            <text:p>27928920</text:p>
          </table:table-cell>
          <table:table-cell office:value-type="float" office:value="0" calcext:value-type="float">
            <text:p>0</text:p>
          </table:table-cell>
          <table:table-cell office:value-type="float" office:value="29671944" calcext:value-type="float">
            <text:p>29671944</text:p>
          </table:table-cell>
          <table:table-cell office:value-type="float" office:value="27300336" calcext:value-type="float">
            <text:p>27300336</text:p>
          </table:table-cell>
          <table:table-cell office:value-type="float" office:value="27345536" calcext:value-type="float">
            <text:p>27345536</text:p>
          </table:table-cell>
          <table:table-cell office:value-type="float" office:value="28909656" calcext:value-type="float">
            <text:p>28909656</text:p>
          </table:table-cell>
          <table:table-cell table:formula="of:=[.A558]+[.B558]+[.C558]+[.D558]+[.E558]+[.F558]+[.G558]" office:value-type="float" office:value="191978856" calcext:value-type="float">
            <text:p>191978856</text:p>
          </table:table-cell>
        </table:table-row>
        <table:table-row table:style-name="ro1">
          <table:table-cell office:value-type="float" office:value="50900080" calcext:value-type="float">
            <text:p>50900080</text:p>
          </table:table-cell>
          <table:table-cell office:value-type="float" office:value="27929656" calcext:value-type="float">
            <text:p>27929656</text:p>
          </table:table-cell>
          <table:table-cell office:value-type="float" office:value="0" calcext:value-type="float">
            <text:p>0</text:p>
          </table:table-cell>
          <table:table-cell office:value-type="float" office:value="29672440" calcext:value-type="float">
            <text:p>29672440</text:p>
          </table:table-cell>
          <table:table-cell office:value-type="float" office:value="27300336" calcext:value-type="float">
            <text:p>27300336</text:p>
          </table:table-cell>
          <table:table-cell office:value-type="float" office:value="27345536" calcext:value-type="float">
            <text:p>27345536</text:p>
          </table:table-cell>
          <table:table-cell office:value-type="float" office:value="28909656" calcext:value-type="float">
            <text:p>28909656</text:p>
          </table:table-cell>
          <table:table-cell table:formula="of:=[.A559]+[.B559]+[.C559]+[.D559]+[.E559]+[.F559]+[.G559]" office:value-type="float" office:value="192057704" calcext:value-type="float">
            <text:p>192057704</text:p>
          </table:table-cell>
        </table:table-row>
        <table:table-row table:style-name="ro1">
          <table:table-cell office:value-type="float" office:value="50901912" calcext:value-type="float">
            <text:p>50901912</text:p>
          </table:table-cell>
          <table:table-cell office:value-type="float" office:value="27929912" calcext:value-type="float">
            <text:p>27929912</text:p>
          </table:table-cell>
          <table:table-cell office:value-type="float" office:value="0" calcext:value-type="float">
            <text:p>0</text:p>
          </table:table-cell>
          <table:table-cell office:value-type="float" office:value="29735680" calcext:value-type="float">
            <text:p>29735680</text:p>
          </table:table-cell>
          <table:table-cell office:value-type="float" office:value="27306096" calcext:value-type="float">
            <text:p>27306096</text:p>
          </table:table-cell>
          <table:table-cell office:value-type="float" office:value="27345536" calcext:value-type="float">
            <text:p>27345536</text:p>
          </table:table-cell>
          <table:table-cell office:value-type="float" office:value="28909656" calcext:value-type="float">
            <text:p>28909656</text:p>
          </table:table-cell>
          <table:table-cell table:formula="of:=[.A560]+[.B560]+[.C560]+[.D560]+[.E560]+[.F560]+[.G560]" office:value-type="float" office:value="192128792" calcext:value-type="float">
            <text:p>192128792</text:p>
          </table:table-cell>
        </table:table-row>
        <table:table-row table:style-name="ro1">
          <table:table-cell office:value-type="float" office:value="50908680" calcext:value-type="float">
            <text:p>50908680</text:p>
          </table:table-cell>
          <table:table-cell office:value-type="float" office:value="27934584" calcext:value-type="float">
            <text:p>27934584</text:p>
          </table:table-cell>
          <table:table-cell office:value-type="float" office:value="0" calcext:value-type="float">
            <text:p>0</text:p>
          </table:table-cell>
          <table:table-cell office:value-type="float" office:value="29736176" calcext:value-type="float">
            <text:p>29736176</text:p>
          </table:table-cell>
          <table:table-cell office:value-type="float" office:value="27306096" calcext:value-type="float">
            <text:p>27306096</text:p>
          </table:table-cell>
          <table:table-cell office:value-type="float" office:value="27349608" calcext:value-type="float">
            <text:p>27349608</text:p>
          </table:table-cell>
          <table:table-cell office:value-type="float" office:value="28909656" calcext:value-type="float">
            <text:p>28909656</text:p>
          </table:table-cell>
          <table:table-cell table:formula="of:=[.A561]+[.B561]+[.C561]+[.D561]+[.E561]+[.F561]+[.G561]" office:value-type="float" office:value="192144800" calcext:value-type="float">
            <text:p>192144800</text:p>
          </table:table-cell>
        </table:table-row>
        <table:table-row table:style-name="ro1">
          <table:table-cell office:value-type="float" office:value="50910888" calcext:value-type="float">
            <text:p>50910888</text:p>
          </table:table-cell>
          <table:table-cell office:value-type="float" office:value="28287512" calcext:value-type="float">
            <text:p>28287512</text:p>
          </table:table-cell>
          <table:table-cell office:value-type="float" office:value="0" calcext:value-type="float">
            <text:p>0</text:p>
          </table:table-cell>
          <table:table-cell office:value-type="float" office:value="29751232" calcext:value-type="float">
            <text:p>29751232</text:p>
          </table:table-cell>
          <table:table-cell office:value-type="float" office:value="27306096" calcext:value-type="float">
            <text:p>27306096</text:p>
          </table:table-cell>
          <table:table-cell office:value-type="float" office:value="27349608" calcext:value-type="float">
            <text:p>27349608</text:p>
          </table:table-cell>
          <table:table-cell office:value-type="float" office:value="28914960" calcext:value-type="float">
            <text:p>28914960</text:p>
          </table:table-cell>
          <table:table-cell table:formula="of:=[.A562]+[.B562]+[.C562]+[.D562]+[.E562]+[.F562]+[.G562]" office:value-type="float" office:value="192520296" calcext:value-type="float">
            <text:p>192520296</text:p>
          </table:table-cell>
        </table:table-row>
        <table:table-row table:style-name="ro1">
          <table:table-cell office:value-type="float" office:value="51018400" calcext:value-type="float">
            <text:p>51018400</text:p>
          </table:table-cell>
          <table:table-cell office:value-type="float" office:value="28885408" calcext:value-type="float">
            <text:p>28885408</text:p>
          </table:table-cell>
          <table:table-cell office:value-type="float" office:value="0" calcext:value-type="float">
            <text:p>0</text:p>
          </table:table-cell>
          <table:table-cell office:value-type="float" office:value="29751728" calcext:value-type="float">
            <text:p>29751728</text:p>
          </table:table-cell>
          <table:table-cell office:value-type="float" office:value="27306096" calcext:value-type="float">
            <text:p>27306096</text:p>
          </table:table-cell>
          <table:table-cell office:value-type="float" office:value="27423176" calcext:value-type="float">
            <text:p>27423176</text:p>
          </table:table-cell>
          <table:table-cell office:value-type="float" office:value="28914960" calcext:value-type="float">
            <text:p>28914960</text:p>
          </table:table-cell>
          <table:table-cell table:formula="of:=[.A563]+[.B563]+[.C563]+[.D563]+[.E563]+[.F563]+[.G563]" office:value-type="float" office:value="193299768" calcext:value-type="float">
            <text:p>193299768</text:p>
          </table:table-cell>
        </table:table-row>
        <table:table-row table:style-name="ro1">
          <table:table-cell office:value-type="float" office:value="51020416" calcext:value-type="float">
            <text:p>51020416</text:p>
          </table:table-cell>
          <table:table-cell office:value-type="float" office:value="29547920" calcext:value-type="float">
            <text:p>29547920</text:p>
          </table:table-cell>
          <table:table-cell office:value-type="float" office:value="0" calcext:value-type="float">
            <text:p>0</text:p>
          </table:table-cell>
          <table:table-cell office:value-type="float" office:value="29757288" calcext:value-type="float">
            <text:p>29757288</text:p>
          </table:table-cell>
          <table:table-cell office:value-type="float" office:value="27311856" calcext:value-type="float">
            <text:p>27311856</text:p>
          </table:table-cell>
          <table:table-cell office:value-type="float" office:value="27423176" calcext:value-type="float">
            <text:p>27423176</text:p>
          </table:table-cell>
          <table:table-cell office:value-type="float" office:value="28943272" calcext:value-type="float">
            <text:p>28943272</text:p>
          </table:table-cell>
          <table:table-cell table:formula="of:=[.A564]+[.B564]+[.C564]+[.D564]+[.E564]+[.F564]+[.G564]" office:value-type="float" office:value="194003928" calcext:value-type="float">
            <text:p>194003928</text:p>
          </table:table-cell>
        </table:table-row>
        <table:table-row table:style-name="ro1">
          <table:table-cell office:value-type="float" office:value="51469408" calcext:value-type="float">
            <text:p>51469408</text:p>
          </table:table-cell>
          <table:table-cell office:value-type="float" office:value="29786264" calcext:value-type="float">
            <text:p>29786264</text:p>
          </table:table-cell>
          <table:table-cell office:value-type="float" office:value="0" calcext:value-type="float">
            <text:p>0</text:p>
          </table:table-cell>
          <table:table-cell office:value-type="float" office:value="29830640" calcext:value-type="float">
            <text:p>29830640</text:p>
          </table:table-cell>
          <table:table-cell office:value-type="float" office:value="27311856" calcext:value-type="float">
            <text:p>27311856</text:p>
          </table:table-cell>
          <table:table-cell office:value-type="float" office:value="27423176" calcext:value-type="float">
            <text:p>27423176</text:p>
          </table:table-cell>
          <table:table-cell office:value-type="float" office:value="28943272" calcext:value-type="float">
            <text:p>28943272</text:p>
          </table:table-cell>
          <table:table-cell table:formula="of:=[.A565]+[.B565]+[.C565]+[.D565]+[.E565]+[.F565]+[.G565]" office:value-type="float" office:value="194764616" calcext:value-type="float">
            <text:p>194764616</text:p>
          </table:table-cell>
        </table:table-row>
        <table:table-row table:style-name="ro1">
          <table:table-cell office:value-type="float" office:value="51478680" calcext:value-type="float">
            <text:p>51478680</text:p>
          </table:table-cell>
          <table:table-cell office:value-type="float" office:value="30188248" calcext:value-type="float">
            <text:p>30188248</text:p>
          </table:table-cell>
          <table:table-cell office:value-type="float" office:value="0" calcext:value-type="float">
            <text:p>0</text:p>
          </table:table-cell>
          <table:table-cell office:value-type="float" office:value="29831136" calcext:value-type="float">
            <text:p>29831136</text:p>
          </table:table-cell>
          <table:table-cell office:value-type="float" office:value="27311856" calcext:value-type="float">
            <text:p>27311856</text:p>
          </table:table-cell>
          <table:table-cell office:value-type="float" office:value="27427248" calcext:value-type="float">
            <text:p>27427248</text:p>
          </table:table-cell>
          <table:table-cell office:value-type="float" office:value="28943272" calcext:value-type="float">
            <text:p>28943272</text:p>
          </table:table-cell>
          <table:table-cell table:formula="of:=[.A566]+[.B566]+[.C566]+[.D566]+[.E566]+[.F566]+[.G566]" office:value-type="float" office:value="195180440" calcext:value-type="float">
            <text:p>195180440</text:p>
          </table:table-cell>
        </table:table-row>
        <table:table-row table:style-name="ro1">
          <table:table-cell office:value-type="float" office:value="51480512" calcext:value-type="float">
            <text:p>51480512</text:p>
          </table:table-cell>
          <table:table-cell office:value-type="float" office:value="30855848" calcext:value-type="float">
            <text:p>30855848</text:p>
          </table:table-cell>
          <table:table-cell office:value-type="float" office:value="0" calcext:value-type="float">
            <text:p>0</text:p>
          </table:table-cell>
          <table:table-cell office:value-type="float" office:value="29836184" calcext:value-type="float">
            <text:p>29836184</text:p>
          </table:table-cell>
          <table:table-cell office:value-type="float" office:value="27319528" calcext:value-type="float">
            <text:p>27319528</text:p>
          </table:table-cell>
          <table:table-cell office:value-type="float" office:value="27427248" calcext:value-type="float">
            <text:p>27427248</text:p>
          </table:table-cell>
          <table:table-cell office:value-type="float" office:value="28948576" calcext:value-type="float">
            <text:p>28948576</text:p>
          </table:table-cell>
          <table:table-cell table:formula="of:=[.A567]+[.B567]+[.C567]+[.D567]+[.E567]+[.F567]+[.G567]" office:value-type="float" office:value="195867896" calcext:value-type="float">
            <text:p>195867896</text:p>
          </table:table-cell>
        </table:table-row>
        <table:table-row table:style-name="ro1">
          <table:table-cell office:value-type="float" office:value="51480632" calcext:value-type="float">
            <text:p>51480632</text:p>
          </table:table-cell>
          <table:table-cell office:value-type="float" office:value="31237368" calcext:value-type="float">
            <text:p>31237368</text:p>
          </table:table-cell>
          <table:table-cell office:value-type="float" office:value="0" calcext:value-type="float">
            <text:p>0</text:p>
          </table:table-cell>
          <table:table-cell office:value-type="float" office:value="29836680" calcext:value-type="float">
            <text:p>29836680</text:p>
          </table:table-cell>
          <table:table-cell office:value-type="float" office:value="27468424" calcext:value-type="float">
            <text:p>27468424</text:p>
          </table:table-cell>
          <table:table-cell office:value-type="float" office:value="27427248" calcext:value-type="float">
            <text:p>27427248</text:p>
          </table:table-cell>
          <table:table-cell office:value-type="float" office:value="28948576" calcext:value-type="float">
            <text:p>28948576</text:p>
          </table:table-cell>
          <table:table-cell table:formula="of:=[.A568]+[.B568]+[.C568]+[.D568]+[.E568]+[.F568]+[.G568]" office:value-type="float" office:value="196398928" calcext:value-type="float">
            <text:p>196398928</text:p>
          </table:table-cell>
        </table:table-row>
        <table:table-row table:style-name="ro1">
          <table:table-cell office:value-type="float" office:value="51480752" calcext:value-type="float">
            <text:p>51480752</text:p>
          </table:table-cell>
          <table:table-cell office:value-type="float" office:value="31238144" calcext:value-type="float">
            <text:p>31238144</text:p>
          </table:table-cell>
          <table:table-cell office:value-type="float" office:value="0" calcext:value-type="float">
            <text:p>0</text:p>
          </table:table-cell>
          <table:table-cell office:value-type="float" office:value="29841976" calcext:value-type="float">
            <text:p>29841976</text:p>
          </table:table-cell>
          <table:table-cell office:value-type="float" office:value="27468424" calcext:value-type="float">
            <text:p>27468424</text:p>
          </table:table-cell>
          <table:table-cell office:value-type="float" office:value="27427248" calcext:value-type="float">
            <text:p>27427248</text:p>
          </table:table-cell>
          <table:table-cell office:value-type="float" office:value="28954072" calcext:value-type="float">
            <text:p>28954072</text:p>
          </table:table-cell>
          <table:table-cell table:formula="of:=[.A569]+[.B569]+[.C569]+[.D569]+[.E569]+[.F569]+[.G569]" office:value-type="float" office:value="196410616" calcext:value-type="float">
            <text:p>196410616</text:p>
          </table:table-cell>
        </table:table-row>
        <table:table-row table:style-name="ro1">
          <table:table-cell office:value-type="float" office:value="51481608" calcext:value-type="float">
            <text:p>51481608</text:p>
          </table:table-cell>
          <table:table-cell office:value-type="float" office:value="31249728" calcext:value-type="float">
            <text:p>31249728</text:p>
          </table:table-cell>
          <table:table-cell office:value-type="float" office:value="0" calcext:value-type="float">
            <text:p>0</text:p>
          </table:table-cell>
          <table:table-cell office:value-type="float" office:value="29914464" calcext:value-type="float">
            <text:p>29914464</text:p>
          </table:table-cell>
          <table:table-cell office:value-type="float" office:value="27468424" calcext:value-type="float">
            <text:p>27468424</text:p>
          </table:table-cell>
          <table:table-cell office:value-type="float" office:value="27427248" calcext:value-type="float">
            <text:p>27427248</text:p>
          </table:table-cell>
          <table:table-cell office:value-type="float" office:value="28954072" calcext:value-type="float">
            <text:p>28954072</text:p>
          </table:table-cell>
          <table:table-cell table:formula="of:=[.A570]+[.B570]+[.C570]+[.D570]+[.E570]+[.F570]+[.G570]" office:value-type="float" office:value="196495544" calcext:value-type="float">
            <text:p>196495544</text:p>
          </table:table-cell>
        </table:table-row>
        <table:table-row table:style-name="ro1">
          <table:table-cell office:value-type="float" office:value="51557768" calcext:value-type="float">
            <text:p>51557768</text:p>
          </table:table-cell>
          <table:table-cell office:value-type="float" office:value="31249928" calcext:value-type="float">
            <text:p>31249928</text:p>
          </table:table-cell>
          <table:table-cell office:value-type="float" office:value="0" calcext:value-type="float">
            <text:p>0</text:p>
          </table:table-cell>
          <table:table-cell office:value-type="float" office:value="29927424" calcext:value-type="float">
            <text:p>29927424</text:p>
          </table:table-cell>
          <table:table-cell office:value-type="float" office:value="27468424" calcext:value-type="float">
            <text:p>27468424</text:p>
          </table:table-cell>
          <table:table-cell office:value-type="float" office:value="27431320" calcext:value-type="float">
            <text:p>27431320</text:p>
          </table:table-cell>
          <table:table-cell office:value-type="float" office:value="28954072" calcext:value-type="float">
            <text:p>28954072</text:p>
          </table:table-cell>
          <table:table-cell table:formula="of:=[.A571]+[.B571]+[.C571]+[.D571]+[.E571]+[.F571]+[.G571]" office:value-type="float" office:value="196588936" calcext:value-type="float">
            <text:p>196588936</text:p>
          </table:table-cell>
        </table:table-row>
        <table:table-row table:style-name="ro1">
          <table:table-cell office:value-type="float" office:value="51559600" calcext:value-type="float">
            <text:p>51559600</text:p>
          </table:table-cell>
          <table:table-cell office:value-type="float" office:value="31793192" calcext:value-type="float">
            <text:p>31793192</text:p>
          </table:table-cell>
          <table:table-cell office:value-type="float" office:value="0" calcext:value-type="float">
            <text:p>0</text:p>
          </table:table-cell>
          <table:table-cell office:value-type="float" office:value="29946296" calcext:value-type="float">
            <text:p>29946296</text:p>
          </table:table-cell>
          <table:table-cell office:value-type="float" office:value="27474448" calcext:value-type="float">
            <text:p>27474448</text:p>
          </table:table-cell>
          <table:table-cell office:value-type="float" office:value="27431320" calcext:value-type="float">
            <text:p>27431320</text:p>
          </table:table-cell>
          <table:table-cell office:value-type="float" office:value="28954072" calcext:value-type="float">
            <text:p>28954072</text:p>
          </table:table-cell>
          <table:table-cell table:formula="of:=[.A572]+[.B572]+[.C572]+[.D572]+[.E572]+[.F572]+[.G572]" office:value-type="float" office:value="197158928" calcext:value-type="float">
            <text:p>197158928</text:p>
          </table:table-cell>
        </table:table-row>
        <table:table-row table:style-name="ro1">
          <table:table-cell office:value-type="float" office:value="51564368" calcext:value-type="float">
            <text:p>51564368</text:p>
          </table:table-cell>
          <table:table-cell office:value-type="float" office:value="31512112" calcext:value-type="float">
            <text:p>31512112</text:p>
          </table:table-cell>
          <table:table-cell office:value-type="float" office:value="0" calcext:value-type="float">
            <text:p>0</text:p>
          </table:table-cell>
          <table:table-cell office:value-type="float" office:value="29946296" calcext:value-type="float">
            <text:p>29946296</text:p>
          </table:table-cell>
          <table:table-cell office:value-type="float" office:value="27474448" calcext:value-type="float">
            <text:p>27474448</text:p>
          </table:table-cell>
          <table:table-cell office:value-type="float" office:value="27438064" calcext:value-type="float">
            <text:p>27438064</text:p>
          </table:table-cell>
          <table:table-cell office:value-type="float" office:value="28954072" calcext:value-type="float">
            <text:p>28954072</text:p>
          </table:table-cell>
          <table:table-cell table:formula="of:=[.A573]+[.B573]+[.C573]+[.D573]+[.E573]+[.F573]+[.G573]" office:value-type="float" office:value="196889360" calcext:value-type="float">
            <text:p>196889360</text:p>
          </table:table-cell>
        </table:table-row>
        <table:table-row table:style-name="ro1">
          <table:table-cell office:value-type="float" office:value="51564608" calcext:value-type="float">
            <text:p>51564608</text:p>
          </table:table-cell>
          <table:table-cell office:value-type="float" office:value="31513072" calcext:value-type="float">
            <text:p>31513072</text:p>
          </table:table-cell>
          <table:table-cell office:value-type="float" office:value="0" calcext:value-type="float">
            <text:p>0</text:p>
          </table:table-cell>
          <table:table-cell office:value-type="float" office:value="29951232" calcext:value-type="float">
            <text:p>29951232</text:p>
          </table:table-cell>
          <table:table-cell office:value-type="float" office:value="27480208" calcext:value-type="float">
            <text:p>27480208</text:p>
          </table:table-cell>
          <table:table-cell office:value-type="float" office:value="27438064" calcext:value-type="float">
            <text:p>27438064</text:p>
          </table:table-cell>
          <table:table-cell office:value-type="float" office:value="29041328" calcext:value-type="float">
            <text:p>29041328</text:p>
          </table:table-cell>
          <table:table-cell table:formula="of:=[.A574]+[.B574]+[.C574]+[.D574]+[.E574]+[.F574]+[.G574]" office:value-type="float" office:value="196988512" calcext:value-type="float">
            <text:p>196988512</text:p>
          </table:table-cell>
        </table:table-row>
        <table:table-row table:style-name="ro1">
          <table:table-cell office:value-type="float" office:value="51565464" calcext:value-type="float">
            <text:p>51565464</text:p>
          </table:table-cell>
          <table:table-cell office:value-type="float" office:value="31520696" calcext:value-type="float">
            <text:p>31520696</text:p>
          </table:table-cell>
          <table:table-cell office:value-type="float" office:value="0" calcext:value-type="float">
            <text:p>0</text:p>
          </table:table-cell>
          <table:table-cell office:value-type="float" office:value="29951232" calcext:value-type="float">
            <text:p>29951232</text:p>
          </table:table-cell>
          <table:table-cell office:value-type="float" office:value="27480208" calcext:value-type="float">
            <text:p>27480208</text:p>
          </table:table-cell>
          <table:table-cell office:value-type="float" office:value="27438064" calcext:value-type="float">
            <text:p>27438064</text:p>
          </table:table-cell>
          <table:table-cell office:value-type="float" office:value="29041328" calcext:value-type="float">
            <text:p>29041328</text:p>
          </table:table-cell>
          <table:table-cell table:formula="of:=[.A575]+[.B575]+[.C575]+[.D575]+[.E575]+[.F575]+[.G575]" office:value-type="float" office:value="196996992" calcext:value-type="float">
            <text:p>196996992</text:p>
          </table:table-cell>
        </table:table-row>
        <table:table-row table:style-name="ro1">
          <table:table-cell office:value-type="float" office:value="51573184" calcext:value-type="float">
            <text:p>51573184</text:p>
          </table:table-cell>
          <table:table-cell office:value-type="float" office:value="31520880" calcext:value-type="float">
            <text:p>31520880</text:p>
          </table:table-cell>
          <table:table-cell office:value-type="float" office:value="0" calcext:value-type="float">
            <text:p>0</text:p>
          </table:table-cell>
          <table:table-cell office:value-type="float" office:value="29956032" calcext:value-type="float">
            <text:p>29956032</text:p>
          </table:table-cell>
          <table:table-cell office:value-type="float" office:value="27480208" calcext:value-type="float">
            <text:p>27480208</text:p>
          </table:table-cell>
          <table:table-cell office:value-type="float" office:value="27438064" calcext:value-type="float">
            <text:p>27438064</text:p>
          </table:table-cell>
          <table:table-cell office:value-type="float" office:value="29041328" calcext:value-type="float">
            <text:p>29041328</text:p>
          </table:table-cell>
          <table:table-cell table:formula="of:=[.A576]+[.B576]+[.C576]+[.D576]+[.E576]+[.F576]+[.G576]" office:value-type="float" office:value="197009696" calcext:value-type="float">
            <text:p>197009696</text:p>
          </table:table-cell>
        </table:table-row>
        <table:table-row table:style-name="ro1">
          <table:table-cell office:value-type="float" office:value="51575016" calcext:value-type="float">
            <text:p>51575016</text:p>
          </table:table-cell>
          <table:table-cell office:value-type="float" office:value="31525888" calcext:value-type="float">
            <text:p>31525888</text:p>
          </table:table-cell>
          <table:table-cell office:value-type="float" office:value="0" calcext:value-type="float">
            <text:p>0</text:p>
          </table:table-cell>
          <table:table-cell office:value-type="float" office:value="29956032" calcext:value-type="float">
            <text:p>29956032</text:p>
          </table:table-cell>
          <table:table-cell office:value-type="float" office:value="27494648" calcext:value-type="float">
            <text:p>27494648</text:p>
          </table:table-cell>
          <table:table-cell office:value-type="float" office:value="27438064" calcext:value-type="float">
            <text:p>27438064</text:p>
          </table:table-cell>
          <table:table-cell office:value-type="float" office:value="29052272" calcext:value-type="float">
            <text:p>29052272</text:p>
          </table:table-cell>
          <table:table-cell table:formula="of:=[.A577]+[.B577]+[.C577]+[.D577]+[.E577]+[.F577]+[.G577]" office:value-type="float" office:value="197041920" calcext:value-type="float">
            <text:p>197041920</text:p>
          </table:table-cell>
        </table:table-row>
        <table:table-row table:style-name="ro1">
          <table:table-cell office:value-type="float" office:value="51580640" calcext:value-type="float">
            <text:p>51580640</text:p>
          </table:table-cell>
          <table:table-cell office:value-type="float" office:value="31530560" calcext:value-type="float">
            <text:p>31530560</text:p>
          </table:table-cell>
          <table:table-cell office:value-type="float" office:value="0" calcext:value-type="float">
            <text:p>0</text:p>
          </table:table-cell>
          <table:table-cell office:value-type="float" office:value="29956032" calcext:value-type="float">
            <text:p>29956032</text:p>
          </table:table-cell>
          <table:table-cell office:value-type="float" office:value="27494648" calcext:value-type="float">
            <text:p>27494648</text:p>
          </table:table-cell>
          <table:table-cell office:value-type="float" office:value="27442136" calcext:value-type="float">
            <text:p>27442136</text:p>
          </table:table-cell>
          <table:table-cell office:value-type="float" office:value="29052272" calcext:value-type="float">
            <text:p>29052272</text:p>
          </table:table-cell>
          <table:table-cell table:formula="of:=[.A578]+[.B578]+[.C578]+[.D578]+[.E578]+[.F578]+[.G578]" office:value-type="float" office:value="197056288" calcext:value-type="float">
            <text:p>197056288</text:p>
          </table:table-cell>
        </table:table-row>
        <table:table-row table:style-name="ro1">
          <table:table-cell office:value-type="float" office:value="51581496" calcext:value-type="float">
            <text:p>51581496</text:p>
          </table:table-cell>
          <table:table-cell office:value-type="float" office:value="31531296" calcext:value-type="float">
            <text:p>31531296</text:p>
          </table:table-cell>
          <table:table-cell office:value-type="float" office:value="0" calcext:value-type="float">
            <text:p>0</text:p>
          </table:table-cell>
          <table:table-cell office:value-type="float" office:value="29960832" calcext:value-type="float">
            <text:p>29960832</text:p>
          </table:table-cell>
          <table:table-cell office:value-type="float" office:value="27500408" calcext:value-type="float">
            <text:p>27500408</text:p>
          </table:table-cell>
          <table:table-cell office:value-type="float" office:value="27442136" calcext:value-type="float">
            <text:p>27442136</text:p>
          </table:table-cell>
          <table:table-cell office:value-type="float" office:value="29076664" calcext:value-type="float">
            <text:p>29076664</text:p>
          </table:table-cell>
          <table:table-cell table:formula="of:=[.A579]+[.B579]+[.C579]+[.D579]+[.E579]+[.F579]+[.G579]" office:value-type="float" office:value="197092832" calcext:value-type="float">
            <text:p>197092832</text:p>
          </table:table-cell>
        </table:table-row>
        <table:table-row table:style-name="ro1">
          <table:table-cell office:value-type="float" office:value="51581616" calcext:value-type="float">
            <text:p>51581616</text:p>
          </table:table-cell>
          <table:table-cell office:value-type="float" office:value="31096120" calcext:value-type="float">
            <text:p>31096120</text:p>
          </table:table-cell>
          <table:table-cell office:value-type="float" office:value="0" calcext:value-type="float">
            <text:p>0</text:p>
          </table:table-cell>
          <table:table-cell office:value-type="float" office:value="29960832" calcext:value-type="float">
            <text:p>29960832</text:p>
          </table:table-cell>
          <table:table-cell office:value-type="float" office:value="27500408" calcext:value-type="float">
            <text:p>27500408</text:p>
          </table:table-cell>
          <table:table-cell office:value-type="float" office:value="27446208" calcext:value-type="float">
            <text:p>27446208</text:p>
          </table:table-cell>
          <table:table-cell office:value-type="float" office:value="29076664" calcext:value-type="float">
            <text:p>29076664</text:p>
          </table:table-cell>
          <table:table-cell table:formula="of:=[.A580]+[.B580]+[.C580]+[.D580]+[.E580]+[.F580]+[.G580]" office:value-type="float" office:value="196661848" calcext:value-type="float">
            <text:p>196661848</text:p>
          </table:table-cell>
        </table:table-row>
        <table:table-row table:style-name="ro1">
          <table:table-cell office:value-type="float" office:value="51581736" calcext:value-type="float">
            <text:p>51581736</text:p>
          </table:table-cell>
          <table:table-cell office:value-type="float" office:value="31096528" calcext:value-type="float">
            <text:p>31096528</text:p>
          </table:table-cell>
          <table:table-cell office:value-type="float" office:value="0" calcext:value-type="float">
            <text:p>0</text:p>
          </table:table-cell>
          <table:table-cell office:value-type="float" office:value="30070296" calcext:value-type="float">
            <text:p>30070296</text:p>
          </table:table-cell>
          <table:table-cell office:value-type="float" office:value="27500408" calcext:value-type="float">
            <text:p>27500408</text:p>
          </table:table-cell>
          <table:table-cell office:value-type="float" office:value="27446208" calcext:value-type="float">
            <text:p>27446208</text:p>
          </table:table-cell>
          <table:table-cell office:value-type="float" office:value="29082080" calcext:value-type="float">
            <text:p>29082080</text:p>
          </table:table-cell>
          <table:table-cell table:formula="of:=[.A581]+[.B581]+[.C581]+[.D581]+[.E581]+[.F581]+[.G581]" office:value-type="float" office:value="196777256" calcext:value-type="float">
            <text:p>196777256</text:p>
          </table:table-cell>
        </table:table-row>
        <table:table-row table:style-name="ro1">
          <table:table-cell office:value-type="float" office:value="51583568" calcext:value-type="float">
            <text:p>51583568</text:p>
          </table:table-cell>
          <table:table-cell office:value-type="float" office:value="31101312" calcext:value-type="float">
            <text:p>31101312</text:p>
          </table:table-cell>
          <table:table-cell office:value-type="float" office:value="0" calcext:value-type="float">
            <text:p>0</text:p>
          </table:table-cell>
          <table:table-cell office:value-type="float" office:value="30071472" calcext:value-type="float">
            <text:p>30071472</text:p>
          </table:table-cell>
          <table:table-cell office:value-type="float" office:value="27500408" calcext:value-type="float">
            <text:p>27500408</text:p>
          </table:table-cell>
          <table:table-cell office:value-type="float" office:value="27515872" calcext:value-type="float">
            <text:p>27515872</text:p>
          </table:table-cell>
          <table:table-cell office:value-type="float" office:value="29082080" calcext:value-type="float">
            <text:p>29082080</text:p>
          </table:table-cell>
          <table:table-cell table:formula="of:=[.A582]+[.B582]+[.C582]+[.D582]+[.E582]+[.F582]+[.G582]" office:value-type="float" office:value="196854712" calcext:value-type="float">
            <text:p>196854712</text:p>
          </table:table-cell>
        </table:table-row>
        <table:table-row table:style-name="ro1">
          <table:table-cell office:value-type="float" office:value="51723624" calcext:value-type="float">
            <text:p>51723624</text:p>
          </table:table-cell>
          <table:table-cell office:value-type="float" office:value="31101496" calcext:value-type="float">
            <text:p>31101496</text:p>
          </table:table-cell>
          <table:table-cell office:value-type="float" office:value="0" calcext:value-type="float">
            <text:p>0</text:p>
          </table:table-cell>
          <table:table-cell office:value-type="float" office:value="30071472" calcext:value-type="float">
            <text:p>30071472</text:p>
          </table:table-cell>
          <table:table-cell office:value-type="float" office:value="27500408" calcext:value-type="float">
            <text:p>27500408</text:p>
          </table:table-cell>
          <table:table-cell office:value-type="float" office:value="27520976" calcext:value-type="float">
            <text:p>27520976</text:p>
          </table:table-cell>
          <table:table-cell office:value-type="float" office:value="29082080" calcext:value-type="float">
            <text:p>29082080</text:p>
          </table:table-cell>
          <table:table-cell table:formula="of:=[.A583]+[.B583]+[.C583]+[.D583]+[.E583]+[.F583]+[.G583]" office:value-type="float" office:value="197000056" calcext:value-type="float">
            <text:p>197000056</text:p>
          </table:table-cell>
        </table:table-row>
        <table:table-row table:style-name="ro1">
          <table:table-cell office:value-type="float" office:value="51725912" calcext:value-type="float">
            <text:p>51725912</text:p>
          </table:table-cell>
          <table:table-cell office:value-type="float" office:value="31102248" calcext:value-type="float">
            <text:p>31102248</text:p>
          </table:table-cell>
          <table:table-cell office:value-type="float" office:value="0" calcext:value-type="float">
            <text:p>0</text:p>
          </table:table-cell>
          <table:table-cell office:value-type="float" office:value="30071472" calcext:value-type="float">
            <text:p>30071472</text:p>
          </table:table-cell>
          <table:table-cell office:value-type="float" office:value="27506168" calcext:value-type="float">
            <text:p>27506168</text:p>
          </table:table-cell>
          <table:table-cell office:value-type="float" office:value="27520976" calcext:value-type="float">
            <text:p>27520976</text:p>
          </table:table-cell>
          <table:table-cell office:value-type="float" office:value="29097192" calcext:value-type="float">
            <text:p>29097192</text:p>
          </table:table-cell>
          <table:table-cell table:formula="of:=[.A584]+[.B584]+[.C584]+[.D584]+[.E584]+[.F584]+[.G584]" office:value-type="float" office:value="197023968" calcext:value-type="float">
            <text:p>197023968</text:p>
          </table:table-cell>
        </table:table-row>
        <table:table-row table:style-name="ro1">
          <table:table-cell office:value-type="float" office:value="51851352" calcext:value-type="float">
            <text:p>51851352</text:p>
          </table:table-cell>
          <table:table-cell office:value-type="float" office:value="31173808" calcext:value-type="float">
            <text:p>31173808</text:p>
          </table:table-cell>
          <table:table-cell office:value-type="float" office:value="0" calcext:value-type="float">
            <text:p>0</text:p>
          </table:table-cell>
          <table:table-cell office:value-type="float" office:value="30071472" calcext:value-type="float">
            <text:p>30071472</text:p>
          </table:table-cell>
          <table:table-cell office:value-type="float" office:value="27506168" calcext:value-type="float">
            <text:p>27506168</text:p>
          </table:table-cell>
          <table:table-cell office:value-type="float" office:value="27525048" calcext:value-type="float">
            <text:p>27525048</text:p>
          </table:table-cell>
          <table:table-cell office:value-type="float" office:value="29097192" calcext:value-type="float">
            <text:p>29097192</text:p>
          </table:table-cell>
          <table:table-cell table:formula="of:=[.A585]+[.B585]+[.C585]+[.D585]+[.E585]+[.F585]+[.G585]" office:value-type="float" office:value="197225040" calcext:value-type="float">
            <text:p>197225040</text:p>
          </table:table-cell>
        </table:table-row>
        <table:table-row table:style-name="ro1">
          <table:table-cell office:value-type="float" office:value="51857112" calcext:value-type="float">
            <text:p>51857112</text:p>
          </table:table-cell>
          <table:table-cell office:value-type="float" office:value="31173992" calcext:value-type="float">
            <text:p>31173992</text:p>
          </table:table-cell>
          <table:table-cell office:value-type="float" office:value="0" calcext:value-type="float">
            <text:p>0</text:p>
          </table:table-cell>
          <table:table-cell office:value-type="float" office:value="30076536" calcext:value-type="float">
            <text:p>30076536</text:p>
          </table:table-cell>
          <table:table-cell office:value-type="float" office:value="27511928" calcext:value-type="float">
            <text:p>27511928</text:p>
          </table:table-cell>
          <table:table-cell office:value-type="float" office:value="27525048" calcext:value-type="float">
            <text:p>27525048</text:p>
          </table:table-cell>
          <table:table-cell office:value-type="float" office:value="29097192" calcext:value-type="float">
            <text:p>29097192</text:p>
          </table:table-cell>
          <table:table-cell table:formula="of:=[.A586]+[.B586]+[.C586]+[.D586]+[.E586]+[.F586]+[.G586]" office:value-type="float" office:value="197241808" calcext:value-type="float">
            <text:p>197241808</text:p>
          </table:table-cell>
        </table:table-row>
        <table:table-row table:style-name="ro1">
          <table:table-cell office:value-type="float" office:value="52008288" calcext:value-type="float">
            <text:p>52008288</text:p>
          </table:table-cell>
          <table:table-cell office:value-type="float" office:value="31179000" calcext:value-type="float">
            <text:p>31179000</text:p>
          </table:table-cell>
          <table:table-cell office:value-type="float" office:value="0" calcext:value-type="float">
            <text:p>0</text:p>
          </table:table-cell>
          <table:table-cell office:value-type="float" office:value="30076536" calcext:value-type="float">
            <text:p>30076536</text:p>
          </table:table-cell>
          <table:table-cell office:value-type="float" office:value="27709608" calcext:value-type="float">
            <text:p>27709608</text:p>
          </table:table-cell>
          <table:table-cell office:value-type="float" office:value="27525048" calcext:value-type="float">
            <text:p>27525048</text:p>
          </table:table-cell>
          <table:table-cell office:value-type="float" office:value="29097192" calcext:value-type="float">
            <text:p>29097192</text:p>
          </table:table-cell>
          <table:table-cell table:formula="of:=[.A587]+[.B587]+[.C587]+[.D587]+[.E587]+[.F587]+[.G587]" office:value-type="float" office:value="197595672" calcext:value-type="float">
            <text:p>197595672</text:p>
          </table:table-cell>
        </table:table-row>
        <table:table-row table:style-name="ro1">
          <table:table-cell office:value-type="float" office:value="52238880" calcext:value-type="float">
            <text:p>52238880</text:p>
          </table:table-cell>
          <table:table-cell office:value-type="float" office:value="31183936" calcext:value-type="float">
            <text:p>31183936</text:p>
          </table:table-cell>
          <table:table-cell office:value-type="float" office:value="0" calcext:value-type="float">
            <text:p>0</text:p>
          </table:table-cell>
          <table:table-cell office:value-type="float" office:value="30076536" calcext:value-type="float">
            <text:p>30076536</text:p>
          </table:table-cell>
          <table:table-cell office:value-type="float" office:value="27712272" calcext:value-type="float">
            <text:p>27712272</text:p>
          </table:table-cell>
          <table:table-cell office:value-type="float" office:value="27525048" calcext:value-type="float">
            <text:p>27525048</text:p>
          </table:table-cell>
          <table:table-cell office:value-type="float" office:value="29097192" calcext:value-type="float">
            <text:p>29097192</text:p>
          </table:table-cell>
          <table:table-cell table:formula="of:=[.A588]+[.B588]+[.C588]+[.D588]+[.E588]+[.F588]+[.G588]" office:value-type="float" office:value="197833864" calcext:value-type="float">
            <text:p>197833864</text:p>
          </table:table-cell>
        </table:table-row>
        <table:table-row table:style-name="ro1">
          <table:table-cell office:value-type="float" office:value="52239736" calcext:value-type="float">
            <text:p>52239736</text:p>
          </table:table-cell>
          <table:table-cell office:value-type="float" office:value="31184960" calcext:value-type="float">
            <text:p>31184960</text:p>
          </table:table-cell>
          <table:table-cell office:value-type="float" office:value="0" calcext:value-type="float">
            <text:p>0</text:p>
          </table:table-cell>
          <table:table-cell office:value-type="float" office:value="30081336" calcext:value-type="float">
            <text:p>30081336</text:p>
          </table:table-cell>
          <table:table-cell office:value-type="float" office:value="27718296" calcext:value-type="float">
            <text:p>27718296</text:p>
          </table:table-cell>
          <table:table-cell office:value-type="float" office:value="27525048" calcext:value-type="float">
            <text:p>27525048</text:p>
          </table:table-cell>
          <table:table-cell office:value-type="float" office:value="29102512" calcext:value-type="float">
            <text:p>29102512</text:p>
          </table:table-cell>
          <table:table-cell table:formula="of:=[.A589]+[.B589]+[.C589]+[.D589]+[.E589]+[.F589]+[.G589]" office:value-type="float" office:value="197851888" calcext:value-type="float">
            <text:p>197851888</text:p>
          </table:table-cell>
        </table:table-row>
        <table:table-row table:style-name="ro1">
          <table:table-cell office:value-type="float" office:value="52244744" calcext:value-type="float">
            <text:p>52244744</text:p>
          </table:table-cell>
          <table:table-cell office:value-type="float" office:value="31286048" calcext:value-type="float">
            <text:p>31286048</text:p>
          </table:table-cell>
          <table:table-cell office:value-type="float" office:value="0" calcext:value-type="float">
            <text:p>0</text:p>
          </table:table-cell>
          <table:table-cell office:value-type="float" office:value="30081336" calcext:value-type="float">
            <text:p>30081336</text:p>
          </table:table-cell>
          <table:table-cell office:value-type="float" office:value="27718296" calcext:value-type="float">
            <text:p>27718296</text:p>
          </table:table-cell>
          <table:table-cell office:value-type="float" office:value="27529120" calcext:value-type="float">
            <text:p>27529120</text:p>
          </table:table-cell>
          <table:table-cell office:value-type="float" office:value="29102512" calcext:value-type="float">
            <text:p>29102512</text:p>
          </table:table-cell>
          <table:table-cell table:formula="of:=[.A590]+[.B590]+[.C590]+[.D590]+[.E590]+[.F590]+[.G590]" office:value-type="float" office:value="197962056" calcext:value-type="float">
            <text:p>197962056</text:p>
          </table:table-cell>
        </table:table-row>
        <table:table-row table:style-name="ro1">
          <table:table-cell office:value-type="float" office:value="52245224" calcext:value-type="float">
            <text:p>52245224</text:p>
          </table:table-cell>
          <table:table-cell office:value-type="float" office:value="31286232" calcext:value-type="float">
            <text:p>31286232</text:p>
          </table:table-cell>
          <table:table-cell office:value-type="float" office:value="0" calcext:value-type="float">
            <text:p>0</text:p>
          </table:table-cell>
          <table:table-cell office:value-type="float" office:value="30278208" calcext:value-type="float">
            <text:p>30278208</text:p>
          </table:table-cell>
          <table:table-cell office:value-type="float" office:value="27724056" calcext:value-type="float">
            <text:p>27724056</text:p>
          </table:table-cell>
          <table:table-cell office:value-type="float" office:value="27529120" calcext:value-type="float">
            <text:p>27529120</text:p>
          </table:table-cell>
          <table:table-cell office:value-type="float" office:value="29107832" calcext:value-type="float">
            <text:p>29107832</text:p>
          </table:table-cell>
          <table:table-cell table:formula="of:=[.A591]+[.B591]+[.C591]+[.D591]+[.E591]+[.F591]+[.G591]" office:value-type="float" office:value="198170672" calcext:value-type="float">
            <text:p>198170672</text:p>
          </table:table-cell>
        </table:table-row>
        <table:table-row table:style-name="ro1">
          <table:table-cell office:value-type="float" office:value="52246696" calcext:value-type="float">
            <text:p>52246696</text:p>
          </table:table-cell>
          <table:table-cell office:value-type="float" office:value="31286776" calcext:value-type="float">
            <text:p>31286776</text:p>
          </table:table-cell>
          <table:table-cell office:value-type="float" office:value="0" calcext:value-type="float">
            <text:p>0</text:p>
          </table:table-cell>
          <table:table-cell office:value-type="float" office:value="30356512" calcext:value-type="float">
            <text:p>30356512</text:p>
          </table:table-cell>
          <table:table-cell office:value-type="float" office:value="27724056" calcext:value-type="float">
            <text:p>27724056</text:p>
          </table:table-cell>
          <table:table-cell office:value-type="float" office:value="26666848" calcext:value-type="float">
            <text:p>26666848</text:p>
          </table:table-cell>
          <table:table-cell office:value-type="float" office:value="29107832" calcext:value-type="float">
            <text:p>29107832</text:p>
          </table:table-cell>
          <table:table-cell table:formula="of:=[.A592]+[.B592]+[.C592]+[.D592]+[.E592]+[.F592]+[.G592]" office:value-type="float" office:value="197388720" calcext:value-type="float">
            <text:p>197388720</text:p>
          </table:table-cell>
        </table:table-row>
        <table:table-row table:style-name="ro1">
          <table:table-cell office:value-type="float" office:value="52251136" calcext:value-type="float">
            <text:p>52251136</text:p>
          </table:table-cell>
          <table:table-cell office:value-type="float" office:value="31291448" calcext:value-type="float">
            <text:p>31291448</text:p>
          </table:table-cell>
          <table:table-cell office:value-type="float" office:value="0" calcext:value-type="float">
            <text:p>0</text:p>
          </table:table-cell>
          <table:table-cell office:value-type="float" office:value="30713704" calcext:value-type="float">
            <text:p>30713704</text:p>
          </table:table-cell>
          <table:table-cell office:value-type="float" office:value="27724056" calcext:value-type="float">
            <text:p>27724056</text:p>
          </table:table-cell>
          <table:table-cell office:value-type="float" office:value="26671224" calcext:value-type="float">
            <text:p>26671224</text:p>
          </table:table-cell>
          <table:table-cell office:value-type="float" office:value="29107832" calcext:value-type="float">
            <text:p>29107832</text:p>
          </table:table-cell>
          <table:table-cell table:formula="of:=[.A593]+[.B593]+[.C593]+[.D593]+[.E593]+[.F593]+[.G593]" office:value-type="float" office:value="197759400" calcext:value-type="float">
            <text:p>197759400</text:p>
          </table:table-cell>
        </table:table-row>
        <table:table-row table:style-name="ro1">
          <table:table-cell office:value-type="float" office:value="52251992" calcext:value-type="float">
            <text:p>52251992</text:p>
          </table:table-cell>
          <table:table-cell office:value-type="float" office:value="31292184" calcext:value-type="float">
            <text:p>31292184</text:p>
          </table:table-cell>
          <table:table-cell office:value-type="float" office:value="0" calcext:value-type="float">
            <text:p>0</text:p>
          </table:table-cell>
          <table:table-cell office:value-type="float" office:value="30720904" calcext:value-type="float">
            <text:p>30720904</text:p>
          </table:table-cell>
          <table:table-cell office:value-type="float" office:value="27724056" calcext:value-type="float">
            <text:p>27724056</text:p>
          </table:table-cell>
          <table:table-cell office:value-type="float" office:value="26671224" calcext:value-type="float">
            <text:p>26671224</text:p>
          </table:table-cell>
          <table:table-cell office:value-type="float" office:value="29275496" calcext:value-type="float">
            <text:p>29275496</text:p>
          </table:table-cell>
          <table:table-cell table:formula="of:=[.A594]+[.B594]+[.C594]+[.D594]+[.E594]+[.F594]+[.G594]" office:value-type="float" office:value="197935856" calcext:value-type="float">
            <text:p>197935856</text:p>
          </table:table-cell>
        </table:table-row>
        <table:table-row table:style-name="ro1">
          <table:table-cell office:value-type="float" office:value="52327816" calcext:value-type="float">
            <text:p>52327816</text:p>
          </table:table-cell>
          <table:table-cell office:value-type="float" office:value="31296856" calcext:value-type="float">
            <text:p>31296856</text:p>
          </table:table-cell>
          <table:table-cell office:value-type="float" office:value="0" calcext:value-type="float">
            <text:p>0</text:p>
          </table:table-cell>
          <table:table-cell office:value-type="float" office:value="30722184" calcext:value-type="float">
            <text:p>30722184</text:p>
          </table:table-cell>
          <table:table-cell office:value-type="float" office:value="27724056" calcext:value-type="float">
            <text:p>27724056</text:p>
          </table:table-cell>
          <table:table-cell office:value-type="float" office:value="26675296" calcext:value-type="float">
            <text:p>26675296</text:p>
          </table:table-cell>
          <table:table-cell office:value-type="float" office:value="29275496" calcext:value-type="float">
            <text:p>29275496</text:p>
          </table:table-cell>
          <table:table-cell table:formula="of:=[.A595]+[.B595]+[.C595]+[.D595]+[.E595]+[.F595]+[.G595]" office:value-type="float" office:value="198021704" calcext:value-type="float">
            <text:p>198021704</text:p>
          </table:table-cell>
        </table:table-row>
        <table:table-row table:style-name="ro1">
          <table:table-cell office:value-type="float" office:value="52328296" calcext:value-type="float">
            <text:p>52328296</text:p>
          </table:table-cell>
          <table:table-cell office:value-type="float" office:value="31297416" calcext:value-type="float">
            <text:p>31297416</text:p>
          </table:table-cell>
          <table:table-cell office:value-type="float" office:value="0" calcext:value-type="float">
            <text:p>0</text:p>
          </table:table-cell>
          <table:table-cell office:value-type="float" office:value="30727376" calcext:value-type="float">
            <text:p>30727376</text:p>
          </table:table-cell>
          <table:table-cell office:value-type="float" office:value="27746264" calcext:value-type="float">
            <text:p>27746264</text:p>
          </table:table-cell>
          <table:table-cell office:value-type="float" office:value="26675296" calcext:value-type="float">
            <text:p>26675296</text:p>
          </table:table-cell>
          <table:table-cell office:value-type="float" office:value="29292928" calcext:value-type="float">
            <text:p>29292928</text:p>
          </table:table-cell>
          <table:table-cell table:formula="of:=[.A596]+[.B596]+[.C596]+[.D596]+[.E596]+[.F596]+[.G596]" office:value-type="float" office:value="198067576" calcext:value-type="float">
            <text:p>198067576</text:p>
          </table:table-cell>
        </table:table-row>
        <table:table-row table:style-name="ro1">
          <table:table-cell office:value-type="float" office:value="52330568" calcext:value-type="float">
            <text:p>52330568</text:p>
          </table:table-cell>
          <table:table-cell office:value-type="float" office:value="31372392" calcext:value-type="float">
            <text:p>31372392</text:p>
          </table:table-cell>
          <table:table-cell office:value-type="float" office:value="0" calcext:value-type="float">
            <text:p>0</text:p>
          </table:table-cell>
          <table:table-cell office:value-type="float" office:value="30728384" calcext:value-type="float">
            <text:p>30728384</text:p>
          </table:table-cell>
          <table:table-cell office:value-type="float" office:value="27800272" calcext:value-type="float">
            <text:p>27800272</text:p>
          </table:table-cell>
          <table:table-cell office:value-type="float" office:value="26675296" calcext:value-type="float">
            <text:p>26675296</text:p>
          </table:table-cell>
          <table:table-cell office:value-type="float" office:value="29292928" calcext:value-type="float">
            <text:p>29292928</text:p>
          </table:table-cell>
          <table:table-cell table:formula="of:=[.A597]+[.B597]+[.C597]+[.D597]+[.E597]+[.F597]+[.G597]" office:value-type="float" office:value="198199840" calcext:value-type="float">
            <text:p>198199840</text:p>
          </table:table-cell>
        </table:table-row>
        <table:table-row table:style-name="ro1">
          <table:table-cell office:value-type="float" office:value="52335272" calcext:value-type="float">
            <text:p>52335272</text:p>
          </table:table-cell>
          <table:table-cell office:value-type="float" office:value="31372576" calcext:value-type="float">
            <text:p>31372576</text:p>
          </table:table-cell>
          <table:table-cell office:value-type="float" office:value="0" calcext:value-type="float">
            <text:p>0</text:p>
          </table:table-cell>
          <table:table-cell office:value-type="float" office:value="29807672" calcext:value-type="float">
            <text:p>29807672</text:p>
          </table:table-cell>
          <table:table-cell office:value-type="float" office:value="27800272" calcext:value-type="float">
            <text:p>27800272</text:p>
          </table:table-cell>
          <table:table-cell office:value-type="float" office:value="26675296" calcext:value-type="float">
            <text:p>26675296</text:p>
          </table:table-cell>
          <table:table-cell office:value-type="float" office:value="29292928" calcext:value-type="float">
            <text:p>29292928</text:p>
          </table:table-cell>
          <table:table-cell table:formula="of:=[.A598]+[.B598]+[.C598]+[.D598]+[.E598]+[.F598]+[.G598]" office:value-type="float" office:value="197284016" calcext:value-type="float">
            <text:p>197284016</text:p>
          </table:table-cell>
        </table:table-row>
        <table:table-row table:style-name="ro1">
          <table:table-cell office:value-type="float" office:value="52336128" calcext:value-type="float">
            <text:p>52336128</text:p>
          </table:table-cell>
          <table:table-cell office:value-type="float" office:value="31373312" calcext:value-type="float">
            <text:p>31373312</text:p>
          </table:table-cell>
          <table:table-cell office:value-type="float" office:value="0" calcext:value-type="float">
            <text:p>0</text:p>
          </table:table-cell>
          <table:table-cell office:value-type="float" office:value="29808680" calcext:value-type="float">
            <text:p>29808680</text:p>
          </table:table-cell>
          <table:table-cell office:value-type="float" office:value="27806032" calcext:value-type="float">
            <text:p>27806032</text:p>
          </table:table-cell>
          <table:table-cell office:value-type="float" office:value="26675296" calcext:value-type="float">
            <text:p>26675296</text:p>
          </table:table-cell>
          <table:table-cell office:value-type="float" office:value="29292928" calcext:value-type="float">
            <text:p>29292928</text:p>
          </table:table-cell>
          <table:table-cell table:formula="of:=[.A599]+[.B599]+[.C599]+[.D599]+[.E599]+[.F599]+[.G599]" office:value-type="float" office:value="197292376" calcext:value-type="float">
            <text:p>197292376</text:p>
          </table:table-cell>
        </table:table-row>
        <table:table-row table:style-name="ro1">
          <table:table-cell office:value-type="float" office:value="52340568" calcext:value-type="float">
            <text:p>52340568</text:p>
          </table:table-cell>
          <table:table-cell office:value-type="float" office:value="31373496" calcext:value-type="float">
            <text:p>31373496</text:p>
          </table:table-cell>
          <table:table-cell office:value-type="float" office:value="0" calcext:value-type="float">
            <text:p>0</text:p>
          </table:table-cell>
          <table:table-cell office:value-type="float" office:value="29809688" calcext:value-type="float">
            <text:p>29809688</text:p>
          </table:table-cell>
          <table:table-cell office:value-type="float" office:value="27806032" calcext:value-type="float">
            <text:p>27806032</text:p>
          </table:table-cell>
          <table:table-cell office:value-type="float" office:value="26679368" calcext:value-type="float">
            <text:p>26679368</text:p>
          </table:table-cell>
          <table:table-cell office:value-type="float" office:value="29292928" calcext:value-type="float">
            <text:p>29292928</text:p>
          </table:table-cell>
          <table:table-cell table:formula="of:=[.A600]+[.B600]+[.C600]+[.D600]+[.E600]+[.F600]+[.G600]" office:value-type="float" office:value="197302080" calcext:value-type="float">
            <text:p>197302080</text:p>
          </table:table-cell>
        </table:table-row>
        <table:table-row table:style-name="ro1">
          <table:table-cell office:value-type="float" office:value="52341864" calcext:value-type="float">
            <text:p>52341864</text:p>
          </table:table-cell>
          <table:table-cell office:value-type="float" office:value="31374040" calcext:value-type="float">
            <text:p>31374040</text:p>
          </table:table-cell>
          <table:table-cell office:value-type="float" office:value="0" calcext:value-type="float">
            <text:p>0</text:p>
          </table:table-cell>
          <table:table-cell office:value-type="float" office:value="29819408" calcext:value-type="float">
            <text:p>29819408</text:p>
          </table:table-cell>
          <table:table-cell office:value-type="float" office:value="27811792" calcext:value-type="float">
            <text:p>27811792</text:p>
          </table:table-cell>
          <table:table-cell office:value-type="float" office:value="26679368" calcext:value-type="float">
            <text:p>26679368</text:p>
          </table:table-cell>
          <table:table-cell office:value-type="float" office:value="29303240" calcext:value-type="float">
            <text:p>29303240</text:p>
          </table:table-cell>
          <table:table-cell table:formula="of:=[.A601]+[.B601]+[.C601]+[.D601]+[.E601]+[.F601]+[.G601]" office:value-type="float" office:value="197329712" calcext:value-type="float">
            <text:p>197329712</text:p>
          </table:table-cell>
        </table:table-row>
        <table:table-row table:style-name="ro1">
          <table:table-cell office:value-type="float" office:value="52343336" calcext:value-type="float">
            <text:p>52343336</text:p>
          </table:table-cell>
          <table:table-cell office:value-type="float" office:value="31378976" calcext:value-type="float">
            <text:p>31378976</text:p>
          </table:table-cell>
          <table:table-cell office:value-type="float" office:value="0" calcext:value-type="float">
            <text:p>0</text:p>
          </table:table-cell>
          <table:table-cell office:value-type="float" office:value="29820528" calcext:value-type="float">
            <text:p>29820528</text:p>
          </table:table-cell>
          <table:table-cell office:value-type="float" office:value="27811792" calcext:value-type="float">
            <text:p>27811792</text:p>
          </table:table-cell>
          <table:table-cell office:value-type="float" office:value="26748968" calcext:value-type="float">
            <text:p>26748968</text:p>
          </table:table-cell>
          <table:table-cell office:value-type="float" office:value="29303240" calcext:value-type="float">
            <text:p>29303240</text:p>
          </table:table-cell>
          <table:table-cell table:formula="of:=[.A602]+[.B602]+[.C602]+[.D602]+[.E602]+[.F602]+[.G602]" office:value-type="float" office:value="197406840" calcext:value-type="float">
            <text:p>197406840</text:p>
          </table:table-cell>
        </table:table-row>
        <table:table-row table:style-name="ro1">
          <table:table-cell office:value-type="float" office:value="52347776" calcext:value-type="float">
            <text:p>52347776</text:p>
          </table:table-cell>
          <table:table-cell office:value-type="float" office:value="31379712" calcext:value-type="float">
            <text:p>31379712</text:p>
          </table:table-cell>
          <table:table-cell office:value-type="float" office:value="0" calcext:value-type="float">
            <text:p>0</text:p>
          </table:table-cell>
          <table:table-cell office:value-type="float" office:value="29902632" calcext:value-type="float">
            <text:p>29902632</text:p>
          </table:table-cell>
          <table:table-cell office:value-type="float" office:value="27811792" calcext:value-type="float">
            <text:p>27811792</text:p>
          </table:table-cell>
          <table:table-cell office:value-type="float" office:value="26753304" calcext:value-type="float">
            <text:p>26753304</text:p>
          </table:table-cell>
          <table:table-cell office:value-type="float" office:value="29308544" calcext:value-type="float">
            <text:p>29308544</text:p>
          </table:table-cell>
          <table:table-cell table:formula="of:=[.A603]+[.B603]+[.C603]+[.D603]+[.E603]+[.F603]+[.G603]" office:value-type="float" office:value="197503760" calcext:value-type="float">
            <text:p>197503760</text:p>
          </table:table-cell>
        </table:table-row>
        <table:table-row table:style-name="ro1">
          <table:table-cell office:value-type="float" office:value="52348632" calcext:value-type="float">
            <text:p>52348632</text:p>
          </table:table-cell>
          <table:table-cell office:value-type="float" office:value="31379896" calcext:value-type="float">
            <text:p>31379896</text:p>
          </table:table-cell>
          <table:table-cell office:value-type="float" office:value="0" calcext:value-type="float">
            <text:p>0</text:p>
          </table:table-cell>
          <table:table-cell office:value-type="float" office:value="29903864" calcext:value-type="float">
            <text:p>29903864</text:p>
          </table:table-cell>
          <table:table-cell office:value-type="float" office:value="27818000" calcext:value-type="float">
            <text:p>27818000</text:p>
          </table:table-cell>
          <table:table-cell office:value-type="float" office:value="26753304" calcext:value-type="float">
            <text:p>26753304</text:p>
          </table:table-cell>
          <table:table-cell office:value-type="float" office:value="28379192" calcext:value-type="float">
            <text:p>28379192</text:p>
          </table:table-cell>
          <table:table-cell table:formula="of:=[.A604]+[.B604]+[.C604]+[.D604]+[.E604]+[.F604]+[.G604]" office:value-type="float" office:value="196582888" calcext:value-type="float">
            <text:p>196582888</text:p>
          </table:table-cell>
        </table:table-row>
        <table:table-row table:style-name="ro1">
          <table:table-cell office:value-type="float" office:value="52353072" calcext:value-type="float">
            <text:p>52353072</text:p>
          </table:table-cell>
          <table:table-cell office:value-type="float" office:value="31384568" calcext:value-type="float">
            <text:p>31384568</text:p>
          </table:table-cell>
          <table:table-cell office:value-type="float" office:value="0" calcext:value-type="float">
            <text:p>0</text:p>
          </table:table-cell>
          <table:table-cell office:value-type="float" office:value="29905096" calcext:value-type="float">
            <text:p>29905096</text:p>
          </table:table-cell>
          <table:table-cell office:value-type="float" office:value="27818000" calcext:value-type="float">
            <text:p>27818000</text:p>
          </table:table-cell>
          <table:table-cell office:value-type="float" office:value="26757376" calcext:value-type="float">
            <text:p>26757376</text:p>
          </table:table-cell>
          <table:table-cell office:value-type="float" office:value="28379192" calcext:value-type="float">
            <text:p>28379192</text:p>
          </table:table-cell>
          <table:table-cell table:formula="of:=[.A605]+[.B605]+[.C605]+[.D605]+[.E605]+[.F605]+[.G605]" office:value-type="float" office:value="196597304" calcext:value-type="float">
            <text:p>196597304</text:p>
          </table:table-cell>
        </table:table-row>
        <table:table-row table:style-name="ro1">
          <table:table-cell office:value-type="float" office:value="52425592" calcext:value-type="float">
            <text:p>52425592</text:p>
          </table:table-cell>
          <table:table-cell office:value-type="float" office:value="31385112" calcext:value-type="float">
            <text:p>31385112</text:p>
          </table:table-cell>
          <table:table-cell office:value-type="float" office:value="0" calcext:value-type="float">
            <text:p>0</text:p>
          </table:table-cell>
          <table:table-cell office:value-type="float" office:value="29910640" calcext:value-type="float">
            <text:p>29910640</text:p>
          </table:table-cell>
          <table:table-cell office:value-type="float" office:value="27818000" calcext:value-type="float">
            <text:p>27818000</text:p>
          </table:table-cell>
          <table:table-cell office:value-type="float" office:value="26757376" calcext:value-type="float">
            <text:p>26757376</text:p>
          </table:table-cell>
          <table:table-cell office:value-type="float" office:value="28379192" calcext:value-type="float">
            <text:p>28379192</text:p>
          </table:table-cell>
          <table:table-cell table:formula="of:=[.A606]+[.B606]+[.C606]+[.D606]+[.E606]+[.F606]+[.G606]" office:value-type="float" office:value="196675912" calcext:value-type="float">
            <text:p>196675912</text:p>
          </table:table-cell>
        </table:table-row>
        <table:table-row table:style-name="ro1">
          <table:table-cell office:value-type="float" office:value="52426328" calcext:value-type="float">
            <text:p>52426328</text:p>
          </table:table-cell>
          <table:table-cell office:value-type="float" office:value="31394248" calcext:value-type="float">
            <text:p>31394248</text:p>
          </table:table-cell>
          <table:table-cell office:value-type="float" office:value="0" calcext:value-type="float">
            <text:p>0</text:p>
          </table:table-cell>
          <table:table-cell office:value-type="float" office:value="29911872" calcext:value-type="float">
            <text:p>29911872</text:p>
          </table:table-cell>
          <table:table-cell office:value-type="float" office:value="27017888" calcext:value-type="float">
            <text:p>27017888</text:p>
          </table:table-cell>
          <table:table-cell office:value-type="float" office:value="26761448" calcext:value-type="float">
            <text:p>26761448</text:p>
          </table:table-cell>
          <table:table-cell office:value-type="float" office:value="28379192" calcext:value-type="float">
            <text:p>28379192</text:p>
          </table:table-cell>
          <table:table-cell table:formula="of:=[.A607]+[.B607]+[.C607]+[.D607]+[.E607]+[.F607]+[.G607]" office:value-type="float" office:value="195890976" calcext:value-type="float">
            <text:p>195890976</text:p>
          </table:table-cell>
        </table:table-row>
        <table:table-row table:style-name="ro1">
          <table:table-cell office:value-type="float" office:value="52497752" calcext:value-type="float">
            <text:p>52497752</text:p>
          </table:table-cell>
          <table:table-cell office:value-type="float" office:value="31399664" calcext:value-type="float">
            <text:p>31399664</text:p>
          </table:table-cell>
          <table:table-cell office:value-type="float" office:value="0" calcext:value-type="float">
            <text:p>0</text:p>
          </table:table-cell>
          <table:table-cell office:value-type="float" office:value="29996800" calcext:value-type="float">
            <text:p>29996800</text:p>
          </table:table-cell>
          <table:table-cell office:value-type="float" office:value="27030248" calcext:value-type="float">
            <text:p>27030248</text:p>
          </table:table-cell>
          <table:table-cell office:value-type="float" office:value="26761448" calcext:value-type="float">
            <text:p>26761448</text:p>
          </table:table-cell>
          <table:table-cell office:value-type="float" office:value="28384800" calcext:value-type="float">
            <text:p>28384800</text:p>
          </table:table-cell>
          <table:table-cell table:formula="of:=[.A608]+[.B608]+[.C608]+[.D608]+[.E608]+[.F608]+[.G608]" office:value-type="float" office:value="196070712" calcext:value-type="float">
            <text:p>196070712</text:p>
          </table:table-cell>
        </table:table-row>
        <table:table-row table:style-name="ro1">
          <table:table-cell office:value-type="float" office:value="52498608" calcext:value-type="float">
            <text:p>52498608</text:p>
          </table:table-cell>
          <table:table-cell office:value-type="float" office:value="31399848" calcext:value-type="float">
            <text:p>31399848</text:p>
          </table:table-cell>
          <table:table-cell office:value-type="float" office:value="0" calcext:value-type="float">
            <text:p>0</text:p>
          </table:table-cell>
          <table:table-cell office:value-type="float" office:value="29998032" calcext:value-type="float">
            <text:p>29998032</text:p>
          </table:table-cell>
          <table:table-cell office:value-type="float" office:value="27030248" calcext:value-type="float">
            <text:p>27030248</text:p>
          </table:table-cell>
          <table:table-cell office:value-type="float" office:value="26761448" calcext:value-type="float">
            <text:p>26761448</text:p>
          </table:table-cell>
          <table:table-cell office:value-type="float" office:value="28384800" calcext:value-type="float">
            <text:p>28384800</text:p>
          </table:table-cell>
          <table:table-cell table:formula="of:=[.A609]+[.B609]+[.C609]+[.D609]+[.E609]+[.F609]+[.G609]" office:value-type="float" office:value="196072984" calcext:value-type="float">
            <text:p>196072984</text:p>
          </table:table-cell>
        </table:table-row>
        <table:table-row table:style-name="ro1">
          <table:table-cell office:value-type="float" office:value="52503312" calcext:value-type="float">
            <text:p>52503312</text:p>
          </table:table-cell>
          <table:table-cell office:value-type="float" office:value="31404520" calcext:value-type="float">
            <text:p>31404520</text:p>
          </table:table-cell>
          <table:table-cell office:value-type="float" office:value="0" calcext:value-type="float">
            <text:p>0</text:p>
          </table:table-cell>
          <table:table-cell office:value-type="float" office:value="30272120" calcext:value-type="float">
            <text:p>30272120</text:p>
          </table:table-cell>
          <table:table-cell office:value-type="float" office:value="27030248" calcext:value-type="float">
            <text:p>27030248</text:p>
          </table:table-cell>
          <table:table-cell office:value-type="float" office:value="26765520" calcext:value-type="float">
            <text:p>26765520</text:p>
          </table:table-cell>
          <table:table-cell office:value-type="float" office:value="28384800" calcext:value-type="float">
            <text:p>28384800</text:p>
          </table:table-cell>
          <table:table-cell table:formula="of:=[.A610]+[.B610]+[.C610]+[.D610]+[.E610]+[.F610]+[.G610]" office:value-type="float" office:value="196360520" calcext:value-type="float">
            <text:p>196360520</text:p>
          </table:table-cell>
        </table:table-row>
        <table:table-row table:style-name="ro1">
          <table:table-cell office:value-type="float" office:value="52509816" calcext:value-type="float">
            <text:p>52509816</text:p>
          </table:table-cell>
          <table:table-cell office:value-type="float" office:value="31405064" calcext:value-type="float">
            <text:p>31405064</text:p>
          </table:table-cell>
          <table:table-cell office:value-type="float" office:value="0" calcext:value-type="float">
            <text:p>0</text:p>
          </table:table-cell>
          <table:table-cell office:value-type="float" office:value="30336984" calcext:value-type="float">
            <text:p>30336984</text:p>
          </table:table-cell>
          <table:table-cell office:value-type="float" office:value="27036008" calcext:value-type="float">
            <text:p>27036008</text:p>
          </table:table-cell>
          <table:table-cell office:value-type="float" office:value="26765520" calcext:value-type="float">
            <text:p>26765520</text:p>
          </table:table-cell>
          <table:table-cell office:value-type="float" office:value="28390104" calcext:value-type="float">
            <text:p>28390104</text:p>
          </table:table-cell>
          <table:table-cell table:formula="of:=[.A611]+[.B611]+[.C611]+[.D611]+[.E611]+[.F611]+[.G611]" office:value-type="float" office:value="196443496" calcext:value-type="float">
            <text:p>196443496</text:p>
          </table:table-cell>
        </table:table-row>
        <table:table-row table:style-name="ro1">
          <table:table-cell office:value-type="float" office:value="52510552" calcext:value-type="float">
            <text:p>52510552</text:p>
          </table:table-cell>
          <table:table-cell office:value-type="float" office:value="31475456" calcext:value-type="float">
            <text:p>31475456</text:p>
          </table:table-cell>
          <table:table-cell office:value-type="float" office:value="0" calcext:value-type="float">
            <text:p>0</text:p>
          </table:table-cell>
          <table:table-cell office:value-type="float" office:value="30336984" calcext:value-type="float">
            <text:p>30336984</text:p>
          </table:table-cell>
          <table:table-cell office:value-type="float" office:value="27036008" calcext:value-type="float">
            <text:p>27036008</text:p>
          </table:table-cell>
          <table:table-cell office:value-type="float" office:value="26768128" calcext:value-type="float">
            <text:p>26768128</text:p>
          </table:table-cell>
          <table:table-cell office:value-type="float" office:value="28390104" calcext:value-type="float">
            <text:p>28390104</text:p>
          </table:table-cell>
          <table:table-cell table:formula="of:=[.A612]+[.B612]+[.C612]+[.D612]+[.E612]+[.F612]+[.G612]" office:value-type="float" office:value="196517232" calcext:value-type="float">
            <text:p>196517232</text:p>
          </table:table-cell>
        </table:table-row>
        <table:table-row table:style-name="ro1">
          <table:table-cell office:value-type="float" office:value="52514992" calcext:value-type="float">
            <text:p>52514992</text:p>
          </table:table-cell>
          <table:table-cell office:value-type="float" office:value="31476192" calcext:value-type="float">
            <text:p>31476192</text:p>
          </table:table-cell>
          <table:table-cell office:value-type="float" office:value="0" calcext:value-type="float">
            <text:p>0</text:p>
          </table:table-cell>
          <table:table-cell office:value-type="float" office:value="30341296" calcext:value-type="float">
            <text:p>30341296</text:p>
          </table:table-cell>
          <table:table-cell office:value-type="float" office:value="27041768" calcext:value-type="float">
            <text:p>27041768</text:p>
          </table:table-cell>
          <table:table-cell office:value-type="float" office:value="26768128" calcext:value-type="float">
            <text:p>26768128</text:p>
          </table:table-cell>
          <table:table-cell office:value-type="float" office:value="28395408" calcext:value-type="float">
            <text:p>28395408</text:p>
          </table:table-cell>
          <table:table-cell table:formula="of:=[.A613]+[.B613]+[.C613]+[.D613]+[.E613]+[.F613]+[.G613]" office:value-type="float" office:value="196537784" calcext:value-type="float">
            <text:p>196537784</text:p>
          </table:table-cell>
        </table:table-row>
        <table:table-row table:style-name="ro1">
          <table:table-cell office:value-type="float" office:value="52515848" calcext:value-type="float">
            <text:p>52515848</text:p>
          </table:table-cell>
          <table:table-cell office:value-type="float" office:value="31476376" calcext:value-type="float">
            <text:p>31476376</text:p>
          </table:table-cell>
          <table:table-cell office:value-type="float" office:value="0" calcext:value-type="float">
            <text:p>0</text:p>
          </table:table-cell>
          <table:table-cell office:value-type="float" office:value="30341296" calcext:value-type="float">
            <text:p>30341296</text:p>
          </table:table-cell>
          <table:table-cell office:value-type="float" office:value="27041768" calcext:value-type="float">
            <text:p>27041768</text:p>
          </table:table-cell>
          <table:table-cell office:value-type="float" office:value="26768128" calcext:value-type="float">
            <text:p>26768128</text:p>
          </table:table-cell>
          <table:table-cell office:value-type="float" office:value="28404824" calcext:value-type="float">
            <text:p>28404824</text:p>
          </table:table-cell>
          <table:table-cell table:formula="of:=[.A614]+[.B614]+[.C614]+[.D614]+[.E614]+[.F614]+[.G614]" office:value-type="float" office:value="196548240" calcext:value-type="float">
            <text:p>196548240</text:p>
          </table:table-cell>
        </table:table-row>
        <table:table-row table:style-name="ro1">
          <table:table-cell office:value-type="float" office:value="52520288" calcext:value-type="float">
            <text:p>52520288</text:p>
          </table:table-cell>
          <table:table-cell office:value-type="float" office:value="31476560" calcext:value-type="float">
            <text:p>31476560</text:p>
          </table:table-cell>
          <table:table-cell office:value-type="float" office:value="0" calcext:value-type="float">
            <text:p>0</text:p>
          </table:table-cell>
          <table:table-cell office:value-type="float" office:value="30345608" calcext:value-type="float">
            <text:p>30345608</text:p>
          </table:table-cell>
          <table:table-cell office:value-type="float" office:value="27041768" calcext:value-type="float">
            <text:p>27041768</text:p>
          </table:table-cell>
          <table:table-cell office:value-type="float" office:value="26772200" calcext:value-type="float">
            <text:p>26772200</text:p>
          </table:table-cell>
          <table:table-cell office:value-type="float" office:value="28404824" calcext:value-type="float">
            <text:p>28404824</text:p>
          </table:table-cell>
          <table:table-cell table:formula="of:=[.A615]+[.B615]+[.C615]+[.D615]+[.E615]+[.F615]+[.G615]" office:value-type="float" office:value="196561248" calcext:value-type="float">
            <text:p>196561248</text:p>
          </table:table-cell>
        </table:table-row>
        <table:table-row table:style-name="ro1">
          <table:table-cell office:value-type="float" office:value="52522120" calcext:value-type="float">
            <text:p>52522120</text:p>
          </table:table-cell>
          <table:table-cell office:value-type="float" office:value="31477104" calcext:value-type="float">
            <text:p>31477104</text:p>
          </table:table-cell>
          <table:table-cell office:value-type="float" office:value="0" calcext:value-type="float">
            <text:p>0</text:p>
          </table:table-cell>
          <table:table-cell office:value-type="float" office:value="30345608" calcext:value-type="float">
            <text:p>30345608</text:p>
          </table:table-cell>
          <table:table-cell office:value-type="float" office:value="27041768" calcext:value-type="float">
            <text:p>27041768</text:p>
          </table:table-cell>
          <table:table-cell office:value-type="float" office:value="26772200" calcext:value-type="float">
            <text:p>26772200</text:p>
          </table:table-cell>
          <table:table-cell office:value-type="float" office:value="28414016" calcext:value-type="float">
            <text:p>28414016</text:p>
          </table:table-cell>
          <table:table-cell table:formula="of:=[.A616]+[.B616]+[.C616]+[.D616]+[.E616]+[.F616]+[.G616]" office:value-type="float" office:value="196572816" calcext:value-type="float">
            <text:p>196572816</text:p>
          </table:table-cell>
        </table:table-row>
        <table:table-row table:style-name="ro1">
          <table:table-cell office:value-type="float" office:value="52526560" calcext:value-type="float">
            <text:p>52526560</text:p>
          </table:table-cell>
          <table:table-cell office:value-type="float" office:value="31486504" calcext:value-type="float">
            <text:p>31486504</text:p>
          </table:table-cell>
          <table:table-cell office:value-type="float" office:value="0" calcext:value-type="float">
            <text:p>0</text:p>
          </table:table-cell>
          <table:table-cell office:value-type="float" office:value="30345608" calcext:value-type="float">
            <text:p>30345608</text:p>
          </table:table-cell>
          <table:table-cell office:value-type="float" office:value="27051752" calcext:value-type="float">
            <text:p>27051752</text:p>
          </table:table-cell>
          <table:table-cell office:value-type="float" office:value="26776272" calcext:value-type="float">
            <text:p>26776272</text:p>
          </table:table-cell>
          <table:table-cell office:value-type="float" office:value="28414016" calcext:value-type="float">
            <text:p>28414016</text:p>
          </table:table-cell>
          <table:table-cell table:formula="of:=[.A617]+[.B617]+[.C617]+[.D617]+[.E617]+[.F617]+[.G617]" office:value-type="float" office:value="196600712" calcext:value-type="float">
            <text:p>196600712</text:p>
          </table:table-cell>
        </table:table-row>
        <table:table-row table:style-name="ro1">
          <table:table-cell office:value-type="float" office:value="52526680" calcext:value-type="float">
            <text:p>52526680</text:p>
          </table:table-cell>
          <table:table-cell office:value-type="float" office:value="31487240" calcext:value-type="float">
            <text:p>31487240</text:p>
          </table:table-cell>
          <table:table-cell office:value-type="float" office:value="0" calcext:value-type="float">
            <text:p>0</text:p>
          </table:table-cell>
          <table:table-cell office:value-type="float" office:value="30345608" calcext:value-type="float">
            <text:p>30345608</text:p>
          </table:table-cell>
          <table:table-cell office:value-type="float" office:value="27057512" calcext:value-type="float">
            <text:p>27057512</text:p>
          </table:table-cell>
          <table:table-cell office:value-type="float" office:value="26776272" calcext:value-type="float">
            <text:p>26776272</text:p>
          </table:table-cell>
          <table:table-cell office:value-type="float" office:value="28414016" calcext:value-type="float">
            <text:p>28414016</text:p>
          </table:table-cell>
          <table:table-cell table:formula="of:=[.A618]+[.B618]+[.C618]+[.D618]+[.E618]+[.F618]+[.G618]" office:value-type="float" office:value="196607328" calcext:value-type="float">
            <text:p>196607328</text:p>
          </table:table-cell>
        </table:table-row>
        <table:table-row table:style-name="ro1">
          <table:table-cell office:value-type="float" office:value="52527656" calcext:value-type="float">
            <text:p>52527656</text:p>
          </table:table-cell>
          <table:table-cell office:value-type="float" office:value="31491912" calcext:value-type="float">
            <text:p>31491912</text:p>
          </table:table-cell>
          <table:table-cell office:value-type="float" office:value="0" calcext:value-type="float">
            <text:p>0</text:p>
          </table:table-cell>
          <table:table-cell office:value-type="float" office:value="30345608" calcext:value-type="float">
            <text:p>30345608</text:p>
          </table:table-cell>
          <table:table-cell office:value-type="float" office:value="27057512" calcext:value-type="float">
            <text:p>27057512</text:p>
          </table:table-cell>
          <table:table-cell office:value-type="float" office:value="26776272" calcext:value-type="float">
            <text:p>26776272</text:p>
          </table:table-cell>
          <table:table-cell office:value-type="float" office:value="28414016" calcext:value-type="float">
            <text:p>28414016</text:p>
          </table:table-cell>
          <table:table-cell table:formula="of:=[.A619]+[.B619]+[.C619]+[.D619]+[.E619]+[.F619]+[.G619]" office:value-type="float" office:value="196612976" calcext:value-type="float">
            <text:p>196612976</text:p>
          </table:table-cell>
        </table:table-row>
        <table:table-row table:style-name="ro1">
          <table:table-cell office:value-type="float" office:value="52671056" calcext:value-type="float">
            <text:p>52671056</text:p>
          </table:table-cell>
          <table:table-cell office:value-type="float" office:value="31492112" calcext:value-type="float">
            <text:p>31492112</text:p>
          </table:table-cell>
          <table:table-cell office:value-type="float" office:value="0" calcext:value-type="float">
            <text:p>0</text:p>
          </table:table-cell>
          <table:table-cell office:value-type="float" office:value="30409232" calcext:value-type="float">
            <text:p>30409232</text:p>
          </table:table-cell>
          <table:table-cell office:value-type="float" office:value="27057512" calcext:value-type="float">
            <text:p>27057512</text:p>
          </table:table-cell>
          <table:table-cell office:value-type="float" office:value="26780344" calcext:value-type="float">
            <text:p>26780344</text:p>
          </table:table-cell>
          <table:table-cell office:value-type="float" office:value="28414016" calcext:value-type="float">
            <text:p>28414016</text:p>
          </table:table-cell>
          <table:table-cell table:formula="of:=[.A620]+[.B620]+[.C620]+[.D620]+[.E620]+[.F620]+[.G620]" office:value-type="float" office:value="196824272" calcext:value-type="float">
            <text:p>196824272</text:p>
          </table:table-cell>
        </table:table-row>
        <table:table-row table:style-name="ro1">
          <table:table-cell office:value-type="float" office:value="52767392" calcext:value-type="float">
            <text:p>52767392</text:p>
          </table:table-cell>
          <table:table-cell office:value-type="float" office:value="31492656" calcext:value-type="float">
            <text:p>31492656</text:p>
          </table:table-cell>
          <table:table-cell office:value-type="float" office:value="0" calcext:value-type="float">
            <text:p>0</text:p>
          </table:table-cell>
          <table:table-cell office:value-type="float" office:value="30409232" calcext:value-type="float">
            <text:p>30409232</text:p>
          </table:table-cell>
          <table:table-cell office:value-type="float" office:value="27063272" calcext:value-type="float">
            <text:p>27063272</text:p>
          </table:table-cell>
          <table:table-cell office:value-type="float" office:value="26780344" calcext:value-type="float">
            <text:p>26780344</text:p>
          </table:table-cell>
          <table:table-cell office:value-type="float" office:value="28419320" calcext:value-type="float">
            <text:p>28419320</text:p>
          </table:table-cell>
          <table:table-cell table:formula="of:=[.A621]+[.B621]+[.C621]+[.D621]+[.E621]+[.F621]+[.G621]" office:value-type="float" office:value="196932216" calcext:value-type="float">
            <text:p>196932216</text:p>
          </table:table-cell>
        </table:table-row>
        <table:table-row table:style-name="ro1">
          <table:table-cell office:value-type="float" office:value="52773216" calcext:value-type="float">
            <text:p>52773216</text:p>
          </table:table-cell>
          <table:table-cell office:value-type="float" office:value="31516560" calcext:value-type="float">
            <text:p>31516560</text:p>
          </table:table-cell>
          <table:table-cell office:value-type="float" office:value="0" calcext:value-type="float">
            <text:p>0</text:p>
          </table:table-cell>
          <table:table-cell office:value-type="float" office:value="30409232" calcext:value-type="float">
            <text:p>30409232</text:p>
          </table:table-cell>
          <table:table-cell office:value-type="float" office:value="27063272" calcext:value-type="float">
            <text:p>27063272</text:p>
          </table:table-cell>
          <table:table-cell office:value-type="float" office:value="26853848" calcext:value-type="float">
            <text:p>26853848</text:p>
          </table:table-cell>
          <table:table-cell office:value-type="float" office:value="28419320" calcext:value-type="float">
            <text:p>28419320</text:p>
          </table:table-cell>
          <table:table-cell table:formula="of:=[.A622]+[.B622]+[.C622]+[.D622]+[.E622]+[.F622]+[.G622]" office:value-type="float" office:value="197035448" calcext:value-type="float">
            <text:p>197035448</text:p>
          </table:table-cell>
        </table:table-row>
        <table:table-row table:style-name="ro1">
          <table:table-cell office:value-type="float" office:value="52773672" calcext:value-type="float">
            <text:p>52773672</text:p>
          </table:table-cell>
          <table:table-cell office:value-type="float" office:value="31517296" calcext:value-type="float">
            <text:p>31517296</text:p>
          </table:table-cell>
          <table:table-cell office:value-type="float" office:value="0" calcext:value-type="float">
            <text:p>0</text:p>
          </table:table-cell>
          <table:table-cell office:value-type="float" office:value="30415400" calcext:value-type="float">
            <text:p>30415400</text:p>
          </table:table-cell>
          <table:table-cell office:value-type="float" office:value="27069032" calcext:value-type="float">
            <text:p>27069032</text:p>
          </table:table-cell>
          <table:table-cell office:value-type="float" office:value="26853848" calcext:value-type="float">
            <text:p>26853848</text:p>
          </table:table-cell>
          <table:table-cell office:value-type="float" office:value="28570392" calcext:value-type="float">
            <text:p>28570392</text:p>
          </table:table-cell>
          <table:table-cell table:formula="of:=[.A623]+[.B623]+[.C623]+[.D623]+[.E623]+[.F623]+[.G623]" office:value-type="float" office:value="197199640" calcext:value-type="float">
            <text:p>197199640</text:p>
          </table:table-cell>
        </table:table-row>
        <table:table-row table:style-name="ro1">
          <table:table-cell office:value-type="float" office:value="52775032" calcext:value-type="float">
            <text:p>52775032</text:p>
          </table:table-cell>
          <table:table-cell office:value-type="float" office:value="31517480" calcext:value-type="float">
            <text:p>31517480</text:p>
          </table:table-cell>
          <table:table-cell office:value-type="float" office:value="0" calcext:value-type="float">
            <text:p>0</text:p>
          </table:table-cell>
          <table:table-cell office:value-type="float" office:value="30415400" calcext:value-type="float">
            <text:p>30415400</text:p>
          </table:table-cell>
          <table:table-cell office:value-type="float" office:value="27069032" calcext:value-type="float">
            <text:p>27069032</text:p>
          </table:table-cell>
          <table:table-cell office:value-type="float" office:value="26853848" calcext:value-type="float">
            <text:p>26853848</text:p>
          </table:table-cell>
          <table:table-cell office:value-type="float" office:value="28571216" calcext:value-type="float">
            <text:p>28571216</text:p>
          </table:table-cell>
          <table:table-cell table:formula="of:=[.A624]+[.B624]+[.C624]+[.D624]+[.E624]+[.F624]+[.G624]" office:value-type="float" office:value="197202008" calcext:value-type="float">
            <text:p>197202008</text:p>
          </table:table-cell>
        </table:table-row>
        <table:table-row table:style-name="ro1">
          <table:table-cell office:value-type="float" office:value="52775488" calcext:value-type="float">
            <text:p>52775488</text:p>
          </table:table-cell>
          <table:table-cell office:value-type="float" office:value="31517664" calcext:value-type="float">
            <text:p>31517664</text:p>
          </table:table-cell>
          <table:table-cell office:value-type="float" office:value="0" calcext:value-type="float">
            <text:p>0</text:p>
          </table:table-cell>
          <table:table-cell office:value-type="float" office:value="30419712" calcext:value-type="float">
            <text:p>30419712</text:p>
          </table:table-cell>
          <table:table-cell office:value-type="float" office:value="27069032" calcext:value-type="float">
            <text:p>27069032</text:p>
          </table:table-cell>
          <table:table-cell office:value-type="float" office:value="26853848" calcext:value-type="float">
            <text:p>26853848</text:p>
          </table:table-cell>
          <table:table-cell office:value-type="float" office:value="28571216" calcext:value-type="float">
            <text:p>28571216</text:p>
          </table:table-cell>
          <table:table-cell table:formula="of:=[.A625]+[.B625]+[.C625]+[.D625]+[.E625]+[.F625]+[.G625]" office:value-type="float" office:value="197206960" calcext:value-type="float">
            <text:p>197206960</text:p>
          </table:table-cell>
        </table:table-row>
        <table:table-row table:style-name="ro1">
          <table:table-cell office:value-type="float" office:value="53018576" calcext:value-type="float">
            <text:p>53018576</text:p>
          </table:table-cell>
          <table:table-cell office:value-type="float" office:value="31522672" calcext:value-type="float">
            <text:p>31522672</text:p>
          </table:table-cell>
          <table:table-cell office:value-type="float" office:value="0" calcext:value-type="float">
            <text:p>0</text:p>
          </table:table-cell>
          <table:table-cell office:value-type="float" office:value="30419712" calcext:value-type="float">
            <text:p>30419712</text:p>
          </table:table-cell>
          <table:table-cell office:value-type="float" office:value="27161128" calcext:value-type="float">
            <text:p>27161128</text:p>
          </table:table-cell>
          <table:table-cell office:value-type="float" office:value="26853848" calcext:value-type="float">
            <text:p>26853848</text:p>
          </table:table-cell>
          <table:table-cell office:value-type="float" office:value="28571216" calcext:value-type="float">
            <text:p>28571216</text:p>
          </table:table-cell>
          <table:table-cell table:formula="of:=[.A626]+[.B626]+[.C626]+[.D626]+[.E626]+[.F626]+[.G626]" office:value-type="float" office:value="197547152" calcext:value-type="float">
            <text:p>197547152</text:p>
          </table:table-cell>
        </table:table-row>
        <table:table-row table:style-name="ro1">
          <table:table-cell office:value-type="float" office:value="53324176" calcext:value-type="float">
            <text:p>53324176</text:p>
          </table:table-cell>
          <table:table-cell office:value-type="float" office:value="31592576" calcext:value-type="float">
            <text:p>31592576</text:p>
          </table:table-cell>
          <table:table-cell office:value-type="float" office:value="0" calcext:value-type="float">
            <text:p>0</text:p>
          </table:table-cell>
          <table:table-cell office:value-type="float" office:value="30419712" calcext:value-type="float">
            <text:p>30419712</text:p>
          </table:table-cell>
          <table:table-cell office:value-type="float" office:value="27161128" calcext:value-type="float">
            <text:p>27161128</text:p>
          </table:table-cell>
          <table:table-cell office:value-type="float" office:value="26857920" calcext:value-type="float">
            <text:p>26857920</text:p>
          </table:table-cell>
          <table:table-cell office:value-type="float" office:value="28571216" calcext:value-type="float">
            <text:p>28571216</text:p>
          </table:table-cell>
          <table:table-cell table:formula="of:=[.A627]+[.B627]+[.C627]+[.D627]+[.E627]+[.F627]+[.G627]" office:value-type="float" office:value="197926728" calcext:value-type="float">
            <text:p>197926728</text:p>
          </table:table-cell>
        </table:table-row>
        <table:table-row table:style-name="ro1">
          <table:table-cell office:value-type="float" office:value="53332168" calcext:value-type="float">
            <text:p>53332168</text:p>
          </table:table-cell>
          <table:table-cell office:value-type="float" office:value="31593312" calcext:value-type="float">
            <text:p>31593312</text:p>
          </table:table-cell>
          <table:table-cell office:value-type="float" office:value="0" calcext:value-type="float">
            <text:p>0</text:p>
          </table:table-cell>
          <table:table-cell office:value-type="float" office:value="30424024" calcext:value-type="float">
            <text:p>30424024</text:p>
          </table:table-cell>
          <table:table-cell office:value-type="float" office:value="27161128" calcext:value-type="float">
            <text:p>27161128</text:p>
          </table:table-cell>
          <table:table-cell office:value-type="float" office:value="26857920" calcext:value-type="float">
            <text:p>26857920</text:p>
          </table:table-cell>
          <table:table-cell office:value-type="float" office:value="28576784" calcext:value-type="float">
            <text:p>28576784</text:p>
          </table:table-cell>
          <table:table-cell table:formula="of:=[.A628]+[.B628]+[.C628]+[.D628]+[.E628]+[.F628]+[.G628]" office:value-type="float" office:value="197945336" calcext:value-type="float">
            <text:p>197945336</text:p>
          </table:table-cell>
        </table:table-row>
        <table:table-row table:style-name="ro1">
          <table:table-cell office:value-type="float" office:value="53332288" calcext:value-type="float">
            <text:p>53332288</text:p>
          </table:table-cell>
          <table:table-cell office:value-type="float" office:value="31597760" calcext:value-type="float">
            <text:p>31597760</text:p>
          </table:table-cell>
          <table:table-cell office:value-type="float" office:value="0" calcext:value-type="float">
            <text:p>0</text:p>
          </table:table-cell>
          <table:table-cell office:value-type="float" office:value="30424024" calcext:value-type="float">
            <text:p>30424024</text:p>
          </table:table-cell>
          <table:table-cell office:value-type="float" office:value="27161128" calcext:value-type="float">
            <text:p>27161128</text:p>
          </table:table-cell>
          <table:table-cell office:value-type="float" office:value="26862696" calcext:value-type="float">
            <text:p>26862696</text:p>
          </table:table-cell>
          <table:table-cell office:value-type="float" office:value="28576784" calcext:value-type="float">
            <text:p>28576784</text:p>
          </table:table-cell>
          <table:table-cell table:formula="of:=[.A629]+[.B629]+[.C629]+[.D629]+[.E629]+[.F629]+[.G629]" office:value-type="float" office:value="197954680" calcext:value-type="float">
            <text:p>197954680</text:p>
          </table:table-cell>
        </table:table-row>
        <table:table-row table:style-name="ro1">
          <table:table-cell office:value-type="float" office:value="53339672" calcext:value-type="float">
            <text:p>53339672</text:p>
          </table:table-cell>
          <table:table-cell office:value-type="float" office:value="31597960" calcext:value-type="float">
            <text:p>31597960</text:p>
          </table:table-cell>
          <table:table-cell office:value-type="float" office:value="0" calcext:value-type="float">
            <text:p>0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27167152" calcext:value-type="float">
            <text:p>27167152</text:p>
          </table:table-cell>
          <table:table-cell office:value-type="float" office:value="26862696" calcext:value-type="float">
            <text:p>26862696</text:p>
          </table:table-cell>
          <table:table-cell office:value-type="float" office:value="28582920" calcext:value-type="float">
            <text:p>28582920</text:p>
          </table:table-cell>
          <table:table-cell table:formula="of:=[.A630]+[.B630]+[.C630]+[.D630]+[.E630]+[.F630]+[.G630]" office:value-type="float" office:value="198037360" calcext:value-type="float">
            <text:p>198037360</text:p>
          </table:table-cell>
        </table:table-row>
        <table:table-row table:style-name="ro1">
          <table:table-cell office:value-type="float" office:value="53341504" calcext:value-type="float">
            <text:p>53341504</text:p>
          </table:table-cell>
          <table:table-cell office:value-type="float" office:value="31598504" calcext:value-type="float">
            <text:p>31598504</text:p>
          </table:table-cell>
          <table:table-cell office:value-type="float" office:value="0" calcext:value-type="float">
            <text:p>0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27167152" calcext:value-type="float">
            <text:p>27167152</text:p>
          </table:table-cell>
          <table:table-cell office:value-type="float" office:value="26936480" calcext:value-type="float">
            <text:p>26936480</text:p>
          </table:table-cell>
          <table:table-cell office:value-type="float" office:value="28582920" calcext:value-type="float">
            <text:p>28582920</text:p>
          </table:table-cell>
          <table:table-cell table:formula="of:=[.A631]+[.B631]+[.C631]+[.D631]+[.E631]+[.F631]+[.G631]" office:value-type="float" office:value="198113520" calcext:value-type="float">
            <text:p>198113520</text:p>
          </table:table-cell>
        </table:table-row>
        <table:table-row table:style-name="ro1">
          <table:table-cell office:value-type="float" office:value="53421544" calcext:value-type="float">
            <text:p>53421544</text:p>
          </table:table-cell>
          <table:table-cell office:value-type="float" office:value="31602688" calcext:value-type="float">
            <text:p>31602688</text:p>
          </table:table-cell>
          <table:table-cell office:value-type="float" office:value="0" calcext:value-type="float">
            <text:p>0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27167152" calcext:value-type="float">
            <text:p>27167152</text:p>
          </table:table-cell>
          <table:table-cell office:value-type="float" office:value="26936480" calcext:value-type="float">
            <text:p>26936480</text:p>
          </table:table-cell>
          <table:table-cell office:value-type="float" office:value="28582920" calcext:value-type="float">
            <text:p>28582920</text:p>
          </table:table-cell>
          <table:table-cell table:formula="of:=[.A632]+[.B632]+[.C632]+[.D632]+[.E632]+[.F632]+[.G632]" office:value-type="float" office:value="198197744" calcext:value-type="float">
            <text:p>198197744</text:p>
          </table:table-cell>
        </table:table-row>
        <table:table-row table:style-name="ro1">
          <table:table-cell office:value-type="float" office:value="53422592" calcext:value-type="float">
            <text:p>53422592</text:p>
          </table:table-cell>
          <table:table-cell office:value-type="float" office:value="31603424" calcext:value-type="float">
            <text:p>31603424</text:p>
          </table:table-cell>
          <table:table-cell office:value-type="float" office:value="0" calcext:value-type="float">
            <text:p>0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27172912" calcext:value-type="float">
            <text:p>27172912</text:p>
          </table:table-cell>
          <table:table-cell office:value-type="float" office:value="26936480" calcext:value-type="float">
            <text:p>26936480</text:p>
          </table:table-cell>
          <table:table-cell office:value-type="float" office:value="28667000" calcext:value-type="float">
            <text:p>28667000</text:p>
          </table:table-cell>
          <table:table-cell table:formula="of:=[.A633]+[.B633]+[.C633]+[.D633]+[.E633]+[.F633]+[.G633]" office:value-type="float" office:value="198289368" calcext:value-type="float">
            <text:p>198289368</text:p>
          </table:table-cell>
        </table:table-row>
        <table:table-row table:style-name="ro1">
          <table:table-cell office:value-type="float" office:value="53422712" calcext:value-type="float">
            <text:p>53422712</text:p>
          </table:table-cell>
          <table:table-cell office:value-type="float" office:value="31607608" calcext:value-type="float">
            <text:p>31607608</text:p>
          </table:table-cell>
          <table:table-cell office:value-type="float" office:value="0" calcext:value-type="float">
            <text:p>0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27172912" calcext:value-type="float">
            <text:p>27172912</text:p>
          </table:table-cell>
          <table:table-cell office:value-type="float" office:value="26940816" calcext:value-type="float">
            <text:p>26940816</text:p>
          </table:table-cell>
          <table:table-cell office:value-type="float" office:value="28667000" calcext:value-type="float">
            <text:p>28667000</text:p>
          </table:table-cell>
          <table:table-cell table:formula="of:=[.A634]+[.B634]+[.C634]+[.D634]+[.E634]+[.F634]+[.G634]" office:value-type="float" office:value="198298008" calcext:value-type="float">
            <text:p>198298008</text:p>
          </table:table-cell>
        </table:table-row>
        <table:table-row table:style-name="ro1">
          <table:table-cell office:value-type="float" office:value="53427416" calcext:value-type="float">
            <text:p>53427416</text:p>
          </table:table-cell>
          <table:table-cell office:value-type="float" office:value="31607792" calcext:value-type="float">
            <text:p>31607792</text:p>
          </table:table-cell>
          <table:table-cell office:value-type="float" office:value="0" calcext:value-type="float">
            <text:p>0</text:p>
          </table:table-cell>
          <table:table-cell office:value-type="float" office:value="30491808" calcext:value-type="float">
            <text:p>30491808</text:p>
          </table:table-cell>
          <table:table-cell office:value-type="float" office:value="27178672" calcext:value-type="float">
            <text:p>27178672</text:p>
          </table:table-cell>
          <table:table-cell office:value-type="float" office:value="26940816" calcext:value-type="float">
            <text:p>26940816</text:p>
          </table:table-cell>
          <table:table-cell office:value-type="float" office:value="28672568" calcext:value-type="float">
            <text:p>28672568</text:p>
          </table:table-cell>
          <table:table-cell table:formula="of:=[.A635]+[.B635]+[.C635]+[.D635]+[.E635]+[.F635]+[.G635]" office:value-type="float" office:value="198319072" calcext:value-type="float">
            <text:p>198319072</text:p>
          </table:table-cell>
        </table:table-row>
        <table:table-row table:style-name="ro1">
          <table:table-cell office:value-type="float" office:value="53429248" calcext:value-type="float">
            <text:p>53429248</text:p>
          </table:table-cell>
          <table:table-cell office:value-type="float" office:value="31612800" calcext:value-type="float">
            <text:p>31612800</text:p>
          </table:table-cell>
          <table:table-cell office:value-type="float" office:value="0" calcext:value-type="float">
            <text:p>0</text:p>
          </table:table-cell>
          <table:table-cell office:value-type="float" office:value="29594640" calcext:value-type="float">
            <text:p>29594640</text:p>
          </table:table-cell>
          <table:table-cell office:value-type="float" office:value="27199624" calcext:value-type="float">
            <text:p>27199624</text:p>
          </table:table-cell>
          <table:table-cell office:value-type="float" office:value="26940816" calcext:value-type="float">
            <text:p>26940816</text:p>
          </table:table-cell>
          <table:table-cell office:value-type="float" office:value="28672568" calcext:value-type="float">
            <text:p>28672568</text:p>
          </table:table-cell>
          <table:table-cell table:formula="of:=[.A636]+[.B636]+[.C636]+[.D636]+[.E636]+[.F636]+[.G636]" office:value-type="float" office:value="197449696" calcext:value-type="float">
            <text:p>197449696</text:p>
          </table:table-cell>
        </table:table-row>
        <table:table-row table:style-name="ro1">
          <table:table-cell office:value-type="float" office:value="53433688" calcext:value-type="float">
            <text:p>53433688</text:p>
          </table:table-cell>
          <table:table-cell office:value-type="float" office:value="31612984" calcext:value-type="float">
            <text:p>31612984</text:p>
          </table:table-cell>
          <table:table-cell office:value-type="float" office:value="0" calcext:value-type="float">
            <text:p>0</text:p>
          </table:table-cell>
          <table:table-cell office:value-type="float" office:value="27009672" calcext:value-type="float">
            <text:p>27009672</text:p>
          </table:table-cell>
          <table:table-cell office:value-type="float" office:value="27199624" calcext:value-type="float">
            <text:p>27199624</text:p>
          </table:table-cell>
          <table:table-cell office:value-type="float" office:value="26940816" calcext:value-type="float">
            <text:p>26940816</text:p>
          </table:table-cell>
          <table:table-cell office:value-type="float" office:value="28672568" calcext:value-type="float">
            <text:p>28672568</text:p>
          </table:table-cell>
          <table:table-cell table:formula="of:=[.A637]+[.B637]+[.C637]+[.D637]+[.E637]+[.F637]+[.G637]" office:value-type="float" office:value="194869352" calcext:value-type="float">
            <text:p>194869352</text:p>
          </table:table-cell>
        </table:table-row>
        <table:table-row table:style-name="ro1">
          <table:table-cell office:value-type="float" office:value="53434544" calcext:value-type="float">
            <text:p>53434544</text:p>
          </table:table-cell>
          <table:table-cell office:value-type="float" office:value="31614008" calcext:value-type="float">
            <text:p>31614008</text:p>
          </table:table-cell>
          <table:table-cell office:value-type="float" office:value="0" calcext:value-type="float">
            <text:p>0</text:p>
          </table:table-cell>
          <table:table-cell office:value-type="float" office:value="27009672" calcext:value-type="float">
            <text:p>27009672</text:p>
          </table:table-cell>
          <table:table-cell office:value-type="float" office:value="27199624" calcext:value-type="float">
            <text:p>27199624</text:p>
          </table:table-cell>
          <table:table-cell office:value-type="float" office:value="26940816" calcext:value-type="float">
            <text:p>26940816</text:p>
          </table:table-cell>
          <table:table-cell office:value-type="float" office:value="28672568" calcext:value-type="float">
            <text:p>28672568</text:p>
          </table:table-cell>
          <table:table-cell table:formula="of:=[.A638]+[.B638]+[.C638]+[.D638]+[.E638]+[.F638]+[.G638]" office:value-type="float" office:value="194871232" calcext:value-type="float">
            <text:p>194871232</text:p>
          </table:table-cell>
        </table:table-row>
        <table:table-row table:style-name="ro1">
          <table:table-cell office:value-type="float" office:value="53520312" calcext:value-type="float">
            <text:p>53520312</text:p>
          </table:table-cell>
          <table:table-cell office:value-type="float" office:value="31749632" calcext:value-type="float">
            <text:p>31749632</text:p>
          </table:table-cell>
          <table:table-cell office:value-type="float" office:value="0" calcext:value-type="float">
            <text:p>0</text:p>
          </table:table-cell>
          <table:table-cell office:value-type="float" office:value="27009672" calcext:value-type="float">
            <text:p>27009672</text:p>
          </table:table-cell>
          <table:table-cell office:value-type="float" office:value="27199624" calcext:value-type="float">
            <text:p>27199624</text:p>
          </table:table-cell>
          <table:table-cell office:value-type="float" office:value="26944888" calcext:value-type="float">
            <text:p>26944888</text:p>
          </table:table-cell>
          <table:table-cell office:value-type="float" office:value="28672568" calcext:value-type="float">
            <text:p>28672568</text:p>
          </table:table-cell>
          <table:table-cell table:formula="of:=[.A639]+[.B639]+[.C639]+[.D639]+[.E639]+[.F639]+[.G639]" office:value-type="float" office:value="195096696" calcext:value-type="float">
            <text:p>195096696</text:p>
          </table:table-cell>
        </table:table-row>
        <table:table-row table:style-name="ro1">
          <table:table-cell office:value-type="float" office:value="53520432" calcext:value-type="float">
            <text:p>53520432</text:p>
          </table:table-cell>
          <table:table-cell office:value-type="float" office:value="31750176" calcext:value-type="float">
            <text:p>31750176</text:p>
          </table:table-cell>
          <table:table-cell office:value-type="float" office:value="0" calcext:value-type="float">
            <text:p>0</text:p>
          </table:table-cell>
          <table:table-cell office:value-type="float" office:value="27043328" calcext:value-type="float">
            <text:p>27043328</text:p>
          </table:table-cell>
          <table:table-cell office:value-type="float" office:value="27205328" calcext:value-type="float">
            <text:p>27205328</text:p>
          </table:table-cell>
          <table:table-cell office:value-type="float" office:value="26944888" calcext:value-type="float">
            <text:p>26944888</text:p>
          </table:table-cell>
          <table:table-cell office:value-type="float" office:value="28677872" calcext:value-type="float">
            <text:p>28677872</text:p>
          </table:table-cell>
          <table:table-cell table:formula="of:=[.A640]+[.B640]+[.C640]+[.D640]+[.E640]+[.F640]+[.G640]" office:value-type="float" office:value="195142024" calcext:value-type="float">
            <text:p>195142024</text:p>
          </table:table-cell>
        </table:table-row>
        <table:table-row table:style-name="ro1">
          <table:table-cell office:value-type="float" office:value="53522488" calcext:value-type="float">
            <text:p>53522488</text:p>
          </table:table-cell>
          <table:table-cell office:value-type="float" office:value="31754624" calcext:value-type="float">
            <text:p>31754624</text:p>
          </table:table-cell>
          <table:table-cell office:value-type="float" office:value="0" calcext:value-type="float">
            <text:p>0</text:p>
          </table:table-cell>
          <table:table-cell office:value-type="float" office:value="27043328" calcext:value-type="float">
            <text:p>27043328</text:p>
          </table:table-cell>
          <table:table-cell office:value-type="float" office:value="27205328" calcext:value-type="float">
            <text:p>27205328</text:p>
          </table:table-cell>
          <table:table-cell office:value-type="float" office:value="27057032" calcext:value-type="float">
            <text:p>27057032</text:p>
          </table:table-cell>
          <table:table-cell office:value-type="float" office:value="28677872" calcext:value-type="float">
            <text:p>28677872</text:p>
          </table:table-cell>
          <table:table-cell table:formula="of:=[.A641]+[.B641]+[.C641]+[.D641]+[.E641]+[.F641]+[.G641]" office:value-type="float" office:value="195260672" calcext:value-type="float">
            <text:p>195260672</text:p>
          </table:table-cell>
        </table:table-row>
        <table:table-row table:style-name="ro1">
          <table:table-cell office:value-type="float" office:value="53526928" calcext:value-type="float">
            <text:p>53526928</text:p>
          </table:table-cell>
          <table:table-cell office:value-type="float" office:value="31754808" calcext:value-type="float">
            <text:p>31754808</text:p>
          </table:table-cell>
          <table:table-cell office:value-type="float" office:value="0" calcext:value-type="float">
            <text:p>0</text:p>
          </table:table-cell>
          <table:table-cell office:value-type="float" office:value="27047584" calcext:value-type="float">
            <text:p>27047584</text:p>
          </table:table-cell>
          <table:table-cell office:value-type="float" office:value="27205328" calcext:value-type="float">
            <text:p>27205328</text:p>
          </table:table-cell>
          <table:table-cell office:value-type="float" office:value="27062392" calcext:value-type="float">
            <text:p>27062392</text:p>
          </table:table-cell>
          <table:table-cell office:value-type="float" office:value="28677872" calcext:value-type="float">
            <text:p>28677872</text:p>
          </table:table-cell>
          <table:table-cell table:formula="of:=[.A642]+[.B642]+[.C642]+[.D642]+[.E642]+[.F642]+[.G642]" office:value-type="float" office:value="195274912" calcext:value-type="float">
            <text:p>195274912</text:p>
          </table:table-cell>
        </table:table-row>
        <table:table-row table:style-name="ro1">
          <table:table-cell office:value-type="float" office:value="53527784" calcext:value-type="float">
            <text:p>53527784</text:p>
          </table:table-cell>
          <table:table-cell office:value-type="float" office:value="31755544" calcext:value-type="float">
            <text:p>31755544</text:p>
          </table:table-cell>
          <table:table-cell office:value-type="float" office:value="0" calcext:value-type="float">
            <text:p>0</text:p>
          </table:table-cell>
          <table:table-cell office:value-type="float" office:value="26702376" calcext:value-type="float">
            <text:p>26702376</text:p>
          </table:table-cell>
          <table:table-cell office:value-type="float" office:value="27211032" calcext:value-type="float">
            <text:p>27211032</text:p>
          </table:table-cell>
          <table:table-cell office:value-type="float" office:value="27062392" calcext:value-type="float">
            <text:p>27062392</text:p>
          </table:table-cell>
          <table:table-cell office:value-type="float" office:value="28854440" calcext:value-type="float">
            <text:p>28854440</text:p>
          </table:table-cell>
          <table:table-cell table:formula="of:=[.A643]+[.B643]+[.C643]+[.D643]+[.E643]+[.F643]+[.G643]" office:value-type="float" office:value="195113568" calcext:value-type="float">
            <text:p>195113568</text:p>
          </table:table-cell>
        </table:table-row>
        <table:table-row table:style-name="ro1">
          <table:table-cell office:value-type="float" office:value="34354560" calcext:value-type="float">
            <text:p>34354560</text:p>
          </table:table-cell>
          <table:table-cell office:value-type="float" office:value="31755744" calcext:value-type="float">
            <text:p>31755744</text:p>
          </table:table-cell>
          <table:table-cell office:value-type="float" office:value="0" calcext:value-type="float">
            <text:p>0</text:p>
          </table:table-cell>
          <table:table-cell office:value-type="float" office:value="26702376" calcext:value-type="float">
            <text:p>26702376</text:p>
          </table:table-cell>
          <table:table-cell office:value-type="float" office:value="27211032" calcext:value-type="float">
            <text:p>27211032</text:p>
          </table:table-cell>
          <table:table-cell office:value-type="float" office:value="27066464" calcext:value-type="float">
            <text:p>27066464</text:p>
          </table:table-cell>
          <table:table-cell office:value-type="float" office:value="28854440" calcext:value-type="float">
            <text:p>28854440</text:p>
          </table:table-cell>
          <table:table-cell table:formula="of:=[.A644]+[.B644]+[.C644]+[.D644]+[.E644]+[.F644]+[.G644]" office:value-type="float" office:value="175944616" calcext:value-type="float">
            <text:p>175944616</text:p>
          </table:table-cell>
        </table:table-row>
        <table:table-row table:style-name="ro1">
          <table:table-cell office:value-type="float" office:value="34548888" calcext:value-type="float">
            <text:p>34548888</text:p>
          </table:table-cell>
          <table:table-cell office:value-type="float" office:value="31756408" calcext:value-type="float">
            <text:p>31756408</text:p>
          </table:table-cell>
          <table:table-cell office:value-type="float" office:value="0" calcext:value-type="float">
            <text:p>0</text:p>
          </table:table-cell>
          <table:table-cell office:value-type="float" office:value="27021960" calcext:value-type="float">
            <text:p>27021960</text:p>
          </table:table-cell>
          <table:table-cell office:value-type="float" office:value="27216736" calcext:value-type="float">
            <text:p>27216736</text:p>
          </table:table-cell>
          <table:table-cell office:value-type="float" office:value="27066464" calcext:value-type="float">
            <text:p>27066464</text:p>
          </table:table-cell>
          <table:table-cell office:value-type="float" office:value="28859744" calcext:value-type="float">
            <text:p>28859744</text:p>
          </table:table-cell>
          <table:table-cell table:formula="of:=[.A645]+[.B645]+[.C645]+[.D645]+[.E645]+[.F645]+[.G645]" office:value-type="float" office:value="176470200" calcext:value-type="float">
            <text:p>176470200</text:p>
          </table:table-cell>
        </table:table-row>
        <table:table-row table:style-name="ro1">
          <table:table-cell office:value-type="float" office:value="35040952" calcext:value-type="float">
            <text:p>35040952</text:p>
          </table:table-cell>
          <table:table-cell office:value-type="float" office:value="31765056" calcext:value-type="float">
            <text:p>31765056</text:p>
          </table:table-cell>
          <table:table-cell office:value-type="float" office:value="0" calcext:value-type="float">
            <text:p>0</text:p>
          </table:table-cell>
          <table:table-cell office:value-type="float" office:value="27021960" calcext:value-type="float">
            <text:p>27021960</text:p>
          </table:table-cell>
          <table:table-cell office:value-type="float" office:value="27295576" calcext:value-type="float">
            <text:p>27295576</text:p>
          </table:table-cell>
          <table:table-cell office:value-type="float" office:value="27066464" calcext:value-type="float">
            <text:p>27066464</text:p>
          </table:table-cell>
          <table:table-cell office:value-type="float" office:value="28859744" calcext:value-type="float">
            <text:p>28859744</text:p>
          </table:table-cell>
          <table:table-cell table:formula="of:=[.A646]+[.B646]+[.C646]+[.D646]+[.E646]+[.F646]+[.G646]" office:value-type="float" office:value="177049752" calcext:value-type="float">
            <text:p>177049752</text:p>
          </table:table-cell>
        </table:table-row>
        <table:table-row table:style-name="ro1">
          <table:table-cell office:value-type="float" office:value="35047056" calcext:value-type="float">
            <text:p>35047056</text:p>
          </table:table-cell>
          <table:table-cell office:value-type="float" office:value="31765240" calcext:value-type="float">
            <text:p>31765240</text:p>
          </table:table-cell>
          <table:table-cell office:value-type="float" office:value="0" calcext:value-type="float">
            <text:p>0</text:p>
          </table:table-cell>
          <table:table-cell office:value-type="float" office:value="27021960" calcext:value-type="float">
            <text:p>27021960</text:p>
          </table:table-cell>
          <table:table-cell office:value-type="float" office:value="27295576" calcext:value-type="float">
            <text:p>27295576</text:p>
          </table:table-cell>
          <table:table-cell office:value-type="float" office:value="27066464" calcext:value-type="float">
            <text:p>27066464</text:p>
          </table:table-cell>
          <table:table-cell office:value-type="float" office:value="28859744" calcext:value-type="float">
            <text:p>28859744</text:p>
          </table:table-cell>
          <table:table-cell table:formula="of:=[.A647]+[.B647]+[.C647]+[.D647]+[.E647]+[.F647]+[.G647]" office:value-type="float" office:value="177056040" calcext:value-type="float">
            <text:p>177056040</text:p>
          </table:table-cell>
        </table:table-row>
        <table:table-row table:style-name="ro1">
          <table:table-cell office:value-type="float" office:value="33535048" calcext:value-type="float">
            <text:p>33535048</text:p>
          </table:table-cell>
          <table:table-cell office:value-type="float" office:value="31765976" calcext:value-type="float">
            <text:p>31765976</text:p>
          </table:table-cell>
          <table:table-cell office:value-type="float" office:value="0" calcext:value-type="float">
            <text:p>0</text:p>
          </table:table-cell>
          <table:table-cell office:value-type="float" office:value="27021960" calcext:value-type="float">
            <text:p>27021960</text:p>
          </table:table-cell>
          <table:table-cell office:value-type="float" office:value="27301624" calcext:value-type="float">
            <text:p>27301624</text:p>
          </table:table-cell>
          <table:table-cell office:value-type="float" office:value="27066464" calcext:value-type="float">
            <text:p>27066464</text:p>
          </table:table-cell>
          <table:table-cell office:value-type="float" office:value="28859744" calcext:value-type="float">
            <text:p>28859744</text:p>
          </table:table-cell>
          <table:table-cell table:formula="of:=[.A648]+[.B648]+[.C648]+[.D648]+[.E648]+[.F648]+[.G648]" office:value-type="float" office:value="175550816" calcext:value-type="float">
            <text:p>175550816</text:p>
          </table:table-cell>
        </table:table-row>
        <table:table-row table:style-name="ro1">
          <table:table-cell office:value-type="float" office:value="33535168" calcext:value-type="float">
            <text:p>33535168</text:p>
          </table:table-cell>
          <table:table-cell office:value-type="float" office:value="31770160" calcext:value-type="float">
            <text:p>31770160</text:p>
          </table:table-cell>
          <table:table-cell office:value-type="float" office:value="0" calcext:value-type="float">
            <text:p>0</text:p>
          </table:table-cell>
          <table:table-cell office:value-type="float" office:value="29102464" calcext:value-type="float">
            <text:p>29102464</text:p>
          </table:table-cell>
          <table:table-cell office:value-type="float" office:value="27301624" calcext:value-type="float">
            <text:p>27301624</text:p>
          </table:table-cell>
          <table:table-cell office:value-type="float" office:value="27070536" calcext:value-type="float">
            <text:p>27070536</text:p>
          </table:table-cell>
          <table:table-cell office:value-type="float" office:value="28859744" calcext:value-type="float">
            <text:p>28859744</text:p>
          </table:table-cell>
          <table:table-cell table:formula="of:=[.A649]+[.B649]+[.C649]+[.D649]+[.E649]+[.F649]+[.G649]" office:value-type="float" office:value="177639696" calcext:value-type="float">
            <text:p>177639696</text:p>
          </table:table-cell>
        </table:table-row>
        <table:table-row table:style-name="ro1">
          <table:table-cell office:value-type="float" office:value="33536744" calcext:value-type="float">
            <text:p>33536744</text:p>
          </table:table-cell>
          <table:table-cell office:value-type="float" office:value="31770704" calcext:value-type="float">
            <text:p>31770704</text:p>
          </table:table-cell>
          <table:table-cell office:value-type="float" office:value="0" calcext:value-type="float">
            <text:p>0</text:p>
          </table:table-cell>
          <table:table-cell office:value-type="float" office:value="24919352" calcext:value-type="float">
            <text:p>24919352</text:p>
          </table:table-cell>
          <table:table-cell office:value-type="float" office:value="27307328" calcext:value-type="float">
            <text:p>27307328</text:p>
          </table:table-cell>
          <table:table-cell office:value-type="float" office:value="27070536" calcext:value-type="float">
            <text:p>27070536</text:p>
          </table:table-cell>
          <table:table-cell office:value-type="float" office:value="28865048" calcext:value-type="float">
            <text:p>28865048</text:p>
          </table:table-cell>
          <table:table-cell table:formula="of:=[.A650]+[.B650]+[.C650]+[.D650]+[.E650]+[.F650]+[.G650]" office:value-type="float" office:value="173469712" calcext:value-type="float">
            <text:p>173469712</text:p>
          </table:table-cell>
        </table:table-row>
        <table:table-row table:style-name="ro1">
          <table:table-cell office:value-type="float" office:value="33538256" calcext:value-type="float">
            <text:p>33538256</text:p>
          </table:table-cell>
          <table:table-cell office:value-type="float" office:value="31840616" calcext:value-type="float">
            <text:p>31840616</text:p>
          </table:table-cell>
          <table:table-cell office:value-type="float" office:value="0" calcext:value-type="float">
            <text:p>0</text:p>
          </table:table-cell>
          <table:table-cell office:value-type="float" office:value="24919352" calcext:value-type="float">
            <text:p>24919352</text:p>
          </table:table-cell>
          <table:table-cell office:value-type="float" office:value="27307328" calcext:value-type="float">
            <text:p>27307328</text:p>
          </table:table-cell>
          <table:table-cell office:value-type="float" office:value="27158464" calcext:value-type="float">
            <text:p>27158464</text:p>
          </table:table-cell>
          <table:table-cell office:value-type="float" office:value="28865048" calcext:value-type="float">
            <text:p>28865048</text:p>
          </table:table-cell>
          <table:table-cell table:formula="of:=[.A651]+[.B651]+[.C651]+[.D651]+[.E651]+[.F651]+[.G651]" office:value-type="float" office:value="173629064" calcext:value-type="float">
            <text:p>173629064</text:p>
          </table:table-cell>
        </table:table-row>
        <table:table-row table:style-name="ro1">
          <table:table-cell office:value-type="float" office:value="33542736" calcext:value-type="float">
            <text:p>33542736</text:p>
          </table:table-cell>
          <table:table-cell office:value-type="float" office:value="31841352" calcext:value-type="float">
            <text:p>31841352</text:p>
          </table:table-cell>
          <table:table-cell office:value-type="float" office:value="0" calcext:value-type="float">
            <text:p>0</text:p>
          </table:table-cell>
          <table:table-cell office:value-type="float" office:value="24923872" calcext:value-type="float">
            <text:p>24923872</text:p>
          </table:table-cell>
          <table:table-cell office:value-type="float" office:value="27307328" calcext:value-type="float">
            <text:p>27307328</text:p>
          </table:table-cell>
          <table:table-cell office:value-type="float" office:value="27158464" calcext:value-type="float">
            <text:p>27158464</text:p>
          </table:table-cell>
          <table:table-cell office:value-type="float" office:value="28870352" calcext:value-type="float">
            <text:p>28870352</text:p>
          </table:table-cell>
          <table:table-cell table:formula="of:=[.A652]+[.B652]+[.C652]+[.D652]+[.E652]+[.F652]+[.G652]" office:value-type="float" office:value="173644104" calcext:value-type="float">
            <text:p>173644104</text:p>
          </table:table-cell>
        </table:table-row>
        <table:table-row table:style-name="ro1">
          <table:table-cell office:value-type="float" office:value="33543592" calcext:value-type="float">
            <text:p>33543592</text:p>
          </table:table-cell>
          <table:table-cell office:value-type="float" office:value="31841536" calcext:value-type="float">
            <text:p>31841536</text:p>
          </table:table-cell>
          <table:table-cell office:value-type="float" office:value="0" calcext:value-type="float">
            <text:p>0</text:p>
          </table:table-cell>
          <table:table-cell office:value-type="float" office:value="24923872" calcext:value-type="float">
            <text:p>24923872</text:p>
          </table:table-cell>
          <table:table-cell office:value-type="float" office:value="27313032" calcext:value-type="float">
            <text:p>27313032</text:p>
          </table:table-cell>
          <table:table-cell office:value-type="float" office:value="27158464" calcext:value-type="float">
            <text:p>27158464</text:p>
          </table:table-cell>
          <table:table-cell office:value-type="float" office:value="28944384" calcext:value-type="float">
            <text:p>28944384</text:p>
          </table:table-cell>
          <table:table-cell table:formula="of:=[.A653]+[.B653]+[.C653]+[.D653]+[.E653]+[.F653]+[.G653]" office:value-type="float" office:value="173724880" calcext:value-type="float">
            <text:p>173724880</text:p>
          </table:table-cell>
        </table:table-row>
        <table:table-row table:style-name="ro1">
          <table:table-cell office:value-type="float" office:value="33548032" calcext:value-type="float">
            <text:p>33548032</text:p>
          </table:table-cell>
          <table:table-cell office:value-type="float" office:value="31841720" calcext:value-type="float">
            <text:p>31841720</text:p>
          </table:table-cell>
          <table:table-cell office:value-type="float" office:value="0" calcext:value-type="float">
            <text:p>0</text:p>
          </table:table-cell>
          <table:table-cell office:value-type="float" office:value="24923872" calcext:value-type="float">
            <text:p>24923872</text:p>
          </table:table-cell>
          <table:table-cell office:value-type="float" office:value="27313032" calcext:value-type="float">
            <text:p>27313032</text:p>
          </table:table-cell>
          <table:table-cell office:value-type="float" office:value="27162536" calcext:value-type="float">
            <text:p>27162536</text:p>
          </table:table-cell>
          <table:table-cell office:value-type="float" office:value="28944384" calcext:value-type="float">
            <text:p>28944384</text:p>
          </table:table-cell>
          <table:table-cell table:formula="of:=[.A654]+[.B654]+[.C654]+[.D654]+[.E654]+[.F654]+[.G654]" office:value-type="float" office:value="173733576" calcext:value-type="float">
            <text:p>173733576</text:p>
          </table:table-cell>
        </table:table-row>
        <table:table-row table:style-name="ro1">
          <table:table-cell office:value-type="float" office:value="33548512" calcext:value-type="float">
            <text:p>33548512</text:p>
          </table:table-cell>
          <table:table-cell office:value-type="float" office:value="31842264" calcext:value-type="float">
            <text:p>31842264</text:p>
          </table:table-cell>
          <table:table-cell office:value-type="float" office:value="0" calcext:value-type="float">
            <text:p>0</text:p>
          </table:table-cell>
          <table:table-cell office:value-type="float" office:value="24928128" calcext:value-type="float">
            <text:p>24928128</text:p>
          </table:table-cell>
          <table:table-cell office:value-type="float" office:value="27318736" calcext:value-type="float">
            <text:p>27318736</text:p>
          </table:table-cell>
          <table:table-cell office:value-type="float" office:value="27162536" calcext:value-type="float">
            <text:p>27162536</text:p>
          </table:table-cell>
          <table:table-cell office:value-type="float" office:value="28949952" calcext:value-type="float">
            <text:p>28949952</text:p>
          </table:table-cell>
          <table:table-cell table:formula="of:=[.A655]+[.B655]+[.C655]+[.D655]+[.E655]+[.F655]+[.G655]" office:value-type="float" office:value="173750128" calcext:value-type="float">
            <text:p>173750128</text:p>
          </table:table-cell>
        </table:table-row>
        <table:table-row table:style-name="ro1">
          <table:table-cell office:value-type="float" office:value="33549984" calcext:value-type="float">
            <text:p>33549984</text:p>
          </table:table-cell>
          <table:table-cell office:value-type="float" office:value="31851176" calcext:value-type="float">
            <text:p>31851176</text:p>
          </table:table-cell>
          <table:table-cell office:value-type="float" office:value="0" calcext:value-type="float">
            <text:p>0</text:p>
          </table:table-cell>
          <table:table-cell office:value-type="float" office:value="24928128" calcext:value-type="float">
            <text:p>24928128</text:p>
          </table:table-cell>
          <table:table-cell office:value-type="float" office:value="27327136" calcext:value-type="float">
            <text:p>27327136</text:p>
          </table:table-cell>
          <table:table-cell office:value-type="float" office:value="27162536" calcext:value-type="float">
            <text:p>27162536</text:p>
          </table:table-cell>
          <table:table-cell office:value-type="float" office:value="28949952" calcext:value-type="float">
            <text:p>28949952</text:p>
          </table:table-cell>
          <table:table-cell table:formula="of:=[.A656]+[.B656]+[.C656]+[.D656]+[.E656]+[.F656]+[.G656]" office:value-type="float" office:value="173768912" calcext:value-type="float">
            <text:p>173768912</text:p>
          </table:table-cell>
        </table:table-row>
        <table:table-row table:style-name="ro1">
          <table:table-cell office:value-type="float" office:value="33621872" calcext:value-type="float">
            <text:p>33621872</text:p>
          </table:table-cell>
          <table:table-cell office:value-type="float" office:value="31851912" calcext:value-type="float">
            <text:p>31851912</text:p>
          </table:table-cell>
          <table:table-cell office:value-type="float" office:value="0" calcext:value-type="float">
            <text:p>0</text:p>
          </table:table-cell>
          <table:table-cell office:value-type="float" office:value="24928128" calcext:value-type="float">
            <text:p>24928128</text:p>
          </table:table-cell>
          <table:table-cell office:value-type="float" office:value="27327136" calcext:value-type="float">
            <text:p>27327136</text:p>
          </table:table-cell>
          <table:table-cell office:value-type="float" office:value="27162536" calcext:value-type="float">
            <text:p>27162536</text:p>
          </table:table-cell>
          <table:table-cell office:value-type="float" office:value="28949952" calcext:value-type="float">
            <text:p>28949952</text:p>
          </table:table-cell>
          <table:table-cell table:formula="of:=[.A657]+[.B657]+[.C657]+[.D657]+[.E657]+[.F657]+[.G657]" office:value-type="float" office:value="173841536" calcext:value-type="float">
            <text:p>173841536</text:p>
          </table:table-cell>
        </table:table-row>
        <table:table-row table:style-name="ro1">
          <table:table-cell office:value-type="float" office:value="33622728" calcext:value-type="float">
            <text:p>33622728</text:p>
          </table:table-cell>
          <table:table-cell office:value-type="float" office:value="31852096" calcext:value-type="float">
            <text:p>31852096</text:p>
          </table:table-cell>
          <table:table-cell office:value-type="float" office:value="0" calcext:value-type="float">
            <text:p>0</text:p>
          </table:table-cell>
          <table:table-cell office:value-type="float" office:value="24928128" calcext:value-type="float">
            <text:p>24928128</text:p>
          </table:table-cell>
          <table:table-cell office:value-type="float" office:value="27332840" calcext:value-type="float">
            <text:p>27332840</text:p>
          </table:table-cell>
          <table:table-cell office:value-type="float" office:value="27162536" calcext:value-type="float">
            <text:p>27162536</text:p>
          </table:table-cell>
          <table:table-cell office:value-type="float" office:value="28949952" calcext:value-type="float">
            <text:p>28949952</text:p>
          </table:table-cell>
          <table:table-cell table:formula="of:=[.A658]+[.B658]+[.C658]+[.D658]+[.E658]+[.F658]+[.G658]" office:value-type="float" office:value="173848280" calcext:value-type="float">
            <text:p>173848280</text:p>
          </table:table-cell>
        </table:table-row>
        <table:table-row table:style-name="ro1">
          <table:table-cell office:value-type="float" office:value="33627432" calcext:value-type="float">
            <text:p>33627432</text:p>
          </table:table-cell>
          <table:table-cell office:value-type="float" office:value="31856296" calcext:value-type="float">
            <text:p>31856296</text:p>
          </table:table-cell>
          <table:table-cell office:value-type="float" office:value="0" calcext:value-type="float">
            <text:p>0</text:p>
          </table:table-cell>
          <table:table-cell office:value-type="float" office:value="24928128" calcext:value-type="float">
            <text:p>24928128</text:p>
          </table:table-cell>
          <table:table-cell office:value-type="float" office:value="27332840" calcext:value-type="float">
            <text:p>27332840</text:p>
          </table:table-cell>
          <table:table-cell office:value-type="float" office:value="27166608" calcext:value-type="float">
            <text:p>27166608</text:p>
          </table:table-cell>
          <table:table-cell office:value-type="float" office:value="28949952" calcext:value-type="float">
            <text:p>28949952</text:p>
          </table:table-cell>
          <table:table-cell table:formula="of:=[.A659]+[.B659]+[.C659]+[.D659]+[.E659]+[.F659]+[.G659]" office:value-type="float" office:value="173861256" calcext:value-type="float">
            <text:p>173861256</text:p>
          </table:table-cell>
        </table:table-row>
        <table:table-row table:style-name="ro1">
          <table:table-cell office:value-type="float" office:value="33628648" calcext:value-type="float">
            <text:p>33628648</text:p>
          </table:table-cell>
          <table:table-cell office:value-type="float" office:value="31856840" calcext:value-type="float">
            <text:p>31856840</text:p>
          </table:table-cell>
          <table:table-cell office:value-type="float" office:value="0" calcext:value-type="float">
            <text:p>0</text:p>
          </table:table-cell>
          <table:table-cell office:value-type="float" office:value="24936592" calcext:value-type="float">
            <text:p>24936592</text:p>
          </table:table-cell>
          <table:table-cell office:value-type="float" office:value="27332840" calcext:value-type="float">
            <text:p>27332840</text:p>
          </table:table-cell>
          <table:table-cell office:value-type="float" office:value="27166608" calcext:value-type="float">
            <text:p>27166608</text:p>
          </table:table-cell>
          <table:table-cell office:value-type="float" office:value="28955400" calcext:value-type="float">
            <text:p>28955400</text:p>
          </table:table-cell>
          <table:table-cell table:formula="of:=[.A660]+[.B660]+[.C660]+[.D660]+[.E660]+[.F660]+[.G660]" office:value-type="float" office:value="173876928" calcext:value-type="float">
            <text:p>173876928</text:p>
          </table:table-cell>
        </table:table-row>
        <table:table-row table:style-name="ro1">
          <table:table-cell office:value-type="float" office:value="33629384" calcext:value-type="float">
            <text:p>33629384</text:p>
          </table:table-cell>
          <table:table-cell office:value-type="float" office:value="31861024" calcext:value-type="float">
            <text:p>31861024</text:p>
          </table:table-cell>
          <table:table-cell office:value-type="float" office:value="0" calcext:value-type="float">
            <text:p>0</text:p>
          </table:table-cell>
          <table:table-cell office:value-type="float" office:value="24936592" calcext:value-type="float">
            <text:p>24936592</text:p>
          </table:table-cell>
          <table:table-cell office:value-type="float" office:value="27332840" calcext:value-type="float">
            <text:p>27332840</text:p>
          </table:table-cell>
          <table:table-cell office:value-type="float" office:value="27275528" calcext:value-type="float">
            <text:p>27275528</text:p>
          </table:table-cell>
          <table:table-cell office:value-type="float" office:value="28955400" calcext:value-type="float">
            <text:p>28955400</text:p>
          </table:table-cell>
          <table:table-cell table:formula="of:=[.A661]+[.B661]+[.C661]+[.D661]+[.E661]+[.F661]+[.G661]" office:value-type="float" office:value="173990768" calcext:value-type="float">
            <text:p>173990768</text:p>
          </table:table-cell>
        </table:table-row>
        <table:table-row table:style-name="ro1">
          <table:table-cell office:value-type="float" office:value="33633824" calcext:value-type="float">
            <text:p>33633824</text:p>
          </table:table-cell>
          <table:table-cell office:value-type="float" office:value="31861760" calcext:value-type="float">
            <text:p>31861760</text:p>
          </table:table-cell>
          <table:table-cell office:value-type="float" office:value="0" calcext:value-type="float">
            <text:p>0</text:p>
          </table:table-cell>
          <table:table-cell office:value-type="float" office:value="24940848" calcext:value-type="float">
            <text:p>24940848</text:p>
          </table:table-cell>
          <table:table-cell office:value-type="float" office:value="27338544" calcext:value-type="float">
            <text:p>27338544</text:p>
          </table:table-cell>
          <table:table-cell office:value-type="float" office:value="27275528" calcext:value-type="float">
            <text:p>27275528</text:p>
          </table:table-cell>
          <table:table-cell office:value-type="float" office:value="28960704" calcext:value-type="float">
            <text:p>28960704</text:p>
          </table:table-cell>
          <table:table-cell table:formula="of:=[.A662]+[.B662]+[.C662]+[.D662]+[.E662]+[.F662]+[.G662]" office:value-type="float" office:value="174011208" calcext:value-type="float">
            <text:p>174011208</text:p>
          </table:table-cell>
        </table:table-row>
        <table:table-row table:style-name="ro1">
          <table:table-cell office:value-type="float" office:value="33634680" calcext:value-type="float">
            <text:p>33634680</text:p>
          </table:table-cell>
          <table:table-cell office:value-type="float" office:value="31861944" calcext:value-type="float">
            <text:p>31861944</text:p>
          </table:table-cell>
          <table:table-cell office:value-type="float" office:value="0" calcext:value-type="float">
            <text:p>0</text:p>
          </table:table-cell>
          <table:table-cell office:value-type="float" office:value="24940848" calcext:value-type="float">
            <text:p>24940848</text:p>
          </table:table-cell>
          <table:table-cell office:value-type="float" office:value="27338544" calcext:value-type="float">
            <text:p>27338544</text:p>
          </table:table-cell>
          <table:table-cell office:value-type="float" office:value="27275528" calcext:value-type="float">
            <text:p>27275528</text:p>
          </table:table-cell>
          <table:table-cell office:value-type="float" office:value="28969864" calcext:value-type="float">
            <text:p>28969864</text:p>
          </table:table-cell>
          <table:table-cell table:formula="of:=[.A663]+[.B663]+[.C663]+[.D663]+[.E663]+[.F663]+[.G663]" office:value-type="float" office:value="174021408" calcext:value-type="float">
            <text:p>174021408</text:p>
          </table:table-cell>
        </table:table-row>
        <table:table-row table:style-name="ro1">
          <table:table-cell office:value-type="float" office:value="33639120" calcext:value-type="float">
            <text:p>33639120</text:p>
          </table:table-cell>
          <table:table-cell office:value-type="float" office:value="31862128" calcext:value-type="float">
            <text:p>31862128</text:p>
          </table:table-cell>
          <table:table-cell office:value-type="float" office:value="0" calcext:value-type="float">
            <text:p>0</text:p>
          </table:table-cell>
          <table:table-cell office:value-type="float" office:value="24941344" calcext:value-type="float">
            <text:p>24941344</text:p>
          </table:table-cell>
          <table:table-cell office:value-type="float" office:value="27338544" calcext:value-type="float">
            <text:p>27338544</text:p>
          </table:table-cell>
          <table:table-cell office:value-type="float" office:value="27280000" calcext:value-type="float">
            <text:p>27280000</text:p>
          </table:table-cell>
          <table:table-cell office:value-type="float" office:value="28969864" calcext:value-type="float">
            <text:p>28969864</text:p>
          </table:table-cell>
          <table:table-cell table:formula="of:=[.A664]+[.B664]+[.C664]+[.D664]+[.E664]+[.F664]+[.G664]" office:value-type="float" office:value="174031000" calcext:value-type="float">
            <text:p>174031000</text:p>
          </table:table-cell>
        </table:table-row>
        <table:table-row table:style-name="ro1">
          <table:table-cell office:value-type="float" office:value="33640952" calcext:value-type="float">
            <text:p>33640952</text:p>
          </table:table-cell>
          <table:table-cell office:value-type="float" office:value="31862672" calcext:value-type="float">
            <text:p>31862672</text:p>
          </table:table-cell>
          <table:table-cell office:value-type="float" office:value="0" calcext:value-type="float">
            <text:p>0</text:p>
          </table:table-cell>
          <table:table-cell office:value-type="float" office:value="24945104" calcext:value-type="float">
            <text:p>24945104</text:p>
          </table:table-cell>
          <table:table-cell office:value-type="float" office:value="27344248" calcext:value-type="float">
            <text:p>27344248</text:p>
          </table:table-cell>
          <table:table-cell office:value-type="float" office:value="27280000" calcext:value-type="float">
            <text:p>27280000</text:p>
          </table:table-cell>
          <table:table-cell office:value-type="float" office:value="28969864" calcext:value-type="float">
            <text:p>28969864</text:p>
          </table:table-cell>
          <table:table-cell table:formula="of:=[.A665]+[.B665]+[.C665]+[.D665]+[.E665]+[.F665]+[.G665]" office:value-type="float" office:value="174042840" calcext:value-type="float">
            <text:p>174042840</text:p>
          </table:table-cell>
        </table:table-row>
        <table:table-row table:style-name="ro1">
          <table:table-cell office:value-type="float" office:value="33645392" calcext:value-type="float">
            <text:p>33645392</text:p>
          </table:table-cell>
          <table:table-cell office:value-type="float" office:value="31937176" calcext:value-type="float">
            <text:p>31937176</text:p>
          </table:table-cell>
          <table:table-cell office:value-type="float" office:value="0" calcext:value-type="float">
            <text:p>0</text:p>
          </table:table-cell>
          <table:table-cell office:value-type="float" office:value="24945104" calcext:value-type="float">
            <text:p>24945104</text:p>
          </table:table-cell>
          <table:table-cell office:value-type="float" office:value="27059488" calcext:value-type="float">
            <text:p>27059488</text:p>
          </table:table-cell>
          <table:table-cell office:value-type="float" office:value="27292360" calcext:value-type="float">
            <text:p>27292360</text:p>
          </table:table-cell>
          <table:table-cell office:value-type="float" office:value="28969864" calcext:value-type="float">
            <text:p>28969864</text:p>
          </table:table-cell>
          <table:table-cell table:formula="of:=[.A666]+[.B666]+[.C666]+[.D666]+[.E666]+[.F666]+[.G666]" office:value-type="float" office:value="173849384" calcext:value-type="float">
            <text:p>173849384</text:p>
          </table:table-cell>
        </table:table-row>
        <table:table-row table:style-name="ro1">
          <table:table-cell office:value-type="float" office:value="33645512" calcext:value-type="float">
            <text:p>33645512</text:p>
          </table:table-cell>
          <table:table-cell office:value-type="float" office:value="31937912" calcext:value-type="float">
            <text:p>31937912</text:p>
          </table:table-cell>
          <table:table-cell office:value-type="float" office:value="0" calcext:value-type="float">
            <text:p>0</text:p>
          </table:table-cell>
          <table:table-cell office:value-type="float" office:value="24949360" calcext:value-type="float">
            <text:p>24949360</text:p>
          </table:table-cell>
          <table:table-cell office:value-type="float" office:value="27065496" calcext:value-type="float">
            <text:p>27065496</text:p>
          </table:table-cell>
          <table:table-cell office:value-type="float" office:value="27292360" calcext:value-type="float">
            <text:p>27292360</text:p>
          </table:table-cell>
          <table:table-cell office:value-type="float" office:value="28975168" calcext:value-type="float">
            <text:p>28975168</text:p>
          </table:table-cell>
          <table:table-cell table:formula="of:=[.A667]+[.B667]+[.C667]+[.D667]+[.E667]+[.F667]+[.G667]" office:value-type="float" office:value="173865808" calcext:value-type="float">
            <text:p>173865808</text:p>
          </table:table-cell>
        </table:table-row>
        <table:table-row table:style-name="ro1">
          <table:table-cell office:value-type="float" office:value="33646368" calcext:value-type="float">
            <text:p>33646368</text:p>
          </table:table-cell>
          <table:table-cell office:value-type="float" office:value="31938096" calcext:value-type="float">
            <text:p>31938096</text:p>
          </table:table-cell>
          <table:table-cell office:value-type="float" office:value="0" calcext:value-type="float">
            <text:p>0</text:p>
          </table:table-cell>
          <table:table-cell office:value-type="float" office:value="24949360" calcext:value-type="float">
            <text:p>24949360</text:p>
          </table:table-cell>
          <table:table-cell office:value-type="float" office:value="27065496" calcext:value-type="float">
            <text:p>27065496</text:p>
          </table:table-cell>
          <table:table-cell office:value-type="float" office:value="27292360" calcext:value-type="float">
            <text:p>27292360</text:p>
          </table:table-cell>
          <table:table-cell office:value-type="float" office:value="28975168" calcext:value-type="float">
            <text:p>28975168</text:p>
          </table:table-cell>
          <table:table-cell table:formula="of:=[.A668]+[.B668]+[.C668]+[.D668]+[.E668]+[.F668]+[.G668]" office:value-type="float" office:value="173866848" calcext:value-type="float">
            <text:p>173866848</text:p>
          </table:table-cell>
        </table:table-row>
        <table:table-row table:style-name="ro1">
          <table:table-cell office:value-type="float" office:value="33718296" calcext:value-type="float">
            <text:p>33718296</text:p>
          </table:table-cell>
          <table:table-cell office:value-type="float" office:value="31938280" calcext:value-type="float">
            <text:p>31938280</text:p>
          </table:table-cell>
          <table:table-cell office:value-type="float" office:value="0" calcext:value-type="float">
            <text:p>0</text:p>
          </table:table-cell>
          <table:table-cell office:value-type="float" office:value="24949360" calcext:value-type="float">
            <text:p>24949360</text:p>
          </table:table-cell>
          <table:table-cell office:value-type="float" office:value="27065496" calcext:value-type="float">
            <text:p>27065496</text:p>
          </table:table-cell>
          <table:table-cell office:value-type="float" office:value="27292360" calcext:value-type="float">
            <text:p>27292360</text:p>
          </table:table-cell>
          <table:table-cell office:value-type="float" office:value="28975168" calcext:value-type="float">
            <text:p>28975168</text:p>
          </table:table-cell>
          <table:table-cell table:formula="of:=[.A669]+[.B669]+[.C669]+[.D669]+[.E669]+[.F669]+[.G669]" office:value-type="float" office:value="173938960" calcext:value-type="float">
            <text:p>173938960</text:p>
          </table:table-cell>
        </table:table-row>
        <table:table-row table:style-name="ro1">
          <table:table-cell office:value-type="float" office:value="33720128" calcext:value-type="float">
            <text:p>33720128</text:p>
          </table:table-cell>
          <table:table-cell office:value-type="float" office:value="31938824" calcext:value-type="float">
            <text:p>31938824</text:p>
          </table:table-cell>
          <table:table-cell office:value-type="float" office:value="0" calcext:value-type="float">
            <text:p>0</text:p>
          </table:table-cell>
          <table:table-cell office:value-type="float" office:value="25009024" calcext:value-type="float">
            <text:p>25009024</text:p>
          </table:table-cell>
          <table:table-cell office:value-type="float" office:value="27065496" calcext:value-type="float">
            <text:p>27065496</text:p>
          </table:table-cell>
          <table:table-cell office:value-type="float" office:value="27292360" calcext:value-type="float">
            <text:p>27292360</text:p>
          </table:table-cell>
          <table:table-cell office:value-type="float" office:value="28980472" calcext:value-type="float">
            <text:p>28980472</text:p>
          </table:table-cell>
          <table:table-cell table:formula="of:=[.A670]+[.B670]+[.C670]+[.D670]+[.E670]+[.F670]+[.G670]" office:value-type="float" office:value="174006304" calcext:value-type="float">
            <text:p>174006304</text:p>
          </table:table-cell>
        </table:table-row>
        <table:table-row table:style-name="ro1">
          <table:table-cell office:value-type="float" office:value="33724832" calcext:value-type="float">
            <text:p>33724832</text:p>
          </table:table-cell>
          <table:table-cell office:value-type="float" office:value="31943288" calcext:value-type="float">
            <text:p>31943288</text:p>
          </table:table-cell>
          <table:table-cell office:value-type="float" office:value="0" calcext:value-type="float">
            <text:p>0</text:p>
          </table:table-cell>
          <table:table-cell office:value-type="float" office:value="25009024" calcext:value-type="float">
            <text:p>25009024</text:p>
          </table:table-cell>
          <table:table-cell office:value-type="float" office:value="27065496" calcext:value-type="float">
            <text:p>27065496</text:p>
          </table:table-cell>
          <table:table-cell office:value-type="float" office:value="27455120" calcext:value-type="float">
            <text:p>27455120</text:p>
          </table:table-cell>
          <table:table-cell office:value-type="float" office:value="28980472" calcext:value-type="float">
            <text:p>28980472</text:p>
          </table:table-cell>
          <table:table-cell table:formula="of:=[.A671]+[.B671]+[.C671]+[.D671]+[.E671]+[.F671]+[.G671]" office:value-type="float" office:value="174178232" calcext:value-type="float">
            <text:p>174178232</text:p>
          </table:table-cell>
        </table:table-row>
        <table:table-row table:style-name="ro1">
          <table:table-cell office:value-type="float" office:value="33724952" calcext:value-type="float">
            <text:p>33724952</text:p>
          </table:table-cell>
          <table:table-cell office:value-type="float" office:value="31944024" calcext:value-type="float">
            <text:p>31944024</text:p>
          </table:table-cell>
          <table:table-cell office:value-type="float" office:value="0" calcext:value-type="float">
            <text:p>0</text:p>
          </table:table-cell>
          <table:table-cell office:value-type="float" office:value="25013544" calcext:value-type="float">
            <text:p>25013544</text:p>
          </table:table-cell>
          <table:table-cell office:value-type="float" office:value="27071200" calcext:value-type="float">
            <text:p>27071200</text:p>
          </table:table-cell>
          <table:table-cell office:value-type="float" office:value="27455120" calcext:value-type="float">
            <text:p>27455120</text:p>
          </table:table-cell>
          <table:table-cell office:value-type="float" office:value="29091824" calcext:value-type="float">
            <text:p>29091824</text:p>
          </table:table-cell>
          <table:table-cell table:formula="of:=[.A672]+[.B672]+[.C672]+[.D672]+[.E672]+[.F672]+[.G672]" office:value-type="float" office:value="174300664" calcext:value-type="float">
            <text:p>174300664</text:p>
          </table:table-cell>
        </table:table-row>
        <table:table-row table:style-name="ro1">
          <table:table-cell office:value-type="float" office:value="33725808" calcext:value-type="float">
            <text:p>33725808</text:p>
          </table:table-cell>
          <table:table-cell office:value-type="float" office:value="31948208" calcext:value-type="float">
            <text:p>31948208</text:p>
          </table:table-cell>
          <table:table-cell office:value-type="float" office:value="0" calcext:value-type="float">
            <text:p>0</text:p>
          </table:table-cell>
          <table:table-cell office:value-type="float" office:value="25013544" calcext:value-type="float">
            <text:p>25013544</text:p>
          </table:table-cell>
          <table:table-cell office:value-type="float" office:value="27071200" calcext:value-type="float">
            <text:p>27071200</text:p>
          </table:table-cell>
          <table:table-cell office:value-type="float" office:value="27455120" calcext:value-type="float">
            <text:p>27455120</text:p>
          </table:table-cell>
          <table:table-cell office:value-type="float" office:value="29092648" calcext:value-type="float">
            <text:p>29092648</text:p>
          </table:table-cell>
          <table:table-cell table:formula="of:=[.A673]+[.B673]+[.C673]+[.D673]+[.E673]+[.F673]+[.G673]" office:value-type="float" office:value="174306528" calcext:value-type="float">
            <text:p>174306528</text:p>
          </table:table-cell>
        </table:table-row>
        <table:table-row table:style-name="ro1">
          <table:table-cell office:value-type="float" office:value="33730248" calcext:value-type="float">
            <text:p>33730248</text:p>
          </table:table-cell>
          <table:table-cell office:value-type="float" office:value="31948392" calcext:value-type="float">
            <text:p>31948392</text:p>
          </table:table-cell>
          <table:table-cell office:value-type="float" office:value="0" calcext:value-type="float">
            <text:p>0</text:p>
          </table:table-cell>
          <table:table-cell office:value-type="float" office:value="25017800" calcext:value-type="float">
            <text:p>25017800</text:p>
          </table:table-cell>
          <table:table-cell office:value-type="float" office:value="27071200" calcext:value-type="float">
            <text:p>27071200</text:p>
          </table:table-cell>
          <table:table-cell office:value-type="float" office:value="27459680" calcext:value-type="float">
            <text:p>27459680</text:p>
          </table:table-cell>
          <table:table-cell office:value-type="float" office:value="29092648" calcext:value-type="float">
            <text:p>29092648</text:p>
          </table:table-cell>
          <table:table-cell table:formula="of:=[.A674]+[.B674]+[.C674]+[.D674]+[.E674]+[.F674]+[.G674]" office:value-type="float" office:value="174319968" calcext:value-type="float">
            <text:p>174319968</text:p>
          </table:table-cell>
        </table:table-row>
        <table:table-row table:style-name="ro1">
          <table:table-cell office:value-type="float" office:value="33732080" calcext:value-type="float">
            <text:p>33732080</text:p>
          </table:table-cell>
          <table:table-cell office:value-type="float" office:value="31953400" calcext:value-type="float">
            <text:p>31953400</text:p>
          </table:table-cell>
          <table:table-cell office:value-type="float" office:value="0" calcext:value-type="float">
            <text:p>0</text:p>
          </table:table-cell>
          <table:table-cell office:value-type="float" office:value="25017800" calcext:value-type="float">
            <text:p>25017800</text:p>
          </table:table-cell>
          <table:table-cell office:value-type="float" office:value="27157136" calcext:value-type="float">
            <text:p>27157136</text:p>
          </table:table-cell>
          <table:table-cell office:value-type="float" office:value="27459680" calcext:value-type="float">
            <text:p>27459680</text:p>
          </table:table-cell>
          <table:table-cell office:value-type="float" office:value="29092648" calcext:value-type="float">
            <text:p>29092648</text:p>
          </table:table-cell>
          <table:table-cell table:formula="of:=[.A675]+[.B675]+[.C675]+[.D675]+[.E675]+[.F675]+[.G675]" office:value-type="float" office:value="174412744" calcext:value-type="float">
            <text:p>174412744</text:p>
          </table:table-cell>
        </table:table-row>
        <table:table-row table:style-name="ro1">
          <table:table-cell office:value-type="float" office:value="33732200" calcext:value-type="float">
            <text:p>33732200</text:p>
          </table:table-cell>
          <table:table-cell office:value-type="float" office:value="31957584" calcext:value-type="float">
            <text:p>31957584</text:p>
          </table:table-cell>
          <table:table-cell office:value-type="float" office:value="0" calcext:value-type="float">
            <text:p>0</text:p>
          </table:table-cell>
          <table:table-cell office:value-type="float" office:value="25017800" calcext:value-type="float">
            <text:p>25017800</text:p>
          </table:table-cell>
          <table:table-cell office:value-type="float" office:value="27157136" calcext:value-type="float">
            <text:p>27157136</text:p>
          </table:table-cell>
          <table:table-cell office:value-type="float" office:value="27464240" calcext:value-type="float">
            <text:p>27464240</text:p>
          </table:table-cell>
          <table:table-cell office:value-type="float" office:value="29092648" calcext:value-type="float">
            <text:p>29092648</text:p>
          </table:table-cell>
          <table:table-cell table:formula="of:=[.A676]+[.B676]+[.C676]+[.D676]+[.E676]+[.F676]+[.G676]" office:value-type="float" office:value="174421608" calcext:value-type="float">
            <text:p>174421608</text:p>
          </table:table-cell>
        </table:table-row>
        <table:table-row table:style-name="ro1">
          <table:table-cell office:value-type="float" office:value="33733056" calcext:value-type="float">
            <text:p>33733056</text:p>
          </table:table-cell>
          <table:table-cell office:value-type="float" office:value="31958320" calcext:value-type="float">
            <text:p>31958320</text:p>
          </table:table-cell>
          <table:table-cell office:value-type="float" office:value="0" calcext:value-type="float">
            <text:p>0</text:p>
          </table:table-cell>
          <table:table-cell office:value-type="float" office:value="25022056" calcext:value-type="float">
            <text:p>25022056</text:p>
          </table:table-cell>
          <table:table-cell office:value-type="float" office:value="27163104" calcext:value-type="float">
            <text:p>27163104</text:p>
          </table:table-cell>
          <table:table-cell office:value-type="float" office:value="27464240" calcext:value-type="float">
            <text:p>27464240</text:p>
          </table:table-cell>
          <table:table-cell office:value-type="float" office:value="29098120" calcext:value-type="float">
            <text:p>29098120</text:p>
          </table:table-cell>
          <table:table-cell table:formula="of:=[.A677]+[.B677]+[.C677]+[.D677]+[.E677]+[.F677]+[.G677]" office:value-type="float" office:value="174438896" calcext:value-type="float">
            <text:p>174438896</text:p>
          </table:table-cell>
        </table:table-row>
        <table:table-row table:style-name="ro1">
          <table:table-cell office:value-type="float" office:value="33733176" calcext:value-type="float">
            <text:p>33733176</text:p>
          </table:table-cell>
          <table:table-cell office:value-type="float" office:value="31962504" calcext:value-type="float">
            <text:p>31962504</text:p>
          </table:table-cell>
          <table:table-cell office:value-type="float" office:value="0" calcext:value-type="float">
            <text:p>0</text:p>
          </table:table-cell>
          <table:table-cell office:value-type="float" office:value="25022056" calcext:value-type="float">
            <text:p>25022056</text:p>
          </table:table-cell>
          <table:table-cell office:value-type="float" office:value="27163104" calcext:value-type="float">
            <text:p>27163104</text:p>
          </table:table-cell>
          <table:table-cell office:value-type="float" office:value="27468800" calcext:value-type="float">
            <text:p>27468800</text:p>
          </table:table-cell>
          <table:table-cell office:value-type="float" office:value="29098120" calcext:value-type="float">
            <text:p>29098120</text:p>
          </table:table-cell>
          <table:table-cell table:formula="of:=[.A678]+[.B678]+[.C678]+[.D678]+[.E678]+[.F678]+[.G678]" office:value-type="float" office:value="174447760" calcext:value-type="float">
            <text:p>174447760</text:p>
          </table:table-cell>
        </table:table-row>
        <table:table-row table:style-name="ro1">
          <table:table-cell office:value-type="float" office:value="33737616" calcext:value-type="float">
            <text:p>33737616</text:p>
          </table:table-cell>
          <table:table-cell office:value-type="float" office:value="31962704" calcext:value-type="float">
            <text:p>31962704</text:p>
          </table:table-cell>
          <table:table-cell office:value-type="float" office:value="0" calcext:value-type="float">
            <text:p>0</text:p>
          </table:table-cell>
          <table:table-cell office:value-type="float" office:value="25291232" calcext:value-type="float">
            <text:p>25291232</text:p>
          </table:table-cell>
          <table:table-cell office:value-type="float" office:value="27163104" calcext:value-type="float">
            <text:p>27163104</text:p>
          </table:table-cell>
          <table:table-cell office:value-type="float" office:value="27468800" calcext:value-type="float">
            <text:p>27468800</text:p>
          </table:table-cell>
          <table:table-cell office:value-type="float" office:value="29103328" calcext:value-type="float">
            <text:p>29103328</text:p>
          </table:table-cell>
          <table:table-cell table:formula="of:=[.A679]+[.B679]+[.C679]+[.D679]+[.E679]+[.F679]+[.G679]" office:value-type="float" office:value="174726784" calcext:value-type="float">
            <text:p>174726784</text:p>
          </table:table-cell>
        </table:table-row>
        <table:table-row table:style-name="ro1">
          <table:table-cell office:value-type="float" office:value="33739448" calcext:value-type="float">
            <text:p>33739448</text:p>
          </table:table-cell>
          <table:table-cell office:value-type="float" office:value="31963248" calcext:value-type="float">
            <text:p>31963248</text:p>
          </table:table-cell>
          <table:table-cell office:value-type="float" office:value="0" calcext:value-type="float">
            <text:p>0</text:p>
          </table:table-cell>
          <table:table-cell office:value-type="float" office:value="25294672" calcext:value-type="float">
            <text:p>25294672</text:p>
          </table:table-cell>
          <table:table-cell office:value-type="float" office:value="27163104" calcext:value-type="float">
            <text:p>27163104</text:p>
          </table:table-cell>
          <table:table-cell office:value-type="float" office:value="27468800" calcext:value-type="float">
            <text:p>27468800</text:p>
          </table:table-cell>
          <table:table-cell office:value-type="float" office:value="29103328" calcext:value-type="float">
            <text:p>29103328</text:p>
          </table:table-cell>
          <table:table-cell table:formula="of:=[.A680]+[.B680]+[.C680]+[.D680]+[.E680]+[.F680]+[.G680]" office:value-type="float" office:value="174732600" calcext:value-type="float">
            <text:p>174732600</text:p>
          </table:table-cell>
        </table:table-row>
        <table:table-row table:style-name="ro1">
          <table:table-cell office:value-type="float" office:value="33815576" calcext:value-type="float">
            <text:p>33815576</text:p>
          </table:table-cell>
          <table:table-cell office:value-type="float" office:value="32029152" calcext:value-type="float">
            <text:p>32029152</text:p>
          </table:table-cell>
          <table:table-cell office:value-type="float" office:value="0" calcext:value-type="float">
            <text:p>0</text:p>
          </table:table-cell>
          <table:table-cell office:value-type="float" office:value="25377912" calcext:value-type="float">
            <text:p>25377912</text:p>
          </table:table-cell>
          <table:table-cell office:value-type="float" office:value="27163104" calcext:value-type="float">
            <text:p>27163104</text:p>
          </table:table-cell>
          <table:table-cell office:value-type="float" office:value="27483336" calcext:value-type="float">
            <text:p>27483336</text:p>
          </table:table-cell>
          <table:table-cell office:value-type="float" office:value="29103328" calcext:value-type="float">
            <text:p>29103328</text:p>
          </table:table-cell>
          <table:table-cell table:formula="of:=[.A681]+[.B681]+[.C681]+[.D681]+[.E681]+[.F681]+[.G681]" office:value-type="float" office:value="174972408" calcext:value-type="float">
            <text:p>174972408</text:p>
          </table:table-cell>
        </table:table-row>
        <table:table-row table:style-name="ro1">
          <table:table-cell office:value-type="float" office:value="33816432" calcext:value-type="float">
            <text:p>33816432</text:p>
          </table:table-cell>
          <table:table-cell office:value-type="float" office:value="32029888" calcext:value-type="float">
            <text:p>32029888</text:p>
          </table:table-cell>
          <table:table-cell office:value-type="float" office:value="0" calcext:value-type="float">
            <text:p>0</text:p>
          </table:table-cell>
          <table:table-cell office:value-type="float" office:value="25378920" calcext:value-type="float">
            <text:p>25378920</text:p>
          </table:table-cell>
          <table:table-cell office:value-type="float" office:value="27168808" calcext:value-type="float">
            <text:p>27168808</text:p>
          </table:table-cell>
          <table:table-cell office:value-type="float" office:value="27483336" calcext:value-type="float">
            <text:p>27483336</text:p>
          </table:table-cell>
          <table:table-cell office:value-type="float" office:value="29182560" calcext:value-type="float">
            <text:p>29182560</text:p>
          </table:table-cell>
          <table:table-cell table:formula="of:=[.A682]+[.B682]+[.C682]+[.D682]+[.E682]+[.F682]+[.G682]" office:value-type="float" office:value="175059944" calcext:value-type="float">
            <text:p>175059944</text:p>
          </table:table-cell>
        </table:table-row>
        <table:table-row table:style-name="ro1">
          <table:table-cell office:value-type="float" office:value="33821136" calcext:value-type="float">
            <text:p>33821136</text:p>
          </table:table-cell>
          <table:table-cell office:value-type="float" office:value="32034336" calcext:value-type="float">
            <text:p>32034336</text:p>
          </table:table-cell>
          <table:table-cell office:value-type="float" office:value="0" calcext:value-type="float">
            <text:p>0</text:p>
          </table:table-cell>
          <table:table-cell office:value-type="float" office:value="25380152" calcext:value-type="float">
            <text:p>25380152</text:p>
          </table:table-cell>
          <table:table-cell office:value-type="float" office:value="27168808" calcext:value-type="float">
            <text:p>27168808</text:p>
          </table:table-cell>
          <table:table-cell office:value-type="float" office:value="27493872" calcext:value-type="float">
            <text:p>27493872</text:p>
          </table:table-cell>
          <table:table-cell office:value-type="float" office:value="29182560" calcext:value-type="float">
            <text:p>29182560</text:p>
          </table:table-cell>
          <table:table-cell table:formula="of:=[.A683]+[.B683]+[.C683]+[.D683]+[.E683]+[.F683]+[.G683]" office:value-type="float" office:value="175080864" calcext:value-type="float">
            <text:p>175080864</text:p>
          </table:table-cell>
        </table:table-row>
        <table:table-row table:style-name="ro1">
          <table:table-cell office:value-type="float" office:value="33821256" calcext:value-type="float">
            <text:p>33821256</text:p>
          </table:table-cell>
          <table:table-cell office:value-type="float" office:value="32034520" calcext:value-type="float">
            <text:p>32034520</text:p>
          </table:table-cell>
          <table:table-cell office:value-type="float" office:value="0" calcext:value-type="float">
            <text:p>0</text:p>
          </table:table-cell>
          <table:table-cell office:value-type="float" office:value="25386104" calcext:value-type="float">
            <text:p>25386104</text:p>
          </table:table-cell>
          <table:table-cell office:value-type="float" office:value="27174512" calcext:value-type="float">
            <text:p>27174512</text:p>
          </table:table-cell>
          <table:table-cell office:value-type="float" office:value="27493872" calcext:value-type="float">
            <text:p>27493872</text:p>
          </table:table-cell>
          <table:table-cell office:value-type="float" office:value="29188032" calcext:value-type="float">
            <text:p>29188032</text:p>
          </table:table-cell>
          <table:table-cell table:formula="of:=[.A684]+[.B684]+[.C684]+[.D684]+[.E684]+[.F684]+[.G684]" office:value-type="float" office:value="175098296" calcext:value-type="float">
            <text:p>175098296</text:p>
          </table:table-cell>
        </table:table-row>
        <table:table-row table:style-name="ro1">
          <table:table-cell office:value-type="float" office:value="33823088" calcext:value-type="float">
            <text:p>33823088</text:p>
          </table:table-cell>
          <table:table-cell office:value-type="float" office:value="32039528" calcext:value-type="float">
            <text:p>32039528</text:p>
          </table:table-cell>
          <table:table-cell office:value-type="float" office:value="0" calcext:value-type="float">
            <text:p>0</text:p>
          </table:table-cell>
          <table:table-cell office:value-type="float" office:value="25439216" calcext:value-type="float">
            <text:p>25439216</text:p>
          </table:table-cell>
          <table:table-cell office:value-type="float" office:value="27253544" calcext:value-type="float">
            <text:p>27253544</text:p>
          </table:table-cell>
          <table:table-cell office:value-type="float" office:value="27493872" calcext:value-type="float">
            <text:p>27493872</text:p>
          </table:table-cell>
          <table:table-cell office:value-type="float" office:value="29188032" calcext:value-type="float">
            <text:p>29188032</text:p>
          </table:table-cell>
          <table:table-cell table:formula="of:=[.A685]+[.B685]+[.C685]+[.D685]+[.E685]+[.F685]+[.G685]" office:value-type="float" office:value="175237280" calcext:value-type="float">
            <text:p>175237280</text:p>
          </table:table-cell>
        </table:table-row>
        <table:table-row table:style-name="ro1">
          <table:table-cell office:value-type="float" office:value="33827528" calcext:value-type="float">
            <text:p>33827528</text:p>
          </table:table-cell>
          <table:table-cell office:value-type="float" office:value="32043712" calcext:value-type="float">
            <text:p>32043712</text:p>
          </table:table-cell>
          <table:table-cell office:value-type="float" office:value="0" calcext:value-type="float">
            <text:p>0</text:p>
          </table:table-cell>
          <table:table-cell office:value-type="float" office:value="25471256" calcext:value-type="float">
            <text:p>25471256</text:p>
          </table:table-cell>
          <table:table-cell office:value-type="float" office:value="27252000" calcext:value-type="float">
            <text:p>27252000</text:p>
          </table:table-cell>
          <table:table-cell office:value-type="float" office:value="27498432" calcext:value-type="float">
            <text:p>27498432</text:p>
          </table:table-cell>
          <table:table-cell office:value-type="float" office:value="29188032" calcext:value-type="float">
            <text:p>29188032</text:p>
          </table:table-cell>
          <table:table-cell table:formula="of:=[.A686]+[.B686]+[.C686]+[.D686]+[.E686]+[.F686]+[.G686]" office:value-type="float" office:value="175280960" calcext:value-type="float">
            <text:p>175280960</text:p>
          </table:table-cell>
        </table:table-row>
        <table:table-row table:style-name="ro1">
          <table:table-cell office:value-type="float" office:value="33828384" calcext:value-type="float">
            <text:p>33828384</text:p>
          </table:table-cell>
          <table:table-cell office:value-type="float" office:value="32047136" calcext:value-type="float">
            <text:p>32047136</text:p>
          </table:table-cell>
          <table:table-cell office:value-type="float" office:value="0" calcext:value-type="float">
            <text:p>0</text:p>
          </table:table-cell>
          <table:table-cell office:value-type="float" office:value="25473360" calcext:value-type="float">
            <text:p>25473360</text:p>
          </table:table-cell>
          <table:table-cell office:value-type="float" office:value="24862672" calcext:value-type="float">
            <text:p>24862672</text:p>
          </table:table-cell>
          <table:table-cell office:value-type="float" office:value="27498432" calcext:value-type="float">
            <text:p>27498432</text:p>
          </table:table-cell>
          <table:table-cell office:value-type="float" office:value="29193240" calcext:value-type="float">
            <text:p>29193240</text:p>
          </table:table-cell>
          <table:table-cell table:formula="of:=[.A687]+[.B687]+[.C687]+[.D687]+[.E687]+[.F687]+[.G687]" office:value-type="float" office:value="172903224" calcext:value-type="float">
            <text:p>172903224</text:p>
          </table:table-cell>
        </table:table-row>
        <table:table-row table:style-name="ro1">
          <table:table-cell office:value-type="float" office:value="33832824" calcext:value-type="float">
            <text:p>33832824</text:p>
          </table:table-cell>
          <table:table-cell office:value-type="float" office:value="32061120" calcext:value-type="float">
            <text:p>32061120</text:p>
          </table:table-cell>
          <table:table-cell office:value-type="float" office:value="0" calcext:value-type="float">
            <text:p>0</text:p>
          </table:table-cell>
          <table:table-cell office:value-type="float" office:value="25474592" calcext:value-type="float">
            <text:p>25474592</text:p>
          </table:table-cell>
          <table:table-cell office:value-type="float" office:value="24862672" calcext:value-type="float">
            <text:p>24862672</text:p>
          </table:table-cell>
          <table:table-cell office:value-type="float" office:value="27502992" calcext:value-type="float">
            <text:p>27502992</text:p>
          </table:table-cell>
          <table:table-cell office:value-type="float" office:value="29193240" calcext:value-type="float">
            <text:p>29193240</text:p>
          </table:table-cell>
          <table:table-cell table:formula="of:=[.A688]+[.B688]+[.C688]+[.D688]+[.E688]+[.F688]+[.G688]" office:value-type="float" office:value="172927440" calcext:value-type="float">
            <text:p>172927440</text:p>
          </table:table-cell>
        </table:table-row>
        <table:table-row table:style-name="ro1">
          <table:table-cell office:value-type="float" office:value="33833304" calcext:value-type="float">
            <text:p>33833304</text:p>
          </table:table-cell>
          <table:table-cell office:value-type="float" office:value="32061800" calcext:value-type="float">
            <text:p>32061800</text:p>
          </table:table-cell>
          <table:table-cell office:value-type="float" office:value="0" calcext:value-type="float">
            <text:p>0</text:p>
          </table:table-cell>
          <table:table-cell office:value-type="float" office:value="25479288" calcext:value-type="float">
            <text:p>25479288</text:p>
          </table:table-cell>
          <table:table-cell office:value-type="float" office:value="25230784" calcext:value-type="float">
            <text:p>25230784</text:p>
          </table:table-cell>
          <table:table-cell office:value-type="float" office:value="27502992" calcext:value-type="float">
            <text:p>27502992</text:p>
          </table:table-cell>
          <table:table-cell office:value-type="float" office:value="29198448" calcext:value-type="float">
            <text:p>29198448</text:p>
          </table:table-cell>
          <table:table-cell table:formula="of:=[.A689]+[.B689]+[.C689]+[.D689]+[.E689]+[.F689]+[.G689]" office:value-type="float" office:value="173306616" calcext:value-type="float">
            <text:p>173306616</text:p>
          </table:table-cell>
        </table:table-row>
        <table:table-row table:style-name="ro1">
          <table:table-cell office:value-type="float" office:value="33834776" calcext:value-type="float">
            <text:p>33834776</text:p>
          </table:table-cell>
          <table:table-cell office:value-type="float" office:value="32065984" calcext:value-type="float">
            <text:p>32065984</text:p>
          </table:table-cell>
          <table:table-cell office:value-type="float" office:value="0" calcext:value-type="float">
            <text:p>0</text:p>
          </table:table-cell>
          <table:table-cell office:value-type="float" office:value="25480520" calcext:value-type="float">
            <text:p>25480520</text:p>
          </table:table-cell>
          <table:table-cell office:value-type="float" office:value="25230784" calcext:value-type="float">
            <text:p>25230784</text:p>
          </table:table-cell>
          <table:table-cell office:value-type="float" office:value="27639080" calcext:value-type="float">
            <text:p>27639080</text:p>
          </table:table-cell>
          <table:table-cell office:value-type="float" office:value="29198448" calcext:value-type="float">
            <text:p>29198448</text:p>
          </table:table-cell>
          <table:table-cell table:formula="of:=[.A690]+[.B690]+[.C690]+[.D690]+[.E690]+[.F690]+[.G690]" office:value-type="float" office:value="173449592" calcext:value-type="float">
            <text:p>173449592</text:p>
          </table:table-cell>
        </table:table-row>
        <table:table-row table:style-name="ro1">
          <table:table-cell office:value-type="float" office:value="33839216" calcext:value-type="float">
            <text:p>33839216</text:p>
          </table:table-cell>
          <table:table-cell office:value-type="float" office:value="31695392" calcext:value-type="float">
            <text:p>31695392</text:p>
          </table:table-cell>
          <table:table-cell office:value-type="float" office:value="0" calcext:value-type="float">
            <text:p>0</text:p>
          </table:table-cell>
          <table:table-cell office:value-type="float" office:value="25869376" calcext:value-type="float">
            <text:p>25869376</text:p>
          </table:table-cell>
          <table:table-cell office:value-type="float" office:value="25230784" calcext:value-type="float">
            <text:p>25230784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9198448" calcext:value-type="float">
            <text:p>29198448</text:p>
          </table:table-cell>
          <table:table-cell table:formula="of:=[.A691]+[.B691]+[.C691]+[.D691]+[.E691]+[.F691]+[.G691]" office:value-type="float" office:value="173477120" calcext:value-type="float">
            <text:p>173477120</text:p>
          </table:table-cell>
        </table:table-row>
        <table:table-row table:style-name="ro1">
          <table:table-cell office:value-type="float" office:value="33840072" calcext:value-type="float">
            <text:p>33840072</text:p>
          </table:table-cell>
          <table:table-cell office:value-type="float" office:value="32131408" calcext:value-type="float">
            <text:p>32131408</text:p>
          </table:table-cell>
          <table:table-cell office:value-type="float" office:value="0" calcext:value-type="float">
            <text:p>0</text:p>
          </table:table-cell>
          <table:table-cell office:value-type="float" office:value="25871000" calcext:value-type="float">
            <text:p>25871000</text:p>
          </table:table-cell>
          <table:table-cell office:value-type="float" office:value="25236488" calcext:value-type="float">
            <text:p>25236488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9277040" calcext:value-type="float">
            <text:p>29277040</text:p>
          </table:table-cell>
          <table:table-cell table:formula="of:=[.A692]+[.B692]+[.C692]+[.D692]+[.E692]+[.F692]+[.G692]" office:value-type="float" office:value="173999912" calcext:value-type="float">
            <text:p>173999912</text:p>
          </table:table-cell>
        </table:table-row>
        <table:table-row table:style-name="ro1">
          <table:table-cell office:value-type="float" office:value="33978416" calcext:value-type="float">
            <text:p>33978416</text:p>
          </table:table-cell>
          <table:table-cell office:value-type="float" office:value="32218048" calcext:value-type="float">
            <text:p>32218048</text:p>
          </table:table-cell>
          <table:table-cell office:value-type="float" office:value="0" calcext:value-type="float">
            <text:p>0</text:p>
          </table:table-cell>
          <table:table-cell office:value-type="float" office:value="25188304" calcext:value-type="float">
            <text:p>25188304</text:p>
          </table:table-cell>
          <table:table-cell office:value-type="float" office:value="24731624" calcext:value-type="float">
            <text:p>24731624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9277040" calcext:value-type="float">
            <text:p>29277040</text:p>
          </table:table-cell>
          <table:table-cell table:formula="of:=[.A693]+[.B693]+[.C693]+[.D693]+[.E693]+[.F693]+[.G693]" office:value-type="float" office:value="173037336" calcext:value-type="float">
            <text:p>173037336</text:p>
          </table:table-cell>
        </table:table-row>
        <table:table-row table:style-name="ro1">
          <table:table-cell office:value-type="float" office:value="33978896" calcext:value-type="float">
            <text:p>33978896</text:p>
          </table:table-cell>
          <table:table-cell office:value-type="float" office:value="32218592" calcext:value-type="float">
            <text:p>32218592</text:p>
          </table:table-cell>
          <table:table-cell office:value-type="float" office:value="0" calcext:value-type="float">
            <text:p>0</text:p>
          </table:table-cell>
          <table:table-cell office:value-type="float" office:value="25197432" calcext:value-type="float">
            <text:p>25197432</text:p>
          </table:table-cell>
          <table:table-cell office:value-type="float" office:value="24731624" calcext:value-type="float">
            <text:p>24731624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9282248" calcext:value-type="float">
            <text:p>29282248</text:p>
          </table:table-cell>
          <table:table-cell table:formula="of:=[.A694]+[.B694]+[.C694]+[.D694]+[.E694]+[.F694]+[.G694]" office:value-type="float" office:value="173052696" calcext:value-type="float">
            <text:p>173052696</text:p>
          </table:table-cell>
        </table:table-row>
        <table:table-row table:style-name="ro1">
          <table:table-cell office:value-type="float" office:value="33980368" calcext:value-type="float">
            <text:p>33980368</text:p>
          </table:table-cell>
          <table:table-cell office:value-type="float" office:value="32223240" calcext:value-type="float">
            <text:p>32223240</text:p>
          </table:table-cell>
          <table:table-cell office:value-type="float" office:value="0" calcext:value-type="float">
            <text:p>0</text:p>
          </table:table-cell>
          <table:table-cell office:value-type="float" office:value="25197432" calcext:value-type="float">
            <text:p>25197432</text:p>
          </table:table-cell>
          <table:table-cell office:value-type="float" office:value="24907048" calcext:value-type="float">
            <text:p>24907048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9282248" calcext:value-type="float">
            <text:p>29282248</text:p>
          </table:table-cell>
          <table:table-cell table:formula="of:=[.A695]+[.B695]+[.C695]+[.D695]+[.E695]+[.F695]+[.G695]" office:value-type="float" office:value="173234240" calcext:value-type="float">
            <text:p>173234240</text:p>
          </table:table-cell>
        </table:table-row>
        <table:table-row table:style-name="ro1">
          <table:table-cell office:value-type="float" office:value="33982112" calcext:value-type="float">
            <text:p>33982112</text:p>
          </table:table-cell>
          <table:table-cell office:value-type="float" office:value="32404832" calcext:value-type="float">
            <text:p>32404832</text:p>
          </table:table-cell>
          <table:table-cell office:value-type="float" office:value="0" calcext:value-type="float">
            <text:p>0</text:p>
          </table:table-cell>
          <table:table-cell office:value-type="float" office:value="25201688" calcext:value-type="float">
            <text:p>25201688</text:p>
          </table:table-cell>
          <table:table-cell office:value-type="float" office:value="24907048" calcext:value-type="float">
            <text:p>24907048</text:p>
          </table:table-cell>
          <table:table-cell office:value-type="float" office:value="27648464" calcext:value-type="float">
            <text:p>27648464</text:p>
          </table:table-cell>
          <table:table-cell office:value-type="float" office:value="29282248" calcext:value-type="float">
            <text:p>29282248</text:p>
          </table:table-cell>
          <table:table-cell table:formula="of:=[.A696]+[.B696]+[.C696]+[.D696]+[.E696]+[.F696]+[.G696]" office:value-type="float" office:value="173426392" calcext:value-type="float">
            <text:p>173426392</text:p>
          </table:table-cell>
        </table:table-row>
        <table:table-row table:style-name="ro1">
          <table:table-cell office:value-type="float" office:value="34077600" calcext:value-type="float">
            <text:p>34077600</text:p>
          </table:table-cell>
          <table:table-cell office:value-type="float" office:value="32405016" calcext:value-type="float">
            <text:p>32405016</text:p>
          </table:table-cell>
          <table:table-cell office:value-type="float" office:value="0" calcext:value-type="float">
            <text:p>0</text:p>
          </table:table-cell>
          <table:table-cell office:value-type="float" office:value="25201688" calcext:value-type="float">
            <text:p>25201688</text:p>
          </table:table-cell>
          <table:table-cell office:value-type="float" office:value="24918224" calcext:value-type="float">
            <text:p>24918224</text:p>
          </table:table-cell>
          <table:table-cell office:value-type="float" office:value="27648464" calcext:value-type="float">
            <text:p>27648464</text:p>
          </table:table-cell>
          <table:table-cell office:value-type="float" office:value="29282248" calcext:value-type="float">
            <text:p>29282248</text:p>
          </table:table-cell>
          <table:table-cell table:formula="of:=[.A697]+[.B697]+[.C697]+[.D697]+[.E697]+[.F697]+[.G697]" office:value-type="float" office:value="173533240" calcext:value-type="float">
            <text:p>173533240</text:p>
          </table:table-cell>
        </table:table-row>
        <table:table-row table:style-name="ro1">
          <table:table-cell office:value-type="float" office:value="34083536" calcext:value-type="float">
            <text:p>34083536</text:p>
          </table:table-cell>
          <table:table-cell office:value-type="float" office:value="32098056" calcext:value-type="float">
            <text:p>32098056</text:p>
          </table:table-cell>
          <table:table-cell office:value-type="float" office:value="0" calcext:value-type="float">
            <text:p>0</text:p>
          </table:table-cell>
          <table:table-cell office:value-type="float" office:value="25201688" calcext:value-type="float">
            <text:p>25201688</text:p>
          </table:table-cell>
          <table:table-cell office:value-type="float" office:value="24918224" calcext:value-type="float">
            <text:p>24918224</text:p>
          </table:table-cell>
          <table:table-cell office:value-type="float" office:value="27653024" calcext:value-type="float">
            <text:p>27653024</text:p>
          </table:table-cell>
          <table:table-cell office:value-type="float" office:value="29282248" calcext:value-type="float">
            <text:p>29282248</text:p>
          </table:table-cell>
          <table:table-cell table:formula="of:=[.A698]+[.B698]+[.C698]+[.D698]+[.E698]+[.F698]+[.G698]" office:value-type="float" office:value="173236776" calcext:value-type="float">
            <text:p>173236776</text:p>
          </table:table-cell>
        </table:table-row>
        <table:table-row table:style-name="ro1">
          <table:table-cell office:value-type="float" office:value="34085536" calcext:value-type="float">
            <text:p>34085536</text:p>
          </table:table-cell>
          <table:table-cell office:value-type="float" office:value="32279640" calcext:value-type="float">
            <text:p>32279640</text:p>
          </table:table-cell>
          <table:table-cell office:value-type="float" office:value="0" calcext:value-type="float">
            <text:p>0</text:p>
          </table:table-cell>
          <table:table-cell office:value-type="float" office:value="25263944" calcext:value-type="float">
            <text:p>25263944</text:p>
          </table:table-cell>
          <table:table-cell office:value-type="float" office:value="24923928" calcext:value-type="float">
            <text:p>24923928</text:p>
          </table:table-cell>
          <table:table-cell office:value-type="float" office:value="27653024" calcext:value-type="float">
            <text:p>27653024</text:p>
          </table:table-cell>
          <table:table-cell office:value-type="float" office:value="29287456" calcext:value-type="float">
            <text:p>29287456</text:p>
          </table:table-cell>
          <table:table-cell table:formula="of:=[.A699]+[.B699]+[.C699]+[.D699]+[.E699]+[.F699]+[.G699]" office:value-type="float" office:value="173493528" calcext:value-type="float">
            <text:p>173493528</text:p>
          </table:table-cell>
        </table:table-row>
        <table:table-row table:style-name="ro1">
          <table:table-cell office:value-type="float" office:value="34088240" calcext:value-type="float">
            <text:p>34088240</text:p>
          </table:table-cell>
          <table:table-cell office:value-type="float" office:value="32188416" calcext:value-type="float">
            <text:p>32188416</text:p>
          </table:table-cell>
          <table:table-cell office:value-type="float" office:value="0" calcext:value-type="float">
            <text:p>0</text:p>
          </table:table-cell>
          <table:table-cell office:value-type="float" office:value="25263944" calcext:value-type="float">
            <text:p>25263944</text:p>
          </table:table-cell>
          <table:table-cell office:value-type="float" office:value="24923928" calcext:value-type="float">
            <text:p>24923928</text:p>
          </table:table-cell>
          <table:table-cell office:value-type="float" office:value="27660112" calcext:value-type="float">
            <text:p>27660112</text:p>
          </table:table-cell>
          <table:table-cell office:value-type="float" office:value="29287456" calcext:value-type="float">
            <text:p>29287456</text:p>
          </table:table-cell>
          <table:table-cell table:formula="of:=[.A700]+[.B700]+[.C700]+[.D700]+[.E700]+[.F700]+[.G700]" office:value-type="float" office:value="173412096" calcext:value-type="float">
            <text:p>173412096</text:p>
          </table:table-cell>
        </table:table-row>
        <table:table-row table:style-name="ro1">
          <table:table-cell office:value-type="float" office:value="34093912" calcext:value-type="float">
            <text:p>34093912</text:p>
          </table:table-cell>
          <table:table-cell office:value-type="float" office:value="32028160" calcext:value-type="float">
            <text:p>32028160</text:p>
          </table:table-cell>
          <table:table-cell office:value-type="float" office:value="0" calcext:value-type="float">
            <text:p>0</text:p>
          </table:table-cell>
          <table:table-cell office:value-type="float" office:value="25263944" calcext:value-type="float">
            <text:p>25263944</text:p>
          </table:table-cell>
          <table:table-cell office:value-type="float" office:value="24923928" calcext:value-type="float">
            <text:p>24923928</text:p>
          </table:table-cell>
          <table:table-cell office:value-type="float" office:value="27660112" calcext:value-type="float">
            <text:p>27660112</text:p>
          </table:table-cell>
          <table:table-cell office:value-type="float" office:value="29292664" calcext:value-type="float">
            <text:p>29292664</text:p>
          </table:table-cell>
          <table:table-cell table:formula="of:=[.A701]+[.B701]+[.C701]+[.D701]+[.E701]+[.F701]+[.G701]" office:value-type="float" office:value="173262720" calcext:value-type="float">
            <text:p>173262720</text:p>
          </table:table-cell>
        </table:table-row>
        <table:table-row table:style-name="ro1">
          <table:table-cell office:value-type="float" office:value="34189240" calcext:value-type="float">
            <text:p>34189240</text:p>
          </table:table-cell>
          <table:table-cell office:value-type="float" office:value="33061704" calcext:value-type="float">
            <text:p>33061704</text:p>
          </table:table-cell>
          <table:table-cell office:value-type="float" office:value="0" calcext:value-type="float">
            <text:p>0</text:p>
          </table:table-cell>
          <table:table-cell office:value-type="float" office:value="25263944" calcext:value-type="float">
            <text:p>25263944</text:p>
          </table:table-cell>
          <table:table-cell office:value-type="float" office:value="24929632" calcext:value-type="float">
            <text:p>24929632</text:p>
          </table:table-cell>
          <table:table-cell office:value-type="float" office:value="27660112" calcext:value-type="float">
            <text:p>27660112</text:p>
          </table:table-cell>
          <table:table-cell office:value-type="float" office:value="29367152" calcext:value-type="float">
            <text:p>29367152</text:p>
          </table:table-cell>
          <table:table-cell table:formula="of:=[.A702]+[.B702]+[.C702]+[.D702]+[.E702]+[.F702]+[.G702]" office:value-type="float" office:value="174471784" calcext:value-type="float">
            <text:p>174471784</text:p>
          </table:table-cell>
        </table:table-row>
        <table:table-row table:style-name="ro1">
          <table:table-cell office:value-type="float" office:value="34190592" calcext:value-type="float">
            <text:p>34190592</text:p>
          </table:table-cell>
          <table:table-cell office:value-type="float" office:value="33245736" calcext:value-type="float">
            <text:p>33245736</text:p>
          </table:table-cell>
          <table:table-cell office:value-type="float" office:value="0" calcext:value-type="float">
            <text:p>0</text:p>
          </table:table-cell>
          <table:table-cell office:value-type="float" office:value="25263944" calcext:value-type="float">
            <text:p>25263944</text:p>
          </table:table-cell>
          <table:table-cell office:value-type="float" office:value="24929632" calcext:value-type="float">
            <text:p>24929632</text:p>
          </table:table-cell>
          <table:table-cell office:value-type="float" office:value="27664672" calcext:value-type="float">
            <text:p>27664672</text:p>
          </table:table-cell>
          <table:table-cell office:value-type="float" office:value="29367152" calcext:value-type="float">
            <text:p>29367152</text:p>
          </table:table-cell>
          <table:table-cell table:formula="of:=[.A703]+[.B703]+[.C703]+[.D703]+[.E703]+[.F703]+[.G703]" office:value-type="float" office:value="174661728" calcext:value-type="float">
            <text:p>174661728</text:p>
          </table:table-cell>
        </table:table-row>
        <table:table-row table:style-name="ro1">
          <table:table-cell office:value-type="float" office:value="34340936" calcext:value-type="float">
            <text:p>34340936</text:p>
          </table:table-cell>
          <table:table-cell office:value-type="float" office:value="33246512" calcext:value-type="float">
            <text:p>33246512</text:p>
          </table:table-cell>
          <table:table-cell office:value-type="float" office:value="0" calcext:value-type="float">
            <text:p>0</text:p>
          </table:table-cell>
          <table:table-cell office:value-type="float" office:value="25268464" calcext:value-type="float">
            <text:p>25268464</text:p>
          </table:table-cell>
          <table:table-cell office:value-type="float" office:value="24929632" calcext:value-type="float">
            <text:p>24929632</text:p>
          </table:table-cell>
          <table:table-cell office:value-type="float" office:value="27664672" calcext:value-type="float">
            <text:p>27664672</text:p>
          </table:table-cell>
          <table:table-cell office:value-type="float" office:value="29367152" calcext:value-type="float">
            <text:p>29367152</text:p>
          </table:table-cell>
          <table:table-cell table:formula="of:=[.A704]+[.B704]+[.C704]+[.D704]+[.E704]+[.F704]+[.G704]" office:value-type="float" office:value="174817368" calcext:value-type="float">
            <text:p>174817368</text:p>
          </table:table-cell>
        </table:table-row>
        <table:table-row table:style-name="ro1">
          <table:table-cell office:value-type="float" office:value="33836320" calcext:value-type="float">
            <text:p>33836320</text:p>
          </table:table-cell>
          <table:table-cell office:value-type="float" office:value="33253512" calcext:value-type="float">
            <text:p>33253512</text:p>
          </table:table-cell>
          <table:table-cell office:value-type="float" office:value="0" calcext:value-type="float">
            <text:p>0</text:p>
          </table:table-cell>
          <table:table-cell office:value-type="float" office:value="25268464" calcext:value-type="float">
            <text:p>25268464</text:p>
          </table:table-cell>
          <table:table-cell office:value-type="float" office:value="25033824" calcext:value-type="float">
            <text:p>25033824</text:p>
          </table:table-cell>
          <table:table-cell office:value-type="float" office:value="27669296" calcext:value-type="float">
            <text:p>27669296</text:p>
          </table:table-cell>
          <table:table-cell office:value-type="float" office:value="29367152" calcext:value-type="float">
            <text:p>29367152</text:p>
          </table:table-cell>
          <table:table-cell table:formula="of:=[.A705]+[.B705]+[.C705]+[.D705]+[.E705]+[.F705]+[.G705]" office:value-type="float" office:value="174428568" calcext:value-type="float">
            <text:p>174428568</text:p>
          </table:table-cell>
        </table:table-row>
        <table:table-row table:style-name="ro1">
          <table:table-cell office:value-type="float" office:value="33842424" calcext:value-type="float">
            <text:p>33842424</text:p>
          </table:table-cell>
          <table:table-cell office:value-type="float" office:value="33258888" calcext:value-type="float">
            <text:p>33258888</text:p>
          </table:table-cell>
          <table:table-cell office:value-type="float" office:value="0" calcext:value-type="float">
            <text:p>0</text:p>
          </table:table-cell>
          <table:table-cell office:value-type="float" office:value="25272720" calcext:value-type="float">
            <text:p>25272720</text:p>
          </table:table-cell>
          <table:table-cell office:value-type="float" office:value="25039792" calcext:value-type="float">
            <text:p>25039792</text:p>
          </table:table-cell>
          <table:table-cell office:value-type="float" office:value="27669296" calcext:value-type="float">
            <text:p>27669296</text:p>
          </table:table-cell>
          <table:table-cell office:value-type="float" office:value="29372624" calcext:value-type="float">
            <text:p>29372624</text:p>
          </table:table-cell>
          <table:table-cell table:formula="of:=[.A706]+[.B706]+[.C706]+[.D706]+[.E706]+[.F706]+[.G706]" office:value-type="float" office:value="174455744" calcext:value-type="float">
            <text:p>174455744</text:p>
          </table:table-cell>
        </table:table-row>
        <table:table-row table:style-name="ro1">
          <table:table-cell office:value-type="float" office:value="33614880" calcext:value-type="float">
            <text:p>33614880</text:p>
          </table:table-cell>
          <table:table-cell office:value-type="float" office:value="33259072" calcext:value-type="float">
            <text:p>33259072</text:p>
          </table:table-cell>
          <table:table-cell office:value-type="float" office:value="0" calcext:value-type="float">
            <text:p>0</text:p>
          </table:table-cell>
          <table:table-cell office:value-type="float" office:value="25272720" calcext:value-type="float">
            <text:p>25272720</text:p>
          </table:table-cell>
          <table:table-cell office:value-type="float" office:value="25039792" calcext:value-type="float">
            <text:p>25039792</text:p>
          </table:table-cell>
          <table:table-cell office:value-type="float" office:value="27669296" calcext:value-type="float">
            <text:p>27669296</text:p>
          </table:table-cell>
          <table:table-cell office:value-type="float" office:value="29372624" calcext:value-type="float">
            <text:p>29372624</text:p>
          </table:table-cell>
          <table:table-cell table:formula="of:=[.A707]+[.B707]+[.C707]+[.D707]+[.E707]+[.F707]+[.G707]" office:value-type="float" office:value="174228384" calcext:value-type="float">
            <text:p>174228384</text:p>
          </table:table-cell>
        </table:table-row>
        <table:table-row table:style-name="ro1">
          <table:table-cell office:value-type="float" office:value="33690472" calcext:value-type="float">
            <text:p>33690472</text:p>
          </table:table-cell>
          <table:table-cell office:value-type="float" office:value="33270760" calcext:value-type="float">
            <text:p>33270760</text:p>
          </table:table-cell>
          <table:table-cell office:value-type="float" office:value="0" calcext:value-type="float">
            <text:p>0</text:p>
          </table:table-cell>
          <table:table-cell office:value-type="float" office:value="25272720" calcext:value-type="float">
            <text:p>25272720</text:p>
          </table:table-cell>
          <table:table-cell office:value-type="float" office:value="25039792" calcext:value-type="float">
            <text:p>25039792</text:p>
          </table:table-cell>
          <table:table-cell office:value-type="float" office:value="27686120" calcext:value-type="float">
            <text:p>27686120</text:p>
          </table:table-cell>
          <table:table-cell office:value-type="float" office:value="29372624" calcext:value-type="float">
            <text:p>29372624</text:p>
          </table:table-cell>
          <table:table-cell table:formula="of:=[.A708]+[.B708]+[.C708]+[.D708]+[.E708]+[.F708]+[.G708]" office:value-type="float" office:value="174332488" calcext:value-type="float">
            <text:p>174332488</text:p>
          </table:table-cell>
        </table:table-row>
        <table:table-row table:style-name="ro1">
          <table:table-cell office:value-type="float" office:value="33698080" calcext:value-type="float">
            <text:p>33698080</text:p>
          </table:table-cell>
          <table:table-cell office:value-type="float" office:value="33271304" calcext:value-type="float">
            <text:p>33271304</text:p>
          </table:table-cell>
          <table:table-cell office:value-type="float" office:value="0" calcext:value-type="float">
            <text:p>0</text:p>
          </table:table-cell>
          <table:table-cell office:value-type="float" office:value="25333784" calcext:value-type="float">
            <text:p>25333784</text:p>
          </table:table-cell>
          <table:table-cell office:value-type="float" office:value="25045496" calcext:value-type="float">
            <text:p>25045496</text:p>
          </table:table-cell>
          <table:table-cell office:value-type="float" office:value="27686120" calcext:value-type="float">
            <text:p>27686120</text:p>
          </table:table-cell>
          <table:table-cell office:value-type="float" office:value="29377832" calcext:value-type="float">
            <text:p>29377832</text:p>
          </table:table-cell>
          <table:table-cell table:formula="of:=[.A709]+[.B709]+[.C709]+[.D709]+[.E709]+[.F709]+[.G709]" office:value-type="float" office:value="174412616" calcext:value-type="float">
            <text:p>174412616</text:p>
          </table:table-cell>
        </table:table-row>
        <table:table-row table:style-name="ro1">
          <table:table-cell office:value-type="float" office:value="33702920" calcext:value-type="float">
            <text:p>33702920</text:p>
          </table:table-cell>
          <table:table-cell office:value-type="float" office:value="33282592" calcext:value-type="float">
            <text:p>33282592</text:p>
          </table:table-cell>
          <table:table-cell office:value-type="float" office:value="0" calcext:value-type="float">
            <text:p>0</text:p>
          </table:table-cell>
          <table:table-cell office:value-type="float" office:value="25333784" calcext:value-type="float">
            <text:p>25333784</text:p>
          </table:table-cell>
          <table:table-cell office:value-type="float" office:value="25045496" calcext:value-type="float">
            <text:p>25045496</text:p>
          </table:table-cell>
          <table:table-cell office:value-type="float" office:value="27760168" calcext:value-type="float">
            <text:p>27760168</text:p>
          </table:table-cell>
          <table:table-cell office:value-type="float" office:value="29377832" calcext:value-type="float">
            <text:p>29377832</text:p>
          </table:table-cell>
          <table:table-cell table:formula="of:=[.A710]+[.B710]+[.C710]+[.D710]+[.E710]+[.F710]+[.G710]" office:value-type="float" office:value="174502792" calcext:value-type="float">
            <text:p>174502792</text:p>
          </table:table-cell>
        </table:table-row>
        <table:table-row table:style-name="ro1">
          <table:table-cell office:value-type="float" office:value="33703040" calcext:value-type="float">
            <text:p>33703040</text:p>
          </table:table-cell>
          <table:table-cell office:value-type="float" office:value="33283264" calcext:value-type="float">
            <text:p>33283264</text:p>
          </table:table-cell>
          <table:table-cell office:value-type="float" office:value="0" calcext:value-type="float">
            <text:p>0</text:p>
          </table:table-cell>
          <table:table-cell office:value-type="float" office:value="25338368" calcext:value-type="float">
            <text:p>25338368</text:p>
          </table:table-cell>
          <table:table-cell office:value-type="float" office:value="25051200" calcext:value-type="float">
            <text:p>25051200</text:p>
          </table:table-cell>
          <table:table-cell office:value-type="float" office:value="27760168" calcext:value-type="float">
            <text:p>27760168</text:p>
          </table:table-cell>
          <table:table-cell office:value-type="float" office:value="28685456" calcext:value-type="float">
            <text:p>28685456</text:p>
          </table:table-cell>
          <table:table-cell table:formula="of:=[.A711]+[.B711]+[.C711]+[.D711]+[.E711]+[.F711]+[.G711]" office:value-type="float" office:value="173821496" calcext:value-type="float">
            <text:p>173821496</text:p>
          </table:table-cell>
        </table:table-row>
        <table:table-row table:style-name="ro1">
          <table:table-cell office:value-type="float" office:value="33703896" calcext:value-type="float">
            <text:p>33703896</text:p>
          </table:table-cell>
          <table:table-cell office:value-type="float" office:value="33283448" calcext:value-type="float">
            <text:p>33283448</text:p>
          </table:table-cell>
          <table:table-cell office:value-type="float" office:value="0" calcext:value-type="float">
            <text:p>0</text:p>
          </table:table-cell>
          <table:table-cell office:value-type="float" office:value="25338368" calcext:value-type="float">
            <text:p>25338368</text:p>
          </table:table-cell>
          <table:table-cell office:value-type="float" office:value="25051200" calcext:value-type="float">
            <text:p>25051200</text:p>
          </table:table-cell>
          <table:table-cell office:value-type="float" office:value="27760168" calcext:value-type="float">
            <text:p>27760168</text:p>
          </table:table-cell>
          <table:table-cell office:value-type="float" office:value="28685456" calcext:value-type="float">
            <text:p>28685456</text:p>
          </table:table-cell>
          <table:table-cell table:formula="of:=[.A712]+[.B712]+[.C712]+[.D712]+[.E712]+[.F712]+[.G712]" office:value-type="float" office:value="173822536" calcext:value-type="float">
            <text:p>173822536</text:p>
          </table:table-cell>
        </table:table-row>
        <table:table-row table:style-name="ro1">
          <table:table-cell office:value-type="float" office:value="33708336" calcext:value-type="float">
            <text:p>33708336</text:p>
          </table:table-cell>
          <table:table-cell office:value-type="float" office:value="33304080" calcext:value-type="float">
            <text:p>33304080</text:p>
          </table:table-cell>
          <table:table-cell office:value-type="float" office:value="0" calcext:value-type="float">
            <text:p>0</text:p>
          </table:table-cell>
          <table:table-cell office:value-type="float" office:value="25338368" calcext:value-type="float">
            <text:p>25338368</text:p>
          </table:table-cell>
          <table:table-cell office:value-type="float" office:value="25051200" calcext:value-type="float">
            <text:p>25051200</text:p>
          </table:table-cell>
          <table:table-cell office:value-type="float" office:value="27764728" calcext:value-type="float">
            <text:p>27764728</text:p>
          </table:table-cell>
          <table:table-cell office:value-type="float" office:value="28685456" calcext:value-type="float">
            <text:p>28685456</text:p>
          </table:table-cell>
          <table:table-cell table:formula="of:=[.A713]+[.B713]+[.C713]+[.D713]+[.E713]+[.F713]+[.G713]" office:value-type="float" office:value="173852168" calcext:value-type="float">
            <text:p>173852168</text:p>
          </table:table-cell>
        </table:table-row>
        <table:table-row table:style-name="ro1">
          <table:table-cell office:value-type="float" office:value="33710168" calcext:value-type="float">
            <text:p>33710168</text:p>
          </table:table-cell>
          <table:table-cell office:value-type="float" office:value="33304624" calcext:value-type="float">
            <text:p>33304624</text:p>
          </table:table-cell>
          <table:table-cell office:value-type="float" office:value="0" calcext:value-type="float">
            <text:p>0</text:p>
          </table:table-cell>
          <table:table-cell office:value-type="float" office:value="25338368" calcext:value-type="float">
            <text:p>25338368</text:p>
          </table:table-cell>
          <table:table-cell office:value-type="float" office:value="25130120" calcext:value-type="float">
            <text:p>25130120</text:p>
          </table:table-cell>
          <table:table-cell office:value-type="float" office:value="27764728" calcext:value-type="float">
            <text:p>27764728</text:p>
          </table:table-cell>
          <table:table-cell office:value-type="float" office:value="28690952" calcext:value-type="float">
            <text:p>28690952</text:p>
          </table:table-cell>
          <table:table-cell table:formula="of:=[.A714]+[.B714]+[.C714]+[.D714]+[.E714]+[.F714]+[.G714]" office:value-type="float" office:value="173938960" calcext:value-type="float">
            <text:p>173938960</text:p>
          </table:table-cell>
        </table:table-row>
        <table:table-row table:style-name="ro1">
          <table:table-cell office:value-type="float" office:value="33714608" calcext:value-type="float">
            <text:p>33714608</text:p>
          </table:table-cell>
          <table:table-cell office:value-type="float" office:value="33309272" calcext:value-type="float">
            <text:p>33309272</text:p>
          </table:table-cell>
          <table:table-cell office:value-type="float" office:value="0" calcext:value-type="float">
            <text:p>0</text:p>
          </table:table-cell>
          <table:table-cell office:value-type="float" office:value="25338368" calcext:value-type="float">
            <text:p>25338368</text:p>
          </table:table-cell>
          <table:table-cell office:value-type="float" office:value="25130120" calcext:value-type="float">
            <text:p>25130120</text:p>
          </table:table-cell>
          <table:table-cell office:value-type="float" office:value="27769288" calcext:value-type="float">
            <text:p>27769288</text:p>
          </table:table-cell>
          <table:table-cell office:value-type="float" office:value="28690952" calcext:value-type="float">
            <text:p>28690952</text:p>
          </table:table-cell>
          <table:table-cell table:formula="of:=[.A715]+[.B715]+[.C715]+[.D715]+[.E715]+[.F715]+[.G715]" office:value-type="float" office:value="173952608" calcext:value-type="float">
            <text:p>173952608</text:p>
          </table:table-cell>
        </table:table-row>
        <table:table-row table:style-name="ro1">
          <table:table-cell office:value-type="float" office:value="33714728" calcext:value-type="float">
            <text:p>33714728</text:p>
          </table:table-cell>
          <table:table-cell office:value-type="float" office:value="33309960" calcext:value-type="float">
            <text:p>33309960</text:p>
          </table:table-cell>
          <table:table-cell office:value-type="float" office:value="0" calcext:value-type="float">
            <text:p>0</text:p>
          </table:table-cell>
          <table:table-cell office:value-type="float" office:value="25342624" calcext:value-type="float">
            <text:p>25342624</text:p>
          </table:table-cell>
          <table:table-cell office:value-type="float" office:value="25136088" calcext:value-type="float">
            <text:p>25136088</text:p>
          </table:table-cell>
          <table:table-cell office:value-type="float" office:value="27769288" calcext:value-type="float">
            <text:p>27769288</text:p>
          </table:table-cell>
          <table:table-cell office:value-type="float" office:value="28690952" calcext:value-type="float">
            <text:p>28690952</text:p>
          </table:table-cell>
          <table:table-cell table:formula="of:=[.A716]+[.B716]+[.C716]+[.D716]+[.E716]+[.F716]+[.G716]" office:value-type="float" office:value="173963640" calcext:value-type="float">
            <text:p>173963640</text:p>
          </table:table-cell>
        </table:table-row>
        <table:table-row table:style-name="ro1">
          <table:table-cell office:value-type="float" office:value="33715584" calcext:value-type="float">
            <text:p>33715584</text:p>
          </table:table-cell>
          <table:table-cell office:value-type="float" office:value="33386408" calcext:value-type="float">
            <text:p>33386408</text:p>
          </table:table-cell>
          <table:table-cell office:value-type="float" office:value="0" calcext:value-type="float">
            <text:p>0</text:p>
          </table:table-cell>
          <table:table-cell office:value-type="float" office:value="25342624" calcext:value-type="float">
            <text:p>25342624</text:p>
          </table:table-cell>
          <table:table-cell office:value-type="float" office:value="25136088" calcext:value-type="float">
            <text:p>25136088</text:p>
          </table:table-cell>
          <table:table-cell office:value-type="float" office:value="27769288" calcext:value-type="float">
            <text:p>27769288</text:p>
          </table:table-cell>
          <table:table-cell office:value-type="float" office:value="28690952" calcext:value-type="float">
            <text:p>28690952</text:p>
          </table:table-cell>
          <table:table-cell table:formula="of:=[.A717]+[.B717]+[.C717]+[.D717]+[.E717]+[.F717]+[.G717]" office:value-type="float" office:value="174040944" calcext:value-type="float">
            <text:p>174040944</text:p>
          </table:table-cell>
        </table:table-row>
        <table:table-row table:style-name="ro1">
          <table:table-cell office:value-type="float" office:value="33720024" calcext:value-type="float">
            <text:p>33720024</text:p>
          </table:table-cell>
          <table:table-cell office:value-type="float" office:value="33386592" calcext:value-type="float">
            <text:p>33386592</text:p>
          </table:table-cell>
          <table:table-cell office:value-type="float" office:value="0" calcext:value-type="float">
            <text:p>0</text:p>
          </table:table-cell>
          <table:table-cell office:value-type="float" office:value="25409728" calcext:value-type="float">
            <text:p>25409728</text:p>
          </table:table-cell>
          <table:table-cell office:value-type="float" office:value="25136088" calcext:value-type="float">
            <text:p>25136088</text:p>
          </table:table-cell>
          <table:table-cell office:value-type="float" office:value="27769288" calcext:value-type="float">
            <text:p>27769288</text:p>
          </table:table-cell>
          <table:table-cell office:value-type="float" office:value="28690952" calcext:value-type="float">
            <text:p>28690952</text:p>
          </table:table-cell>
          <table:table-cell table:formula="of:=[.A718]+[.B718]+[.C718]+[.D718]+[.E718]+[.F718]+[.G718]" office:value-type="float" office:value="174112672" calcext:value-type="float">
            <text:p>174112672</text:p>
          </table:table-cell>
        </table:table-row>
        <table:table-row table:style-name="ro1">
          <table:table-cell office:value-type="float" office:value="33721856" calcext:value-type="float">
            <text:p>33721856</text:p>
          </table:table-cell>
          <table:table-cell office:value-type="float" office:value="33387136" calcext:value-type="float">
            <text:p>33387136</text:p>
          </table:table-cell>
          <table:table-cell office:value-type="float" office:value="0" calcext:value-type="float">
            <text:p>0</text:p>
          </table:table-cell>
          <table:table-cell office:value-type="float" office:value="25409728" calcext:value-type="float">
            <text:p>25409728</text:p>
          </table:table-cell>
          <table:table-cell office:value-type="float" office:value="25136088" calcext:value-type="float">
            <text:p>25136088</text:p>
          </table:table-cell>
          <table:table-cell office:value-type="float" office:value="27769288" calcext:value-type="float">
            <text:p>27769288</text:p>
          </table:table-cell>
          <table:table-cell office:value-type="float" office:value="28696144" calcext:value-type="float">
            <text:p>28696144</text:p>
          </table:table-cell>
          <table:table-cell table:formula="of:=[.A719]+[.B719]+[.C719]+[.D719]+[.E719]+[.F719]+[.G719]" office:value-type="float" office:value="174120240" calcext:value-type="float">
            <text:p>174120240</text:p>
          </table:table-cell>
        </table:table-row>
        <table:table-row table:style-name="ro1">
          <table:table-cell office:value-type="float" office:value="33798056" calcext:value-type="float">
            <text:p>33798056</text:p>
          </table:table-cell>
          <table:table-cell office:value-type="float" office:value="33398048" calcext:value-type="float">
            <text:p>33398048</text:p>
          </table:table-cell>
          <table:table-cell office:value-type="float" office:value="0" calcext:value-type="float">
            <text:p>0</text:p>
          </table:table-cell>
          <table:table-cell office:value-type="float" office:value="25409728" calcext:value-type="float">
            <text:p>25409728</text:p>
          </table:table-cell>
          <table:table-cell office:value-type="float" office:value="25136088" calcext:value-type="float">
            <text:p>25136088</text:p>
          </table:table-cell>
          <table:table-cell office:value-type="float" office:value="27776072" calcext:value-type="float">
            <text:p>27776072</text:p>
          </table:table-cell>
          <table:table-cell office:value-type="float" office:value="28696144" calcext:value-type="float">
            <text:p>28696144</text:p>
          </table:table-cell>
          <table:table-cell table:formula="of:=[.A720]+[.B720]+[.C720]+[.D720]+[.E720]+[.F720]+[.G720]" office:value-type="float" office:value="174214136" calcext:value-type="float">
            <text:p>174214136</text:p>
          </table:table-cell>
        </table:table-row>
        <table:table-row table:style-name="ro1">
          <table:table-cell office:value-type="float" office:value="33798296" calcext:value-type="float">
            <text:p>33798296</text:p>
          </table:table-cell>
          <table:table-cell office:value-type="float" office:value="33398720" calcext:value-type="float">
            <text:p>33398720</text:p>
          </table:table-cell>
          <table:table-cell office:value-type="float" office:value="0" calcext:value-type="float">
            <text:p>0</text:p>
          </table:table-cell>
          <table:table-cell office:value-type="float" office:value="25413984" calcext:value-type="float">
            <text:p>25413984</text:p>
          </table:table-cell>
          <table:table-cell office:value-type="float" office:value="25142232" calcext:value-type="float">
            <text:p>25142232</text:p>
          </table:table-cell>
          <table:table-cell office:value-type="float" office:value="27776072" calcext:value-type="float">
            <text:p>27776072</text:p>
          </table:table-cell>
          <table:table-cell office:value-type="float" office:value="28712872" calcext:value-type="float">
            <text:p>28712872</text:p>
          </table:table-cell>
          <table:table-cell table:formula="of:=[.A721]+[.B721]+[.C721]+[.D721]+[.E721]+[.F721]+[.G721]" office:value-type="float" office:value="174242176" calcext:value-type="float">
            <text:p>174242176</text:p>
          </table:table-cell>
        </table:table-row>
        <table:table-row table:style-name="ro1">
          <table:table-cell office:value-type="float" office:value="33799152" calcext:value-type="float">
            <text:p>33799152</text:p>
          </table:table-cell>
          <table:table-cell office:value-type="float" office:value="33409760" calcext:value-type="float">
            <text:p>33409760</text:p>
          </table:table-cell>
          <table:table-cell office:value-type="float" office:value="0" calcext:value-type="float">
            <text:p>0</text:p>
          </table:table-cell>
          <table:table-cell office:value-type="float" office:value="25413984" calcext:value-type="float">
            <text:p>25413984</text:p>
          </table:table-cell>
          <table:table-cell office:value-type="float" office:value="25142232" calcext:value-type="float">
            <text:p>25142232</text:p>
          </table:table-cell>
          <table:table-cell office:value-type="float" office:value="27780632" calcext:value-type="float">
            <text:p>27780632</text:p>
          </table:table-cell>
          <table:table-cell office:value-type="float" office:value="28712872" calcext:value-type="float">
            <text:p>28712872</text:p>
          </table:table-cell>
          <table:table-cell table:formula="of:=[.A722]+[.B722]+[.C722]+[.D722]+[.E722]+[.F722]+[.G722]" office:value-type="float" office:value="174258632" calcext:value-type="float">
            <text:p>174258632</text:p>
          </table:table-cell>
        </table:table-row>
        <table:table-row table:style-name="ro1">
          <table:table-cell office:value-type="float" office:value="33803104" calcext:value-type="float">
            <text:p>33803104</text:p>
          </table:table-cell>
          <table:table-cell office:value-type="float" office:value="33409944" calcext:value-type="float">
            <text:p>33409944</text:p>
          </table:table-cell>
          <table:table-cell office:value-type="float" office:value="0" calcext:value-type="float">
            <text:p>0</text:p>
          </table:table-cell>
          <table:table-cell office:value-type="float" office:value="25418240" calcext:value-type="float">
            <text:p>25418240</text:p>
          </table:table-cell>
          <table:table-cell office:value-type="float" office:value="25142232" calcext:value-type="float">
            <text:p>25142232</text:p>
          </table:table-cell>
          <table:table-cell office:value-type="float" office:value="27780632" calcext:value-type="float">
            <text:p>27780632</text:p>
          </table:table-cell>
          <table:table-cell office:value-type="float" office:value="28712872" calcext:value-type="float">
            <text:p>28712872</text:p>
          </table:table-cell>
          <table:table-cell table:formula="of:=[.A723]+[.B723]+[.C723]+[.D723]+[.E723]+[.F723]+[.G723]" office:value-type="float" office:value="174267024" calcext:value-type="float">
            <text:p>174267024</text:p>
          </table:table-cell>
        </table:table-row>
        <table:table-row table:style-name="ro1">
          <table:table-cell office:value-type="float" office:value="33804936" calcext:value-type="float">
            <text:p>33804936</text:p>
          </table:table-cell>
          <table:table-cell office:value-type="float" office:value="33414952" calcext:value-type="float">
            <text:p>33414952</text:p>
          </table:table-cell>
          <table:table-cell office:value-type="float" office:value="0" calcext:value-type="float">
            <text:p>0</text:p>
          </table:table-cell>
          <table:table-cell office:value-type="float" office:value="25418240" calcext:value-type="float">
            <text:p>25418240</text:p>
          </table:table-cell>
          <table:table-cell office:value-type="float" office:value="25156456" calcext:value-type="float">
            <text:p>25156456</text:p>
          </table:table-cell>
          <table:table-cell office:value-type="float" office:value="27780632" calcext:value-type="float">
            <text:p>27780632</text:p>
          </table:table-cell>
          <table:table-cell office:value-type="float" office:value="28718064" calcext:value-type="float">
            <text:p>28718064</text:p>
          </table:table-cell>
          <table:table-cell table:formula="of:=[.A724]+[.B724]+[.C724]+[.D724]+[.E724]+[.F724]+[.G724]" office:value-type="float" office:value="174293280" calcext:value-type="float">
            <text:p>174293280</text:p>
          </table:table-cell>
        </table:table-row>
        <table:table-row table:style-name="ro1">
          <table:table-cell office:value-type="float" office:value="33808888" calcext:value-type="float">
            <text:p>33808888</text:p>
          </table:table-cell>
          <table:table-cell office:value-type="float" office:value="33415136" calcext:value-type="float">
            <text:p>33415136</text:p>
          </table:table-cell>
          <table:table-cell office:value-type="float" office:value="0" calcext:value-type="float">
            <text:p>0</text:p>
          </table:table-cell>
          <table:table-cell office:value-type="float" office:value="25418240" calcext:value-type="float">
            <text:p>25418240</text:p>
          </table:table-cell>
          <table:table-cell office:value-type="float" office:value="25156456" calcext:value-type="float">
            <text:p>25156456</text:p>
          </table:table-cell>
          <table:table-cell office:value-type="float" office:value="27785192" calcext:value-type="float">
            <text:p>27785192</text:p>
          </table:table-cell>
          <table:table-cell office:value-type="float" office:value="28718064" calcext:value-type="float">
            <text:p>28718064</text:p>
          </table:table-cell>
          <table:table-cell table:formula="of:=[.A725]+[.B725]+[.C725]+[.D725]+[.E725]+[.F725]+[.G725]" office:value-type="float" office:value="174301976" calcext:value-type="float">
            <text:p>174301976</text:p>
          </table:table-cell>
        </table:table-row>
        <table:table-row table:style-name="ro1">
          <table:table-cell office:value-type="float" office:value="33809008" calcext:value-type="float">
            <text:p>33809008</text:p>
          </table:table-cell>
          <table:table-cell office:value-type="float" office:value="33415808" calcext:value-type="float">
            <text:p>33415808</text:p>
          </table:table-cell>
          <table:table-cell office:value-type="float" office:value="0" calcext:value-type="float">
            <text:p>0</text:p>
          </table:table-cell>
          <table:table-cell office:value-type="float" office:value="25422496" calcext:value-type="float">
            <text:p>25422496</text:p>
          </table:table-cell>
          <table:table-cell office:value-type="float" office:value="25162160" calcext:value-type="float">
            <text:p>25162160</text:p>
          </table:table-cell>
          <table:table-cell office:value-type="float" office:value="27785192" calcext:value-type="float">
            <text:p>27785192</text:p>
          </table:table-cell>
          <table:table-cell office:value-type="float" office:value="28718064" calcext:value-type="float">
            <text:p>28718064</text:p>
          </table:table-cell>
          <table:table-cell table:formula="of:=[.A726]+[.B726]+[.C726]+[.D726]+[.E726]+[.F726]+[.G726]" office:value-type="float" office:value="174312728" calcext:value-type="float">
            <text:p>174312728</text:p>
          </table:table-cell>
        </table:table-row>
        <table:table-row table:style-name="ro1">
          <table:table-cell office:value-type="float" office:value="33809864" calcext:value-type="float">
            <text:p>33809864</text:p>
          </table:table-cell>
          <table:table-cell office:value-type="float" office:value="33426456" calcext:value-type="float">
            <text:p>33426456</text:p>
          </table:table-cell>
          <table:table-cell office:value-type="float" office:value="0" calcext:value-type="float">
            <text:p>0</text:p>
          </table:table-cell>
          <table:table-cell office:value-type="float" office:value="25422496" calcext:value-type="float">
            <text:p>25422496</text:p>
          </table:table-cell>
          <table:table-cell office:value-type="float" office:value="25162160" calcext:value-type="float">
            <text:p>25162160</text:p>
          </table:table-cell>
          <table:table-cell office:value-type="float" office:value="27785192" calcext:value-type="float">
            <text:p>27785192</text:p>
          </table:table-cell>
          <table:table-cell office:value-type="float" office:value="28718064" calcext:value-type="float">
            <text:p>28718064</text:p>
          </table:table-cell>
          <table:table-cell table:formula="of:=[.A727]+[.B727]+[.C727]+[.D727]+[.E727]+[.F727]+[.G727]" office:value-type="float" office:value="174324232" calcext:value-type="float">
            <text:p>174324232</text:p>
          </table:table-cell>
        </table:table-row>
        <table:table-row table:style-name="ro1">
          <table:table-cell office:value-type="float" office:value="33813816" calcext:value-type="float">
            <text:p>33813816</text:p>
          </table:table-cell>
          <table:table-cell office:value-type="float" office:value="33426640" calcext:value-type="float">
            <text:p>33426640</text:p>
          </table:table-cell>
          <table:table-cell office:value-type="float" office:value="0" calcext:value-type="float">
            <text:p>0</text:p>
          </table:table-cell>
          <table:table-cell office:value-type="float" office:value="25480456" calcext:value-type="float">
            <text:p>25480456</text:p>
          </table:table-cell>
          <table:table-cell office:value-type="float" office:value="25162160" calcext:value-type="float">
            <text:p>25162160</text:p>
          </table:table-cell>
          <table:table-cell office:value-type="float" office:value="27785192" calcext:value-type="float">
            <text:p>27785192</text:p>
          </table:table-cell>
          <table:table-cell office:value-type="float" office:value="28723256" calcext:value-type="float">
            <text:p>28723256</text:p>
          </table:table-cell>
          <table:table-cell table:formula="of:=[.A728]+[.B728]+[.C728]+[.D728]+[.E728]+[.F728]+[.G728]" office:value-type="float" office:value="174391520" calcext:value-type="float">
            <text:p>174391520</text:p>
          </table:table-cell>
        </table:table-row>
        <table:table-row table:style-name="ro1">
          <table:table-cell office:value-type="float" office:value="33815648" calcext:value-type="float">
            <text:p>33815648</text:p>
          </table:table-cell>
          <table:table-cell office:value-type="float" office:value="33427184" calcext:value-type="float">
            <text:p>33427184</text:p>
          </table:table-cell>
          <table:table-cell office:value-type="float" office:value="0" calcext:value-type="float">
            <text:p>0</text:p>
          </table:table-cell>
          <table:table-cell office:value-type="float" office:value="25480456" calcext:value-type="float">
            <text:p>25480456</text:p>
          </table:table-cell>
          <table:table-cell office:value-type="float" office:value="25162160" calcext:value-type="float">
            <text:p>25162160</text:p>
          </table:table-cell>
          <table:table-cell office:value-type="float" office:value="27245160" calcext:value-type="float">
            <text:p>27245160</text:p>
          </table:table-cell>
          <table:table-cell office:value-type="float" office:value="28723256" calcext:value-type="float">
            <text:p>28723256</text:p>
          </table:table-cell>
          <table:table-cell table:formula="of:=[.A729]+[.B729]+[.C729]+[.D729]+[.E729]+[.F729]+[.G729]" office:value-type="float" office:value="173853864" calcext:value-type="float">
            <text:p>173853864</text:p>
          </table:table-cell>
        </table:table-row>
        <table:table-row table:style-name="ro1">
          <table:table-cell office:value-type="float" office:value="33890632" calcext:value-type="float">
            <text:p>33890632</text:p>
          </table:table-cell>
          <table:table-cell office:value-type="float" office:value="32985304" calcext:value-type="float">
            <text:p>32985304</text:p>
          </table:table-cell>
          <table:table-cell office:value-type="float" office:value="0" calcext:value-type="float">
            <text:p>0</text:p>
          </table:table-cell>
          <table:table-cell office:value-type="float" office:value="25480456" calcext:value-type="float">
            <text:p>25480456</text:p>
          </table:table-cell>
          <table:table-cell office:value-type="float" office:value="25162160" calcext:value-type="float">
            <text:p>25162160</text:p>
          </table:table-cell>
          <table:table-cell office:value-type="float" office:value="27250024" calcext:value-type="float">
            <text:p>27250024</text:p>
          </table:table-cell>
          <table:table-cell office:value-type="float" office:value="28723256" calcext:value-type="float">
            <text:p>28723256</text:p>
          </table:table-cell>
          <table:table-cell table:formula="of:=[.A730]+[.B730]+[.C730]+[.D730]+[.E730]+[.F730]+[.G730]" office:value-type="float" office:value="173491832" calcext:value-type="float">
            <text:p>173491832</text:p>
          </table:table-cell>
        </table:table-row>
        <table:table-row table:style-name="ro1">
          <table:table-cell office:value-type="float" office:value="33891488" calcext:value-type="float">
            <text:p>33891488</text:p>
          </table:table-cell>
          <table:table-cell office:value-type="float" office:value="32986032" calcext:value-type="float">
            <text:p>32986032</text:p>
          </table:table-cell>
          <table:table-cell office:value-type="float" office:value="0" calcext:value-type="float">
            <text:p>0</text:p>
          </table:table-cell>
          <table:table-cell office:value-type="float" office:value="25484976" calcext:value-type="float">
            <text:p>25484976</text:p>
          </table:table-cell>
          <table:table-cell office:value-type="float" office:value="25167864" calcext:value-type="float">
            <text:p>25167864</text:p>
          </table:table-cell>
          <table:table-cell office:value-type="float" office:value="27250024" calcext:value-type="float">
            <text:p>27250024</text:p>
          </table:table-cell>
          <table:table-cell office:value-type="float" office:value="28802304" calcext:value-type="float">
            <text:p>28802304</text:p>
          </table:table-cell>
          <table:table-cell table:formula="of:=[.A731]+[.B731]+[.C731]+[.D731]+[.E731]+[.F731]+[.G731]" office:value-type="float" office:value="173582688" calcext:value-type="float">
            <text:p>173582688</text:p>
          </table:table-cell>
        </table:table-row>
        <table:table-row table:style-name="ro1">
          <table:table-cell office:value-type="float" office:value="33891608" calcext:value-type="float">
            <text:p>33891608</text:p>
          </table:table-cell>
          <table:table-cell office:value-type="float" office:value="33000168" calcext:value-type="float">
            <text:p>33000168</text:p>
          </table:table-cell>
          <table:table-cell office:value-type="float" office:value="0" calcext:value-type="float">
            <text:p>0</text:p>
          </table:table-cell>
          <table:table-cell office:value-type="float" office:value="25484976" calcext:value-type="float">
            <text:p>25484976</text:p>
          </table:table-cell>
          <table:table-cell office:value-type="float" office:value="25167864" calcext:value-type="float">
            <text:p>25167864</text:p>
          </table:table-cell>
          <table:table-cell office:value-type="float" office:value="27254584" calcext:value-type="float">
            <text:p>27254584</text:p>
          </table:table-cell>
          <table:table-cell office:value-type="float" office:value="28802304" calcext:value-type="float">
            <text:p>28802304</text:p>
          </table:table-cell>
          <table:table-cell table:formula="of:=[.A732]+[.B732]+[.C732]+[.D732]+[.E732]+[.F732]+[.G732]" office:value-type="float" office:value="173601504" calcext:value-type="float">
            <text:p>173601504</text:p>
          </table:table-cell>
        </table:table-row>
        <table:table-row table:style-name="ro1">
          <table:table-cell office:value-type="float" office:value="33891728" calcext:value-type="float">
            <text:p>33891728</text:p>
          </table:table-cell>
          <table:table-cell office:value-type="float" office:value="33000352" calcext:value-type="float">
            <text:p>33000352</text:p>
          </table:table-cell>
          <table:table-cell office:value-type="float" office:value="0" calcext:value-type="float">
            <text:p>0</text:p>
          </table:table-cell>
          <table:table-cell office:value-type="float" office:value="25489232" calcext:value-type="float">
            <text:p>25489232</text:p>
          </table:table-cell>
          <table:table-cell office:value-type="float" office:value="25174032" calcext:value-type="float">
            <text:p>25174032</text:p>
          </table:table-cell>
          <table:table-cell office:value-type="float" office:value="27254584" calcext:value-type="float">
            <text:p>27254584</text:p>
          </table:table-cell>
          <table:table-cell office:value-type="float" office:value="28807760" calcext:value-type="float">
            <text:p>28807760</text:p>
          </table:table-cell>
          <table:table-cell table:formula="of:=[.A733]+[.B733]+[.C733]+[.D733]+[.E733]+[.F733]+[.G733]" office:value-type="float" office:value="173617688" calcext:value-type="float">
            <text:p>173617688</text:p>
          </table:table-cell>
        </table:table-row>
        <table:table-row table:style-name="ro1">
          <table:table-cell office:value-type="float" office:value="33893560" calcext:value-type="float">
            <text:p>33893560</text:p>
          </table:table-cell>
          <table:table-cell office:value-type="float" office:value="33005360" calcext:value-type="float">
            <text:p>33005360</text:p>
          </table:table-cell>
          <table:table-cell office:value-type="float" office:value="0" calcext:value-type="float">
            <text:p>0</text:p>
          </table:table-cell>
          <table:table-cell office:value-type="float" office:value="25489232" calcext:value-type="float">
            <text:p>25489232</text:p>
          </table:table-cell>
          <table:table-cell office:value-type="float" office:value="25255336" calcext:value-type="float">
            <text:p>25255336</text:p>
          </table:table-cell>
          <table:table-cell office:value-type="float" office:value="27254584" calcext:value-type="float">
            <text:p>27254584</text:p>
          </table:table-cell>
          <table:table-cell office:value-type="float" office:value="28807760" calcext:value-type="float">
            <text:p>28807760</text:p>
          </table:table-cell>
          <table:table-cell table:formula="of:=[.A734]+[.B734]+[.C734]+[.D734]+[.E734]+[.F734]+[.G734]" office:value-type="float" office:value="173705832" calcext:value-type="float">
            <text:p>173705832</text:p>
          </table:table-cell>
        </table:table-row>
        <table:table-row table:style-name="ro1">
          <table:table-cell office:value-type="float" office:value="33897776" calcext:value-type="float">
            <text:p>33897776</text:p>
          </table:table-cell>
          <table:table-cell office:value-type="float" office:value="33005544" calcext:value-type="float">
            <text:p>33005544</text:p>
          </table:table-cell>
          <table:table-cell office:value-type="float" office:value="0" calcext:value-type="float">
            <text:p>0</text:p>
          </table:table-cell>
          <table:table-cell office:value-type="float" office:value="25489232" calcext:value-type="float">
            <text:p>25489232</text:p>
          </table:table-cell>
          <table:table-cell office:value-type="float" office:value="25255336" calcext:value-type="float">
            <text:p>25255336</text:p>
          </table:table-cell>
          <table:table-cell office:value-type="float" office:value="27259144" calcext:value-type="float">
            <text:p>27259144</text:p>
          </table:table-cell>
          <table:table-cell office:value-type="float" office:value="28807760" calcext:value-type="float">
            <text:p>28807760</text:p>
          </table:table-cell>
          <table:table-cell table:formula="of:=[.A735]+[.B735]+[.C735]+[.D735]+[.E735]+[.F735]+[.G735]" office:value-type="float" office:value="173714792" calcext:value-type="float">
            <text:p>173714792</text:p>
          </table:table-cell>
        </table:table-row>
        <table:table-row table:style-name="ro1">
          <table:table-cell office:value-type="float" office:value="33898632" calcext:value-type="float">
            <text:p>33898632</text:p>
          </table:table-cell>
          <table:table-cell office:value-type="float" office:value="33006504" calcext:value-type="float">
            <text:p>33006504</text:p>
          </table:table-cell>
          <table:table-cell office:value-type="float" office:value="0" calcext:value-type="float">
            <text:p>0</text:p>
          </table:table-cell>
          <table:table-cell office:value-type="float" office:value="25493488" calcext:value-type="float">
            <text:p>25493488</text:p>
          </table:table-cell>
          <table:table-cell office:value-type="float" office:value="25260816" calcext:value-type="float">
            <text:p>25260816</text:p>
          </table:table-cell>
          <table:table-cell office:value-type="float" office:value="27259144" calcext:value-type="float">
            <text:p>27259144</text:p>
          </table:table-cell>
          <table:table-cell office:value-type="float" office:value="28812952" calcext:value-type="float">
            <text:p>28812952</text:p>
          </table:table-cell>
          <table:table-cell table:formula="of:=[.A736]+[.B736]+[.C736]+[.D736]+[.E736]+[.F736]+[.G736]" office:value-type="float" office:value="173731536" calcext:value-type="float">
            <text:p>173731536</text:p>
          </table:table-cell>
        </table:table-row>
        <table:table-row table:style-name="ro1">
          <table:table-cell office:value-type="float" office:value="33902584" calcext:value-type="float">
            <text:p>33902584</text:p>
          </table:table-cell>
          <table:table-cell office:value-type="float" office:value="33076488" calcext:value-type="float">
            <text:p>33076488</text:p>
          </table:table-cell>
          <table:table-cell office:value-type="float" office:value="0" calcext:value-type="float">
            <text:p>0</text:p>
          </table:table-cell>
          <table:table-cell office:value-type="float" office:value="25493488" calcext:value-type="float">
            <text:p>25493488</text:p>
          </table:table-cell>
          <table:table-cell office:value-type="float" office:value="25260816" calcext:value-type="float">
            <text:p>25260816</text:p>
          </table:table-cell>
          <table:table-cell office:value-type="float" office:value="27263704" calcext:value-type="float">
            <text:p>27263704</text:p>
          </table:table-cell>
          <table:table-cell office:value-type="float" office:value="28812952" calcext:value-type="float">
            <text:p>28812952</text:p>
          </table:table-cell>
          <table:table-cell table:formula="of:=[.A737]+[.B737]+[.C737]+[.D737]+[.E737]+[.F737]+[.G737]" office:value-type="float" office:value="173810032" calcext:value-type="float">
            <text:p>173810032</text:p>
          </table:table-cell>
        </table:table-row>
        <table:table-row table:style-name="ro1">
          <table:table-cell office:value-type="float" office:value="33903064" calcext:value-type="float">
            <text:p>33903064</text:p>
          </table:table-cell>
          <table:table-cell office:value-type="float" office:value="33076672" calcext:value-type="float">
            <text:p>33076672</text:p>
          </table:table-cell>
          <table:table-cell office:value-type="float" office:value="0" calcext:value-type="float">
            <text:p>0</text:p>
          </table:table-cell>
          <table:table-cell office:value-type="float" office:value="25501744" calcext:value-type="float">
            <text:p>25501744</text:p>
          </table:table-cell>
          <table:table-cell office:value-type="float" office:value="25266032" calcext:value-type="float">
            <text:p>25266032</text:p>
          </table:table-cell>
          <table:table-cell office:value-type="float" office:value="27263704" calcext:value-type="float">
            <text:p>27263704</text:p>
          </table:table-cell>
          <table:table-cell office:value-type="float" office:value="28818144" calcext:value-type="float">
            <text:p>28818144</text:p>
          </table:table-cell>
          <table:table-cell table:formula="of:=[.A738]+[.B738]+[.C738]+[.D738]+[.E738]+[.F738]+[.G738]" office:value-type="float" office:value="173829360" calcext:value-type="float">
            <text:p>173829360</text:p>
          </table:table-cell>
        </table:table-row>
        <table:table-row table:style-name="ro1">
          <table:table-cell office:value-type="float" office:value="33904536" calcext:value-type="float">
            <text:p>33904536</text:p>
          </table:table-cell>
          <table:table-cell office:value-type="float" office:value="33081216" calcext:value-type="float">
            <text:p>33081216</text:p>
          </table:table-cell>
          <table:table-cell office:value-type="float" office:value="0" calcext:value-type="float">
            <text:p>0</text:p>
          </table:table-cell>
          <table:table-cell office:value-type="float" office:value="25501744" calcext:value-type="float">
            <text:p>25501744</text:p>
          </table:table-cell>
          <table:table-cell office:value-type="float" office:value="25266032" calcext:value-type="float">
            <text:p>25266032</text:p>
          </table:table-cell>
          <table:table-cell office:value-type="float" office:value="27271976" calcext:value-type="float">
            <text:p>27271976</text:p>
          </table:table-cell>
          <table:table-cell office:value-type="float" office:value="28818144" calcext:value-type="float">
            <text:p>28818144</text:p>
          </table:table-cell>
          <table:table-cell table:formula="of:=[.A739]+[.B739]+[.C739]+[.D739]+[.E739]+[.F739]+[.G739]" office:value-type="float" office:value="173843648" calcext:value-type="float">
            <text:p>173843648</text:p>
          </table:table-cell>
        </table:table-row>
        <table:table-row table:style-name="ro1">
          <table:table-cell office:value-type="float" office:value="33908488" calcext:value-type="float">
            <text:p>33908488</text:p>
          </table:table-cell>
          <table:table-cell office:value-type="float" office:value="33081400" calcext:value-type="float">
            <text:p>33081400</text:p>
          </table:table-cell>
          <table:table-cell office:value-type="float" office:value="0" calcext:value-type="float">
            <text:p>0</text:p>
          </table:table-cell>
          <table:table-cell office:value-type="float" office:value="25506000" calcext:value-type="float">
            <text:p>25506000</text:p>
          </table:table-cell>
          <table:table-cell office:value-type="float" office:value="25266032" calcext:value-type="float">
            <text:p>25266032</text:p>
          </table:table-cell>
          <table:table-cell office:value-type="float" office:value="27276536" calcext:value-type="float">
            <text:p>27276536</text:p>
          </table:table-cell>
          <table:table-cell office:value-type="float" office:value="28818144" calcext:value-type="float">
            <text:p>28818144</text:p>
          </table:table-cell>
          <table:table-cell table:formula="of:=[.A740]+[.B740]+[.C740]+[.D740]+[.E740]+[.F740]+[.G740]" office:value-type="float" office:value="173856600" calcext:value-type="float">
            <text:p>173856600</text:p>
          </table:table-cell>
        </table:table-row>
        <table:table-row table:style-name="ro1">
          <table:table-cell office:value-type="float" office:value="33909344" calcext:value-type="float">
            <text:p>33909344</text:p>
          </table:table-cell>
          <table:table-cell office:value-type="float" office:value="33815432" calcext:value-type="float">
            <text:p>33815432</text:p>
          </table:table-cell>
          <table:table-cell office:value-type="float" office:value="0" calcext:value-type="float">
            <text:p>0</text:p>
          </table:table-cell>
          <table:table-cell office:value-type="float" office:value="25506000" calcext:value-type="float">
            <text:p>25506000</text:p>
          </table:table-cell>
          <table:table-cell office:value-type="float" office:value="25266032" calcext:value-type="float">
            <text:p>25266032</text:p>
          </table:table-cell>
          <table:table-cell office:value-type="float" office:value="27276536" calcext:value-type="float">
            <text:p>27276536</text:p>
          </table:table-cell>
          <table:table-cell office:value-type="float" office:value="28839136" calcext:value-type="float">
            <text:p>28839136</text:p>
          </table:table-cell>
          <table:table-cell table:formula="of:=[.A741]+[.B741]+[.C741]+[.D741]+[.E741]+[.F741]+[.G741]" office:value-type="float" office:value="174612480" calcext:value-type="float">
            <text:p>174612480</text:p>
          </table:table-cell>
        </table:table-row>
        <table:table-row table:style-name="ro1">
          <table:table-cell office:value-type="float" office:value="33909464" calcext:value-type="float">
            <text:p>33909464</text:p>
          </table:table-cell>
          <table:table-cell office:value-type="float" office:value="33589792" calcext:value-type="float">
            <text:p>33589792</text:p>
          </table:table-cell>
          <table:table-cell office:value-type="float" office:value="0" calcext:value-type="float">
            <text:p>0</text:p>
          </table:table-cell>
          <table:table-cell office:value-type="float" office:value="25506000" calcext:value-type="float">
            <text:p>25506000</text:p>
          </table:table-cell>
          <table:table-cell office:value-type="float" office:value="25266032" calcext:value-type="float">
            <text:p>25266032</text:p>
          </table:table-cell>
          <table:table-cell office:value-type="float" office:value="27276536" calcext:value-type="float">
            <text:p>27276536</text:p>
          </table:table-cell>
          <table:table-cell office:value-type="float" office:value="28839136" calcext:value-type="float">
            <text:p>28839136</text:p>
          </table:table-cell>
          <table:table-cell table:formula="of:=[.A742]+[.B742]+[.C742]+[.D742]+[.E742]+[.F742]+[.G742]" office:value-type="float" office:value="174386960" calcext:value-type="float">
            <text:p>174386960</text:p>
          </table:table-cell>
        </table:table-row>
        <table:table-row table:style-name="ro1">
          <table:table-cell office:value-type="float" office:value="33909944" calcext:value-type="float">
            <text:p>33909944</text:p>
          </table:table-cell>
          <table:table-cell office:value-type="float" office:value="33590336" calcext:value-type="float">
            <text:p>33590336</text:p>
          </table:table-cell>
          <table:table-cell office:value-type="float" office:value="0" calcext:value-type="float">
            <text:p>0</text:p>
          </table:table-cell>
          <table:table-cell office:value-type="float" office:value="25506000" calcext:value-type="float">
            <text:p>25506000</text:p>
          </table:table-cell>
          <table:table-cell office:value-type="float" office:value="25271248" calcext:value-type="float">
            <text:p>25271248</text:p>
          </table:table-cell>
          <table:table-cell office:value-type="float" office:value="27276536" calcext:value-type="float">
            <text:p>27276536</text:p>
          </table:table-cell>
          <table:table-cell office:value-type="float" office:value="28844328" calcext:value-type="float">
            <text:p>28844328</text:p>
          </table:table-cell>
          <table:table-cell table:formula="of:=[.A743]+[.B743]+[.C743]+[.D743]+[.E743]+[.F743]+[.G743]" office:value-type="float" office:value="174398392" calcext:value-type="float">
            <text:p>174398392</text:p>
          </table:table-cell>
        </table:table-row>
        <table:table-row table:style-name="ro1">
          <table:table-cell office:value-type="float" office:value="33911416" calcext:value-type="float">
            <text:p>33911416</text:p>
          </table:table-cell>
          <table:table-cell office:value-type="float" office:value="33600264" calcext:value-type="float">
            <text:p>33600264</text:p>
          </table:table-cell>
          <table:table-cell office:value-type="float" office:value="0" calcext:value-type="float">
            <text:p>0</text:p>
          </table:table-cell>
          <table:table-cell office:value-type="float" office:value="25506000" calcext:value-type="float">
            <text:p>25506000</text:p>
          </table:table-cell>
          <table:table-cell office:value-type="float" office:value="25279880" calcext:value-type="float">
            <text:p>25279880</text:p>
          </table:table-cell>
          <table:table-cell office:value-type="float" office:value="27276536" calcext:value-type="float">
            <text:p>27276536</text:p>
          </table:table-cell>
          <table:table-cell office:value-type="float" office:value="28844328" calcext:value-type="float">
            <text:p>28844328</text:p>
          </table:table-cell>
          <table:table-cell table:formula="of:=[.A744]+[.B744]+[.C744]+[.D744]+[.E744]+[.F744]+[.G744]" office:value-type="float" office:value="174418424" calcext:value-type="float">
            <text:p>174418424</text:p>
          </table:table-cell>
        </table:table-row>
        <table:table-row table:style-name="ro1">
          <table:table-cell office:value-type="float" office:value="33986400" calcext:value-type="float">
            <text:p>33986400</text:p>
          </table:table-cell>
          <table:table-cell office:value-type="float" office:value="33600936" calcext:value-type="float">
            <text:p>33600936</text:p>
          </table:table-cell>
          <table:table-cell office:value-type="float" office:value="0" calcext:value-type="float">
            <text:p>0</text:p>
          </table:table-cell>
          <table:table-cell office:value-type="float" office:value="25510256" calcext:value-type="float">
            <text:p>25510256</text:p>
          </table:table-cell>
          <table:table-cell office:value-type="float" office:value="25279880" calcext:value-type="float">
            <text:p>25279880</text:p>
          </table:table-cell>
          <table:table-cell office:value-type="float" office:value="27281096" calcext:value-type="float">
            <text:p>27281096</text:p>
          </table:table-cell>
          <table:table-cell office:value-type="float" office:value="28846496" calcext:value-type="float">
            <text:p>28846496</text:p>
          </table:table-cell>
          <table:table-cell table:formula="of:=[.A745]+[.B745]+[.C745]+[.D745]+[.E745]+[.F745]+[.G745]" office:value-type="float" office:value="174505064" calcext:value-type="float">
            <text:p>174505064</text:p>
          </table:table-cell>
        </table:table-row>
        <table:table-row table:style-name="ro1">
          <table:table-cell office:value-type="float" office:value="33987256" calcext:value-type="float">
            <text:p>33987256</text:p>
          </table:table-cell>
          <table:table-cell office:value-type="float" office:value="33601120" calcext:value-type="float">
            <text:p>33601120</text:p>
          </table:table-cell>
          <table:table-cell office:value-type="float" office:value="0" calcext:value-type="float">
            <text:p>0</text:p>
          </table:table-cell>
          <table:table-cell office:value-type="float" office:value="25510256" calcext:value-type="float">
            <text:p>25510256</text:p>
          </table:table-cell>
          <table:table-cell office:value-type="float" office:value="25279880" calcext:value-type="float">
            <text:p>25279880</text:p>
          </table:table-cell>
          <table:table-cell office:value-type="float" office:value="27281096" calcext:value-type="float">
            <text:p>27281096</text:p>
          </table:table-cell>
          <table:table-cell office:value-type="float" office:value="28849520" calcext:value-type="float">
            <text:p>28849520</text:p>
          </table:table-cell>
          <table:table-cell table:formula="of:=[.A746]+[.B746]+[.C746]+[.D746]+[.E746]+[.F746]+[.G746]" office:value-type="float" office:value="174509128" calcext:value-type="float">
            <text:p>174509128</text:p>
          </table:table-cell>
        </table:table-row>
        <table:table-row table:style-name="ro1">
          <table:table-cell office:value-type="float" office:value="33991472" calcext:value-type="float">
            <text:p>33991472</text:p>
          </table:table-cell>
          <table:table-cell office:value-type="float" office:value="33601304" calcext:value-type="float">
            <text:p>33601304</text:p>
          </table:table-cell>
          <table:table-cell office:value-type="float" office:value="0" calcext:value-type="float">
            <text:p>0</text:p>
          </table:table-cell>
          <table:table-cell office:value-type="float" office:value="25510256" calcext:value-type="float">
            <text:p>25510256</text:p>
          </table:table-cell>
          <table:table-cell office:value-type="float" office:value="25279880" calcext:value-type="float">
            <text:p>25279880</text:p>
          </table:table-cell>
          <table:table-cell office:value-type="float" office:value="27285656" calcext:value-type="float">
            <text:p>27285656</text:p>
          </table:table-cell>
          <table:table-cell office:value-type="float" office:value="28849520" calcext:value-type="float">
            <text:p>28849520</text:p>
          </table:table-cell>
          <table:table-cell table:formula="of:=[.A747]+[.B747]+[.C747]+[.D747]+[.E747]+[.F747]+[.G747]" office:value-type="float" office:value="174518088" calcext:value-type="float">
            <text:p>174518088</text:p>
          </table:table-cell>
        </table:table-row>
        <table:table-row table:style-name="ro1">
          <table:table-cell office:value-type="float" office:value="33992528" calcext:value-type="float">
            <text:p>33992528</text:p>
          </table:table-cell>
          <table:table-cell office:value-type="float" office:value="33601848" calcext:value-type="float">
            <text:p>33601848</text:p>
          </table:table-cell>
          <table:table-cell office:value-type="float" office:value="0" calcext:value-type="float">
            <text:p>0</text:p>
          </table:table-cell>
          <table:table-cell office:value-type="float" office:value="25637160" calcext:value-type="float">
            <text:p>25637160</text:p>
          </table:table-cell>
          <table:table-cell office:value-type="float" office:value="25285160" calcext:value-type="float">
            <text:p>25285160</text:p>
          </table:table-cell>
          <table:table-cell office:value-type="float" office:value="27285656" calcext:value-type="float">
            <text:p>27285656</text:p>
          </table:table-cell>
          <table:table-cell office:value-type="float" office:value="28854712" calcext:value-type="float">
            <text:p>28854712</text:p>
          </table:table-cell>
          <table:table-cell table:formula="of:=[.A748]+[.B748]+[.C748]+[.D748]+[.E748]+[.F748]+[.G748]" office:value-type="float" office:value="174657064" calcext:value-type="float">
            <text:p>174657064</text:p>
          </table:table-cell>
        </table:table-row>
        <table:table-row table:style-name="ro1">
          <table:table-cell office:value-type="float" office:value="33997584" calcext:value-type="float">
            <text:p>33997584</text:p>
          </table:table-cell>
          <table:table-cell office:value-type="float" office:value="33606064" calcext:value-type="float">
            <text:p>33606064</text:p>
          </table:table-cell>
          <table:table-cell office:value-type="float" office:value="0" calcext:value-type="float">
            <text:p>0</text:p>
          </table:table-cell>
          <table:table-cell office:value-type="float" office:value="25723368" calcext:value-type="float">
            <text:p>25723368</text:p>
          </table:table-cell>
          <table:table-cell office:value-type="float" office:value="25285160" calcext:value-type="float">
            <text:p>25285160</text:p>
          </table:table-cell>
          <table:table-cell office:value-type="float" office:value="27359936" calcext:value-type="float">
            <text:p>27359936</text:p>
          </table:table-cell>
          <table:table-cell office:value-type="float" office:value="28854712" calcext:value-type="float">
            <text:p>28854712</text:p>
          </table:table-cell>
          <table:table-cell table:formula="of:=[.A749]+[.B749]+[.C749]+[.D749]+[.E749]+[.F749]+[.G749]" office:value-type="float" office:value="174826824" calcext:value-type="float">
            <text:p>174826824</text:p>
          </table:table-cell>
        </table:table-row>
        <table:table-row table:style-name="ro1">
          <table:table-cell office:value-type="float" office:value="33997704" calcext:value-type="float">
            <text:p>33997704</text:p>
          </table:table-cell>
          <table:table-cell office:value-type="float" office:value="33606736" calcext:value-type="float">
            <text:p>33606736</text:p>
          </table:table-cell>
          <table:table-cell office:value-type="float" office:value="0" calcext:value-type="float">
            <text:p>0</text:p>
          </table:table-cell>
          <table:table-cell office:value-type="float" office:value="25729904" calcext:value-type="float">
            <text:p>25729904</text:p>
          </table:table-cell>
          <table:table-cell office:value-type="float" office:value="25913912" calcext:value-type="float">
            <text:p>25913912</text:p>
          </table:table-cell>
          <table:table-cell office:value-type="float" office:value="27359936" calcext:value-type="float">
            <text:p>27359936</text:p>
          </table:table-cell>
          <table:table-cell office:value-type="float" office:value="28860104" calcext:value-type="float">
            <text:p>28860104</text:p>
          </table:table-cell>
          <table:table-cell table:formula="of:=[.A750]+[.B750]+[.C750]+[.D750]+[.E750]+[.F750]+[.G750]" office:value-type="float" office:value="175468296" calcext:value-type="float">
            <text:p>175468296</text:p>
          </table:table-cell>
        </table:table-row>
        <table:table-row table:style-name="ro1">
          <table:table-cell office:value-type="float" office:value="33998560" calcext:value-type="float">
            <text:p>33998560</text:p>
          </table:table-cell>
          <table:table-cell office:value-type="float" office:value="33663832" calcext:value-type="float">
            <text:p>33663832</text:p>
          </table:table-cell>
          <table:table-cell office:value-type="float" office:value="0" calcext:value-type="float">
            <text:p>0</text:p>
          </table:table-cell>
          <table:table-cell office:value-type="float" office:value="25731136" calcext:value-type="float">
            <text:p>25731136</text:p>
          </table:table-cell>
          <table:table-cell office:value-type="float" office:value="25407576" calcext:value-type="float">
            <text:p>25407576</text:p>
          </table:table-cell>
          <table:table-cell office:value-type="float" office:value="27359936" calcext:value-type="float">
            <text:p>27359936</text:p>
          </table:table-cell>
          <table:table-cell office:value-type="float" office:value="28933520" calcext:value-type="float">
            <text:p>28933520</text:p>
          </table:table-cell>
          <table:table-cell table:formula="of:=[.A751]+[.B751]+[.C751]+[.D751]+[.E751]+[.F751]+[.G751]" office:value-type="float" office:value="175094560" calcext:value-type="float">
            <text:p>175094560</text:p>
          </table:table-cell>
        </table:table-row>
        <table:table-row table:style-name="ro1">
          <table:table-cell office:value-type="float" office:value="33998800" calcext:value-type="float">
            <text:p>33998800</text:p>
          </table:table-cell>
          <table:table-cell office:value-type="float" office:value="33667832" calcext:value-type="float">
            <text:p>33667832</text:p>
          </table:table-cell>
          <table:table-cell office:value-type="float" office:value="0" calcext:value-type="float">
            <text:p>0</text:p>
          </table:table-cell>
          <table:table-cell office:value-type="float" office:value="25732368" calcext:value-type="float">
            <text:p>25732368</text:p>
          </table:table-cell>
          <table:table-cell office:value-type="float" office:value="25424824" calcext:value-type="float">
            <text:p>25424824</text:p>
          </table:table-cell>
          <table:table-cell office:value-type="float" office:value="27359936" calcext:value-type="float">
            <text:p>27359936</text:p>
          </table:table-cell>
          <table:table-cell office:value-type="float" office:value="28933520" calcext:value-type="float">
            <text:p>28933520</text:p>
          </table:table-cell>
          <table:table-cell table:formula="of:=[.A752]+[.B752]+[.C752]+[.D752]+[.E752]+[.F752]+[.G752]" office:value-type="float" office:value="175117280" calcext:value-type="float">
            <text:p>175117280</text:p>
          </table:table-cell>
        </table:table-row>
        <table:table-row table:style-name="ro1">
          <table:table-cell office:value-type="float" office:value="34000664" calcext:value-type="float">
            <text:p>34000664</text:p>
          </table:table-cell>
          <table:table-cell office:value-type="float" office:value="33667832" calcext:value-type="float">
            <text:p>33667832</text:p>
          </table:table-cell>
          <table:table-cell office:value-type="float" office:value="0" calcext:value-type="float">
            <text:p>0</text:p>
          </table:table-cell>
          <table:table-cell office:value-type="float" office:value="25733600" calcext:value-type="float">
            <text:p>25733600</text:p>
          </table:table-cell>
          <table:table-cell office:value-type="float" office:value="25432184" calcext:value-type="float">
            <text:p>25432184</text:p>
          </table:table-cell>
          <table:table-cell office:value-type="float" office:value="27359936" calcext:value-type="float">
            <text:p>27359936</text:p>
          </table:table-cell>
          <table:table-cell office:value-type="float" office:value="28938976" calcext:value-type="float">
            <text:p>28938976</text:p>
          </table:table-cell>
          <table:table-cell table:formula="of:=[.A753]+[.B753]+[.C753]+[.D753]+[.E753]+[.F753]+[.G753]" office:value-type="float" office:value="175133192" calcext:value-type="float">
            <text:p>175133192</text:p>
          </table:table-cell>
        </table:table-row>
        <table:table-row table:style-name="ro1">
          <table:table-cell office:value-type="float" office:value="34004616" calcext:value-type="float">
            <text:p>34004616</text:p>
          </table:table-cell>
          <table:table-cell office:value-type="float" office:value="33671832" calcext:value-type="float">
            <text:p>33671832</text:p>
          </table:table-cell>
          <table:table-cell office:value-type="float" office:value="0" calcext:value-type="float">
            <text:p>0</text:p>
          </table:table-cell>
          <table:table-cell office:value-type="float" office:value="25810648" calcext:value-type="float">
            <text:p>25810648</text:p>
          </table:table-cell>
          <table:table-cell office:value-type="float" office:value="25447320" calcext:value-type="float">
            <text:p>25447320</text:p>
          </table:table-cell>
          <table:table-cell office:value-type="float" office:value="27364496" calcext:value-type="float">
            <text:p>27364496</text:p>
          </table:table-cell>
          <table:table-cell office:value-type="float" office:value="28938976" calcext:value-type="float">
            <text:p>28938976</text:p>
          </table:table-cell>
          <table:table-cell table:formula="of:=[.A754]+[.B754]+[.C754]+[.D754]+[.E754]+[.F754]+[.G754]" office:value-type="float" office:value="175237888" calcext:value-type="float">
            <text:p>175237888</text:p>
          </table:table-cell>
        </table:table-row>
        <table:table-row table:style-name="ro1">
          <table:table-cell office:value-type="float" office:value="34005472" calcext:value-type="float">
            <text:p>34005472</text:p>
          </table:table-cell>
          <table:table-cell office:value-type="float" office:value="33044416" calcext:value-type="float">
            <text:p>33044416</text:p>
          </table:table-cell>
          <table:table-cell office:value-type="float" office:value="0" calcext:value-type="float">
            <text:p>0</text:p>
          </table:table-cell>
          <table:table-cell office:value-type="float" office:value="25816920" calcext:value-type="float">
            <text:p>25816920</text:p>
          </table:table-cell>
          <table:table-cell office:value-type="float" office:value="25871688" calcext:value-type="float">
            <text:p>25871688</text:p>
          </table:table-cell>
          <table:table-cell office:value-type="float" office:value="27364496" calcext:value-type="float">
            <text:p>27364496</text:p>
          </table:table-cell>
          <table:table-cell office:value-type="float" office:value="28944168" calcext:value-type="float">
            <text:p>28944168</text:p>
          </table:table-cell>
          <table:table-cell table:formula="of:=[.A755]+[.B755]+[.C755]+[.D755]+[.E755]+[.F755]+[.G755]" office:value-type="float" office:value="175047160" calcext:value-type="float">
            <text:p>175047160</text:p>
          </table:table-cell>
        </table:table-row>
        <table:table-row table:style-name="ro1">
          <table:table-cell office:value-type="float" office:value="34076624" calcext:value-type="float">
            <text:p>34076624</text:p>
          </table:table-cell>
          <table:table-cell office:value-type="float" office:value="33048720" calcext:value-type="float">
            <text:p>33048720</text:p>
          </table:table-cell>
          <table:table-cell office:value-type="float" office:value="0" calcext:value-type="float">
            <text:p>0</text:p>
          </table:table-cell>
          <table:table-cell office:value-type="float" office:value="25818152" calcext:value-type="float">
            <text:p>25818152</text:p>
          </table:table-cell>
          <table:table-cell office:value-type="float" office:value="25873272" calcext:value-type="float">
            <text:p>25873272</text:p>
          </table:table-cell>
          <table:table-cell office:value-type="float" office:value="27364496" calcext:value-type="float">
            <text:p>27364496</text:p>
          </table:table-cell>
          <table:table-cell office:value-type="float" office:value="28944168" calcext:value-type="float">
            <text:p>28944168</text:p>
          </table:table-cell>
          <table:table-cell table:formula="of:=[.A756]+[.B756]+[.C756]+[.D756]+[.E756]+[.F756]+[.G756]" office:value-type="float" office:value="175125432" calcext:value-type="float">
            <text:p>175125432</text:p>
          </table:table-cell>
        </table:table-row>
        <table:table-row table:style-name="ro1">
          <table:table-cell office:value-type="float" office:value="34077104" calcext:value-type="float">
            <text:p>34077104</text:p>
          </table:table-cell>
          <table:table-cell office:value-type="float" office:value="33048720" calcext:value-type="float">
            <text:p>33048720</text:p>
          </table:table-cell>
          <table:table-cell office:value-type="float" office:value="0" calcext:value-type="float">
            <text:p>0</text:p>
          </table:table-cell>
          <table:table-cell office:value-type="float" office:value="25825128" calcext:value-type="float">
            <text:p>25825128</text:p>
          </table:table-cell>
          <table:table-cell office:value-type="float" office:value="25967816" calcext:value-type="float">
            <text:p>25967816</text:p>
          </table:table-cell>
          <table:table-cell office:value-type="float" office:value="27369056" calcext:value-type="float">
            <text:p>27369056</text:p>
          </table:table-cell>
          <table:table-cell office:value-type="float" office:value="28944168" calcext:value-type="float">
            <text:p>28944168</text:p>
          </table:table-cell>
          <table:table-cell table:formula="of:=[.A757]+[.B757]+[.C757]+[.D757]+[.E757]+[.F757]+[.G757]" office:value-type="float" office:value="175231992" calcext:value-type="float">
            <text:p>175231992</text:p>
          </table:table-cell>
        </table:table-row>
        <table:table-row table:style-name="ro1">
          <table:table-cell office:value-type="float" office:value="34080624" calcext:value-type="float">
            <text:p>34080624</text:p>
          </table:table-cell>
          <table:table-cell office:value-type="float" office:value="33048720" calcext:value-type="float">
            <text:p>33048720</text:p>
          </table:table-cell>
          <table:table-cell office:value-type="float" office:value="0" calcext:value-type="float">
            <text:p>0</text:p>
          </table:table-cell>
          <table:table-cell office:value-type="float" office:value="25950976" calcext:value-type="float">
            <text:p>25950976</text:p>
          </table:table-cell>
          <table:table-cell office:value-type="float" office:value="26151976" calcext:value-type="float">
            <text:p>26151976</text:p>
          </table:table-cell>
          <table:table-cell office:value-type="float" office:value="27369056" calcext:value-type="float">
            <text:p>27369056</text:p>
          </table:table-cell>
          <table:table-cell office:value-type="float" office:value="28944168" calcext:value-type="float">
            <text:p>28944168</text:p>
          </table:table-cell>
          <table:table-cell table:formula="of:=[.A758]+[.B758]+[.C758]+[.D758]+[.E758]+[.F758]+[.G758]" office:value-type="float" office:value="175545520" calcext:value-type="float">
            <text:p>175545520</text:p>
          </table:table-cell>
        </table:table-row>
        <table:table-row table:style-name="ro1">
          <table:table-cell office:value-type="float" office:value="34084840" calcext:value-type="float">
            <text:p>34084840</text:p>
          </table:table-cell>
          <table:table-cell office:value-type="float" office:value="33052720" calcext:value-type="float">
            <text:p>33052720</text:p>
          </table:table-cell>
          <table:table-cell office:value-type="float" office:value="0" calcext:value-type="float">
            <text:p>0</text:p>
          </table:table-cell>
          <table:table-cell office:value-type="float" office:value="25319480" calcext:value-type="float">
            <text:p>25319480</text:p>
          </table:table-cell>
          <table:table-cell office:value-type="float" office:value="26364760" calcext:value-type="float">
            <text:p>26364760</text:p>
          </table:table-cell>
          <table:table-cell office:value-type="float" office:value="27376672" calcext:value-type="float">
            <text:p>27376672</text:p>
          </table:table-cell>
          <table:table-cell office:value-type="float" office:value="28944168" calcext:value-type="float">
            <text:p>28944168</text:p>
          </table:table-cell>
          <table:table-cell table:formula="of:=[.A759]+[.B759]+[.C759]+[.D759]+[.E759]+[.F759]+[.G759]" office:value-type="float" office:value="175142640" calcext:value-type="float">
            <text:p>175142640</text:p>
          </table:table-cell>
        </table:table-row>
        <table:table-row table:style-name="ro1">
          <table:table-cell office:value-type="float" office:value="34085696" calcext:value-type="float">
            <text:p>34085696</text:p>
          </table:table-cell>
          <table:table-cell office:value-type="float" office:value="33052720" calcext:value-type="float">
            <text:p>33052720</text:p>
          </table:table-cell>
          <table:table-cell office:value-type="float" office:value="0" calcext:value-type="float">
            <text:p>0</text:p>
          </table:table-cell>
          <table:table-cell office:value-type="float" office:value="25325664" calcext:value-type="float">
            <text:p>25325664</text:p>
          </table:table-cell>
          <table:table-cell office:value-type="float" office:value="27668360" calcext:value-type="float">
            <text:p>27668360</text:p>
          </table:table-cell>
          <table:table-cell office:value-type="float" office:value="27376672" calcext:value-type="float">
            <text:p>27376672</text:p>
          </table:table-cell>
          <table:table-cell office:value-type="float" office:value="29023424" calcext:value-type="float">
            <text:p>29023424</text:p>
          </table:table-cell>
          <table:table-cell table:formula="of:=[.A760]+[.B760]+[.C760]+[.D760]+[.E760]+[.F760]+[.G760]" office:value-type="float" office:value="176532536" calcext:value-type="float">
            <text:p>176532536</text:p>
          </table:table-cell>
        </table:table-row>
        <table:table-row table:style-name="ro1">
          <table:table-cell office:value-type="float" office:value="34089648" calcext:value-type="float">
            <text:p>34089648</text:p>
          </table:table-cell>
          <table:table-cell office:value-type="float" office:value="33056720" calcext:value-type="float">
            <text:p>33056720</text:p>
          </table:table-cell>
          <table:table-cell office:value-type="float" office:value="0" calcext:value-type="float">
            <text:p>0</text:p>
          </table:table-cell>
          <table:table-cell office:value-type="float" office:value="25637128" calcext:value-type="float">
            <text:p>25637128</text:p>
          </table:table-cell>
          <table:table-cell office:value-type="float" office:value="27182824" calcext:value-type="float">
            <text:p>27182824</text:p>
          </table:table-cell>
          <table:table-cell office:value-type="float" office:value="27376672" calcext:value-type="float">
            <text:p>27376672</text:p>
          </table:table-cell>
          <table:table-cell office:value-type="float" office:value="29023424" calcext:value-type="float">
            <text:p>29023424</text:p>
          </table:table-cell>
          <table:table-cell table:formula="of:=[.A761]+[.B761]+[.C761]+[.D761]+[.E761]+[.F761]+[.G761]" office:value-type="float" office:value="176366416" calcext:value-type="float">
            <text:p>176366416</text:p>
          </table:table-cell>
        </table:table-row>
        <table:table-row table:style-name="ro1">
          <table:table-cell office:value-type="float" office:value="34104632" calcext:value-type="float">
            <text:p>34104632</text:p>
          </table:table-cell>
          <table:table-cell office:value-type="float" office:value="33056720" calcext:value-type="float">
            <text:p>33056720</text:p>
          </table:table-cell>
          <table:table-cell office:value-type="float" office:value="0" calcext:value-type="float">
            <text:p>0</text:p>
          </table:table-cell>
          <table:table-cell office:value-type="float" office:value="25645872" calcext:value-type="float">
            <text:p>25645872</text:p>
          </table:table-cell>
          <table:table-cell office:value-type="float" office:value="27260744" calcext:value-type="float">
            <text:p>27260744</text:p>
          </table:table-cell>
          <table:table-cell office:value-type="float" office:value="27376672" calcext:value-type="float">
            <text:p>27376672</text:p>
          </table:table-cell>
          <table:table-cell office:value-type="float" office:value="29023424" calcext:value-type="float">
            <text:p>29023424</text:p>
          </table:table-cell>
          <table:table-cell table:formula="of:=[.A762]+[.B762]+[.C762]+[.D762]+[.E762]+[.F762]+[.G762]" office:value-type="float" office:value="176468064" calcext:value-type="float">
            <text:p>176468064</text:p>
          </table:table-cell>
        </table:table-row>
        <table:table-row table:style-name="ro1">
          <table:table-cell office:value-type="float" office:value="34108584" calcext:value-type="float">
            <text:p>34108584</text:p>
          </table:table-cell>
          <table:table-cell office:value-type="float" office:value="33060720" calcext:value-type="float">
            <text:p>33060720</text:p>
          </table:table-cell>
          <table:table-cell office:value-type="float" office:value="0" calcext:value-type="float">
            <text:p>0</text:p>
          </table:table-cell>
          <table:table-cell office:value-type="float" office:value="25645872" calcext:value-type="float">
            <text:p>25645872</text:p>
          </table:table-cell>
          <table:table-cell office:value-type="float" office:value="27292016" calcext:value-type="float">
            <text:p>27292016</text:p>
          </table:table-cell>
          <table:table-cell office:value-type="float" office:value="27376672" calcext:value-type="float">
            <text:p>27376672</text:p>
          </table:table-cell>
          <table:table-cell office:value-type="float" office:value="29023424" calcext:value-type="float">
            <text:p>29023424</text:p>
          </table:table-cell>
          <table:table-cell table:formula="of:=[.A763]+[.B763]+[.C763]+[.D763]+[.E763]+[.F763]+[.G763]" office:value-type="float" office:value="176507288" calcext:value-type="float">
            <text:p>176507288</text:p>
          </table:table-cell>
        </table:table-row>
        <table:table-row table:style-name="ro1">
          <table:table-cell office:value-type="float" office:value="34108704" calcext:value-type="float">
            <text:p>34108704</text:p>
          </table:table-cell>
          <table:table-cell office:value-type="float" office:value="33127872" calcext:value-type="float">
            <text:p>33127872</text:p>
          </table:table-cell>
          <table:table-cell office:value-type="float" office:value="0" calcext:value-type="float">
            <text:p>0</text:p>
          </table:table-cell>
          <table:table-cell office:value-type="float" office:value="25650128" calcext:value-type="float">
            <text:p>25650128</text:p>
          </table:table-cell>
          <table:table-cell office:value-type="float" office:value="27305824" calcext:value-type="float">
            <text:p>27305824</text:p>
          </table:table-cell>
          <table:table-cell office:value-type="float" office:value="27381232" calcext:value-type="float">
            <text:p>27381232</text:p>
          </table:table-cell>
          <table:table-cell office:value-type="float" office:value="29028880" calcext:value-type="float">
            <text:p>29028880</text:p>
          </table:table-cell>
          <table:table-cell table:formula="of:=[.A764]+[.B764]+[.C764]+[.D764]+[.E764]+[.F764]+[.G764]" office:value-type="float" office:value="176602640" calcext:value-type="float">
            <text:p>176602640</text:p>
          </table:table-cell>
        </table:table-row>
        <table:table-row table:style-name="ro1">
          <table:table-cell office:value-type="float" office:value="34109680" calcext:value-type="float">
            <text:p>34109680</text:p>
          </table:table-cell>
          <table:table-cell office:value-type="float" office:value="33127872" calcext:value-type="float">
            <text:p>33127872</text:p>
          </table:table-cell>
          <table:table-cell office:value-type="float" office:value="0" calcext:value-type="float">
            <text:p>0</text:p>
          </table:table-cell>
          <table:table-cell office:value-type="float" office:value="25650128" calcext:value-type="float">
            <text:p>25650128</text:p>
          </table:table-cell>
          <table:table-cell office:value-type="float" office:value="27322248" calcext:value-type="float">
            <text:p>27322248</text:p>
          </table:table-cell>
          <table:table-cell office:value-type="float" office:value="27381232" calcext:value-type="float">
            <text:p>27381232</text:p>
          </table:table-cell>
          <table:table-cell office:value-type="float" office:value="29028880" calcext:value-type="float">
            <text:p>29028880</text:p>
          </table:table-cell>
          <table:table-cell table:formula="of:=[.A765]+[.B765]+[.C765]+[.D765]+[.E765]+[.F765]+[.G765]" office:value-type="float" office:value="176620040" calcext:value-type="float">
            <text:p>176620040</text:p>
          </table:table-cell>
        </table:table-row>
        <table:table-row table:style-name="ro1">
          <table:table-cell office:value-type="float" office:value="34114072" calcext:value-type="float">
            <text:p>34114072</text:p>
          </table:table-cell>
          <table:table-cell office:value-type="float" office:value="33127872" calcext:value-type="float">
            <text:p>33127872</text:p>
          </table:table-cell>
          <table:table-cell office:value-type="float" office:value="0" calcext:value-type="float">
            <text:p>0</text:p>
          </table:table-cell>
          <table:table-cell office:value-type="float" office:value="25650128" calcext:value-type="float">
            <text:p>25650128</text:p>
          </table:table-cell>
          <table:table-cell office:value-type="float" office:value="27338080" calcext:value-type="float">
            <text:p>27338080</text:p>
          </table:table-cell>
          <table:table-cell office:value-type="float" office:value="27385792" calcext:value-type="float">
            <text:p>27385792</text:p>
          </table:table-cell>
          <table:table-cell office:value-type="float" office:value="29028880" calcext:value-type="float">
            <text:p>29028880</text:p>
          </table:table-cell>
          <table:table-cell table:formula="of:=[.A766]+[.B766]+[.C766]+[.D766]+[.E766]+[.F766]+[.G766]" office:value-type="float" office:value="176644824" calcext:value-type="float">
            <text:p>176644824</text:p>
          </table:table-cell>
        </table:table-row>
        <table:table-row table:style-name="ro1">
          <table:table-cell office:value-type="float" office:value="34115872" calcext:value-type="float">
            <text:p>34115872</text:p>
          </table:table-cell>
          <table:table-cell office:value-type="float" office:value="33127872" calcext:value-type="float">
            <text:p>33127872</text:p>
          </table:table-cell>
          <table:table-cell office:value-type="float" office:value="0" calcext:value-type="float">
            <text:p>0</text:p>
          </table:table-cell>
          <table:table-cell office:value-type="float" office:value="25655280" calcext:value-type="float">
            <text:p>25655280</text:p>
          </table:table-cell>
          <table:table-cell office:value-type="float" office:value="27352408" calcext:value-type="float">
            <text:p>27352408</text:p>
          </table:table-cell>
          <table:table-cell office:value-type="float" office:value="27385792" calcext:value-type="float">
            <text:p>27385792</text:p>
          </table:table-cell>
          <table:table-cell office:value-type="float" office:value="29034072" calcext:value-type="float">
            <text:p>29034072</text:p>
          </table:table-cell>
          <table:table-cell table:formula="of:=[.A767]+[.B767]+[.C767]+[.D767]+[.E767]+[.F767]+[.G767]" office:value-type="float" office:value="176671296" calcext:value-type="float">
            <text:p>176671296</text:p>
          </table:table-cell>
        </table:table-row>
        <table:table-row table:style-name="ro1">
          <table:table-cell office:value-type="float" office:value="34190936" calcext:value-type="float">
            <text:p>34190936</text:p>
          </table:table-cell>
          <table:table-cell office:value-type="float" office:value="33132136" calcext:value-type="float">
            <text:p>33132136</text:p>
          </table:table-cell>
          <table:table-cell office:value-type="float" office:value="0" calcext:value-type="float">
            <text:p>0</text:p>
          </table:table-cell>
          <table:table-cell office:value-type="float" office:value="25655280" calcext:value-type="float">
            <text:p>25655280</text:p>
          </table:table-cell>
          <table:table-cell office:value-type="float" office:value="28322200" calcext:value-type="float">
            <text:p>28322200</text:p>
          </table:table-cell>
          <table:table-cell office:value-type="float" office:value="27400968" calcext:value-type="float">
            <text:p>27400968</text:p>
          </table:table-cell>
          <table:table-cell office:value-type="float" office:value="29034072" calcext:value-type="float">
            <text:p>29034072</text:p>
          </table:table-cell>
          <table:table-cell table:formula="of:=[.A768]+[.B768]+[.C768]+[.D768]+[.E768]+[.F768]+[.G768]" office:value-type="float" office:value="177735592" calcext:value-type="float">
            <text:p>177735592</text:p>
          </table:table-cell>
        </table:table-row>
        <table:table-row table:style-name="ro1">
          <table:table-cell office:value-type="float" office:value="34191792" calcext:value-type="float">
            <text:p>34191792</text:p>
          </table:table-cell>
          <table:table-cell office:value-type="float" office:value="33132136" calcext:value-type="float">
            <text:p>33132136</text:p>
          </table:table-cell>
          <table:table-cell office:value-type="float" office:value="0" calcext:value-type="float">
            <text:p>0</text:p>
          </table:table-cell>
          <table:table-cell office:value-type="float" office:value="25659536" calcext:value-type="float">
            <text:p>25659536</text:p>
          </table:table-cell>
          <table:table-cell office:value-type="float" office:value="31282352" calcext:value-type="float">
            <text:p>31282352</text:p>
          </table:table-cell>
          <table:table-cell office:value-type="float" office:value="27459896" calcext:value-type="float">
            <text:p>27459896</text:p>
          </table:table-cell>
          <table:table-cell office:value-type="float" office:value="29112736" calcext:value-type="float">
            <text:p>29112736</text:p>
          </table:table-cell>
          <table:table-cell table:formula="of:=[.A769]+[.B769]+[.C769]+[.D769]+[.E769]+[.F769]+[.G769]" office:value-type="float" office:value="180838448" calcext:value-type="float">
            <text:p>180838448</text:p>
          </table:table-cell>
        </table:table-row>
        <table:table-row table:style-name="ro1">
          <table:table-cell office:value-type="float" office:value="34191912" calcext:value-type="float">
            <text:p>34191912</text:p>
          </table:table-cell>
          <table:table-cell office:value-type="float" office:value="33136136" calcext:value-type="float">
            <text:p>33136136</text:p>
          </table:table-cell>
          <table:table-cell office:value-type="float" office:value="0" calcext:value-type="float">
            <text:p>0</text:p>
          </table:table-cell>
          <table:table-cell office:value-type="float" office:value="25659536" calcext:value-type="float">
            <text:p>25659536</text:p>
          </table:table-cell>
          <table:table-cell office:value-type="float" office:value="30864880" calcext:value-type="float">
            <text:p>30864880</text:p>
          </table:table-cell>
          <table:table-cell office:value-type="float" office:value="27459896" calcext:value-type="float">
            <text:p>27459896</text:p>
          </table:table-cell>
          <table:table-cell office:value-type="float" office:value="29112736" calcext:value-type="float">
            <text:p>29112736</text:p>
          </table:table-cell>
          <table:table-cell table:formula="of:=[.A770]+[.B770]+[.C770]+[.D770]+[.E770]+[.F770]+[.G770]" office:value-type="float" office:value="180425096" calcext:value-type="float">
            <text:p>180425096</text:p>
          </table:table-cell>
        </table:table-row>
        <table:table-row table:style-name="ro1">
          <table:table-cell office:value-type="float" office:value="34192032" calcext:value-type="float">
            <text:p>34192032</text:p>
          </table:table-cell>
          <table:table-cell office:value-type="float" office:value="33136136" calcext:value-type="float">
            <text:p>33136136</text:p>
          </table:table-cell>
          <table:table-cell office:value-type="float" office:value="0" calcext:value-type="float">
            <text:p>0</text:p>
          </table:table-cell>
          <table:table-cell office:value-type="float" office:value="25663792" calcext:value-type="float">
            <text:p>25663792</text:p>
          </table:table-cell>
          <table:table-cell office:value-type="float" office:value="30875320" calcext:value-type="float">
            <text:p>30875320</text:p>
          </table:table-cell>
          <table:table-cell office:value-type="float" office:value="27464456" calcext:value-type="float">
            <text:p>27464456</text:p>
          </table:table-cell>
          <table:table-cell office:value-type="float" office:value="29112736" calcext:value-type="float">
            <text:p>29112736</text:p>
          </table:table-cell>
          <table:table-cell table:formula="of:=[.A771]+[.B771]+[.C771]+[.D771]+[.E771]+[.F771]+[.G771]" office:value-type="float" office:value="180444472" calcext:value-type="float">
            <text:p>180444472</text:p>
          </table:table-cell>
        </table:table-row>
        <table:table-row table:style-name="ro1">
          <table:table-cell office:value-type="float" office:value="34193768" calcext:value-type="float">
            <text:p>34193768</text:p>
          </table:table-cell>
          <table:table-cell office:value-type="float" office:value="33136136" calcext:value-type="float">
            <text:p>33136136</text:p>
          </table:table-cell>
          <table:table-cell office:value-type="float" office:value="0" calcext:value-type="float">
            <text:p>0</text:p>
          </table:table-cell>
          <table:table-cell office:value-type="float" office:value="25663792" calcext:value-type="float">
            <text:p>25663792</text:p>
          </table:table-cell>
          <table:table-cell office:value-type="float" office:value="30893816" calcext:value-type="float">
            <text:p>30893816</text:p>
          </table:table-cell>
          <table:table-cell office:value-type="float" office:value="27464456" calcext:value-type="float">
            <text:p>27464456</text:p>
          </table:table-cell>
          <table:table-cell office:value-type="float" office:value="29112736" calcext:value-type="float">
            <text:p>29112736</text:p>
          </table:table-cell>
          <table:table-cell table:formula="of:=[.A772]+[.B772]+[.C772]+[.D772]+[.E772]+[.F772]+[.G772]" office:value-type="float" office:value="180464704" calcext:value-type="float">
            <text:p>180464704</text:p>
          </table:table-cell>
        </table:table-row>
        <table:table-row table:style-name="ro1">
          <table:table-cell office:value-type="float" office:value="34198064" calcext:value-type="float">
            <text:p>34198064</text:p>
          </table:table-cell>
          <table:table-cell office:value-type="float" office:value="33203168" calcext:value-type="float">
            <text:p>33203168</text:p>
          </table:table-cell>
          <table:table-cell office:value-type="float" office:value="0" calcext:value-type="float">
            <text:p>0</text:p>
          </table:table-cell>
          <table:table-cell office:value-type="float" office:value="25663792" calcext:value-type="float">
            <text:p>25663792</text:p>
          </table:table-cell>
          <table:table-cell office:value-type="float" office:value="30902224" calcext:value-type="float">
            <text:p>30902224</text:p>
          </table:table-cell>
          <table:table-cell office:value-type="float" office:value="27464456" calcext:value-type="float">
            <text:p>27464456</text:p>
          </table:table-cell>
          <table:table-cell office:value-type="float" office:value="29112736" calcext:value-type="float">
            <text:p>29112736</text:p>
          </table:table-cell>
          <table:table-cell table:formula="of:=[.A773]+[.B773]+[.C773]+[.D773]+[.E773]+[.F773]+[.G773]" office:value-type="float" office:value="180544440" calcext:value-type="float">
            <text:p>180544440</text:p>
          </table:table-cell>
        </table:table-row>
        <table:table-row table:style-name="ro1">
          <table:table-cell office:value-type="float" office:value="34198920" calcext:value-type="float">
            <text:p>34198920</text:p>
          </table:table-cell>
          <table:table-cell office:value-type="float" office:value="33203168" calcext:value-type="float">
            <text:p>33203168</text:p>
          </table:table-cell>
          <table:table-cell office:value-type="float" office:value="0" calcext:value-type="float">
            <text:p>0</text:p>
          </table:table-cell>
          <table:table-cell office:value-type="float" office:value="25668048" calcext:value-type="float">
            <text:p>25668048</text:p>
          </table:table-cell>
          <table:table-cell office:value-type="float" office:value="30924048" calcext:value-type="float">
            <text:p>30924048</text:p>
          </table:table-cell>
          <table:table-cell office:value-type="float" office:value="27469016" calcext:value-type="float">
            <text:p>27469016</text:p>
          </table:table-cell>
          <table:table-cell office:value-type="float" office:value="29118192" calcext:value-type="float">
            <text:p>29118192</text:p>
          </table:table-cell>
          <table:table-cell table:formula="of:=[.A774]+[.B774]+[.C774]+[.D774]+[.E774]+[.F774]+[.G774]" office:value-type="float" office:value="180581392" calcext:value-type="float">
            <text:p>180581392</text:p>
          </table:table-cell>
        </table:table-row>
        <table:table-row table:style-name="ro1">
          <table:table-cell office:value-type="float" office:value="34202952" calcext:value-type="float">
            <text:p>34202952</text:p>
          </table:table-cell>
          <table:table-cell office:value-type="float" office:value="33207432" calcext:value-type="float">
            <text:p>33207432</text:p>
          </table:table-cell>
          <table:table-cell office:value-type="float" office:value="0" calcext:value-type="float">
            <text:p>0</text:p>
          </table:table-cell>
          <table:table-cell office:value-type="float" office:value="25668048" calcext:value-type="float">
            <text:p>25668048</text:p>
          </table:table-cell>
          <table:table-cell office:value-type="float" office:value="30950792" calcext:value-type="float">
            <text:p>30950792</text:p>
          </table:table-cell>
          <table:table-cell office:value-type="float" office:value="27469016" calcext:value-type="float">
            <text:p>27469016</text:p>
          </table:table-cell>
          <table:table-cell office:value-type="float" office:value="29118192" calcext:value-type="float">
            <text:p>29118192</text:p>
          </table:table-cell>
          <table:table-cell table:formula="of:=[.A775]+[.B775]+[.C775]+[.D775]+[.E775]+[.F775]+[.G775]" office:value-type="float" office:value="180616432" calcext:value-type="float">
            <text:p>180616432</text:p>
          </table:table-cell>
        </table:table-row>
        <table:table-row table:style-name="ro1">
          <table:table-cell office:value-type="float" office:value="34206864" calcext:value-type="float">
            <text:p>34206864</text:p>
          </table:table-cell>
          <table:table-cell office:value-type="float" office:value="33207432" calcext:value-type="float">
            <text:p>33207432</text:p>
          </table:table-cell>
          <table:table-cell office:value-type="float" office:value="0" calcext:value-type="float">
            <text:p>0</text:p>
          </table:table-cell>
          <table:table-cell office:value-type="float" office:value="25726480" calcext:value-type="float">
            <text:p>25726480</text:p>
          </table:table-cell>
          <table:table-cell office:value-type="float" office:value="30964872" calcext:value-type="float">
            <text:p>30964872</text:p>
          </table:table-cell>
          <table:table-cell office:value-type="float" office:value="27473576" calcext:value-type="float">
            <text:p>27473576</text:p>
          </table:table-cell>
          <table:table-cell office:value-type="float" office:value="29123384" calcext:value-type="float">
            <text:p>29123384</text:p>
          </table:table-cell>
          <table:table-cell table:formula="of:=[.A776]+[.B776]+[.C776]+[.D776]+[.E776]+[.F776]+[.G776]" office:value-type="float" office:value="180702608" calcext:value-type="float">
            <text:p>180702608</text:p>
          </table:table-cell>
        </table:table-row>
        <table:table-row table:style-name="ro1">
          <table:table-cell office:value-type="float" office:value="33666160" calcext:value-type="float">
            <text:p>33666160</text:p>
          </table:table-cell>
          <table:table-cell office:value-type="float" office:value="33211432" calcext:value-type="float">
            <text:p>33211432</text:p>
          </table:table-cell>
          <table:table-cell office:value-type="float" office:value="0" calcext:value-type="float">
            <text:p>0</text:p>
          </table:table-cell>
          <table:table-cell office:value-type="float" office:value="25726480" calcext:value-type="float">
            <text:p>25726480</text:p>
          </table:table-cell>
          <table:table-cell office:value-type="float" office:value="30981200" calcext:value-type="float">
            <text:p>30981200</text:p>
          </table:table-cell>
          <table:table-cell office:value-type="float" office:value="27473576" calcext:value-type="float">
            <text:p>27473576</text:p>
          </table:table-cell>
          <table:table-cell office:value-type="float" office:value="29123384" calcext:value-type="float">
            <text:p>29123384</text:p>
          </table:table-cell>
          <table:table-cell table:formula="of:=[.A777]+[.B777]+[.C777]+[.D777]+[.E777]+[.F777]+[.G777]" office:value-type="float" office:value="180182232" calcext:value-type="float">
            <text:p>180182232</text:p>
          </table:table-cell>
        </table:table-row>
        <table:table-row table:style-name="ro1">
          <table:table-cell office:value-type="float" office:value="33666280" calcext:value-type="float">
            <text:p>33666280</text:p>
          </table:table-cell>
          <table:table-cell office:value-type="float" office:value="33211432" calcext:value-type="float">
            <text:p>33211432</text:p>
          </table:table-cell>
          <table:table-cell office:value-type="float" office:value="0" calcext:value-type="float">
            <text:p>0</text:p>
          </table:table-cell>
          <table:table-cell office:value-type="float" office:value="25731304" calcext:value-type="float">
            <text:p>25731304</text:p>
          </table:table-cell>
          <table:table-cell office:value-type="float" office:value="30989304" calcext:value-type="float">
            <text:p>30989304</text:p>
          </table:table-cell>
          <table:table-cell office:value-type="float" office:value="27480360" calcext:value-type="float">
            <text:p>27480360</text:p>
          </table:table-cell>
          <table:table-cell office:value-type="float" office:value="29123384" calcext:value-type="float">
            <text:p>29123384</text:p>
          </table:table-cell>
          <table:table-cell table:formula="of:=[.A778]+[.B778]+[.C778]+[.D778]+[.E778]+[.F778]+[.G778]" office:value-type="float" office:value="180202064" calcext:value-type="float">
            <text:p>180202064</text:p>
          </table:table-cell>
        </table:table-row>
        <table:table-row table:style-name="ro1">
          <table:table-cell office:value-type="float" office:value="33667136" calcext:value-type="float">
            <text:p>33667136</text:p>
          </table:table-cell>
          <table:table-cell office:value-type="float" office:value="33211432" calcext:value-type="float">
            <text:p>33211432</text:p>
          </table:table-cell>
          <table:table-cell office:value-type="float" office:value="0" calcext:value-type="float">
            <text:p>0</text:p>
          </table:table-cell>
          <table:table-cell office:value-type="float" office:value="25731304" calcext:value-type="float">
            <text:p>25731304</text:p>
          </table:table-cell>
          <table:table-cell office:value-type="float" office:value="31008672" calcext:value-type="float">
            <text:p>31008672</text:p>
          </table:table-cell>
          <table:table-cell office:value-type="float" office:value="27480360" calcext:value-type="float">
            <text:p>27480360</text:p>
          </table:table-cell>
          <table:table-cell office:value-type="float" office:value="29132208" calcext:value-type="float">
            <text:p>29132208</text:p>
          </table:table-cell>
          <table:table-cell table:formula="of:=[.A779]+[.B779]+[.C779]+[.D779]+[.E779]+[.F779]+[.G779]" office:value-type="float" office:value="180231112" calcext:value-type="float">
            <text:p>180231112</text:p>
          </table:table-cell>
        </table:table-row>
        <table:table-row table:style-name="ro1">
          <table:table-cell office:value-type="float" office:value="33671168" calcext:value-type="float">
            <text:p>33671168</text:p>
          </table:table-cell>
          <table:table-cell office:value-type="float" office:value="33215432" calcext:value-type="float">
            <text:p>33215432</text:p>
          </table:table-cell>
          <table:table-cell office:value-type="float" office:value="0" calcext:value-type="float">
            <text:p>0</text:p>
          </table:table-cell>
          <table:table-cell office:value-type="float" office:value="25731304" calcext:value-type="float">
            <text:p>25731304</text:p>
          </table:table-cell>
          <table:table-cell office:value-type="float" office:value="31016312" calcext:value-type="float">
            <text:p>31016312</text:p>
          </table:table-cell>
          <table:table-cell office:value-type="float" office:value="27480360" calcext:value-type="float">
            <text:p>27480360</text:p>
          </table:table-cell>
          <table:table-cell office:value-type="float" office:value="29132208" calcext:value-type="float">
            <text:p>29132208</text:p>
          </table:table-cell>
          <table:table-cell table:formula="of:=[.A780]+[.B780]+[.C780]+[.D780]+[.E780]+[.F780]+[.G780]" office:value-type="float" office:value="180246784" calcext:value-type="float">
            <text:p>180246784</text:p>
          </table:table-cell>
        </table:table-row>
        <table:table-row table:style-name="ro1">
          <table:table-cell office:value-type="float" office:value="33672944" calcext:value-type="float">
            <text:p>33672944</text:p>
          </table:table-cell>
          <table:table-cell office:value-type="float" office:value="33215432" calcext:value-type="float">
            <text:p>33215432</text:p>
          </table:table-cell>
          <table:table-cell office:value-type="float" office:value="0" calcext:value-type="float">
            <text:p>0</text:p>
          </table:table-cell>
          <table:table-cell office:value-type="float" office:value="25735512" calcext:value-type="float">
            <text:p>25735512</text:p>
          </table:table-cell>
          <table:table-cell office:value-type="float" office:value="31039240" calcext:value-type="float">
            <text:p>31039240</text:p>
          </table:table-cell>
          <table:table-cell office:value-type="float" office:value="27480360" calcext:value-type="float">
            <text:p>27480360</text:p>
          </table:table-cell>
          <table:table-cell office:value-type="float" office:value="28722352" calcext:value-type="float">
            <text:p>28722352</text:p>
          </table:table-cell>
          <table:table-cell table:formula="of:=[.A781]+[.B781]+[.C781]+[.D781]+[.E781]+[.F781]+[.G781]" office:value-type="float" office:value="179865840" calcext:value-type="float">
            <text:p>179865840</text:p>
          </table:table-cell>
        </table:table-row>
        <table:table-row table:style-name="ro1">
          <table:table-cell office:value-type="float" office:value="33748208" calcext:value-type="float">
            <text:p>33748208</text:p>
          </table:table-cell>
          <table:table-cell office:value-type="float" office:value="33219432" calcext:value-type="float">
            <text:p>33219432</text:p>
          </table:table-cell>
          <table:table-cell office:value-type="float" office:value="0" calcext:value-type="float">
            <text:p>0</text:p>
          </table:table-cell>
          <table:table-cell office:value-type="float" office:value="25735512" calcext:value-type="float">
            <text:p>25735512</text:p>
          </table:table-cell>
          <table:table-cell office:value-type="float" office:value="31048224" calcext:value-type="float">
            <text:p>31048224</text:p>
          </table:table-cell>
          <table:table-cell office:value-type="float" office:value="27480360" calcext:value-type="float">
            <text:p>27480360</text:p>
          </table:table-cell>
          <table:table-cell office:value-type="float" office:value="28729872" calcext:value-type="float">
            <text:p>28729872</text:p>
          </table:table-cell>
          <table:table-cell table:formula="of:=[.A782]+[.B782]+[.C782]+[.D782]+[.E782]+[.F782]+[.G782]" office:value-type="float" office:value="179961608" calcext:value-type="float">
            <text:p>179961608</text:p>
          </table:table-cell>
        </table:table-row>
        <table:table-row table:style-name="ro1">
          <table:table-cell office:value-type="float" office:value="33748328" calcext:value-type="float">
            <text:p>33748328</text:p>
          </table:table-cell>
          <table:table-cell office:value-type="float" office:value="33220744" calcext:value-type="float">
            <text:p>33220744</text:p>
          </table:table-cell>
          <table:table-cell office:value-type="float" office:value="0" calcext:value-type="float">
            <text:p>0</text:p>
          </table:table-cell>
          <table:table-cell office:value-type="float" office:value="25739720" calcext:value-type="float">
            <text:p>25739720</text:p>
          </table:table-cell>
          <table:table-cell office:value-type="float" office:value="31139360" calcext:value-type="float">
            <text:p>31139360</text:p>
          </table:table-cell>
          <table:table-cell office:value-type="float" office:value="27484920" calcext:value-type="float">
            <text:p>27484920</text:p>
          </table:table-cell>
          <table:table-cell office:value-type="float" office:value="28751552" calcext:value-type="float">
            <text:p>28751552</text:p>
          </table:table-cell>
          <table:table-cell table:formula="of:=[.A783]+[.B783]+[.C783]+[.D783]+[.E783]+[.F783]+[.G783]" office:value-type="float" office:value="180084624" calcext:value-type="float">
            <text:p>180084624</text:p>
          </table:table-cell>
        </table:table-row>
        <table:table-row table:style-name="ro1">
          <table:table-cell office:value-type="float" office:value="33749184" calcext:value-type="float">
            <text:p>33749184</text:p>
          </table:table-cell>
          <table:table-cell office:value-type="float" office:value="33220744" calcext:value-type="float">
            <text:p>33220744</text:p>
          </table:table-cell>
          <table:table-cell office:value-type="float" office:value="0" calcext:value-type="float">
            <text:p>0</text:p>
          </table:table-cell>
          <table:table-cell office:value-type="float" office:value="25739720" calcext:value-type="float">
            <text:p>25739720</text:p>
          </table:table-cell>
          <table:table-cell office:value-type="float" office:value="31177216" calcext:value-type="float">
            <text:p>31177216</text:p>
          </table:table-cell>
          <table:table-cell office:value-type="float" office:value="27484920" calcext:value-type="float">
            <text:p>27484920</text:p>
          </table:table-cell>
          <table:table-cell office:value-type="float" office:value="28759072" calcext:value-type="float">
            <text:p>28759072</text:p>
          </table:table-cell>
          <table:table-cell table:formula="of:=[.A784]+[.B784]+[.C784]+[.D784]+[.E784]+[.F784]+[.G784]" office:value-type="float" office:value="180130856" calcext:value-type="float">
            <text:p>180130856</text:p>
          </table:table-cell>
        </table:table-row>
        <table:table-row table:style-name="ro1">
          <table:table-cell office:value-type="float" office:value="33749304" calcext:value-type="float">
            <text:p>33749304</text:p>
          </table:table-cell>
          <table:table-cell office:value-type="float" office:value="33220744" calcext:value-type="float">
            <text:p>33220744</text:p>
          </table:table-cell>
          <table:table-cell office:value-type="float" office:value="0" calcext:value-type="float">
            <text:p>0</text:p>
          </table:table-cell>
          <table:table-cell office:value-type="float" office:value="25739720" calcext:value-type="float">
            <text:p>25739720</text:p>
          </table:table-cell>
          <table:table-cell office:value-type="float" office:value="31177216" calcext:value-type="float">
            <text:p>31177216</text:p>
          </table:table-cell>
          <table:table-cell office:value-type="float" office:value="27489480" calcext:value-type="float">
            <text:p>27489480</text:p>
          </table:table-cell>
          <table:table-cell office:value-type="float" office:value="28855840" calcext:value-type="float">
            <text:p>28855840</text:p>
          </table:table-cell>
          <table:table-cell table:formula="of:=[.A785]+[.B785]+[.C785]+[.D785]+[.E785]+[.F785]+[.G785]" office:value-type="float" office:value="180232304" calcext:value-type="float">
            <text:p>180232304</text:p>
          </table:table-cell>
        </table:table-row>
        <table:table-row table:style-name="ro1">
          <table:table-cell office:value-type="float" office:value="33751040" calcext:value-type="float">
            <text:p>33751040</text:p>
          </table:table-cell>
          <table:table-cell office:value-type="float" office:value="33220744" calcext:value-type="float">
            <text:p>33220744</text:p>
          </table:table-cell>
          <table:table-cell office:value-type="float" office:value="0" calcext:value-type="float">
            <text:p>0</text:p>
          </table:table-cell>
          <table:table-cell office:value-type="float" office:value="25798456" calcext:value-type="float">
            <text:p>25798456</text:p>
          </table:table-cell>
          <table:table-cell office:value-type="float" office:value="31183184" calcext:value-type="float">
            <text:p>31183184</text:p>
          </table:table-cell>
          <table:table-cell office:value-type="float" office:value="27489480" calcext:value-type="float">
            <text:p>27489480</text:p>
          </table:table-cell>
          <table:table-cell office:value-type="float" office:value="28868000" calcext:value-type="float">
            <text:p>28868000</text:p>
          </table:table-cell>
          <table:table-cell table:formula="of:=[.A786]+[.B786]+[.C786]+[.D786]+[.E786]+[.F786]+[.G786]" office:value-type="float" office:value="180310904" calcext:value-type="float">
            <text:p>180310904</text:p>
          </table:table-cell>
        </table:table-row>
        <table:table-row table:style-name="ro1">
          <table:table-cell office:value-type="float" office:value="33755336" calcext:value-type="float">
            <text:p>33755336</text:p>
          </table:table-cell>
          <table:table-cell office:value-type="float" office:value="33224744" calcext:value-type="float">
            <text:p>33224744</text:p>
          </table:table-cell>
          <table:table-cell office:value-type="float" office:value="0" calcext:value-type="float">
            <text:p>0</text:p>
          </table:table-cell>
          <table:table-cell office:value-type="float" office:value="25798456" calcext:value-type="float">
            <text:p>25798456</text:p>
          </table:table-cell>
          <table:table-cell office:value-type="float" office:value="31183184" calcext:value-type="float">
            <text:p>31183184</text:p>
          </table:table-cell>
          <table:table-cell office:value-type="float" office:value="27632232" calcext:value-type="float">
            <text:p>27632232</text:p>
          </table:table-cell>
          <table:table-cell office:value-type="float" office:value="29478296" calcext:value-type="float">
            <text:p>29478296</text:p>
          </table:table-cell>
          <table:table-cell table:formula="of:=[.A787]+[.B787]+[.C787]+[.D787]+[.E787]+[.F787]+[.G787]" office:value-type="float" office:value="181072248" calcext:value-type="float">
            <text:p>181072248</text:p>
          </table:table-cell>
        </table:table-row>
        <table:table-row table:style-name="ro1">
          <table:table-cell office:value-type="float" office:value="33755456" calcext:value-type="float">
            <text:p>33755456</text:p>
          </table:table-cell>
          <table:table-cell office:value-type="float" office:value="33224744" calcext:value-type="float">
            <text:p>33224744</text:p>
          </table:table-cell>
          <table:table-cell office:value-type="float" office:value="0" calcext:value-type="float">
            <text:p>0</text:p>
          </table:table-cell>
          <table:table-cell office:value-type="float" office:value="25802928" calcext:value-type="float">
            <text:p>25802928</text:p>
          </table:table-cell>
          <table:table-cell office:value-type="float" office:value="31188888" calcext:value-type="float">
            <text:p>31188888</text:p>
          </table:table-cell>
          <table:table-cell office:value-type="float" office:value="27637056" calcext:value-type="float">
            <text:p>27637056</text:p>
          </table:table-cell>
          <table:table-cell office:value-type="float" office:value="32860664" calcext:value-type="float">
            <text:p>32860664</text:p>
          </table:table-cell>
          <table:table-cell table:formula="of:=[.A788]+[.B788]+[.C788]+[.D788]+[.E788]+[.F788]+[.G788]" office:value-type="float" office:value="184469736" calcext:value-type="float">
            <text:p>184469736</text:p>
          </table:table-cell>
        </table:table-row>
        <table:table-row table:style-name="ro1">
          <table:table-cell office:value-type="float" office:value="33756312" calcext:value-type="float">
            <text:p>33756312</text:p>
          </table:table-cell>
          <table:table-cell office:value-type="float" office:value="33228744" calcext:value-type="float">
            <text:p>33228744</text:p>
          </table:table-cell>
          <table:table-cell office:value-type="float" office:value="0" calcext:value-type="float">
            <text:p>0</text:p>
          </table:table-cell>
          <table:table-cell office:value-type="float" office:value="25802928" calcext:value-type="float">
            <text:p>25802928</text:p>
          </table:table-cell>
          <table:table-cell office:value-type="float" office:value="31188888" calcext:value-type="float">
            <text:p>31188888</text:p>
          </table:table-cell>
          <table:table-cell office:value-type="float" office:value="27637056" calcext:value-type="float">
            <text:p>27637056</text:p>
          </table:table-cell>
          <table:table-cell office:value-type="float" office:value="33737192" calcext:value-type="float">
            <text:p>33737192</text:p>
          </table:table-cell>
          <table:table-cell table:formula="of:=[.A789]+[.B789]+[.C789]+[.D789]+[.E789]+[.F789]+[.G789]" office:value-type="float" office:value="185351120" calcext:value-type="float">
            <text:p>185351120</text:p>
          </table:table-cell>
        </table:table-row>
        <table:table-row table:style-name="ro1">
          <table:table-cell office:value-type="float" office:value="33760344" calcext:value-type="float">
            <text:p>33760344</text:p>
          </table:table-cell>
          <table:table-cell office:value-type="float" office:value="33228744" calcext:value-type="float">
            <text:p>33228744</text:p>
          </table:table-cell>
          <table:table-cell office:value-type="float" office:value="0" calcext:value-type="float">
            <text:p>0</text:p>
          </table:table-cell>
          <table:table-cell office:value-type="float" office:value="25807136" calcext:value-type="float">
            <text:p>25807136</text:p>
          </table:table-cell>
          <table:table-cell office:value-type="float" office:value="31188888" calcext:value-type="float">
            <text:p>31188888</text:p>
          </table:table-cell>
          <table:table-cell office:value-type="float" office:value="27637056" calcext:value-type="float">
            <text:p>27637056</text:p>
          </table:table-cell>
          <table:table-cell office:value-type="float" office:value="32849864" calcext:value-type="float">
            <text:p>32849864</text:p>
          </table:table-cell>
          <table:table-cell table:formula="of:=[.A790]+[.B790]+[.C790]+[.D790]+[.E790]+[.F790]+[.G790]" office:value-type="float" office:value="184472032" calcext:value-type="float">
            <text:p>184472032</text:p>
          </table:table-cell>
        </table:table-row>
        <table:table-row table:style-name="ro1">
          <table:table-cell office:value-type="float" office:value="33762080" calcext:value-type="float">
            <text:p>33762080</text:p>
          </table:table-cell>
          <table:table-cell office:value-type="float" office:value="33228744" calcext:value-type="float">
            <text:p>33228744</text:p>
          </table:table-cell>
          <table:table-cell office:value-type="float" office:value="0" calcext:value-type="float">
            <text:p>0</text:p>
          </table:table-cell>
          <table:table-cell office:value-type="float" office:value="25807136" calcext:value-type="float">
            <text:p>25807136</text:p>
          </table:table-cell>
          <table:table-cell office:value-type="float" office:value="31267608" calcext:value-type="float">
            <text:p>31267608</text:p>
          </table:table-cell>
          <table:table-cell office:value-type="float" office:value="27637056" calcext:value-type="float">
            <text:p>27637056</text:p>
          </table:table-cell>
          <table:table-cell office:value-type="float" office:value="33207504" calcext:value-type="float">
            <text:p>33207504</text:p>
          </table:table-cell>
          <table:table-cell table:formula="of:=[.A791]+[.B791]+[.C791]+[.D791]+[.E791]+[.F791]+[.G791]" office:value-type="float" office:value="184910128" calcext:value-type="float">
            <text:p>184910128</text:p>
          </table:table-cell>
        </table:table-row>
        <table:table-row table:style-name="ro1">
          <table:table-cell office:value-type="float" office:value="33766112" calcext:value-type="float">
            <text:p>33766112</text:p>
          </table:table-cell>
          <table:table-cell office:value-type="float" office:value="33300064" calcext:value-type="float">
            <text:p>33300064</text:p>
          </table:table-cell>
          <table:table-cell office:value-type="float" office:value="0" calcext:value-type="float">
            <text:p>0</text:p>
          </table:table-cell>
          <table:table-cell office:value-type="float" office:value="25807136" calcext:value-type="float">
            <text:p>25807136</text:p>
          </table:table-cell>
          <table:table-cell office:value-type="float" office:value="31267608" calcext:value-type="float">
            <text:p>31267608</text:p>
          </table:table-cell>
          <table:table-cell office:value-type="float" office:value="27641616" calcext:value-type="float">
            <text:p>27641616</text:p>
          </table:table-cell>
          <table:table-cell office:value-type="float" office:value="33568512" calcext:value-type="float">
            <text:p>33568512</text:p>
          </table:table-cell>
          <table:table-cell table:formula="of:=[.A792]+[.B792]+[.C792]+[.D792]+[.E792]+[.F792]+[.G792]" office:value-type="float" office:value="185351048" calcext:value-type="float">
            <text:p>185351048</text:p>
          </table:table-cell>
        </table:table-row>
        <table:table-row table:style-name="ro1">
          <table:table-cell office:value-type="float" office:value="33766232" calcext:value-type="float">
            <text:p>33766232</text:p>
          </table:table-cell>
          <table:table-cell office:value-type="float" office:value="33300064" calcext:value-type="float">
            <text:p>33300064</text:p>
          </table:table-cell>
          <table:table-cell office:value-type="float" office:value="0" calcext:value-type="float">
            <text:p>0</text:p>
          </table:table-cell>
          <table:table-cell office:value-type="float" office:value="25811344" calcext:value-type="float">
            <text:p>25811344</text:p>
          </table:table-cell>
          <table:table-cell office:value-type="float" office:value="31273576" calcext:value-type="float">
            <text:p>31273576</text:p>
          </table:table-cell>
          <table:table-cell office:value-type="float" office:value="27641616" calcext:value-type="float">
            <text:p>27641616</text:p>
          </table:table-cell>
          <table:table-cell office:value-type="float" office:value="33574264" calcext:value-type="float">
            <text:p>33574264</text:p>
          </table:table-cell>
          <table:table-cell table:formula="of:=[.A793]+[.B793]+[.C793]+[.D793]+[.E793]+[.F793]+[.G793]" office:value-type="float" office:value="185367096" calcext:value-type="float">
            <text:p>185367096</text:p>
          </table:table-cell>
        </table:table-row>
        <table:table-row table:style-name="ro1">
          <table:table-cell office:value-type="float" office:value="33767088" calcext:value-type="float">
            <text:p>33767088</text:p>
          </table:table-cell>
          <table:table-cell office:value-type="float" office:value="33304328" calcext:value-type="float">
            <text:p>33304328</text:p>
          </table:table-cell>
          <table:table-cell office:value-type="float" office:value="0" calcext:value-type="float">
            <text:p>0</text:p>
          </table:table-cell>
          <table:table-cell office:value-type="float" office:value="25811344" calcext:value-type="float">
            <text:p>25811344</text:p>
          </table:table-cell>
          <table:table-cell office:value-type="float" office:value="31273576" calcext:value-type="float">
            <text:p>31273576</text:p>
          </table:table-cell>
          <table:table-cell office:value-type="float" office:value="27641616" calcext:value-type="float">
            <text:p>27641616</text:p>
          </table:table-cell>
          <table:table-cell office:value-type="float" office:value="33667904" calcext:value-type="float">
            <text:p>33667904</text:p>
          </table:table-cell>
          <table:table-cell table:formula="of:=[.A794]+[.B794]+[.C794]+[.D794]+[.E794]+[.F794]+[.G794]" office:value-type="float" office:value="185465856" calcext:value-type="float">
            <text:p>185465856</text:p>
          </table:table-cell>
        </table:table-row>
        <table:table-row table:style-name="ro1">
          <table:table-cell office:value-type="float" office:value="33767520" calcext:value-type="float">
            <text:p>33767520</text:p>
          </table:table-cell>
          <table:table-cell office:value-type="float" office:value="33304328" calcext:value-type="float">
            <text:p>33304328</text:p>
          </table:table-cell>
          <table:table-cell office:value-type="float" office:value="0" calcext:value-type="float">
            <text:p>0</text:p>
          </table:table-cell>
          <table:table-cell office:value-type="float" office:value="25819312" calcext:value-type="float">
            <text:p>25819312</text:p>
          </table:table-cell>
          <table:table-cell office:value-type="float" office:value="31279280" calcext:value-type="float">
            <text:p>31279280</text:p>
          </table:table-cell>
          <table:table-cell office:value-type="float" office:value="27646992" calcext:value-type="float">
            <text:p>27646992</text:p>
          </table:table-cell>
          <table:table-cell office:value-type="float" office:value="33682640" calcext:value-type="float">
            <text:p>33682640</text:p>
          </table:table-cell>
          <table:table-cell table:formula="of:=[.A795]+[.B795]+[.C795]+[.D795]+[.E795]+[.F795]+[.G795]" office:value-type="float" office:value="185500072" calcext:value-type="float">
            <text:p>185500072</text:p>
          </table:table-cell>
        </table:table-row>
        <table:table-row table:style-name="ro1">
          <table:table-cell office:value-type="float" office:value="33769256" calcext:value-type="float">
            <text:p>33769256</text:p>
          </table:table-cell>
          <table:table-cell office:value-type="float" office:value="33304328" calcext:value-type="float">
            <text:p>33304328</text:p>
          </table:table-cell>
          <table:table-cell office:value-type="float" office:value="0" calcext:value-type="float">
            <text:p>0</text:p>
          </table:table-cell>
          <table:table-cell office:value-type="float" office:value="25819312" calcext:value-type="float">
            <text:p>25819312</text:p>
          </table:table-cell>
          <table:table-cell office:value-type="float" office:value="31279280" calcext:value-type="float">
            <text:p>31279280</text:p>
          </table:table-cell>
          <table:table-cell office:value-type="float" office:value="27648400" calcext:value-type="float">
            <text:p>27648400</text:p>
          </table:table-cell>
          <table:table-cell office:value-type="float" office:value="34015888" calcext:value-type="float">
            <text:p>34015888</text:p>
          </table:table-cell>
          <table:table-cell table:formula="of:=[.A796]+[.B796]+[.C796]+[.D796]+[.E796]+[.F796]+[.G796]" office:value-type="float" office:value="185836464" calcext:value-type="float">
            <text:p>185836464</text:p>
          </table:table-cell>
        </table:table-row>
        <table:table-row table:style-name="ro1">
          <table:table-cell office:value-type="float" office:value="29807928" calcext:value-type="float">
            <text:p>29807928</text:p>
          </table:table-cell>
          <table:table-cell office:value-type="float" office:value="33304328" calcext:value-type="float">
            <text:p>33304328</text:p>
          </table:table-cell>
          <table:table-cell office:value-type="float" office:value="0" calcext:value-type="float">
            <text:p>0</text:p>
          </table:table-cell>
          <table:table-cell office:value-type="float" office:value="25819312" calcext:value-type="float">
            <text:p>25819312</text:p>
          </table:table-cell>
          <table:table-cell office:value-type="float" office:value="31279280" calcext:value-type="float">
            <text:p>31279280</text:p>
          </table:table-cell>
          <table:table-cell office:value-type="float" office:value="27720664" calcext:value-type="float">
            <text:p>27720664</text:p>
          </table:table-cell>
          <table:table-cell office:value-type="float" office:value="34042712" calcext:value-type="float">
            <text:p>34042712</text:p>
          </table:table-cell>
          <table:table-cell table:formula="of:=[.A797]+[.B797]+[.C797]+[.D797]+[.E797]+[.F797]+[.G797]" office:value-type="float" office:value="181974224" calcext:value-type="float">
            <text:p>181974224</text:p>
          </table:table-cell>
        </table:table-row>
        <table:table-row table:style-name="ro1">
          <table:table-cell office:value-type="float" office:value="29808080" calcext:value-type="float">
            <text:p>29808080</text:p>
          </table:table-cell>
          <table:table-cell office:value-type="float" office:value="33304328" calcext:value-type="float">
            <text:p>33304328</text:p>
          </table:table-cell>
          <table:table-cell office:value-type="float" office:value="0" calcext:value-type="float">
            <text:p>0</text:p>
          </table:table-cell>
          <table:table-cell office:value-type="float" office:value="25823520" calcext:value-type="float">
            <text:p>25823520</text:p>
          </table:table-cell>
          <table:table-cell office:value-type="float" office:value="31284984" calcext:value-type="float">
            <text:p>31284984</text:p>
          </table:table-cell>
          <table:table-cell office:value-type="float" office:value="27720664" calcext:value-type="float">
            <text:p>27720664</text:p>
          </table:table-cell>
          <table:table-cell office:value-type="float" office:value="32782528" calcext:value-type="float">
            <text:p>32782528</text:p>
          </table:table-cell>
          <table:table-cell table:formula="of:=[.A798]+[.B798]+[.C798]+[.D798]+[.E798]+[.F798]+[.G798]" office:value-type="float" office:value="180724104" calcext:value-type="float">
            <text:p>180724104</text:p>
          </table:table-cell>
        </table:table-row>
        <table:table-row table:style-name="ro1">
          <table:table-cell office:value-type="float" office:value="29818576" calcext:value-type="float">
            <text:p>29818576</text:p>
          </table:table-cell>
          <table:table-cell office:value-type="float" office:value="33308328" calcext:value-type="float">
            <text:p>33308328</text:p>
          </table:table-cell>
          <table:table-cell office:value-type="float" office:value="0" calcext:value-type="float">
            <text:p>0</text:p>
          </table:table-cell>
          <table:table-cell office:value-type="float" office:value="25823520" calcext:value-type="float">
            <text:p>25823520</text:p>
          </table:table-cell>
          <table:table-cell office:value-type="float" office:value="31284984" calcext:value-type="float">
            <text:p>31284984</text:p>
          </table:table-cell>
          <table:table-cell office:value-type="float" office:value="27720664" calcext:value-type="float">
            <text:p>27720664</text:p>
          </table:table-cell>
          <table:table-cell office:value-type="float" office:value="32786104" calcext:value-type="float">
            <text:p>32786104</text:p>
          </table:table-cell>
          <table:table-cell table:formula="of:=[.A799]+[.B799]+[.C799]+[.D799]+[.E799]+[.F799]+[.G799]" office:value-type="float" office:value="180742176" calcext:value-type="float">
            <text:p>180742176</text:p>
          </table:table-cell>
        </table:table-row>
        <table:table-row table:style-name="ro1">
          <table:table-cell office:value-type="float" office:value="29818696" calcext:value-type="float">
            <text:p>29818696</text:p>
          </table:table-cell>
          <table:table-cell office:value-type="float" office:value="33308328" calcext:value-type="float">
            <text:p>33308328</text:p>
          </table:table-cell>
          <table:table-cell office:value-type="float" office:value="0" calcext:value-type="float">
            <text:p>0</text:p>
          </table:table-cell>
          <table:table-cell office:value-type="float" office:value="25823520" calcext:value-type="float">
            <text:p>25823520</text:p>
          </table:table-cell>
          <table:table-cell office:value-type="float" office:value="31290688" calcext:value-type="float">
            <text:p>31290688</text:p>
          </table:table-cell>
          <table:table-cell office:value-type="float" office:value="27720664" calcext:value-type="float">
            <text:p>27720664</text:p>
          </table:table-cell>
          <table:table-cell office:value-type="float" office:value="32934416" calcext:value-type="float">
            <text:p>32934416</text:p>
          </table:table-cell>
          <table:table-cell table:formula="of:=[.A800]+[.B800]+[.C800]+[.D800]+[.E800]+[.F800]+[.G800]" office:value-type="float" office:value="180896312" calcext:value-type="float">
            <text:p>180896312</text:p>
          </table:table-cell>
        </table:table-row>
        <table:table-row table:style-name="ro1">
          <table:table-cell office:value-type="float" office:value="29891792" calcext:value-type="float">
            <text:p>29891792</text:p>
          </table:table-cell>
          <table:table-cell office:value-type="float" office:value="33312328" calcext:value-type="float">
            <text:p>33312328</text:p>
          </table:table-cell>
          <table:table-cell office:value-type="float" office:value="0" calcext:value-type="float">
            <text:p>0</text:p>
          </table:table-cell>
          <table:table-cell office:value-type="float" office:value="25823520" calcext:value-type="float">
            <text:p>25823520</text:p>
          </table:table-cell>
          <table:table-cell office:value-type="float" office:value="31371136" calcext:value-type="float">
            <text:p>31371136</text:p>
          </table:table-cell>
          <table:table-cell office:value-type="float" office:value="27720664" calcext:value-type="float">
            <text:p>27720664</text:p>
          </table:table-cell>
          <table:table-cell office:value-type="float" office:value="32949120" calcext:value-type="float">
            <text:p>32949120</text:p>
          </table:table-cell>
          <table:table-cell table:formula="of:=[.A801]+[.B801]+[.C801]+[.D801]+[.E801]+[.F801]+[.G801]" office:value-type="float" office:value="181068560" calcext:value-type="float">
            <text:p>181068560</text:p>
          </table:table-cell>
        </table:table-row>
        <table:table-row table:style-name="ro1">
          <table:table-cell office:value-type="float" office:value="29895824" calcext:value-type="float">
            <text:p>29895824</text:p>
          </table:table-cell>
          <table:table-cell office:value-type="float" office:value="33457552" calcext:value-type="float">
            <text:p>33457552</text:p>
          </table:table-cell>
          <table:table-cell office:value-type="float" office:value="0" calcext:value-type="float">
            <text:p>0</text:p>
          </table:table-cell>
          <table:table-cell office:value-type="float" office:value="25827728" calcext:value-type="float">
            <text:p>25827728</text:p>
          </table:table-cell>
          <table:table-cell office:value-type="float" office:value="31371136" calcext:value-type="float">
            <text:p>31371136</text:p>
          </table:table-cell>
          <table:table-cell office:value-type="float" office:value="27724736" calcext:value-type="float">
            <text:p>27724736</text:p>
          </table:table-cell>
          <table:table-cell office:value-type="float" office:value="32964608" calcext:value-type="float">
            <text:p>32964608</text:p>
          </table:table-cell>
          <table:table-cell table:formula="of:=[.A802]+[.B802]+[.C802]+[.D802]+[.E802]+[.F802]+[.G802]" office:value-type="float" office:value="181241584" calcext:value-type="float">
            <text:p>181241584</text:p>
          </table:table-cell>
        </table:table-row>
        <table:table-row table:style-name="ro1">
          <table:table-cell office:value-type="float" office:value="29896680" calcext:value-type="float">
            <text:p>29896680</text:p>
          </table:table-cell>
          <table:table-cell office:value-type="float" office:value="33457608" calcext:value-type="float">
            <text:p>33457608</text:p>
          </table:table-cell>
          <table:table-cell office:value-type="float" office:value="0" calcext:value-type="float">
            <text:p>0</text:p>
          </table:table-cell>
          <table:table-cell office:value-type="float" office:value="25827728" calcext:value-type="float">
            <text:p>25827728</text:p>
          </table:table-cell>
          <table:table-cell office:value-type="float" office:value="31377104" calcext:value-type="float">
            <text:p>31377104</text:p>
          </table:table-cell>
          <table:table-cell office:value-type="float" office:value="27724736" calcext:value-type="float">
            <text:p>27724736</text:p>
          </table:table-cell>
          <table:table-cell office:value-type="float" office:value="32968224" calcext:value-type="float">
            <text:p>32968224</text:p>
          </table:table-cell>
          <table:table-cell table:formula="of:=[.A803]+[.B803]+[.C803]+[.D803]+[.E803]+[.F803]+[.G803]" office:value-type="float" office:value="181252080" calcext:value-type="float">
            <text:p>181252080</text:p>
          </table:table-cell>
        </table:table-row>
        <table:table-row table:style-name="ro1">
          <table:table-cell office:value-type="float" office:value="29900712" calcext:value-type="float">
            <text:p>29900712</text:p>
          </table:table-cell>
          <table:table-cell office:value-type="float" office:value="33461872" calcext:value-type="float">
            <text:p>33461872</text:p>
          </table:table-cell>
          <table:table-cell office:value-type="float" office:value="0" calcext:value-type="float">
            <text:p>0</text:p>
          </table:table-cell>
          <table:table-cell office:value-type="float" office:value="25827728" calcext:value-type="float">
            <text:p>25827728</text:p>
          </table:table-cell>
          <table:table-cell office:value-type="float" office:value="31377104" calcext:value-type="float">
            <text:p>31377104</text:p>
          </table:table-cell>
          <table:table-cell office:value-type="float" office:value="27728808" calcext:value-type="float">
            <text:p>27728808</text:p>
          </table:table-cell>
          <table:table-cell office:value-type="float" office:value="32972888" calcext:value-type="float">
            <text:p>32972888</text:p>
          </table:table-cell>
          <table:table-cell table:formula="of:=[.A804]+[.B804]+[.C804]+[.D804]+[.E804]+[.F804]+[.G804]" office:value-type="float" office:value="181269112" calcext:value-type="float">
            <text:p>181269112</text:p>
          </table:table-cell>
        </table:table-row>
        <table:table-row table:style-name="ro1">
          <table:table-cell office:value-type="float" office:value="30704848" calcext:value-type="float">
            <text:p>30704848</text:p>
          </table:table-cell>
          <table:table-cell office:value-type="float" office:value="33461872" calcext:value-type="float">
            <text:p>33461872</text:p>
          </table:table-cell>
          <table:table-cell office:value-type="float" office:value="0" calcext:value-type="float">
            <text:p>0</text:p>
          </table:table-cell>
          <table:table-cell office:value-type="float" office:value="25964760" calcext:value-type="float">
            <text:p>25964760</text:p>
          </table:table-cell>
          <table:table-cell office:value-type="float" office:value="31377104" calcext:value-type="float">
            <text:p>31377104</text:p>
          </table:table-cell>
          <table:table-cell office:value-type="float" office:value="27728808" calcext:value-type="float">
            <text:p>27728808</text:p>
          </table:table-cell>
          <table:table-cell office:value-type="float" office:value="33175912" calcext:value-type="float">
            <text:p>33175912</text:p>
          </table:table-cell>
          <table:table-cell table:formula="of:=[.A805]+[.B805]+[.C805]+[.D805]+[.E805]+[.F805]+[.G805]" office:value-type="float" office:value="182413304" calcext:value-type="float">
            <text:p>182413304</text:p>
          </table:table-cell>
        </table:table-row>
        <table:table-row table:style-name="ro1">
          <table:table-cell office:value-type="float" office:value="30706288" calcext:value-type="float">
            <text:p>30706288</text:p>
          </table:table-cell>
          <table:table-cell office:value-type="float" office:value="33461872" calcext:value-type="float">
            <text:p>33461872</text:p>
          </table:table-cell>
          <table:table-cell office:value-type="float" office:value="0" calcext:value-type="float">
            <text:p>0</text:p>
          </table:table-cell>
          <table:table-cell office:value-type="float" office:value="25965584" calcext:value-type="float">
            <text:p>25965584</text:p>
          </table:table-cell>
          <table:table-cell office:value-type="float" office:value="31377104" calcext:value-type="float">
            <text:p>31377104</text:p>
          </table:table-cell>
          <table:table-cell office:value-type="float" office:value="27731280" calcext:value-type="float">
            <text:p>27731280</text:p>
          </table:table-cell>
          <table:table-cell office:value-type="float" office:value="33179656" calcext:value-type="float">
            <text:p>33179656</text:p>
          </table:table-cell>
          <table:table-cell table:formula="of:=[.A806]+[.B806]+[.C806]+[.D806]+[.E806]+[.F806]+[.G806]" office:value-type="float" office:value="182421784" calcext:value-type="float">
            <text:p>182421784</text:p>
          </table:table-cell>
        </table:table-row>
        <table:table-row table:style-name="ro1">
          <table:table-cell office:value-type="float" office:value="30710320" calcext:value-type="float">
            <text:p>30710320</text:p>
          </table:table-cell>
          <table:table-cell office:value-type="float" office:value="33461872" calcext:value-type="float">
            <text:p>33461872</text:p>
          </table:table-cell>
          <table:table-cell office:value-type="float" office:value="0" calcext:value-type="float">
            <text:p>0</text:p>
          </table:table-cell>
          <table:table-cell office:value-type="float" office:value="25970056" calcext:value-type="float">
            <text:p>25970056</text:p>
          </table:table-cell>
          <table:table-cell office:value-type="float" office:value="31377104" calcext:value-type="float">
            <text:p>31377104</text:p>
          </table:table-cell>
          <table:table-cell office:value-type="float" office:value="27735352" calcext:value-type="float">
            <text:p>27735352</text:p>
          </table:table-cell>
          <table:table-cell office:value-type="float" office:value="33465840" calcext:value-type="float">
            <text:p>33465840</text:p>
          </table:table-cell>
          <table:table-cell table:formula="of:=[.A807]+[.B807]+[.C807]+[.D807]+[.E807]+[.F807]+[.G807]" office:value-type="float" office:value="182720544" calcext:value-type="float">
            <text:p>182720544</text:p>
          </table:table-cell>
        </table:table-row>
        <table:table-row table:style-name="ro1">
          <table:table-cell office:value-type="float" office:value="30711176" calcext:value-type="float">
            <text:p>30711176</text:p>
          </table:table-cell>
          <table:table-cell office:value-type="float" office:value="33461872" calcext:value-type="float">
            <text:p>33461872</text:p>
          </table:table-cell>
          <table:table-cell office:value-type="float" office:value="0" calcext:value-type="float">
            <text:p>0</text:p>
          </table:table-cell>
          <table:table-cell office:value-type="float" office:value="25970056" calcext:value-type="float">
            <text:p>25970056</text:p>
          </table:table-cell>
          <table:table-cell office:value-type="float" office:value="31382808" calcext:value-type="float">
            <text:p>31382808</text:p>
          </table:table-cell>
          <table:table-cell office:value-type="float" office:value="27735352" calcext:value-type="float">
            <text:p>27735352</text:p>
          </table:table-cell>
          <table:table-cell office:value-type="float" office:value="33480656" calcext:value-type="float">
            <text:p>33480656</text:p>
          </table:table-cell>
          <table:table-cell table:formula="of:=[.A808]+[.B808]+[.C808]+[.D808]+[.E808]+[.F808]+[.G808]" office:value-type="float" office:value="182741920" calcext:value-type="float">
            <text:p>182741920</text:p>
          </table:table-cell>
        </table:table-row>
        <table:table-row table:style-name="ro1">
          <table:table-cell office:value-type="float" office:value="30782328" calcext:value-type="float">
            <text:p>30782328</text:p>
          </table:table-cell>
          <table:table-cell office:value-type="float" office:value="33465872" calcext:value-type="float">
            <text:p>33465872</text:p>
          </table:table-cell>
          <table:table-cell office:value-type="float" office:value="0" calcext:value-type="float">
            <text:p>0</text:p>
          </table:table-cell>
          <table:table-cell office:value-type="float" office:value="25970056" calcext:value-type="float">
            <text:p>25970056</text:p>
          </table:table-cell>
          <table:table-cell office:value-type="float" office:value="31382808" calcext:value-type="float">
            <text:p>31382808</text:p>
          </table:table-cell>
          <table:table-cell office:value-type="float" office:value="27735352" calcext:value-type="float">
            <text:p>27735352</text:p>
          </table:table-cell>
          <table:table-cell office:value-type="float" office:value="33483112" calcext:value-type="float">
            <text:p>33483112</text:p>
          </table:table-cell>
          <table:table-cell table:formula="of:=[.A809]+[.B809]+[.C809]+[.D809]+[.E809]+[.F809]+[.G809]" office:value-type="float" office:value="182819528" calcext:value-type="float">
            <text:p>182819528</text:p>
          </table:table-cell>
        </table:table-row>
        <table:table-row table:style-name="ro1">
          <table:table-cell office:value-type="float" office:value="30782808" calcext:value-type="float">
            <text:p>30782808</text:p>
          </table:table-cell>
          <table:table-cell office:value-type="float" office:value="33465872" calcext:value-type="float">
            <text:p>33465872</text:p>
          </table:table-cell>
          <table:table-cell office:value-type="float" office:value="0" calcext:value-type="float">
            <text:p>0</text:p>
          </table:table-cell>
          <table:table-cell office:value-type="float" office:value="25970056" calcext:value-type="float">
            <text:p>25970056</text:p>
          </table:table-cell>
          <table:table-cell office:value-type="float" office:value="31388512" calcext:value-type="float">
            <text:p>31388512</text:p>
          </table:table-cell>
          <table:table-cell office:value-type="float" office:value="27735352" calcext:value-type="float">
            <text:p>27735352</text:p>
          </table:table-cell>
          <table:table-cell office:value-type="float" office:value="33497464" calcext:value-type="float">
            <text:p>33497464</text:p>
          </table:table-cell>
          <table:table-cell table:formula="of:=[.A810]+[.B810]+[.C810]+[.D810]+[.E810]+[.F810]+[.G810]" office:value-type="float" office:value="182840064" calcext:value-type="float">
            <text:p>182840064</text:p>
          </table:table-cell>
        </table:table-row>
        <table:table-row table:style-name="ro1">
          <table:table-cell office:value-type="float" office:value="30784248" calcext:value-type="float">
            <text:p>30784248</text:p>
          </table:table-cell>
          <table:table-cell office:value-type="float" office:value="33502376" calcext:value-type="float">
            <text:p>33502376</text:p>
          </table:table-cell>
          <table:table-cell office:value-type="float" office:value="0" calcext:value-type="float">
            <text:p>0</text:p>
          </table:table-cell>
          <table:table-cell office:value-type="float" office:value="25970056" calcext:value-type="float">
            <text:p>25970056</text:p>
          </table:table-cell>
          <table:table-cell office:value-type="float" office:value="31397408" calcext:value-type="float">
            <text:p>31397408</text:p>
          </table:table-cell>
          <table:table-cell office:value-type="float" office:value="27739424" calcext:value-type="float">
            <text:p>27739424</text:p>
          </table:table-cell>
          <table:table-cell office:value-type="float" office:value="33562768" calcext:value-type="float">
            <text:p>33562768</text:p>
          </table:table-cell>
          <table:table-cell table:formula="of:=[.A811]+[.B811]+[.C811]+[.D811]+[.E811]+[.F811]+[.G811]" office:value-type="float" office:value="182956280" calcext:value-type="float">
            <text:p>182956280</text:p>
          </table:table-cell>
        </table:table-row>
        <table:table-row table:style-name="ro1">
          <table:table-cell office:value-type="float" office:value="30788544" calcext:value-type="float">
            <text:p>30788544</text:p>
          </table:table-cell>
          <table:table-cell office:value-type="float" office:value="33508408" calcext:value-type="float">
            <text:p>33508408</text:p>
          </table:table-cell>
          <table:table-cell office:value-type="float" office:value="0" calcext:value-type="float">
            <text:p>0</text:p>
          </table:table-cell>
          <table:table-cell office:value-type="float" office:value="25974264" calcext:value-type="float">
            <text:p>25974264</text:p>
          </table:table-cell>
          <table:table-cell office:value-type="float" office:value="31397408" calcext:value-type="float">
            <text:p>31397408</text:p>
          </table:table-cell>
          <table:table-cell office:value-type="float" office:value="27739424" calcext:value-type="float">
            <text:p>27739424</text:p>
          </table:table-cell>
          <table:table-cell office:value-type="float" office:value="33583376" calcext:value-type="float">
            <text:p>33583376</text:p>
          </table:table-cell>
          <table:table-cell table:formula="of:=[.A812]+[.B812]+[.C812]+[.D812]+[.E812]+[.F812]+[.G812]" office:value-type="float" office:value="182991424" calcext:value-type="float">
            <text:p>182991424</text:p>
          </table:table-cell>
        </table:table-row>
        <table:table-row table:style-name="ro1">
          <table:table-cell office:value-type="float" office:value="30789400" calcext:value-type="float">
            <text:p>30789400</text:p>
          </table:table-cell>
          <table:table-cell office:value-type="float" office:value="33508408" calcext:value-type="float">
            <text:p>33508408</text:p>
          </table:table-cell>
          <table:table-cell office:value-type="float" office:value="0" calcext:value-type="float">
            <text:p>0</text:p>
          </table:table-cell>
          <table:table-cell office:value-type="float" office:value="25974264" calcext:value-type="float">
            <text:p>25974264</text:p>
          </table:table-cell>
          <table:table-cell office:value-type="float" office:value="31403112" calcext:value-type="float">
            <text:p>31403112</text:p>
          </table:table-cell>
          <table:table-cell office:value-type="float" office:value="27739424" calcext:value-type="float">
            <text:p>27739424</text:p>
          </table:table-cell>
          <table:table-cell office:value-type="float" office:value="33591536" calcext:value-type="float">
            <text:p>33591536</text:p>
          </table:table-cell>
          <table:table-cell table:formula="of:=[.A813]+[.B813]+[.C813]+[.D813]+[.E813]+[.F813]+[.G813]" office:value-type="float" office:value="183006144" calcext:value-type="float">
            <text:p>183006144</text:p>
          </table:table-cell>
        </table:table-row>
        <table:table-row table:style-name="ro1">
          <table:table-cell office:value-type="float" office:value="30793432" calcext:value-type="float">
            <text:p>30793432</text:p>
          </table:table-cell>
          <table:table-cell office:value-type="float" office:value="33512312" calcext:value-type="float">
            <text:p>33512312</text:p>
          </table:table-cell>
          <table:table-cell office:value-type="float" office:value="0" calcext:value-type="float">
            <text:p>0</text:p>
          </table:table-cell>
          <table:table-cell office:value-type="float" office:value="25974264" calcext:value-type="float">
            <text:p>25974264</text:p>
          </table:table-cell>
          <table:table-cell office:value-type="float" office:value="31403112" calcext:value-type="float">
            <text:p>31403112</text:p>
          </table:table-cell>
          <table:table-cell office:value-type="float" office:value="27743496" calcext:value-type="float">
            <text:p>27743496</text:p>
          </table:table-cell>
          <table:table-cell office:value-type="float" office:value="33594048" calcext:value-type="float">
            <text:p>33594048</text:p>
          </table:table-cell>
          <table:table-cell table:formula="of:=[.A814]+[.B814]+[.C814]+[.D814]+[.E814]+[.F814]+[.G814]" office:value-type="float" office:value="183020664" calcext:value-type="float">
            <text:p>183020664</text:p>
          </table:table-cell>
        </table:table-row>
        <table:table-row table:style-name="ro1">
          <table:table-cell office:value-type="float" office:value="30793912" calcext:value-type="float">
            <text:p>30793912</text:p>
          </table:table-cell>
          <table:table-cell office:value-type="float" office:value="33512312" calcext:value-type="float">
            <text:p>33512312</text:p>
          </table:table-cell>
          <table:table-cell office:value-type="float" office:value="0" calcext:value-type="float">
            <text:p>0</text:p>
          </table:table-cell>
          <table:table-cell office:value-type="float" office:value="25081408" calcext:value-type="float">
            <text:p>25081408</text:p>
          </table:table-cell>
          <table:table-cell office:value-type="float" office:value="31408816" calcext:value-type="float">
            <text:p>31408816</text:p>
          </table:table-cell>
          <table:table-cell office:value-type="float" office:value="27743496" calcext:value-type="float">
            <text:p>27743496</text:p>
          </table:table-cell>
          <table:table-cell office:value-type="float" office:value="33595800" calcext:value-type="float">
            <text:p>33595800</text:p>
          </table:table-cell>
          <table:table-cell table:formula="of:=[.A815]+[.B815]+[.C815]+[.D815]+[.E815]+[.F815]+[.G815]" office:value-type="float" office:value="182135744" calcext:value-type="float">
            <text:p>182135744</text:p>
          </table:table-cell>
        </table:table-row>
        <table:table-row table:style-name="ro1">
          <table:table-cell office:value-type="float" office:value="30795352" calcext:value-type="float">
            <text:p>30795352</text:p>
          </table:table-cell>
          <table:table-cell office:value-type="float" office:value="33512312" calcext:value-type="float">
            <text:p>33512312</text:p>
          </table:table-cell>
          <table:table-cell office:value-type="float" office:value="0" calcext:value-type="float">
            <text:p>0</text:p>
          </table:table-cell>
          <table:table-cell office:value-type="float" office:value="25345448" calcext:value-type="float">
            <text:p>25345448</text:p>
          </table:table-cell>
          <table:table-cell office:value-type="float" office:value="31408816" calcext:value-type="float">
            <text:p>31408816</text:p>
          </table:table-cell>
          <table:table-cell office:value-type="float" office:value="27817056" calcext:value-type="float">
            <text:p>27817056</text:p>
          </table:table-cell>
          <table:table-cell office:value-type="float" office:value="33600416" calcext:value-type="float">
            <text:p>33600416</text:p>
          </table:table-cell>
          <table:table-cell table:formula="of:=[.A816]+[.B816]+[.C816]+[.D816]+[.E816]+[.F816]+[.G816]" office:value-type="float" office:value="182479400" calcext:value-type="float">
            <text:p>182479400</text:p>
          </table:table-cell>
        </table:table-row>
        <table:table-row table:style-name="ro1">
          <table:table-cell office:value-type="float" office:value="30799384" calcext:value-type="float">
            <text:p>30799384</text:p>
          </table:table-cell>
          <table:table-cell office:value-type="float" office:value="33512312" calcext:value-type="float">
            <text:p>33512312</text:p>
          </table:table-cell>
          <table:table-cell office:value-type="float" office:value="0" calcext:value-type="float">
            <text:p>0</text:p>
          </table:table-cell>
          <table:table-cell office:value-type="float" office:value="25349696" calcext:value-type="float">
            <text:p>25349696</text:p>
          </table:table-cell>
          <table:table-cell office:value-type="float" office:value="31408816" calcext:value-type="float">
            <text:p>31408816</text:p>
          </table:table-cell>
          <table:table-cell office:value-type="float" office:value="27817056" calcext:value-type="float">
            <text:p>27817056</text:p>
          </table:table-cell>
          <table:table-cell office:value-type="float" office:value="33606624" calcext:value-type="float">
            <text:p>33606624</text:p>
          </table:table-cell>
          <table:table-cell table:formula="of:=[.A817]+[.B817]+[.C817]+[.D817]+[.E817]+[.F817]+[.G817]" office:value-type="float" office:value="182493888" calcext:value-type="float">
            <text:p>182493888</text:p>
          </table:table-cell>
        </table:table-row>
        <table:table-row table:style-name="ro1">
          <table:table-cell office:value-type="float" office:value="30800240" calcext:value-type="float">
            <text:p>30800240</text:p>
          </table:table-cell>
          <table:table-cell office:value-type="float" office:value="33512312" calcext:value-type="float">
            <text:p>33512312</text:p>
          </table:table-cell>
          <table:table-cell office:value-type="float" office:value="0" calcext:value-type="float">
            <text:p>0</text:p>
          </table:table-cell>
          <table:table-cell office:value-type="float" office:value="25349696" calcext:value-type="float">
            <text:p>25349696</text:p>
          </table:table-cell>
          <table:table-cell office:value-type="float" office:value="31414520" calcext:value-type="float">
            <text:p>31414520</text:p>
          </table:table-cell>
          <table:table-cell office:value-type="float" office:value="27817056" calcext:value-type="float">
            <text:p>27817056</text:p>
          </table:table-cell>
          <table:table-cell office:value-type="float" office:value="33609336" calcext:value-type="float">
            <text:p>33609336</text:p>
          </table:table-cell>
          <table:table-cell table:formula="of:=[.A818]+[.B818]+[.C818]+[.D818]+[.E818]+[.F818]+[.G818]" office:value-type="float" office:value="182503160" calcext:value-type="float">
            <text:p>182503160</text:p>
          </table:table-cell>
        </table:table-row>
        <table:table-row table:style-name="ro1">
          <table:table-cell office:value-type="float" office:value="30800360" calcext:value-type="float">
            <text:p>30800360</text:p>
          </table:table-cell>
          <table:table-cell office:value-type="float" office:value="33516216" calcext:value-type="float">
            <text:p>33516216</text:p>
          </table:table-cell>
          <table:table-cell office:value-type="float" office:value="0" calcext:value-type="float">
            <text:p>0</text:p>
          </table:table-cell>
          <table:table-cell office:value-type="float" office:value="25354040" calcext:value-type="float">
            <text:p>25354040</text:p>
          </table:table-cell>
          <table:table-cell office:value-type="float" office:value="31414520" calcext:value-type="float">
            <text:p>31414520</text:p>
          </table:table-cell>
          <table:table-cell office:value-type="float" office:value="27821128" calcext:value-type="float">
            <text:p>27821128</text:p>
          </table:table-cell>
          <table:table-cell office:value-type="float" office:value="33615544" calcext:value-type="float">
            <text:p>33615544</text:p>
          </table:table-cell>
          <table:table-cell table:formula="of:=[.A819]+[.B819]+[.C819]+[.D819]+[.E819]+[.F819]+[.G819]" office:value-type="float" office:value="182521808" calcext:value-type="float">
            <text:p>182521808</text:p>
          </table:table-cell>
        </table:table-row>
        <table:table-row table:style-name="ro1">
          <table:table-cell office:value-type="float" office:value="30800840" calcext:value-type="float">
            <text:p>30800840</text:p>
          </table:table-cell>
          <table:table-cell office:value-type="float" office:value="33516216" calcext:value-type="float">
            <text:p>33516216</text:p>
          </table:table-cell>
          <table:table-cell office:value-type="float" office:value="0" calcext:value-type="float">
            <text:p>0</text:p>
          </table:table-cell>
          <table:table-cell office:value-type="float" office:value="25358248" calcext:value-type="float">
            <text:p>25358248</text:p>
          </table:table-cell>
          <table:table-cell office:value-type="float" office:value="31414520" calcext:value-type="float">
            <text:p>31414520</text:p>
          </table:table-cell>
          <table:table-cell office:value-type="float" office:value="27821128" calcext:value-type="float">
            <text:p>27821128</text:p>
          </table:table-cell>
          <table:table-cell office:value-type="float" office:value="33617344" calcext:value-type="float">
            <text:p>33617344</text:p>
          </table:table-cell>
          <table:table-cell table:formula="of:=[.A820]+[.B820]+[.C820]+[.D820]+[.E820]+[.F820]+[.G820]" office:value-type="float" office:value="182528296" calcext:value-type="float">
            <text:p>182528296</text:p>
          </table:table-cell>
        </table:table-row>
        <table:table-row table:style-name="ro1">
          <table:table-cell office:value-type="float" office:value="30802280" calcext:value-type="float">
            <text:p>30802280</text:p>
          </table:table-cell>
          <table:table-cell office:value-type="float" office:value="33520120" calcext:value-type="float">
            <text:p>33520120</text:p>
          </table:table-cell>
          <table:table-cell office:value-type="float" office:value="0" calcext:value-type="float">
            <text:p>0</text:p>
          </table:table-cell>
          <table:table-cell office:value-type="float" office:value="25358248" calcext:value-type="float">
            <text:p>25358248</text:p>
          </table:table-cell>
          <table:table-cell office:value-type="float" office:value="31582488" calcext:value-type="float">
            <text:p>31582488</text:p>
          </table:table-cell>
          <table:table-cell office:value-type="float" office:value="27821128" calcext:value-type="float">
            <text:p>27821128</text:p>
          </table:table-cell>
          <table:table-cell office:value-type="float" office:value="33619096" calcext:value-type="float">
            <text:p>33619096</text:p>
          </table:table-cell>
          <table:table-cell table:formula="of:=[.A821]+[.B821]+[.C821]+[.D821]+[.E821]+[.F821]+[.G821]" office:value-type="float" office:value="182703360" calcext:value-type="float">
            <text:p>182703360</text:p>
          </table:table-cell>
        </table:table-row>
        <table:table-row table:style-name="ro1">
          <table:table-cell office:value-type="float" office:value="30877344" calcext:value-type="float">
            <text:p>30877344</text:p>
          </table:table-cell>
          <table:table-cell office:value-type="float" office:value="32996224" calcext:value-type="float">
            <text:p>32996224</text:p>
          </table:table-cell>
          <table:table-cell office:value-type="float" office:value="0" calcext:value-type="float">
            <text:p>0</text:p>
          </table:table-cell>
          <table:table-cell office:value-type="float" office:value="25362456" calcext:value-type="float">
            <text:p>25362456</text:p>
          </table:table-cell>
          <table:table-cell office:value-type="float" office:value="31588456" calcext:value-type="float">
            <text:p>31588456</text:p>
          </table:table-cell>
          <table:table-cell office:value-type="float" office:value="27821128" calcext:value-type="float">
            <text:p>27821128</text:p>
          </table:table-cell>
          <table:table-cell office:value-type="float" office:value="33751824" calcext:value-type="float">
            <text:p>33751824</text:p>
          </table:table-cell>
          <table:table-cell table:formula="of:=[.A822]+[.B822]+[.C822]+[.D822]+[.E822]+[.F822]+[.G822]" office:value-type="float" office:value="182397432" calcext:value-type="float">
            <text:p>182397432</text:p>
          </table:table-cell>
        </table:table-row>
        <table:table-row table:style-name="ro1">
          <table:table-cell office:value-type="float" office:value="30878200" calcext:value-type="float">
            <text:p>30878200</text:p>
          </table:table-cell>
          <table:table-cell office:value-type="float" office:value="32996224" calcext:value-type="float">
            <text:p>32996224</text:p>
          </table:table-cell>
          <table:table-cell office:value-type="float" office:value="0" calcext:value-type="float">
            <text:p>0</text:p>
          </table:table-cell>
          <table:table-cell office:value-type="float" office:value="25362456" calcext:value-type="float">
            <text:p>25362456</text:p>
          </table:table-cell>
          <table:table-cell office:value-type="float" office:value="31588456" calcext:value-type="float">
            <text:p>31588456</text:p>
          </table:table-cell>
          <table:table-cell office:value-type="float" office:value="27821128" calcext:value-type="float">
            <text:p>27821128</text:p>
          </table:table-cell>
          <table:table-cell office:value-type="float" office:value="33835936" calcext:value-type="float">
            <text:p>33835936</text:p>
          </table:table-cell>
          <table:table-cell table:formula="of:=[.A823]+[.B823]+[.C823]+[.D823]+[.E823]+[.F823]+[.G823]" office:value-type="float" office:value="182482400" calcext:value-type="float">
            <text:p>182482400</text:p>
          </table:table-cell>
        </table:table-row>
        <table:table-row table:style-name="ro1">
          <table:table-cell office:value-type="float" office:value="30882496" calcext:value-type="float">
            <text:p>30882496</text:p>
          </table:table-cell>
          <table:table-cell office:value-type="float" office:value="33000432" calcext:value-type="float">
            <text:p>33000432</text:p>
          </table:table-cell>
          <table:table-cell office:value-type="float" office:value="0" calcext:value-type="float">
            <text:p>0</text:p>
          </table:table-cell>
          <table:table-cell office:value-type="float" office:value="25366664" calcext:value-type="float">
            <text:p>25366664</text:p>
          </table:table-cell>
          <table:table-cell office:value-type="float" office:value="31588456" calcext:value-type="float">
            <text:p>31588456</text:p>
          </table:table-cell>
          <table:table-cell office:value-type="float" office:value="27825200" calcext:value-type="float">
            <text:p>27825200</text:p>
          </table:table-cell>
          <table:table-cell office:value-type="float" office:value="34122120" calcext:value-type="float">
            <text:p>34122120</text:p>
          </table:table-cell>
          <table:table-cell table:formula="of:=[.A824]+[.B824]+[.C824]+[.D824]+[.E824]+[.F824]+[.G824]" office:value-type="float" office:value="182785368" calcext:value-type="float">
            <text:p>182785368</text:p>
          </table:table-cell>
        </table:table-row>
        <table:table-row table:style-name="ro1">
          <table:table-cell office:value-type="float" office:value="30883560" calcext:value-type="float">
            <text:p>30883560</text:p>
          </table:table-cell>
          <table:table-cell office:value-type="float" office:value="33000432" calcext:value-type="float">
            <text:p>33000432</text:p>
          </table:table-cell>
          <table:table-cell office:value-type="float" office:value="0" calcext:value-type="float">
            <text:p>0</text:p>
          </table:table-cell>
          <table:table-cell office:value-type="float" office:value="25425144" calcext:value-type="float">
            <text:p>25425144</text:p>
          </table:table-cell>
          <table:table-cell office:value-type="float" office:value="31594160" calcext:value-type="float">
            <text:p>31594160</text:p>
          </table:table-cell>
          <table:table-cell office:value-type="float" office:value="27825200" calcext:value-type="float">
            <text:p>27825200</text:p>
          </table:table-cell>
          <table:table-cell office:value-type="float" office:value="33676112" calcext:value-type="float">
            <text:p>33676112</text:p>
          </table:table-cell>
          <table:table-cell table:formula="of:=[.A825]+[.B825]+[.C825]+[.D825]+[.E825]+[.F825]+[.G825]" office:value-type="float" office:value="182404608" calcext:value-type="float">
            <text:p>182404608</text:p>
          </table:table-cell>
        </table:table-row>
        <table:table-row table:style-name="ro1">
          <table:table-cell office:value-type="float" office:value="30884416" calcext:value-type="float">
            <text:p>30884416</text:p>
          </table:table-cell>
          <table:table-cell office:value-type="float" office:value="33004336" calcext:value-type="float">
            <text:p>33004336</text:p>
          </table:table-cell>
          <table:table-cell office:value-type="float" office:value="0" calcext:value-type="float">
            <text:p>0</text:p>
          </table:table-cell>
          <table:table-cell office:value-type="float" office:value="25425144" calcext:value-type="float">
            <text:p>25425144</text:p>
          </table:table-cell>
          <table:table-cell office:value-type="float" office:value="31594160" calcext:value-type="float">
            <text:p>31594160</text:p>
          </table:table-cell>
          <table:table-cell office:value-type="float" office:value="27835168" calcext:value-type="float">
            <text:p>27835168</text:p>
          </table:table-cell>
          <table:table-cell office:value-type="float" office:value="28019192" calcext:value-type="float">
            <text:p>28019192</text:p>
          </table:table-cell>
          <table:table-cell table:formula="of:=[.A826]+[.B826]+[.C826]+[.D826]+[.E826]+[.F826]+[.G826]" office:value-type="float" office:value="176762416" calcext:value-type="float">
            <text:p>176762416</text:p>
          </table:table-cell>
        </table:table-row>
        <table:table-row table:style-name="ro1">
          <table:table-cell office:value-type="float" office:value="30884536" calcext:value-type="float">
            <text:p>30884536</text:p>
          </table:table-cell>
          <table:table-cell office:value-type="float" office:value="33004336" calcext:value-type="float">
            <text:p>33004336</text:p>
          </table:table-cell>
          <table:table-cell office:value-type="float" office:value="0" calcext:value-type="float">
            <text:p>0</text:p>
          </table:table-cell>
          <table:table-cell office:value-type="float" office:value="25429616" calcext:value-type="float">
            <text:p>25429616</text:p>
          </table:table-cell>
          <table:table-cell office:value-type="float" office:value="31599864" calcext:value-type="float">
            <text:p>31599864</text:p>
          </table:table-cell>
          <table:table-cell office:value-type="float" office:value="27835168" calcext:value-type="float">
            <text:p>27835168</text:p>
          </table:table-cell>
          <table:table-cell office:value-type="float" office:value="28073960" calcext:value-type="float">
            <text:p>28073960</text:p>
          </table:table-cell>
          <table:table-cell table:formula="of:=[.A827]+[.B827]+[.C827]+[.D827]+[.E827]+[.F827]+[.G827]" office:value-type="float" office:value="176827480" calcext:value-type="float">
            <text:p>176827480</text:p>
          </table:table-cell>
        </table:table-row>
        <table:table-row table:style-name="ro1">
          <table:table-cell office:value-type="float" office:value="30885392" calcext:value-type="float">
            <text:p>30885392</text:p>
          </table:table-cell>
          <table:table-cell office:value-type="float" office:value="33004336" calcext:value-type="float">
            <text:p>33004336</text:p>
          </table:table-cell>
          <table:table-cell office:value-type="float" office:value="0" calcext:value-type="float">
            <text:p>0</text:p>
          </table:table-cell>
          <table:table-cell office:value-type="float" office:value="25429616" calcext:value-type="float">
            <text:p>25429616</text:p>
          </table:table-cell>
          <table:table-cell office:value-type="float" office:value="31599864" calcext:value-type="float">
            <text:p>31599864</text:p>
          </table:table-cell>
          <table:table-cell office:value-type="float" office:value="27835168" calcext:value-type="float">
            <text:p>27835168</text:p>
          </table:table-cell>
          <table:table-cell office:value-type="float" office:value="28077608" calcext:value-type="float">
            <text:p>28077608</text:p>
          </table:table-cell>
          <table:table-cell table:formula="of:=[.A828]+[.B828]+[.C828]+[.D828]+[.E828]+[.F828]+[.G828]" office:value-type="float" office:value="176831984" calcext:value-type="float">
            <text:p>176831984</text:p>
          </table:table-cell>
        </table:table-row>
        <table:table-row table:style-name="ro1">
          <table:table-cell office:value-type="float" office:value="30889424" calcext:value-type="float">
            <text:p>30889424</text:p>
          </table:table-cell>
          <table:table-cell office:value-type="float" office:value="33008240" calcext:value-type="float">
            <text:p>33008240</text:p>
          </table:table-cell>
          <table:table-cell office:value-type="float" office:value="0" calcext:value-type="float">
            <text:p>0</text:p>
          </table:table-cell>
          <table:table-cell office:value-type="float" office:value="25433824" calcext:value-type="float">
            <text:p>25433824</text:p>
          </table:table-cell>
          <table:table-cell office:value-type="float" office:value="31599864" calcext:value-type="float">
            <text:p>31599864</text:p>
          </table:table-cell>
          <table:table-cell office:value-type="float" office:value="27839240" calcext:value-type="float">
            <text:p>27839240</text:p>
          </table:table-cell>
          <table:table-cell office:value-type="float" office:value="28167288" calcext:value-type="float">
            <text:p>28167288</text:p>
          </table:table-cell>
          <table:table-cell table:formula="of:=[.A829]+[.B829]+[.C829]+[.D829]+[.E829]+[.F829]+[.G829]" office:value-type="float" office:value="176937880" calcext:value-type="float">
            <text:p>176937880</text:p>
          </table:table-cell>
        </table:table-row>
        <table:table-row table:style-name="ro1">
          <table:table-cell office:value-type="float" office:value="30892184" calcext:value-type="float">
            <text:p>30892184</text:p>
          </table:table-cell>
          <table:table-cell office:value-type="float" office:value="33008240" calcext:value-type="float">
            <text:p>33008240</text:p>
          </table:table-cell>
          <table:table-cell office:value-type="float" office:value="0" calcext:value-type="float">
            <text:p>0</text:p>
          </table:table-cell>
          <table:table-cell office:value-type="float" office:value="25433824" calcext:value-type="float">
            <text:p>25433824</text:p>
          </table:table-cell>
          <table:table-cell office:value-type="float" office:value="31684688" calcext:value-type="float">
            <text:p>31684688</text:p>
          </table:table-cell>
          <table:table-cell office:value-type="float" office:value="27839240" calcext:value-type="float">
            <text:p>27839240</text:p>
          </table:table-cell>
          <table:table-cell office:value-type="float" office:value="28170384" calcext:value-type="float">
            <text:p>28170384</text:p>
          </table:table-cell>
          <table:table-cell table:formula="of:=[.A830]+[.B830]+[.C830]+[.D830]+[.E830]+[.F830]+[.G830]" office:value-type="float" office:value="177028560" calcext:value-type="float">
            <text:p>177028560</text:p>
          </table:table-cell>
        </table:table-row>
        <table:table-row table:style-name="ro1">
          <table:table-cell office:value-type="float" office:value="30896336" calcext:value-type="float">
            <text:p>30896336</text:p>
          </table:table-cell>
          <table:table-cell office:value-type="float" office:value="33079296" calcext:value-type="float">
            <text:p>33079296</text:p>
          </table:table-cell>
          <table:table-cell office:value-type="float" office:value="0" calcext:value-type="float">
            <text:p>0</text:p>
          </table:table-cell>
          <table:table-cell office:value-type="float" office:value="25433824" calcext:value-type="float">
            <text:p>25433824</text:p>
          </table:table-cell>
          <table:table-cell office:value-type="float" office:value="31684688" calcext:value-type="float">
            <text:p>31684688</text:p>
          </table:table-cell>
          <table:table-cell office:value-type="float" office:value="27843312" calcext:value-type="float">
            <text:p>27843312</text:p>
          </table:table-cell>
          <table:table-cell office:value-type="float" office:value="28174128" calcext:value-type="float">
            <text:p>28174128</text:p>
          </table:table-cell>
          <table:table-cell table:formula="of:=[.A831]+[.B831]+[.C831]+[.D831]+[.E831]+[.F831]+[.G831]" office:value-type="float" office:value="177111584" calcext:value-type="float">
            <text:p>177111584</text:p>
          </table:table-cell>
        </table:table-row>
        <table:table-row table:style-name="ro1">
          <table:table-cell office:value-type="float" office:value="30896456" calcext:value-type="float">
            <text:p>30896456</text:p>
          </table:table-cell>
          <table:table-cell office:value-type="float" office:value="33079296" calcext:value-type="float">
            <text:p>33079296</text:p>
          </table:table-cell>
          <table:table-cell office:value-type="float" office:value="0" calcext:value-type="float">
            <text:p>0</text:p>
          </table:table-cell>
          <table:table-cell office:value-type="float" office:value="25438032" calcext:value-type="float">
            <text:p>25438032</text:p>
          </table:table-cell>
          <table:table-cell office:value-type="float" office:value="31690656" calcext:value-type="float">
            <text:p>31690656</text:p>
          </table:table-cell>
          <table:table-cell office:value-type="float" office:value="27843312" calcext:value-type="float">
            <text:p>27843312</text:p>
          </table:table-cell>
          <table:table-cell office:value-type="float" office:value="28177520" calcext:value-type="float">
            <text:p>28177520</text:p>
          </table:table-cell>
          <table:table-cell table:formula="of:=[.A832]+[.B832]+[.C832]+[.D832]+[.E832]+[.F832]+[.G832]" office:value-type="float" office:value="177125272" calcext:value-type="float">
            <text:p>177125272</text:p>
          </table:table-cell>
        </table:table-row>
        <table:table-row table:style-name="ro1">
          <table:table-cell office:value-type="float" office:value="30897312" calcext:value-type="float">
            <text:p>30897312</text:p>
          </table:table-cell>
          <table:table-cell office:value-type="float" office:value="33079296" calcext:value-type="float">
            <text:p>33079296</text:p>
          </table:table-cell>
          <table:table-cell office:value-type="float" office:value="0" calcext:value-type="float">
            <text:p>0</text:p>
          </table:table-cell>
          <table:table-cell office:value-type="float" office:value="25438032" calcext:value-type="float">
            <text:p>25438032</text:p>
          </table:table-cell>
          <table:table-cell office:value-type="float" office:value="31690656" calcext:value-type="float">
            <text:p>31690656</text:p>
          </table:table-cell>
          <table:table-cell office:value-type="float" office:value="27843312" calcext:value-type="float">
            <text:p>27843312</text:p>
          </table:table-cell>
          <table:table-cell office:value-type="float" office:value="28596224" calcext:value-type="float">
            <text:p>28596224</text:p>
          </table:table-cell>
          <table:table-cell table:formula="of:=[.A833]+[.B833]+[.C833]+[.D833]+[.E833]+[.F833]+[.G833]" office:value-type="float" office:value="177544832" calcext:value-type="float">
            <text:p>177544832</text:p>
          </table:table-cell>
        </table:table-row>
        <table:table-row table:style-name="ro1">
          <table:table-cell office:value-type="float" office:value="30972376" calcext:value-type="float">
            <text:p>30972376</text:p>
          </table:table-cell>
          <table:table-cell office:value-type="float" office:value="33079296" calcext:value-type="float">
            <text:p>33079296</text:p>
          </table:table-cell>
          <table:table-cell office:value-type="float" office:value="0" calcext:value-type="float">
            <text:p>0</text:p>
          </table:table-cell>
          <table:table-cell office:value-type="float" office:value="25556920" calcext:value-type="float">
            <text:p>25556920</text:p>
          </table:table-cell>
          <table:table-cell office:value-type="float" office:value="31690656" calcext:value-type="float">
            <text:p>31690656</text:p>
          </table:table-cell>
          <table:table-cell office:value-type="float" office:value="27843312" calcext:value-type="float">
            <text:p>27843312</text:p>
          </table:table-cell>
          <table:table-cell office:value-type="float" office:value="28981552" calcext:value-type="float">
            <text:p>28981552</text:p>
          </table:table-cell>
          <table:table-cell table:formula="of:=[.A834]+[.B834]+[.C834]+[.D834]+[.E834]+[.F834]+[.G834]" office:value-type="float" office:value="178124112" calcext:value-type="float">
            <text:p>178124112</text:p>
          </table:table-cell>
        </table:table-row>
        <table:table-row table:style-name="ro1">
          <table:table-cell office:value-type="float" office:value="30974176" calcext:value-type="float">
            <text:p>30974176</text:p>
          </table:table-cell>
          <table:table-cell office:value-type="float" office:value="33079296" calcext:value-type="float">
            <text:p>33079296</text:p>
          </table:table-cell>
          <table:table-cell office:value-type="float" office:value="0" calcext:value-type="float">
            <text:p>0</text:p>
          </table:table-cell>
          <table:table-cell office:value-type="float" office:value="25557072" calcext:value-type="float">
            <text:p>25557072</text:p>
          </table:table-cell>
          <table:table-cell office:value-type="float" office:value="31690656" calcext:value-type="float">
            <text:p>31690656</text:p>
          </table:table-cell>
          <table:table-cell office:value-type="float" office:value="27843312" calcext:value-type="float">
            <text:p>27843312</text:p>
          </table:table-cell>
          <table:table-cell office:value-type="float" office:value="29129648" calcext:value-type="float">
            <text:p>29129648</text:p>
          </table:table-cell>
          <table:table-cell table:formula="of:=[.A835]+[.B835]+[.C835]+[.D835]+[.E835]+[.F835]+[.G835]" office:value-type="float" office:value="178274160" calcext:value-type="float">
            <text:p>178274160</text:p>
          </table:table-cell>
        </table:table-row>
        <table:table-row table:style-name="ro1">
          <table:table-cell office:value-type="float" office:value="30978472" calcext:value-type="float">
            <text:p>30978472</text:p>
          </table:table-cell>
          <table:table-cell office:value-type="float" office:value="33083464" calcext:value-type="float">
            <text:p>33083464</text:p>
          </table:table-cell>
          <table:table-cell office:value-type="float" office:value="0" calcext:value-type="float">
            <text:p>0</text:p>
          </table:table-cell>
          <table:table-cell office:value-type="float" office:value="25637936" calcext:value-type="float">
            <text:p>25637936</text:p>
          </table:table-cell>
          <table:table-cell office:value-type="float" office:value="31690656" calcext:value-type="float">
            <text:p>31690656</text:p>
          </table:table-cell>
          <table:table-cell office:value-type="float" office:value="27916632" calcext:value-type="float">
            <text:p>27916632</text:p>
          </table:table-cell>
          <table:table-cell office:value-type="float" office:value="29133232" calcext:value-type="float">
            <text:p>29133232</text:p>
          </table:table-cell>
          <table:table-cell table:formula="of:=[.A836]+[.B836]+[.C836]+[.D836]+[.E836]+[.F836]+[.G836]" office:value-type="float" office:value="178440392" calcext:value-type="float">
            <text:p>178440392</text:p>
          </table:table-cell>
        </table:table-row>
        <table:table-row table:style-name="ro1">
          <table:table-cell office:value-type="float" office:value="30978592" calcext:value-type="float">
            <text:p>30978592</text:p>
          </table:table-cell>
          <table:table-cell office:value-type="float" office:value="33083464" calcext:value-type="float">
            <text:p>33083464</text:p>
          </table:table-cell>
          <table:table-cell office:value-type="float" office:value="0" calcext:value-type="float">
            <text:p>0</text:p>
          </table:table-cell>
          <table:table-cell office:value-type="float" office:value="25644424" calcext:value-type="float">
            <text:p>25644424</text:p>
          </table:table-cell>
          <table:table-cell office:value-type="float" office:value="31696360" calcext:value-type="float">
            <text:p>31696360</text:p>
          </table:table-cell>
          <table:table-cell office:value-type="float" office:value="27916632" calcext:value-type="float">
            <text:p>27916632</text:p>
          </table:table-cell>
          <table:table-cell office:value-type="float" office:value="29142400" calcext:value-type="float">
            <text:p>29142400</text:p>
          </table:table-cell>
          <table:table-cell table:formula="of:=[.A837]+[.B837]+[.C837]+[.D837]+[.E837]+[.F837]+[.G837]" office:value-type="float" office:value="178461872" calcext:value-type="float">
            <text:p>178461872</text:p>
          </table:table-cell>
        </table:table-row>
        <table:table-row table:style-name="ro1">
          <table:table-cell office:value-type="float" office:value="30979448" calcext:value-type="float">
            <text:p>30979448</text:p>
          </table:table-cell>
          <table:table-cell office:value-type="float" office:value="33087368" calcext:value-type="float">
            <text:p>33087368</text:p>
          </table:table-cell>
          <table:table-cell office:value-type="float" office:value="0" calcext:value-type="float">
            <text:p>0</text:p>
          </table:table-cell>
          <table:table-cell office:value-type="float" office:value="25645432" calcext:value-type="float">
            <text:p>25645432</text:p>
          </table:table-cell>
          <table:table-cell office:value-type="float" office:value="31696360" calcext:value-type="float">
            <text:p>31696360</text:p>
          </table:table-cell>
          <table:table-cell office:value-type="float" office:value="27920704" calcext:value-type="float">
            <text:p>27920704</text:p>
          </table:table-cell>
          <table:table-cell office:value-type="float" office:value="29278072" calcext:value-type="float">
            <text:p>29278072</text:p>
          </table:table-cell>
          <table:table-cell table:formula="of:=[.A838]+[.B838]+[.C838]+[.D838]+[.E838]+[.F838]+[.G838]" office:value-type="float" office:value="178607384" calcext:value-type="float">
            <text:p>178607384</text:p>
          </table:table-cell>
        </table:table-row>
        <table:table-row table:style-name="ro1">
          <table:table-cell office:value-type="float" office:value="30979568" calcext:value-type="float">
            <text:p>30979568</text:p>
          </table:table-cell>
          <table:table-cell office:value-type="float" office:value="33087368" calcext:value-type="float">
            <text:p>33087368</text:p>
          </table:table-cell>
          <table:table-cell office:value-type="float" office:value="0" calcext:value-type="float">
            <text:p>0</text:p>
          </table:table-cell>
          <table:table-cell office:value-type="float" office:value="25650760" calcext:value-type="float">
            <text:p>25650760</text:p>
          </table:table-cell>
          <table:table-cell office:value-type="float" office:value="31696360" calcext:value-type="float">
            <text:p>31696360</text:p>
          </table:table-cell>
          <table:table-cell office:value-type="float" office:value="27920704" calcext:value-type="float">
            <text:p>27920704</text:p>
          </table:table-cell>
          <table:table-cell office:value-type="float" office:value="28607472" calcext:value-type="float">
            <text:p>28607472</text:p>
          </table:table-cell>
          <table:table-cell table:formula="of:=[.A839]+[.B839]+[.C839]+[.D839]+[.E839]+[.F839]+[.G839]" office:value-type="float" office:value="177942232" calcext:value-type="float">
            <text:p>177942232</text:p>
          </table:table-cell>
        </table:table-row>
        <table:table-row table:style-name="ro1">
          <table:table-cell office:value-type="float" office:value="30981368" calcext:value-type="float">
            <text:p>30981368</text:p>
          </table:table-cell>
          <table:table-cell office:value-type="float" office:value="33087368" calcext:value-type="float">
            <text:p>33087368</text:p>
          </table:table-cell>
          <table:table-cell office:value-type="float" office:value="0" calcext:value-type="float">
            <text:p>0</text:p>
          </table:table-cell>
          <table:table-cell office:value-type="float" office:value="25655600" calcext:value-type="float">
            <text:p>25655600</text:p>
          </table:table-cell>
          <table:table-cell office:value-type="float" office:value="31781128" calcext:value-type="float">
            <text:p>31781128</text:p>
          </table:table-cell>
          <table:table-cell office:value-type="float" office:value="27920704" calcext:value-type="float">
            <text:p>27920704</text:p>
          </table:table-cell>
          <table:table-cell office:value-type="float" office:value="28609272" calcext:value-type="float">
            <text:p>28609272</text:p>
          </table:table-cell>
          <table:table-cell table:formula="of:=[.A840]+[.B840]+[.C840]+[.D840]+[.E840]+[.F840]+[.G840]" office:value-type="float" office:value="178035440" calcext:value-type="float">
            <text:p>178035440</text:p>
          </table:table-cell>
        </table:table-row>
        <table:table-row table:style-name="ro1">
          <table:table-cell office:value-type="float" office:value="30985400" calcext:value-type="float">
            <text:p>30985400</text:p>
          </table:table-cell>
          <table:table-cell office:value-type="float" office:value="33154688" calcext:value-type="float">
            <text:p>33154688</text:p>
          </table:table-cell>
          <table:table-cell office:value-type="float" office:value="0" calcext:value-type="float">
            <text:p>0</text:p>
          </table:table-cell>
          <table:table-cell office:value-type="float" office:value="25739528" calcext:value-type="float">
            <text:p>25739528</text:p>
          </table:table-cell>
          <table:table-cell office:value-type="float" office:value="31781128" calcext:value-type="float">
            <text:p>31781128</text:p>
          </table:table-cell>
          <table:table-cell office:value-type="float" office:value="27924776" calcext:value-type="float">
            <text:p>27924776</text:p>
          </table:table-cell>
          <table:table-cell office:value-type="float" office:value="28610880" calcext:value-type="float">
            <text:p>28610880</text:p>
          </table:table-cell>
          <table:table-cell table:formula="of:=[.A841]+[.B841]+[.C841]+[.D841]+[.E841]+[.F841]+[.G841]" office:value-type="float" office:value="178196400" calcext:value-type="float">
            <text:p>178196400</text:p>
          </table:table-cell>
        </table:table-row>
        <table:table-row table:style-name="ro1">
          <table:table-cell office:value-type="float" office:value="30985520" calcext:value-type="float">
            <text:p>30985520</text:p>
          </table:table-cell>
          <table:table-cell office:value-type="float" office:value="33154688" calcext:value-type="float">
            <text:p>33154688</text:p>
          </table:table-cell>
          <table:table-cell office:value-type="float" office:value="0" calcext:value-type="float">
            <text:p>0</text:p>
          </table:table-cell>
          <table:table-cell office:value-type="float" office:value="25741544" calcext:value-type="float">
            <text:p>25741544</text:p>
          </table:table-cell>
          <table:table-cell office:value-type="float" office:value="31787096" calcext:value-type="float">
            <text:p>31787096</text:p>
          </table:table-cell>
          <table:table-cell office:value-type="float" office:value="27924776" calcext:value-type="float">
            <text:p>27924776</text:p>
          </table:table-cell>
          <table:table-cell office:value-type="float" office:value="28618368" calcext:value-type="float">
            <text:p>28618368</text:p>
          </table:table-cell>
          <table:table-cell table:formula="of:=[.A842]+[.B842]+[.C842]+[.D842]+[.E842]+[.F842]+[.G842]" office:value-type="float" office:value="178211992" calcext:value-type="float">
            <text:p>178211992</text:p>
          </table:table-cell>
        </table:table-row>
        <table:table-row table:style-name="ro1">
          <table:table-cell office:value-type="float" office:value="30990288" calcext:value-type="float">
            <text:p>30990288</text:p>
          </table:table-cell>
          <table:table-cell office:value-type="float" office:value="33158592" calcext:value-type="float">
            <text:p>33158592</text:p>
          </table:table-cell>
          <table:table-cell office:value-type="float" office:value="0" calcext:value-type="float">
            <text:p>0</text:p>
          </table:table-cell>
          <table:table-cell office:value-type="float" office:value="25742776" calcext:value-type="float">
            <text:p>25742776</text:p>
          </table:table-cell>
          <table:table-cell office:value-type="float" office:value="31787096" calcext:value-type="float">
            <text:p>31787096</text:p>
          </table:table-cell>
          <table:table-cell office:value-type="float" office:value="27928848" calcext:value-type="float">
            <text:p>27928848</text:p>
          </table:table-cell>
          <table:table-cell office:value-type="float" office:value="28619264" calcext:value-type="float">
            <text:p>28619264</text:p>
          </table:table-cell>
          <table:table-cell table:formula="of:=[.A843]+[.B843]+[.C843]+[.D843]+[.E843]+[.F843]+[.G843]" office:value-type="float" office:value="178226864" calcext:value-type="float">
            <text:p>178226864</text:p>
          </table:table-cell>
        </table:table-row>
        <table:table-row table:style-name="ro1">
          <table:table-cell office:value-type="float" office:value="30997664" calcext:value-type="float">
            <text:p>30997664</text:p>
          </table:table-cell>
          <table:table-cell office:value-type="float" office:value="33158592" calcext:value-type="float">
            <text:p>33158592</text:p>
          </table:table-cell>
          <table:table-cell office:value-type="float" office:value="0" calcext:value-type="float">
            <text:p>0</text:p>
          </table:table-cell>
          <table:table-cell office:value-type="float" office:value="25751472" calcext:value-type="float">
            <text:p>25751472</text:p>
          </table:table-cell>
          <table:table-cell office:value-type="float" office:value="31792800" calcext:value-type="float">
            <text:p>31792800</text:p>
          </table:table-cell>
          <table:table-cell office:value-type="float" office:value="27928848" calcext:value-type="float">
            <text:p>27928848</text:p>
          </table:table-cell>
          <table:table-cell office:value-type="float" office:value="28626704" calcext:value-type="float">
            <text:p>28626704</text:p>
          </table:table-cell>
          <table:table-cell table:formula="of:=[.A844]+[.B844]+[.C844]+[.D844]+[.E844]+[.F844]+[.G844]" office:value-type="float" office:value="178256080" calcext:value-type="float">
            <text:p>178256080</text:p>
          </table:table-cell>
        </table:table-row>
        <table:table-row table:style-name="ro1">
          <table:table-cell office:value-type="float" office:value="30999464" calcext:value-type="float">
            <text:p>30999464</text:p>
          </table:table-cell>
          <table:table-cell office:value-type="float" office:value="33158592" calcext:value-type="float">
            <text:p>33158592</text:p>
          </table:table-cell>
          <table:table-cell office:value-type="float" office:value="0" calcext:value-type="float">
            <text:p>0</text:p>
          </table:table-cell>
          <table:table-cell office:value-type="float" office:value="25752704" calcext:value-type="float">
            <text:p>25752704</text:p>
          </table:table-cell>
          <table:table-cell office:value-type="float" office:value="31792800" calcext:value-type="float">
            <text:p>31792800</text:p>
          </table:table-cell>
          <table:table-cell office:value-type="float" office:value="28003176" calcext:value-type="float">
            <text:p>28003176</text:p>
          </table:table-cell>
          <table:table-cell office:value-type="float" office:value="28628496" calcext:value-type="float">
            <text:p>28628496</text:p>
          </table:table-cell>
          <table:table-cell table:formula="of:=[.A845]+[.B845]+[.C845]+[.D845]+[.E845]+[.F845]+[.G845]" office:value-type="float" office:value="178335232" calcext:value-type="float">
            <text:p>178335232</text:p>
          </table:table-cell>
        </table:table-row>
        <table:table-row table:style-name="ro1">
          <table:table-cell office:value-type="float" office:value="30568720" calcext:value-type="float">
            <text:p>30568720</text:p>
          </table:table-cell>
          <table:table-cell office:value-type="float" office:value="33158592" calcext:value-type="float">
            <text:p>33158592</text:p>
          </table:table-cell>
          <table:table-cell office:value-type="float" office:value="0" calcext:value-type="float">
            <text:p>0</text:p>
          </table:table-cell>
          <table:table-cell office:value-type="float" office:value="25834856" calcext:value-type="float">
            <text:p>25834856</text:p>
          </table:table-cell>
          <table:table-cell office:value-type="float" office:value="31792800" calcext:value-type="float">
            <text:p>31792800</text:p>
          </table:table-cell>
          <table:table-cell office:value-type="float" office:value="28007512" calcext:value-type="float">
            <text:p>28007512</text:p>
          </table:table-cell>
          <table:table-cell office:value-type="float" office:value="28703288" calcext:value-type="float">
            <text:p>28703288</text:p>
          </table:table-cell>
          <table:table-cell table:formula="of:=[.A846]+[.B846]+[.C846]+[.D846]+[.E846]+[.F846]+[.G846]" office:value-type="float" office:value="178065768" calcext:value-type="float">
            <text:p>178065768</text:p>
          </table:table-cell>
        </table:table-row>
        <table:table-row table:style-name="ro1">
          <table:table-cell office:value-type="float" office:value="30568840" calcext:value-type="float">
            <text:p>30568840</text:p>
          </table:table-cell>
          <table:table-cell office:value-type="float" office:value="33158592" calcext:value-type="float">
            <text:p>33158592</text:p>
          </table:table-cell>
          <table:table-cell office:value-type="float" office:value="0" calcext:value-type="float">
            <text:p>0</text:p>
          </table:table-cell>
          <table:table-cell office:value-type="float" office:value="25840968" calcext:value-type="float">
            <text:p>25840968</text:p>
          </table:table-cell>
          <table:table-cell office:value-type="float" office:value="31792800" calcext:value-type="float">
            <text:p>31792800</text:p>
          </table:table-cell>
          <table:table-cell office:value-type="float" office:value="28007512" calcext:value-type="float">
            <text:p>28007512</text:p>
          </table:table-cell>
          <table:table-cell office:value-type="float" office:value="28705968" calcext:value-type="float">
            <text:p>28705968</text:p>
          </table:table-cell>
          <table:table-cell table:formula="of:=[.A847]+[.B847]+[.C847]+[.D847]+[.E847]+[.F847]+[.G847]" office:value-type="float" office:value="178074680" calcext:value-type="float">
            <text:p>178074680</text:p>
          </table:table-cell>
        </table:table-row>
        <table:table-row table:style-name="ro1">
          <table:table-cell office:value-type="float" office:value="30569696" calcext:value-type="float">
            <text:p>30569696</text:p>
          </table:table-cell>
          <table:table-cell office:value-type="float" office:value="33162496" calcext:value-type="float">
            <text:p>33162496</text:p>
          </table:table-cell>
          <table:table-cell office:value-type="float" office:value="0" calcext:value-type="float">
            <text:p>0</text:p>
          </table:table-cell>
          <table:table-cell office:value-type="float" office:value="25842200" calcext:value-type="float">
            <text:p>25842200</text:p>
          </table:table-cell>
          <table:table-cell office:value-type="float" office:value="31792800" calcext:value-type="float">
            <text:p>31792800</text:p>
          </table:table-cell>
          <table:table-cell office:value-type="float" office:value="28011584" calcext:value-type="float">
            <text:p>28011584</text:p>
          </table:table-cell>
          <table:table-cell office:value-type="float" office:value="28708864" calcext:value-type="float">
            <text:p>28708864</text:p>
          </table:table-cell>
          <table:table-cell table:formula="of:=[.A848]+[.B848]+[.C848]+[.D848]+[.E848]+[.F848]+[.G848]" office:value-type="float" office:value="178087640" calcext:value-type="float">
            <text:p>178087640</text:p>
          </table:table-cell>
        </table:table-row>
        <table:table-row table:style-name="ro1">
          <table:table-cell office:value-type="float" office:value="30569816" calcext:value-type="float">
            <text:p>30569816</text:p>
          </table:table-cell>
          <table:table-cell office:value-type="float" office:value="33162496" calcext:value-type="float">
            <text:p>33162496</text:p>
          </table:table-cell>
          <table:table-cell office:value-type="float" office:value="0" calcext:value-type="float">
            <text:p>0</text:p>
          </table:table-cell>
          <table:table-cell office:value-type="float" office:value="25098584" calcext:value-type="float">
            <text:p>25098584</text:p>
          </table:table-cell>
          <table:table-cell office:value-type="float" office:value="31798504" calcext:value-type="float">
            <text:p>31798504</text:p>
          </table:table-cell>
          <table:table-cell office:value-type="float" office:value="28011584" calcext:value-type="float">
            <text:p>28011584</text:p>
          </table:table-cell>
          <table:table-cell office:value-type="float" office:value="28715528" calcext:value-type="float">
            <text:p>28715528</text:p>
          </table:table-cell>
          <table:table-cell table:formula="of:=[.A849]+[.B849]+[.C849]+[.D849]+[.E849]+[.F849]+[.G849]" office:value-type="float" office:value="177356512" calcext:value-type="float">
            <text:p>177356512</text:p>
          </table:table-cell>
        </table:table-row>
        <table:table-row table:style-name="ro1">
          <table:table-cell office:value-type="float" office:value="30571656" calcext:value-type="float">
            <text:p>30571656</text:p>
          </table:table-cell>
          <table:table-cell office:value-type="float" office:value="33162496" calcext:value-type="float">
            <text:p>33162496</text:p>
          </table:table-cell>
          <table:table-cell office:value-type="float" office:value="0" calcext:value-type="float">
            <text:p>0</text:p>
          </table:table-cell>
          <table:table-cell office:value-type="float" office:value="25102928" calcext:value-type="float">
            <text:p>25102928</text:p>
          </table:table-cell>
          <table:table-cell office:value-type="float" office:value="31807144" calcext:value-type="float">
            <text:p>31807144</text:p>
          </table:table-cell>
          <table:table-cell office:value-type="float" office:value="28011584" calcext:value-type="float">
            <text:p>28011584</text:p>
          </table:table-cell>
          <table:table-cell office:value-type="float" office:value="28982928" calcext:value-type="float">
            <text:p>28982928</text:p>
          </table:table-cell>
          <table:table-cell table:formula="of:=[.A850]+[.B850]+[.C850]+[.D850]+[.E850]+[.F850]+[.G850]" office:value-type="float" office:value="177638736" calcext:value-type="float">
            <text:p>177638736</text:p>
          </table:table-cell>
        </table:table-row>
        <table:table-row table:style-name="ro1">
          <table:table-cell office:value-type="float" office:value="30575728" calcext:value-type="float">
            <text:p>30575728</text:p>
          </table:table-cell>
          <table:table-cell office:value-type="float" office:value="33233432" calcext:value-type="float">
            <text:p>33233432</text:p>
          </table:table-cell>
          <table:table-cell office:value-type="float" office:value="0" calcext:value-type="float">
            <text:p>0</text:p>
          </table:table-cell>
          <table:table-cell office:value-type="float" office:value="25102928" calcext:value-type="float">
            <text:p>25102928</text:p>
          </table:table-cell>
          <table:table-cell office:value-type="float" office:value="31807144" calcext:value-type="float">
            <text:p>31807144</text:p>
          </table:table-cell>
          <table:table-cell office:value-type="float" office:value="28011584" calcext:value-type="float">
            <text:p>28011584</text:p>
          </table:table-cell>
          <table:table-cell office:value-type="float" office:value="28987528" calcext:value-type="float">
            <text:p>28987528</text:p>
          </table:table-cell>
          <table:table-cell table:formula="of:=[.A851]+[.B851]+[.C851]+[.D851]+[.E851]+[.F851]+[.G851]" office:value-type="float" office:value="177718344" calcext:value-type="float">
            <text:p>177718344</text:p>
          </table:table-cell>
        </table:table-row>
        <table:table-row table:style-name="ro1">
          <table:table-cell office:value-type="float" office:value="30576584" calcext:value-type="float">
            <text:p>30576584</text:p>
          </table:table-cell>
          <table:table-cell office:value-type="float" office:value="33233432" calcext:value-type="float">
            <text:p>33233432</text:p>
          </table:table-cell>
          <table:table-cell office:value-type="float" office:value="0" calcext:value-type="float">
            <text:p>0</text:p>
          </table:table-cell>
          <table:table-cell office:value-type="float" office:value="25102928" calcext:value-type="float">
            <text:p>25102928</text:p>
          </table:table-cell>
          <table:table-cell office:value-type="float" office:value="31812848" calcext:value-type="float">
            <text:p>31812848</text:p>
          </table:table-cell>
          <table:table-cell office:value-type="float" office:value="28011584" calcext:value-type="float">
            <text:p>28011584</text:p>
          </table:table-cell>
          <table:table-cell office:value-type="float" office:value="28987528" calcext:value-type="float">
            <text:p>28987528</text:p>
          </table:table-cell>
          <table:table-cell table:formula="of:=[.A852]+[.B852]+[.C852]+[.D852]+[.E852]+[.F852]+[.G852]" office:value-type="float" office:value="177724904" calcext:value-type="float">
            <text:p>177724904</text:p>
          </table:table-cell>
        </table:table-row>
        <table:table-row table:style-name="ro1">
          <table:table-cell office:value-type="float" office:value="30580616" calcext:value-type="float">
            <text:p>30580616</text:p>
          </table:table-cell>
          <table:table-cell office:value-type="float" office:value="33237600" calcext:value-type="float">
            <text:p>33237600</text:p>
          </table:table-cell>
          <table:table-cell office:value-type="float" office:value="0" calcext:value-type="float">
            <text:p>0</text:p>
          </table:table-cell>
          <table:table-cell office:value-type="float" office:value="25102928" calcext:value-type="float">
            <text:p>25102928</text:p>
          </table:table-cell>
          <table:table-cell office:value-type="float" office:value="31812848" calcext:value-type="float">
            <text:p>31812848</text:p>
          </table:table-cell>
          <table:table-cell office:value-type="float" office:value="28015656" calcext:value-type="float">
            <text:p>28015656</text:p>
          </table:table-cell>
          <table:table-cell office:value-type="float" office:value="28987528" calcext:value-type="float">
            <text:p>28987528</text:p>
          </table:table-cell>
          <table:table-cell table:formula="of:=[.A853]+[.B853]+[.C853]+[.D853]+[.E853]+[.F853]+[.G853]" office:value-type="float" office:value="177737176" calcext:value-type="float">
            <text:p>177737176</text:p>
          </table:table-cell>
        </table:table-row>
        <table:table-row table:style-name="ro1">
          <table:table-cell office:value-type="float" office:value="30581096" calcext:value-type="float">
            <text:p>30581096</text:p>
          </table:table-cell>
          <table:table-cell office:value-type="float" office:value="33237600" calcext:value-type="float">
            <text:p>33237600</text:p>
          </table:table-cell>
          <table:table-cell office:value-type="float" office:value="0" calcext:value-type="float">
            <text:p>0</text:p>
          </table:table-cell>
          <table:table-cell office:value-type="float" office:value="25172032" calcext:value-type="float">
            <text:p>25172032</text:p>
          </table:table-cell>
          <table:table-cell office:value-type="float" office:value="31818552" calcext:value-type="float">
            <text:p>31818552</text:p>
          </table:table-cell>
          <table:table-cell office:value-type="float" office:value="28015656" calcext:value-type="float">
            <text:p>28015656</text:p>
          </table:table-cell>
          <table:table-cell office:value-type="float" office:value="28987528" calcext:value-type="float">
            <text:p>28987528</text:p>
          </table:table-cell>
          <table:table-cell table:formula="of:=[.A854]+[.B854]+[.C854]+[.D854]+[.E854]+[.F854]+[.G854]" office:value-type="float" office:value="177812464" calcext:value-type="float">
            <text:p>177812464</text:p>
          </table:table-cell>
        </table:table-row>
        <table:table-row table:style-name="ro1">
          <table:table-cell office:value-type="float" office:value="30582536" calcext:value-type="float">
            <text:p>30582536</text:p>
          </table:table-cell>
          <table:table-cell office:value-type="float" office:value="33241504" calcext:value-type="float">
            <text:p>33241504</text:p>
          </table:table-cell>
          <table:table-cell office:value-type="float" office:value="0" calcext:value-type="float">
            <text:p>0</text:p>
          </table:table-cell>
          <table:table-cell office:value-type="float" office:value="25172032" calcext:value-type="float">
            <text:p>25172032</text:p>
          </table:table-cell>
          <table:table-cell office:value-type="float" office:value="31818552" calcext:value-type="float">
            <text:p>31818552</text:p>
          </table:table-cell>
          <table:table-cell office:value-type="float" office:value="28017832" calcext:value-type="float">
            <text:p>28017832</text:p>
          </table:table-cell>
          <table:table-cell office:value-type="float" office:value="28987528" calcext:value-type="float">
            <text:p>28987528</text:p>
          </table:table-cell>
          <table:table-cell table:formula="of:=[.A855]+[.B855]+[.C855]+[.D855]+[.E855]+[.F855]+[.G855]" office:value-type="float" office:value="177819984" calcext:value-type="float">
            <text:p>177819984</text:p>
          </table:table-cell>
        </table:table-row>
        <table:table-row table:style-name="ro1">
          <table:table-cell office:value-type="float" office:value="30657680" calcext:value-type="float">
            <text:p>30657680</text:p>
          </table:table-cell>
          <table:table-cell office:value-type="float" office:value="33241504" calcext:value-type="float">
            <text:p>33241504</text:p>
          </table:table-cell>
          <table:table-cell office:value-type="float" office:value="0" calcext:value-type="float">
            <text:p>0</text:p>
          </table:table-cell>
          <table:table-cell office:value-type="float" office:value="25176504" calcext:value-type="float">
            <text:p>25176504</text:p>
          </table:table-cell>
          <table:table-cell office:value-type="float" office:value="31818552" calcext:value-type="float">
            <text:p>31818552</text:p>
          </table:table-cell>
          <table:table-cell office:value-type="float" office:value="28021904" calcext:value-type="float">
            <text:p>28021904</text:p>
          </table:table-cell>
          <table:table-cell office:value-type="float" office:value="28992128" calcext:value-type="float">
            <text:p>28992128</text:p>
          </table:table-cell>
          <table:table-cell table:formula="of:=[.A856]+[.B856]+[.C856]+[.D856]+[.E856]+[.F856]+[.G856]" office:value-type="float" office:value="177908272" calcext:value-type="float">
            <text:p>177908272</text:p>
          </table:table-cell>
        </table:table-row>
        <table:table-row table:style-name="ro1">
          <table:table-cell office:value-type="float" office:value="30658536" calcext:value-type="float">
            <text:p>30658536</text:p>
          </table:table-cell>
          <table:table-cell office:value-type="float" office:value="33241504" calcext:value-type="float">
            <text:p>33241504</text:p>
          </table:table-cell>
          <table:table-cell office:value-type="float" office:value="0" calcext:value-type="float">
            <text:p>0</text:p>
          </table:table-cell>
          <table:table-cell office:value-type="float" office:value="25176504" calcext:value-type="float">
            <text:p>25176504</text:p>
          </table:table-cell>
          <table:table-cell office:value-type="float" office:value="31824256" calcext:value-type="float">
            <text:p>31824256</text:p>
          </table:table-cell>
          <table:table-cell office:value-type="float" office:value="28021904" calcext:value-type="float">
            <text:p>28021904</text:p>
          </table:table-cell>
          <table:table-cell office:value-type="float" office:value="28995568" calcext:value-type="float">
            <text:p>28995568</text:p>
          </table:table-cell>
          <table:table-cell table:formula="of:=[.A857]+[.B857]+[.C857]+[.D857]+[.E857]+[.F857]+[.G857]" office:value-type="float" office:value="177918272" calcext:value-type="float">
            <text:p>177918272</text:p>
          </table:table-cell>
        </table:table-row>
        <table:table-row table:style-name="ro1">
          <table:table-cell office:value-type="float" office:value="30658656" calcext:value-type="float">
            <text:p>30658656</text:p>
          </table:table-cell>
          <table:table-cell office:value-type="float" office:value="33245408" calcext:value-type="float">
            <text:p>33245408</text:p>
          </table:table-cell>
          <table:table-cell office:value-type="float" office:value="0" calcext:value-type="float">
            <text:p>0</text:p>
          </table:table-cell>
          <table:table-cell office:value-type="float" office:value="25176504" calcext:value-type="float">
            <text:p>25176504</text:p>
          </table:table-cell>
          <table:table-cell office:value-type="float" office:value="31824256" calcext:value-type="float">
            <text:p>31824256</text:p>
          </table:table-cell>
          <table:table-cell office:value-type="float" office:value="28025976" calcext:value-type="float">
            <text:p>28025976</text:p>
          </table:table-cell>
          <table:table-cell office:value-type="float" office:value="28995568" calcext:value-type="float">
            <text:p>28995568</text:p>
          </table:table-cell>
          <table:table-cell table:formula="of:=[.A858]+[.B858]+[.C858]+[.D858]+[.E858]+[.F858]+[.G858]" office:value-type="float" office:value="177926368" calcext:value-type="float">
            <text:p>177926368</text:p>
          </table:table-cell>
        </table:table-row>
        <table:table-row table:style-name="ro1">
          <table:table-cell office:value-type="float" office:value="30659136" calcext:value-type="float">
            <text:p>30659136</text:p>
          </table:table-cell>
          <table:table-cell office:value-type="float" office:value="33245408" calcext:value-type="float">
            <text:p>33245408</text:p>
          </table:table-cell>
          <table:table-cell office:value-type="float" office:value="0" calcext:value-type="float">
            <text:p>0</text:p>
          </table:table-cell>
          <table:table-cell office:value-type="float" office:value="25180712" calcext:value-type="float">
            <text:p>25180712</text:p>
          </table:table-cell>
          <table:table-cell office:value-type="float" office:value="31829960" calcext:value-type="float">
            <text:p>31829960</text:p>
          </table:table-cell>
          <table:table-cell office:value-type="float" office:value="28025976" calcext:value-type="float">
            <text:p>28025976</text:p>
          </table:table-cell>
          <table:table-cell office:value-type="float" office:value="28995568" calcext:value-type="float">
            <text:p>28995568</text:p>
          </table:table-cell>
          <table:table-cell table:formula="of:=[.A859]+[.B859]+[.C859]+[.D859]+[.E859]+[.F859]+[.G859]" office:value-type="float" office:value="177936760" calcext:value-type="float">
            <text:p>177936760</text:p>
          </table:table-cell>
        </table:table-row>
        <table:table-row table:style-name="ro1">
          <table:table-cell office:value-type="float" office:value="30660576" calcext:value-type="float">
            <text:p>30660576</text:p>
          </table:table-cell>
          <table:table-cell office:value-type="float" office:value="33245408" calcext:value-type="float">
            <text:p>33245408</text:p>
          </table:table-cell>
          <table:table-cell office:value-type="float" office:value="0" calcext:value-type="float">
            <text:p>0</text:p>
          </table:table-cell>
          <table:table-cell office:value-type="float" office:value="25180712" calcext:value-type="float">
            <text:p>25180712</text:p>
          </table:table-cell>
          <table:table-cell office:value-type="float" office:value="31978656" calcext:value-type="float">
            <text:p>31978656</text:p>
          </table:table-cell>
          <table:table-cell office:value-type="float" office:value="28030048" calcext:value-type="float">
            <text:p>28030048</text:p>
          </table:table-cell>
          <table:table-cell office:value-type="float" office:value="28995568" calcext:value-type="float">
            <text:p>28995568</text:p>
          </table:table-cell>
          <table:table-cell table:formula="of:=[.A860]+[.B860]+[.C860]+[.D860]+[.E860]+[.F860]+[.G860]" office:value-type="float" office:value="178090968" calcext:value-type="float">
            <text:p>178090968</text:p>
          </table:table-cell>
        </table:table-row>
        <table:table-row table:style-name="ro1">
          <table:table-cell office:value-type="float" office:value="30664872" calcext:value-type="float">
            <text:p>30664872</text:p>
          </table:table-cell>
          <table:table-cell office:value-type="float" office:value="33312440" calcext:value-type="float">
            <text:p>33312440</text:p>
          </table:table-cell>
          <table:table-cell office:value-type="float" office:value="0" calcext:value-type="float">
            <text:p>0</text:p>
          </table:table-cell>
          <table:table-cell office:value-type="float" office:value="25184920" calcext:value-type="float">
            <text:p>25184920</text:p>
          </table:table-cell>
          <table:table-cell office:value-type="float" office:value="31978656" calcext:value-type="float">
            <text:p>31978656</text:p>
          </table:table-cell>
          <table:table-cell office:value-type="float" office:value="28030048" calcext:value-type="float">
            <text:p>28030048</text:p>
          </table:table-cell>
          <table:table-cell office:value-type="float" office:value="29000168" calcext:value-type="float">
            <text:p>29000168</text:p>
          </table:table-cell>
          <table:table-cell table:formula="of:=[.A861]+[.B861]+[.C861]+[.D861]+[.E861]+[.F861]+[.G861]" office:value-type="float" office:value="178171104" calcext:value-type="float">
            <text:p>178171104</text:p>
          </table:table-cell>
        </table:table-row>
        <table:table-row table:style-name="ro1">
          <table:table-cell office:value-type="float" office:value="30665728" calcext:value-type="float">
            <text:p>30665728</text:p>
          </table:table-cell>
          <table:table-cell office:value-type="float" office:value="33312440" calcext:value-type="float">
            <text:p>33312440</text:p>
          </table:table-cell>
          <table:table-cell office:value-type="float" office:value="0" calcext:value-type="float">
            <text:p>0</text:p>
          </table:table-cell>
          <table:table-cell office:value-type="float" office:value="25184920" calcext:value-type="float">
            <text:p>25184920</text:p>
          </table:table-cell>
          <table:table-cell office:value-type="float" office:value="31978656" calcext:value-type="float">
            <text:p>31978656</text:p>
          </table:table-cell>
          <table:table-cell office:value-type="float" office:value="28030048" calcext:value-type="float">
            <text:p>28030048</text:p>
          </table:table-cell>
          <table:table-cell office:value-type="float" office:value="29000168" calcext:value-type="float">
            <text:p>29000168</text:p>
          </table:table-cell>
          <table:table-cell table:formula="of:=[.A862]+[.B862]+[.C862]+[.D862]+[.E862]+[.F862]+[.G862]" office:value-type="float" office:value="178171960" calcext:value-type="float">
            <text:p>178171960</text:p>
          </table:table-cell>
        </table:table-row>
        <table:table-row table:style-name="ro1">
          <table:table-cell office:value-type="float" office:value="30669760" calcext:value-type="float">
            <text:p>30669760</text:p>
          </table:table-cell>
          <table:table-cell office:value-type="float" office:value="33316608" calcext:value-type="float">
            <text:p>33316608</text:p>
          </table:table-cell>
          <table:table-cell office:value-type="float" office:value="0" calcext:value-type="float">
            <text:p>0</text:p>
          </table:table-cell>
          <table:table-cell office:value-type="float" office:value="25184920" calcext:value-type="float">
            <text:p>25184920</text:p>
          </table:table-cell>
          <table:table-cell office:value-type="float" office:value="31978656" calcext:value-type="float">
            <text:p>31978656</text:p>
          </table:table-cell>
          <table:table-cell office:value-type="float" office:value="28034120" calcext:value-type="float">
            <text:p>28034120</text:p>
          </table:table-cell>
          <table:table-cell office:value-type="float" office:value="29004768" calcext:value-type="float">
            <text:p>29004768</text:p>
          </table:table-cell>
          <table:table-cell table:formula="of:=[.A863]+[.B863]+[.C863]+[.D863]+[.E863]+[.F863]+[.G863]" office:value-type="float" office:value="178188832" calcext:value-type="float">
            <text:p>178188832</text:p>
          </table:table-cell>
        </table:table-row>
        <table:table-row table:style-name="ro1">
          <table:table-cell office:value-type="float" office:value="30670240" calcext:value-type="float">
            <text:p>30670240</text:p>
          </table:table-cell>
          <table:table-cell office:value-type="float" office:value="33316608" calcext:value-type="float">
            <text:p>33316608</text:p>
          </table:table-cell>
          <table:table-cell office:value-type="float" office:value="0" calcext:value-type="float">
            <text:p>0</text:p>
          </table:table-cell>
          <table:table-cell office:value-type="float" office:value="25290832" calcext:value-type="float">
            <text:p>25290832</text:p>
          </table:table-cell>
          <table:table-cell office:value-type="float" office:value="31984624" calcext:value-type="float">
            <text:p>31984624</text:p>
          </table:table-cell>
          <table:table-cell office:value-type="float" office:value="28034120" calcext:value-type="float">
            <text:p>28034120</text:p>
          </table:table-cell>
          <table:table-cell office:value-type="float" office:value="29004768" calcext:value-type="float">
            <text:p>29004768</text:p>
          </table:table-cell>
          <table:table-cell table:formula="of:=[.A864]+[.B864]+[.C864]+[.D864]+[.E864]+[.F864]+[.G864]" office:value-type="float" office:value="178301192" calcext:value-type="float">
            <text:p>178301192</text:p>
          </table:table-cell>
        </table:table-row>
        <table:table-row table:style-name="ro1">
          <table:table-cell office:value-type="float" office:value="30671680" calcext:value-type="float">
            <text:p>30671680</text:p>
          </table:table-cell>
          <table:table-cell office:value-type="float" office:value="33316608" calcext:value-type="float">
            <text:p>33316608</text:p>
          </table:table-cell>
          <table:table-cell office:value-type="float" office:value="0" calcext:value-type="float">
            <text:p>0</text:p>
          </table:table-cell>
          <table:table-cell office:value-type="float" office:value="25290832" calcext:value-type="float">
            <text:p>25290832</text:p>
          </table:table-cell>
          <table:table-cell office:value-type="float" office:value="31984624" calcext:value-type="float">
            <text:p>31984624</text:p>
          </table:table-cell>
          <table:table-cell office:value-type="float" office:value="28109904" calcext:value-type="float">
            <text:p>28109904</text:p>
          </table:table-cell>
          <table:table-cell office:value-type="float" office:value="29004768" calcext:value-type="float">
            <text:p>29004768</text:p>
          </table:table-cell>
          <table:table-cell table:formula="of:=[.A865]+[.B865]+[.C865]+[.D865]+[.E865]+[.F865]+[.G865]" office:value-type="float" office:value="178378416" calcext:value-type="float">
            <text:p>178378416</text:p>
          </table:table-cell>
        </table:table-row>
        <table:table-row table:style-name="ro1">
          <table:table-cell office:value-type="float" office:value="26583272" calcext:value-type="float">
            <text:p>26583272</text:p>
          </table:table-cell>
          <table:table-cell office:value-type="float" office:value="33316608" calcext:value-type="float">
            <text:p>33316608</text:p>
          </table:table-cell>
          <table:table-cell office:value-type="float" office:value="0" calcext:value-type="float">
            <text:p>0</text:p>
          </table:table-cell>
          <table:table-cell office:value-type="float" office:value="25290832" calcext:value-type="float">
            <text:p>25290832</text:p>
          </table:table-cell>
          <table:table-cell office:value-type="float" office:value="31985008" calcext:value-type="float">
            <text:p>31985008</text:p>
          </table:table-cell>
          <table:table-cell office:value-type="float" office:value="28109904" calcext:value-type="float">
            <text:p>28109904</text:p>
          </table:table-cell>
          <table:table-cell office:value-type="float" office:value="29009368" calcext:value-type="float">
            <text:p>29009368</text:p>
          </table:table-cell>
          <table:table-cell table:formula="of:=[.A866]+[.B866]+[.C866]+[.D866]+[.E866]+[.F866]+[.G866]" office:value-type="float" office:value="174294992" calcext:value-type="float">
            <text:p>174294992</text:p>
          </table:table-cell>
        </table:table-row>
        <table:table-row table:style-name="ro1">
          <table:table-cell office:value-type="float" office:value="26588672" calcext:value-type="float">
            <text:p>26588672</text:p>
          </table:table-cell>
          <table:table-cell office:value-type="float" office:value="33316608" calcext:value-type="float">
            <text:p>33316608</text:p>
          </table:table-cell>
          <table:table-cell office:value-type="float" office:value="0" calcext:value-type="float">
            <text:p>0</text:p>
          </table:table-cell>
          <table:table-cell office:value-type="float" office:value="25290832" calcext:value-type="float">
            <text:p>25290832</text:p>
          </table:table-cell>
          <table:table-cell office:value-type="float" office:value="31990328" calcext:value-type="float">
            <text:p>31990328</text:p>
          </table:table-cell>
          <table:table-cell office:value-type="float" office:value="28109904" calcext:value-type="float">
            <text:p>28109904</text:p>
          </table:table-cell>
          <table:table-cell office:value-type="float" office:value="29105760" calcext:value-type="float">
            <text:p>29105760</text:p>
          </table:table-cell>
          <table:table-cell table:formula="of:=[.A867]+[.B867]+[.C867]+[.D867]+[.E867]+[.F867]+[.G867]" office:value-type="float" office:value="174402104" calcext:value-type="float">
            <text:p>174402104</text:p>
          </table:table-cell>
        </table:table-row>
        <table:table-row table:style-name="ro1">
          <table:table-cell office:value-type="float" office:value="26594360" calcext:value-type="float">
            <text:p>26594360</text:p>
          </table:table-cell>
          <table:table-cell office:value-type="float" office:value="33320512" calcext:value-type="float">
            <text:p>33320512</text:p>
          </table:table-cell>
          <table:table-cell office:value-type="float" office:value="0" calcext:value-type="float">
            <text:p>0</text:p>
          </table:table-cell>
          <table:table-cell office:value-type="float" office:value="25290832" calcext:value-type="float">
            <text:p>25290832</text:p>
          </table:table-cell>
          <table:table-cell office:value-type="float" office:value="31990328" calcext:value-type="float">
            <text:p>31990328</text:p>
          </table:table-cell>
          <table:table-cell office:value-type="float" office:value="28109904" calcext:value-type="float">
            <text:p>28109904</text:p>
          </table:table-cell>
          <table:table-cell office:value-type="float" office:value="29110624" calcext:value-type="float">
            <text:p>29110624</text:p>
          </table:table-cell>
          <table:table-cell table:formula="of:=[.A868]+[.B868]+[.C868]+[.D868]+[.E868]+[.F868]+[.G868]" office:value-type="float" office:value="174416560" calcext:value-type="float">
            <text:p>174416560</text:p>
          </table:table-cell>
        </table:table-row>
        <table:table-row table:style-name="ro1">
          <table:table-cell office:value-type="float" office:value="26596120" calcext:value-type="float">
            <text:p>26596120</text:p>
          </table:table-cell>
          <table:table-cell office:value-type="float" office:value="33320512" calcext:value-type="float">
            <text:p>33320512</text:p>
          </table:table-cell>
          <table:table-cell office:value-type="float" office:value="0" calcext:value-type="float">
            <text:p>0</text:p>
          </table:table-cell>
          <table:table-cell office:value-type="float" office:value="26081392" calcext:value-type="float">
            <text:p>26081392</text:p>
          </table:table-cell>
          <table:table-cell office:value-type="float" office:value="31996032" calcext:value-type="float">
            <text:p>31996032</text:p>
          </table:table-cell>
          <table:table-cell office:value-type="float" office:value="28109904" calcext:value-type="float">
            <text:p>28109904</text:p>
          </table:table-cell>
          <table:table-cell office:value-type="float" office:value="29110624" calcext:value-type="float">
            <text:p>29110624</text:p>
          </table:table-cell>
          <table:table-cell table:formula="of:=[.A869]+[.B869]+[.C869]+[.D869]+[.E869]+[.F869]+[.G869]" office:value-type="float" office:value="175214584" calcext:value-type="float">
            <text:p>175214584</text:p>
          </table:table-cell>
        </table:table-row>
        <table:table-row table:style-name="ro1">
          <table:table-cell office:value-type="float" office:value="26673448" calcext:value-type="float">
            <text:p>26673448</text:p>
          </table:table-cell>
          <table:table-cell office:value-type="float" office:value="33324416" calcext:value-type="float">
            <text:p>33324416</text:p>
          </table:table-cell>
          <table:table-cell office:value-type="float" office:value="0" calcext:value-type="float">
            <text:p>0</text:p>
          </table:table-cell>
          <table:table-cell office:value-type="float" office:value="26081392" calcext:value-type="float">
            <text:p>26081392</text:p>
          </table:table-cell>
          <table:table-cell office:value-type="float" office:value="32009304" calcext:value-type="float">
            <text:p>32009304</text:p>
          </table:table-cell>
          <table:table-cell office:value-type="float" office:value="28113976" calcext:value-type="float">
            <text:p>28113976</text:p>
          </table:table-cell>
          <table:table-cell office:value-type="float" office:value="29110624" calcext:value-type="float">
            <text:p>29110624</text:p>
          </table:table-cell>
          <table:table-cell table:formula="of:=[.A870]+[.B870]+[.C870]+[.D870]+[.E870]+[.F870]+[.G870]" office:value-type="float" office:value="175313160" calcext:value-type="float">
            <text:p>175313160</text:p>
          </table:table-cell>
        </table:table-row>
        <table:table-row table:style-name="ro1">
          <table:table-cell office:value-type="float" office:value="26673568" calcext:value-type="float">
            <text:p>26673568</text:p>
          </table:table-cell>
          <table:table-cell office:value-type="float" office:value="33325728" calcext:value-type="float">
            <text:p>33325728</text:p>
          </table:table-cell>
          <table:table-cell office:value-type="float" office:value="0" calcext:value-type="float">
            <text:p>0</text:p>
          </table:table-cell>
          <table:table-cell office:value-type="float" office:value="26081392" calcext:value-type="float">
            <text:p>26081392</text:p>
          </table:table-cell>
          <table:table-cell office:value-type="float" office:value="32015008" calcext:value-type="float">
            <text:p>32015008</text:p>
          </table:table-cell>
          <table:table-cell office:value-type="float" office:value="28113976" calcext:value-type="float">
            <text:p>28113976</text:p>
          </table:table-cell>
          <table:table-cell office:value-type="float" office:value="29110624" calcext:value-type="float">
            <text:p>29110624</text:p>
          </table:table-cell>
          <table:table-cell table:formula="of:=[.A871]+[.B871]+[.C871]+[.D871]+[.E871]+[.F871]+[.G871]" office:value-type="float" office:value="175320296" calcext:value-type="float">
            <text:p>175320296</text:p>
          </table:table-cell>
        </table:table-row>
        <table:table-row table:style-name="ro1">
          <table:table-cell office:value-type="float" office:value="26674424" calcext:value-type="float">
            <text:p>26674424</text:p>
          </table:table-cell>
          <table:table-cell office:value-type="float" office:value="33325728" calcext:value-type="float">
            <text:p>33325728</text:p>
          </table:table-cell>
          <table:table-cell office:value-type="float" office:value="0" calcext:value-type="float">
            <text:p>0</text:p>
          </table:table-cell>
          <table:table-cell office:value-type="float" office:value="26081392" calcext:value-type="float">
            <text:p>26081392</text:p>
          </table:table-cell>
          <table:table-cell office:value-type="float" office:value="32015008" calcext:value-type="float">
            <text:p>32015008</text:p>
          </table:table-cell>
          <table:table-cell office:value-type="float" office:value="28113976" calcext:value-type="float">
            <text:p>28113976</text:p>
          </table:table-cell>
          <table:table-cell office:value-type="float" office:value="29110624" calcext:value-type="float">
            <text:p>29110624</text:p>
          </table:table-cell>
          <table:table-cell table:formula="of:=[.A872]+[.B872]+[.C872]+[.D872]+[.E872]+[.F872]+[.G872]" office:value-type="float" office:value="175321152" calcext:value-type="float">
            <text:p>175321152</text:p>
          </table:table-cell>
        </table:table-row>
        <table:table-row table:style-name="ro1">
          <table:table-cell office:value-type="float" office:value="26678720" calcext:value-type="float">
            <text:p>26678720</text:p>
          </table:table-cell>
          <table:table-cell office:value-type="float" office:value="33329632" calcext:value-type="float">
            <text:p>33329632</text:p>
          </table:table-cell>
          <table:table-cell office:value-type="float" office:value="0" calcext:value-type="float">
            <text:p>0</text:p>
          </table:table-cell>
          <table:table-cell office:value-type="float" office:value="26085600" calcext:value-type="float">
            <text:p>26085600</text:p>
          </table:table-cell>
          <table:table-cell office:value-type="float" office:value="32015008" calcext:value-type="float">
            <text:p>32015008</text:p>
          </table:table-cell>
          <table:table-cell office:value-type="float" office:value="28118048" calcext:value-type="float">
            <text:p>28118048</text:p>
          </table:table-cell>
          <table:table-cell office:value-type="float" office:value="29115224" calcext:value-type="float">
            <text:p>29115224</text:p>
          </table:table-cell>
          <table:table-cell table:formula="of:=[.A873]+[.B873]+[.C873]+[.D873]+[.E873]+[.F873]+[.G873]" office:value-type="float" office:value="175342232" calcext:value-type="float">
            <text:p>175342232</text:p>
          </table:table-cell>
        </table:table-row>
        <table:table-row table:style-name="ro1">
          <table:table-cell office:value-type="float" office:value="26680520" calcext:value-type="float">
            <text:p>26680520</text:p>
          </table:table-cell>
          <table:table-cell office:value-type="float" office:value="33329632" calcext:value-type="float">
            <text:p>33329632</text:p>
          </table:table-cell>
          <table:table-cell office:value-type="float" office:value="0" calcext:value-type="float">
            <text:p>0</text:p>
          </table:table-cell>
          <table:table-cell office:value-type="float" office:value="26092480" calcext:value-type="float">
            <text:p>26092480</text:p>
          </table:table-cell>
          <table:table-cell office:value-type="float" office:value="32020712" calcext:value-type="float">
            <text:p>32020712</text:p>
          </table:table-cell>
          <table:table-cell office:value-type="float" office:value="28118048" calcext:value-type="float">
            <text:p>28118048</text:p>
          </table:table-cell>
          <table:table-cell office:value-type="float" office:value="29115224" calcext:value-type="float">
            <text:p>29115224</text:p>
          </table:table-cell>
          <table:table-cell table:formula="of:=[.A874]+[.B874]+[.C874]+[.D874]+[.E874]+[.F874]+[.G874]" office:value-type="float" office:value="175356616" calcext:value-type="float">
            <text:p>175356616</text:p>
          </table:table-cell>
        </table:table-row>
        <table:table-row table:style-name="ro1">
          <table:table-cell office:value-type="float" office:value="26684672" calcext:value-type="float">
            <text:p>26684672</text:p>
          </table:table-cell>
          <table:table-cell office:value-type="float" office:value="33333536" calcext:value-type="float">
            <text:p>33333536</text:p>
          </table:table-cell>
          <table:table-cell office:value-type="float" office:value="0" calcext:value-type="float">
            <text:p>0</text:p>
          </table:table-cell>
          <table:table-cell office:value-type="float" office:value="26092480" calcext:value-type="float">
            <text:p>26092480</text:p>
          </table:table-cell>
          <table:table-cell office:value-type="float" office:value="32020712" calcext:value-type="float">
            <text:p>32020712</text:p>
          </table:table-cell>
          <table:table-cell office:value-type="float" office:value="27162888" calcext:value-type="float">
            <text:p>27162888</text:p>
          </table:table-cell>
          <table:table-cell office:value-type="float" office:value="29115224" calcext:value-type="float">
            <text:p>29115224</text:p>
          </table:table-cell>
          <table:table-cell table:formula="of:=[.A875]+[.B875]+[.C875]+[.D875]+[.E875]+[.F875]+[.G875]" office:value-type="float" office:value="174409512" calcext:value-type="float">
            <text:p>174409512</text:p>
          </table:table-cell>
        </table:table-row>
        <table:table-row table:style-name="ro1">
          <table:table-cell office:value-type="float" office:value="26684792" calcext:value-type="float">
            <text:p>26684792</text:p>
          </table:table-cell>
          <table:table-cell office:value-type="float" office:value="33333536" calcext:value-type="float">
            <text:p>33333536</text:p>
          </table:table-cell>
          <table:table-cell office:value-type="float" office:value="0" calcext:value-type="float">
            <text:p>0</text:p>
          </table:table-cell>
          <table:table-cell office:value-type="float" office:value="26092480" calcext:value-type="float">
            <text:p>26092480</text:p>
          </table:table-cell>
          <table:table-cell office:value-type="float" office:value="32026416" calcext:value-type="float">
            <text:p>32026416</text:p>
          </table:table-cell>
          <table:table-cell office:value-type="float" office:value="27162888" calcext:value-type="float">
            <text:p>27162888</text:p>
          </table:table-cell>
          <table:table-cell office:value-type="float" office:value="29180800" calcext:value-type="float">
            <text:p>29180800</text:p>
          </table:table-cell>
          <table:table-cell table:formula="of:=[.A876]+[.B876]+[.C876]+[.D876]+[.E876]+[.F876]+[.G876]" office:value-type="float" office:value="174480912" calcext:value-type="float">
            <text:p>174480912</text:p>
          </table:table-cell>
        </table:table-row>
        <table:table-row table:style-name="ro1">
          <table:table-cell office:value-type="float" office:value="26685648" calcext:value-type="float">
            <text:p>26685648</text:p>
          </table:table-cell>
          <table:table-cell office:value-type="float" office:value="33337440" calcext:value-type="float">
            <text:p>33337440</text:p>
          </table:table-cell>
          <table:table-cell office:value-type="float" office:value="0" calcext:value-type="float">
            <text:p>0</text:p>
          </table:table-cell>
          <table:table-cell office:value-type="float" office:value="26092480" calcext:value-type="float">
            <text:p>26092480</text:p>
          </table:table-cell>
          <table:table-cell office:value-type="float" office:value="32026416" calcext:value-type="float">
            <text:p>32026416</text:p>
          </table:table-cell>
          <table:table-cell office:value-type="float" office:value="27162888" calcext:value-type="float">
            <text:p>27162888</text:p>
          </table:table-cell>
          <table:table-cell office:value-type="float" office:value="29181624" calcext:value-type="float">
            <text:p>29181624</text:p>
          </table:table-cell>
          <table:table-cell table:formula="of:=[.A877]+[.B877]+[.C877]+[.D877]+[.E877]+[.F877]+[.G877]" office:value-type="float" office:value="174486496" calcext:value-type="float">
            <text:p>174486496</text:p>
          </table:table-cell>
        </table:table-row>
        <table:table-row table:style-name="ro1">
          <table:table-cell office:value-type="float" office:value="26689680" calcext:value-type="float">
            <text:p>26689680</text:p>
          </table:table-cell>
          <table:table-cell office:value-type="float" office:value="33337440" calcext:value-type="float">
            <text:p>33337440</text:p>
          </table:table-cell>
          <table:table-cell office:value-type="float" office:value="0" calcext:value-type="float">
            <text:p>0</text:p>
          </table:table-cell>
          <table:table-cell office:value-type="float" office:value="26096688" calcext:value-type="float">
            <text:p>26096688</text:p>
          </table:table-cell>
          <table:table-cell office:value-type="float" office:value="32026416" calcext:value-type="float">
            <text:p>32026416</text:p>
          </table:table-cell>
          <table:table-cell office:value-type="float" office:value="27166960" calcext:value-type="float">
            <text:p>27166960</text:p>
          </table:table-cell>
          <table:table-cell office:value-type="float" office:value="29186224" calcext:value-type="float">
            <text:p>29186224</text:p>
          </table:table-cell>
          <table:table-cell table:formula="of:=[.A878]+[.B878]+[.C878]+[.D878]+[.E878]+[.F878]+[.G878]" office:value-type="float" office:value="174503408" calcext:value-type="float">
            <text:p>174503408</text:p>
          </table:table-cell>
        </table:table-row>
        <table:table-row table:style-name="ro1">
          <table:table-cell office:value-type="float" office:value="26691480" calcext:value-type="float">
            <text:p>26691480</text:p>
          </table:table-cell>
          <table:table-cell office:value-type="float" office:value="33337440" calcext:value-type="float">
            <text:p>33337440</text:p>
          </table:table-cell>
          <table:table-cell office:value-type="float" office:value="0" calcext:value-type="float">
            <text:p>0</text:p>
          </table:table-cell>
          <table:table-cell office:value-type="float" office:value="26096688" calcext:value-type="float">
            <text:p>26096688</text:p>
          </table:table-cell>
          <table:table-cell office:value-type="float" office:value="30561776" calcext:value-type="float">
            <text:p>30561776</text:p>
          </table:table-cell>
          <table:table-cell office:value-type="float" office:value="27166960" calcext:value-type="float">
            <text:p>27166960</text:p>
          </table:table-cell>
          <table:table-cell office:value-type="float" office:value="29186224" calcext:value-type="float">
            <text:p>29186224</text:p>
          </table:table-cell>
          <table:table-cell table:formula="of:=[.A879]+[.B879]+[.C879]+[.D879]+[.E879]+[.F879]+[.G879]" office:value-type="float" office:value="173040568" calcext:value-type="float">
            <text:p>173040568</text:p>
          </table:table-cell>
        </table:table-row>
        <table:table-row table:style-name="ro1">
          <table:table-cell office:value-type="float" office:value="26695512" calcext:value-type="float">
            <text:p>26695512</text:p>
          </table:table-cell>
          <table:table-cell office:value-type="float" office:value="34730192" calcext:value-type="float">
            <text:p>34730192</text:p>
          </table:table-cell>
          <table:table-cell office:value-type="float" office:value="0" calcext:value-type="float">
            <text:p>0</text:p>
          </table:table-cell>
          <table:table-cell office:value-type="float" office:value="26096688" calcext:value-type="float">
            <text:p>26096688</text:p>
          </table:table-cell>
          <table:table-cell office:value-type="float" office:value="30562600" calcext:value-type="float">
            <text:p>30562600</text:p>
          </table:table-cell>
          <table:table-cell office:value-type="float" office:value="27166960" calcext:value-type="float">
            <text:p>27166960</text:p>
          </table:table-cell>
          <table:table-cell office:value-type="float" office:value="29186224" calcext:value-type="float">
            <text:p>29186224</text:p>
          </table:table-cell>
          <table:table-cell table:formula="of:=[.A880]+[.B880]+[.C880]+[.D880]+[.E880]+[.F880]+[.G880]" office:value-type="float" office:value="174438176" calcext:value-type="float">
            <text:p>174438176</text:p>
          </table:table-cell>
        </table:table-row>
        <table:table-row table:style-name="ro1">
          <table:table-cell office:value-type="float" office:value="26695632" calcext:value-type="float">
            <text:p>26695632</text:p>
          </table:table-cell>
          <table:table-cell office:value-type="float" office:value="35297520" calcext:value-type="float">
            <text:p>35297520</text:p>
          </table:table-cell>
          <table:table-cell office:value-type="float" office:value="0" calcext:value-type="float">
            <text:p>0</text:p>
          </table:table-cell>
          <table:table-cell office:value-type="float" office:value="26100896" calcext:value-type="float">
            <text:p>26100896</text:p>
          </table:table-cell>
          <table:table-cell office:value-type="float" office:value="30568608" calcext:value-type="float">
            <text:p>30568608</text:p>
          </table:table-cell>
          <table:table-cell office:value-type="float" office:value="27166960" calcext:value-type="float">
            <text:p>27166960</text:p>
          </table:table-cell>
          <table:table-cell office:value-type="float" office:value="29186224" calcext:value-type="float">
            <text:p>29186224</text:p>
          </table:table-cell>
          <table:table-cell table:formula="of:=[.A881]+[.B881]+[.C881]+[.D881]+[.E881]+[.F881]+[.G881]" office:value-type="float" office:value="175015840" calcext:value-type="float">
            <text:p>175015840</text:p>
          </table:table-cell>
        </table:table-row>
        <table:table-row table:style-name="ro1">
          <table:table-cell office:value-type="float" office:value="26696488" calcext:value-type="float">
            <text:p>26696488</text:p>
          </table:table-cell>
          <table:table-cell office:value-type="float" office:value="35301896" calcext:value-type="float">
            <text:p>35301896</text:p>
          </table:table-cell>
          <table:table-cell office:value-type="float" office:value="0" calcext:value-type="float">
            <text:p>0</text:p>
          </table:table-cell>
          <table:table-cell office:value-type="float" office:value="26100896" calcext:value-type="float">
            <text:p>26100896</text:p>
          </table:table-cell>
          <table:table-cell office:value-type="float" office:value="30568608" calcext:value-type="float">
            <text:p>30568608</text:p>
          </table:table-cell>
          <table:table-cell office:value-type="float" office:value="27166960" calcext:value-type="float">
            <text:p>27166960</text:p>
          </table:table-cell>
          <table:table-cell office:value-type="float" office:value="29186224" calcext:value-type="float">
            <text:p>29186224</text:p>
          </table:table-cell>
          <table:table-cell table:formula="of:=[.A882]+[.B882]+[.C882]+[.D882]+[.E882]+[.F882]+[.G882]" office:value-type="float" office:value="175021072" calcext:value-type="float">
            <text:p>175021072</text:p>
          </table:table-cell>
        </table:table-row>
        <table:table-row table:style-name="ro1">
          <table:table-cell office:value-type="float" office:value="26767640" calcext:value-type="float">
            <text:p>26767640</text:p>
          </table:table-cell>
          <table:table-cell office:value-type="float" office:value="35301896" calcext:value-type="float">
            <text:p>35301896</text:p>
          </table:table-cell>
          <table:table-cell office:value-type="float" office:value="0" calcext:value-type="float">
            <text:p>0</text:p>
          </table:table-cell>
          <table:table-cell office:value-type="float" office:value="26235752" calcext:value-type="float">
            <text:p>26235752</text:p>
          </table:table-cell>
          <table:table-cell office:value-type="float" office:value="30568608" calcext:value-type="float">
            <text:p>30568608</text:p>
          </table:table-cell>
          <table:table-cell office:value-type="float" office:value="27171032" calcext:value-type="float">
            <text:p>27171032</text:p>
          </table:table-cell>
          <table:table-cell office:value-type="float" office:value="29190824" calcext:value-type="float">
            <text:p>29190824</text:p>
          </table:table-cell>
          <table:table-cell table:formula="of:=[.A883]+[.B883]+[.C883]+[.D883]+[.E883]+[.F883]+[.G883]" office:value-type="float" office:value="175235752" calcext:value-type="float">
            <text:p>175235752</text:p>
          </table:table-cell>
        </table:table-row>
        <table:table-row table:style-name="ro1">
          <table:table-cell office:value-type="float" office:value="26769440" calcext:value-type="float">
            <text:p>26769440</text:p>
          </table:table-cell>
          <table:table-cell office:value-type="float" office:value="35301896" calcext:value-type="float">
            <text:p>35301896</text:p>
          </table:table-cell>
          <table:table-cell office:value-type="float" office:value="0" calcext:value-type="float">
            <text:p>0</text:p>
          </table:table-cell>
          <table:table-cell office:value-type="float" office:value="26237920" calcext:value-type="float">
            <text:p>26237920</text:p>
          </table:table-cell>
          <table:table-cell office:value-type="float" office:value="30574312" calcext:value-type="float">
            <text:p>30574312</text:p>
          </table:table-cell>
          <table:table-cell office:value-type="float" office:value="27171032" calcext:value-type="float">
            <text:p>27171032</text:p>
          </table:table-cell>
          <table:table-cell office:value-type="float" office:value="29190824" calcext:value-type="float">
            <text:p>29190824</text:p>
          </table:table-cell>
          <table:table-cell table:formula="of:=[.A884]+[.B884]+[.C884]+[.D884]+[.E884]+[.F884]+[.G884]" office:value-type="float" office:value="175245424" calcext:value-type="float">
            <text:p>175245424</text:p>
          </table:table-cell>
        </table:table-row>
        <table:table-row table:style-name="ro1">
          <table:table-cell office:value-type="float" office:value="27114024" calcext:value-type="float">
            <text:p>27114024</text:p>
          </table:table-cell>
          <table:table-cell office:value-type="float" office:value="35305800" calcext:value-type="float">
            <text:p>35305800</text:p>
          </table:table-cell>
          <table:table-cell office:value-type="float" office:value="0" calcext:value-type="float">
            <text:p>0</text:p>
          </table:table-cell>
          <table:table-cell office:value-type="float" office:value="26657512" calcext:value-type="float">
            <text:p>26657512</text:p>
          </table:table-cell>
          <table:table-cell office:value-type="float" office:value="30574312" calcext:value-type="float">
            <text:p>30574312</text:p>
          </table:table-cell>
          <table:table-cell office:value-type="float" office:value="27244456" calcext:value-type="float">
            <text:p>27244456</text:p>
          </table:table-cell>
          <table:table-cell office:value-type="float" office:value="29195424" calcext:value-type="float">
            <text:p>29195424</text:p>
          </table:table-cell>
          <table:table-cell table:formula="of:=[.A885]+[.B885]+[.C885]+[.D885]+[.E885]+[.F885]+[.G885]" office:value-type="float" office:value="176091528" calcext:value-type="float">
            <text:p>176091528</text:p>
          </table:table-cell>
        </table:table-row>
        <table:table-row table:style-name="ro1">
          <table:table-cell office:value-type="float" office:value="26843224" calcext:value-type="float">
            <text:p>26843224</text:p>
          </table:table-cell>
          <table:table-cell office:value-type="float" office:value="35305800" calcext:value-type="float">
            <text:p>35305800</text:p>
          </table:table-cell>
          <table:table-cell office:value-type="float" office:value="0" calcext:value-type="float">
            <text:p>0</text:p>
          </table:table-cell>
          <table:table-cell office:value-type="float" office:value="26657512" calcext:value-type="float">
            <text:p>26657512</text:p>
          </table:table-cell>
          <table:table-cell office:value-type="float" office:value="30580016" calcext:value-type="float">
            <text:p>30580016</text:p>
          </table:table-cell>
          <table:table-cell office:value-type="float" office:value="27244456" calcext:value-type="float">
            <text:p>27244456</text:p>
          </table:table-cell>
          <table:table-cell office:value-type="float" office:value="29334752" calcext:value-type="float">
            <text:p>29334752</text:p>
          </table:table-cell>
          <table:table-cell table:formula="of:=[.A886]+[.B886]+[.C886]+[.D886]+[.E886]+[.F886]+[.G886]" office:value-type="float" office:value="175965760" calcext:value-type="float">
            <text:p>175965760</text:p>
          </table:table-cell>
        </table:table-row>
        <table:table-row table:style-name="ro1">
          <table:table-cell office:value-type="float" office:value="26844784" calcext:value-type="float">
            <text:p>26844784</text:p>
          </table:table-cell>
          <table:table-cell office:value-type="float" office:value="35309704" calcext:value-type="float">
            <text:p>35309704</text:p>
          </table:table-cell>
          <table:table-cell office:value-type="float" office:value="0" calcext:value-type="float">
            <text:p>0</text:p>
          </table:table-cell>
          <table:table-cell office:value-type="float" office:value="26663928" calcext:value-type="float">
            <text:p>26663928</text:p>
          </table:table-cell>
          <table:table-cell office:value-type="float" office:value="30580016" calcext:value-type="float">
            <text:p>30580016</text:p>
          </table:table-cell>
          <table:table-cell office:value-type="float" office:value="27248528" calcext:value-type="float">
            <text:p>27248528</text:p>
          </table:table-cell>
          <table:table-cell office:value-type="float" office:value="29334752" calcext:value-type="float">
            <text:p>29334752</text:p>
          </table:table-cell>
          <table:table-cell table:formula="of:=[.A887]+[.B887]+[.C887]+[.D887]+[.E887]+[.F887]+[.G887]" office:value-type="float" office:value="175981712" calcext:value-type="float">
            <text:p>175981712</text:p>
          </table:table-cell>
        </table:table-row>
        <table:table-row table:style-name="ro1">
          <table:table-cell office:value-type="float" office:value="26849560" calcext:value-type="float">
            <text:p>26849560</text:p>
          </table:table-cell>
          <table:table-cell office:value-type="float" office:value="35309704" calcext:value-type="float">
            <text:p>35309704</text:p>
          </table:table-cell>
          <table:table-cell office:value-type="float" office:value="0" calcext:value-type="float">
            <text:p>0</text:p>
          </table:table-cell>
          <table:table-cell office:value-type="float" office:value="26668024" calcext:value-type="float">
            <text:p>26668024</text:p>
          </table:table-cell>
          <table:table-cell office:value-type="float" office:value="30586376" calcext:value-type="float">
            <text:p>30586376</text:p>
          </table:table-cell>
          <table:table-cell office:value-type="float" office:value="27248528" calcext:value-type="float">
            <text:p>27248528</text:p>
          </table:table-cell>
          <table:table-cell office:value-type="float" office:value="29339616" calcext:value-type="float">
            <text:p>29339616</text:p>
          </table:table-cell>
          <table:table-cell table:formula="of:=[.A888]+[.B888]+[.C888]+[.D888]+[.E888]+[.F888]+[.G888]" office:value-type="float" office:value="176001808" calcext:value-type="float">
            <text:p>176001808</text:p>
          </table:table-cell>
        </table:table-row>
        <table:table-row table:style-name="ro1">
          <table:table-cell office:value-type="float" office:value="27221872" calcext:value-type="float">
            <text:p>27221872</text:p>
          </table:table-cell>
          <table:table-cell office:value-type="float" office:value="35309704" calcext:value-type="float">
            <text:p>35309704</text:p>
          </table:table-cell>
          <table:table-cell office:value-type="float" office:value="0" calcext:value-type="float">
            <text:p>0</text:p>
          </table:table-cell>
          <table:table-cell office:value-type="float" office:value="26668024" calcext:value-type="float">
            <text:p>26668024</text:p>
          </table:table-cell>
          <table:table-cell office:value-type="float" office:value="30595296" calcext:value-type="float">
            <text:p>30595296</text:p>
          </table:table-cell>
          <table:table-cell office:value-type="float" office:value="27248528" calcext:value-type="float">
            <text:p>27248528</text:p>
          </table:table-cell>
          <table:table-cell office:value-type="float" office:value="29339616" calcext:value-type="float">
            <text:p>29339616</text:p>
          </table:table-cell>
          <table:table-cell table:formula="of:=[.A889]+[.B889]+[.C889]+[.D889]+[.E889]+[.F889]+[.G889]" office:value-type="float" office:value="176383040" calcext:value-type="float">
            <text:p>176383040</text:p>
          </table:table-cell>
        </table:table-row>
        <table:table-row table:style-name="ro1">
          <table:table-cell office:value-type="float" office:value="27698936" calcext:value-type="float">
            <text:p>27698936</text:p>
          </table:table-cell>
          <table:table-cell office:value-type="float" office:value="35313184" calcext:value-type="float">
            <text:p>35313184</text:p>
          </table:table-cell>
          <table:table-cell office:value-type="float" office:value="0" calcext:value-type="float">
            <text:p>0</text:p>
          </table:table-cell>
          <table:table-cell office:value-type="float" office:value="26668024" calcext:value-type="float">
            <text:p>26668024</text:p>
          </table:table-cell>
          <table:table-cell office:value-type="float" office:value="30595296" calcext:value-type="float">
            <text:p>30595296</text:p>
          </table:table-cell>
          <table:table-cell office:value-type="float" office:value="27252600" calcext:value-type="float">
            <text:p>27252600</text:p>
          </table:table-cell>
          <table:table-cell office:value-type="float" office:value="29344216" calcext:value-type="float">
            <text:p>29344216</text:p>
          </table:table-cell>
          <table:table-cell table:formula="of:=[.A890]+[.B890]+[.C890]+[.D890]+[.E890]+[.F890]+[.G890]" office:value-type="float" office:value="176872256" calcext:value-type="float">
            <text:p>176872256</text:p>
          </table:table-cell>
        </table:table-row>
        <table:table-row table:style-name="ro1">
          <table:table-cell office:value-type="float" office:value="27708680" calcext:value-type="float">
            <text:p>27708680</text:p>
          </table:table-cell>
          <table:table-cell office:value-type="float" office:value="35313184" calcext:value-type="float">
            <text:p>35313184</text:p>
          </table:table-cell>
          <table:table-cell office:value-type="float" office:value="0" calcext:value-type="float">
            <text:p>0</text:p>
          </table:table-cell>
          <table:table-cell office:value-type="float" office:value="26672104" calcext:value-type="float">
            <text:p>26672104</text:p>
          </table:table-cell>
          <table:table-cell office:value-type="float" office:value="30600984" calcext:value-type="float">
            <text:p>30600984</text:p>
          </table:table-cell>
          <table:table-cell office:value-type="float" office:value="27252600" calcext:value-type="float">
            <text:p>27252600</text:p>
          </table:table-cell>
          <table:table-cell office:value-type="float" office:value="29344216" calcext:value-type="float">
            <text:p>29344216</text:p>
          </table:table-cell>
          <table:table-cell table:formula="of:=[.A891]+[.B891]+[.C891]+[.D891]+[.E891]+[.F891]+[.G891]" office:value-type="float" office:value="176891768" calcext:value-type="float">
            <text:p>176891768</text:p>
          </table:table-cell>
        </table:table-row>
        <table:table-row table:style-name="ro1">
          <table:table-cell office:value-type="float" office:value="27710416" calcext:value-type="float">
            <text:p>27710416</text:p>
          </table:table-cell>
          <table:table-cell office:value-type="float" office:value="35317088" calcext:value-type="float">
            <text:p>35317088</text:p>
          </table:table-cell>
          <table:table-cell office:value-type="float" office:value="0" calcext:value-type="float">
            <text:p>0</text:p>
          </table:table-cell>
          <table:table-cell office:value-type="float" office:value="26672104" calcext:value-type="float">
            <text:p>26672104</text:p>
          </table:table-cell>
          <table:table-cell office:value-type="float" office:value="30600984" calcext:value-type="float">
            <text:p>30600984</text:p>
          </table:table-cell>
          <table:table-cell office:value-type="float" office:value="27256672" calcext:value-type="float">
            <text:p>27256672</text:p>
          </table:table-cell>
          <table:table-cell office:value-type="float" office:value="29344216" calcext:value-type="float">
            <text:p>29344216</text:p>
          </table:table-cell>
          <table:table-cell table:formula="of:=[.A892]+[.B892]+[.C892]+[.D892]+[.E892]+[.F892]+[.G892]" office:value-type="float" office:value="176901480" calcext:value-type="float">
            <text:p>176901480</text:p>
          </table:table-cell>
        </table:table-row>
        <table:table-row table:style-name="ro1">
          <table:table-cell office:value-type="float" office:value="27711584" calcext:value-type="float">
            <text:p>27711584</text:p>
          </table:table-cell>
          <table:table-cell office:value-type="float" office:value="35317088" calcext:value-type="float">
            <text:p>35317088</text:p>
          </table:table-cell>
          <table:table-cell office:value-type="float" office:value="0" calcext:value-type="float">
            <text:p>0</text:p>
          </table:table-cell>
          <table:table-cell office:value-type="float" office:value="26675576" calcext:value-type="float">
            <text:p>26675576</text:p>
          </table:table-cell>
          <table:table-cell office:value-type="float" office:value="30600984" calcext:value-type="float">
            <text:p>30600984</text:p>
          </table:table-cell>
          <table:table-cell office:value-type="float" office:value="27256672" calcext:value-type="float">
            <text:p>27256672</text:p>
          </table:table-cell>
          <table:table-cell office:value-type="float" office:value="29344216" calcext:value-type="float">
            <text:p>29344216</text:p>
          </table:table-cell>
          <table:table-cell table:formula="of:=[.A893]+[.B893]+[.C893]+[.D893]+[.E893]+[.F893]+[.G893]" office:value-type="float" office:value="176906120" calcext:value-type="float">
            <text:p>176906120</text:p>
          </table:table-cell>
        </table:table-row>
        <table:table-row table:style-name="ro1">
          <table:table-cell office:value-type="float" office:value="27714088" calcext:value-type="float">
            <text:p>27714088</text:p>
          </table:table-cell>
          <table:table-cell office:value-type="float" office:value="35317088" calcext:value-type="float">
            <text:p>35317088</text:p>
          </table:table-cell>
          <table:table-cell office:value-type="float" office:value="0" calcext:value-type="float">
            <text:p>0</text:p>
          </table:table-cell>
          <table:table-cell office:value-type="float" office:value="26675576" calcext:value-type="float">
            <text:p>26675576</text:p>
          </table:table-cell>
          <table:table-cell office:value-type="float" office:value="30600984" calcext:value-type="float">
            <text:p>30600984</text:p>
          </table:table-cell>
          <table:table-cell office:value-type="float" office:value="27326000" calcext:value-type="float">
            <text:p>27326000</text:p>
          </table:table-cell>
          <table:table-cell office:value-type="float" office:value="29344216" calcext:value-type="float">
            <text:p>29344216</text:p>
          </table:table-cell>
          <table:table-cell table:formula="of:=[.A894]+[.B894]+[.C894]+[.D894]+[.E894]+[.F894]+[.G894]" office:value-type="float" office:value="176977952" calcext:value-type="float">
            <text:p>176977952</text:p>
          </table:table-cell>
        </table:table-row>
        <table:table-row table:style-name="ro1">
          <table:table-cell office:value-type="float" office:value="27789976" calcext:value-type="float">
            <text:p>27789976</text:p>
          </table:table-cell>
          <table:table-cell office:value-type="float" office:value="35317088" calcext:value-type="float">
            <text:p>35317088</text:p>
          </table:table-cell>
          <table:table-cell office:value-type="float" office:value="0" calcext:value-type="float">
            <text:p>0</text:p>
          </table:table-cell>
          <table:table-cell office:value-type="float" office:value="26679656" calcext:value-type="float">
            <text:p>26679656</text:p>
          </table:table-cell>
          <table:table-cell office:value-type="float" office:value="30600984" calcext:value-type="float">
            <text:p>30600984</text:p>
          </table:table-cell>
          <table:table-cell office:value-type="float" office:value="27326000" calcext:value-type="float">
            <text:p>27326000</text:p>
          </table:table-cell>
          <table:table-cell office:value-type="float" office:value="29348816" calcext:value-type="float">
            <text:p>29348816</text:p>
          </table:table-cell>
          <table:table-cell table:formula="of:=[.A895]+[.B895]+[.C895]+[.D895]+[.E895]+[.F895]+[.G895]" office:value-type="float" office:value="177062520" calcext:value-type="float">
            <text:p>177062520</text:p>
          </table:table-cell>
        </table:table-row>
        <table:table-row table:style-name="ro1">
          <table:table-cell office:value-type="float" office:value="27791536" calcext:value-type="float">
            <text:p>27791536</text:p>
          </table:table-cell>
          <table:table-cell office:value-type="float" office:value="35317088" calcext:value-type="float">
            <text:p>35317088</text:p>
          </table:table-cell>
          <table:table-cell office:value-type="float" office:value="0" calcext:value-type="float">
            <text:p>0</text:p>
          </table:table-cell>
          <table:table-cell office:value-type="float" office:value="26679656" calcext:value-type="float">
            <text:p>26679656</text:p>
          </table:table-cell>
          <table:table-cell office:value-type="float" office:value="30606672" calcext:value-type="float">
            <text:p>30606672</text:p>
          </table:table-cell>
          <table:table-cell office:value-type="float" office:value="27326000" calcext:value-type="float">
            <text:p>27326000</text:p>
          </table:table-cell>
          <table:table-cell office:value-type="float" office:value="29352304" calcext:value-type="float">
            <text:p>29352304</text:p>
          </table:table-cell>
          <table:table-cell table:formula="of:=[.A896]+[.B896]+[.C896]+[.D896]+[.E896]+[.F896]+[.G896]" office:value-type="float" office:value="177073256" calcext:value-type="float">
            <text:p>177073256</text:p>
          </table:table-cell>
        </table:table-row>
        <table:table-row table:style-name="ro1">
          <table:table-cell office:value-type="float" office:value="27796536" calcext:value-type="float">
            <text:p>27796536</text:p>
          </table:table-cell>
          <table:table-cell office:value-type="float" office:value="35320992" calcext:value-type="float">
            <text:p>35320992</text:p>
          </table:table-cell>
          <table:table-cell office:value-type="float" office:value="0" calcext:value-type="float">
            <text:p>0</text:p>
          </table:table-cell>
          <table:table-cell office:value-type="float" office:value="26679656" calcext:value-type="float">
            <text:p>26679656</text:p>
          </table:table-cell>
          <table:table-cell office:value-type="float" office:value="30606672" calcext:value-type="float">
            <text:p>30606672</text:p>
          </table:table-cell>
          <table:table-cell office:value-type="float" office:value="27330336" calcext:value-type="float">
            <text:p>27330336</text:p>
          </table:table-cell>
          <table:table-cell office:value-type="float" office:value="29352304" calcext:value-type="float">
            <text:p>29352304</text:p>
          </table:table-cell>
          <table:table-cell table:formula="of:=[.A897]+[.B897]+[.C897]+[.D897]+[.E897]+[.F897]+[.G897]" office:value-type="float" office:value="177086496" calcext:value-type="float">
            <text:p>177086496</text:p>
          </table:table-cell>
        </table:table-row>
        <table:table-row table:style-name="ro1">
          <table:table-cell office:value-type="float" office:value="27868752" calcext:value-type="float">
            <text:p>27868752</text:p>
          </table:table-cell>
          <table:table-cell office:value-type="float" office:value="35320992" calcext:value-type="float">
            <text:p>35320992</text:p>
          </table:table-cell>
          <table:table-cell office:value-type="float" office:value="0" calcext:value-type="float">
            <text:p>0</text:p>
          </table:table-cell>
          <table:table-cell office:value-type="float" office:value="26683736" calcext:value-type="float">
            <text:p>26683736</text:p>
          </table:table-cell>
          <table:table-cell office:value-type="float" office:value="30612360" calcext:value-type="float">
            <text:p>30612360</text:p>
          </table:table-cell>
          <table:table-cell office:value-type="float" office:value="27330336" calcext:value-type="float">
            <text:p>27330336</text:p>
          </table:table-cell>
          <table:table-cell office:value-type="float" office:value="29356904" calcext:value-type="float">
            <text:p>29356904</text:p>
          </table:table-cell>
          <table:table-cell table:formula="of:=[.A898]+[.B898]+[.C898]+[.D898]+[.E898]+[.F898]+[.G898]" office:value-type="float" office:value="177173080" calcext:value-type="float">
            <text:p>177173080</text:p>
          </table:table-cell>
        </table:table-row>
        <table:table-row table:style-name="ro1">
          <table:table-cell office:value-type="float" office:value="27870896" calcext:value-type="float">
            <text:p>27870896</text:p>
          </table:table-cell>
          <table:table-cell office:value-type="float" office:value="35324896" calcext:value-type="float">
            <text:p>35324896</text:p>
          </table:table-cell>
          <table:table-cell office:value-type="float" office:value="0" calcext:value-type="float">
            <text:p>0</text:p>
          </table:table-cell>
          <table:table-cell office:value-type="float" office:value="26683736" calcext:value-type="float">
            <text:p>26683736</text:p>
          </table:table-cell>
          <table:table-cell office:value-type="float" office:value="30691336" calcext:value-type="float">
            <text:p>30691336</text:p>
          </table:table-cell>
          <table:table-cell office:value-type="float" office:value="27330336" calcext:value-type="float">
            <text:p>27330336</text:p>
          </table:table-cell>
          <table:table-cell office:value-type="float" office:value="29356904" calcext:value-type="float">
            <text:p>29356904</text:p>
          </table:table-cell>
          <table:table-cell table:formula="of:=[.A899]+[.B899]+[.C899]+[.D899]+[.E899]+[.F899]+[.G899]" office:value-type="float" office:value="177258104" calcext:value-type="float">
            <text:p>177258104</text:p>
          </table:table-cell>
        </table:table-row>
        <table:table-row table:style-name="ro1">
          <table:table-cell office:value-type="float" office:value="27875632" calcext:value-type="float">
            <text:p>27875632</text:p>
          </table:table-cell>
          <table:table-cell office:value-type="float" office:value="35392216" calcext:value-type="float">
            <text:p>35392216</text:p>
          </table:table-cell>
          <table:table-cell office:value-type="float" office:value="0" calcext:value-type="float">
            <text:p>0</text:p>
          </table:table-cell>
          <table:table-cell office:value-type="float" office:value="26683736" calcext:value-type="float">
            <text:p>26683736</text:p>
          </table:table-cell>
          <table:table-cell office:value-type="float" office:value="30691336" calcext:value-type="float">
            <text:p>30691336</text:p>
          </table:table-cell>
          <table:table-cell office:value-type="float" office:value="27334408" calcext:value-type="float">
            <text:p>27334408</text:p>
          </table:table-cell>
          <table:table-cell office:value-type="float" office:value="29356904" calcext:value-type="float">
            <text:p>29356904</text:p>
          </table:table-cell>
          <table:table-cell table:formula="of:=[.A900]+[.B900]+[.C900]+[.D900]+[.E900]+[.F900]+[.G900]" office:value-type="float" office:value="177334232" calcext:value-type="float">
            <text:p>177334232</text:p>
          </table:table-cell>
        </table:table-row>
        <table:table-row table:style-name="ro1">
          <table:table-cell office:value-type="float" office:value="27877192" calcext:value-type="float">
            <text:p>27877192</text:p>
          </table:table-cell>
          <table:table-cell office:value-type="float" office:value="35392216" calcext:value-type="float">
            <text:p>35392216</text:p>
          </table:table-cell>
          <table:table-cell office:value-type="float" office:value="0" calcext:value-type="float">
            <text:p>0</text:p>
          </table:table-cell>
          <table:table-cell office:value-type="float" office:value="26683736" calcext:value-type="float">
            <text:p>26683736</text:p>
          </table:table-cell>
          <table:table-cell office:value-type="float" office:value="30697288" calcext:value-type="float">
            <text:p>30697288</text:p>
          </table:table-cell>
          <table:table-cell office:value-type="float" office:value="27334408" calcext:value-type="float">
            <text:p>27334408</text:p>
          </table:table-cell>
          <table:table-cell office:value-type="float" office:value="29356904" calcext:value-type="float">
            <text:p>29356904</text:p>
          </table:table-cell>
          <table:table-cell table:formula="of:=[.A901]+[.B901]+[.C901]+[.D901]+[.E901]+[.F901]+[.G901]" office:value-type="float" office:value="177341744" calcext:value-type="float">
            <text:p>177341744</text:p>
          </table:table-cell>
        </table:table-row>
        <table:table-row table:style-name="ro1">
          <table:table-cell office:value-type="float" office:value="27881928" calcext:value-type="float">
            <text:p>27881928</text:p>
          </table:table-cell>
          <table:table-cell office:value-type="float" office:value="35396384" calcext:value-type="float">
            <text:p>35396384</text:p>
          </table:table-cell>
          <table:table-cell office:value-type="float" office:value="0" calcext:value-type="float">
            <text:p>0</text:p>
          </table:table-cell>
          <table:table-cell office:value-type="float" office:value="26683736" calcext:value-type="float">
            <text:p>26683736</text:p>
          </table:table-cell>
          <table:table-cell office:value-type="float" office:value="30697288" calcext:value-type="float">
            <text:p>30697288</text:p>
          </table:table-cell>
          <table:table-cell office:value-type="float" office:value="27338480" calcext:value-type="float">
            <text:p>27338480</text:p>
          </table:table-cell>
          <table:table-cell office:value-type="float" office:value="29361504" calcext:value-type="float">
            <text:p>29361504</text:p>
          </table:table-cell>
          <table:table-cell table:formula="of:=[.A902]+[.B902]+[.C902]+[.D902]+[.E902]+[.F902]+[.G902]" office:value-type="float" office:value="177359320" calcext:value-type="float">
            <text:p>177359320</text:p>
          </table:table-cell>
        </table:table-row>
        <table:table-row table:style-name="ro1">
          <table:table-cell office:value-type="float" office:value="27891136" calcext:value-type="float">
            <text:p>27891136</text:p>
          </table:table-cell>
          <table:table-cell office:value-type="float" office:value="35396384" calcext:value-type="float">
            <text:p>35396384</text:p>
          </table:table-cell>
          <table:table-cell office:value-type="float" office:value="0" calcext:value-type="float">
            <text:p>0</text:p>
          </table:table-cell>
          <table:table-cell office:value-type="float" office:value="26811112" calcext:value-type="float">
            <text:p>26811112</text:p>
          </table:table-cell>
          <table:table-cell office:value-type="float" office:value="30702976" calcext:value-type="float">
            <text:p>30702976</text:p>
          </table:table-cell>
          <table:table-cell office:value-type="float" office:value="27338480" calcext:value-type="float">
            <text:p>27338480</text:p>
          </table:table-cell>
          <table:table-cell office:value-type="float" office:value="29361504" calcext:value-type="float">
            <text:p>29361504</text:p>
          </table:table-cell>
          <table:table-cell table:formula="of:=[.A903]+[.B903]+[.C903]+[.D903]+[.E903]+[.F903]+[.G903]" office:value-type="float" office:value="177501592" calcext:value-type="float">
            <text:p>177501592</text:p>
          </table:table-cell>
        </table:table-row>
        <table:table-row table:style-name="ro1">
          <table:table-cell office:value-type="float" office:value="27893280" calcext:value-type="float">
            <text:p>27893280</text:p>
          </table:table-cell>
          <table:table-cell office:value-type="float" office:value="35396384" calcext:value-type="float">
            <text:p>35396384</text:p>
          </table:table-cell>
          <table:table-cell office:value-type="float" office:value="0" calcext:value-type="float">
            <text:p>0</text:p>
          </table:table-cell>
          <table:table-cell office:value-type="float" office:value="26918752" calcext:value-type="float">
            <text:p>26918752</text:p>
          </table:table-cell>
          <table:table-cell office:value-type="float" office:value="30702976" calcext:value-type="float">
            <text:p>30702976</text:p>
          </table:table-cell>
          <table:table-cell office:value-type="float" office:value="27440280" calcext:value-type="float">
            <text:p>27440280</text:p>
          </table:table-cell>
          <table:table-cell office:value-type="float" office:value="29361504" calcext:value-type="float">
            <text:p>29361504</text:p>
          </table:table-cell>
          <table:table-cell table:formula="of:=[.A904]+[.B904]+[.C904]+[.D904]+[.E904]+[.F904]+[.G904]" office:value-type="float" office:value="177713176" calcext:value-type="float">
            <text:p>177713176</text:p>
          </table:table-cell>
        </table:table-row>
        <table:table-row table:style-name="ro1">
          <table:table-cell office:value-type="float" office:value="27328336" calcext:value-type="float">
            <text:p>27328336</text:p>
          </table:table-cell>
          <table:table-cell office:value-type="float" office:value="35396384" calcext:value-type="float">
            <text:p>35396384</text:p>
          </table:table-cell>
          <table:table-cell office:value-type="float" office:value="0" calcext:value-type="float">
            <text:p>0</text:p>
          </table:table-cell>
          <table:table-cell office:value-type="float" office:value="26925112" calcext:value-type="float">
            <text:p>26925112</text:p>
          </table:table-cell>
          <table:table-cell office:value-type="float" office:value="30708664" calcext:value-type="float">
            <text:p>30708664</text:p>
          </table:table-cell>
          <table:table-cell office:value-type="float" office:value="27440280" calcext:value-type="float">
            <text:p>27440280</text:p>
          </table:table-cell>
          <table:table-cell office:value-type="float" office:value="26606208" calcext:value-type="float">
            <text:p>26606208</text:p>
          </table:table-cell>
          <table:table-cell table:formula="of:=[.A905]+[.B905]+[.C905]+[.D905]+[.E905]+[.F905]+[.G905]" office:value-type="float" office:value="174404984" calcext:value-type="float">
            <text:p>174404984</text:p>
          </table:table-cell>
        </table:table-row>
        <table:table-row table:style-name="ro1">
          <table:table-cell office:value-type="float" office:value="27329896" calcext:value-type="float">
            <text:p>27329896</text:p>
          </table:table-cell>
          <table:table-cell office:value-type="float" office:value="35396384" calcext:value-type="float">
            <text:p>35396384</text:p>
          </table:table-cell>
          <table:table-cell office:value-type="float" office:value="0" calcext:value-type="float">
            <text:p>0</text:p>
          </table:table-cell>
          <table:table-cell office:value-type="float" office:value="26926344" calcext:value-type="float">
            <text:p>26926344</text:p>
          </table:table-cell>
          <table:table-cell office:value-type="float" office:value="30708664" calcext:value-type="float">
            <text:p>30708664</text:p>
          </table:table-cell>
          <table:table-cell office:value-type="float" office:value="27440280" calcext:value-type="float">
            <text:p>27440280</text:p>
          </table:table-cell>
          <table:table-cell office:value-type="float" office:value="27410944" calcext:value-type="float">
            <text:p>27410944</text:p>
          </table:table-cell>
          <table:table-cell table:formula="of:=[.A906]+[.B906]+[.C906]+[.D906]+[.E906]+[.F906]+[.G906]" office:value-type="float" office:value="175212512" calcext:value-type="float">
            <text:p>175212512</text:p>
          </table:table-cell>
        </table:table-row>
        <table:table-row table:style-name="ro1">
          <table:table-cell office:value-type="float" office:value="27401832" calcext:value-type="float">
            <text:p>27401832</text:p>
          </table:table-cell>
          <table:table-cell office:value-type="float" office:value="35400288" calcext:value-type="float">
            <text:p>35400288</text:p>
          </table:table-cell>
          <table:table-cell office:value-type="float" office:value="0" calcext:value-type="float">
            <text:p>0</text:p>
          </table:table-cell>
          <table:table-cell office:value-type="float" office:value="26927576" calcext:value-type="float">
            <text:p>26927576</text:p>
          </table:table-cell>
          <table:table-cell office:value-type="float" office:value="30708664" calcext:value-type="float">
            <text:p>30708664</text:p>
          </table:table-cell>
          <table:table-cell office:value-type="float" office:value="27440280" calcext:value-type="float">
            <text:p>27440280</text:p>
          </table:table-cell>
          <table:table-cell office:value-type="float" office:value="27410944" calcext:value-type="float">
            <text:p>27410944</text:p>
          </table:table-cell>
          <table:table-cell table:formula="of:=[.A907]+[.B907]+[.C907]+[.D907]+[.E907]+[.F907]+[.G907]" office:value-type="float" office:value="175289584" calcext:value-type="float">
            <text:p>175289584</text:p>
          </table:table-cell>
        </table:table-row>
        <table:table-row table:style-name="ro1">
          <table:table-cell office:value-type="float" office:value="27403640" calcext:value-type="float">
            <text:p>27403640</text:p>
          </table:table-cell>
          <table:table-cell office:value-type="float" office:value="35400288" calcext:value-type="float">
            <text:p>35400288</text:p>
          </table:table-cell>
          <table:table-cell office:value-type="float" office:value="0" calcext:value-type="float">
            <text:p>0</text:p>
          </table:table-cell>
          <table:table-cell office:value-type="float" office:value="26932888" calcext:value-type="float">
            <text:p>26932888</text:p>
          </table:table-cell>
          <table:table-cell office:value-type="float" office:value="30714352" calcext:value-type="float">
            <text:p>30714352</text:p>
          </table:table-cell>
          <table:table-cell office:value-type="float" office:value="27440280" calcext:value-type="float">
            <text:p>27440280</text:p>
          </table:table-cell>
          <table:table-cell office:value-type="float" office:value="27410944" calcext:value-type="float">
            <text:p>27410944</text:p>
          </table:table-cell>
          <table:table-cell table:formula="of:=[.A908]+[.B908]+[.C908]+[.D908]+[.E908]+[.F908]+[.G908]" office:value-type="float" office:value="175302392" calcext:value-type="float">
            <text:p>175302392</text:p>
          </table:table-cell>
        </table:table-row>
        <table:table-row table:style-name="ro1">
          <table:table-cell office:value-type="float" office:value="27409416" calcext:value-type="float">
            <text:p>27409416</text:p>
          </table:table-cell>
          <table:table-cell office:value-type="float" office:value="35404192" calcext:value-type="float">
            <text:p>35404192</text:p>
          </table:table-cell>
          <table:table-cell office:value-type="float" office:value="0" calcext:value-type="float">
            <text:p>0</text:p>
          </table:table-cell>
          <table:table-cell office:value-type="float" office:value="27018584" calcext:value-type="float">
            <text:p>27018584</text:p>
          </table:table-cell>
          <table:table-cell office:value-type="float" office:value="30722992" calcext:value-type="float">
            <text:p>30722992</text:p>
          </table:table-cell>
          <table:table-cell office:value-type="float" office:value="27444352" calcext:value-type="float">
            <text:p>27444352</text:p>
          </table:table-cell>
          <table:table-cell office:value-type="float" office:value="27410944" calcext:value-type="float">
            <text:p>27410944</text:p>
          </table:table-cell>
          <table:table-cell table:formula="of:=[.A909]+[.B909]+[.C909]+[.D909]+[.E909]+[.F909]+[.G909]" office:value-type="float" office:value="175410480" calcext:value-type="float">
            <text:p>175410480</text:p>
          </table:table-cell>
        </table:table-row>
        <table:table-row table:style-name="ro1">
          <table:table-cell office:value-type="float" office:value="27410240" calcext:value-type="float">
            <text:p>27410240</text:p>
          </table:table-cell>
          <table:table-cell office:value-type="float" office:value="35405504" calcext:value-type="float">
            <text:p>35405504</text:p>
          </table:table-cell>
          <table:table-cell office:value-type="float" office:value="0" calcext:value-type="float">
            <text:p>0</text:p>
          </table:table-cell>
          <table:table-cell office:value-type="float" office:value="27023672" calcext:value-type="float">
            <text:p>27023672</text:p>
          </table:table-cell>
          <table:table-cell office:value-type="float" office:value="30722992" calcext:value-type="float">
            <text:p>30722992</text:p>
          </table:table-cell>
          <table:table-cell office:value-type="float" office:value="27444352" calcext:value-type="float">
            <text:p>27444352</text:p>
          </table:table-cell>
          <table:table-cell office:value-type="float" office:value="27416080" calcext:value-type="float">
            <text:p>27416080</text:p>
          </table:table-cell>
          <table:table-cell table:formula="of:=[.A910]+[.B910]+[.C910]+[.D910]+[.E910]+[.F910]+[.G910]" office:value-type="float" office:value="175422840" calcext:value-type="float">
            <text:p>175422840</text:p>
          </table:table-cell>
        </table:table-row>
        <table:table-row table:style-name="ro1">
          <table:table-cell office:value-type="float" office:value="27411800" calcext:value-type="float">
            <text:p>27411800</text:p>
          </table:table-cell>
          <table:table-cell office:value-type="float" office:value="35405504" calcext:value-type="float">
            <text:p>35405504</text:p>
          </table:table-cell>
          <table:table-cell office:value-type="float" office:value="0" calcext:value-type="float">
            <text:p>0</text:p>
          </table:table-cell>
          <table:table-cell office:value-type="float" office:value="26149224" calcext:value-type="float">
            <text:p>26149224</text:p>
          </table:table-cell>
          <table:table-cell office:value-type="float" office:value="30722992" calcext:value-type="float">
            <text:p>30722992</text:p>
          </table:table-cell>
          <table:table-cell office:value-type="float" office:value="27444352" calcext:value-type="float">
            <text:p>27444352</text:p>
          </table:table-cell>
          <table:table-cell office:value-type="float" office:value="26819104" calcext:value-type="float">
            <text:p>26819104</text:p>
          </table:table-cell>
          <table:table-cell table:formula="of:=[.A911]+[.B911]+[.C911]+[.D911]+[.E911]+[.F911]+[.G911]" office:value-type="float" office:value="173952976" calcext:value-type="float">
            <text:p>173952976</text:p>
          </table:table-cell>
        </table:table-row>
        <table:table-row table:style-name="ro1">
          <table:table-cell office:value-type="float" office:value="27416712" calcext:value-type="float">
            <text:p>27416712</text:p>
          </table:table-cell>
          <table:table-cell office:value-type="float" office:value="35405504" calcext:value-type="float">
            <text:p>35405504</text:p>
          </table:table-cell>
          <table:table-cell office:value-type="float" office:value="0" calcext:value-type="float">
            <text:p>0</text:p>
          </table:table-cell>
          <table:table-cell office:value-type="float" office:value="26416368" calcext:value-type="float">
            <text:p>26416368</text:p>
          </table:table-cell>
          <table:table-cell office:value-type="float" office:value="30722992" calcext:value-type="float">
            <text:p>30722992</text:p>
          </table:table-cell>
          <table:table-cell office:value-type="float" office:value="27448424" calcext:value-type="float">
            <text:p>27448424</text:p>
          </table:table-cell>
          <table:table-cell office:value-type="float" office:value="26515208" calcext:value-type="float">
            <text:p>26515208</text:p>
          </table:table-cell>
          <table:table-cell table:formula="of:=[.A912]+[.B912]+[.C912]+[.D912]+[.E912]+[.F912]+[.G912]" office:value-type="float" office:value="173925208" calcext:value-type="float">
            <text:p>173925208</text:p>
          </table:table-cell>
        </table:table-row>
        <table:table-row table:style-name="ro1">
          <table:table-cell office:value-type="float" office:value="27418480" calcext:value-type="float">
            <text:p>27418480</text:p>
          </table:table-cell>
          <table:table-cell office:value-type="float" office:value="35405504" calcext:value-type="float">
            <text:p>35405504</text:p>
          </table:table-cell>
          <table:table-cell office:value-type="float" office:value="0" calcext:value-type="float">
            <text:p>0</text:p>
          </table:table-cell>
          <table:table-cell office:value-type="float" office:value="26477696" calcext:value-type="float">
            <text:p>26477696</text:p>
          </table:table-cell>
          <table:table-cell office:value-type="float" office:value="30728680" calcext:value-type="float">
            <text:p>30728680</text:p>
          </table:table-cell>
          <table:table-cell office:value-type="float" office:value="27448424" calcext:value-type="float">
            <text:p>27448424</text:p>
          </table:table-cell>
          <table:table-cell office:value-type="float" office:value="26515208" calcext:value-type="float">
            <text:p>26515208</text:p>
          </table:table-cell>
          <table:table-cell table:formula="of:=[.A913]+[.B913]+[.C913]+[.D913]+[.E913]+[.F913]+[.G913]" office:value-type="float" office:value="173993992" calcext:value-type="float">
            <text:p>173993992</text:p>
          </table:table-cell>
        </table:table-row>
        <table:table-row table:style-name="ro1">
          <table:table-cell office:value-type="float" office:value="27423952" calcext:value-type="float">
            <text:p>27423952</text:p>
          </table:table-cell>
          <table:table-cell office:value-type="float" office:value="35410064" calcext:value-type="float">
            <text:p>35410064</text:p>
          </table:table-cell>
          <table:table-cell office:value-type="float" office:value="0" calcext:value-type="float">
            <text:p>0</text:p>
          </table:table-cell>
          <table:table-cell office:value-type="float" office:value="26477696" calcext:value-type="float">
            <text:p>26477696</text:p>
          </table:table-cell>
          <table:table-cell office:value-type="float" office:value="30728680" calcext:value-type="float">
            <text:p>30728680</text:p>
          </table:table-cell>
          <table:table-cell office:value-type="float" office:value="27521744" calcext:value-type="float">
            <text:p>27521744</text:p>
          </table:table-cell>
          <table:table-cell office:value-type="float" office:value="26515208" calcext:value-type="float">
            <text:p>26515208</text:p>
          </table:table-cell>
          <table:table-cell table:formula="of:=[.A914]+[.B914]+[.C914]+[.D914]+[.E914]+[.F914]+[.G914]" office:value-type="float" office:value="174077344" calcext:value-type="float">
            <text:p>174077344</text:p>
          </table:table-cell>
        </table:table-row>
        <table:table-row table:style-name="ro1">
          <table:table-cell office:value-type="float" office:value="27526680" calcext:value-type="float">
            <text:p>27526680</text:p>
          </table:table-cell>
          <table:table-cell office:value-type="float" office:value="35410064" calcext:value-type="float">
            <text:p>35410064</text:p>
          </table:table-cell>
          <table:table-cell office:value-type="float" office:value="0" calcext:value-type="float">
            <text:p>0</text:p>
          </table:table-cell>
          <table:table-cell office:value-type="float" office:value="26481912" calcext:value-type="float">
            <text:p>26481912</text:p>
          </table:table-cell>
          <table:table-cell office:value-type="float" office:value="30734368" calcext:value-type="float">
            <text:p>30734368</text:p>
          </table:table-cell>
          <table:table-cell office:value-type="float" office:value="27521744" calcext:value-type="float">
            <text:p>27521744</text:p>
          </table:table-cell>
          <table:table-cell office:value-type="float" office:value="26919504" calcext:value-type="float">
            <text:p>26919504</text:p>
          </table:table-cell>
          <table:table-cell table:formula="of:=[.A915]+[.B915]+[.C915]+[.D915]+[.E915]+[.F915]+[.G915]" office:value-type="float" office:value="174594272" calcext:value-type="float">
            <text:p>174594272</text:p>
          </table:table-cell>
        </table:table-row>
        <table:table-row table:style-name="ro1">
          <table:table-cell office:value-type="float" office:value="27529128" calcext:value-type="float">
            <text:p>27529128</text:p>
          </table:table-cell>
          <table:table-cell office:value-type="float" office:value="35413952" calcext:value-type="float">
            <text:p>35413952</text:p>
          </table:table-cell>
          <table:table-cell office:value-type="float" office:value="0" calcext:value-type="float">
            <text:p>0</text:p>
          </table:table-cell>
          <table:table-cell office:value-type="float" office:value="26481912" calcext:value-type="float">
            <text:p>26481912</text:p>
          </table:table-cell>
          <table:table-cell office:value-type="float" office:value="30734368" calcext:value-type="float">
            <text:p>30734368</text:p>
          </table:table-cell>
          <table:table-cell office:value-type="float" office:value="27521744" calcext:value-type="float">
            <text:p>27521744</text:p>
          </table:table-cell>
          <table:table-cell office:value-type="float" office:value="26919504" calcext:value-type="float">
            <text:p>26919504</text:p>
          </table:table-cell>
          <table:table-cell table:formula="of:=[.A916]+[.B916]+[.C916]+[.D916]+[.E916]+[.F916]+[.G916]" office:value-type="float" office:value="174600608" calcext:value-type="float">
            <text:p>174600608</text:p>
          </table:table-cell>
        </table:table-row>
        <table:table-row table:style-name="ro1">
          <table:table-cell office:value-type="float" office:value="27530016" calcext:value-type="float">
            <text:p>27530016</text:p>
          </table:table-cell>
          <table:table-cell office:value-type="float" office:value="35413952" calcext:value-type="float">
            <text:p>35413952</text:p>
          </table:table-cell>
          <table:table-cell office:value-type="float" office:value="0" calcext:value-type="float">
            <text:p>0</text:p>
          </table:table-cell>
          <table:table-cell office:value-type="float" office:value="26485992" calcext:value-type="float">
            <text:p>26485992</text:p>
          </table:table-cell>
          <table:table-cell office:value-type="float" office:value="30734368" calcext:value-type="float">
            <text:p>30734368</text:p>
          </table:table-cell>
          <table:table-cell office:value-type="float" office:value="27525816" calcext:value-type="float">
            <text:p>27525816</text:p>
          </table:table-cell>
          <table:table-cell office:value-type="float" office:value="26924312" calcext:value-type="float">
            <text:p>26924312</text:p>
          </table:table-cell>
          <table:table-cell table:formula="of:=[.A917]+[.B917]+[.C917]+[.D917]+[.E917]+[.F917]+[.G917]" office:value-type="float" office:value="174614456" calcext:value-type="float">
            <text:p>174614456</text:p>
          </table:table-cell>
        </table:table-row>
        <table:table-row table:style-name="ro1">
          <table:table-cell office:value-type="float" office:value="27532712" calcext:value-type="float">
            <text:p>27532712</text:p>
          </table:table-cell>
          <table:table-cell office:value-type="float" office:value="35413952" calcext:value-type="float">
            <text:p>35413952</text:p>
          </table:table-cell>
          <table:table-cell office:value-type="float" office:value="0" calcext:value-type="float">
            <text:p>0</text:p>
          </table:table-cell>
          <table:table-cell office:value-type="float" office:value="26485992" calcext:value-type="float">
            <text:p>26485992</text:p>
          </table:table-cell>
          <table:table-cell office:value-type="float" office:value="30819120" calcext:value-type="float">
            <text:p>30819120</text:p>
          </table:table-cell>
          <table:table-cell office:value-type="float" office:value="27525816" calcext:value-type="float">
            <text:p>27525816</text:p>
          </table:table-cell>
          <table:table-cell office:value-type="float" office:value="26924312" calcext:value-type="float">
            <text:p>26924312</text:p>
          </table:table-cell>
          <table:table-cell table:formula="of:=[.A918]+[.B918]+[.C918]+[.D918]+[.E918]+[.F918]+[.G918]" office:value-type="float" office:value="174701904" calcext:value-type="float">
            <text:p>174701904</text:p>
          </table:table-cell>
        </table:table-row>
        <table:table-row table:style-name="ro1">
          <table:table-cell office:value-type="float" office:value="27608576" calcext:value-type="float">
            <text:p>27608576</text:p>
          </table:table-cell>
          <table:table-cell office:value-type="float" office:value="35495792" calcext:value-type="float">
            <text:p>35495792</text:p>
          </table:table-cell>
          <table:table-cell office:value-type="float" office:value="0" calcext:value-type="float">
            <text:p>0</text:p>
          </table:table-cell>
          <table:table-cell office:value-type="float" office:value="26485992" calcext:value-type="float">
            <text:p>26485992</text:p>
          </table:table-cell>
          <table:table-cell office:value-type="float" office:value="30819120" calcext:value-type="float">
            <text:p>30819120</text:p>
          </table:table-cell>
          <table:table-cell office:value-type="float" office:value="27525816" calcext:value-type="float">
            <text:p>27525816</text:p>
          </table:table-cell>
          <table:table-cell office:value-type="float" office:value="26924312" calcext:value-type="float">
            <text:p>26924312</text:p>
          </table:table-cell>
          <table:table-cell table:formula="of:=[.A919]+[.B919]+[.C919]+[.D919]+[.E919]+[.F919]+[.G919]" office:value-type="float" office:value="174859608" calcext:value-type="float">
            <text:p>174859608</text:p>
          </table:table-cell>
        </table:table-row>
        <table:table-row table:style-name="ro1">
          <table:table-cell office:value-type="float" office:value="27609464" calcext:value-type="float">
            <text:p>27609464</text:p>
          </table:table-cell>
          <table:table-cell office:value-type="float" office:value="35495792" calcext:value-type="float">
            <text:p>35495792</text:p>
          </table:table-cell>
          <table:table-cell office:value-type="float" office:value="0" calcext:value-type="float">
            <text:p>0</text:p>
          </table:table-cell>
          <table:table-cell office:value-type="float" office:value="26490072" calcext:value-type="float">
            <text:p>26490072</text:p>
          </table:table-cell>
          <table:table-cell office:value-type="float" office:value="30825072" calcext:value-type="float">
            <text:p>30825072</text:p>
          </table:table-cell>
          <table:table-cell office:value-type="float" office:value="27525816" calcext:value-type="float">
            <text:p>27525816</text:p>
          </table:table-cell>
          <table:table-cell office:value-type="float" office:value="26924312" calcext:value-type="float">
            <text:p>26924312</text:p>
          </table:table-cell>
          <table:table-cell table:formula="of:=[.A920]+[.B920]+[.C920]+[.D920]+[.E920]+[.F920]+[.G920]" office:value-type="float" office:value="174870528" calcext:value-type="float">
            <text:p>174870528</text:p>
          </table:table-cell>
        </table:table-row>
        <table:table-row table:style-name="ro1">
          <table:table-cell office:value-type="float" office:value="27611088" calcext:value-type="float">
            <text:p>27611088</text:p>
          </table:table-cell>
          <table:table-cell office:value-type="float" office:value="35495792" calcext:value-type="float">
            <text:p>35495792</text:p>
          </table:table-cell>
          <table:table-cell office:value-type="float" office:value="0" calcext:value-type="float">
            <text:p>0</text:p>
          </table:table-cell>
          <table:table-cell office:value-type="float" office:value="26490072" calcext:value-type="float">
            <text:p>26490072</text:p>
          </table:table-cell>
          <table:table-cell office:value-type="float" office:value="30825072" calcext:value-type="float">
            <text:p>30825072</text:p>
          </table:table-cell>
          <table:table-cell office:value-type="float" office:value="27525816" calcext:value-type="float">
            <text:p>27525816</text:p>
          </table:table-cell>
          <table:table-cell office:value-type="float" office:value="26924312" calcext:value-type="float">
            <text:p>26924312</text:p>
          </table:table-cell>
          <table:table-cell table:formula="of:=[.A921]+[.B921]+[.C921]+[.D921]+[.E921]+[.F921]+[.G921]" office:value-type="float" office:value="174872152" calcext:value-type="float">
            <text:p>174872152</text:p>
          </table:table-cell>
        </table:table-row>
        <table:table-row table:style-name="ro1">
          <table:table-cell office:value-type="float" office:value="27616344" calcext:value-type="float">
            <text:p>27616344</text:p>
          </table:table-cell>
          <table:table-cell office:value-type="float" office:value="35495792" calcext:value-type="float">
            <text:p>35495792</text:p>
          </table:table-cell>
          <table:table-cell office:value-type="float" office:value="0" calcext:value-type="float">
            <text:p>0</text:p>
          </table:table-cell>
          <table:table-cell office:value-type="float" office:value="26557184" calcext:value-type="float">
            <text:p>26557184</text:p>
          </table:table-cell>
          <table:table-cell office:value-type="float" office:value="30825072" calcext:value-type="float">
            <text:p>30825072</text:p>
          </table:table-cell>
          <table:table-cell office:value-type="float" office:value="27529888" calcext:value-type="float">
            <text:p>27529888</text:p>
          </table:table-cell>
          <table:table-cell office:value-type="float" office:value="26928856" calcext:value-type="float">
            <text:p>26928856</text:p>
          </table:table-cell>
          <table:table-cell table:formula="of:=[.A922]+[.B922]+[.C922]+[.D922]+[.E922]+[.F922]+[.G922]" office:value-type="float" office:value="174953136" calcext:value-type="float">
            <text:p>174953136</text:p>
          </table:table-cell>
        </table:table-row>
        <table:table-row table:style-name="ro1">
          <table:table-cell office:value-type="float" office:value="27618912" calcext:value-type="float">
            <text:p>27618912</text:p>
          </table:table-cell>
          <table:table-cell office:value-type="float" office:value="35495792" calcext:value-type="float">
            <text:p>35495792</text:p>
          </table:table-cell>
          <table:table-cell office:value-type="float" office:value="0" calcext:value-type="float">
            <text:p>0</text:p>
          </table:table-cell>
          <table:table-cell office:value-type="float" office:value="26557184" calcext:value-type="float">
            <text:p>26557184</text:p>
          </table:table-cell>
          <table:table-cell office:value-type="float" office:value="30825072" calcext:value-type="float">
            <text:p>30825072</text:p>
          </table:table-cell>
          <table:table-cell office:value-type="float" office:value="27529888" calcext:value-type="float">
            <text:p>27529888</text:p>
          </table:table-cell>
          <table:table-cell office:value-type="float" office:value="26928856" calcext:value-type="float">
            <text:p>26928856</text:p>
          </table:table-cell>
          <table:table-cell table:formula="of:=[.A923]+[.B923]+[.C923]+[.D923]+[.E923]+[.F923]+[.G923]" office:value-type="float" office:value="174955704" calcext:value-type="float">
            <text:p>174955704</text:p>
          </table:table-cell>
        </table:table-row>
        <table:table-row table:style-name="ro1">
          <table:table-cell office:value-type="float" office:value="27623696" calcext:value-type="float">
            <text:p>27623696</text:p>
          </table:table-cell>
          <table:table-cell office:value-type="float" office:value="35499944" calcext:value-type="float">
            <text:p>35499944</text:p>
          </table:table-cell>
          <table:table-cell office:value-type="float" office:value="0" calcext:value-type="float">
            <text:p>0</text:p>
          </table:table-cell>
          <table:table-cell office:value-type="float" office:value="26557184" calcext:value-type="float">
            <text:p>26557184</text:p>
          </table:table-cell>
          <table:table-cell office:value-type="float" office:value="30825072" calcext:value-type="float">
            <text:p>30825072</text:p>
          </table:table-cell>
          <table:table-cell office:value-type="float" office:value="27536384" calcext:value-type="float">
            <text:p>27536384</text:p>
          </table:table-cell>
          <table:table-cell office:value-type="float" office:value="26933384" calcext:value-type="float">
            <text:p>26933384</text:p>
          </table:table-cell>
          <table:table-cell table:formula="of:=[.A924]+[.B924]+[.C924]+[.D924]+[.E924]+[.F924]+[.G924]" office:value-type="float" office:value="174975664" calcext:value-type="float">
            <text:p>174975664</text:p>
          </table:table-cell>
        </table:table-row>
        <table:table-row table:style-name="ro1">
          <table:table-cell office:value-type="float" office:value="27624616" calcext:value-type="float">
            <text:p>27624616</text:p>
          </table:table-cell>
          <table:table-cell office:value-type="float" office:value="35499944" calcext:value-type="float">
            <text:p>35499944</text:p>
          </table:table-cell>
          <table:table-cell office:value-type="float" office:value="0" calcext:value-type="float">
            <text:p>0</text:p>
          </table:table-cell>
          <table:table-cell office:value-type="float" office:value="26561528" calcext:value-type="float">
            <text:p>26561528</text:p>
          </table:table-cell>
          <table:table-cell office:value-type="float" office:value="30831464" calcext:value-type="float">
            <text:p>30831464</text:p>
          </table:table-cell>
          <table:table-cell office:value-type="float" office:value="27536384" calcext:value-type="float">
            <text:p>27536384</text:p>
          </table:table-cell>
          <table:table-cell office:value-type="float" office:value="26936832" calcext:value-type="float">
            <text:p>26936832</text:p>
          </table:table-cell>
          <table:table-cell table:formula="of:=[.A925]+[.B925]+[.C925]+[.D925]+[.E925]+[.F925]+[.G925]" office:value-type="float" office:value="174990768" calcext:value-type="float">
            <text:p>174990768</text:p>
          </table:table-cell>
        </table:table-row>
        <table:table-row table:style-name="ro1">
          <table:table-cell office:value-type="float" office:value="27626240" calcext:value-type="float">
            <text:p>27626240</text:p>
          </table:table-cell>
          <table:table-cell office:value-type="float" office:value="35503832" calcext:value-type="float">
            <text:p>35503832</text:p>
          </table:table-cell>
          <table:table-cell office:value-type="float" office:value="0" calcext:value-type="float">
            <text:p>0</text:p>
          </table:table-cell>
          <table:table-cell office:value-type="float" office:value="26561528" calcext:value-type="float">
            <text:p>26561528</text:p>
          </table:table-cell>
          <table:table-cell office:value-type="float" office:value="30831464" calcext:value-type="float">
            <text:p>30831464</text:p>
          </table:table-cell>
          <table:table-cell office:value-type="float" office:value="27540456" calcext:value-type="float">
            <text:p>27540456</text:p>
          </table:table-cell>
          <table:table-cell office:value-type="float" office:value="26936832" calcext:value-type="float">
            <text:p>26936832</text:p>
          </table:table-cell>
          <table:table-cell table:formula="of:=[.A926]+[.B926]+[.C926]+[.D926]+[.E926]+[.F926]+[.G926]" office:value-type="float" office:value="175000352" calcext:value-type="float">
            <text:p>175000352</text:p>
          </table:table-cell>
        </table:table-row>
        <table:table-row table:style-name="ro1">
          <table:table-cell office:value-type="float" office:value="27627128" calcext:value-type="float">
            <text:p>27627128</text:p>
          </table:table-cell>
          <table:table-cell office:value-type="float" office:value="35503832" calcext:value-type="float">
            <text:p>35503832</text:p>
          </table:table-cell>
          <table:table-cell office:value-type="float" office:value="0" calcext:value-type="float">
            <text:p>0</text:p>
          </table:table-cell>
          <table:table-cell office:value-type="float" office:value="26561528" calcext:value-type="float">
            <text:p>26561528</text:p>
          </table:table-cell>
          <table:table-cell office:value-type="float" office:value="30837192" calcext:value-type="float">
            <text:p>30837192</text:p>
          </table:table-cell>
          <table:table-cell office:value-type="float" office:value="27540456" calcext:value-type="float">
            <text:p>27540456</text:p>
          </table:table-cell>
          <table:table-cell office:value-type="float" office:value="26941360" calcext:value-type="float">
            <text:p>26941360</text:p>
          </table:table-cell>
          <table:table-cell table:formula="of:=[.A927]+[.B927]+[.C927]+[.D927]+[.E927]+[.F927]+[.G927]" office:value-type="float" office:value="175011496" calcext:value-type="float">
            <text:p>175011496</text:p>
          </table:table-cell>
        </table:table-row>
        <table:table-row table:style-name="ro1">
          <table:table-cell office:value-type="float" office:value="27629696" calcext:value-type="float">
            <text:p>27629696</text:p>
          </table:table-cell>
          <table:table-cell office:value-type="float" office:value="35503832" calcext:value-type="float">
            <text:p>35503832</text:p>
          </table:table-cell>
          <table:table-cell office:value-type="float" office:value="0" calcext:value-type="float">
            <text:p>0</text:p>
          </table:table-cell>
          <table:table-cell office:value-type="float" office:value="26561528" calcext:value-type="float">
            <text:p>26561528</text:p>
          </table:table-cell>
          <table:table-cell office:value-type="float" office:value="30846376" calcext:value-type="float">
            <text:p>30846376</text:p>
          </table:table-cell>
          <table:table-cell office:value-type="float" office:value="27540456" calcext:value-type="float">
            <text:p>27540456</text:p>
          </table:table-cell>
          <table:table-cell office:value-type="float" office:value="26941360" calcext:value-type="float">
            <text:p>26941360</text:p>
          </table:table-cell>
          <table:table-cell table:formula="of:=[.A928]+[.B928]+[.C928]+[.D928]+[.E928]+[.F928]+[.G928]" office:value-type="float" office:value="175023248" calcext:value-type="float">
            <text:p>175023248</text:p>
          </table:table-cell>
        </table:table-row>
        <table:table-row table:style-name="ro1">
          <table:table-cell office:value-type="float" office:value="27634496" calcext:value-type="float">
            <text:p>27634496</text:p>
          </table:table-cell>
          <table:table-cell office:value-type="float" office:value="35505144" calcext:value-type="float">
            <text:p>35505144</text:p>
          </table:table-cell>
          <table:table-cell office:value-type="float" office:value="0" calcext:value-type="float">
            <text:p>0</text:p>
          </table:table-cell>
          <table:table-cell office:value-type="float" office:value="26561528" calcext:value-type="float">
            <text:p>26561528</text:p>
          </table:table-cell>
          <table:table-cell office:value-type="float" office:value="30846376" calcext:value-type="float">
            <text:p>30846376</text:p>
          </table:table-cell>
          <table:table-cell office:value-type="float" office:value="27544528" calcext:value-type="float">
            <text:p>27544528</text:p>
          </table:table-cell>
          <table:table-cell office:value-type="float" office:value="26945888" calcext:value-type="float">
            <text:p>26945888</text:p>
          </table:table-cell>
          <table:table-cell table:formula="of:=[.A929]+[.B929]+[.C929]+[.D929]+[.E929]+[.F929]+[.G929]" office:value-type="float" office:value="175037960" calcext:value-type="float">
            <text:p>175037960</text:p>
          </table:table-cell>
        </table:table-row>
        <table:table-row table:style-name="ro1">
          <table:table-cell office:value-type="float" office:value="27635384" calcext:value-type="float">
            <text:p>27635384</text:p>
          </table:table-cell>
          <table:table-cell office:value-type="float" office:value="35505144" calcext:value-type="float">
            <text:p>35505144</text:p>
          </table:table-cell>
          <table:table-cell office:value-type="float" office:value="0" calcext:value-type="float">
            <text:p>0</text:p>
          </table:table-cell>
          <table:table-cell office:value-type="float" office:value="26565672" calcext:value-type="float">
            <text:p>26565672</text:p>
          </table:table-cell>
          <table:table-cell office:value-type="float" office:value="30852064" calcext:value-type="float">
            <text:p>30852064</text:p>
          </table:table-cell>
          <table:table-cell office:value-type="float" office:value="27544528" calcext:value-type="float">
            <text:p>27544528</text:p>
          </table:table-cell>
          <table:table-cell office:value-type="float" office:value="26945888" calcext:value-type="float">
            <text:p>26945888</text:p>
          </table:table-cell>
          <table:table-cell table:formula="of:=[.A930]+[.B930]+[.C930]+[.D930]+[.E930]+[.F930]+[.G930]" office:value-type="float" office:value="175048680" calcext:value-type="float">
            <text:p>175048680</text:p>
          </table:table-cell>
        </table:table-row>
        <table:table-row table:style-name="ro1">
          <table:table-cell office:value-type="float" office:value="27803592" calcext:value-type="float">
            <text:p>27803592</text:p>
          </table:table-cell>
          <table:table-cell office:value-type="float" office:value="35509032" calcext:value-type="float">
            <text:p>35509032</text:p>
          </table:table-cell>
          <table:table-cell office:value-type="float" office:value="0" calcext:value-type="float">
            <text:p>0</text:p>
          </table:table-cell>
          <table:table-cell office:value-type="float" office:value="26565672" calcext:value-type="float">
            <text:p>26565672</text:p>
          </table:table-cell>
          <table:table-cell office:value-type="float" office:value="30852064" calcext:value-type="float">
            <text:p>30852064</text:p>
          </table:table-cell>
          <table:table-cell office:value-type="float" office:value="27544528" calcext:value-type="float">
            <text:p>27544528</text:p>
          </table:table-cell>
          <table:table-cell office:value-type="float" office:value="26945888" calcext:value-type="float">
            <text:p>26945888</text:p>
          </table:table-cell>
          <table:table-cell table:formula="of:=[.A931]+[.B931]+[.C931]+[.D931]+[.E931]+[.F931]+[.G931]" office:value-type="float" office:value="175220776" calcext:value-type="float">
            <text:p>175220776</text:p>
          </table:table-cell>
        </table:table-row>
        <table:table-row table:style-name="ro1">
          <table:table-cell office:value-type="float" office:value="27804480" calcext:value-type="float">
            <text:p>27804480</text:p>
          </table:table-cell>
          <table:table-cell office:value-type="float" office:value="35509032" calcext:value-type="float">
            <text:p>35509032</text:p>
          </table:table-cell>
          <table:table-cell office:value-type="float" office:value="0" calcext:value-type="float">
            <text:p>0</text:p>
          </table:table-cell>
          <table:table-cell office:value-type="float" office:value="26573224" calcext:value-type="float">
            <text:p>26573224</text:p>
          </table:table-cell>
          <table:table-cell office:value-type="float" office:value="30857752" calcext:value-type="float">
            <text:p>30857752</text:p>
          </table:table-cell>
          <table:table-cell office:value-type="float" office:value="27544528" calcext:value-type="float">
            <text:p>27544528</text:p>
          </table:table-cell>
          <table:table-cell office:value-type="float" office:value="26950416" calcext:value-type="float">
            <text:p>26950416</text:p>
          </table:table-cell>
          <table:table-cell table:formula="of:=[.A932]+[.B932]+[.C932]+[.D932]+[.E932]+[.F932]+[.G932]" office:value-type="float" office:value="175239432" calcext:value-type="float">
            <text:p>175239432</text:p>
          </table:table-cell>
        </table:table-row>
        <table:table-row table:style-name="ro1">
          <table:table-cell office:value-type="float" office:value="27807240" calcext:value-type="float">
            <text:p>27807240</text:p>
          </table:table-cell>
          <table:table-cell office:value-type="float" office:value="35512920" calcext:value-type="float">
            <text:p>35512920</text:p>
          </table:table-cell>
          <table:table-cell office:value-type="float" office:value="0" calcext:value-type="float">
            <text:p>0</text:p>
          </table:table-cell>
          <table:table-cell office:value-type="float" office:value="26573224" calcext:value-type="float">
            <text:p>26573224</text:p>
          </table:table-cell>
          <table:table-cell office:value-type="float" office:value="30857752" calcext:value-type="float">
            <text:p>30857752</text:p>
          </table:table-cell>
          <table:table-cell office:value-type="float" office:value="27613512" calcext:value-type="float">
            <text:p>27613512</text:p>
          </table:table-cell>
          <table:table-cell office:value-type="float" office:value="26950416" calcext:value-type="float">
            <text:p>26950416</text:p>
          </table:table-cell>
          <table:table-cell table:formula="of:=[.A933]+[.B933]+[.C933]+[.D933]+[.E933]+[.F933]+[.G933]" office:value-type="float" office:value="175315064" calcext:value-type="float">
            <text:p>175315064</text:p>
          </table:table-cell>
        </table:table-row>
        <table:table-row table:style-name="ro1">
          <table:table-cell office:value-type="float" office:value="27812496" calcext:value-type="float">
            <text:p>27812496</text:p>
          </table:table-cell>
          <table:table-cell office:value-type="float" office:value="35512920" calcext:value-type="float">
            <text:p>35512920</text:p>
          </table:table-cell>
          <table:table-cell office:value-type="float" office:value="0" calcext:value-type="float">
            <text:p>0</text:p>
          </table:table-cell>
          <table:table-cell office:value-type="float" office:value="26577304" calcext:value-type="float">
            <text:p>26577304</text:p>
          </table:table-cell>
          <table:table-cell office:value-type="float" office:value="30857752" calcext:value-type="float">
            <text:p>30857752</text:p>
          </table:table-cell>
          <table:table-cell office:value-type="float" office:value="27617848" calcext:value-type="float">
            <text:p>27617848</text:p>
          </table:table-cell>
          <table:table-cell office:value-type="float" office:value="26954944" calcext:value-type="float">
            <text:p>26954944</text:p>
          </table:table-cell>
          <table:table-cell table:formula="of:=[.A934]+[.B934]+[.C934]+[.D934]+[.E934]+[.F934]+[.G934]" office:value-type="float" office:value="175333264" calcext:value-type="float">
            <text:p>175333264</text:p>
          </table:table-cell>
        </table:table-row>
        <table:table-row table:style-name="ro1">
          <table:table-cell office:value-type="float" office:value="27813384" calcext:value-type="float">
            <text:p>27813384</text:p>
          </table:table-cell>
          <table:table-cell office:value-type="float" office:value="35512920" calcext:value-type="float">
            <text:p>35512920</text:p>
          </table:table-cell>
          <table:table-cell office:value-type="float" office:value="0" calcext:value-type="float">
            <text:p>0</text:p>
          </table:table-cell>
          <table:table-cell office:value-type="float" office:value="26577304" calcext:value-type="float">
            <text:p>26577304</text:p>
          </table:table-cell>
          <table:table-cell office:value-type="float" office:value="30857752" calcext:value-type="float">
            <text:p>30857752</text:p>
          </table:table-cell>
          <table:table-cell office:value-type="float" office:value="27617848" calcext:value-type="float">
            <text:p>27617848</text:p>
          </table:table-cell>
          <table:table-cell office:value-type="float" office:value="27144960" calcext:value-type="float">
            <text:p>27144960</text:p>
          </table:table-cell>
          <table:table-cell table:formula="of:=[.A935]+[.B935]+[.C935]+[.D935]+[.E935]+[.F935]+[.G935]" office:value-type="float" office:value="175524168" calcext:value-type="float">
            <text:p>175524168</text:p>
          </table:table-cell>
        </table:table-row>
        <table:table-row table:style-name="ro1">
          <table:table-cell office:value-type="float" office:value="27815008" calcext:value-type="float">
            <text:p>27815008</text:p>
          </table:table-cell>
          <table:table-cell office:value-type="float" office:value="35516808" calcext:value-type="float">
            <text:p>35516808</text:p>
          </table:table-cell>
          <table:table-cell office:value-type="float" office:value="0" calcext:value-type="float">
            <text:p>0</text:p>
          </table:table-cell>
          <table:table-cell office:value-type="float" office:value="26577304" calcext:value-type="float">
            <text:p>26577304</text:p>
          </table:table-cell>
          <table:table-cell office:value-type="float" office:value="30857752" calcext:value-type="float">
            <text:p>30857752</text:p>
          </table:table-cell>
          <table:table-cell office:value-type="float" office:value="27621920" calcext:value-type="float">
            <text:p>27621920</text:p>
          </table:table-cell>
          <table:table-cell office:value-type="float" office:value="27237824" calcext:value-type="float">
            <text:p>27237824</text:p>
          </table:table-cell>
          <table:table-cell table:formula="of:=[.A936]+[.B936]+[.C936]+[.D936]+[.E936]+[.F936]+[.G936]" office:value-type="float" office:value="175626616" calcext:value-type="float">
            <text:p>175626616</text:p>
          </table:table-cell>
        </table:table-row>
        <table:table-row table:style-name="ro1">
          <table:table-cell office:value-type="float" office:value="27816256" calcext:value-type="float">
            <text:p>27816256</text:p>
          </table:table-cell>
          <table:table-cell office:value-type="float" office:value="35516808" calcext:value-type="float">
            <text:p>35516808</text:p>
          </table:table-cell>
          <table:table-cell office:value-type="float" office:value="0" calcext:value-type="float">
            <text:p>0</text:p>
          </table:table-cell>
          <table:table-cell office:value-type="float" office:value="26577304" calcext:value-type="float">
            <text:p>26577304</text:p>
          </table:table-cell>
          <table:table-cell office:value-type="float" office:value="30863440" calcext:value-type="float">
            <text:p>30863440</text:p>
          </table:table-cell>
          <table:table-cell office:value-type="float" office:value="27621920" calcext:value-type="float">
            <text:p>27621920</text:p>
          </table:table-cell>
          <table:table-cell office:value-type="float" office:value="27786160" calcext:value-type="float">
            <text:p>27786160</text:p>
          </table:table-cell>
          <table:table-cell table:formula="of:=[.A937]+[.B937]+[.C937]+[.D937]+[.E937]+[.F937]+[.G937]" office:value-type="float" office:value="176181888" calcext:value-type="float">
            <text:p>176181888</text:p>
          </table:table-cell>
        </table:table-row>
        <table:table-row table:style-name="ro1">
          <table:table-cell office:value-type="float" office:value="27818464" calcext:value-type="float">
            <text:p>27818464</text:p>
          </table:table-cell>
          <table:table-cell office:value-type="float" office:value="35516808" calcext:value-type="float">
            <text:p>35516808</text:p>
          </table:table-cell>
          <table:table-cell office:value-type="float" office:value="0" calcext:value-type="float">
            <text:p>0</text:p>
          </table:table-cell>
          <table:table-cell office:value-type="float" office:value="26577304" calcext:value-type="float">
            <text:p>26577304</text:p>
          </table:table-cell>
          <table:table-cell office:value-type="float" office:value="30942256" calcext:value-type="float">
            <text:p>30942256</text:p>
          </table:table-cell>
          <table:table-cell office:value-type="float" office:value="27621920" calcext:value-type="float">
            <text:p>27621920</text:p>
          </table:table-cell>
          <table:table-cell office:value-type="float" office:value="28010144" calcext:value-type="float">
            <text:p>28010144</text:p>
          </table:table-cell>
          <table:table-cell table:formula="of:=[.A938]+[.B938]+[.C938]+[.D938]+[.E938]+[.F938]+[.G938]" office:value-type="float" office:value="176486896" calcext:value-type="float">
            <text:p>176486896</text:p>
          </table:table-cell>
        </table:table-row>
        <table:table-row table:style-name="ro1">
          <table:table-cell office:value-type="float" office:value="27823264" calcext:value-type="float">
            <text:p>27823264</text:p>
          </table:table-cell>
          <table:table-cell office:value-type="float" office:value="35650072" calcext:value-type="float">
            <text:p>35650072</text:p>
          </table:table-cell>
          <table:table-cell office:value-type="float" office:value="0" calcext:value-type="float">
            <text:p>0</text:p>
          </table:table-cell>
          <table:table-cell office:value-type="float" office:value="26581384" calcext:value-type="float">
            <text:p>26581384</text:p>
          </table:table-cell>
          <table:table-cell office:value-type="float" office:value="30942256" calcext:value-type="float">
            <text:p>30942256</text:p>
          </table:table-cell>
          <table:table-cell office:value-type="float" office:value="27625992" calcext:value-type="float">
            <text:p>27625992</text:p>
          </table:table-cell>
          <table:table-cell office:value-type="float" office:value="28014672" calcext:value-type="float">
            <text:p>28014672</text:p>
          </table:table-cell>
          <table:table-cell table:formula="of:=[.A939]+[.B939]+[.C939]+[.D939]+[.E939]+[.F939]+[.G939]" office:value-type="float" office:value="176637640" calcext:value-type="float">
            <text:p>176637640</text:p>
          </table:table-cell>
        </table:table-row>
        <table:table-row table:style-name="ro1">
          <table:table-cell office:value-type="float" office:value="27824888" calcext:value-type="float">
            <text:p>27824888</text:p>
          </table:table-cell>
          <table:table-cell office:value-type="float" office:value="35650072" calcext:value-type="float">
            <text:p>35650072</text:p>
          </table:table-cell>
          <table:table-cell office:value-type="float" office:value="0" calcext:value-type="float">
            <text:p>0</text:p>
          </table:table-cell>
          <table:table-cell office:value-type="float" office:value="26581384" calcext:value-type="float">
            <text:p>26581384</text:p>
          </table:table-cell>
          <table:table-cell office:value-type="float" office:value="30948208" calcext:value-type="float">
            <text:p>30948208</text:p>
          </table:table-cell>
          <table:table-cell office:value-type="float" office:value="27625992" calcext:value-type="float">
            <text:p>27625992</text:p>
          </table:table-cell>
          <table:table-cell office:value-type="float" office:value="28014672" calcext:value-type="float">
            <text:p>28014672</text:p>
          </table:table-cell>
          <table:table-cell table:formula="of:=[.A940]+[.B940]+[.C940]+[.D940]+[.E940]+[.F940]+[.G940]" office:value-type="float" office:value="176645216" calcext:value-type="float">
            <text:p>176645216</text:p>
          </table:table-cell>
        </table:table-row>
        <table:table-row table:style-name="ro1">
          <table:table-cell office:value-type="float" office:value="27829688" calcext:value-type="float">
            <text:p>27829688</text:p>
          </table:table-cell>
          <table:table-cell office:value-type="float" office:value="35665008" calcext:value-type="float">
            <text:p>35665008</text:p>
          </table:table-cell>
          <table:table-cell office:value-type="float" office:value="0" calcext:value-type="float">
            <text:p>0</text:p>
          </table:table-cell>
          <table:table-cell office:value-type="float" office:value="26581384" calcext:value-type="float">
            <text:p>26581384</text:p>
          </table:table-cell>
          <table:table-cell office:value-type="float" office:value="30948208" calcext:value-type="float">
            <text:p>30948208</text:p>
          </table:table-cell>
          <table:table-cell office:value-type="float" office:value="27630064" calcext:value-type="float">
            <text:p>27630064</text:p>
          </table:table-cell>
          <table:table-cell office:value-type="float" office:value="28014672" calcext:value-type="float">
            <text:p>28014672</text:p>
          </table:table-cell>
          <table:table-cell table:formula="of:=[.A941]+[.B941]+[.C941]+[.D941]+[.E941]+[.F941]+[.G941]" office:value-type="float" office:value="176669024" calcext:value-type="float">
            <text:p>176669024</text:p>
          </table:table-cell>
        </table:table-row>
        <table:table-row table:style-name="ro1">
          <table:table-cell office:value-type="float" office:value="27831280" calcext:value-type="float">
            <text:p>27831280</text:p>
          </table:table-cell>
          <table:table-cell office:value-type="float" office:value="35665008" calcext:value-type="float">
            <text:p>35665008</text:p>
          </table:table-cell>
          <table:table-cell office:value-type="float" office:value="0" calcext:value-type="float">
            <text:p>0</text:p>
          </table:table-cell>
          <table:table-cell office:value-type="float" office:value="26642672" calcext:value-type="float">
            <text:p>26642672</text:p>
          </table:table-cell>
          <table:table-cell office:value-type="float" office:value="30953896" calcext:value-type="float">
            <text:p>30953896</text:p>
          </table:table-cell>
          <table:table-cell office:value-type="float" office:value="27630064" calcext:value-type="float">
            <text:p>27630064</text:p>
          </table:table-cell>
          <table:table-cell office:value-type="float" office:value="28019200" calcext:value-type="float">
            <text:p>28019200</text:p>
          </table:table-cell>
          <table:table-cell table:formula="of:=[.A942]+[.B942]+[.C942]+[.D942]+[.E942]+[.F942]+[.G942]" office:value-type="float" office:value="176742120" calcext:value-type="float">
            <text:p>176742120</text:p>
          </table:table-cell>
        </table:table-row>
        <table:table-row table:style-name="ro1">
          <table:table-cell office:value-type="float" office:value="27833680" calcext:value-type="float">
            <text:p>27833680</text:p>
          </table:table-cell>
          <table:table-cell office:value-type="float" office:value="35668912" calcext:value-type="float">
            <text:p>35668912</text:p>
          </table:table-cell>
          <table:table-cell office:value-type="float" office:value="0" calcext:value-type="float">
            <text:p>0</text:p>
          </table:table-cell>
          <table:table-cell office:value-type="float" office:value="24746488" calcext:value-type="float">
            <text:p>24746488</text:p>
          </table:table-cell>
          <table:table-cell office:value-type="float" office:value="30953896" calcext:value-type="float">
            <text:p>30953896</text:p>
          </table:table-cell>
          <table:table-cell office:value-type="float" office:value="27636904" calcext:value-type="float">
            <text:p>27636904</text:p>
          </table:table-cell>
          <table:table-cell office:value-type="float" office:value="28019200" calcext:value-type="float">
            <text:p>28019200</text:p>
          </table:table-cell>
          <table:table-cell table:formula="of:=[.A943]+[.B943]+[.C943]+[.D943]+[.E943]+[.F943]+[.G943]" office:value-type="float" office:value="174859080" calcext:value-type="float">
            <text:p>174859080</text:p>
          </table:table-cell>
        </table:table-row>
        <table:table-row table:style-name="ro1">
          <table:table-cell office:value-type="float" office:value="27909512" calcext:value-type="float">
            <text:p>27909512</text:p>
          </table:table-cell>
          <table:table-cell office:value-type="float" office:value="35668912" calcext:value-type="float">
            <text:p>35668912</text:p>
          </table:table-cell>
          <table:table-cell office:value-type="float" office:value="0" calcext:value-type="float">
            <text:p>0</text:p>
          </table:table-cell>
          <table:table-cell office:value-type="float" office:value="24759600" calcext:value-type="float">
            <text:p>24759600</text:p>
          </table:table-cell>
          <table:table-cell office:value-type="float" office:value="30953896" calcext:value-type="float">
            <text:p>30953896</text:p>
          </table:table-cell>
          <table:table-cell office:value-type="float" office:value="27636904" calcext:value-type="float">
            <text:p>27636904</text:p>
          </table:table-cell>
          <table:table-cell office:value-type="float" office:value="28023728" calcext:value-type="float">
            <text:p>28023728</text:p>
          </table:table-cell>
          <table:table-cell table:formula="of:=[.A944]+[.B944]+[.C944]+[.D944]+[.E944]+[.F944]+[.G944]" office:value-type="float" office:value="174952552" calcext:value-type="float">
            <text:p>174952552</text:p>
          </table:table-cell>
        </table:table-row>
        <table:table-row table:style-name="ro1">
          <table:table-cell office:value-type="float" office:value="27911136" calcext:value-type="float">
            <text:p>27911136</text:p>
          </table:table-cell>
          <table:table-cell office:value-type="float" office:value="35668912" calcext:value-type="float">
            <text:p>35668912</text:p>
          </table:table-cell>
          <table:table-cell office:value-type="float" office:value="0" calcext:value-type="float">
            <text:p>0</text:p>
          </table:table-cell>
          <table:table-cell office:value-type="float" office:value="24759600" calcext:value-type="float">
            <text:p>24759600</text:p>
          </table:table-cell>
          <table:table-cell office:value-type="float" office:value="30953896" calcext:value-type="float">
            <text:p>30953896</text:p>
          </table:table-cell>
          <table:table-cell office:value-type="float" office:value="27636904" calcext:value-type="float">
            <text:p>27636904</text:p>
          </table:table-cell>
          <table:table-cell office:value-type="float" office:value="28030448" calcext:value-type="float">
            <text:p>28030448</text:p>
          </table:table-cell>
          <table:table-cell table:formula="of:=[.A945]+[.B945]+[.C945]+[.D945]+[.E945]+[.F945]+[.G945]" office:value-type="float" office:value="174960896" calcext:value-type="float">
            <text:p>174960896</text:p>
          </table:table-cell>
        </table:table-row>
        <table:table-row table:style-name="ro1">
          <table:table-cell office:value-type="float" office:value="27916200" calcext:value-type="float">
            <text:p>27916200</text:p>
          </table:table-cell>
          <table:table-cell office:value-type="float" office:value="35672816" calcext:value-type="float">
            <text:p>35672816</text:p>
          </table:table-cell>
          <table:table-cell office:value-type="float" office:value="0" calcext:value-type="float">
            <text:p>0</text:p>
          </table:table-cell>
          <table:table-cell office:value-type="float" office:value="24759600" calcext:value-type="float">
            <text:p>24759600</text:p>
          </table:table-cell>
          <table:table-cell office:value-type="float" office:value="30953896" calcext:value-type="float">
            <text:p>30953896</text:p>
          </table:table-cell>
          <table:table-cell office:value-type="float" office:value="27636904" calcext:value-type="float">
            <text:p>27636904</text:p>
          </table:table-cell>
          <table:table-cell office:value-type="float" office:value="28034976" calcext:value-type="float">
            <text:p>28034976</text:p>
          </table:table-cell>
          <table:table-cell table:formula="of:=[.A946]+[.B946]+[.C946]+[.D946]+[.E946]+[.F946]+[.G946]" office:value-type="float" office:value="174974392" calcext:value-type="float">
            <text:p>174974392</text:p>
          </table:table-cell>
        </table:table-row>
        <table:table-row table:style-name="ro1">
          <table:table-cell office:value-type="float" office:value="27918032" calcext:value-type="float">
            <text:p>27918032</text:p>
          </table:table-cell>
          <table:table-cell office:value-type="float" office:value="35672816" calcext:value-type="float">
            <text:p>35672816</text:p>
          </table:table-cell>
          <table:table-cell office:value-type="float" office:value="0" calcext:value-type="float">
            <text:p>0</text:p>
          </table:table-cell>
          <table:table-cell office:value-type="float" office:value="24763792" calcext:value-type="float">
            <text:p>24763792</text:p>
          </table:table-cell>
          <table:table-cell office:value-type="float" office:value="30959584" calcext:value-type="float">
            <text:p>30959584</text:p>
          </table:table-cell>
          <table:table-cell office:value-type="float" office:value="27636904" calcext:value-type="float">
            <text:p>27636904</text:p>
          </table:table-cell>
          <table:table-cell office:value-type="float" office:value="28034976" calcext:value-type="float">
            <text:p>28034976</text:p>
          </table:table-cell>
          <table:table-cell table:formula="of:=[.A947]+[.B947]+[.C947]+[.D947]+[.E947]+[.F947]+[.G947]" office:value-type="float" office:value="174986104" calcext:value-type="float">
            <text:p>174986104</text:p>
          </table:table-cell>
        </table:table-row>
        <table:table-row table:style-name="ro1">
          <table:table-cell office:value-type="float" office:value="27923568" calcext:value-type="float">
            <text:p>27923568</text:p>
          </table:table-cell>
          <table:table-cell office:value-type="float" office:value="35676720" calcext:value-type="float">
            <text:p>35676720</text:p>
          </table:table-cell>
          <table:table-cell office:value-type="float" office:value="0" calcext:value-type="float">
            <text:p>0</text:p>
          </table:table-cell>
          <table:table-cell office:value-type="float" office:value="24763792" calcext:value-type="float">
            <text:p>24763792</text:p>
          </table:table-cell>
          <table:table-cell office:value-type="float" office:value="30968224" calcext:value-type="float">
            <text:p>30968224</text:p>
          </table:table-cell>
          <table:table-cell office:value-type="float" office:value="27640976" calcext:value-type="float">
            <text:p>27640976</text:p>
          </table:table-cell>
          <table:table-cell office:value-type="float" office:value="28034976" calcext:value-type="float">
            <text:p>28034976</text:p>
          </table:table-cell>
          <table:table-cell table:formula="of:=[.A948]+[.B948]+[.C948]+[.D948]+[.E948]+[.F948]+[.G948]" office:value-type="float" office:value="175008256" calcext:value-type="float">
            <text:p>175008256</text:p>
          </table:table-cell>
        </table:table-row>
        <table:table-row table:style-name="ro1">
          <table:table-cell office:value-type="float" office:value="27924456" calcext:value-type="float">
            <text:p>27924456</text:p>
          </table:table-cell>
          <table:table-cell office:value-type="float" office:value="35766784" calcext:value-type="float">
            <text:p>35766784</text:p>
          </table:table-cell>
          <table:table-cell office:value-type="float" office:value="0" calcext:value-type="float">
            <text:p>0</text:p>
          </table:table-cell>
          <table:table-cell office:value-type="float" office:value="24767880" calcext:value-type="float">
            <text:p>24767880</text:p>
          </table:table-cell>
          <table:table-cell office:value-type="float" office:value="30974568" calcext:value-type="float">
            <text:p>30974568</text:p>
          </table:table-cell>
          <table:table-cell office:value-type="float" office:value="27640976" calcext:value-type="float">
            <text:p>27640976</text:p>
          </table:table-cell>
          <table:table-cell office:value-type="float" office:value="28034976" calcext:value-type="float">
            <text:p>28034976</text:p>
          </table:table-cell>
          <table:table-cell table:formula="of:=[.A949]+[.B949]+[.C949]+[.D949]+[.E949]+[.F949]+[.G949]" office:value-type="float" office:value="175109640" calcext:value-type="float">
            <text:p>175109640</text:p>
          </table:table-cell>
        </table:table-row>
        <table:table-row table:style-name="ro1">
          <table:table-cell office:value-type="float" office:value="27926080" calcext:value-type="float">
            <text:p>27926080</text:p>
          </table:table-cell>
          <table:table-cell office:value-type="float" office:value="35766784" calcext:value-type="float">
            <text:p>35766784</text:p>
          </table:table-cell>
          <table:table-cell office:value-type="float" office:value="0" calcext:value-type="float">
            <text:p>0</text:p>
          </table:table-cell>
          <table:table-cell office:value-type="float" office:value="24643488" calcext:value-type="float">
            <text:p>24643488</text:p>
          </table:table-cell>
          <table:table-cell office:value-type="float" office:value="30974568" calcext:value-type="float">
            <text:p>30974568</text:p>
          </table:table-cell>
          <table:table-cell office:value-type="float" office:value="27640976" calcext:value-type="float">
            <text:p>27640976</text:p>
          </table:table-cell>
          <table:table-cell office:value-type="float" office:value="28034976" calcext:value-type="float">
            <text:p>28034976</text:p>
          </table:table-cell>
          <table:table-cell table:formula="of:=[.A950]+[.B950]+[.C950]+[.D950]+[.E950]+[.F950]+[.G950]" office:value-type="float" office:value="174986872" calcext:value-type="float">
            <text:p>174986872</text:p>
          </table:table-cell>
        </table:table-row>
        <table:table-row table:style-name="ro1">
          <table:table-cell office:value-type="float" office:value="27926968" calcext:value-type="float">
            <text:p>27926968</text:p>
          </table:table-cell>
          <table:table-cell office:value-type="float" office:value="35766784" calcext:value-type="float">
            <text:p>35766784</text:p>
          </table:table-cell>
          <table:table-cell office:value-type="float" office:value="0" calcext:value-type="float">
            <text:p>0</text:p>
          </table:table-cell>
          <table:table-cell office:value-type="float" office:value="24643488" calcext:value-type="float">
            <text:p>24643488</text:p>
          </table:table-cell>
          <table:table-cell office:value-type="float" office:value="30974568" calcext:value-type="float">
            <text:p>30974568</text:p>
          </table:table-cell>
          <table:table-cell office:value-type="float" office:value="27645672" calcext:value-type="float">
            <text:p>27645672</text:p>
          </table:table-cell>
          <table:table-cell office:value-type="float" office:value="28040184" calcext:value-type="float">
            <text:p>28040184</text:p>
          </table:table-cell>
          <table:table-cell table:formula="of:=[.A951]+[.B951]+[.C951]+[.D951]+[.E951]+[.F951]+[.G951]" office:value-type="float" office:value="174997664" calcext:value-type="float">
            <text:p>174997664</text:p>
          </table:table-cell>
        </table:table-row>
        <table:table-row table:style-name="ro1">
          <table:table-cell office:value-type="float" office:value="27928800" calcext:value-type="float">
            <text:p>27928800</text:p>
          </table:table-cell>
          <table:table-cell office:value-type="float" office:value="35766784" calcext:value-type="float">
            <text:p>35766784</text:p>
          </table:table-cell>
          <table:table-cell office:value-type="float" office:value="0" calcext:value-type="float">
            <text:p>0</text:p>
          </table:table-cell>
          <table:table-cell office:value-type="float" office:value="24960544" calcext:value-type="float">
            <text:p>24960544</text:p>
          </table:table-cell>
          <table:table-cell office:value-type="float" office:value="30980256" calcext:value-type="float">
            <text:p>30980256</text:p>
          </table:table-cell>
          <table:table-cell office:value-type="float" office:value="27645672" calcext:value-type="float">
            <text:p>27645672</text:p>
          </table:table-cell>
          <table:table-cell office:value-type="float" office:value="28040184" calcext:value-type="float">
            <text:p>28040184</text:p>
          </table:table-cell>
          <table:table-cell table:formula="of:=[.A952]+[.B952]+[.C952]+[.D952]+[.E952]+[.F952]+[.G952]" office:value-type="float" office:value="175322240" calcext:value-type="float">
            <text:p>175322240</text:p>
          </table:table-cell>
        </table:table-row>
        <table:table-row table:style-name="ro1">
          <table:table-cell office:value-type="float" office:value="27934336" calcext:value-type="float">
            <text:p>27934336</text:p>
          </table:table-cell>
          <table:table-cell office:value-type="float" office:value="35770952" calcext:value-type="float">
            <text:p>35770952</text:p>
          </table:table-cell>
          <table:table-cell office:value-type="float" office:value="0" calcext:value-type="float">
            <text:p>0</text:p>
          </table:table-cell>
          <table:table-cell office:value-type="float" office:value="24960544" calcext:value-type="float">
            <text:p>24960544</text:p>
          </table:table-cell>
          <table:table-cell office:value-type="float" office:value="30980256" calcext:value-type="float">
            <text:p>30980256</text:p>
          </table:table-cell>
          <table:table-cell office:value-type="float" office:value="27793688" calcext:value-type="float">
            <text:p>27793688</text:p>
          </table:table-cell>
          <table:table-cell office:value-type="float" office:value="28040184" calcext:value-type="float">
            <text:p>28040184</text:p>
          </table:table-cell>
          <table:table-cell table:formula="of:=[.A953]+[.B953]+[.C953]+[.D953]+[.E953]+[.F953]+[.G953]" office:value-type="float" office:value="175479960" calcext:value-type="float">
            <text:p>175479960</text:p>
          </table:table-cell>
        </table:table-row>
        <table:table-row table:style-name="ro1">
          <table:table-cell office:value-type="float" office:value="27935416" calcext:value-type="float">
            <text:p>27935416</text:p>
          </table:table-cell>
          <table:table-cell office:value-type="float" office:value="35770952" calcext:value-type="float">
            <text:p>35770952</text:p>
          </table:table-cell>
          <table:table-cell office:value-type="float" office:value="0" calcext:value-type="float">
            <text:p>0</text:p>
          </table:table-cell>
          <table:table-cell office:value-type="float" office:value="24967928" calcext:value-type="float">
            <text:p>24967928</text:p>
          </table:table-cell>
          <table:table-cell office:value-type="float" office:value="30985944" calcext:value-type="float">
            <text:p>30985944</text:p>
          </table:table-cell>
          <table:table-cell office:value-type="float" office:value="27794976" calcext:value-type="float">
            <text:p>27794976</text:p>
          </table:table-cell>
          <table:table-cell office:value-type="float" office:value="28112248" calcext:value-type="float">
            <text:p>28112248</text:p>
          </table:table-cell>
          <table:table-cell table:formula="of:=[.A954]+[.B954]+[.C954]+[.D954]+[.E954]+[.F954]+[.G954]" office:value-type="float" office:value="175567464" calcext:value-type="float">
            <text:p>175567464</text:p>
          </table:table-cell>
        </table:table-row>
        <table:table-row table:style-name="ro1">
          <table:table-cell office:value-type="float" office:value="27937040" calcext:value-type="float">
            <text:p>27937040</text:p>
          </table:table-cell>
          <table:table-cell office:value-type="float" office:value="35774856" calcext:value-type="float">
            <text:p>35774856</text:p>
          </table:table-cell>
          <table:table-cell office:value-type="float" office:value="0" calcext:value-type="float">
            <text:p>0</text:p>
          </table:table-cell>
          <table:table-cell office:value-type="float" office:value="24967928" calcext:value-type="float">
            <text:p>24967928</text:p>
          </table:table-cell>
          <table:table-cell office:value-type="float" office:value="30985944" calcext:value-type="float">
            <text:p>30985944</text:p>
          </table:table-cell>
          <table:table-cell office:value-type="float" office:value="27794976" calcext:value-type="float">
            <text:p>27794976</text:p>
          </table:table-cell>
          <table:table-cell office:value-type="float" office:value="28112248" calcext:value-type="float">
            <text:p>28112248</text:p>
          </table:table-cell>
          <table:table-cell table:formula="of:=[.A955]+[.B955]+[.C955]+[.D955]+[.E955]+[.F955]+[.G955]" office:value-type="float" office:value="175572992" calcext:value-type="float">
            <text:p>175572992</text:p>
          </table:table-cell>
        </table:table-row>
        <table:table-row table:style-name="ro1">
          <table:table-cell office:value-type="float" office:value="28013184" calcext:value-type="float">
            <text:p>28013184</text:p>
          </table:table-cell>
          <table:table-cell office:value-type="float" office:value="35774856" calcext:value-type="float">
            <text:p>35774856</text:p>
          </table:table-cell>
          <table:table-cell office:value-type="float" office:value="0" calcext:value-type="float">
            <text:p>0</text:p>
          </table:table-cell>
          <table:table-cell office:value-type="float" office:value="24972120" calcext:value-type="float">
            <text:p>24972120</text:p>
          </table:table-cell>
          <table:table-cell office:value-type="float" office:value="30985944" calcext:value-type="float">
            <text:p>30985944</text:p>
          </table:table-cell>
          <table:table-cell office:value-type="float" office:value="27794976" calcext:value-type="float">
            <text:p>27794976</text:p>
          </table:table-cell>
          <table:table-cell office:value-type="float" office:value="28117568" calcext:value-type="float">
            <text:p>28117568</text:p>
          </table:table-cell>
          <table:table-cell table:formula="of:=[.A956]+[.B956]+[.C956]+[.D956]+[.E956]+[.F956]+[.G956]" office:value-type="float" office:value="175658648" calcext:value-type="float">
            <text:p>175658648</text:p>
          </table:table-cell>
        </table:table-row>
        <table:table-row table:style-name="ro1">
          <table:table-cell office:value-type="float" office:value="28015016" calcext:value-type="float">
            <text:p>28015016</text:p>
          </table:table-cell>
          <table:table-cell office:value-type="float" office:value="35774856" calcext:value-type="float">
            <text:p>35774856</text:p>
          </table:table-cell>
          <table:table-cell office:value-type="float" office:value="0" calcext:value-type="float">
            <text:p>0</text:p>
          </table:table-cell>
          <table:table-cell office:value-type="float" office:value="24972120" calcext:value-type="float">
            <text:p>24972120</text:p>
          </table:table-cell>
          <table:table-cell office:value-type="float" office:value="31135192" calcext:value-type="float">
            <text:p>31135192</text:p>
          </table:table-cell>
          <table:table-cell office:value-type="float" office:value="27794976" calcext:value-type="float">
            <text:p>27794976</text:p>
          </table:table-cell>
          <table:table-cell office:value-type="float" office:value="28117568" calcext:value-type="float">
            <text:p>28117568</text:p>
          </table:table-cell>
          <table:table-cell table:formula="of:=[.A957]+[.B957]+[.C957]+[.D957]+[.E957]+[.F957]+[.G957]" office:value-type="float" office:value="175809728" calcext:value-type="float">
            <text:p>175809728</text:p>
          </table:table-cell>
        </table:table-row>
        <table:table-row table:style-name="ro1">
          <table:table-cell office:value-type="float" office:value="28020816" calcext:value-type="float">
            <text:p>28020816</text:p>
          </table:table-cell>
          <table:table-cell office:value-type="float" office:value="35779920" calcext:value-type="float">
            <text:p>35779920</text:p>
          </table:table-cell>
          <table:table-cell office:value-type="float" office:value="0" calcext:value-type="float">
            <text:p>0</text:p>
          </table:table-cell>
          <table:table-cell office:value-type="float" office:value="24972120" calcext:value-type="float">
            <text:p>24972120</text:p>
          </table:table-cell>
          <table:table-cell office:value-type="float" office:value="31135192" calcext:value-type="float">
            <text:p>31135192</text:p>
          </table:table-cell>
          <table:table-cell office:value-type="float" office:value="27799048" calcext:value-type="float">
            <text:p>27799048</text:p>
          </table:table-cell>
          <table:table-cell office:value-type="float" office:value="28117568" calcext:value-type="float">
            <text:p>28117568</text:p>
          </table:table-cell>
          <table:table-cell table:formula="of:=[.A958]+[.B958]+[.C958]+[.D958]+[.E958]+[.F958]+[.G958]" office:value-type="float" office:value="175824664" calcext:value-type="float">
            <text:p>175824664</text:p>
          </table:table-cell>
        </table:table-row>
        <table:table-row table:style-name="ro1">
          <table:table-cell office:value-type="float" office:value="28021704" calcext:value-type="float">
            <text:p>28021704</text:p>
          </table:table-cell>
          <table:table-cell office:value-type="float" office:value="35779920" calcext:value-type="float">
            <text:p>35779920</text:p>
          </table:table-cell>
          <table:table-cell office:value-type="float" office:value="0" calcext:value-type="float">
            <text:p>0</text:p>
          </table:table-cell>
          <table:table-cell office:value-type="float" office:value="24972120" calcext:value-type="float">
            <text:p>24972120</text:p>
          </table:table-cell>
          <table:table-cell office:value-type="float" office:value="31141144" calcext:value-type="float">
            <text:p>31141144</text:p>
          </table:table-cell>
          <table:table-cell office:value-type="float" office:value="27799048" calcext:value-type="float">
            <text:p>27799048</text:p>
          </table:table-cell>
          <table:table-cell office:value-type="float" office:value="28122096" calcext:value-type="float">
            <text:p>28122096</text:p>
          </table:table-cell>
          <table:table-cell table:formula="of:=[.A959]+[.B959]+[.C959]+[.D959]+[.E959]+[.F959]+[.G959]" office:value-type="float" office:value="175836032" calcext:value-type="float">
            <text:p>175836032</text:p>
          </table:table-cell>
        </table:table-row>
        <table:table-row table:style-name="ro1">
          <table:table-cell office:value-type="float" office:value="28023328" calcext:value-type="float">
            <text:p>28023328</text:p>
          </table:table-cell>
          <table:table-cell office:value-type="float" office:value="35783824" calcext:value-type="float">
            <text:p>35783824</text:p>
          </table:table-cell>
          <table:table-cell office:value-type="float" office:value="0" calcext:value-type="float">
            <text:p>0</text:p>
          </table:table-cell>
          <table:table-cell office:value-type="float" office:value="24972120" calcext:value-type="float">
            <text:p>24972120</text:p>
          </table:table-cell>
          <table:table-cell office:value-type="float" office:value="31141144" calcext:value-type="float">
            <text:p>31141144</text:p>
          </table:table-cell>
          <table:table-cell office:value-type="float" office:value="27799048" calcext:value-type="float">
            <text:p>27799048</text:p>
          </table:table-cell>
          <table:table-cell office:value-type="float" office:value="28122096" calcext:value-type="float">
            <text:p>28122096</text:p>
          </table:table-cell>
          <table:table-cell table:formula="of:=[.A960]+[.B960]+[.C960]+[.D960]+[.E960]+[.F960]+[.G960]" office:value-type="float" office:value="175841560" calcext:value-type="float">
            <text:p>175841560</text:p>
          </table:table-cell>
        </table:table-row>
        <table:table-row table:style-name="ro1">
          <table:table-cell office:value-type="float" office:value="28028128" calcext:value-type="float">
            <text:p>28028128</text:p>
          </table:table-cell>
          <table:table-cell office:value-type="float" office:value="35783824" calcext:value-type="float">
            <text:p>35783824</text:p>
          </table:table-cell>
          <table:table-cell office:value-type="float" office:value="0" calcext:value-type="float">
            <text:p>0</text:p>
          </table:table-cell>
          <table:table-cell office:value-type="float" office:value="25052920" calcext:value-type="float">
            <text:p>25052920</text:p>
          </table:table-cell>
          <table:table-cell office:value-type="float" office:value="31141144" calcext:value-type="float">
            <text:p>31141144</text:p>
          </table:table-cell>
          <table:table-cell office:value-type="float" office:value="27803120" calcext:value-type="float">
            <text:p>27803120</text:p>
          </table:table-cell>
          <table:table-cell office:value-type="float" office:value="28126624" calcext:value-type="float">
            <text:p>28126624</text:p>
          </table:table-cell>
          <table:table-cell table:formula="of:=[.A961]+[.B961]+[.C961]+[.D961]+[.E961]+[.F961]+[.G961]" office:value-type="float" office:value="175935760" calcext:value-type="float">
            <text:p>175935760</text:p>
          </table:table-cell>
        </table:table-row>
        <table:table-row table:style-name="ro1">
          <table:table-cell office:value-type="float" office:value="28030696" calcext:value-type="float">
            <text:p>28030696</text:p>
          </table:table-cell>
          <table:table-cell office:value-type="float" office:value="35783824" calcext:value-type="float">
            <text:p>35783824</text:p>
          </table:table-cell>
          <table:table-cell office:value-type="float" office:value="0" calcext:value-type="float">
            <text:p>0</text:p>
          </table:table-cell>
          <table:table-cell office:value-type="float" office:value="25052920" calcext:value-type="float">
            <text:p>25052920</text:p>
          </table:table-cell>
          <table:table-cell office:value-type="float" office:value="31146832" calcext:value-type="float">
            <text:p>31146832</text:p>
          </table:table-cell>
          <table:table-cell office:value-type="float" office:value="27803120" calcext:value-type="float">
            <text:p>27803120</text:p>
          </table:table-cell>
          <table:table-cell office:value-type="float" office:value="28126624" calcext:value-type="float">
            <text:p>28126624</text:p>
          </table:table-cell>
          <table:table-cell table:formula="of:=[.A962]+[.B962]+[.C962]+[.D962]+[.E962]+[.F962]+[.G962]" office:value-type="float" office:value="175944016" calcext:value-type="float">
            <text:p>175944016</text:p>
          </table:table-cell>
        </table:table-row>
        <table:table-row table:style-name="ro1">
          <table:table-cell office:value-type="float" office:value="28031584" calcext:value-type="float">
            <text:p>28031584</text:p>
          </table:table-cell>
          <table:table-cell office:value-type="float" office:value="35787728" calcext:value-type="float">
            <text:p>35787728</text:p>
          </table:table-cell>
          <table:table-cell office:value-type="float" office:value="0" calcext:value-type="float">
            <text:p>0</text:p>
          </table:table-cell>
          <table:table-cell office:value-type="float" office:value="25052920" calcext:value-type="float">
            <text:p>25052920</text:p>
          </table:table-cell>
          <table:table-cell office:value-type="float" office:value="31146832" calcext:value-type="float">
            <text:p>31146832</text:p>
          </table:table-cell>
          <table:table-cell office:value-type="float" office:value="27809856" calcext:value-type="float">
            <text:p>27809856</text:p>
          </table:table-cell>
          <table:table-cell office:value-type="float" office:value="28126624" calcext:value-type="float">
            <text:p>28126624</text:p>
          </table:table-cell>
          <table:table-cell table:formula="of:=[.A963]+[.B963]+[.C963]+[.D963]+[.E963]+[.F963]+[.G963]" office:value-type="float" office:value="175955544" calcext:value-type="float">
            <text:p>175955544</text:p>
          </table:table-cell>
        </table:table-row>
        <table:table-row table:style-name="ro1">
          <table:table-cell office:value-type="float" office:value="28032664" calcext:value-type="float">
            <text:p>28032664</text:p>
          </table:table-cell>
          <table:table-cell office:value-type="float" office:value="35787728" calcext:value-type="float">
            <text:p>35787728</text:p>
          </table:table-cell>
          <table:table-cell office:value-type="float" office:value="0" calcext:value-type="float">
            <text:p>0</text:p>
          </table:table-cell>
          <table:table-cell office:value-type="float" office:value="25057376" calcext:value-type="float">
            <text:p>25057376</text:p>
          </table:table-cell>
          <table:table-cell office:value-type="float" office:value="31146832" calcext:value-type="float">
            <text:p>31146832</text:p>
          </table:table-cell>
          <table:table-cell office:value-type="float" office:value="27809856" calcext:value-type="float">
            <text:p>27809856</text:p>
          </table:table-cell>
          <table:table-cell office:value-type="float" office:value="28130040" calcext:value-type="float">
            <text:p>28130040</text:p>
          </table:table-cell>
          <table:table-cell table:formula="of:=[.A964]+[.B964]+[.C964]+[.D964]+[.E964]+[.F964]+[.G964]" office:value-type="float" office:value="175964496" calcext:value-type="float">
            <text:p>175964496</text:p>
          </table:table-cell>
        </table:table-row>
        <table:table-row table:style-name="ro1">
          <table:table-cell office:value-type="float" office:value="28034504" calcext:value-type="float">
            <text:p>28034504</text:p>
          </table:table-cell>
          <table:table-cell office:value-type="float" office:value="35791632" calcext:value-type="float">
            <text:p>35791632</text:p>
          </table:table-cell>
          <table:table-cell office:value-type="float" office:value="0" calcext:value-type="float">
            <text:p>0</text:p>
          </table:table-cell>
          <table:table-cell office:value-type="float" office:value="25057376" calcext:value-type="float">
            <text:p>25057376</text:p>
          </table:table-cell>
          <table:table-cell office:value-type="float" office:value="31146832" calcext:value-type="float">
            <text:p>31146832</text:p>
          </table:table-cell>
          <table:table-cell office:value-type="float" office:value="27813928" calcext:value-type="float">
            <text:p>27813928</text:p>
          </table:table-cell>
          <table:table-cell office:value-type="float" office:value="28130040" calcext:value-type="float">
            <text:p>28130040</text:p>
          </table:table-cell>
          <table:table-cell table:formula="of:=[.A965]+[.B965]+[.C965]+[.D965]+[.E965]+[.F965]+[.G965]" office:value-type="float" office:value="175974312" calcext:value-type="float">
            <text:p>175974312</text:p>
          </table:table-cell>
        </table:table-row>
        <table:table-row table:style-name="ro1">
          <table:table-cell office:value-type="float" office:value="28039240" calcext:value-type="float">
            <text:p>28039240</text:p>
          </table:table-cell>
          <table:table-cell office:value-type="float" office:value="35791632" calcext:value-type="float">
            <text:p>35791632</text:p>
          </table:table-cell>
          <table:table-cell office:value-type="float" office:value="0" calcext:value-type="float">
            <text:p>0</text:p>
          </table:table-cell>
          <table:table-cell office:value-type="float" office:value="25061568" calcext:value-type="float">
            <text:p>25061568</text:p>
          </table:table-cell>
          <table:table-cell office:value-type="float" office:value="31146832" calcext:value-type="float">
            <text:p>31146832</text:p>
          </table:table-cell>
          <table:table-cell office:value-type="float" office:value="27813928" calcext:value-type="float">
            <text:p>27813928</text:p>
          </table:table-cell>
          <table:table-cell office:value-type="float" office:value="28134568" calcext:value-type="float">
            <text:p>28134568</text:p>
          </table:table-cell>
          <table:table-cell table:formula="of:=[.A966]+[.B966]+[.C966]+[.D966]+[.E966]+[.F966]+[.G966]" office:value-type="float" office:value="175987768" calcext:value-type="float">
            <text:p>175987768</text:p>
          </table:table-cell>
        </table:table-row>
        <table:table-row table:style-name="ro1">
          <table:table-cell office:value-type="float" office:value="28041744" calcext:value-type="float">
            <text:p>28041744</text:p>
          </table:table-cell>
          <table:table-cell office:value-type="float" office:value="35791632" calcext:value-type="float">
            <text:p>35791632</text:p>
          </table:table-cell>
          <table:table-cell office:value-type="float" office:value="0" calcext:value-type="float">
            <text:p>0</text:p>
          </table:table-cell>
          <table:table-cell office:value-type="float" office:value="25061568" calcext:value-type="float">
            <text:p>25061568</text:p>
          </table:table-cell>
          <table:table-cell office:value-type="float" office:value="31233800" calcext:value-type="float">
            <text:p>31233800</text:p>
          </table:table-cell>
          <table:table-cell office:value-type="float" office:value="27813928" calcext:value-type="float">
            <text:p>27813928</text:p>
          </table:table-cell>
          <table:table-cell office:value-type="float" office:value="28134568" calcext:value-type="float">
            <text:p>28134568</text:p>
          </table:table-cell>
          <table:table-cell table:formula="of:=[.A967]+[.B967]+[.C967]+[.D967]+[.E967]+[.F967]+[.G967]" office:value-type="float" office:value="176077240" calcext:value-type="float">
            <text:p>176077240</text:p>
          </table:table-cell>
        </table:table-row>
        <table:table-row table:style-name="ro1">
          <table:table-cell office:value-type="float" office:value="28117512" calcext:value-type="float">
            <text:p>28117512</text:p>
          </table:table-cell>
          <table:table-cell office:value-type="float" office:value="35858512" calcext:value-type="float">
            <text:p>35858512</text:p>
          </table:table-cell>
          <table:table-cell office:value-type="float" office:value="0" calcext:value-type="float">
            <text:p>0</text:p>
          </table:table-cell>
          <table:table-cell office:value-type="float" office:value="25061568" calcext:value-type="float">
            <text:p>25061568</text:p>
          </table:table-cell>
          <table:table-cell office:value-type="float" office:value="31233800" calcext:value-type="float">
            <text:p>31233800</text:p>
          </table:table-cell>
          <table:table-cell office:value-type="float" office:value="27813928" calcext:value-type="float">
            <text:p>27813928</text:p>
          </table:table-cell>
          <table:table-cell office:value-type="float" office:value="28139096" calcext:value-type="float">
            <text:p>28139096</text:p>
          </table:table-cell>
          <table:table-cell table:formula="of:=[.A968]+[.B968]+[.C968]+[.D968]+[.E968]+[.F968]+[.G968]" office:value-type="float" office:value="176224416" calcext:value-type="float">
            <text:p>176224416</text:p>
          </table:table-cell>
        </table:table-row>
        <table:table-row table:style-name="ro1">
          <table:table-cell office:value-type="float" office:value="28118336" calcext:value-type="float">
            <text:p>28118336</text:p>
          </table:table-cell>
          <table:table-cell office:value-type="float" office:value="35858512" calcext:value-type="float">
            <text:p>35858512</text:p>
          </table:table-cell>
          <table:table-cell office:value-type="float" office:value="0" calcext:value-type="float">
            <text:p>0</text:p>
          </table:table-cell>
          <table:table-cell office:value-type="float" office:value="25065760" calcext:value-type="float">
            <text:p>25065760</text:p>
          </table:table-cell>
          <table:table-cell office:value-type="float" office:value="31239752" calcext:value-type="float">
            <text:p>31239752</text:p>
          </table:table-cell>
          <table:table-cell office:value-type="float" office:value="27813928" calcext:value-type="float">
            <text:p>27813928</text:p>
          </table:table-cell>
          <table:table-cell office:value-type="float" office:value="28139096" calcext:value-type="float">
            <text:p>28139096</text:p>
          </table:table-cell>
          <table:table-cell table:formula="of:=[.A969]+[.B969]+[.C969]+[.D969]+[.E969]+[.F969]+[.G969]" office:value-type="float" office:value="176235384" calcext:value-type="float">
            <text:p>176235384</text:p>
          </table:table-cell>
        </table:table-row>
        <table:table-row table:style-name="ro1">
          <table:table-cell office:value-type="float" office:value="28124072" calcext:value-type="float">
            <text:p>28124072</text:p>
          </table:table-cell>
          <table:table-cell office:value-type="float" office:value="35862680" calcext:value-type="float">
            <text:p>35862680</text:p>
          </table:table-cell>
          <table:table-cell office:value-type="float" office:value="0" calcext:value-type="float">
            <text:p>0</text:p>
          </table:table-cell>
          <table:table-cell office:value-type="float" office:value="25065760" calcext:value-type="float">
            <text:p>25065760</text:p>
          </table:table-cell>
          <table:table-cell office:value-type="float" office:value="31239752" calcext:value-type="float">
            <text:p>31239752</text:p>
          </table:table-cell>
          <table:table-cell office:value-type="float" office:value="27818000" calcext:value-type="float">
            <text:p>27818000</text:p>
          </table:table-cell>
          <table:table-cell office:value-type="float" office:value="28139096" calcext:value-type="float">
            <text:p>28139096</text:p>
          </table:table-cell>
          <table:table-cell table:formula="of:=[.A970]+[.B970]+[.C970]+[.D970]+[.E970]+[.F970]+[.G970]" office:value-type="float" office:value="176249360" calcext:value-type="float">
            <text:p>176249360</text:p>
          </table:table-cell>
        </table:table-row>
        <table:table-row table:style-name="ro1">
          <table:table-cell office:value-type="float" office:value="28124896" calcext:value-type="float">
            <text:p>28124896</text:p>
          </table:table-cell>
          <table:table-cell office:value-type="float" office:value="35862680" calcext:value-type="float">
            <text:p>35862680</text:p>
          </table:table-cell>
          <table:table-cell office:value-type="float" office:value="0" calcext:value-type="float">
            <text:p>0</text:p>
          </table:table-cell>
          <table:table-cell office:value-type="float" office:value="25127600" calcext:value-type="float">
            <text:p>25127600</text:p>
          </table:table-cell>
          <table:table-cell office:value-type="float" office:value="31245440" calcext:value-type="float">
            <text:p>31245440</text:p>
          </table:table-cell>
          <table:table-cell office:value-type="float" office:value="27818000" calcext:value-type="float">
            <text:p>27818000</text:p>
          </table:table-cell>
          <table:table-cell office:value-type="float" office:value="28139096" calcext:value-type="float">
            <text:p>28139096</text:p>
          </table:table-cell>
          <table:table-cell table:formula="of:=[.A971]+[.B971]+[.C971]+[.D971]+[.E971]+[.F971]+[.G971]" office:value-type="float" office:value="176317712" calcext:value-type="float">
            <text:p>176317712</text:p>
          </table:table-cell>
        </table:table-row>
        <table:table-row table:style-name="ro1">
          <table:table-cell office:value-type="float" office:value="28127400" calcext:value-type="float">
            <text:p>28127400</text:p>
          </table:table-cell>
          <table:table-cell office:value-type="float" office:value="35862680" calcext:value-type="float">
            <text:p>35862680</text:p>
          </table:table-cell>
          <table:table-cell office:value-type="float" office:value="0" calcext:value-type="float">
            <text:p>0</text:p>
          </table:table-cell>
          <table:table-cell office:value-type="float" office:value="25127600" calcext:value-type="float">
            <text:p>25127600</text:p>
          </table:table-cell>
          <table:table-cell office:value-type="float" office:value="31245440" calcext:value-type="float">
            <text:p>31245440</text:p>
          </table:table-cell>
          <table:table-cell office:value-type="float" office:value="27887064" calcext:value-type="float">
            <text:p>27887064</text:p>
          </table:table-cell>
          <table:table-cell office:value-type="float" office:value="28139096" calcext:value-type="float">
            <text:p>28139096</text:p>
          </table:table-cell>
          <table:table-cell table:formula="of:=[.A972]+[.B972]+[.C972]+[.D972]+[.E972]+[.F972]+[.G972]" office:value-type="float" office:value="176389280" calcext:value-type="float">
            <text:p>176389280</text:p>
          </table:table-cell>
        </table:table-row>
        <table:table-row table:style-name="ro1">
          <table:table-cell office:value-type="float" office:value="28132312" calcext:value-type="float">
            <text:p>28132312</text:p>
          </table:table-cell>
          <table:table-cell office:value-type="float" office:value="35862680" calcext:value-type="float">
            <text:p>35862680</text:p>
          </table:table-cell>
          <table:table-cell office:value-type="float" office:value="0" calcext:value-type="float">
            <text:p>0</text:p>
          </table:table-cell>
          <table:table-cell office:value-type="float" office:value="25131904" calcext:value-type="float">
            <text:p>25131904</text:p>
          </table:table-cell>
          <table:table-cell office:value-type="float" office:value="31245440" calcext:value-type="float">
            <text:p>31245440</text:p>
          </table:table-cell>
          <table:table-cell office:value-type="float" office:value="27891400" calcext:value-type="float">
            <text:p>27891400</text:p>
          </table:table-cell>
          <table:table-cell office:value-type="float" office:value="28143624" calcext:value-type="float">
            <text:p>28143624</text:p>
          </table:table-cell>
          <table:table-cell table:formula="of:=[.A973]+[.B973]+[.C973]+[.D973]+[.E973]+[.F973]+[.G973]" office:value-type="float" office:value="176407360" calcext:value-type="float">
            <text:p>176407360</text:p>
          </table:table-cell>
        </table:table-row>
        <table:table-row table:style-name="ro1">
          <table:table-cell office:value-type="float" office:value="28133136" calcext:value-type="float">
            <text:p>28133136</text:p>
          </table:table-cell>
          <table:table-cell office:value-type="float" office:value="36059800" calcext:value-type="float">
            <text:p>36059800</text:p>
          </table:table-cell>
          <table:table-cell office:value-type="float" office:value="0" calcext:value-type="float">
            <text:p>0</text:p>
          </table:table-cell>
          <table:table-cell office:value-type="float" office:value="25132056" calcext:value-type="float">
            <text:p>25132056</text:p>
          </table:table-cell>
          <table:table-cell office:value-type="float" office:value="31251128" calcext:value-type="float">
            <text:p>31251128</text:p>
          </table:table-cell>
          <table:table-cell office:value-type="float" office:value="27891400" calcext:value-type="float">
            <text:p>27891400</text:p>
          </table:table-cell>
          <table:table-cell office:value-type="float" office:value="28286336" calcext:value-type="float">
            <text:p>28286336</text:p>
          </table:table-cell>
          <table:table-cell table:formula="of:=[.A974]+[.B974]+[.C974]+[.D974]+[.E974]+[.F974]+[.G974]" office:value-type="float" office:value="176753856" calcext:value-type="float">
            <text:p>176753856</text:p>
          </table:table-cell>
        </table:table-row>
        <table:table-row table:style-name="ro1">
          <table:table-cell office:value-type="float" office:value="28134696" calcext:value-type="float">
            <text:p>28134696</text:p>
          </table:table-cell>
          <table:table-cell office:value-type="float" office:value="35511312" calcext:value-type="float">
            <text:p>35511312</text:p>
          </table:table-cell>
          <table:table-cell office:value-type="float" office:value="0" calcext:value-type="float">
            <text:p>0</text:p>
          </table:table-cell>
          <table:table-cell office:value-type="float" office:value="25132056" calcext:value-type="float">
            <text:p>25132056</text:p>
          </table:table-cell>
          <table:table-cell office:value-type="float" office:value="31251128" calcext:value-type="float">
            <text:p>31251128</text:p>
          </table:table-cell>
          <table:table-cell office:value-type="float" office:value="27895472" calcext:value-type="float">
            <text:p>27895472</text:p>
          </table:table-cell>
          <table:table-cell office:value-type="float" office:value="28286336" calcext:value-type="float">
            <text:p>28286336</text:p>
          </table:table-cell>
          <table:table-cell table:formula="of:=[.A975]+[.B975]+[.C975]+[.D975]+[.E975]+[.F975]+[.G975]" office:value-type="float" office:value="176211000" calcext:value-type="float">
            <text:p>176211000</text:p>
          </table:table-cell>
        </table:table-row>
        <table:table-row table:style-name="ro1">
          <table:table-cell office:value-type="float" office:value="28135520" calcext:value-type="float">
            <text:p>28135520</text:p>
          </table:table-cell>
          <table:table-cell office:value-type="float" office:value="35511368" calcext:value-type="float">
            <text:p>35511368</text:p>
          </table:table-cell>
          <table:table-cell office:value-type="float" office:value="0" calcext:value-type="float">
            <text:p>0</text:p>
          </table:table-cell>
          <table:table-cell office:value-type="float" office:value="25136688" calcext:value-type="float">
            <text:p>25136688</text:p>
          </table:table-cell>
          <table:table-cell office:value-type="float" office:value="31251128" calcext:value-type="float">
            <text:p>31251128</text:p>
          </table:table-cell>
          <table:table-cell office:value-type="float" office:value="27895472" calcext:value-type="float">
            <text:p>27895472</text:p>
          </table:table-cell>
          <table:table-cell office:value-type="float" office:value="27303896" calcext:value-type="float">
            <text:p>27303896</text:p>
          </table:table-cell>
          <table:table-cell table:formula="of:=[.A976]+[.B976]+[.C976]+[.D976]+[.E976]+[.F976]+[.G976]" office:value-type="float" office:value="175234072" calcext:value-type="float">
            <text:p>175234072</text:p>
          </table:table-cell>
        </table:table-row>
        <table:table-row table:style-name="ro1">
          <table:table-cell office:value-type="float" office:value="28138024" calcext:value-type="float">
            <text:p>28138024</text:p>
          </table:table-cell>
          <table:table-cell office:value-type="float" office:value="35511368" calcext:value-type="float">
            <text:p>35511368</text:p>
          </table:table-cell>
          <table:table-cell office:value-type="float" office:value="0" calcext:value-type="float">
            <text:p>0</text:p>
          </table:table-cell>
          <table:table-cell office:value-type="float" office:value="25136688" calcext:value-type="float">
            <text:p>25136688</text:p>
          </table:table-cell>
          <table:table-cell office:value-type="float" office:value="31264704" calcext:value-type="float">
            <text:p>31264704</text:p>
          </table:table-cell>
          <table:table-cell office:value-type="float" office:value="27895472" calcext:value-type="float">
            <text:p>27895472</text:p>
          </table:table-cell>
          <table:table-cell office:value-type="float" office:value="27303896" calcext:value-type="float">
            <text:p>27303896</text:p>
          </table:table-cell>
          <table:table-cell table:formula="of:=[.A977]+[.B977]+[.C977]+[.D977]+[.E977]+[.F977]+[.G977]" office:value-type="float" office:value="175250152" calcext:value-type="float">
            <text:p>175250152</text:p>
          </table:table-cell>
        </table:table-row>
        <table:table-row table:style-name="ro1">
          <table:table-cell office:value-type="float" office:value="28142760" calcext:value-type="float">
            <text:p>28142760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36688" calcext:value-type="float">
            <text:p>25136688</text:p>
          </table:table-cell>
          <table:table-cell office:value-type="float" office:value="31264704" calcext:value-type="float">
            <text:p>31264704</text:p>
          </table:table-cell>
          <table:table-cell office:value-type="float" office:value="27899544" calcext:value-type="float">
            <text:p>27899544</text:p>
          </table:table-cell>
          <table:table-cell office:value-type="float" office:value="27303896" calcext:value-type="float">
            <text:p>27303896</text:p>
          </table:table-cell>
          <table:table-cell table:formula="of:=[.A978]+[.B978]+[.C978]+[.D978]+[.E978]+[.F978]+[.G978]" office:value-type="float" office:value="175421968" calcext:value-type="float">
            <text:p>175421968</text:p>
          </table:table-cell>
        </table:table-row>
        <table:table-row table:style-name="ro1">
          <table:table-cell office:value-type="float" office:value="28143584" calcext:value-type="float">
            <text:p>28143584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36688" calcext:value-type="float">
            <text:p>25136688</text:p>
          </table:table-cell>
          <table:table-cell office:value-type="float" office:value="31270392" calcext:value-type="float">
            <text:p>31270392</text:p>
          </table:table-cell>
          <table:table-cell office:value-type="float" office:value="27899544" calcext:value-type="float">
            <text:p>27899544</text:p>
          </table:table-cell>
          <table:table-cell office:value-type="float" office:value="27303896" calcext:value-type="float">
            <text:p>27303896</text:p>
          </table:table-cell>
          <table:table-cell table:formula="of:=[.A979]+[.B979]+[.C979]+[.D979]+[.E979]+[.F979]+[.G979]" office:value-type="float" office:value="175428480" calcext:value-type="float">
            <text:p>175428480</text:p>
          </table:table-cell>
        </table:table-row>
        <table:table-row table:style-name="ro1">
          <table:table-cell office:value-type="float" office:value="28220088" calcext:value-type="float">
            <text:p>28220088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36688" calcext:value-type="float">
            <text:p>25136688</text:p>
          </table:table-cell>
          <table:table-cell office:value-type="float" office:value="31270392" calcext:value-type="float">
            <text:p>31270392</text:p>
          </table:table-cell>
          <table:table-cell office:value-type="float" office:value="27899544" calcext:value-type="float">
            <text:p>27899544</text:p>
          </table:table-cell>
          <table:table-cell office:value-type="float" office:value="27303896" calcext:value-type="float">
            <text:p>27303896</text:p>
          </table:table-cell>
          <table:table-cell table:formula="of:=[.A980]+[.B980]+[.C980]+[.D980]+[.E980]+[.F980]+[.G980]" office:value-type="float" office:value="175504984" calcext:value-type="float">
            <text:p>175504984</text:p>
          </table:table-cell>
        </table:table-row>
        <table:table-row table:style-name="ro1">
          <table:table-cell office:value-type="float" office:value="28221272" calcext:value-type="float">
            <text:p>28221272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44640" calcext:value-type="float">
            <text:p>25144640</text:p>
          </table:table-cell>
          <table:table-cell office:value-type="float" office:value="31276080" calcext:value-type="float">
            <text:p>31276080</text:p>
          </table:table-cell>
          <table:table-cell office:value-type="float" office:value="27899544" calcext:value-type="float">
            <text:p>27899544</text:p>
          </table:table-cell>
          <table:table-cell office:value-type="float" office:value="27308424" calcext:value-type="float">
            <text:p>27308424</text:p>
          </table:table-cell>
          <table:table-cell table:formula="of:=[.A981]+[.B981]+[.C981]+[.D981]+[.E981]+[.F981]+[.G981]" office:value-type="float" office:value="175524336" calcext:value-type="float">
            <text:p>175524336</text:p>
          </table:table-cell>
        </table:table-row>
        <table:table-row table:style-name="ro1">
          <table:table-cell office:value-type="float" office:value="28223416" calcext:value-type="float">
            <text:p>28223416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44640" calcext:value-type="float">
            <text:p>25144640</text:p>
          </table:table-cell>
          <table:table-cell office:value-type="float" office:value="31276080" calcext:value-type="float">
            <text:p>31276080</text:p>
          </table:table-cell>
          <table:table-cell office:value-type="float" office:value="27968528" calcext:value-type="float">
            <text:p>27968528</text:p>
          </table:table-cell>
          <table:table-cell office:value-type="float" office:value="27308424" calcext:value-type="float">
            <text:p>27308424</text:p>
          </table:table-cell>
          <table:table-cell table:formula="of:=[.A982]+[.B982]+[.C982]+[.D982]+[.E982]+[.F982]+[.G982]" office:value-type="float" office:value="175595464" calcext:value-type="float">
            <text:p>175595464</text:p>
          </table:table-cell>
        </table:table-row>
        <table:table-row table:style-name="ro1">
          <table:table-cell office:value-type="float" office:value="28228416" calcext:value-type="float">
            <text:p>28228416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48832" calcext:value-type="float">
            <text:p>25148832</text:p>
          </table:table-cell>
          <table:table-cell office:value-type="float" office:value="31276080" calcext:value-type="float">
            <text:p>31276080</text:p>
          </table:table-cell>
          <table:table-cell office:value-type="float" office:value="27975304" calcext:value-type="float">
            <text:p>27975304</text:p>
          </table:table-cell>
          <table:table-cell office:value-type="float" office:value="27312952" calcext:value-type="float">
            <text:p>27312952</text:p>
          </table:table-cell>
          <table:table-cell table:formula="of:=[.A983]+[.B983]+[.C983]+[.D983]+[.E983]+[.F983]+[.G983]" office:value-type="float" office:value="175615960" calcext:value-type="float">
            <text:p>175615960</text:p>
          </table:table-cell>
        </table:table-row>
        <table:table-row table:style-name="ro1">
          <table:table-cell office:value-type="float" office:value="28229976" calcext:value-type="float">
            <text:p>28229976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48832" calcext:value-type="float">
            <text:p>25148832</text:p>
          </table:table-cell>
          <table:table-cell office:value-type="float" office:value="31281768" calcext:value-type="float">
            <text:p>31281768</text:p>
          </table:table-cell>
          <table:table-cell office:value-type="float" office:value="27975304" calcext:value-type="float">
            <text:p>27975304</text:p>
          </table:table-cell>
          <table:table-cell office:value-type="float" office:value="27452784" calcext:value-type="float">
            <text:p>27452784</text:p>
          </table:table-cell>
          <table:table-cell table:formula="of:=[.A984]+[.B984]+[.C984]+[.D984]+[.E984]+[.F984]+[.G984]" office:value-type="float" office:value="175763040" calcext:value-type="float">
            <text:p>175763040</text:p>
          </table:table-cell>
        </table:table-row>
        <table:table-row table:style-name="ro1">
          <table:table-cell office:value-type="float" office:value="28234712" calcext:value-type="float">
            <text:p>28234712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48832" calcext:value-type="float">
            <text:p>25148832</text:p>
          </table:table-cell>
          <table:table-cell office:value-type="float" office:value="31281768" calcext:value-type="float">
            <text:p>31281768</text:p>
          </table:table-cell>
          <table:table-cell office:value-type="float" office:value="27979216" calcext:value-type="float">
            <text:p>27979216</text:p>
          </table:table-cell>
          <table:table-cell office:value-type="float" office:value="27457576" calcext:value-type="float">
            <text:p>27457576</text:p>
          </table:table-cell>
          <table:table-cell table:formula="of:=[.A985]+[.B985]+[.C985]+[.D985]+[.E985]+[.F985]+[.G985]" office:value-type="float" office:value="175776480" calcext:value-type="float">
            <text:p>175776480</text:p>
          </table:table-cell>
        </table:table-row>
        <table:table-row table:style-name="ro1">
          <table:table-cell office:value-type="float" office:value="28235896" calcext:value-type="float">
            <text:p>28235896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53024" calcext:value-type="float">
            <text:p>25153024</text:p>
          </table:table-cell>
          <table:table-cell office:value-type="float" office:value="31281768" calcext:value-type="float">
            <text:p>31281768</text:p>
          </table:table-cell>
          <table:table-cell office:value-type="float" office:value="27979216" calcext:value-type="float">
            <text:p>27979216</text:p>
          </table:table-cell>
          <table:table-cell office:value-type="float" office:value="27457576" calcext:value-type="float">
            <text:p>27457576</text:p>
          </table:table-cell>
          <table:table-cell table:formula="of:=[.A986]+[.B986]+[.C986]+[.D986]+[.E986]+[.F986]+[.G986]" office:value-type="float" office:value="175781856" calcext:value-type="float">
            <text:p>175781856</text:p>
          </table:table-cell>
        </table:table-row>
        <table:table-row table:style-name="ro1">
          <table:table-cell office:value-type="float" office:value="28238040" calcext:value-type="float">
            <text:p>28238040</text:p>
          </table:table-cell>
          <table:table-cell office:value-type="float" office:value="35674376" calcext:value-type="float">
            <text:p>35674376</text:p>
          </table:table-cell>
          <table:table-cell office:value-type="float" office:value="0" calcext:value-type="float">
            <text:p>0</text:p>
          </table:table-cell>
          <table:table-cell office:value-type="float" office:value="25153024" calcext:value-type="float">
            <text:p>25153024</text:p>
          </table:table-cell>
          <table:table-cell office:value-type="float" office:value="31360776" calcext:value-type="float">
            <text:p>31360776</text:p>
          </table:table-cell>
          <table:table-cell office:value-type="float" office:value="27983128" calcext:value-type="float">
            <text:p>27983128</text:p>
          </table:table-cell>
          <table:table-cell office:value-type="float" office:value="27457576" calcext:value-type="float">
            <text:p>27457576</text:p>
          </table:table-cell>
          <table:table-cell table:formula="of:=[.A987]+[.B987]+[.C987]+[.D987]+[.E987]+[.F987]+[.G987]" office:value-type="float" office:value="175866920" calcext:value-type="float">
            <text:p>175866920</text:p>
          </table:table-cell>
        </table:table-row>
        <table:table-row table:style-name="ro1">
          <table:table-cell office:value-type="float" office:value="28242776" calcext:value-type="float">
            <text:p>28242776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157216" calcext:value-type="float">
            <text:p>25157216</text:p>
          </table:table-cell>
          <table:table-cell office:value-type="float" office:value="31366728" calcext:value-type="float">
            <text:p>31366728</text:p>
          </table:table-cell>
          <table:table-cell office:value-type="float" office:value="27983128" calcext:value-type="float">
            <text:p>27983128</text:p>
          </table:table-cell>
          <table:table-cell office:value-type="float" office:value="27462568" calcext:value-type="float">
            <text:p>27462568</text:p>
          </table:table-cell>
          <table:table-cell table:formula="of:=[.A988]+[.B988]+[.C988]+[.D988]+[.E988]+[.F988]+[.G988]" office:value-type="float" office:value="175926080" calcext:value-type="float">
            <text:p>175926080</text:p>
          </table:table-cell>
        </table:table-row>
        <table:table-row table:style-name="ro1">
          <table:table-cell office:value-type="float" office:value="28244336" calcext:value-type="float">
            <text:p>28244336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157216" calcext:value-type="float">
            <text:p>25157216</text:p>
          </table:table-cell>
          <table:table-cell office:value-type="float" office:value="31366728" calcext:value-type="float">
            <text:p>31366728</text:p>
          </table:table-cell>
          <table:table-cell office:value-type="float" office:value="27983128" calcext:value-type="float">
            <text:p>27983128</text:p>
          </table:table-cell>
          <table:table-cell office:value-type="float" office:value="27462568" calcext:value-type="float">
            <text:p>27462568</text:p>
          </table:table-cell>
          <table:table-cell table:formula="of:=[.A989]+[.B989]+[.C989]+[.D989]+[.E989]+[.F989]+[.G989]" office:value-type="float" office:value="175927640" calcext:value-type="float">
            <text:p>175927640</text:p>
          </table:table-cell>
        </table:table-row>
        <table:table-row table:style-name="ro1">
          <table:table-cell office:value-type="float" office:value="28309160" calcext:value-type="float">
            <text:p>28309160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157216" calcext:value-type="float">
            <text:p>25157216</text:p>
          </table:table-cell>
          <table:table-cell office:value-type="float" office:value="31366728" calcext:value-type="float">
            <text:p>31366728</text:p>
          </table:table-cell>
          <table:table-cell office:value-type="float" office:value="27987040" calcext:value-type="float">
            <text:p>27987040</text:p>
          </table:table-cell>
          <table:table-cell office:value-type="float" office:value="27462568" calcext:value-type="float">
            <text:p>27462568</text:p>
          </table:table-cell>
          <table:table-cell table:formula="of:=[.A990]+[.B990]+[.C990]+[.D990]+[.E990]+[.F990]+[.G990]" office:value-type="float" office:value="175996376" calcext:value-type="float">
            <text:p>175996376</text:p>
          </table:table-cell>
        </table:table-row>
        <table:table-row table:style-name="ro1">
          <table:table-cell office:value-type="float" office:value="28310648" calcext:value-type="float">
            <text:p>28310648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13576" calcext:value-type="float">
            <text:p>25313576</text:p>
          </table:table-cell>
          <table:table-cell office:value-type="float" office:value="31372416" calcext:value-type="float">
            <text:p>31372416</text:p>
          </table:table-cell>
          <table:table-cell office:value-type="float" office:value="27987040" calcext:value-type="float">
            <text:p>27987040</text:p>
          </table:table-cell>
          <table:table-cell office:value-type="float" office:value="27462568" calcext:value-type="float">
            <text:p>27462568</text:p>
          </table:table-cell>
          <table:table-cell table:formula="of:=[.A991]+[.B991]+[.C991]+[.D991]+[.E991]+[.F991]+[.G991]" office:value-type="float" office:value="176159912" calcext:value-type="float">
            <text:p>176159912</text:p>
          </table:table-cell>
        </table:table-row>
        <table:table-row table:style-name="ro1">
          <table:table-cell office:value-type="float" office:value="28312792" calcext:value-type="float">
            <text:p>28312792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13576" calcext:value-type="float">
            <text:p>25313576</text:p>
          </table:table-cell>
          <table:table-cell office:value-type="float" office:value="31372416" calcext:value-type="float">
            <text:p>31372416</text:p>
          </table:table-cell>
          <table:table-cell office:value-type="float" office:value="28056168" calcext:value-type="float">
            <text:p>28056168</text:p>
          </table:table-cell>
          <table:table-cell office:value-type="float" office:value="27462568" calcext:value-type="float">
            <text:p>27462568</text:p>
          </table:table-cell>
          <table:table-cell table:formula="of:=[.A992]+[.B992]+[.C992]+[.D992]+[.E992]+[.F992]+[.G992]" office:value-type="float" office:value="176231184" calcext:value-type="float">
            <text:p>176231184</text:p>
          </table:table-cell>
        </table:table-row>
        <table:table-row table:style-name="ro1">
          <table:table-cell office:value-type="float" office:value="27388120" calcext:value-type="float">
            <text:p>27388120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18032" calcext:value-type="float">
            <text:p>25318032</text:p>
          </table:table-cell>
          <table:table-cell office:value-type="float" office:value="31378104" calcext:value-type="float">
            <text:p>31378104</text:p>
          </table:table-cell>
          <table:table-cell office:value-type="float" office:value="28056168" calcext:value-type="float">
            <text:p>28056168</text:p>
          </table:table-cell>
          <table:table-cell office:value-type="float" office:value="27466608" calcext:value-type="float">
            <text:p>27466608</text:p>
          </table:table-cell>
          <table:table-cell table:formula="of:=[.A993]+[.B993]+[.C993]+[.D993]+[.E993]+[.F993]+[.G993]" office:value-type="float" office:value="175320696" calcext:value-type="float">
            <text:p>175320696</text:p>
          </table:table-cell>
        </table:table-row>
        <table:table-row table:style-name="ro1">
          <table:table-cell office:value-type="float" office:value="27389680" calcext:value-type="float">
            <text:p>27389680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18032" calcext:value-type="float">
            <text:p>25318032</text:p>
          </table:table-cell>
          <table:table-cell office:value-type="float" office:value="31378104" calcext:value-type="float">
            <text:p>31378104</text:p>
          </table:table-cell>
          <table:table-cell office:value-type="float" office:value="28056168" calcext:value-type="float">
            <text:p>28056168</text:p>
          </table:table-cell>
          <table:table-cell office:value-type="float" office:value="27470024" calcext:value-type="float">
            <text:p>27470024</text:p>
          </table:table-cell>
          <table:table-cell table:formula="of:=[.A994]+[.B994]+[.C994]+[.D994]+[.E994]+[.F994]+[.G994]" office:value-type="float" office:value="175325672" calcext:value-type="float">
            <text:p>175325672</text:p>
          </table:table-cell>
        </table:table-row>
        <table:table-row table:style-name="ro1">
          <table:table-cell office:value-type="float" office:value="27394720" calcext:value-type="float">
            <text:p>27394720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22224" calcext:value-type="float">
            <text:p>25322224</text:p>
          </table:table-cell>
          <table:table-cell office:value-type="float" office:value="31378104" calcext:value-type="float">
            <text:p>31378104</text:p>
          </table:table-cell>
          <table:table-cell office:value-type="float" office:value="28060344" calcext:value-type="float">
            <text:p>28060344</text:p>
          </table:table-cell>
          <table:table-cell office:value-type="float" office:value="27474064" calcext:value-type="float">
            <text:p>27474064</text:p>
          </table:table-cell>
          <table:table-cell table:formula="of:=[.A995]+[.B995]+[.C995]+[.D995]+[.E995]+[.F995]+[.G995]" office:value-type="float" office:value="175343120" calcext:value-type="float">
            <text:p>175343120</text:p>
          </table:table-cell>
        </table:table-row>
        <table:table-row table:style-name="ro1">
          <table:table-cell office:value-type="float" office:value="27467640" calcext:value-type="float">
            <text:p>27467640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22224" calcext:value-type="float">
            <text:p>25322224</text:p>
          </table:table-cell>
          <table:table-cell office:value-type="float" office:value="31383792" calcext:value-type="float">
            <text:p>31383792</text:p>
          </table:table-cell>
          <table:table-cell office:value-type="float" office:value="28060344" calcext:value-type="float">
            <text:p>28060344</text:p>
          </table:table-cell>
          <table:table-cell office:value-type="float" office:value="27474064" calcext:value-type="float">
            <text:p>27474064</text:p>
          </table:table-cell>
          <table:table-cell table:formula="of:=[.A996]+[.B996]+[.C996]+[.D996]+[.E996]+[.F996]+[.G996]" office:value-type="float" office:value="175421728" calcext:value-type="float">
            <text:p>175421728</text:p>
          </table:table-cell>
        </table:table-row>
        <table:table-row table:style-name="ro1">
          <table:table-cell office:value-type="float" office:value="27473112" calcext:value-type="float">
            <text:p>27473112</text:p>
          </table:table-cell>
          <table:table-cell office:value-type="float" office:value="35713664" calcext:value-type="float">
            <text:p>35713664</text:p>
          </table:table-cell>
          <table:table-cell office:value-type="float" office:value="0" calcext:value-type="float">
            <text:p>0</text:p>
          </table:table-cell>
          <table:table-cell office:value-type="float" office:value="25322224" calcext:value-type="float">
            <text:p>25322224</text:p>
          </table:table-cell>
          <table:table-cell office:value-type="float" office:value="31398760" calcext:value-type="float">
            <text:p>31398760</text:p>
          </table:table-cell>
          <table:table-cell office:value-type="float" office:value="28064256" calcext:value-type="float">
            <text:p>28064256</text:p>
          </table:table-cell>
          <table:table-cell office:value-type="float" office:value="27474064" calcext:value-type="float">
            <text:p>27474064</text:p>
          </table:table-cell>
          <table:table-cell table:formula="of:=[.A997]+[.B997]+[.C997]+[.D997]+[.E997]+[.F997]+[.G997]" office:value-type="float" office:value="175446080" calcext:value-type="float">
            <text:p>175446080</text:p>
          </table:table-cell>
        </table:table-row>
        <table:table-row table:style-name="ro1">
          <table:table-cell office:value-type="float" office:value="27473936" calcext:value-type="float">
            <text:p>27473936</text:p>
          </table:table-cell>
          <table:table-cell office:value-type="float" office:value="35186864" calcext:value-type="float">
            <text:p>35186864</text:p>
          </table:table-cell>
          <table:table-cell office:value-type="float" office:value="0" calcext:value-type="float">
            <text:p>0</text:p>
          </table:table-cell>
          <table:table-cell office:value-type="float" office:value="25326416" calcext:value-type="float">
            <text:p>25326416</text:p>
          </table:table-cell>
          <table:table-cell office:value-type="float" office:value="31398760" calcext:value-type="float">
            <text:p>31398760</text:p>
          </table:table-cell>
          <table:table-cell office:value-type="float" office:value="28064256" calcext:value-type="float">
            <text:p>28064256</text:p>
          </table:table-cell>
          <table:table-cell office:value-type="float" office:value="27478104" calcext:value-type="float">
            <text:p>27478104</text:p>
          </table:table-cell>
          <table:table-cell table:formula="of:=[.A998]+[.B998]+[.C998]+[.D998]+[.E998]+[.F998]+[.G998]" office:value-type="float" office:value="174928336" calcext:value-type="float">
            <text:p>174928336</text:p>
          </table:table-cell>
        </table:table-row>
        <table:table-row table:style-name="ro1">
          <table:table-cell office:value-type="float" office:value="27475496" calcext:value-type="float">
            <text:p>27475496</text:p>
          </table:table-cell>
          <table:table-cell office:value-type="float" office:value="35187448" calcext:value-type="float">
            <text:p>35187448</text:p>
          </table:table-cell>
          <table:table-cell office:value-type="float" office:value="0" calcext:value-type="float">
            <text:p>0</text:p>
          </table:table-cell>
          <table:table-cell office:value-type="float" office:value="25326416" calcext:value-type="float">
            <text:p>25326416</text:p>
          </table:table-cell>
          <table:table-cell office:value-type="float" office:value="31398760" calcext:value-type="float">
            <text:p>31398760</text:p>
          </table:table-cell>
          <table:table-cell office:value-type="float" office:value="28064256" calcext:value-type="float">
            <text:p>28064256</text:p>
          </table:table-cell>
          <table:table-cell office:value-type="float" office:value="27478104" calcext:value-type="float">
            <text:p>27478104</text:p>
          </table:table-cell>
          <table:table-cell table:formula="of:=[.A999]+[.B999]+[.C999]+[.D999]+[.E999]+[.F999]+[.G999]" office:value-type="float" office:value="174930480" calcext:value-type="float">
            <text:p>174930480</text:p>
          </table:table-cell>
        </table:table-row>
        <table:table-row table:style-name="ro1">
          <table:table-cell office:value-type="float" office:value="27481168" calcext:value-type="float">
            <text:p>27481168</text:p>
          </table:table-cell>
          <table:table-cell office:value-type="float" office:value="26652664" calcext:value-type="float">
            <text:p>26652664</text:p>
          </table:table-cell>
          <table:table-cell office:value-type="float" office:value="0" calcext:value-type="float">
            <text:p>0</text:p>
          </table:table-cell>
          <table:table-cell office:value-type="float" office:value="25330608" calcext:value-type="float">
            <text:p>25330608</text:p>
          </table:table-cell>
          <table:table-cell office:value-type="float" office:value="31398760" calcext:value-type="float">
            <text:p>31398760</text:p>
          </table:table-cell>
          <table:table-cell office:value-type="float" office:value="28068168" calcext:value-type="float">
            <text:p>28068168</text:p>
          </table:table-cell>
          <table:table-cell office:value-type="float" office:value="27482144" calcext:value-type="float">
            <text:p>27482144</text:p>
          </table:table-cell>
          <table:table-cell table:formula="of:=[.A1000]+[.B1000]+[.C1000]+[.D1000]+[.E1000]+[.F1000]+[.G1000]" office:value-type="float" office:value="166413512" calcext:value-type="float">
            <text:p>166413512</text:p>
          </table:table-cell>
        </table:table-row>
        <table:table-row table:style-name="ro1">
          <table:table-cell office:value-type="float" office:value="27486824" calcext:value-type="float">
            <text:p>27486824</text:p>
          </table:table-cell>
          <table:table-cell office:value-type="float" office:value="26653248" calcext:value-type="float">
            <text:p>26653248</text:p>
          </table:table-cell>
          <table:table-cell office:value-type="float" office:value="0" calcext:value-type="float">
            <text:p>0</text:p>
          </table:table-cell>
          <table:table-cell office:value-type="float" office:value="25334768" calcext:value-type="float">
            <text:p>25334768</text:p>
          </table:table-cell>
          <table:table-cell office:value-type="float" office:value="31404448" calcext:value-type="float">
            <text:p>31404448</text:p>
          </table:table-cell>
          <table:table-cell office:value-type="float" office:value="28068168" calcext:value-type="float">
            <text:p>28068168</text:p>
          </table:table-cell>
          <table:table-cell office:value-type="float" office:value="27482144" calcext:value-type="float">
            <text:p>27482144</text:p>
          </table:table-cell>
          <table:table-cell table:formula="of:=[.A1001]+[.B1001]+[.C1001]+[.D1001]+[.E1001]+[.F1001]+[.G1001]" office:value-type="float" office:value="166429600" calcext:value-type="float">
            <text:p>166429600</text:p>
          </table:table-cell>
        </table:table-row>
        <table:table-row table:style-name="ro1">
          <table:table-cell office:value-type="float" office:value="27492416" calcext:value-type="float">
            <text:p>27492416</text:p>
          </table:table-cell>
          <table:table-cell office:value-type="float" office:value="26667808" calcext:value-type="float">
            <text:p>26667808</text:p>
          </table:table-cell>
          <table:table-cell office:value-type="float" office:value="0" calcext:value-type="float">
            <text:p>0</text:p>
          </table:table-cell>
          <table:table-cell office:value-type="float" office:value="25334768" calcext:value-type="float">
            <text:p>25334768</text:p>
          </table:table-cell>
          <table:table-cell office:value-type="float" office:value="31404448" calcext:value-type="float">
            <text:p>31404448</text:p>
          </table:table-cell>
          <table:table-cell office:value-type="float" office:value="28074344" calcext:value-type="float">
            <text:p>28074344</text:p>
          </table:table-cell>
          <table:table-cell office:value-type="float" office:value="27482144" calcext:value-type="float">
            <text:p>27482144</text:p>
          </table:table-cell>
          <table:table-cell table:formula="of:=[.A1002]+[.B1002]+[.C1002]+[.D1002]+[.E1002]+[.F1002]+[.G1002]" office:value-type="float" office:value="166455928" calcext:value-type="float">
            <text:p>166455928</text:p>
          </table:table-cell>
        </table:table-row>
        <table:table-row table:style-name="ro1">
          <table:table-cell office:value-type="float" office:value="27493240" calcext:value-type="float">
            <text:p>27493240</text:p>
          </table:table-cell>
          <table:table-cell office:value-type="float" office:value="26677336" calcext:value-type="float">
            <text:p>26677336</text:p>
          </table:table-cell>
          <table:table-cell office:value-type="float" office:value="0" calcext:value-type="float">
            <text:p>0</text:p>
          </table:table-cell>
          <table:table-cell office:value-type="float" office:value="25334768" calcext:value-type="float">
            <text:p>25334768</text:p>
          </table:table-cell>
          <table:table-cell office:value-type="float" office:value="31410136" calcext:value-type="float">
            <text:p>31410136</text:p>
          </table:table-cell>
          <table:table-cell office:value-type="float" office:value="28074344" calcext:value-type="float">
            <text:p>28074344</text:p>
          </table:table-cell>
          <table:table-cell office:value-type="float" office:value="27553792" calcext:value-type="float">
            <text:p>27553792</text:p>
          </table:table-cell>
          <table:table-cell table:formula="of:=[.A1003]+[.B1003]+[.C1003]+[.D1003]+[.E1003]+[.F1003]+[.G1003]" office:value-type="float" office:value="166543616" calcext:value-type="float">
            <text:p>166543616</text:p>
          </table:table-cell>
        </table:table-row>
        <table:table-row table:style-name="ro1">
          <table:table-cell office:value-type="float" office:value="27494800" calcext:value-type="float">
            <text:p>27494800</text:p>
          </table:table-cell>
          <table:table-cell office:value-type="float" office:value="26811896" calcext:value-type="float">
            <text:p>26811896</text:p>
          </table:table-cell>
          <table:table-cell office:value-type="float" office:value="0" calcext:value-type="float">
            <text:p>0</text:p>
          </table:table-cell>
          <table:table-cell office:value-type="float" office:value="25334768" calcext:value-type="float">
            <text:p>25334768</text:p>
          </table:table-cell>
          <table:table-cell office:value-type="float" office:value="31410136" calcext:value-type="float">
            <text:p>31410136</text:p>
          </table:table-cell>
          <table:table-cell office:value-type="float" office:value="28074344" calcext:value-type="float">
            <text:p>28074344</text:p>
          </table:table-cell>
          <table:table-cell office:value-type="float" office:value="27553792" calcext:value-type="float">
            <text:p>27553792</text:p>
          </table:table-cell>
          <table:table-cell table:formula="of:=[.A1004]+[.B1004]+[.C1004]+[.D1004]+[.E1004]+[.F1004]+[.G1004]" office:value-type="float" office:value="166679736" calcext:value-type="float">
            <text:p>166679736</text:p>
          </table:table-cell>
        </table:table-row>
        <table:table-row table:style-name="ro1">
          <table:table-cell office:value-type="float" office:value="27566656" calcext:value-type="float">
            <text:p>27566656</text:p>
          </table:table-cell>
          <table:table-cell office:value-type="float" office:value="26821264" calcext:value-type="float">
            <text:p>26821264</text:p>
          </table:table-cell>
          <table:table-cell office:value-type="float" office:value="0" calcext:value-type="float">
            <text:p>0</text:p>
          </table:table-cell>
          <table:table-cell office:value-type="float" office:value="25338960" calcext:value-type="float">
            <text:p>25338960</text:p>
          </table:table-cell>
          <table:table-cell office:value-type="float" office:value="31410136" calcext:value-type="float">
            <text:p>31410136</text:p>
          </table:table-cell>
          <table:table-cell office:value-type="float" office:value="28074344" calcext:value-type="float">
            <text:p>28074344</text:p>
          </table:table-cell>
          <table:table-cell office:value-type="float" office:value="27558096" calcext:value-type="float">
            <text:p>27558096</text:p>
          </table:table-cell>
          <table:table-cell table:formula="of:=[.A1005]+[.B1005]+[.C1005]+[.D1005]+[.E1005]+[.F1005]+[.G1005]" office:value-type="float" office:value="166769456" calcext:value-type="float">
            <text:p>166769456</text:p>
          </table:table-cell>
        </table:table-row>
        <table:table-row table:style-name="ro1">
          <table:table-cell office:value-type="float" office:value="27568424" calcext:value-type="float">
            <text:p>27568424</text:p>
          </table:table-cell>
          <table:table-cell office:value-type="float" office:value="26821848" calcext:value-type="float">
            <text:p>26821848</text:p>
          </table:table-cell>
          <table:table-cell office:value-type="float" office:value="0" calcext:value-type="float">
            <text:p>0</text:p>
          </table:table-cell>
          <table:table-cell office:value-type="float" office:value="25338960" calcext:value-type="float">
            <text:p>25338960</text:p>
          </table:table-cell>
          <table:table-cell office:value-type="float" office:value="31494640" calcext:value-type="float">
            <text:p>31494640</text:p>
          </table:table-cell>
          <table:table-cell office:value-type="float" office:value="28074344" calcext:value-type="float">
            <text:p>28074344</text:p>
          </table:table-cell>
          <table:table-cell office:value-type="float" office:value="27558096" calcext:value-type="float">
            <text:p>27558096</text:p>
          </table:table-cell>
          <table:table-cell table:formula="of:=[.A1006]+[.B1006]+[.C1006]+[.D1006]+[.E1006]+[.F1006]+[.G1006]" office:value-type="float" office:value="166856312" calcext:value-type="float">
            <text:p>166856312</text:p>
          </table:table-cell>
        </table:table-row>
        <table:table-row table:style-name="ro1">
          <table:table-cell office:value-type="float" office:value="27574160" calcext:value-type="float">
            <text:p>27574160</text:p>
          </table:table-cell>
          <table:table-cell office:value-type="float" office:value="27379752" calcext:value-type="float">
            <text:p>27379752</text:p>
          </table:table-cell>
          <table:table-cell office:value-type="float" office:value="0" calcext:value-type="float">
            <text:p>0</text:p>
          </table:table-cell>
          <table:table-cell office:value-type="float" office:value="25338960" calcext:value-type="float">
            <text:p>25338960</text:p>
          </table:table-cell>
          <table:table-cell office:value-type="float" office:value="31494640" calcext:value-type="float">
            <text:p>31494640</text:p>
          </table:table-cell>
          <table:table-cell office:value-type="float" office:value="28078256" calcext:value-type="float">
            <text:p>28078256</text:p>
          </table:table-cell>
          <table:table-cell office:value-type="float" office:value="27558096" calcext:value-type="float">
            <text:p>27558096</text:p>
          </table:table-cell>
          <table:table-cell table:formula="of:=[.A1007]+[.B1007]+[.C1007]+[.D1007]+[.E1007]+[.F1007]+[.G1007]" office:value-type="float" office:value="167423864" calcext:value-type="float">
            <text:p>167423864</text:p>
          </table:table-cell>
        </table:table-row>
        <table:table-row table:style-name="ro1">
          <table:table-cell office:value-type="float" office:value="27574984" calcext:value-type="float">
            <text:p>27574984</text:p>
          </table:table-cell>
          <table:table-cell office:value-type="float" office:value="27813192" calcext:value-type="float">
            <text:p>27813192</text:p>
          </table:table-cell>
          <table:table-cell office:value-type="float" office:value="0" calcext:value-type="float">
            <text:p>0</text:p>
          </table:table-cell>
          <table:table-cell office:value-type="float" office:value="25341352" calcext:value-type="float">
            <text:p>25341352</text:p>
          </table:table-cell>
          <table:table-cell office:value-type="float" office:value="31494640" calcext:value-type="float">
            <text:p>31494640</text:p>
          </table:table-cell>
          <table:table-cell office:value-type="float" office:value="28078256" calcext:value-type="float">
            <text:p>28078256</text:p>
          </table:table-cell>
          <table:table-cell office:value-type="float" office:value="27562136" calcext:value-type="float">
            <text:p>27562136</text:p>
          </table:table-cell>
          <table:table-cell table:formula="of:=[.A1008]+[.B1008]+[.C1008]+[.D1008]+[.E1008]+[.F1008]+[.G1008]" office:value-type="float" office:value="167864560" calcext:value-type="float">
            <text:p>167864560</text:p>
          </table:table-cell>
        </table:table-row>
        <table:table-row table:style-name="ro1">
          <table:table-cell office:value-type="float" office:value="27576544" calcext:value-type="float">
            <text:p>27576544</text:p>
          </table:table-cell>
          <table:table-cell office:value-type="float" office:value="27818536" calcext:value-type="float">
            <text:p>27818536</text:p>
          </table:table-cell>
          <table:table-cell office:value-type="float" office:value="0" calcext:value-type="float">
            <text:p>0</text:p>
          </table:table-cell>
          <table:table-cell office:value-type="float" office:value="25428144" calcext:value-type="float">
            <text:p>25428144</text:p>
          </table:table-cell>
          <table:table-cell office:value-type="float" office:value="31494640" calcext:value-type="float">
            <text:p>31494640</text:p>
          </table:table-cell>
          <table:table-cell office:value-type="float" office:value="28082168" calcext:value-type="float">
            <text:p>28082168</text:p>
          </table:table-cell>
          <table:table-cell office:value-type="float" office:value="27562136" calcext:value-type="float">
            <text:p>27562136</text:p>
          </table:table-cell>
          <table:table-cell table:formula="of:=[.A1009]+[.B1009]+[.C1009]+[.D1009]+[.E1009]+[.F1009]+[.G1009]" office:value-type="float" office:value="167962168" calcext:value-type="float">
            <text:p>167962168</text:p>
          </table:table-cell>
        </table:table-row>
        <table:table-row table:style-name="ro1">
          <table:table-cell office:value-type="float" office:value="27581280" calcext:value-type="float">
            <text:p>27581280</text:p>
          </table:table-cell>
          <table:table-cell office:value-type="float" office:value="27858280" calcext:value-type="float">
            <text:p>27858280</text:p>
          </table:table-cell>
          <table:table-cell office:value-type="float" office:value="0" calcext:value-type="float">
            <text:p>0</text:p>
          </table:table-cell>
          <table:table-cell office:value-type="float" office:value="25850304" calcext:value-type="float">
            <text:p>25850304</text:p>
          </table:table-cell>
          <table:table-cell office:value-type="float" office:value="31494640" calcext:value-type="float">
            <text:p>31494640</text:p>
          </table:table-cell>
          <table:table-cell office:value-type="float" office:value="28082168" calcext:value-type="float">
            <text:p>28082168</text:p>
          </table:table-cell>
          <table:table-cell office:value-type="float" office:value="27566176" calcext:value-type="float">
            <text:p>27566176</text:p>
          </table:table-cell>
          <table:table-cell table:formula="of:=[.A1010]+[.B1010]+[.C1010]+[.D1010]+[.E1010]+[.F1010]+[.G1010]" office:value-type="float" office:value="168432848" calcext:value-type="float">
            <text:p>168432848</text:p>
          </table:table-cell>
        </table:table-row>
        <table:table-row table:style-name="ro1">
          <table:table-cell office:value-type="float" office:value="27583784" calcext:value-type="float">
            <text:p>27583784</text:p>
          </table:table-cell>
          <table:table-cell office:value-type="float" office:value="28326104" calcext:value-type="float">
            <text:p>28326104</text:p>
          </table:table-cell>
          <table:table-cell office:value-type="float" office:value="0" calcext:value-type="float">
            <text:p>0</text:p>
          </table:table-cell>
          <table:table-cell office:value-type="float" office:value="25850912" calcext:value-type="float">
            <text:p>25850912</text:p>
          </table:table-cell>
          <table:table-cell office:value-type="float" office:value="31500592" calcext:value-type="float">
            <text:p>31500592</text:p>
          </table:table-cell>
          <table:table-cell office:value-type="float" office:value="28082168" calcext:value-type="float">
            <text:p>28082168</text:p>
          </table:table-cell>
          <table:table-cell office:value-type="float" office:value="27566176" calcext:value-type="float">
            <text:p>27566176</text:p>
          </table:table-cell>
          <table:table-cell table:formula="of:=[.A1011]+[.B1011]+[.C1011]+[.D1011]+[.E1011]+[.F1011]+[.G1011]" office:value-type="float" office:value="168909736" calcext:value-type="float">
            <text:p>168909736</text:p>
          </table:table-cell>
        </table:table-row>
        <table:table-row table:style-name="ro1">
          <table:table-cell office:value-type="float" office:value="27588696" calcext:value-type="float">
            <text:p>27588696</text:p>
          </table:table-cell>
          <table:table-cell office:value-type="float" office:value="28041120" calcext:value-type="float">
            <text:p>28041120</text:p>
          </table:table-cell>
          <table:table-cell office:value-type="float" office:value="0" calcext:value-type="float">
            <text:p>0</text:p>
          </table:table-cell>
          <table:table-cell office:value-type="float" office:value="25989640" calcext:value-type="float">
            <text:p>25989640</text:p>
          </table:table-cell>
          <table:table-cell office:value-type="float" office:value="31500592" calcext:value-type="float">
            <text:p>31500592</text:p>
          </table:table-cell>
          <table:table-cell office:value-type="float" office:value="28155168" calcext:value-type="float">
            <text:p>28155168</text:p>
          </table:table-cell>
          <table:table-cell office:value-type="float" office:value="27570216" calcext:value-type="float">
            <text:p>27570216</text:p>
          </table:table-cell>
          <table:table-cell table:formula="of:=[.A1012]+[.B1012]+[.C1012]+[.D1012]+[.E1012]+[.F1012]+[.G1012]" office:value-type="float" office:value="168845432" calcext:value-type="float">
            <text:p>168845432</text:p>
          </table:table-cell>
        </table:table-row>
        <table:table-row table:style-name="ro1">
          <table:table-cell office:value-type="float" office:value="27589520" calcext:value-type="float">
            <text:p>27589520</text:p>
          </table:table-cell>
          <table:table-cell office:value-type="float" office:value="28044992" calcext:value-type="float">
            <text:p>28044992</text:p>
          </table:table-cell>
          <table:table-cell office:value-type="float" office:value="0" calcext:value-type="float">
            <text:p>0</text:p>
          </table:table-cell>
          <table:table-cell office:value-type="float" office:value="26083448" calcext:value-type="float">
            <text:p>26083448</text:p>
          </table:table-cell>
          <table:table-cell office:value-type="float" office:value="30555952" calcext:value-type="float">
            <text:p>30555952</text:p>
          </table:table-cell>
          <table:table-cell office:value-type="float" office:value="28155168" calcext:value-type="float">
            <text:p>28155168</text:p>
          </table:table-cell>
          <table:table-cell office:value-type="float" office:value="27573632" calcext:value-type="float">
            <text:p>27573632</text:p>
          </table:table-cell>
          <table:table-cell table:formula="of:=[.A1013]+[.B1013]+[.C1013]+[.D1013]+[.E1013]+[.F1013]+[.G1013]" office:value-type="float" office:value="168002712" calcext:value-type="float">
            <text:p>168002712</text:p>
          </table:table-cell>
        </table:table-row>
        <table:table-row table:style-name="ro1">
          <table:table-cell office:value-type="float" office:value="27591080" calcext:value-type="float">
            <text:p>27591080</text:p>
          </table:table-cell>
          <table:table-cell office:value-type="float" office:value="28275056" calcext:value-type="float">
            <text:p>28275056</text:p>
          </table:table-cell>
          <table:table-cell office:value-type="float" office:value="0" calcext:value-type="float">
            <text:p>0</text:p>
          </table:table-cell>
          <table:table-cell office:value-type="float" office:value="25314672" calcext:value-type="float">
            <text:p>25314672</text:p>
          </table:table-cell>
          <table:table-cell office:value-type="float" office:value="30555952" calcext:value-type="float">
            <text:p>30555952</text:p>
          </table:table-cell>
          <table:table-cell office:value-type="float" office:value="28155168" calcext:value-type="float">
            <text:p>28155168</text:p>
          </table:table-cell>
          <table:table-cell office:value-type="float" office:value="27573632" calcext:value-type="float">
            <text:p>27573632</text:p>
          </table:table-cell>
          <table:table-cell table:formula="of:=[.A1014]+[.B1014]+[.C1014]+[.D1014]+[.E1014]+[.F1014]+[.G1014]" office:value-type="float" office:value="167465560" calcext:value-type="float">
            <text:p>167465560</text:p>
          </table:table-cell>
        </table:table-row>
        <table:table-row table:style-name="ro1">
          <table:table-cell office:value-type="float" office:value="27591904" calcext:value-type="float">
            <text:p>27591904</text:p>
          </table:table-cell>
          <table:table-cell office:value-type="float" office:value="28833472" calcext:value-type="float">
            <text:p>28833472</text:p>
          </table:table-cell>
          <table:table-cell office:value-type="float" office:value="0" calcext:value-type="float">
            <text:p>0</text:p>
          </table:table-cell>
          <table:table-cell office:value-type="float" office:value="25318904" calcext:value-type="float">
            <text:p>25318904</text:p>
          </table:table-cell>
          <table:table-cell office:value-type="float" office:value="30566224" calcext:value-type="float">
            <text:p>30566224</text:p>
          </table:table-cell>
          <table:table-cell office:value-type="float" office:value="28155168" calcext:value-type="float">
            <text:p>28155168</text:p>
          </table:table-cell>
          <table:table-cell office:value-type="float" office:value="27573632" calcext:value-type="float">
            <text:p>27573632</text:p>
          </table:table-cell>
          <table:table-cell table:formula="of:=[.A1015]+[.B1015]+[.C1015]+[.D1015]+[.E1015]+[.F1015]+[.G1015]" office:value-type="float" office:value="168039304" calcext:value-type="float">
            <text:p>168039304</text:p>
          </table:table-cell>
        </table:table-row>
        <table:table-row table:style-name="ro1">
          <table:table-cell office:value-type="float" office:value="27594408" calcext:value-type="float">
            <text:p>27594408</text:p>
          </table:table-cell>
          <table:table-cell office:value-type="float" office:value="28811296" calcext:value-type="float">
            <text:p>28811296</text:p>
          </table:table-cell>
          <table:table-cell office:value-type="float" office:value="0" calcext:value-type="float">
            <text:p>0</text:p>
          </table:table-cell>
          <table:table-cell office:value-type="float" office:value="25318904" calcext:value-type="float">
            <text:p>25318904</text:p>
          </table:table-cell>
          <table:table-cell office:value-type="float" office:value="30579016" calcext:value-type="float">
            <text:p>30579016</text:p>
          </table:table-cell>
          <table:table-cell office:value-type="float" office:value="28155168" calcext:value-type="float">
            <text:p>28155168</text:p>
          </table:table-cell>
          <table:table-cell office:value-type="float" office:value="27573632" calcext:value-type="float">
            <text:p>27573632</text:p>
          </table:table-cell>
          <table:table-cell table:formula="of:=[.A1016]+[.B1016]+[.C1016]+[.D1016]+[.E1016]+[.F1016]+[.G1016]" office:value-type="float" office:value="168032424" calcext:value-type="float">
            <text:p>168032424</text:p>
          </table:table-cell>
        </table:table-row>
        <table:table-row table:style-name="ro1">
          <table:table-cell office:value-type="float" office:value="27670176" calcext:value-type="float">
            <text:p>27670176</text:p>
          </table:table-cell>
          <table:table-cell office:value-type="float" office:value="28770632" calcext:value-type="float">
            <text:p>28770632</text:p>
          </table:table-cell>
          <table:table-cell office:value-type="float" office:value="0" calcext:value-type="float">
            <text:p>0</text:p>
          </table:table-cell>
          <table:table-cell office:value-type="float" office:value="25318904" calcext:value-type="float">
            <text:p>25318904</text:p>
          </table:table-cell>
          <table:table-cell office:value-type="float" office:value="30579016" calcext:value-type="float">
            <text:p>30579016</text:p>
          </table:table-cell>
          <table:table-cell office:value-type="float" office:value="28159080" calcext:value-type="float">
            <text:p>28159080</text:p>
          </table:table-cell>
          <table:table-cell office:value-type="float" office:value="27577672" calcext:value-type="float">
            <text:p>27577672</text:p>
          </table:table-cell>
          <table:table-cell table:formula="of:=[.A1017]+[.B1017]+[.C1017]+[.D1017]+[.E1017]+[.F1017]+[.G1017]" office:value-type="float" office:value="168075480" calcext:value-type="float">
            <text:p>168075480</text:p>
          </table:table-cell>
        </table:table-row>
        <table:table-row table:style-name="ro1">
          <table:table-cell office:value-type="float" office:value="27671000" calcext:value-type="float">
            <text:p>27671000</text:p>
          </table:table-cell>
          <table:table-cell office:value-type="float" office:value="28772440" calcext:value-type="float">
            <text:p>28772440</text:p>
          </table:table-cell>
          <table:table-cell office:value-type="float" office:value="0" calcext:value-type="float">
            <text:p>0</text:p>
          </table:table-cell>
          <table:table-cell office:value-type="float" office:value="25323096" calcext:value-type="float">
            <text:p>25323096</text:p>
          </table:table-cell>
          <table:table-cell office:value-type="float" office:value="30584216" calcext:value-type="float">
            <text:p>30584216</text:p>
          </table:table-cell>
          <table:table-cell office:value-type="float" office:value="28159080" calcext:value-type="float">
            <text:p>28159080</text:p>
          </table:table-cell>
          <table:table-cell office:value-type="float" office:value="27577672" calcext:value-type="float">
            <text:p>27577672</text:p>
          </table:table-cell>
          <table:table-cell table:formula="of:=[.A1018]+[.B1018]+[.C1018]+[.D1018]+[.E1018]+[.F1018]+[.G1018]" office:value-type="float" office:value="168087504" calcext:value-type="float">
            <text:p>168087504</text:p>
          </table:table-cell>
        </table:table-row>
        <table:table-row table:style-name="ro1">
          <table:table-cell office:value-type="float" office:value="27676736" calcext:value-type="float">
            <text:p>27676736</text:p>
          </table:table-cell>
          <table:table-cell office:value-type="float" office:value="29323944" calcext:value-type="float">
            <text:p>29323944</text:p>
          </table:table-cell>
          <table:table-cell office:value-type="float" office:value="0" calcext:value-type="float">
            <text:p>0</text:p>
          </table:table-cell>
          <table:table-cell office:value-type="float" office:value="25323096" calcext:value-type="float">
            <text:p>25323096</text:p>
          </table:table-cell>
          <table:table-cell office:value-type="float" office:value="30584216" calcext:value-type="float">
            <text:p>30584216</text:p>
          </table:table-cell>
          <table:table-cell office:value-type="float" office:value="28162992" calcext:value-type="float">
            <text:p>28162992</text:p>
          </table:table-cell>
          <table:table-cell office:value-type="float" office:value="27577672" calcext:value-type="float">
            <text:p>27577672</text:p>
          </table:table-cell>
          <table:table-cell table:formula="of:=[.A1019]+[.B1019]+[.C1019]+[.D1019]+[.E1019]+[.F1019]+[.G1019]" office:value-type="float" office:value="168648656" calcext:value-type="float">
            <text:p>168648656</text:p>
          </table:table-cell>
        </table:table-row>
        <table:table-row table:style-name="ro1">
          <table:table-cell office:value-type="float" office:value="27677560" calcext:value-type="float">
            <text:p>27677560</text:p>
          </table:table-cell>
          <table:table-cell office:value-type="float" office:value="29634096" calcext:value-type="float">
            <text:p>29634096</text:p>
          </table:table-cell>
          <table:table-cell office:value-type="float" office:value="0" calcext:value-type="float">
            <text:p>0</text:p>
          </table:table-cell>
          <table:table-cell office:value-type="float" office:value="25331184" calcext:value-type="float">
            <text:p>25331184</text:p>
          </table:table-cell>
          <table:table-cell office:value-type="float" office:value="30589416" calcext:value-type="float">
            <text:p>30589416</text:p>
          </table:table-cell>
          <table:table-cell office:value-type="float" office:value="28162992" calcext:value-type="float">
            <text:p>28162992</text:p>
          </table:table-cell>
          <table:table-cell office:value-type="float" office:value="27581712" calcext:value-type="float">
            <text:p>27581712</text:p>
          </table:table-cell>
          <table:table-cell table:formula="of:=[.A1020]+[.B1020]+[.C1020]+[.D1020]+[.E1020]+[.F1020]+[.G1020]" office:value-type="float" office:value="168976960" calcext:value-type="float">
            <text:p>168976960</text:p>
          </table:table-cell>
        </table:table-row>
        <table:table-row table:style-name="ro1">
          <table:table-cell office:value-type="float" office:value="27680064" calcext:value-type="float">
            <text:p>27680064</text:p>
          </table:table-cell>
          <table:table-cell office:value-type="float" office:value="29794160" calcext:value-type="float">
            <text:p>29794160</text:p>
          </table:table-cell>
          <table:table-cell office:value-type="float" office:value="0" calcext:value-type="float">
            <text:p>0</text:p>
          </table:table-cell>
          <table:table-cell office:value-type="float" office:value="25331184" calcext:value-type="float">
            <text:p>25331184</text:p>
          </table:table-cell>
          <table:table-cell office:value-type="float" office:value="30589416" calcext:value-type="float">
            <text:p>30589416</text:p>
          </table:table-cell>
          <table:table-cell office:value-type="float" office:value="28165008" calcext:value-type="float">
            <text:p>28165008</text:p>
          </table:table-cell>
          <table:table-cell office:value-type="float" office:value="27581712" calcext:value-type="float">
            <text:p>27581712</text:p>
          </table:table-cell>
          <table:table-cell table:formula="of:=[.A1021]+[.B1021]+[.C1021]+[.D1021]+[.E1021]+[.F1021]+[.G1021]" office:value-type="float" office:value="169141544" calcext:value-type="float">
            <text:p>169141544</text:p>
          </table:table-cell>
        </table:table-row>
        <table:table-row table:style-name="ro1">
          <table:table-cell office:value-type="float" office:value="27684976" calcext:value-type="float">
            <text:p>27684976</text:p>
          </table:table-cell>
          <table:table-cell office:value-type="float" office:value="30109200" calcext:value-type="float">
            <text:p>30109200</text:p>
          </table:table-cell>
          <table:table-cell office:value-type="float" office:value="0" calcext:value-type="float">
            <text:p>0</text:p>
          </table:table-cell>
          <table:table-cell office:value-type="float" office:value="25331184" calcext:value-type="float">
            <text:p>25331184</text:p>
          </table:table-cell>
          <table:table-cell office:value-type="float" office:value="30589416" calcext:value-type="float">
            <text:p>30589416</text:p>
          </table:table-cell>
          <table:table-cell office:value-type="float" office:value="28168920" calcext:value-type="float">
            <text:p>28168920</text:p>
          </table:table-cell>
          <table:table-cell office:value-type="float" office:value="27585752" calcext:value-type="float">
            <text:p>27585752</text:p>
          </table:table-cell>
          <table:table-cell table:formula="of:=[.A1022]+[.B1022]+[.C1022]+[.D1022]+[.E1022]+[.F1022]+[.G1022]" office:value-type="float" office:value="169469448" calcext:value-type="float">
            <text:p>169469448</text:p>
          </table:table-cell>
        </table:table-row>
        <table:table-row table:style-name="ro1">
          <table:table-cell office:value-type="float" office:value="27685800" calcext:value-type="float">
            <text:p>27685800</text:p>
          </table:table-cell>
          <table:table-cell office:value-type="float" office:value="30420000" calcext:value-type="float">
            <text:p>30420000</text:p>
          </table:table-cell>
          <table:table-cell office:value-type="float" office:value="0" calcext:value-type="float">
            <text:p>0</text:p>
          </table:table-cell>
          <table:table-cell office:value-type="float" office:value="25331184" calcext:value-type="float">
            <text:p>25331184</text:p>
          </table:table-cell>
          <table:table-cell office:value-type="float" office:value="30594616" calcext:value-type="float">
            <text:p>30594616</text:p>
          </table:table-cell>
          <table:table-cell office:value-type="float" office:value="28168920" calcext:value-type="float">
            <text:p>28168920</text:p>
          </table:table-cell>
          <table:table-cell office:value-type="float" office:value="27721368" calcext:value-type="float">
            <text:p>27721368</text:p>
          </table:table-cell>
          <table:table-cell table:formula="of:=[.A1023]+[.B1023]+[.C1023]+[.D1023]+[.E1023]+[.F1023]+[.G1023]" office:value-type="float" office:value="169921888" calcext:value-type="float">
            <text:p>169921888</text:p>
          </table:table-cell>
        </table:table-row>
        <table:table-row table:style-name="ro1">
          <table:table-cell office:value-type="float" office:value="27687360" calcext:value-type="float">
            <text:p>27687360</text:p>
          </table:table-cell>
          <table:table-cell office:value-type="float" office:value="30424152" calcext:value-type="float">
            <text:p>30424152</text:p>
          </table:table-cell>
          <table:table-cell office:value-type="float" office:value="0" calcext:value-type="float">
            <text:p>0</text:p>
          </table:table-cell>
          <table:table-cell office:value-type="float" office:value="25331184" calcext:value-type="float">
            <text:p>25331184</text:p>
          </table:table-cell>
          <table:table-cell office:value-type="float" office:value="30594616" calcext:value-type="float">
            <text:p>30594616</text:p>
          </table:table-cell>
          <table:table-cell office:value-type="float" office:value="28168920" calcext:value-type="float">
            <text:p>28168920</text:p>
          </table:table-cell>
          <table:table-cell office:value-type="float" office:value="27809608" calcext:value-type="float">
            <text:p>27809608</text:p>
          </table:table-cell>
          <table:table-cell table:formula="of:=[.A1024]+[.B1024]+[.C1024]+[.D1024]+[.E1024]+[.F1024]+[.G1024]" office:value-type="float" office:value="170015840" calcext:value-type="float">
            <text:p>170015840</text:p>
          </table:table-cell>
        </table:table-row>
        <table:table-row table:style-name="ro1">
          <table:table-cell office:value-type="float" office:value="27688184" calcext:value-type="float">
            <text:p>27688184</text:p>
          </table:table-cell>
          <table:table-cell office:value-type="float" office:value="29595256" calcext:value-type="float">
            <text:p>29595256</text:p>
          </table:table-cell>
          <table:table-cell office:value-type="float" office:value="0" calcext:value-type="float">
            <text:p>0</text:p>
          </table:table-cell>
          <table:table-cell office:value-type="float" office:value="25335376" calcext:value-type="float">
            <text:p>25335376</text:p>
          </table:table-cell>
          <table:table-cell office:value-type="float" office:value="30594616" calcext:value-type="float">
            <text:p>30594616</text:p>
          </table:table-cell>
          <table:table-cell office:value-type="float" office:value="28168920" calcext:value-type="float">
            <text:p>28168920</text:p>
          </table:table-cell>
          <table:table-cell office:value-type="float" office:value="28104696" calcext:value-type="float">
            <text:p>28104696</text:p>
          </table:table-cell>
          <table:table-cell table:formula="of:=[.A1025]+[.B1025]+[.C1025]+[.D1025]+[.E1025]+[.F1025]+[.G1025]" office:value-type="float" office:value="169487048" calcext:value-type="float">
            <text:p>169487048</text:p>
          </table:table-cell>
        </table:table-row>
        <table:table-row table:style-name="ro1">
          <table:table-cell office:value-type="float" office:value="27693088" calcext:value-type="float">
            <text:p>27693088</text:p>
          </table:table-cell>
          <table:table-cell office:value-type="float" office:value="30639080" calcext:value-type="float">
            <text:p>30639080</text:p>
          </table:table-cell>
          <table:table-cell office:value-type="float" office:value="0" calcext:value-type="float">
            <text:p>0</text:p>
          </table:table-cell>
          <table:table-cell office:value-type="float" office:value="25335376" calcext:value-type="float">
            <text:p>25335376</text:p>
          </table:table-cell>
          <table:table-cell office:value-type="float" office:value="30675096" calcext:value-type="float">
            <text:p>30675096</text:p>
          </table:table-cell>
          <table:table-cell office:value-type="float" office:value="28168920" calcext:value-type="float">
            <text:p>28168920</text:p>
          </table:table-cell>
          <table:table-cell office:value-type="float" office:value="28106320" calcext:value-type="float">
            <text:p>28106320</text:p>
          </table:table-cell>
          <table:table-cell table:formula="of:=[.A1026]+[.B1026]+[.C1026]+[.D1026]+[.E1026]+[.F1026]+[.G1026]" office:value-type="float" office:value="170617880" calcext:value-type="float">
            <text:p>170617880</text:p>
          </table:table-cell>
        </table:table-row>
        <table:table-row table:style-name="ro1">
          <table:table-cell office:value-type="float" office:value="27697824" calcext:value-type="float">
            <text:p>27697824</text:p>
          </table:table-cell>
          <table:table-cell office:value-type="float" office:value="30527688" calcext:value-type="float">
            <text:p>30527688</text:p>
          </table:table-cell>
          <table:table-cell office:value-type="float" office:value="0" calcext:value-type="float">
            <text:p>0</text:p>
          </table:table-cell>
          <table:table-cell office:value-type="float" office:value="25339568" calcext:value-type="float">
            <text:p>25339568</text:p>
          </table:table-cell>
          <table:table-cell office:value-type="float" office:value="30675096" calcext:value-type="float">
            <text:p>30675096</text:p>
          </table:table-cell>
          <table:table-cell office:value-type="float" office:value="28172832" calcext:value-type="float">
            <text:p>28172832</text:p>
          </table:table-cell>
          <table:table-cell office:value-type="float" office:value="28116768" calcext:value-type="float">
            <text:p>28116768</text:p>
          </table:table-cell>
          <table:table-cell table:formula="of:=[.A1027]+[.B1027]+[.C1027]+[.D1027]+[.E1027]+[.F1027]+[.G1027]" office:value-type="float" office:value="170529776" calcext:value-type="float">
            <text:p>170529776</text:p>
          </table:table-cell>
        </table:table-row>
        <table:table-row table:style-name="ro1">
          <table:table-cell office:value-type="float" office:value="27698648" calcext:value-type="float">
            <text:p>27698648</text:p>
          </table:table-cell>
          <table:table-cell office:value-type="float" office:value="31581864" calcext:value-type="float">
            <text:p>31581864</text:p>
          </table:table-cell>
          <table:table-cell office:value-type="float" office:value="0" calcext:value-type="float">
            <text:p>0</text:p>
          </table:table-cell>
          <table:table-cell office:value-type="float" office:value="25339568" calcext:value-type="float">
            <text:p>25339568</text:p>
          </table:table-cell>
          <table:table-cell office:value-type="float" office:value="30680560" calcext:value-type="float">
            <text:p>30680560</text:p>
          </table:table-cell>
          <table:table-cell office:value-type="float" office:value="28172832" calcext:value-type="float">
            <text:p>28172832</text:p>
          </table:table-cell>
          <table:table-cell office:value-type="float" office:value="28118064" calcext:value-type="float">
            <text:p>28118064</text:p>
          </table:table-cell>
          <table:table-cell table:formula="of:=[.A1028]+[.B1028]+[.C1028]+[.D1028]+[.E1028]+[.F1028]+[.G1028]" office:value-type="float" office:value="171591536" calcext:value-type="float">
            <text:p>171591536</text:p>
          </table:table-cell>
        </table:table-row>
        <table:table-row table:style-name="ro1">
          <table:table-cell office:value-type="float" office:value="27775152" calcext:value-type="float">
            <text:p>27775152</text:p>
          </table:table-cell>
          <table:table-cell office:value-type="float" office:value="32584424" calcext:value-type="float">
            <text:p>32584424</text:p>
          </table:table-cell>
          <table:table-cell office:value-type="float" office:value="0" calcext:value-type="float">
            <text:p>0</text:p>
          </table:table-cell>
          <table:table-cell office:value-type="float" office:value="25339568" calcext:value-type="float">
            <text:p>25339568</text:p>
          </table:table-cell>
          <table:table-cell office:value-type="float" office:value="30680560" calcext:value-type="float">
            <text:p>30680560</text:p>
          </table:table-cell>
          <table:table-cell office:value-type="float" office:value="28176744" calcext:value-type="float">
            <text:p>28176744</text:p>
          </table:table-cell>
          <table:table-cell office:value-type="float" office:value="28119360" calcext:value-type="float">
            <text:p>28119360</text:p>
          </table:table-cell>
          <table:table-cell table:formula="of:=[.A1029]+[.B1029]+[.C1029]+[.D1029]+[.E1029]+[.F1029]+[.G1029]" office:value-type="float" office:value="172675808" calcext:value-type="float">
            <text:p>172675808</text:p>
          </table:table-cell>
        </table:table-row>
        <table:table-row table:style-name="ro1">
          <table:table-cell office:value-type="float" office:value="27775976" calcext:value-type="float">
            <text:p>27775976</text:p>
          </table:table-cell>
          <table:table-cell office:value-type="float" office:value="32915840" calcext:value-type="float">
            <text:p>32915840</text:p>
          </table:table-cell>
          <table:table-cell office:value-type="float" office:value="0" calcext:value-type="float">
            <text:p>0</text:p>
          </table:table-cell>
          <table:table-cell office:value-type="float" office:value="25410424" calcext:value-type="float">
            <text:p>25410424</text:p>
          </table:table-cell>
          <table:table-cell office:value-type="float" office:value="30685760" calcext:value-type="float">
            <text:p>30685760</text:p>
          </table:table-cell>
          <table:table-cell office:value-type="float" office:value="28176744" calcext:value-type="float">
            <text:p>28176744</text:p>
          </table:table-cell>
          <table:table-cell office:value-type="float" office:value="28212496" calcext:value-type="float">
            <text:p>28212496</text:p>
          </table:table-cell>
          <table:table-cell table:formula="of:=[.A1030]+[.B1030]+[.C1030]+[.D1030]+[.E1030]+[.F1030]+[.G1030]" office:value-type="float" office:value="173177240" calcext:value-type="float">
            <text:p>173177240</text:p>
          </table:table-cell>
        </table:table-row>
        <table:table-row table:style-name="ro1">
          <table:table-cell office:value-type="float" office:value="27778480" calcext:value-type="float">
            <text:p>27778480</text:p>
          </table:table-cell>
          <table:table-cell office:value-type="float" office:value="33250664" calcext:value-type="float">
            <text:p>33250664</text:p>
          </table:table-cell>
          <table:table-cell office:value-type="float" office:value="0" calcext:value-type="float">
            <text:p>0</text:p>
          </table:table-cell>
          <table:table-cell office:value-type="float" office:value="25410424" calcext:value-type="float">
            <text:p>25410424</text:p>
          </table:table-cell>
          <table:table-cell office:value-type="float" office:value="30685760" calcext:value-type="float">
            <text:p>30685760</text:p>
          </table:table-cell>
          <table:table-cell office:value-type="float" office:value="28266672" calcext:value-type="float">
            <text:p>28266672</text:p>
          </table:table-cell>
          <table:table-cell office:value-type="float" office:value="28213792" calcext:value-type="float">
            <text:p>28213792</text:p>
          </table:table-cell>
          <table:table-cell table:formula="of:=[.A1031]+[.B1031]+[.C1031]+[.D1031]+[.E1031]+[.F1031]+[.G1031]" office:value-type="float" office:value="173605792" calcext:value-type="float">
            <text:p>173605792</text:p>
          </table:table-cell>
        </table:table-row>
        <table:table-row table:style-name="ro1">
          <table:table-cell office:value-type="float" office:value="27783480" calcext:value-type="float">
            <text:p>27783480</text:p>
          </table:table-cell>
          <table:table-cell office:value-type="float" office:value="31086992" calcext:value-type="float">
            <text:p>31086992</text:p>
          </table:table-cell>
          <table:table-cell office:value-type="float" office:value="0" calcext:value-type="float">
            <text:p>0</text:p>
          </table:table-cell>
          <table:table-cell office:value-type="float" office:value="25410424" calcext:value-type="float">
            <text:p>25410424</text:p>
          </table:table-cell>
          <table:table-cell office:value-type="float" office:value="30685760" calcext:value-type="float">
            <text:p>30685760</text:p>
          </table:table-cell>
          <table:table-cell office:value-type="float" office:value="28270848" calcext:value-type="float">
            <text:p>28270848</text:p>
          </table:table-cell>
          <table:table-cell office:value-type="float" office:value="28219128" calcext:value-type="float">
            <text:p>28219128</text:p>
          </table:table-cell>
          <table:table-cell table:formula="of:=[.A1032]+[.B1032]+[.C1032]+[.D1032]+[.E1032]+[.F1032]+[.G1032]" office:value-type="float" office:value="171456632" calcext:value-type="float">
            <text:p>171456632</text:p>
          </table:table-cell>
        </table:table-row>
        <table:table-row table:style-name="ro1">
          <table:table-cell office:value-type="float" office:value="27784304" calcext:value-type="float">
            <text:p>27784304</text:p>
          </table:table-cell>
          <table:table-cell office:value-type="float" office:value="31421920" calcext:value-type="float">
            <text:p>31421920</text:p>
          </table:table-cell>
          <table:table-cell office:value-type="float" office:value="0" calcext:value-type="float">
            <text:p>0</text:p>
          </table:table-cell>
          <table:table-cell office:value-type="float" office:value="25410424" calcext:value-type="float">
            <text:p>25410424</text:p>
          </table:table-cell>
          <table:table-cell office:value-type="float" office:value="30690960" calcext:value-type="float">
            <text:p>30690960</text:p>
          </table:table-cell>
          <table:table-cell office:value-type="float" office:value="28270848" calcext:value-type="float">
            <text:p>28270848</text:p>
          </table:table-cell>
          <table:table-cell office:value-type="float" office:value="28223840" calcext:value-type="float">
            <text:p>28223840</text:p>
          </table:table-cell>
          <table:table-cell table:formula="of:=[.A1033]+[.B1033]+[.C1033]+[.D1033]+[.E1033]+[.F1033]+[.G1033]" office:value-type="float" office:value="171802296" calcext:value-type="float">
            <text:p>171802296</text:p>
          </table:table-cell>
        </table:table-row>
        <table:table-row table:style-name="ro1">
          <table:table-cell office:value-type="float" office:value="27785864" calcext:value-type="float">
            <text:p>27785864</text:p>
          </table:table-cell>
          <table:table-cell office:value-type="float" office:value="33024296" calcext:value-type="float">
            <text:p>33024296</text:p>
          </table:table-cell>
          <table:table-cell office:value-type="float" office:value="0" calcext:value-type="float">
            <text:p>0</text:p>
          </table:table-cell>
          <table:table-cell office:value-type="float" office:value="25410424" calcext:value-type="float">
            <text:p>25410424</text:p>
          </table:table-cell>
          <table:table-cell office:value-type="float" office:value="30690960" calcext:value-type="float">
            <text:p>30690960</text:p>
          </table:table-cell>
          <table:table-cell office:value-type="float" office:value="28274760" calcext:value-type="float">
            <text:p>28274760</text:p>
          </table:table-cell>
          <table:table-cell office:value-type="float" office:value="28225136" calcext:value-type="float">
            <text:p>28225136</text:p>
          </table:table-cell>
          <table:table-cell table:formula="of:=[.A1034]+[.B1034]+[.C1034]+[.D1034]+[.E1034]+[.F1034]+[.G1034]" office:value-type="float" office:value="173411440" calcext:value-type="float">
            <text:p>173411440</text:p>
          </table:table-cell>
        </table:table-row>
        <table:table-row table:style-name="ro1">
          <table:table-cell office:value-type="float" office:value="27787048" calcext:value-type="float">
            <text:p>27787048</text:p>
          </table:table-cell>
          <table:table-cell office:value-type="float" office:value="33029768" calcext:value-type="float">
            <text:p>33029768</text:p>
          </table:table-cell>
          <table:table-cell office:value-type="float" office:value="0" calcext:value-type="float">
            <text:p>0</text:p>
          </table:table-cell>
          <table:table-cell office:value-type="float" office:value="25414880" calcext:value-type="float">
            <text:p>25414880</text:p>
          </table:table-cell>
          <table:table-cell office:value-type="float" office:value="30696160" calcext:value-type="float">
            <text:p>30696160</text:p>
          </table:table-cell>
          <table:table-cell office:value-type="float" office:value="28274760" calcext:value-type="float">
            <text:p>28274760</text:p>
          </table:table-cell>
          <table:table-cell office:value-type="float" office:value="27297208" calcext:value-type="float">
            <text:p>27297208</text:p>
          </table:table-cell>
          <table:table-cell table:formula="of:=[.A1035]+[.B1035]+[.C1035]+[.D1035]+[.E1035]+[.F1035]+[.G1035]" office:value-type="float" office:value="172499824" calcext:value-type="float">
            <text:p>172499824</text:p>
          </table:table-cell>
        </table:table-row>
        <table:table-row table:style-name="ro1">
          <table:table-cell office:value-type="float" office:value="27789368" calcext:value-type="float">
            <text:p>27789368</text:p>
          </table:table-cell>
          <table:table-cell office:value-type="float" office:value="33029968" calcext:value-type="float">
            <text:p>33029968</text:p>
          </table:table-cell>
          <table:table-cell office:value-type="float" office:value="0" calcext:value-type="float">
            <text:p>0</text:p>
          </table:table-cell>
          <table:table-cell office:value-type="float" office:value="25414880" calcext:value-type="float">
            <text:p>25414880</text:p>
          </table:table-cell>
          <table:table-cell office:value-type="float" office:value="32468192" calcext:value-type="float">
            <text:p>32468192</text:p>
          </table:table-cell>
          <table:table-cell office:value-type="float" office:value="28278672" calcext:value-type="float">
            <text:p>28278672</text:p>
          </table:table-cell>
          <table:table-cell office:value-type="float" office:value="27298504" calcext:value-type="float">
            <text:p>27298504</text:p>
          </table:table-cell>
          <table:table-cell table:formula="of:=[.A1036]+[.B1036]+[.C1036]+[.D1036]+[.E1036]+[.F1036]+[.G1036]" office:value-type="float" office:value="174279584" calcext:value-type="float">
            <text:p>174279584</text:p>
          </table:table-cell>
        </table:table-row>
        <table:table-row table:style-name="ro1">
          <table:table-cell office:value-type="float" office:value="27794104" calcext:value-type="float">
            <text:p>27794104</text:p>
          </table:table-cell>
          <table:table-cell office:value-type="float" office:value="33031496" calcext:value-type="float">
            <text:p>33031496</text:p>
          </table:table-cell>
          <table:table-cell office:value-type="float" office:value="0" calcext:value-type="float">
            <text:p>0</text:p>
          </table:table-cell>
          <table:table-cell office:value-type="float" office:value="25419072" calcext:value-type="float">
            <text:p>25419072</text:p>
          </table:table-cell>
          <table:table-cell office:value-type="float" office:value="32468232" calcext:value-type="float">
            <text:p>32468232</text:p>
          </table:table-cell>
          <table:table-cell office:value-type="float" office:value="28278672" calcext:value-type="float">
            <text:p>28278672</text:p>
          </table:table-cell>
          <table:table-cell office:value-type="float" office:value="27391736" calcext:value-type="float">
            <text:p>27391736</text:p>
          </table:table-cell>
          <table:table-cell table:formula="of:=[.A1037]+[.B1037]+[.C1037]+[.D1037]+[.E1037]+[.F1037]+[.G1037]" office:value-type="float" office:value="174383312" calcext:value-type="float">
            <text:p>174383312</text:p>
          </table:table-cell>
        </table:table-row>
        <table:table-row table:style-name="ro1">
          <table:table-cell office:value-type="float" office:value="27795664" calcext:value-type="float">
            <text:p>27795664</text:p>
          </table:table-cell>
          <table:table-cell office:value-type="float" office:value="33032616" calcext:value-type="float">
            <text:p>33032616</text:p>
          </table:table-cell>
          <table:table-cell office:value-type="float" office:value="0" calcext:value-type="float">
            <text:p>0</text:p>
          </table:table-cell>
          <table:table-cell office:value-type="float" office:value="25419072" calcext:value-type="float">
            <text:p>25419072</text:p>
          </table:table-cell>
          <table:table-cell office:value-type="float" office:value="32468616" calcext:value-type="float">
            <text:p>32468616</text:p>
          </table:table-cell>
          <table:table-cell office:value-type="float" office:value="28278672" calcext:value-type="float">
            <text:p>28278672</text:p>
          </table:table-cell>
          <table:table-cell office:value-type="float" office:value="27735408" calcext:value-type="float">
            <text:p>27735408</text:p>
          </table:table-cell>
          <table:table-cell table:formula="of:=[.A1038]+[.B1038]+[.C1038]+[.D1038]+[.E1038]+[.F1038]+[.G1038]" office:value-type="float" office:value="174730048" calcext:value-type="float">
            <text:p>174730048</text:p>
          </table:table-cell>
        </table:table-row>
        <table:table-row table:style-name="ro1">
          <table:table-cell office:value-type="float" office:value="27800400" calcext:value-type="float">
            <text:p>27800400</text:p>
          </table:table-cell>
          <table:table-cell office:value-type="float" office:value="33032816" calcext:value-type="float">
            <text:p>33032816</text:p>
          </table:table-cell>
          <table:table-cell office:value-type="float" office:value="0" calcext:value-type="float">
            <text:p>0</text:p>
          </table:table-cell>
          <table:table-cell office:value-type="float" office:value="25419072" calcext:value-type="float">
            <text:p>25419072</text:p>
          </table:table-cell>
          <table:table-cell office:value-type="float" office:value="32468616" calcext:value-type="float">
            <text:p>32468616</text:p>
          </table:table-cell>
          <table:table-cell office:value-type="float" office:value="28278672" calcext:value-type="float">
            <text:p>28278672</text:p>
          </table:table-cell>
          <table:table-cell office:value-type="float" office:value="27740952" calcext:value-type="float">
            <text:p>27740952</text:p>
          </table:table-cell>
          <table:table-cell table:formula="of:=[.A1039]+[.B1039]+[.C1039]+[.D1039]+[.E1039]+[.F1039]+[.G1039]" office:value-type="float" office:value="174740528" calcext:value-type="float">
            <text:p>174740528</text:p>
          </table:table-cell>
        </table:table-row>
        <table:table-row table:style-name="ro1">
          <table:table-cell office:value-type="float" office:value="27801960" calcext:value-type="float">
            <text:p>27801960</text:p>
          </table:table-cell>
          <table:table-cell office:value-type="float" office:value="33037496" calcext:value-type="float">
            <text:p>33037496</text:p>
          </table:table-cell>
          <table:table-cell office:value-type="float" office:value="0" calcext:value-type="float">
            <text:p>0</text:p>
          </table:table-cell>
          <table:table-cell office:value-type="float" office:value="25557056" calcext:value-type="float">
            <text:p>25557056</text:p>
          </table:table-cell>
          <table:table-cell office:value-type="float" office:value="32473856" calcext:value-type="float">
            <text:p>32473856</text:p>
          </table:table-cell>
          <table:table-cell office:value-type="float" office:value="28278672" calcext:value-type="float">
            <text:p>28278672</text:p>
          </table:table-cell>
          <table:table-cell office:value-type="float" office:value="27740952" calcext:value-type="float">
            <text:p>27740952</text:p>
          </table:table-cell>
          <table:table-cell table:formula="of:=[.A1040]+[.B1040]+[.C1040]+[.D1040]+[.E1040]+[.F1040]+[.G1040]" office:value-type="float" office:value="174889992" calcext:value-type="float">
            <text:p>174889992</text:p>
          </table:table-cell>
        </table:table-row>
        <table:table-row table:style-name="ro1">
          <table:table-cell office:value-type="float" office:value="27879016" calcext:value-type="float">
            <text:p>27879016</text:p>
          </table:table-cell>
          <table:table-cell office:value-type="float" office:value="34365192" calcext:value-type="float">
            <text:p>34365192</text:p>
          </table:table-cell>
          <table:table-cell office:value-type="float" office:value="0" calcext:value-type="float">
            <text:p>0</text:p>
          </table:table-cell>
          <table:table-cell office:value-type="float" office:value="25654240" calcext:value-type="float">
            <text:p>25654240</text:p>
          </table:table-cell>
          <table:table-cell office:value-type="float" office:value="32473856" calcext:value-type="float">
            <text:p>32473856</text:p>
          </table:table-cell>
          <table:table-cell office:value-type="float" office:value="27326168" calcext:value-type="float">
            <text:p>27326168</text:p>
          </table:table-cell>
          <table:table-cell office:value-type="float" office:value="27745128" calcext:value-type="float">
            <text:p>27745128</text:p>
          </table:table-cell>
          <table:table-cell table:formula="of:=[.A1041]+[.B1041]+[.C1041]+[.D1041]+[.E1041]+[.F1041]+[.G1041]" office:value-type="float" office:value="175443600" calcext:value-type="float">
            <text:p>175443600</text:p>
          </table:table-cell>
        </table:table-row>
        <table:table-row table:style-name="ro1">
          <table:table-cell office:value-type="float" office:value="27879840" calcext:value-type="float">
            <text:p>27879840</text:p>
          </table:table-cell>
          <table:table-cell office:value-type="float" office:value="33333296" calcext:value-type="float">
            <text:p>33333296</text:p>
          </table:table-cell>
          <table:table-cell office:value-type="float" office:value="0" calcext:value-type="float">
            <text:p>0</text:p>
          </table:table-cell>
          <table:table-cell office:value-type="float" office:value="25660008" calcext:value-type="float">
            <text:p>25660008</text:p>
          </table:table-cell>
          <table:table-cell office:value-type="float" office:value="32479056" calcext:value-type="float">
            <text:p>32479056</text:p>
          </table:table-cell>
          <table:table-cell office:value-type="float" office:value="27326168" calcext:value-type="float">
            <text:p>27326168</text:p>
          </table:table-cell>
          <table:table-cell office:value-type="float" office:value="27821936" calcext:value-type="float">
            <text:p>27821936</text:p>
          </table:table-cell>
          <table:table-cell table:formula="of:=[.A1042]+[.B1042]+[.C1042]+[.D1042]+[.E1042]+[.F1042]+[.G1042]" office:value-type="float" office:value="174500304" calcext:value-type="float">
            <text:p>174500304</text:p>
          </table:table-cell>
        </table:table-row>
        <table:table-row table:style-name="ro1">
          <table:table-cell office:value-type="float" office:value="27881400" calcext:value-type="float">
            <text:p>27881400</text:p>
          </table:table-cell>
          <table:table-cell office:value-type="float" office:value="33829728" calcext:value-type="float">
            <text:p>33829728</text:p>
          </table:table-cell>
          <table:table-cell office:value-type="float" office:value="0" calcext:value-type="float">
            <text:p>0</text:p>
          </table:table-cell>
          <table:table-cell office:value-type="float" office:value="25660536" calcext:value-type="float">
            <text:p>25660536</text:p>
          </table:table-cell>
          <table:table-cell office:value-type="float" office:value="32479056" calcext:value-type="float">
            <text:p>32479056</text:p>
          </table:table-cell>
          <table:table-cell office:value-type="float" office:value="27326168" calcext:value-type="float">
            <text:p>27326168</text:p>
          </table:table-cell>
          <table:table-cell office:value-type="float" office:value="27826624" calcext:value-type="float">
            <text:p>27826624</text:p>
          </table:table-cell>
          <table:table-cell table:formula="of:=[.A1043]+[.B1043]+[.C1043]+[.D1043]+[.E1043]+[.F1043]+[.G1043]" office:value-type="float" office:value="175003512" calcext:value-type="float">
            <text:p>175003512</text:p>
          </table:table-cell>
        </table:table-row>
        <table:table-row table:style-name="ro1">
          <table:table-cell office:value-type="float" office:value="27882224" calcext:value-type="float">
            <text:p>27882224</text:p>
          </table:table-cell>
          <table:table-cell office:value-type="float" office:value="33834512" calcext:value-type="float">
            <text:p>33834512</text:p>
          </table:table-cell>
          <table:table-cell office:value-type="float" office:value="0" calcext:value-type="float">
            <text:p>0</text:p>
          </table:table-cell>
          <table:table-cell office:value-type="float" office:value="25661064" calcext:value-type="float">
            <text:p>25661064</text:p>
          </table:table-cell>
          <table:table-cell office:value-type="float" office:value="32479056" calcext:value-type="float">
            <text:p>32479056</text:p>
          </table:table-cell>
          <table:table-cell office:value-type="float" office:value="27330080" calcext:value-type="float">
            <text:p>27330080</text:p>
          </table:table-cell>
          <table:table-cell office:value-type="float" office:value="27830928" calcext:value-type="float">
            <text:p>27830928</text:p>
          </table:table-cell>
          <table:table-cell table:formula="of:=[.A1044]+[.B1044]+[.C1044]+[.D1044]+[.E1044]+[.F1044]+[.G1044]" office:value-type="float" office:value="175017864" calcext:value-type="float">
            <text:p>175017864</text:p>
          </table:table-cell>
        </table:table-row>
        <table:table-row table:style-name="ro1">
          <table:table-cell office:value-type="float" office:value="27335072" calcext:value-type="float">
            <text:p>27335072</text:p>
          </table:table-cell>
          <table:table-cell office:value-type="float" office:value="34501104" calcext:value-type="float">
            <text:p>34501104</text:p>
          </table:table-cell>
          <table:table-cell office:value-type="float" office:value="0" calcext:value-type="float">
            <text:p>0</text:p>
          </table:table-cell>
          <table:table-cell office:value-type="float" office:value="25661592" calcext:value-type="float">
            <text:p>25661592</text:p>
          </table:table-cell>
          <table:table-cell office:value-type="float" office:value="32521104" calcext:value-type="float">
            <text:p>32521104</text:p>
          </table:table-cell>
          <table:table-cell office:value-type="float" office:value="27330080" calcext:value-type="float">
            <text:p>27330080</text:p>
          </table:table-cell>
          <table:table-cell office:value-type="float" office:value="27830928" calcext:value-type="float">
            <text:p>27830928</text:p>
          </table:table-cell>
          <table:table-cell table:formula="of:=[.A1045]+[.B1045]+[.C1045]+[.D1045]+[.E1045]+[.F1045]+[.G1045]" office:value-type="float" office:value="175179880" calcext:value-type="float">
            <text:p>175179880</text:p>
          </table:table-cell>
        </table:table-row>
        <table:table-row table:style-name="ro1">
          <table:table-cell office:value-type="float" office:value="27340848" calcext:value-type="float">
            <text:p>27340848</text:p>
          </table:table-cell>
          <table:table-cell office:value-type="float" office:value="34794600" calcext:value-type="float">
            <text:p>34794600</text:p>
          </table:table-cell>
          <table:table-cell office:value-type="float" office:value="0" calcext:value-type="float">
            <text:p>0</text:p>
          </table:table-cell>
          <table:table-cell office:value-type="float" office:value="25760496" calcext:value-type="float">
            <text:p>25760496</text:p>
          </table:table-cell>
          <table:table-cell office:value-type="float" office:value="32564576" calcext:value-type="float">
            <text:p>32564576</text:p>
          </table:table-cell>
          <table:table-cell office:value-type="float" office:value="27330080" calcext:value-type="float">
            <text:p>27330080</text:p>
          </table:table-cell>
          <table:table-cell office:value-type="float" office:value="27830928" calcext:value-type="float">
            <text:p>27830928</text:p>
          </table:table-cell>
          <table:table-cell table:formula="of:=[.A1046]+[.B1046]+[.C1046]+[.D1046]+[.E1046]+[.F1046]+[.G1046]" office:value-type="float" office:value="175621528" calcext:value-type="float">
            <text:p>175621528</text:p>
          </table:table-cell>
        </table:table-row>
        <table:table-row table:style-name="ro1">
          <table:table-cell office:value-type="float" office:value="27650936" calcext:value-type="float">
            <text:p>27650936</text:p>
          </table:table-cell>
          <table:table-cell office:value-type="float" office:value="34798664" calcext:value-type="float">
            <text:p>34798664</text:p>
          </table:table-cell>
          <table:table-cell office:value-type="float" office:value="0" calcext:value-type="float">
            <text:p>0</text:p>
          </table:table-cell>
          <table:table-cell office:value-type="float" office:value="25766000" calcext:value-type="float">
            <text:p>25766000</text:p>
          </table:table-cell>
          <table:table-cell office:value-type="float" office:value="32564576" calcext:value-type="float">
            <text:p>32564576</text:p>
          </table:table-cell>
          <table:table-cell office:value-type="float" office:value="27330080" calcext:value-type="float">
            <text:p>27330080</text:p>
          </table:table-cell>
          <table:table-cell office:value-type="float" office:value="27834968" calcext:value-type="float">
            <text:p>27834968</text:p>
          </table:table-cell>
          <table:table-cell table:formula="of:=[.A1047]+[.B1047]+[.C1047]+[.D1047]+[.E1047]+[.F1047]+[.G1047]" office:value-type="float" office:value="175945224" calcext:value-type="float">
            <text:p>175945224</text:p>
          </table:table-cell>
        </table:table-row>
        <table:table-row table:style-name="ro1">
          <table:table-cell office:value-type="float" office:value="28115776" calcext:value-type="float">
            <text:p>28115776</text:p>
          </table:table-cell>
          <table:table-cell office:value-type="float" office:value="34798864" calcext:value-type="float">
            <text:p>34798864</text:p>
          </table:table-cell>
          <table:table-cell office:value-type="float" office:value="0" calcext:value-type="float">
            <text:p>0</text:p>
          </table:table-cell>
          <table:table-cell office:value-type="float" office:value="25766528" calcext:value-type="float">
            <text:p>25766528</text:p>
          </table:table-cell>
          <table:table-cell office:value-type="float" office:value="32564576" calcext:value-type="float">
            <text:p>32564576</text:p>
          </table:table-cell>
          <table:table-cell office:value-type="float" office:value="27330080" calcext:value-type="float">
            <text:p>27330080</text:p>
          </table:table-cell>
          <table:table-cell office:value-type="float" office:value="27834968" calcext:value-type="float">
            <text:p>27834968</text:p>
          </table:table-cell>
          <table:table-cell table:formula="of:=[.A1048]+[.B1048]+[.C1048]+[.D1048]+[.E1048]+[.F1048]+[.G1048]" office:value-type="float" office:value="176410792" calcext:value-type="float">
            <text:p>176410792</text:p>
          </table:table-cell>
        </table:table-row>
        <table:table-row table:style-name="ro1">
          <table:table-cell office:value-type="float" office:value="29184776" calcext:value-type="float">
            <text:p>29184776</text:p>
          </table:table-cell>
          <table:table-cell office:value-type="float" office:value="34803544" calcext:value-type="float">
            <text:p>34803544</text:p>
          </table:table-cell>
          <table:table-cell office:value-type="float" office:value="0" calcext:value-type="float">
            <text:p>0</text:p>
          </table:table-cell>
          <table:table-cell office:value-type="float" office:value="25777952" calcext:value-type="float">
            <text:p>25777952</text:p>
          </table:table-cell>
          <table:table-cell office:value-type="float" office:value="32564576" calcext:value-type="float">
            <text:p>32564576</text:p>
          </table:table-cell>
          <table:table-cell office:value-type="float" office:value="27333992" calcext:value-type="float">
            <text:p>27333992</text:p>
          </table:table-cell>
          <table:table-cell office:value-type="float" office:value="27839008" calcext:value-type="float">
            <text:p>27839008</text:p>
          </table:table-cell>
          <table:table-cell table:formula="of:=[.A1049]+[.B1049]+[.C1049]+[.D1049]+[.E1049]+[.F1049]+[.G1049]" office:value-type="float" office:value="177503848" calcext:value-type="float">
            <text:p>177503848</text:p>
          </table:table-cell>
        </table:table-row>
        <table:table-row table:style-name="ro1">
          <table:table-cell office:value-type="float" office:value="29050216" calcext:value-type="float">
            <text:p>29050216</text:p>
          </table:table-cell>
          <table:table-cell office:value-type="float" office:value="34804664" calcext:value-type="float">
            <text:p>34804664</text:p>
          </table:table-cell>
          <table:table-cell office:value-type="float" office:value="0" calcext:value-type="float">
            <text:p>0</text:p>
          </table:table-cell>
          <table:table-cell office:value-type="float" office:value="25787688" calcext:value-type="float">
            <text:p>25787688</text:p>
          </table:table-cell>
          <table:table-cell office:value-type="float" office:value="32570040" calcext:value-type="float">
            <text:p>32570040</text:p>
          </table:table-cell>
          <table:table-cell office:value-type="float" office:value="27333992" calcext:value-type="float">
            <text:p>27333992</text:p>
          </table:table-cell>
          <table:table-cell office:value-type="float" office:value="27839008" calcext:value-type="float">
            <text:p>27839008</text:p>
          </table:table-cell>
          <table:table-cell table:formula="of:=[.A1050]+[.B1050]+[.C1050]+[.D1050]+[.E1050]+[.F1050]+[.G1050]" office:value-type="float" office:value="177385608" calcext:value-type="float">
            <text:p>177385608</text:p>
          </table:table-cell>
        </table:table-row>
        <table:table-row table:style-name="ro1">
          <table:table-cell office:value-type="float" office:value="29379576" calcext:value-type="float">
            <text:p>29379576</text:p>
          </table:table-cell>
          <table:table-cell office:value-type="float" office:value="34805072" calcext:value-type="float">
            <text:p>34805072</text:p>
          </table:table-cell>
          <table:table-cell office:value-type="float" office:value="0" calcext:value-type="float">
            <text:p>0</text:p>
          </table:table-cell>
          <table:table-cell office:value-type="float" office:value="25882528" calcext:value-type="float">
            <text:p>25882528</text:p>
          </table:table-cell>
          <table:table-cell office:value-type="float" office:value="32570040" calcext:value-type="float">
            <text:p>32570040</text:p>
          </table:table-cell>
          <table:table-cell office:value-type="float" office:value="27341352" calcext:value-type="float">
            <text:p>27341352</text:p>
          </table:table-cell>
          <table:table-cell office:value-type="float" office:value="27839008" calcext:value-type="float">
            <text:p>27839008</text:p>
          </table:table-cell>
          <table:table-cell table:formula="of:=[.A1051]+[.B1051]+[.C1051]+[.D1051]+[.E1051]+[.F1051]+[.G1051]" office:value-type="float" office:value="177817576" calcext:value-type="float">
            <text:p>177817576</text:p>
          </table:table-cell>
        </table:table-row>
        <table:table-row table:style-name="ro1">
          <table:table-cell office:value-type="float" office:value="29419592" calcext:value-type="float">
            <text:p>29419592</text:p>
          </table:table-cell>
          <table:table-cell office:value-type="float" office:value="34805760" calcext:value-type="float">
            <text:p>34805760</text:p>
          </table:table-cell>
          <table:table-cell office:value-type="float" office:value="0" calcext:value-type="float">
            <text:p>0</text:p>
          </table:table-cell>
          <table:table-cell office:value-type="float" office:value="25888032" calcext:value-type="float">
            <text:p>25888032</text:p>
          </table:table-cell>
          <table:table-cell office:value-type="float" office:value="32570040" calcext:value-type="float">
            <text:p>32570040</text:p>
          </table:table-cell>
          <table:table-cell office:value-type="float" office:value="27341352" calcext:value-type="float">
            <text:p>27341352</text:p>
          </table:table-cell>
          <table:table-cell office:value-type="float" office:value="27842728" calcext:value-type="float">
            <text:p>27842728</text:p>
          </table:table-cell>
          <table:table-cell table:formula="of:=[.A1052]+[.B1052]+[.C1052]+[.D1052]+[.E1052]+[.F1052]+[.G1052]" office:value-type="float" office:value="177867504" calcext:value-type="float">
            <text:p>177867504</text:p>
          </table:table-cell>
        </table:table-row>
        <table:table-row table:style-name="ro1">
          <table:table-cell office:value-type="float" office:value="29421272" calcext:value-type="float">
            <text:p>29421272</text:p>
          </table:table-cell>
          <table:table-cell office:value-type="float" office:value="34855448" calcext:value-type="float">
            <text:p>34855448</text:p>
          </table:table-cell>
          <table:table-cell office:value-type="float" office:value="0" calcext:value-type="float">
            <text:p>0</text:p>
          </table:table-cell>
          <table:table-cell office:value-type="float" office:value="25888560" calcext:value-type="float">
            <text:p>25888560</text:p>
          </table:table-cell>
          <table:table-cell office:value-type="float" office:value="32570040" calcext:value-type="float">
            <text:p>32570040</text:p>
          </table:table-cell>
          <table:table-cell office:value-type="float" office:value="27341352" calcext:value-type="float">
            <text:p>27341352</text:p>
          </table:table-cell>
          <table:table-cell office:value-type="float" office:value="27842728" calcext:value-type="float">
            <text:p>27842728</text:p>
          </table:table-cell>
          <table:table-cell table:formula="of:=[.A1053]+[.B1053]+[.C1053]+[.D1053]+[.E1053]+[.F1053]+[.G1053]" office:value-type="float" office:value="177919400" calcext:value-type="float">
            <text:p>177919400</text:p>
          </table:table-cell>
        </table:table-row>
        <table:table-row table:style-name="ro1">
          <table:table-cell office:value-type="float" office:value="29426536" calcext:value-type="float">
            <text:p>29426536</text:p>
          </table:table-cell>
          <table:table-cell office:value-type="float" office:value="34855448" calcext:value-type="float">
            <text:p>34855448</text:p>
          </table:table-cell>
          <table:table-cell office:value-type="float" office:value="0" calcext:value-type="float">
            <text:p>0</text:p>
          </table:table-cell>
          <table:table-cell office:value-type="float" office:value="25889088" calcext:value-type="float">
            <text:p>25889088</text:p>
          </table:table-cell>
          <table:table-cell office:value-type="float" office:value="32570040" calcext:value-type="float">
            <text:p>32570040</text:p>
          </table:table-cell>
          <table:table-cell office:value-type="float" office:value="27345264" calcext:value-type="float">
            <text:p>27345264</text:p>
          </table:table-cell>
          <table:table-cell office:value-type="float" office:value="27846768" calcext:value-type="float">
            <text:p>27846768</text:p>
          </table:table-cell>
          <table:table-cell table:formula="of:=[.A1054]+[.B1054]+[.C1054]+[.D1054]+[.E1054]+[.F1054]+[.G1054]" office:value-type="float" office:value="177933144" calcext:value-type="float">
            <text:p>177933144</text:p>
          </table:table-cell>
        </table:table-row>
        <table:table-row table:style-name="ro1">
          <table:table-cell office:value-type="float" office:value="29428304" calcext:value-type="float">
            <text:p>29428304</text:p>
          </table:table-cell>
          <table:table-cell office:value-type="float" office:value="34855448" calcext:value-type="float">
            <text:p>34855448</text:p>
          </table:table-cell>
          <table:table-cell office:value-type="float" office:value="0" calcext:value-type="float">
            <text:p>0</text:p>
          </table:table-cell>
          <table:table-cell office:value-type="float" office:value="25889616" calcext:value-type="float">
            <text:p>25889616</text:p>
          </table:table-cell>
          <table:table-cell office:value-type="float" office:value="32735056" calcext:value-type="float">
            <text:p>32735056</text:p>
          </table:table-cell>
          <table:table-cell office:value-type="float" office:value="27345264" calcext:value-type="float">
            <text:p>27345264</text:p>
          </table:table-cell>
          <table:table-cell office:value-type="float" office:value="27846768" calcext:value-type="float">
            <text:p>27846768</text:p>
          </table:table-cell>
          <table:table-cell table:formula="of:=[.A1055]+[.B1055]+[.C1055]+[.D1055]+[.E1055]+[.F1055]+[.G1055]" office:value-type="float" office:value="178100456" calcext:value-type="float">
            <text:p>178100456</text:p>
          </table:table-cell>
        </table:table-row>
        <table:table-row table:style-name="ro1">
          <table:table-cell office:value-type="float" office:value="29505456" calcext:value-type="float">
            <text:p>29505456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986120" calcext:value-type="float">
            <text:p>25986120</text:p>
          </table:table-cell>
          <table:table-cell office:value-type="float" office:value="32736408" calcext:value-type="float">
            <text:p>32736408</text:p>
          </table:table-cell>
          <table:table-cell office:value-type="float" office:value="27345264" calcext:value-type="float">
            <text:p>27345264</text:p>
          </table:table-cell>
          <table:table-cell office:value-type="float" office:value="27846768" calcext:value-type="float">
            <text:p>27846768</text:p>
          </table:table-cell>
          <table:table-cell table:formula="of:=[.A1056]+[.B1056]+[.C1056]+[.D1056]+[.E1056]+[.F1056]+[.G1056]" office:value-type="float" office:value="178276536" calcext:value-type="float">
            <text:p>178276536</text:p>
          </table:table-cell>
        </table:table-row>
        <table:table-row table:style-name="ro1">
          <table:table-cell office:value-type="float" office:value="29506280" calcext:value-type="float">
            <text:p>29506280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6148024" calcext:value-type="float">
            <text:p>26148024</text:p>
          </table:table-cell>
          <table:table-cell office:value-type="float" office:value="32741608" calcext:value-type="float">
            <text:p>32741608</text:p>
          </table:table-cell>
          <table:table-cell office:value-type="float" office:value="27345264" calcext:value-type="float">
            <text:p>27345264</text:p>
          </table:table-cell>
          <table:table-cell office:value-type="float" office:value="27850808" calcext:value-type="float">
            <text:p>27850808</text:p>
          </table:table-cell>
          <table:table-cell table:formula="of:=[.A1057]+[.B1057]+[.C1057]+[.D1057]+[.E1057]+[.F1057]+[.G1057]" office:value-type="float" office:value="178448504" calcext:value-type="float">
            <text:p>178448504</text:p>
          </table:table-cell>
        </table:table-row>
        <table:table-row table:style-name="ro1">
          <table:table-cell office:value-type="float" office:value="29508016" calcext:value-type="float">
            <text:p>29508016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439680" calcext:value-type="float">
            <text:p>25439680</text:p>
          </table:table-cell>
          <table:table-cell office:value-type="float" office:value="32741608" calcext:value-type="float">
            <text:p>32741608</text:p>
          </table:table-cell>
          <table:table-cell office:value-type="float" office:value="27349176" calcext:value-type="float">
            <text:p>27349176</text:p>
          </table:table-cell>
          <table:table-cell office:value-type="float" office:value="27850808" calcext:value-type="float">
            <text:p>27850808</text:p>
          </table:table-cell>
          <table:table-cell table:formula="of:=[.A1058]+[.B1058]+[.C1058]+[.D1058]+[.E1058]+[.F1058]+[.G1058]" office:value-type="float" office:value="177745808" calcext:value-type="float">
            <text:p>177745808</text:p>
          </table:table-cell>
        </table:table-row>
        <table:table-row table:style-name="ro1">
          <table:table-cell office:value-type="float" office:value="29508840" calcext:value-type="float">
            <text:p>29508840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25752" calcext:value-type="float">
            <text:p>25525752</text:p>
          </table:table-cell>
          <table:table-cell office:value-type="float" office:value="32741608" calcext:value-type="float">
            <text:p>32741608</text:p>
          </table:table-cell>
          <table:table-cell office:value-type="float" office:value="27349176" calcext:value-type="float">
            <text:p>27349176</text:p>
          </table:table-cell>
          <table:table-cell office:value-type="float" office:value="27854848" calcext:value-type="float">
            <text:p>27854848</text:p>
          </table:table-cell>
          <table:table-cell table:formula="of:=[.A1059]+[.B1059]+[.C1059]+[.D1059]+[.E1059]+[.F1059]+[.G1059]" office:value-type="float" office:value="177836744" calcext:value-type="float">
            <text:p>177836744</text:p>
          </table:table-cell>
        </table:table-row>
        <table:table-row table:style-name="ro1">
          <table:table-cell office:value-type="float" office:value="29511344" calcext:value-type="float">
            <text:p>29511344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25752" calcext:value-type="float">
            <text:p>25525752</text:p>
          </table:table-cell>
          <table:table-cell office:value-type="float" office:value="32741608" calcext:value-type="float">
            <text:p>32741608</text:p>
          </table:table-cell>
          <table:table-cell office:value-type="float" office:value="27422616" calcext:value-type="float">
            <text:p>27422616</text:p>
          </table:table-cell>
          <table:table-cell office:value-type="float" office:value="27854848" calcext:value-type="float">
            <text:p>27854848</text:p>
          </table:table-cell>
          <table:table-cell table:formula="of:=[.A1060]+[.B1060]+[.C1060]+[.D1060]+[.E1060]+[.F1060]+[.G1060]" office:value-type="float" office:value="177912688" calcext:value-type="float">
            <text:p>177912688</text:p>
          </table:table-cell>
        </table:table-row>
        <table:table-row table:style-name="ro1">
          <table:table-cell office:value-type="float" office:value="29576856" calcext:value-type="float">
            <text:p>29576856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25752" calcext:value-type="float">
            <text:p>25525752</text:p>
          </table:table-cell>
          <table:table-cell office:value-type="float" office:value="32741608" calcext:value-type="float">
            <text:p>32741608</text:p>
          </table:table-cell>
          <table:table-cell office:value-type="float" office:value="27426792" calcext:value-type="float">
            <text:p>27426792</text:p>
          </table:table-cell>
          <table:table-cell office:value-type="float" office:value="27858888" calcext:value-type="float">
            <text:p>27858888</text:p>
          </table:table-cell>
          <table:table-cell table:formula="of:=[.A1061]+[.B1061]+[.C1061]+[.D1061]+[.E1061]+[.F1061]+[.G1061]" office:value-type="float" office:value="177986416" calcext:value-type="float">
            <text:p>177986416</text:p>
          </table:table-cell>
        </table:table-row>
        <table:table-row table:style-name="ro1">
          <table:table-cell office:value-type="float" office:value="29577680" calcext:value-type="float">
            <text:p>29577680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25752" calcext:value-type="float">
            <text:p>25525752</text:p>
          </table:table-cell>
          <table:table-cell office:value-type="float" office:value="32746808" calcext:value-type="float">
            <text:p>32746808</text:p>
          </table:table-cell>
          <table:table-cell office:value-type="float" office:value="27426792" calcext:value-type="float">
            <text:p>27426792</text:p>
          </table:table-cell>
          <table:table-cell office:value-type="float" office:value="27930736" calcext:value-type="float">
            <text:p>27930736</text:p>
          </table:table-cell>
          <table:table-cell table:formula="of:=[.A1062]+[.B1062]+[.C1062]+[.D1062]+[.E1062]+[.F1062]+[.G1062]" office:value-type="float" office:value="178064288" calcext:value-type="float">
            <text:p>178064288</text:p>
          </table:table-cell>
        </table:table-row>
        <table:table-row table:style-name="ro1">
          <table:table-cell office:value-type="float" office:value="29579240" calcext:value-type="float">
            <text:p>29579240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25752" calcext:value-type="float">
            <text:p>25525752</text:p>
          </table:table-cell>
          <table:table-cell office:value-type="float" office:value="32746808" calcext:value-type="float">
            <text:p>32746808</text:p>
          </table:table-cell>
          <table:table-cell office:value-type="float" office:value="27430704" calcext:value-type="float">
            <text:p>27430704</text:p>
          </table:table-cell>
          <table:table-cell office:value-type="float" office:value="27930736" calcext:value-type="float">
            <text:p>27930736</text:p>
          </table:table-cell>
          <table:table-cell table:formula="of:=[.A1063]+[.B1063]+[.C1063]+[.D1063]+[.E1063]+[.F1063]+[.G1063]" office:value-type="float" office:value="178069760" calcext:value-type="float">
            <text:p>178069760</text:p>
          </table:table-cell>
        </table:table-row>
        <table:table-row table:style-name="ro1">
          <table:table-cell office:value-type="float" office:value="29584464" calcext:value-type="float">
            <text:p>29584464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30208" calcext:value-type="float">
            <text:p>25530208</text:p>
          </table:table-cell>
          <table:table-cell office:value-type="float" office:value="32752008" calcext:value-type="float">
            <text:p>32752008</text:p>
          </table:table-cell>
          <table:table-cell office:value-type="float" office:value="27430704" calcext:value-type="float">
            <text:p>27430704</text:p>
          </table:table-cell>
          <table:table-cell office:value-type="float" office:value="27930736" calcext:value-type="float">
            <text:p>27930736</text:p>
          </table:table-cell>
          <table:table-cell table:formula="of:=[.A1064]+[.B1064]+[.C1064]+[.D1064]+[.E1064]+[.F1064]+[.G1064]" office:value-type="float" office:value="178084640" calcext:value-type="float">
            <text:p>178084640</text:p>
          </table:table-cell>
        </table:table-row>
        <table:table-row table:style-name="ro1">
          <table:table-cell office:value-type="float" office:value="29586968" calcext:value-type="float">
            <text:p>29586968</text:p>
          </table:table-cell>
          <table:table-cell office:value-type="float" office:value="34856520" calcext:value-type="float">
            <text:p>34856520</text:p>
          </table:table-cell>
          <table:table-cell office:value-type="float" office:value="0" calcext:value-type="float">
            <text:p>0</text:p>
          </table:table-cell>
          <table:table-cell office:value-type="float" office:value="25530208" calcext:value-type="float">
            <text:p>25530208</text:p>
          </table:table-cell>
          <table:table-cell office:value-type="float" office:value="32927016" calcext:value-type="float">
            <text:p>32927016</text:p>
          </table:table-cell>
          <table:table-cell office:value-type="float" office:value="27430704" calcext:value-type="float">
            <text:p>27430704</text:p>
          </table:table-cell>
          <table:table-cell office:value-type="float" office:value="27930736" calcext:value-type="float">
            <text:p>27930736</text:p>
          </table:table-cell>
          <table:table-cell table:formula="of:=[.A1065]+[.B1065]+[.C1065]+[.D1065]+[.E1065]+[.F1065]+[.G1065]" office:value-type="float" office:value="178262152" calcext:value-type="float">
            <text:p>178262152</text:p>
          </table:table-cell>
        </table:table-row>
        <table:table-row table:style-name="ro1">
          <table:table-cell office:value-type="float" office:value="29592192" calcext:value-type="float">
            <text:p>29592192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530208" calcext:value-type="float">
            <text:p>25530208</text:p>
          </table:table-cell>
          <table:table-cell office:value-type="float" office:value="32927016" calcext:value-type="float">
            <text:p>32927016</text:p>
          </table:table-cell>
          <table:table-cell office:value-type="float" office:value="27430704" calcext:value-type="float">
            <text:p>27430704</text:p>
          </table:table-cell>
          <table:table-cell office:value-type="float" office:value="27935040" calcext:value-type="float">
            <text:p>27935040</text:p>
          </table:table-cell>
          <table:table-cell table:formula="of:=[.A1066]+[.B1066]+[.C1066]+[.D1066]+[.E1066]+[.F1066]+[.G1066]" office:value-type="float" office:value="178273992" calcext:value-type="float">
            <text:p>178273992</text:p>
          </table:table-cell>
        </table:table-row>
        <table:table-row table:style-name="ro1">
          <table:table-cell office:value-type="float" office:value="29593016" calcext:value-type="float">
            <text:p>29593016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534400" calcext:value-type="float">
            <text:p>25534400</text:p>
          </table:table-cell>
          <table:table-cell office:value-type="float" office:value="32932520" calcext:value-type="float">
            <text:p>32932520</text:p>
          </table:table-cell>
          <table:table-cell office:value-type="float" office:value="27430704" calcext:value-type="float">
            <text:p>27430704</text:p>
          </table:table-cell>
          <table:table-cell office:value-type="float" office:value="27935040" calcext:value-type="float">
            <text:p>27935040</text:p>
          </table:table-cell>
          <table:table-cell table:formula="of:=[.A1067]+[.B1067]+[.C1067]+[.D1067]+[.E1067]+[.F1067]+[.G1067]" office:value-type="float" office:value="178284512" calcext:value-type="float">
            <text:p>178284512</text:p>
          </table:table-cell>
        </table:table-row>
        <table:table-row table:style-name="ro1">
          <table:table-cell office:value-type="float" office:value="29598976" calcext:value-type="float">
            <text:p>29598976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534400" calcext:value-type="float">
            <text:p>25534400</text:p>
          </table:table-cell>
          <table:table-cell office:value-type="float" office:value="32932520" calcext:value-type="float">
            <text:p>32932520</text:p>
          </table:table-cell>
          <table:table-cell office:value-type="float" office:value="27434616" calcext:value-type="float">
            <text:p>27434616</text:p>
          </table:table-cell>
          <table:table-cell office:value-type="float" office:value="27935040" calcext:value-type="float">
            <text:p>27935040</text:p>
          </table:table-cell>
          <table:table-cell table:formula="of:=[.A1068]+[.B1068]+[.C1068]+[.D1068]+[.E1068]+[.F1068]+[.G1068]" office:value-type="float" office:value="178294384" calcext:value-type="float">
            <text:p>178294384</text:p>
          </table:table-cell>
        </table:table-row>
        <table:table-row table:style-name="ro1">
          <table:table-cell office:value-type="float" office:value="29599800" calcext:value-type="float">
            <text:p>29599800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16792" calcext:value-type="float">
            <text:p>25616792</text:p>
          </table:table-cell>
          <table:table-cell office:value-type="float" office:value="32932520" calcext:value-type="float">
            <text:p>32932520</text:p>
          </table:table-cell>
          <table:table-cell office:value-type="float" office:value="27434616" calcext:value-type="float">
            <text:p>27434616</text:p>
          </table:table-cell>
          <table:table-cell office:value-type="float" office:value="27939576" calcext:value-type="float">
            <text:p>27939576</text:p>
          </table:table-cell>
          <table:table-cell table:formula="of:=[.A1069]+[.B1069]+[.C1069]+[.D1069]+[.E1069]+[.F1069]+[.G1069]" office:value-type="float" office:value="178382136" calcext:value-type="float">
            <text:p>178382136</text:p>
          </table:table-cell>
        </table:table-row>
        <table:table-row table:style-name="ro1">
          <table:table-cell office:value-type="float" office:value="29602480" calcext:value-type="float">
            <text:p>29602480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16792" calcext:value-type="float">
            <text:p>25616792</text:p>
          </table:table-cell>
          <table:table-cell office:value-type="float" office:value="32932520" calcext:value-type="float">
            <text:p>32932520</text:p>
          </table:table-cell>
          <table:table-cell office:value-type="float" office:value="27436632" calcext:value-type="float">
            <text:p>27436632</text:p>
          </table:table-cell>
          <table:table-cell office:value-type="float" office:value="27939576" calcext:value-type="float">
            <text:p>27939576</text:p>
          </table:table-cell>
          <table:table-cell table:formula="of:=[.A1070]+[.B1070]+[.C1070]+[.D1070]+[.E1070]+[.F1070]+[.G1070]" office:value-type="float" office:value="178386832" calcext:value-type="float">
            <text:p>178386832</text:p>
          </table:table-cell>
        </table:table-row>
        <table:table-row table:style-name="ro1">
          <table:table-cell office:value-type="float" office:value="29678736" calcext:value-type="float">
            <text:p>29678736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21248" calcext:value-type="float">
            <text:p>25621248</text:p>
          </table:table-cell>
          <table:table-cell office:value-type="float" office:value="32932520" calcext:value-type="float">
            <text:p>32932520</text:p>
          </table:table-cell>
          <table:table-cell office:value-type="float" office:value="27440544" calcext:value-type="float">
            <text:p>27440544</text:p>
          </table:table-cell>
          <table:table-cell office:value-type="float" office:value="27939576" calcext:value-type="float">
            <text:p>27939576</text:p>
          </table:table-cell>
          <table:table-cell table:formula="of:=[.A1071]+[.B1071]+[.C1071]+[.D1071]+[.E1071]+[.F1071]+[.G1071]" office:value-type="float" office:value="178471456" calcext:value-type="float">
            <text:p>178471456</text:p>
          </table:table-cell>
        </table:table-row>
        <table:table-row table:style-name="ro1">
          <table:table-cell office:value-type="float" office:value="29679560" calcext:value-type="float">
            <text:p>29679560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21248" calcext:value-type="float">
            <text:p>25621248</text:p>
          </table:table-cell>
          <table:table-cell office:value-type="float" office:value="32937720" calcext:value-type="float">
            <text:p>32937720</text:p>
          </table:table-cell>
          <table:table-cell office:value-type="float" office:value="27440544" calcext:value-type="float">
            <text:p>27440544</text:p>
          </table:table-cell>
          <table:table-cell office:value-type="float" office:value="27963816" calcext:value-type="float">
            <text:p>27963816</text:p>
          </table:table-cell>
          <table:table-cell table:formula="of:=[.A1072]+[.B1072]+[.C1072]+[.D1072]+[.E1072]+[.F1072]+[.G1072]" office:value-type="float" office:value="178501720" calcext:value-type="float">
            <text:p>178501720</text:p>
          </table:table-cell>
        </table:table-row>
        <table:table-row table:style-name="ro1">
          <table:table-cell office:value-type="float" office:value="29681120" calcext:value-type="float">
            <text:p>29681120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21248" calcext:value-type="float">
            <text:p>25621248</text:p>
          </table:table-cell>
          <table:table-cell office:value-type="float" office:value="32937720" calcext:value-type="float">
            <text:p>32937720</text:p>
          </table:table-cell>
          <table:table-cell office:value-type="float" office:value="27444456" calcext:value-type="float">
            <text:p>27444456</text:p>
          </table:table-cell>
          <table:table-cell office:value-type="float" office:value="27963816" calcext:value-type="float">
            <text:p>27963816</text:p>
          </table:table-cell>
          <table:table-cell table:formula="of:=[.A1073]+[.B1073]+[.C1073]+[.D1073]+[.E1073]+[.F1073]+[.G1073]" office:value-type="float" office:value="178507192" calcext:value-type="float">
            <text:p>178507192</text:p>
          </table:table-cell>
        </table:table-row>
        <table:table-row table:style-name="ro1">
          <table:table-cell office:value-type="float" office:value="29681944" calcext:value-type="float">
            <text:p>29681944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21248" calcext:value-type="float">
            <text:p>25621248</text:p>
          </table:table-cell>
          <table:table-cell office:value-type="float" office:value="32942920" calcext:value-type="float">
            <text:p>32942920</text:p>
          </table:table-cell>
          <table:table-cell office:value-type="float" office:value="27444456" calcext:value-type="float">
            <text:p>27444456</text:p>
          </table:table-cell>
          <table:table-cell office:value-type="float" office:value="27967856" calcext:value-type="float">
            <text:p>27967856</text:p>
          </table:table-cell>
          <table:table-cell table:formula="of:=[.A1074]+[.B1074]+[.C1074]+[.D1074]+[.E1074]+[.F1074]+[.G1074]" office:value-type="float" office:value="178517256" calcext:value-type="float">
            <text:p>178517256</text:p>
          </table:table-cell>
        </table:table-row>
        <table:table-row table:style-name="ro1">
          <table:table-cell office:value-type="float" office:value="29686032" calcext:value-type="float">
            <text:p>29686032</text:p>
          </table:table-cell>
          <table:table-cell office:value-type="float" office:value="34858832" calcext:value-type="float">
            <text:p>34858832</text:p>
          </table:table-cell>
          <table:table-cell office:value-type="float" office:value="0" calcext:value-type="float">
            <text:p>0</text:p>
          </table:table-cell>
          <table:table-cell office:value-type="float" office:value="25621248" calcext:value-type="float">
            <text:p>25621248</text:p>
          </table:table-cell>
          <table:table-cell office:value-type="float" office:value="32957720" calcext:value-type="float">
            <text:p>32957720</text:p>
          </table:table-cell>
          <table:table-cell office:value-type="float" office:value="27444456" calcext:value-type="float">
            <text:p>27444456</text:p>
          </table:table-cell>
          <table:table-cell office:value-type="float" office:value="27967856" calcext:value-type="float">
            <text:p>27967856</text:p>
          </table:table-cell>
          <table:table-cell table:formula="of:=[.A1075]+[.B1075]+[.C1075]+[.D1075]+[.E1075]+[.F1075]+[.G1075]" office:value-type="float" office:value="178536144" calcext:value-type="float">
            <text:p>178536144</text:p>
          </table:table-cell>
        </table:table-row>
        <table:table-row table:style-name="ro1">
          <table:table-cell office:value-type="float" office:value="29691520" calcext:value-type="float">
            <text:p>29691520</text:p>
          </table:table-cell>
          <table:table-cell office:value-type="float" office:value="34861144" calcext:value-type="float">
            <text:p>34861144</text:p>
          </table:table-cell>
          <table:table-cell office:value-type="float" office:value="0" calcext:value-type="float">
            <text:p>0</text:p>
          </table:table-cell>
          <table:table-cell office:value-type="float" office:value="25625440" calcext:value-type="float">
            <text:p>25625440</text:p>
          </table:table-cell>
          <table:table-cell office:value-type="float" office:value="32957720" calcext:value-type="float">
            <text:p>32957720</text:p>
          </table:table-cell>
          <table:table-cell office:value-type="float" office:value="27448368" calcext:value-type="float">
            <text:p>27448368</text:p>
          </table:table-cell>
          <table:table-cell office:value-type="float" office:value="27971896" calcext:value-type="float">
            <text:p>27971896</text:p>
          </table:table-cell>
          <table:table-cell table:formula="of:=[.A1076]+[.B1076]+[.C1076]+[.D1076]+[.E1076]+[.F1076]+[.G1076]" office:value-type="float" office:value="178556088" calcext:value-type="float">
            <text:p>178556088</text:p>
          </table:table-cell>
        </table:table-row>
        <table:table-row table:style-name="ro1">
          <table:table-cell office:value-type="float" office:value="29692344" calcext:value-type="float">
            <text:p>29692344</text:p>
          </table:table-cell>
          <table:table-cell office:value-type="float" office:value="34861144" calcext:value-type="float">
            <text:p>34861144</text:p>
          </table:table-cell>
          <table:table-cell office:value-type="float" office:value="0" calcext:value-type="float">
            <text:p>0</text:p>
          </table:table-cell>
          <table:table-cell office:value-type="float" office:value="25625440" calcext:value-type="float">
            <text:p>25625440</text:p>
          </table:table-cell>
          <table:table-cell office:value-type="float" office:value="32962920" calcext:value-type="float">
            <text:p>32962920</text:p>
          </table:table-cell>
          <table:table-cell office:value-type="float" office:value="27448368" calcext:value-type="float">
            <text:p>27448368</text:p>
          </table:table-cell>
          <table:table-cell office:value-type="float" office:value="27971896" calcext:value-type="float">
            <text:p>27971896</text:p>
          </table:table-cell>
          <table:table-cell table:formula="of:=[.A1077]+[.B1077]+[.C1077]+[.D1077]+[.E1077]+[.F1077]+[.G1077]" office:value-type="float" office:value="178562112" calcext:value-type="float">
            <text:p>178562112</text:p>
          </table:table-cell>
        </table:table-row>
        <table:table-row table:style-name="ro1">
          <table:table-cell office:value-type="float" office:value="29698304" calcext:value-type="float">
            <text:p>29698304</text:p>
          </table:table-cell>
          <table:table-cell office:value-type="float" office:value="34861144" calcext:value-type="float">
            <text:p>34861144</text:p>
          </table:table-cell>
          <table:table-cell office:value-type="float" office:value="0" calcext:value-type="float">
            <text:p>0</text:p>
          </table:table-cell>
          <table:table-cell office:value-type="float" office:value="25625440" calcext:value-type="float">
            <text:p>25625440</text:p>
          </table:table-cell>
          <table:table-cell office:value-type="float" office:value="32962920" calcext:value-type="float">
            <text:p>32962920</text:p>
          </table:table-cell>
          <table:table-cell office:value-type="float" office:value="27448368" calcext:value-type="float">
            <text:p>27448368</text:p>
          </table:table-cell>
          <table:table-cell office:value-type="float" office:value="27971896" calcext:value-type="float">
            <text:p>27971896</text:p>
          </table:table-cell>
          <table:table-cell table:formula="of:=[.A1078]+[.B1078]+[.C1078]+[.D1078]+[.E1078]+[.F1078]+[.G1078]" office:value-type="float" office:value="178568072" calcext:value-type="float">
            <text:p>178568072</text:p>
          </table:table-cell>
        </table:table-row>
        <table:table-row table:style-name="ro1">
          <table:table-cell office:value-type="float" office:value="29699488" calcext:value-type="float">
            <text:p>29699488</text:p>
          </table:table-cell>
          <table:table-cell office:value-type="float" office:value="34861144" calcext:value-type="float">
            <text:p>34861144</text:p>
          </table:table-cell>
          <table:table-cell office:value-type="float" office:value="0" calcext:value-type="float">
            <text:p>0</text:p>
          </table:table-cell>
          <table:table-cell office:value-type="float" office:value="25633392" calcext:value-type="float">
            <text:p>25633392</text:p>
          </table:table-cell>
          <table:table-cell office:value-type="float" office:value="32962920" calcext:value-type="float">
            <text:p>32962920</text:p>
          </table:table-cell>
          <table:table-cell office:value-type="float" office:value="27448368" calcext:value-type="float">
            <text:p>27448368</text:p>
          </table:table-cell>
          <table:table-cell office:value-type="float" office:value="27975936" calcext:value-type="float">
            <text:p>27975936</text:p>
          </table:table-cell>
          <table:table-cell table:formula="of:=[.A1079]+[.B1079]+[.C1079]+[.D1079]+[.E1079]+[.F1079]+[.G1079]" office:value-type="float" office:value="178581248" calcext:value-type="float">
            <text:p>178581248</text:p>
          </table:table-cell>
        </table:table-row>
        <table:table-row table:style-name="ro1">
          <table:table-cell office:value-type="float" office:value="29701568" calcext:value-type="float">
            <text:p>29701568</text:p>
          </table:table-cell>
          <table:table-cell office:value-type="float" office:value="26716688" calcext:value-type="float">
            <text:p>26716688</text:p>
          </table:table-cell>
          <table:table-cell office:value-type="float" office:value="0" calcext:value-type="float">
            <text:p>0</text:p>
          </table:table-cell>
          <table:table-cell office:value-type="float" office:value="25633392" calcext:value-type="float">
            <text:p>25633392</text:p>
          </table:table-cell>
          <table:table-cell office:value-type="float" office:value="32962920" calcext:value-type="float">
            <text:p>32962920</text:p>
          </table:table-cell>
          <table:table-cell office:value-type="float" office:value="27588424" calcext:value-type="float">
            <text:p>27588424</text:p>
          </table:table-cell>
          <table:table-cell office:value-type="float" office:value="27975936" calcext:value-type="float">
            <text:p>27975936</text:p>
          </table:table-cell>
          <table:table-cell table:formula="of:=[.A1080]+[.B1080]+[.C1080]+[.D1080]+[.E1080]+[.F1080]+[.G1080]" office:value-type="float" office:value="170578928" calcext:value-type="float">
            <text:p>170578928</text:p>
          </table:table-cell>
        </table:table-row>
        <table:table-row table:style-name="ro1">
          <table:table-cell office:value-type="float" office:value="29706792" calcext:value-type="float">
            <text:p>29706792</text:p>
          </table:table-cell>
          <table:table-cell office:value-type="float" office:value="26716688" calcext:value-type="float">
            <text:p>26716688</text:p>
          </table:table-cell>
          <table:table-cell office:value-type="float" office:value="0" calcext:value-type="float">
            <text:p>0</text:p>
          </table:table-cell>
          <table:table-cell office:value-type="float" office:value="25637584" calcext:value-type="float">
            <text:p>25637584</text:p>
          </table:table-cell>
          <table:table-cell office:value-type="float" office:value="32962920" calcext:value-type="float">
            <text:p>32962920</text:p>
          </table:table-cell>
          <table:table-cell office:value-type="float" office:value="27588424" calcext:value-type="float">
            <text:p>27588424</text:p>
          </table:table-cell>
          <table:table-cell office:value-type="float" office:value="27979976" calcext:value-type="float">
            <text:p>27979976</text:p>
          </table:table-cell>
          <table:table-cell table:formula="of:=[.A1081]+[.B1081]+[.C1081]+[.D1081]+[.E1081]+[.F1081]+[.G1081]" office:value-type="float" office:value="170592384" calcext:value-type="float">
            <text:p>170592384</text:p>
          </table:table-cell>
        </table:table-row>
        <table:table-row table:style-name="ro1">
          <table:table-cell office:value-type="float" office:value="29708528" calcext:value-type="float">
            <text:p>29708528</text:p>
          </table:table-cell>
          <table:table-cell office:value-type="float" office:value="26716688" calcext:value-type="float">
            <text:p>26716688</text:p>
          </table:table-cell>
          <table:table-cell office:value-type="float" office:value="0" calcext:value-type="float">
            <text:p>0</text:p>
          </table:table-cell>
          <table:table-cell office:value-type="float" office:value="25637584" calcext:value-type="float">
            <text:p>25637584</text:p>
          </table:table-cell>
          <table:table-cell office:value-type="float" office:value="32968120" calcext:value-type="float">
            <text:p>32968120</text:p>
          </table:table-cell>
          <table:table-cell office:value-type="float" office:value="27588424" calcext:value-type="float">
            <text:p>27588424</text:p>
          </table:table-cell>
          <table:table-cell office:value-type="float" office:value="28120016" calcext:value-type="float">
            <text:p>28120016</text:p>
          </table:table-cell>
          <table:table-cell table:formula="of:=[.A1082]+[.B1082]+[.C1082]+[.D1082]+[.E1082]+[.F1082]+[.G1082]" office:value-type="float" office:value="170739360" calcext:value-type="float">
            <text:p>170739360</text:p>
          </table:table-cell>
        </table:table-row>
        <table:table-row table:style-name="ro1">
          <table:table-cell office:value-type="float" office:value="29713752" calcext:value-type="float">
            <text:p>29713752</text:p>
          </table:table-cell>
          <table:table-cell office:value-type="float" office:value="26716688" calcext:value-type="float">
            <text:p>26716688</text:p>
          </table:table-cell>
          <table:table-cell office:value-type="float" office:value="0" calcext:value-type="float">
            <text:p>0</text:p>
          </table:table-cell>
          <table:table-cell office:value-type="float" office:value="25637584" calcext:value-type="float">
            <text:p>25637584</text:p>
          </table:table-cell>
          <table:table-cell office:value-type="float" office:value="32968120" calcext:value-type="float">
            <text:p>32968120</text:p>
          </table:table-cell>
          <table:table-cell office:value-type="float" office:value="27592336" calcext:value-type="float">
            <text:p>27592336</text:p>
          </table:table-cell>
          <table:table-cell office:value-type="float" office:value="28124320" calcext:value-type="float">
            <text:p>28124320</text:p>
          </table:table-cell>
          <table:table-cell table:formula="of:=[.A1083]+[.B1083]+[.C1083]+[.D1083]+[.E1083]+[.F1083]+[.G1083]" office:value-type="float" office:value="170752800" calcext:value-type="float">
            <text:p>170752800</text:p>
          </table:table-cell>
        </table:table-row>
        <table:table-row table:style-name="ro1">
          <table:table-cell office:value-type="float" office:value="29717224" calcext:value-type="float">
            <text:p>29717224</text:p>
          </table:table-cell>
          <table:table-cell office:value-type="float" office:value="26716688" calcext:value-type="float">
            <text:p>26716688</text:p>
          </table:table-cell>
          <table:table-cell office:value-type="float" office:value="0" calcext:value-type="float">
            <text:p>0</text:p>
          </table:table-cell>
          <table:table-cell office:value-type="float" office:value="25641776" calcext:value-type="float">
            <text:p>25641776</text:p>
          </table:table-cell>
          <table:table-cell office:value-type="float" office:value="32973320" calcext:value-type="float">
            <text:p>32973320</text:p>
          </table:table-cell>
          <table:table-cell office:value-type="float" office:value="27592336" calcext:value-type="float">
            <text:p>27592336</text:p>
          </table:table-cell>
          <table:table-cell office:value-type="float" office:value="28124320" calcext:value-type="float">
            <text:p>28124320</text:p>
          </table:table-cell>
          <table:table-cell table:formula="of:=[.A1084]+[.B1084]+[.C1084]+[.D1084]+[.E1084]+[.F1084]+[.G1084]" office:value-type="float" office:value="170765664" calcext:value-type="float">
            <text:p>170765664</text:p>
          </table:table-cell>
        </table:table-row>
        <table:table-row table:style-name="ro1">
          <table:table-cell office:value-type="float" office:value="29812112" calcext:value-type="float">
            <text:p>29812112</text:p>
          </table:table-cell>
          <table:table-cell office:value-type="float" office:value="26716688" calcext:value-type="float">
            <text:p>26716688</text:p>
          </table:table-cell>
          <table:table-cell office:value-type="float" office:value="0" calcext:value-type="float">
            <text:p>0</text:p>
          </table:table-cell>
          <table:table-cell office:value-type="float" office:value="25641776" calcext:value-type="float">
            <text:p>25641776</text:p>
          </table:table-cell>
          <table:table-cell office:value-type="float" office:value="33096504" calcext:value-type="float">
            <text:p>33096504</text:p>
          </table:table-cell>
          <table:table-cell office:value-type="float" office:value="27596248" calcext:value-type="float">
            <text:p>27596248</text:p>
          </table:table-cell>
          <table:table-cell office:value-type="float" office:value="28124320" calcext:value-type="float">
            <text:p>28124320</text:p>
          </table:table-cell>
          <table:table-cell table:formula="of:=[.A1085]+[.B1085]+[.C1085]+[.D1085]+[.E1085]+[.F1085]+[.G1085]" office:value-type="float" office:value="170987648" calcext:value-type="float">
            <text:p>170987648</text:p>
          </table:table-cell>
        </table:table-row>
        <table:table-row table:style-name="ro1">
          <table:table-cell office:value-type="float" office:value="29812296" calcext:value-type="float">
            <text:p>29812296</text:p>
          </table:table-cell>
          <table:table-cell office:value-type="float" office:value="26816952" calcext:value-type="float">
            <text:p>26816952</text:p>
          </table:table-cell>
          <table:table-cell office:value-type="float" office:value="0" calcext:value-type="float">
            <text:p>0</text:p>
          </table:table-cell>
          <table:table-cell office:value-type="float" office:value="25641776" calcext:value-type="float">
            <text:p>25641776</text:p>
          </table:table-cell>
          <table:table-cell office:value-type="float" office:value="33101968" calcext:value-type="float">
            <text:p>33101968</text:p>
          </table:table-cell>
          <table:table-cell office:value-type="float" office:value="27596248" calcext:value-type="float">
            <text:p>27596248</text:p>
          </table:table-cell>
          <table:table-cell office:value-type="float" office:value="28124320" calcext:value-type="float">
            <text:p>28124320</text:p>
          </table:table-cell>
          <table:table-cell table:formula="of:=[.A1086]+[.B1086]+[.C1086]+[.D1086]+[.E1086]+[.F1086]+[.G1086]" office:value-type="float" office:value="171093560" calcext:value-type="float">
            <text:p>171093560</text:p>
          </table:table-cell>
        </table:table-row>
        <table:table-row table:style-name="ro1">
          <table:table-cell office:value-type="float" office:value="29813216" calcext:value-type="float">
            <text:p>29813216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641776" calcext:value-type="float">
            <text:p>25641776</text:p>
          </table:table-cell>
          <table:table-cell office:value-type="float" office:value="33101968" calcext:value-type="float">
            <text:p>33101968</text:p>
          </table:table-cell>
          <table:table-cell office:value-type="float" office:value="27596248" calcext:value-type="float">
            <text:p>27596248</text:p>
          </table:table-cell>
          <table:table-cell office:value-type="float" office:value="28124320" calcext:value-type="float">
            <text:p>28124320</text:p>
          </table:table-cell>
          <table:table-cell table:formula="of:=[.A1087]+[.B1087]+[.C1087]+[.D1087]+[.E1087]+[.F1087]+[.G1087]" office:value-type="float" office:value="170974160" calcext:value-type="float">
            <text:p>170974160</text:p>
          </table:table-cell>
        </table:table-row>
        <table:table-row table:style-name="ro1">
          <table:table-cell office:value-type="float" office:value="29813416" calcext:value-type="float">
            <text:p>29813416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641776" calcext:value-type="float">
            <text:p>25641776</text:p>
          </table:table-cell>
          <table:table-cell office:value-type="float" office:value="33101968" calcext:value-type="float">
            <text:p>33101968</text:p>
          </table:table-cell>
          <table:table-cell office:value-type="float" office:value="27600160" calcext:value-type="float">
            <text:p>27600160</text:p>
          </table:table-cell>
          <table:table-cell office:value-type="float" office:value="28128360" calcext:value-type="float">
            <text:p>28128360</text:p>
          </table:table-cell>
          <table:table-cell table:formula="of:=[.A1088]+[.B1088]+[.C1088]+[.D1088]+[.E1088]+[.F1088]+[.G1088]" office:value-type="float" office:value="170982312" calcext:value-type="float">
            <text:p>170982312</text:p>
          </table:table-cell>
        </table:table-row>
        <table:table-row table:style-name="ro1">
          <table:table-cell office:value-type="float" office:value="29814752" calcext:value-type="float">
            <text:p>29814752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722680" calcext:value-type="float">
            <text:p>25722680</text:p>
          </table:table-cell>
          <table:table-cell office:value-type="float" office:value="33107168" calcext:value-type="float">
            <text:p>33107168</text:p>
          </table:table-cell>
          <table:table-cell office:value-type="float" office:value="27600160" calcext:value-type="float">
            <text:p>27600160</text:p>
          </table:table-cell>
          <table:table-cell office:value-type="float" office:value="28128360" calcext:value-type="float">
            <text:p>28128360</text:p>
          </table:table-cell>
          <table:table-cell table:formula="of:=[.A1089]+[.B1089]+[.C1089]+[.D1089]+[.E1089]+[.F1089]+[.G1089]" office:value-type="float" office:value="171069752" calcext:value-type="float">
            <text:p>171069752</text:p>
          </table:table-cell>
        </table:table-row>
        <table:table-row table:style-name="ro1">
          <table:table-cell office:value-type="float" office:value="29820336" calcext:value-type="float">
            <text:p>29820336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722680" calcext:value-type="float">
            <text:p>25722680</text:p>
          </table:table-cell>
          <table:table-cell office:value-type="float" office:value="33107168" calcext:value-type="float">
            <text:p>33107168</text:p>
          </table:table-cell>
          <table:table-cell office:value-type="float" office:value="27606432" calcext:value-type="float">
            <text:p>27606432</text:p>
          </table:table-cell>
          <table:table-cell office:value-type="float" office:value="28128360" calcext:value-type="float">
            <text:p>28128360</text:p>
          </table:table-cell>
          <table:table-cell table:formula="of:=[.A1090]+[.B1090]+[.C1090]+[.D1090]+[.E1090]+[.F1090]+[.G1090]" office:value-type="float" office:value="171081608" calcext:value-type="float">
            <text:p>171081608</text:p>
          </table:table-cell>
        </table:table-row>
        <table:table-row table:style-name="ro1">
          <table:table-cell office:value-type="float" office:value="29820640" calcext:value-type="float">
            <text:p>29820640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727136" calcext:value-type="float">
            <text:p>25727136</text:p>
          </table:table-cell>
          <table:table-cell office:value-type="float" office:value="33112368" calcext:value-type="float">
            <text:p>33112368</text:p>
          </table:table-cell>
          <table:table-cell office:value-type="float" office:value="27606432" calcext:value-type="float">
            <text:p>27606432</text:p>
          </table:table-cell>
          <table:table-cell office:value-type="float" office:value="28135816" calcext:value-type="float">
            <text:p>28135816</text:p>
          </table:table-cell>
          <table:table-cell table:formula="of:=[.A1091]+[.B1091]+[.C1091]+[.D1091]+[.E1091]+[.F1091]+[.G1091]" office:value-type="float" office:value="171099024" calcext:value-type="float">
            <text:p>171099024</text:p>
          </table:table-cell>
        </table:table-row>
        <table:table-row table:style-name="ro1">
          <table:table-cell office:value-type="float" office:value="29821560" calcext:value-type="float">
            <text:p>29821560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727136" calcext:value-type="float">
            <text:p>25727136</text:p>
          </table:table-cell>
          <table:table-cell office:value-type="float" office:value="33112368" calcext:value-type="float">
            <text:p>33112368</text:p>
          </table:table-cell>
          <table:table-cell office:value-type="float" office:value="27606432" calcext:value-type="float">
            <text:p>27606432</text:p>
          </table:table-cell>
          <table:table-cell office:value-type="float" office:value="28135816" calcext:value-type="float">
            <text:p>28135816</text:p>
          </table:table-cell>
          <table:table-cell table:formula="of:=[.A1092]+[.B1092]+[.C1092]+[.D1092]+[.E1092]+[.F1092]+[.G1092]" office:value-type="float" office:value="171099944" calcext:value-type="float">
            <text:p>171099944</text:p>
          </table:table-cell>
        </table:table-row>
        <table:table-row table:style-name="ro1">
          <table:table-cell office:value-type="float" office:value="29826144" calcext:value-type="float">
            <text:p>29826144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731328" calcext:value-type="float">
            <text:p>25731328</text:p>
          </table:table-cell>
          <table:table-cell office:value-type="float" office:value="33112368" calcext:value-type="float">
            <text:p>33112368</text:p>
          </table:table-cell>
          <table:table-cell office:value-type="float" office:value="27610344" calcext:value-type="float">
            <text:p>27610344</text:p>
          </table:table-cell>
          <table:table-cell office:value-type="float" office:value="28140288" calcext:value-type="float">
            <text:p>28140288</text:p>
          </table:table-cell>
          <table:table-cell table:formula="of:=[.A1093]+[.B1093]+[.C1093]+[.D1093]+[.E1093]+[.F1093]+[.G1093]" office:value-type="float" office:value="171117104" calcext:value-type="float">
            <text:p>171117104</text:p>
          </table:table-cell>
        </table:table-row>
        <table:table-row table:style-name="ro1">
          <table:table-cell office:value-type="float" office:value="29898240" calcext:value-type="float">
            <text:p>29898240</text:p>
          </table:table-cell>
          <table:table-cell office:value-type="float" office:value="26696632" calcext:value-type="float">
            <text:p>26696632</text:p>
          </table:table-cell>
          <table:table-cell office:value-type="float" office:value="0" calcext:value-type="float">
            <text:p>0</text:p>
          </table:table-cell>
          <table:table-cell office:value-type="float" office:value="25731328" calcext:value-type="float">
            <text:p>25731328</text:p>
          </table:table-cell>
          <table:table-cell office:value-type="float" office:value="33120944" calcext:value-type="float">
            <text:p>33120944</text:p>
          </table:table-cell>
          <table:table-cell office:value-type="float" office:value="27610344" calcext:value-type="float">
            <text:p>27610344</text:p>
          </table:table-cell>
          <table:table-cell office:value-type="float" office:value="28140288" calcext:value-type="float">
            <text:p>28140288</text:p>
          </table:table-cell>
          <table:table-cell table:formula="of:=[.A1094]+[.B1094]+[.C1094]+[.D1094]+[.E1094]+[.F1094]+[.G1094]" office:value-type="float" office:value="171197776" calcext:value-type="float">
            <text:p>171197776</text:p>
          </table:table-cell>
        </table:table-row>
        <table:table-row table:style-name="ro1">
          <table:table-cell office:value-type="float" office:value="29903560" calcext:value-type="float">
            <text:p>29903560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31328" calcext:value-type="float">
            <text:p>25731328</text:p>
          </table:table-cell>
          <table:table-cell office:value-type="float" office:value="33120944" calcext:value-type="float">
            <text:p>33120944</text:p>
          </table:table-cell>
          <table:table-cell office:value-type="float" office:value="27610344" calcext:value-type="float">
            <text:p>27610344</text:p>
          </table:table-cell>
          <table:table-cell office:value-type="float" office:value="28140288" calcext:value-type="float">
            <text:p>28140288</text:p>
          </table:table-cell>
          <table:table-cell table:formula="of:=[.A1095]+[.B1095]+[.C1095]+[.D1095]+[.E1095]+[.F1095]+[.G1095]" office:value-type="float" office:value="171900064" calcext:value-type="float">
            <text:p>171900064</text:p>
          </table:table-cell>
        </table:table-row>
        <table:table-row table:style-name="ro1">
          <table:table-cell office:value-type="float" office:value="29903744" calcext:value-type="float">
            <text:p>29903744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35520" calcext:value-type="float">
            <text:p>25735520</text:p>
          </table:table-cell>
          <table:table-cell office:value-type="float" office:value="33126144" calcext:value-type="float">
            <text:p>33126144</text:p>
          </table:table-cell>
          <table:table-cell office:value-type="float" office:value="27610344" calcext:value-type="float">
            <text:p>27610344</text:p>
          </table:table-cell>
          <table:table-cell office:value-type="float" office:value="28140288" calcext:value-type="float">
            <text:p>28140288</text:p>
          </table:table-cell>
          <table:table-cell table:formula="of:=[.A1096]+[.B1096]+[.C1096]+[.D1096]+[.E1096]+[.F1096]+[.G1096]" office:value-type="float" office:value="171909640" calcext:value-type="float">
            <text:p>171909640</text:p>
          </table:table-cell>
        </table:table-row>
        <table:table-row table:style-name="ro1">
          <table:table-cell office:value-type="float" office:value="29904664" calcext:value-type="float">
            <text:p>29904664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35520" calcext:value-type="float">
            <text:p>25735520</text:p>
          </table:table-cell>
          <table:table-cell office:value-type="float" office:value="33126144" calcext:value-type="float">
            <text:p>33126144</text:p>
          </table:table-cell>
          <table:table-cell office:value-type="float" office:value="27610344" calcext:value-type="float">
            <text:p>27610344</text:p>
          </table:table-cell>
          <table:table-cell office:value-type="float" office:value="28140288" calcext:value-type="float">
            <text:p>28140288</text:p>
          </table:table-cell>
          <table:table-cell table:formula="of:=[.A1097]+[.B1097]+[.C1097]+[.D1097]+[.E1097]+[.F1097]+[.G1097]" office:value-type="float" office:value="171910560" calcext:value-type="float">
            <text:p>171910560</text:p>
          </table:table-cell>
        </table:table-row>
        <table:table-row table:style-name="ro1">
          <table:table-cell office:value-type="float" office:value="29913832" calcext:value-type="float">
            <text:p>29913832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3680" calcext:value-type="float">
            <text:p>25743680</text:p>
          </table:table-cell>
          <table:table-cell office:value-type="float" office:value="33126144" calcext:value-type="float">
            <text:p>33126144</text:p>
          </table:table-cell>
          <table:table-cell office:value-type="float" office:value="27614256" calcext:value-type="float">
            <text:p>27614256</text:p>
          </table:table-cell>
          <table:table-cell office:value-type="float" office:value="28144328" calcext:value-type="float">
            <text:p>28144328</text:p>
          </table:table-cell>
          <table:table-cell table:formula="of:=[.A1098]+[.B1098]+[.C1098]+[.D1098]+[.E1098]+[.F1098]+[.G1098]" office:value-type="float" office:value="171935840" calcext:value-type="float">
            <text:p>171935840</text:p>
          </table:table-cell>
        </table:table-row>
        <table:table-row table:style-name="ro1">
          <table:table-cell office:value-type="float" office:value="29914912" calcext:value-type="float">
            <text:p>29914912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3680" calcext:value-type="float">
            <text:p>25743680</text:p>
          </table:table-cell>
          <table:table-cell office:value-type="float" office:value="33126144" calcext:value-type="float">
            <text:p>33126144</text:p>
          </table:table-cell>
          <table:table-cell office:value-type="float" office:value="27614256" calcext:value-type="float">
            <text:p>27614256</text:p>
          </table:table-cell>
          <table:table-cell office:value-type="float" office:value="28144328" calcext:value-type="float">
            <text:p>28144328</text:p>
          </table:table-cell>
          <table:table-cell table:formula="of:=[.A1099]+[.B1099]+[.C1099]+[.D1099]+[.E1099]+[.F1099]+[.G1099]" office:value-type="float" office:value="171936920" calcext:value-type="float">
            <text:p>171936920</text:p>
          </table:table-cell>
        </table:table-row>
        <table:table-row table:style-name="ro1">
          <table:table-cell office:value-type="float" office:value="29991264" calcext:value-type="float">
            <text:p>29991264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3680" calcext:value-type="float">
            <text:p>25743680</text:p>
          </table:table-cell>
          <table:table-cell office:value-type="float" office:value="33126144" calcext:value-type="float">
            <text:p>33126144</text:p>
          </table:table-cell>
          <table:table-cell office:value-type="float" office:value="27687256" calcext:value-type="float">
            <text:p>27687256</text:p>
          </table:table-cell>
          <table:table-cell office:value-type="float" office:value="28148368" calcext:value-type="float">
            <text:p>28148368</text:p>
          </table:table-cell>
          <table:table-cell table:formula="of:=[.A1100]+[.B1100]+[.C1100]+[.D1100]+[.E1100]+[.F1100]+[.G1100]" office:value-type="float" office:value="172090312" calcext:value-type="float">
            <text:p>172090312</text:p>
          </table:table-cell>
        </table:table-row>
        <table:table-row table:style-name="ro1">
          <table:table-cell office:value-type="float" office:value="29991448" calcext:value-type="float">
            <text:p>29991448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3680" calcext:value-type="float">
            <text:p>25743680</text:p>
          </table:table-cell>
          <table:table-cell office:value-type="float" office:value="33131344" calcext:value-type="float">
            <text:p>33131344</text:p>
          </table:table-cell>
          <table:table-cell office:value-type="float" office:value="27687256" calcext:value-type="float">
            <text:p>27687256</text:p>
          </table:table-cell>
          <table:table-cell office:value-type="float" office:value="28220520" calcext:value-type="float">
            <text:p>28220520</text:p>
          </table:table-cell>
          <table:table-cell table:formula="of:=[.A1101]+[.B1101]+[.C1101]+[.D1101]+[.E1101]+[.F1101]+[.G1101]" office:value-type="float" office:value="172167848" calcext:value-type="float">
            <text:p>172167848</text:p>
          </table:table-cell>
        </table:table-row>
        <table:table-row table:style-name="ro1">
          <table:table-cell office:value-type="float" office:value="29992368" calcext:value-type="float">
            <text:p>29992368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3680" calcext:value-type="float">
            <text:p>25743680</text:p>
          </table:table-cell>
          <table:table-cell office:value-type="float" office:value="33131344" calcext:value-type="float">
            <text:p>33131344</text:p>
          </table:table-cell>
          <table:table-cell office:value-type="float" office:value="27687256" calcext:value-type="float">
            <text:p>27687256</text:p>
          </table:table-cell>
          <table:table-cell office:value-type="float" office:value="28220520" calcext:value-type="float">
            <text:p>28220520</text:p>
          </table:table-cell>
          <table:table-cell table:formula="of:=[.A1102]+[.B1102]+[.C1102]+[.D1102]+[.E1102]+[.F1102]+[.G1102]" office:value-type="float" office:value="172168768" calcext:value-type="float">
            <text:p>172168768</text:p>
          </table:table-cell>
        </table:table-row>
        <table:table-row table:style-name="ro1">
          <table:table-cell office:value-type="float" office:value="29992552" calcext:value-type="float">
            <text:p>29992552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7872" calcext:value-type="float">
            <text:p>25747872</text:p>
          </table:table-cell>
          <table:table-cell office:value-type="float" office:value="33136544" calcext:value-type="float">
            <text:p>33136544</text:p>
          </table:table-cell>
          <table:table-cell office:value-type="float" office:value="27687256" calcext:value-type="float">
            <text:p>27687256</text:p>
          </table:table-cell>
          <table:table-cell office:value-type="float" office:value="28220520" calcext:value-type="float">
            <text:p>28220520</text:p>
          </table:table-cell>
          <table:table-cell table:formula="of:=[.A1103]+[.B1103]+[.C1103]+[.D1103]+[.E1103]+[.F1103]+[.G1103]" office:value-type="float" office:value="172178344" calcext:value-type="float">
            <text:p>172178344</text:p>
          </table:table-cell>
        </table:table-row>
        <table:table-row table:style-name="ro1">
          <table:table-cell office:value-type="float" office:value="29994352" calcext:value-type="float">
            <text:p>29994352</text:p>
          </table:table-cell>
          <table:table-cell office:value-type="float" office:value="27393600" calcext:value-type="float">
            <text:p>27393600</text:p>
          </table:table-cell>
          <table:table-cell office:value-type="float" office:value="0" calcext:value-type="float">
            <text:p>0</text:p>
          </table:table-cell>
          <table:table-cell office:value-type="float" office:value="25747872" calcext:value-type="float">
            <text:p>25747872</text:p>
          </table:table-cell>
          <table:table-cell office:value-type="float" office:value="33215296" calcext:value-type="float">
            <text:p>33215296</text:p>
          </table:table-cell>
          <table:table-cell office:value-type="float" office:value="27687256" calcext:value-type="float">
            <text:p>27687256</text:p>
          </table:table-cell>
          <table:table-cell office:value-type="float" office:value="28220520" calcext:value-type="float">
            <text:p>28220520</text:p>
          </table:table-cell>
          <table:table-cell table:formula="of:=[.A1104]+[.B1104]+[.C1104]+[.D1104]+[.E1104]+[.F1104]+[.G1104]" office:value-type="float" office:value="172258896" calcext:value-type="float">
            <text:p>172258896</text:p>
          </table:table-cell>
        </table:table-row>
        <table:table-row table:style-name="ro1">
          <table:table-cell office:value-type="float" office:value="29999200" calcext:value-type="float">
            <text:p>29999200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5747872" calcext:value-type="float">
            <text:p>25747872</text:p>
          </table:table-cell>
          <table:table-cell office:value-type="float" office:value="33215296" calcext:value-type="float">
            <text:p>33215296</text:p>
          </table:table-cell>
          <table:table-cell office:value-type="float" office:value="27691168" calcext:value-type="float">
            <text:p>27691168</text:p>
          </table:table-cell>
          <table:table-cell office:value-type="float" office:value="28224824" calcext:value-type="float">
            <text:p>28224824</text:p>
          </table:table-cell>
          <table:table-cell table:formula="of:=[.A1105]+[.B1105]+[.C1105]+[.D1105]+[.E1105]+[.F1105]+[.G1105]" office:value-type="float" office:value="172274272" calcext:value-type="float">
            <text:p>172274272</text:p>
          </table:table-cell>
        </table:table-row>
        <table:table-row table:style-name="ro1">
          <table:table-cell office:value-type="float" office:value="29999384" calcext:value-type="float">
            <text:p>29999384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5752064" calcext:value-type="float">
            <text:p>25752064</text:p>
          </table:table-cell>
          <table:table-cell office:value-type="float" office:value="33215296" calcext:value-type="float">
            <text:p>33215296</text:p>
          </table:table-cell>
          <table:table-cell office:value-type="float" office:value="27691168" calcext:value-type="float">
            <text:p>27691168</text:p>
          </table:table-cell>
          <table:table-cell office:value-type="float" office:value="28224824" calcext:value-type="float">
            <text:p>28224824</text:p>
          </table:table-cell>
          <table:table-cell table:formula="of:=[.A1106]+[.B1106]+[.C1106]+[.D1106]+[.E1106]+[.F1106]+[.G1106]" office:value-type="float" office:value="172278648" calcext:value-type="float">
            <text:p>172278648</text:p>
          </table:table-cell>
        </table:table-row>
        <table:table-row table:style-name="ro1">
          <table:table-cell office:value-type="float" office:value="30004704" calcext:value-type="float">
            <text:p>30004704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5752064" calcext:value-type="float">
            <text:p>25752064</text:p>
          </table:table-cell>
          <table:table-cell office:value-type="float" office:value="33215296" calcext:value-type="float">
            <text:p>33215296</text:p>
          </table:table-cell>
          <table:table-cell office:value-type="float" office:value="27695080" calcext:value-type="float">
            <text:p>27695080</text:p>
          </table:table-cell>
          <table:table-cell office:value-type="float" office:value="28224824" calcext:value-type="float">
            <text:p>28224824</text:p>
          </table:table-cell>
          <table:table-cell table:formula="of:=[.A1107]+[.B1107]+[.C1107]+[.D1107]+[.E1107]+[.F1107]+[.G1107]" office:value-type="float" office:value="172287880" calcext:value-type="float">
            <text:p>172287880</text:p>
          </table:table-cell>
        </table:table-row>
        <table:table-row table:style-name="ro1">
          <table:table-cell office:value-type="float" office:value="30004904" calcext:value-type="float">
            <text:p>30004904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1712" calcext:value-type="float">
            <text:p>26001712</text:p>
          </table:table-cell>
          <table:table-cell office:value-type="float" office:value="33220760" calcext:value-type="float">
            <text:p>33220760</text:p>
          </table:table-cell>
          <table:table-cell office:value-type="float" office:value="27695080" calcext:value-type="float">
            <text:p>27695080</text:p>
          </table:table-cell>
          <table:table-cell office:value-type="float" office:value="28228864" calcext:value-type="float">
            <text:p>28228864</text:p>
          </table:table-cell>
          <table:table-cell table:formula="of:=[.A1108]+[.B1108]+[.C1108]+[.D1108]+[.E1108]+[.F1108]+[.G1108]" office:value-type="float" office:value="172547232" calcext:value-type="float">
            <text:p>172547232</text:p>
          </table:table-cell>
        </table:table-row>
        <table:table-row table:style-name="ro1">
          <table:table-cell office:value-type="float" office:value="30006704" calcext:value-type="float">
            <text:p>30006704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1712" calcext:value-type="float">
            <text:p>26001712</text:p>
          </table:table-cell>
          <table:table-cell office:value-type="float" office:value="33220760" calcext:value-type="float">
            <text:p>33220760</text:p>
          </table:table-cell>
          <table:table-cell office:value-type="float" office:value="27763904" calcext:value-type="float">
            <text:p>27763904</text:p>
          </table:table-cell>
          <table:table-cell office:value-type="float" office:value="28228864" calcext:value-type="float">
            <text:p>28228864</text:p>
          </table:table-cell>
          <table:table-cell table:formula="of:=[.A1109]+[.B1109]+[.C1109]+[.D1109]+[.E1109]+[.F1109]+[.G1109]" office:value-type="float" office:value="172617856" calcext:value-type="float">
            <text:p>172617856</text:p>
          </table:table-cell>
        </table:table-row>
        <table:table-row table:style-name="ro1">
          <table:table-cell office:value-type="float" office:value="30011288" calcext:value-type="float">
            <text:p>30011288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1712" calcext:value-type="float">
            <text:p>26001712</text:p>
          </table:table-cell>
          <table:table-cell office:value-type="float" office:value="33220760" calcext:value-type="float">
            <text:p>33220760</text:p>
          </table:table-cell>
          <table:table-cell office:value-type="float" office:value="27763904" calcext:value-type="float">
            <text:p>27763904</text:p>
          </table:table-cell>
          <table:table-cell office:value-type="float" office:value="28232904" calcext:value-type="float">
            <text:p>28232904</text:p>
          </table:table-cell>
          <table:table-cell table:formula="of:=[.A1110]+[.B1110]+[.C1110]+[.D1110]+[.E1110]+[.F1110]+[.G1110]" office:value-type="float" office:value="172626480" calcext:value-type="float">
            <text:p>172626480</text:p>
          </table:table-cell>
        </table:table-row>
        <table:table-row table:style-name="ro1">
          <table:table-cell office:value-type="float" office:value="30011472" calcext:value-type="float">
            <text:p>30011472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1712" calcext:value-type="float">
            <text:p>26001712</text:p>
          </table:table-cell>
          <table:table-cell office:value-type="float" office:value="33225960" calcext:value-type="float">
            <text:p>33225960</text:p>
          </table:table-cell>
          <table:table-cell office:value-type="float" office:value="27763904" calcext:value-type="float">
            <text:p>27763904</text:p>
          </table:table-cell>
          <table:table-cell office:value-type="float" office:value="28236320" calcext:value-type="float">
            <text:p>28236320</text:p>
          </table:table-cell>
          <table:table-cell table:formula="of:=[.A1111]+[.B1111]+[.C1111]+[.D1111]+[.E1111]+[.F1111]+[.G1111]" office:value-type="float" office:value="172635280" calcext:value-type="float">
            <text:p>172635280</text:p>
          </table:table-cell>
        </table:table-row>
        <table:table-row table:style-name="ro1">
          <table:table-cell office:value-type="float" office:value="30012392" calcext:value-type="float">
            <text:p>30012392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1712" calcext:value-type="float">
            <text:p>26001712</text:p>
          </table:table-cell>
          <table:table-cell office:value-type="float" office:value="33225960" calcext:value-type="float">
            <text:p>33225960</text:p>
          </table:table-cell>
          <table:table-cell office:value-type="float" office:value="27768080" calcext:value-type="float">
            <text:p>27768080</text:p>
          </table:table-cell>
          <table:table-cell office:value-type="float" office:value="28236320" calcext:value-type="float">
            <text:p>28236320</text:p>
          </table:table-cell>
          <table:table-cell table:formula="of:=[.A1112]+[.B1112]+[.C1112]+[.D1112]+[.E1112]+[.F1112]+[.G1112]" office:value-type="float" office:value="172640376" calcext:value-type="float">
            <text:p>172640376</text:p>
          </table:table-cell>
        </table:table-row>
        <table:table-row table:style-name="ro1">
          <table:table-cell office:value-type="float" office:value="30012936" calcext:value-type="float">
            <text:p>30012936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6168" calcext:value-type="float">
            <text:p>26006168</text:p>
          </table:table-cell>
          <table:table-cell office:value-type="float" office:value="33225960" calcext:value-type="float">
            <text:p>33225960</text:p>
          </table:table-cell>
          <table:table-cell office:value-type="float" office:value="27768080" calcext:value-type="float">
            <text:p>27768080</text:p>
          </table:table-cell>
          <table:table-cell office:value-type="float" office:value="28240360" calcext:value-type="float">
            <text:p>28240360</text:p>
          </table:table-cell>
          <table:table-cell table:formula="of:=[.A1113]+[.B1113]+[.C1113]+[.D1113]+[.E1113]+[.F1113]+[.G1113]" office:value-type="float" office:value="172649416" calcext:value-type="float">
            <text:p>172649416</text:p>
          </table:table-cell>
        </table:table-row>
        <table:table-row table:style-name="ro1">
          <table:table-cell office:value-type="float" office:value="30014376" calcext:value-type="float">
            <text:p>30014376</text:p>
          </table:table-cell>
          <table:table-cell office:value-type="float" office:value="27395912" calcext:value-type="float">
            <text:p>27395912</text:p>
          </table:table-cell>
          <table:table-cell office:value-type="float" office:value="0" calcext:value-type="float">
            <text:p>0</text:p>
          </table:table-cell>
          <table:table-cell office:value-type="float" office:value="26006168" calcext:value-type="float">
            <text:p>26006168</text:p>
          </table:table-cell>
          <table:table-cell office:value-type="float" office:value="33234784" calcext:value-type="float">
            <text:p>33234784</text:p>
          </table:table-cell>
          <table:table-cell office:value-type="float" office:value="27768080" calcext:value-type="float">
            <text:p>27768080</text:p>
          </table:table-cell>
          <table:table-cell office:value-type="float" office:value="28240360" calcext:value-type="float">
            <text:p>28240360</text:p>
          </table:table-cell>
          <table:table-cell table:formula="of:=[.A1114]+[.B1114]+[.C1114]+[.D1114]+[.E1114]+[.F1114]+[.G1114]" office:value-type="float" office:value="172659680" calcext:value-type="float">
            <text:p>172659680</text:p>
          </table:table-cell>
        </table:table-row>
        <table:table-row table:style-name="ro1">
          <table:table-cell office:value-type="float" office:value="30090008" calcext:value-type="float">
            <text:p>30090008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10360" calcext:value-type="float">
            <text:p>26010360</text:p>
          </table:table-cell>
          <table:table-cell office:value-type="float" office:value="33234784" calcext:value-type="float">
            <text:p>33234784</text:p>
          </table:table-cell>
          <table:table-cell office:value-type="float" office:value="27771992" calcext:value-type="float">
            <text:p>27771992</text:p>
          </table:table-cell>
          <table:table-cell office:value-type="float" office:value="28240360" calcext:value-type="float">
            <text:p>28240360</text:p>
          </table:table-cell>
          <table:table-cell table:formula="of:=[.A1115]+[.B1115]+[.C1115]+[.D1115]+[.E1115]+[.F1115]+[.G1115]" office:value-type="float" office:value="172754200" calcext:value-type="float">
            <text:p>172754200</text:p>
          </table:table-cell>
        </table:table-row>
        <table:table-row table:style-name="ro1">
          <table:table-cell office:value-type="float" office:value="30090192" calcext:value-type="float">
            <text:p>30090192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10360" calcext:value-type="float">
            <text:p>26010360</text:p>
          </table:table-cell>
          <table:table-cell office:value-type="float" office:value="33239984" calcext:value-type="float">
            <text:p>33239984</text:p>
          </table:table-cell>
          <table:table-cell office:value-type="float" office:value="27771992" calcext:value-type="float">
            <text:p>27771992</text:p>
          </table:table-cell>
          <table:table-cell office:value-type="float" office:value="28240360" calcext:value-type="float">
            <text:p>28240360</text:p>
          </table:table-cell>
          <table:table-cell table:formula="of:=[.A1116]+[.B1116]+[.C1116]+[.D1116]+[.E1116]+[.F1116]+[.G1116]" office:value-type="float" office:value="172759584" calcext:value-type="float">
            <text:p>172759584</text:p>
          </table:table-cell>
        </table:table-row>
        <table:table-row table:style-name="ro1">
          <table:table-cell office:value-type="float" office:value="30095776" calcext:value-type="float">
            <text:p>30095776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10360" calcext:value-type="float">
            <text:p>26010360</text:p>
          </table:table-cell>
          <table:table-cell office:value-type="float" office:value="33239984" calcext:value-type="float">
            <text:p>33239984</text:p>
          </table:table-cell>
          <table:table-cell office:value-type="float" office:value="27775904" calcext:value-type="float">
            <text:p>27775904</text:p>
          </table:table-cell>
          <table:table-cell office:value-type="float" office:value="28244400" calcext:value-type="float">
            <text:p>28244400</text:p>
          </table:table-cell>
          <table:table-cell table:formula="of:=[.A1117]+[.B1117]+[.C1117]+[.D1117]+[.E1117]+[.F1117]+[.G1117]" office:value-type="float" office:value="172773120" calcext:value-type="float">
            <text:p>172773120</text:p>
          </table:table-cell>
        </table:table-row>
        <table:table-row table:style-name="ro1">
          <table:table-cell office:value-type="float" office:value="30096320" calcext:value-type="float">
            <text:p>30096320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18744" calcext:value-type="float">
            <text:p>26018744</text:p>
          </table:table-cell>
          <table:table-cell office:value-type="float" office:value="33245184" calcext:value-type="float">
            <text:p>33245184</text:p>
          </table:table-cell>
          <table:table-cell office:value-type="float" office:value="27775904" calcext:value-type="float">
            <text:p>27775904</text:p>
          </table:table-cell>
          <table:table-cell office:value-type="float" office:value="28244400" calcext:value-type="float">
            <text:p>28244400</text:p>
          </table:table-cell>
          <table:table-cell table:formula="of:=[.A1118]+[.B1118]+[.C1118]+[.D1118]+[.E1118]+[.F1118]+[.G1118]" office:value-type="float" office:value="172787248" calcext:value-type="float">
            <text:p>172787248</text:p>
          </table:table-cell>
        </table:table-row>
        <table:table-row table:style-name="ro1">
          <table:table-cell office:value-type="float" office:value="30097760" calcext:value-type="float">
            <text:p>30097760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18744" calcext:value-type="float">
            <text:p>26018744</text:p>
          </table:table-cell>
          <table:table-cell office:value-type="float" office:value="33245184" calcext:value-type="float">
            <text:p>33245184</text:p>
          </table:table-cell>
          <table:table-cell office:value-type="float" office:value="27778168" calcext:value-type="float">
            <text:p>27778168</text:p>
          </table:table-cell>
          <table:table-cell office:value-type="float" office:value="28244400" calcext:value-type="float">
            <text:p>28244400</text:p>
          </table:table-cell>
          <table:table-cell table:formula="of:=[.A1119]+[.B1119]+[.C1119]+[.D1119]+[.E1119]+[.F1119]+[.G1119]" office:value-type="float" office:value="172790952" calcext:value-type="float">
            <text:p>172790952</text:p>
          </table:table-cell>
        </table:table-row>
        <table:table-row table:style-name="ro1">
          <table:table-cell office:value-type="float" office:value="30102344" calcext:value-type="float">
            <text:p>30102344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22936" calcext:value-type="float">
            <text:p>26022936</text:p>
          </table:table-cell>
          <table:table-cell office:value-type="float" office:value="33250384" calcext:value-type="float">
            <text:p>33250384</text:p>
          </table:table-cell>
          <table:table-cell office:value-type="float" office:value="27778168" calcext:value-type="float">
            <text:p>27778168</text:p>
          </table:table-cell>
          <table:table-cell office:value-type="float" office:value="28248440" calcext:value-type="float">
            <text:p>28248440</text:p>
          </table:table-cell>
          <table:table-cell table:formula="of:=[.A1120]+[.B1120]+[.C1120]+[.D1120]+[.E1120]+[.F1120]+[.G1120]" office:value-type="float" office:value="172808968" calcext:value-type="float">
            <text:p>172808968</text:p>
          </table:table-cell>
        </table:table-row>
        <table:table-row table:style-name="ro1">
          <table:table-cell office:value-type="float" office:value="30103264" calcext:value-type="float">
            <text:p>30103264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22936" calcext:value-type="float">
            <text:p>26022936</text:p>
          </table:table-cell>
          <table:table-cell office:value-type="float" office:value="33250384" calcext:value-type="float">
            <text:p>33250384</text:p>
          </table:table-cell>
          <table:table-cell office:value-type="float" office:value="27778168" calcext:value-type="float">
            <text:p>27778168</text:p>
          </table:table-cell>
          <table:table-cell office:value-type="float" office:value="27467112" calcext:value-type="float">
            <text:p>27467112</text:p>
          </table:table-cell>
          <table:table-cell table:formula="of:=[.A1121]+[.B1121]+[.C1121]+[.D1121]+[.E1121]+[.F1121]+[.G1121]" office:value-type="float" office:value="172028560" calcext:value-type="float">
            <text:p>172028560</text:p>
          </table:table-cell>
        </table:table-row>
        <table:table-row table:style-name="ro1">
          <table:table-cell office:value-type="float" office:value="30103448" calcext:value-type="float">
            <text:p>30103448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22936" calcext:value-type="float">
            <text:p>26022936</text:p>
          </table:table-cell>
          <table:table-cell office:value-type="float" office:value="33250384" calcext:value-type="float">
            <text:p>33250384</text:p>
          </table:table-cell>
          <table:table-cell office:value-type="float" office:value="27782080" calcext:value-type="float">
            <text:p>27782080</text:p>
          </table:table-cell>
          <table:table-cell office:value-type="float" office:value="27559832" calcext:value-type="float">
            <text:p>27559832</text:p>
          </table:table-cell>
          <table:table-cell table:formula="of:=[.A1122]+[.B1122]+[.C1122]+[.D1122]+[.E1122]+[.F1122]+[.G1122]" office:value-type="float" office:value="172125376" calcext:value-type="float">
            <text:p>172125376</text:p>
          </table:table-cell>
        </table:table-row>
        <table:table-row table:style-name="ro1">
          <table:table-cell office:value-type="float" office:value="30103992" calcext:value-type="float">
            <text:p>30103992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27128" calcext:value-type="float">
            <text:p>26027128</text:p>
          </table:table-cell>
          <table:table-cell office:value-type="float" office:value="33255584" calcext:value-type="float">
            <text:p>33255584</text:p>
          </table:table-cell>
          <table:table-cell office:value-type="float" office:value="27782080" calcext:value-type="float">
            <text:p>27782080</text:p>
          </table:table-cell>
          <table:table-cell office:value-type="float" office:value="27561128" calcext:value-type="float">
            <text:p>27561128</text:p>
          </table:table-cell>
          <table:table-cell table:formula="of:=[.A1123]+[.B1123]+[.C1123]+[.D1123]+[.E1123]+[.F1123]+[.G1123]" office:value-type="float" office:value="172136608" calcext:value-type="float">
            <text:p>172136608</text:p>
          </table:table-cell>
        </table:table-row>
        <table:table-row table:style-name="ro1">
          <table:table-cell office:value-type="float" office:value="30109832" calcext:value-type="float">
            <text:p>30109832</text:p>
          </table:table-cell>
          <table:table-cell office:value-type="float" office:value="27406696" calcext:value-type="float">
            <text:p>27406696</text:p>
          </table:table-cell>
          <table:table-cell office:value-type="float" office:value="0" calcext:value-type="float">
            <text:p>0</text:p>
          </table:table-cell>
          <table:table-cell office:value-type="float" office:value="26027128" calcext:value-type="float">
            <text:p>26027128</text:p>
          </table:table-cell>
          <table:table-cell office:value-type="float" office:value="33334608" calcext:value-type="float">
            <text:p>33334608</text:p>
          </table:table-cell>
          <table:table-cell office:value-type="float" office:value="27785992" calcext:value-type="float">
            <text:p>27785992</text:p>
          </table:table-cell>
          <table:table-cell office:value-type="float" office:value="27774712" calcext:value-type="float">
            <text:p>27774712</text:p>
          </table:table-cell>
          <table:table-cell table:formula="of:=[.A1124]+[.B1124]+[.C1124]+[.D1124]+[.E1124]+[.F1124]+[.G1124]" office:value-type="float" office:value="172438968" calcext:value-type="float">
            <text:p>172438968</text:p>
          </table:table-cell>
        </table:table-row>
        <table:table-row table:style-name="ro1">
          <table:table-cell office:value-type="float" office:value="30110016" calcext:value-type="float">
            <text:p>30110016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027128" calcext:value-type="float">
            <text:p>26027128</text:p>
          </table:table-cell>
          <table:table-cell office:value-type="float" office:value="33334608" calcext:value-type="float">
            <text:p>33334608</text:p>
          </table:table-cell>
          <table:table-cell office:value-type="float" office:value="27785992" calcext:value-type="float">
            <text:p>27785992</text:p>
          </table:table-cell>
          <table:table-cell office:value-type="float" office:value="27994072" calcext:value-type="float">
            <text:p>27994072</text:p>
          </table:table-cell>
          <table:table-cell table:formula="of:=[.A1125]+[.B1125]+[.C1125]+[.D1125]+[.E1125]+[.F1125]+[.G1125]" office:value-type="float" office:value="172660856" calcext:value-type="float">
            <text:p>172660856</text:p>
          </table:table-cell>
        </table:table-row>
        <table:table-row table:style-name="ro1">
          <table:table-cell office:value-type="float" office:value="30110936" calcext:value-type="float">
            <text:p>30110936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027128" calcext:value-type="float">
            <text:p>26027128</text:p>
          </table:table-cell>
          <table:table-cell office:value-type="float" office:value="33334608" calcext:value-type="float">
            <text:p>33334608</text:p>
          </table:table-cell>
          <table:table-cell office:value-type="float" office:value="27785992" calcext:value-type="float">
            <text:p>27785992</text:p>
          </table:table-cell>
          <table:table-cell office:value-type="float" office:value="27998400" calcext:value-type="float">
            <text:p>27998400</text:p>
          </table:table-cell>
          <table:table-cell table:formula="of:=[.A1126]+[.B1126]+[.C1126]+[.D1126]+[.E1126]+[.F1126]+[.G1126]" office:value-type="float" office:value="172666104" calcext:value-type="float">
            <text:p>172666104</text:p>
          </table:table-cell>
        </table:table-row>
        <table:table-row table:style-name="ro1">
          <table:table-cell office:value-type="float" office:value="30186552" calcext:value-type="float">
            <text:p>30186552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031320" calcext:value-type="float">
            <text:p>26031320</text:p>
          </table:table-cell>
          <table:table-cell office:value-type="float" office:value="33334608" calcext:value-type="float">
            <text:p>33334608</text:p>
          </table:table-cell>
          <table:table-cell office:value-type="float" office:value="27785992" calcext:value-type="float">
            <text:p>27785992</text:p>
          </table:table-cell>
          <table:table-cell office:value-type="float" office:value="28091992" calcext:value-type="float">
            <text:p>28091992</text:p>
          </table:table-cell>
          <table:table-cell table:formula="of:=[.A1127]+[.B1127]+[.C1127]+[.D1127]+[.E1127]+[.F1127]+[.G1127]" office:value-type="float" office:value="172839504" calcext:value-type="float">
            <text:p>172839504</text:p>
          </table:table-cell>
        </table:table-row>
        <table:table-row table:style-name="ro1">
          <table:table-cell office:value-type="float" office:value="30187616" calcext:value-type="float">
            <text:p>30187616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108584" calcext:value-type="float">
            <text:p>26108584</text:p>
          </table:table-cell>
          <table:table-cell office:value-type="float" office:value="33340072" calcext:value-type="float">
            <text:p>33340072</text:p>
          </table:table-cell>
          <table:table-cell office:value-type="float" office:value="27785992" calcext:value-type="float">
            <text:p>27785992</text:p>
          </table:table-cell>
          <table:table-cell office:value-type="float" office:value="28093848" calcext:value-type="float">
            <text:p>28093848</text:p>
          </table:table-cell>
          <table:table-cell table:formula="of:=[.A1128]+[.B1128]+[.C1128]+[.D1128]+[.E1128]+[.F1128]+[.G1128]" office:value-type="float" office:value="172925152" calcext:value-type="float">
            <text:p>172925152</text:p>
          </table:table-cell>
        </table:table-row>
        <table:table-row table:style-name="ro1">
          <table:table-cell office:value-type="float" office:value="30193200" calcext:value-type="float">
            <text:p>30193200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108584" calcext:value-type="float">
            <text:p>26108584</text:p>
          </table:table-cell>
          <table:table-cell office:value-type="float" office:value="33340072" calcext:value-type="float">
            <text:p>33340072</text:p>
          </table:table-cell>
          <table:table-cell office:value-type="float" office:value="27858992" calcext:value-type="float">
            <text:p>27858992</text:p>
          </table:table-cell>
          <table:table-cell office:value-type="float" office:value="28095032" calcext:value-type="float">
            <text:p>28095032</text:p>
          </table:table-cell>
          <table:table-cell table:formula="of:=[.A1129]+[.B1129]+[.C1129]+[.D1129]+[.E1129]+[.F1129]+[.G1129]" office:value-type="float" office:value="173004920" calcext:value-type="float">
            <text:p>173004920</text:p>
          </table:table-cell>
        </table:table-row>
        <table:table-row table:style-name="ro1">
          <table:table-cell office:value-type="float" office:value="30193384" calcext:value-type="float">
            <text:p>30193384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113040" calcext:value-type="float">
            <text:p>26113040</text:p>
          </table:table-cell>
          <table:table-cell office:value-type="float" office:value="33345272" calcext:value-type="float">
            <text:p>33345272</text:p>
          </table:table-cell>
          <table:table-cell office:value-type="float" office:value="27858992" calcext:value-type="float">
            <text:p>27858992</text:p>
          </table:table-cell>
          <table:table-cell office:value-type="float" office:value="28242320" calcext:value-type="float">
            <text:p>28242320</text:p>
          </table:table-cell>
          <table:table-cell table:formula="of:=[.A1130]+[.B1130]+[.C1130]+[.D1130]+[.E1130]+[.F1130]+[.G1130]" office:value-type="float" office:value="173162048" calcext:value-type="float">
            <text:p>173162048</text:p>
          </table:table-cell>
        </table:table-row>
        <table:table-row table:style-name="ro1">
          <table:table-cell office:value-type="float" office:value="30194304" calcext:value-type="float">
            <text:p>30194304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113040" calcext:value-type="float">
            <text:p>26113040</text:p>
          </table:table-cell>
          <table:table-cell office:value-type="float" office:value="33345272" calcext:value-type="float">
            <text:p>33345272</text:p>
          </table:table-cell>
          <table:table-cell office:value-type="float" office:value="27858992" calcext:value-type="float">
            <text:p>27858992</text:p>
          </table:table-cell>
          <table:table-cell office:value-type="float" office:value="28244400" calcext:value-type="float">
            <text:p>28244400</text:p>
          </table:table-cell>
          <table:table-cell table:formula="of:=[.A1131]+[.B1131]+[.C1131]+[.D1131]+[.E1131]+[.F1131]+[.G1131]" office:value-type="float" office:value="173165048" calcext:value-type="float">
            <text:p>173165048</text:p>
          </table:table-cell>
        </table:table-row>
        <table:table-row table:style-name="ro1">
          <table:table-cell office:value-type="float" office:value="30194504" calcext:value-type="float">
            <text:p>30194504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113040" calcext:value-type="float">
            <text:p>26113040</text:p>
          </table:table-cell>
          <table:table-cell office:value-type="float" office:value="33345272" calcext:value-type="float">
            <text:p>33345272</text:p>
          </table:table-cell>
          <table:table-cell office:value-type="float" office:value="27862904" calcext:value-type="float">
            <text:p>27862904</text:p>
          </table:table-cell>
          <table:table-cell office:value-type="float" office:value="27324816" calcext:value-type="float">
            <text:p>27324816</text:p>
          </table:table-cell>
          <table:table-cell table:formula="of:=[.A1132]+[.B1132]+[.C1132]+[.D1132]+[.E1132]+[.F1132]+[.G1132]" office:value-type="float" office:value="172249576" calcext:value-type="float">
            <text:p>172249576</text:p>
          </table:table-cell>
        </table:table-row>
        <table:table-row table:style-name="ro1">
          <table:table-cell office:value-type="float" office:value="30195568" calcext:value-type="float">
            <text:p>30195568</text:p>
          </table:table-cell>
          <table:table-cell office:value-type="float" office:value="27409040" calcext:value-type="float">
            <text:p>27409040</text:p>
          </table:table-cell>
          <table:table-cell office:value-type="float" office:value="0" calcext:value-type="float">
            <text:p>0</text:p>
          </table:table-cell>
          <table:table-cell office:value-type="float" office:value="26113040" calcext:value-type="float">
            <text:p>26113040</text:p>
          </table:table-cell>
          <table:table-cell office:value-type="float" office:value="33429224" calcext:value-type="float">
            <text:p>33429224</text:p>
          </table:table-cell>
          <table:table-cell office:value-type="float" office:value="27862904" calcext:value-type="float">
            <text:p>27862904</text:p>
          </table:table-cell>
          <table:table-cell office:value-type="float" office:value="27327264" calcext:value-type="float">
            <text:p>27327264</text:p>
          </table:table-cell>
          <table:table-cell table:formula="of:=[.A1133]+[.B1133]+[.C1133]+[.D1133]+[.E1133]+[.F1133]+[.G1133]" office:value-type="float" office:value="172337040" calcext:value-type="float">
            <text:p>172337040</text:p>
          </table:table-cell>
        </table:table-row>
        <table:table-row table:style-name="ro1">
          <table:table-cell office:value-type="float" office:value="30201008" calcext:value-type="float">
            <text:p>30201008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13040" calcext:value-type="float">
            <text:p>26113040</text:p>
          </table:table-cell>
          <table:table-cell office:value-type="float" office:value="33429224" calcext:value-type="float">
            <text:p>33429224</text:p>
          </table:table-cell>
          <table:table-cell office:value-type="float" office:value="27862904" calcext:value-type="float">
            <text:p>27862904</text:p>
          </table:table-cell>
          <table:table-cell office:value-type="float" office:value="27328560" calcext:value-type="float">
            <text:p>27328560</text:p>
          </table:table-cell>
          <table:table-cell table:formula="of:=[.A1134]+[.B1134]+[.C1134]+[.D1134]+[.E1134]+[.F1134]+[.G1134]" office:value-type="float" office:value="172420536" calcext:value-type="float">
            <text:p>172420536</text:p>
          </table:table-cell>
        </table:table-row>
        <table:table-row table:style-name="ro1">
          <table:table-cell office:value-type="float" office:value="30201192" calcext:value-type="float">
            <text:p>30201192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17232" calcext:value-type="float">
            <text:p>26117232</text:p>
          </table:table-cell>
          <table:table-cell office:value-type="float" office:value="33434688" calcext:value-type="float">
            <text:p>33434688</text:p>
          </table:table-cell>
          <table:table-cell office:value-type="float" office:value="27862904" calcext:value-type="float">
            <text:p>27862904</text:p>
          </table:table-cell>
          <table:table-cell office:value-type="float" office:value="27329856" calcext:value-type="float">
            <text:p>27329856</text:p>
          </table:table-cell>
          <table:table-cell table:formula="of:=[.A1135]+[.B1135]+[.C1135]+[.D1135]+[.E1135]+[.F1135]+[.G1135]" office:value-type="float" office:value="172431672" calcext:value-type="float">
            <text:p>172431672</text:p>
          </table:table-cell>
        </table:table-row>
        <table:table-row table:style-name="ro1">
          <table:table-cell office:value-type="float" office:value="30202112" calcext:value-type="float">
            <text:p>30202112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17232" calcext:value-type="float">
            <text:p>26117232</text:p>
          </table:table-cell>
          <table:table-cell office:value-type="float" office:value="33434688" calcext:value-type="float">
            <text:p>33434688</text:p>
          </table:table-cell>
          <table:table-cell office:value-type="float" office:value="27866816" calcext:value-type="float">
            <text:p>27866816</text:p>
          </table:table-cell>
          <table:table-cell office:value-type="float" office:value="27331152" calcext:value-type="float">
            <text:p>27331152</text:p>
          </table:table-cell>
          <table:table-cell table:formula="of:=[.A1136]+[.B1136]+[.C1136]+[.D1136]+[.E1136]+[.F1136]+[.G1136]" office:value-type="float" office:value="172437800" calcext:value-type="float">
            <text:p>172437800</text:p>
          </table:table-cell>
        </table:table-row>
        <table:table-row table:style-name="ro1">
          <table:table-cell office:value-type="float" office:value="30206696" calcext:value-type="float">
            <text:p>30206696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5088" calcext:value-type="float">
            <text:p>26125088</text:p>
          </table:table-cell>
          <table:table-cell office:value-type="float" office:value="33434688" calcext:value-type="float">
            <text:p>33434688</text:p>
          </table:table-cell>
          <table:table-cell office:value-type="float" office:value="27866816" calcext:value-type="float">
            <text:p>27866816</text:p>
          </table:table-cell>
          <table:table-cell office:value-type="float" office:value="27423176" calcext:value-type="float">
            <text:p>27423176</text:p>
          </table:table-cell>
          <table:table-cell table:formula="of:=[.A1137]+[.B1137]+[.C1137]+[.D1137]+[.E1137]+[.F1137]+[.G1137]" office:value-type="float" office:value="172542264" calcext:value-type="float">
            <text:p>172542264</text:p>
          </table:table-cell>
        </table:table-row>
        <table:table-row table:style-name="ro1">
          <table:table-cell office:value-type="float" office:value="30208032" calcext:value-type="float">
            <text:p>30208032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5088" calcext:value-type="float">
            <text:p>26125088</text:p>
          </table:table-cell>
          <table:table-cell office:value-type="float" office:value="33434688" calcext:value-type="float">
            <text:p>33434688</text:p>
          </table:table-cell>
          <table:table-cell office:value-type="float" office:value="27866816" calcext:value-type="float">
            <text:p>27866816</text:p>
          </table:table-cell>
          <table:table-cell office:value-type="float" office:value="27425256" calcext:value-type="float">
            <text:p>27425256</text:p>
          </table:table-cell>
          <table:table-cell table:formula="of:=[.A1138]+[.B1138]+[.C1138]+[.D1138]+[.E1138]+[.F1138]+[.G1138]" office:value-type="float" office:value="172545680" calcext:value-type="float">
            <text:p>172545680</text:p>
          </table:table-cell>
        </table:table-row>
        <table:table-row table:style-name="ro1">
          <table:table-cell office:value-type="float" office:value="30284384" calcext:value-type="float">
            <text:p>30284384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5088" calcext:value-type="float">
            <text:p>26125088</text:p>
          </table:table-cell>
          <table:table-cell office:value-type="float" office:value="33434688" calcext:value-type="float">
            <text:p>33434688</text:p>
          </table:table-cell>
          <table:table-cell office:value-type="float" office:value="27940120" calcext:value-type="float">
            <text:p>27940120</text:p>
          </table:table-cell>
          <table:table-cell office:value-type="float" office:value="27732800" calcext:value-type="float">
            <text:p>27732800</text:p>
          </table:table-cell>
          <table:table-cell table:formula="of:=[.A1139]+[.B1139]+[.C1139]+[.D1139]+[.E1139]+[.F1139]+[.G1139]" office:value-type="float" office:value="173002880" calcext:value-type="float">
            <text:p>173002880</text:p>
          </table:table-cell>
        </table:table-row>
        <table:table-row table:style-name="ro1">
          <table:table-cell office:value-type="float" office:value="30284568" calcext:value-type="float">
            <text:p>30284568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5088" calcext:value-type="float">
            <text:p>26125088</text:p>
          </table:table-cell>
          <table:table-cell office:value-type="float" office:value="33439888" calcext:value-type="float">
            <text:p>33439888</text:p>
          </table:table-cell>
          <table:table-cell office:value-type="float" office:value="27940120" calcext:value-type="float">
            <text:p>27940120</text:p>
          </table:table-cell>
          <table:table-cell office:value-type="float" office:value="27744656" calcext:value-type="float">
            <text:p>27744656</text:p>
          </table:table-cell>
          <table:table-cell table:formula="of:=[.A1140]+[.B1140]+[.C1140]+[.D1140]+[.E1140]+[.F1140]+[.G1140]" office:value-type="float" office:value="173020120" calcext:value-type="float">
            <text:p>173020120</text:p>
          </table:table-cell>
        </table:table-row>
        <table:table-row table:style-name="ro1">
          <table:table-cell office:value-type="float" office:value="30285488" calcext:value-type="float">
            <text:p>30285488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5088" calcext:value-type="float">
            <text:p>26125088</text:p>
          </table:table-cell>
          <table:table-cell office:value-type="float" office:value="33439888" calcext:value-type="float">
            <text:p>33439888</text:p>
          </table:table-cell>
          <table:table-cell office:value-type="float" office:value="27944032" calcext:value-type="float">
            <text:p>27944032</text:p>
          </table:table-cell>
          <table:table-cell office:value-type="float" office:value="27744656" calcext:value-type="float">
            <text:p>27744656</text:p>
          </table:table-cell>
          <table:table-cell table:formula="of:=[.A1141]+[.B1141]+[.C1141]+[.D1141]+[.E1141]+[.F1141]+[.G1141]" office:value-type="float" office:value="173024952" calcext:value-type="float">
            <text:p>173024952</text:p>
          </table:table-cell>
        </table:table-row>
        <table:table-row table:style-name="ro1">
          <table:table-cell office:value-type="float" office:value="30285672" calcext:value-type="float">
            <text:p>30285672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9280" calcext:value-type="float">
            <text:p>26129280</text:p>
          </table:table-cell>
          <table:table-cell office:value-type="float" office:value="33439888" calcext:value-type="float">
            <text:p>33439888</text:p>
          </table:table-cell>
          <table:table-cell office:value-type="float" office:value="27944032" calcext:value-type="float">
            <text:p>27944032</text:p>
          </table:table-cell>
          <table:table-cell office:value-type="float" office:value="27749032" calcext:value-type="float">
            <text:p>27749032</text:p>
          </table:table-cell>
          <table:table-cell table:formula="of:=[.A1142]+[.B1142]+[.C1142]+[.D1142]+[.E1142]+[.F1142]+[.G1142]" office:value-type="float" office:value="173033704" calcext:value-type="float">
            <text:p>173033704</text:p>
          </table:table-cell>
        </table:table-row>
        <table:table-row table:style-name="ro1">
          <table:table-cell office:value-type="float" office:value="30286736" calcext:value-type="float">
            <text:p>30286736</text:p>
          </table:table-cell>
          <table:table-cell office:value-type="float" office:value="27485800" calcext:value-type="float">
            <text:p>27485800</text:p>
          </table:table-cell>
          <table:table-cell office:value-type="float" office:value="0" calcext:value-type="float">
            <text:p>0</text:p>
          </table:table-cell>
          <table:table-cell office:value-type="float" office:value="26129280" calcext:value-type="float">
            <text:p>26129280</text:p>
          </table:table-cell>
          <table:table-cell office:value-type="float" office:value="33453664" calcext:value-type="float">
            <text:p>33453664</text:p>
          </table:table-cell>
          <table:table-cell office:value-type="float" office:value="27944032" calcext:value-type="float">
            <text:p>27944032</text:p>
          </table:table-cell>
          <table:table-cell office:value-type="float" office:value="27749032" calcext:value-type="float">
            <text:p>27749032</text:p>
          </table:table-cell>
          <table:table-cell table:formula="of:=[.A1143]+[.B1143]+[.C1143]+[.D1143]+[.E1143]+[.F1143]+[.G1143]" office:value-type="float" office:value="173048544" calcext:value-type="float">
            <text:p>173048544</text:p>
          </table:table-cell>
        </table:table-row>
        <table:table-row table:style-name="ro1">
          <table:table-cell office:value-type="float" office:value="30292336" calcext:value-type="float">
            <text:p>30292336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6129280" calcext:value-type="float">
            <text:p>26129280</text:p>
          </table:table-cell>
          <table:table-cell office:value-type="float" office:value="33453664" calcext:value-type="float">
            <text:p>33453664</text:p>
          </table:table-cell>
          <table:table-cell office:value-type="float" office:value="27944032" calcext:value-type="float">
            <text:p>27944032</text:p>
          </table:table-cell>
          <table:table-cell office:value-type="float" office:value="27753088" calcext:value-type="float">
            <text:p>27753088</text:p>
          </table:table-cell>
          <table:table-cell table:formula="of:=[.A1144]+[.B1144]+[.C1144]+[.D1144]+[.E1144]+[.F1144]+[.G1144]" office:value-type="float" office:value="173060512" calcext:value-type="float">
            <text:p>173060512</text:p>
          </table:table-cell>
        </table:table-row>
        <table:table-row table:style-name="ro1">
          <table:table-cell office:value-type="float" office:value="30292520" calcext:value-type="float">
            <text:p>30292520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6133472" calcext:value-type="float">
            <text:p>26133472</text:p>
          </table:table-cell>
          <table:table-cell office:value-type="float" office:value="33458864" calcext:value-type="float">
            <text:p>33458864</text:p>
          </table:table-cell>
          <table:table-cell office:value-type="float" office:value="27944032" calcext:value-type="float">
            <text:p>27944032</text:p>
          </table:table-cell>
          <table:table-cell office:value-type="float" office:value="27753088" calcext:value-type="float">
            <text:p>27753088</text:p>
          </table:table-cell>
          <table:table-cell table:formula="of:=[.A1145]+[.B1145]+[.C1145]+[.D1145]+[.E1145]+[.F1145]+[.G1145]" office:value-type="float" office:value="173070088" calcext:value-type="float">
            <text:p>173070088</text:p>
          </table:table-cell>
        </table:table-row>
        <table:table-row table:style-name="ro1">
          <table:table-cell office:value-type="float" office:value="30293440" calcext:value-type="float">
            <text:p>30293440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6133472" calcext:value-type="float">
            <text:p>26133472</text:p>
          </table:table-cell>
          <table:table-cell office:value-type="float" office:value="33458864" calcext:value-type="float">
            <text:p>33458864</text:p>
          </table:table-cell>
          <table:table-cell office:value-type="float" office:value="27947944" calcext:value-type="float">
            <text:p>27947944</text:p>
          </table:table-cell>
          <table:table-cell office:value-type="float" office:value="27753088" calcext:value-type="float">
            <text:p>27753088</text:p>
          </table:table-cell>
          <table:table-cell table:formula="of:=[.A1146]+[.B1146]+[.C1146]+[.D1146]+[.E1146]+[.F1146]+[.G1146]" office:value-type="float" office:value="173074920" calcext:value-type="float">
            <text:p>173074920</text:p>
          </table:table-cell>
        </table:table-row>
        <table:table-row table:style-name="ro1">
          <table:table-cell office:value-type="float" office:value="30298024" calcext:value-type="float">
            <text:p>30298024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3328" calcext:value-type="float">
            <text:p>25203328</text:p>
          </table:table-cell>
          <table:table-cell office:value-type="float" office:value="33464064" calcext:value-type="float">
            <text:p>33464064</text:p>
          </table:table-cell>
          <table:table-cell office:value-type="float" office:value="27947944" calcext:value-type="float">
            <text:p>27947944</text:p>
          </table:table-cell>
          <table:table-cell office:value-type="float" office:value="27757144" calcext:value-type="float">
            <text:p>27757144</text:p>
          </table:table-cell>
          <table:table-cell table:formula="of:=[.A1147]+[.B1147]+[.C1147]+[.D1147]+[.E1147]+[.F1147]+[.G1147]" office:value-type="float" office:value="172158616" calcext:value-type="float">
            <text:p>172158616</text:p>
          </table:table-cell>
        </table:table-row>
        <table:table-row table:style-name="ro1">
          <table:table-cell office:value-type="float" office:value="30299088" calcext:value-type="float">
            <text:p>30299088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3328" calcext:value-type="float">
            <text:p>25203328</text:p>
          </table:table-cell>
          <table:table-cell office:value-type="float" office:value="33464064" calcext:value-type="float">
            <text:p>33464064</text:p>
          </table:table-cell>
          <table:table-cell office:value-type="float" office:value="27949960" calcext:value-type="float">
            <text:p>27949960</text:p>
          </table:table-cell>
          <table:table-cell office:value-type="float" office:value="27757144" calcext:value-type="float">
            <text:p>27757144</text:p>
          </table:table-cell>
          <table:table-cell table:formula="of:=[.A1148]+[.B1148]+[.C1148]+[.D1148]+[.E1148]+[.F1148]+[.G1148]" office:value-type="float" office:value="172161696" calcext:value-type="float">
            <text:p>172161696</text:p>
          </table:table-cell>
        </table:table-row>
        <table:table-row table:style-name="ro1">
          <table:table-cell office:value-type="float" office:value="30304408" calcext:value-type="float">
            <text:p>30304408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3328" calcext:value-type="float">
            <text:p>25203328</text:p>
          </table:table-cell>
          <table:table-cell office:value-type="float" office:value="33464064" calcext:value-type="float">
            <text:p>33464064</text:p>
          </table:table-cell>
          <table:table-cell office:value-type="float" office:value="27953872" calcext:value-type="float">
            <text:p>27953872</text:p>
          </table:table-cell>
          <table:table-cell office:value-type="float" office:value="27757144" calcext:value-type="float">
            <text:p>27757144</text:p>
          </table:table-cell>
          <table:table-cell table:formula="of:=[.A1149]+[.B1149]+[.C1149]+[.D1149]+[.E1149]+[.F1149]+[.G1149]" office:value-type="float" office:value="172170928" calcext:value-type="float">
            <text:p>172170928</text:p>
          </table:table-cell>
        </table:table-row>
        <table:table-row table:style-name="ro1">
          <table:table-cell office:value-type="float" office:value="30304592" calcext:value-type="float">
            <text:p>30304592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3328" calcext:value-type="float">
            <text:p>25203328</text:p>
          </table:table-cell>
          <table:table-cell office:value-type="float" office:value="33469264" calcext:value-type="float">
            <text:p>33469264</text:p>
          </table:table-cell>
          <table:table-cell office:value-type="float" office:value="27953872" calcext:value-type="float">
            <text:p>27953872</text:p>
          </table:table-cell>
          <table:table-cell office:value-type="float" office:value="27835984" calcext:value-type="float">
            <text:p>27835984</text:p>
          </table:table-cell>
          <table:table-cell table:formula="of:=[.A1150]+[.B1150]+[.C1150]+[.D1150]+[.E1150]+[.F1150]+[.G1150]" office:value-type="float" office:value="172255152" calcext:value-type="float">
            <text:p>172255152</text:p>
          </table:table-cell>
        </table:table-row>
        <table:table-row table:style-name="ro1">
          <table:table-cell office:value-type="float" office:value="30309912" calcext:value-type="float">
            <text:p>30309912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3328" calcext:value-type="float">
            <text:p>25203328</text:p>
          </table:table-cell>
          <table:table-cell office:value-type="float" office:value="33469264" calcext:value-type="float">
            <text:p>33469264</text:p>
          </table:table-cell>
          <table:table-cell office:value-type="float" office:value="27957784" calcext:value-type="float">
            <text:p>27957784</text:p>
          </table:table-cell>
          <table:table-cell office:value-type="float" office:value="27835984" calcext:value-type="float">
            <text:p>27835984</text:p>
          </table:table-cell>
          <table:table-cell table:formula="of:=[.A1151]+[.B1151]+[.C1151]+[.D1151]+[.E1151]+[.F1151]+[.G1151]" office:value-type="float" office:value="172264384" calcext:value-type="float">
            <text:p>172264384</text:p>
          </table:table-cell>
        </table:table-row>
        <table:table-row table:style-name="ro1">
          <table:table-cell office:value-type="float" office:value="30310096" calcext:value-type="float">
            <text:p>30310096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7824" calcext:value-type="float">
            <text:p>25207824</text:p>
          </table:table-cell>
          <table:table-cell office:value-type="float" office:value="33469264" calcext:value-type="float">
            <text:p>33469264</text:p>
          </table:table-cell>
          <table:table-cell office:value-type="float" office:value="27957784" calcext:value-type="float">
            <text:p>27957784</text:p>
          </table:table-cell>
          <table:table-cell office:value-type="float" office:value="27840304" calcext:value-type="float">
            <text:p>27840304</text:p>
          </table:table-cell>
          <table:table-cell table:formula="of:=[.A1152]+[.B1152]+[.C1152]+[.D1152]+[.E1152]+[.F1152]+[.G1152]" office:value-type="float" office:value="172273384" calcext:value-type="float">
            <text:p>172273384</text:p>
          </table:table-cell>
        </table:table-row>
        <table:table-row table:style-name="ro1">
          <table:table-cell office:value-type="float" office:value="30311896" calcext:value-type="float">
            <text:p>30311896</text:p>
          </table:table-cell>
          <table:table-cell office:value-type="float" office:value="27488112" calcext:value-type="float">
            <text:p>27488112</text:p>
          </table:table-cell>
          <table:table-cell office:value-type="float" office:value="0" calcext:value-type="float">
            <text:p>0</text:p>
          </table:table-cell>
          <table:table-cell office:value-type="float" office:value="25207824" calcext:value-type="float">
            <text:p>25207824</text:p>
          </table:table-cell>
          <table:table-cell office:value-type="float" office:value="33618752" calcext:value-type="float">
            <text:p>33618752</text:p>
          </table:table-cell>
          <table:table-cell office:value-type="float" office:value="27957784" calcext:value-type="float">
            <text:p>27957784</text:p>
          </table:table-cell>
          <table:table-cell office:value-type="float" office:value="27840304" calcext:value-type="float">
            <text:p>27840304</text:p>
          </table:table-cell>
          <table:table-cell table:formula="of:=[.A1153]+[.B1153]+[.C1153]+[.D1153]+[.E1153]+[.F1153]+[.G1153]" office:value-type="float" office:value="172424672" calcext:value-type="float">
            <text:p>172424672</text:p>
          </table:table-cell>
        </table:table-row>
        <table:table-row table:style-name="ro1">
          <table:table-cell office:value-type="float" office:value="30387752" calcext:value-type="float">
            <text:p>30387752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12016" calcext:value-type="float">
            <text:p>25212016</text:p>
          </table:table-cell>
          <table:table-cell office:value-type="float" office:value="33618752" calcext:value-type="float">
            <text:p>33618752</text:p>
          </table:table-cell>
          <table:table-cell office:value-type="float" office:value="27961696" calcext:value-type="float">
            <text:p>27961696</text:p>
          </table:table-cell>
          <table:table-cell office:value-type="float" office:value="27840304" calcext:value-type="float">
            <text:p>27840304</text:p>
          </table:table-cell>
          <table:table-cell table:formula="of:=[.A1154]+[.B1154]+[.C1154]+[.D1154]+[.E1154]+[.F1154]+[.G1154]" office:value-type="float" office:value="172510944" calcext:value-type="float">
            <text:p>172510944</text:p>
          </table:table-cell>
        </table:table-row>
        <table:table-row table:style-name="ro1">
          <table:table-cell office:value-type="float" office:value="30428008" calcext:value-type="float">
            <text:p>30428008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12016" calcext:value-type="float">
            <text:p>25212016</text:p>
          </table:table-cell>
          <table:table-cell office:value-type="float" office:value="33624216" calcext:value-type="float">
            <text:p>33624216</text:p>
          </table:table-cell>
          <table:table-cell office:value-type="float" office:value="27961696" calcext:value-type="float">
            <text:p>27961696</text:p>
          </table:table-cell>
          <table:table-cell office:value-type="float" office:value="27840304" calcext:value-type="float">
            <text:p>27840304</text:p>
          </table:table-cell>
          <table:table-cell table:formula="of:=[.A1155]+[.B1155]+[.C1155]+[.D1155]+[.E1155]+[.F1155]+[.G1155]" office:value-type="float" office:value="172556664" calcext:value-type="float">
            <text:p>172556664</text:p>
          </table:table-cell>
        </table:table-row>
        <table:table-row table:style-name="ro1">
          <table:table-cell office:value-type="float" office:value="30428944" calcext:value-type="float">
            <text:p>30428944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12016" calcext:value-type="float">
            <text:p>25212016</text:p>
          </table:table-cell>
          <table:table-cell office:value-type="float" office:value="33624216" calcext:value-type="float">
            <text:p>33624216</text:p>
          </table:table-cell>
          <table:table-cell office:value-type="float" office:value="27961696" calcext:value-type="float">
            <text:p>27961696</text:p>
          </table:table-cell>
          <table:table-cell office:value-type="float" office:value="27840304" calcext:value-type="float">
            <text:p>27840304</text:p>
          </table:table-cell>
          <table:table-cell table:formula="of:=[.A1156]+[.B1156]+[.C1156]+[.D1156]+[.E1156]+[.F1156]+[.G1156]" office:value-type="float" office:value="172557600" calcext:value-type="float">
            <text:p>172557600</text:p>
          </table:table-cell>
        </table:table-row>
        <table:table-row table:style-name="ro1">
          <table:table-cell office:value-type="float" office:value="30429128" calcext:value-type="float">
            <text:p>30429128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0784" calcext:value-type="float">
            <text:p>25220784</text:p>
          </table:table-cell>
          <table:table-cell office:value-type="float" office:value="33624216" calcext:value-type="float">
            <text:p>33624216</text:p>
          </table:table-cell>
          <table:table-cell office:value-type="float" office:value="27961696" calcext:value-type="float">
            <text:p>27961696</text:p>
          </table:table-cell>
          <table:table-cell office:value-type="float" office:value="27846776" calcext:value-type="float">
            <text:p>27846776</text:p>
          </table:table-cell>
          <table:table-cell table:formula="of:=[.A1157]+[.B1157]+[.C1157]+[.D1157]+[.E1157]+[.F1157]+[.G1157]" office:value-type="float" office:value="172573024" calcext:value-type="float">
            <text:p>172573024</text:p>
          </table:table-cell>
        </table:table-row>
        <table:table-row table:style-name="ro1">
          <table:table-cell office:value-type="float" office:value="30430928" calcext:value-type="float">
            <text:p>30430928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0784" calcext:value-type="float">
            <text:p>25220784</text:p>
          </table:table-cell>
          <table:table-cell office:value-type="float" office:value="33624216" calcext:value-type="float">
            <text:p>33624216</text:p>
          </table:table-cell>
          <table:table-cell office:value-type="float" office:value="28030768" calcext:value-type="float">
            <text:p>28030768</text:p>
          </table:table-cell>
          <table:table-cell office:value-type="float" office:value="27846776" calcext:value-type="float">
            <text:p>27846776</text:p>
          </table:table-cell>
          <table:table-cell table:formula="of:=[.A1158]+[.B1158]+[.C1158]+[.D1158]+[.E1158]+[.F1158]+[.G1158]" office:value-type="float" office:value="172643896" calcext:value-type="float">
            <text:p>172643896</text:p>
          </table:table-cell>
        </table:table-row>
        <table:table-row table:style-name="ro1">
          <table:table-cell office:value-type="float" office:value="30435776" calcext:value-type="float">
            <text:p>30435776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0784" calcext:value-type="float">
            <text:p>25220784</text:p>
          </table:table-cell>
          <table:table-cell office:value-type="float" office:value="33624216" calcext:value-type="float">
            <text:p>33624216</text:p>
          </table:table-cell>
          <table:table-cell office:value-type="float" office:value="28034944" calcext:value-type="float">
            <text:p>28034944</text:p>
          </table:table-cell>
          <table:table-cell office:value-type="float" office:value="27850864" calcext:value-type="float">
            <text:p>27850864</text:p>
          </table:table-cell>
          <table:table-cell table:formula="of:=[.A1159]+[.B1159]+[.C1159]+[.D1159]+[.E1159]+[.F1159]+[.G1159]" office:value-type="float" office:value="172657008" calcext:value-type="float">
            <text:p>172657008</text:p>
          </table:table-cell>
        </table:table-row>
        <table:table-row table:style-name="ro1">
          <table:table-cell office:value-type="float" office:value="30435960" calcext:value-type="float">
            <text:p>30435960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0784" calcext:value-type="float">
            <text:p>25220784</text:p>
          </table:table-cell>
          <table:table-cell office:value-type="float" office:value="33637824" calcext:value-type="float">
            <text:p>33637824</text:p>
          </table:table-cell>
          <table:table-cell office:value-type="float" office:value="28034944" calcext:value-type="float">
            <text:p>28034944</text:p>
          </table:table-cell>
          <table:table-cell office:value-type="float" office:value="27854280" calcext:value-type="float">
            <text:p>27854280</text:p>
          </table:table-cell>
          <table:table-cell table:formula="of:=[.A1160]+[.B1160]+[.C1160]+[.D1160]+[.E1160]+[.F1160]+[.G1160]" office:value-type="float" office:value="172674216" calcext:value-type="float">
            <text:p>172674216</text:p>
          </table:table-cell>
        </table:table-row>
        <table:table-row table:style-name="ro1">
          <table:table-cell office:value-type="float" office:value="30441280" calcext:value-type="float">
            <text:p>30441280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0784" calcext:value-type="float">
            <text:p>25220784</text:p>
          </table:table-cell>
          <table:table-cell office:value-type="float" office:value="33637824" calcext:value-type="float">
            <text:p>33637824</text:p>
          </table:table-cell>
          <table:table-cell office:value-type="float" office:value="28038856" calcext:value-type="float">
            <text:p>28038856</text:p>
          </table:table-cell>
          <table:table-cell office:value-type="float" office:value="27854280" calcext:value-type="float">
            <text:p>27854280</text:p>
          </table:table-cell>
          <table:table-cell table:formula="of:=[.A1161]+[.B1161]+[.C1161]+[.D1161]+[.E1161]+[.F1161]+[.G1161]" office:value-type="float" office:value="172683448" calcext:value-type="float">
            <text:p>172683448</text:p>
          </table:table-cell>
        </table:table-row>
        <table:table-row table:style-name="ro1">
          <table:table-cell office:value-type="float" office:value="30441464" calcext:value-type="float">
            <text:p>30441464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4824" calcext:value-type="float">
            <text:p>25224824</text:p>
          </table:table-cell>
          <table:table-cell office:value-type="float" office:value="33643024" calcext:value-type="float">
            <text:p>33643024</text:p>
          </table:table-cell>
          <table:table-cell office:value-type="float" office:value="28038856" calcext:value-type="float">
            <text:p>28038856</text:p>
          </table:table-cell>
          <table:table-cell office:value-type="float" office:value="27854280" calcext:value-type="float">
            <text:p>27854280</text:p>
          </table:table-cell>
          <table:table-cell table:formula="of:=[.A1162]+[.B1162]+[.C1162]+[.D1162]+[.E1162]+[.F1162]+[.G1162]" office:value-type="float" office:value="172692872" calcext:value-type="float">
            <text:p>172692872</text:p>
          </table:table-cell>
        </table:table-row>
        <table:table-row table:style-name="ro1">
          <table:table-cell office:value-type="float" office:value="30443264" calcext:value-type="float">
            <text:p>30443264</text:p>
          </table:table-cell>
          <table:table-cell office:value-type="float" office:value="27490424" calcext:value-type="float">
            <text:p>27490424</text:p>
          </table:table-cell>
          <table:table-cell office:value-type="float" office:value="0" calcext:value-type="float">
            <text:p>0</text:p>
          </table:table-cell>
          <table:table-cell office:value-type="float" office:value="25224824" calcext:value-type="float">
            <text:p>25224824</text:p>
          </table:table-cell>
          <table:table-cell office:value-type="float" office:value="33721952" calcext:value-type="float">
            <text:p>33721952</text:p>
          </table:table-cell>
          <table:table-cell office:value-type="float" office:value="28039320" calcext:value-type="float">
            <text:p>28039320</text:p>
          </table:table-cell>
          <table:table-cell office:value-type="float" office:value="27854280" calcext:value-type="float">
            <text:p>27854280</text:p>
          </table:table-cell>
          <table:table-cell table:formula="of:=[.A1163]+[.B1163]+[.C1163]+[.D1163]+[.E1163]+[.F1163]+[.G1163]" office:value-type="float" office:value="172774064" calcext:value-type="float">
            <text:p>172774064</text:p>
          </table:table-cell>
        </table:table-row>
        <table:table-row table:style-name="ro1">
          <table:table-cell office:value-type="float" office:value="30443448" calcext:value-type="float">
            <text:p>30443448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228864" calcext:value-type="float">
            <text:p>25228864</text:p>
          </table:table-cell>
          <table:table-cell office:value-type="float" office:value="33721952" calcext:value-type="float">
            <text:p>33721952</text:p>
          </table:table-cell>
          <table:table-cell office:value-type="float" office:value="28042768" calcext:value-type="float">
            <text:p>28042768</text:p>
          </table:table-cell>
          <table:table-cell office:value-type="float" office:value="27858336" calcext:value-type="float">
            <text:p>27858336</text:p>
          </table:table-cell>
          <table:table-cell table:formula="of:=[.A1164]+[.B1164]+[.C1164]+[.D1164]+[.E1164]+[.F1164]+[.G1164]" office:value-type="float" office:value="172788104" calcext:value-type="float">
            <text:p>172788104</text:p>
          </table:table-cell>
        </table:table-row>
        <table:table-row table:style-name="ro1">
          <table:table-cell office:value-type="float" office:value="30443632" calcext:value-type="float">
            <text:p>30443632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228864" calcext:value-type="float">
            <text:p>25228864</text:p>
          </table:table-cell>
          <table:table-cell office:value-type="float" office:value="33727416" calcext:value-type="float">
            <text:p>33727416</text:p>
          </table:table-cell>
          <table:table-cell office:value-type="float" office:value="28042768" calcext:value-type="float">
            <text:p>28042768</text:p>
          </table:table-cell>
          <table:table-cell office:value-type="float" office:value="27858336" calcext:value-type="float">
            <text:p>27858336</text:p>
          </table:table-cell>
          <table:table-cell table:formula="of:=[.A1165]+[.B1165]+[.C1165]+[.D1165]+[.E1165]+[.F1165]+[.G1165]" office:value-type="float" office:value="172793752" calcext:value-type="float">
            <text:p>172793752</text:p>
          </table:table-cell>
        </table:table-row>
        <table:table-row table:style-name="ro1">
          <table:table-cell office:value-type="float" office:value="30448952" calcext:value-type="float">
            <text:p>30448952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228864" calcext:value-type="float">
            <text:p>25228864</text:p>
          </table:table-cell>
          <table:table-cell office:value-type="float" office:value="33727416" calcext:value-type="float">
            <text:p>33727416</text:p>
          </table:table-cell>
          <table:table-cell office:value-type="float" office:value="28046680" calcext:value-type="float">
            <text:p>28046680</text:p>
          </table:table-cell>
          <table:table-cell office:value-type="float" office:value="27858336" calcext:value-type="float">
            <text:p>27858336</text:p>
          </table:table-cell>
          <table:table-cell table:formula="of:=[.A1166]+[.B1166]+[.C1166]+[.D1166]+[.E1166]+[.F1166]+[.G1166]" office:value-type="float" office:value="172802984" calcext:value-type="float">
            <text:p>172802984</text:p>
          </table:table-cell>
        </table:table-row>
        <table:table-row table:style-name="ro1">
          <table:table-cell office:value-type="float" office:value="30449496" calcext:value-type="float">
            <text:p>30449496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384688" calcext:value-type="float">
            <text:p>25384688</text:p>
          </table:table-cell>
          <table:table-cell office:value-type="float" office:value="33732616" calcext:value-type="float">
            <text:p>33732616</text:p>
          </table:table-cell>
          <table:table-cell office:value-type="float" office:value="28046680" calcext:value-type="float">
            <text:p>28046680</text:p>
          </table:table-cell>
          <table:table-cell office:value-type="float" office:value="27862392" calcext:value-type="float">
            <text:p>27862392</text:p>
          </table:table-cell>
          <table:table-cell table:formula="of:=[.A1167]+[.B1167]+[.C1167]+[.D1167]+[.E1167]+[.F1167]+[.G1167]" office:value-type="float" office:value="172968608" calcext:value-type="float">
            <text:p>172968608</text:p>
          </table:table-cell>
        </table:table-row>
        <table:table-row table:style-name="ro1">
          <table:table-cell office:value-type="float" office:value="30450952" calcext:value-type="float">
            <text:p>30450952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481648" calcext:value-type="float">
            <text:p>25481648</text:p>
          </table:table-cell>
          <table:table-cell office:value-type="float" office:value="33732616" calcext:value-type="float">
            <text:p>33732616</text:p>
          </table:table-cell>
          <table:table-cell office:value-type="float" office:value="28120120" calcext:value-type="float">
            <text:p>28120120</text:p>
          </table:table-cell>
          <table:table-cell office:value-type="float" office:value="27862392" calcext:value-type="float">
            <text:p>27862392</text:p>
          </table:table-cell>
          <table:table-cell table:formula="of:=[.A1168]+[.B1168]+[.C1168]+[.D1168]+[.E1168]+[.F1168]+[.G1168]" office:value-type="float" office:value="173140464" calcext:value-type="float">
            <text:p>173140464</text:p>
          </table:table-cell>
        </table:table-row>
        <table:table-row table:style-name="ro1">
          <table:table-cell office:value-type="float" office:value="30526568" calcext:value-type="float">
            <text:p>30526568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487264" calcext:value-type="float">
            <text:p>25487264</text:p>
          </table:table-cell>
          <table:table-cell office:value-type="float" office:value="33732616" calcext:value-type="float">
            <text:p>33732616</text:p>
          </table:table-cell>
          <table:table-cell office:value-type="float" office:value="28120120" calcext:value-type="float">
            <text:p>28120120</text:p>
          </table:table-cell>
          <table:table-cell office:value-type="float" office:value="27866448" calcext:value-type="float">
            <text:p>27866448</text:p>
          </table:table-cell>
          <table:table-cell table:formula="of:=[.A1169]+[.B1169]+[.C1169]+[.D1169]+[.E1169]+[.F1169]+[.G1169]" office:value-type="float" office:value="173225752" calcext:value-type="float">
            <text:p>173225752</text:p>
          </table:table-cell>
        </table:table-row>
        <table:table-row table:style-name="ro1">
          <table:table-cell office:value-type="float" office:value="30526752" calcext:value-type="float">
            <text:p>30526752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487792" calcext:value-type="float">
            <text:p>25487792</text:p>
          </table:table-cell>
          <table:table-cell office:value-type="float" office:value="33737816" calcext:value-type="float">
            <text:p>33737816</text:p>
          </table:table-cell>
          <table:table-cell office:value-type="float" office:value="28120120" calcext:value-type="float">
            <text:p>28120120</text:p>
          </table:table-cell>
          <table:table-cell office:value-type="float" office:value="27938712" calcext:value-type="float">
            <text:p>27938712</text:p>
          </table:table-cell>
          <table:table-cell table:formula="of:=[.A1170]+[.B1170]+[.C1170]+[.D1170]+[.E1170]+[.F1170]+[.G1170]" office:value-type="float" office:value="173303928" calcext:value-type="float">
            <text:p>173303928</text:p>
          </table:table-cell>
        </table:table-row>
        <table:table-row table:style-name="ro1">
          <table:table-cell office:value-type="float" office:value="30527672" calcext:value-type="float">
            <text:p>30527672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488320" calcext:value-type="float">
            <text:p>25488320</text:p>
          </table:table-cell>
          <table:table-cell office:value-type="float" office:value="33737816" calcext:value-type="float">
            <text:p>33737816</text:p>
          </table:table-cell>
          <table:table-cell office:value-type="float" office:value="28124296" calcext:value-type="float">
            <text:p>28124296</text:p>
          </table:table-cell>
          <table:table-cell office:value-type="float" office:value="27938712" calcext:value-type="float">
            <text:p>27938712</text:p>
          </table:table-cell>
          <table:table-cell table:formula="of:=[.A1171]+[.B1171]+[.C1171]+[.D1171]+[.E1171]+[.F1171]+[.G1171]" office:value-type="float" office:value="173309552" calcext:value-type="float">
            <text:p>173309552</text:p>
          </table:table-cell>
        </table:table-row>
        <table:table-row table:style-name="ro1">
          <table:table-cell office:value-type="float" office:value="30528736" calcext:value-type="float">
            <text:p>30528736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492888" calcext:value-type="float">
            <text:p>25492888</text:p>
          </table:table-cell>
          <table:table-cell office:value-type="float" office:value="33743016" calcext:value-type="float">
            <text:p>33743016</text:p>
          </table:table-cell>
          <table:table-cell office:value-type="float" office:value="28124296" calcext:value-type="float">
            <text:p>28124296</text:p>
          </table:table-cell>
          <table:table-cell office:value-type="float" office:value="27938712" calcext:value-type="float">
            <text:p>27938712</text:p>
          </table:table-cell>
          <table:table-cell table:formula="of:=[.A1172]+[.B1172]+[.C1172]+[.D1172]+[.E1172]+[.F1172]+[.G1172]" office:value-type="float" office:value="173320384" calcext:value-type="float">
            <text:p>173320384</text:p>
          </table:table-cell>
        </table:table-row>
        <table:table-row table:style-name="ro1">
          <table:table-cell office:value-type="float" office:value="30534320" calcext:value-type="float">
            <text:p>30534320</text:p>
          </table:table-cell>
          <table:table-cell office:value-type="float" office:value="27492736" calcext:value-type="float">
            <text:p>27492736</text:p>
          </table:table-cell>
          <table:table-cell office:value-type="float" office:value="0" calcext:value-type="float">
            <text:p>0</text:p>
          </table:table-cell>
          <table:table-cell office:value-type="float" office:value="25592736" calcext:value-type="float">
            <text:p>25592736</text:p>
          </table:table-cell>
          <table:table-cell office:value-type="float" office:value="33751864" calcext:value-type="float">
            <text:p>33751864</text:p>
          </table:table-cell>
          <table:table-cell office:value-type="float" office:value="28124296" calcext:value-type="float">
            <text:p>28124296</text:p>
          </table:table-cell>
          <table:table-cell office:value-type="float" office:value="27938712" calcext:value-type="float">
            <text:p>27938712</text:p>
          </table:table-cell>
          <table:table-cell table:formula="of:=[.A1173]+[.B1173]+[.C1173]+[.D1173]+[.E1173]+[.F1173]+[.G1173]" office:value-type="float" office:value="173434664" calcext:value-type="float">
            <text:p>173434664</text:p>
          </table:table-cell>
        </table:table-row>
        <table:table-row table:style-name="ro1">
          <table:table-cell office:value-type="float" office:value="30534504" calcext:value-type="float">
            <text:p>30534504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5598088" calcext:value-type="float">
            <text:p>25598088</text:p>
          </table:table-cell>
          <table:table-cell office:value-type="float" office:value="33751864" calcext:value-type="float">
            <text:p>33751864</text:p>
          </table:table-cell>
          <table:table-cell office:value-type="float" office:value="28124296" calcext:value-type="float">
            <text:p>28124296</text:p>
          </table:table-cell>
          <table:table-cell office:value-type="float" office:value="27943032" calcext:value-type="float">
            <text:p>27943032</text:p>
          </table:table-cell>
          <table:table-cell table:formula="of:=[.A1174]+[.B1174]+[.C1174]+[.D1174]+[.E1174]+[.F1174]+[.G1174]" office:value-type="float" office:value="173446832" calcext:value-type="float">
            <text:p>173446832</text:p>
          </table:table-cell>
        </table:table-row>
        <table:table-row table:style-name="ro1">
          <table:table-cell office:value-type="float" office:value="30540536" calcext:value-type="float">
            <text:p>30540536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73912" calcext:value-type="float">
            <text:p>26073912</text:p>
          </table:table-cell>
          <table:table-cell office:value-type="float" office:value="33751864" calcext:value-type="float">
            <text:p>33751864</text:p>
          </table:table-cell>
          <table:table-cell office:value-type="float" office:value="28124296" calcext:value-type="float">
            <text:p>28124296</text:p>
          </table:table-cell>
          <table:table-cell office:value-type="float" office:value="27943032" calcext:value-type="float">
            <text:p>27943032</text:p>
          </table:table-cell>
          <table:table-cell table:formula="of:=[.A1175]+[.B1175]+[.C1175]+[.D1175]+[.E1175]+[.F1175]+[.G1175]" office:value-type="float" office:value="173928688" calcext:value-type="float">
            <text:p>173928688</text:p>
          </table:table-cell>
        </table:table-row>
        <table:table-row table:style-name="ro1">
          <table:table-cell office:value-type="float" office:value="31002320" calcext:value-type="float">
            <text:p>3100232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73912" calcext:value-type="float">
            <text:p>26073912</text:p>
          </table:table-cell>
          <table:table-cell office:value-type="float" office:value="33751864" calcext:value-type="float">
            <text:p>33751864</text:p>
          </table:table-cell>
          <table:table-cell office:value-type="float" office:value="28128208" calcext:value-type="float">
            <text:p>28128208</text:p>
          </table:table-cell>
          <table:table-cell office:value-type="float" office:value="27947088" calcext:value-type="float">
            <text:p>27947088</text:p>
          </table:table-cell>
          <table:table-cell table:formula="of:=[.A1176]+[.B1176]+[.C1176]+[.D1176]+[.E1176]+[.F1176]+[.G1176]" office:value-type="float" office:value="174398440" calcext:value-type="float">
            <text:p>174398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81432" calcext:value-type="float">
            <text:p>26081432</text:p>
          </table:table-cell>
          <table:table-cell office:value-type="float" office:value="33757064" calcext:value-type="float">
            <text:p>33757064</text:p>
          </table:table-cell>
          <table:table-cell office:value-type="float" office:value="28128208" calcext:value-type="float">
            <text:p>28128208</text:p>
          </table:table-cell>
          <table:table-cell office:value-type="float" office:value="27947088" calcext:value-type="float">
            <text:p>27947088</text:p>
          </table:table-cell>
          <table:table-cell table:formula="of:=[.A1177]+[.B1177]+[.C1177]+[.D1177]+[.E1177]+[.F1177]+[.G1177]" office:value-type="float" office:value="143408840" calcext:value-type="float">
            <text:p>143408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85608" calcext:value-type="float">
            <text:p>26085608</text:p>
          </table:table-cell>
          <table:table-cell office:value-type="float" office:value="33757064" calcext:value-type="float">
            <text:p>33757064</text:p>
          </table:table-cell>
          <table:table-cell office:value-type="float" office:value="28268016" calcext:value-type="float">
            <text:p>28268016</text:p>
          </table:table-cell>
          <table:table-cell office:value-type="float" office:value="27947088" calcext:value-type="float">
            <text:p>27947088</text:p>
          </table:table-cell>
          <table:table-cell table:formula="of:=[.A1178]+[.B1178]+[.C1178]+[.D1178]+[.E1178]+[.F1178]+[.G1178]" office:value-type="float" office:value="143552824" calcext:value-type="float">
            <text:p>143552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85608" calcext:value-type="float">
            <text:p>26085608</text:p>
          </table:table-cell>
          <table:table-cell office:value-type="float" office:value="33762264" calcext:value-type="float">
            <text:p>33762264</text:p>
          </table:table-cell>
          <table:table-cell office:value-type="float" office:value="28268016" calcext:value-type="float">
            <text:p>28268016</text:p>
          </table:table-cell>
          <table:table-cell office:value-type="float" office:value="28094280" calcext:value-type="float">
            <text:p>28094280</text:p>
          </table:table-cell>
          <table:table-cell table:formula="of:=[.A1179]+[.B1179]+[.C1179]+[.D1179]+[.E1179]+[.F1179]+[.G1179]" office:value-type="float" office:value="143705216" calcext:value-type="float">
            <text:p>143705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85608" calcext:value-type="float">
            <text:p>26085608</text:p>
          </table:table-cell>
          <table:table-cell office:value-type="float" office:value="33762264" calcext:value-type="float">
            <text:p>33762264</text:p>
          </table:table-cell>
          <table:table-cell office:value-type="float" office:value="28268016" calcext:value-type="float">
            <text:p>28268016</text:p>
          </table:table-cell>
          <table:table-cell office:value-type="float" office:value="27482368" calcext:value-type="float">
            <text:p>27482368</text:p>
          </table:table-cell>
          <table:table-cell table:formula="of:=[.A1180]+[.B1180]+[.C1180]+[.D1180]+[.E1180]+[.F1180]+[.G1180]" office:value-type="float" office:value="143093304" calcext:value-type="float">
            <text:p>143093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89648" calcext:value-type="float">
            <text:p>26089648</text:p>
          </table:table-cell>
          <table:table-cell office:value-type="float" office:value="33762264" calcext:value-type="float">
            <text:p>33762264</text:p>
          </table:table-cell>
          <table:table-cell office:value-type="float" office:value="28271928" calcext:value-type="float">
            <text:p>28271928</text:p>
          </table:table-cell>
          <table:table-cell office:value-type="float" office:value="0" calcext:value-type="float">
            <text:p>0</text:p>
          </table:table-cell>
          <table:table-cell table:formula="of:=[.A1181]+[.B1181]+[.C1181]+[.D1181]+[.E1181]+[.F1181]+[.G1181]" office:value-type="float" office:value="115618888" calcext:value-type="float">
            <text:p>115618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95048" calcext:value-type="float">
            <text:p>27495048</text:p>
          </table:table-cell>
          <table:table-cell office:value-type="float" office:value="0" calcext:value-type="float">
            <text:p>0</text:p>
          </table:table-cell>
          <table:table-cell office:value-type="float" office:value="26089648" calcext:value-type="float">
            <text:p>26089648</text:p>
          </table:table-cell>
          <table:table-cell office:value-type="float" office:value="32932240" calcext:value-type="float">
            <text:p>32932240</text:p>
          </table:table-cell>
          <table:table-cell office:value-type="float" office:value="28271928" calcext:value-type="float">
            <text:p>28271928</text:p>
          </table:table-cell>
          <table:table-cell office:value-type="float" office:value="0" calcext:value-type="float">
            <text:p>0</text:p>
          </table:table-cell>
          <table:table-cell table:formula="of:=[.A1182]+[.B1182]+[.C1182]+[.D1182]+[.E1182]+[.F1182]+[.G1182]" office:value-type="float" office:value="114788864" calcext:value-type="float">
            <text:p>114788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00392" calcext:value-type="float">
            <text:p>27500392</text:p>
          </table:table-cell>
          <table:table-cell office:value-type="float" office:value="0" calcext:value-type="float">
            <text:p>0</text:p>
          </table:table-cell>
          <table:table-cell office:value-type="float" office:value="26089648" calcext:value-type="float">
            <text:p>26089648</text:p>
          </table:table-cell>
          <table:table-cell office:value-type="float" office:value="33422960" calcext:value-type="float">
            <text:p>33422960</text:p>
          </table:table-cell>
          <table:table-cell office:value-type="float" office:value="28275840" calcext:value-type="float">
            <text:p>28275840</text:p>
          </table:table-cell>
          <table:table-cell office:value-type="float" office:value="0" calcext:value-type="float">
            <text:p>0</text:p>
          </table:table-cell>
          <table:table-cell table:formula="of:=[.A1183]+[.B1183]+[.C1183]+[.D1183]+[.E1183]+[.F1183]+[.G1183]" office:value-type="float" office:value="115288840" calcext:value-type="float">
            <text:p>115288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56008" calcext:value-type="float">
            <text:p>27856008</text:p>
          </table:table-cell>
          <table:table-cell office:value-type="float" office:value="0" calcext:value-type="float">
            <text:p>0</text:p>
          </table:table-cell>
          <table:table-cell office:value-type="float" office:value="26093688" calcext:value-type="float">
            <text:p>26093688</text:p>
          </table:table-cell>
          <table:table-cell office:value-type="float" office:value="0" calcext:value-type="float">
            <text:p>0</text:p>
          </table:table-cell>
          <table:table-cell office:value-type="float" office:value="28275840" calcext:value-type="float">
            <text:p>28275840</text:p>
          </table:table-cell>
          <table:table-cell office:value-type="float" office:value="0" calcext:value-type="float">
            <text:p>0</text:p>
          </table:table-cell>
          <table:table-cell table:formula="of:=[.A1184]+[.B1184]+[.C1184]+[.D1184]+[.E1184]+[.F1184]+[.G1184]" office:value-type="float" office:value="82225536" calcext:value-type="float">
            <text:p>822255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093688" calcext:value-type="float">
            <text:p>26093688</text:p>
          </table:table-cell>
          <table:table-cell office:value-type="float" office:value="0" calcext:value-type="float">
            <text:p>0</text:p>
          </table:table-cell>
          <table:table-cell office:value-type="float" office:value="28275840" calcext:value-type="float">
            <text:p>28275840</text:p>
          </table:table-cell>
          <table:table-cell office:value-type="float" office:value="0" calcext:value-type="float">
            <text:p>0</text:p>
          </table:table-cell>
          <table:table-cell table:formula="of:=[.A1185]+[.B1185]+[.C1185]+[.D1185]+[.E1185]+[.F1185]+[.G1185]" office:value-type="float" office:value="54369528" calcext:value-type="float">
            <text:p>5436952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611000" calcext:value-type="float">
            <text:p>25611000</text:p>
          </table:table-cell>
          <table:table-cell office:value-type="float" office:value="0" calcext:value-type="float">
            <text:p>0</text:p>
          </table:table-cell>
          <table:table-cell office:value-type="float" office:value="28275840" calcext:value-type="float">
            <text:p>28275840</text:p>
          </table:table-cell>
          <table:table-cell office:value-type="float" office:value="0" calcext:value-type="float">
            <text:p>0</text:p>
          </table:table-cell>
          <table:table-cell table:formula="of:=[.A1186]+[.B1186]+[.C1186]+[.D1186]+[.E1186]+[.F1186]+[.G1186]" office:value-type="float" office:value="53886840" calcext:value-type="float">
            <text:p>538868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611000" calcext:value-type="float">
            <text:p>25611000</text:p>
          </table:table-cell>
          <table:table-cell office:value-type="float" office:value="0" calcext:value-type="float">
            <text:p>0</text:p>
          </table:table-cell>
          <table:table-cell office:value-type="float" office:value="28275840" calcext:value-type="float">
            <text:p>28275840</text:p>
          </table:table-cell>
          <table:table-cell office:value-type="float" office:value="0" calcext:value-type="float">
            <text:p>0</text:p>
          </table:table-cell>
          <table:table-cell table:formula="of:=[.A1187]+[.B1187]+[.C1187]+[.D1187]+[.E1187]+[.F1187]+[.G1187]" office:value-type="float" office:value="53886840" calcext:value-type="float">
            <text:p>5388684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53256" calcext:value-type="float">
            <text:p>27253256</text:p>
          </table:table-cell>
          <table:table-cell office:value-type="float" office:value="0" calcext:value-type="float">
            <text:p>0</text:p>
          </table:table-cell>
          <table:table-cell table:formula="of:=[.A1188]+[.B1188]+[.C1188]+[.D1188]+[.E1188]+[.F1188]+[.G1188]" office:value-type="float" office:value="27253256" calcext:value-type="float">
            <text:p>2725325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53256" calcext:value-type="float">
            <text:p>27253256</text:p>
          </table:table-cell>
          <table:table-cell office:value-type="float" office:value="0" calcext:value-type="float">
            <text:p>0</text:p>
          </table:table-cell>
          <table:table-cell table:formula="of:=[.A1189]+[.B1189]+[.C1189]+[.D1189]+[.E1189]+[.F1189]+[.G1189]" office:value-type="float" office:value="27253256" calcext:value-type="float">
            <text:p>2725325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57168" calcext:value-type="float">
            <text:p>27257168</text:p>
          </table:table-cell>
          <table:table-cell office:value-type="float" office:value="0" calcext:value-type="float">
            <text:p>0</text:p>
          </table:table-cell>
          <table:table-cell table:formula="of:=[.A1190]+[.B1190]+[.C1190]+[.D1190]+[.E1190]+[.F1190]+[.G1190]" office:value-type="float" office:value="27257168" calcext:value-type="float">
            <text:p>2725716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57168" calcext:value-type="float">
            <text:p>27257168</text:p>
          </table:table-cell>
          <table:table-cell office:value-type="float" office:value="0" calcext:value-type="float">
            <text:p>0</text:p>
          </table:table-cell>
          <table:table-cell table:formula="of:=[.A1191]+[.B1191]+[.C1191]+[.D1191]+[.E1191]+[.F1191]+[.G1191]" office:value-type="float" office:value="27257168" calcext:value-type="float">
            <text:p>2725716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57168" calcext:value-type="float">
            <text:p>27257168</text:p>
          </table:table-cell>
          <table:table-cell office:value-type="float" office:value="0" calcext:value-type="float">
            <text:p>0</text:p>
          </table:table-cell>
          <table:table-cell table:formula="of:=[.A1192]+[.B1192]+[.C1192]+[.D1192]+[.E1192]+[.F1192]+[.G1192]" office:value-type="float" office:value="27257168" calcext:value-type="float">
            <text:p>2725716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61080" calcext:value-type="float">
            <text:p>27261080</text:p>
          </table:table-cell>
          <table:table-cell office:value-type="float" office:value="0" calcext:value-type="float">
            <text:p>0</text:p>
          </table:table-cell>
          <table:table-cell table:formula="of:=[.A1193]+[.B1193]+[.C1193]+[.D1193]+[.E1193]+[.F1193]+[.G1193]" office:value-type="float" office:value="27261080" calcext:value-type="float">
            <text:p>2726108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61080" calcext:value-type="float">
            <text:p>27261080</text:p>
          </table:table-cell>
          <table:table-cell office:value-type="float" office:value="0" calcext:value-type="float">
            <text:p>0</text:p>
          </table:table-cell>
          <table:table-cell table:formula="of:=[.A1194]+[.B1194]+[.C1194]+[.D1194]+[.E1194]+[.F1194]+[.G1194]" office:value-type="float" office:value="27261080" calcext:value-type="float">
            <text:p>2726108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64992" calcext:value-type="float">
            <text:p>27264992</text:p>
          </table:table-cell>
          <table:table-cell office:value-type="float" office:value="0" calcext:value-type="float">
            <text:p>0</text:p>
          </table:table-cell>
          <table:table-cell table:formula="of:=[.A1195]+[.B1195]+[.C1195]+[.D1195]+[.E1195]+[.F1195]+[.G1195]" office:value-type="float" office:value="27264992" calcext:value-type="float">
            <text:p>2726499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264992" calcext:value-type="float">
            <text:p>27264992</text:p>
          </table:table-cell>
          <table:table-cell office:value-type="float" office:value="0" calcext:value-type="float">
            <text:p>0</text:p>
          </table:table-cell>
          <table:table-cell table:formula="of:=[.A1196]+[.B1196]+[.C1196]+[.D1196]+[.E1196]+[.F1196]+[.G1196]" office:value-type="float" office:value="27264992" calcext:value-type="float">
            <text:p>2726499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353896" calcext:value-type="float">
            <text:p>27353896</text:p>
          </table:table-cell>
          <table:table-cell office:value-type="float" office:value="0" calcext:value-type="float">
            <text:p>0</text:p>
          </table:table-cell>
          <table:table-cell table:formula="of:=[.A1197]+[.B1197]+[.C1197]+[.D1197]+[.E1197]+[.F1197]+[.G1197]" office:value-type="float" office:value="27353896" calcext:value-type="float">
            <text:p>2735389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7762440" calcext:value-type="float">
            <text:p>27762440</text:p>
          </table:table-cell>
          <table:table-cell office:value-type="float" office:value="0" calcext:value-type="float">
            <text:p>0</text:p>
          </table:table-cell>
          <table:table-cell table:formula="of:=[.A1198]+[.B1198]+[.C1198]+[.D1198]+[.E1198]+[.F1198]+[.G1198]" office:value-type="float" office:value="27762440" calcext:value-type="float">
            <text:p>2776244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01:08:39.23863178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95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8cm" svg:height="9.006cm" xlink:href=".." xlink:type="simple" chart:class="chart:area" chart:style-name="ch1">
        <chart:legend chart:legend-position="end" svg:x="20.297cm" svg:y="2.71cm" style:legend-expansion="high" chart:style-name="ch2"/>
        <chart:plot-area chart:style-name="ch3" table:cell-range-address="Sheet1.A1:Sheet1.G1199" chart:data-source-has-labels="row" svg:x="0.446cm" svg:y="0.18cm" svg:width="19.405cm" svg:height="8.646cm">
          <chartooo:coordinate-region svg:x="2.364cm" svg:y="0.38cm" svg:width="17.447cm" svg:height="7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99" chart:label-cell-address="Sheet1.A1:Sheet1.A1" chart:class="chart:area">
            <chart:data-point chart:repeated="1198"/>
          </chart:series>
          <chart:series chart:style-name="ch7" chart:values-cell-range-address="Sheet1.B2:Sheet1.B1199" chart:label-cell-address="Sheet1.B1:Sheet1.B1" chart:class="chart:area">
            <chart:data-point chart:repeated="1198"/>
          </chart:series>
          <chart:series chart:style-name="ch8" chart:values-cell-range-address="Sheet1.C2:Sheet1.C1199" chart:label-cell-address="Sheet1.C1:Sheet1.C1" chart:class="chart:area">
            <chart:data-point chart:repeated="1198"/>
          </chart:series>
          <chart:series chart:style-name="ch9" chart:values-cell-range-address="Sheet1.D2:Sheet1.D1199" chart:label-cell-address="Sheet1.D1:Sheet1.D1" chart:class="chart:area">
            <chart:data-point chart:repeated="1198"/>
          </chart:series>
          <chart:series chart:style-name="ch10" chart:values-cell-range-address="Sheet1.E2:Sheet1.E1199" chart:label-cell-address="Sheet1.E1:Sheet1.E1" chart:class="chart:area">
            <chart:data-point chart:repeated="1198"/>
          </chart:series>
          <chart:series chart:style-name="ch11" chart:values-cell-range-address="Sheet1.F2:Sheet1.F1199" chart:label-cell-address="Sheet1.F1:Sheet1.F1" chart:class="chart:area">
            <chart:data-point chart:repeated="1198"/>
          </chart:series>
          <chart:series chart:style-name="ch12" chart:values-cell-range-address="Sheet1.G2:Sheet1.G1199" chart:label-cell-address="Sheet1.G1:Sheet1.G1" chart:class="chart:area">
            <chart:data-point chart:repeated="11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B1:Sheet1.B1</svg:desc>
                </draw:g>
              </table:table-cell>
              <table:table-cell office:value-type="string">
                <text:p>footPrint</text:p>
                <draw:g>
                  <svg:desc>Sheet1.C1:Sheet1.C1</svg:desc>
                </draw:g>
              </table:table-cell>
              <table:table-cell office:value-type="string">
                <text:p>footPrint</text:p>
                <draw:g>
                  <svg:desc>Sheet1.D1:Sheet1.D1</svg:desc>
                </draw:g>
              </table:table-cell>
              <table:table-cell office:value-type="string">
                <text:p>footPrint</text:p>
                <draw:g>
                  <svg:desc>Sheet1.E1:Sheet1.E1</svg:desc>
                </draw:g>
              </table:table-cell>
              <table:table-cell office:value-type="string">
                <text:p>footPrint</text:p>
                <draw:g>
                  <svg:desc>Sheet1.F1:Sheet1.F1</svg:desc>
                </draw:g>
              </table:table-cell>
              <table:table-cell office:value-type="string">
                <text:p>footPrin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5192">
                <text:p>1275192</text:p>
                <draw:g>
                  <svg:desc>Sheet1.A2:Sheet1.A1199</svg:desc>
                </draw:g>
              </table:table-cell>
              <table:table-cell office:value-type="float" office:value="1275192">
                <text:p>1275192</text:p>
                <draw:g>
                  <svg:desc>Sheet1.B2:Sheet1.B1199</svg:desc>
                </draw:g>
              </table:table-cell>
              <table:table-cell office:value-type="float" office:value="1275192">
                <text:p>1275192</text:p>
                <draw:g>
                  <svg:desc>Sheet1.C2:Sheet1.C1199</svg:desc>
                </draw:g>
              </table:table-cell>
              <table:table-cell office:value-type="float" office:value="1275192">
                <text:p>1275192</text:p>
                <draw:g>
                  <svg:desc>Sheet1.D2:Sheet1.D1199</svg:desc>
                </draw:g>
              </table:table-cell>
              <table:table-cell office:value-type="float" office:value="1275192">
                <text:p>1275192</text:p>
                <draw:g>
                  <svg:desc>Sheet1.E2:Sheet1.E1199</svg:desc>
                </draw:g>
              </table:table-cell>
              <table:table-cell office:value-type="float" office:value="1275120">
                <text:p>1275120</text:p>
                <draw:g>
                  <svg:desc>Sheet1.F2:Sheet1.F1199</svg:desc>
                </draw:g>
              </table:table-cell>
              <table:table-cell office:value-type="float" office:value="1275192">
                <text:p>1275192</text:p>
                <draw:g>
                  <svg:desc>Sheet1.G2:Sheet1.G1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296">
                <text:p>127529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4053080">
                <text:p>405308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358232">
                <text:p>535823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087048">
                <text:p>508704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164680">
                <text:p>516468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248552">
                <text:p>524855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761160">
                <text:p>576116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2432">
                <text:p>1302432</text:p>
              </table:table-cell>
              <table:table-cell office:value-type="float" office:value="1275192">
                <text:p>1275192</text:p>
              </table:table-cell>
              <table:table-cell office:value-type="float" office:value="6052008">
                <text:p>605200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2560">
                <text:p>1412560</text:p>
              </table:table-cell>
              <table:table-cell office:value-type="float" office:value="1275192">
                <text:p>1275192</text:p>
              </table:table-cell>
              <table:table-cell office:value-type="float" office:value="5890272">
                <text:p>589027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6099992">
                <text:p>60999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7384104">
                <text:p>738410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87240">
                <text:p>1287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7922320">
                <text:p>792232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412560">
                <text:p>14125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7922320">
                <text:p>792232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4156200">
                <text:p>4156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7922320">
                <text:p>7922320</text:p>
              </table:table-cell>
              <table:table-cell office:value-type="float" office:value="1275192">
                <text:p>1275192</text:p>
              </table:table-cell>
              <table:table-cell office:value-type="float" office:value="1308440">
                <text:p>130844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26736">
                <text:p>5226736</text:p>
              </table:table-cell>
              <table:table-cell office:value-type="float" office:value="1294288">
                <text:p>1294288</text:p>
              </table:table-cell>
              <table:table-cell office:value-type="float" office:value="7922320">
                <text:p>7922320</text:p>
              </table:table-cell>
              <table:table-cell office:value-type="float" office:value="1275192">
                <text:p>1275192</text:p>
              </table:table-cell>
              <table:table-cell office:value-type="float" office:value="4124336">
                <text:p>4124336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26736">
                <text:p>5226736</text:p>
              </table:table-cell>
              <table:table-cell office:value-type="float" office:value="1463096">
                <text:p>1463096</text:p>
              </table:table-cell>
              <table:table-cell office:value-type="float" office:value="7922320">
                <text:p>792232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26736">
                <text:p>5226736</text:p>
              </table:table-cell>
              <table:table-cell office:value-type="float" office:value="4196776">
                <text:p>4196776</text:p>
              </table:table-cell>
              <table:table-cell office:value-type="float" office:value="7922320">
                <text:p>792232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26736">
                <text:p>5226736</text:p>
              </table:table-cell>
              <table:table-cell office:value-type="float" office:value="5225840">
                <text:p>5225840</text:p>
              </table:table-cell>
              <table:table-cell office:value-type="float" office:value="7922320">
                <text:p>7922320</text:p>
              </table:table-cell>
              <table:table-cell office:value-type="float" office:value="1305216">
                <text:p>1305216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32400">
                <text:p>5232400</text:p>
              </table:table-cell>
              <table:table-cell office:value-type="float" office:value="5225840">
                <text:p>5225840</text:p>
              </table:table-cell>
              <table:table-cell office:value-type="float" office:value="7922320">
                <text:p>7922320</text:p>
              </table:table-cell>
              <table:table-cell office:value-type="float" office:value="4131704">
                <text:p>4131704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37000">
                <text:p>4437000</text:p>
              </table:table-cell>
              <table:table-cell office:value-type="float" office:value="5225840">
                <text:p>5225840</text:p>
              </table:table-cell>
              <table:table-cell office:value-type="float" office:value="7922320">
                <text:p>7922320</text:p>
              </table:table-cell>
              <table:table-cell office:value-type="float" office:value="5225840">
                <text:p>5225840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79528">
                <text:p>5579528</text:p>
              </table:table-cell>
              <table:table-cell office:value-type="float" office:value="5225840">
                <text:p>5225840</text:p>
              </table:table-cell>
              <table:table-cell office:value-type="float" office:value="7927408">
                <text:p>7927408</text:p>
              </table:table-cell>
              <table:table-cell office:value-type="float" office:value="5225840">
                <text:p>5225840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79528">
                <text:p>5579528</text:p>
              </table:table-cell>
              <table:table-cell office:value-type="float" office:value="5225840">
                <text:p>5225840</text:p>
              </table:table-cell>
              <table:table-cell office:value-type="float" office:value="7927408">
                <text:p>7927408</text:p>
              </table:table-cell>
              <table:table-cell office:value-type="float" office:value="5226736">
                <text:p>5226736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9528">
                <text:p>5579528</text:p>
              </table:table-cell>
              <table:table-cell office:value-type="float" office:value="5226736">
                <text:p>5226736</text:p>
              </table:table-cell>
              <table:table-cell office:value-type="float" office:value="7927408">
                <text:p>7927408</text:p>
              </table:table-cell>
              <table:table-cell office:value-type="float" office:value="5226736">
                <text:p>5226736</text:p>
              </table:table-cell>
              <table:table-cell office:value-type="float" office:value="5232144">
                <text:p>5232144</text:p>
              </table:table-cell>
              <table:table-cell office:value-type="float" office:value="1275192">
                <text:p>1275192</text:p>
              </table:table-cell>
              <table:table-cell office:value-type="float" office:value="4473704">
                <text:p>4473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79528">
                <text:p>5579528</text:p>
              </table:table-cell>
              <table:table-cell office:value-type="float" office:value="5226736">
                <text:p>5226736</text:p>
              </table:table-cell>
              <table:table-cell office:value-type="float" office:value="7927408">
                <text:p>7927408</text:p>
              </table:table-cell>
              <table:table-cell office:value-type="float" office:value="5226736">
                <text:p>5226736</text:p>
              </table:table-cell>
              <table:table-cell office:value-type="float" office:value="5568352">
                <text:p>5568352</text:p>
              </table:table-cell>
              <table:table-cell office:value-type="float" office:value="1275192">
                <text:p>1275192</text:p>
              </table:table-cell>
              <table:table-cell office:value-type="float" office:value="5271944">
                <text:p>5271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79528">
                <text:p>5579528</text:p>
              </table:table-cell>
              <table:table-cell office:value-type="float" office:value="5226736">
                <text:p>5226736</text:p>
              </table:table-cell>
              <table:table-cell office:value-type="float" office:value="7927408">
                <text:p>7927408</text:p>
              </table:table-cell>
              <table:table-cell office:value-type="float" office:value="5226736">
                <text:p>5226736</text:p>
              </table:table-cell>
              <table:table-cell office:value-type="float" office:value="5585128">
                <text:p>5585128</text:p>
              </table:table-cell>
              <table:table-cell office:value-type="float" office:value="1275192">
                <text:p>1275192</text:p>
              </table:table-cell>
              <table:table-cell office:value-type="float" office:value="5579400">
                <text:p>5579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79528">
                <text:p>5579528</text:p>
              </table:table-cell>
              <table:table-cell office:value-type="float" office:value="5226736">
                <text:p>5226736</text:p>
              </table:table-cell>
              <table:table-cell office:value-type="float" office:value="7927408">
                <text:p>7927408</text:p>
              </table:table-cell>
              <table:table-cell office:value-type="float" office:value="5226736">
                <text:p>5226736</text:p>
              </table:table-cell>
              <table:table-cell office:value-type="float" office:value="5585128">
                <text:p>5585128</text:p>
              </table:table-cell>
              <table:table-cell office:value-type="float" office:value="1275192">
                <text:p>1275192</text:p>
              </table:table-cell>
              <table:table-cell office:value-type="float" office:value="5579400">
                <text:p>5579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79528">
                <text:p>5579528</text:p>
              </table:table-cell>
              <table:table-cell office:value-type="float" office:value="5375128">
                <text:p>5375128</text:p>
              </table:table-cell>
              <table:table-cell office:value-type="float" office:value="7927408">
                <text:p>7927408</text:p>
              </table:table-cell>
              <table:table-cell office:value-type="float" office:value="5232400">
                <text:p>5232400</text:p>
              </table:table-cell>
              <table:table-cell office:value-type="float" office:value="5585128">
                <text:p>5585128</text:p>
              </table:table-cell>
              <table:table-cell office:value-type="float" office:value="1275192">
                <text:p>1275192</text:p>
              </table:table-cell>
              <table:table-cell office:value-type="float" office:value="6779216">
                <text:p>6779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79528">
                <text:p>5579528</text:p>
              </table:table-cell>
              <table:table-cell office:value-type="float" office:value="5579112">
                <text:p>5579112</text:p>
              </table:table-cell>
              <table:table-cell office:value-type="float" office:value="7927408">
                <text:p>7927408</text:p>
              </table:table-cell>
              <table:table-cell office:value-type="float" office:value="5140912">
                <text:p>5140912</text:p>
              </table:table-cell>
              <table:table-cell office:value-type="float" office:value="5585128">
                <text:p>5585128</text:p>
              </table:table-cell>
              <table:table-cell office:value-type="float" office:value="1275192">
                <text:p>1275192</text:p>
              </table:table-cell>
              <table:table-cell office:value-type="float" office:value="7233976">
                <text:p>7233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79344">
                <text:p>6779344</text:p>
              </table:table-cell>
              <table:table-cell office:value-type="float" office:value="5579528">
                <text:p>5579528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1305216">
                <text:p>1305216</text:p>
              </table:table-cell>
              <table:table-cell office:value-type="float" office:value="7267672">
                <text:p>7267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75720">
                <text:p>7175720</text:p>
              </table:table-cell>
              <table:table-cell office:value-type="float" office:value="5579528">
                <text:p>5579528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4048224">
                <text:p>4048224</text:p>
              </table:table-cell>
              <table:table-cell office:value-type="float" office:value="8254480">
                <text:p>8254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53536">
                <text:p>6453536</text:p>
              </table:table-cell>
              <table:table-cell office:value-type="float" office:value="5579528">
                <text:p>5579528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4204752">
                <text:p>4204752</text:p>
              </table:table-cell>
              <table:table-cell office:value-type="float" office:value="9298728">
                <text:p>9298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63072">
                <text:p>8763072</text:p>
              </table:table-cell>
              <table:table-cell office:value-type="float" office:value="5579528">
                <text:p>5579528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5225840">
                <text:p>5225840</text:p>
              </table:table-cell>
              <table:table-cell office:value-type="float" office:value="9298728">
                <text:p>9298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37816">
                <text:p>9137816</text:p>
              </table:table-cell>
              <table:table-cell office:value-type="float" office:value="5579600">
                <text:p>5579600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5225840">
                <text:p>5225840</text:p>
              </table:table-cell>
              <table:table-cell office:value-type="float" office:value="9298728">
                <text:p>9298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98704">
                <text:p>9298704</text:p>
              </table:table-cell>
              <table:table-cell office:value-type="float" office:value="7083864">
                <text:p>7083864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5225840">
                <text:p>5225840</text:p>
              </table:table-cell>
              <table:table-cell office:value-type="float" office:value="9361840">
                <text:p>93618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21064">
                <text:p>9321064</text:p>
              </table:table-cell>
              <table:table-cell office:value-type="float" office:value="7267800">
                <text:p>7267800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5226736">
                <text:p>5226736</text:p>
              </table:table-cell>
              <table:table-cell office:value-type="float" office:value="10496160">
                <text:p>104961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21064">
                <text:p>9321064</text:p>
              </table:table-cell>
              <table:table-cell office:value-type="float" office:value="8593392">
                <text:p>8593392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5585128">
                <text:p>5585128</text:p>
              </table:table-cell>
              <table:table-cell office:value-type="float" office:value="5226736">
                <text:p>5226736</text:p>
              </table:table-cell>
              <table:table-cell office:value-type="float" office:value="9978296">
                <text:p>9978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25560">
                <text:p>9325560</text:p>
              </table:table-cell>
              <table:table-cell office:value-type="float" office:value="9004648">
                <text:p>9004648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6784944">
                <text:p>6784944</text:p>
              </table:table-cell>
              <table:table-cell office:value-type="float" office:value="5226736">
                <text:p>5226736</text:p>
              </table:table-cell>
              <table:table-cell office:value-type="float" office:value="10751584">
                <text:p>10751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81984">
                <text:p>9381984</text:p>
              </table:table-cell>
              <table:table-cell office:value-type="float" office:value="9298704">
                <text:p>9298704</text:p>
              </table:table-cell>
              <table:table-cell office:value-type="float" office:value="7927408">
                <text:p>7927408</text:p>
              </table:table-cell>
              <table:table-cell office:value-type="float" office:value="5579400">
                <text:p>5579400</text:p>
              </table:table-cell>
              <table:table-cell office:value-type="float" office:value="7257688">
                <text:p>7257688</text:p>
              </table:table-cell>
              <table:table-cell office:value-type="float" office:value="5226736">
                <text:p>5226736</text:p>
              </table:table-cell>
              <table:table-cell office:value-type="float" office:value="10873128">
                <text:p>10873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39848">
                <text:p>10439848</text:p>
              </table:table-cell>
              <table:table-cell office:value-type="float" office:value="9320752">
                <text:p>9320752</text:p>
              </table:table-cell>
              <table:table-cell office:value-type="float" office:value="7927408">
                <text:p>7927408</text:p>
              </table:table-cell>
              <table:table-cell office:value-type="float" office:value="7233976">
                <text:p>7233976</text:p>
              </table:table-cell>
              <table:table-cell office:value-type="float" office:value="8284424">
                <text:p>8284424</text:p>
              </table:table-cell>
              <table:table-cell office:value-type="float" office:value="5226736">
                <text:p>5226736</text:p>
              </table:table-cell>
              <table:table-cell office:value-type="float" office:value="10968608">
                <text:p>10968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31672">
                <text:p>10531672</text:p>
              </table:table-cell>
              <table:table-cell office:value-type="float" office:value="9407200">
                <text:p>9407200</text:p>
              </table:table-cell>
              <table:table-cell office:value-type="float" office:value="7927408">
                <text:p>7927408</text:p>
              </table:table-cell>
              <table:table-cell office:value-type="float" office:value="8202696">
                <text:p>8202696</text:p>
              </table:table-cell>
              <table:table-cell office:value-type="float" office:value="8663480">
                <text:p>8663480</text:p>
              </table:table-cell>
              <table:table-cell office:value-type="float" office:value="5246680">
                <text:p>5246680</text:p>
              </table:table-cell>
              <table:table-cell office:value-type="float" office:value="11078976">
                <text:p>11078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37656">
                <text:p>10737656</text:p>
              </table:table-cell>
              <table:table-cell office:value-type="float" office:value="9474224">
                <text:p>9474224</text:p>
              </table:table-cell>
              <table:table-cell office:value-type="float" office:value="7927408">
                <text:p>7927408</text:p>
              </table:table-cell>
              <table:table-cell office:value-type="float" office:value="8568440">
                <text:p>8568440</text:p>
              </table:table-cell>
              <table:table-cell office:value-type="float" office:value="8898496">
                <text:p>8898496</text:p>
              </table:table-cell>
              <table:table-cell office:value-type="float" office:value="5579400">
                <text:p>5579400</text:p>
              </table:table-cell>
              <table:table-cell office:value-type="float" office:value="11113200">
                <text:p>111132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82144">
                <text:p>10982144</text:p>
              </table:table-cell>
              <table:table-cell office:value-type="float" office:value="10660712">
                <text:p>10660712</text:p>
              </table:table-cell>
              <table:table-cell office:value-type="float" office:value="7927408">
                <text:p>7927408</text:p>
              </table:table-cell>
              <table:table-cell office:value-type="float" office:value="8822744">
                <text:p>8822744</text:p>
              </table:table-cell>
              <table:table-cell office:value-type="float" office:value="9313104">
                <text:p>9313104</text:p>
              </table:table-cell>
              <table:table-cell office:value-type="float" office:value="5579400">
                <text:p>5579400</text:p>
              </table:table-cell>
              <table:table-cell office:value-type="float" office:value="11291296">
                <text:p>11291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43776">
                <text:p>11143776</text:p>
              </table:table-cell>
              <table:table-cell office:value-type="float" office:value="10790880">
                <text:p>10790880</text:p>
              </table:table-cell>
              <table:table-cell office:value-type="float" office:value="7927408">
                <text:p>7927408</text:p>
              </table:table-cell>
              <table:table-cell office:value-type="float" office:value="9142408">
                <text:p>9142408</text:p>
              </table:table-cell>
              <table:table-cell office:value-type="float" office:value="9313104">
                <text:p>9313104</text:p>
              </table:table-cell>
              <table:table-cell office:value-type="float" office:value="5579400">
                <text:p>5579400</text:p>
              </table:table-cell>
              <table:table-cell office:value-type="float" office:value="11689448">
                <text:p>11689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698320">
                <text:p>11698320</text:p>
              </table:table-cell>
              <table:table-cell office:value-type="float" office:value="10907560">
                <text:p>10907560</text:p>
              </table:table-cell>
              <table:table-cell office:value-type="float" office:value="7927408">
                <text:p>7927408</text:p>
              </table:table-cell>
              <table:table-cell office:value-type="float" office:value="9298728">
                <text:p>9298728</text:p>
              </table:table-cell>
              <table:table-cell office:value-type="float" office:value="9313104">
                <text:p>9313104</text:p>
              </table:table-cell>
              <table:table-cell office:value-type="float" office:value="5579400">
                <text:p>5579400</text:p>
              </table:table-cell>
              <table:table-cell office:value-type="float" office:value="11784816">
                <text:p>11784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74216">
                <text:p>11874216</text:p>
              </table:table-cell>
              <table:table-cell office:value-type="float" office:value="11101744">
                <text:p>11101744</text:p>
              </table:table-cell>
              <table:table-cell office:value-type="float" office:value="7927408">
                <text:p>7927408</text:p>
              </table:table-cell>
              <table:table-cell office:value-type="float" office:value="9298728">
                <text:p>9298728</text:p>
              </table:table-cell>
              <table:table-cell office:value-type="float" office:value="9313104">
                <text:p>9313104</text:p>
              </table:table-cell>
              <table:table-cell office:value-type="float" office:value="5579400">
                <text:p>5579400</text:p>
              </table:table-cell>
              <table:table-cell office:value-type="float" office:value="11913136">
                <text:p>11913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985104">
                <text:p>11985104</text:p>
              </table:table-cell>
              <table:table-cell office:value-type="float" office:value="11308840">
                <text:p>11308840</text:p>
              </table:table-cell>
              <table:table-cell office:value-type="float" office:value="7927408">
                <text:p>7927408</text:p>
              </table:table-cell>
              <table:table-cell office:value-type="float" office:value="9298728">
                <text:p>9298728</text:p>
              </table:table-cell>
              <table:table-cell office:value-type="float" office:value="9335464">
                <text:p>9335464</text:p>
              </table:table-cell>
              <table:table-cell office:value-type="float" office:value="5579400">
                <text:p>5579400</text:p>
              </table:table-cell>
              <table:table-cell office:value-type="float" office:value="12011936">
                <text:p>12011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55528">
                <text:p>14155528</text:p>
              </table:table-cell>
              <table:table-cell office:value-type="float" office:value="11823312">
                <text:p>11823312</text:p>
              </table:table-cell>
              <table:table-cell office:value-type="float" office:value="7927408">
                <text:p>7927408</text:p>
              </table:table-cell>
              <table:table-cell office:value-type="float" office:value="9320776">
                <text:p>9320776</text:p>
              </table:table-cell>
              <table:table-cell office:value-type="float" office:value="9371584">
                <text:p>9371584</text:p>
              </table:table-cell>
              <table:table-cell office:value-type="float" office:value="5579400">
                <text:p>5579400</text:p>
              </table:table-cell>
              <table:table-cell office:value-type="float" office:value="14128160">
                <text:p>14128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292272">
                <text:p>14292272</text:p>
              </table:table-cell>
              <table:table-cell office:value-type="float" office:value="11968648">
                <text:p>11968648</text:p>
              </table:table-cell>
              <table:table-cell office:value-type="float" office:value="7927408">
                <text:p>7927408</text:p>
              </table:table-cell>
              <table:table-cell office:value-type="float" office:value="9345496">
                <text:p>9345496</text:p>
              </table:table-cell>
              <table:table-cell office:value-type="float" office:value="10480232">
                <text:p>10480232</text:p>
              </table:table-cell>
              <table:table-cell office:value-type="float" office:value="5579400">
                <text:p>5579400</text:p>
              </table:table-cell>
              <table:table-cell office:value-type="float" office:value="14251800">
                <text:p>14251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27144">
                <text:p>14427144</text:p>
              </table:table-cell>
              <table:table-cell office:value-type="float" office:value="12047776">
                <text:p>12047776</text:p>
              </table:table-cell>
              <table:table-cell office:value-type="float" office:value="7927408">
                <text:p>7927408</text:p>
              </table:table-cell>
              <table:table-cell office:value-type="float" office:value="8952792">
                <text:p>8952792</text:p>
              </table:table-cell>
              <table:table-cell office:value-type="float" office:value="10725200">
                <text:p>10725200</text:p>
              </table:table-cell>
              <table:table-cell office:value-type="float" office:value="7251712">
                <text:p>7251712</text:p>
              </table:table-cell>
              <table:table-cell office:value-type="float" office:value="14393960">
                <text:p>143939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86536">
                <text:p>14586536</text:p>
              </table:table-cell>
              <table:table-cell office:value-type="float" office:value="14285464">
                <text:p>14285464</text:p>
              </table:table-cell>
              <table:table-cell office:value-type="float" office:value="7927408">
                <text:p>7927408</text:p>
              </table:table-cell>
              <table:table-cell office:value-type="float" office:value="10907144">
                <text:p>10907144</text:p>
              </table:table-cell>
              <table:table-cell office:value-type="float" office:value="10970152">
                <text:p>10970152</text:p>
              </table:table-cell>
              <table:table-cell office:value-type="float" office:value="8953640">
                <text:p>8953640</text:p>
              </table:table-cell>
              <table:table-cell office:value-type="float" office:value="14597760">
                <text:p>145977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39656">
                <text:p>13439656</text:p>
              </table:table-cell>
              <table:table-cell office:value-type="float" office:value="14541888">
                <text:p>14541888</text:p>
              </table:table-cell>
              <table:table-cell office:value-type="float" office:value="7927408">
                <text:p>7927408</text:p>
              </table:table-cell>
              <table:table-cell office:value-type="float" office:value="11069264">
                <text:p>11069264</text:p>
              </table:table-cell>
              <table:table-cell office:value-type="float" office:value="11086960">
                <text:p>11086960</text:p>
              </table:table-cell>
              <table:table-cell office:value-type="float" office:value="9298728">
                <text:p>9298728</text:p>
              </table:table-cell>
              <table:table-cell office:value-type="float" office:value="13445976">
                <text:p>13445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64464">
                <text:p>14764464</text:p>
              </table:table-cell>
              <table:table-cell office:value-type="float" office:value="13380688">
                <text:p>13380688</text:p>
              </table:table-cell>
              <table:table-cell office:value-type="float" office:value="7927408">
                <text:p>7927408</text:p>
              </table:table-cell>
              <table:table-cell office:value-type="float" office:value="11400112">
                <text:p>11400112</text:p>
              </table:table-cell>
              <table:table-cell office:value-type="float" office:value="11293432">
                <text:p>11293432</text:p>
              </table:table-cell>
              <table:table-cell office:value-type="float" office:value="9298728">
                <text:p>9298728</text:p>
              </table:table-cell>
              <table:table-cell office:value-type="float" office:value="13666560">
                <text:p>136665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87744">
                <text:p>15087744</text:p>
              </table:table-cell>
              <table:table-cell office:value-type="float" office:value="13710744">
                <text:p>13710744</text:p>
              </table:table-cell>
              <table:table-cell office:value-type="float" office:value="7927408">
                <text:p>7927408</text:p>
              </table:table-cell>
              <table:table-cell office:value-type="float" office:value="11911136">
                <text:p>11911136</text:p>
              </table:table-cell>
              <table:table-cell office:value-type="float" office:value="11698056">
                <text:p>11698056</text:p>
              </table:table-cell>
              <table:table-cell office:value-type="float" office:value="9298728">
                <text:p>9298728</text:p>
              </table:table-cell>
              <table:table-cell office:value-type="float" office:value="14983144">
                <text:p>14983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27328">
                <text:p>17427328</text:p>
              </table:table-cell>
              <table:table-cell office:value-type="float" office:value="13710744">
                <text:p>13710744</text:p>
              </table:table-cell>
              <table:table-cell office:value-type="float" office:value="7927408">
                <text:p>7927408</text:p>
              </table:table-cell>
              <table:table-cell office:value-type="float" office:value="12085440">
                <text:p>12085440</text:p>
              </table:table-cell>
              <table:table-cell office:value-type="float" office:value="11815624">
                <text:p>11815624</text:p>
              </table:table-cell>
              <table:table-cell office:value-type="float" office:value="9298728">
                <text:p>9298728</text:p>
              </table:table-cell>
              <table:table-cell office:value-type="float" office:value="15001896">
                <text:p>150018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68608">
                <text:p>17568608</text:p>
              </table:table-cell>
              <table:table-cell office:value-type="float" office:value="14883296">
                <text:p>14883296</text:p>
              </table:table-cell>
              <table:table-cell office:value-type="float" office:value="7927408">
                <text:p>7927408</text:p>
              </table:table-cell>
              <table:table-cell office:value-type="float" office:value="14373856">
                <text:p>14373856</text:p>
              </table:table-cell>
              <table:table-cell office:value-type="float" office:value="11923416">
                <text:p>11923416</text:p>
              </table:table-cell>
              <table:table-cell office:value-type="float" office:value="9321088">
                <text:p>9321088</text:p>
              </table:table-cell>
              <table:table-cell office:value-type="float" office:value="15068752">
                <text:p>15068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23968">
                <text:p>17723968</text:p>
              </table:table-cell>
              <table:table-cell office:value-type="float" office:value="15189216">
                <text:p>15189216</text:p>
              </table:table-cell>
              <table:table-cell office:value-type="float" office:value="7927408">
                <text:p>7927408</text:p>
              </table:table-cell>
              <table:table-cell office:value-type="float" office:value="14544904">
                <text:p>14544904</text:p>
              </table:table-cell>
              <table:table-cell office:value-type="float" office:value="14127680">
                <text:p>14127680</text:p>
              </table:table-cell>
              <table:table-cell office:value-type="float" office:value="9352928">
                <text:p>9352928</text:p>
              </table:table-cell>
              <table:table-cell office:value-type="float" office:value="17435920">
                <text:p>174359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99480">
                <text:p>17399480</text:p>
              </table:table-cell>
              <table:table-cell office:value-type="float" office:value="16367840">
                <text:p>16367840</text:p>
              </table:table-cell>
              <table:table-cell office:value-type="float" office:value="7927408">
                <text:p>7927408</text:p>
              </table:table-cell>
              <table:table-cell office:value-type="float" office:value="13245304">
                <text:p>13245304</text:p>
              </table:table-cell>
              <table:table-cell office:value-type="float" office:value="14338960">
                <text:p>14338960</text:p>
              </table:table-cell>
              <table:table-cell office:value-type="float" office:value="9381912">
                <text:p>9381912</text:p>
              </table:table-cell>
              <table:table-cell office:value-type="float" office:value="17573832">
                <text:p>17573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94024">
                <text:p>17594024</text:p>
              </table:table-cell>
              <table:table-cell office:value-type="float" office:value="17515128">
                <text:p>17515128</text:p>
              </table:table-cell>
              <table:table-cell office:value-type="float" office:value="7927408">
                <text:p>7927408</text:p>
              </table:table-cell>
              <table:table-cell office:value-type="float" office:value="13547208">
                <text:p>13547208</text:p>
              </table:table-cell>
              <table:table-cell office:value-type="float" office:value="14469144">
                <text:p>14469144</text:p>
              </table:table-cell>
              <table:table-cell office:value-type="float" office:value="8569464">
                <text:p>8569464</text:p>
              </table:table-cell>
              <table:table-cell office:value-type="float" office:value="17733344">
                <text:p>17733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710920">
                <text:p>17710920</text:p>
              </table:table-cell>
              <table:table-cell office:value-type="float" office:value="17576096">
                <text:p>17576096</text:p>
              </table:table-cell>
              <table:table-cell office:value-type="float" office:value="7927408">
                <text:p>7927408</text:p>
              </table:table-cell>
              <table:table-cell office:value-type="float" office:value="15011808">
                <text:p>15011808</text:p>
              </table:table-cell>
              <table:table-cell office:value-type="float" office:value="14625904">
                <text:p>14625904</text:p>
              </table:table-cell>
              <table:table-cell office:value-type="float" office:value="10740120">
                <text:p>10740120</text:p>
              </table:table-cell>
              <table:table-cell office:value-type="float" office:value="17359680">
                <text:p>17359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06432">
                <text:p>17806432</text:p>
              </table:table-cell>
              <table:table-cell office:value-type="float" office:value="17679136">
                <text:p>17679136</text:p>
              </table:table-cell>
              <table:table-cell office:value-type="float" office:value="7927408">
                <text:p>7927408</text:p>
              </table:table-cell>
              <table:table-cell office:value-type="float" office:value="15097128">
                <text:p>15097128</text:p>
              </table:table-cell>
              <table:table-cell office:value-type="float" office:value="13410368">
                <text:p>13410368</text:p>
              </table:table-cell>
              <table:table-cell office:value-type="float" office:value="11012520">
                <text:p>11012520</text:p>
              </table:table-cell>
              <table:table-cell office:value-type="float" office:value="17480472">
                <text:p>17480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06432">
                <text:p>17806432</text:p>
              </table:table-cell>
              <table:table-cell office:value-type="float" office:value="17372696">
                <text:p>17372696</text:p>
              </table:table-cell>
              <table:table-cell office:value-type="float" office:value="7927408">
                <text:p>7927408</text:p>
              </table:table-cell>
              <table:table-cell office:value-type="float" office:value="15173056">
                <text:p>15173056</text:p>
              </table:table-cell>
              <table:table-cell office:value-type="float" office:value="13672272">
                <text:p>13672272</text:p>
              </table:table-cell>
              <table:table-cell office:value-type="float" office:value="11257864">
                <text:p>11257864</text:p>
              </table:table-cell>
              <table:table-cell office:value-type="float" office:value="17653280">
                <text:p>176532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06432">
                <text:p>17806432</text:p>
              </table:table-cell>
              <table:table-cell office:value-type="float" office:value="17556544">
                <text:p>17556544</text:p>
              </table:table-cell>
              <table:table-cell office:value-type="float" office:value="7927408">
                <text:p>7927408</text:p>
              </table:table-cell>
              <table:table-cell office:value-type="float" office:value="16416400">
                <text:p>16416400</text:p>
              </table:table-cell>
              <table:table-cell office:value-type="float" office:value="15036568">
                <text:p>15036568</text:p>
              </table:table-cell>
              <table:table-cell office:value-type="float" office:value="11750448">
                <text:p>11750448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06432">
                <text:p>17806432</text:p>
              </table:table-cell>
              <table:table-cell office:value-type="float" office:value="17776856">
                <text:p>17776856</text:p>
              </table:table-cell>
              <table:table-cell office:value-type="float" office:value="7927408">
                <text:p>7927408</text:p>
              </table:table-cell>
              <table:table-cell office:value-type="float" office:value="17533016">
                <text:p>17533016</text:p>
              </table:table-cell>
              <table:table-cell office:value-type="float" office:value="15036568">
                <text:p>15036568</text:p>
              </table:table-cell>
              <table:table-cell office:value-type="float" office:value="11948136">
                <text:p>11948136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06432">
                <text:p>17806432</text:p>
              </table:table-cell>
              <table:table-cell office:value-type="float" office:value="20316976">
                <text:p>20316976</text:p>
              </table:table-cell>
              <table:table-cell office:value-type="float" office:value="7927408">
                <text:p>7927408</text:p>
              </table:table-cell>
              <table:table-cell office:value-type="float" office:value="17657592">
                <text:p>17657592</text:p>
              </table:table-cell>
              <table:table-cell office:value-type="float" office:value="15194384">
                <text:p>15194384</text:p>
              </table:table-cell>
              <table:table-cell office:value-type="float" office:value="12022304">
                <text:p>12022304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426440">
                <text:p>17426440</text:p>
              </table:table-cell>
              <table:table-cell office:value-type="float" office:value="17545088">
                <text:p>17545088</text:p>
              </table:table-cell>
              <table:table-cell office:value-type="float" office:value="14156784">
                <text:p>14156784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480144">
                <text:p>17480144</text:p>
              </table:table-cell>
              <table:table-cell office:value-type="float" office:value="17677512">
                <text:p>17677512</text:p>
              </table:table-cell>
              <table:table-cell office:value-type="float" office:value="14398352">
                <text:p>14398352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542360">
                <text:p>17542360</text:p>
              </table:table-cell>
              <table:table-cell office:value-type="float" office:value="17370880">
                <text:p>17370880</text:p>
              </table:table-cell>
              <table:table-cell office:value-type="float" office:value="14607080">
                <text:p>14607080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595208">
                <text:p>17595208</text:p>
              </table:table-cell>
              <table:table-cell office:value-type="float" office:value="17479736">
                <text:p>17479736</text:p>
              </table:table-cell>
              <table:table-cell office:value-type="float" office:value="13497088">
                <text:p>13497088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807544">
                <text:p>17807544</text:p>
              </table:table-cell>
              <table:table-cell office:value-type="float" office:value="17705984">
                <text:p>17705984</text:p>
              </table:table-cell>
              <table:table-cell office:value-type="float" office:value="14915528">
                <text:p>14915528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5097800">
                <text:p>15097800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451096">
                <text:p>17451096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06432">
                <text:p>178064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661424">
                <text:p>17661424</text:p>
              </table:table-cell>
              <table:table-cell office:value-type="float" office:value="17848048">
                <text:p>17848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28656">
                <text:p>17928656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261512">
                <text:p>17261512</text:p>
              </table:table-cell>
              <table:table-cell office:value-type="float" office:value="18160120">
                <text:p>181601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460232">
                <text:p>18460232</text:p>
              </table:table-cell>
              <table:table-cell office:value-type="float" office:value="20473232">
                <text:p>20473232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261512">
                <text:p>17261512</text:p>
              </table:table-cell>
              <table:table-cell office:value-type="float" office:value="18552320">
                <text:p>185523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638464">
                <text:p>19638464</text:p>
              </table:table-cell>
              <table:table-cell office:value-type="float" office:value="20784560">
                <text:p>20784560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261512">
                <text:p>17261512</text:p>
              </table:table-cell>
              <table:table-cell office:value-type="float" office:value="20923728">
                <text:p>20923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87096">
                <text:p>20887096</text:p>
              </table:table-cell>
              <table:table-cell office:value-type="float" office:value="18988744">
                <text:p>18988744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261512">
                <text:p>17261512</text:p>
              </table:table-cell>
              <table:table-cell office:value-type="float" office:value="22473528">
                <text:p>22473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99464">
                <text:p>22399464</text:p>
              </table:table-cell>
              <table:table-cell office:value-type="float" office:value="20174000">
                <text:p>20174000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261512">
                <text:p>17261512</text:p>
              </table:table-cell>
              <table:table-cell office:value-type="float" office:value="22563464">
                <text:p>22563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528056">
                <text:p>22528056</text:p>
              </table:table-cell>
              <table:table-cell office:value-type="float" office:value="19780512">
                <text:p>19780512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7855640">
                <text:p>17855640</text:p>
              </table:table-cell>
              <table:table-cell office:value-type="float" office:value="17283888">
                <text:p>17283888</text:p>
              </table:table-cell>
              <table:table-cell office:value-type="float" office:value="22828384">
                <text:p>22828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546368">
                <text:p>22546368</text:p>
              </table:table-cell>
              <table:table-cell office:value-type="float" office:value="20903560">
                <text:p>20903560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8007256">
                <text:p>18007256</text:p>
              </table:table-cell>
              <table:table-cell office:value-type="float" office:value="17342176">
                <text:p>17342176</text:p>
              </table:table-cell>
              <table:table-cell office:value-type="float" office:value="21856064">
                <text:p>21856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731632">
                <text:p>22731632</text:p>
              </table:table-cell>
              <table:table-cell office:value-type="float" office:value="20911760">
                <text:p>20911760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8485480">
                <text:p>18485480</text:p>
              </table:table-cell>
              <table:table-cell office:value-type="float" office:value="17408088">
                <text:p>17408088</text:p>
              </table:table-cell>
              <table:table-cell office:value-type="float" office:value="21914432">
                <text:p>21914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585352">
                <text:p>21585352</text:p>
              </table:table-cell>
              <table:table-cell office:value-type="float" office:value="20946544">
                <text:p>20946544</text:p>
              </table:table-cell>
              <table:table-cell office:value-type="float" office:value="7927408">
                <text:p>7927408</text:p>
              </table:table-cell>
              <table:table-cell office:value-type="float" office:value="17968056">
                <text:p>17968056</text:p>
              </table:table-cell>
              <table:table-cell office:value-type="float" office:value="19801904">
                <text:p>19801904</text:p>
              </table:table-cell>
              <table:table-cell office:value-type="float" office:value="17632216">
                <text:p>17632216</text:p>
              </table:table-cell>
              <table:table-cell office:value-type="float" office:value="22082896">
                <text:p>2208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786504">
                <text:p>21786504</text:p>
              </table:table-cell>
              <table:table-cell office:value-type="float" office:value="20953984">
                <text:p>20953984</text:p>
              </table:table-cell>
              <table:table-cell office:value-type="float" office:value="7927408">
                <text:p>7927408</text:p>
              </table:table-cell>
              <table:table-cell office:value-type="float" office:value="18087392">
                <text:p>18087392</text:p>
              </table:table-cell>
              <table:table-cell office:value-type="float" office:value="22450936">
                <text:p>22450936</text:p>
              </table:table-cell>
              <table:table-cell office:value-type="float" office:value="17817936">
                <text:p>17817936</text:p>
              </table:table-cell>
              <table:table-cell office:value-type="float" office:value="20967728">
                <text:p>20967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786504">
                <text:p>21786504</text:p>
              </table:table-cell>
              <table:table-cell office:value-type="float" office:value="20955864">
                <text:p>20955864</text:p>
              </table:table-cell>
              <table:table-cell office:value-type="float" office:value="7927408">
                <text:p>7927408</text:p>
              </table:table-cell>
              <table:table-cell office:value-type="float" office:value="18314600">
                <text:p>18314600</text:p>
              </table:table-cell>
              <table:table-cell office:value-type="float" office:value="22582336">
                <text:p>22582336</text:p>
              </table:table-cell>
              <table:table-cell office:value-type="float" office:value="17853936">
                <text:p>17853936</text:p>
              </table:table-cell>
              <table:table-cell office:value-type="float" office:value="20972448">
                <text:p>209724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786504">
                <text:p>21786504</text:p>
              </table:table-cell>
              <table:table-cell office:value-type="float" office:value="20956680">
                <text:p>20956680</text:p>
              </table:table-cell>
              <table:table-cell office:value-type="float" office:value="7927408">
                <text:p>7927408</text:p>
              </table:table-cell>
              <table:table-cell office:value-type="float" office:value="19718424">
                <text:p>19718424</text:p>
              </table:table-cell>
              <table:table-cell office:value-type="float" office:value="22839872">
                <text:p>22839872</text:p>
              </table:table-cell>
              <table:table-cell office:value-type="float" office:value="17853936">
                <text:p>17853936</text:p>
              </table:table-cell>
              <table:table-cell office:value-type="float" office:value="20982376">
                <text:p>20982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786504">
                <text:p>21786504</text:p>
              </table:table-cell>
              <table:table-cell office:value-type="float" office:value="20957856">
                <text:p>20957856</text:p>
              </table:table-cell>
              <table:table-cell office:value-type="float" office:value="7927408">
                <text:p>7927408</text:p>
              </table:table-cell>
              <table:table-cell office:value-type="float" office:value="21489536">
                <text:p>21489536</text:p>
              </table:table-cell>
              <table:table-cell office:value-type="float" office:value="21785696">
                <text:p>21785696</text:p>
              </table:table-cell>
              <table:table-cell office:value-type="float" office:value="17853936">
                <text:p>17853936</text:p>
              </table:table-cell>
              <table:table-cell office:value-type="float" office:value="20982376">
                <text:p>20982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786504">
                <text:p>21786504</text:p>
              </table:table-cell>
              <table:table-cell office:value-type="float" office:value="20964680">
                <text:p>20964680</text:p>
              </table:table-cell>
              <table:table-cell office:value-type="float" office:value="7927408">
                <text:p>7927408</text:p>
              </table:table-cell>
              <table:table-cell office:value-type="float" office:value="22692024">
                <text:p>22692024</text:p>
              </table:table-cell>
              <table:table-cell office:value-type="float" office:value="19810928">
                <text:p>19810928</text:p>
              </table:table-cell>
              <table:table-cell office:value-type="float" office:value="17853936">
                <text:p>17853936</text:p>
              </table:table-cell>
              <table:table-cell office:value-type="float" office:value="20982376">
                <text:p>20982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786504">
                <text:p>21786504</text:p>
              </table:table-cell>
              <table:table-cell office:value-type="float" office:value="21150536">
                <text:p>21150536</text:p>
              </table:table-cell>
              <table:table-cell office:value-type="float" office:value="7927408">
                <text:p>7927408</text:p>
              </table:table-cell>
              <table:table-cell office:value-type="float" office:value="22709032">
                <text:p>22709032</text:p>
              </table:table-cell>
              <table:table-cell office:value-type="float" office:value="20993120">
                <text:p>20993120</text:p>
              </table:table-cell>
              <table:table-cell office:value-type="float" office:value="17853936">
                <text:p>17853936</text:p>
              </table:table-cell>
              <table:table-cell office:value-type="float" office:value="20982376">
                <text:p>20982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819624">
                <text:p>21819624</text:p>
              </table:table-cell>
              <table:table-cell office:value-type="float" office:value="21151352">
                <text:p>21151352</text:p>
              </table:table-cell>
              <table:table-cell office:value-type="float" office:value="7927408">
                <text:p>7927408</text:p>
              </table:table-cell>
              <table:table-cell office:value-type="float" office:value="22878144">
                <text:p>22878144</text:p>
              </table:table-cell>
              <table:table-cell office:value-type="float" office:value="21014768">
                <text:p>21014768</text:p>
              </table:table-cell>
              <table:table-cell office:value-type="float" office:value="17853936">
                <text:p>17853936</text:p>
              </table:table-cell>
              <table:table-cell office:value-type="float" office:value="20985104">
                <text:p>20985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825056">
                <text:p>21825056</text:p>
              </table:table-cell>
              <table:table-cell office:value-type="float" office:value="21152168">
                <text:p>21152168</text:p>
              </table:table-cell>
              <table:table-cell office:value-type="float" office:value="7927408">
                <text:p>7927408</text:p>
              </table:table-cell>
              <table:table-cell office:value-type="float" office:value="21602304">
                <text:p>21602304</text:p>
              </table:table-cell>
              <table:table-cell office:value-type="float" office:value="21014768">
                <text:p>21014768</text:p>
              </table:table-cell>
              <table:table-cell office:value-type="float" office:value="17853936">
                <text:p>17853936</text:p>
              </table:table-cell>
              <table:table-cell office:value-type="float" office:value="20991600">
                <text:p>20991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25056">
                <text:p>21825056</text:p>
              </table:table-cell>
              <table:table-cell office:value-type="float" office:value="21152576">
                <text:p>21152576</text:p>
              </table:table-cell>
              <table:table-cell office:value-type="float" office:value="7927408">
                <text:p>7927408</text:p>
              </table:table-cell>
              <table:table-cell office:value-type="float" office:value="22019704">
                <text:p>22019704</text:p>
              </table:table-cell>
              <table:table-cell office:value-type="float" office:value="21014768">
                <text:p>21014768</text:p>
              </table:table-cell>
              <table:table-cell office:value-type="float" office:value="19845104">
                <text:p>19845104</text:p>
              </table:table-cell>
              <table:table-cell office:value-type="float" office:value="20991600">
                <text:p>20991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825056">
                <text:p>21825056</text:p>
              </table:table-cell>
              <table:table-cell office:value-type="float" office:value="21161624">
                <text:p>21161624</text:p>
              </table:table-cell>
              <table:table-cell office:value-type="float" office:value="7927408">
                <text:p>7927408</text:p>
              </table:table-cell>
              <table:table-cell office:value-type="float" office:value="22041168">
                <text:p>22041168</text:p>
              </table:table-cell>
              <table:table-cell office:value-type="float" office:value="21014768">
                <text:p>21014768</text:p>
              </table:table-cell>
              <table:table-cell office:value-type="float" office:value="20748656">
                <text:p>20748656</text:p>
              </table:table-cell>
              <table:table-cell office:value-type="float" office:value="20992448">
                <text:p>20992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830072">
                <text:p>21830072</text:p>
              </table:table-cell>
              <table:table-cell office:value-type="float" office:value="21163224">
                <text:p>21163224</text:p>
              </table:table-cell>
              <table:table-cell office:value-type="float" office:value="7927408">
                <text:p>7927408</text:p>
              </table:table-cell>
              <table:table-cell office:value-type="float" office:value="20946688">
                <text:p>20946688</text:p>
              </table:table-cell>
              <table:table-cell office:value-type="float" office:value="21014768">
                <text:p>21014768</text:p>
              </table:table-cell>
              <table:table-cell office:value-type="float" office:value="20881208">
                <text:p>20881208</text:p>
              </table:table-cell>
              <table:table-cell office:value-type="float" office:value="20998184">
                <text:p>20998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832232">
                <text:p>21832232</text:p>
              </table:table-cell>
              <table:table-cell office:value-type="float" office:value="21164040">
                <text:p>21164040</text:p>
              </table:table-cell>
              <table:table-cell office:value-type="float" office:value="7927408">
                <text:p>7927408</text:p>
              </table:table-cell>
              <table:table-cell office:value-type="float" office:value="20946688">
                <text:p>20946688</text:p>
              </table:table-cell>
              <table:table-cell office:value-type="float" office:value="21017216">
                <text:p>21017216</text:p>
              </table:table-cell>
              <table:table-cell office:value-type="float" office:value="22143168">
                <text:p>22143168</text:p>
              </table:table-cell>
              <table:table-cell office:value-type="float" office:value="21038944">
                <text:p>210389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33952">
                <text:p>21833952</text:p>
              </table:table-cell>
              <table:table-cell office:value-type="float" office:value="21164856">
                <text:p>21164856</text:p>
              </table:table-cell>
              <table:table-cell office:value-type="float" office:value="7927408">
                <text:p>7927408</text:p>
              </table:table-cell>
              <table:table-cell office:value-type="float" office:value="20946688">
                <text:p>20946688</text:p>
              </table:table-cell>
              <table:table-cell office:value-type="float" office:value="21017216">
                <text:p>21017216</text:p>
              </table:table-cell>
              <table:table-cell office:value-type="float" office:value="22143168">
                <text:p>22143168</text:p>
              </table:table-cell>
              <table:table-cell office:value-type="float" office:value="21046112">
                <text:p>21046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845392">
                <text:p>21845392</text:p>
              </table:table-cell>
              <table:table-cell office:value-type="float" office:value="21169096">
                <text:p>21169096</text:p>
              </table:table-cell>
              <table:table-cell office:value-type="float" office:value="7927408">
                <text:p>7927408</text:p>
              </table:table-cell>
              <table:table-cell office:value-type="float" office:value="20946688">
                <text:p>20946688</text:p>
              </table:table-cell>
              <table:table-cell office:value-type="float" office:value="21029288">
                <text:p>21029288</text:p>
              </table:table-cell>
              <table:table-cell office:value-type="float" office:value="22143168">
                <text:p>22143168</text:p>
              </table:table-cell>
              <table:table-cell office:value-type="float" office:value="21047592">
                <text:p>21047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888488">
                <text:p>21888488</text:p>
              </table:table-cell>
              <table:table-cell office:value-type="float" office:value="21240224">
                <text:p>21240224</text:p>
              </table:table-cell>
              <table:table-cell office:value-type="float" office:value="7927408">
                <text:p>7927408</text:p>
              </table:table-cell>
              <table:table-cell office:value-type="float" office:value="20946688">
                <text:p>20946688</text:p>
              </table:table-cell>
              <table:table-cell office:value-type="float" office:value="21032864">
                <text:p>21032864</text:p>
              </table:table-cell>
              <table:table-cell office:value-type="float" office:value="22143168">
                <text:p>22143168</text:p>
              </table:table-cell>
              <table:table-cell office:value-type="float" office:value="21048440">
                <text:p>210484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888488">
                <text:p>21888488</text:p>
              </table:table-cell>
              <table:table-cell office:value-type="float" office:value="21339920">
                <text:p>21339920</text:p>
              </table:table-cell>
              <table:table-cell office:value-type="float" office:value="7927408">
                <text:p>7927408</text:p>
              </table:table-cell>
              <table:table-cell office:value-type="float" office:value="20947136">
                <text:p>20947136</text:p>
              </table:table-cell>
              <table:table-cell office:value-type="float" office:value="21032864">
                <text:p>21032864</text:p>
              </table:table-cell>
              <table:table-cell office:value-type="float" office:value="22211280">
                <text:p>22211280</text:p>
              </table:table-cell>
              <table:table-cell office:value-type="float" office:value="21048440">
                <text:p>210484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898848">
                <text:p>21898848</text:p>
              </table:table-cell>
              <table:table-cell office:value-type="float" office:value="21772896">
                <text:p>21772896</text:p>
              </table:table-cell>
              <table:table-cell office:value-type="float" office:value="7927408">
                <text:p>7927408</text:p>
              </table:table-cell>
              <table:table-cell office:value-type="float" office:value="20948584">
                <text:p>20948584</text:p>
              </table:table-cell>
              <table:table-cell office:value-type="float" office:value="21032864">
                <text:p>21032864</text:p>
              </table:table-cell>
              <table:table-cell office:value-type="float" office:value="22301832">
                <text:p>22301832</text:p>
              </table:table-cell>
              <table:table-cell office:value-type="float" office:value="21048608">
                <text:p>21048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98848">
                <text:p>21898848</text:p>
              </table:table-cell>
              <table:table-cell office:value-type="float" office:value="22503144">
                <text:p>22503144</text:p>
              </table:table-cell>
              <table:table-cell office:value-type="float" office:value="7927408">
                <text:p>7927408</text:p>
              </table:table-cell>
              <table:table-cell office:value-type="float" office:value="20954064">
                <text:p>20954064</text:p>
              </table:table-cell>
              <table:table-cell office:value-type="float" office:value="21040464">
                <text:p>21040464</text:p>
              </table:table-cell>
              <table:table-cell office:value-type="float" office:value="22395112">
                <text:p>22395112</text:p>
              </table:table-cell>
              <table:table-cell office:value-type="float" office:value="21060128">
                <text:p>21060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898848">
                <text:p>21898848</text:p>
              </table:table-cell>
              <table:table-cell office:value-type="float" office:value="22873624">
                <text:p>22873624</text:p>
              </table:table-cell>
              <table:table-cell office:value-type="float" office:value="7927408">
                <text:p>7927408</text:p>
              </table:table-cell>
              <table:table-cell office:value-type="float" office:value="20960240">
                <text:p>20960240</text:p>
              </table:table-cell>
              <table:table-cell office:value-type="float" office:value="21041736">
                <text:p>21041736</text:p>
              </table:table-cell>
              <table:table-cell office:value-type="float" office:value="22467344">
                <text:p>22467344</text:p>
              </table:table-cell>
              <table:table-cell office:value-type="float" office:value="21105840">
                <text:p>211058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98848">
                <text:p>21898848</text:p>
              </table:table-cell>
              <table:table-cell office:value-type="float" office:value="23829520">
                <text:p>23829520</text:p>
              </table:table-cell>
              <table:table-cell office:value-type="float" office:value="7927408">
                <text:p>7927408</text:p>
              </table:table-cell>
              <table:table-cell office:value-type="float" office:value="20960240">
                <text:p>20960240</text:p>
              </table:table-cell>
              <table:table-cell office:value-type="float" office:value="21083128">
                <text:p>21083128</text:p>
              </table:table-cell>
              <table:table-cell office:value-type="float" office:value="22559992">
                <text:p>22559992</text:p>
              </table:table-cell>
              <table:table-cell office:value-type="float" office:value="21107048">
                <text:p>211070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98848">
                <text:p>21898848</text:p>
              </table:table-cell>
              <table:table-cell office:value-type="float" office:value="23831792">
                <text:p>23831792</text:p>
              </table:table-cell>
              <table:table-cell office:value-type="float" office:value="7927408">
                <text:p>7927408</text:p>
              </table:table-cell>
              <table:table-cell office:value-type="float" office:value="20960240">
                <text:p>20960240</text:p>
              </table:table-cell>
              <table:table-cell office:value-type="float" office:value="21083552">
                <text:p>21083552</text:p>
              </table:table-cell>
              <table:table-cell office:value-type="float" office:value="22768736">
                <text:p>22768736</text:p>
              </table:table-cell>
              <table:table-cell office:value-type="float" office:value="21117104">
                <text:p>21117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98848">
                <text:p>21898848</text:p>
              </table:table-cell>
              <table:table-cell office:value-type="float" office:value="23831792">
                <text:p>23831792</text:p>
              </table:table-cell>
              <table:table-cell office:value-type="float" office:value="7927408">
                <text:p>7927408</text:p>
              </table:table-cell>
              <table:table-cell office:value-type="float" office:value="20963256">
                <text:p>20963256</text:p>
              </table:table-cell>
              <table:table-cell office:value-type="float" office:value="21083552">
                <text:p>21083552</text:p>
              </table:table-cell>
              <table:table-cell office:value-type="float" office:value="22862440">
                <text:p>22862440</text:p>
              </table:table-cell>
              <table:table-cell office:value-type="float" office:value="21117104">
                <text:p>21117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898848">
                <text:p>21898848</text:p>
              </table:table-cell>
              <table:table-cell office:value-type="float" office:value="23831792">
                <text:p>23831792</text:p>
              </table:table-cell>
              <table:table-cell office:value-type="float" office:value="7927408">
                <text:p>7927408</text:p>
              </table:table-cell>
              <table:table-cell office:value-type="float" office:value="20964312">
                <text:p>20964312</text:p>
              </table:table-cell>
              <table:table-cell office:value-type="float" office:value="21092728">
                <text:p>21092728</text:p>
              </table:table-cell>
              <table:table-cell office:value-type="float" office:value="21343152">
                <text:p>21343152</text:p>
              </table:table-cell>
              <table:table-cell office:value-type="float" office:value="21117104">
                <text:p>21117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898848">
                <text:p>21898848</text:p>
              </table:table-cell>
              <table:table-cell office:value-type="float" office:value="23862928">
                <text:p>23862928</text:p>
              </table:table-cell>
              <table:table-cell office:value-type="float" office:value="7927408">
                <text:p>7927408</text:p>
              </table:table-cell>
              <table:table-cell office:value-type="float" office:value="20969584">
                <text:p>20969584</text:p>
              </table:table-cell>
              <table:table-cell office:value-type="float" office:value="21094128">
                <text:p>21094128</text:p>
              </table:table-cell>
              <table:table-cell office:value-type="float" office:value="22357720">
                <text:p>22357720</text:p>
              </table:table-cell>
              <table:table-cell office:value-type="float" office:value="21117104">
                <text:p>21117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898848">
                <text:p>21898848</text:p>
              </table:table-cell>
              <table:table-cell office:value-type="float" office:value="24247112">
                <text:p>24247112</text:p>
              </table:table-cell>
              <table:table-cell office:value-type="float" office:value="7927408">
                <text:p>7927408</text:p>
              </table:table-cell>
              <table:table-cell office:value-type="float" office:value="20970432">
                <text:p>20970432</text:p>
              </table:table-cell>
              <table:table-cell office:value-type="float" office:value="21094128">
                <text:p>21094128</text:p>
              </table:table-cell>
              <table:table-cell office:value-type="float" office:value="24588200">
                <text:p>24588200</text:p>
              </table:table-cell>
              <table:table-cell office:value-type="float" office:value="21117104">
                <text:p>21117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16912">
                <text:p>21916912</text:p>
              </table:table-cell>
              <table:table-cell office:value-type="float" office:value="24687600">
                <text:p>24687600</text:p>
              </table:table-cell>
              <table:table-cell office:value-type="float" office:value="7927408">
                <text:p>7927408</text:p>
              </table:table-cell>
              <table:table-cell office:value-type="float" office:value="21005640">
                <text:p>21005640</text:p>
              </table:table-cell>
              <table:table-cell office:value-type="float" office:value="21094128">
                <text:p>21094128</text:p>
              </table:table-cell>
              <table:table-cell office:value-type="float" office:value="25998352">
                <text:p>25998352</text:p>
              </table:table-cell>
              <table:table-cell office:value-type="float" office:value="21127320">
                <text:p>211273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064080">
                <text:p>22064080</text:p>
              </table:table-cell>
              <table:table-cell office:value-type="float" office:value="24897848">
                <text:p>24897848</text:p>
              </table:table-cell>
              <table:table-cell office:value-type="float" office:value="7927408">
                <text:p>7927408</text:p>
              </table:table-cell>
              <table:table-cell office:value-type="float" office:value="21006328">
                <text:p>21006328</text:p>
              </table:table-cell>
              <table:table-cell office:value-type="float" office:value="21094128">
                <text:p>21094128</text:p>
              </table:table-cell>
              <table:table-cell office:value-type="float" office:value="26187512">
                <text:p>26187512</text:p>
              </table:table-cell>
              <table:table-cell office:value-type="float" office:value="21127320">
                <text:p>211273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65288">
                <text:p>22065288</text:p>
              </table:table-cell>
              <table:table-cell office:value-type="float" office:value="24897848">
                <text:p>24897848</text:p>
              </table:table-cell>
              <table:table-cell office:value-type="float" office:value="7927408">
                <text:p>7927408</text:p>
              </table:table-cell>
              <table:table-cell office:value-type="float" office:value="21016000">
                <text:p>21016000</text:p>
              </table:table-cell>
              <table:table-cell office:value-type="float" office:value="21094128">
                <text:p>21094128</text:p>
              </table:table-cell>
              <table:table-cell office:value-type="float" office:value="26222768">
                <text:p>26222768</text:p>
              </table:table-cell>
              <table:table-cell office:value-type="float" office:value="21128168">
                <text:p>21128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937400">
                <text:p>23937400</text:p>
              </table:table-cell>
              <table:table-cell office:value-type="float" office:value="24897848">
                <text:p>24897848</text:p>
              </table:table-cell>
              <table:table-cell office:value-type="float" office:value="7927408">
                <text:p>7927408</text:p>
              </table:table-cell>
              <table:table-cell office:value-type="float" office:value="21071448">
                <text:p>21071448</text:p>
              </table:table-cell>
              <table:table-cell office:value-type="float" office:value="21094128">
                <text:p>21094128</text:p>
              </table:table-cell>
              <table:table-cell office:value-type="float" office:value="26222768">
                <text:p>26222768</text:p>
              </table:table-cell>
              <table:table-cell office:value-type="float" office:value="21130864">
                <text:p>211308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887864">
                <text:p>24887864</text:p>
              </table:table-cell>
              <table:table-cell office:value-type="float" office:value="25168840">
                <text:p>25168840</text:p>
              </table:table-cell>
              <table:table-cell office:value-type="float" office:value="7927408">
                <text:p>7927408</text:p>
              </table:table-cell>
              <table:table-cell office:value-type="float" office:value="21182864">
                <text:p>21182864</text:p>
              </table:table-cell>
              <table:table-cell office:value-type="float" office:value="21094128">
                <text:p>21094128</text:p>
              </table:table-cell>
              <table:table-cell office:value-type="float" office:value="26402632">
                <text:p>26402632</text:p>
              </table:table-cell>
              <table:table-cell office:value-type="float" office:value="21189104">
                <text:p>21189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90592">
                <text:p>24490592</text:p>
              </table:table-cell>
              <table:table-cell office:value-type="float" office:value="25631968">
                <text:p>25631968</text:p>
              </table:table-cell>
              <table:table-cell office:value-type="float" office:value="7927408">
                <text:p>7927408</text:p>
              </table:table-cell>
              <table:table-cell office:value-type="float" office:value="22458296">
                <text:p>22458296</text:p>
              </table:table-cell>
              <table:table-cell office:value-type="float" office:value="21094128">
                <text:p>21094128</text:p>
              </table:table-cell>
              <table:table-cell office:value-type="float" office:value="26467016">
                <text:p>26467016</text:p>
              </table:table-cell>
              <table:table-cell office:value-type="float" office:value="22376480">
                <text:p>223764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498616">
                <text:p>24498616</text:p>
              </table:table-cell>
              <table:table-cell office:value-type="float" office:value="27022344">
                <text:p>27022344</text:p>
              </table:table-cell>
              <table:table-cell office:value-type="float" office:value="7927408">
                <text:p>7927408</text:p>
              </table:table-cell>
              <table:table-cell office:value-type="float" office:value="22956576">
                <text:p>22956576</text:p>
              </table:table-cell>
              <table:table-cell office:value-type="float" office:value="21094128">
                <text:p>21094128</text:p>
              </table:table-cell>
              <table:table-cell office:value-type="float" office:value="26843480">
                <text:p>26843480</text:p>
              </table:table-cell>
              <table:table-cell office:value-type="float" office:value="22626912">
                <text:p>226269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05904">
                <text:p>24505904</text:p>
              </table:table-cell>
              <table:table-cell office:value-type="float" office:value="28179880">
                <text:p>28179880</text:p>
              </table:table-cell>
              <table:table-cell office:value-type="float" office:value="7927408">
                <text:p>7927408</text:p>
              </table:table-cell>
              <table:table-cell office:value-type="float" office:value="23467912">
                <text:p>23467912</text:p>
              </table:table-cell>
              <table:table-cell office:value-type="float" office:value="21176008">
                <text:p>21176008</text:p>
              </table:table-cell>
              <table:table-cell office:value-type="float" office:value="28175464">
                <text:p>28175464</text:p>
              </table:table-cell>
              <table:table-cell office:value-type="float" office:value="22964712">
                <text:p>22964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90616">
                <text:p>17090616</text:p>
              </table:table-cell>
              <table:table-cell office:value-type="float" office:value="28323776">
                <text:p>28323776</text:p>
              </table:table-cell>
              <table:table-cell office:value-type="float" office:value="7927408">
                <text:p>7927408</text:p>
              </table:table-cell>
              <table:table-cell office:value-type="float" office:value="24176824">
                <text:p>24176824</text:p>
              </table:table-cell>
              <table:table-cell office:value-type="float" office:value="22337240">
                <text:p>22337240</text:p>
              </table:table-cell>
              <table:table-cell office:value-type="float" office:value="29010920">
                <text:p>29010920</text:p>
              </table:table-cell>
              <table:table-cell office:value-type="float" office:value="23434880">
                <text:p>234348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466232">
                <text:p>17466232</text:p>
              </table:table-cell>
              <table:table-cell office:value-type="float" office:value="26049592">
                <text:p>26049592</text:p>
              </table:table-cell>
              <table:table-cell office:value-type="float" office:value="7927408">
                <text:p>7927408</text:p>
              </table:table-cell>
              <table:table-cell office:value-type="float" office:value="25107720">
                <text:p>25107720</text:p>
              </table:table-cell>
              <table:table-cell office:value-type="float" office:value="22337408">
                <text:p>22337408</text:p>
              </table:table-cell>
              <table:table-cell office:value-type="float" office:value="29223064">
                <text:p>29223064</text:p>
              </table:table-cell>
              <table:table-cell office:value-type="float" office:value="24001624">
                <text:p>24001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028208">
                <text:p>18028208</text:p>
              </table:table-cell>
              <table:table-cell office:value-type="float" office:value="26055680">
                <text:p>26055680</text:p>
              </table:table-cell>
              <table:table-cell office:value-type="float" office:value="7929560">
                <text:p>7929560</text:p>
              </table:table-cell>
              <table:table-cell office:value-type="float" office:value="26193104">
                <text:p>26193104</text:p>
              </table:table-cell>
              <table:table-cell office:value-type="float" office:value="22337408">
                <text:p>22337408</text:p>
              </table:table-cell>
              <table:table-cell office:value-type="float" office:value="30401984">
                <text:p>30401984</text:p>
              </table:table-cell>
              <table:table-cell office:value-type="float" office:value="25059536">
                <text:p>25059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69776">
                <text:p>18269776</text:p>
              </table:table-cell>
              <table:table-cell office:value-type="float" office:value="26055680">
                <text:p>26055680</text:p>
              </table:table-cell>
              <table:table-cell office:value-type="float" office:value="7929560">
                <text:p>7929560</text:p>
              </table:table-cell>
              <table:table-cell office:value-type="float" office:value="26193336">
                <text:p>26193336</text:p>
              </table:table-cell>
              <table:table-cell office:value-type="float" office:value="22337408">
                <text:p>22337408</text:p>
              </table:table-cell>
              <table:table-cell office:value-type="float" office:value="31212808">
                <text:p>31212808</text:p>
              </table:table-cell>
              <table:table-cell office:value-type="float" office:value="25102728">
                <text:p>251027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747456">
                <text:p>18747456</text:p>
              </table:table-cell>
              <table:table-cell office:value-type="float" office:value="26055680">
                <text:p>26055680</text:p>
              </table:table-cell>
              <table:table-cell office:value-type="float" office:value="7929560">
                <text:p>7929560</text:p>
              </table:table-cell>
              <table:table-cell office:value-type="float" office:value="26193336">
                <text:p>26193336</text:p>
              </table:table-cell>
              <table:table-cell office:value-type="float" office:value="22337408">
                <text:p>22337408</text:p>
              </table:table-cell>
              <table:table-cell office:value-type="float" office:value="28759848">
                <text:p>28759848</text:p>
              </table:table-cell>
              <table:table-cell office:value-type="float" office:value="25108784">
                <text:p>25108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84392">
                <text:p>19284392</text:p>
              </table:table-cell>
              <table:table-cell office:value-type="float" office:value="27215768">
                <text:p>27215768</text:p>
              </table:table-cell>
              <table:table-cell office:value-type="float" office:value="7929560">
                <text:p>7929560</text:p>
              </table:table-cell>
              <table:table-cell office:value-type="float" office:value="26193336">
                <text:p>26193336</text:p>
              </table:table-cell>
              <table:table-cell office:value-type="float" office:value="22338024">
                <text:p>22338024</text:p>
              </table:table-cell>
              <table:table-cell office:value-type="float" office:value="32410288">
                <text:p>32410288</text:p>
              </table:table-cell>
              <table:table-cell office:value-type="float" office:value="25108784">
                <text:p>251087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846232">
                <text:p>20846232</text:p>
              </table:table-cell>
              <table:table-cell office:value-type="float" office:value="27923560">
                <text:p>27923560</text:p>
              </table:table-cell>
              <table:table-cell office:value-type="float" office:value="7929560">
                <text:p>7929560</text:p>
              </table:table-cell>
              <table:table-cell office:value-type="float" office:value="26193336">
                <text:p>26193336</text:p>
              </table:table-cell>
              <table:table-cell office:value-type="float" office:value="22405552">
                <text:p>22405552</text:p>
              </table:table-cell>
              <table:table-cell office:value-type="float" office:value="33111056">
                <text:p>33111056</text:p>
              </table:table-cell>
              <table:table-cell office:value-type="float" office:value="25332448">
                <text:p>25332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846232">
                <text:p>20846232</text:p>
              </table:table-cell>
              <table:table-cell office:value-type="float" office:value="28269472">
                <text:p>28269472</text:p>
              </table:table-cell>
              <table:table-cell office:value-type="float" office:value="7929560">
                <text:p>7929560</text:p>
              </table:table-cell>
              <table:table-cell office:value-type="float" office:value="26431240">
                <text:p>26431240</text:p>
              </table:table-cell>
              <table:table-cell office:value-type="float" office:value="22406336">
                <text:p>22406336</text:p>
              </table:table-cell>
              <table:table-cell office:value-type="float" office:value="34303064">
                <text:p>34303064</text:p>
              </table:table-cell>
              <table:table-cell office:value-type="float" office:value="25532304">
                <text:p>25532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846312">
                <text:p>20846312</text:p>
              </table:table-cell>
              <table:table-cell office:value-type="float" office:value="28948832">
                <text:p>28948832</text:p>
              </table:table-cell>
              <table:table-cell office:value-type="float" office:value="7929560">
                <text:p>7929560</text:p>
              </table:table-cell>
              <table:table-cell office:value-type="float" office:value="26816160">
                <text:p>26816160</text:p>
              </table:table-cell>
              <table:table-cell office:value-type="float" office:value="22407608">
                <text:p>22407608</text:p>
              </table:table-cell>
              <table:table-cell office:value-type="float" office:value="34850144">
                <text:p>34850144</text:p>
              </table:table-cell>
              <table:table-cell office:value-type="float" office:value="25801160">
                <text:p>258011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846312">
                <text:p>20846312</text:p>
              </table:table-cell>
              <table:table-cell office:value-type="float" office:value="28992344">
                <text:p>28992344</text:p>
              </table:table-cell>
              <table:table-cell office:value-type="float" office:value="7929560">
                <text:p>7929560</text:p>
              </table:table-cell>
              <table:table-cell office:value-type="float" office:value="27397168">
                <text:p>27397168</text:p>
              </table:table-cell>
              <table:table-cell office:value-type="float" office:value="22408984">
                <text:p>22408984</text:p>
              </table:table-cell>
              <table:table-cell office:value-type="float" office:value="35137632">
                <text:p>35137632</text:p>
              </table:table-cell>
              <table:table-cell office:value-type="float" office:value="26092808">
                <text:p>260928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170240">
                <text:p>20170240</text:p>
              </table:table-cell>
              <table:table-cell office:value-type="float" office:value="29248080">
                <text:p>29248080</text:p>
              </table:table-cell>
              <table:table-cell office:value-type="float" office:value="7929560">
                <text:p>7929560</text:p>
              </table:table-cell>
              <table:table-cell office:value-type="float" office:value="28046976">
                <text:p>28046976</text:p>
              </table:table-cell>
              <table:table-cell office:value-type="float" office:value="22409832">
                <text:p>22409832</text:p>
              </table:table-cell>
              <table:table-cell office:value-type="float" office:value="36478384">
                <text:p>36478384</text:p>
              </table:table-cell>
              <table:table-cell office:value-type="float" office:value="26437160">
                <text:p>26437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96280">
                <text:p>20196280</text:p>
              </table:table-cell>
              <table:table-cell office:value-type="float" office:value="29292688">
                <text:p>29292688</text:p>
              </table:table-cell>
              <table:table-cell office:value-type="float" office:value="7929560">
                <text:p>7929560</text:p>
              </table:table-cell>
              <table:table-cell office:value-type="float" office:value="28738504">
                <text:p>28738504</text:p>
              </table:table-cell>
              <table:table-cell office:value-type="float" office:value="22418008">
                <text:p>22418008</text:p>
              </table:table-cell>
              <table:table-cell office:value-type="float" office:value="37475728">
                <text:p>37475728</text:p>
              </table:table-cell>
              <table:table-cell office:value-type="float" office:value="27451512">
                <text:p>274515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96280">
                <text:p>20196280</text:p>
              </table:table-cell>
              <table:table-cell office:value-type="float" office:value="29293112">
                <text:p>29293112</text:p>
              </table:table-cell>
              <table:table-cell office:value-type="float" office:value="7929560">
                <text:p>7929560</text:p>
              </table:table-cell>
              <table:table-cell office:value-type="float" office:value="27917040">
                <text:p>27917040</text:p>
              </table:table-cell>
              <table:table-cell office:value-type="float" office:value="22418008">
                <text:p>22418008</text:p>
              </table:table-cell>
              <table:table-cell office:value-type="float" office:value="39664192">
                <text:p>39664192</text:p>
              </table:table-cell>
              <table:table-cell office:value-type="float" office:value="27899824">
                <text:p>27899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196280">
                <text:p>20196280</text:p>
              </table:table-cell>
              <table:table-cell office:value-type="float" office:value="29308216">
                <text:p>29308216</text:p>
              </table:table-cell>
              <table:table-cell office:value-type="float" office:value="7929560">
                <text:p>7929560</text:p>
              </table:table-cell>
              <table:table-cell office:value-type="float" office:value="27984928">
                <text:p>27984928</text:p>
              </table:table-cell>
              <table:table-cell office:value-type="float" office:value="22419840">
                <text:p>22419840</text:p>
              </table:table-cell>
              <table:table-cell office:value-type="float" office:value="37764424">
                <text:p>37764424</text:p>
              </table:table-cell>
              <table:table-cell office:value-type="float" office:value="28402560">
                <text:p>284025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96736">
                <text:p>20196736</text:p>
              </table:table-cell>
              <table:table-cell office:value-type="float" office:value="29352696">
                <text:p>29352696</text:p>
              </table:table-cell>
              <table:table-cell office:value-type="float" office:value="7929560">
                <text:p>7929560</text:p>
              </table:table-cell>
              <table:table-cell office:value-type="float" office:value="28173360">
                <text:p>28173360</text:p>
              </table:table-cell>
              <table:table-cell office:value-type="float" office:value="22423648">
                <text:p>22423648</text:p>
              </table:table-cell>
              <table:table-cell office:value-type="float" office:value="39199000">
                <text:p>39199000</text:p>
              </table:table-cell>
              <table:table-cell office:value-type="float" office:value="29467144">
                <text:p>29467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209048">
                <text:p>20209048</text:p>
              </table:table-cell>
              <table:table-cell office:value-type="float" office:value="29355488">
                <text:p>29355488</text:p>
              </table:table-cell>
              <table:table-cell office:value-type="float" office:value="7929560">
                <text:p>7929560</text:p>
              </table:table-cell>
              <table:table-cell office:value-type="float" office:value="28333432">
                <text:p>28333432</text:p>
              </table:table-cell>
              <table:table-cell office:value-type="float" office:value="22468584">
                <text:p>22468584</text:p>
              </table:table-cell>
              <table:table-cell office:value-type="float" office:value="40027776">
                <text:p>40027776</text:p>
              </table:table-cell>
              <table:table-cell office:value-type="float" office:value="29467144">
                <text:p>29467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09048">
                <text:p>20209048</text:p>
              </table:table-cell>
              <table:table-cell office:value-type="float" office:value="29356304">
                <text:p>29356304</text:p>
              </table:table-cell>
              <table:table-cell office:value-type="float" office:value="7929560">
                <text:p>7929560</text:p>
              </table:table-cell>
              <table:table-cell office:value-type="float" office:value="28644824">
                <text:p>28644824</text:p>
              </table:table-cell>
              <table:table-cell office:value-type="float" office:value="22483920">
                <text:p>22483920</text:p>
              </table:table-cell>
              <table:table-cell office:value-type="float" office:value="40526848">
                <text:p>40526848</text:p>
              </table:table-cell>
              <table:table-cell office:value-type="float" office:value="29467144">
                <text:p>29467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209048">
                <text:p>20209048</text:p>
              </table:table-cell>
              <table:table-cell office:value-type="float" office:value="29357120">
                <text:p>29357120</text:p>
              </table:table-cell>
              <table:table-cell office:value-type="float" office:value="7929560">
                <text:p>7929560</text:p>
              </table:table-cell>
              <table:table-cell office:value-type="float" office:value="29298936">
                <text:p>29298936</text:p>
              </table:table-cell>
              <table:table-cell office:value-type="float" office:value="22483920">
                <text:p>22483920</text:p>
              </table:table-cell>
              <table:table-cell office:value-type="float" office:value="41194184">
                <text:p>41194184</text:p>
              </table:table-cell>
              <table:table-cell office:value-type="float" office:value="29467224">
                <text:p>294672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209928">
                <text:p>20209928</text:p>
              </table:table-cell>
              <table:table-cell office:value-type="float" office:value="29374696">
                <text:p>29374696</text:p>
              </table:table-cell>
              <table:table-cell office:value-type="float" office:value="7929560">
                <text:p>7929560</text:p>
              </table:table-cell>
              <table:table-cell office:value-type="float" office:value="29877664">
                <text:p>29877664</text:p>
              </table:table-cell>
              <table:table-cell office:value-type="float" office:value="22530880">
                <text:p>22530880</text:p>
              </table:table-cell>
              <table:table-cell office:value-type="float" office:value="42106608">
                <text:p>42106608</text:p>
              </table:table-cell>
              <table:table-cell office:value-type="float" office:value="27346328">
                <text:p>27346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222656">
                <text:p>20222656</text:p>
              </table:table-cell>
              <table:table-cell office:value-type="float" office:value="29669912">
                <text:p>29669912</text:p>
              </table:table-cell>
              <table:table-cell office:value-type="float" office:value="7929560">
                <text:p>7929560</text:p>
              </table:table-cell>
              <table:table-cell office:value-type="float" office:value="30581928">
                <text:p>30581928</text:p>
              </table:table-cell>
              <table:table-cell office:value-type="float" office:value="22658664">
                <text:p>22658664</text:p>
              </table:table-cell>
              <table:table-cell office:value-type="float" office:value="43483672">
                <text:p>43483672</text:p>
              </table:table-cell>
              <table:table-cell office:value-type="float" office:value="27511144">
                <text:p>27511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72136">
                <text:p>20272136</text:p>
              </table:table-cell>
              <table:table-cell office:value-type="float" office:value="29850912">
                <text:p>29850912</text:p>
              </table:table-cell>
              <table:table-cell office:value-type="float" office:value="7929560">
                <text:p>7929560</text:p>
              </table:table-cell>
              <table:table-cell office:value-type="float" office:value="31100712">
                <text:p>31100712</text:p>
              </table:table-cell>
              <table:table-cell office:value-type="float" office:value="23261840">
                <text:p>23261840</text:p>
              </table:table-cell>
              <table:table-cell office:value-type="float" office:value="43907112">
                <text:p>43907112</text:p>
              </table:table-cell>
              <table:table-cell office:value-type="float" office:value="27511960">
                <text:p>275119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42248">
                <text:p>21442248</text:p>
              </table:table-cell>
              <table:table-cell office:value-type="float" office:value="29851728">
                <text:p>29851728</text:p>
              </table:table-cell>
              <table:table-cell office:value-type="float" office:value="7929560">
                <text:p>7929560</text:p>
              </table:table-cell>
              <table:table-cell office:value-type="float" office:value="33122680">
                <text:p>33122680</text:p>
              </table:table-cell>
              <table:table-cell office:value-type="float" office:value="23798480">
                <text:p>23798480</text:p>
              </table:table-cell>
              <table:table-cell office:value-type="float" office:value="45495792">
                <text:p>45495792</text:p>
              </table:table-cell>
              <table:table-cell office:value-type="float" office:value="27512368">
                <text:p>27512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546728">
                <text:p>22546728</text:p>
              </table:table-cell>
              <table:table-cell office:value-type="float" office:value="29852544">
                <text:p>29852544</text:p>
              </table:table-cell>
              <table:table-cell office:value-type="float" office:value="7929560">
                <text:p>7929560</text:p>
              </table:table-cell>
              <table:table-cell office:value-type="float" office:value="33500720">
                <text:p>33500720</text:p>
              </table:table-cell>
              <table:table-cell office:value-type="float" office:value="24680224">
                <text:p>24680224</text:p>
              </table:table-cell>
              <table:table-cell office:value-type="float" office:value="46520704">
                <text:p>46520704</text:p>
              </table:table-cell>
              <table:table-cell office:value-type="float" office:value="27549000">
                <text:p>27549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238424">
                <text:p>24238424</text:p>
              </table:table-cell>
              <table:table-cell office:value-type="float" office:value="29871824">
                <text:p>29871824</text:p>
              </table:table-cell>
              <table:table-cell office:value-type="float" office:value="7929560">
                <text:p>7929560</text:p>
              </table:table-cell>
              <table:table-cell office:value-type="float" office:value="34967792">
                <text:p>34967792</text:p>
              </table:table-cell>
              <table:table-cell office:value-type="float" office:value="25604720">
                <text:p>25604720</text:p>
              </table:table-cell>
              <table:table-cell office:value-type="float" office:value="44866096">
                <text:p>44866096</text:p>
              </table:table-cell>
              <table:table-cell office:value-type="float" office:value="27565104">
                <text:p>27565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606088">
                <text:p>24606088</text:p>
              </table:table-cell>
              <table:table-cell office:value-type="float" office:value="29872232">
                <text:p>29872232</text:p>
              </table:table-cell>
              <table:table-cell office:value-type="float" office:value="7929560">
                <text:p>7929560</text:p>
              </table:table-cell>
              <table:table-cell office:value-type="float" office:value="35839376">
                <text:p>35839376</text:p>
              </table:table-cell>
              <table:table-cell office:value-type="float" office:value="25616232">
                <text:p>25616232</text:p>
              </table:table-cell>
              <table:table-cell office:value-type="float" office:value="46217808">
                <text:p>46217808</text:p>
              </table:table-cell>
              <table:table-cell office:value-type="float" office:value="27579888">
                <text:p>27579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617288">
                <text:p>24617288</text:p>
              </table:table-cell>
              <table:table-cell office:value-type="float" office:value="29872232">
                <text:p>29872232</text:p>
              </table:table-cell>
              <table:table-cell office:value-type="float" office:value="7929560">
                <text:p>7929560</text:p>
              </table:table-cell>
              <table:table-cell office:value-type="float" office:value="37254928">
                <text:p>37254928</text:p>
              </table:table-cell>
              <table:table-cell office:value-type="float" office:value="25617456">
                <text:p>25617456</text:p>
              </table:table-cell>
              <table:table-cell office:value-type="float" office:value="46381240">
                <text:p>46381240</text:p>
              </table:table-cell>
              <table:table-cell office:value-type="float" office:value="27855952">
                <text:p>27855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619200">
                <text:p>24619200</text:p>
              </table:table-cell>
              <table:table-cell office:value-type="float" office:value="29873080">
                <text:p>29873080</text:p>
              </table:table-cell>
              <table:table-cell office:value-type="float" office:value="7929560">
                <text:p>7929560</text:p>
              </table:table-cell>
              <table:table-cell office:value-type="float" office:value="38409320">
                <text:p>38409320</text:p>
              </table:table-cell>
              <table:table-cell office:value-type="float" office:value="25617864">
                <text:p>25617864</text:p>
              </table:table-cell>
              <table:table-cell office:value-type="float" office:value="46625160">
                <text:p>46625160</text:p>
              </table:table-cell>
              <table:table-cell office:value-type="float" office:value="27928968">
                <text:p>27928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620928">
                <text:p>24620928</text:p>
              </table:table-cell>
              <table:table-cell office:value-type="float" office:value="29873896">
                <text:p>29873896</text:p>
              </table:table-cell>
              <table:table-cell office:value-type="float" office:value="7929560">
                <text:p>7929560</text:p>
              </table:table-cell>
              <table:table-cell office:value-type="float" office:value="35842712">
                <text:p>35842712</text:p>
              </table:table-cell>
              <table:table-cell office:value-type="float" office:value="25630880">
                <text:p>25630880</text:p>
              </table:table-cell>
              <table:table-cell office:value-type="float" office:value="47917296">
                <text:p>47917296</text:p>
              </table:table-cell>
              <table:table-cell office:value-type="float" office:value="27929816">
                <text:p>27929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621776">
                <text:p>24621776</text:p>
              </table:table-cell>
              <table:table-cell office:value-type="float" office:value="30085288">
                <text:p>30085288</text:p>
              </table:table-cell>
              <table:table-cell office:value-type="float" office:value="7929560">
                <text:p>7929560</text:p>
              </table:table-cell>
              <table:table-cell office:value-type="float" office:value="37501656">
                <text:p>37501656</text:p>
              </table:table-cell>
              <table:table-cell office:value-type="float" office:value="25964536">
                <text:p>25964536</text:p>
              </table:table-cell>
              <table:table-cell office:value-type="float" office:value="47535640">
                <text:p>47535640</text:p>
              </table:table-cell>
              <table:table-cell office:value-type="float" office:value="27947488">
                <text:p>2794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711632">
                <text:p>24711632</text:p>
              </table:table-cell>
              <table:table-cell office:value-type="float" office:value="30372864">
                <text:p>30372864</text:p>
              </table:table-cell>
              <table:table-cell office:value-type="float" office:value="7929560">
                <text:p>7929560</text:p>
              </table:table-cell>
              <table:table-cell office:value-type="float" office:value="39477152">
                <text:p>39477152</text:p>
              </table:table-cell>
              <table:table-cell office:value-type="float" office:value="26293032">
                <text:p>26293032</text:p>
              </table:table-cell>
              <table:table-cell office:value-type="float" office:value="48373288">
                <text:p>48373288</text:p>
              </table:table-cell>
              <table:table-cell office:value-type="float" office:value="27948760">
                <text:p>279487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970568">
                <text:p>24970568</text:p>
              </table:table-cell>
              <table:table-cell office:value-type="float" office:value="30736040">
                <text:p>30736040</text:p>
              </table:table-cell>
              <table:table-cell office:value-type="float" office:value="7929560">
                <text:p>7929560</text:p>
              </table:table-cell>
              <table:table-cell office:value-type="float" office:value="39746760">
                <text:p>39746760</text:p>
              </table:table-cell>
              <table:table-cell office:value-type="float" office:value="26611176">
                <text:p>26611176</text:p>
              </table:table-cell>
              <table:table-cell office:value-type="float" office:value="33422024">
                <text:p>33422024</text:p>
              </table:table-cell>
              <table:table-cell office:value-type="float" office:value="27949608">
                <text:p>27949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454448">
                <text:p>25454448</text:p>
              </table:table-cell>
              <table:table-cell office:value-type="float" office:value="31113704">
                <text:p>31113704</text:p>
              </table:table-cell>
              <table:table-cell office:value-type="float" office:value="7929560">
                <text:p>7929560</text:p>
              </table:table-cell>
              <table:table-cell office:value-type="float" office:value="40814016">
                <text:p>40814016</text:p>
              </table:table-cell>
              <table:table-cell office:value-type="float" office:value="26895392">
                <text:p>26895392</text:p>
              </table:table-cell>
              <table:table-cell office:value-type="float" office:value="34517984">
                <text:p>34517984</text:p>
              </table:table-cell>
              <table:table-cell office:value-type="float" office:value="27950456">
                <text:p>279504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36224">
                <text:p>25536224</text:p>
              </table:table-cell>
              <table:table-cell office:value-type="float" office:value="31486600">
                <text:p>31486600</text:p>
              </table:table-cell>
              <table:table-cell office:value-type="float" office:value="7929560">
                <text:p>7929560</text:p>
              </table:table-cell>
              <table:table-cell office:value-type="float" office:value="41696992">
                <text:p>41696992</text:p>
              </table:table-cell>
              <table:table-cell office:value-type="float" office:value="27621832">
                <text:p>27621832</text:p>
              </table:table-cell>
              <table:table-cell office:value-type="float" office:value="33419880">
                <text:p>33419880</text:p>
              </table:table-cell>
              <table:table-cell office:value-type="float" office:value="27968688">
                <text:p>27968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537072">
                <text:p>25537072</text:p>
              </table:table-cell>
              <table:table-cell office:value-type="float" office:value="31967216">
                <text:p>31967216</text:p>
              </table:table-cell>
              <table:table-cell office:value-type="float" office:value="7929560">
                <text:p>7929560</text:p>
              </table:table-cell>
              <table:table-cell office:value-type="float" office:value="43085136">
                <text:p>43085136</text:p>
              </table:table-cell>
              <table:table-cell office:value-type="float" office:value="28317736">
                <text:p>28317736</text:p>
              </table:table-cell>
              <table:table-cell office:value-type="float" office:value="34403752">
                <text:p>34403752</text:p>
              </table:table-cell>
              <table:table-cell office:value-type="float" office:value="28312288">
                <text:p>283122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537072">
                <text:p>25537072</text:p>
              </table:table-cell>
              <table:table-cell office:value-type="float" office:value="33292104">
                <text:p>33292104</text:p>
              </table:table-cell>
              <table:table-cell office:value-type="float" office:value="7929560">
                <text:p>7929560</text:p>
              </table:table-cell>
              <table:table-cell office:value-type="float" office:value="43936808">
                <text:p>43936808</text:p>
              </table:table-cell>
              <table:table-cell office:value-type="float" office:value="27474256">
                <text:p>27474256</text:p>
              </table:table-cell>
              <table:table-cell office:value-type="float" office:value="35810320">
                <text:p>35810320</text:p>
              </table:table-cell>
              <table:table-cell office:value-type="float" office:value="33410824">
                <text:p>33410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537072">
                <text:p>25537072</text:p>
              </table:table-cell>
              <table:table-cell office:value-type="float" office:value="34097736">
                <text:p>34097736</text:p>
              </table:table-cell>
              <table:table-cell office:value-type="float" office:value="7929560">
                <text:p>7929560</text:p>
              </table:table-cell>
              <table:table-cell office:value-type="float" office:value="44834928">
                <text:p>44834928</text:p>
              </table:table-cell>
              <table:table-cell office:value-type="float" office:value="27591312">
                <text:p>27591312</text:p>
              </table:table-cell>
              <table:table-cell office:value-type="float" office:value="37792064">
                <text:p>37792064</text:p>
              </table:table-cell>
              <table:table-cell office:value-type="float" office:value="34026584">
                <text:p>340265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553040">
                <text:p>25553040</text:p>
              </table:table-cell>
              <table:table-cell office:value-type="float" office:value="34227248">
                <text:p>34227248</text:p>
              </table:table-cell>
              <table:table-cell office:value-type="float" office:value="7929560">
                <text:p>7929560</text:p>
              </table:table-cell>
              <table:table-cell office:value-type="float" office:value="45689424">
                <text:p>45689424</text:p>
              </table:table-cell>
              <table:table-cell office:value-type="float" office:value="28033616">
                <text:p>28033616</text:p>
              </table:table-cell>
              <table:table-cell office:value-type="float" office:value="35761560">
                <text:p>35761560</text:p>
              </table:table-cell>
              <table:table-cell office:value-type="float" office:value="35732384">
                <text:p>357323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554672">
                <text:p>25554672</text:p>
              </table:table-cell>
              <table:table-cell office:value-type="float" office:value="36256768">
                <text:p>36256768</text:p>
              </table:table-cell>
              <table:table-cell office:value-type="float" office:value="7929560">
                <text:p>7929560</text:p>
              </table:table-cell>
              <table:table-cell office:value-type="float" office:value="43322192">
                <text:p>43322192</text:p>
              </table:table-cell>
              <table:table-cell office:value-type="float" office:value="28183520">
                <text:p>28183520</text:p>
              </table:table-cell>
              <table:table-cell office:value-type="float" office:value="35771464">
                <text:p>35771464</text:p>
              </table:table-cell>
              <table:table-cell office:value-type="float" office:value="37021056">
                <text:p>37021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576392">
                <text:p>25576392</text:p>
              </table:table-cell>
              <table:table-cell office:value-type="float" office:value="35007088">
                <text:p>35007088</text:p>
              </table:table-cell>
              <table:table-cell office:value-type="float" office:value="7929560">
                <text:p>7929560</text:p>
              </table:table-cell>
              <table:table-cell office:value-type="float" office:value="45744744">
                <text:p>45744744</text:p>
              </table:table-cell>
              <table:table-cell office:value-type="float" office:value="28184336">
                <text:p>28184336</text:p>
              </table:table-cell>
              <table:table-cell office:value-type="float" office:value="35776712">
                <text:p>35776712</text:p>
              </table:table-cell>
              <table:table-cell office:value-type="float" office:value="39033848">
                <text:p>390338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035792">
                <text:p>28035792</text:p>
              </table:table-cell>
              <table:table-cell office:value-type="float" office:value="36381648">
                <text:p>36381648</text:p>
              </table:table-cell>
              <table:table-cell office:value-type="float" office:value="7929560">
                <text:p>7929560</text:p>
              </table:table-cell>
              <table:table-cell office:value-type="float" office:value="32691856">
                <text:p>32691856</text:p>
              </table:table-cell>
              <table:table-cell office:value-type="float" office:value="28185152">
                <text:p>28185152</text:p>
              </table:table-cell>
              <table:table-cell office:value-type="float" office:value="35776712">
                <text:p>35776712</text:p>
              </table:table-cell>
              <table:table-cell office:value-type="float" office:value="40337488">
                <text:p>40337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280288">
                <text:p>28280288</text:p>
              </table:table-cell>
              <table:table-cell office:value-type="float" office:value="38212592">
                <text:p>38212592</text:p>
              </table:table-cell>
              <table:table-cell office:value-type="float" office:value="7929560">
                <text:p>7929560</text:p>
              </table:table-cell>
              <table:table-cell office:value-type="float" office:value="33658008">
                <text:p>33658008</text:p>
              </table:table-cell>
              <table:table-cell office:value-type="float" office:value="28185968">
                <text:p>28185968</text:p>
              </table:table-cell>
              <table:table-cell office:value-type="float" office:value="35782344">
                <text:p>35782344</text:p>
              </table:table-cell>
              <table:table-cell office:value-type="float" office:value="40339184">
                <text:p>40339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780248">
                <text:p>30780248</text:p>
              </table:table-cell>
              <table:table-cell office:value-type="float" office:value="24817952">
                <text:p>24817952</text:p>
              </table:table-cell>
              <table:table-cell office:value-type="float" office:value="7929560">
                <text:p>7929560</text:p>
              </table:table-cell>
              <table:table-cell office:value-type="float" office:value="33692320">
                <text:p>33692320</text:p>
              </table:table-cell>
              <table:table-cell office:value-type="float" office:value="28201568">
                <text:p>28201568</text:p>
              </table:table-cell>
              <table:table-cell office:value-type="float" office:value="35783160">
                <text:p>35783160</text:p>
              </table:table-cell>
              <table:table-cell office:value-type="float" office:value="37990840">
                <text:p>379908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23224">
                <text:p>31523224</text:p>
              </table:table-cell>
              <table:table-cell office:value-type="float" office:value="29499456">
                <text:p>29499456</text:p>
              </table:table-cell>
              <table:table-cell office:value-type="float" office:value="7929560">
                <text:p>7929560</text:p>
              </table:table-cell>
              <table:table-cell office:value-type="float" office:value="33699376">
                <text:p>33699376</text:p>
              </table:table-cell>
              <table:table-cell office:value-type="float" office:value="28202384">
                <text:p>28202384</text:p>
              </table:table-cell>
              <table:table-cell office:value-type="float" office:value="35862984">
                <text:p>35862984</text:p>
              </table:table-cell>
              <table:table-cell office:value-type="float" office:value="39157576">
                <text:p>39157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922472">
                <text:p>31922472</text:p>
              </table:table-cell>
              <table:table-cell office:value-type="float" office:value="30795176">
                <text:p>30795176</text:p>
              </table:table-cell>
              <table:table-cell office:value-type="float" office:value="7929560">
                <text:p>7929560</text:p>
              </table:table-cell>
              <table:table-cell office:value-type="float" office:value="33699376">
                <text:p>33699376</text:p>
              </table:table-cell>
              <table:table-cell office:value-type="float" office:value="28203016">
                <text:p>28203016</text:p>
              </table:table-cell>
              <table:table-cell office:value-type="float" office:value="35988776">
                <text:p>35988776</text:p>
              </table:table-cell>
              <table:table-cell office:value-type="float" office:value="39758144">
                <text:p>397581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35600">
                <text:p>33335600</text:p>
              </table:table-cell>
              <table:table-cell office:value-type="float" office:value="31165976">
                <text:p>31165976</text:p>
              </table:table-cell>
              <table:table-cell office:value-type="float" office:value="7929560">
                <text:p>7929560</text:p>
              </table:table-cell>
              <table:table-cell office:value-type="float" office:value="33706088">
                <text:p>33706088</text:p>
              </table:table-cell>
              <table:table-cell office:value-type="float" office:value="28203016">
                <text:p>28203016</text:p>
              </table:table-cell>
              <table:table-cell office:value-type="float" office:value="35989624">
                <text:p>35989624</text:p>
              </table:table-cell>
              <table:table-cell office:value-type="float" office:value="40047432">
                <text:p>40047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469976">
                <text:p>34469976</text:p>
              </table:table-cell>
              <table:table-cell office:value-type="float" office:value="32025584">
                <text:p>32025584</text:p>
              </table:table-cell>
              <table:table-cell office:value-type="float" office:value="7929560">
                <text:p>7929560</text:p>
              </table:table-cell>
              <table:table-cell office:value-type="float" office:value="33742712">
                <text:p>33742712</text:p>
              </table:table-cell>
              <table:table-cell office:value-type="float" office:value="28277728">
                <text:p>28277728</text:p>
              </table:table-cell>
              <table:table-cell office:value-type="float" office:value="35990864">
                <text:p>35990864</text:p>
              </table:table-cell>
              <table:table-cell office:value-type="float" office:value="27589832">
                <text:p>27589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594944">
                <text:p>31594944</text:p>
              </table:table-cell>
              <table:table-cell office:value-type="float" office:value="33038384">
                <text:p>33038384</text:p>
              </table:table-cell>
              <table:table-cell office:value-type="float" office:value="7929560">
                <text:p>7929560</text:p>
              </table:table-cell>
              <table:table-cell office:value-type="float" office:value="33750592">
                <text:p>33750592</text:p>
              </table:table-cell>
              <table:table-cell office:value-type="float" office:value="28799808">
                <text:p>28799808</text:p>
              </table:table-cell>
              <table:table-cell office:value-type="float" office:value="35992672">
                <text:p>35992672</text:p>
              </table:table-cell>
              <table:table-cell office:value-type="float" office:value="29101056">
                <text:p>29101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015896">
                <text:p>33015896</text:p>
              </table:table-cell>
              <table:table-cell office:value-type="float" office:value="33561464">
                <text:p>33561464</text:p>
              </table:table-cell>
              <table:table-cell office:value-type="float" office:value="7929560">
                <text:p>7929560</text:p>
              </table:table-cell>
              <table:table-cell office:value-type="float" office:value="33751864">
                <text:p>33751864</text:p>
              </table:table-cell>
              <table:table-cell office:value-type="float" office:value="30275256">
                <text:p>30275256</text:p>
              </table:table-cell>
              <table:table-cell office:value-type="float" office:value="36017912">
                <text:p>36017912</text:p>
              </table:table-cell>
              <table:table-cell office:value-type="float" office:value="29101904">
                <text:p>291019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936080">
                <text:p>33936080</text:p>
              </table:table-cell>
              <table:table-cell office:value-type="float" office:value="33869880">
                <text:p>33869880</text:p>
              </table:table-cell>
              <table:table-cell office:value-type="float" office:value="0">
                <text:p>0</text:p>
              </table:table-cell>
              <table:table-cell office:value-type="float" office:value="33751864">
                <text:p>33751864</text:p>
              </table:table-cell>
              <table:table-cell office:value-type="float" office:value="30553216">
                <text:p>30553216</text:p>
              </table:table-cell>
              <table:table-cell office:value-type="float" office:value="36019184">
                <text:p>36019184</text:p>
              </table:table-cell>
              <table:table-cell office:value-type="float" office:value="29102328">
                <text:p>291023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8984">
                <text:p>34808984</text:p>
              </table:table-cell>
              <table:table-cell office:value-type="float" office:value="34037176">
                <text:p>34037176</text:p>
              </table:table-cell>
              <table:table-cell office:value-type="float" office:value="0">
                <text:p>0</text:p>
              </table:table-cell>
              <table:table-cell office:value-type="float" office:value="33808400">
                <text:p>33808400</text:p>
              </table:table-cell>
              <table:table-cell office:value-type="float" office:value="31009496">
                <text:p>31009496</text:p>
              </table:table-cell>
              <table:table-cell office:value-type="float" office:value="36039696">
                <text:p>36039696</text:p>
              </table:table-cell>
              <table:table-cell office:value-type="float" office:value="29176304">
                <text:p>291763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390520">
                <text:p>35390520</text:p>
              </table:table-cell>
              <table:table-cell office:value-type="float" office:value="36295776">
                <text:p>36295776</text:p>
              </table:table-cell>
              <table:table-cell office:value-type="float" office:value="0">
                <text:p>0</text:p>
              </table:table-cell>
              <table:table-cell office:value-type="float" office:value="33863120">
                <text:p>33863120</text:p>
              </table:table-cell>
              <table:table-cell office:value-type="float" office:value="31106440">
                <text:p>31106440</text:p>
              </table:table-cell>
              <table:table-cell office:value-type="float" office:value="36040544">
                <text:p>36040544</text:p>
              </table:table-cell>
              <table:table-cell office:value-type="float" office:value="29177152">
                <text:p>291771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390520">
                <text:p>35390520</text:p>
              </table:table-cell>
              <table:table-cell office:value-type="float" office:value="38233904">
                <text:p>38233904</text:p>
              </table:table-cell>
              <table:table-cell office:value-type="float" office:value="0">
                <text:p>0</text:p>
              </table:table-cell>
              <table:table-cell office:value-type="float" office:value="33863120">
                <text:p>33863120</text:p>
              </table:table-cell>
              <table:table-cell office:value-type="float" office:value="32773224">
                <text:p>32773224</text:p>
              </table:table-cell>
              <table:table-cell office:value-type="float" office:value="36168408">
                <text:p>36168408</text:p>
              </table:table-cell>
              <table:table-cell office:value-type="float" office:value="29178000">
                <text:p>29178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390520">
                <text:p>35390520</text:p>
              </table:table-cell>
              <table:table-cell office:value-type="float" office:value="40231696">
                <text:p>40231696</text:p>
              </table:table-cell>
              <table:table-cell office:value-type="float" office:value="0">
                <text:p>0</text:p>
              </table:table-cell>
              <table:table-cell office:value-type="float" office:value="33863120">
                <text:p>33863120</text:p>
              </table:table-cell>
              <table:table-cell office:value-type="float" office:value="33438312">
                <text:p>33438312</text:p>
              </table:table-cell>
              <table:table-cell office:value-type="float" office:value="36190880">
                <text:p>36190880</text:p>
              </table:table-cell>
              <table:table-cell office:value-type="float" office:value="29379048">
                <text:p>293790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390520">
                <text:p>35390520</text:p>
              </table:table-cell>
              <table:table-cell office:value-type="float" office:value="40618064">
                <text:p>40618064</text:p>
              </table:table-cell>
              <table:table-cell office:value-type="float" office:value="0">
                <text:p>0</text:p>
              </table:table-cell>
              <table:table-cell office:value-type="float" office:value="33878888">
                <text:p>33878888</text:p>
              </table:table-cell>
              <table:table-cell office:value-type="float" office:value="34861544">
                <text:p>34861544</text:p>
              </table:table-cell>
              <table:table-cell office:value-type="float" office:value="36191696">
                <text:p>36191696</text:p>
              </table:table-cell>
              <table:table-cell office:value-type="float" office:value="29379896">
                <text:p>29379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90520">
                <text:p>35390520</text:p>
              </table:table-cell>
              <table:table-cell office:value-type="float" office:value="40618064">
                <text:p>40618064</text:p>
              </table:table-cell>
              <table:table-cell office:value-type="float" office:value="0">
                <text:p>0</text:p>
              </table:table-cell>
              <table:table-cell office:value-type="float" office:value="33880096">
                <text:p>33880096</text:p>
              </table:table-cell>
              <table:table-cell office:value-type="float" office:value="36044656">
                <text:p>36044656</text:p>
              </table:table-cell>
              <table:table-cell office:value-type="float" office:value="36203696">
                <text:p>36203696</text:p>
              </table:table-cell>
              <table:table-cell office:value-type="float" office:value="29577176">
                <text:p>295771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390520">
                <text:p>35390520</text:p>
              </table:table-cell>
              <table:table-cell office:value-type="float" office:value="40618064">
                <text:p>40618064</text:p>
              </table:table-cell>
              <table:table-cell office:value-type="float" office:value="0">
                <text:p>0</text:p>
              </table:table-cell>
              <table:table-cell office:value-type="float" office:value="33880944">
                <text:p>33880944</text:p>
              </table:table-cell>
              <table:table-cell office:value-type="float" office:value="37306672">
                <text:p>37306672</text:p>
              </table:table-cell>
              <table:table-cell office:value-type="float" office:value="36205792">
                <text:p>36205792</text:p>
              </table:table-cell>
              <table:table-cell office:value-type="float" office:value="29642136">
                <text:p>296421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446104">
                <text:p>35446104</text:p>
              </table:table-cell>
              <table:table-cell office:value-type="float" office:value="40623544">
                <text:p>40623544</text:p>
              </table:table-cell>
              <table:table-cell office:value-type="float" office:value="0">
                <text:p>0</text:p>
              </table:table-cell>
              <table:table-cell office:value-type="float" office:value="33881792">
                <text:p>33881792</text:p>
              </table:table-cell>
              <table:table-cell office:value-type="float" office:value="38839832">
                <text:p>38839832</text:p>
              </table:table-cell>
              <table:table-cell office:value-type="float" office:value="36226456">
                <text:p>36226456</text:p>
              </table:table-cell>
              <table:table-cell office:value-type="float" office:value="29642136">
                <text:p>29642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34008">
                <text:p>36034008</text:p>
              </table:table-cell>
              <table:table-cell office:value-type="float" office:value="40623544">
                <text:p>40623544</text:p>
              </table:table-cell>
              <table:table-cell office:value-type="float" office:value="0">
                <text:p>0</text:p>
              </table:table-cell>
              <table:table-cell office:value-type="float" office:value="33882640">
                <text:p>33882640</text:p>
              </table:table-cell>
              <table:table-cell office:value-type="float" office:value="39938232">
                <text:p>39938232</text:p>
              </table:table-cell>
              <table:table-cell office:value-type="float" office:value="36228088">
                <text:p>36228088</text:p>
              </table:table-cell>
              <table:table-cell office:value-type="float" office:value="29642136">
                <text:p>29642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34264">
                <text:p>36034264</text:p>
              </table:table-cell>
              <table:table-cell office:value-type="float" office:value="40628296">
                <text:p>40628296</text:p>
              </table:table-cell>
              <table:table-cell office:value-type="float" office:value="0">
                <text:p>0</text:p>
              </table:table-cell>
              <table:table-cell office:value-type="float" office:value="33889704">
                <text:p>33889704</text:p>
              </table:table-cell>
              <table:table-cell office:value-type="float" office:value="40474392">
                <text:p>40474392</text:p>
              </table:table-cell>
              <table:table-cell office:value-type="float" office:value="36233656">
                <text:p>36233656</text:p>
              </table:table-cell>
              <table:table-cell office:value-type="float" office:value="29642136">
                <text:p>296421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035096">
                <text:p>36035096</text:p>
              </table:table-cell>
              <table:table-cell office:value-type="float" office:value="40628296">
                <text:p>40628296</text:p>
              </table:table-cell>
              <table:table-cell office:value-type="float" office:value="0">
                <text:p>0</text:p>
              </table:table-cell>
              <table:table-cell office:value-type="float" office:value="34006752">
                <text:p>34006752</text:p>
              </table:table-cell>
              <table:table-cell office:value-type="float" office:value="41462016">
                <text:p>41462016</text:p>
              </table:table-cell>
              <table:table-cell office:value-type="float" office:value="36234472">
                <text:p>36234472</text:p>
              </table:table-cell>
              <table:table-cell office:value-type="float" office:value="30314872">
                <text:p>303148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036120">
                <text:p>36036120</text:p>
              </table:table-cell>
              <table:table-cell office:value-type="float" office:value="40679416">
                <text:p>40679416</text:p>
              </table:table-cell>
              <table:table-cell office:value-type="float" office:value="0">
                <text:p>0</text:p>
              </table:table-cell>
              <table:table-cell office:value-type="float" office:value="34008280">
                <text:p>34008280</text:p>
              </table:table-cell>
              <table:table-cell office:value-type="float" office:value="41602216">
                <text:p>41602216</text:p>
              </table:table-cell>
              <table:table-cell office:value-type="float" office:value="36326408">
                <text:p>36326408</text:p>
              </table:table-cell>
              <table:table-cell office:value-type="float" office:value="30316496">
                <text:p>30316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158184">
                <text:p>36158184</text:p>
              </table:table-cell>
              <table:table-cell office:value-type="float" office:value="40679416">
                <text:p>40679416</text:p>
              </table:table-cell>
              <table:table-cell office:value-type="float" office:value="0">
                <text:p>0</text:p>
              </table:table-cell>
              <table:table-cell office:value-type="float" office:value="34009128">
                <text:p>34009128</text:p>
              </table:table-cell>
              <table:table-cell office:value-type="float" office:value="38394936">
                <text:p>38394936</text:p>
              </table:table-cell>
              <table:table-cell office:value-type="float" office:value="36330968">
                <text:p>36330968</text:p>
              </table:table-cell>
              <table:table-cell office:value-type="float" office:value="30389640">
                <text:p>303896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442312">
                <text:p>36442312</text:p>
              </table:table-cell>
              <table:table-cell office:value-type="float" office:value="40692200">
                <text:p>40692200</text:p>
              </table:table-cell>
              <table:table-cell office:value-type="float" office:value="0">
                <text:p>0</text:p>
              </table:table-cell>
              <table:table-cell office:value-type="float" office:value="34010248">
                <text:p>34010248</text:p>
              </table:table-cell>
              <table:table-cell office:value-type="float" office:value="41120016">
                <text:p>41120016</text:p>
              </table:table-cell>
              <table:table-cell office:value-type="float" office:value="36347200">
                <text:p>36347200</text:p>
              </table:table-cell>
              <table:table-cell office:value-type="float" office:value="30607728">
                <text:p>306077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782808">
                <text:p>36782808</text:p>
              </table:table-cell>
              <table:table-cell office:value-type="float" office:value="40712776">
                <text:p>40712776</text:p>
              </table:table-cell>
              <table:table-cell office:value-type="float" office:value="0">
                <text:p>0</text:p>
              </table:table-cell>
              <table:table-cell office:value-type="float" office:value="34024656">
                <text:p>34024656</text:p>
              </table:table-cell>
              <table:table-cell office:value-type="float" office:value="43654480">
                <text:p>43654480</text:p>
              </table:table-cell>
              <table:table-cell office:value-type="float" office:value="36349000">
                <text:p>36349000</text:p>
              </table:table-cell>
              <table:table-cell office:value-type="float" office:value="30608544">
                <text:p>306085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35944">
                <text:p>36935944</text:p>
              </table:table-cell>
              <table:table-cell office:value-type="float" office:value="40714376">
                <text:p>40714376</text:p>
              </table:table-cell>
              <table:table-cell office:value-type="float" office:value="0">
                <text:p>0</text:p>
              </table:table-cell>
              <table:table-cell office:value-type="float" office:value="34026712">
                <text:p>34026712</text:p>
              </table:table-cell>
              <table:table-cell office:value-type="float" office:value="42664384">
                <text:p>42664384</text:p>
              </table:table-cell>
              <table:table-cell office:value-type="float" office:value="36350192">
                <text:p>36350192</text:p>
              </table:table-cell>
              <table:table-cell office:value-type="float" office:value="30615600">
                <text:p>30615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99088">
                <text:p>36999088</text:p>
              </table:table-cell>
              <table:table-cell office:value-type="float" office:value="40838656">
                <text:p>40838656</text:p>
              </table:table-cell>
              <table:table-cell office:value-type="float" office:value="0">
                <text:p>0</text:p>
              </table:table-cell>
              <table:table-cell office:value-type="float" office:value="34028728">
                <text:p>34028728</text:p>
              </table:table-cell>
              <table:table-cell office:value-type="float" office:value="43875216">
                <text:p>43875216</text:p>
              </table:table-cell>
              <table:table-cell office:value-type="float" office:value="36354896">
                <text:p>36354896</text:p>
              </table:table-cell>
              <table:table-cell office:value-type="float" office:value="31048880">
                <text:p>310488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031368">
                <text:p>37031368</text:p>
              </table:table-cell>
              <table:table-cell office:value-type="float" office:value="40841080">
                <text:p>40841080</text:p>
              </table:table-cell>
              <table:table-cell office:value-type="float" office:value="0">
                <text:p>0</text:p>
              </table:table-cell>
              <table:table-cell office:value-type="float" office:value="34037672">
                <text:p>34037672</text:p>
              </table:table-cell>
              <table:table-cell office:value-type="float" office:value="46252712">
                <text:p>46252712</text:p>
              </table:table-cell>
              <table:table-cell office:value-type="float" office:value="36355352">
                <text:p>36355352</text:p>
              </table:table-cell>
              <table:table-cell office:value-type="float" office:value="31049136">
                <text:p>31049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118616">
                <text:p>37118616</text:p>
              </table:table-cell>
              <table:table-cell office:value-type="float" office:value="40842336">
                <text:p>40842336</text:p>
              </table:table-cell>
              <table:table-cell office:value-type="float" office:value="0">
                <text:p>0</text:p>
              </table:table-cell>
              <table:table-cell office:value-type="float" office:value="34262280">
                <text:p>34262280</text:p>
              </table:table-cell>
              <table:table-cell office:value-type="float" office:value="31910272">
                <text:p>31910272</text:p>
              </table:table-cell>
              <table:table-cell office:value-type="float" office:value="36355776">
                <text:p>36355776</text:p>
              </table:table-cell>
              <table:table-cell office:value-type="float" office:value="31050576">
                <text:p>31050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269224">
                <text:p>37269224</text:p>
              </table:table-cell>
              <table:table-cell office:value-type="float" office:value="40843152">
                <text:p>40843152</text:p>
              </table:table-cell>
              <table:table-cell office:value-type="float" office:value="0">
                <text:p>0</text:p>
              </table:table-cell>
              <table:table-cell office:value-type="float" office:value="34357896">
                <text:p>34357896</text:p>
              </table:table-cell>
              <table:table-cell office:value-type="float" office:value="32031584">
                <text:p>32031584</text:p>
              </table:table-cell>
              <table:table-cell office:value-type="float" office:value="36378488">
                <text:p>36378488</text:p>
              </table:table-cell>
              <table:table-cell office:value-type="float" office:value="31058408">
                <text:p>310584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288544">
                <text:p>37288544</text:p>
              </table:table-cell>
              <table:table-cell office:value-type="float" office:value="40843968">
                <text:p>40843968</text:p>
              </table:table-cell>
              <table:table-cell office:value-type="float" office:value="0">
                <text:p>0</text:p>
              </table:table-cell>
              <table:table-cell office:value-type="float" office:value="34499432">
                <text:p>34499432</text:p>
              </table:table-cell>
              <table:table-cell office:value-type="float" office:value="33357376">
                <text:p>33357376</text:p>
              </table:table-cell>
              <table:table-cell office:value-type="float" office:value="36380120">
                <text:p>36380120</text:p>
              </table:table-cell>
              <table:table-cell office:value-type="float" office:value="31114768">
                <text:p>311147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289392">
                <text:p>37289392</text:p>
              </table:table-cell>
              <table:table-cell office:value-type="float" office:value="40876416">
                <text:p>40876416</text:p>
              </table:table-cell>
              <table:table-cell office:value-type="float" office:value="0">
                <text:p>0</text:p>
              </table:table-cell>
              <table:table-cell office:value-type="float" office:value="34524208">
                <text:p>34524208</text:p>
              </table:table-cell>
              <table:table-cell office:value-type="float" office:value="33606288">
                <text:p>33606288</text:p>
              </table:table-cell>
              <table:table-cell office:value-type="float" office:value="36396256">
                <text:p>36396256</text:p>
              </table:table-cell>
              <table:table-cell office:value-type="float" office:value="31274576">
                <text:p>31274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298544">
                <text:p>37298544</text:p>
              </table:table-cell>
              <table:table-cell office:value-type="float" office:value="40877232">
                <text:p>40877232</text:p>
              </table:table-cell>
              <table:table-cell office:value-type="float" office:value="0">
                <text:p>0</text:p>
              </table:table-cell>
              <table:table-cell office:value-type="float" office:value="34524208">
                <text:p>34524208</text:p>
              </table:table-cell>
              <table:table-cell office:value-type="float" office:value="34209552">
                <text:p>34209552</text:p>
              </table:table-cell>
              <table:table-cell office:value-type="float" office:value="36397104">
                <text:p>36397104</text:p>
              </table:table-cell>
              <table:table-cell office:value-type="float" office:value="31400864">
                <text:p>314008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299616">
                <text:p>37299616</text:p>
              </table:table-cell>
              <table:table-cell office:value-type="float" office:value="40883168">
                <text:p>40883168</text:p>
              </table:table-cell>
              <table:table-cell office:value-type="float" office:value="0">
                <text:p>0</text:p>
              </table:table-cell>
              <table:table-cell office:value-type="float" office:value="34531352">
                <text:p>34531352</text:p>
              </table:table-cell>
              <table:table-cell office:value-type="float" office:value="35120088">
                <text:p>35120088</text:p>
              </table:table-cell>
              <table:table-cell office:value-type="float" office:value="36416880">
                <text:p>36416880</text:p>
              </table:table-cell>
              <table:table-cell office:value-type="float" office:value="31402336">
                <text:p>314023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345472">
                <text:p>37345472</text:p>
              </table:table-cell>
              <table:table-cell office:value-type="float" office:value="40884240">
                <text:p>40884240</text:p>
              </table:table-cell>
              <table:table-cell office:value-type="float" office:value="0">
                <text:p>0</text:p>
              </table:table-cell>
              <table:table-cell office:value-type="float" office:value="34574200">
                <text:p>34574200</text:p>
              </table:table-cell>
              <table:table-cell office:value-type="float" office:value="35799760">
                <text:p>35799760</text:p>
              </table:table-cell>
              <table:table-cell office:value-type="float" office:value="36422752">
                <text:p>36422752</text:p>
              </table:table-cell>
              <table:table-cell office:value-type="float" office:value="31404936">
                <text:p>31404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366008">
                <text:p>37366008</text:p>
              </table:table-cell>
              <table:table-cell office:value-type="float" office:value="40889808">
                <text:p>40889808</text:p>
              </table:table-cell>
              <table:table-cell office:value-type="float" office:value="0">
                <text:p>0</text:p>
              </table:table-cell>
              <table:table-cell office:value-type="float" office:value="34607328">
                <text:p>34607328</text:p>
              </table:table-cell>
              <table:table-cell office:value-type="float" office:value="35800848">
                <text:p>35800848</text:p>
              </table:table-cell>
              <table:table-cell office:value-type="float" office:value="36423992">
                <text:p>36423992</text:p>
              </table:table-cell>
              <table:table-cell office:value-type="float" office:value="31405600">
                <text:p>314056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366856">
                <text:p>37366856</text:p>
              </table:table-cell>
              <table:table-cell office:value-type="float" office:value="40930264">
                <text:p>40930264</text:p>
              </table:table-cell>
              <table:table-cell office:value-type="float" office:value="0">
                <text:p>0</text:p>
              </table:table-cell>
              <table:table-cell office:value-type="float" office:value="34613608">
                <text:p>34613608</text:p>
              </table:table-cell>
              <table:table-cell office:value-type="float" office:value="37424632">
                <text:p>37424632</text:p>
              </table:table-cell>
              <table:table-cell office:value-type="float" office:value="36461576">
                <text:p>36461576</text:p>
              </table:table-cell>
              <table:table-cell office:value-type="float" office:value="31440472">
                <text:p>314404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366856">
                <text:p>37366856</text:p>
              </table:table-cell>
              <table:table-cell office:value-type="float" office:value="40931080">
                <text:p>40931080</text:p>
              </table:table-cell>
              <table:table-cell office:value-type="float" office:value="0">
                <text:p>0</text:p>
              </table:table-cell>
              <table:table-cell office:value-type="float" office:value="34661912">
                <text:p>34661912</text:p>
              </table:table-cell>
              <table:table-cell office:value-type="float" office:value="38323536">
                <text:p>38323536</text:p>
              </table:table-cell>
              <table:table-cell office:value-type="float" office:value="36463432">
                <text:p>36463432</text:p>
              </table:table-cell>
              <table:table-cell office:value-type="float" office:value="31442112">
                <text:p>31442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366856">
                <text:p>37366856</text:p>
              </table:table-cell>
              <table:table-cell office:value-type="float" office:value="40931488">
                <text:p>40931488</text:p>
              </table:table-cell>
              <table:table-cell office:value-type="float" office:value="0">
                <text:p>0</text:p>
              </table:table-cell>
              <table:table-cell office:value-type="float" office:value="34681536">
                <text:p>34681536</text:p>
              </table:table-cell>
              <table:table-cell office:value-type="float" office:value="42521528">
                <text:p>42521528</text:p>
              </table:table-cell>
              <table:table-cell office:value-type="float" office:value="36486400">
                <text:p>36486400</text:p>
              </table:table-cell>
              <table:table-cell office:value-type="float" office:value="32241000">
                <text:p>32241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373944">
                <text:p>37373944</text:p>
              </table:table-cell>
              <table:table-cell office:value-type="float" office:value="40932304">
                <text:p>40932304</text:p>
              </table:table-cell>
              <table:table-cell office:value-type="float" office:value="0">
                <text:p>0</text:p>
              </table:table-cell>
              <table:table-cell office:value-type="float" office:value="34808640">
                <text:p>34808640</text:p>
              </table:table-cell>
              <table:table-cell office:value-type="float" office:value="42530528">
                <text:p>42530528</text:p>
              </table:table-cell>
              <table:table-cell office:value-type="float" office:value="36490080">
                <text:p>36490080</text:p>
              </table:table-cell>
              <table:table-cell office:value-type="float" office:value="32727904">
                <text:p>327279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373944">
                <text:p>37373944</text:p>
              </table:table-cell>
              <table:table-cell office:value-type="float" office:value="40937872">
                <text:p>40937872</text:p>
              </table:table-cell>
              <table:table-cell office:value-type="float" office:value="0">
                <text:p>0</text:p>
              </table:table-cell>
              <table:table-cell office:value-type="float" office:value="34808792">
                <text:p>34808792</text:p>
              </table:table-cell>
              <table:table-cell office:value-type="float" office:value="42588696">
                <text:p>42588696</text:p>
              </table:table-cell>
              <table:table-cell office:value-type="float" office:value="36628976">
                <text:p>36628976</text:p>
              </table:table-cell>
              <table:table-cell office:value-type="float" office:value="34616240">
                <text:p>346162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373944">
                <text:p>37373944</text:p>
              </table:table-cell>
              <table:table-cell office:value-type="float" office:value="40970368">
                <text:p>40970368</text:p>
              </table:table-cell>
              <table:table-cell office:value-type="float" office:value="0">
                <text:p>0</text:p>
              </table:table-cell>
              <table:table-cell office:value-type="float" office:value="34860344">
                <text:p>34860344</text:p>
              </table:table-cell>
              <table:table-cell office:value-type="float" office:value="42682392">
                <text:p>42682392</text:p>
              </table:table-cell>
              <table:table-cell office:value-type="float" office:value="36705384">
                <text:p>36705384</text:p>
              </table:table-cell>
              <table:table-cell office:value-type="float" office:value="35173144">
                <text:p>351731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409176">
                <text:p>37409176</text:p>
              </table:table-cell>
              <table:table-cell office:value-type="float" office:value="40974240">
                <text:p>40974240</text:p>
              </table:table-cell>
              <table:table-cell office:value-type="float" office:value="0">
                <text:p>0</text:p>
              </table:table-cell>
              <table:table-cell office:value-type="float" office:value="34862760">
                <text:p>34862760</text:p>
              </table:table-cell>
              <table:table-cell office:value-type="float" office:value="42683048">
                <text:p>42683048</text:p>
              </table:table-cell>
              <table:table-cell office:value-type="float" office:value="36707608">
                <text:p>36707608</text:p>
              </table:table-cell>
              <table:table-cell office:value-type="float" office:value="35450112">
                <text:p>35450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481912">
                <text:p>37481912</text:p>
              </table:table-cell>
              <table:table-cell office:value-type="float" office:value="35648352">
                <text:p>35648352</text:p>
              </table:table-cell>
              <table:table-cell office:value-type="float" office:value="0">
                <text:p>0</text:p>
              </table:table-cell>
              <table:table-cell office:value-type="float" office:value="34882384">
                <text:p>34882384</text:p>
              </table:table-cell>
              <table:table-cell office:value-type="float" office:value="42683048">
                <text:p>42683048</text:p>
              </table:table-cell>
              <table:table-cell office:value-type="float" office:value="36733896">
                <text:p>36733896</text:p>
              </table:table-cell>
              <table:table-cell office:value-type="float" office:value="35552592">
                <text:p>355525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484480">
                <text:p>37484480</text:p>
              </table:table-cell>
              <table:table-cell office:value-type="float" office:value="35649480">
                <text:p>35649480</text:p>
              </table:table-cell>
              <table:table-cell office:value-type="float" office:value="0">
                <text:p>0</text:p>
              </table:table-cell>
              <table:table-cell office:value-type="float" office:value="34882384">
                <text:p>34882384</text:p>
              </table:table-cell>
              <table:table-cell office:value-type="float" office:value="42700880">
                <text:p>42700880</text:p>
              </table:table-cell>
              <table:table-cell office:value-type="float" office:value="36805776">
                <text:p>36805776</text:p>
              </table:table-cell>
              <table:table-cell office:value-type="float" office:value="38725296">
                <text:p>38725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485752">
                <text:p>37485752</text:p>
              </table:table-cell>
              <table:table-cell office:value-type="float" office:value="35873752">
                <text:p>35873752</text:p>
              </table:table-cell>
              <table:table-cell office:value-type="float" office:value="0">
                <text:p>0</text:p>
              </table:table-cell>
              <table:table-cell office:value-type="float" office:value="34896840">
                <text:p>34896840</text:p>
              </table:table-cell>
              <table:table-cell office:value-type="float" office:value="42718920">
                <text:p>42718920</text:p>
              </table:table-cell>
              <table:table-cell office:value-type="float" office:value="36813496">
                <text:p>36813496</text:p>
              </table:table-cell>
              <table:table-cell office:value-type="float" office:value="39137232">
                <text:p>39137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487024">
                <text:p>37487024</text:p>
              </table:table-cell>
              <table:table-cell office:value-type="float" office:value="37557640">
                <text:p>37557640</text:p>
              </table:table-cell>
              <table:table-cell office:value-type="float" office:value="0">
                <text:p>0</text:p>
              </table:table-cell>
              <table:table-cell office:value-type="float" office:value="34977408">
                <text:p>34977408</text:p>
              </table:table-cell>
              <table:table-cell office:value-type="float" office:value="42726952">
                <text:p>42726952</text:p>
              </table:table-cell>
              <table:table-cell office:value-type="float" office:value="36940408">
                <text:p>36940408</text:p>
              </table:table-cell>
              <table:table-cell office:value-type="float" office:value="39962040">
                <text:p>399620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156648">
                <text:p>38156648</text:p>
              </table:table-cell>
              <table:table-cell office:value-type="float" office:value="36143432">
                <text:p>36143432</text:p>
              </table:table-cell>
              <table:table-cell office:value-type="float" office:value="0">
                <text:p>0</text:p>
              </table:table-cell>
              <table:table-cell office:value-type="float" office:value="34980144">
                <text:p>34980144</text:p>
              </table:table-cell>
              <table:table-cell office:value-type="float" office:value="42727768">
                <text:p>42727768</text:p>
              </table:table-cell>
              <table:table-cell office:value-type="float" office:value="36957848">
                <text:p>36957848</text:p>
              </table:table-cell>
              <table:table-cell office:value-type="float" office:value="33092704">
                <text:p>330927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666416">
                <text:p>38666416</text:p>
              </table:table-cell>
              <table:table-cell office:value-type="float" office:value="36320720">
                <text:p>36320720</text:p>
              </table:table-cell>
              <table:table-cell office:value-type="float" office:value="0">
                <text:p>0</text:p>
              </table:table-cell>
              <table:table-cell office:value-type="float" office:value="35045968">
                <text:p>35045968</text:p>
              </table:table-cell>
              <table:table-cell office:value-type="float" office:value="42734752">
                <text:p>42734752</text:p>
              </table:table-cell>
              <table:table-cell office:value-type="float" office:value="36991936">
                <text:p>36991936</text:p>
              </table:table-cell>
              <table:table-cell office:value-type="float" office:value="36688424">
                <text:p>366884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666416">
                <text:p>38666416</text:p>
              </table:table-cell>
              <table:table-cell office:value-type="float" office:value="36320720">
                <text:p>36320720</text:p>
              </table:table-cell>
              <table:table-cell office:value-type="float" office:value="0">
                <text:p>0</text:p>
              </table:table-cell>
              <table:table-cell office:value-type="float" office:value="35052752">
                <text:p>35052752</text:p>
              </table:table-cell>
              <table:table-cell office:value-type="float" office:value="42736704">
                <text:p>42736704</text:p>
              </table:table-cell>
              <table:table-cell office:value-type="float" office:value="36995784">
                <text:p>36995784</text:p>
              </table:table-cell>
              <table:table-cell office:value-type="float" office:value="37014528">
                <text:p>370145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666416">
                <text:p>38666416</text:p>
              </table:table-cell>
              <table:table-cell office:value-type="float" office:value="36320720">
                <text:p>36320720</text:p>
              </table:table-cell>
              <table:table-cell office:value-type="float" office:value="0">
                <text:p>0</text:p>
              </table:table-cell>
              <table:table-cell office:value-type="float" office:value="35059880">
                <text:p>35059880</text:p>
              </table:table-cell>
              <table:table-cell office:value-type="float" office:value="42758024">
                <text:p>42758024</text:p>
              </table:table-cell>
              <table:table-cell office:value-type="float" office:value="38731168">
                <text:p>38731168</text:p>
              </table:table-cell>
              <table:table-cell office:value-type="float" office:value="37024744">
                <text:p>37024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866576">
                <text:p>38866576</text:p>
              </table:table-cell>
              <table:table-cell office:value-type="float" office:value="36321248">
                <text:p>36321248</text:p>
              </table:table-cell>
              <table:table-cell office:value-type="float" office:value="0">
                <text:p>0</text:p>
              </table:table-cell>
              <table:table-cell office:value-type="float" office:value="35079368">
                <text:p>35079368</text:p>
              </table:table-cell>
              <table:table-cell office:value-type="float" office:value="42759624">
                <text:p>42759624</text:p>
              </table:table-cell>
              <table:table-cell office:value-type="float" office:value="38825968">
                <text:p>38825968</text:p>
              </table:table-cell>
              <table:table-cell office:value-type="float" office:value="37061896">
                <text:p>370618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015520">
                <text:p>39015520</text:p>
              </table:table-cell>
              <table:table-cell office:value-type="float" office:value="36363824">
                <text:p>36363824</text:p>
              </table:table-cell>
              <table:table-cell office:value-type="float" office:value="0">
                <text:p>0</text:p>
              </table:table-cell>
              <table:table-cell office:value-type="float" office:value="35085648">
                <text:p>35085648</text:p>
              </table:table-cell>
              <table:table-cell office:value-type="float" office:value="42760440">
                <text:p>42760440</text:p>
              </table:table-cell>
              <table:table-cell office:value-type="float" office:value="38827144">
                <text:p>38827144</text:p>
              </table:table-cell>
              <table:table-cell office:value-type="float" office:value="37094600">
                <text:p>370946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237136">
                <text:p>39237136</text:p>
              </table:table-cell>
              <table:table-cell office:value-type="float" office:value="36448000">
                <text:p>36448000</text:p>
              </table:table-cell>
              <table:table-cell office:value-type="float" office:value="0">
                <text:p>0</text:p>
              </table:table-cell>
              <table:table-cell office:value-type="float" office:value="35085648">
                <text:p>35085648</text:p>
              </table:table-cell>
              <table:table-cell office:value-type="float" office:value="42769200">
                <text:p>42769200</text:p>
              </table:table-cell>
              <table:table-cell office:value-type="float" office:value="38829616">
                <text:p>38829616</text:p>
              </table:table-cell>
              <table:table-cell office:value-type="float" office:value="37133912">
                <text:p>371339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520016">
                <text:p>28520016</text:p>
              </table:table-cell>
              <table:table-cell office:value-type="float" office:value="36453376">
                <text:p>36453376</text:p>
              </table:table-cell>
              <table:table-cell office:value-type="float" office:value="0">
                <text:p>0</text:p>
              </table:table-cell>
              <table:table-cell office:value-type="float" office:value="35085800">
                <text:p>35085800</text:p>
              </table:table-cell>
              <table:table-cell office:value-type="float" office:value="42783592">
                <text:p>42783592</text:p>
              </table:table-cell>
              <table:table-cell office:value-type="float" office:value="38863752">
                <text:p>38863752</text:p>
              </table:table-cell>
              <table:table-cell office:value-type="float" office:value="37192736">
                <text:p>37192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814656">
                <text:p>29814656</text:p>
              </table:table-cell>
              <table:table-cell office:value-type="float" office:value="36471616">
                <text:p>36471616</text:p>
              </table:table-cell>
              <table:table-cell office:value-type="float" office:value="0">
                <text:p>0</text:p>
              </table:table-cell>
              <table:table-cell office:value-type="float" office:value="35094512">
                <text:p>35094512</text:p>
              </table:table-cell>
              <table:table-cell office:value-type="float" office:value="42816176">
                <text:p>42816176</text:p>
              </table:table-cell>
              <table:table-cell office:value-type="float" office:value="38869712">
                <text:p>38869712</text:p>
              </table:table-cell>
              <table:table-cell office:value-type="float" office:value="37268672">
                <text:p>372686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916296">
                <text:p>29916296</text:p>
              </table:table-cell>
              <table:table-cell office:value-type="float" office:value="36472392">
                <text:p>36472392</text:p>
              </table:table-cell>
              <table:table-cell office:value-type="float" office:value="0">
                <text:p>0</text:p>
              </table:table-cell>
              <table:table-cell office:value-type="float" office:value="35094512">
                <text:p>35094512</text:p>
              </table:table-cell>
              <table:table-cell office:value-type="float" office:value="42877456">
                <text:p>42877456</text:p>
              </table:table-cell>
              <table:table-cell office:value-type="float" office:value="38870104">
                <text:p>38870104</text:p>
              </table:table-cell>
              <table:table-cell office:value-type="float" office:value="37269048">
                <text:p>37269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168664">
                <text:p>30168664</text:p>
              </table:table-cell>
              <table:table-cell office:value-type="float" office:value="36514792">
                <text:p>36514792</text:p>
              </table:table-cell>
              <table:table-cell office:value-type="float" office:value="0">
                <text:p>0</text:p>
              </table:table-cell>
              <table:table-cell office:value-type="float" office:value="35100792">
                <text:p>35100792</text:p>
              </table:table-cell>
              <table:table-cell office:value-type="float" office:value="42879088">
                <text:p>42879088</text:p>
              </table:table-cell>
              <table:table-cell office:value-type="float" office:value="38878736">
                <text:p>38878736</text:p>
              </table:table-cell>
              <table:table-cell office:value-type="float" office:value="37270176">
                <text:p>37270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553312">
                <text:p>30553312</text:p>
              </table:table-cell>
              <table:table-cell office:value-type="float" office:value="36516008">
                <text:p>36516008</text:p>
              </table:table-cell>
              <table:table-cell office:value-type="float" office:value="0">
                <text:p>0</text:p>
              </table:table-cell>
              <table:table-cell office:value-type="float" office:value="35279816">
                <text:p>35279816</text:p>
              </table:table-cell>
              <table:table-cell office:value-type="float" office:value="42906560">
                <text:p>42906560</text:p>
              </table:table-cell>
              <table:table-cell office:value-type="float" office:value="38957288">
                <text:p>38957288</text:p>
              </table:table-cell>
              <table:table-cell office:value-type="float" office:value="30976232">
                <text:p>309762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58472">
                <text:p>30958472</text:p>
              </table:table-cell>
              <table:table-cell office:value-type="float" office:value="36522240">
                <text:p>36522240</text:p>
              </table:table-cell>
              <table:table-cell office:value-type="float" office:value="0">
                <text:p>0</text:p>
              </table:table-cell>
              <table:table-cell office:value-type="float" office:value="35313048">
                <text:p>35313048</text:p>
              </table:table-cell>
              <table:table-cell office:value-type="float" office:value="42906712">
                <text:p>42906712</text:p>
              </table:table-cell>
              <table:table-cell office:value-type="float" office:value="37902560">
                <text:p>37902560</text:p>
              </table:table-cell>
              <table:table-cell office:value-type="float" office:value="30976232">
                <text:p>309762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129984">
                <text:p>31129984</text:p>
              </table:table-cell>
              <table:table-cell office:value-type="float" office:value="36523456">
                <text:p>36523456</text:p>
              </table:table-cell>
              <table:table-cell office:value-type="float" office:value="0">
                <text:p>0</text:p>
              </table:table-cell>
              <table:table-cell office:value-type="float" office:value="35365432">
                <text:p>35365432</text:p>
              </table:table-cell>
              <table:table-cell office:value-type="float" office:value="42946592">
                <text:p>42946592</text:p>
              </table:table-cell>
              <table:table-cell office:value-type="float" office:value="38006200">
                <text:p>38006200</text:p>
              </table:table-cell>
              <table:table-cell office:value-type="float" office:value="31036312">
                <text:p>310363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33936">
                <text:p>31233936</text:p>
              </table:table-cell>
              <table:table-cell office:value-type="float" office:value="36529424">
                <text:p>36529424</text:p>
              </table:table-cell>
              <table:table-cell office:value-type="float" office:value="0">
                <text:p>0</text:p>
              </table:table-cell>
              <table:table-cell office:value-type="float" office:value="35380728">
                <text:p>35380728</text:p>
              </table:table-cell>
              <table:table-cell office:value-type="float" office:value="42948192">
                <text:p>42948192</text:p>
              </table:table-cell>
              <table:table-cell office:value-type="float" office:value="38121504">
                <text:p>38121504</text:p>
              </table:table-cell>
              <table:table-cell office:value-type="float" office:value="31076992">
                <text:p>310769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653696">
                <text:p>32653696</text:p>
              </table:table-cell>
              <table:table-cell office:value-type="float" office:value="36574680">
                <text:p>36574680</text:p>
              </table:table-cell>
              <table:table-cell office:value-type="float" office:value="0">
                <text:p>0</text:p>
              </table:table-cell>
              <table:table-cell office:value-type="float" office:value="35380728">
                <text:p>35380728</text:p>
              </table:table-cell>
              <table:table-cell office:value-type="float" office:value="42948192">
                <text:p>42948192</text:p>
              </table:table-cell>
              <table:table-cell office:value-type="float" office:value="38121504">
                <text:p>38121504</text:p>
              </table:table-cell>
              <table:table-cell office:value-type="float" office:value="31086576">
                <text:p>31086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179072">
                <text:p>35179072</text:p>
              </table:table-cell>
              <table:table-cell office:value-type="float" office:value="36575584">
                <text:p>36575584</text:p>
              </table:table-cell>
              <table:table-cell office:value-type="float" office:value="0">
                <text:p>0</text:p>
              </table:table-cell>
              <table:table-cell office:value-type="float" office:value="35382352">
                <text:p>35382352</text:p>
              </table:table-cell>
              <table:table-cell office:value-type="float" office:value="42963640">
                <text:p>42963640</text:p>
              </table:table-cell>
              <table:table-cell office:value-type="float" office:value="38121656">
                <text:p>38121656</text:p>
              </table:table-cell>
              <table:table-cell office:value-type="float" office:value="31203680">
                <text:p>312036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954104">
                <text:p>36954104</text:p>
              </table:table-cell>
              <table:table-cell office:value-type="float" office:value="36584048">
                <text:p>36584048</text:p>
              </table:table-cell>
              <table:table-cell office:value-type="float" office:value="0">
                <text:p>0</text:p>
              </table:table-cell>
              <table:table-cell office:value-type="float" office:value="35414144">
                <text:p>35414144</text:p>
              </table:table-cell>
              <table:table-cell office:value-type="float" office:value="42965360">
                <text:p>42965360</text:p>
              </table:table-cell>
              <table:table-cell office:value-type="float" office:value="38253600">
                <text:p>38253600</text:p>
              </table:table-cell>
              <table:table-cell office:value-type="float" office:value="31205248">
                <text:p>312052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480216">
                <text:p>38480216</text:p>
              </table:table-cell>
              <table:table-cell office:value-type="float" office:value="36584984">
                <text:p>36584984</text:p>
              </table:table-cell>
              <table:table-cell office:value-type="float" office:value="0">
                <text:p>0</text:p>
              </table:table-cell>
              <table:table-cell office:value-type="float" office:value="35414992">
                <text:p>35414992</text:p>
              </table:table-cell>
              <table:table-cell office:value-type="float" office:value="37438192">
                <text:p>37438192</text:p>
              </table:table-cell>
              <table:table-cell office:value-type="float" office:value="37920840">
                <text:p>37920840</text:p>
              </table:table-cell>
              <table:table-cell office:value-type="float" office:value="31241296">
                <text:p>312412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722456">
                <text:p>38722456</text:p>
              </table:table-cell>
              <table:table-cell office:value-type="float" office:value="36594792">
                <text:p>36594792</text:p>
              </table:table-cell>
              <table:table-cell office:value-type="float" office:value="0">
                <text:p>0</text:p>
              </table:table-cell>
              <table:table-cell office:value-type="float" office:value="35421768">
                <text:p>35421768</text:p>
              </table:table-cell>
              <table:table-cell office:value-type="float" office:value="37439824">
                <text:p>37439824</text:p>
              </table:table-cell>
              <table:table-cell office:value-type="float" office:value="37920840">
                <text:p>37920840</text:p>
              </table:table-cell>
              <table:table-cell office:value-type="float" office:value="31242768">
                <text:p>312427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992520">
                <text:p>38992520</text:p>
              </table:table-cell>
              <table:table-cell office:value-type="float" office:value="36599984">
                <text:p>36599984</text:p>
              </table:table-cell>
              <table:table-cell office:value-type="float" office:value="0">
                <text:p>0</text:p>
              </table:table-cell>
              <table:table-cell office:value-type="float" office:value="34308368">
                <text:p>34308368</text:p>
              </table:table-cell>
              <table:table-cell office:value-type="float" office:value="37440248">
                <text:p>37440248</text:p>
              </table:table-cell>
              <table:table-cell office:value-type="float" office:value="36957136">
                <text:p>36957136</text:p>
              </table:table-cell>
              <table:table-cell office:value-type="float" office:value="31282136">
                <text:p>3128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018544">
                <text:p>39018544</text:p>
              </table:table-cell>
              <table:table-cell office:value-type="float" office:value="36604736">
                <text:p>36604736</text:p>
              </table:table-cell>
              <table:table-cell office:value-type="float" office:value="0">
                <text:p>0</text:p>
              </table:table-cell>
              <table:table-cell office:value-type="float" office:value="34335688">
                <text:p>34335688</text:p>
              </table:table-cell>
              <table:table-cell office:value-type="float" office:value="37450832">
                <text:p>37450832</text:p>
              </table:table-cell>
              <table:table-cell office:value-type="float" office:value="36957136">
                <text:p>36957136</text:p>
              </table:table-cell>
              <table:table-cell office:value-type="float" office:value="31367552">
                <text:p>313675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019656">
                <text:p>39019656</text:p>
              </table:table-cell>
              <table:table-cell office:value-type="float" office:value="36652744">
                <text:p>36652744</text:p>
              </table:table-cell>
              <table:table-cell office:value-type="float" office:value="0">
                <text:p>0</text:p>
              </table:table-cell>
              <table:table-cell office:value-type="float" office:value="34559096">
                <text:p>34559096</text:p>
              </table:table-cell>
              <table:table-cell office:value-type="float" office:value="37456640">
                <text:p>37456640</text:p>
              </table:table-cell>
              <table:table-cell office:value-type="float" office:value="32911760">
                <text:p>32911760</text:p>
              </table:table-cell>
              <table:table-cell office:value-type="float" office:value="31412232">
                <text:p>314122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081200">
                <text:p>39081200</text:p>
              </table:table-cell>
              <table:table-cell office:value-type="float" office:value="36654120">
                <text:p>36654120</text:p>
              </table:table-cell>
              <table:table-cell office:value-type="float" office:value="0">
                <text:p>0</text:p>
              </table:table-cell>
              <table:table-cell office:value-type="float" office:value="34805816">
                <text:p>34805816</text:p>
              </table:table-cell>
              <table:table-cell office:value-type="float" office:value="37498872">
                <text:p>37498872</text:p>
              </table:table-cell>
              <table:table-cell office:value-type="float" office:value="33434312">
                <text:p>33434312</text:p>
              </table:table-cell>
              <table:table-cell office:value-type="float" office:value="31425968">
                <text:p>31425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196800">
                <text:p>39196800</text:p>
              </table:table-cell>
              <table:table-cell office:value-type="float" office:value="36659464">
                <text:p>36659464</text:p>
              </table:table-cell>
              <table:table-cell office:value-type="float" office:value="0">
                <text:p>0</text:p>
              </table:table-cell>
              <table:table-cell office:value-type="float" office:value="35602496">
                <text:p>35602496</text:p>
              </table:table-cell>
              <table:table-cell office:value-type="float" office:value="37500816">
                <text:p>37500816</text:p>
              </table:table-cell>
              <table:table-cell office:value-type="float" office:value="33434312">
                <text:p>33434312</text:p>
              </table:table-cell>
              <table:table-cell office:value-type="float" office:value="31433824">
                <text:p>31433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199040">
                <text:p>39199040</text:p>
              </table:table-cell>
              <table:table-cell office:value-type="float" office:value="36660056">
                <text:p>36660056</text:p>
              </table:table-cell>
              <table:table-cell office:value-type="float" office:value="0">
                <text:p>0</text:p>
              </table:table-cell>
              <table:table-cell office:value-type="float" office:value="35819784">
                <text:p>35819784</text:p>
              </table:table-cell>
              <table:table-cell office:value-type="float" office:value="37517728">
                <text:p>37517728</text:p>
              </table:table-cell>
              <table:table-cell office:value-type="float" office:value="33464272">
                <text:p>33464272</text:p>
              </table:table-cell>
              <table:table-cell office:value-type="float" office:value="31476560">
                <text:p>314765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338920">
                <text:p>39338920</text:p>
              </table:table-cell>
              <table:table-cell office:value-type="float" office:value="36666840">
                <text:p>36666840</text:p>
              </table:table-cell>
              <table:table-cell office:value-type="float" office:value="0">
                <text:p>0</text:p>
              </table:table-cell>
              <table:table-cell office:value-type="float" office:value="36943256">
                <text:p>36943256</text:p>
              </table:table-cell>
              <table:table-cell office:value-type="float" office:value="37709840">
                <text:p>37709840</text:p>
              </table:table-cell>
              <table:table-cell office:value-type="float" office:value="33464272">
                <text:p>33464272</text:p>
              </table:table-cell>
              <table:table-cell office:value-type="float" office:value="31478096">
                <text:p>314780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375816">
                <text:p>39375816</text:p>
              </table:table-cell>
              <table:table-cell office:value-type="float" office:value="36716736">
                <text:p>36716736</text:p>
              </table:table-cell>
              <table:table-cell office:value-type="float" office:value="0">
                <text:p>0</text:p>
              </table:table-cell>
              <table:table-cell office:value-type="float" office:value="39782560">
                <text:p>39782560</text:p>
              </table:table-cell>
              <table:table-cell office:value-type="float" office:value="37858256">
                <text:p>37858256</text:p>
              </table:table-cell>
              <table:table-cell office:value-type="float" office:value="33477000">
                <text:p>33477000</text:p>
              </table:table-cell>
              <table:table-cell office:value-type="float" office:value="31485912">
                <text:p>314859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392992">
                <text:p>39392992</text:p>
              </table:table-cell>
              <table:table-cell office:value-type="float" office:value="36718112">
                <text:p>36718112</text:p>
              </table:table-cell>
              <table:table-cell office:value-type="float" office:value="0">
                <text:p>0</text:p>
              </table:table-cell>
              <table:table-cell office:value-type="float" office:value="40415096">
                <text:p>40415096</text:p>
              </table:table-cell>
              <table:table-cell office:value-type="float" office:value="37918216">
                <text:p>37918216</text:p>
              </table:table-cell>
              <table:table-cell office:value-type="float" office:value="33516224">
                <text:p>33516224</text:p>
              </table:table-cell>
              <table:table-cell office:value-type="float" office:value="31486664">
                <text:p>314866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400376">
                <text:p>39400376</text:p>
              </table:table-cell>
              <table:table-cell office:value-type="float" office:value="36718704">
                <text:p>36718704</text:p>
              </table:table-cell>
              <table:table-cell office:value-type="float" office:value="0">
                <text:p>0</text:p>
              </table:table-cell>
              <table:table-cell office:value-type="float" office:value="39309520">
                <text:p>39309520</text:p>
              </table:table-cell>
              <table:table-cell office:value-type="float" office:value="37927760">
                <text:p>37927760</text:p>
              </table:table-cell>
              <table:table-cell office:value-type="float" office:value="33516224">
                <text:p>33516224</text:p>
              </table:table-cell>
              <table:table-cell office:value-type="float" office:value="31493144">
                <text:p>31493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403224">
                <text:p>39403224</text:p>
              </table:table-cell>
              <table:table-cell office:value-type="float" office:value="36822056">
                <text:p>36822056</text:p>
              </table:table-cell>
              <table:table-cell office:value-type="float" office:value="0">
                <text:p>0</text:p>
              </table:table-cell>
              <table:table-cell office:value-type="float" office:value="39309520">
                <text:p>39309520</text:p>
              </table:table-cell>
              <table:table-cell office:value-type="float" office:value="38019064">
                <text:p>38019064</text:p>
              </table:table-cell>
              <table:table-cell office:value-type="float" office:value="33516224">
                <text:p>33516224</text:p>
              </table:table-cell>
              <table:table-cell office:value-type="float" office:value="31537152">
                <text:p>315371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405440">
                <text:p>39405440</text:p>
              </table:table-cell>
              <table:table-cell office:value-type="float" office:value="36828216">
                <text:p>36828216</text:p>
              </table:table-cell>
              <table:table-cell office:value-type="float" office:value="0">
                <text:p>0</text:p>
              </table:table-cell>
              <table:table-cell office:value-type="float" office:value="39309520">
                <text:p>39309520</text:p>
              </table:table-cell>
              <table:table-cell office:value-type="float" office:value="38043792">
                <text:p>38043792</text:p>
              </table:table-cell>
              <table:table-cell office:value-type="float" office:value="33516224">
                <text:p>33516224</text:p>
              </table:table-cell>
              <table:table-cell office:value-type="float" office:value="31538672">
                <text:p>315386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434960">
                <text:p>39434960</text:p>
              </table:table-cell>
              <table:table-cell office:value-type="float" office:value="35758200">
                <text:p>35758200</text:p>
              </table:table-cell>
              <table:table-cell office:value-type="float" office:value="0">
                <text:p>0</text:p>
              </table:table-cell>
              <table:table-cell office:value-type="float" office:value="33659792">
                <text:p>33659792</text:p>
              </table:table-cell>
              <table:table-cell office:value-type="float" office:value="39469968">
                <text:p>39469968</text:p>
              </table:table-cell>
              <table:table-cell office:value-type="float" office:value="33516224">
                <text:p>33516224</text:p>
              </table:table-cell>
              <table:table-cell office:value-type="float" office:value="31555464">
                <text:p>31555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436128">
                <text:p>39436128</text:p>
              </table:table-cell>
              <table:table-cell office:value-type="float" office:value="30484320">
                <text:p>30484320</text:p>
              </table:table-cell>
              <table:table-cell office:value-type="float" office:value="0">
                <text:p>0</text:p>
              </table:table-cell>
              <table:table-cell office:value-type="float" office:value="33659792">
                <text:p>33659792</text:p>
              </table:table-cell>
              <table:table-cell office:value-type="float" office:value="39524192">
                <text:p>39524192</text:p>
              </table:table-cell>
              <table:table-cell office:value-type="float" office:value="37706072">
                <text:p>37706072</text:p>
              </table:table-cell>
              <table:table-cell office:value-type="float" office:value="31555840">
                <text:p>315558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499096">
                <text:p>39499096</text:p>
              </table:table-cell>
              <table:table-cell office:value-type="float" office:value="30485536">
                <text:p>30485536</text:p>
              </table:table-cell>
              <table:table-cell office:value-type="float" office:value="0">
                <text:p>0</text:p>
              </table:table-cell>
              <table:table-cell office:value-type="float" office:value="33659792">
                <text:p>33659792</text:p>
              </table:table-cell>
              <table:table-cell office:value-type="float" office:value="39539360">
                <text:p>39539360</text:p>
              </table:table-cell>
              <table:table-cell office:value-type="float" office:value="46572448">
                <text:p>46572448</text:p>
              </table:table-cell>
              <table:table-cell office:value-type="float" office:value="31562456">
                <text:p>315624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518416">
                <text:p>39518416</text:p>
              </table:table-cell>
              <table:table-cell office:value-type="float" office:value="30486752">
                <text:p>30486752</text:p>
              </table:table-cell>
              <table:table-cell office:value-type="float" office:value="0">
                <text:p>0</text:p>
              </table:table-cell>
              <table:table-cell office:value-type="float" office:value="33659792">
                <text:p>33659792</text:p>
              </table:table-cell>
              <table:table-cell office:value-type="float" office:value="39570984">
                <text:p>39570984</text:p>
              </table:table-cell>
              <table:table-cell office:value-type="float" office:value="33638336">
                <text:p>33638336</text:p>
              </table:table-cell>
              <table:table-cell office:value-type="float" office:value="31606304">
                <text:p>316063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523520">
                <text:p>39523520</text:p>
              </table:table-cell>
              <table:table-cell office:value-type="float" office:value="30670392">
                <text:p>30670392</text:p>
              </table:table-cell>
              <table:table-cell office:value-type="float" office:value="0">
                <text:p>0</text:p>
              </table:table-cell>
              <table:table-cell office:value-type="float" office:value="33666112">
                <text:p>33666112</text:p>
              </table:table-cell>
              <table:table-cell office:value-type="float" office:value="39578816">
                <text:p>39578816</text:p>
              </table:table-cell>
              <table:table-cell office:value-type="float" office:value="34062856">
                <text:p>34062856</text:p>
              </table:table-cell>
              <table:table-cell office:value-type="float" office:value="31608184">
                <text:p>31608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524784">
                <text:p>39524784</text:p>
              </table:table-cell>
              <table:table-cell office:value-type="float" office:value="30738520">
                <text:p>30738520</text:p>
              </table:table-cell>
              <table:table-cell office:value-type="float" office:value="0">
                <text:p>0</text:p>
              </table:table-cell>
              <table:table-cell office:value-type="float" office:value="33666112">
                <text:p>33666112</text:p>
              </table:table-cell>
              <table:table-cell office:value-type="float" office:value="39595192">
                <text:p>39595192</text:p>
              </table:table-cell>
              <table:table-cell office:value-type="float" office:value="34089888">
                <text:p>34089888</text:p>
              </table:table-cell>
              <table:table-cell office:value-type="float" office:value="31609112">
                <text:p>31609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567912">
                <text:p>39567912</text:p>
              </table:table-cell>
              <table:table-cell office:value-type="float" office:value="30744680">
                <text:p>30744680</text:p>
              </table:table-cell>
              <table:table-cell office:value-type="float" office:value="0">
                <text:p>0</text:p>
              </table:table-cell>
              <table:table-cell office:value-type="float" office:value="32639696">
                <text:p>32639696</text:p>
              </table:table-cell>
              <table:table-cell office:value-type="float" office:value="39640888">
                <text:p>39640888</text:p>
              </table:table-cell>
              <table:table-cell office:value-type="float" office:value="34094752">
                <text:p>34094752</text:p>
              </table:table-cell>
              <table:table-cell office:value-type="float" office:value="31609864">
                <text:p>316098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600896">
                <text:p>39600896</text:p>
              </table:table-cell>
              <table:table-cell office:value-type="float" office:value="29910872">
                <text:p>29910872</text:p>
              </table:table-cell>
              <table:table-cell office:value-type="float" office:value="0">
                <text:p>0</text:p>
              </table:table-cell>
              <table:table-cell office:value-type="float" office:value="32952600">
                <text:p>32952600</text:p>
              </table:table-cell>
              <table:table-cell office:value-type="float" office:value="39665376">
                <text:p>39665376</text:p>
              </table:table-cell>
              <table:table-cell office:value-type="float" office:value="34095728">
                <text:p>34095728</text:p>
              </table:table-cell>
              <table:table-cell office:value-type="float" office:value="31620040">
                <text:p>316200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637992">
                <text:p>39637992</text:p>
              </table:table-cell>
              <table:table-cell office:value-type="float" office:value="29913392">
                <text:p>29913392</text:p>
              </table:table-cell>
              <table:table-cell office:value-type="float" office:value="0">
                <text:p>0</text:p>
              </table:table-cell>
              <table:table-cell office:value-type="float" office:value="32952600">
                <text:p>32952600</text:p>
              </table:table-cell>
              <table:table-cell office:value-type="float" office:value="39674136">
                <text:p>39674136</text:p>
              </table:table-cell>
              <table:table-cell office:value-type="float" office:value="34145784">
                <text:p>34145784</text:p>
              </table:table-cell>
              <table:table-cell office:value-type="float" office:value="31669040">
                <text:p>316690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658624">
                <text:p>39658624</text:p>
              </table:table-cell>
              <table:table-cell office:value-type="float" office:value="29931000">
                <text:p>29931000</text:p>
              </table:table-cell>
              <table:table-cell office:value-type="float" office:value="0">
                <text:p>0</text:p>
              </table:table-cell>
              <table:table-cell office:value-type="float" office:value="32962968">
                <text:p>32962968</text:p>
              </table:table-cell>
              <table:table-cell office:value-type="float" office:value="39690568">
                <text:p>39690568</text:p>
              </table:table-cell>
              <table:table-cell office:value-type="float" office:value="34165056">
                <text:p>34165056</text:p>
              </table:table-cell>
              <table:table-cell office:value-type="float" office:value="30926320">
                <text:p>309263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659888">
                <text:p>39659888</text:p>
              </table:table-cell>
              <table:table-cell office:value-type="float" office:value="29931296">
                <text:p>29931296</text:p>
              </table:table-cell>
              <table:table-cell office:value-type="float" office:value="0">
                <text:p>0</text:p>
              </table:table-cell>
              <table:table-cell office:value-type="float" office:value="32962968">
                <text:p>32962968</text:p>
              </table:table-cell>
              <table:table-cell office:value-type="float" office:value="39705272">
                <text:p>39705272</text:p>
              </table:table-cell>
              <table:table-cell office:value-type="float" office:value="34165808">
                <text:p>34165808</text:p>
              </table:table-cell>
              <table:table-cell office:value-type="float" office:value="31214632">
                <text:p>312146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00344">
                <text:p>39700344</text:p>
              </table:table-cell>
              <table:table-cell office:value-type="float" office:value="30014152">
                <text:p>30014152</text:p>
              </table:table-cell>
              <table:table-cell office:value-type="float" office:value="0">
                <text:p>0</text:p>
              </table:table-cell>
              <table:table-cell office:value-type="float" office:value="32969248">
                <text:p>32969248</text:p>
              </table:table-cell>
              <table:table-cell office:value-type="float" office:value="39778056">
                <text:p>39778056</text:p>
              </table:table-cell>
              <table:table-cell office:value-type="float" office:value="34166560">
                <text:p>34166560</text:p>
              </table:table-cell>
              <table:table-cell office:value-type="float" office:value="31230696">
                <text:p>31230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703352">
                <text:p>39703352</text:p>
              </table:table-cell>
              <table:table-cell office:value-type="float" office:value="30498160">
                <text:p>30498160</text:p>
              </table:table-cell>
              <table:table-cell office:value-type="float" office:value="0">
                <text:p>0</text:p>
              </table:table-cell>
              <table:table-cell office:value-type="float" office:value="32969248">
                <text:p>32969248</text:p>
              </table:table-cell>
              <table:table-cell office:value-type="float" office:value="39786512">
                <text:p>39786512</text:p>
              </table:table-cell>
              <table:table-cell office:value-type="float" office:value="34252272">
                <text:p>34252272</text:p>
              </table:table-cell>
              <table:table-cell office:value-type="float" office:value="31237160">
                <text:p>312371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705072">
                <text:p>39705072</text:p>
              </table:table-cell>
              <table:table-cell office:value-type="float" office:value="37254800">
                <text:p>37254800</text:p>
              </table:table-cell>
              <table:table-cell office:value-type="float" office:value="0">
                <text:p>0</text:p>
              </table:table-cell>
              <table:table-cell office:value-type="float" office:value="32969248">
                <text:p>32969248</text:p>
              </table:table-cell>
              <table:table-cell office:value-type="float" office:value="39795088">
                <text:p>39795088</text:p>
              </table:table-cell>
              <table:table-cell office:value-type="float" office:value="34262960">
                <text:p>34262960</text:p>
              </table:table-cell>
              <table:table-cell office:value-type="float" office:value="31239008">
                <text:p>312390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706936">
                <text:p>39706936</text:p>
              </table:table-cell>
              <table:table-cell office:value-type="float" office:value="37251352">
                <text:p>37251352</text:p>
              </table:table-cell>
              <table:table-cell office:value-type="float" office:value="0">
                <text:p>0</text:p>
              </table:table-cell>
              <table:table-cell office:value-type="float" office:value="33076960">
                <text:p>33076960</text:p>
              </table:table-cell>
              <table:table-cell office:value-type="float" office:value="39795584">
                <text:p>39795584</text:p>
              </table:table-cell>
              <table:table-cell office:value-type="float" office:value="34267976">
                <text:p>34267976</text:p>
              </table:table-cell>
              <table:table-cell office:value-type="float" office:value="31298552">
                <text:p>312985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708040">
                <text:p>39708040</text:p>
              </table:table-cell>
              <table:table-cell office:value-type="float" office:value="37259856">
                <text:p>37259856</text:p>
              </table:table-cell>
              <table:table-cell office:value-type="float" office:value="0">
                <text:p>0</text:p>
              </table:table-cell>
              <table:table-cell office:value-type="float" office:value="33076960">
                <text:p>33076960</text:p>
              </table:table-cell>
              <table:table-cell office:value-type="float" office:value="39804648">
                <text:p>39804648</text:p>
              </table:table-cell>
              <table:table-cell office:value-type="float" office:value="34323552">
                <text:p>34323552</text:p>
              </table:table-cell>
              <table:table-cell office:value-type="float" office:value="31299304">
                <text:p>312993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749128">
                <text:p>39749128</text:p>
              </table:table-cell>
              <table:table-cell office:value-type="float" office:value="37327224">
                <text:p>37327224</text:p>
              </table:table-cell>
              <table:table-cell office:value-type="float" office:value="0">
                <text:p>0</text:p>
              </table:table-cell>
              <table:table-cell office:value-type="float" office:value="33083240">
                <text:p>33083240</text:p>
              </table:table-cell>
              <table:table-cell office:value-type="float" office:value="39848272">
                <text:p>39848272</text:p>
              </table:table-cell>
              <table:table-cell office:value-type="float" office:value="34329952">
                <text:p>34329952</text:p>
              </table:table-cell>
              <table:table-cell office:value-type="float" office:value="31300056">
                <text:p>313000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757080">
                <text:p>39757080</text:p>
              </table:table-cell>
              <table:table-cell office:value-type="float" office:value="37455088">
                <text:p>37455088</text:p>
              </table:table-cell>
              <table:table-cell office:value-type="float" office:value="0">
                <text:p>0</text:p>
              </table:table-cell>
              <table:table-cell office:value-type="float" office:value="33272560">
                <text:p>33272560</text:p>
              </table:table-cell>
              <table:table-cell office:value-type="float" office:value="39849552">
                <text:p>39849552</text:p>
              </table:table-cell>
              <table:table-cell office:value-type="float" office:value="34330328">
                <text:p>34330328</text:p>
              </table:table-cell>
              <table:table-cell office:value-type="float" office:value="31306912">
                <text:p>313069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758640">
                <text:p>39758640</text:p>
              </table:table-cell>
              <table:table-cell office:value-type="float" office:value="37461304">
                <text:p>37461304</text:p>
              </table:table-cell>
              <table:table-cell office:value-type="float" office:value="0">
                <text:p>0</text:p>
              </table:table-cell>
              <table:table-cell office:value-type="float" office:value="33279200">
                <text:p>33279200</text:p>
              </table:table-cell>
              <table:table-cell office:value-type="float" office:value="39850048">
                <text:p>39850048</text:p>
              </table:table-cell>
              <table:table-cell office:value-type="float" office:value="34482264">
                <text:p>34482264</text:p>
              </table:table-cell>
              <table:table-cell office:value-type="float" office:value="31465904">
                <text:p>314659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765096">
                <text:p>39765096</text:p>
              </table:table-cell>
              <table:table-cell office:value-type="float" office:value="37467584">
                <text:p>37467584</text:p>
              </table:table-cell>
              <table:table-cell office:value-type="float" office:value="0">
                <text:p>0</text:p>
              </table:table-cell>
              <table:table-cell office:value-type="float" office:value="33279200">
                <text:p>33279200</text:p>
              </table:table-cell>
              <table:table-cell office:value-type="float" office:value="39856648">
                <text:p>39856648</text:p>
              </table:table-cell>
              <table:table-cell office:value-type="float" office:value="39758040">
                <text:p>39758040</text:p>
              </table:table-cell>
              <table:table-cell office:value-type="float" office:value="31467472">
                <text:p>314674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766040">
                <text:p>39766040</text:p>
              </table:table-cell>
              <table:table-cell office:value-type="float" office:value="37468568">
                <text:p>37468568</text:p>
              </table:table-cell>
              <table:table-cell office:value-type="float" office:value="0">
                <text:p>0</text:p>
              </table:table-cell>
              <table:table-cell office:value-type="float" office:value="33279200">
                <text:p>33279200</text:p>
              </table:table-cell>
              <table:table-cell office:value-type="float" office:value="39857144">
                <text:p>39857144</text:p>
              </table:table-cell>
              <table:table-cell office:value-type="float" office:value="40144736">
                <text:p>40144736</text:p>
              </table:table-cell>
              <table:table-cell office:value-type="float" office:value="31494184">
                <text:p>31494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808304">
                <text:p>39808304</text:p>
              </table:table-cell>
              <table:table-cell office:value-type="float" office:value="37541456">
                <text:p>37541456</text:p>
              </table:table-cell>
              <table:table-cell office:value-type="float" office:value="0">
                <text:p>0</text:p>
              </table:table-cell>
              <table:table-cell office:value-type="float" office:value="33285480">
                <text:p>33285480</text:p>
              </table:table-cell>
              <table:table-cell office:value-type="float" office:value="39900416">
                <text:p>39900416</text:p>
              </table:table-cell>
              <table:table-cell office:value-type="float" office:value="40144736">
                <text:p>40144736</text:p>
              </table:table-cell>
              <table:table-cell office:value-type="float" office:value="31494184">
                <text:p>314941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811768">
                <text:p>39811768</text:p>
              </table:table-cell>
              <table:table-cell office:value-type="float" office:value="37547432">
                <text:p>37547432</text:p>
              </table:table-cell>
              <table:table-cell office:value-type="float" office:value="0">
                <text:p>0</text:p>
              </table:table-cell>
              <table:table-cell office:value-type="float" office:value="33285480">
                <text:p>33285480</text:p>
              </table:table-cell>
              <table:table-cell office:value-type="float" office:value="39907800">
                <text:p>39907800</text:p>
              </table:table-cell>
              <table:table-cell office:value-type="float" office:value="40144736">
                <text:p>40144736</text:p>
              </table:table-cell>
              <table:table-cell office:value-type="float" office:value="31511016">
                <text:p>315110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061072">
                <text:p>36061072</text:p>
              </table:table-cell>
              <table:table-cell office:value-type="float" office:value="38104992">
                <text:p>38104992</text:p>
              </table:table-cell>
              <table:table-cell office:value-type="float" office:value="0">
                <text:p>0</text:p>
              </table:table-cell>
              <table:table-cell office:value-type="float" office:value="33285480">
                <text:p>33285480</text:p>
              </table:table-cell>
              <table:table-cell office:value-type="float" office:value="39922872">
                <text:p>39922872</text:p>
              </table:table-cell>
              <table:table-cell office:value-type="float" office:value="40198808">
                <text:p>40198808</text:p>
              </table:table-cell>
              <table:table-cell office:value-type="float" office:value="31567184">
                <text:p>31567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062680">
                <text:p>36062680</text:p>
              </table:table-cell>
              <table:table-cell office:value-type="float" office:value="39431088">
                <text:p>39431088</text:p>
              </table:table-cell>
              <table:table-cell office:value-type="float" office:value="0">
                <text:p>0</text:p>
              </table:table-cell>
              <table:table-cell office:value-type="float" office:value="33285480">
                <text:p>33285480</text:p>
              </table:table-cell>
              <table:table-cell office:value-type="float" office:value="39929704">
                <text:p>39929704</text:p>
              </table:table-cell>
              <table:table-cell office:value-type="float" office:value="40199560">
                <text:p>40199560</text:p>
              </table:table-cell>
              <table:table-cell office:value-type="float" office:value="31574072">
                <text:p>315740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063680">
                <text:p>36063680</text:p>
              </table:table-cell>
              <table:table-cell office:value-type="float" office:value="38923640">
                <text:p>38923640</text:p>
              </table:table-cell>
              <table:table-cell office:value-type="float" office:value="0">
                <text:p>0</text:p>
              </table:table-cell>
              <table:table-cell office:value-type="float" office:value="33285480">
                <text:p>33285480</text:p>
              </table:table-cell>
              <table:table-cell office:value-type="float" office:value="39931592">
                <text:p>39931592</text:p>
              </table:table-cell>
              <table:table-cell office:value-type="float" office:value="40200312">
                <text:p>40200312</text:p>
              </table:table-cell>
              <table:table-cell office:value-type="float" office:value="31574824">
                <text:p>315748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066080">
                <text:p>36066080</text:p>
              </table:table-cell>
              <table:table-cell office:value-type="float" office:value="29367648">
                <text:p>29367648</text:p>
              </table:table-cell>
              <table:table-cell office:value-type="float" office:value="0">
                <text:p>0</text:p>
              </table:table-cell>
              <table:table-cell office:value-type="float" office:value="33291760">
                <text:p>33291760</text:p>
              </table:table-cell>
              <table:table-cell office:value-type="float" office:value="38261752">
                <text:p>38261752</text:p>
              </table:table-cell>
              <table:table-cell office:value-type="float" office:value="40205848">
                <text:p>40205848</text:p>
              </table:table-cell>
              <table:table-cell office:value-type="float" office:value="31575576">
                <text:p>315755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08416">
                <text:p>36108416</text:p>
              </table:table-cell>
              <table:table-cell office:value-type="float" office:value="29406176">
                <text:p>29406176</text:p>
              </table:table-cell>
              <table:table-cell office:value-type="float" office:value="0">
                <text:p>0</text:p>
              </table:table-cell>
              <table:table-cell office:value-type="float" office:value="33321008">
                <text:p>33321008</text:p>
              </table:table-cell>
              <table:table-cell office:value-type="float" office:value="31346008">
                <text:p>31346008</text:p>
              </table:table-cell>
              <table:table-cell office:value-type="float" office:value="40206600">
                <text:p>40206600</text:p>
              </table:table-cell>
              <table:table-cell office:value-type="float" office:value="31575576">
                <text:p>315755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409688">
                <text:p>35409688</text:p>
              </table:table-cell>
              <table:table-cell office:value-type="float" office:value="29454632">
                <text:p>29454632</text:p>
              </table:table-cell>
              <table:table-cell office:value-type="float" office:value="0">
                <text:p>0</text:p>
              </table:table-cell>
              <table:table-cell office:value-type="float" office:value="33321008">
                <text:p>33321008</text:p>
              </table:table-cell>
              <table:table-cell office:value-type="float" office:value="31352296">
                <text:p>31352296</text:p>
              </table:table-cell>
              <table:table-cell office:value-type="float" office:value="40349096">
                <text:p>40349096</text:p>
              </table:table-cell>
              <table:table-cell office:value-type="float" office:value="31631592">
                <text:p>316315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458416">
                <text:p>35458416</text:p>
              </table:table-cell>
              <table:table-cell office:value-type="float" office:value="29457480">
                <text:p>29457480</text:p>
              </table:table-cell>
              <table:table-cell office:value-type="float" office:value="0">
                <text:p>0</text:p>
              </table:table-cell>
              <table:table-cell office:value-type="float" office:value="33321008">
                <text:p>33321008</text:p>
              </table:table-cell>
              <table:table-cell office:value-type="float" office:value="31352296">
                <text:p>31352296</text:p>
              </table:table-cell>
              <table:table-cell office:value-type="float" office:value="40349848">
                <text:p>40349848</text:p>
              </table:table-cell>
              <table:table-cell office:value-type="float" office:value="31656448">
                <text:p>31656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459648">
                <text:p>35459648</text:p>
              </table:table-cell>
              <table:table-cell office:value-type="float" office:value="29483448">
                <text:p>29483448</text:p>
              </table:table-cell>
              <table:table-cell office:value-type="float" office:value="0">
                <text:p>0</text:p>
              </table:table-cell>
              <table:table-cell office:value-type="float" office:value="33321008">
                <text:p>33321008</text:p>
              </table:table-cell>
              <table:table-cell office:value-type="float" office:value="31352296">
                <text:p>31352296</text:p>
              </table:table-cell>
              <table:table-cell office:value-type="float" office:value="40350600">
                <text:p>40350600</text:p>
              </table:table-cell>
              <table:table-cell office:value-type="float" office:value="31657200">
                <text:p>316572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597896">
                <text:p>35597896</text:p>
              </table:table-cell>
              <table:table-cell office:value-type="float" office:value="29571888">
                <text:p>29571888</text:p>
              </table:table-cell>
              <table:table-cell office:value-type="float" office:value="0">
                <text:p>0</text:p>
              </table:table-cell>
              <table:table-cell office:value-type="float" office:value="33327536">
                <text:p>33327536</text:p>
              </table:table-cell>
              <table:table-cell office:value-type="float" office:value="31352296">
                <text:p>31352296</text:p>
              </table:table-cell>
              <table:table-cell office:value-type="float" office:value="40446632">
                <text:p>40446632</text:p>
              </table:table-cell>
              <table:table-cell office:value-type="float" office:value="31657952">
                <text:p>316579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00440">
                <text:p>35600440</text:p>
              </table:table-cell>
              <table:table-cell office:value-type="float" office:value="29578632">
                <text:p>29578632</text:p>
              </table:table-cell>
              <table:table-cell office:value-type="float" office:value="0">
                <text:p>0</text:p>
              </table:table-cell>
              <table:table-cell office:value-type="float" office:value="33327536">
                <text:p>33327536</text:p>
              </table:table-cell>
              <table:table-cell office:value-type="float" office:value="31410616">
                <text:p>31410616</text:p>
              </table:table-cell>
              <table:table-cell office:value-type="float" office:value="40463320">
                <text:p>40463320</text:p>
              </table:table-cell>
              <table:table-cell office:value-type="float" office:value="31658704">
                <text:p>316587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601808">
                <text:p>35601808</text:p>
              </table:table-cell>
              <table:table-cell office:value-type="float" office:value="29593440">
                <text:p>29593440</text:p>
              </table:table-cell>
              <table:table-cell office:value-type="float" office:value="0">
                <text:p>0</text:p>
              </table:table-cell>
              <table:table-cell office:value-type="float" office:value="33333800">
                <text:p>33333800</text:p>
              </table:table-cell>
              <table:table-cell office:value-type="float" office:value="30231480">
                <text:p>30231480</text:p>
              </table:table-cell>
              <table:table-cell office:value-type="float" office:value="40463320">
                <text:p>40463320</text:p>
              </table:table-cell>
              <table:table-cell office:value-type="float" office:value="31721440">
                <text:p>317214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603672">
                <text:p>35603672</text:p>
              </table:table-cell>
              <table:table-cell office:value-type="float" office:value="29596352">
                <text:p>29596352</text:p>
              </table:table-cell>
              <table:table-cell office:value-type="float" office:value="0">
                <text:p>0</text:p>
              </table:table-cell>
              <table:table-cell office:value-type="float" office:value="33333800">
                <text:p>33333800</text:p>
              </table:table-cell>
              <table:table-cell office:value-type="float" office:value="30262616">
                <text:p>30262616</text:p>
              </table:table-cell>
              <table:table-cell office:value-type="float" office:value="40517720">
                <text:p>40517720</text:p>
              </table:table-cell>
              <table:table-cell office:value-type="float" office:value="31728920">
                <text:p>317289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604776">
                <text:p>35604776</text:p>
              </table:table-cell>
              <table:table-cell office:value-type="float" office:value="29611456">
                <text:p>29611456</text:p>
              </table:table-cell>
              <table:table-cell office:value-type="float" office:value="0">
                <text:p>0</text:p>
              </table:table-cell>
              <table:table-cell office:value-type="float" office:value="33341920">
                <text:p>33341920</text:p>
              </table:table-cell>
              <table:table-cell office:value-type="float" office:value="30262616">
                <text:p>30262616</text:p>
              </table:table-cell>
              <table:table-cell office:value-type="float" office:value="40529000">
                <text:p>40529000</text:p>
              </table:table-cell>
              <table:table-cell office:value-type="float" office:value="31732552">
                <text:p>317325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658592">
                <text:p>35658592</text:p>
              </table:table-cell>
              <table:table-cell office:value-type="float" office:value="29688088">
                <text:p>29688088</text:p>
              </table:table-cell>
              <table:table-cell office:value-type="float" office:value="0">
                <text:p>0</text:p>
              </table:table-cell>
              <table:table-cell office:value-type="float" office:value="33350984">
                <text:p>33350984</text:p>
              </table:table-cell>
              <table:table-cell office:value-type="float" office:value="30268688">
                <text:p>30268688</text:p>
              </table:table-cell>
              <table:table-cell office:value-type="float" office:value="40529376">
                <text:p>40529376</text:p>
              </table:table-cell>
              <table:table-cell office:value-type="float" office:value="31738984">
                <text:p>31738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661368">
                <text:p>35661368</text:p>
              </table:table-cell>
              <table:table-cell office:value-type="float" office:value="29694800">
                <text:p>29694800</text:p>
              </table:table-cell>
              <table:table-cell office:value-type="float" office:value="0">
                <text:p>0</text:p>
              </table:table-cell>
              <table:table-cell office:value-type="float" office:value="33350984">
                <text:p>33350984</text:p>
              </table:table-cell>
              <table:table-cell office:value-type="float" office:value="30268688">
                <text:p>30268688</text:p>
              </table:table-cell>
              <table:table-cell office:value-type="float" office:value="40530128">
                <text:p>40530128</text:p>
              </table:table-cell>
              <table:table-cell office:value-type="float" office:value="31738984">
                <text:p>317389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668248">
                <text:p>35668248</text:p>
              </table:table-cell>
              <table:table-cell office:value-type="float" office:value="29696832">
                <text:p>29696832</text:p>
              </table:table-cell>
              <table:table-cell office:value-type="float" office:value="0">
                <text:p>0</text:p>
              </table:table-cell>
              <table:table-cell office:value-type="float" office:value="33357248">
                <text:p>33357248</text:p>
              </table:table-cell>
              <table:table-cell office:value-type="float" office:value="30268688">
                <text:p>30268688</text:p>
              </table:table-cell>
              <table:table-cell office:value-type="float" office:value="40644512">
                <text:p>40644512</text:p>
              </table:table-cell>
              <table:table-cell office:value-type="float" office:value="31738984">
                <text:p>317389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669680">
                <text:p>35669680</text:p>
              </table:table-cell>
              <table:table-cell office:value-type="float" office:value="29699480">
                <text:p>29699480</text:p>
              </table:table-cell>
              <table:table-cell office:value-type="float" office:value="0">
                <text:p>0</text:p>
              </table:table-cell>
              <table:table-cell office:value-type="float" office:value="33357248">
                <text:p>33357248</text:p>
              </table:table-cell>
              <table:table-cell office:value-type="float" office:value="30261696">
                <text:p>30261696</text:p>
              </table:table-cell>
              <table:table-cell office:value-type="float" office:value="40698200">
                <text:p>40698200</text:p>
              </table:table-cell>
              <table:table-cell office:value-type="float" office:value="32681400">
                <text:p>326814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670728">
                <text:p>35670728</text:p>
              </table:table-cell>
              <table:table-cell office:value-type="float" office:value="29715496">
                <text:p>29715496</text:p>
              </table:table-cell>
              <table:table-cell office:value-type="float" office:value="0">
                <text:p>0</text:p>
              </table:table-cell>
              <table:table-cell office:value-type="float" office:value="33363512">
                <text:p>33363512</text:p>
              </table:table-cell>
              <table:table-cell office:value-type="float" office:value="24152416">
                <text:p>24152416</text:p>
              </table:table-cell>
              <table:table-cell office:value-type="float" office:value="40704144">
                <text:p>40704144</text:p>
              </table:table-cell>
              <table:table-cell office:value-type="float" office:value="41152800">
                <text:p>41152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755648">
                <text:p>35755648</text:p>
              </table:table-cell>
              <table:table-cell office:value-type="float" office:value="29794848">
                <text:p>29794848</text:p>
              </table:table-cell>
              <table:table-cell office:value-type="float" office:value="0">
                <text:p>0</text:p>
              </table:table-cell>
              <table:table-cell office:value-type="float" office:value="33363512">
                <text:p>33363512</text:p>
              </table:table-cell>
              <table:table-cell office:value-type="float" office:value="24152416">
                <text:p>24152416</text:p>
              </table:table-cell>
              <table:table-cell office:value-type="float" office:value="40704896">
                <text:p>40704896</text:p>
              </table:table-cell>
              <table:table-cell office:value-type="float" office:value="38254048">
                <text:p>382540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04456">
                <text:p>35804456</text:p>
              </table:table-cell>
              <table:table-cell office:value-type="float" office:value="29804656">
                <text:p>29804656</text:p>
              </table:table-cell>
              <table:table-cell office:value-type="float" office:value="0">
                <text:p>0</text:p>
              </table:table-cell>
              <table:table-cell office:value-type="float" office:value="33363512">
                <text:p>33363512</text:p>
              </table:table-cell>
              <table:table-cell office:value-type="float" office:value="25179400">
                <text:p>25179400</text:p>
              </table:table-cell>
              <table:table-cell office:value-type="float" office:value="40705648">
                <text:p>40705648</text:p>
              </table:table-cell>
              <table:table-cell office:value-type="float" office:value="38254048">
                <text:p>382540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810528">
                <text:p>35810528</text:p>
              </table:table-cell>
              <table:table-cell office:value-type="float" office:value="29806680">
                <text:p>29806680</text:p>
              </table:table-cell>
              <table:table-cell office:value-type="float" office:value="0">
                <text:p>0</text:p>
              </table:table-cell>
              <table:table-cell office:value-type="float" office:value="33369776">
                <text:p>33369776</text:p>
              </table:table-cell>
              <table:table-cell office:value-type="float" office:value="30754424">
                <text:p>30754424</text:p>
              </table:table-cell>
              <table:table-cell office:value-type="float" office:value="40711184">
                <text:p>40711184</text:p>
              </table:table-cell>
              <table:table-cell office:value-type="float" office:value="38254800">
                <text:p>382548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812368">
                <text:p>35812368</text:p>
              </table:table-cell>
              <table:table-cell office:value-type="float" office:value="29808304">
                <text:p>29808304</text:p>
              </table:table-cell>
              <table:table-cell office:value-type="float" office:value="0">
                <text:p>0</text:p>
              </table:table-cell>
              <table:table-cell office:value-type="float" office:value="33369776">
                <text:p>33369776</text:p>
              </table:table-cell>
              <table:table-cell office:value-type="float" office:value="32096416">
                <text:p>32096416</text:p>
              </table:table-cell>
              <table:table-cell office:value-type="float" office:value="40838368">
                <text:p>40838368</text:p>
              </table:table-cell>
              <table:table-cell office:value-type="float" office:value="38262120">
                <text:p>382621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992728">
                <text:p>36992728</text:p>
              </table:table-cell>
              <table:table-cell office:value-type="float" office:value="29821952">
                <text:p>29821952</text:p>
              </table:table-cell>
              <table:table-cell office:value-type="float" office:value="0">
                <text:p>0</text:p>
              </table:table-cell>
              <table:table-cell office:value-type="float" office:value="33376680">
                <text:p>33376680</text:p>
              </table:table-cell>
              <table:table-cell office:value-type="float" office:value="32096416">
                <text:p>32096416</text:p>
              </table:table-cell>
              <table:table-cell office:value-type="float" office:value="40845856">
                <text:p>40845856</text:p>
              </table:table-cell>
              <table:table-cell office:value-type="float" office:value="38325040">
                <text:p>383250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154528">
                <text:p>44154528</text:p>
              </table:table-cell>
              <table:table-cell office:value-type="float" office:value="29914640">
                <text:p>29914640</text:p>
              </table:table-cell>
              <table:table-cell office:value-type="float" office:value="0">
                <text:p>0</text:p>
              </table:table-cell>
              <table:table-cell office:value-type="float" office:value="33925416">
                <text:p>33925416</text:p>
              </table:table-cell>
              <table:table-cell office:value-type="float" office:value="32102488">
                <text:p>32102488</text:p>
              </table:table-cell>
              <table:table-cell office:value-type="float" office:value="40846608">
                <text:p>40846608</text:p>
              </table:table-cell>
              <table:table-cell office:value-type="float" office:value="38332392">
                <text:p>383323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161112">
                <text:p>44161112</text:p>
              </table:table-cell>
              <table:table-cell office:value-type="float" office:value="29932216">
                <text:p>29932216</text:p>
              </table:table-cell>
              <table:table-cell office:value-type="float" office:value="0">
                <text:p>0</text:p>
              </table:table-cell>
              <table:table-cell office:value-type="float" office:value="33925416">
                <text:p>33925416</text:p>
              </table:table-cell>
              <table:table-cell office:value-type="float" office:value="32102488">
                <text:p>32102488</text:p>
              </table:table-cell>
              <table:table-cell office:value-type="float" office:value="40912568">
                <text:p>40912568</text:p>
              </table:table-cell>
              <table:table-cell office:value-type="float" office:value="38333144">
                <text:p>383331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161408">
                <text:p>44161408</text:p>
              </table:table-cell>
              <table:table-cell office:value-type="float" office:value="29933144">
                <text:p>29933144</text:p>
              </table:table-cell>
              <table:table-cell office:value-type="float" office:value="0">
                <text:p>0</text:p>
              </table:table-cell>
              <table:table-cell office:value-type="float" office:value="33925416">
                <text:p>33925416</text:p>
              </table:table-cell>
              <table:table-cell office:value-type="float" office:value="32102488">
                <text:p>32102488</text:p>
              </table:table-cell>
              <table:table-cell office:value-type="float" office:value="40916200">
                <text:p>40916200</text:p>
              </table:table-cell>
              <table:table-cell office:value-type="float" office:value="38333896">
                <text:p>38333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162464">
                <text:p>44162464</text:p>
              </table:table-cell>
              <table:table-cell office:value-type="float" office:value="29934768">
                <text:p>29934768</text:p>
              </table:table-cell>
              <table:table-cell office:value-type="float" office:value="0">
                <text:p>0</text:p>
              </table:table-cell>
              <table:table-cell office:value-type="float" office:value="33925416">
                <text:p>33925416</text:p>
              </table:table-cell>
              <table:table-cell office:value-type="float" office:value="32102488">
                <text:p>32102488</text:p>
              </table:table-cell>
              <table:table-cell office:value-type="float" office:value="40979136">
                <text:p>40979136</text:p>
              </table:table-cell>
              <table:table-cell office:value-type="float" office:value="38306248">
                <text:p>383062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167640">
                <text:p>44167640</text:p>
              </table:table-cell>
              <table:table-cell office:value-type="float" office:value="29951160">
                <text:p>29951160</text:p>
              </table:table-cell>
              <table:table-cell office:value-type="float" office:value="0">
                <text:p>0</text:p>
              </table:table-cell>
              <table:table-cell office:value-type="float" office:value="33932208">
                <text:p>33932208</text:p>
              </table:table-cell>
              <table:table-cell office:value-type="float" office:value="32102488">
                <text:p>32102488</text:p>
              </table:table-cell>
              <table:table-cell office:value-type="float" office:value="40986328">
                <text:p>40986328</text:p>
              </table:table-cell>
              <table:table-cell office:value-type="float" office:value="38377672">
                <text:p>383776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218928">
                <text:p>44218928</text:p>
              </table:table-cell>
              <table:table-cell office:value-type="float" office:value="30033880">
                <text:p>30033880</text:p>
              </table:table-cell>
              <table:table-cell office:value-type="float" office:value="0">
                <text:p>0</text:p>
              </table:table-cell>
              <table:table-cell office:value-type="float" office:value="33932208">
                <text:p>33932208</text:p>
              </table:table-cell>
              <table:table-cell office:value-type="float" office:value="32108560">
                <text:p>32108560</text:p>
              </table:table-cell>
              <table:table-cell office:value-type="float" office:value="40986328">
                <text:p>40986328</text:p>
              </table:table-cell>
              <table:table-cell office:value-type="float" office:value="38386736">
                <text:p>383867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221376">
                <text:p>44221376</text:p>
              </table:table-cell>
              <table:table-cell office:value-type="float" office:value="30067816">
                <text:p>30067816</text:p>
              </table:table-cell>
              <table:table-cell office:value-type="float" office:value="0">
                <text:p>0</text:p>
              </table:table-cell>
              <table:table-cell office:value-type="float" office:value="33932208">
                <text:p>33932208</text:p>
              </table:table-cell>
              <table:table-cell office:value-type="float" office:value="32282728">
                <text:p>32282728</text:p>
              </table:table-cell>
              <table:table-cell office:value-type="float" office:value="40987080">
                <text:p>40987080</text:p>
              </table:table-cell>
              <table:table-cell office:value-type="float" office:value="38387864">
                <text:p>383878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343424">
                <text:p>44343424</text:p>
              </table:table-cell>
              <table:table-cell office:value-type="float" office:value="30068176">
                <text:p>30068176</text:p>
              </table:table-cell>
              <table:table-cell office:value-type="float" office:value="0">
                <text:p>0</text:p>
              </table:table-cell>
              <table:table-cell office:value-type="float" office:value="33940232">
                <text:p>33940232</text:p>
              </table:table-cell>
              <table:table-cell office:value-type="float" office:value="32282728">
                <text:p>32282728</text:p>
              </table:table-cell>
              <table:table-cell office:value-type="float" office:value="41100568">
                <text:p>41100568</text:p>
              </table:table-cell>
              <table:table-cell office:value-type="float" office:value="38394304">
                <text:p>383943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345608">
                <text:p>44345608</text:p>
              </table:table-cell>
              <table:table-cell office:value-type="float" office:value="30073080">
                <text:p>30073080</text:p>
              </table:table-cell>
              <table:table-cell office:value-type="float" office:value="0">
                <text:p>0</text:p>
              </table:table-cell>
              <table:table-cell office:value-type="float" office:value="33940232">
                <text:p>33940232</text:p>
              </table:table-cell>
              <table:table-cell office:value-type="float" office:value="32292992">
                <text:p>32292992</text:p>
              </table:table-cell>
              <table:table-cell office:value-type="float" office:value="41161248">
                <text:p>41161248</text:p>
              </table:table-cell>
              <table:table-cell office:value-type="float" office:value="38395056">
                <text:p>383950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52376">
                <text:p>44352376</text:p>
              </table:table-cell>
              <table:table-cell office:value-type="float" office:value="30140360">
                <text:p>30140360</text:p>
              </table:table-cell>
              <table:table-cell office:value-type="float" office:value="0">
                <text:p>0</text:p>
              </table:table-cell>
              <table:table-cell office:value-type="float" office:value="33946936">
                <text:p>33946936</text:p>
              </table:table-cell>
              <table:table-cell office:value-type="float" office:value="32343768">
                <text:p>32343768</text:p>
              </table:table-cell>
              <table:table-cell office:value-type="float" office:value="41168040">
                <text:p>41168040</text:p>
              </table:table-cell>
              <table:table-cell office:value-type="float" office:value="38469408">
                <text:p>384694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407240">
                <text:p>44407240</text:p>
              </table:table-cell>
              <table:table-cell office:value-type="float" office:value="30142456">
                <text:p>30142456</text:p>
              </table:table-cell>
              <table:table-cell office:value-type="float" office:value="0">
                <text:p>0</text:p>
              </table:table-cell>
              <table:table-cell office:value-type="float" office:value="34064224">
                <text:p>34064224</text:p>
              </table:table-cell>
              <table:table-cell office:value-type="float" office:value="32350624">
                <text:p>32350624</text:p>
              </table:table-cell>
              <table:table-cell office:value-type="float" office:value="41168824">
                <text:p>41168824</text:p>
              </table:table-cell>
              <table:table-cell office:value-type="float" office:value="38475848">
                <text:p>384758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408888">
                <text:p>44408888</text:p>
              </table:table-cell>
              <table:table-cell office:value-type="float" office:value="30148200">
                <text:p>30148200</text:p>
              </table:table-cell>
              <table:table-cell office:value-type="float" office:value="0">
                <text:p>0</text:p>
              </table:table-cell>
              <table:table-cell office:value-type="float" office:value="34064224">
                <text:p>34064224</text:p>
              </table:table-cell>
              <table:table-cell office:value-type="float" office:value="32351120">
                <text:p>32351120</text:p>
              </table:table-cell>
              <table:table-cell office:value-type="float" office:value="41188912">
                <text:p>41188912</text:p>
              </table:table-cell>
              <table:table-cell office:value-type="float" office:value="38476600">
                <text:p>384766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415984">
                <text:p>44415984</text:p>
              </table:table-cell>
              <table:table-cell office:value-type="float" office:value="30149192">
                <text:p>30149192</text:p>
              </table:table-cell>
              <table:table-cell office:value-type="float" office:value="0">
                <text:p>0</text:p>
              </table:table-cell>
              <table:table-cell office:value-type="float" office:value="34067200">
                <text:p>34067200</text:p>
              </table:table-cell>
              <table:table-cell office:value-type="float" office:value="32352440">
                <text:p>32352440</text:p>
              </table:table-cell>
              <table:table-cell office:value-type="float" office:value="41188912">
                <text:p>41188912</text:p>
              </table:table-cell>
              <table:table-cell office:value-type="float" office:value="42277552">
                <text:p>422775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417024">
                <text:p>44417024</text:p>
              </table:table-cell>
              <table:table-cell office:value-type="float" office:value="30233496">
                <text:p>30233496</text:p>
              </table:table-cell>
              <table:table-cell office:value-type="float" office:value="0">
                <text:p>0</text:p>
              </table:table-cell>
              <table:table-cell office:value-type="float" office:value="34067200">
                <text:p>34067200</text:p>
              </table:table-cell>
              <table:table-cell office:value-type="float" office:value="32359216">
                <text:p>32359216</text:p>
              </table:table-cell>
              <table:table-cell office:value-type="float" office:value="41195480">
                <text:p>41195480</text:p>
              </table:table-cell>
              <table:table-cell office:value-type="float" office:value="33901000">
                <text:p>33901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417304">
                <text:p>44417304</text:p>
              </table:table-cell>
              <table:table-cell office:value-type="float" office:value="30240104">
                <text:p>30240104</text:p>
              </table:table-cell>
              <table:table-cell office:value-type="float" office:value="0">
                <text:p>0</text:p>
              </table:table-cell>
              <table:table-cell office:value-type="float" office:value="34076912">
                <text:p>34076912</text:p>
              </table:table-cell>
              <table:table-cell office:value-type="float" office:value="32408584">
                <text:p>32408584</text:p>
              </table:table-cell>
              <table:table-cell office:value-type="float" office:value="41200664">
                <text:p>41200664</text:p>
              </table:table-cell>
              <table:table-cell office:value-type="float" office:value="33901376">
                <text:p>339013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473144">
                <text:p>44473144</text:p>
              </table:table-cell>
              <table:table-cell office:value-type="float" office:value="30241816">
                <text:p>30241816</text:p>
              </table:table-cell>
              <table:table-cell office:value-type="float" office:value="0">
                <text:p>0</text:p>
              </table:table-cell>
              <table:table-cell office:value-type="float" office:value="34076912">
                <text:p>34076912</text:p>
              </table:table-cell>
              <table:table-cell office:value-type="float" office:value="32415184">
                <text:p>32415184</text:p>
              </table:table-cell>
              <table:table-cell office:value-type="float" office:value="41200664">
                <text:p>41200664</text:p>
              </table:table-cell>
              <table:table-cell office:value-type="float" office:value="33901376">
                <text:p>339013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475576">
                <text:p>44475576</text:p>
              </table:table-cell>
              <table:table-cell office:value-type="float" office:value="30252464">
                <text:p>30252464</text:p>
              </table:table-cell>
              <table:table-cell office:value-type="float" office:value="0">
                <text:p>0</text:p>
              </table:table-cell>
              <table:table-cell office:value-type="float" office:value="34403392">
                <text:p>34403392</text:p>
              </table:table-cell>
              <table:table-cell office:value-type="float" office:value="32517256">
                <text:p>32517256</text:p>
              </table:table-cell>
              <table:table-cell office:value-type="float" office:value="41205472">
                <text:p>41205472</text:p>
              </table:table-cell>
              <table:table-cell office:value-type="float" office:value="33901376">
                <text:p>33901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481984">
                <text:p>44481984</text:p>
              </table:table-cell>
              <table:table-cell office:value-type="float" office:value="30254464">
                <text:p>30254464</text:p>
              </table:table-cell>
              <table:table-cell office:value-type="float" office:value="0">
                <text:p>0</text:p>
              </table:table-cell>
              <table:table-cell office:value-type="float" office:value="34403392">
                <text:p>34403392</text:p>
              </table:table-cell>
              <table:table-cell office:value-type="float" office:value="32524376">
                <text:p>32524376</text:p>
              </table:table-cell>
              <table:table-cell office:value-type="float" office:value="41205472">
                <text:p>41205472</text:p>
              </table:table-cell>
              <table:table-cell office:value-type="float" office:value="33907376">
                <text:p>339073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483016">
                <text:p>44483016</text:p>
              </table:table-cell>
              <table:table-cell office:value-type="float" office:value="30334600">
                <text:p>30334600</text:p>
              </table:table-cell>
              <table:table-cell office:value-type="float" office:value="0">
                <text:p>0</text:p>
              </table:table-cell>
              <table:table-cell office:value-type="float" office:value="34403392">
                <text:p>34403392</text:p>
              </table:table-cell>
              <table:table-cell office:value-type="float" office:value="32524872">
                <text:p>32524872</text:p>
              </table:table-cell>
              <table:table-cell office:value-type="float" office:value="41205472">
                <text:p>41205472</text:p>
              </table:table-cell>
              <table:table-cell office:value-type="float" office:value="33282816">
                <text:p>33282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590608">
                <text:p>44590608</text:p>
              </table:table-cell>
              <table:table-cell office:value-type="float" office:value="30336568">
                <text:p>30336568</text:p>
              </table:table-cell>
              <table:table-cell office:value-type="float" office:value="0">
                <text:p>0</text:p>
              </table:table-cell>
              <table:table-cell office:value-type="float" office:value="34409824">
                <text:p>34409824</text:p>
              </table:table-cell>
              <table:table-cell office:value-type="float" office:value="32577888">
                <text:p>32577888</text:p>
              </table:table-cell>
              <table:table-cell office:value-type="float" office:value="41205472">
                <text:p>41205472</text:p>
              </table:table-cell>
              <table:table-cell office:value-type="float" office:value="27023720">
                <text:p>270237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594128">
                <text:p>44594128</text:p>
              </table:table-cell>
              <table:table-cell office:value-type="float" office:value="30338504">
                <text:p>30338504</text:p>
              </table:table-cell>
              <table:table-cell office:value-type="float" office:value="0">
                <text:p>0</text:p>
              </table:table-cell>
              <table:table-cell office:value-type="float" office:value="34491976">
                <text:p>34491976</text:p>
              </table:table-cell>
              <table:table-cell office:value-type="float" office:value="32579168">
                <text:p>32579168</text:p>
              </table:table-cell>
              <table:table-cell office:value-type="float" office:value="41205472">
                <text:p>41205472</text:p>
              </table:table-cell>
              <table:table-cell office:value-type="float" office:value="27038816">
                <text:p>270388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661200">
                <text:p>44661200</text:p>
              </table:table-cell>
              <table:table-cell office:value-type="float" office:value="30474920">
                <text:p>30474920</text:p>
              </table:table-cell>
              <table:table-cell office:value-type="float" office:value="0">
                <text:p>0</text:p>
              </table:table-cell>
              <table:table-cell office:value-type="float" office:value="34505744">
                <text:p>34505744</text:p>
              </table:table-cell>
              <table:table-cell office:value-type="float" office:value="32579664">
                <text:p>32579664</text:p>
              </table:table-cell>
              <table:table-cell office:value-type="float" office:value="41213624">
                <text:p>41213624</text:p>
              </table:table-cell>
              <table:table-cell office:value-type="float" office:value="27038816">
                <text:p>270388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663024">
                <text:p>44663024</text:p>
              </table:table-cell>
              <table:table-cell office:value-type="float" office:value="30477144">
                <text:p>30477144</text:p>
              </table:table-cell>
              <table:table-cell office:value-type="float" office:value="0">
                <text:p>0</text:p>
              </table:table-cell>
              <table:table-cell office:value-type="float" office:value="34505744">
                <text:p>34505744</text:p>
              </table:table-cell>
              <table:table-cell office:value-type="float" office:value="32586456">
                <text:p>32586456</text:p>
              </table:table-cell>
              <table:table-cell office:value-type="float" office:value="41213928">
                <text:p>41213928</text:p>
              </table:table-cell>
              <table:table-cell office:value-type="float" office:value="27611576">
                <text:p>27611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674784">
                <text:p>44674784</text:p>
              </table:table-cell>
              <table:table-cell office:value-type="float" office:value="30572408">
                <text:p>30572408</text:p>
              </table:table-cell>
              <table:table-cell office:value-type="float" office:value="0">
                <text:p>0</text:p>
              </table:table-cell>
              <table:table-cell office:value-type="float" office:value="34505744">
                <text:p>34505744</text:p>
              </table:table-cell>
              <table:table-cell office:value-type="float" office:value="32586952">
                <text:p>32586952</text:p>
              </table:table-cell>
              <table:table-cell office:value-type="float" office:value="41285472">
                <text:p>41285472</text:p>
              </table:table-cell>
              <table:table-cell office:value-type="float" office:value="27613536">
                <text:p>276135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679760">
                <text:p>44679760</text:p>
              </table:table-cell>
              <table:table-cell office:value-type="float" office:value="30573872">
                <text:p>30573872</text:p>
              </table:table-cell>
              <table:table-cell office:value-type="float" office:value="0">
                <text:p>0</text:p>
              </table:table-cell>
              <table:table-cell office:value-type="float" office:value="34516920">
                <text:p>34516920</text:p>
              </table:table-cell>
              <table:table-cell office:value-type="float" office:value="32643584">
                <text:p>32643584</text:p>
              </table:table-cell>
              <table:table-cell office:value-type="float" office:value="41298616">
                <text:p>41298616</text:p>
              </table:table-cell>
              <table:table-cell office:value-type="float" office:value="27613536">
                <text:p>276135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687904">
                <text:p>44687904</text:p>
              </table:table-cell>
              <table:table-cell office:value-type="float" office:value="30581208">
                <text:p>30581208</text:p>
              </table:table-cell>
              <table:table-cell office:value-type="float" office:value="0">
                <text:p>0</text:p>
              </table:table-cell>
              <table:table-cell office:value-type="float" office:value="34516920">
                <text:p>34516920</text:p>
              </table:table-cell>
              <table:table-cell office:value-type="float" office:value="32663192">
                <text:p>32663192</text:p>
              </table:table-cell>
              <table:table-cell office:value-type="float" office:value="41299368">
                <text:p>41299368</text:p>
              </table:table-cell>
              <table:table-cell office:value-type="float" office:value="27620240">
                <text:p>276202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694688">
                <text:p>44694688</text:p>
              </table:table-cell>
              <table:table-cell office:value-type="float" office:value="30606976">
                <text:p>30606976</text:p>
              </table:table-cell>
              <table:table-cell office:value-type="float" office:value="0">
                <text:p>0</text:p>
              </table:table-cell>
              <table:table-cell office:value-type="float" office:value="34516920">
                <text:p>34516920</text:p>
              </table:table-cell>
              <table:table-cell office:value-type="float" office:value="26384048">
                <text:p>26384048</text:p>
              </table:table-cell>
              <table:table-cell office:value-type="float" office:value="41304928">
                <text:p>41304928</text:p>
              </table:table-cell>
              <table:table-cell office:value-type="float" office:value="27620992">
                <text:p>276209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695728">
                <text:p>44695728</text:p>
              </table:table-cell>
              <table:table-cell office:value-type="float" office:value="30609152">
                <text:p>30609152</text:p>
              </table:table-cell>
              <table:table-cell office:value-type="float" office:value="0">
                <text:p>0</text:p>
              </table:table-cell>
              <table:table-cell office:value-type="float" office:value="34516920">
                <text:p>34516920</text:p>
              </table:table-cell>
              <table:table-cell office:value-type="float" office:value="26423176">
                <text:p>26423176</text:p>
              </table:table-cell>
              <table:table-cell office:value-type="float" office:value="41305680">
                <text:p>41305680</text:p>
              </table:table-cell>
              <table:table-cell office:value-type="float" office:value="27700480">
                <text:p>277004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696312">
                <text:p>44696312</text:p>
              </table:table-cell>
              <table:table-cell office:value-type="float" office:value="30704944">
                <text:p>30704944</text:p>
              </table:table-cell>
              <table:table-cell office:value-type="float" office:value="0">
                <text:p>0</text:p>
              </table:table-cell>
              <table:table-cell office:value-type="float" office:value="34516920">
                <text:p>34516920</text:p>
              </table:table-cell>
              <table:table-cell office:value-type="float" office:value="26423672">
                <text:p>26423672</text:p>
              </table:table-cell>
              <table:table-cell office:value-type="float" office:value="41370968">
                <text:p>41370968</text:p>
              </table:table-cell>
              <table:table-cell office:value-type="float" office:value="27726784">
                <text:p>277267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705872">
                <text:p>44705872</text:p>
              </table:table-cell>
              <table:table-cell office:value-type="float" office:value="30708072">
                <text:p>30708072</text:p>
              </table:table-cell>
              <table:table-cell office:value-type="float" office:value="0">
                <text:p>0</text:p>
              </table:table-cell>
              <table:table-cell office:value-type="float" office:value="34537632">
                <text:p>34537632</text:p>
              </table:table-cell>
              <table:table-cell office:value-type="float" office:value="26424168">
                <text:p>26424168</text:p>
              </table:table-cell>
              <table:table-cell office:value-type="float" office:value="41377312">
                <text:p>41377312</text:p>
              </table:table-cell>
              <table:table-cell office:value-type="float" office:value="27728816">
                <text:p>277288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707840">
                <text:p>44707840</text:p>
              </table:table-cell>
              <table:table-cell office:value-type="float" office:value="30709960">
                <text:p>30709960</text:p>
              </table:table-cell>
              <table:table-cell office:value-type="float" office:value="0">
                <text:p>0</text:p>
              </table:table-cell>
              <table:table-cell office:value-type="float" office:value="34537632">
                <text:p>34537632</text:p>
              </table:table-cell>
              <table:table-cell office:value-type="float" office:value="26469024">
                <text:p>26469024</text:p>
              </table:table-cell>
              <table:table-cell office:value-type="float" office:value="41378064">
                <text:p>41378064</text:p>
              </table:table-cell>
              <table:table-cell office:value-type="float" office:value="27734096">
                <text:p>277340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809336">
                <text:p>44809336</text:p>
              </table:table-cell>
              <table:table-cell office:value-type="float" office:value="30715632">
                <text:p>30715632</text:p>
              </table:table-cell>
              <table:table-cell office:value-type="float" office:value="0">
                <text:p>0</text:p>
              </table:table-cell>
              <table:table-cell office:value-type="float" office:value="34547992">
                <text:p>34547992</text:p>
              </table:table-cell>
              <table:table-cell office:value-type="float" office:value="26469520">
                <text:p>26469520</text:p>
              </table:table-cell>
              <table:table-cell office:value-type="float" office:value="41526528">
                <text:p>41526528</text:p>
              </table:table-cell>
              <table:table-cell office:value-type="float" office:value="27734472">
                <text:p>277344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810328">
                <text:p>44810328</text:p>
              </table:table-cell>
              <table:table-cell office:value-type="float" office:value="30938624">
                <text:p>30938624</text:p>
              </table:table-cell>
              <table:table-cell office:value-type="float" office:value="0">
                <text:p>0</text:p>
              </table:table-cell>
              <table:table-cell office:value-type="float" office:value="34547992">
                <text:p>34547992</text:p>
              </table:table-cell>
              <table:table-cell office:value-type="float" office:value="26476312">
                <text:p>26476312</text:p>
              </table:table-cell>
              <table:table-cell office:value-type="float" office:value="41529616">
                <text:p>41529616</text:p>
              </table:table-cell>
              <table:table-cell office:value-type="float" office:value="27905776">
                <text:p>279057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10560">
                <text:p>44810560</text:p>
              </table:table-cell>
              <table:table-cell office:value-type="float" office:value="31093536">
                <text:p>31093536</text:p>
              </table:table-cell>
              <table:table-cell office:value-type="float" office:value="0">
                <text:p>0</text:p>
              </table:table-cell>
              <table:table-cell office:value-type="float" office:value="34547992">
                <text:p>34547992</text:p>
              </table:table-cell>
              <table:table-cell office:value-type="float" office:value="26479664">
                <text:p>26479664</text:p>
              </table:table-cell>
              <table:table-cell office:value-type="float" office:value="41609688">
                <text:p>41609688</text:p>
              </table:table-cell>
              <table:table-cell office:value-type="float" office:value="27907408">
                <text:p>279074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816216">
                <text:p>44816216</text:p>
              </table:table-cell>
              <table:table-cell office:value-type="float" office:value="31095096">
                <text:p>31095096</text:p>
              </table:table-cell>
              <table:table-cell office:value-type="float" office:value="0">
                <text:p>0</text:p>
              </table:table-cell>
              <table:table-cell office:value-type="float" office:value="34558200">
                <text:p>34558200</text:p>
              </table:table-cell>
              <table:table-cell office:value-type="float" office:value="26480160">
                <text:p>26480160</text:p>
              </table:table-cell>
              <table:table-cell office:value-type="float" office:value="41610216">
                <text:p>41610216</text:p>
              </table:table-cell>
              <table:table-cell office:value-type="float" office:value="27914352">
                <text:p>279143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819448">
                <text:p>44819448</text:p>
              </table:table-cell>
              <table:table-cell office:value-type="float" office:value="31101632">
                <text:p>31101632</text:p>
              </table:table-cell>
              <table:table-cell office:value-type="float" office:value="0">
                <text:p>0</text:p>
              </table:table-cell>
              <table:table-cell office:value-type="float" office:value="34558200">
                <text:p>34558200</text:p>
              </table:table-cell>
              <table:table-cell office:value-type="float" office:value="26625040">
                <text:p>26625040</text:p>
              </table:table-cell>
              <table:table-cell office:value-type="float" office:value="41610480">
                <text:p>41610480</text:p>
              </table:table-cell>
              <table:table-cell office:value-type="float" office:value="27914856">
                <text:p>279148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878440">
                <text:p>44878440</text:p>
              </table:table-cell>
              <table:table-cell office:value-type="float" office:value="31102576">
                <text:p>31102576</text:p>
              </table:table-cell>
              <table:table-cell office:value-type="float" office:value="0">
                <text:p>0</text:p>
              </table:table-cell>
              <table:table-cell office:value-type="float" office:value="34566208">
                <text:p>34566208</text:p>
              </table:table-cell>
              <table:table-cell office:value-type="float" office:value="26625536">
                <text:p>26625536</text:p>
              </table:table-cell>
              <table:table-cell office:value-type="float" office:value="41611048">
                <text:p>41611048</text:p>
              </table:table-cell>
              <table:table-cell office:value-type="float" office:value="27915360">
                <text:p>279153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880200">
                <text:p>44880200</text:p>
              </table:table-cell>
              <table:table-cell office:value-type="float" office:value="31104896">
                <text:p>31104896</text:p>
              </table:table-cell>
              <table:table-cell office:value-type="float" office:value="0">
                <text:p>0</text:p>
              </table:table-cell>
              <table:table-cell office:value-type="float" office:value="34566208">
                <text:p>34566208</text:p>
              </table:table-cell>
              <table:table-cell office:value-type="float" office:value="26632328">
                <text:p>26632328</text:p>
              </table:table-cell>
              <table:table-cell office:value-type="float" office:value="41611800">
                <text:p>41611800</text:p>
              </table:table-cell>
              <table:table-cell office:value-type="float" office:value="27994472">
                <text:p>279944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88696">
                <text:p>44888696</text:p>
              </table:table-cell>
              <table:table-cell office:value-type="float" office:value="31196696">
                <text:p>31196696</text:p>
              </table:table-cell>
              <table:table-cell office:value-type="float" office:value="0">
                <text:p>0</text:p>
              </table:table-cell>
              <table:table-cell office:value-type="float" office:value="33738704">
                <text:p>33738704</text:p>
              </table:table-cell>
              <table:table-cell office:value-type="float" office:value="26632824">
                <text:p>26632824</text:p>
              </table:table-cell>
              <table:table-cell office:value-type="float" office:value="41688640">
                <text:p>41688640</text:p>
              </table:table-cell>
              <table:table-cell office:value-type="float" office:value="27996488">
                <text:p>279964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890800">
                <text:p>44890800</text:p>
              </table:table-cell>
              <table:table-cell office:value-type="float" office:value="31197984">
                <text:p>31197984</text:p>
              </table:table-cell>
              <table:table-cell office:value-type="float" office:value="0">
                <text:p>0</text:p>
              </table:table-cell>
              <table:table-cell office:value-type="float" office:value="33757936">
                <text:p>33757936</text:p>
              </table:table-cell>
              <table:table-cell office:value-type="float" office:value="26639424">
                <text:p>26639424</text:p>
              </table:table-cell>
              <table:table-cell office:value-type="float" office:value="41689168">
                <text:p>41689168</text:p>
              </table:table-cell>
              <table:table-cell office:value-type="float" office:value="28003280">
                <text:p>280032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892400">
                <text:p>44892400</text:p>
              </table:table-cell>
              <table:table-cell office:value-type="float" office:value="31199656">
                <text:p>31199656</text:p>
              </table:table-cell>
              <table:table-cell office:value-type="float" office:value="0">
                <text:p>0</text:p>
              </table:table-cell>
              <table:table-cell office:value-type="float" office:value="33757936">
                <text:p>33757936</text:p>
              </table:table-cell>
              <table:table-cell office:value-type="float" office:value="26700920">
                <text:p>26700920</text:p>
              </table:table-cell>
              <table:table-cell office:value-type="float" office:value="41692264">
                <text:p>41692264</text:p>
              </table:table-cell>
              <table:table-cell office:value-type="float" office:value="28004272">
                <text:p>280042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959800">
                <text:p>44959800</text:p>
              </table:table-cell>
              <table:table-cell office:value-type="float" office:value="31205248">
                <text:p>31205248</text:p>
              </table:table-cell>
              <table:table-cell office:value-type="float" office:value="0">
                <text:p>0</text:p>
              </table:table-cell>
              <table:table-cell office:value-type="float" office:value="33757936">
                <text:p>33757936</text:p>
              </table:table-cell>
              <table:table-cell office:value-type="float" office:value="26701416">
                <text:p>26701416</text:p>
              </table:table-cell>
              <table:table-cell office:value-type="float" office:value="41697096">
                <text:p>41697096</text:p>
              </table:table-cell>
              <table:table-cell office:value-type="float" office:value="28005504">
                <text:p>280055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961544">
                <text:p>44961544</text:p>
              </table:table-cell>
              <table:table-cell office:value-type="float" office:value="31207456">
                <text:p>31207456</text:p>
              </table:table-cell>
              <table:table-cell office:value-type="float" office:value="0">
                <text:p>0</text:p>
              </table:table-cell>
              <table:table-cell office:value-type="float" office:value="33757936">
                <text:p>33757936</text:p>
              </table:table-cell>
              <table:table-cell office:value-type="float" office:value="26708384">
                <text:p>26708384</text:p>
              </table:table-cell>
              <table:table-cell office:value-type="float" office:value="41697096">
                <text:p>41697096</text:p>
              </table:table-cell>
              <table:table-cell office:value-type="float" office:value="28096200">
                <text:p>280962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069272">
                <text:p>45069272</text:p>
              </table:table-cell>
              <table:table-cell office:value-type="float" office:value="31294848">
                <text:p>31294848</text:p>
              </table:table-cell>
              <table:table-cell office:value-type="float" office:value="0">
                <text:p>0</text:p>
              </table:table-cell>
              <table:table-cell office:value-type="float" office:value="33764808">
                <text:p>33764808</text:p>
              </table:table-cell>
              <table:table-cell office:value-type="float" office:value="26708880">
                <text:p>26708880</text:p>
              </table:table-cell>
              <table:table-cell office:value-type="float" office:value="41777888">
                <text:p>41777888</text:p>
              </table:table-cell>
              <table:table-cell office:value-type="float" office:value="28098216">
                <text:p>280982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072160">
                <text:p>45072160</text:p>
              </table:table-cell>
              <table:table-cell office:value-type="float" office:value="31296784">
                <text:p>31296784</text:p>
              </table:table-cell>
              <table:table-cell office:value-type="float" office:value="0">
                <text:p>0</text:p>
              </table:table-cell>
              <table:table-cell office:value-type="float" office:value="33764808">
                <text:p>33764808</text:p>
              </table:table-cell>
              <table:table-cell office:value-type="float" office:value="26709376">
                <text:p>26709376</text:p>
              </table:table-cell>
              <table:table-cell office:value-type="float" office:value="41779464">
                <text:p>41779464</text:p>
              </table:table-cell>
              <table:table-cell office:value-type="float" office:value="28099448">
                <text:p>28099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073760">
                <text:p>45073760</text:p>
              </table:table-cell>
              <table:table-cell office:value-type="float" office:value="31311176">
                <text:p>31311176</text:p>
              </table:table-cell>
              <table:table-cell office:value-type="float" office:value="0">
                <text:p>0</text:p>
              </table:table-cell>
              <table:table-cell office:value-type="float" office:value="33764808">
                <text:p>33764808</text:p>
              </table:table-cell>
              <table:table-cell office:value-type="float" office:value="26783336">
                <text:p>26783336</text:p>
              </table:table-cell>
              <table:table-cell office:value-type="float" office:value="41780344">
                <text:p>41780344</text:p>
              </table:table-cell>
              <table:table-cell office:value-type="float" office:value="28100680">
                <text:p>281006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143024">
                <text:p>45143024</text:p>
              </table:table-cell>
              <table:table-cell office:value-type="float" office:value="31312736">
                <text:p>31312736</text:p>
              </table:table-cell>
              <table:table-cell office:value-type="float" office:value="0">
                <text:p>0</text:p>
              </table:table-cell>
              <table:table-cell office:value-type="float" office:value="33764808">
                <text:p>33764808</text:p>
              </table:table-cell>
              <table:table-cell office:value-type="float" office:value="26783832">
                <text:p>26783832</text:p>
              </table:table-cell>
              <table:table-cell office:value-type="float" office:value="41785656">
                <text:p>41785656</text:p>
              </table:table-cell>
              <table:table-cell office:value-type="float" office:value="28101912">
                <text:p>281019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144768">
                <text:p>45144768</text:p>
              </table:table-cell>
              <table:table-cell office:value-type="float" office:value="31314720">
                <text:p>31314720</text:p>
              </table:table-cell>
              <table:table-cell office:value-type="float" office:value="0">
                <text:p>0</text:p>
              </table:table-cell>
              <table:table-cell office:value-type="float" office:value="33764808">
                <text:p>33764808</text:p>
              </table:table-cell>
              <table:table-cell office:value-type="float" office:value="26790432">
                <text:p>26790432</text:p>
              </table:table-cell>
              <table:table-cell office:value-type="float" office:value="41786160">
                <text:p>41786160</text:p>
              </table:table-cell>
              <table:table-cell office:value-type="float" office:value="28185704">
                <text:p>28185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145752">
                <text:p>45145752</text:p>
              </table:table-cell>
              <table:table-cell office:value-type="float" office:value="31467536">
                <text:p>31467536</text:p>
              </table:table-cell>
              <table:table-cell office:value-type="float" office:value="0">
                <text:p>0</text:p>
              </table:table-cell>
              <table:table-cell office:value-type="float" office:value="33772688">
                <text:p>33772688</text:p>
              </table:table-cell>
              <table:table-cell office:value-type="float" office:value="26790928">
                <text:p>26790928</text:p>
              </table:table-cell>
              <table:table-cell office:value-type="float" office:value="41867624">
                <text:p>41867624</text:p>
              </table:table-cell>
              <table:table-cell office:value-type="float" office:value="28187720">
                <text:p>281877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147856">
                <text:p>45147856</text:p>
              </table:table-cell>
              <table:table-cell office:value-type="float" office:value="31471160">
                <text:p>31471160</text:p>
              </table:table-cell>
              <table:table-cell office:value-type="float" office:value="0">
                <text:p>0</text:p>
              </table:table-cell>
              <table:table-cell office:value-type="float" office:value="33781632">
                <text:p>33781632</text:p>
              </table:table-cell>
              <table:table-cell office:value-type="float" office:value="26797528">
                <text:p>26797528</text:p>
              </table:table-cell>
              <table:table-cell office:value-type="float" office:value="41869416">
                <text:p>41869416</text:p>
              </table:table-cell>
              <table:table-cell office:value-type="float" office:value="27625936">
                <text:p>27625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148704">
                <text:p>45148704</text:p>
              </table:table-cell>
              <table:table-cell office:value-type="float" office:value="31478496">
                <text:p>31478496</text:p>
              </table:table-cell>
              <table:table-cell office:value-type="float" office:value="0">
                <text:p>0</text:p>
              </table:table-cell>
              <table:table-cell office:value-type="float" office:value="33781632">
                <text:p>33781632</text:p>
              </table:table-cell>
              <table:table-cell office:value-type="float" office:value="26871568">
                <text:p>26871568</text:p>
              </table:table-cell>
              <table:table-cell office:value-type="float" office:value="42029208">
                <text:p>42029208</text:p>
              </table:table-cell>
              <table:table-cell office:value-type="float" office:value="27625936">
                <text:p>276259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153488">
                <text:p>45153488</text:p>
              </table:table-cell>
              <table:table-cell office:value-type="float" office:value="29530344">
                <text:p>29530344</text:p>
              </table:table-cell>
              <table:table-cell office:value-type="float" office:value="0">
                <text:p>0</text:p>
              </table:table-cell>
              <table:table-cell office:value-type="float" office:value="33781632">
                <text:p>33781632</text:p>
              </table:table-cell>
              <table:table-cell office:value-type="float" office:value="26872064">
                <text:p>26872064</text:p>
              </table:table-cell>
              <table:table-cell office:value-type="float" office:value="42030720">
                <text:p>42030720</text:p>
              </table:table-cell>
              <table:table-cell office:value-type="float" office:value="27625936">
                <text:p>276259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221608">
                <text:p>45221608</text:p>
              </table:table-cell>
              <table:table-cell office:value-type="float" office:value="29531760">
                <text:p>29531760</text:p>
              </table:table-cell>
              <table:table-cell office:value-type="float" office:value="0">
                <text:p>0</text:p>
              </table:table-cell>
              <table:table-cell office:value-type="float" office:value="33781632">
                <text:p>33781632</text:p>
              </table:table-cell>
              <table:table-cell office:value-type="float" office:value="26872560">
                <text:p>26872560</text:p>
              </table:table-cell>
              <table:table-cell office:value-type="float" office:value="42032064">
                <text:p>42032064</text:p>
              </table:table-cell>
              <table:table-cell office:value-type="float" office:value="27648160">
                <text:p>276481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227240">
                <text:p>45227240</text:p>
              </table:table-cell>
              <table:table-cell office:value-type="float" office:value="29617016">
                <text:p>29617016</text:p>
              </table:table-cell>
              <table:table-cell office:value-type="float" office:value="0">
                <text:p>0</text:p>
              </table:table-cell>
              <table:table-cell office:value-type="float" office:value="33787632">
                <text:p>33787632</text:p>
              </table:table-cell>
              <table:table-cell office:value-type="float" office:value="26873056">
                <text:p>26873056</text:p>
              </table:table-cell>
              <table:table-cell office:value-type="float" office:value="42036616">
                <text:p>42036616</text:p>
              </table:table-cell>
              <table:table-cell office:value-type="float" office:value="27744032">
                <text:p>277440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229344">
                <text:p>45229344</text:p>
              </table:table-cell>
              <table:table-cell office:value-type="float" office:value="29727368">
                <text:p>29727368</text:p>
              </table:table-cell>
              <table:table-cell office:value-type="float" office:value="0">
                <text:p>0</text:p>
              </table:table-cell>
              <table:table-cell office:value-type="float" office:value="33787632">
                <text:p>33787632</text:p>
              </table:table-cell>
              <table:table-cell office:value-type="float" office:value="26947472">
                <text:p>26947472</text:p>
              </table:table-cell>
              <table:table-cell office:value-type="float" office:value="42118992">
                <text:p>42118992</text:p>
              </table:table-cell>
              <table:table-cell office:value-type="float" office:value="27750008">
                <text:p>277500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235256">
                <text:p>45235256</text:p>
              </table:table-cell>
              <table:table-cell office:value-type="float" office:value="29737656">
                <text:p>29737656</text:p>
              </table:table-cell>
              <table:table-cell office:value-type="float" office:value="0">
                <text:p>0</text:p>
              </table:table-cell>
              <table:table-cell office:value-type="float" office:value="33793632">
                <text:p>33793632</text:p>
              </table:table-cell>
              <table:table-cell office:value-type="float" office:value="26961512">
                <text:p>26961512</text:p>
              </table:table-cell>
              <table:table-cell office:value-type="float" office:value="42124288">
                <text:p>42124288</text:p>
              </table:table-cell>
              <table:table-cell office:value-type="float" office:value="27750008">
                <text:p>27750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358464">
                <text:p>45358464</text:p>
              </table:table-cell>
              <table:table-cell office:value-type="float" office:value="29740216">
                <text:p>29740216</text:p>
              </table:table-cell>
              <table:table-cell office:value-type="float" office:value="0">
                <text:p>0</text:p>
              </table:table-cell>
              <table:table-cell office:value-type="float" office:value="33793632">
                <text:p>33793632</text:p>
              </table:table-cell>
              <table:table-cell office:value-type="float" office:value="26967720">
                <text:p>26967720</text:p>
              </table:table-cell>
              <table:table-cell office:value-type="float" office:value="42125408">
                <text:p>42125408</text:p>
              </table:table-cell>
              <table:table-cell office:value-type="float" office:value="27757728">
                <text:p>277577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432704">
                <text:p>45432704</text:p>
              </table:table-cell>
              <table:table-cell office:value-type="float" office:value="29877448">
                <text:p>29877448</text:p>
              </table:table-cell>
              <table:table-cell office:value-type="float" office:value="0">
                <text:p>0</text:p>
              </table:table-cell>
              <table:table-cell office:value-type="float" office:value="33793632">
                <text:p>33793632</text:p>
              </table:table-cell>
              <table:table-cell office:value-type="float" office:value="26967720">
                <text:p>26967720</text:p>
              </table:table-cell>
              <table:table-cell office:value-type="float" office:value="42126528">
                <text:p>42126528</text:p>
              </table:table-cell>
              <table:table-cell office:value-type="float" office:value="27758960">
                <text:p>2775896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717856">
                <text:p>45717856</text:p>
              </table:table-cell>
              <table:table-cell office:value-type="float" office:value="29882480">
                <text:p>29882480</text:p>
              </table:table-cell>
              <table:table-cell office:value-type="float" office:value="0">
                <text:p>0</text:p>
              </table:table-cell>
              <table:table-cell office:value-type="float" office:value="33799632">
                <text:p>33799632</text:p>
              </table:table-cell>
              <table:table-cell office:value-type="float" office:value="26967720">
                <text:p>26967720</text:p>
              </table:table-cell>
              <table:table-cell office:value-type="float" office:value="42132048">
                <text:p>42132048</text:p>
              </table:table-cell>
              <table:table-cell office:value-type="float" office:value="27835000">
                <text:p>27835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719824">
                <text:p>45719824</text:p>
              </table:table-cell>
              <table:table-cell office:value-type="float" office:value="29883136">
                <text:p>29883136</text:p>
              </table:table-cell>
              <table:table-cell office:value-type="float" office:value="0">
                <text:p>0</text:p>
              </table:table-cell>
              <table:table-cell office:value-type="float" office:value="33809648">
                <text:p>33809648</text:p>
              </table:table-cell>
              <table:table-cell office:value-type="float" office:value="26975000">
                <text:p>26975000</text:p>
              </table:table-cell>
              <table:table-cell office:value-type="float" office:value="42210504">
                <text:p>42210504</text:p>
              </table:table-cell>
              <table:table-cell office:value-type="float" office:value="27843616">
                <text:p>278436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749776">
                <text:p>45749776</text:p>
              </table:table-cell>
              <table:table-cell office:value-type="float" office:value="30041704">
                <text:p>30041704</text:p>
              </table:table-cell>
              <table:table-cell office:value-type="float" office:value="0">
                <text:p>0</text:p>
              </table:table-cell>
              <table:table-cell office:value-type="float" office:value="33819848">
                <text:p>33819848</text:p>
              </table:table-cell>
              <table:table-cell office:value-type="float" office:value="27048128">
                <text:p>27048128</text:p>
              </table:table-cell>
              <table:table-cell office:value-type="float" office:value="42218448">
                <text:p>42218448</text:p>
              </table:table-cell>
              <table:table-cell office:value-type="float" office:value="27844624">
                <text:p>278446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752208">
                <text:p>45752208</text:p>
              </table:table-cell>
              <table:table-cell office:value-type="float" office:value="30043768">
                <text:p>30043768</text:p>
              </table:table-cell>
              <table:table-cell office:value-type="float" office:value="0">
                <text:p>0</text:p>
              </table:table-cell>
              <table:table-cell office:value-type="float" office:value="33819848">
                <text:p>33819848</text:p>
              </table:table-cell>
              <table:table-cell office:value-type="float" office:value="27048624">
                <text:p>27048624</text:p>
              </table:table-cell>
              <table:table-cell office:value-type="float" office:value="42219680">
                <text:p>42219680</text:p>
              </table:table-cell>
              <table:table-cell office:value-type="float" office:value="28137608">
                <text:p>281376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826232">
                <text:p>45826232</text:p>
              </table:table-cell>
              <table:table-cell office:value-type="float" office:value="30053400">
                <text:p>30053400</text:p>
              </table:table-cell>
              <table:table-cell office:value-type="float" office:value="0">
                <text:p>0</text:p>
              </table:table-cell>
              <table:table-cell office:value-type="float" office:value="33819848">
                <text:p>33819848</text:p>
              </table:table-cell>
              <table:table-cell office:value-type="float" office:value="27049120">
                <text:p>27049120</text:p>
              </table:table-cell>
              <table:table-cell office:value-type="float" office:value="42222200">
                <text:p>42222200</text:p>
              </table:table-cell>
              <table:table-cell office:value-type="float" office:value="28138840">
                <text:p>281388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831864">
                <text:p>45831864</text:p>
              </table:table-cell>
              <table:table-cell office:value-type="float" office:value="30054832">
                <text:p>30054832</text:p>
              </table:table-cell>
              <table:table-cell office:value-type="float" office:value="0">
                <text:p>0</text:p>
              </table:table-cell>
              <table:table-cell office:value-type="float" office:value="33819848">
                <text:p>33819848</text:p>
              </table:table-cell>
              <table:table-cell office:value-type="float" office:value="27049872">
                <text:p>27049872</text:p>
              </table:table-cell>
              <table:table-cell office:value-type="float" office:value="42223432">
                <text:p>42223432</text:p>
              </table:table-cell>
              <table:table-cell office:value-type="float" office:value="28221464">
                <text:p>282214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34584">
                <text:p>45834584</text:p>
              </table:table-cell>
              <table:table-cell office:value-type="float" office:value="30065472">
                <text:p>30065472</text:p>
              </table:table-cell>
              <table:table-cell office:value-type="float" office:value="0">
                <text:p>0</text:p>
              </table:table-cell>
              <table:table-cell office:value-type="float" office:value="33819848">
                <text:p>33819848</text:p>
              </table:table-cell>
              <table:table-cell office:value-type="float" office:value="27188008">
                <text:p>27188008</text:p>
              </table:table-cell>
              <table:table-cell office:value-type="float" office:value="42296560">
                <text:p>42296560</text:p>
              </table:table-cell>
              <table:table-cell office:value-type="float" office:value="28222584">
                <text:p>282225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834816">
                <text:p>45834816</text:p>
              </table:table-cell>
              <table:table-cell office:value-type="float" office:value="26558368">
                <text:p>26558368</text:p>
              </table:table-cell>
              <table:table-cell office:value-type="float" office:value="0">
                <text:p>0</text:p>
              </table:table-cell>
              <table:table-cell office:value-type="float" office:value="33827304">
                <text:p>33827304</text:p>
              </table:table-cell>
              <table:table-cell office:value-type="float" office:value="27333640">
                <text:p>27333640</text:p>
              </table:table-cell>
              <table:table-cell office:value-type="float" office:value="42302080">
                <text:p>42302080</text:p>
              </table:table-cell>
              <table:table-cell office:value-type="float" office:value="28223200">
                <text:p>282232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836560">
                <text:p>45836560</text:p>
              </table:table-cell>
              <table:table-cell office:value-type="float" office:value="26561088">
                <text:p>26561088</text:p>
              </table:table-cell>
              <table:table-cell office:value-type="float" office:value="0">
                <text:p>0</text:p>
              </table:table-cell>
              <table:table-cell office:value-type="float" office:value="33827304">
                <text:p>33827304</text:p>
              </table:table-cell>
              <table:table-cell office:value-type="float" office:value="27484688">
                <text:p>27484688</text:p>
              </table:table-cell>
              <table:table-cell office:value-type="float" office:value="42303312">
                <text:p>42303312</text:p>
              </table:table-cell>
              <table:table-cell office:value-type="float" office:value="28230504">
                <text:p>282305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914640">
                <text:p>45914640</text:p>
              </table:table-cell>
              <table:table-cell office:value-type="float" office:value="26566856">
                <text:p>26566856</text:p>
              </table:table-cell>
              <table:table-cell office:value-type="float" office:value="0">
                <text:p>0</text:p>
              </table:table-cell>
              <table:table-cell office:value-type="float" office:value="33827304">
                <text:p>33827304</text:p>
              </table:table-cell>
              <table:table-cell office:value-type="float" office:value="27484840">
                <text:p>27484840</text:p>
              </table:table-cell>
              <table:table-cell office:value-type="float" office:value="42304544">
                <text:p>42304544</text:p>
              </table:table-cell>
              <table:table-cell office:value-type="float" office:value="28231848">
                <text:p>282318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920184">
                <text:p>45920184</text:p>
              </table:table-cell>
              <table:table-cell office:value-type="float" office:value="26568160">
                <text:p>26568160</text:p>
              </table:table-cell>
              <table:table-cell office:value-type="float" office:value="0">
                <text:p>0</text:p>
              </table:table-cell>
              <table:table-cell office:value-type="float" office:value="33998632">
                <text:p>33998632</text:p>
              </table:table-cell>
              <table:table-cell office:value-type="float" office:value="27494456">
                <text:p>27494456</text:p>
              </table:table-cell>
              <table:table-cell office:value-type="float" office:value="42310064">
                <text:p>42310064</text:p>
              </table:table-cell>
              <table:table-cell office:value-type="float" office:value="28318088">
                <text:p>283180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22528">
                <text:p>45922528</text:p>
              </table:table-cell>
              <table:table-cell office:value-type="float" office:value="26569432">
                <text:p>26569432</text:p>
              </table:table-cell>
              <table:table-cell office:value-type="float" office:value="0">
                <text:p>0</text:p>
              </table:table-cell>
              <table:table-cell office:value-type="float" office:value="33998632">
                <text:p>33998632</text:p>
              </table:table-cell>
              <table:table-cell office:value-type="float" office:value="27578528">
                <text:p>27578528</text:p>
              </table:table-cell>
              <table:table-cell office:value-type="float" office:value="42310064">
                <text:p>42310064</text:p>
              </table:table-cell>
              <table:table-cell office:value-type="float" office:value="28318088">
                <text:p>283180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928328">
                <text:p>45928328</text:p>
              </table:table-cell>
              <table:table-cell office:value-type="float" office:value="26660568">
                <text:p>26660568</text:p>
              </table:table-cell>
              <table:table-cell office:value-type="float" office:value="0">
                <text:p>0</text:p>
              </table:table-cell>
              <table:table-cell office:value-type="float" office:value="33998672">
                <text:p>33998672</text:p>
              </table:table-cell>
              <table:table-cell office:value-type="float" office:value="27701032">
                <text:p>27701032</text:p>
              </table:table-cell>
              <table:table-cell office:value-type="float" office:value="29449784">
                <text:p>29449784</text:p>
              </table:table-cell>
              <table:table-cell office:value-type="float" office:value="28318088">
                <text:p>28318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929728">
                <text:p>45929728</text:p>
              </table:table-cell>
              <table:table-cell office:value-type="float" office:value="26867904">
                <text:p>26867904</text:p>
              </table:table-cell>
              <table:table-cell office:value-type="float" office:value="0">
                <text:p>0</text:p>
              </table:table-cell>
              <table:table-cell office:value-type="float" office:value="33998672">
                <text:p>33998672</text:p>
              </table:table-cell>
              <table:table-cell office:value-type="float" office:value="27702448">
                <text:p>27702448</text:p>
              </table:table-cell>
              <table:table-cell office:value-type="float" office:value="29528288">
                <text:p>29528288</text:p>
              </table:table-cell>
              <table:table-cell office:value-type="float" office:value="28344952">
                <text:p>283449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007136">
                <text:p>46007136</text:p>
              </table:table-cell>
              <table:table-cell office:value-type="float" office:value="27005976">
                <text:p>27005976</text:p>
              </table:table-cell>
              <table:table-cell office:value-type="float" office:value="0">
                <text:p>0</text:p>
              </table:table-cell>
              <table:table-cell office:value-type="float" office:value="34004936">
                <text:p>34004936</text:p>
              </table:table-cell>
              <table:table-cell office:value-type="float" office:value="27702600">
                <text:p>27702600</text:p>
              </table:table-cell>
              <table:table-cell office:value-type="float" office:value="29533072">
                <text:p>29533072</text:p>
              </table:table-cell>
              <table:table-cell office:value-type="float" office:value="28345568">
                <text:p>283455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008480">
                <text:p>46008480</text:p>
              </table:table-cell>
              <table:table-cell office:value-type="float" office:value="27006424">
                <text:p>27006424</text:p>
              </table:table-cell>
              <table:table-cell office:value-type="float" office:value="0">
                <text:p>0</text:p>
              </table:table-cell>
              <table:table-cell office:value-type="float" office:value="34004936">
                <text:p>34004936</text:p>
              </table:table-cell>
              <table:table-cell office:value-type="float" office:value="27710256">
                <text:p>27710256</text:p>
              </table:table-cell>
              <table:table-cell office:value-type="float" office:value="29533720">
                <text:p>29533720</text:p>
              </table:table-cell>
              <table:table-cell office:value-type="float" office:value="28425216">
                <text:p>284252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010464">
                <text:p>46010464</text:p>
              </table:table-cell>
              <table:table-cell office:value-type="float" office:value="27502160">
                <text:p>27502160</text:p>
              </table:table-cell>
              <table:table-cell office:value-type="float" office:value="0">
                <text:p>0</text:p>
              </table:table-cell>
              <table:table-cell office:value-type="float" office:value="34004936">
                <text:p>34004936</text:p>
              </table:table-cell>
              <table:table-cell office:value-type="float" office:value="27719936">
                <text:p>27719936</text:p>
              </table:table-cell>
              <table:table-cell office:value-type="float" office:value="29898896">
                <text:p>29898896</text:p>
              </table:table-cell>
              <table:table-cell office:value-type="float" office:value="28425216">
                <text:p>284252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016376">
                <text:p>46016376</text:p>
              </table:table-cell>
              <table:table-cell office:value-type="float" office:value="27511376">
                <text:p>27511376</text:p>
              </table:table-cell>
              <table:table-cell office:value-type="float" office:value="0">
                <text:p>0</text:p>
              </table:table-cell>
              <table:table-cell office:value-type="float" office:value="34011600">
                <text:p>34011600</text:p>
              </table:table-cell>
              <table:table-cell office:value-type="float" office:value="28049400">
                <text:p>28049400</text:p>
              </table:table-cell>
              <table:table-cell office:value-type="float" office:value="29898896">
                <text:p>29898896</text:p>
              </table:table-cell>
              <table:table-cell office:value-type="float" office:value="28425216">
                <text:p>284252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022856">
                <text:p>46022856</text:p>
              </table:table-cell>
              <table:table-cell office:value-type="float" office:value="26543304">
                <text:p>26543304</text:p>
              </table:table-cell>
              <table:table-cell office:value-type="float" office:value="0">
                <text:p>0</text:p>
              </table:table-cell>
              <table:table-cell office:value-type="float" office:value="34011600">
                <text:p>34011600</text:p>
              </table:table-cell>
              <table:table-cell office:value-type="float" office:value="28058392">
                <text:p>28058392</text:p>
              </table:table-cell>
              <table:table-cell office:value-type="float" office:value="29931640">
                <text:p>29931640</text:p>
              </table:table-cell>
              <table:table-cell office:value-type="float" office:value="28433088">
                <text:p>284330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103584">
                <text:p>46103584</text:p>
              </table:table-cell>
              <table:table-cell office:value-type="float" office:value="26552584">
                <text:p>26552584</text:p>
              </table:table-cell>
              <table:table-cell office:value-type="float" office:value="0">
                <text:p>0</text:p>
              </table:table-cell>
              <table:table-cell office:value-type="float" office:value="34078792">
                <text:p>34078792</text:p>
              </table:table-cell>
              <table:table-cell office:value-type="float" office:value="28058392">
                <text:p>28058392</text:p>
              </table:table-cell>
              <table:table-cell office:value-type="float" office:value="30012744">
                <text:p>30012744</text:p>
              </table:table-cell>
              <table:table-cell office:value-type="float" office:value="28433088">
                <text:p>284330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106312">
                <text:p>46106312</text:p>
              </table:table-cell>
              <table:table-cell office:value-type="float" office:value="26553968">
                <text:p>26553968</text:p>
              </table:table-cell>
              <table:table-cell office:value-type="float" office:value="0">
                <text:p>0</text:p>
              </table:table-cell>
              <table:table-cell office:value-type="float" office:value="34091208">
                <text:p>34091208</text:p>
              </table:table-cell>
              <table:table-cell office:value-type="float" office:value="28070592">
                <text:p>28070592</text:p>
              </table:table-cell>
              <table:table-cell office:value-type="float" office:value="30013864">
                <text:p>30013864</text:p>
              </table:table-cell>
              <table:table-cell office:value-type="float" office:value="28082808">
                <text:p>280828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107752">
                <text:p>46107752</text:p>
              </table:table-cell>
              <table:table-cell office:value-type="float" office:value="26554264">
                <text:p>26554264</text:p>
              </table:table-cell>
              <table:table-cell office:value-type="float" office:value="0">
                <text:p>0</text:p>
              </table:table-cell>
              <table:table-cell office:value-type="float" office:value="34091208">
                <text:p>34091208</text:p>
              </table:table-cell>
              <table:table-cell office:value-type="float" office:value="28264264">
                <text:p>28264264</text:p>
              </table:table-cell>
              <table:table-cell office:value-type="float" office:value="30017712">
                <text:p>30017712</text:p>
              </table:table-cell>
              <table:table-cell office:value-type="float" office:value="28084824">
                <text:p>280848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113224">
                <text:p>46113224</text:p>
              </table:table-cell>
              <table:table-cell office:value-type="float" office:value="26695120">
                <text:p>26695120</text:p>
              </table:table-cell>
              <table:table-cell office:value-type="float" office:value="0">
                <text:p>0</text:p>
              </table:table-cell>
              <table:table-cell office:value-type="float" office:value="34097112">
                <text:p>34097112</text:p>
              </table:table-cell>
              <table:table-cell office:value-type="float" office:value="28264264">
                <text:p>28264264</text:p>
              </table:table-cell>
              <table:table-cell office:value-type="float" office:value="30023496">
                <text:p>30023496</text:p>
              </table:table-cell>
              <table:table-cell office:value-type="float" office:value="28086056">
                <text:p>280860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137648">
                <text:p>46137648</text:p>
              </table:table-cell>
              <table:table-cell office:value-type="float" office:value="26696264">
                <text:p>26696264</text:p>
              </table:table-cell>
              <table:table-cell office:value-type="float" office:value="0">
                <text:p>0</text:p>
              </table:table-cell>
              <table:table-cell office:value-type="float" office:value="34097112">
                <text:p>34097112</text:p>
              </table:table-cell>
              <table:table-cell office:value-type="float" office:value="28270280">
                <text:p>28270280</text:p>
              </table:table-cell>
              <table:table-cell office:value-type="float" office:value="30024728">
                <text:p>30024728</text:p>
              </table:table-cell>
              <table:table-cell office:value-type="float" office:value="28128088">
                <text:p>281280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221088">
                <text:p>46221088</text:p>
              </table:table-cell>
              <table:table-cell office:value-type="float" office:value="26776032">
                <text:p>26776032</text:p>
              </table:table-cell>
              <table:table-cell office:value-type="float" office:value="0">
                <text:p>0</text:p>
              </table:table-cell>
              <table:table-cell office:value-type="float" office:value="34103016">
                <text:p>34103016</text:p>
              </table:table-cell>
              <table:table-cell office:value-type="float" office:value="28276432">
                <text:p>28276432</text:p>
              </table:table-cell>
              <table:table-cell office:value-type="float" office:value="30114840">
                <text:p>30114840</text:p>
              </table:table-cell>
              <table:table-cell office:value-type="float" office:value="28128704">
                <text:p>281287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223816">
                <text:p>46223816</text:p>
              </table:table-cell>
              <table:table-cell office:value-type="float" office:value="26778952">
                <text:p>26778952</text:p>
              </table:table-cell>
              <table:table-cell office:value-type="float" office:value="0">
                <text:p>0</text:p>
              </table:table-cell>
              <table:table-cell office:value-type="float" office:value="34103016">
                <text:p>34103016</text:p>
              </table:table-cell>
              <table:table-cell office:value-type="float" office:value="28276432">
                <text:p>28276432</text:p>
              </table:table-cell>
              <table:table-cell office:value-type="float" office:value="30115680">
                <text:p>30115680</text:p>
              </table:table-cell>
              <table:table-cell office:value-type="float" office:value="28215416">
                <text:p>282154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225256">
                <text:p>46225256</text:p>
              </table:table-cell>
              <table:table-cell office:value-type="float" office:value="26931648">
                <text:p>26931648</text:p>
              </table:table-cell>
              <table:table-cell office:value-type="float" office:value="0">
                <text:p>0</text:p>
              </table:table-cell>
              <table:table-cell office:value-type="float" office:value="34103016">
                <text:p>34103016</text:p>
              </table:table-cell>
              <table:table-cell office:value-type="float" office:value="28406160">
                <text:p>28406160</text:p>
              </table:table-cell>
              <table:table-cell office:value-type="float" office:value="30116912">
                <text:p>30116912</text:p>
              </table:table-cell>
              <table:table-cell office:value-type="float" office:value="28217432">
                <text:p>282174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231744">
                <text:p>46231744</text:p>
              </table:table-cell>
              <table:table-cell office:value-type="float" office:value="26933992">
                <text:p>26933992</text:p>
              </table:table-cell>
              <table:table-cell office:value-type="float" office:value="0">
                <text:p>0</text:p>
              </table:table-cell>
              <table:table-cell office:value-type="float" office:value="34103016">
                <text:p>34103016</text:p>
              </table:table-cell>
              <table:table-cell office:value-type="float" office:value="28406160">
                <text:p>28406160</text:p>
              </table:table-cell>
              <table:table-cell office:value-type="float" office:value="30122808">
                <text:p>30122808</text:p>
              </table:table-cell>
              <table:table-cell office:value-type="float" office:value="28218664">
                <text:p>282186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233328">
                <text:p>46233328</text:p>
              </table:table-cell>
              <table:table-cell office:value-type="float" office:value="26938320">
                <text:p>26938320</text:p>
              </table:table-cell>
              <table:table-cell office:value-type="float" office:value="0">
                <text:p>0</text:p>
              </table:table-cell>
              <table:table-cell office:value-type="float" office:value="34103016">
                <text:p>34103016</text:p>
              </table:table-cell>
              <table:table-cell office:value-type="float" office:value="28412440">
                <text:p>28412440</text:p>
              </table:table-cell>
              <table:table-cell office:value-type="float" office:value="30124040">
                <text:p>30124040</text:p>
              </table:table-cell>
              <table:table-cell office:value-type="float" office:value="28219896">
                <text:p>282198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325392">
                <text:p>46325392</text:p>
              </table:table-cell>
              <table:table-cell office:value-type="float" office:value="26960024">
                <text:p>26960024</text:p>
              </table:table-cell>
              <table:table-cell office:value-type="float" office:value="0">
                <text:p>0</text:p>
              </table:table-cell>
              <table:table-cell office:value-type="float" office:value="34108920">
                <text:p>34108920</text:p>
              </table:table-cell>
              <table:table-cell office:value-type="float" office:value="28412440">
                <text:p>28412440</text:p>
              </table:table-cell>
              <table:table-cell office:value-type="float" office:value="30128816">
                <text:p>30128816</text:p>
              </table:table-cell>
              <table:table-cell office:value-type="float" office:value="28221128">
                <text:p>282211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455344">
                <text:p>46455344</text:p>
              </table:table-cell>
              <table:table-cell office:value-type="float" office:value="25147528">
                <text:p>25147528</text:p>
              </table:table-cell>
              <table:table-cell office:value-type="float" office:value="0">
                <text:p>0</text:p>
              </table:table-cell>
              <table:table-cell office:value-type="float" office:value="34193040">
                <text:p>34193040</text:p>
              </table:table-cell>
              <table:table-cell office:value-type="float" office:value="28418456">
                <text:p>28418456</text:p>
              </table:table-cell>
              <table:table-cell office:value-type="float" office:value="30204248">
                <text:p>30204248</text:p>
              </table:table-cell>
              <table:table-cell office:value-type="float" office:value="28303672">
                <text:p>283036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458168">
                <text:p>46458168</text:p>
              </table:table-cell>
              <table:table-cell office:value-type="float" office:value="25391296">
                <text:p>25391296</text:p>
              </table:table-cell>
              <table:table-cell office:value-type="float" office:value="0">
                <text:p>0</text:p>
              </table:table-cell>
              <table:table-cell office:value-type="float" office:value="34193040">
                <text:p>34193040</text:p>
              </table:table-cell>
              <table:table-cell office:value-type="float" office:value="28418456">
                <text:p>28418456</text:p>
              </table:table-cell>
              <table:table-cell office:value-type="float" office:value="30212064">
                <text:p>30212064</text:p>
              </table:table-cell>
              <table:table-cell office:value-type="float" office:value="28305576">
                <text:p>283055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6466064">
                <text:p>46466064</text:p>
              </table:table-cell>
              <table:table-cell office:value-type="float" office:value="26203424">
                <text:p>26203424</text:p>
              </table:table-cell>
              <table:table-cell office:value-type="float" office:value="0">
                <text:p>0</text:p>
              </table:table-cell>
              <table:table-cell office:value-type="float" office:value="34193864">
                <text:p>34193864</text:p>
              </table:table-cell>
              <table:table-cell office:value-type="float" office:value="28418456">
                <text:p>28418456</text:p>
              </table:table-cell>
              <table:table-cell office:value-type="float" office:value="30213544">
                <text:p>30213544</text:p>
              </table:table-cell>
              <table:table-cell office:value-type="float" office:value="28464160">
                <text:p>284641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485912">
                <text:p>46485912</text:p>
              </table:table-cell>
              <table:table-cell office:value-type="float" office:value="26203720">
                <text:p>26203720</text:p>
              </table:table-cell>
              <table:table-cell office:value-type="float" office:value="0">
                <text:p>0</text:p>
              </table:table-cell>
              <table:table-cell office:value-type="float" office:value="34193864">
                <text:p>34193864</text:p>
              </table:table-cell>
              <table:table-cell office:value-type="float" office:value="28424472">
                <text:p>28424472</text:p>
              </table:table-cell>
              <table:table-cell office:value-type="float" office:value="30214160">
                <text:p>30214160</text:p>
              </table:table-cell>
              <table:table-cell office:value-type="float" office:value="28602776">
                <text:p>286027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633984">
                <text:p>46633984</text:p>
              </table:table-cell>
              <table:table-cell office:value-type="float" office:value="26213392">
                <text:p>26213392</text:p>
              </table:table-cell>
              <table:table-cell office:value-type="float" office:value="0">
                <text:p>0</text:p>
              </table:table-cell>
              <table:table-cell office:value-type="float" office:value="34240224">
                <text:p>34240224</text:p>
              </table:table-cell>
              <table:table-cell office:value-type="float" office:value="28424472">
                <text:p>28424472</text:p>
              </table:table-cell>
              <table:table-cell office:value-type="float" office:value="30218936">
                <text:p>30218936</text:p>
              </table:table-cell>
              <table:table-cell office:value-type="float" office:value="28616736">
                <text:p>286167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6737472">
                <text:p>46737472</text:p>
              </table:table-cell>
              <table:table-cell office:value-type="float" office:value="26214048">
                <text:p>26214048</text:p>
              </table:table-cell>
              <table:table-cell office:value-type="float" office:value="0">
                <text:p>0</text:p>
              </table:table-cell>
              <table:table-cell office:value-type="float" office:value="34240224">
                <text:p>34240224</text:p>
              </table:table-cell>
              <table:table-cell office:value-type="float" office:value="28424472">
                <text:p>28424472</text:p>
              </table:table-cell>
              <table:table-cell office:value-type="float" office:value="30218936">
                <text:p>30218936</text:p>
              </table:table-cell>
              <table:table-cell office:value-type="float" office:value="28707568">
                <text:p>287075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882592">
                <text:p>46882592</text:p>
              </table:table-cell>
              <table:table-cell office:value-type="float" office:value="26227960">
                <text:p>26227960</text:p>
              </table:table-cell>
              <table:table-cell office:value-type="float" office:value="0">
                <text:p>0</text:p>
              </table:table-cell>
              <table:table-cell office:value-type="float" office:value="34246112">
                <text:p>34246112</text:p>
              </table:table-cell>
              <table:table-cell office:value-type="float" office:value="28492528">
                <text:p>28492528</text:p>
              </table:table-cell>
              <table:table-cell office:value-type="float" office:value="29297552">
                <text:p>29297552</text:p>
              </table:table-cell>
              <table:table-cell office:value-type="float" office:value="28709472">
                <text:p>287094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6912816">
                <text:p>46912816</text:p>
              </table:table-cell>
              <table:table-cell office:value-type="float" office:value="26375920">
                <text:p>26375920</text:p>
              </table:table-cell>
              <table:table-cell office:value-type="float" office:value="0">
                <text:p>0</text:p>
              </table:table-cell>
              <table:table-cell office:value-type="float" office:value="34246112">
                <text:p>34246112</text:p>
              </table:table-cell>
              <table:table-cell office:value-type="float" office:value="28492528">
                <text:p>28492528</text:p>
              </table:table-cell>
              <table:table-cell office:value-type="float" office:value="29297552">
                <text:p>29297552</text:p>
              </table:table-cell>
              <table:table-cell office:value-type="float" office:value="28932248">
                <text:p>289322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915392">
                <text:p>46915392</text:p>
              </table:table-cell>
              <table:table-cell office:value-type="float" office:value="26744792">
                <text:p>26744792</text:p>
              </table:table-cell>
              <table:table-cell office:value-type="float" office:value="0">
                <text:p>0</text:p>
              </table:table-cell>
              <table:table-cell office:value-type="float" office:value="34246112">
                <text:p>34246112</text:p>
              </table:table-cell>
              <table:table-cell office:value-type="float" office:value="28498808">
                <text:p>28498808</text:p>
              </table:table-cell>
              <table:table-cell office:value-type="float" office:value="29299008">
                <text:p>29299008</text:p>
              </table:table-cell>
              <table:table-cell office:value-type="float" office:value="28938056">
                <text:p>289380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927208">
                <text:p>46927208</text:p>
              </table:table-cell>
              <table:table-cell office:value-type="float" office:value="26919848">
                <text:p>26919848</text:p>
              </table:table-cell>
              <table:table-cell office:value-type="float" office:value="0">
                <text:p>0</text:p>
              </table:table-cell>
              <table:table-cell office:value-type="float" office:value="34252000">
                <text:p>34252000</text:p>
              </table:table-cell>
              <table:table-cell office:value-type="float" office:value="28498808">
                <text:p>28498808</text:p>
              </table:table-cell>
              <table:table-cell office:value-type="float" office:value="29305056">
                <text:p>29305056</text:p>
              </table:table-cell>
              <table:table-cell office:value-type="float" office:value="28938056">
                <text:p>28938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018904">
                <text:p>47018904</text:p>
              </table:table-cell>
              <table:table-cell office:value-type="float" office:value="27652056">
                <text:p>27652056</text:p>
              </table:table-cell>
              <table:table-cell office:value-type="float" office:value="0">
                <text:p>0</text:p>
              </table:table-cell>
              <table:table-cell office:value-type="float" office:value="34283440">
                <text:p>34283440</text:p>
              </table:table-cell>
              <table:table-cell office:value-type="float" office:value="28508968">
                <text:p>28508968</text:p>
              </table:table-cell>
              <table:table-cell office:value-type="float" office:value="29306288">
                <text:p>29306288</text:p>
              </table:table-cell>
              <table:table-cell office:value-type="float" office:value="28943728">
                <text:p>289437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026176">
                <text:p>47026176</text:p>
              </table:table-cell>
              <table:table-cell office:value-type="float" office:value="27872560">
                <text:p>27872560</text:p>
              </table:table-cell>
              <table:table-cell office:value-type="float" office:value="0">
                <text:p>0</text:p>
              </table:table-cell>
              <table:table-cell office:value-type="float" office:value="34283440">
                <text:p>34283440</text:p>
              </table:table-cell>
              <table:table-cell office:value-type="float" office:value="28508968">
                <text:p>28508968</text:p>
              </table:table-cell>
              <table:table-cell office:value-type="float" office:value="29388944">
                <text:p>29388944</text:p>
              </table:table-cell>
              <table:table-cell office:value-type="float" office:value="28943728">
                <text:p>289437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7028400">
                <text:p>47028400</text:p>
              </table:table-cell>
              <table:table-cell office:value-type="float" office:value="28222536">
                <text:p>28222536</text:p>
              </table:table-cell>
              <table:table-cell office:value-type="float" office:value="0">
                <text:p>0</text:p>
              </table:table-cell>
              <table:table-cell office:value-type="float" office:value="34283440">
                <text:p>34283440</text:p>
              </table:table-cell>
              <table:table-cell office:value-type="float" office:value="28515704">
                <text:p>28515704</text:p>
              </table:table-cell>
              <table:table-cell office:value-type="float" office:value="29388944">
                <text:p>29388944</text:p>
              </table:table-cell>
              <table:table-cell office:value-type="float" office:value="28949648">
                <text:p>289496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029864">
                <text:p>47029864</text:p>
              </table:table-cell>
              <table:table-cell office:value-type="float" office:value="27754104">
                <text:p>27754104</text:p>
              </table:table-cell>
              <table:table-cell office:value-type="float" office:value="0">
                <text:p>0</text:p>
              </table:table-cell>
              <table:table-cell office:value-type="float" office:value="34283440">
                <text:p>34283440</text:p>
              </table:table-cell>
              <table:table-cell office:value-type="float" office:value="28515704">
                <text:p>28515704</text:p>
              </table:table-cell>
              <table:table-cell office:value-type="float" office:value="29390400">
                <text:p>29390400</text:p>
              </table:table-cell>
              <table:table-cell office:value-type="float" office:value="29105064">
                <text:p>29105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041992">
                <text:p>47041992</text:p>
              </table:table-cell>
              <table:table-cell office:value-type="float" office:value="27754400">
                <text:p>27754400</text:p>
              </table:table-cell>
              <table:table-cell office:value-type="float" office:value="0">
                <text:p>0</text:p>
              </table:table-cell>
              <table:table-cell office:value-type="float" office:value="34289592">
                <text:p>34289592</text:p>
              </table:table-cell>
              <table:table-cell office:value-type="float" office:value="28515704">
                <text:p>28515704</text:p>
              </table:table-cell>
              <table:table-cell office:value-type="float" office:value="29396408">
                <text:p>29396408</text:p>
              </table:table-cell>
              <table:table-cell office:value-type="float" office:value="29105064">
                <text:p>291050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7130272">
                <text:p>47130272</text:p>
              </table:table-cell>
              <table:table-cell office:value-type="float" office:value="27759904">
                <text:p>27759904</text:p>
              </table:table-cell>
              <table:table-cell office:value-type="float" office:value="0">
                <text:p>0</text:p>
              </table:table-cell>
              <table:table-cell office:value-type="float" office:value="34289592">
                <text:p>34289592</text:p>
              </table:table-cell>
              <table:table-cell office:value-type="float" office:value="28529840">
                <text:p>28529840</text:p>
              </table:table-cell>
              <table:table-cell office:value-type="float" office:value="29397528">
                <text:p>29397528</text:p>
              </table:table-cell>
              <table:table-cell office:value-type="float" office:value="29105064">
                <text:p>291050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131640">
                <text:p>47131640</text:p>
              </table:table-cell>
              <table:table-cell office:value-type="float" office:value="27778960">
                <text:p>27778960</text:p>
              </table:table-cell>
              <table:table-cell office:value-type="float" office:value="0">
                <text:p>0</text:p>
              </table:table-cell>
              <table:table-cell office:value-type="float" office:value="34295480">
                <text:p>34295480</text:p>
              </table:table-cell>
              <table:table-cell office:value-type="float" office:value="28711376">
                <text:p>28711376</text:p>
              </table:table-cell>
              <table:table-cell office:value-type="float" office:value="29475984">
                <text:p>29475984</text:p>
              </table:table-cell>
              <table:table-cell office:value-type="float" office:value="29105064">
                <text:p>29105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140944">
                <text:p>47140944</text:p>
              </table:table-cell>
              <table:table-cell office:value-type="float" office:value="27780200">
                <text:p>27780200</text:p>
              </table:table-cell>
              <table:table-cell office:value-type="float" office:value="0">
                <text:p>0</text:p>
              </table:table-cell>
              <table:table-cell office:value-type="float" office:value="34295480">
                <text:p>34295480</text:p>
              </table:table-cell>
              <table:table-cell office:value-type="float" office:value="27888944">
                <text:p>27888944</text:p>
              </table:table-cell>
              <table:table-cell office:value-type="float" office:value="29477776">
                <text:p>29477776</text:p>
              </table:table-cell>
              <table:table-cell office:value-type="float" office:value="29111256">
                <text:p>291112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142152">
                <text:p>47142152</text:p>
              </table:table-cell>
              <table:table-cell office:value-type="float" office:value="27792864">
                <text:p>27792864</text:p>
              </table:table-cell>
              <table:table-cell office:value-type="float" office:value="0">
                <text:p>0</text:p>
              </table:table-cell>
              <table:table-cell office:value-type="float" office:value="34295480">
                <text:p>34295480</text:p>
              </table:table-cell>
              <table:table-cell office:value-type="float" office:value="25538648">
                <text:p>25538648</text:p>
              </table:table-cell>
              <table:table-cell office:value-type="float" office:value="29479008">
                <text:p>29479008</text:p>
              </table:table-cell>
              <table:table-cell office:value-type="float" office:value="29111256">
                <text:p>29111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148008">
                <text:p>47148008</text:p>
              </table:table-cell>
              <table:table-cell office:value-type="float" office:value="27793160">
                <text:p>27793160</text:p>
              </table:table-cell>
              <table:table-cell office:value-type="float" office:value="0">
                <text:p>0</text:p>
              </table:table-cell>
              <table:table-cell office:value-type="float" office:value="34331848">
                <text:p>34331848</text:p>
              </table:table-cell>
              <table:table-cell office:value-type="float" office:value="25538648">
                <text:p>25538648</text:p>
              </table:table-cell>
              <table:table-cell office:value-type="float" office:value="29484904">
                <text:p>29484904</text:p>
              </table:table-cell>
              <table:table-cell office:value-type="float" office:value="29111256">
                <text:p>291112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246064">
                <text:p>47246064</text:p>
              </table:table-cell>
              <table:table-cell office:value-type="float" office:value="27793816">
                <text:p>27793816</text:p>
              </table:table-cell>
              <table:table-cell office:value-type="float" office:value="0">
                <text:p>0</text:p>
              </table:table-cell>
              <table:table-cell office:value-type="float" office:value="34332672">
                <text:p>34332672</text:p>
              </table:table-cell>
              <table:table-cell office:value-type="float" office:value="25538648">
                <text:p>25538648</text:p>
              </table:table-cell>
              <table:table-cell office:value-type="float" office:value="29653856">
                <text:p>29653856</text:p>
              </table:table-cell>
              <table:table-cell office:value-type="float" office:value="29116832">
                <text:p>291168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419912">
                <text:p>47419912</text:p>
              </table:table-cell>
              <table:table-cell office:value-type="float" office:value="27871856">
                <text:p>27871856</text:p>
              </table:table-cell>
              <table:table-cell office:value-type="float" office:value="0">
                <text:p>0</text:p>
              </table:table-cell>
              <table:table-cell office:value-type="float" office:value="34338560">
                <text:p>34338560</text:p>
              </table:table-cell>
              <table:table-cell office:value-type="float" office:value="25538648">
                <text:p>25538648</text:p>
              </table:table-cell>
              <table:table-cell office:value-type="float" office:value="29669816">
                <text:p>29669816</text:p>
              </table:table-cell>
              <table:table-cell office:value-type="float" office:value="29116832">
                <text:p>291168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428112">
                <text:p>47428112</text:p>
              </table:table-cell>
              <table:table-cell office:value-type="float" office:value="27872736">
                <text:p>27872736</text:p>
              </table:table-cell>
              <table:table-cell office:value-type="float" office:value="0">
                <text:p>0</text:p>
              </table:table-cell>
              <table:table-cell office:value-type="float" office:value="34338560">
                <text:p>34338560</text:p>
              </table:table-cell>
              <table:table-cell office:value-type="float" office:value="25544664">
                <text:p>25544664</text:p>
              </table:table-cell>
              <table:table-cell office:value-type="float" office:value="29747776">
                <text:p>29747776</text:p>
              </table:table-cell>
              <table:table-cell office:value-type="float" office:value="29132208">
                <text:p>291322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433352">
                <text:p>47433352</text:p>
              </table:table-cell>
              <table:table-cell office:value-type="float" office:value="27885560">
                <text:p>27885560</text:p>
              </table:table-cell>
              <table:table-cell office:value-type="float" office:value="0">
                <text:p>0</text:p>
              </table:table-cell>
              <table:table-cell office:value-type="float" office:value="34338560">
                <text:p>34338560</text:p>
              </table:table-cell>
              <table:table-cell office:value-type="float" office:value="25544664">
                <text:p>25544664</text:p>
              </table:table-cell>
              <table:table-cell office:value-type="float" office:value="29748896">
                <text:p>29748896</text:p>
              </table:table-cell>
              <table:table-cell office:value-type="float" office:value="29132208">
                <text:p>29132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434560">
                <text:p>47434560</text:p>
              </table:table-cell>
              <table:table-cell office:value-type="float" office:value="27885856">
                <text:p>27885856</text:p>
              </table:table-cell>
              <table:table-cell office:value-type="float" office:value="0">
                <text:p>0</text:p>
              </table:table-cell>
              <table:table-cell office:value-type="float" office:value="34338560">
                <text:p>34338560</text:p>
              </table:table-cell>
              <table:table-cell office:value-type="float" office:value="25279856">
                <text:p>25279856</text:p>
              </table:table-cell>
              <table:table-cell office:value-type="float" office:value="29754904">
                <text:p>29754904</text:p>
              </table:table-cell>
              <table:table-cell office:value-type="float" office:value="29137784">
                <text:p>291377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535744">
                <text:p>47535744</text:p>
              </table:table-cell>
              <table:table-cell office:value-type="float" office:value="27892704">
                <text:p>27892704</text:p>
              </table:table-cell>
              <table:table-cell office:value-type="float" office:value="0">
                <text:p>0</text:p>
              </table:table-cell>
              <table:table-cell office:value-type="float" office:value="34338560">
                <text:p>34338560</text:p>
              </table:table-cell>
              <table:table-cell office:value-type="float" office:value="26470464">
                <text:p>26470464</text:p>
              </table:table-cell>
              <table:table-cell office:value-type="float" office:value="29756136">
                <text:p>29756136</text:p>
              </table:table-cell>
              <table:table-cell office:value-type="float" office:value="29137784">
                <text:p>291377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545312">
                <text:p>47545312</text:p>
              </table:table-cell>
              <table:table-cell office:value-type="float" office:value="27904760">
                <text:p>27904760</text:p>
              </table:table-cell>
              <table:table-cell office:value-type="float" office:value="0">
                <text:p>0</text:p>
              </table:table-cell>
              <table:table-cell office:value-type="float" office:value="34344448">
                <text:p>34344448</text:p>
              </table:table-cell>
              <table:table-cell office:value-type="float" office:value="26470464">
                <text:p>26470464</text:p>
              </table:table-cell>
              <table:table-cell office:value-type="float" office:value="29894816">
                <text:p>29894816</text:p>
              </table:table-cell>
              <table:table-cell office:value-type="float" office:value="29137784">
                <text:p>291377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546304">
                <text:p>47546304</text:p>
              </table:table-cell>
              <table:table-cell office:value-type="float" office:value="27905656">
                <text:p>27905656</text:p>
              </table:table-cell>
              <table:table-cell office:value-type="float" office:value="0">
                <text:p>0</text:p>
              </table:table-cell>
              <table:table-cell office:value-type="float" office:value="34344448">
                <text:p>34344448</text:p>
              </table:table-cell>
              <table:table-cell office:value-type="float" office:value="26470464">
                <text:p>26470464</text:p>
              </table:table-cell>
              <table:table-cell office:value-type="float" office:value="29896440">
                <text:p>29896440</text:p>
              </table:table-cell>
              <table:table-cell office:value-type="float" office:value="29143360">
                <text:p>291433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546536">
                <text:p>47546536</text:p>
              </table:table-cell>
              <table:table-cell office:value-type="float" office:value="27905952">
                <text:p>27905952</text:p>
              </table:table-cell>
              <table:table-cell office:value-type="float" office:value="0">
                <text:p>0</text:p>
              </table:table-cell>
              <table:table-cell office:value-type="float" office:value="34404072">
                <text:p>34404072</text:p>
              </table:table-cell>
              <table:table-cell office:value-type="float" office:value="26470464">
                <text:p>26470464</text:p>
              </table:table-cell>
              <table:table-cell office:value-type="float" office:value="29985432">
                <text:p>29985432</text:p>
              </table:table-cell>
              <table:table-cell office:value-type="float" office:value="29143360">
                <text:p>291433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552032">
                <text:p>47552032</text:p>
              </table:table-cell>
              <table:table-cell office:value-type="float" office:value="27906248">
                <text:p>27906248</text:p>
              </table:table-cell>
              <table:table-cell office:value-type="float" office:value="0">
                <text:p>0</text:p>
              </table:table-cell>
              <table:table-cell office:value-type="float" office:value="34436536">
                <text:p>34436536</text:p>
              </table:table-cell>
              <table:table-cell office:value-type="float" office:value="26477456">
                <text:p>26477456</text:p>
              </table:table-cell>
              <table:table-cell office:value-type="float" office:value="29986552">
                <text:p>29986552</text:p>
              </table:table-cell>
              <table:table-cell office:value-type="float" office:value="29143360">
                <text:p>291433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553576">
                <text:p>47553576</text:p>
              </table:table-cell>
              <table:table-cell office:value-type="float" office:value="27906904">
                <text:p>27906904</text:p>
              </table:table-cell>
              <table:table-cell office:value-type="float" office:value="0">
                <text:p>0</text:p>
              </table:table-cell>
              <table:table-cell office:value-type="float" office:value="34436536">
                <text:p>34436536</text:p>
              </table:table-cell>
              <table:table-cell office:value-type="float" office:value="29523624">
                <text:p>29523624</text:p>
              </table:table-cell>
              <table:table-cell office:value-type="float" office:value="29990552">
                <text:p>29990552</text:p>
              </table:table-cell>
              <table:table-cell office:value-type="float" office:value="29143360">
                <text:p>291433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559456">
                <text:p>47559456</text:p>
              </table:table-cell>
              <table:table-cell office:value-type="float" office:value="27920552">
                <text:p>27920552</text:p>
              </table:table-cell>
              <table:table-cell office:value-type="float" office:value="0">
                <text:p>0</text:p>
              </table:table-cell>
              <table:table-cell office:value-type="float" office:value="34442640">
                <text:p>34442640</text:p>
              </table:table-cell>
              <table:table-cell office:value-type="float" office:value="24346032">
                <text:p>24346032</text:p>
              </table:table-cell>
              <table:table-cell office:value-type="float" office:value="29996560">
                <text:p>29996560</text:p>
              </table:table-cell>
              <table:table-cell office:value-type="float" office:value="29143360">
                <text:p>291433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560448">
                <text:p>47560448</text:p>
              </table:table-cell>
              <table:table-cell office:value-type="float" office:value="27921432">
                <text:p>27921432</text:p>
              </table:table-cell>
              <table:table-cell office:value-type="float" office:value="0">
                <text:p>0</text:p>
              </table:table-cell>
              <table:table-cell office:value-type="float" office:value="34442640">
                <text:p>34442640</text:p>
              </table:table-cell>
              <table:table-cell office:value-type="float" office:value="24366616">
                <text:p>24366616</text:p>
              </table:table-cell>
              <table:table-cell office:value-type="float" office:value="30128000">
                <text:p>30128000</text:p>
              </table:table-cell>
              <table:table-cell office:value-type="float" office:value="28184096">
                <text:p>281840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565592">
                <text:p>47565592</text:p>
              </table:table-cell>
              <table:table-cell office:value-type="float" office:value="28000400">
                <text:p>28000400</text:p>
              </table:table-cell>
              <table:table-cell office:value-type="float" office:value="0">
                <text:p>0</text:p>
              </table:table-cell>
              <table:table-cell office:value-type="float" office:value="34442640">
                <text:p>34442640</text:p>
              </table:table-cell>
              <table:table-cell office:value-type="float" office:value="24366616">
                <text:p>24366616</text:p>
              </table:table-cell>
              <table:table-cell office:value-type="float" office:value="30142504">
                <text:p>30142504</text:p>
              </table:table-cell>
              <table:table-cell office:value-type="float" office:value="28184096">
                <text:p>281840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567992">
                <text:p>47567992</text:p>
              </table:table-cell>
              <table:table-cell office:value-type="float" office:value="28001056">
                <text:p>28001056</text:p>
              </table:table-cell>
              <table:table-cell office:value-type="float" office:value="0">
                <text:p>0</text:p>
              </table:table-cell>
              <table:table-cell office:value-type="float" office:value="34442640">
                <text:p>34442640</text:p>
              </table:table-cell>
              <table:table-cell office:value-type="float" office:value="24372616">
                <text:p>24372616</text:p>
              </table:table-cell>
              <table:table-cell office:value-type="float" office:value="30235896">
                <text:p>30235896</text:p>
              </table:table-cell>
              <table:table-cell office:value-type="float" office:value="28189976">
                <text:p>281899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568776">
                <text:p>47568776</text:p>
              </table:table-cell>
              <table:table-cell office:value-type="float" office:value="28014072">
                <text:p>28014072</text:p>
              </table:table-cell>
              <table:table-cell office:value-type="float" office:value="0">
                <text:p>0</text:p>
              </table:table-cell>
              <table:table-cell office:value-type="float" office:value="34442640">
                <text:p>34442640</text:p>
              </table:table-cell>
              <table:table-cell office:value-type="float" office:value="24640416">
                <text:p>24640416</text:p>
              </table:table-cell>
              <table:table-cell office:value-type="float" office:value="30237912">
                <text:p>30237912</text:p>
              </table:table-cell>
              <table:table-cell office:value-type="float" office:value="28189976">
                <text:p>281899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573560">
                <text:p>47573560</text:p>
              </table:table-cell>
              <table:table-cell office:value-type="float" office:value="28022864">
                <text:p>28022864</text:p>
              </table:table-cell>
              <table:table-cell office:value-type="float" office:value="0">
                <text:p>0</text:p>
              </table:table-cell>
              <table:table-cell office:value-type="float" office:value="34448480">
                <text:p>34448480</text:p>
              </table:table-cell>
              <table:table-cell office:value-type="float" office:value="24718952">
                <text:p>24718952</text:p>
              </table:table-cell>
              <table:table-cell office:value-type="float" office:value="30243920">
                <text:p>30243920</text:p>
              </table:table-cell>
              <table:table-cell office:value-type="float" office:value="28189976">
                <text:p>281899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7574552">
                <text:p>47574552</text:p>
              </table:table-cell>
              <table:table-cell office:value-type="float" office:value="28023760">
                <text:p>28023760</text:p>
              </table:table-cell>
              <table:table-cell office:value-type="float" office:value="0">
                <text:p>0</text:p>
              </table:table-cell>
              <table:table-cell office:value-type="float" office:value="34448480">
                <text:p>34448480</text:p>
              </table:table-cell>
              <table:table-cell office:value-type="float" office:value="24720968">
                <text:p>24720968</text:p>
              </table:table-cell>
              <table:table-cell office:value-type="float" office:value="30245040">
                <text:p>30245040</text:p>
              </table:table-cell>
              <table:table-cell office:value-type="float" office:value="28189976">
                <text:p>281899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579432">
                <text:p>47579432</text:p>
              </table:table-cell>
              <table:table-cell office:value-type="float" office:value="28036416">
                <text:p>28036416</text:p>
              </table:table-cell>
              <table:table-cell office:value-type="float" office:value="0">
                <text:p>0</text:p>
              </table:table-cell>
              <table:table-cell office:value-type="float" office:value="34454320">
                <text:p>34454320</text:p>
              </table:table-cell>
              <table:table-cell office:value-type="float" office:value="24722200">
                <text:p>24722200</text:p>
              </table:table-cell>
              <table:table-cell office:value-type="float" office:value="30251048">
                <text:p>30251048</text:p>
              </table:table-cell>
              <table:table-cell office:value-type="float" office:value="28189976">
                <text:p>281899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585416">
                <text:p>47585416</text:p>
              </table:table-cell>
              <table:table-cell office:value-type="float" office:value="28037072">
                <text:p>28037072</text:p>
              </table:table-cell>
              <table:table-cell office:value-type="float" office:value="0">
                <text:p>0</text:p>
              </table:table-cell>
              <table:table-cell office:value-type="float" office:value="34507744">
                <text:p>34507744</text:p>
              </table:table-cell>
              <table:table-cell office:value-type="float" office:value="24729744">
                <text:p>24729744</text:p>
              </table:table-cell>
              <table:table-cell office:value-type="float" office:value="29318928">
                <text:p>29318928</text:p>
              </table:table-cell>
              <table:table-cell office:value-type="float" office:value="28195552">
                <text:p>28195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586200">
                <text:p>47586200</text:p>
              </table:table-cell>
              <table:table-cell office:value-type="float" office:value="28037368">
                <text:p>28037368</text:p>
              </table:table-cell>
              <table:table-cell office:value-type="float" office:value="0">
                <text:p>0</text:p>
              </table:table-cell>
              <table:table-cell office:value-type="float" office:value="34507744">
                <text:p>34507744</text:p>
              </table:table-cell>
              <table:table-cell office:value-type="float" office:value="24730976">
                <text:p>24730976</text:p>
              </table:table-cell>
              <table:table-cell office:value-type="float" office:value="29348704">
                <text:p>29348704</text:p>
              </table:table-cell>
              <table:table-cell office:value-type="float" office:value="28195552">
                <text:p>281955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586432">
                <text:p>47586432</text:p>
              </table:table-cell>
              <table:table-cell office:value-type="float" office:value="28037664">
                <text:p>28037664</text:p>
              </table:table-cell>
              <table:table-cell office:value-type="float" office:value="0">
                <text:p>0</text:p>
              </table:table-cell>
              <table:table-cell office:value-type="float" office:value="34513840">
                <text:p>34513840</text:p>
              </table:table-cell>
              <table:table-cell office:value-type="float" office:value="24809760">
                <text:p>24809760</text:p>
              </table:table-cell>
              <table:table-cell office:value-type="float" office:value="29354280">
                <text:p>29354280</text:p>
              </table:table-cell>
              <table:table-cell office:value-type="float" office:value="28201128">
                <text:p>282011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587424">
                <text:p>47587424</text:p>
              </table:table-cell>
              <table:table-cell office:value-type="float" office:value="28041696">
                <text:p>28041696</text:p>
              </table:table-cell>
              <table:table-cell office:value-type="float" office:value="0">
                <text:p>0</text:p>
              </table:table-cell>
              <table:table-cell office:value-type="float" office:value="34513840">
                <text:p>34513840</text:p>
              </table:table-cell>
              <table:table-cell office:value-type="float" office:value="24849680">
                <text:p>24849680</text:p>
              </table:table-cell>
              <table:table-cell office:value-type="float" office:value="29354776">
                <text:p>29354776</text:p>
              </table:table-cell>
              <table:table-cell office:value-type="float" office:value="28213368">
                <text:p>28213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594392">
                <text:p>47594392</text:p>
              </table:table-cell>
              <table:table-cell office:value-type="float" office:value="28047096">
                <text:p>28047096</text:p>
              </table:table-cell>
              <table:table-cell office:value-type="float" office:value="0">
                <text:p>0</text:p>
              </table:table-cell>
              <table:table-cell office:value-type="float" office:value="34621000">
                <text:p>34621000</text:p>
              </table:table-cell>
              <table:table-cell office:value-type="float" office:value="24850800">
                <text:p>24850800</text:p>
              </table:table-cell>
              <table:table-cell office:value-type="float" office:value="29360048">
                <text:p>29360048</text:p>
              </table:table-cell>
              <table:table-cell office:value-type="float" office:value="28213368">
                <text:p>282133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595744">
                <text:p>47595744</text:p>
              </table:table-cell>
              <table:table-cell office:value-type="float" office:value="28047752">
                <text:p>28047752</text:p>
              </table:table-cell>
              <table:table-cell office:value-type="float" office:value="0">
                <text:p>0</text:p>
              </table:table-cell>
              <table:table-cell office:value-type="float" office:value="34916856">
                <text:p>34916856</text:p>
              </table:table-cell>
              <table:table-cell office:value-type="float" office:value="24858632">
                <text:p>24858632</text:p>
              </table:table-cell>
              <table:table-cell office:value-type="float" office:value="29440424">
                <text:p>29440424</text:p>
              </table:table-cell>
              <table:table-cell office:value-type="float" office:value="28219000">
                <text:p>28219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598704">
                <text:p>47598704</text:p>
              </table:table-cell>
              <table:table-cell office:value-type="float" office:value="28124672">
                <text:p>28124672</text:p>
              </table:table-cell>
              <table:table-cell office:value-type="float" office:value="0">
                <text:p>0</text:p>
              </table:table-cell>
              <table:table-cell office:value-type="float" office:value="35110184">
                <text:p>35110184</text:p>
              </table:table-cell>
              <table:table-cell office:value-type="float" office:value="24869232">
                <text:p>24869232</text:p>
              </table:table-cell>
              <table:table-cell office:value-type="float" office:value="29441704">
                <text:p>29441704</text:p>
              </table:table-cell>
              <table:table-cell office:value-type="float" office:value="28219000">
                <text:p>28219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603752">
                <text:p>47603752</text:p>
              </table:table-cell>
              <table:table-cell office:value-type="float" office:value="28125552">
                <text:p>28125552</text:p>
              </table:table-cell>
              <table:table-cell office:value-type="float" office:value="0">
                <text:p>0</text:p>
              </table:table-cell>
              <table:table-cell office:value-type="float" office:value="36312560">
                <text:p>36312560</text:p>
              </table:table-cell>
              <table:table-cell office:value-type="float" office:value="24948376">
                <text:p>24948376</text:p>
              </table:table-cell>
              <table:table-cell office:value-type="float" office:value="29442200">
                <text:p>29442200</text:p>
              </table:table-cell>
              <table:table-cell office:value-type="float" office:value="28219000">
                <text:p>28219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604744">
                <text:p>47604744</text:p>
              </table:table-cell>
              <table:table-cell office:value-type="float" office:value="28125848">
                <text:p>28125848</text:p>
              </table:table-cell>
              <table:table-cell office:value-type="float" office:value="0">
                <text:p>0</text:p>
              </table:table-cell>
              <table:table-cell office:value-type="float" office:value="36433608">
                <text:p>36433608</text:p>
              </table:table-cell>
              <table:table-cell office:value-type="float" office:value="24950736">
                <text:p>24950736</text:p>
              </table:table-cell>
              <table:table-cell office:value-type="float" office:value="29442696">
                <text:p>29442696</text:p>
              </table:table-cell>
              <table:table-cell office:value-type="float" office:value="28219000">
                <text:p>28219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609624">
                <text:p>47609624</text:p>
              </table:table-cell>
              <table:table-cell office:value-type="float" office:value="28131416">
                <text:p>28131416</text:p>
              </table:table-cell>
              <table:table-cell office:value-type="float" office:value="0">
                <text:p>0</text:p>
              </table:table-cell>
              <table:table-cell office:value-type="float" office:value="36433608">
                <text:p>36433608</text:p>
              </table:table-cell>
              <table:table-cell office:value-type="float" office:value="24951968">
                <text:p>24951968</text:p>
              </table:table-cell>
              <table:table-cell office:value-type="float" office:value="29598592">
                <text:p>29598592</text:p>
              </table:table-cell>
              <table:table-cell office:value-type="float" office:value="28219000">
                <text:p>28219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611528">
                <text:p>47611528</text:p>
              </table:table-cell>
              <table:table-cell office:value-type="float" office:value="28132072">
                <text:p>28132072</text:p>
              </table:table-cell>
              <table:table-cell office:value-type="float" office:value="0">
                <text:p>0</text:p>
              </table:table-cell>
              <table:table-cell office:value-type="float" office:value="36384872">
                <text:p>36384872</text:p>
              </table:table-cell>
              <table:table-cell office:value-type="float" office:value="24959624">
                <text:p>24959624</text:p>
              </table:table-cell>
              <table:table-cell office:value-type="float" office:value="29600216">
                <text:p>29600216</text:p>
              </table:table-cell>
              <table:table-cell office:value-type="float" office:value="28224632">
                <text:p>282246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616408">
                <text:p>47616408</text:p>
              </table:table-cell>
              <table:table-cell office:value-type="float" office:value="28137000">
                <text:p>28137000</text:p>
              </table:table-cell>
              <table:table-cell office:value-type="float" office:value="0">
                <text:p>0</text:p>
              </table:table-cell>
              <table:table-cell office:value-type="float" office:value="36468768">
                <text:p>36468768</text:p>
              </table:table-cell>
              <table:table-cell office:value-type="float" office:value="24960856">
                <text:p>24960856</text:p>
              </table:table-cell>
              <table:table-cell office:value-type="float" office:value="29698264">
                <text:p>29698264</text:p>
              </table:table-cell>
              <table:table-cell office:value-type="float" office:value="28224632">
                <text:p>282246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616640">
                <text:p>47616640</text:p>
              </table:table-cell>
              <table:table-cell office:value-type="float" office:value="28137880">
                <text:p>28137880</text:p>
              </table:table-cell>
              <table:table-cell office:value-type="float" office:value="0">
                <text:p>0</text:p>
              </table:table-cell>
              <table:table-cell office:value-type="float" office:value="36480696">
                <text:p>36480696</text:p>
              </table:table-cell>
              <table:table-cell office:value-type="float" office:value="25043384">
                <text:p>25043384</text:p>
              </table:table-cell>
              <table:table-cell office:value-type="float" office:value="29698760">
                <text:p>29698760</text:p>
              </table:table-cell>
              <table:table-cell office:value-type="float" office:value="28230512">
                <text:p>282305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617632">
                <text:p>47617632</text:p>
              </table:table-cell>
              <table:table-cell office:value-type="float" office:value="28138176">
                <text:p>28138176</text:p>
              </table:table-cell>
              <table:table-cell office:value-type="float" office:value="0">
                <text:p>0</text:p>
              </table:table-cell>
              <table:table-cell office:value-type="float" office:value="36480848">
                <text:p>36480848</text:p>
              </table:table-cell>
              <table:table-cell office:value-type="float" office:value="25045400">
                <text:p>25045400</text:p>
              </table:table-cell>
              <table:table-cell office:value-type="float" office:value="29704208">
                <text:p>29704208</text:p>
              </table:table-cell>
              <table:table-cell office:value-type="float" office:value="28315720">
                <text:p>283157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622512">
                <text:p>47622512</text:p>
              </table:table-cell>
              <table:table-cell office:value-type="float" office:value="28143200">
                <text:p>28143200</text:p>
              </table:table-cell>
              <table:table-cell office:value-type="float" office:value="0">
                <text:p>0</text:p>
              </table:table-cell>
              <table:table-cell office:value-type="float" office:value="36554008">
                <text:p>36554008</text:p>
              </table:table-cell>
              <table:table-cell office:value-type="float" office:value="25046632">
                <text:p>25046632</text:p>
              </table:table-cell>
              <table:table-cell office:value-type="float" office:value="29710984">
                <text:p>29710984</text:p>
              </table:table-cell>
              <table:table-cell office:value-type="float" office:value="28315720">
                <text:p>283157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624416">
                <text:p>47624416</text:p>
              </table:table-cell>
              <table:table-cell office:value-type="float" office:value="28148320">
                <text:p>28148320</text:p>
              </table:table-cell>
              <table:table-cell office:value-type="float" office:value="0">
                <text:p>0</text:p>
              </table:table-cell>
              <table:table-cell office:value-type="float" office:value="36567848">
                <text:p>36567848</text:p>
              </table:table-cell>
              <table:table-cell office:value-type="float" office:value="25054120">
                <text:p>25054120</text:p>
              </table:table-cell>
              <table:table-cell office:value-type="float" office:value="29840448">
                <text:p>29840448</text:p>
              </table:table-cell>
              <table:table-cell office:value-type="float" office:value="28321896">
                <text:p>283218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772504">
                <text:p>47772504</text:p>
              </table:table-cell>
              <table:table-cell office:value-type="float" office:value="28148616">
                <text:p>28148616</text:p>
              </table:table-cell>
              <table:table-cell office:value-type="float" office:value="0">
                <text:p>0</text:p>
              </table:table-cell>
              <table:table-cell office:value-type="float" office:value="36596512">
                <text:p>36596512</text:p>
              </table:table-cell>
              <table:table-cell office:value-type="float" office:value="25186728">
                <text:p>25186728</text:p>
              </table:table-cell>
              <table:table-cell office:value-type="float" office:value="29863320">
                <text:p>29863320</text:p>
              </table:table-cell>
              <table:table-cell office:value-type="float" office:value="28321896">
                <text:p>283218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773400">
                <text:p>47773400</text:p>
              </table:table-cell>
              <table:table-cell office:value-type="float" office:value="28149512">
                <text:p>28149512</text:p>
              </table:table-cell>
              <table:table-cell office:value-type="float" office:value="0">
                <text:p>0</text:p>
              </table:table-cell>
              <table:table-cell office:value-type="float" office:value="36658400">
                <text:p>36658400</text:p>
              </table:table-cell>
              <table:table-cell office:value-type="float" office:value="25269512">
                <text:p>25269512</text:p>
              </table:table-cell>
              <table:table-cell office:value-type="float" office:value="29942952">
                <text:p>29942952</text:p>
              </table:table-cell>
              <table:table-cell office:value-type="float" office:value="28327528">
                <text:p>283275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773632">
                <text:p>47773632</text:p>
              </table:table-cell>
              <table:table-cell office:value-type="float" office:value="28220256">
                <text:p>28220256</text:p>
              </table:table-cell>
              <table:table-cell office:value-type="float" office:value="0">
                <text:p>0</text:p>
              </table:table-cell>
              <table:table-cell office:value-type="float" office:value="36671432">
                <text:p>36671432</text:p>
              </table:table-cell>
              <table:table-cell office:value-type="float" office:value="25270744">
                <text:p>25270744</text:p>
              </table:table-cell>
              <table:table-cell office:value-type="float" office:value="29944232">
                <text:p>29944232</text:p>
              </table:table-cell>
              <table:table-cell office:value-type="float" office:value="28327528">
                <text:p>283275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774096">
                <text:p>47774096</text:p>
              </table:table-cell>
              <table:table-cell office:value-type="float" office:value="28220552">
                <text:p>28220552</text:p>
              </table:table-cell>
              <table:table-cell office:value-type="float" office:value="0">
                <text:p>0</text:p>
              </table:table-cell>
              <table:table-cell office:value-type="float" office:value="36710736">
                <text:p>36710736</text:p>
              </table:table-cell>
              <table:table-cell office:value-type="float" office:value="24636688">
                <text:p>24636688</text:p>
              </table:table-cell>
              <table:table-cell office:value-type="float" office:value="29949776">
                <text:p>29949776</text:p>
              </table:table-cell>
              <table:table-cell office:value-type="float" office:value="28327528">
                <text:p>28327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776000">
                <text:p>47776000</text:p>
              </table:table-cell>
              <table:table-cell office:value-type="float" office:value="28221208">
                <text:p>28221208</text:p>
              </table:table-cell>
              <table:table-cell office:value-type="float" office:value="0">
                <text:p>0</text:p>
              </table:table-cell>
              <table:table-cell office:value-type="float" office:value="36881984">
                <text:p>36881984</text:p>
              </table:table-cell>
              <table:table-cell office:value-type="float" office:value="24644208">
                <text:p>24644208</text:p>
              </table:table-cell>
              <table:table-cell office:value-type="float" office:value="29950272">
                <text:p>29950272</text:p>
              </table:table-cell>
              <table:table-cell office:value-type="float" office:value="28327528">
                <text:p>283275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781144">
                <text:p>47781144</text:p>
              </table:table-cell>
              <table:table-cell office:value-type="float" office:value="28226400">
                <text:p>28226400</text:p>
              </table:table-cell>
              <table:table-cell office:value-type="float" office:value="0">
                <text:p>0</text:p>
              </table:table-cell>
              <table:table-cell office:value-type="float" office:value="36883608">
                <text:p>36883608</text:p>
              </table:table-cell>
              <table:table-cell office:value-type="float" office:value="24646224">
                <text:p>24646224</text:p>
              </table:table-cell>
              <table:table-cell office:value-type="float" office:value="29953192">
                <text:p>29953192</text:p>
              </table:table-cell>
              <table:table-cell office:value-type="float" office:value="28327528">
                <text:p>283275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782136">
                <text:p>47782136</text:p>
              </table:table-cell>
              <table:table-cell office:value-type="float" office:value="28227280">
                <text:p>28227280</text:p>
              </table:table-cell>
              <table:table-cell office:value-type="float" office:value="0">
                <text:p>0</text:p>
              </table:table-cell>
              <table:table-cell office:value-type="float" office:value="36029544">
                <text:p>36029544</text:p>
              </table:table-cell>
              <table:table-cell office:value-type="float" office:value="24729648">
                <text:p>24729648</text:p>
              </table:table-cell>
              <table:table-cell office:value-type="float" office:value="27403272">
                <text:p>27403272</text:p>
              </table:table-cell>
              <table:table-cell office:value-type="float" office:value="28343104">
                <text:p>283431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782368">
                <text:p>47782368</text:p>
              </table:table-cell>
              <table:table-cell office:value-type="float" office:value="28232576">
                <text:p>28232576</text:p>
              </table:table-cell>
              <table:table-cell office:value-type="float" office:value="0">
                <text:p>0</text:p>
              </table:table-cell>
              <table:table-cell office:value-type="float" office:value="36092616">
                <text:p>36092616</text:p>
              </table:table-cell>
              <table:table-cell office:value-type="float" office:value="25054632">
                <text:p>25054632</text:p>
              </table:table-cell>
              <table:table-cell office:value-type="float" office:value="27407016">
                <text:p>27407016</text:p>
              </table:table-cell>
              <table:table-cell office:value-type="float" office:value="28343104">
                <text:p>283431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7789104">
                <text:p>47789104</text:p>
              </table:table-cell>
              <table:table-cell office:value-type="float" office:value="28232872">
                <text:p>28232872</text:p>
              </table:table-cell>
              <table:table-cell office:value-type="float" office:value="0">
                <text:p>0</text:p>
              </table:table-cell>
              <table:table-cell office:value-type="float" office:value="36108432">
                <text:p>36108432</text:p>
              </table:table-cell>
              <table:table-cell office:value-type="float" office:value="25054632">
                <text:p>25054632</text:p>
              </table:table-cell>
              <table:table-cell office:value-type="float" office:value="27547112">
                <text:p>27547112</text:p>
              </table:table-cell>
              <table:table-cell office:value-type="float" office:value="28349856">
                <text:p>283498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7791008">
                <text:p>47791008</text:p>
              </table:table-cell>
              <table:table-cell office:value-type="float" office:value="28313200">
                <text:p>28313200</text:p>
              </table:table-cell>
              <table:table-cell office:value-type="float" office:value="0">
                <text:p>0</text:p>
              </table:table-cell>
              <table:table-cell office:value-type="float" office:value="36120792">
                <text:p>36120792</text:p>
              </table:table-cell>
              <table:table-cell office:value-type="float" office:value="25077792">
                <text:p>25077792</text:p>
              </table:table-cell>
              <table:table-cell office:value-type="float" office:value="27547608">
                <text:p>27547608</text:p>
              </table:table-cell>
              <table:table-cell office:value-type="float" office:value="28349856">
                <text:p>28349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7795792">
                <text:p>47795792</text:p>
              </table:table-cell>
              <table:table-cell office:value-type="float" office:value="28318496">
                <text:p>28318496</text:p>
              </table:table-cell>
              <table:table-cell office:value-type="float" office:value="0">
                <text:p>0</text:p>
              </table:table-cell>
              <table:table-cell office:value-type="float" office:value="36121544">
                <text:p>36121544</text:p>
              </table:table-cell>
              <table:table-cell office:value-type="float" office:value="25077792">
                <text:p>25077792</text:p>
              </table:table-cell>
              <table:table-cell office:value-type="float" office:value="27552728">
                <text:p>27552728</text:p>
              </table:table-cell>
              <table:table-cell office:value-type="float" office:value="28349856">
                <text:p>283498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796784">
                <text:p>47796784</text:p>
              </table:table-cell>
              <table:table-cell office:value-type="float" office:value="28319680">
                <text:p>28319680</text:p>
              </table:table-cell>
              <table:table-cell office:value-type="float" office:value="0">
                <text:p>0</text:p>
              </table:table-cell>
              <table:table-cell office:value-type="float" office:value="36173192">
                <text:p>36173192</text:p>
              </table:table-cell>
              <table:table-cell office:value-type="float" office:value="25083800">
                <text:p>25083800</text:p>
              </table:table-cell>
              <table:table-cell office:value-type="float" office:value="27641408">
                <text:p>27641408</text:p>
              </table:table-cell>
              <table:table-cell office:value-type="float" office:value="28355632">
                <text:p>283556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797016">
                <text:p>47797016</text:p>
              </table:table-cell>
              <table:table-cell office:value-type="float" office:value="28390424">
                <text:p>28390424</text:p>
              </table:table-cell>
              <table:table-cell office:value-type="float" office:value="0">
                <text:p>0</text:p>
              </table:table-cell>
              <table:table-cell office:value-type="float" office:value="36173944">
                <text:p>36173944</text:p>
              </table:table-cell>
              <table:table-cell office:value-type="float" office:value="25083800">
                <text:p>25083800</text:p>
              </table:table-cell>
              <table:table-cell office:value-type="float" office:value="27522144">
                <text:p>27522144</text:p>
              </table:table-cell>
              <table:table-cell office:value-type="float" office:value="28355632">
                <text:p>28355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797248">
                <text:p>47797248</text:p>
              </table:table-cell>
              <table:table-cell office:value-type="float" office:value="28390720">
                <text:p>28390720</text:p>
              </table:table-cell>
              <table:table-cell office:value-type="float" office:value="0">
                <text:p>0</text:p>
              </table:table-cell>
              <table:table-cell office:value-type="float" office:value="37871600">
                <text:p>37871600</text:p>
              </table:table-cell>
              <table:table-cell office:value-type="float" office:value="25083800">
                <text:p>25083800</text:p>
              </table:table-cell>
              <table:table-cell office:value-type="float" office:value="28206304">
                <text:p>28206304</text:p>
              </table:table-cell>
              <table:table-cell office:value-type="float" office:value="28355632">
                <text:p>283556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799152">
                <text:p>47799152</text:p>
              </table:table-cell>
              <table:table-cell office:value-type="float" office:value="28391392">
                <text:p>28391392</text:p>
              </table:table-cell>
              <table:table-cell office:value-type="float" office:value="0">
                <text:p>0</text:p>
              </table:table-cell>
              <table:table-cell office:value-type="float" office:value="39121480">
                <text:p>39121480</text:p>
              </table:table-cell>
              <table:table-cell office:value-type="float" office:value="25089808">
                <text:p>25089808</text:p>
              </table:table-cell>
              <table:table-cell office:value-type="float" office:value="28354408">
                <text:p>28354408</text:p>
              </table:table-cell>
              <table:table-cell office:value-type="float" office:value="28355632">
                <text:p>283556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7944992">
                <text:p>47944992</text:p>
              </table:table-cell>
              <table:table-cell office:value-type="float" office:value="28462136">
                <text:p>28462136</text:p>
              </table:table-cell>
              <table:table-cell office:value-type="float" office:value="0">
                <text:p>0</text:p>
              </table:table-cell>
              <table:table-cell office:value-type="float" office:value="39123016">
                <text:p>39123016</text:p>
              </table:table-cell>
              <table:table-cell office:value-type="float" office:value="25089808">
                <text:p>25089808</text:p>
              </table:table-cell>
              <table:table-cell office:value-type="float" office:value="28355736">
                <text:p>28355736</text:p>
              </table:table-cell>
              <table:table-cell office:value-type="float" office:value="28355632">
                <text:p>283556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038112">
                <text:p>48038112</text:p>
              </table:table-cell>
              <table:table-cell office:value-type="float" office:value="28463016">
                <text:p>28463016</text:p>
              </table:table-cell>
              <table:table-cell office:value-type="float" office:value="0">
                <text:p>0</text:p>
              </table:table-cell>
              <table:table-cell office:value-type="float" office:value="39197232">
                <text:p>39197232</text:p>
              </table:table-cell>
              <table:table-cell office:value-type="float" office:value="25089808">
                <text:p>25089808</text:p>
              </table:table-cell>
              <table:table-cell office:value-type="float" office:value="28867864">
                <text:p>28867864</text:p>
              </table:table-cell>
              <table:table-cell office:value-type="float" office:value="28436856">
                <text:p>284368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045832">
                <text:p>48045832</text:p>
              </table:table-cell>
              <table:table-cell office:value-type="float" office:value="28576280">
                <text:p>28576280</text:p>
              </table:table-cell>
              <table:table-cell office:value-type="float" office:value="0">
                <text:p>0</text:p>
              </table:table-cell>
              <table:table-cell office:value-type="float" office:value="39197232">
                <text:p>39197232</text:p>
              </table:table-cell>
              <table:table-cell office:value-type="float" office:value="25089808">
                <text:p>25089808</text:p>
              </table:table-cell>
              <table:table-cell office:value-type="float" office:value="28877704">
                <text:p>28877704</text:p>
              </table:table-cell>
              <table:table-cell office:value-type="float" office:value="28436856">
                <text:p>284368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417328">
                <text:p>48417328</text:p>
              </table:table-cell>
              <table:table-cell office:value-type="float" office:value="28576992">
                <text:p>28576992</text:p>
              </table:table-cell>
              <table:table-cell office:value-type="float" office:value="0">
                <text:p>0</text:p>
              </table:table-cell>
              <table:table-cell office:value-type="float" office:value="39208752">
                <text:p>39208752</text:p>
              </table:table-cell>
              <table:table-cell office:value-type="float" office:value="25095816">
                <text:p>25095816</text:p>
              </table:table-cell>
              <table:table-cell office:value-type="float" office:value="28268792">
                <text:p>28268792</text:p>
              </table:table-cell>
              <table:table-cell office:value-type="float" office:value="28442672">
                <text:p>284426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420744">
                <text:p>48420744</text:p>
              </table:table-cell>
              <table:table-cell office:value-type="float" office:value="28581752">
                <text:p>28581752</text:p>
              </table:table-cell>
              <table:table-cell office:value-type="float" office:value="0">
                <text:p>0</text:p>
              </table:table-cell>
              <table:table-cell office:value-type="float" office:value="39220664">
                <text:p>39220664</text:p>
              </table:table-cell>
              <table:table-cell office:value-type="float" office:value="25173264">
                <text:p>25173264</text:p>
              </table:table-cell>
              <table:table-cell office:value-type="float" office:value="26402976">
                <text:p>26402976</text:p>
              </table:table-cell>
              <table:table-cell office:value-type="float" office:value="28442672">
                <text:p>284426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8426600">
                <text:p>48426600</text:p>
              </table:table-cell>
              <table:table-cell office:value-type="float" office:value="28582048">
                <text:p>28582048</text:p>
              </table:table-cell>
              <table:table-cell office:value-type="float" office:value="0">
                <text:p>0</text:p>
              </table:table-cell>
              <table:table-cell office:value-type="float" office:value="39220664">
                <text:p>39220664</text:p>
              </table:table-cell>
              <table:table-cell office:value-type="float" office:value="25173264">
                <text:p>25173264</text:p>
              </table:table-cell>
              <table:table-cell office:value-type="float" office:value="26432016">
                <text:p>26432016</text:p>
              </table:table-cell>
              <table:table-cell office:value-type="float" office:value="28442672">
                <text:p>284426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8431944">
                <text:p>48431944</text:p>
              </table:table-cell>
              <table:table-cell office:value-type="float" office:value="28582896">
                <text:p>28582896</text:p>
              </table:table-cell>
              <table:table-cell office:value-type="float" office:value="0">
                <text:p>0</text:p>
              </table:table-cell>
              <table:table-cell office:value-type="float" office:value="39220664">
                <text:p>39220664</text:p>
              </table:table-cell>
              <table:table-cell office:value-type="float" office:value="25179920">
                <text:p>25179920</text:p>
              </table:table-cell>
              <table:table-cell office:value-type="float" office:value="26432016">
                <text:p>26432016</text:p>
              </table:table-cell>
              <table:table-cell office:value-type="float" office:value="28442672">
                <text:p>284426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528664">
                <text:p>48528664</text:p>
              </table:table-cell>
              <table:table-cell office:value-type="float" office:value="28587888">
                <text:p>28587888</text:p>
              </table:table-cell>
              <table:table-cell office:value-type="float" office:value="0">
                <text:p>0</text:p>
              </table:table-cell>
              <table:table-cell office:value-type="float" office:value="39220664">
                <text:p>39220664</text:p>
              </table:table-cell>
              <table:table-cell office:value-type="float" office:value="25179920">
                <text:p>25179920</text:p>
              </table:table-cell>
              <table:table-cell office:value-type="float" office:value="26438856">
                <text:p>26438856</text:p>
              </table:table-cell>
              <table:table-cell office:value-type="float" office:value="28442672">
                <text:p>284426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531248">
                <text:p>48531248</text:p>
              </table:table-cell>
              <table:table-cell office:value-type="float" office:value="28588744">
                <text:p>28588744</text:p>
              </table:table-cell>
              <table:table-cell office:value-type="float" office:value="0">
                <text:p>0</text:p>
              </table:table-cell>
              <table:table-cell office:value-type="float" office:value="39391616">
                <text:p>39391616</text:p>
              </table:table-cell>
              <table:table-cell office:value-type="float" office:value="25179920">
                <text:p>25179920</text:p>
              </table:table-cell>
              <table:table-cell office:value-type="float" office:value="26438856">
                <text:p>26438856</text:p>
              </table:table-cell>
              <table:table-cell office:value-type="float" office:value="28448224">
                <text:p>284482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533008">
                <text:p>48533008</text:p>
              </table:table-cell>
              <table:table-cell office:value-type="float" office:value="28589040">
                <text:p>28589040</text:p>
              </table:table-cell>
              <table:table-cell office:value-type="float" office:value="0">
                <text:p>0</text:p>
              </table:table-cell>
              <table:table-cell office:value-type="float" office:value="39392440">
                <text:p>39392440</text:p>
              </table:table-cell>
              <table:table-cell office:value-type="float" office:value="25179920">
                <text:p>25179920</text:p>
              </table:table-cell>
              <table:table-cell office:value-type="float" office:value="26554856">
                <text:p>26554856</text:p>
              </table:table-cell>
              <table:table-cell office:value-type="float" office:value="28448224">
                <text:p>284482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534216">
                <text:p>48534216</text:p>
              </table:table-cell>
              <table:table-cell office:value-type="float" office:value="28589336">
                <text:p>28589336</text:p>
              </table:table-cell>
              <table:table-cell office:value-type="float" office:value="0">
                <text:p>0</text:p>
              </table:table-cell>
              <table:table-cell office:value-type="float" office:value="39392440">
                <text:p>39392440</text:p>
              </table:table-cell>
              <table:table-cell office:value-type="float" office:value="25179920">
                <text:p>25179920</text:p>
              </table:table-cell>
              <table:table-cell office:value-type="float" office:value="26559744">
                <text:p>26559744</text:p>
              </table:table-cell>
              <table:table-cell office:value-type="float" office:value="28448224">
                <text:p>284482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628952">
                <text:p>48628952</text:p>
              </table:table-cell>
              <table:table-cell office:value-type="float" office:value="28590184">
                <text:p>28590184</text:p>
              </table:table-cell>
              <table:table-cell office:value-type="float" office:value="0">
                <text:p>0</text:p>
              </table:table-cell>
              <table:table-cell office:value-type="float" office:value="39392440">
                <text:p>39392440</text:p>
              </table:table-cell>
              <table:table-cell office:value-type="float" office:value="25185976">
                <text:p>25185976</text:p>
              </table:table-cell>
              <table:table-cell office:value-type="float" office:value="26559744">
                <text:p>26559744</text:p>
              </table:table-cell>
              <table:table-cell office:value-type="float" office:value="28457272">
                <text:p>284572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782528">
                <text:p>48782528</text:p>
              </table:table-cell>
              <table:table-cell office:value-type="float" office:value="28660848">
                <text:p>28660848</text:p>
              </table:table-cell>
              <table:table-cell office:value-type="float" office:value="0">
                <text:p>0</text:p>
              </table:table-cell>
              <table:table-cell office:value-type="float" office:value="39392440">
                <text:p>39392440</text:p>
              </table:table-cell>
              <table:table-cell office:value-type="float" office:value="25185976">
                <text:p>25185976</text:p>
              </table:table-cell>
              <table:table-cell office:value-type="float" office:value="26559744">
                <text:p>26559744</text:p>
              </table:table-cell>
              <table:table-cell office:value-type="float" office:value="28457272">
                <text:p>284572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784856">
                <text:p>48784856</text:p>
              </table:table-cell>
              <table:table-cell office:value-type="float" office:value="28661504">
                <text:p>28661504</text:p>
              </table:table-cell>
              <table:table-cell office:value-type="float" office:value="0">
                <text:p>0</text:p>
              </table:table-cell>
              <table:table-cell office:value-type="float" office:value="39397504">
                <text:p>39397504</text:p>
              </table:table-cell>
              <table:table-cell office:value-type="float" office:value="25198480">
                <text:p>25198480</text:p>
              </table:table-cell>
              <table:table-cell office:value-type="float" office:value="26559744">
                <text:p>26559744</text:p>
              </table:table-cell>
              <table:table-cell office:value-type="float" office:value="28462824">
                <text:p>284628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786616">
                <text:p>48786616</text:p>
              </table:table-cell>
              <table:table-cell office:value-type="float" office:value="28671080">
                <text:p>28671080</text:p>
              </table:table-cell>
              <table:table-cell office:value-type="float" office:value="0">
                <text:p>0</text:p>
              </table:table-cell>
              <table:table-cell office:value-type="float" office:value="39397504">
                <text:p>39397504</text:p>
              </table:table-cell>
              <table:table-cell office:value-type="float" office:value="25265968">
                <text:p>25265968</text:p>
              </table:table-cell>
              <table:table-cell office:value-type="float" office:value="26559744">
                <text:p>26559744</text:p>
              </table:table-cell>
              <table:table-cell office:value-type="float" office:value="28462824">
                <text:p>284628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792736">
                <text:p>48792736</text:p>
              </table:table-cell>
              <table:table-cell office:value-type="float" office:value="28671928">
                <text:p>28671928</text:p>
              </table:table-cell>
              <table:table-cell office:value-type="float" office:value="0">
                <text:p>0</text:p>
              </table:table-cell>
              <table:table-cell office:value-type="float" office:value="39402304">
                <text:p>39402304</text:p>
              </table:table-cell>
              <table:table-cell office:value-type="float" office:value="25265968">
                <text:p>25265968</text:p>
              </table:table-cell>
              <table:table-cell office:value-type="float" office:value="26566264">
                <text:p>26566264</text:p>
              </table:table-cell>
              <table:table-cell office:value-type="float" office:value="28468376">
                <text:p>284683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087040">
                <text:p>49087040</text:p>
              </table:table-cell>
              <table:table-cell office:value-type="float" office:value="28672224">
                <text:p>28672224</text:p>
              </table:table-cell>
              <table:table-cell office:value-type="float" office:value="0">
                <text:p>0</text:p>
              </table:table-cell>
              <table:table-cell office:value-type="float" office:value="39402304">
                <text:p>39402304</text:p>
              </table:table-cell>
              <table:table-cell office:value-type="float" office:value="25272304">
                <text:p>25272304</text:p>
              </table:table-cell>
              <table:table-cell office:value-type="float" office:value="26566264">
                <text:p>26566264</text:p>
              </table:table-cell>
              <table:table-cell office:value-type="float" office:value="28468376">
                <text:p>284683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096640">
                <text:p>49096640</text:p>
              </table:table-cell>
              <table:table-cell office:value-type="float" office:value="28672520">
                <text:p>28672520</text:p>
              </table:table-cell>
              <table:table-cell office:value-type="float" office:value="0">
                <text:p>0</text:p>
              </table:table-cell>
              <table:table-cell office:value-type="float" office:value="39402304">
                <text:p>39402304</text:p>
              </table:table-cell>
              <table:table-cell office:value-type="float" office:value="25272304">
                <text:p>25272304</text:p>
              </table:table-cell>
              <table:table-cell office:value-type="float" office:value="26583016">
                <text:p>26583016</text:p>
              </table:table-cell>
              <table:table-cell office:value-type="float" office:value="28468376">
                <text:p>284683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097992">
                <text:p>49097992</text:p>
              </table:table-cell>
              <table:table-cell office:value-type="float" office:value="28673192">
                <text:p>28673192</text:p>
              </table:table-cell>
              <table:table-cell office:value-type="float" office:value="0">
                <text:p>0</text:p>
              </table:table-cell>
              <table:table-cell office:value-type="float" office:value="40037728">
                <text:p>40037728</text:p>
              </table:table-cell>
              <table:table-cell office:value-type="float" office:value="25377176">
                <text:p>25377176</text:p>
              </table:table-cell>
              <table:table-cell office:value-type="float" office:value="26583016">
                <text:p>26583016</text:p>
              </table:table-cell>
              <table:table-cell office:value-type="float" office:value="28473928">
                <text:p>284739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098992">
                <text:p>49098992</text:p>
              </table:table-cell>
              <table:table-cell office:value-type="float" office:value="28678040">
                <text:p>28678040</text:p>
              </table:table-cell>
              <table:table-cell office:value-type="float" office:value="0">
                <text:p>0</text:p>
              </table:table-cell>
              <table:table-cell office:value-type="float" office:value="40037992">
                <text:p>40037992</text:p>
              </table:table-cell>
              <table:table-cell office:value-type="float" office:value="25378040">
                <text:p>25378040</text:p>
              </table:table-cell>
              <table:table-cell office:value-type="float" office:value="26665240">
                <text:p>26665240</text:p>
              </table:table-cell>
              <table:table-cell office:value-type="float" office:value="28473928">
                <text:p>284739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104048">
                <text:p>49104048</text:p>
              </table:table-cell>
              <table:table-cell office:value-type="float" office:value="28678888">
                <text:p>28678888</text:p>
              </table:table-cell>
              <table:table-cell office:value-type="float" office:value="0">
                <text:p>0</text:p>
              </table:table-cell>
              <table:table-cell office:value-type="float" office:value="40037992">
                <text:p>40037992</text:p>
              </table:table-cell>
              <table:table-cell office:value-type="float" office:value="25384000">
                <text:p>25384000</text:p>
              </table:table-cell>
              <table:table-cell office:value-type="float" office:value="26665240">
                <text:p>26665240</text:p>
              </table:table-cell>
              <table:table-cell office:value-type="float" office:value="28479480">
                <text:p>284794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124536">
                <text:p>49124536</text:p>
              </table:table-cell>
              <table:table-cell office:value-type="float" office:value="28679184">
                <text:p>28679184</text:p>
              </table:table-cell>
              <table:table-cell office:value-type="float" office:value="0">
                <text:p>0</text:p>
              </table:table-cell>
              <table:table-cell office:value-type="float" office:value="40037992">
                <text:p>40037992</text:p>
              </table:table-cell>
              <table:table-cell office:value-type="float" office:value="25384000">
                <text:p>25384000</text:p>
              </table:table-cell>
              <table:table-cell office:value-type="float" office:value="26665240">
                <text:p>26665240</text:p>
              </table:table-cell>
              <table:table-cell office:value-type="float" office:value="28553840">
                <text:p>285538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124768">
                <text:p>49124768</text:p>
              </table:table-cell>
              <table:table-cell office:value-type="float" office:value="28684128">
                <text:p>28684128</text:p>
              </table:table-cell>
              <table:table-cell office:value-type="float" office:value="0">
                <text:p>0</text:p>
              </table:table-cell>
              <table:table-cell office:value-type="float" office:value="40037992">
                <text:p>40037992</text:p>
              </table:table-cell>
              <table:table-cell office:value-type="float" office:value="25384000">
                <text:p>25384000</text:p>
              </table:table-cell>
              <table:table-cell office:value-type="float" office:value="26665240">
                <text:p>26665240</text:p>
              </table:table-cell>
              <table:table-cell office:value-type="float" office:value="28553840">
                <text:p>285538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126120">
                <text:p>49126120</text:p>
              </table:table-cell>
              <table:table-cell office:value-type="float" office:value="28684784">
                <text:p>28684784</text:p>
              </table:table-cell>
              <table:table-cell office:value-type="float" office:value="0">
                <text:p>0</text:p>
              </table:table-cell>
              <table:table-cell office:value-type="float" office:value="40042832">
                <text:p>40042832</text:p>
              </table:table-cell>
              <table:table-cell office:value-type="float" office:value="25384000">
                <text:p>25384000</text:p>
              </table:table-cell>
              <table:table-cell office:value-type="float" office:value="26665240">
                <text:p>26665240</text:p>
              </table:table-cell>
              <table:table-cell office:value-type="float" office:value="28553840">
                <text:p>285538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126968">
                <text:p>49126968</text:p>
              </table:table-cell>
              <table:table-cell office:value-type="float" office:value="28759816">
                <text:p>28759816</text:p>
              </table:table-cell>
              <table:table-cell office:value-type="float" office:value="0">
                <text:p>0</text:p>
              </table:table-cell>
              <table:table-cell office:value-type="float" office:value="40042832">
                <text:p>40042832</text:p>
              </table:table-cell>
              <table:table-cell office:value-type="float" office:value="25452344">
                <text:p>25452344</text:p>
              </table:table-cell>
              <table:table-cell office:value-type="float" office:value="26669376">
                <text:p>26669376</text:p>
              </table:table-cell>
              <table:table-cell office:value-type="float" office:value="28553840">
                <text:p>285538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200992">
                <text:p>49200992</text:p>
              </table:table-cell>
              <table:table-cell office:value-type="float" office:value="28760664">
                <text:p>28760664</text:p>
              </table:table-cell>
              <table:table-cell office:value-type="float" office:value="0">
                <text:p>0</text:p>
              </table:table-cell>
              <table:table-cell office:value-type="float" office:value="40053360">
                <text:p>40053360</text:p>
              </table:table-cell>
              <table:table-cell office:value-type="float" office:value="25458304">
                <text:p>25458304</text:p>
              </table:table-cell>
              <table:table-cell office:value-type="float" office:value="26669376">
                <text:p>26669376</text:p>
              </table:table-cell>
              <table:table-cell office:value-type="float" office:value="28559848">
                <text:p>285598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201984">
                <text:p>49201984</text:p>
              </table:table-cell>
              <table:table-cell office:value-type="float" office:value="28760960">
                <text:p>28760960</text:p>
              </table:table-cell>
              <table:table-cell office:value-type="float" office:value="0">
                <text:p>0</text:p>
              </table:table-cell>
              <table:table-cell office:value-type="float" office:value="40053360">
                <text:p>40053360</text:p>
              </table:table-cell>
              <table:table-cell office:value-type="float" office:value="25458304">
                <text:p>25458304</text:p>
              </table:table-cell>
              <table:table-cell office:value-type="float" office:value="26669376">
                <text:p>26669376</text:p>
              </table:table-cell>
              <table:table-cell office:value-type="float" office:value="28559848">
                <text:p>285598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207128">
                <text:p>49207128</text:p>
              </table:table-cell>
              <table:table-cell office:value-type="float" office:value="28761256">
                <text:p>28761256</text:p>
              </table:table-cell>
              <table:table-cell office:value-type="float" office:value="0">
                <text:p>0</text:p>
              </table:table-cell>
              <table:table-cell office:value-type="float" office:value="40058672">
                <text:p>40058672</text:p>
              </table:table-cell>
              <table:table-cell office:value-type="float" office:value="25458304">
                <text:p>25458304</text:p>
              </table:table-cell>
              <table:table-cell office:value-type="float" office:value="26693032">
                <text:p>26693032</text:p>
              </table:table-cell>
              <table:table-cell office:value-type="float" office:value="28559848">
                <text:p>285598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209096">
                <text:p>49209096</text:p>
              </table:table-cell>
              <table:table-cell office:value-type="float" office:value="28761912">
                <text:p>28761912</text:p>
              </table:table-cell>
              <table:table-cell office:value-type="float" office:value="0">
                <text:p>0</text:p>
              </table:table-cell>
              <table:table-cell office:value-type="float" office:value="40127880">
                <text:p>40127880</text:p>
              </table:table-cell>
              <table:table-cell office:value-type="float" office:value="25464592">
                <text:p>25464592</text:p>
              </table:table-cell>
              <table:table-cell office:value-type="float" office:value="26693032">
                <text:p>26693032</text:p>
              </table:table-cell>
              <table:table-cell office:value-type="float" office:value="28565400">
                <text:p>285654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213976">
                <text:p>49213976</text:p>
              </table:table-cell>
              <table:table-cell office:value-type="float" office:value="28767120">
                <text:p>28767120</text:p>
              </table:table-cell>
              <table:table-cell office:value-type="float" office:value="0">
                <text:p>0</text:p>
              </table:table-cell>
              <table:table-cell office:value-type="float" office:value="40127880">
                <text:p>40127880</text:p>
              </table:table-cell>
              <table:table-cell office:value-type="float" office:value="25464592">
                <text:p>25464592</text:p>
              </table:table-cell>
              <table:table-cell office:value-type="float" office:value="26725032">
                <text:p>26725032</text:p>
              </table:table-cell>
              <table:table-cell office:value-type="float" office:value="28565400">
                <text:p>285654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214112">
                <text:p>49214112</text:p>
              </table:table-cell>
              <table:table-cell office:value-type="float" office:value="28767968">
                <text:p>28767968</text:p>
              </table:table-cell>
              <table:table-cell office:value-type="float" office:value="0">
                <text:p>0</text:p>
              </table:table-cell>
              <table:table-cell office:value-type="float" office:value="40127880">
                <text:p>40127880</text:p>
              </table:table-cell>
              <table:table-cell office:value-type="float" office:value="25470552">
                <text:p>25470552</text:p>
              </table:table-cell>
              <table:table-cell office:value-type="float" office:value="26725032">
                <text:p>26725032</text:p>
              </table:table-cell>
              <table:table-cell office:value-type="float" office:value="28716504">
                <text:p>287165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215104">
                <text:p>49215104</text:p>
              </table:table-cell>
              <table:table-cell office:value-type="float" office:value="28772912">
                <text:p>28772912</text:p>
              </table:table-cell>
              <table:table-cell office:value-type="float" office:value="0">
                <text:p>0</text:p>
              </table:table-cell>
              <table:table-cell office:value-type="float" office:value="40127880">
                <text:p>40127880</text:p>
              </table:table-cell>
              <table:table-cell office:value-type="float" office:value="25470552">
                <text:p>25470552</text:p>
              </table:table-cell>
              <table:table-cell office:value-type="float" office:value="26725032">
                <text:p>26725032</text:p>
              </table:table-cell>
              <table:table-cell office:value-type="float" office:value="28740184">
                <text:p>287401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215336">
                <text:p>49215336</text:p>
              </table:table-cell>
              <table:table-cell office:value-type="float" office:value="28773224">
                <text:p>28773224</text:p>
              </table:table-cell>
              <table:table-cell office:value-type="float" office:value="0">
                <text:p>0</text:p>
              </table:table-cell>
              <table:table-cell office:value-type="float" office:value="40132944">
                <text:p>40132944</text:p>
              </table:table-cell>
              <table:table-cell office:value-type="float" office:value="25470552">
                <text:p>25470552</text:p>
              </table:table-cell>
              <table:table-cell office:value-type="float" office:value="26725032">
                <text:p>26725032</text:p>
              </table:table-cell>
              <table:table-cell office:value-type="float" office:value="28740184">
                <text:p>287401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217536">
                <text:p>49217536</text:p>
              </table:table-cell>
              <table:table-cell office:value-type="float" office:value="28778344">
                <text:p>28778344</text:p>
              </table:table-cell>
              <table:table-cell office:value-type="float" office:value="0">
                <text:p>0</text:p>
              </table:table-cell>
              <table:table-cell office:value-type="float" office:value="40132944">
                <text:p>40132944</text:p>
              </table:table-cell>
              <table:table-cell office:value-type="float" office:value="24801680">
                <text:p>24801680</text:p>
              </table:table-cell>
              <table:table-cell office:value-type="float" office:value="26725032">
                <text:p>26725032</text:p>
              </table:table-cell>
              <table:table-cell office:value-type="float" office:value="28740184">
                <text:p>287401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222416">
                <text:p>49222416</text:p>
              </table:table-cell>
              <table:table-cell office:value-type="float" office:value="28783192">
                <text:p>28783192</text:p>
              </table:table-cell>
              <table:table-cell office:value-type="float" office:value="0">
                <text:p>0</text:p>
              </table:table-cell>
              <table:table-cell office:value-type="float" office:value="40132944">
                <text:p>40132944</text:p>
              </table:table-cell>
              <table:table-cell office:value-type="float" office:value="27136800">
                <text:p>27136800</text:p>
              </table:table-cell>
              <table:table-cell office:value-type="float" office:value="26730712">
                <text:p>26730712</text:p>
              </table:table-cell>
              <table:table-cell office:value-type="float" office:value="28740184">
                <text:p>287401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223408">
                <text:p>49223408</text:p>
              </table:table-cell>
              <table:table-cell office:value-type="float" office:value="28784040">
                <text:p>28784040</text:p>
              </table:table-cell>
              <table:table-cell office:value-type="float" office:value="0">
                <text:p>0</text:p>
              </table:table-cell>
              <table:table-cell office:value-type="float" office:value="40148472">
                <text:p>40148472</text:p>
              </table:table-cell>
              <table:table-cell office:value-type="float" office:value="27216136">
                <text:p>27216136</text:p>
              </table:table-cell>
              <table:table-cell office:value-type="float" office:value="26730712">
                <text:p>26730712</text:p>
              </table:table-cell>
              <table:table-cell office:value-type="float" office:value="28745904">
                <text:p>287459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223640">
                <text:p>49223640</text:p>
              </table:table-cell>
              <table:table-cell office:value-type="float" office:value="28784336">
                <text:p>28784336</text:p>
              </table:table-cell>
              <table:table-cell office:value-type="float" office:value="0">
                <text:p>0</text:p>
              </table:table-cell>
              <table:table-cell office:value-type="float" office:value="40148472">
                <text:p>40148472</text:p>
              </table:table-cell>
              <table:table-cell office:value-type="float" office:value="27221816">
                <text:p>27221816</text:p>
              </table:table-cell>
              <table:table-cell office:value-type="float" office:value="26730712">
                <text:p>26730712</text:p>
              </table:table-cell>
              <table:table-cell office:value-type="float" office:value="28745904">
                <text:p>287459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297664">
                <text:p>49297664</text:p>
              </table:table-cell>
              <table:table-cell office:value-type="float" office:value="28784632">
                <text:p>28784632</text:p>
              </table:table-cell>
              <table:table-cell office:value-type="float" office:value="0">
                <text:p>0</text:p>
              </table:table-cell>
              <table:table-cell office:value-type="float" office:value="40180568">
                <text:p>40180568</text:p>
              </table:table-cell>
              <table:table-cell office:value-type="float" office:value="27349800">
                <text:p>27349800</text:p>
              </table:table-cell>
              <table:table-cell office:value-type="float" office:value="26730712">
                <text:p>26730712</text:p>
              </table:table-cell>
              <table:table-cell office:value-type="float" office:value="28751360">
                <text:p>287513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299632">
                <text:p>49299632</text:p>
              </table:table-cell>
              <table:table-cell office:value-type="float" office:value="28785288">
                <text:p>28785288</text:p>
              </table:table-cell>
              <table:table-cell office:value-type="float" office:value="0">
                <text:p>0</text:p>
              </table:table-cell>
              <table:table-cell office:value-type="float" office:value="40181392">
                <text:p>40181392</text:p>
              </table:table-cell>
              <table:table-cell office:value-type="float" office:value="27358216">
                <text:p>27358216</text:p>
              </table:table-cell>
              <table:table-cell office:value-type="float" office:value="26730712">
                <text:p>26730712</text:p>
              </table:table-cell>
              <table:table-cell office:value-type="float" office:value="28751360">
                <text:p>287513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304680">
                <text:p>49304680</text:p>
              </table:table-cell>
              <table:table-cell office:value-type="float" office:value="28856096">
                <text:p>28856096</text:p>
              </table:table-cell>
              <table:table-cell office:value-type="float" office:value="0">
                <text:p>0</text:p>
              </table:table-cell>
              <table:table-cell office:value-type="float" office:value="40181392">
                <text:p>40181392</text:p>
              </table:table-cell>
              <table:table-cell office:value-type="float" office:value="26828944">
                <text:p>26828944</text:p>
              </table:table-cell>
              <table:table-cell office:value-type="float" office:value="26804328">
                <text:p>26804328</text:p>
              </table:table-cell>
              <table:table-cell office:value-type="float" office:value="28751360">
                <text:p>287513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305672">
                <text:p>49305672</text:p>
              </table:table-cell>
              <table:table-cell office:value-type="float" office:value="28857120">
                <text:p>28857120</text:p>
              </table:table-cell>
              <table:table-cell office:value-type="float" office:value="0">
                <text:p>0</text:p>
              </table:table-cell>
              <table:table-cell office:value-type="float" office:value="40181392">
                <text:p>40181392</text:p>
              </table:table-cell>
              <table:table-cell office:value-type="float" office:value="26840832">
                <text:p>26840832</text:p>
              </table:table-cell>
              <table:table-cell office:value-type="float" office:value="26804328">
                <text:p>26804328</text:p>
              </table:table-cell>
              <table:table-cell office:value-type="float" office:value="28799712">
                <text:p>287997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305904">
                <text:p>49305904</text:p>
              </table:table-cell>
              <table:table-cell office:value-type="float" office:value="27665800">
                <text:p>27665800</text:p>
              </table:table-cell>
              <table:table-cell office:value-type="float" office:value="0">
                <text:p>0</text:p>
              </table:table-cell>
              <table:table-cell office:value-type="float" office:value="40181392">
                <text:p>40181392</text:p>
              </table:table-cell>
              <table:table-cell office:value-type="float" office:value="26840832">
                <text:p>26840832</text:p>
              </table:table-cell>
              <table:table-cell office:value-type="float" office:value="26808400">
                <text:p>26808400</text:p>
              </table:table-cell>
              <table:table-cell office:value-type="float" office:value="28800536">
                <text:p>288005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310784">
                <text:p>49310784</text:p>
              </table:table-cell>
              <table:table-cell office:value-type="float" office:value="27666096">
                <text:p>27666096</text:p>
              </table:table-cell>
              <table:table-cell office:value-type="float" office:value="0">
                <text:p>0</text:p>
              </table:table-cell>
              <table:table-cell office:value-type="float" office:value="40186456">
                <text:p>40186456</text:p>
              </table:table-cell>
              <table:table-cell office:value-type="float" office:value="26840832">
                <text:p>26840832</text:p>
              </table:table-cell>
              <table:table-cell office:value-type="float" office:value="26808400">
                <text:p>26808400</text:p>
              </table:table-cell>
              <table:table-cell office:value-type="float" office:value="28806824">
                <text:p>288068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312752">
                <text:p>49312752</text:p>
              </table:table-cell>
              <table:table-cell office:value-type="float" office:value="27671232">
                <text:p>27671232</text:p>
              </table:table-cell>
              <table:table-cell office:value-type="float" office:value="0">
                <text:p>0</text:p>
              </table:table-cell>
              <table:table-cell office:value-type="float" office:value="40186456">
                <text:p>40186456</text:p>
              </table:table-cell>
              <table:table-cell office:value-type="float" office:value="26922208">
                <text:p>26922208</text:p>
              </table:table-cell>
              <table:table-cell office:value-type="float" office:value="26808400">
                <text:p>26808400</text:p>
              </table:table-cell>
              <table:table-cell office:value-type="float" office:value="28806824">
                <text:p>288068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317632">
                <text:p>49317632</text:p>
              </table:table-cell>
              <table:table-cell office:value-type="float" office:value="27676120">
                <text:p>27676120</text:p>
              </table:table-cell>
              <table:table-cell office:value-type="float" office:value="0">
                <text:p>0</text:p>
              </table:table-cell>
              <table:table-cell office:value-type="float" office:value="40186456">
                <text:p>40186456</text:p>
              </table:table-cell>
              <table:table-cell office:value-type="float" office:value="26923032">
                <text:p>26923032</text:p>
              </table:table-cell>
              <table:table-cell office:value-type="float" office:value="26812472">
                <text:p>26812472</text:p>
              </table:table-cell>
              <table:table-cell office:value-type="float" office:value="28806824">
                <text:p>288068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318624">
                <text:p>49318624</text:p>
              </table:table-cell>
              <table:table-cell office:value-type="float" office:value="27677296">
                <text:p>27677296</text:p>
              </table:table-cell>
              <table:table-cell office:value-type="float" office:value="0">
                <text:p>0</text:p>
              </table:table-cell>
              <table:table-cell office:value-type="float" office:value="40191256">
                <text:p>40191256</text:p>
              </table:table-cell>
              <table:table-cell office:value-type="float" office:value="26928840">
                <text:p>26928840</text:p>
              </table:table-cell>
              <table:table-cell office:value-type="float" office:value="26812472">
                <text:p>26812472</text:p>
              </table:table-cell>
              <table:table-cell office:value-type="float" office:value="28806824">
                <text:p>288068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18856">
                <text:p>49318856</text:p>
              </table:table-cell>
              <table:table-cell office:value-type="float" office:value="27682240">
                <text:p>27682240</text:p>
              </table:table-cell>
              <table:table-cell office:value-type="float" office:value="0">
                <text:p>0</text:p>
              </table:table-cell>
              <table:table-cell office:value-type="float" office:value="40191256">
                <text:p>40191256</text:p>
              </table:table-cell>
              <table:table-cell office:value-type="float" office:value="26928840">
                <text:p>26928840</text:p>
              </table:table-cell>
              <table:table-cell office:value-type="float" office:value="26812472">
                <text:p>26812472</text:p>
              </table:table-cell>
              <table:table-cell office:value-type="float" office:value="28806824">
                <text:p>288068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19088">
                <text:p>49319088</text:p>
              </table:table-cell>
              <table:table-cell office:value-type="float" office:value="27682536">
                <text:p>27682536</text:p>
              </table:table-cell>
              <table:table-cell office:value-type="float" office:value="0">
                <text:p>0</text:p>
              </table:table-cell>
              <table:table-cell office:value-type="float" office:value="40200320">
                <text:p>40200320</text:p>
              </table:table-cell>
              <table:table-cell office:value-type="float" office:value="26934648">
                <text:p>26934648</text:p>
              </table:table-cell>
              <table:table-cell office:value-type="float" office:value="26812472">
                <text:p>26812472</text:p>
              </table:table-cell>
              <table:table-cell office:value-type="float" office:value="28812648">
                <text:p>288126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21056">
                <text:p>49321056</text:p>
              </table:table-cell>
              <table:table-cell office:value-type="float" office:value="27683192">
                <text:p>27683192</text:p>
              </table:table-cell>
              <table:table-cell office:value-type="float" office:value="0">
                <text:p>0</text:p>
              </table:table-cell>
              <table:table-cell office:value-type="float" office:value="40200320">
                <text:p>40200320</text:p>
              </table:table-cell>
              <table:table-cell office:value-type="float" office:value="26934648">
                <text:p>26934648</text:p>
              </table:table-cell>
              <table:table-cell office:value-type="float" office:value="26973200">
                <text:p>26973200</text:p>
              </table:table-cell>
              <table:table-cell office:value-type="float" office:value="28812648">
                <text:p>288126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95368">
                <text:p>49395368</text:p>
              </table:table-cell>
              <table:table-cell office:value-type="float" office:value="27683488">
                <text:p>27683488</text:p>
              </table:table-cell>
              <table:table-cell office:value-type="float" office:value="0">
                <text:p>0</text:p>
              </table:table-cell>
              <table:table-cell office:value-type="float" office:value="40205120">
                <text:p>40205120</text:p>
              </table:table-cell>
              <table:table-cell office:value-type="float" office:value="26934648">
                <text:p>26934648</text:p>
              </table:table-cell>
              <table:table-cell office:value-type="float" office:value="26977536">
                <text:p>26977536</text:p>
              </table:table-cell>
              <table:table-cell office:value-type="float" office:value="28812648">
                <text:p>288126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96360">
                <text:p>49396360</text:p>
              </table:table-cell>
              <table:table-cell office:value-type="float" office:value="27684336">
                <text:p>27684336</text:p>
              </table:table-cell>
              <table:table-cell office:value-type="float" office:value="0">
                <text:p>0</text:p>
              </table:table-cell>
              <table:table-cell office:value-type="float" office:value="40205120">
                <text:p>40205120</text:p>
              </table:table-cell>
              <table:table-cell office:value-type="float" office:value="26934648">
                <text:p>26934648</text:p>
              </table:table-cell>
              <table:table-cell office:value-type="float" office:value="26977536">
                <text:p>26977536</text:p>
              </table:table-cell>
              <table:table-cell office:value-type="float" office:value="28452840">
                <text:p>284528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01352">
                <text:p>49401352</text:p>
              </table:table-cell>
              <table:table-cell office:value-type="float" office:value="27755080">
                <text:p>27755080</text:p>
              </table:table-cell>
              <table:table-cell office:value-type="float" office:value="0">
                <text:p>0</text:p>
              </table:table-cell>
              <table:table-cell office:value-type="float" office:value="40205120">
                <text:p>40205120</text:p>
              </table:table-cell>
              <table:table-cell office:value-type="float" office:value="26934648">
                <text:p>26934648</text:p>
              </table:table-cell>
              <table:table-cell office:value-type="float" office:value="26987456">
                <text:p>26987456</text:p>
              </table:table-cell>
              <table:table-cell office:value-type="float" office:value="28452920">
                <text:p>284529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401944">
                <text:p>49401944</text:p>
              </table:table-cell>
              <table:table-cell office:value-type="float" office:value="27755736">
                <text:p>27755736</text:p>
              </table:table-cell>
              <table:table-cell office:value-type="float" office:value="0">
                <text:p>0</text:p>
              </table:table-cell>
              <table:table-cell office:value-type="float" office:value="40205120">
                <text:p>40205120</text:p>
              </table:table-cell>
              <table:table-cell office:value-type="float" office:value="26940456">
                <text:p>26940456</text:p>
              </table:table-cell>
              <table:table-cell office:value-type="float" office:value="26987456">
                <text:p>26987456</text:p>
              </table:table-cell>
              <table:table-cell office:value-type="float" office:value="28459888">
                <text:p>284598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403552">
                <text:p>49403552</text:p>
              </table:table-cell>
              <table:table-cell office:value-type="float" office:value="27761456">
                <text:p>27761456</text:p>
              </table:table-cell>
              <table:table-cell office:value-type="float" office:value="0">
                <text:p>0</text:p>
              </table:table-cell>
              <table:table-cell office:value-type="float" office:value="40205120">
                <text:p>40205120</text:p>
              </table:table-cell>
              <table:table-cell office:value-type="float" office:value="27014064">
                <text:p>27014064</text:p>
              </table:table-cell>
              <table:table-cell office:value-type="float" office:value="26987456">
                <text:p>26987456</text:p>
              </table:table-cell>
              <table:table-cell office:value-type="float" office:value="28459888">
                <text:p>284598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403784">
                <text:p>49403784</text:p>
              </table:table-cell>
              <table:table-cell office:value-type="float" office:value="27846888">
                <text:p>27846888</text:p>
              </table:table-cell>
              <table:table-cell office:value-type="float" office:value="0">
                <text:p>0</text:p>
              </table:table-cell>
              <table:table-cell office:value-type="float" office:value="40209920">
                <text:p>40209920</text:p>
              </table:table-cell>
              <table:table-cell office:value-type="float" office:value="27014064">
                <text:p>27014064</text:p>
              </table:table-cell>
              <table:table-cell office:value-type="float" office:value="26987456">
                <text:p>26987456</text:p>
              </table:table-cell>
              <table:table-cell office:value-type="float" office:value="28460712">
                <text:p>284607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404776">
                <text:p>49404776</text:p>
              </table:table-cell>
              <table:table-cell office:value-type="float" office:value="27847792">
                <text:p>27847792</text:p>
              </table:table-cell>
              <table:table-cell office:value-type="float" office:value="0">
                <text:p>0</text:p>
              </table:table-cell>
              <table:table-cell office:value-type="float" office:value="40209920">
                <text:p>40209920</text:p>
              </table:table-cell>
              <table:table-cell office:value-type="float" office:value="27020136">
                <text:p>27020136</text:p>
              </table:table-cell>
              <table:table-cell office:value-type="float" office:value="26987456">
                <text:p>26987456</text:p>
              </table:table-cell>
              <table:table-cell office:value-type="float" office:value="28460712">
                <text:p>284607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409504">
                <text:p>49409504</text:p>
              </table:table-cell>
              <table:table-cell office:value-type="float" office:value="27853736">
                <text:p>27853736</text:p>
              </table:table-cell>
              <table:table-cell office:value-type="float" office:value="0">
                <text:p>0</text:p>
              </table:table-cell>
              <table:table-cell office:value-type="float" office:value="40209920">
                <text:p>40209920</text:p>
              </table:table-cell>
              <table:table-cell office:value-type="float" office:value="27020136">
                <text:p>27020136</text:p>
              </table:table-cell>
              <table:table-cell office:value-type="float" office:value="26991528">
                <text:p>26991528</text:p>
              </table:table-cell>
              <table:table-cell office:value-type="float" office:value="28460712">
                <text:p>284607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411144">
                <text:p>49411144</text:p>
              </table:table-cell>
              <table:table-cell office:value-type="float" office:value="27854624">
                <text:p>27854624</text:p>
              </table:table-cell>
              <table:table-cell office:value-type="float" office:value="0">
                <text:p>0</text:p>
              </table:table-cell>
              <table:table-cell office:value-type="float" office:value="40283080">
                <text:p>40283080</text:p>
              </table:table-cell>
              <table:table-cell office:value-type="float" office:value="27025944">
                <text:p>27025944</text:p>
              </table:table-cell>
              <table:table-cell office:value-type="float" office:value="26991528">
                <text:p>26991528</text:p>
              </table:table-cell>
              <table:table-cell office:value-type="float" office:value="28466168">
                <text:p>284661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411992">
                <text:p>49411992</text:p>
              </table:table-cell>
              <table:table-cell office:value-type="float" office:value="27857320">
                <text:p>27857320</text:p>
              </table:table-cell>
              <table:table-cell office:value-type="float" office:value="0">
                <text:p>0</text:p>
              </table:table-cell>
              <table:table-cell office:value-type="float" office:value="40318392">
                <text:p>40318392</text:p>
              </table:table-cell>
              <table:table-cell office:value-type="float" office:value="27025944">
                <text:p>27025944</text:p>
              </table:table-cell>
              <table:table-cell office:value-type="float" office:value="26994256">
                <text:p>26994256</text:p>
              </table:table-cell>
              <table:table-cell office:value-type="float" office:value="28466168">
                <text:p>284661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416720">
                <text:p>49416720</text:p>
              </table:table-cell>
              <table:table-cell office:value-type="float" office:value="27867616">
                <text:p>27867616</text:p>
              </table:table-cell>
              <table:table-cell office:value-type="float" office:value="0">
                <text:p>0</text:p>
              </table:table-cell>
              <table:table-cell office:value-type="float" office:value="40326408">
                <text:p>40326408</text:p>
              </table:table-cell>
              <table:table-cell office:value-type="float" office:value="27025944">
                <text:p>27025944</text:p>
              </table:table-cell>
              <table:table-cell office:value-type="float" office:value="26994256">
                <text:p>26994256</text:p>
              </table:table-cell>
              <table:table-cell office:value-type="float" office:value="28466168">
                <text:p>28466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419840">
                <text:p>49419840</text:p>
              </table:table-cell>
              <table:table-cell office:value-type="float" office:value="27870464">
                <text:p>27870464</text:p>
              </table:table-cell>
              <table:table-cell office:value-type="float" office:value="0">
                <text:p>0</text:p>
              </table:table-cell>
              <table:table-cell office:value-type="float" office:value="40326904">
                <text:p>40326904</text:p>
              </table:table-cell>
              <table:table-cell office:value-type="float" office:value="27031752">
                <text:p>27031752</text:p>
              </table:table-cell>
              <table:table-cell office:value-type="float" office:value="26994256">
                <text:p>26994256</text:p>
              </table:table-cell>
              <table:table-cell office:value-type="float" office:value="28480864">
                <text:p>284808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561368">
                <text:p>49561368</text:p>
              </table:table-cell>
              <table:table-cell office:value-type="float" office:value="27875184">
                <text:p>27875184</text:p>
              </table:table-cell>
              <table:table-cell office:value-type="float" office:value="0">
                <text:p>0</text:p>
              </table:table-cell>
              <table:table-cell office:value-type="float" office:value="40329208">
                <text:p>40329208</text:p>
              </table:table-cell>
              <table:table-cell office:value-type="float" office:value="27031752">
                <text:p>27031752</text:p>
              </table:table-cell>
              <table:table-cell office:value-type="float" office:value="26998328">
                <text:p>26998328</text:p>
              </table:table-cell>
              <table:table-cell office:value-type="float" office:value="28480864">
                <text:p>284808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631480">
                <text:p>49631480</text:p>
              </table:table-cell>
              <table:table-cell office:value-type="float" office:value="27875728">
                <text:p>27875728</text:p>
              </table:table-cell>
              <table:table-cell office:value-type="float" office:value="0">
                <text:p>0</text:p>
              </table:table-cell>
              <table:table-cell office:value-type="float" office:value="40329704">
                <text:p>40329704</text:p>
              </table:table-cell>
              <table:table-cell office:value-type="float" office:value="27037560">
                <text:p>27037560</text:p>
              </table:table-cell>
              <table:table-cell office:value-type="float" office:value="26998328">
                <text:p>26998328</text:p>
              </table:table-cell>
              <table:table-cell office:value-type="float" office:value="28486320">
                <text:p>284863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730136">
                <text:p>49730136</text:p>
              </table:table-cell>
              <table:table-cell office:value-type="float" office:value="27946128">
                <text:p>27946128</text:p>
              </table:table-cell>
              <table:table-cell office:value-type="float" office:value="0">
                <text:p>0</text:p>
              </table:table-cell>
              <table:table-cell office:value-type="float" office:value="40365792">
                <text:p>40365792</text:p>
              </table:table-cell>
              <table:table-cell office:value-type="float" office:value="27052072">
                <text:p>27052072</text:p>
              </table:table-cell>
              <table:table-cell office:value-type="float" office:value="27002400">
                <text:p>27002400</text:p>
              </table:table-cell>
              <table:table-cell office:value-type="float" office:value="28486320">
                <text:p>284863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736552">
                <text:p>49736552</text:p>
              </table:table-cell>
              <table:table-cell office:value-type="float" office:value="27951528">
                <text:p>27951528</text:p>
              </table:table-cell>
              <table:table-cell office:value-type="float" office:value="0">
                <text:p>0</text:p>
              </table:table-cell>
              <table:table-cell office:value-type="float" office:value="40546544">
                <text:p>40546544</text:p>
              </table:table-cell>
              <table:table-cell office:value-type="float" office:value="27052072">
                <text:p>27052072</text:p>
              </table:table-cell>
              <table:table-cell office:value-type="float" office:value="27002400">
                <text:p>27002400</text:p>
              </table:table-cell>
              <table:table-cell office:value-type="float" office:value="28486320">
                <text:p>2848632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738408">
                <text:p>49738408</text:p>
              </table:table-cell>
              <table:table-cell office:value-type="float" office:value="27951728">
                <text:p>27951728</text:p>
              </table:table-cell>
              <table:table-cell office:value-type="float" office:value="0">
                <text:p>0</text:p>
              </table:table-cell>
              <table:table-cell office:value-type="float" office:value="40548264">
                <text:p>40548264</text:p>
              </table:table-cell>
              <table:table-cell office:value-type="float" office:value="27052072">
                <text:p>27052072</text:p>
              </table:table-cell>
              <table:table-cell office:value-type="float" office:value="27002400">
                <text:p>27002400</text:p>
              </table:table-cell>
              <table:table-cell office:value-type="float" office:value="28486320">
                <text:p>284863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743888">
                <text:p>49743888</text:p>
              </table:table-cell>
              <table:table-cell office:value-type="float" office:value="27956712">
                <text:p>27956712</text:p>
              </table:table-cell>
              <table:table-cell office:value-type="float" office:value="0">
                <text:p>0</text:p>
              </table:table-cell>
              <table:table-cell office:value-type="float" office:value="40555104">
                <text:p>40555104</text:p>
              </table:table-cell>
              <table:table-cell office:value-type="float" office:value="27052072">
                <text:p>27052072</text:p>
              </table:table-cell>
              <table:table-cell office:value-type="float" office:value="27002400">
                <text:p>27002400</text:p>
              </table:table-cell>
              <table:table-cell office:value-type="float" office:value="28486320">
                <text:p>284863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899200">
                <text:p>49899200</text:p>
              </table:table-cell>
              <table:table-cell office:value-type="float" office:value="27957256">
                <text:p>27957256</text:p>
              </table:table-cell>
              <table:table-cell office:value-type="float" office:value="0">
                <text:p>0</text:p>
              </table:table-cell>
              <table:table-cell office:value-type="float" office:value="40565992">
                <text:p>40565992</text:p>
              </table:table-cell>
              <table:table-cell office:value-type="float" office:value="27059448">
                <text:p>27059448</text:p>
              </table:table-cell>
              <table:table-cell office:value-type="float" office:value="27002400">
                <text:p>27002400</text:p>
              </table:table-cell>
              <table:table-cell office:value-type="float" office:value="28495056">
                <text:p>284950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0123280">
                <text:p>50123280</text:p>
              </table:table-cell>
              <table:table-cell office:value-type="float" office:value="27961976">
                <text:p>27961976</text:p>
              </table:table-cell>
              <table:table-cell office:value-type="float" office:value="0">
                <text:p>0</text:p>
              </table:table-cell>
              <table:table-cell office:value-type="float" office:value="40669072">
                <text:p>40669072</text:p>
              </table:table-cell>
              <table:table-cell office:value-type="float" office:value="27059448">
                <text:p>27059448</text:p>
              </table:table-cell>
              <table:table-cell office:value-type="float" office:value="27075968">
                <text:p>27075968</text:p>
              </table:table-cell>
              <table:table-cell office:value-type="float" office:value="28495056">
                <text:p>284950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0127920">
                <text:p>50127920</text:p>
              </table:table-cell>
              <table:table-cell office:value-type="float" office:value="27962712">
                <text:p>27962712</text:p>
              </table:table-cell>
              <table:table-cell office:value-type="float" office:value="0">
                <text:p>0</text:p>
              </table:table-cell>
              <table:table-cell office:value-type="float" office:value="40724600">
                <text:p>40724600</text:p>
              </table:table-cell>
              <table:table-cell office:value-type="float" office:value="27083816">
                <text:p>27083816</text:p>
              </table:table-cell>
              <table:table-cell office:value-type="float" office:value="27075968">
                <text:p>27075968</text:p>
              </table:table-cell>
              <table:table-cell office:value-type="float" office:value="28500640">
                <text:p>285006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128800">
                <text:p>50128800</text:p>
              </table:table-cell>
              <table:table-cell office:value-type="float" office:value="27962896">
                <text:p>27962896</text:p>
              </table:table-cell>
              <table:table-cell office:value-type="float" office:value="0">
                <text:p>0</text:p>
              </table:table-cell>
              <table:table-cell office:value-type="float" office:value="40726128">
                <text:p>40726128</text:p>
              </table:table-cell>
              <table:table-cell office:value-type="float" office:value="27083816">
                <text:p>27083816</text:p>
              </table:table-cell>
              <table:table-cell office:value-type="float" office:value="27075968">
                <text:p>27075968</text:p>
              </table:table-cell>
              <table:table-cell office:value-type="float" office:value="28597304">
                <text:p>285973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133304">
                <text:p>50133304</text:p>
              </table:table-cell>
              <table:table-cell office:value-type="float" office:value="27963080">
                <text:p>27963080</text:p>
              </table:table-cell>
              <table:table-cell office:value-type="float" office:value="0">
                <text:p>0</text:p>
              </table:table-cell>
              <table:table-cell office:value-type="float" office:value="40726624">
                <text:p>40726624</text:p>
              </table:table-cell>
              <table:table-cell office:value-type="float" office:value="27083816">
                <text:p>27083816</text:p>
              </table:table-cell>
              <table:table-cell office:value-type="float" office:value="27080040">
                <text:p>27080040</text:p>
              </table:table-cell>
              <table:table-cell office:value-type="float" office:value="28597304">
                <text:p>285973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135336">
                <text:p>50135336</text:p>
              </table:table-cell>
              <table:table-cell office:value-type="float" office:value="27963624">
                <text:p>27963624</text:p>
              </table:table-cell>
              <table:table-cell office:value-type="float" office:value="0">
                <text:p>0</text:p>
              </table:table-cell>
              <table:table-cell office:value-type="float" office:value="40727120">
                <text:p>40727120</text:p>
              </table:table-cell>
              <table:table-cell office:value-type="float" office:value="27089816">
                <text:p>27089816</text:p>
              </table:table-cell>
              <table:table-cell office:value-type="float" office:value="27080040">
                <text:p>27080040</text:p>
              </table:table-cell>
              <table:table-cell office:value-type="float" office:value="28603312">
                <text:p>286033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210456">
                <text:p>50210456</text:p>
              </table:table-cell>
              <table:table-cell office:value-type="float" office:value="27979224">
                <text:p>27979224</text:p>
              </table:table-cell>
              <table:table-cell office:value-type="float" office:value="0">
                <text:p>0</text:p>
              </table:table-cell>
              <table:table-cell office:value-type="float" office:value="40727120">
                <text:p>40727120</text:p>
              </table:table-cell>
              <table:table-cell office:value-type="float" office:value="27160968">
                <text:p>27160968</text:p>
              </table:table-cell>
              <table:table-cell office:value-type="float" office:value="27084112">
                <text:p>27084112</text:p>
              </table:table-cell>
              <table:table-cell office:value-type="float" office:value="28603312">
                <text:p>286033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210576">
                <text:p>50210576</text:p>
              </table:table-cell>
              <table:table-cell office:value-type="float" office:value="27979960">
                <text:p>27979960</text:p>
              </table:table-cell>
              <table:table-cell office:value-type="float" office:value="0">
                <text:p>0</text:p>
              </table:table-cell>
              <table:table-cell office:value-type="float" office:value="40776720">
                <text:p>40776720</text:p>
              </table:table-cell>
              <table:table-cell office:value-type="float" office:value="27167040">
                <text:p>27167040</text:p>
              </table:table-cell>
              <table:table-cell office:value-type="float" office:value="27084112">
                <text:p>27084112</text:p>
              </table:table-cell>
              <table:table-cell office:value-type="float" office:value="28608616">
                <text:p>286086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0211456">
                <text:p>50211456</text:p>
              </table:table-cell>
              <table:table-cell office:value-type="float" office:value="28058520">
                <text:p>28058520</text:p>
              </table:table-cell>
              <table:table-cell office:value-type="float" office:value="0">
                <text:p>0</text:p>
              </table:table-cell>
              <table:table-cell office:value-type="float" office:value="40853184">
                <text:p>40853184</text:p>
              </table:table-cell>
              <table:table-cell office:value-type="float" office:value="27167040">
                <text:p>27167040</text:p>
              </table:table-cell>
              <table:table-cell office:value-type="float" office:value="27084112">
                <text:p>27084112</text:p>
              </table:table-cell>
              <table:table-cell office:value-type="float" office:value="28608616">
                <text:p>286086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0216224">
                <text:p>50216224</text:p>
              </table:table-cell>
              <table:table-cell office:value-type="float" office:value="28058704">
                <text:p>28058704</text:p>
              </table:table-cell>
              <table:table-cell office:value-type="float" office:value="0">
                <text:p>0</text:p>
              </table:table-cell>
              <table:table-cell office:value-type="float" office:value="40875080">
                <text:p>40875080</text:p>
              </table:table-cell>
              <table:table-cell office:value-type="float" office:value="27167040">
                <text:p>27167040</text:p>
              </table:table-cell>
              <table:table-cell office:value-type="float" office:value="27088184">
                <text:p>27088184</text:p>
              </table:table-cell>
              <table:table-cell office:value-type="float" office:value="28608616">
                <text:p>286086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218080">
                <text:p>50218080</text:p>
              </table:table-cell>
              <table:table-cell office:value-type="float" office:value="28059248">
                <text:p>28059248</text:p>
              </table:table-cell>
              <table:table-cell office:value-type="float" office:value="0">
                <text:p>0</text:p>
              </table:table-cell>
              <table:table-cell office:value-type="float" office:value="40890512">
                <text:p>40890512</text:p>
              </table:table-cell>
              <table:table-cell office:value-type="float" office:value="27173928">
                <text:p>27173928</text:p>
              </table:table-cell>
              <table:table-cell office:value-type="float" office:value="27088184">
                <text:p>27088184</text:p>
              </table:table-cell>
              <table:table-cell office:value-type="float" office:value="28613920">
                <text:p>286139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222704">
                <text:p>50222704</text:p>
              </table:table-cell>
              <table:table-cell office:value-type="float" office:value="28059432">
                <text:p>28059432</text:p>
              </table:table-cell>
              <table:table-cell office:value-type="float" office:value="0">
                <text:p>0</text:p>
              </table:table-cell>
              <table:table-cell office:value-type="float" office:value="40891256">
                <text:p>40891256</text:p>
              </table:table-cell>
              <table:table-cell office:value-type="float" office:value="27173928">
                <text:p>27173928</text:p>
              </table:table-cell>
              <table:table-cell office:value-type="float" office:value="27154320">
                <text:p>27154320</text:p>
              </table:table-cell>
              <table:table-cell office:value-type="float" office:value="28613920">
                <text:p>2861392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0243104">
                <text:p>50243104</text:p>
              </table:table-cell>
              <table:table-cell office:value-type="float" office:value="28060168">
                <text:p>28060168</text:p>
              </table:table-cell>
              <table:table-cell office:value-type="float" office:value="0">
                <text:p>0</text:p>
              </table:table-cell>
              <table:table-cell office:value-type="float" office:value="40940104">
                <text:p>40940104</text:p>
              </table:table-cell>
              <table:table-cell office:value-type="float" office:value="27179736">
                <text:p>27179736</text:p>
              </table:table-cell>
              <table:table-cell office:value-type="float" office:value="27154320">
                <text:p>27154320</text:p>
              </table:table-cell>
              <table:table-cell office:value-type="float" office:value="28693544">
                <text:p>286935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243224">
                <text:p>50243224</text:p>
              </table:table-cell>
              <table:table-cell office:value-type="float" office:value="28065152">
                <text:p>28065152</text:p>
              </table:table-cell>
              <table:table-cell office:value-type="float" office:value="0">
                <text:p>0</text:p>
              </table:table-cell>
              <table:table-cell office:value-type="float" office:value="40940600">
                <text:p>40940600</text:p>
              </table:table-cell>
              <table:table-cell office:value-type="float" office:value="27179736">
                <text:p>27179736</text:p>
              </table:table-cell>
              <table:table-cell office:value-type="float" office:value="27154320">
                <text:p>27154320</text:p>
              </table:table-cell>
              <table:table-cell office:value-type="float" office:value="28693544">
                <text:p>286935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248552">
                <text:p>50248552</text:p>
              </table:table-cell>
              <table:table-cell office:value-type="float" office:value="28065336">
                <text:p>28065336</text:p>
              </table:table-cell>
              <table:table-cell office:value-type="float" office:value="0">
                <text:p>0</text:p>
              </table:table-cell>
              <table:table-cell office:value-type="float" office:value="40941096">
                <text:p>40941096</text:p>
              </table:table-cell>
              <table:table-cell office:value-type="float" office:value="27179736">
                <text:p>27179736</text:p>
              </table:table-cell>
              <table:table-cell office:value-type="float" office:value="27158392">
                <text:p>27158392</text:p>
              </table:table-cell>
              <table:table-cell office:value-type="float" office:value="28693544">
                <text:p>286935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250408">
                <text:p>50250408</text:p>
              </table:table-cell>
              <table:table-cell office:value-type="float" office:value="28070344">
                <text:p>28070344</text:p>
              </table:table-cell>
              <table:table-cell office:value-type="float" office:value="0">
                <text:p>0</text:p>
              </table:table-cell>
              <table:table-cell office:value-type="float" office:value="40941592">
                <text:p>40941592</text:p>
              </table:table-cell>
              <table:table-cell office:value-type="float" office:value="27306256">
                <text:p>27306256</text:p>
              </table:table-cell>
              <table:table-cell office:value-type="float" office:value="27158392">
                <text:p>27158392</text:p>
              </table:table-cell>
              <table:table-cell office:value-type="float" office:value="28693544">
                <text:p>286935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254912">
                <text:p>50254912</text:p>
              </table:table-cell>
              <table:table-cell office:value-type="float" office:value="28079072">
                <text:p>28079072</text:p>
              </table:table-cell>
              <table:table-cell office:value-type="float" office:value="0">
                <text:p>0</text:p>
              </table:table-cell>
              <table:table-cell office:value-type="float" office:value="40942088">
                <text:p>40942088</text:p>
              </table:table-cell>
              <table:table-cell office:value-type="float" office:value="27306256">
                <text:p>27306256</text:p>
              </table:table-cell>
              <table:table-cell office:value-type="float" office:value="27162464">
                <text:p>27162464</text:p>
              </table:table-cell>
              <table:table-cell office:value-type="float" office:value="28693544">
                <text:p>28693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0255792">
                <text:p>50255792</text:p>
              </table:table-cell>
              <table:table-cell office:value-type="float" office:value="28079808">
                <text:p>28079808</text:p>
              </table:table-cell>
              <table:table-cell office:value-type="float" office:value="0">
                <text:p>0</text:p>
              </table:table-cell>
              <table:table-cell office:value-type="float" office:value="40997680">
                <text:p>40997680</text:p>
              </table:table-cell>
              <table:table-cell office:value-type="float" office:value="27319776">
                <text:p>27319776</text:p>
              </table:table-cell>
              <table:table-cell office:value-type="float" office:value="27162464">
                <text:p>27162464</text:p>
              </table:table-cell>
              <table:table-cell office:value-type="float" office:value="28699112">
                <text:p>286991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255912">
                <text:p>50255912</text:p>
              </table:table-cell>
              <table:table-cell office:value-type="float" office:value="28107976">
                <text:p>28107976</text:p>
              </table:table-cell>
              <table:table-cell office:value-type="float" office:value="0">
                <text:p>0</text:p>
              </table:table-cell>
              <table:table-cell office:value-type="float" office:value="40998176">
                <text:p>40998176</text:p>
              </table:table-cell>
              <table:table-cell office:value-type="float" office:value="27402920">
                <text:p>27402920</text:p>
              </table:table-cell>
              <table:table-cell office:value-type="float" office:value="27162464">
                <text:p>27162464</text:p>
              </table:table-cell>
              <table:table-cell office:value-type="float" office:value="28699112">
                <text:p>286991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325560">
                <text:p>50325560</text:p>
              </table:table-cell>
              <table:table-cell office:value-type="float" office:value="28108160">
                <text:p>28108160</text:p>
              </table:table-cell>
              <table:table-cell office:value-type="float" office:value="0">
                <text:p>0</text:p>
              </table:table-cell>
              <table:table-cell office:value-type="float" office:value="41017352">
                <text:p>41017352</text:p>
              </table:table-cell>
              <table:table-cell office:value-type="float" office:value="27403928">
                <text:p>27403928</text:p>
              </table:table-cell>
              <table:table-cell office:value-type="float" office:value="27162464">
                <text:p>27162464</text:p>
              </table:table-cell>
              <table:table-cell office:value-type="float" office:value="28704416">
                <text:p>287044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328056">
                <text:p>50328056</text:p>
              </table:table-cell>
              <table:table-cell office:value-type="float" office:value="28108720">
                <text:p>28108720</text:p>
              </table:table-cell>
              <table:table-cell office:value-type="float" office:value="0">
                <text:p>0</text:p>
              </table:table-cell>
              <table:table-cell office:value-type="float" office:value="41017848">
                <text:p>41017848</text:p>
              </table:table-cell>
              <table:table-cell office:value-type="float" office:value="27419232">
                <text:p>27419232</text:p>
              </table:table-cell>
              <table:table-cell office:value-type="float" office:value="27239904">
                <text:p>27239904</text:p>
              </table:table-cell>
              <table:table-cell office:value-type="float" office:value="28704416">
                <text:p>287044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332856">
                <text:p>50332856</text:p>
              </table:table-cell>
              <table:table-cell office:value-type="float" office:value="28121656">
                <text:p>28121656</text:p>
              </table:table-cell>
              <table:table-cell office:value-type="float" office:value="0">
                <text:p>0</text:p>
              </table:table-cell>
              <table:table-cell office:value-type="float" office:value="41018344">
                <text:p>41018344</text:p>
              </table:table-cell>
              <table:table-cell office:value-type="float" office:value="27420240">
                <text:p>27420240</text:p>
              </table:table-cell>
              <table:table-cell office:value-type="float" office:value="27244240">
                <text:p>27244240</text:p>
              </table:table-cell>
              <table:table-cell office:value-type="float" office:value="28704416">
                <text:p>287044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333728">
                <text:p>50333728</text:p>
              </table:table-cell>
              <table:table-cell office:value-type="float" office:value="28122392">
                <text:p>28122392</text:p>
              </table:table-cell>
              <table:table-cell office:value-type="float" office:value="0">
                <text:p>0</text:p>
              </table:table-cell>
              <table:table-cell office:value-type="float" office:value="39634624">
                <text:p>39634624</text:p>
              </table:table-cell>
              <table:table-cell office:value-type="float" office:value="27427584">
                <text:p>27427584</text:p>
              </table:table-cell>
              <table:table-cell office:value-type="float" office:value="27244240">
                <text:p>27244240</text:p>
              </table:table-cell>
              <table:table-cell office:value-type="float" office:value="28788472">
                <text:p>287884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0333848">
                <text:p>50333848</text:p>
              </table:table-cell>
              <table:table-cell office:value-type="float" office:value="28194552">
                <text:p>28194552</text:p>
              </table:table-cell>
              <table:table-cell office:value-type="float" office:value="0">
                <text:p>0</text:p>
              </table:table-cell>
              <table:table-cell office:value-type="float" office:value="39635120">
                <text:p>39635120</text:p>
              </table:table-cell>
              <table:table-cell office:value-type="float" office:value="27509336">
                <text:p>27509336</text:p>
              </table:table-cell>
              <table:table-cell office:value-type="float" office:value="27248312">
                <text:p>27248312</text:p>
              </table:table-cell>
              <table:table-cell office:value-type="float" office:value="28788472">
                <text:p>287884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0338352">
                <text:p>50338352</text:p>
              </table:table-cell>
              <table:table-cell office:value-type="float" office:value="28194736">
                <text:p>28194736</text:p>
              </table:table-cell>
              <table:table-cell office:value-type="float" office:value="0">
                <text:p>0</text:p>
              </table:table-cell>
              <table:table-cell office:value-type="float" office:value="39640456">
                <text:p>39640456</text:p>
              </table:table-cell>
              <table:table-cell office:value-type="float" office:value="27516264">
                <text:p>27516264</text:p>
              </table:table-cell>
              <table:table-cell office:value-type="float" office:value="27248312">
                <text:p>27248312</text:p>
              </table:table-cell>
              <table:table-cell office:value-type="float" office:value="28788472">
                <text:p>287884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343784">
                <text:p>50343784</text:p>
              </table:table-cell>
              <table:table-cell office:value-type="float" office:value="28199744">
                <text:p>28199744</text:p>
              </table:table-cell>
              <table:table-cell office:value-type="float" office:value="0">
                <text:p>0</text:p>
              </table:table-cell>
              <table:table-cell office:value-type="float" office:value="39640952">
                <text:p>39640952</text:p>
              </table:table-cell>
              <table:table-cell office:value-type="float" office:value="27577960">
                <text:p>27577960</text:p>
              </table:table-cell>
              <table:table-cell office:value-type="float" office:value="27248312">
                <text:p>27248312</text:p>
              </table:table-cell>
              <table:table-cell office:value-type="float" office:value="28788472">
                <text:p>287884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348288">
                <text:p>50348288</text:p>
              </table:table-cell>
              <table:table-cell office:value-type="float" office:value="28199928">
                <text:p>28199928</text:p>
              </table:table-cell>
              <table:table-cell office:value-type="float" office:value="0">
                <text:p>0</text:p>
              </table:table-cell>
              <table:table-cell office:value-type="float" office:value="39641448">
                <text:p>39641448</text:p>
              </table:table-cell>
              <table:table-cell office:value-type="float" office:value="27578968">
                <text:p>27578968</text:p>
              </table:table-cell>
              <table:table-cell office:value-type="float" office:value="27252384">
                <text:p>27252384</text:p>
              </table:table-cell>
              <table:table-cell office:value-type="float" office:value="28788472">
                <text:p>287884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352952">
                <text:p>50352952</text:p>
              </table:table-cell>
              <table:table-cell office:value-type="float" office:value="28200952">
                <text:p>28200952</text:p>
              </table:table-cell>
              <table:table-cell office:value-type="float" office:value="0">
                <text:p>0</text:p>
              </table:table-cell>
              <table:table-cell office:value-type="float" office:value="39701936">
                <text:p>39701936</text:p>
              </table:table-cell>
              <table:table-cell office:value-type="float" office:value="27594344">
                <text:p>27594344</text:p>
              </table:table-cell>
              <table:table-cell office:value-type="float" office:value="27252384">
                <text:p>27252384</text:p>
              </table:table-cell>
              <table:table-cell office:value-type="float" office:value="28794040">
                <text:p>2879404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0358016">
                <text:p>50358016</text:p>
              </table:table-cell>
              <table:table-cell office:value-type="float" office:value="27782024">
                <text:p>27782024</text:p>
              </table:table-cell>
              <table:table-cell office:value-type="float" office:value="0">
                <text:p>0</text:p>
              </table:table-cell>
              <table:table-cell office:value-type="float" office:value="39702432">
                <text:p>39702432</text:p>
              </table:table-cell>
              <table:table-cell office:value-type="float" office:value="27687296">
                <text:p>27687296</text:p>
              </table:table-cell>
              <table:table-cell office:value-type="float" office:value="27252384">
                <text:p>27252384</text:p>
              </table:table-cell>
              <table:table-cell office:value-type="float" office:value="28794040">
                <text:p>287940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0358496">
                <text:p>50358496</text:p>
              </table:table-cell>
              <table:table-cell office:value-type="float" office:value="27782568">
                <text:p>27782568</text:p>
              </table:table-cell>
              <table:table-cell office:value-type="float" office:value="0">
                <text:p>0</text:p>
              </table:table-cell>
              <table:table-cell office:value-type="float" office:value="39711768">
                <text:p>39711768</text:p>
              </table:table-cell>
              <table:table-cell office:value-type="float" office:value="27688304">
                <text:p>27688304</text:p>
              </table:table-cell>
              <table:table-cell office:value-type="float" office:value="27252384">
                <text:p>27252384</text:p>
              </table:table-cell>
              <table:table-cell office:value-type="float" office:value="28799344">
                <text:p>287993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0359984">
                <text:p>50359984</text:p>
              </table:table-cell>
              <table:table-cell office:value-type="float" office:value="27788184">
                <text:p>27788184</text:p>
              </table:table-cell>
              <table:table-cell office:value-type="float" office:value="0">
                <text:p>0</text:p>
              </table:table-cell>
              <table:table-cell office:value-type="float" office:value="39712264">
                <text:p>39712264</text:p>
              </table:table-cell>
              <table:table-cell office:value-type="float" office:value="27689312">
                <text:p>27689312</text:p>
              </table:table-cell>
              <table:table-cell office:value-type="float" office:value="27254808">
                <text:p>27254808</text:p>
              </table:table-cell>
              <table:table-cell office:value-type="float" office:value="28799344">
                <text:p>287993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509088">
                <text:p>50509088</text:p>
              </table:table-cell>
              <table:table-cell office:value-type="float" office:value="27788368">
                <text:p>27788368</text:p>
              </table:table-cell>
              <table:table-cell office:value-type="float" office:value="0">
                <text:p>0</text:p>
              </table:table-cell>
              <table:table-cell office:value-type="float" office:value="39712760">
                <text:p>39712760</text:p>
              </table:table-cell>
              <table:table-cell office:value-type="float" office:value="27170976">
                <text:p>27170976</text:p>
              </table:table-cell>
              <table:table-cell office:value-type="float" office:value="27258880">
                <text:p>27258880</text:p>
              </table:table-cell>
              <table:table-cell office:value-type="float" office:value="28799344">
                <text:p>287993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513208">
                <text:p>50513208</text:p>
              </table:table-cell>
              <table:table-cell office:value-type="float" office:value="27789280">
                <text:p>27789280</text:p>
              </table:table-cell>
              <table:table-cell office:value-type="float" office:value="0">
                <text:p>0</text:p>
              </table:table-cell>
              <table:table-cell office:value-type="float" office:value="39768768">
                <text:p>39768768</text:p>
              </table:table-cell>
              <table:table-cell office:value-type="float" office:value="27191992">
                <text:p>27191992</text:p>
              </table:table-cell>
              <table:table-cell office:value-type="float" office:value="27258880">
                <text:p>27258880</text:p>
              </table:table-cell>
              <table:table-cell office:value-type="float" office:value="28813768">
                <text:p>288137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0513328">
                <text:p>50513328</text:p>
              </table:table-cell>
              <table:table-cell office:value-type="float" office:value="27797488">
                <text:p>27797488</text:p>
              </table:table-cell>
              <table:table-cell office:value-type="float" office:value="0">
                <text:p>0</text:p>
              </table:table-cell>
              <table:table-cell office:value-type="float" office:value="39769264">
                <text:p>39769264</text:p>
              </table:table-cell>
              <table:table-cell office:value-type="float" office:value="27191992">
                <text:p>27191992</text:p>
              </table:table-cell>
              <table:table-cell office:value-type="float" office:value="27258880">
                <text:p>27258880</text:p>
              </table:table-cell>
              <table:table-cell office:value-type="float" office:value="28813768">
                <text:p>288137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0515168">
                <text:p>50515168</text:p>
              </table:table-cell>
              <table:table-cell office:value-type="float" office:value="27798032">
                <text:p>27798032</text:p>
              </table:table-cell>
              <table:table-cell office:value-type="float" office:value="0">
                <text:p>0</text:p>
              </table:table-cell>
              <table:table-cell office:value-type="float" office:value="39884512">
                <text:p>39884512</text:p>
              </table:table-cell>
              <table:table-cell office:value-type="float" office:value="27201016">
                <text:p>27201016</text:p>
              </table:table-cell>
              <table:table-cell office:value-type="float" office:value="27258880">
                <text:p>27258880</text:p>
              </table:table-cell>
              <table:table-cell office:value-type="float" office:value="28819072">
                <text:p>288190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0608232">
                <text:p>50608232</text:p>
              </table:table-cell>
              <table:table-cell office:value-type="float" office:value="27802680">
                <text:p>27802680</text:p>
              </table:table-cell>
              <table:table-cell office:value-type="float" office:value="0">
                <text:p>0</text:p>
              </table:table-cell>
              <table:table-cell office:value-type="float" office:value="39886136">
                <text:p>39886136</text:p>
              </table:table-cell>
              <table:table-cell office:value-type="float" office:value="27344704">
                <text:p>27344704</text:p>
              </table:table-cell>
              <table:table-cell office:value-type="float" office:value="27258880">
                <text:p>27258880</text:p>
              </table:table-cell>
              <table:table-cell office:value-type="float" office:value="28819072">
                <text:p>288190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615424">
                <text:p>50615424</text:p>
              </table:table-cell>
              <table:table-cell office:value-type="float" office:value="27802864">
                <text:p>27802864</text:p>
              </table:table-cell>
              <table:table-cell office:value-type="float" office:value="0">
                <text:p>0</text:p>
              </table:table-cell>
              <table:table-cell office:value-type="float" office:value="39891688">
                <text:p>39891688</text:p>
              </table:table-cell>
              <table:table-cell office:value-type="float" office:value="27344856">
                <text:p>27344856</text:p>
              </table:table-cell>
              <table:table-cell office:value-type="float" office:value="27263160">
                <text:p>27263160</text:p>
              </table:table-cell>
              <table:table-cell office:value-type="float" office:value="28819072">
                <text:p>288190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617144">
                <text:p>50617144</text:p>
              </table:table-cell>
              <table:table-cell office:value-type="float" office:value="27803600">
                <text:p>27803600</text:p>
              </table:table-cell>
              <table:table-cell office:value-type="float" office:value="0">
                <text:p>0</text:p>
              </table:table-cell>
              <table:table-cell office:value-type="float" office:value="39958168">
                <text:p>39958168</text:p>
              </table:table-cell>
              <table:table-cell office:value-type="float" office:value="27451672">
                <text:p>27451672</text:p>
              </table:table-cell>
              <table:table-cell office:value-type="float" office:value="27263160">
                <text:p>27263160</text:p>
              </table:table-cell>
              <table:table-cell office:value-type="float" office:value="28819072">
                <text:p>288190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622624">
                <text:p>50622624</text:p>
              </table:table-cell>
              <table:table-cell office:value-type="float" office:value="27874072">
                <text:p>27874072</text:p>
              </table:table-cell>
              <table:table-cell office:value-type="float" office:value="0">
                <text:p>0</text:p>
              </table:table-cell>
              <table:table-cell office:value-type="float" office:value="39958664">
                <text:p>39958664</text:p>
              </table:table-cell>
              <table:table-cell office:value-type="float" office:value="27453688">
                <text:p>27453688</text:p>
              </table:table-cell>
              <table:table-cell office:value-type="float" office:value="27267232">
                <text:p>27267232</text:p>
              </table:table-cell>
              <table:table-cell office:value-type="float" office:value="28819072">
                <text:p>288190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624432">
                <text:p>50624432</text:p>
              </table:table-cell>
              <table:table-cell office:value-type="float" office:value="27874616">
                <text:p>27874616</text:p>
              </table:table-cell>
              <table:table-cell office:value-type="float" office:value="0">
                <text:p>0</text:p>
              </table:table-cell>
              <table:table-cell office:value-type="float" office:value="39969192">
                <text:p>39969192</text:p>
              </table:table-cell>
              <table:table-cell office:value-type="float" office:value="27460944">
                <text:p>27460944</text:p>
              </table:table-cell>
              <table:table-cell office:value-type="float" office:value="27267232">
                <text:p>27267232</text:p>
              </table:table-cell>
              <table:table-cell office:value-type="float" office:value="28824376">
                <text:p>288243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717768">
                <text:p>50717768</text:p>
              </table:table-cell>
              <table:table-cell office:value-type="float" office:value="27879552">
                <text:p>27879552</text:p>
              </table:table-cell>
              <table:table-cell office:value-type="float" office:value="0">
                <text:p>0</text:p>
              </table:table-cell>
              <table:table-cell office:value-type="float" office:value="39969688">
                <text:p>39969688</text:p>
              </table:table-cell>
              <table:table-cell office:value-type="float" office:value="27462176">
                <text:p>27462176</text:p>
              </table:table-cell>
              <table:table-cell office:value-type="float" office:value="27341464">
                <text:p>27341464</text:p>
              </table:table-cell>
              <table:table-cell office:value-type="float" office:value="28824376">
                <text:p>288243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0723136">
                <text:p>50723136</text:p>
              </table:table-cell>
              <table:table-cell office:value-type="float" office:value="27880288">
                <text:p>27880288</text:p>
              </table:table-cell>
              <table:table-cell office:value-type="float" office:value="0">
                <text:p>0</text:p>
              </table:table-cell>
              <table:table-cell office:value-type="float" office:value="39978104">
                <text:p>39978104</text:p>
              </table:table-cell>
              <table:table-cell office:value-type="float" office:value="27463408">
                <text:p>27463408</text:p>
              </table:table-cell>
              <table:table-cell office:value-type="float" office:value="27341464">
                <text:p>27341464</text:p>
              </table:table-cell>
              <table:table-cell office:value-type="float" office:value="28829920">
                <text:p>288299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0724856">
                <text:p>50724856</text:p>
              </table:table-cell>
              <table:table-cell office:value-type="float" office:value="27880472">
                <text:p>27880472</text:p>
              </table:table-cell>
              <table:table-cell office:value-type="float" office:value="0">
                <text:p>0</text:p>
              </table:table-cell>
              <table:table-cell office:value-type="float" office:value="40040608">
                <text:p>40040608</text:p>
              </table:table-cell>
              <table:table-cell office:value-type="float" office:value="27275336">
                <text:p>27275336</text:p>
              </table:table-cell>
              <table:table-cell office:value-type="float" office:value="27341464">
                <text:p>27341464</text:p>
              </table:table-cell>
              <table:table-cell office:value-type="float" office:value="28904088">
                <text:p>289040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0725464">
                <text:p>50725464</text:p>
              </table:table-cell>
              <table:table-cell office:value-type="float" office:value="27880656">
                <text:p>27880656</text:p>
              </table:table-cell>
              <table:table-cell office:value-type="float" office:value="0">
                <text:p>0</text:p>
              </table:table-cell>
              <table:table-cell office:value-type="float" office:value="40041104">
                <text:p>40041104</text:p>
              </table:table-cell>
              <table:table-cell office:value-type="float" office:value="27275336">
                <text:p>27275336</text:p>
              </table:table-cell>
              <table:table-cell office:value-type="float" office:value="27341464">
                <text:p>27341464</text:p>
              </table:table-cell>
              <table:table-cell office:value-type="float" office:value="28904088">
                <text:p>289040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727656">
                <text:p>50727656</text:p>
              </table:table-cell>
              <table:table-cell office:value-type="float" office:value="27919416">
                <text:p>27919416</text:p>
              </table:table-cell>
              <table:table-cell office:value-type="float" office:value="0">
                <text:p>0</text:p>
              </table:table-cell>
              <table:table-cell office:value-type="float" office:value="29671448">
                <text:p>29671448</text:p>
              </table:table-cell>
              <table:table-cell office:value-type="float" office:value="27281136">
                <text:p>27281136</text:p>
              </table:table-cell>
              <table:table-cell office:value-type="float" office:value="27341464">
                <text:p>27341464</text:p>
              </table:table-cell>
              <table:table-cell office:value-type="float" office:value="28909656">
                <text:p>289096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0822464">
                <text:p>50822464</text:p>
              </table:table-cell>
              <table:table-cell office:value-type="float" office:value="27928920">
                <text:p>27928920</text:p>
              </table:table-cell>
              <table:table-cell office:value-type="float" office:value="0">
                <text:p>0</text:p>
              </table:table-cell>
              <table:table-cell office:value-type="float" office:value="29671944">
                <text:p>29671944</text:p>
              </table:table-cell>
              <table:table-cell office:value-type="float" office:value="27300336">
                <text:p>27300336</text:p>
              </table:table-cell>
              <table:table-cell office:value-type="float" office:value="27345536">
                <text:p>27345536</text:p>
              </table:table-cell>
              <table:table-cell office:value-type="float" office:value="28909656">
                <text:p>289096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0900080">
                <text:p>50900080</text:p>
              </table:table-cell>
              <table:table-cell office:value-type="float" office:value="27929656">
                <text:p>27929656</text:p>
              </table:table-cell>
              <table:table-cell office:value-type="float" office:value="0">
                <text:p>0</text:p>
              </table:table-cell>
              <table:table-cell office:value-type="float" office:value="29672440">
                <text:p>29672440</text:p>
              </table:table-cell>
              <table:table-cell office:value-type="float" office:value="27300336">
                <text:p>27300336</text:p>
              </table:table-cell>
              <table:table-cell office:value-type="float" office:value="27345536">
                <text:p>27345536</text:p>
              </table:table-cell>
              <table:table-cell office:value-type="float" office:value="28909656">
                <text:p>289096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901912">
                <text:p>50901912</text:p>
              </table:table-cell>
              <table:table-cell office:value-type="float" office:value="27929912">
                <text:p>27929912</text:p>
              </table:table-cell>
              <table:table-cell office:value-type="float" office:value="0">
                <text:p>0</text:p>
              </table:table-cell>
              <table:table-cell office:value-type="float" office:value="29735680">
                <text:p>29735680</text:p>
              </table:table-cell>
              <table:table-cell office:value-type="float" office:value="27306096">
                <text:p>27306096</text:p>
              </table:table-cell>
              <table:table-cell office:value-type="float" office:value="27345536">
                <text:p>27345536</text:p>
              </table:table-cell>
              <table:table-cell office:value-type="float" office:value="28909656">
                <text:p>289096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908680">
                <text:p>50908680</text:p>
              </table:table-cell>
              <table:table-cell office:value-type="float" office:value="27934584">
                <text:p>27934584</text:p>
              </table:table-cell>
              <table:table-cell office:value-type="float" office:value="0">
                <text:p>0</text:p>
              </table:table-cell>
              <table:table-cell office:value-type="float" office:value="29736176">
                <text:p>29736176</text:p>
              </table:table-cell>
              <table:table-cell office:value-type="float" office:value="27306096">
                <text:p>27306096</text:p>
              </table:table-cell>
              <table:table-cell office:value-type="float" office:value="27349608">
                <text:p>27349608</text:p>
              </table:table-cell>
              <table:table-cell office:value-type="float" office:value="28909656">
                <text:p>289096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0910888">
                <text:p>50910888</text:p>
              </table:table-cell>
              <table:table-cell office:value-type="float" office:value="28287512">
                <text:p>28287512</text:p>
              </table:table-cell>
              <table:table-cell office:value-type="float" office:value="0">
                <text:p>0</text:p>
              </table:table-cell>
              <table:table-cell office:value-type="float" office:value="29751232">
                <text:p>29751232</text:p>
              </table:table-cell>
              <table:table-cell office:value-type="float" office:value="27306096">
                <text:p>27306096</text:p>
              </table:table-cell>
              <table:table-cell office:value-type="float" office:value="27349608">
                <text:p>27349608</text:p>
              </table:table-cell>
              <table:table-cell office:value-type="float" office:value="28914960">
                <text:p>289149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018400">
                <text:p>51018400</text:p>
              </table:table-cell>
              <table:table-cell office:value-type="float" office:value="28885408">
                <text:p>28885408</text:p>
              </table:table-cell>
              <table:table-cell office:value-type="float" office:value="0">
                <text:p>0</text:p>
              </table:table-cell>
              <table:table-cell office:value-type="float" office:value="29751728">
                <text:p>29751728</text:p>
              </table:table-cell>
              <table:table-cell office:value-type="float" office:value="27306096">
                <text:p>27306096</text:p>
              </table:table-cell>
              <table:table-cell office:value-type="float" office:value="27423176">
                <text:p>27423176</text:p>
              </table:table-cell>
              <table:table-cell office:value-type="float" office:value="28914960">
                <text:p>289149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020416">
                <text:p>51020416</text:p>
              </table:table-cell>
              <table:table-cell office:value-type="float" office:value="29547920">
                <text:p>29547920</text:p>
              </table:table-cell>
              <table:table-cell office:value-type="float" office:value="0">
                <text:p>0</text:p>
              </table:table-cell>
              <table:table-cell office:value-type="float" office:value="29757288">
                <text:p>29757288</text:p>
              </table:table-cell>
              <table:table-cell office:value-type="float" office:value="27311856">
                <text:p>27311856</text:p>
              </table:table-cell>
              <table:table-cell office:value-type="float" office:value="27423176">
                <text:p>27423176</text:p>
              </table:table-cell>
              <table:table-cell office:value-type="float" office:value="28943272">
                <text:p>289432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469408">
                <text:p>51469408</text:p>
              </table:table-cell>
              <table:table-cell office:value-type="float" office:value="29786264">
                <text:p>29786264</text:p>
              </table:table-cell>
              <table:table-cell office:value-type="float" office:value="0">
                <text:p>0</text:p>
              </table:table-cell>
              <table:table-cell office:value-type="float" office:value="29830640">
                <text:p>29830640</text:p>
              </table:table-cell>
              <table:table-cell office:value-type="float" office:value="27311856">
                <text:p>27311856</text:p>
              </table:table-cell>
              <table:table-cell office:value-type="float" office:value="27423176">
                <text:p>27423176</text:p>
              </table:table-cell>
              <table:table-cell office:value-type="float" office:value="28943272">
                <text:p>289432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478680">
                <text:p>51478680</text:p>
              </table:table-cell>
              <table:table-cell office:value-type="float" office:value="30188248">
                <text:p>30188248</text:p>
              </table:table-cell>
              <table:table-cell office:value-type="float" office:value="0">
                <text:p>0</text:p>
              </table:table-cell>
              <table:table-cell office:value-type="float" office:value="29831136">
                <text:p>29831136</text:p>
              </table:table-cell>
              <table:table-cell office:value-type="float" office:value="27311856">
                <text:p>27311856</text:p>
              </table:table-cell>
              <table:table-cell office:value-type="float" office:value="27427248">
                <text:p>27427248</text:p>
              </table:table-cell>
              <table:table-cell office:value-type="float" office:value="28943272">
                <text:p>289432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480512">
                <text:p>51480512</text:p>
              </table:table-cell>
              <table:table-cell office:value-type="float" office:value="30855848">
                <text:p>30855848</text:p>
              </table:table-cell>
              <table:table-cell office:value-type="float" office:value="0">
                <text:p>0</text:p>
              </table:table-cell>
              <table:table-cell office:value-type="float" office:value="29836184">
                <text:p>29836184</text:p>
              </table:table-cell>
              <table:table-cell office:value-type="float" office:value="27319528">
                <text:p>27319528</text:p>
              </table:table-cell>
              <table:table-cell office:value-type="float" office:value="27427248">
                <text:p>27427248</text:p>
              </table:table-cell>
              <table:table-cell office:value-type="float" office:value="28948576">
                <text:p>289485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480632">
                <text:p>51480632</text:p>
              </table:table-cell>
              <table:table-cell office:value-type="float" office:value="31237368">
                <text:p>31237368</text:p>
              </table:table-cell>
              <table:table-cell office:value-type="float" office:value="0">
                <text:p>0</text:p>
              </table:table-cell>
              <table:table-cell office:value-type="float" office:value="29836680">
                <text:p>29836680</text:p>
              </table:table-cell>
              <table:table-cell office:value-type="float" office:value="27468424">
                <text:p>27468424</text:p>
              </table:table-cell>
              <table:table-cell office:value-type="float" office:value="27427248">
                <text:p>27427248</text:p>
              </table:table-cell>
              <table:table-cell office:value-type="float" office:value="28948576">
                <text:p>289485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480752">
                <text:p>51480752</text:p>
              </table:table-cell>
              <table:table-cell office:value-type="float" office:value="31238144">
                <text:p>31238144</text:p>
              </table:table-cell>
              <table:table-cell office:value-type="float" office:value="0">
                <text:p>0</text:p>
              </table:table-cell>
              <table:table-cell office:value-type="float" office:value="29841976">
                <text:p>29841976</text:p>
              </table:table-cell>
              <table:table-cell office:value-type="float" office:value="27468424">
                <text:p>27468424</text:p>
              </table:table-cell>
              <table:table-cell office:value-type="float" office:value="27427248">
                <text:p>27427248</text:p>
              </table:table-cell>
              <table:table-cell office:value-type="float" office:value="28954072">
                <text:p>289540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1481608">
                <text:p>51481608</text:p>
              </table:table-cell>
              <table:table-cell office:value-type="float" office:value="31249728">
                <text:p>31249728</text:p>
              </table:table-cell>
              <table:table-cell office:value-type="float" office:value="0">
                <text:p>0</text:p>
              </table:table-cell>
              <table:table-cell office:value-type="float" office:value="29914464">
                <text:p>29914464</text:p>
              </table:table-cell>
              <table:table-cell office:value-type="float" office:value="27468424">
                <text:p>27468424</text:p>
              </table:table-cell>
              <table:table-cell office:value-type="float" office:value="27427248">
                <text:p>27427248</text:p>
              </table:table-cell>
              <table:table-cell office:value-type="float" office:value="28954072">
                <text:p>289540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1557768">
                <text:p>51557768</text:p>
              </table:table-cell>
              <table:table-cell office:value-type="float" office:value="31249928">
                <text:p>31249928</text:p>
              </table:table-cell>
              <table:table-cell office:value-type="float" office:value="0">
                <text:p>0</text:p>
              </table:table-cell>
              <table:table-cell office:value-type="float" office:value="29927424">
                <text:p>29927424</text:p>
              </table:table-cell>
              <table:table-cell office:value-type="float" office:value="27468424">
                <text:p>27468424</text:p>
              </table:table-cell>
              <table:table-cell office:value-type="float" office:value="27431320">
                <text:p>27431320</text:p>
              </table:table-cell>
              <table:table-cell office:value-type="float" office:value="28954072">
                <text:p>289540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1559600">
                <text:p>51559600</text:p>
              </table:table-cell>
              <table:table-cell office:value-type="float" office:value="31793192">
                <text:p>31793192</text:p>
              </table:table-cell>
              <table:table-cell office:value-type="float" office:value="0">
                <text:p>0</text:p>
              </table:table-cell>
              <table:table-cell office:value-type="float" office:value="29946296">
                <text:p>29946296</text:p>
              </table:table-cell>
              <table:table-cell office:value-type="float" office:value="27474448">
                <text:p>27474448</text:p>
              </table:table-cell>
              <table:table-cell office:value-type="float" office:value="27431320">
                <text:p>27431320</text:p>
              </table:table-cell>
              <table:table-cell office:value-type="float" office:value="28954072">
                <text:p>289540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1564368">
                <text:p>51564368</text:p>
              </table:table-cell>
              <table:table-cell office:value-type="float" office:value="31512112">
                <text:p>31512112</text:p>
              </table:table-cell>
              <table:table-cell office:value-type="float" office:value="0">
                <text:p>0</text:p>
              </table:table-cell>
              <table:table-cell office:value-type="float" office:value="29946296">
                <text:p>29946296</text:p>
              </table:table-cell>
              <table:table-cell office:value-type="float" office:value="27474448">
                <text:p>27474448</text:p>
              </table:table-cell>
              <table:table-cell office:value-type="float" office:value="27438064">
                <text:p>27438064</text:p>
              </table:table-cell>
              <table:table-cell office:value-type="float" office:value="28954072">
                <text:p>28954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564608">
                <text:p>51564608</text:p>
              </table:table-cell>
              <table:table-cell office:value-type="float" office:value="31513072">
                <text:p>31513072</text:p>
              </table:table-cell>
              <table:table-cell office:value-type="float" office:value="0">
                <text:p>0</text:p>
              </table:table-cell>
              <table:table-cell office:value-type="float" office:value="29951232">
                <text:p>29951232</text:p>
              </table:table-cell>
              <table:table-cell office:value-type="float" office:value="27480208">
                <text:p>27480208</text:p>
              </table:table-cell>
              <table:table-cell office:value-type="float" office:value="27438064">
                <text:p>27438064</text:p>
              </table:table-cell>
              <table:table-cell office:value-type="float" office:value="29041328">
                <text:p>290413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1565464">
                <text:p>51565464</text:p>
              </table:table-cell>
              <table:table-cell office:value-type="float" office:value="31520696">
                <text:p>31520696</text:p>
              </table:table-cell>
              <table:table-cell office:value-type="float" office:value="0">
                <text:p>0</text:p>
              </table:table-cell>
              <table:table-cell office:value-type="float" office:value="29951232">
                <text:p>29951232</text:p>
              </table:table-cell>
              <table:table-cell office:value-type="float" office:value="27480208">
                <text:p>27480208</text:p>
              </table:table-cell>
              <table:table-cell office:value-type="float" office:value="27438064">
                <text:p>27438064</text:p>
              </table:table-cell>
              <table:table-cell office:value-type="float" office:value="29041328">
                <text:p>290413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573184">
                <text:p>51573184</text:p>
              </table:table-cell>
              <table:table-cell office:value-type="float" office:value="31520880">
                <text:p>31520880</text:p>
              </table:table-cell>
              <table:table-cell office:value-type="float" office:value="0">
                <text:p>0</text:p>
              </table:table-cell>
              <table:table-cell office:value-type="float" office:value="29956032">
                <text:p>29956032</text:p>
              </table:table-cell>
              <table:table-cell office:value-type="float" office:value="27480208">
                <text:p>27480208</text:p>
              </table:table-cell>
              <table:table-cell office:value-type="float" office:value="27438064">
                <text:p>27438064</text:p>
              </table:table-cell>
              <table:table-cell office:value-type="float" office:value="29041328">
                <text:p>290413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575016">
                <text:p>51575016</text:p>
              </table:table-cell>
              <table:table-cell office:value-type="float" office:value="31525888">
                <text:p>31525888</text:p>
              </table:table-cell>
              <table:table-cell office:value-type="float" office:value="0">
                <text:p>0</text:p>
              </table:table-cell>
              <table:table-cell office:value-type="float" office:value="29956032">
                <text:p>29956032</text:p>
              </table:table-cell>
              <table:table-cell office:value-type="float" office:value="27494648">
                <text:p>27494648</text:p>
              </table:table-cell>
              <table:table-cell office:value-type="float" office:value="27438064">
                <text:p>27438064</text:p>
              </table:table-cell>
              <table:table-cell office:value-type="float" office:value="29052272">
                <text:p>290522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1580640">
                <text:p>51580640</text:p>
              </table:table-cell>
              <table:table-cell office:value-type="float" office:value="31530560">
                <text:p>31530560</text:p>
              </table:table-cell>
              <table:table-cell office:value-type="float" office:value="0">
                <text:p>0</text:p>
              </table:table-cell>
              <table:table-cell office:value-type="float" office:value="29956032">
                <text:p>29956032</text:p>
              </table:table-cell>
              <table:table-cell office:value-type="float" office:value="27494648">
                <text:p>27494648</text:p>
              </table:table-cell>
              <table:table-cell office:value-type="float" office:value="27442136">
                <text:p>27442136</text:p>
              </table:table-cell>
              <table:table-cell office:value-type="float" office:value="29052272">
                <text:p>290522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1581496">
                <text:p>51581496</text:p>
              </table:table-cell>
              <table:table-cell office:value-type="float" office:value="31531296">
                <text:p>31531296</text:p>
              </table:table-cell>
              <table:table-cell office:value-type="float" office:value="0">
                <text:p>0</text:p>
              </table:table-cell>
              <table:table-cell office:value-type="float" office:value="29960832">
                <text:p>29960832</text:p>
              </table:table-cell>
              <table:table-cell office:value-type="float" office:value="27500408">
                <text:p>27500408</text:p>
              </table:table-cell>
              <table:table-cell office:value-type="float" office:value="27442136">
                <text:p>27442136</text:p>
              </table:table-cell>
              <table:table-cell office:value-type="float" office:value="29076664">
                <text:p>290766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1581616">
                <text:p>51581616</text:p>
              </table:table-cell>
              <table:table-cell office:value-type="float" office:value="31096120">
                <text:p>31096120</text:p>
              </table:table-cell>
              <table:table-cell office:value-type="float" office:value="0">
                <text:p>0</text:p>
              </table:table-cell>
              <table:table-cell office:value-type="float" office:value="29960832">
                <text:p>29960832</text:p>
              </table:table-cell>
              <table:table-cell office:value-type="float" office:value="27500408">
                <text:p>27500408</text:p>
              </table:table-cell>
              <table:table-cell office:value-type="float" office:value="27446208">
                <text:p>27446208</text:p>
              </table:table-cell>
              <table:table-cell office:value-type="float" office:value="29076664">
                <text:p>290766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581736">
                <text:p>51581736</text:p>
              </table:table-cell>
              <table:table-cell office:value-type="float" office:value="31096528">
                <text:p>31096528</text:p>
              </table:table-cell>
              <table:table-cell office:value-type="float" office:value="0">
                <text:p>0</text:p>
              </table:table-cell>
              <table:table-cell office:value-type="float" office:value="30070296">
                <text:p>30070296</text:p>
              </table:table-cell>
              <table:table-cell office:value-type="float" office:value="27500408">
                <text:p>27500408</text:p>
              </table:table-cell>
              <table:table-cell office:value-type="float" office:value="27446208">
                <text:p>27446208</text:p>
              </table:table-cell>
              <table:table-cell office:value-type="float" office:value="29082080">
                <text:p>290820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583568">
                <text:p>51583568</text:p>
              </table:table-cell>
              <table:table-cell office:value-type="float" office:value="31101312">
                <text:p>31101312</text:p>
              </table:table-cell>
              <table:table-cell office:value-type="float" office:value="0">
                <text:p>0</text:p>
              </table:table-cell>
              <table:table-cell office:value-type="float" office:value="30071472">
                <text:p>30071472</text:p>
              </table:table-cell>
              <table:table-cell office:value-type="float" office:value="27500408">
                <text:p>27500408</text:p>
              </table:table-cell>
              <table:table-cell office:value-type="float" office:value="27515872">
                <text:p>27515872</text:p>
              </table:table-cell>
              <table:table-cell office:value-type="float" office:value="29082080">
                <text:p>290820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1723624">
                <text:p>51723624</text:p>
              </table:table-cell>
              <table:table-cell office:value-type="float" office:value="31101496">
                <text:p>31101496</text:p>
              </table:table-cell>
              <table:table-cell office:value-type="float" office:value="0">
                <text:p>0</text:p>
              </table:table-cell>
              <table:table-cell office:value-type="float" office:value="30071472">
                <text:p>30071472</text:p>
              </table:table-cell>
              <table:table-cell office:value-type="float" office:value="27500408">
                <text:p>27500408</text:p>
              </table:table-cell>
              <table:table-cell office:value-type="float" office:value="27520976">
                <text:p>27520976</text:p>
              </table:table-cell>
              <table:table-cell office:value-type="float" office:value="29082080">
                <text:p>290820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1725912">
                <text:p>51725912</text:p>
              </table:table-cell>
              <table:table-cell office:value-type="float" office:value="31102248">
                <text:p>31102248</text:p>
              </table:table-cell>
              <table:table-cell office:value-type="float" office:value="0">
                <text:p>0</text:p>
              </table:table-cell>
              <table:table-cell office:value-type="float" office:value="30071472">
                <text:p>30071472</text:p>
              </table:table-cell>
              <table:table-cell office:value-type="float" office:value="27506168">
                <text:p>27506168</text:p>
              </table:table-cell>
              <table:table-cell office:value-type="float" office:value="27520976">
                <text:p>27520976</text:p>
              </table:table-cell>
              <table:table-cell office:value-type="float" office:value="29097192">
                <text:p>290971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1851352">
                <text:p>51851352</text:p>
              </table:table-cell>
              <table:table-cell office:value-type="float" office:value="31173808">
                <text:p>31173808</text:p>
              </table:table-cell>
              <table:table-cell office:value-type="float" office:value="0">
                <text:p>0</text:p>
              </table:table-cell>
              <table:table-cell office:value-type="float" office:value="30071472">
                <text:p>30071472</text:p>
              </table:table-cell>
              <table:table-cell office:value-type="float" office:value="27506168">
                <text:p>27506168</text:p>
              </table:table-cell>
              <table:table-cell office:value-type="float" office:value="27525048">
                <text:p>27525048</text:p>
              </table:table-cell>
              <table:table-cell office:value-type="float" office:value="29097192">
                <text:p>290971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857112">
                <text:p>51857112</text:p>
              </table:table-cell>
              <table:table-cell office:value-type="float" office:value="31173992">
                <text:p>31173992</text:p>
              </table:table-cell>
              <table:table-cell office:value-type="float" office:value="0">
                <text:p>0</text:p>
              </table:table-cell>
              <table:table-cell office:value-type="float" office:value="30076536">
                <text:p>30076536</text:p>
              </table:table-cell>
              <table:table-cell office:value-type="float" office:value="27511928">
                <text:p>27511928</text:p>
              </table:table-cell>
              <table:table-cell office:value-type="float" office:value="27525048">
                <text:p>27525048</text:p>
              </table:table-cell>
              <table:table-cell office:value-type="float" office:value="29097192">
                <text:p>290971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2008288">
                <text:p>52008288</text:p>
              </table:table-cell>
              <table:table-cell office:value-type="float" office:value="31179000">
                <text:p>31179000</text:p>
              </table:table-cell>
              <table:table-cell office:value-type="float" office:value="0">
                <text:p>0</text:p>
              </table:table-cell>
              <table:table-cell office:value-type="float" office:value="30076536">
                <text:p>30076536</text:p>
              </table:table-cell>
              <table:table-cell office:value-type="float" office:value="27709608">
                <text:p>27709608</text:p>
              </table:table-cell>
              <table:table-cell office:value-type="float" office:value="27525048">
                <text:p>27525048</text:p>
              </table:table-cell>
              <table:table-cell office:value-type="float" office:value="29097192">
                <text:p>290971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2238880">
                <text:p>52238880</text:p>
              </table:table-cell>
              <table:table-cell office:value-type="float" office:value="31183936">
                <text:p>31183936</text:p>
              </table:table-cell>
              <table:table-cell office:value-type="float" office:value="0">
                <text:p>0</text:p>
              </table:table-cell>
              <table:table-cell office:value-type="float" office:value="30076536">
                <text:p>30076536</text:p>
              </table:table-cell>
              <table:table-cell office:value-type="float" office:value="27712272">
                <text:p>27712272</text:p>
              </table:table-cell>
              <table:table-cell office:value-type="float" office:value="27525048">
                <text:p>27525048</text:p>
              </table:table-cell>
              <table:table-cell office:value-type="float" office:value="29097192">
                <text:p>290971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2239736">
                <text:p>52239736</text:p>
              </table:table-cell>
              <table:table-cell office:value-type="float" office:value="31184960">
                <text:p>31184960</text:p>
              </table:table-cell>
              <table:table-cell office:value-type="float" office:value="0">
                <text:p>0</text:p>
              </table:table-cell>
              <table:table-cell office:value-type="float" office:value="30081336">
                <text:p>30081336</text:p>
              </table:table-cell>
              <table:table-cell office:value-type="float" office:value="27718296">
                <text:p>27718296</text:p>
              </table:table-cell>
              <table:table-cell office:value-type="float" office:value="27525048">
                <text:p>27525048</text:p>
              </table:table-cell>
              <table:table-cell office:value-type="float" office:value="29102512">
                <text:p>291025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2244744">
                <text:p>52244744</text:p>
              </table:table-cell>
              <table:table-cell office:value-type="float" office:value="31286048">
                <text:p>31286048</text:p>
              </table:table-cell>
              <table:table-cell office:value-type="float" office:value="0">
                <text:p>0</text:p>
              </table:table-cell>
              <table:table-cell office:value-type="float" office:value="30081336">
                <text:p>30081336</text:p>
              </table:table-cell>
              <table:table-cell office:value-type="float" office:value="27718296">
                <text:p>27718296</text:p>
              </table:table-cell>
              <table:table-cell office:value-type="float" office:value="27529120">
                <text:p>27529120</text:p>
              </table:table-cell>
              <table:table-cell office:value-type="float" office:value="29102512">
                <text:p>291025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245224">
                <text:p>52245224</text:p>
              </table:table-cell>
              <table:table-cell office:value-type="float" office:value="31286232">
                <text:p>31286232</text:p>
              </table:table-cell>
              <table:table-cell office:value-type="float" office:value="0">
                <text:p>0</text:p>
              </table:table-cell>
              <table:table-cell office:value-type="float" office:value="30278208">
                <text:p>30278208</text:p>
              </table:table-cell>
              <table:table-cell office:value-type="float" office:value="27724056">
                <text:p>27724056</text:p>
              </table:table-cell>
              <table:table-cell office:value-type="float" office:value="27529120">
                <text:p>27529120</text:p>
              </table:table-cell>
              <table:table-cell office:value-type="float" office:value="29107832">
                <text:p>291078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246696">
                <text:p>52246696</text:p>
              </table:table-cell>
              <table:table-cell office:value-type="float" office:value="31286776">
                <text:p>31286776</text:p>
              </table:table-cell>
              <table:table-cell office:value-type="float" office:value="0">
                <text:p>0</text:p>
              </table:table-cell>
              <table:table-cell office:value-type="float" office:value="30356512">
                <text:p>30356512</text:p>
              </table:table-cell>
              <table:table-cell office:value-type="float" office:value="27724056">
                <text:p>27724056</text:p>
              </table:table-cell>
              <table:table-cell office:value-type="float" office:value="26666848">
                <text:p>26666848</text:p>
              </table:table-cell>
              <table:table-cell office:value-type="float" office:value="29107832">
                <text:p>291078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251136">
                <text:p>52251136</text:p>
              </table:table-cell>
              <table:table-cell office:value-type="float" office:value="31291448">
                <text:p>31291448</text:p>
              </table:table-cell>
              <table:table-cell office:value-type="float" office:value="0">
                <text:p>0</text:p>
              </table:table-cell>
              <table:table-cell office:value-type="float" office:value="30713704">
                <text:p>30713704</text:p>
              </table:table-cell>
              <table:table-cell office:value-type="float" office:value="27724056">
                <text:p>27724056</text:p>
              </table:table-cell>
              <table:table-cell office:value-type="float" office:value="26671224">
                <text:p>26671224</text:p>
              </table:table-cell>
              <table:table-cell office:value-type="float" office:value="29107832">
                <text:p>291078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251992">
                <text:p>52251992</text:p>
              </table:table-cell>
              <table:table-cell office:value-type="float" office:value="31292184">
                <text:p>31292184</text:p>
              </table:table-cell>
              <table:table-cell office:value-type="float" office:value="0">
                <text:p>0</text:p>
              </table:table-cell>
              <table:table-cell office:value-type="float" office:value="30720904">
                <text:p>30720904</text:p>
              </table:table-cell>
              <table:table-cell office:value-type="float" office:value="27724056">
                <text:p>27724056</text:p>
              </table:table-cell>
              <table:table-cell office:value-type="float" office:value="26671224">
                <text:p>26671224</text:p>
              </table:table-cell>
              <table:table-cell office:value-type="float" office:value="29275496">
                <text:p>292754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327816">
                <text:p>52327816</text:p>
              </table:table-cell>
              <table:table-cell office:value-type="float" office:value="31296856">
                <text:p>31296856</text:p>
              </table:table-cell>
              <table:table-cell office:value-type="float" office:value="0">
                <text:p>0</text:p>
              </table:table-cell>
              <table:table-cell office:value-type="float" office:value="30722184">
                <text:p>30722184</text:p>
              </table:table-cell>
              <table:table-cell office:value-type="float" office:value="27724056">
                <text:p>27724056</text:p>
              </table:table-cell>
              <table:table-cell office:value-type="float" office:value="26675296">
                <text:p>26675296</text:p>
              </table:table-cell>
              <table:table-cell office:value-type="float" office:value="29275496">
                <text:p>292754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328296">
                <text:p>52328296</text:p>
              </table:table-cell>
              <table:table-cell office:value-type="float" office:value="31297416">
                <text:p>31297416</text:p>
              </table:table-cell>
              <table:table-cell office:value-type="float" office:value="0">
                <text:p>0</text:p>
              </table:table-cell>
              <table:table-cell office:value-type="float" office:value="30727376">
                <text:p>30727376</text:p>
              </table:table-cell>
              <table:table-cell office:value-type="float" office:value="27746264">
                <text:p>27746264</text:p>
              </table:table-cell>
              <table:table-cell office:value-type="float" office:value="26675296">
                <text:p>26675296</text:p>
              </table:table-cell>
              <table:table-cell office:value-type="float" office:value="29292928">
                <text:p>292929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330568">
                <text:p>52330568</text:p>
              </table:table-cell>
              <table:table-cell office:value-type="float" office:value="31372392">
                <text:p>31372392</text:p>
              </table:table-cell>
              <table:table-cell office:value-type="float" office:value="0">
                <text:p>0</text:p>
              </table:table-cell>
              <table:table-cell office:value-type="float" office:value="30728384">
                <text:p>30728384</text:p>
              </table:table-cell>
              <table:table-cell office:value-type="float" office:value="27800272">
                <text:p>27800272</text:p>
              </table:table-cell>
              <table:table-cell office:value-type="float" office:value="26675296">
                <text:p>26675296</text:p>
              </table:table-cell>
              <table:table-cell office:value-type="float" office:value="29292928">
                <text:p>292929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335272">
                <text:p>52335272</text:p>
              </table:table-cell>
              <table:table-cell office:value-type="float" office:value="31372576">
                <text:p>31372576</text:p>
              </table:table-cell>
              <table:table-cell office:value-type="float" office:value="0">
                <text:p>0</text:p>
              </table:table-cell>
              <table:table-cell office:value-type="float" office:value="29807672">
                <text:p>29807672</text:p>
              </table:table-cell>
              <table:table-cell office:value-type="float" office:value="27800272">
                <text:p>27800272</text:p>
              </table:table-cell>
              <table:table-cell office:value-type="float" office:value="26675296">
                <text:p>26675296</text:p>
              </table:table-cell>
              <table:table-cell office:value-type="float" office:value="29292928">
                <text:p>292929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336128">
                <text:p>52336128</text:p>
              </table:table-cell>
              <table:table-cell office:value-type="float" office:value="31373312">
                <text:p>31373312</text:p>
              </table:table-cell>
              <table:table-cell office:value-type="float" office:value="0">
                <text:p>0</text:p>
              </table:table-cell>
              <table:table-cell office:value-type="float" office:value="29808680">
                <text:p>29808680</text:p>
              </table:table-cell>
              <table:table-cell office:value-type="float" office:value="27806032">
                <text:p>27806032</text:p>
              </table:table-cell>
              <table:table-cell office:value-type="float" office:value="26675296">
                <text:p>26675296</text:p>
              </table:table-cell>
              <table:table-cell office:value-type="float" office:value="29292928">
                <text:p>292929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340568">
                <text:p>52340568</text:p>
              </table:table-cell>
              <table:table-cell office:value-type="float" office:value="31373496">
                <text:p>31373496</text:p>
              </table:table-cell>
              <table:table-cell office:value-type="float" office:value="0">
                <text:p>0</text:p>
              </table:table-cell>
              <table:table-cell office:value-type="float" office:value="29809688">
                <text:p>29809688</text:p>
              </table:table-cell>
              <table:table-cell office:value-type="float" office:value="27806032">
                <text:p>27806032</text:p>
              </table:table-cell>
              <table:table-cell office:value-type="float" office:value="26679368">
                <text:p>26679368</text:p>
              </table:table-cell>
              <table:table-cell office:value-type="float" office:value="29292928">
                <text:p>292929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341864">
                <text:p>52341864</text:p>
              </table:table-cell>
              <table:table-cell office:value-type="float" office:value="31374040">
                <text:p>31374040</text:p>
              </table:table-cell>
              <table:table-cell office:value-type="float" office:value="0">
                <text:p>0</text:p>
              </table:table-cell>
              <table:table-cell office:value-type="float" office:value="29819408">
                <text:p>29819408</text:p>
              </table:table-cell>
              <table:table-cell office:value-type="float" office:value="27811792">
                <text:p>27811792</text:p>
              </table:table-cell>
              <table:table-cell office:value-type="float" office:value="26679368">
                <text:p>26679368</text:p>
              </table:table-cell>
              <table:table-cell office:value-type="float" office:value="29303240">
                <text:p>2930324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343336">
                <text:p>52343336</text:p>
              </table:table-cell>
              <table:table-cell office:value-type="float" office:value="31378976">
                <text:p>31378976</text:p>
              </table:table-cell>
              <table:table-cell office:value-type="float" office:value="0">
                <text:p>0</text:p>
              </table:table-cell>
              <table:table-cell office:value-type="float" office:value="29820528">
                <text:p>29820528</text:p>
              </table:table-cell>
              <table:table-cell office:value-type="float" office:value="27811792">
                <text:p>27811792</text:p>
              </table:table-cell>
              <table:table-cell office:value-type="float" office:value="26748968">
                <text:p>26748968</text:p>
              </table:table-cell>
              <table:table-cell office:value-type="float" office:value="29303240">
                <text:p>293032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347776">
                <text:p>52347776</text:p>
              </table:table-cell>
              <table:table-cell office:value-type="float" office:value="31379712">
                <text:p>31379712</text:p>
              </table:table-cell>
              <table:table-cell office:value-type="float" office:value="0">
                <text:p>0</text:p>
              </table:table-cell>
              <table:table-cell office:value-type="float" office:value="29902632">
                <text:p>29902632</text:p>
              </table:table-cell>
              <table:table-cell office:value-type="float" office:value="27811792">
                <text:p>27811792</text:p>
              </table:table-cell>
              <table:table-cell office:value-type="float" office:value="26753304">
                <text:p>26753304</text:p>
              </table:table-cell>
              <table:table-cell office:value-type="float" office:value="29308544">
                <text:p>293085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2348632">
                <text:p>52348632</text:p>
              </table:table-cell>
              <table:table-cell office:value-type="float" office:value="31379896">
                <text:p>31379896</text:p>
              </table:table-cell>
              <table:table-cell office:value-type="float" office:value="0">
                <text:p>0</text:p>
              </table:table-cell>
              <table:table-cell office:value-type="float" office:value="29903864">
                <text:p>29903864</text:p>
              </table:table-cell>
              <table:table-cell office:value-type="float" office:value="27818000">
                <text:p>27818000</text:p>
              </table:table-cell>
              <table:table-cell office:value-type="float" office:value="26753304">
                <text:p>26753304</text:p>
              </table:table-cell>
              <table:table-cell office:value-type="float" office:value="28379192">
                <text:p>283791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2353072">
                <text:p>52353072</text:p>
              </table:table-cell>
              <table:table-cell office:value-type="float" office:value="31384568">
                <text:p>31384568</text:p>
              </table:table-cell>
              <table:table-cell office:value-type="float" office:value="0">
                <text:p>0</text:p>
              </table:table-cell>
              <table:table-cell office:value-type="float" office:value="29905096">
                <text:p>29905096</text:p>
              </table:table-cell>
              <table:table-cell office:value-type="float" office:value="27818000">
                <text:p>27818000</text:p>
              </table:table-cell>
              <table:table-cell office:value-type="float" office:value="26757376">
                <text:p>26757376</text:p>
              </table:table-cell>
              <table:table-cell office:value-type="float" office:value="28379192">
                <text:p>283791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2425592">
                <text:p>52425592</text:p>
              </table:table-cell>
              <table:table-cell office:value-type="float" office:value="31385112">
                <text:p>31385112</text:p>
              </table:table-cell>
              <table:table-cell office:value-type="float" office:value="0">
                <text:p>0</text:p>
              </table:table-cell>
              <table:table-cell office:value-type="float" office:value="29910640">
                <text:p>29910640</text:p>
              </table:table-cell>
              <table:table-cell office:value-type="float" office:value="27818000">
                <text:p>27818000</text:p>
              </table:table-cell>
              <table:table-cell office:value-type="float" office:value="26757376">
                <text:p>26757376</text:p>
              </table:table-cell>
              <table:table-cell office:value-type="float" office:value="28379192">
                <text:p>2837919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2426328">
                <text:p>52426328</text:p>
              </table:table-cell>
              <table:table-cell office:value-type="float" office:value="31394248">
                <text:p>31394248</text:p>
              </table:table-cell>
              <table:table-cell office:value-type="float" office:value="0">
                <text:p>0</text:p>
              </table:table-cell>
              <table:table-cell office:value-type="float" office:value="29911872">
                <text:p>29911872</text:p>
              </table:table-cell>
              <table:table-cell office:value-type="float" office:value="27017888">
                <text:p>27017888</text:p>
              </table:table-cell>
              <table:table-cell office:value-type="float" office:value="26761448">
                <text:p>26761448</text:p>
              </table:table-cell>
              <table:table-cell office:value-type="float" office:value="28379192">
                <text:p>283791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2497752">
                <text:p>52497752</text:p>
              </table:table-cell>
              <table:table-cell office:value-type="float" office:value="31399664">
                <text:p>31399664</text:p>
              </table:table-cell>
              <table:table-cell office:value-type="float" office:value="0">
                <text:p>0</text:p>
              </table:table-cell>
              <table:table-cell office:value-type="float" office:value="29996800">
                <text:p>29996800</text:p>
              </table:table-cell>
              <table:table-cell office:value-type="float" office:value="27030248">
                <text:p>27030248</text:p>
              </table:table-cell>
              <table:table-cell office:value-type="float" office:value="26761448">
                <text:p>26761448</text:p>
              </table:table-cell>
              <table:table-cell office:value-type="float" office:value="28384800">
                <text:p>283848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498608">
                <text:p>52498608</text:p>
              </table:table-cell>
              <table:table-cell office:value-type="float" office:value="31399848">
                <text:p>31399848</text:p>
              </table:table-cell>
              <table:table-cell office:value-type="float" office:value="0">
                <text:p>0</text:p>
              </table:table-cell>
              <table:table-cell office:value-type="float" office:value="29998032">
                <text:p>29998032</text:p>
              </table:table-cell>
              <table:table-cell office:value-type="float" office:value="27030248">
                <text:p>27030248</text:p>
              </table:table-cell>
              <table:table-cell office:value-type="float" office:value="26761448">
                <text:p>26761448</text:p>
              </table:table-cell>
              <table:table-cell office:value-type="float" office:value="28384800">
                <text:p>283848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503312">
                <text:p>52503312</text:p>
              </table:table-cell>
              <table:table-cell office:value-type="float" office:value="31404520">
                <text:p>31404520</text:p>
              </table:table-cell>
              <table:table-cell office:value-type="float" office:value="0">
                <text:p>0</text:p>
              </table:table-cell>
              <table:table-cell office:value-type="float" office:value="30272120">
                <text:p>30272120</text:p>
              </table:table-cell>
              <table:table-cell office:value-type="float" office:value="27030248">
                <text:p>27030248</text:p>
              </table:table-cell>
              <table:table-cell office:value-type="float" office:value="26765520">
                <text:p>26765520</text:p>
              </table:table-cell>
              <table:table-cell office:value-type="float" office:value="28384800">
                <text:p>283848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2509816">
                <text:p>52509816</text:p>
              </table:table-cell>
              <table:table-cell office:value-type="float" office:value="31405064">
                <text:p>31405064</text:p>
              </table:table-cell>
              <table:table-cell office:value-type="float" office:value="0">
                <text:p>0</text:p>
              </table:table-cell>
              <table:table-cell office:value-type="float" office:value="30336984">
                <text:p>30336984</text:p>
              </table:table-cell>
              <table:table-cell office:value-type="float" office:value="27036008">
                <text:p>27036008</text:p>
              </table:table-cell>
              <table:table-cell office:value-type="float" office:value="26765520">
                <text:p>26765520</text:p>
              </table:table-cell>
              <table:table-cell office:value-type="float" office:value="28390104">
                <text:p>283901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510552">
                <text:p>52510552</text:p>
              </table:table-cell>
              <table:table-cell office:value-type="float" office:value="31475456">
                <text:p>31475456</text:p>
              </table:table-cell>
              <table:table-cell office:value-type="float" office:value="0">
                <text:p>0</text:p>
              </table:table-cell>
              <table:table-cell office:value-type="float" office:value="30336984">
                <text:p>30336984</text:p>
              </table:table-cell>
              <table:table-cell office:value-type="float" office:value="27036008">
                <text:p>27036008</text:p>
              </table:table-cell>
              <table:table-cell office:value-type="float" office:value="26768128">
                <text:p>26768128</text:p>
              </table:table-cell>
              <table:table-cell office:value-type="float" office:value="28390104">
                <text:p>283901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514992">
                <text:p>52514992</text:p>
              </table:table-cell>
              <table:table-cell office:value-type="float" office:value="31476192">
                <text:p>31476192</text:p>
              </table:table-cell>
              <table:table-cell office:value-type="float" office:value="0">
                <text:p>0</text:p>
              </table:table-cell>
              <table:table-cell office:value-type="float" office:value="30341296">
                <text:p>30341296</text:p>
              </table:table-cell>
              <table:table-cell office:value-type="float" office:value="27041768">
                <text:p>27041768</text:p>
              </table:table-cell>
              <table:table-cell office:value-type="float" office:value="26768128">
                <text:p>26768128</text:p>
              </table:table-cell>
              <table:table-cell office:value-type="float" office:value="28395408">
                <text:p>283954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2515848">
                <text:p>52515848</text:p>
              </table:table-cell>
              <table:table-cell office:value-type="float" office:value="31476376">
                <text:p>31476376</text:p>
              </table:table-cell>
              <table:table-cell office:value-type="float" office:value="0">
                <text:p>0</text:p>
              </table:table-cell>
              <table:table-cell office:value-type="float" office:value="30341296">
                <text:p>30341296</text:p>
              </table:table-cell>
              <table:table-cell office:value-type="float" office:value="27041768">
                <text:p>27041768</text:p>
              </table:table-cell>
              <table:table-cell office:value-type="float" office:value="26768128">
                <text:p>26768128</text:p>
              </table:table-cell>
              <table:table-cell office:value-type="float" office:value="28404824">
                <text:p>284048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2520288">
                <text:p>52520288</text:p>
              </table:table-cell>
              <table:table-cell office:value-type="float" office:value="31476560">
                <text:p>31476560</text:p>
              </table:table-cell>
              <table:table-cell office:value-type="float" office:value="0">
                <text:p>0</text:p>
              </table:table-cell>
              <table:table-cell office:value-type="float" office:value="30345608">
                <text:p>30345608</text:p>
              </table:table-cell>
              <table:table-cell office:value-type="float" office:value="27041768">
                <text:p>27041768</text:p>
              </table:table-cell>
              <table:table-cell office:value-type="float" office:value="26772200">
                <text:p>26772200</text:p>
              </table:table-cell>
              <table:table-cell office:value-type="float" office:value="28404824">
                <text:p>284048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2522120">
                <text:p>52522120</text:p>
              </table:table-cell>
              <table:table-cell office:value-type="float" office:value="31477104">
                <text:p>31477104</text:p>
              </table:table-cell>
              <table:table-cell office:value-type="float" office:value="0">
                <text:p>0</text:p>
              </table:table-cell>
              <table:table-cell office:value-type="float" office:value="30345608">
                <text:p>30345608</text:p>
              </table:table-cell>
              <table:table-cell office:value-type="float" office:value="27041768">
                <text:p>27041768</text:p>
              </table:table-cell>
              <table:table-cell office:value-type="float" office:value="26772200">
                <text:p>26772200</text:p>
              </table:table-cell>
              <table:table-cell office:value-type="float" office:value="28414016">
                <text:p>284140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2526560">
                <text:p>52526560</text:p>
              </table:table-cell>
              <table:table-cell office:value-type="float" office:value="31486504">
                <text:p>31486504</text:p>
              </table:table-cell>
              <table:table-cell office:value-type="float" office:value="0">
                <text:p>0</text:p>
              </table:table-cell>
              <table:table-cell office:value-type="float" office:value="30345608">
                <text:p>30345608</text:p>
              </table:table-cell>
              <table:table-cell office:value-type="float" office:value="27051752">
                <text:p>27051752</text:p>
              </table:table-cell>
              <table:table-cell office:value-type="float" office:value="26776272">
                <text:p>26776272</text:p>
              </table:table-cell>
              <table:table-cell office:value-type="float" office:value="28414016">
                <text:p>284140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526680">
                <text:p>52526680</text:p>
              </table:table-cell>
              <table:table-cell office:value-type="float" office:value="31487240">
                <text:p>31487240</text:p>
              </table:table-cell>
              <table:table-cell office:value-type="float" office:value="0">
                <text:p>0</text:p>
              </table:table-cell>
              <table:table-cell office:value-type="float" office:value="30345608">
                <text:p>30345608</text:p>
              </table:table-cell>
              <table:table-cell office:value-type="float" office:value="27057512">
                <text:p>27057512</text:p>
              </table:table-cell>
              <table:table-cell office:value-type="float" office:value="26776272">
                <text:p>26776272</text:p>
              </table:table-cell>
              <table:table-cell office:value-type="float" office:value="28414016">
                <text:p>284140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527656">
                <text:p>52527656</text:p>
              </table:table-cell>
              <table:table-cell office:value-type="float" office:value="31491912">
                <text:p>31491912</text:p>
              </table:table-cell>
              <table:table-cell office:value-type="float" office:value="0">
                <text:p>0</text:p>
              </table:table-cell>
              <table:table-cell office:value-type="float" office:value="30345608">
                <text:p>30345608</text:p>
              </table:table-cell>
              <table:table-cell office:value-type="float" office:value="27057512">
                <text:p>27057512</text:p>
              </table:table-cell>
              <table:table-cell office:value-type="float" office:value="26776272">
                <text:p>26776272</text:p>
              </table:table-cell>
              <table:table-cell office:value-type="float" office:value="28414016">
                <text:p>284140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2671056">
                <text:p>52671056</text:p>
              </table:table-cell>
              <table:table-cell office:value-type="float" office:value="31492112">
                <text:p>31492112</text:p>
              </table:table-cell>
              <table:table-cell office:value-type="float" office:value="0">
                <text:p>0</text:p>
              </table:table-cell>
              <table:table-cell office:value-type="float" office:value="30409232">
                <text:p>30409232</text:p>
              </table:table-cell>
              <table:table-cell office:value-type="float" office:value="27057512">
                <text:p>27057512</text:p>
              </table:table-cell>
              <table:table-cell office:value-type="float" office:value="26780344">
                <text:p>26780344</text:p>
              </table:table-cell>
              <table:table-cell office:value-type="float" office:value="28414016">
                <text:p>284140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2767392">
                <text:p>52767392</text:p>
              </table:table-cell>
              <table:table-cell office:value-type="float" office:value="31492656">
                <text:p>31492656</text:p>
              </table:table-cell>
              <table:table-cell office:value-type="float" office:value="0">
                <text:p>0</text:p>
              </table:table-cell>
              <table:table-cell office:value-type="float" office:value="30409232">
                <text:p>30409232</text:p>
              </table:table-cell>
              <table:table-cell office:value-type="float" office:value="27063272">
                <text:p>27063272</text:p>
              </table:table-cell>
              <table:table-cell office:value-type="float" office:value="26780344">
                <text:p>26780344</text:p>
              </table:table-cell>
              <table:table-cell office:value-type="float" office:value="28419320">
                <text:p>284193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2773216">
                <text:p>52773216</text:p>
              </table:table-cell>
              <table:table-cell office:value-type="float" office:value="31516560">
                <text:p>31516560</text:p>
              </table:table-cell>
              <table:table-cell office:value-type="float" office:value="0">
                <text:p>0</text:p>
              </table:table-cell>
              <table:table-cell office:value-type="float" office:value="30409232">
                <text:p>30409232</text:p>
              </table:table-cell>
              <table:table-cell office:value-type="float" office:value="27063272">
                <text:p>27063272</text:p>
              </table:table-cell>
              <table:table-cell office:value-type="float" office:value="26853848">
                <text:p>26853848</text:p>
              </table:table-cell>
              <table:table-cell office:value-type="float" office:value="28419320">
                <text:p>284193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2773672">
                <text:p>52773672</text:p>
              </table:table-cell>
              <table:table-cell office:value-type="float" office:value="31517296">
                <text:p>31517296</text:p>
              </table:table-cell>
              <table:table-cell office:value-type="float" office:value="0">
                <text:p>0</text:p>
              </table:table-cell>
              <table:table-cell office:value-type="float" office:value="30415400">
                <text:p>30415400</text:p>
              </table:table-cell>
              <table:table-cell office:value-type="float" office:value="27069032">
                <text:p>27069032</text:p>
              </table:table-cell>
              <table:table-cell office:value-type="float" office:value="26853848">
                <text:p>26853848</text:p>
              </table:table-cell>
              <table:table-cell office:value-type="float" office:value="28570392">
                <text:p>285703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2775032">
                <text:p>52775032</text:p>
              </table:table-cell>
              <table:table-cell office:value-type="float" office:value="31517480">
                <text:p>31517480</text:p>
              </table:table-cell>
              <table:table-cell office:value-type="float" office:value="0">
                <text:p>0</text:p>
              </table:table-cell>
              <table:table-cell office:value-type="float" office:value="30415400">
                <text:p>30415400</text:p>
              </table:table-cell>
              <table:table-cell office:value-type="float" office:value="27069032">
                <text:p>27069032</text:p>
              </table:table-cell>
              <table:table-cell office:value-type="float" office:value="26853848">
                <text:p>26853848</text:p>
              </table:table-cell>
              <table:table-cell office:value-type="float" office:value="28571216">
                <text:p>285712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2775488">
                <text:p>52775488</text:p>
              </table:table-cell>
              <table:table-cell office:value-type="float" office:value="31517664">
                <text:p>31517664</text:p>
              </table:table-cell>
              <table:table-cell office:value-type="float" office:value="0">
                <text:p>0</text:p>
              </table:table-cell>
              <table:table-cell office:value-type="float" office:value="30419712">
                <text:p>30419712</text:p>
              </table:table-cell>
              <table:table-cell office:value-type="float" office:value="27069032">
                <text:p>27069032</text:p>
              </table:table-cell>
              <table:table-cell office:value-type="float" office:value="26853848">
                <text:p>26853848</text:p>
              </table:table-cell>
              <table:table-cell office:value-type="float" office:value="28571216">
                <text:p>285712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3018576">
                <text:p>53018576</text:p>
              </table:table-cell>
              <table:table-cell office:value-type="float" office:value="31522672">
                <text:p>31522672</text:p>
              </table:table-cell>
              <table:table-cell office:value-type="float" office:value="0">
                <text:p>0</text:p>
              </table:table-cell>
              <table:table-cell office:value-type="float" office:value="30419712">
                <text:p>30419712</text:p>
              </table:table-cell>
              <table:table-cell office:value-type="float" office:value="27161128">
                <text:p>27161128</text:p>
              </table:table-cell>
              <table:table-cell office:value-type="float" office:value="26853848">
                <text:p>26853848</text:p>
              </table:table-cell>
              <table:table-cell office:value-type="float" office:value="28571216">
                <text:p>285712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3324176">
                <text:p>53324176</text:p>
              </table:table-cell>
              <table:table-cell office:value-type="float" office:value="31592576">
                <text:p>31592576</text:p>
              </table:table-cell>
              <table:table-cell office:value-type="float" office:value="0">
                <text:p>0</text:p>
              </table:table-cell>
              <table:table-cell office:value-type="float" office:value="30419712">
                <text:p>30419712</text:p>
              </table:table-cell>
              <table:table-cell office:value-type="float" office:value="27161128">
                <text:p>27161128</text:p>
              </table:table-cell>
              <table:table-cell office:value-type="float" office:value="26857920">
                <text:p>26857920</text:p>
              </table:table-cell>
              <table:table-cell office:value-type="float" office:value="28571216">
                <text:p>28571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3332168">
                <text:p>53332168</text:p>
              </table:table-cell>
              <table:table-cell office:value-type="float" office:value="31593312">
                <text:p>31593312</text:p>
              </table:table-cell>
              <table:table-cell office:value-type="float" office:value="0">
                <text:p>0</text:p>
              </table:table-cell>
              <table:table-cell office:value-type="float" office:value="30424024">
                <text:p>30424024</text:p>
              </table:table-cell>
              <table:table-cell office:value-type="float" office:value="27161128">
                <text:p>27161128</text:p>
              </table:table-cell>
              <table:table-cell office:value-type="float" office:value="26857920">
                <text:p>26857920</text:p>
              </table:table-cell>
              <table:table-cell office:value-type="float" office:value="28576784">
                <text:p>285767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3332288">
                <text:p>53332288</text:p>
              </table:table-cell>
              <table:table-cell office:value-type="float" office:value="31597760">
                <text:p>31597760</text:p>
              </table:table-cell>
              <table:table-cell office:value-type="float" office:value="0">
                <text:p>0</text:p>
              </table:table-cell>
              <table:table-cell office:value-type="float" office:value="30424024">
                <text:p>30424024</text:p>
              </table:table-cell>
              <table:table-cell office:value-type="float" office:value="27161128">
                <text:p>27161128</text:p>
              </table:table-cell>
              <table:table-cell office:value-type="float" office:value="26862696">
                <text:p>26862696</text:p>
              </table:table-cell>
              <table:table-cell office:value-type="float" office:value="28576784">
                <text:p>285767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3339672">
                <text:p>53339672</text:p>
              </table:table-cell>
              <table:table-cell office:value-type="float" office:value="31597960">
                <text:p>31597960</text:p>
              </table:table-cell>
              <table:table-cell office:value-type="float" office:value="0">
                <text:p>0</text:p>
              </table:table-cell>
              <table:table-cell office:value-type="float" office:value="30486960">
                <text:p>30486960</text:p>
              </table:table-cell>
              <table:table-cell office:value-type="float" office:value="27167152">
                <text:p>27167152</text:p>
              </table:table-cell>
              <table:table-cell office:value-type="float" office:value="26862696">
                <text:p>26862696</text:p>
              </table:table-cell>
              <table:table-cell office:value-type="float" office:value="28582920">
                <text:p>285829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3341504">
                <text:p>53341504</text:p>
              </table:table-cell>
              <table:table-cell office:value-type="float" office:value="31598504">
                <text:p>31598504</text:p>
              </table:table-cell>
              <table:table-cell office:value-type="float" office:value="0">
                <text:p>0</text:p>
              </table:table-cell>
              <table:table-cell office:value-type="float" office:value="30486960">
                <text:p>30486960</text:p>
              </table:table-cell>
              <table:table-cell office:value-type="float" office:value="27167152">
                <text:p>27167152</text:p>
              </table:table-cell>
              <table:table-cell office:value-type="float" office:value="26936480">
                <text:p>26936480</text:p>
              </table:table-cell>
              <table:table-cell office:value-type="float" office:value="28582920">
                <text:p>285829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3421544">
                <text:p>53421544</text:p>
              </table:table-cell>
              <table:table-cell office:value-type="float" office:value="31602688">
                <text:p>31602688</text:p>
              </table:table-cell>
              <table:table-cell office:value-type="float" office:value="0">
                <text:p>0</text:p>
              </table:table-cell>
              <table:table-cell office:value-type="float" office:value="30486960">
                <text:p>30486960</text:p>
              </table:table-cell>
              <table:table-cell office:value-type="float" office:value="27167152">
                <text:p>27167152</text:p>
              </table:table-cell>
              <table:table-cell office:value-type="float" office:value="26936480">
                <text:p>26936480</text:p>
              </table:table-cell>
              <table:table-cell office:value-type="float" office:value="28582920">
                <text:p>285829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3422592">
                <text:p>53422592</text:p>
              </table:table-cell>
              <table:table-cell office:value-type="float" office:value="31603424">
                <text:p>31603424</text:p>
              </table:table-cell>
              <table:table-cell office:value-type="float" office:value="0">
                <text:p>0</text:p>
              </table:table-cell>
              <table:table-cell office:value-type="float" office:value="30486960">
                <text:p>30486960</text:p>
              </table:table-cell>
              <table:table-cell office:value-type="float" office:value="27172912">
                <text:p>27172912</text:p>
              </table:table-cell>
              <table:table-cell office:value-type="float" office:value="26936480">
                <text:p>26936480</text:p>
              </table:table-cell>
              <table:table-cell office:value-type="float" office:value="28667000">
                <text:p>28667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3422712">
                <text:p>53422712</text:p>
              </table:table-cell>
              <table:table-cell office:value-type="float" office:value="31607608">
                <text:p>31607608</text:p>
              </table:table-cell>
              <table:table-cell office:value-type="float" office:value="0">
                <text:p>0</text:p>
              </table:table-cell>
              <table:table-cell office:value-type="float" office:value="30486960">
                <text:p>30486960</text:p>
              </table:table-cell>
              <table:table-cell office:value-type="float" office:value="27172912">
                <text:p>27172912</text:p>
              </table:table-cell>
              <table:table-cell office:value-type="float" office:value="26940816">
                <text:p>26940816</text:p>
              </table:table-cell>
              <table:table-cell office:value-type="float" office:value="28667000">
                <text:p>28667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3427416">
                <text:p>53427416</text:p>
              </table:table-cell>
              <table:table-cell office:value-type="float" office:value="31607792">
                <text:p>31607792</text:p>
              </table:table-cell>
              <table:table-cell office:value-type="float" office:value="0">
                <text:p>0</text:p>
              </table:table-cell>
              <table:table-cell office:value-type="float" office:value="30491808">
                <text:p>30491808</text:p>
              </table:table-cell>
              <table:table-cell office:value-type="float" office:value="27178672">
                <text:p>27178672</text:p>
              </table:table-cell>
              <table:table-cell office:value-type="float" office:value="26940816">
                <text:p>26940816</text:p>
              </table:table-cell>
              <table:table-cell office:value-type="float" office:value="28672568">
                <text:p>286725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3429248">
                <text:p>53429248</text:p>
              </table:table-cell>
              <table:table-cell office:value-type="float" office:value="31612800">
                <text:p>31612800</text:p>
              </table:table-cell>
              <table:table-cell office:value-type="float" office:value="0">
                <text:p>0</text:p>
              </table:table-cell>
              <table:table-cell office:value-type="float" office:value="29594640">
                <text:p>29594640</text:p>
              </table:table-cell>
              <table:table-cell office:value-type="float" office:value="27199624">
                <text:p>27199624</text:p>
              </table:table-cell>
              <table:table-cell office:value-type="float" office:value="26940816">
                <text:p>26940816</text:p>
              </table:table-cell>
              <table:table-cell office:value-type="float" office:value="28672568">
                <text:p>286725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3433688">
                <text:p>53433688</text:p>
              </table:table-cell>
              <table:table-cell office:value-type="float" office:value="31612984">
                <text:p>31612984</text:p>
              </table:table-cell>
              <table:table-cell office:value-type="float" office:value="0">
                <text:p>0</text:p>
              </table:table-cell>
              <table:table-cell office:value-type="float" office:value="27009672">
                <text:p>27009672</text:p>
              </table:table-cell>
              <table:table-cell office:value-type="float" office:value="27199624">
                <text:p>27199624</text:p>
              </table:table-cell>
              <table:table-cell office:value-type="float" office:value="26940816">
                <text:p>26940816</text:p>
              </table:table-cell>
              <table:table-cell office:value-type="float" office:value="28672568">
                <text:p>286725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3434544">
                <text:p>53434544</text:p>
              </table:table-cell>
              <table:table-cell office:value-type="float" office:value="31614008">
                <text:p>31614008</text:p>
              </table:table-cell>
              <table:table-cell office:value-type="float" office:value="0">
                <text:p>0</text:p>
              </table:table-cell>
              <table:table-cell office:value-type="float" office:value="27009672">
                <text:p>27009672</text:p>
              </table:table-cell>
              <table:table-cell office:value-type="float" office:value="27199624">
                <text:p>27199624</text:p>
              </table:table-cell>
              <table:table-cell office:value-type="float" office:value="26940816">
                <text:p>26940816</text:p>
              </table:table-cell>
              <table:table-cell office:value-type="float" office:value="28672568">
                <text:p>286725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3520312">
                <text:p>53520312</text:p>
              </table:table-cell>
              <table:table-cell office:value-type="float" office:value="31749632">
                <text:p>31749632</text:p>
              </table:table-cell>
              <table:table-cell office:value-type="float" office:value="0">
                <text:p>0</text:p>
              </table:table-cell>
              <table:table-cell office:value-type="float" office:value="27009672">
                <text:p>27009672</text:p>
              </table:table-cell>
              <table:table-cell office:value-type="float" office:value="27199624">
                <text:p>27199624</text:p>
              </table:table-cell>
              <table:table-cell office:value-type="float" office:value="26944888">
                <text:p>26944888</text:p>
              </table:table-cell>
              <table:table-cell office:value-type="float" office:value="28672568">
                <text:p>286725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3520432">
                <text:p>53520432</text:p>
              </table:table-cell>
              <table:table-cell office:value-type="float" office:value="31750176">
                <text:p>31750176</text:p>
              </table:table-cell>
              <table:table-cell office:value-type="float" office:value="0">
                <text:p>0</text:p>
              </table:table-cell>
              <table:table-cell office:value-type="float" office:value="27043328">
                <text:p>27043328</text:p>
              </table:table-cell>
              <table:table-cell office:value-type="float" office:value="27205328">
                <text:p>27205328</text:p>
              </table:table-cell>
              <table:table-cell office:value-type="float" office:value="26944888">
                <text:p>26944888</text:p>
              </table:table-cell>
              <table:table-cell office:value-type="float" office:value="28677872">
                <text:p>286778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3522488">
                <text:p>53522488</text:p>
              </table:table-cell>
              <table:table-cell office:value-type="float" office:value="31754624">
                <text:p>31754624</text:p>
              </table:table-cell>
              <table:table-cell office:value-type="float" office:value="0">
                <text:p>0</text:p>
              </table:table-cell>
              <table:table-cell office:value-type="float" office:value="27043328">
                <text:p>27043328</text:p>
              </table:table-cell>
              <table:table-cell office:value-type="float" office:value="27205328">
                <text:p>27205328</text:p>
              </table:table-cell>
              <table:table-cell office:value-type="float" office:value="27057032">
                <text:p>27057032</text:p>
              </table:table-cell>
              <table:table-cell office:value-type="float" office:value="28677872">
                <text:p>286778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3526928">
                <text:p>53526928</text:p>
              </table:table-cell>
              <table:table-cell office:value-type="float" office:value="31754808">
                <text:p>31754808</text:p>
              </table:table-cell>
              <table:table-cell office:value-type="float" office:value="0">
                <text:p>0</text:p>
              </table:table-cell>
              <table:table-cell office:value-type="float" office:value="27047584">
                <text:p>27047584</text:p>
              </table:table-cell>
              <table:table-cell office:value-type="float" office:value="27205328">
                <text:p>27205328</text:p>
              </table:table-cell>
              <table:table-cell office:value-type="float" office:value="27062392">
                <text:p>27062392</text:p>
              </table:table-cell>
              <table:table-cell office:value-type="float" office:value="28677872">
                <text:p>286778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3527784">
                <text:p>53527784</text:p>
              </table:table-cell>
              <table:table-cell office:value-type="float" office:value="31755544">
                <text:p>31755544</text:p>
              </table:table-cell>
              <table:table-cell office:value-type="float" office:value="0">
                <text:p>0</text:p>
              </table:table-cell>
              <table:table-cell office:value-type="float" office:value="26702376">
                <text:p>26702376</text:p>
              </table:table-cell>
              <table:table-cell office:value-type="float" office:value="27211032">
                <text:p>27211032</text:p>
              </table:table-cell>
              <table:table-cell office:value-type="float" office:value="27062392">
                <text:p>27062392</text:p>
              </table:table-cell>
              <table:table-cell office:value-type="float" office:value="28854440">
                <text:p>288544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354560">
                <text:p>34354560</text:p>
              </table:table-cell>
              <table:table-cell office:value-type="float" office:value="31755744">
                <text:p>31755744</text:p>
              </table:table-cell>
              <table:table-cell office:value-type="float" office:value="0">
                <text:p>0</text:p>
              </table:table-cell>
              <table:table-cell office:value-type="float" office:value="26702376">
                <text:p>26702376</text:p>
              </table:table-cell>
              <table:table-cell office:value-type="float" office:value="27211032">
                <text:p>27211032</text:p>
              </table:table-cell>
              <table:table-cell office:value-type="float" office:value="27066464">
                <text:p>27066464</text:p>
              </table:table-cell>
              <table:table-cell office:value-type="float" office:value="28854440">
                <text:p>2885444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4548888">
                <text:p>34548888</text:p>
              </table:table-cell>
              <table:table-cell office:value-type="float" office:value="31756408">
                <text:p>31756408</text:p>
              </table:table-cell>
              <table:table-cell office:value-type="float" office:value="0">
                <text:p>0</text:p>
              </table:table-cell>
              <table:table-cell office:value-type="float" office:value="27021960">
                <text:p>27021960</text:p>
              </table:table-cell>
              <table:table-cell office:value-type="float" office:value="27216736">
                <text:p>27216736</text:p>
              </table:table-cell>
              <table:table-cell office:value-type="float" office:value="27066464">
                <text:p>27066464</text:p>
              </table:table-cell>
              <table:table-cell office:value-type="float" office:value="28859744">
                <text:p>288597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040952">
                <text:p>35040952</text:p>
              </table:table-cell>
              <table:table-cell office:value-type="float" office:value="31765056">
                <text:p>31765056</text:p>
              </table:table-cell>
              <table:table-cell office:value-type="float" office:value="0">
                <text:p>0</text:p>
              </table:table-cell>
              <table:table-cell office:value-type="float" office:value="27021960">
                <text:p>27021960</text:p>
              </table:table-cell>
              <table:table-cell office:value-type="float" office:value="27295576">
                <text:p>27295576</text:p>
              </table:table-cell>
              <table:table-cell office:value-type="float" office:value="27066464">
                <text:p>27066464</text:p>
              </table:table-cell>
              <table:table-cell office:value-type="float" office:value="28859744">
                <text:p>288597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047056">
                <text:p>35047056</text:p>
              </table:table-cell>
              <table:table-cell office:value-type="float" office:value="31765240">
                <text:p>31765240</text:p>
              </table:table-cell>
              <table:table-cell office:value-type="float" office:value="0">
                <text:p>0</text:p>
              </table:table-cell>
              <table:table-cell office:value-type="float" office:value="27021960">
                <text:p>27021960</text:p>
              </table:table-cell>
              <table:table-cell office:value-type="float" office:value="27295576">
                <text:p>27295576</text:p>
              </table:table-cell>
              <table:table-cell office:value-type="float" office:value="27066464">
                <text:p>27066464</text:p>
              </table:table-cell>
              <table:table-cell office:value-type="float" office:value="28859744">
                <text:p>288597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3535048">
                <text:p>33535048</text:p>
              </table:table-cell>
              <table:table-cell office:value-type="float" office:value="31765976">
                <text:p>31765976</text:p>
              </table:table-cell>
              <table:table-cell office:value-type="float" office:value="0">
                <text:p>0</text:p>
              </table:table-cell>
              <table:table-cell office:value-type="float" office:value="27021960">
                <text:p>27021960</text:p>
              </table:table-cell>
              <table:table-cell office:value-type="float" office:value="27301624">
                <text:p>27301624</text:p>
              </table:table-cell>
              <table:table-cell office:value-type="float" office:value="27066464">
                <text:p>27066464</text:p>
              </table:table-cell>
              <table:table-cell office:value-type="float" office:value="28859744">
                <text:p>288597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3535168">
                <text:p>33535168</text:p>
              </table:table-cell>
              <table:table-cell office:value-type="float" office:value="31770160">
                <text:p>31770160</text:p>
              </table:table-cell>
              <table:table-cell office:value-type="float" office:value="0">
                <text:p>0</text:p>
              </table:table-cell>
              <table:table-cell office:value-type="float" office:value="29102464">
                <text:p>29102464</text:p>
              </table:table-cell>
              <table:table-cell office:value-type="float" office:value="27301624">
                <text:p>27301624</text:p>
              </table:table-cell>
              <table:table-cell office:value-type="float" office:value="27070536">
                <text:p>27070536</text:p>
              </table:table-cell>
              <table:table-cell office:value-type="float" office:value="28859744">
                <text:p>288597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3536744">
                <text:p>33536744</text:p>
              </table:table-cell>
              <table:table-cell office:value-type="float" office:value="31770704">
                <text:p>31770704</text:p>
              </table:table-cell>
              <table:table-cell office:value-type="float" office:value="0">
                <text:p>0</text:p>
              </table:table-cell>
              <table:table-cell office:value-type="float" office:value="24919352">
                <text:p>24919352</text:p>
              </table:table-cell>
              <table:table-cell office:value-type="float" office:value="27307328">
                <text:p>27307328</text:p>
              </table:table-cell>
              <table:table-cell office:value-type="float" office:value="27070536">
                <text:p>27070536</text:p>
              </table:table-cell>
              <table:table-cell office:value-type="float" office:value="28865048">
                <text:p>288650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3538256">
                <text:p>33538256</text:p>
              </table:table-cell>
              <table:table-cell office:value-type="float" office:value="31840616">
                <text:p>31840616</text:p>
              </table:table-cell>
              <table:table-cell office:value-type="float" office:value="0">
                <text:p>0</text:p>
              </table:table-cell>
              <table:table-cell office:value-type="float" office:value="24919352">
                <text:p>24919352</text:p>
              </table:table-cell>
              <table:table-cell office:value-type="float" office:value="27307328">
                <text:p>27307328</text:p>
              </table:table-cell>
              <table:table-cell office:value-type="float" office:value="27158464">
                <text:p>27158464</text:p>
              </table:table-cell>
              <table:table-cell office:value-type="float" office:value="28865048">
                <text:p>288650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3542736">
                <text:p>33542736</text:p>
              </table:table-cell>
              <table:table-cell office:value-type="float" office:value="31841352">
                <text:p>31841352</text:p>
              </table:table-cell>
              <table:table-cell office:value-type="float" office:value="0">
                <text:p>0</text:p>
              </table:table-cell>
              <table:table-cell office:value-type="float" office:value="24923872">
                <text:p>24923872</text:p>
              </table:table-cell>
              <table:table-cell office:value-type="float" office:value="27307328">
                <text:p>27307328</text:p>
              </table:table-cell>
              <table:table-cell office:value-type="float" office:value="27158464">
                <text:p>27158464</text:p>
              </table:table-cell>
              <table:table-cell office:value-type="float" office:value="28870352">
                <text:p>288703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543592">
                <text:p>33543592</text:p>
              </table:table-cell>
              <table:table-cell office:value-type="float" office:value="31841536">
                <text:p>31841536</text:p>
              </table:table-cell>
              <table:table-cell office:value-type="float" office:value="0">
                <text:p>0</text:p>
              </table:table-cell>
              <table:table-cell office:value-type="float" office:value="24923872">
                <text:p>24923872</text:p>
              </table:table-cell>
              <table:table-cell office:value-type="float" office:value="27313032">
                <text:p>27313032</text:p>
              </table:table-cell>
              <table:table-cell office:value-type="float" office:value="27158464">
                <text:p>27158464</text:p>
              </table:table-cell>
              <table:table-cell office:value-type="float" office:value="28944384">
                <text:p>289443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3548032">
                <text:p>33548032</text:p>
              </table:table-cell>
              <table:table-cell office:value-type="float" office:value="31841720">
                <text:p>31841720</text:p>
              </table:table-cell>
              <table:table-cell office:value-type="float" office:value="0">
                <text:p>0</text:p>
              </table:table-cell>
              <table:table-cell office:value-type="float" office:value="24923872">
                <text:p>24923872</text:p>
              </table:table-cell>
              <table:table-cell office:value-type="float" office:value="27313032">
                <text:p>27313032</text:p>
              </table:table-cell>
              <table:table-cell office:value-type="float" office:value="27162536">
                <text:p>27162536</text:p>
              </table:table-cell>
              <table:table-cell office:value-type="float" office:value="28944384">
                <text:p>289443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3548512">
                <text:p>33548512</text:p>
              </table:table-cell>
              <table:table-cell office:value-type="float" office:value="31842264">
                <text:p>31842264</text:p>
              </table:table-cell>
              <table:table-cell office:value-type="float" office:value="0">
                <text:p>0</text:p>
              </table:table-cell>
              <table:table-cell office:value-type="float" office:value="24928128">
                <text:p>24928128</text:p>
              </table:table-cell>
              <table:table-cell office:value-type="float" office:value="27318736">
                <text:p>27318736</text:p>
              </table:table-cell>
              <table:table-cell office:value-type="float" office:value="27162536">
                <text:p>27162536</text:p>
              </table:table-cell>
              <table:table-cell office:value-type="float" office:value="28949952">
                <text:p>289499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3549984">
                <text:p>33549984</text:p>
              </table:table-cell>
              <table:table-cell office:value-type="float" office:value="31851176">
                <text:p>31851176</text:p>
              </table:table-cell>
              <table:table-cell office:value-type="float" office:value="0">
                <text:p>0</text:p>
              </table:table-cell>
              <table:table-cell office:value-type="float" office:value="24928128">
                <text:p>24928128</text:p>
              </table:table-cell>
              <table:table-cell office:value-type="float" office:value="27327136">
                <text:p>27327136</text:p>
              </table:table-cell>
              <table:table-cell office:value-type="float" office:value="27162536">
                <text:p>27162536</text:p>
              </table:table-cell>
              <table:table-cell office:value-type="float" office:value="28949952">
                <text:p>289499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621872">
                <text:p>33621872</text:p>
              </table:table-cell>
              <table:table-cell office:value-type="float" office:value="31851912">
                <text:p>31851912</text:p>
              </table:table-cell>
              <table:table-cell office:value-type="float" office:value="0">
                <text:p>0</text:p>
              </table:table-cell>
              <table:table-cell office:value-type="float" office:value="24928128">
                <text:p>24928128</text:p>
              </table:table-cell>
              <table:table-cell office:value-type="float" office:value="27327136">
                <text:p>27327136</text:p>
              </table:table-cell>
              <table:table-cell office:value-type="float" office:value="27162536">
                <text:p>27162536</text:p>
              </table:table-cell>
              <table:table-cell office:value-type="float" office:value="28949952">
                <text:p>289499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3622728">
                <text:p>33622728</text:p>
              </table:table-cell>
              <table:table-cell office:value-type="float" office:value="31852096">
                <text:p>31852096</text:p>
              </table:table-cell>
              <table:table-cell office:value-type="float" office:value="0">
                <text:p>0</text:p>
              </table:table-cell>
              <table:table-cell office:value-type="float" office:value="24928128">
                <text:p>24928128</text:p>
              </table:table-cell>
              <table:table-cell office:value-type="float" office:value="27332840">
                <text:p>27332840</text:p>
              </table:table-cell>
              <table:table-cell office:value-type="float" office:value="27162536">
                <text:p>27162536</text:p>
              </table:table-cell>
              <table:table-cell office:value-type="float" office:value="28949952">
                <text:p>289499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3627432">
                <text:p>33627432</text:p>
              </table:table-cell>
              <table:table-cell office:value-type="float" office:value="31856296">
                <text:p>31856296</text:p>
              </table:table-cell>
              <table:table-cell office:value-type="float" office:value="0">
                <text:p>0</text:p>
              </table:table-cell>
              <table:table-cell office:value-type="float" office:value="24928128">
                <text:p>24928128</text:p>
              </table:table-cell>
              <table:table-cell office:value-type="float" office:value="27332840">
                <text:p>27332840</text:p>
              </table:table-cell>
              <table:table-cell office:value-type="float" office:value="27166608">
                <text:p>27166608</text:p>
              </table:table-cell>
              <table:table-cell office:value-type="float" office:value="28949952">
                <text:p>289499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628648">
                <text:p>33628648</text:p>
              </table:table-cell>
              <table:table-cell office:value-type="float" office:value="31856840">
                <text:p>31856840</text:p>
              </table:table-cell>
              <table:table-cell office:value-type="float" office:value="0">
                <text:p>0</text:p>
              </table:table-cell>
              <table:table-cell office:value-type="float" office:value="24936592">
                <text:p>24936592</text:p>
              </table:table-cell>
              <table:table-cell office:value-type="float" office:value="27332840">
                <text:p>27332840</text:p>
              </table:table-cell>
              <table:table-cell office:value-type="float" office:value="27166608">
                <text:p>27166608</text:p>
              </table:table-cell>
              <table:table-cell office:value-type="float" office:value="28955400">
                <text:p>289554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629384">
                <text:p>33629384</text:p>
              </table:table-cell>
              <table:table-cell office:value-type="float" office:value="31861024">
                <text:p>31861024</text:p>
              </table:table-cell>
              <table:table-cell office:value-type="float" office:value="0">
                <text:p>0</text:p>
              </table:table-cell>
              <table:table-cell office:value-type="float" office:value="24936592">
                <text:p>24936592</text:p>
              </table:table-cell>
              <table:table-cell office:value-type="float" office:value="27332840">
                <text:p>27332840</text:p>
              </table:table-cell>
              <table:table-cell office:value-type="float" office:value="27275528">
                <text:p>27275528</text:p>
              </table:table-cell>
              <table:table-cell office:value-type="float" office:value="28955400">
                <text:p>289554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633824">
                <text:p>33633824</text:p>
              </table:table-cell>
              <table:table-cell office:value-type="float" office:value="31861760">
                <text:p>31861760</text:p>
              </table:table-cell>
              <table:table-cell office:value-type="float" office:value="0">
                <text:p>0</text:p>
              </table:table-cell>
              <table:table-cell office:value-type="float" office:value="24940848">
                <text:p>24940848</text:p>
              </table:table-cell>
              <table:table-cell office:value-type="float" office:value="27338544">
                <text:p>27338544</text:p>
              </table:table-cell>
              <table:table-cell office:value-type="float" office:value="27275528">
                <text:p>27275528</text:p>
              </table:table-cell>
              <table:table-cell office:value-type="float" office:value="28960704">
                <text:p>289607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634680">
                <text:p>33634680</text:p>
              </table:table-cell>
              <table:table-cell office:value-type="float" office:value="31861944">
                <text:p>31861944</text:p>
              </table:table-cell>
              <table:table-cell office:value-type="float" office:value="0">
                <text:p>0</text:p>
              </table:table-cell>
              <table:table-cell office:value-type="float" office:value="24940848">
                <text:p>24940848</text:p>
              </table:table-cell>
              <table:table-cell office:value-type="float" office:value="27338544">
                <text:p>27338544</text:p>
              </table:table-cell>
              <table:table-cell office:value-type="float" office:value="27275528">
                <text:p>27275528</text:p>
              </table:table-cell>
              <table:table-cell office:value-type="float" office:value="28969864">
                <text:p>289698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639120">
                <text:p>33639120</text:p>
              </table:table-cell>
              <table:table-cell office:value-type="float" office:value="31862128">
                <text:p>31862128</text:p>
              </table:table-cell>
              <table:table-cell office:value-type="float" office:value="0">
                <text:p>0</text:p>
              </table:table-cell>
              <table:table-cell office:value-type="float" office:value="24941344">
                <text:p>24941344</text:p>
              </table:table-cell>
              <table:table-cell office:value-type="float" office:value="27338544">
                <text:p>27338544</text:p>
              </table:table-cell>
              <table:table-cell office:value-type="float" office:value="27280000">
                <text:p>27280000</text:p>
              </table:table-cell>
              <table:table-cell office:value-type="float" office:value="28969864">
                <text:p>289698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640952">
                <text:p>33640952</text:p>
              </table:table-cell>
              <table:table-cell office:value-type="float" office:value="31862672">
                <text:p>31862672</text:p>
              </table:table-cell>
              <table:table-cell office:value-type="float" office:value="0">
                <text:p>0</text:p>
              </table:table-cell>
              <table:table-cell office:value-type="float" office:value="24945104">
                <text:p>24945104</text:p>
              </table:table-cell>
              <table:table-cell office:value-type="float" office:value="27344248">
                <text:p>27344248</text:p>
              </table:table-cell>
              <table:table-cell office:value-type="float" office:value="27280000">
                <text:p>27280000</text:p>
              </table:table-cell>
              <table:table-cell office:value-type="float" office:value="28969864">
                <text:p>289698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645392">
                <text:p>33645392</text:p>
              </table:table-cell>
              <table:table-cell office:value-type="float" office:value="31937176">
                <text:p>31937176</text:p>
              </table:table-cell>
              <table:table-cell office:value-type="float" office:value="0">
                <text:p>0</text:p>
              </table:table-cell>
              <table:table-cell office:value-type="float" office:value="24945104">
                <text:p>24945104</text:p>
              </table:table-cell>
              <table:table-cell office:value-type="float" office:value="27059488">
                <text:p>27059488</text:p>
              </table:table-cell>
              <table:table-cell office:value-type="float" office:value="27292360">
                <text:p>27292360</text:p>
              </table:table-cell>
              <table:table-cell office:value-type="float" office:value="28969864">
                <text:p>289698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645512">
                <text:p>33645512</text:p>
              </table:table-cell>
              <table:table-cell office:value-type="float" office:value="31937912">
                <text:p>31937912</text:p>
              </table:table-cell>
              <table:table-cell office:value-type="float" office:value="0">
                <text:p>0</text:p>
              </table:table-cell>
              <table:table-cell office:value-type="float" office:value="24949360">
                <text:p>24949360</text:p>
              </table:table-cell>
              <table:table-cell office:value-type="float" office:value="27065496">
                <text:p>27065496</text:p>
              </table:table-cell>
              <table:table-cell office:value-type="float" office:value="27292360">
                <text:p>27292360</text:p>
              </table:table-cell>
              <table:table-cell office:value-type="float" office:value="28975168">
                <text:p>289751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646368">
                <text:p>33646368</text:p>
              </table:table-cell>
              <table:table-cell office:value-type="float" office:value="31938096">
                <text:p>31938096</text:p>
              </table:table-cell>
              <table:table-cell office:value-type="float" office:value="0">
                <text:p>0</text:p>
              </table:table-cell>
              <table:table-cell office:value-type="float" office:value="24949360">
                <text:p>24949360</text:p>
              </table:table-cell>
              <table:table-cell office:value-type="float" office:value="27065496">
                <text:p>27065496</text:p>
              </table:table-cell>
              <table:table-cell office:value-type="float" office:value="27292360">
                <text:p>27292360</text:p>
              </table:table-cell>
              <table:table-cell office:value-type="float" office:value="28975168">
                <text:p>289751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718296">
                <text:p>33718296</text:p>
              </table:table-cell>
              <table:table-cell office:value-type="float" office:value="31938280">
                <text:p>31938280</text:p>
              </table:table-cell>
              <table:table-cell office:value-type="float" office:value="0">
                <text:p>0</text:p>
              </table:table-cell>
              <table:table-cell office:value-type="float" office:value="24949360">
                <text:p>24949360</text:p>
              </table:table-cell>
              <table:table-cell office:value-type="float" office:value="27065496">
                <text:p>27065496</text:p>
              </table:table-cell>
              <table:table-cell office:value-type="float" office:value="27292360">
                <text:p>27292360</text:p>
              </table:table-cell>
              <table:table-cell office:value-type="float" office:value="28975168">
                <text:p>289751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720128">
                <text:p>33720128</text:p>
              </table:table-cell>
              <table:table-cell office:value-type="float" office:value="31938824">
                <text:p>31938824</text:p>
              </table:table-cell>
              <table:table-cell office:value-type="float" office:value="0">
                <text:p>0</text:p>
              </table:table-cell>
              <table:table-cell office:value-type="float" office:value="25009024">
                <text:p>25009024</text:p>
              </table:table-cell>
              <table:table-cell office:value-type="float" office:value="27065496">
                <text:p>27065496</text:p>
              </table:table-cell>
              <table:table-cell office:value-type="float" office:value="27292360">
                <text:p>27292360</text:p>
              </table:table-cell>
              <table:table-cell office:value-type="float" office:value="28980472">
                <text:p>289804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724832">
                <text:p>33724832</text:p>
              </table:table-cell>
              <table:table-cell office:value-type="float" office:value="31943288">
                <text:p>31943288</text:p>
              </table:table-cell>
              <table:table-cell office:value-type="float" office:value="0">
                <text:p>0</text:p>
              </table:table-cell>
              <table:table-cell office:value-type="float" office:value="25009024">
                <text:p>25009024</text:p>
              </table:table-cell>
              <table:table-cell office:value-type="float" office:value="27065496">
                <text:p>27065496</text:p>
              </table:table-cell>
              <table:table-cell office:value-type="float" office:value="27455120">
                <text:p>27455120</text:p>
              </table:table-cell>
              <table:table-cell office:value-type="float" office:value="28980472">
                <text:p>289804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724952">
                <text:p>33724952</text:p>
              </table:table-cell>
              <table:table-cell office:value-type="float" office:value="31944024">
                <text:p>31944024</text:p>
              </table:table-cell>
              <table:table-cell office:value-type="float" office:value="0">
                <text:p>0</text:p>
              </table:table-cell>
              <table:table-cell office:value-type="float" office:value="25013544">
                <text:p>25013544</text:p>
              </table:table-cell>
              <table:table-cell office:value-type="float" office:value="27071200">
                <text:p>27071200</text:p>
              </table:table-cell>
              <table:table-cell office:value-type="float" office:value="27455120">
                <text:p>27455120</text:p>
              </table:table-cell>
              <table:table-cell office:value-type="float" office:value="29091824">
                <text:p>290918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725808">
                <text:p>33725808</text:p>
              </table:table-cell>
              <table:table-cell office:value-type="float" office:value="31948208">
                <text:p>31948208</text:p>
              </table:table-cell>
              <table:table-cell office:value-type="float" office:value="0">
                <text:p>0</text:p>
              </table:table-cell>
              <table:table-cell office:value-type="float" office:value="25013544">
                <text:p>25013544</text:p>
              </table:table-cell>
              <table:table-cell office:value-type="float" office:value="27071200">
                <text:p>27071200</text:p>
              </table:table-cell>
              <table:table-cell office:value-type="float" office:value="27455120">
                <text:p>27455120</text:p>
              </table:table-cell>
              <table:table-cell office:value-type="float" office:value="29092648">
                <text:p>290926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730248">
                <text:p>33730248</text:p>
              </table:table-cell>
              <table:table-cell office:value-type="float" office:value="31948392">
                <text:p>31948392</text:p>
              </table:table-cell>
              <table:table-cell office:value-type="float" office:value="0">
                <text:p>0</text:p>
              </table:table-cell>
              <table:table-cell office:value-type="float" office:value="25017800">
                <text:p>25017800</text:p>
              </table:table-cell>
              <table:table-cell office:value-type="float" office:value="27071200">
                <text:p>27071200</text:p>
              </table:table-cell>
              <table:table-cell office:value-type="float" office:value="27459680">
                <text:p>27459680</text:p>
              </table:table-cell>
              <table:table-cell office:value-type="float" office:value="29092648">
                <text:p>290926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32080">
                <text:p>33732080</text:p>
              </table:table-cell>
              <table:table-cell office:value-type="float" office:value="31953400">
                <text:p>31953400</text:p>
              </table:table-cell>
              <table:table-cell office:value-type="float" office:value="0">
                <text:p>0</text:p>
              </table:table-cell>
              <table:table-cell office:value-type="float" office:value="25017800">
                <text:p>25017800</text:p>
              </table:table-cell>
              <table:table-cell office:value-type="float" office:value="27157136">
                <text:p>27157136</text:p>
              </table:table-cell>
              <table:table-cell office:value-type="float" office:value="27459680">
                <text:p>27459680</text:p>
              </table:table-cell>
              <table:table-cell office:value-type="float" office:value="29092648">
                <text:p>290926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32200">
                <text:p>33732200</text:p>
              </table:table-cell>
              <table:table-cell office:value-type="float" office:value="31957584">
                <text:p>31957584</text:p>
              </table:table-cell>
              <table:table-cell office:value-type="float" office:value="0">
                <text:p>0</text:p>
              </table:table-cell>
              <table:table-cell office:value-type="float" office:value="25017800">
                <text:p>25017800</text:p>
              </table:table-cell>
              <table:table-cell office:value-type="float" office:value="27157136">
                <text:p>27157136</text:p>
              </table:table-cell>
              <table:table-cell office:value-type="float" office:value="27464240">
                <text:p>27464240</text:p>
              </table:table-cell>
              <table:table-cell office:value-type="float" office:value="29092648">
                <text:p>290926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33056">
                <text:p>33733056</text:p>
              </table:table-cell>
              <table:table-cell office:value-type="float" office:value="31958320">
                <text:p>31958320</text:p>
              </table:table-cell>
              <table:table-cell office:value-type="float" office:value="0">
                <text:p>0</text:p>
              </table:table-cell>
              <table:table-cell office:value-type="float" office:value="25022056">
                <text:p>25022056</text:p>
              </table:table-cell>
              <table:table-cell office:value-type="float" office:value="27163104">
                <text:p>27163104</text:p>
              </table:table-cell>
              <table:table-cell office:value-type="float" office:value="27464240">
                <text:p>27464240</text:p>
              </table:table-cell>
              <table:table-cell office:value-type="float" office:value="29098120">
                <text:p>290981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733176">
                <text:p>33733176</text:p>
              </table:table-cell>
              <table:table-cell office:value-type="float" office:value="31962504">
                <text:p>31962504</text:p>
              </table:table-cell>
              <table:table-cell office:value-type="float" office:value="0">
                <text:p>0</text:p>
              </table:table-cell>
              <table:table-cell office:value-type="float" office:value="25022056">
                <text:p>25022056</text:p>
              </table:table-cell>
              <table:table-cell office:value-type="float" office:value="27163104">
                <text:p>27163104</text:p>
              </table:table-cell>
              <table:table-cell office:value-type="float" office:value="27468800">
                <text:p>27468800</text:p>
              </table:table-cell>
              <table:table-cell office:value-type="float" office:value="29098120">
                <text:p>290981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737616">
                <text:p>33737616</text:p>
              </table:table-cell>
              <table:table-cell office:value-type="float" office:value="31962704">
                <text:p>31962704</text:p>
              </table:table-cell>
              <table:table-cell office:value-type="float" office:value="0">
                <text:p>0</text:p>
              </table:table-cell>
              <table:table-cell office:value-type="float" office:value="25291232">
                <text:p>25291232</text:p>
              </table:table-cell>
              <table:table-cell office:value-type="float" office:value="27163104">
                <text:p>27163104</text:p>
              </table:table-cell>
              <table:table-cell office:value-type="float" office:value="27468800">
                <text:p>27468800</text:p>
              </table:table-cell>
              <table:table-cell office:value-type="float" office:value="29103328">
                <text:p>291033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739448">
                <text:p>33739448</text:p>
              </table:table-cell>
              <table:table-cell office:value-type="float" office:value="31963248">
                <text:p>31963248</text:p>
              </table:table-cell>
              <table:table-cell office:value-type="float" office:value="0">
                <text:p>0</text:p>
              </table:table-cell>
              <table:table-cell office:value-type="float" office:value="25294672">
                <text:p>25294672</text:p>
              </table:table-cell>
              <table:table-cell office:value-type="float" office:value="27163104">
                <text:p>27163104</text:p>
              </table:table-cell>
              <table:table-cell office:value-type="float" office:value="27468800">
                <text:p>27468800</text:p>
              </table:table-cell>
              <table:table-cell office:value-type="float" office:value="29103328">
                <text:p>291033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815576">
                <text:p>33815576</text:p>
              </table:table-cell>
              <table:table-cell office:value-type="float" office:value="32029152">
                <text:p>32029152</text:p>
              </table:table-cell>
              <table:table-cell office:value-type="float" office:value="0">
                <text:p>0</text:p>
              </table:table-cell>
              <table:table-cell office:value-type="float" office:value="25377912">
                <text:p>25377912</text:p>
              </table:table-cell>
              <table:table-cell office:value-type="float" office:value="27163104">
                <text:p>27163104</text:p>
              </table:table-cell>
              <table:table-cell office:value-type="float" office:value="27483336">
                <text:p>27483336</text:p>
              </table:table-cell>
              <table:table-cell office:value-type="float" office:value="29103328">
                <text:p>291033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3816432">
                <text:p>33816432</text:p>
              </table:table-cell>
              <table:table-cell office:value-type="float" office:value="32029888">
                <text:p>32029888</text:p>
              </table:table-cell>
              <table:table-cell office:value-type="float" office:value="0">
                <text:p>0</text:p>
              </table:table-cell>
              <table:table-cell office:value-type="float" office:value="25378920">
                <text:p>25378920</text:p>
              </table:table-cell>
              <table:table-cell office:value-type="float" office:value="27168808">
                <text:p>27168808</text:p>
              </table:table-cell>
              <table:table-cell office:value-type="float" office:value="27483336">
                <text:p>27483336</text:p>
              </table:table-cell>
              <table:table-cell office:value-type="float" office:value="29182560">
                <text:p>291825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3821136">
                <text:p>33821136</text:p>
              </table:table-cell>
              <table:table-cell office:value-type="float" office:value="32034336">
                <text:p>32034336</text:p>
              </table:table-cell>
              <table:table-cell office:value-type="float" office:value="0">
                <text:p>0</text:p>
              </table:table-cell>
              <table:table-cell office:value-type="float" office:value="25380152">
                <text:p>25380152</text:p>
              </table:table-cell>
              <table:table-cell office:value-type="float" office:value="27168808">
                <text:p>27168808</text:p>
              </table:table-cell>
              <table:table-cell office:value-type="float" office:value="27493872">
                <text:p>27493872</text:p>
              </table:table-cell>
              <table:table-cell office:value-type="float" office:value="29182560">
                <text:p>2918256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3821256">
                <text:p>33821256</text:p>
              </table:table-cell>
              <table:table-cell office:value-type="float" office:value="32034520">
                <text:p>32034520</text:p>
              </table:table-cell>
              <table:table-cell office:value-type="float" office:value="0">
                <text:p>0</text:p>
              </table:table-cell>
              <table:table-cell office:value-type="float" office:value="25386104">
                <text:p>25386104</text:p>
              </table:table-cell>
              <table:table-cell office:value-type="float" office:value="27174512">
                <text:p>27174512</text:p>
              </table:table-cell>
              <table:table-cell office:value-type="float" office:value="27493872">
                <text:p>27493872</text:p>
              </table:table-cell>
              <table:table-cell office:value-type="float" office:value="29188032">
                <text:p>29188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3823088">
                <text:p>33823088</text:p>
              </table:table-cell>
              <table:table-cell office:value-type="float" office:value="32039528">
                <text:p>32039528</text:p>
              </table:table-cell>
              <table:table-cell office:value-type="float" office:value="0">
                <text:p>0</text:p>
              </table:table-cell>
              <table:table-cell office:value-type="float" office:value="25439216">
                <text:p>25439216</text:p>
              </table:table-cell>
              <table:table-cell office:value-type="float" office:value="27253544">
                <text:p>27253544</text:p>
              </table:table-cell>
              <table:table-cell office:value-type="float" office:value="27493872">
                <text:p>27493872</text:p>
              </table:table-cell>
              <table:table-cell office:value-type="float" office:value="29188032">
                <text:p>291880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3827528">
                <text:p>33827528</text:p>
              </table:table-cell>
              <table:table-cell office:value-type="float" office:value="32043712">
                <text:p>32043712</text:p>
              </table:table-cell>
              <table:table-cell office:value-type="float" office:value="0">
                <text:p>0</text:p>
              </table:table-cell>
              <table:table-cell office:value-type="float" office:value="25471256">
                <text:p>25471256</text:p>
              </table:table-cell>
              <table:table-cell office:value-type="float" office:value="27252000">
                <text:p>27252000</text:p>
              </table:table-cell>
              <table:table-cell office:value-type="float" office:value="27498432">
                <text:p>27498432</text:p>
              </table:table-cell>
              <table:table-cell office:value-type="float" office:value="29188032">
                <text:p>291880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3828384">
                <text:p>33828384</text:p>
              </table:table-cell>
              <table:table-cell office:value-type="float" office:value="32047136">
                <text:p>32047136</text:p>
              </table:table-cell>
              <table:table-cell office:value-type="float" office:value="0">
                <text:p>0</text:p>
              </table:table-cell>
              <table:table-cell office:value-type="float" office:value="25473360">
                <text:p>25473360</text:p>
              </table:table-cell>
              <table:table-cell office:value-type="float" office:value="24862672">
                <text:p>24862672</text:p>
              </table:table-cell>
              <table:table-cell office:value-type="float" office:value="27498432">
                <text:p>27498432</text:p>
              </table:table-cell>
              <table:table-cell office:value-type="float" office:value="29193240">
                <text:p>291932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3832824">
                <text:p>33832824</text:p>
              </table:table-cell>
              <table:table-cell office:value-type="float" office:value="32061120">
                <text:p>32061120</text:p>
              </table:table-cell>
              <table:table-cell office:value-type="float" office:value="0">
                <text:p>0</text:p>
              </table:table-cell>
              <table:table-cell office:value-type="float" office:value="25474592">
                <text:p>25474592</text:p>
              </table:table-cell>
              <table:table-cell office:value-type="float" office:value="24862672">
                <text:p>24862672</text:p>
              </table:table-cell>
              <table:table-cell office:value-type="float" office:value="27502992">
                <text:p>27502992</text:p>
              </table:table-cell>
              <table:table-cell office:value-type="float" office:value="29193240">
                <text:p>291932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3833304">
                <text:p>33833304</text:p>
              </table:table-cell>
              <table:table-cell office:value-type="float" office:value="32061800">
                <text:p>32061800</text:p>
              </table:table-cell>
              <table:table-cell office:value-type="float" office:value="0">
                <text:p>0</text:p>
              </table:table-cell>
              <table:table-cell office:value-type="float" office:value="25479288">
                <text:p>25479288</text:p>
              </table:table-cell>
              <table:table-cell office:value-type="float" office:value="25230784">
                <text:p>25230784</text:p>
              </table:table-cell>
              <table:table-cell office:value-type="float" office:value="27502992">
                <text:p>27502992</text:p>
              </table:table-cell>
              <table:table-cell office:value-type="float" office:value="29198448">
                <text:p>291984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3834776">
                <text:p>33834776</text:p>
              </table:table-cell>
              <table:table-cell office:value-type="float" office:value="32065984">
                <text:p>32065984</text:p>
              </table:table-cell>
              <table:table-cell office:value-type="float" office:value="0">
                <text:p>0</text:p>
              </table:table-cell>
              <table:table-cell office:value-type="float" office:value="25480520">
                <text:p>25480520</text:p>
              </table:table-cell>
              <table:table-cell office:value-type="float" office:value="25230784">
                <text:p>25230784</text:p>
              </table:table-cell>
              <table:table-cell office:value-type="float" office:value="27639080">
                <text:p>27639080</text:p>
              </table:table-cell>
              <table:table-cell office:value-type="float" office:value="29198448">
                <text:p>291984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3839216">
                <text:p>33839216</text:p>
              </table:table-cell>
              <table:table-cell office:value-type="float" office:value="31695392">
                <text:p>31695392</text:p>
              </table:table-cell>
              <table:table-cell office:value-type="float" office:value="0">
                <text:p>0</text:p>
              </table:table-cell>
              <table:table-cell office:value-type="float" office:value="25869376">
                <text:p>25869376</text:p>
              </table:table-cell>
              <table:table-cell office:value-type="float" office:value="25230784">
                <text:p>25230784</text:p>
              </table:table-cell>
              <table:table-cell office:value-type="float" office:value="27643904">
                <text:p>27643904</text:p>
              </table:table-cell>
              <table:table-cell office:value-type="float" office:value="29198448">
                <text:p>291984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840072">
                <text:p>33840072</text:p>
              </table:table-cell>
              <table:table-cell office:value-type="float" office:value="32131408">
                <text:p>32131408</text:p>
              </table:table-cell>
              <table:table-cell office:value-type="float" office:value="0">
                <text:p>0</text:p>
              </table:table-cell>
              <table:table-cell office:value-type="float" office:value="25871000">
                <text:p>25871000</text:p>
              </table:table-cell>
              <table:table-cell office:value-type="float" office:value="25236488">
                <text:p>25236488</text:p>
              </table:table-cell>
              <table:table-cell office:value-type="float" office:value="27643904">
                <text:p>27643904</text:p>
              </table:table-cell>
              <table:table-cell office:value-type="float" office:value="29277040">
                <text:p>2927704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3978416">
                <text:p>33978416</text:p>
              </table:table-cell>
              <table:table-cell office:value-type="float" office:value="32218048">
                <text:p>32218048</text:p>
              </table:table-cell>
              <table:table-cell office:value-type="float" office:value="0">
                <text:p>0</text:p>
              </table:table-cell>
              <table:table-cell office:value-type="float" office:value="25188304">
                <text:p>25188304</text:p>
              </table:table-cell>
              <table:table-cell office:value-type="float" office:value="24731624">
                <text:p>24731624</text:p>
              </table:table-cell>
              <table:table-cell office:value-type="float" office:value="27643904">
                <text:p>27643904</text:p>
              </table:table-cell>
              <table:table-cell office:value-type="float" office:value="29277040">
                <text:p>2927704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3978896">
                <text:p>33978896</text:p>
              </table:table-cell>
              <table:table-cell office:value-type="float" office:value="32218592">
                <text:p>32218592</text:p>
              </table:table-cell>
              <table:table-cell office:value-type="float" office:value="0">
                <text:p>0</text:p>
              </table:table-cell>
              <table:table-cell office:value-type="float" office:value="25197432">
                <text:p>25197432</text:p>
              </table:table-cell>
              <table:table-cell office:value-type="float" office:value="24731624">
                <text:p>24731624</text:p>
              </table:table-cell>
              <table:table-cell office:value-type="float" office:value="27643904">
                <text:p>27643904</text:p>
              </table:table-cell>
              <table:table-cell office:value-type="float" office:value="29282248">
                <text:p>292822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3980368">
                <text:p>33980368</text:p>
              </table:table-cell>
              <table:table-cell office:value-type="float" office:value="32223240">
                <text:p>32223240</text:p>
              </table:table-cell>
              <table:table-cell office:value-type="float" office:value="0">
                <text:p>0</text:p>
              </table:table-cell>
              <table:table-cell office:value-type="float" office:value="25197432">
                <text:p>25197432</text:p>
              </table:table-cell>
              <table:table-cell office:value-type="float" office:value="24907048">
                <text:p>24907048</text:p>
              </table:table-cell>
              <table:table-cell office:value-type="float" office:value="27643904">
                <text:p>27643904</text:p>
              </table:table-cell>
              <table:table-cell office:value-type="float" office:value="29282248">
                <text:p>292822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982112">
                <text:p>33982112</text:p>
              </table:table-cell>
              <table:table-cell office:value-type="float" office:value="32404832">
                <text:p>32404832</text:p>
              </table:table-cell>
              <table:table-cell office:value-type="float" office:value="0">
                <text:p>0</text:p>
              </table:table-cell>
              <table:table-cell office:value-type="float" office:value="25201688">
                <text:p>25201688</text:p>
              </table:table-cell>
              <table:table-cell office:value-type="float" office:value="24907048">
                <text:p>24907048</text:p>
              </table:table-cell>
              <table:table-cell office:value-type="float" office:value="27648464">
                <text:p>27648464</text:p>
              </table:table-cell>
              <table:table-cell office:value-type="float" office:value="29282248">
                <text:p>292822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077600">
                <text:p>34077600</text:p>
              </table:table-cell>
              <table:table-cell office:value-type="float" office:value="32405016">
                <text:p>32405016</text:p>
              </table:table-cell>
              <table:table-cell office:value-type="float" office:value="0">
                <text:p>0</text:p>
              </table:table-cell>
              <table:table-cell office:value-type="float" office:value="25201688">
                <text:p>25201688</text:p>
              </table:table-cell>
              <table:table-cell office:value-type="float" office:value="24918224">
                <text:p>24918224</text:p>
              </table:table-cell>
              <table:table-cell office:value-type="float" office:value="27648464">
                <text:p>27648464</text:p>
              </table:table-cell>
              <table:table-cell office:value-type="float" office:value="29282248">
                <text:p>292822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083536">
                <text:p>34083536</text:p>
              </table:table-cell>
              <table:table-cell office:value-type="float" office:value="32098056">
                <text:p>32098056</text:p>
              </table:table-cell>
              <table:table-cell office:value-type="float" office:value="0">
                <text:p>0</text:p>
              </table:table-cell>
              <table:table-cell office:value-type="float" office:value="25201688">
                <text:p>25201688</text:p>
              </table:table-cell>
              <table:table-cell office:value-type="float" office:value="24918224">
                <text:p>24918224</text:p>
              </table:table-cell>
              <table:table-cell office:value-type="float" office:value="27653024">
                <text:p>27653024</text:p>
              </table:table-cell>
              <table:table-cell office:value-type="float" office:value="29282248">
                <text:p>292822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085536">
                <text:p>34085536</text:p>
              </table:table-cell>
              <table:table-cell office:value-type="float" office:value="32279640">
                <text:p>32279640</text:p>
              </table:table-cell>
              <table:table-cell office:value-type="float" office:value="0">
                <text:p>0</text:p>
              </table:table-cell>
              <table:table-cell office:value-type="float" office:value="25263944">
                <text:p>25263944</text:p>
              </table:table-cell>
              <table:table-cell office:value-type="float" office:value="24923928">
                <text:p>24923928</text:p>
              </table:table-cell>
              <table:table-cell office:value-type="float" office:value="27653024">
                <text:p>27653024</text:p>
              </table:table-cell>
              <table:table-cell office:value-type="float" office:value="29287456">
                <text:p>292874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088240">
                <text:p>34088240</text:p>
              </table:table-cell>
              <table:table-cell office:value-type="float" office:value="32188416">
                <text:p>32188416</text:p>
              </table:table-cell>
              <table:table-cell office:value-type="float" office:value="0">
                <text:p>0</text:p>
              </table:table-cell>
              <table:table-cell office:value-type="float" office:value="25263944">
                <text:p>25263944</text:p>
              </table:table-cell>
              <table:table-cell office:value-type="float" office:value="24923928">
                <text:p>24923928</text:p>
              </table:table-cell>
              <table:table-cell office:value-type="float" office:value="27660112">
                <text:p>27660112</text:p>
              </table:table-cell>
              <table:table-cell office:value-type="float" office:value="29287456">
                <text:p>292874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093912">
                <text:p>34093912</text:p>
              </table:table-cell>
              <table:table-cell office:value-type="float" office:value="32028160">
                <text:p>32028160</text:p>
              </table:table-cell>
              <table:table-cell office:value-type="float" office:value="0">
                <text:p>0</text:p>
              </table:table-cell>
              <table:table-cell office:value-type="float" office:value="25263944">
                <text:p>25263944</text:p>
              </table:table-cell>
              <table:table-cell office:value-type="float" office:value="24923928">
                <text:p>24923928</text:p>
              </table:table-cell>
              <table:table-cell office:value-type="float" office:value="27660112">
                <text:p>27660112</text:p>
              </table:table-cell>
              <table:table-cell office:value-type="float" office:value="29292664">
                <text:p>292926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189240">
                <text:p>34189240</text:p>
              </table:table-cell>
              <table:table-cell office:value-type="float" office:value="33061704">
                <text:p>33061704</text:p>
              </table:table-cell>
              <table:table-cell office:value-type="float" office:value="0">
                <text:p>0</text:p>
              </table:table-cell>
              <table:table-cell office:value-type="float" office:value="25263944">
                <text:p>25263944</text:p>
              </table:table-cell>
              <table:table-cell office:value-type="float" office:value="24929632">
                <text:p>24929632</text:p>
              </table:table-cell>
              <table:table-cell office:value-type="float" office:value="27660112">
                <text:p>27660112</text:p>
              </table:table-cell>
              <table:table-cell office:value-type="float" office:value="29367152">
                <text:p>293671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190592">
                <text:p>34190592</text:p>
              </table:table-cell>
              <table:table-cell office:value-type="float" office:value="33245736">
                <text:p>33245736</text:p>
              </table:table-cell>
              <table:table-cell office:value-type="float" office:value="0">
                <text:p>0</text:p>
              </table:table-cell>
              <table:table-cell office:value-type="float" office:value="25263944">
                <text:p>25263944</text:p>
              </table:table-cell>
              <table:table-cell office:value-type="float" office:value="24929632">
                <text:p>24929632</text:p>
              </table:table-cell>
              <table:table-cell office:value-type="float" office:value="27664672">
                <text:p>27664672</text:p>
              </table:table-cell>
              <table:table-cell office:value-type="float" office:value="29367152">
                <text:p>293671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4340936">
                <text:p>34340936</text:p>
              </table:table-cell>
              <table:table-cell office:value-type="float" office:value="33246512">
                <text:p>33246512</text:p>
              </table:table-cell>
              <table:table-cell office:value-type="float" office:value="0">
                <text:p>0</text:p>
              </table:table-cell>
              <table:table-cell office:value-type="float" office:value="25268464">
                <text:p>25268464</text:p>
              </table:table-cell>
              <table:table-cell office:value-type="float" office:value="24929632">
                <text:p>24929632</text:p>
              </table:table-cell>
              <table:table-cell office:value-type="float" office:value="27664672">
                <text:p>27664672</text:p>
              </table:table-cell>
              <table:table-cell office:value-type="float" office:value="29367152">
                <text:p>293671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3836320">
                <text:p>33836320</text:p>
              </table:table-cell>
              <table:table-cell office:value-type="float" office:value="33253512">
                <text:p>33253512</text:p>
              </table:table-cell>
              <table:table-cell office:value-type="float" office:value="0">
                <text:p>0</text:p>
              </table:table-cell>
              <table:table-cell office:value-type="float" office:value="25268464">
                <text:p>25268464</text:p>
              </table:table-cell>
              <table:table-cell office:value-type="float" office:value="25033824">
                <text:p>25033824</text:p>
              </table:table-cell>
              <table:table-cell office:value-type="float" office:value="27669296">
                <text:p>27669296</text:p>
              </table:table-cell>
              <table:table-cell office:value-type="float" office:value="29367152">
                <text:p>293671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3842424">
                <text:p>33842424</text:p>
              </table:table-cell>
              <table:table-cell office:value-type="float" office:value="33258888">
                <text:p>33258888</text:p>
              </table:table-cell>
              <table:table-cell office:value-type="float" office:value="0">
                <text:p>0</text:p>
              </table:table-cell>
              <table:table-cell office:value-type="float" office:value="25272720">
                <text:p>25272720</text:p>
              </table:table-cell>
              <table:table-cell office:value-type="float" office:value="25039792">
                <text:p>25039792</text:p>
              </table:table-cell>
              <table:table-cell office:value-type="float" office:value="27669296">
                <text:p>27669296</text:p>
              </table:table-cell>
              <table:table-cell office:value-type="float" office:value="29372624">
                <text:p>293726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3614880">
                <text:p>33614880</text:p>
              </table:table-cell>
              <table:table-cell office:value-type="float" office:value="33259072">
                <text:p>33259072</text:p>
              </table:table-cell>
              <table:table-cell office:value-type="float" office:value="0">
                <text:p>0</text:p>
              </table:table-cell>
              <table:table-cell office:value-type="float" office:value="25272720">
                <text:p>25272720</text:p>
              </table:table-cell>
              <table:table-cell office:value-type="float" office:value="25039792">
                <text:p>25039792</text:p>
              </table:table-cell>
              <table:table-cell office:value-type="float" office:value="27669296">
                <text:p>27669296</text:p>
              </table:table-cell>
              <table:table-cell office:value-type="float" office:value="29372624">
                <text:p>293726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3690472">
                <text:p>33690472</text:p>
              </table:table-cell>
              <table:table-cell office:value-type="float" office:value="33270760">
                <text:p>33270760</text:p>
              </table:table-cell>
              <table:table-cell office:value-type="float" office:value="0">
                <text:p>0</text:p>
              </table:table-cell>
              <table:table-cell office:value-type="float" office:value="25272720">
                <text:p>25272720</text:p>
              </table:table-cell>
              <table:table-cell office:value-type="float" office:value="25039792">
                <text:p>25039792</text:p>
              </table:table-cell>
              <table:table-cell office:value-type="float" office:value="27686120">
                <text:p>27686120</text:p>
              </table:table-cell>
              <table:table-cell office:value-type="float" office:value="29372624">
                <text:p>293726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3698080">
                <text:p>33698080</text:p>
              </table:table-cell>
              <table:table-cell office:value-type="float" office:value="33271304">
                <text:p>33271304</text:p>
              </table:table-cell>
              <table:table-cell office:value-type="float" office:value="0">
                <text:p>0</text:p>
              </table:table-cell>
              <table:table-cell office:value-type="float" office:value="25333784">
                <text:p>25333784</text:p>
              </table:table-cell>
              <table:table-cell office:value-type="float" office:value="25045496">
                <text:p>25045496</text:p>
              </table:table-cell>
              <table:table-cell office:value-type="float" office:value="27686120">
                <text:p>27686120</text:p>
              </table:table-cell>
              <table:table-cell office:value-type="float" office:value="29377832">
                <text:p>293778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702920">
                <text:p>33702920</text:p>
              </table:table-cell>
              <table:table-cell office:value-type="float" office:value="33282592">
                <text:p>33282592</text:p>
              </table:table-cell>
              <table:table-cell office:value-type="float" office:value="0">
                <text:p>0</text:p>
              </table:table-cell>
              <table:table-cell office:value-type="float" office:value="25333784">
                <text:p>25333784</text:p>
              </table:table-cell>
              <table:table-cell office:value-type="float" office:value="25045496">
                <text:p>25045496</text:p>
              </table:table-cell>
              <table:table-cell office:value-type="float" office:value="27760168">
                <text:p>27760168</text:p>
              </table:table-cell>
              <table:table-cell office:value-type="float" office:value="29377832">
                <text:p>293778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3703040">
                <text:p>33703040</text:p>
              </table:table-cell>
              <table:table-cell office:value-type="float" office:value="33283264">
                <text:p>33283264</text:p>
              </table:table-cell>
              <table:table-cell office:value-type="float" office:value="0">
                <text:p>0</text:p>
              </table:table-cell>
              <table:table-cell office:value-type="float" office:value="25338368">
                <text:p>25338368</text:p>
              </table:table-cell>
              <table:table-cell office:value-type="float" office:value="25051200">
                <text:p>25051200</text:p>
              </table:table-cell>
              <table:table-cell office:value-type="float" office:value="27760168">
                <text:p>27760168</text:p>
              </table:table-cell>
              <table:table-cell office:value-type="float" office:value="28685456">
                <text:p>286854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3703896">
                <text:p>33703896</text:p>
              </table:table-cell>
              <table:table-cell office:value-type="float" office:value="33283448">
                <text:p>33283448</text:p>
              </table:table-cell>
              <table:table-cell office:value-type="float" office:value="0">
                <text:p>0</text:p>
              </table:table-cell>
              <table:table-cell office:value-type="float" office:value="25338368">
                <text:p>25338368</text:p>
              </table:table-cell>
              <table:table-cell office:value-type="float" office:value="25051200">
                <text:p>25051200</text:p>
              </table:table-cell>
              <table:table-cell office:value-type="float" office:value="27760168">
                <text:p>27760168</text:p>
              </table:table-cell>
              <table:table-cell office:value-type="float" office:value="28685456">
                <text:p>286854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3708336">
                <text:p>33708336</text:p>
              </table:table-cell>
              <table:table-cell office:value-type="float" office:value="33304080">
                <text:p>33304080</text:p>
              </table:table-cell>
              <table:table-cell office:value-type="float" office:value="0">
                <text:p>0</text:p>
              </table:table-cell>
              <table:table-cell office:value-type="float" office:value="25338368">
                <text:p>25338368</text:p>
              </table:table-cell>
              <table:table-cell office:value-type="float" office:value="25051200">
                <text:p>25051200</text:p>
              </table:table-cell>
              <table:table-cell office:value-type="float" office:value="27764728">
                <text:p>27764728</text:p>
              </table:table-cell>
              <table:table-cell office:value-type="float" office:value="28685456">
                <text:p>286854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3710168">
                <text:p>33710168</text:p>
              </table:table-cell>
              <table:table-cell office:value-type="float" office:value="33304624">
                <text:p>33304624</text:p>
              </table:table-cell>
              <table:table-cell office:value-type="float" office:value="0">
                <text:p>0</text:p>
              </table:table-cell>
              <table:table-cell office:value-type="float" office:value="25338368">
                <text:p>25338368</text:p>
              </table:table-cell>
              <table:table-cell office:value-type="float" office:value="25130120">
                <text:p>25130120</text:p>
              </table:table-cell>
              <table:table-cell office:value-type="float" office:value="27764728">
                <text:p>27764728</text:p>
              </table:table-cell>
              <table:table-cell office:value-type="float" office:value="28690952">
                <text:p>286909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3714608">
                <text:p>33714608</text:p>
              </table:table-cell>
              <table:table-cell office:value-type="float" office:value="33309272">
                <text:p>33309272</text:p>
              </table:table-cell>
              <table:table-cell office:value-type="float" office:value="0">
                <text:p>0</text:p>
              </table:table-cell>
              <table:table-cell office:value-type="float" office:value="25338368">
                <text:p>25338368</text:p>
              </table:table-cell>
              <table:table-cell office:value-type="float" office:value="25130120">
                <text:p>25130120</text:p>
              </table:table-cell>
              <table:table-cell office:value-type="float" office:value="27769288">
                <text:p>27769288</text:p>
              </table:table-cell>
              <table:table-cell office:value-type="float" office:value="28690952">
                <text:p>286909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3714728">
                <text:p>33714728</text:p>
              </table:table-cell>
              <table:table-cell office:value-type="float" office:value="33309960">
                <text:p>33309960</text:p>
              </table:table-cell>
              <table:table-cell office:value-type="float" office:value="0">
                <text:p>0</text:p>
              </table:table-cell>
              <table:table-cell office:value-type="float" office:value="25342624">
                <text:p>25342624</text:p>
              </table:table-cell>
              <table:table-cell office:value-type="float" office:value="25136088">
                <text:p>25136088</text:p>
              </table:table-cell>
              <table:table-cell office:value-type="float" office:value="27769288">
                <text:p>27769288</text:p>
              </table:table-cell>
              <table:table-cell office:value-type="float" office:value="28690952">
                <text:p>286909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3715584">
                <text:p>33715584</text:p>
              </table:table-cell>
              <table:table-cell office:value-type="float" office:value="33386408">
                <text:p>33386408</text:p>
              </table:table-cell>
              <table:table-cell office:value-type="float" office:value="0">
                <text:p>0</text:p>
              </table:table-cell>
              <table:table-cell office:value-type="float" office:value="25342624">
                <text:p>25342624</text:p>
              </table:table-cell>
              <table:table-cell office:value-type="float" office:value="25136088">
                <text:p>25136088</text:p>
              </table:table-cell>
              <table:table-cell office:value-type="float" office:value="27769288">
                <text:p>27769288</text:p>
              </table:table-cell>
              <table:table-cell office:value-type="float" office:value="28690952">
                <text:p>286909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3720024">
                <text:p>33720024</text:p>
              </table:table-cell>
              <table:table-cell office:value-type="float" office:value="33386592">
                <text:p>33386592</text:p>
              </table:table-cell>
              <table:table-cell office:value-type="float" office:value="0">
                <text:p>0</text:p>
              </table:table-cell>
              <table:table-cell office:value-type="float" office:value="25409728">
                <text:p>25409728</text:p>
              </table:table-cell>
              <table:table-cell office:value-type="float" office:value="25136088">
                <text:p>25136088</text:p>
              </table:table-cell>
              <table:table-cell office:value-type="float" office:value="27769288">
                <text:p>27769288</text:p>
              </table:table-cell>
              <table:table-cell office:value-type="float" office:value="28690952">
                <text:p>286909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3721856">
                <text:p>33721856</text:p>
              </table:table-cell>
              <table:table-cell office:value-type="float" office:value="33387136">
                <text:p>33387136</text:p>
              </table:table-cell>
              <table:table-cell office:value-type="float" office:value="0">
                <text:p>0</text:p>
              </table:table-cell>
              <table:table-cell office:value-type="float" office:value="25409728">
                <text:p>25409728</text:p>
              </table:table-cell>
              <table:table-cell office:value-type="float" office:value="25136088">
                <text:p>25136088</text:p>
              </table:table-cell>
              <table:table-cell office:value-type="float" office:value="27769288">
                <text:p>27769288</text:p>
              </table:table-cell>
              <table:table-cell office:value-type="float" office:value="28696144">
                <text:p>286961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3798056">
                <text:p>33798056</text:p>
              </table:table-cell>
              <table:table-cell office:value-type="float" office:value="33398048">
                <text:p>33398048</text:p>
              </table:table-cell>
              <table:table-cell office:value-type="float" office:value="0">
                <text:p>0</text:p>
              </table:table-cell>
              <table:table-cell office:value-type="float" office:value="25409728">
                <text:p>25409728</text:p>
              </table:table-cell>
              <table:table-cell office:value-type="float" office:value="25136088">
                <text:p>25136088</text:p>
              </table:table-cell>
              <table:table-cell office:value-type="float" office:value="27776072">
                <text:p>27776072</text:p>
              </table:table-cell>
              <table:table-cell office:value-type="float" office:value="28696144">
                <text:p>286961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3798296">
                <text:p>33798296</text:p>
              </table:table-cell>
              <table:table-cell office:value-type="float" office:value="33398720">
                <text:p>33398720</text:p>
              </table:table-cell>
              <table:table-cell office:value-type="float" office:value="0">
                <text:p>0</text:p>
              </table:table-cell>
              <table:table-cell office:value-type="float" office:value="25413984">
                <text:p>25413984</text:p>
              </table:table-cell>
              <table:table-cell office:value-type="float" office:value="25142232">
                <text:p>25142232</text:p>
              </table:table-cell>
              <table:table-cell office:value-type="float" office:value="27776072">
                <text:p>27776072</text:p>
              </table:table-cell>
              <table:table-cell office:value-type="float" office:value="28712872">
                <text:p>287128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799152">
                <text:p>33799152</text:p>
              </table:table-cell>
              <table:table-cell office:value-type="float" office:value="33409760">
                <text:p>33409760</text:p>
              </table:table-cell>
              <table:table-cell office:value-type="float" office:value="0">
                <text:p>0</text:p>
              </table:table-cell>
              <table:table-cell office:value-type="float" office:value="25413984">
                <text:p>25413984</text:p>
              </table:table-cell>
              <table:table-cell office:value-type="float" office:value="25142232">
                <text:p>25142232</text:p>
              </table:table-cell>
              <table:table-cell office:value-type="float" office:value="27780632">
                <text:p>27780632</text:p>
              </table:table-cell>
              <table:table-cell office:value-type="float" office:value="28712872">
                <text:p>287128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3803104">
                <text:p>33803104</text:p>
              </table:table-cell>
              <table:table-cell office:value-type="float" office:value="33409944">
                <text:p>33409944</text:p>
              </table:table-cell>
              <table:table-cell office:value-type="float" office:value="0">
                <text:p>0</text:p>
              </table:table-cell>
              <table:table-cell office:value-type="float" office:value="25418240">
                <text:p>25418240</text:p>
              </table:table-cell>
              <table:table-cell office:value-type="float" office:value="25142232">
                <text:p>25142232</text:p>
              </table:table-cell>
              <table:table-cell office:value-type="float" office:value="27780632">
                <text:p>27780632</text:p>
              </table:table-cell>
              <table:table-cell office:value-type="float" office:value="28712872">
                <text:p>287128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3804936">
                <text:p>33804936</text:p>
              </table:table-cell>
              <table:table-cell office:value-type="float" office:value="33414952">
                <text:p>33414952</text:p>
              </table:table-cell>
              <table:table-cell office:value-type="float" office:value="0">
                <text:p>0</text:p>
              </table:table-cell>
              <table:table-cell office:value-type="float" office:value="25418240">
                <text:p>25418240</text:p>
              </table:table-cell>
              <table:table-cell office:value-type="float" office:value="25156456">
                <text:p>25156456</text:p>
              </table:table-cell>
              <table:table-cell office:value-type="float" office:value="27780632">
                <text:p>27780632</text:p>
              </table:table-cell>
              <table:table-cell office:value-type="float" office:value="28718064">
                <text:p>287180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3808888">
                <text:p>33808888</text:p>
              </table:table-cell>
              <table:table-cell office:value-type="float" office:value="33415136">
                <text:p>33415136</text:p>
              </table:table-cell>
              <table:table-cell office:value-type="float" office:value="0">
                <text:p>0</text:p>
              </table:table-cell>
              <table:table-cell office:value-type="float" office:value="25418240">
                <text:p>25418240</text:p>
              </table:table-cell>
              <table:table-cell office:value-type="float" office:value="25156456">
                <text:p>25156456</text:p>
              </table:table-cell>
              <table:table-cell office:value-type="float" office:value="27785192">
                <text:p>27785192</text:p>
              </table:table-cell>
              <table:table-cell office:value-type="float" office:value="28718064">
                <text:p>287180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3809008">
                <text:p>33809008</text:p>
              </table:table-cell>
              <table:table-cell office:value-type="float" office:value="33415808">
                <text:p>33415808</text:p>
              </table:table-cell>
              <table:table-cell office:value-type="float" office:value="0">
                <text:p>0</text:p>
              </table:table-cell>
              <table:table-cell office:value-type="float" office:value="25422496">
                <text:p>25422496</text:p>
              </table:table-cell>
              <table:table-cell office:value-type="float" office:value="25162160">
                <text:p>25162160</text:p>
              </table:table-cell>
              <table:table-cell office:value-type="float" office:value="27785192">
                <text:p>27785192</text:p>
              </table:table-cell>
              <table:table-cell office:value-type="float" office:value="28718064">
                <text:p>287180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3809864">
                <text:p>33809864</text:p>
              </table:table-cell>
              <table:table-cell office:value-type="float" office:value="33426456">
                <text:p>33426456</text:p>
              </table:table-cell>
              <table:table-cell office:value-type="float" office:value="0">
                <text:p>0</text:p>
              </table:table-cell>
              <table:table-cell office:value-type="float" office:value="25422496">
                <text:p>25422496</text:p>
              </table:table-cell>
              <table:table-cell office:value-type="float" office:value="25162160">
                <text:p>25162160</text:p>
              </table:table-cell>
              <table:table-cell office:value-type="float" office:value="27785192">
                <text:p>27785192</text:p>
              </table:table-cell>
              <table:table-cell office:value-type="float" office:value="28718064">
                <text:p>287180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813816">
                <text:p>33813816</text:p>
              </table:table-cell>
              <table:table-cell office:value-type="float" office:value="33426640">
                <text:p>33426640</text:p>
              </table:table-cell>
              <table:table-cell office:value-type="float" office:value="0">
                <text:p>0</text:p>
              </table:table-cell>
              <table:table-cell office:value-type="float" office:value="25480456">
                <text:p>25480456</text:p>
              </table:table-cell>
              <table:table-cell office:value-type="float" office:value="25162160">
                <text:p>25162160</text:p>
              </table:table-cell>
              <table:table-cell office:value-type="float" office:value="27785192">
                <text:p>27785192</text:p>
              </table:table-cell>
              <table:table-cell office:value-type="float" office:value="28723256">
                <text:p>287232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3815648">
                <text:p>33815648</text:p>
              </table:table-cell>
              <table:table-cell office:value-type="float" office:value="33427184">
                <text:p>33427184</text:p>
              </table:table-cell>
              <table:table-cell office:value-type="float" office:value="0">
                <text:p>0</text:p>
              </table:table-cell>
              <table:table-cell office:value-type="float" office:value="25480456">
                <text:p>25480456</text:p>
              </table:table-cell>
              <table:table-cell office:value-type="float" office:value="25162160">
                <text:p>25162160</text:p>
              </table:table-cell>
              <table:table-cell office:value-type="float" office:value="27245160">
                <text:p>27245160</text:p>
              </table:table-cell>
              <table:table-cell office:value-type="float" office:value="28723256">
                <text:p>287232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3890632">
                <text:p>33890632</text:p>
              </table:table-cell>
              <table:table-cell office:value-type="float" office:value="32985304">
                <text:p>32985304</text:p>
              </table:table-cell>
              <table:table-cell office:value-type="float" office:value="0">
                <text:p>0</text:p>
              </table:table-cell>
              <table:table-cell office:value-type="float" office:value="25480456">
                <text:p>25480456</text:p>
              </table:table-cell>
              <table:table-cell office:value-type="float" office:value="25162160">
                <text:p>25162160</text:p>
              </table:table-cell>
              <table:table-cell office:value-type="float" office:value="27250024">
                <text:p>27250024</text:p>
              </table:table-cell>
              <table:table-cell office:value-type="float" office:value="28723256">
                <text:p>287232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891488">
                <text:p>33891488</text:p>
              </table:table-cell>
              <table:table-cell office:value-type="float" office:value="32986032">
                <text:p>32986032</text:p>
              </table:table-cell>
              <table:table-cell office:value-type="float" office:value="0">
                <text:p>0</text:p>
              </table:table-cell>
              <table:table-cell office:value-type="float" office:value="25484976">
                <text:p>25484976</text:p>
              </table:table-cell>
              <table:table-cell office:value-type="float" office:value="25167864">
                <text:p>25167864</text:p>
              </table:table-cell>
              <table:table-cell office:value-type="float" office:value="27250024">
                <text:p>27250024</text:p>
              </table:table-cell>
              <table:table-cell office:value-type="float" office:value="28802304">
                <text:p>288023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3891608">
                <text:p>33891608</text:p>
              </table:table-cell>
              <table:table-cell office:value-type="float" office:value="33000168">
                <text:p>33000168</text:p>
              </table:table-cell>
              <table:table-cell office:value-type="float" office:value="0">
                <text:p>0</text:p>
              </table:table-cell>
              <table:table-cell office:value-type="float" office:value="25484976">
                <text:p>25484976</text:p>
              </table:table-cell>
              <table:table-cell office:value-type="float" office:value="25167864">
                <text:p>25167864</text:p>
              </table:table-cell>
              <table:table-cell office:value-type="float" office:value="27254584">
                <text:p>27254584</text:p>
              </table:table-cell>
              <table:table-cell office:value-type="float" office:value="28802304">
                <text:p>288023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3891728">
                <text:p>33891728</text:p>
              </table:table-cell>
              <table:table-cell office:value-type="float" office:value="33000352">
                <text:p>33000352</text:p>
              </table:table-cell>
              <table:table-cell office:value-type="float" office:value="0">
                <text:p>0</text:p>
              </table:table-cell>
              <table:table-cell office:value-type="float" office:value="25489232">
                <text:p>25489232</text:p>
              </table:table-cell>
              <table:table-cell office:value-type="float" office:value="25174032">
                <text:p>25174032</text:p>
              </table:table-cell>
              <table:table-cell office:value-type="float" office:value="27254584">
                <text:p>27254584</text:p>
              </table:table-cell>
              <table:table-cell office:value-type="float" office:value="28807760">
                <text:p>2880776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3893560">
                <text:p>33893560</text:p>
              </table:table-cell>
              <table:table-cell office:value-type="float" office:value="33005360">
                <text:p>33005360</text:p>
              </table:table-cell>
              <table:table-cell office:value-type="float" office:value="0">
                <text:p>0</text:p>
              </table:table-cell>
              <table:table-cell office:value-type="float" office:value="25489232">
                <text:p>25489232</text:p>
              </table:table-cell>
              <table:table-cell office:value-type="float" office:value="25255336">
                <text:p>25255336</text:p>
              </table:table-cell>
              <table:table-cell office:value-type="float" office:value="27254584">
                <text:p>27254584</text:p>
              </table:table-cell>
              <table:table-cell office:value-type="float" office:value="28807760">
                <text:p>288077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897776">
                <text:p>33897776</text:p>
              </table:table-cell>
              <table:table-cell office:value-type="float" office:value="33005544">
                <text:p>33005544</text:p>
              </table:table-cell>
              <table:table-cell office:value-type="float" office:value="0">
                <text:p>0</text:p>
              </table:table-cell>
              <table:table-cell office:value-type="float" office:value="25489232">
                <text:p>25489232</text:p>
              </table:table-cell>
              <table:table-cell office:value-type="float" office:value="25255336">
                <text:p>25255336</text:p>
              </table:table-cell>
              <table:table-cell office:value-type="float" office:value="27259144">
                <text:p>27259144</text:p>
              </table:table-cell>
              <table:table-cell office:value-type="float" office:value="28807760">
                <text:p>2880776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898632">
                <text:p>33898632</text:p>
              </table:table-cell>
              <table:table-cell office:value-type="float" office:value="33006504">
                <text:p>33006504</text:p>
              </table:table-cell>
              <table:table-cell office:value-type="float" office:value="0">
                <text:p>0</text:p>
              </table:table-cell>
              <table:table-cell office:value-type="float" office:value="25493488">
                <text:p>25493488</text:p>
              </table:table-cell>
              <table:table-cell office:value-type="float" office:value="25260816">
                <text:p>25260816</text:p>
              </table:table-cell>
              <table:table-cell office:value-type="float" office:value="27259144">
                <text:p>27259144</text:p>
              </table:table-cell>
              <table:table-cell office:value-type="float" office:value="28812952">
                <text:p>288129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3902584">
                <text:p>33902584</text:p>
              </table:table-cell>
              <table:table-cell office:value-type="float" office:value="33076488">
                <text:p>33076488</text:p>
              </table:table-cell>
              <table:table-cell office:value-type="float" office:value="0">
                <text:p>0</text:p>
              </table:table-cell>
              <table:table-cell office:value-type="float" office:value="25493488">
                <text:p>25493488</text:p>
              </table:table-cell>
              <table:table-cell office:value-type="float" office:value="25260816">
                <text:p>25260816</text:p>
              </table:table-cell>
              <table:table-cell office:value-type="float" office:value="27263704">
                <text:p>27263704</text:p>
              </table:table-cell>
              <table:table-cell office:value-type="float" office:value="28812952">
                <text:p>288129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3903064">
                <text:p>33903064</text:p>
              </table:table-cell>
              <table:table-cell office:value-type="float" office:value="33076672">
                <text:p>33076672</text:p>
              </table:table-cell>
              <table:table-cell office:value-type="float" office:value="0">
                <text:p>0</text:p>
              </table:table-cell>
              <table:table-cell office:value-type="float" office:value="25501744">
                <text:p>25501744</text:p>
              </table:table-cell>
              <table:table-cell office:value-type="float" office:value="25266032">
                <text:p>25266032</text:p>
              </table:table-cell>
              <table:table-cell office:value-type="float" office:value="27263704">
                <text:p>27263704</text:p>
              </table:table-cell>
              <table:table-cell office:value-type="float" office:value="28818144">
                <text:p>288181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3904536">
                <text:p>33904536</text:p>
              </table:table-cell>
              <table:table-cell office:value-type="float" office:value="33081216">
                <text:p>33081216</text:p>
              </table:table-cell>
              <table:table-cell office:value-type="float" office:value="0">
                <text:p>0</text:p>
              </table:table-cell>
              <table:table-cell office:value-type="float" office:value="25501744">
                <text:p>25501744</text:p>
              </table:table-cell>
              <table:table-cell office:value-type="float" office:value="25266032">
                <text:p>25266032</text:p>
              </table:table-cell>
              <table:table-cell office:value-type="float" office:value="27271976">
                <text:p>27271976</text:p>
              </table:table-cell>
              <table:table-cell office:value-type="float" office:value="28818144">
                <text:p>288181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908488">
                <text:p>33908488</text:p>
              </table:table-cell>
              <table:table-cell office:value-type="float" office:value="33081400">
                <text:p>33081400</text:p>
              </table:table-cell>
              <table:table-cell office:value-type="float" office:value="0">
                <text:p>0</text:p>
              </table:table-cell>
              <table:table-cell office:value-type="float" office:value="25506000">
                <text:p>25506000</text:p>
              </table:table-cell>
              <table:table-cell office:value-type="float" office:value="25266032">
                <text:p>25266032</text:p>
              </table:table-cell>
              <table:table-cell office:value-type="float" office:value="27276536">
                <text:p>27276536</text:p>
              </table:table-cell>
              <table:table-cell office:value-type="float" office:value="28818144">
                <text:p>288181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909344">
                <text:p>33909344</text:p>
              </table:table-cell>
              <table:table-cell office:value-type="float" office:value="33815432">
                <text:p>33815432</text:p>
              </table:table-cell>
              <table:table-cell office:value-type="float" office:value="0">
                <text:p>0</text:p>
              </table:table-cell>
              <table:table-cell office:value-type="float" office:value="25506000">
                <text:p>25506000</text:p>
              </table:table-cell>
              <table:table-cell office:value-type="float" office:value="25266032">
                <text:p>25266032</text:p>
              </table:table-cell>
              <table:table-cell office:value-type="float" office:value="27276536">
                <text:p>27276536</text:p>
              </table:table-cell>
              <table:table-cell office:value-type="float" office:value="28839136">
                <text:p>288391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909464">
                <text:p>33909464</text:p>
              </table:table-cell>
              <table:table-cell office:value-type="float" office:value="33589792">
                <text:p>33589792</text:p>
              </table:table-cell>
              <table:table-cell office:value-type="float" office:value="0">
                <text:p>0</text:p>
              </table:table-cell>
              <table:table-cell office:value-type="float" office:value="25506000">
                <text:p>25506000</text:p>
              </table:table-cell>
              <table:table-cell office:value-type="float" office:value="25266032">
                <text:p>25266032</text:p>
              </table:table-cell>
              <table:table-cell office:value-type="float" office:value="27276536">
                <text:p>27276536</text:p>
              </table:table-cell>
              <table:table-cell office:value-type="float" office:value="28839136">
                <text:p>288391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909944">
                <text:p>33909944</text:p>
              </table:table-cell>
              <table:table-cell office:value-type="float" office:value="33590336">
                <text:p>33590336</text:p>
              </table:table-cell>
              <table:table-cell office:value-type="float" office:value="0">
                <text:p>0</text:p>
              </table:table-cell>
              <table:table-cell office:value-type="float" office:value="25506000">
                <text:p>25506000</text:p>
              </table:table-cell>
              <table:table-cell office:value-type="float" office:value="25271248">
                <text:p>25271248</text:p>
              </table:table-cell>
              <table:table-cell office:value-type="float" office:value="27276536">
                <text:p>27276536</text:p>
              </table:table-cell>
              <table:table-cell office:value-type="float" office:value="28844328">
                <text:p>288443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911416">
                <text:p>33911416</text:p>
              </table:table-cell>
              <table:table-cell office:value-type="float" office:value="33600264">
                <text:p>33600264</text:p>
              </table:table-cell>
              <table:table-cell office:value-type="float" office:value="0">
                <text:p>0</text:p>
              </table:table-cell>
              <table:table-cell office:value-type="float" office:value="25506000">
                <text:p>25506000</text:p>
              </table:table-cell>
              <table:table-cell office:value-type="float" office:value="25279880">
                <text:p>25279880</text:p>
              </table:table-cell>
              <table:table-cell office:value-type="float" office:value="27276536">
                <text:p>27276536</text:p>
              </table:table-cell>
              <table:table-cell office:value-type="float" office:value="28844328">
                <text:p>288443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3986400">
                <text:p>33986400</text:p>
              </table:table-cell>
              <table:table-cell office:value-type="float" office:value="33600936">
                <text:p>33600936</text:p>
              </table:table-cell>
              <table:table-cell office:value-type="float" office:value="0">
                <text:p>0</text:p>
              </table:table-cell>
              <table:table-cell office:value-type="float" office:value="25510256">
                <text:p>25510256</text:p>
              </table:table-cell>
              <table:table-cell office:value-type="float" office:value="25279880">
                <text:p>25279880</text:p>
              </table:table-cell>
              <table:table-cell office:value-type="float" office:value="27281096">
                <text:p>27281096</text:p>
              </table:table-cell>
              <table:table-cell office:value-type="float" office:value="28846496">
                <text:p>288464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3987256">
                <text:p>33987256</text:p>
              </table:table-cell>
              <table:table-cell office:value-type="float" office:value="33601120">
                <text:p>33601120</text:p>
              </table:table-cell>
              <table:table-cell office:value-type="float" office:value="0">
                <text:p>0</text:p>
              </table:table-cell>
              <table:table-cell office:value-type="float" office:value="25510256">
                <text:p>25510256</text:p>
              </table:table-cell>
              <table:table-cell office:value-type="float" office:value="25279880">
                <text:p>25279880</text:p>
              </table:table-cell>
              <table:table-cell office:value-type="float" office:value="27281096">
                <text:p>27281096</text:p>
              </table:table-cell>
              <table:table-cell office:value-type="float" office:value="28849520">
                <text:p>288495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3991472">
                <text:p>33991472</text:p>
              </table:table-cell>
              <table:table-cell office:value-type="float" office:value="33601304">
                <text:p>33601304</text:p>
              </table:table-cell>
              <table:table-cell office:value-type="float" office:value="0">
                <text:p>0</text:p>
              </table:table-cell>
              <table:table-cell office:value-type="float" office:value="25510256">
                <text:p>25510256</text:p>
              </table:table-cell>
              <table:table-cell office:value-type="float" office:value="25279880">
                <text:p>25279880</text:p>
              </table:table-cell>
              <table:table-cell office:value-type="float" office:value="27285656">
                <text:p>27285656</text:p>
              </table:table-cell>
              <table:table-cell office:value-type="float" office:value="28849520">
                <text:p>2884952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992528">
                <text:p>33992528</text:p>
              </table:table-cell>
              <table:table-cell office:value-type="float" office:value="33601848">
                <text:p>33601848</text:p>
              </table:table-cell>
              <table:table-cell office:value-type="float" office:value="0">
                <text:p>0</text:p>
              </table:table-cell>
              <table:table-cell office:value-type="float" office:value="25637160">
                <text:p>25637160</text:p>
              </table:table-cell>
              <table:table-cell office:value-type="float" office:value="25285160">
                <text:p>25285160</text:p>
              </table:table-cell>
              <table:table-cell office:value-type="float" office:value="27285656">
                <text:p>27285656</text:p>
              </table:table-cell>
              <table:table-cell office:value-type="float" office:value="28854712">
                <text:p>28854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3997584">
                <text:p>33997584</text:p>
              </table:table-cell>
              <table:table-cell office:value-type="float" office:value="33606064">
                <text:p>33606064</text:p>
              </table:table-cell>
              <table:table-cell office:value-type="float" office:value="0">
                <text:p>0</text:p>
              </table:table-cell>
              <table:table-cell office:value-type="float" office:value="25723368">
                <text:p>25723368</text:p>
              </table:table-cell>
              <table:table-cell office:value-type="float" office:value="25285160">
                <text:p>25285160</text:p>
              </table:table-cell>
              <table:table-cell office:value-type="float" office:value="27359936">
                <text:p>27359936</text:p>
              </table:table-cell>
              <table:table-cell office:value-type="float" office:value="28854712">
                <text:p>288547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997704">
                <text:p>33997704</text:p>
              </table:table-cell>
              <table:table-cell office:value-type="float" office:value="33606736">
                <text:p>33606736</text:p>
              </table:table-cell>
              <table:table-cell office:value-type="float" office:value="0">
                <text:p>0</text:p>
              </table:table-cell>
              <table:table-cell office:value-type="float" office:value="25729904">
                <text:p>25729904</text:p>
              </table:table-cell>
              <table:table-cell office:value-type="float" office:value="25913912">
                <text:p>25913912</text:p>
              </table:table-cell>
              <table:table-cell office:value-type="float" office:value="27359936">
                <text:p>27359936</text:p>
              </table:table-cell>
              <table:table-cell office:value-type="float" office:value="28860104">
                <text:p>28860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3998560">
                <text:p>33998560</text:p>
              </table:table-cell>
              <table:table-cell office:value-type="float" office:value="33663832">
                <text:p>33663832</text:p>
              </table:table-cell>
              <table:table-cell office:value-type="float" office:value="0">
                <text:p>0</text:p>
              </table:table-cell>
              <table:table-cell office:value-type="float" office:value="25731136">
                <text:p>25731136</text:p>
              </table:table-cell>
              <table:table-cell office:value-type="float" office:value="25407576">
                <text:p>25407576</text:p>
              </table:table-cell>
              <table:table-cell office:value-type="float" office:value="27359936">
                <text:p>27359936</text:p>
              </table:table-cell>
              <table:table-cell office:value-type="float" office:value="28933520">
                <text:p>289335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3998800">
                <text:p>33998800</text:p>
              </table:table-cell>
              <table:table-cell office:value-type="float" office:value="33667832">
                <text:p>33667832</text:p>
              </table:table-cell>
              <table:table-cell office:value-type="float" office:value="0">
                <text:p>0</text:p>
              </table:table-cell>
              <table:table-cell office:value-type="float" office:value="25732368">
                <text:p>25732368</text:p>
              </table:table-cell>
              <table:table-cell office:value-type="float" office:value="25424824">
                <text:p>25424824</text:p>
              </table:table-cell>
              <table:table-cell office:value-type="float" office:value="27359936">
                <text:p>27359936</text:p>
              </table:table-cell>
              <table:table-cell office:value-type="float" office:value="28933520">
                <text:p>2893352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4000664">
                <text:p>34000664</text:p>
              </table:table-cell>
              <table:table-cell office:value-type="float" office:value="33667832">
                <text:p>33667832</text:p>
              </table:table-cell>
              <table:table-cell office:value-type="float" office:value="0">
                <text:p>0</text:p>
              </table:table-cell>
              <table:table-cell office:value-type="float" office:value="25733600">
                <text:p>25733600</text:p>
              </table:table-cell>
              <table:table-cell office:value-type="float" office:value="25432184">
                <text:p>25432184</text:p>
              </table:table-cell>
              <table:table-cell office:value-type="float" office:value="27359936">
                <text:p>27359936</text:p>
              </table:table-cell>
              <table:table-cell office:value-type="float" office:value="28938976">
                <text:p>289389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004616">
                <text:p>34004616</text:p>
              </table:table-cell>
              <table:table-cell office:value-type="float" office:value="33671832">
                <text:p>33671832</text:p>
              </table:table-cell>
              <table:table-cell office:value-type="float" office:value="0">
                <text:p>0</text:p>
              </table:table-cell>
              <table:table-cell office:value-type="float" office:value="25810648">
                <text:p>25810648</text:p>
              </table:table-cell>
              <table:table-cell office:value-type="float" office:value="25447320">
                <text:p>25447320</text:p>
              </table:table-cell>
              <table:table-cell office:value-type="float" office:value="27364496">
                <text:p>27364496</text:p>
              </table:table-cell>
              <table:table-cell office:value-type="float" office:value="28938976">
                <text:p>289389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005472">
                <text:p>34005472</text:p>
              </table:table-cell>
              <table:table-cell office:value-type="float" office:value="33044416">
                <text:p>33044416</text:p>
              </table:table-cell>
              <table:table-cell office:value-type="float" office:value="0">
                <text:p>0</text:p>
              </table:table-cell>
              <table:table-cell office:value-type="float" office:value="25816920">
                <text:p>25816920</text:p>
              </table:table-cell>
              <table:table-cell office:value-type="float" office:value="25871688">
                <text:p>25871688</text:p>
              </table:table-cell>
              <table:table-cell office:value-type="float" office:value="27364496">
                <text:p>27364496</text:p>
              </table:table-cell>
              <table:table-cell office:value-type="float" office:value="28944168">
                <text:p>289441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4076624">
                <text:p>34076624</text:p>
              </table:table-cell>
              <table:table-cell office:value-type="float" office:value="33048720">
                <text:p>33048720</text:p>
              </table:table-cell>
              <table:table-cell office:value-type="float" office:value="0">
                <text:p>0</text:p>
              </table:table-cell>
              <table:table-cell office:value-type="float" office:value="25818152">
                <text:p>25818152</text:p>
              </table:table-cell>
              <table:table-cell office:value-type="float" office:value="25873272">
                <text:p>25873272</text:p>
              </table:table-cell>
              <table:table-cell office:value-type="float" office:value="27364496">
                <text:p>27364496</text:p>
              </table:table-cell>
              <table:table-cell office:value-type="float" office:value="28944168">
                <text:p>289441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077104">
                <text:p>34077104</text:p>
              </table:table-cell>
              <table:table-cell office:value-type="float" office:value="33048720">
                <text:p>33048720</text:p>
              </table:table-cell>
              <table:table-cell office:value-type="float" office:value="0">
                <text:p>0</text:p>
              </table:table-cell>
              <table:table-cell office:value-type="float" office:value="25825128">
                <text:p>25825128</text:p>
              </table:table-cell>
              <table:table-cell office:value-type="float" office:value="25967816">
                <text:p>25967816</text:p>
              </table:table-cell>
              <table:table-cell office:value-type="float" office:value="27369056">
                <text:p>27369056</text:p>
              </table:table-cell>
              <table:table-cell office:value-type="float" office:value="28944168">
                <text:p>289441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4080624">
                <text:p>34080624</text:p>
              </table:table-cell>
              <table:table-cell office:value-type="float" office:value="33048720">
                <text:p>33048720</text:p>
              </table:table-cell>
              <table:table-cell office:value-type="float" office:value="0">
                <text:p>0</text:p>
              </table:table-cell>
              <table:table-cell office:value-type="float" office:value="25950976">
                <text:p>25950976</text:p>
              </table:table-cell>
              <table:table-cell office:value-type="float" office:value="26151976">
                <text:p>26151976</text:p>
              </table:table-cell>
              <table:table-cell office:value-type="float" office:value="27369056">
                <text:p>27369056</text:p>
              </table:table-cell>
              <table:table-cell office:value-type="float" office:value="28944168">
                <text:p>289441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4084840">
                <text:p>34084840</text:p>
              </table:table-cell>
              <table:table-cell office:value-type="float" office:value="33052720">
                <text:p>33052720</text:p>
              </table:table-cell>
              <table:table-cell office:value-type="float" office:value="0">
                <text:p>0</text:p>
              </table:table-cell>
              <table:table-cell office:value-type="float" office:value="25319480">
                <text:p>25319480</text:p>
              </table:table-cell>
              <table:table-cell office:value-type="float" office:value="26364760">
                <text:p>26364760</text:p>
              </table:table-cell>
              <table:table-cell office:value-type="float" office:value="27376672">
                <text:p>27376672</text:p>
              </table:table-cell>
              <table:table-cell office:value-type="float" office:value="28944168">
                <text:p>289441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4085696">
                <text:p>34085696</text:p>
              </table:table-cell>
              <table:table-cell office:value-type="float" office:value="33052720">
                <text:p>33052720</text:p>
              </table:table-cell>
              <table:table-cell office:value-type="float" office:value="0">
                <text:p>0</text:p>
              </table:table-cell>
              <table:table-cell office:value-type="float" office:value="25325664">
                <text:p>25325664</text:p>
              </table:table-cell>
              <table:table-cell office:value-type="float" office:value="27668360">
                <text:p>27668360</text:p>
              </table:table-cell>
              <table:table-cell office:value-type="float" office:value="27376672">
                <text:p>27376672</text:p>
              </table:table-cell>
              <table:table-cell office:value-type="float" office:value="29023424">
                <text:p>290234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089648">
                <text:p>34089648</text:p>
              </table:table-cell>
              <table:table-cell office:value-type="float" office:value="33056720">
                <text:p>33056720</text:p>
              </table:table-cell>
              <table:table-cell office:value-type="float" office:value="0">
                <text:p>0</text:p>
              </table:table-cell>
              <table:table-cell office:value-type="float" office:value="25637128">
                <text:p>25637128</text:p>
              </table:table-cell>
              <table:table-cell office:value-type="float" office:value="27182824">
                <text:p>27182824</text:p>
              </table:table-cell>
              <table:table-cell office:value-type="float" office:value="27376672">
                <text:p>27376672</text:p>
              </table:table-cell>
              <table:table-cell office:value-type="float" office:value="29023424">
                <text:p>290234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4104632">
                <text:p>34104632</text:p>
              </table:table-cell>
              <table:table-cell office:value-type="float" office:value="33056720">
                <text:p>33056720</text:p>
              </table:table-cell>
              <table:table-cell office:value-type="float" office:value="0">
                <text:p>0</text:p>
              </table:table-cell>
              <table:table-cell office:value-type="float" office:value="25645872">
                <text:p>25645872</text:p>
              </table:table-cell>
              <table:table-cell office:value-type="float" office:value="27260744">
                <text:p>27260744</text:p>
              </table:table-cell>
              <table:table-cell office:value-type="float" office:value="27376672">
                <text:p>27376672</text:p>
              </table:table-cell>
              <table:table-cell office:value-type="float" office:value="29023424">
                <text:p>290234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4108584">
                <text:p>34108584</text:p>
              </table:table-cell>
              <table:table-cell office:value-type="float" office:value="33060720">
                <text:p>33060720</text:p>
              </table:table-cell>
              <table:table-cell office:value-type="float" office:value="0">
                <text:p>0</text:p>
              </table:table-cell>
              <table:table-cell office:value-type="float" office:value="25645872">
                <text:p>25645872</text:p>
              </table:table-cell>
              <table:table-cell office:value-type="float" office:value="27292016">
                <text:p>27292016</text:p>
              </table:table-cell>
              <table:table-cell office:value-type="float" office:value="27376672">
                <text:p>27376672</text:p>
              </table:table-cell>
              <table:table-cell office:value-type="float" office:value="29023424">
                <text:p>290234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4108704">
                <text:p>34108704</text:p>
              </table:table-cell>
              <table:table-cell office:value-type="float" office:value="33127872">
                <text:p>33127872</text:p>
              </table:table-cell>
              <table:table-cell office:value-type="float" office:value="0">
                <text:p>0</text:p>
              </table:table-cell>
              <table:table-cell office:value-type="float" office:value="25650128">
                <text:p>25650128</text:p>
              </table:table-cell>
              <table:table-cell office:value-type="float" office:value="27305824">
                <text:p>27305824</text:p>
              </table:table-cell>
              <table:table-cell office:value-type="float" office:value="27381232">
                <text:p>27381232</text:p>
              </table:table-cell>
              <table:table-cell office:value-type="float" office:value="29028880">
                <text:p>290288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109680">
                <text:p>34109680</text:p>
              </table:table-cell>
              <table:table-cell office:value-type="float" office:value="33127872">
                <text:p>33127872</text:p>
              </table:table-cell>
              <table:table-cell office:value-type="float" office:value="0">
                <text:p>0</text:p>
              </table:table-cell>
              <table:table-cell office:value-type="float" office:value="25650128">
                <text:p>25650128</text:p>
              </table:table-cell>
              <table:table-cell office:value-type="float" office:value="27322248">
                <text:p>27322248</text:p>
              </table:table-cell>
              <table:table-cell office:value-type="float" office:value="27381232">
                <text:p>27381232</text:p>
              </table:table-cell>
              <table:table-cell office:value-type="float" office:value="29028880">
                <text:p>290288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114072">
                <text:p>34114072</text:p>
              </table:table-cell>
              <table:table-cell office:value-type="float" office:value="33127872">
                <text:p>33127872</text:p>
              </table:table-cell>
              <table:table-cell office:value-type="float" office:value="0">
                <text:p>0</text:p>
              </table:table-cell>
              <table:table-cell office:value-type="float" office:value="25650128">
                <text:p>25650128</text:p>
              </table:table-cell>
              <table:table-cell office:value-type="float" office:value="27338080">
                <text:p>27338080</text:p>
              </table:table-cell>
              <table:table-cell office:value-type="float" office:value="27385792">
                <text:p>27385792</text:p>
              </table:table-cell>
              <table:table-cell office:value-type="float" office:value="29028880">
                <text:p>290288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4115872">
                <text:p>34115872</text:p>
              </table:table-cell>
              <table:table-cell office:value-type="float" office:value="33127872">
                <text:p>33127872</text:p>
              </table:table-cell>
              <table:table-cell office:value-type="float" office:value="0">
                <text:p>0</text:p>
              </table:table-cell>
              <table:table-cell office:value-type="float" office:value="25655280">
                <text:p>25655280</text:p>
              </table:table-cell>
              <table:table-cell office:value-type="float" office:value="27352408">
                <text:p>27352408</text:p>
              </table:table-cell>
              <table:table-cell office:value-type="float" office:value="27385792">
                <text:p>27385792</text:p>
              </table:table-cell>
              <table:table-cell office:value-type="float" office:value="29034072">
                <text:p>290340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190936">
                <text:p>34190936</text:p>
              </table:table-cell>
              <table:table-cell office:value-type="float" office:value="33132136">
                <text:p>33132136</text:p>
              </table:table-cell>
              <table:table-cell office:value-type="float" office:value="0">
                <text:p>0</text:p>
              </table:table-cell>
              <table:table-cell office:value-type="float" office:value="25655280">
                <text:p>25655280</text:p>
              </table:table-cell>
              <table:table-cell office:value-type="float" office:value="28322200">
                <text:p>28322200</text:p>
              </table:table-cell>
              <table:table-cell office:value-type="float" office:value="27400968">
                <text:p>27400968</text:p>
              </table:table-cell>
              <table:table-cell office:value-type="float" office:value="29034072">
                <text:p>290340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4191792">
                <text:p>34191792</text:p>
              </table:table-cell>
              <table:table-cell office:value-type="float" office:value="33132136">
                <text:p>33132136</text:p>
              </table:table-cell>
              <table:table-cell office:value-type="float" office:value="0">
                <text:p>0</text:p>
              </table:table-cell>
              <table:table-cell office:value-type="float" office:value="25659536">
                <text:p>25659536</text:p>
              </table:table-cell>
              <table:table-cell office:value-type="float" office:value="31282352">
                <text:p>31282352</text:p>
              </table:table-cell>
              <table:table-cell office:value-type="float" office:value="27459896">
                <text:p>27459896</text:p>
              </table:table-cell>
              <table:table-cell office:value-type="float" office:value="29112736">
                <text:p>291127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4191912">
                <text:p>34191912</text:p>
              </table:table-cell>
              <table:table-cell office:value-type="float" office:value="33136136">
                <text:p>33136136</text:p>
              </table:table-cell>
              <table:table-cell office:value-type="float" office:value="0">
                <text:p>0</text:p>
              </table:table-cell>
              <table:table-cell office:value-type="float" office:value="25659536">
                <text:p>25659536</text:p>
              </table:table-cell>
              <table:table-cell office:value-type="float" office:value="30864880">
                <text:p>30864880</text:p>
              </table:table-cell>
              <table:table-cell office:value-type="float" office:value="27459896">
                <text:p>27459896</text:p>
              </table:table-cell>
              <table:table-cell office:value-type="float" office:value="29112736">
                <text:p>291127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4192032">
                <text:p>34192032</text:p>
              </table:table-cell>
              <table:table-cell office:value-type="float" office:value="33136136">
                <text:p>33136136</text:p>
              </table:table-cell>
              <table:table-cell office:value-type="float" office:value="0">
                <text:p>0</text:p>
              </table:table-cell>
              <table:table-cell office:value-type="float" office:value="25663792">
                <text:p>25663792</text:p>
              </table:table-cell>
              <table:table-cell office:value-type="float" office:value="30875320">
                <text:p>30875320</text:p>
              </table:table-cell>
              <table:table-cell office:value-type="float" office:value="27464456">
                <text:p>27464456</text:p>
              </table:table-cell>
              <table:table-cell office:value-type="float" office:value="29112736">
                <text:p>291127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193768">
                <text:p>34193768</text:p>
              </table:table-cell>
              <table:table-cell office:value-type="float" office:value="33136136">
                <text:p>33136136</text:p>
              </table:table-cell>
              <table:table-cell office:value-type="float" office:value="0">
                <text:p>0</text:p>
              </table:table-cell>
              <table:table-cell office:value-type="float" office:value="25663792">
                <text:p>25663792</text:p>
              </table:table-cell>
              <table:table-cell office:value-type="float" office:value="30893816">
                <text:p>30893816</text:p>
              </table:table-cell>
              <table:table-cell office:value-type="float" office:value="27464456">
                <text:p>27464456</text:p>
              </table:table-cell>
              <table:table-cell office:value-type="float" office:value="29112736">
                <text:p>291127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4198064">
                <text:p>34198064</text:p>
              </table:table-cell>
              <table:table-cell office:value-type="float" office:value="33203168">
                <text:p>33203168</text:p>
              </table:table-cell>
              <table:table-cell office:value-type="float" office:value="0">
                <text:p>0</text:p>
              </table:table-cell>
              <table:table-cell office:value-type="float" office:value="25663792">
                <text:p>25663792</text:p>
              </table:table-cell>
              <table:table-cell office:value-type="float" office:value="30902224">
                <text:p>30902224</text:p>
              </table:table-cell>
              <table:table-cell office:value-type="float" office:value="27464456">
                <text:p>27464456</text:p>
              </table:table-cell>
              <table:table-cell office:value-type="float" office:value="29112736">
                <text:p>291127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4198920">
                <text:p>34198920</text:p>
              </table:table-cell>
              <table:table-cell office:value-type="float" office:value="33203168">
                <text:p>33203168</text:p>
              </table:table-cell>
              <table:table-cell office:value-type="float" office:value="0">
                <text:p>0</text:p>
              </table:table-cell>
              <table:table-cell office:value-type="float" office:value="25668048">
                <text:p>25668048</text:p>
              </table:table-cell>
              <table:table-cell office:value-type="float" office:value="30924048">
                <text:p>30924048</text:p>
              </table:table-cell>
              <table:table-cell office:value-type="float" office:value="27469016">
                <text:p>27469016</text:p>
              </table:table-cell>
              <table:table-cell office:value-type="float" office:value="29118192">
                <text:p>291181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202952">
                <text:p>34202952</text:p>
              </table:table-cell>
              <table:table-cell office:value-type="float" office:value="33207432">
                <text:p>33207432</text:p>
              </table:table-cell>
              <table:table-cell office:value-type="float" office:value="0">
                <text:p>0</text:p>
              </table:table-cell>
              <table:table-cell office:value-type="float" office:value="25668048">
                <text:p>25668048</text:p>
              </table:table-cell>
              <table:table-cell office:value-type="float" office:value="30950792">
                <text:p>30950792</text:p>
              </table:table-cell>
              <table:table-cell office:value-type="float" office:value="27469016">
                <text:p>27469016</text:p>
              </table:table-cell>
              <table:table-cell office:value-type="float" office:value="29118192">
                <text:p>29118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4206864">
                <text:p>34206864</text:p>
              </table:table-cell>
              <table:table-cell office:value-type="float" office:value="33207432">
                <text:p>33207432</text:p>
              </table:table-cell>
              <table:table-cell office:value-type="float" office:value="0">
                <text:p>0</text:p>
              </table:table-cell>
              <table:table-cell office:value-type="float" office:value="25726480">
                <text:p>25726480</text:p>
              </table:table-cell>
              <table:table-cell office:value-type="float" office:value="30964872">
                <text:p>30964872</text:p>
              </table:table-cell>
              <table:table-cell office:value-type="float" office:value="27473576">
                <text:p>27473576</text:p>
              </table:table-cell>
              <table:table-cell office:value-type="float" office:value="29123384">
                <text:p>291233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3666160">
                <text:p>33666160</text:p>
              </table:table-cell>
              <table:table-cell office:value-type="float" office:value="33211432">
                <text:p>33211432</text:p>
              </table:table-cell>
              <table:table-cell office:value-type="float" office:value="0">
                <text:p>0</text:p>
              </table:table-cell>
              <table:table-cell office:value-type="float" office:value="25726480">
                <text:p>25726480</text:p>
              </table:table-cell>
              <table:table-cell office:value-type="float" office:value="30981200">
                <text:p>30981200</text:p>
              </table:table-cell>
              <table:table-cell office:value-type="float" office:value="27473576">
                <text:p>27473576</text:p>
              </table:table-cell>
              <table:table-cell office:value-type="float" office:value="29123384">
                <text:p>291233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3666280">
                <text:p>33666280</text:p>
              </table:table-cell>
              <table:table-cell office:value-type="float" office:value="33211432">
                <text:p>33211432</text:p>
              </table:table-cell>
              <table:table-cell office:value-type="float" office:value="0">
                <text:p>0</text:p>
              </table:table-cell>
              <table:table-cell office:value-type="float" office:value="25731304">
                <text:p>25731304</text:p>
              </table:table-cell>
              <table:table-cell office:value-type="float" office:value="30989304">
                <text:p>30989304</text:p>
              </table:table-cell>
              <table:table-cell office:value-type="float" office:value="27480360">
                <text:p>27480360</text:p>
              </table:table-cell>
              <table:table-cell office:value-type="float" office:value="29123384">
                <text:p>291233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3667136">
                <text:p>33667136</text:p>
              </table:table-cell>
              <table:table-cell office:value-type="float" office:value="33211432">
                <text:p>33211432</text:p>
              </table:table-cell>
              <table:table-cell office:value-type="float" office:value="0">
                <text:p>0</text:p>
              </table:table-cell>
              <table:table-cell office:value-type="float" office:value="25731304">
                <text:p>25731304</text:p>
              </table:table-cell>
              <table:table-cell office:value-type="float" office:value="31008672">
                <text:p>31008672</text:p>
              </table:table-cell>
              <table:table-cell office:value-type="float" office:value="27480360">
                <text:p>27480360</text:p>
              </table:table-cell>
              <table:table-cell office:value-type="float" office:value="29132208">
                <text:p>291322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671168">
                <text:p>33671168</text:p>
              </table:table-cell>
              <table:table-cell office:value-type="float" office:value="33215432">
                <text:p>33215432</text:p>
              </table:table-cell>
              <table:table-cell office:value-type="float" office:value="0">
                <text:p>0</text:p>
              </table:table-cell>
              <table:table-cell office:value-type="float" office:value="25731304">
                <text:p>25731304</text:p>
              </table:table-cell>
              <table:table-cell office:value-type="float" office:value="31016312">
                <text:p>31016312</text:p>
              </table:table-cell>
              <table:table-cell office:value-type="float" office:value="27480360">
                <text:p>27480360</text:p>
              </table:table-cell>
              <table:table-cell office:value-type="float" office:value="29132208">
                <text:p>291322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672944">
                <text:p>33672944</text:p>
              </table:table-cell>
              <table:table-cell office:value-type="float" office:value="33215432">
                <text:p>33215432</text:p>
              </table:table-cell>
              <table:table-cell office:value-type="float" office:value="0">
                <text:p>0</text:p>
              </table:table-cell>
              <table:table-cell office:value-type="float" office:value="25735512">
                <text:p>25735512</text:p>
              </table:table-cell>
              <table:table-cell office:value-type="float" office:value="31039240">
                <text:p>31039240</text:p>
              </table:table-cell>
              <table:table-cell office:value-type="float" office:value="27480360">
                <text:p>27480360</text:p>
              </table:table-cell>
              <table:table-cell office:value-type="float" office:value="28722352">
                <text:p>287223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3748208">
                <text:p>33748208</text:p>
              </table:table-cell>
              <table:table-cell office:value-type="float" office:value="33219432">
                <text:p>33219432</text:p>
              </table:table-cell>
              <table:table-cell office:value-type="float" office:value="0">
                <text:p>0</text:p>
              </table:table-cell>
              <table:table-cell office:value-type="float" office:value="25735512">
                <text:p>25735512</text:p>
              </table:table-cell>
              <table:table-cell office:value-type="float" office:value="31048224">
                <text:p>31048224</text:p>
              </table:table-cell>
              <table:table-cell office:value-type="float" office:value="27480360">
                <text:p>27480360</text:p>
              </table:table-cell>
              <table:table-cell office:value-type="float" office:value="28729872">
                <text:p>287298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3748328">
                <text:p>33748328</text:p>
              </table:table-cell>
              <table:table-cell office:value-type="float" office:value="33220744">
                <text:p>33220744</text:p>
              </table:table-cell>
              <table:table-cell office:value-type="float" office:value="0">
                <text:p>0</text:p>
              </table:table-cell>
              <table:table-cell office:value-type="float" office:value="25739720">
                <text:p>25739720</text:p>
              </table:table-cell>
              <table:table-cell office:value-type="float" office:value="31139360">
                <text:p>31139360</text:p>
              </table:table-cell>
              <table:table-cell office:value-type="float" office:value="27484920">
                <text:p>27484920</text:p>
              </table:table-cell>
              <table:table-cell office:value-type="float" office:value="28751552">
                <text:p>287515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3749184">
                <text:p>33749184</text:p>
              </table:table-cell>
              <table:table-cell office:value-type="float" office:value="33220744">
                <text:p>33220744</text:p>
              </table:table-cell>
              <table:table-cell office:value-type="float" office:value="0">
                <text:p>0</text:p>
              </table:table-cell>
              <table:table-cell office:value-type="float" office:value="25739720">
                <text:p>25739720</text:p>
              </table:table-cell>
              <table:table-cell office:value-type="float" office:value="31177216">
                <text:p>31177216</text:p>
              </table:table-cell>
              <table:table-cell office:value-type="float" office:value="27484920">
                <text:p>27484920</text:p>
              </table:table-cell>
              <table:table-cell office:value-type="float" office:value="28759072">
                <text:p>287590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3749304">
                <text:p>33749304</text:p>
              </table:table-cell>
              <table:table-cell office:value-type="float" office:value="33220744">
                <text:p>33220744</text:p>
              </table:table-cell>
              <table:table-cell office:value-type="float" office:value="0">
                <text:p>0</text:p>
              </table:table-cell>
              <table:table-cell office:value-type="float" office:value="25739720">
                <text:p>25739720</text:p>
              </table:table-cell>
              <table:table-cell office:value-type="float" office:value="31177216">
                <text:p>31177216</text:p>
              </table:table-cell>
              <table:table-cell office:value-type="float" office:value="27489480">
                <text:p>27489480</text:p>
              </table:table-cell>
              <table:table-cell office:value-type="float" office:value="28855840">
                <text:p>2885584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3751040">
                <text:p>33751040</text:p>
              </table:table-cell>
              <table:table-cell office:value-type="float" office:value="33220744">
                <text:p>33220744</text:p>
              </table:table-cell>
              <table:table-cell office:value-type="float" office:value="0">
                <text:p>0</text:p>
              </table:table-cell>
              <table:table-cell office:value-type="float" office:value="25798456">
                <text:p>25798456</text:p>
              </table:table-cell>
              <table:table-cell office:value-type="float" office:value="31183184">
                <text:p>31183184</text:p>
              </table:table-cell>
              <table:table-cell office:value-type="float" office:value="27489480">
                <text:p>27489480</text:p>
              </table:table-cell>
              <table:table-cell office:value-type="float" office:value="28868000">
                <text:p>28868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3755336">
                <text:p>33755336</text:p>
              </table:table-cell>
              <table:table-cell office:value-type="float" office:value="33224744">
                <text:p>33224744</text:p>
              </table:table-cell>
              <table:table-cell office:value-type="float" office:value="0">
                <text:p>0</text:p>
              </table:table-cell>
              <table:table-cell office:value-type="float" office:value="25798456">
                <text:p>25798456</text:p>
              </table:table-cell>
              <table:table-cell office:value-type="float" office:value="31183184">
                <text:p>31183184</text:p>
              </table:table-cell>
              <table:table-cell office:value-type="float" office:value="27632232">
                <text:p>27632232</text:p>
              </table:table-cell>
              <table:table-cell office:value-type="float" office:value="29478296">
                <text:p>294782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3755456">
                <text:p>33755456</text:p>
              </table:table-cell>
              <table:table-cell office:value-type="float" office:value="33224744">
                <text:p>33224744</text:p>
              </table:table-cell>
              <table:table-cell office:value-type="float" office:value="0">
                <text:p>0</text:p>
              </table:table-cell>
              <table:table-cell office:value-type="float" office:value="25802928">
                <text:p>25802928</text:p>
              </table:table-cell>
              <table:table-cell office:value-type="float" office:value="31188888">
                <text:p>31188888</text:p>
              </table:table-cell>
              <table:table-cell office:value-type="float" office:value="27637056">
                <text:p>27637056</text:p>
              </table:table-cell>
              <table:table-cell office:value-type="float" office:value="32860664">
                <text:p>328606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3756312">
                <text:p>33756312</text:p>
              </table:table-cell>
              <table:table-cell office:value-type="float" office:value="33228744">
                <text:p>33228744</text:p>
              </table:table-cell>
              <table:table-cell office:value-type="float" office:value="0">
                <text:p>0</text:p>
              </table:table-cell>
              <table:table-cell office:value-type="float" office:value="25802928">
                <text:p>25802928</text:p>
              </table:table-cell>
              <table:table-cell office:value-type="float" office:value="31188888">
                <text:p>31188888</text:p>
              </table:table-cell>
              <table:table-cell office:value-type="float" office:value="27637056">
                <text:p>27637056</text:p>
              </table:table-cell>
              <table:table-cell office:value-type="float" office:value="33737192">
                <text:p>337371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3760344">
                <text:p>33760344</text:p>
              </table:table-cell>
              <table:table-cell office:value-type="float" office:value="33228744">
                <text:p>33228744</text:p>
              </table:table-cell>
              <table:table-cell office:value-type="float" office:value="0">
                <text:p>0</text:p>
              </table:table-cell>
              <table:table-cell office:value-type="float" office:value="25807136">
                <text:p>25807136</text:p>
              </table:table-cell>
              <table:table-cell office:value-type="float" office:value="31188888">
                <text:p>31188888</text:p>
              </table:table-cell>
              <table:table-cell office:value-type="float" office:value="27637056">
                <text:p>27637056</text:p>
              </table:table-cell>
              <table:table-cell office:value-type="float" office:value="32849864">
                <text:p>328498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762080">
                <text:p>33762080</text:p>
              </table:table-cell>
              <table:table-cell office:value-type="float" office:value="33228744">
                <text:p>33228744</text:p>
              </table:table-cell>
              <table:table-cell office:value-type="float" office:value="0">
                <text:p>0</text:p>
              </table:table-cell>
              <table:table-cell office:value-type="float" office:value="25807136">
                <text:p>25807136</text:p>
              </table:table-cell>
              <table:table-cell office:value-type="float" office:value="31267608">
                <text:p>31267608</text:p>
              </table:table-cell>
              <table:table-cell office:value-type="float" office:value="27637056">
                <text:p>27637056</text:p>
              </table:table-cell>
              <table:table-cell office:value-type="float" office:value="33207504">
                <text:p>332075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3766112">
                <text:p>33766112</text:p>
              </table:table-cell>
              <table:table-cell office:value-type="float" office:value="33300064">
                <text:p>33300064</text:p>
              </table:table-cell>
              <table:table-cell office:value-type="float" office:value="0">
                <text:p>0</text:p>
              </table:table-cell>
              <table:table-cell office:value-type="float" office:value="25807136">
                <text:p>25807136</text:p>
              </table:table-cell>
              <table:table-cell office:value-type="float" office:value="31267608">
                <text:p>31267608</text:p>
              </table:table-cell>
              <table:table-cell office:value-type="float" office:value="27641616">
                <text:p>27641616</text:p>
              </table:table-cell>
              <table:table-cell office:value-type="float" office:value="33568512">
                <text:p>335685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3766232">
                <text:p>33766232</text:p>
              </table:table-cell>
              <table:table-cell office:value-type="float" office:value="33300064">
                <text:p>33300064</text:p>
              </table:table-cell>
              <table:table-cell office:value-type="float" office:value="0">
                <text:p>0</text:p>
              </table:table-cell>
              <table:table-cell office:value-type="float" office:value="25811344">
                <text:p>25811344</text:p>
              </table:table-cell>
              <table:table-cell office:value-type="float" office:value="31273576">
                <text:p>31273576</text:p>
              </table:table-cell>
              <table:table-cell office:value-type="float" office:value="27641616">
                <text:p>27641616</text:p>
              </table:table-cell>
              <table:table-cell office:value-type="float" office:value="33574264">
                <text:p>335742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3767088">
                <text:p>33767088</text:p>
              </table:table-cell>
              <table:table-cell office:value-type="float" office:value="33304328">
                <text:p>33304328</text:p>
              </table:table-cell>
              <table:table-cell office:value-type="float" office:value="0">
                <text:p>0</text:p>
              </table:table-cell>
              <table:table-cell office:value-type="float" office:value="25811344">
                <text:p>25811344</text:p>
              </table:table-cell>
              <table:table-cell office:value-type="float" office:value="31273576">
                <text:p>31273576</text:p>
              </table:table-cell>
              <table:table-cell office:value-type="float" office:value="27641616">
                <text:p>27641616</text:p>
              </table:table-cell>
              <table:table-cell office:value-type="float" office:value="33667904">
                <text:p>336679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3767520">
                <text:p>33767520</text:p>
              </table:table-cell>
              <table:table-cell office:value-type="float" office:value="33304328">
                <text:p>33304328</text:p>
              </table:table-cell>
              <table:table-cell office:value-type="float" office:value="0">
                <text:p>0</text:p>
              </table:table-cell>
              <table:table-cell office:value-type="float" office:value="25819312">
                <text:p>25819312</text:p>
              </table:table-cell>
              <table:table-cell office:value-type="float" office:value="31279280">
                <text:p>31279280</text:p>
              </table:table-cell>
              <table:table-cell office:value-type="float" office:value="27646992">
                <text:p>27646992</text:p>
              </table:table-cell>
              <table:table-cell office:value-type="float" office:value="33682640">
                <text:p>3368264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3769256">
                <text:p>33769256</text:p>
              </table:table-cell>
              <table:table-cell office:value-type="float" office:value="33304328">
                <text:p>33304328</text:p>
              </table:table-cell>
              <table:table-cell office:value-type="float" office:value="0">
                <text:p>0</text:p>
              </table:table-cell>
              <table:table-cell office:value-type="float" office:value="25819312">
                <text:p>25819312</text:p>
              </table:table-cell>
              <table:table-cell office:value-type="float" office:value="31279280">
                <text:p>31279280</text:p>
              </table:table-cell>
              <table:table-cell office:value-type="float" office:value="27648400">
                <text:p>27648400</text:p>
              </table:table-cell>
              <table:table-cell office:value-type="float" office:value="34015888">
                <text:p>340158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807928">
                <text:p>29807928</text:p>
              </table:table-cell>
              <table:table-cell office:value-type="float" office:value="33304328">
                <text:p>33304328</text:p>
              </table:table-cell>
              <table:table-cell office:value-type="float" office:value="0">
                <text:p>0</text:p>
              </table:table-cell>
              <table:table-cell office:value-type="float" office:value="25819312">
                <text:p>25819312</text:p>
              </table:table-cell>
              <table:table-cell office:value-type="float" office:value="31279280">
                <text:p>31279280</text:p>
              </table:table-cell>
              <table:table-cell office:value-type="float" office:value="27720664">
                <text:p>27720664</text:p>
              </table:table-cell>
              <table:table-cell office:value-type="float" office:value="34042712">
                <text:p>340427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808080">
                <text:p>29808080</text:p>
              </table:table-cell>
              <table:table-cell office:value-type="float" office:value="33304328">
                <text:p>33304328</text:p>
              </table:table-cell>
              <table:table-cell office:value-type="float" office:value="0">
                <text:p>0</text:p>
              </table:table-cell>
              <table:table-cell office:value-type="float" office:value="25823520">
                <text:p>25823520</text:p>
              </table:table-cell>
              <table:table-cell office:value-type="float" office:value="31284984">
                <text:p>31284984</text:p>
              </table:table-cell>
              <table:table-cell office:value-type="float" office:value="27720664">
                <text:p>27720664</text:p>
              </table:table-cell>
              <table:table-cell office:value-type="float" office:value="32782528">
                <text:p>327825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818576">
                <text:p>29818576</text:p>
              </table:table-cell>
              <table:table-cell office:value-type="float" office:value="33308328">
                <text:p>33308328</text:p>
              </table:table-cell>
              <table:table-cell office:value-type="float" office:value="0">
                <text:p>0</text:p>
              </table:table-cell>
              <table:table-cell office:value-type="float" office:value="25823520">
                <text:p>25823520</text:p>
              </table:table-cell>
              <table:table-cell office:value-type="float" office:value="31284984">
                <text:p>31284984</text:p>
              </table:table-cell>
              <table:table-cell office:value-type="float" office:value="27720664">
                <text:p>27720664</text:p>
              </table:table-cell>
              <table:table-cell office:value-type="float" office:value="32786104">
                <text:p>327861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9818696">
                <text:p>29818696</text:p>
              </table:table-cell>
              <table:table-cell office:value-type="float" office:value="33308328">
                <text:p>33308328</text:p>
              </table:table-cell>
              <table:table-cell office:value-type="float" office:value="0">
                <text:p>0</text:p>
              </table:table-cell>
              <table:table-cell office:value-type="float" office:value="25823520">
                <text:p>25823520</text:p>
              </table:table-cell>
              <table:table-cell office:value-type="float" office:value="31290688">
                <text:p>31290688</text:p>
              </table:table-cell>
              <table:table-cell office:value-type="float" office:value="27720664">
                <text:p>27720664</text:p>
              </table:table-cell>
              <table:table-cell office:value-type="float" office:value="32934416">
                <text:p>329344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891792">
                <text:p>29891792</text:p>
              </table:table-cell>
              <table:table-cell office:value-type="float" office:value="33312328">
                <text:p>33312328</text:p>
              </table:table-cell>
              <table:table-cell office:value-type="float" office:value="0">
                <text:p>0</text:p>
              </table:table-cell>
              <table:table-cell office:value-type="float" office:value="25823520">
                <text:p>25823520</text:p>
              </table:table-cell>
              <table:table-cell office:value-type="float" office:value="31371136">
                <text:p>31371136</text:p>
              </table:table-cell>
              <table:table-cell office:value-type="float" office:value="27720664">
                <text:p>27720664</text:p>
              </table:table-cell>
              <table:table-cell office:value-type="float" office:value="32949120">
                <text:p>3294912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895824">
                <text:p>29895824</text:p>
              </table:table-cell>
              <table:table-cell office:value-type="float" office:value="33457552">
                <text:p>33457552</text:p>
              </table:table-cell>
              <table:table-cell office:value-type="float" office:value="0">
                <text:p>0</text:p>
              </table:table-cell>
              <table:table-cell office:value-type="float" office:value="25827728">
                <text:p>25827728</text:p>
              </table:table-cell>
              <table:table-cell office:value-type="float" office:value="31371136">
                <text:p>31371136</text:p>
              </table:table-cell>
              <table:table-cell office:value-type="float" office:value="27724736">
                <text:p>27724736</text:p>
              </table:table-cell>
              <table:table-cell office:value-type="float" office:value="32964608">
                <text:p>329646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896680">
                <text:p>29896680</text:p>
              </table:table-cell>
              <table:table-cell office:value-type="float" office:value="33457608">
                <text:p>33457608</text:p>
              </table:table-cell>
              <table:table-cell office:value-type="float" office:value="0">
                <text:p>0</text:p>
              </table:table-cell>
              <table:table-cell office:value-type="float" office:value="25827728">
                <text:p>25827728</text:p>
              </table:table-cell>
              <table:table-cell office:value-type="float" office:value="31377104">
                <text:p>31377104</text:p>
              </table:table-cell>
              <table:table-cell office:value-type="float" office:value="27724736">
                <text:p>27724736</text:p>
              </table:table-cell>
              <table:table-cell office:value-type="float" office:value="32968224">
                <text:p>329682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9900712">
                <text:p>29900712</text:p>
              </table:table-cell>
              <table:table-cell office:value-type="float" office:value="33461872">
                <text:p>33461872</text:p>
              </table:table-cell>
              <table:table-cell office:value-type="float" office:value="0">
                <text:p>0</text:p>
              </table:table-cell>
              <table:table-cell office:value-type="float" office:value="25827728">
                <text:p>25827728</text:p>
              </table:table-cell>
              <table:table-cell office:value-type="float" office:value="31377104">
                <text:p>31377104</text:p>
              </table:table-cell>
              <table:table-cell office:value-type="float" office:value="27728808">
                <text:p>27728808</text:p>
              </table:table-cell>
              <table:table-cell office:value-type="float" office:value="32972888">
                <text:p>329728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704848">
                <text:p>30704848</text:p>
              </table:table-cell>
              <table:table-cell office:value-type="float" office:value="33461872">
                <text:p>33461872</text:p>
              </table:table-cell>
              <table:table-cell office:value-type="float" office:value="0">
                <text:p>0</text:p>
              </table:table-cell>
              <table:table-cell office:value-type="float" office:value="25964760">
                <text:p>25964760</text:p>
              </table:table-cell>
              <table:table-cell office:value-type="float" office:value="31377104">
                <text:p>31377104</text:p>
              </table:table-cell>
              <table:table-cell office:value-type="float" office:value="27728808">
                <text:p>27728808</text:p>
              </table:table-cell>
              <table:table-cell office:value-type="float" office:value="33175912">
                <text:p>331759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706288">
                <text:p>30706288</text:p>
              </table:table-cell>
              <table:table-cell office:value-type="float" office:value="33461872">
                <text:p>33461872</text:p>
              </table:table-cell>
              <table:table-cell office:value-type="float" office:value="0">
                <text:p>0</text:p>
              </table:table-cell>
              <table:table-cell office:value-type="float" office:value="25965584">
                <text:p>25965584</text:p>
              </table:table-cell>
              <table:table-cell office:value-type="float" office:value="31377104">
                <text:p>31377104</text:p>
              </table:table-cell>
              <table:table-cell office:value-type="float" office:value="27731280">
                <text:p>27731280</text:p>
              </table:table-cell>
              <table:table-cell office:value-type="float" office:value="33179656">
                <text:p>331796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710320">
                <text:p>30710320</text:p>
              </table:table-cell>
              <table:table-cell office:value-type="float" office:value="33461872">
                <text:p>33461872</text:p>
              </table:table-cell>
              <table:table-cell office:value-type="float" office:value="0">
                <text:p>0</text:p>
              </table:table-cell>
              <table:table-cell office:value-type="float" office:value="25970056">
                <text:p>25970056</text:p>
              </table:table-cell>
              <table:table-cell office:value-type="float" office:value="31377104">
                <text:p>31377104</text:p>
              </table:table-cell>
              <table:table-cell office:value-type="float" office:value="27735352">
                <text:p>27735352</text:p>
              </table:table-cell>
              <table:table-cell office:value-type="float" office:value="33465840">
                <text:p>3346584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711176">
                <text:p>30711176</text:p>
              </table:table-cell>
              <table:table-cell office:value-type="float" office:value="33461872">
                <text:p>33461872</text:p>
              </table:table-cell>
              <table:table-cell office:value-type="float" office:value="0">
                <text:p>0</text:p>
              </table:table-cell>
              <table:table-cell office:value-type="float" office:value="25970056">
                <text:p>25970056</text:p>
              </table:table-cell>
              <table:table-cell office:value-type="float" office:value="31382808">
                <text:p>31382808</text:p>
              </table:table-cell>
              <table:table-cell office:value-type="float" office:value="27735352">
                <text:p>27735352</text:p>
              </table:table-cell>
              <table:table-cell office:value-type="float" office:value="33480656">
                <text:p>334806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782328">
                <text:p>30782328</text:p>
              </table:table-cell>
              <table:table-cell office:value-type="float" office:value="33465872">
                <text:p>33465872</text:p>
              </table:table-cell>
              <table:table-cell office:value-type="float" office:value="0">
                <text:p>0</text:p>
              </table:table-cell>
              <table:table-cell office:value-type="float" office:value="25970056">
                <text:p>25970056</text:p>
              </table:table-cell>
              <table:table-cell office:value-type="float" office:value="31382808">
                <text:p>31382808</text:p>
              </table:table-cell>
              <table:table-cell office:value-type="float" office:value="27735352">
                <text:p>27735352</text:p>
              </table:table-cell>
              <table:table-cell office:value-type="float" office:value="33483112">
                <text:p>334831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0782808">
                <text:p>30782808</text:p>
              </table:table-cell>
              <table:table-cell office:value-type="float" office:value="33465872">
                <text:p>33465872</text:p>
              </table:table-cell>
              <table:table-cell office:value-type="float" office:value="0">
                <text:p>0</text:p>
              </table:table-cell>
              <table:table-cell office:value-type="float" office:value="25970056">
                <text:p>25970056</text:p>
              </table:table-cell>
              <table:table-cell office:value-type="float" office:value="31388512">
                <text:p>31388512</text:p>
              </table:table-cell>
              <table:table-cell office:value-type="float" office:value="27735352">
                <text:p>27735352</text:p>
              </table:table-cell>
              <table:table-cell office:value-type="float" office:value="33497464">
                <text:p>334974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0784248">
                <text:p>30784248</text:p>
              </table:table-cell>
              <table:table-cell office:value-type="float" office:value="33502376">
                <text:p>33502376</text:p>
              </table:table-cell>
              <table:table-cell office:value-type="float" office:value="0">
                <text:p>0</text:p>
              </table:table-cell>
              <table:table-cell office:value-type="float" office:value="25970056">
                <text:p>25970056</text:p>
              </table:table-cell>
              <table:table-cell office:value-type="float" office:value="31397408">
                <text:p>31397408</text:p>
              </table:table-cell>
              <table:table-cell office:value-type="float" office:value="27739424">
                <text:p>27739424</text:p>
              </table:table-cell>
              <table:table-cell office:value-type="float" office:value="33562768">
                <text:p>335627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788544">
                <text:p>30788544</text:p>
              </table:table-cell>
              <table:table-cell office:value-type="float" office:value="33508408">
                <text:p>33508408</text:p>
              </table:table-cell>
              <table:table-cell office:value-type="float" office:value="0">
                <text:p>0</text:p>
              </table:table-cell>
              <table:table-cell office:value-type="float" office:value="25974264">
                <text:p>25974264</text:p>
              </table:table-cell>
              <table:table-cell office:value-type="float" office:value="31397408">
                <text:p>31397408</text:p>
              </table:table-cell>
              <table:table-cell office:value-type="float" office:value="27739424">
                <text:p>27739424</text:p>
              </table:table-cell>
              <table:table-cell office:value-type="float" office:value="33583376">
                <text:p>335833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0789400">
                <text:p>30789400</text:p>
              </table:table-cell>
              <table:table-cell office:value-type="float" office:value="33508408">
                <text:p>33508408</text:p>
              </table:table-cell>
              <table:table-cell office:value-type="float" office:value="0">
                <text:p>0</text:p>
              </table:table-cell>
              <table:table-cell office:value-type="float" office:value="25974264">
                <text:p>25974264</text:p>
              </table:table-cell>
              <table:table-cell office:value-type="float" office:value="31403112">
                <text:p>31403112</text:p>
              </table:table-cell>
              <table:table-cell office:value-type="float" office:value="27739424">
                <text:p>27739424</text:p>
              </table:table-cell>
              <table:table-cell office:value-type="float" office:value="33591536">
                <text:p>335915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793432">
                <text:p>30793432</text:p>
              </table:table-cell>
              <table:table-cell office:value-type="float" office:value="33512312">
                <text:p>33512312</text:p>
              </table:table-cell>
              <table:table-cell office:value-type="float" office:value="0">
                <text:p>0</text:p>
              </table:table-cell>
              <table:table-cell office:value-type="float" office:value="25974264">
                <text:p>25974264</text:p>
              </table:table-cell>
              <table:table-cell office:value-type="float" office:value="31403112">
                <text:p>31403112</text:p>
              </table:table-cell>
              <table:table-cell office:value-type="float" office:value="27743496">
                <text:p>27743496</text:p>
              </table:table-cell>
              <table:table-cell office:value-type="float" office:value="33594048">
                <text:p>335940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793912">
                <text:p>30793912</text:p>
              </table:table-cell>
              <table:table-cell office:value-type="float" office:value="33512312">
                <text:p>33512312</text:p>
              </table:table-cell>
              <table:table-cell office:value-type="float" office:value="0">
                <text:p>0</text:p>
              </table:table-cell>
              <table:table-cell office:value-type="float" office:value="25081408">
                <text:p>25081408</text:p>
              </table:table-cell>
              <table:table-cell office:value-type="float" office:value="31408816">
                <text:p>31408816</text:p>
              </table:table-cell>
              <table:table-cell office:value-type="float" office:value="27743496">
                <text:p>27743496</text:p>
              </table:table-cell>
              <table:table-cell office:value-type="float" office:value="33595800">
                <text:p>335958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0795352">
                <text:p>30795352</text:p>
              </table:table-cell>
              <table:table-cell office:value-type="float" office:value="33512312">
                <text:p>33512312</text:p>
              </table:table-cell>
              <table:table-cell office:value-type="float" office:value="0">
                <text:p>0</text:p>
              </table:table-cell>
              <table:table-cell office:value-type="float" office:value="25345448">
                <text:p>25345448</text:p>
              </table:table-cell>
              <table:table-cell office:value-type="float" office:value="31408816">
                <text:p>31408816</text:p>
              </table:table-cell>
              <table:table-cell office:value-type="float" office:value="27817056">
                <text:p>27817056</text:p>
              </table:table-cell>
              <table:table-cell office:value-type="float" office:value="33600416">
                <text:p>336004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0799384">
                <text:p>30799384</text:p>
              </table:table-cell>
              <table:table-cell office:value-type="float" office:value="33512312">
                <text:p>33512312</text:p>
              </table:table-cell>
              <table:table-cell office:value-type="float" office:value="0">
                <text:p>0</text:p>
              </table:table-cell>
              <table:table-cell office:value-type="float" office:value="25349696">
                <text:p>25349696</text:p>
              </table:table-cell>
              <table:table-cell office:value-type="float" office:value="31408816">
                <text:p>31408816</text:p>
              </table:table-cell>
              <table:table-cell office:value-type="float" office:value="27817056">
                <text:p>27817056</text:p>
              </table:table-cell>
              <table:table-cell office:value-type="float" office:value="33606624">
                <text:p>336066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800240">
                <text:p>30800240</text:p>
              </table:table-cell>
              <table:table-cell office:value-type="float" office:value="33512312">
                <text:p>33512312</text:p>
              </table:table-cell>
              <table:table-cell office:value-type="float" office:value="0">
                <text:p>0</text:p>
              </table:table-cell>
              <table:table-cell office:value-type="float" office:value="25349696">
                <text:p>25349696</text:p>
              </table:table-cell>
              <table:table-cell office:value-type="float" office:value="31414520">
                <text:p>31414520</text:p>
              </table:table-cell>
              <table:table-cell office:value-type="float" office:value="27817056">
                <text:p>27817056</text:p>
              </table:table-cell>
              <table:table-cell office:value-type="float" office:value="33609336">
                <text:p>336093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800360">
                <text:p>30800360</text:p>
              </table:table-cell>
              <table:table-cell office:value-type="float" office:value="33516216">
                <text:p>33516216</text:p>
              </table:table-cell>
              <table:table-cell office:value-type="float" office:value="0">
                <text:p>0</text:p>
              </table:table-cell>
              <table:table-cell office:value-type="float" office:value="25354040">
                <text:p>25354040</text:p>
              </table:table-cell>
              <table:table-cell office:value-type="float" office:value="31414520">
                <text:p>31414520</text:p>
              </table:table-cell>
              <table:table-cell office:value-type="float" office:value="27821128">
                <text:p>27821128</text:p>
              </table:table-cell>
              <table:table-cell office:value-type="float" office:value="33615544">
                <text:p>336155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0800840">
                <text:p>30800840</text:p>
              </table:table-cell>
              <table:table-cell office:value-type="float" office:value="33516216">
                <text:p>33516216</text:p>
              </table:table-cell>
              <table:table-cell office:value-type="float" office:value="0">
                <text:p>0</text:p>
              </table:table-cell>
              <table:table-cell office:value-type="float" office:value="25358248">
                <text:p>25358248</text:p>
              </table:table-cell>
              <table:table-cell office:value-type="float" office:value="31414520">
                <text:p>31414520</text:p>
              </table:table-cell>
              <table:table-cell office:value-type="float" office:value="27821128">
                <text:p>27821128</text:p>
              </table:table-cell>
              <table:table-cell office:value-type="float" office:value="33617344">
                <text:p>336173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802280">
                <text:p>30802280</text:p>
              </table:table-cell>
              <table:table-cell office:value-type="float" office:value="33520120">
                <text:p>33520120</text:p>
              </table:table-cell>
              <table:table-cell office:value-type="float" office:value="0">
                <text:p>0</text:p>
              </table:table-cell>
              <table:table-cell office:value-type="float" office:value="25358248">
                <text:p>25358248</text:p>
              </table:table-cell>
              <table:table-cell office:value-type="float" office:value="31582488">
                <text:p>31582488</text:p>
              </table:table-cell>
              <table:table-cell office:value-type="float" office:value="27821128">
                <text:p>27821128</text:p>
              </table:table-cell>
              <table:table-cell office:value-type="float" office:value="33619096">
                <text:p>336190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0877344">
                <text:p>30877344</text:p>
              </table:table-cell>
              <table:table-cell office:value-type="float" office:value="32996224">
                <text:p>32996224</text:p>
              </table:table-cell>
              <table:table-cell office:value-type="float" office:value="0">
                <text:p>0</text:p>
              </table:table-cell>
              <table:table-cell office:value-type="float" office:value="25362456">
                <text:p>25362456</text:p>
              </table:table-cell>
              <table:table-cell office:value-type="float" office:value="31588456">
                <text:p>31588456</text:p>
              </table:table-cell>
              <table:table-cell office:value-type="float" office:value="27821128">
                <text:p>27821128</text:p>
              </table:table-cell>
              <table:table-cell office:value-type="float" office:value="33751824">
                <text:p>337518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878200">
                <text:p>30878200</text:p>
              </table:table-cell>
              <table:table-cell office:value-type="float" office:value="32996224">
                <text:p>32996224</text:p>
              </table:table-cell>
              <table:table-cell office:value-type="float" office:value="0">
                <text:p>0</text:p>
              </table:table-cell>
              <table:table-cell office:value-type="float" office:value="25362456">
                <text:p>25362456</text:p>
              </table:table-cell>
              <table:table-cell office:value-type="float" office:value="31588456">
                <text:p>31588456</text:p>
              </table:table-cell>
              <table:table-cell office:value-type="float" office:value="27821128">
                <text:p>27821128</text:p>
              </table:table-cell>
              <table:table-cell office:value-type="float" office:value="33835936">
                <text:p>338359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0882496">
                <text:p>30882496</text:p>
              </table:table-cell>
              <table:table-cell office:value-type="float" office:value="33000432">
                <text:p>33000432</text:p>
              </table:table-cell>
              <table:table-cell office:value-type="float" office:value="0">
                <text:p>0</text:p>
              </table:table-cell>
              <table:table-cell office:value-type="float" office:value="25366664">
                <text:p>25366664</text:p>
              </table:table-cell>
              <table:table-cell office:value-type="float" office:value="31588456">
                <text:p>31588456</text:p>
              </table:table-cell>
              <table:table-cell office:value-type="float" office:value="27825200">
                <text:p>27825200</text:p>
              </table:table-cell>
              <table:table-cell office:value-type="float" office:value="34122120">
                <text:p>341221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0883560">
                <text:p>30883560</text:p>
              </table:table-cell>
              <table:table-cell office:value-type="float" office:value="33000432">
                <text:p>33000432</text:p>
              </table:table-cell>
              <table:table-cell office:value-type="float" office:value="0">
                <text:p>0</text:p>
              </table:table-cell>
              <table:table-cell office:value-type="float" office:value="25425144">
                <text:p>25425144</text:p>
              </table:table-cell>
              <table:table-cell office:value-type="float" office:value="31594160">
                <text:p>31594160</text:p>
              </table:table-cell>
              <table:table-cell office:value-type="float" office:value="27825200">
                <text:p>27825200</text:p>
              </table:table-cell>
              <table:table-cell office:value-type="float" office:value="33676112">
                <text:p>336761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0884416">
                <text:p>30884416</text:p>
              </table:table-cell>
              <table:table-cell office:value-type="float" office:value="33004336">
                <text:p>33004336</text:p>
              </table:table-cell>
              <table:table-cell office:value-type="float" office:value="0">
                <text:p>0</text:p>
              </table:table-cell>
              <table:table-cell office:value-type="float" office:value="25425144">
                <text:p>25425144</text:p>
              </table:table-cell>
              <table:table-cell office:value-type="float" office:value="31594160">
                <text:p>31594160</text:p>
              </table:table-cell>
              <table:table-cell office:value-type="float" office:value="27835168">
                <text:p>27835168</text:p>
              </table:table-cell>
              <table:table-cell office:value-type="float" office:value="28019192">
                <text:p>280191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884536">
                <text:p>30884536</text:p>
              </table:table-cell>
              <table:table-cell office:value-type="float" office:value="33004336">
                <text:p>33004336</text:p>
              </table:table-cell>
              <table:table-cell office:value-type="float" office:value="0">
                <text:p>0</text:p>
              </table:table-cell>
              <table:table-cell office:value-type="float" office:value="25429616">
                <text:p>25429616</text:p>
              </table:table-cell>
              <table:table-cell office:value-type="float" office:value="31599864">
                <text:p>31599864</text:p>
              </table:table-cell>
              <table:table-cell office:value-type="float" office:value="27835168">
                <text:p>27835168</text:p>
              </table:table-cell>
              <table:table-cell office:value-type="float" office:value="28073960">
                <text:p>2807396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0885392">
                <text:p>30885392</text:p>
              </table:table-cell>
              <table:table-cell office:value-type="float" office:value="33004336">
                <text:p>33004336</text:p>
              </table:table-cell>
              <table:table-cell office:value-type="float" office:value="0">
                <text:p>0</text:p>
              </table:table-cell>
              <table:table-cell office:value-type="float" office:value="25429616">
                <text:p>25429616</text:p>
              </table:table-cell>
              <table:table-cell office:value-type="float" office:value="31599864">
                <text:p>31599864</text:p>
              </table:table-cell>
              <table:table-cell office:value-type="float" office:value="27835168">
                <text:p>27835168</text:p>
              </table:table-cell>
              <table:table-cell office:value-type="float" office:value="28077608">
                <text:p>280776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0889424">
                <text:p>30889424</text:p>
              </table:table-cell>
              <table:table-cell office:value-type="float" office:value="33008240">
                <text:p>33008240</text:p>
              </table:table-cell>
              <table:table-cell office:value-type="float" office:value="0">
                <text:p>0</text:p>
              </table:table-cell>
              <table:table-cell office:value-type="float" office:value="25433824">
                <text:p>25433824</text:p>
              </table:table-cell>
              <table:table-cell office:value-type="float" office:value="31599864">
                <text:p>31599864</text:p>
              </table:table-cell>
              <table:table-cell office:value-type="float" office:value="27839240">
                <text:p>27839240</text:p>
              </table:table-cell>
              <table:table-cell office:value-type="float" office:value="28167288">
                <text:p>281672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0892184">
                <text:p>30892184</text:p>
              </table:table-cell>
              <table:table-cell office:value-type="float" office:value="33008240">
                <text:p>33008240</text:p>
              </table:table-cell>
              <table:table-cell office:value-type="float" office:value="0">
                <text:p>0</text:p>
              </table:table-cell>
              <table:table-cell office:value-type="float" office:value="25433824">
                <text:p>25433824</text:p>
              </table:table-cell>
              <table:table-cell office:value-type="float" office:value="31684688">
                <text:p>31684688</text:p>
              </table:table-cell>
              <table:table-cell office:value-type="float" office:value="27839240">
                <text:p>27839240</text:p>
              </table:table-cell>
              <table:table-cell office:value-type="float" office:value="28170384">
                <text:p>281703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0896336">
                <text:p>30896336</text:p>
              </table:table-cell>
              <table:table-cell office:value-type="float" office:value="33079296">
                <text:p>33079296</text:p>
              </table:table-cell>
              <table:table-cell office:value-type="float" office:value="0">
                <text:p>0</text:p>
              </table:table-cell>
              <table:table-cell office:value-type="float" office:value="25433824">
                <text:p>25433824</text:p>
              </table:table-cell>
              <table:table-cell office:value-type="float" office:value="31684688">
                <text:p>31684688</text:p>
              </table:table-cell>
              <table:table-cell office:value-type="float" office:value="27843312">
                <text:p>27843312</text:p>
              </table:table-cell>
              <table:table-cell office:value-type="float" office:value="28174128">
                <text:p>281741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0896456">
                <text:p>30896456</text:p>
              </table:table-cell>
              <table:table-cell office:value-type="float" office:value="33079296">
                <text:p>33079296</text:p>
              </table:table-cell>
              <table:table-cell office:value-type="float" office:value="0">
                <text:p>0</text:p>
              </table:table-cell>
              <table:table-cell office:value-type="float" office:value="25438032">
                <text:p>25438032</text:p>
              </table:table-cell>
              <table:table-cell office:value-type="float" office:value="31690656">
                <text:p>31690656</text:p>
              </table:table-cell>
              <table:table-cell office:value-type="float" office:value="27843312">
                <text:p>27843312</text:p>
              </table:table-cell>
              <table:table-cell office:value-type="float" office:value="28177520">
                <text:p>2817752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0897312">
                <text:p>30897312</text:p>
              </table:table-cell>
              <table:table-cell office:value-type="float" office:value="33079296">
                <text:p>33079296</text:p>
              </table:table-cell>
              <table:table-cell office:value-type="float" office:value="0">
                <text:p>0</text:p>
              </table:table-cell>
              <table:table-cell office:value-type="float" office:value="25438032">
                <text:p>25438032</text:p>
              </table:table-cell>
              <table:table-cell office:value-type="float" office:value="31690656">
                <text:p>31690656</text:p>
              </table:table-cell>
              <table:table-cell office:value-type="float" office:value="27843312">
                <text:p>27843312</text:p>
              </table:table-cell>
              <table:table-cell office:value-type="float" office:value="28596224">
                <text:p>285962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0972376">
                <text:p>30972376</text:p>
              </table:table-cell>
              <table:table-cell office:value-type="float" office:value="33079296">
                <text:p>33079296</text:p>
              </table:table-cell>
              <table:table-cell office:value-type="float" office:value="0">
                <text:p>0</text:p>
              </table:table-cell>
              <table:table-cell office:value-type="float" office:value="25556920">
                <text:p>25556920</text:p>
              </table:table-cell>
              <table:table-cell office:value-type="float" office:value="31690656">
                <text:p>31690656</text:p>
              </table:table-cell>
              <table:table-cell office:value-type="float" office:value="27843312">
                <text:p>27843312</text:p>
              </table:table-cell>
              <table:table-cell office:value-type="float" office:value="28981552">
                <text:p>289815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0974176">
                <text:p>30974176</text:p>
              </table:table-cell>
              <table:table-cell office:value-type="float" office:value="33079296">
                <text:p>33079296</text:p>
              </table:table-cell>
              <table:table-cell office:value-type="float" office:value="0">
                <text:p>0</text:p>
              </table:table-cell>
              <table:table-cell office:value-type="float" office:value="25557072">
                <text:p>25557072</text:p>
              </table:table-cell>
              <table:table-cell office:value-type="float" office:value="31690656">
                <text:p>31690656</text:p>
              </table:table-cell>
              <table:table-cell office:value-type="float" office:value="27843312">
                <text:p>27843312</text:p>
              </table:table-cell>
              <table:table-cell office:value-type="float" office:value="29129648">
                <text:p>291296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0978472">
                <text:p>30978472</text:p>
              </table:table-cell>
              <table:table-cell office:value-type="float" office:value="33083464">
                <text:p>33083464</text:p>
              </table:table-cell>
              <table:table-cell office:value-type="float" office:value="0">
                <text:p>0</text:p>
              </table:table-cell>
              <table:table-cell office:value-type="float" office:value="25637936">
                <text:p>25637936</text:p>
              </table:table-cell>
              <table:table-cell office:value-type="float" office:value="31690656">
                <text:p>31690656</text:p>
              </table:table-cell>
              <table:table-cell office:value-type="float" office:value="27916632">
                <text:p>27916632</text:p>
              </table:table-cell>
              <table:table-cell office:value-type="float" office:value="29133232">
                <text:p>291332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0978592">
                <text:p>30978592</text:p>
              </table:table-cell>
              <table:table-cell office:value-type="float" office:value="33083464">
                <text:p>33083464</text:p>
              </table:table-cell>
              <table:table-cell office:value-type="float" office:value="0">
                <text:p>0</text:p>
              </table:table-cell>
              <table:table-cell office:value-type="float" office:value="25644424">
                <text:p>25644424</text:p>
              </table:table-cell>
              <table:table-cell office:value-type="float" office:value="31696360">
                <text:p>31696360</text:p>
              </table:table-cell>
              <table:table-cell office:value-type="float" office:value="27916632">
                <text:p>27916632</text:p>
              </table:table-cell>
              <table:table-cell office:value-type="float" office:value="29142400">
                <text:p>291424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0979448">
                <text:p>30979448</text:p>
              </table:table-cell>
              <table:table-cell office:value-type="float" office:value="33087368">
                <text:p>33087368</text:p>
              </table:table-cell>
              <table:table-cell office:value-type="float" office:value="0">
                <text:p>0</text:p>
              </table:table-cell>
              <table:table-cell office:value-type="float" office:value="25645432">
                <text:p>25645432</text:p>
              </table:table-cell>
              <table:table-cell office:value-type="float" office:value="31696360">
                <text:p>31696360</text:p>
              </table:table-cell>
              <table:table-cell office:value-type="float" office:value="27920704">
                <text:p>27920704</text:p>
              </table:table-cell>
              <table:table-cell office:value-type="float" office:value="29278072">
                <text:p>292780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0979568">
                <text:p>30979568</text:p>
              </table:table-cell>
              <table:table-cell office:value-type="float" office:value="33087368">
                <text:p>33087368</text:p>
              </table:table-cell>
              <table:table-cell office:value-type="float" office:value="0">
                <text:p>0</text:p>
              </table:table-cell>
              <table:table-cell office:value-type="float" office:value="25650760">
                <text:p>25650760</text:p>
              </table:table-cell>
              <table:table-cell office:value-type="float" office:value="31696360">
                <text:p>31696360</text:p>
              </table:table-cell>
              <table:table-cell office:value-type="float" office:value="27920704">
                <text:p>27920704</text:p>
              </table:table-cell>
              <table:table-cell office:value-type="float" office:value="28607472">
                <text:p>286074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0981368">
                <text:p>30981368</text:p>
              </table:table-cell>
              <table:table-cell office:value-type="float" office:value="33087368">
                <text:p>33087368</text:p>
              </table:table-cell>
              <table:table-cell office:value-type="float" office:value="0">
                <text:p>0</text:p>
              </table:table-cell>
              <table:table-cell office:value-type="float" office:value="25655600">
                <text:p>25655600</text:p>
              </table:table-cell>
              <table:table-cell office:value-type="float" office:value="31781128">
                <text:p>31781128</text:p>
              </table:table-cell>
              <table:table-cell office:value-type="float" office:value="27920704">
                <text:p>27920704</text:p>
              </table:table-cell>
              <table:table-cell office:value-type="float" office:value="28609272">
                <text:p>2860927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985400">
                <text:p>30985400</text:p>
              </table:table-cell>
              <table:table-cell office:value-type="float" office:value="33154688">
                <text:p>33154688</text:p>
              </table:table-cell>
              <table:table-cell office:value-type="float" office:value="0">
                <text:p>0</text:p>
              </table:table-cell>
              <table:table-cell office:value-type="float" office:value="25739528">
                <text:p>25739528</text:p>
              </table:table-cell>
              <table:table-cell office:value-type="float" office:value="31781128">
                <text:p>31781128</text:p>
              </table:table-cell>
              <table:table-cell office:value-type="float" office:value="27924776">
                <text:p>27924776</text:p>
              </table:table-cell>
              <table:table-cell office:value-type="float" office:value="28610880">
                <text:p>286108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0985520">
                <text:p>30985520</text:p>
              </table:table-cell>
              <table:table-cell office:value-type="float" office:value="33154688">
                <text:p>33154688</text:p>
              </table:table-cell>
              <table:table-cell office:value-type="float" office:value="0">
                <text:p>0</text:p>
              </table:table-cell>
              <table:table-cell office:value-type="float" office:value="25741544">
                <text:p>25741544</text:p>
              </table:table-cell>
              <table:table-cell office:value-type="float" office:value="31787096">
                <text:p>31787096</text:p>
              </table:table-cell>
              <table:table-cell office:value-type="float" office:value="27924776">
                <text:p>27924776</text:p>
              </table:table-cell>
              <table:table-cell office:value-type="float" office:value="28618368">
                <text:p>286183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0990288">
                <text:p>30990288</text:p>
              </table:table-cell>
              <table:table-cell office:value-type="float" office:value="33158592">
                <text:p>33158592</text:p>
              </table:table-cell>
              <table:table-cell office:value-type="float" office:value="0">
                <text:p>0</text:p>
              </table:table-cell>
              <table:table-cell office:value-type="float" office:value="25742776">
                <text:p>25742776</text:p>
              </table:table-cell>
              <table:table-cell office:value-type="float" office:value="31787096">
                <text:p>31787096</text:p>
              </table:table-cell>
              <table:table-cell office:value-type="float" office:value="27928848">
                <text:p>27928848</text:p>
              </table:table-cell>
              <table:table-cell office:value-type="float" office:value="28619264">
                <text:p>286192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0997664">
                <text:p>30997664</text:p>
              </table:table-cell>
              <table:table-cell office:value-type="float" office:value="33158592">
                <text:p>33158592</text:p>
              </table:table-cell>
              <table:table-cell office:value-type="float" office:value="0">
                <text:p>0</text:p>
              </table:table-cell>
              <table:table-cell office:value-type="float" office:value="25751472">
                <text:p>25751472</text:p>
              </table:table-cell>
              <table:table-cell office:value-type="float" office:value="31792800">
                <text:p>31792800</text:p>
              </table:table-cell>
              <table:table-cell office:value-type="float" office:value="27928848">
                <text:p>27928848</text:p>
              </table:table-cell>
              <table:table-cell office:value-type="float" office:value="28626704">
                <text:p>286267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0999464">
                <text:p>30999464</text:p>
              </table:table-cell>
              <table:table-cell office:value-type="float" office:value="33158592">
                <text:p>33158592</text:p>
              </table:table-cell>
              <table:table-cell office:value-type="float" office:value="0">
                <text:p>0</text:p>
              </table:table-cell>
              <table:table-cell office:value-type="float" office:value="25752704">
                <text:p>25752704</text:p>
              </table:table-cell>
              <table:table-cell office:value-type="float" office:value="31792800">
                <text:p>31792800</text:p>
              </table:table-cell>
              <table:table-cell office:value-type="float" office:value="28003176">
                <text:p>28003176</text:p>
              </table:table-cell>
              <table:table-cell office:value-type="float" office:value="28628496">
                <text:p>286284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0568720">
                <text:p>30568720</text:p>
              </table:table-cell>
              <table:table-cell office:value-type="float" office:value="33158592">
                <text:p>33158592</text:p>
              </table:table-cell>
              <table:table-cell office:value-type="float" office:value="0">
                <text:p>0</text:p>
              </table:table-cell>
              <table:table-cell office:value-type="float" office:value="25834856">
                <text:p>25834856</text:p>
              </table:table-cell>
              <table:table-cell office:value-type="float" office:value="31792800">
                <text:p>31792800</text:p>
              </table:table-cell>
              <table:table-cell office:value-type="float" office:value="28007512">
                <text:p>28007512</text:p>
              </table:table-cell>
              <table:table-cell office:value-type="float" office:value="28703288">
                <text:p>287032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0568840">
                <text:p>30568840</text:p>
              </table:table-cell>
              <table:table-cell office:value-type="float" office:value="33158592">
                <text:p>33158592</text:p>
              </table:table-cell>
              <table:table-cell office:value-type="float" office:value="0">
                <text:p>0</text:p>
              </table:table-cell>
              <table:table-cell office:value-type="float" office:value="25840968">
                <text:p>25840968</text:p>
              </table:table-cell>
              <table:table-cell office:value-type="float" office:value="31792800">
                <text:p>31792800</text:p>
              </table:table-cell>
              <table:table-cell office:value-type="float" office:value="28007512">
                <text:p>28007512</text:p>
              </table:table-cell>
              <table:table-cell office:value-type="float" office:value="28705968">
                <text:p>287059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0569696">
                <text:p>30569696</text:p>
              </table:table-cell>
              <table:table-cell office:value-type="float" office:value="33162496">
                <text:p>33162496</text:p>
              </table:table-cell>
              <table:table-cell office:value-type="float" office:value="0">
                <text:p>0</text:p>
              </table:table-cell>
              <table:table-cell office:value-type="float" office:value="25842200">
                <text:p>25842200</text:p>
              </table:table-cell>
              <table:table-cell office:value-type="float" office:value="31792800">
                <text:p>31792800</text:p>
              </table:table-cell>
              <table:table-cell office:value-type="float" office:value="28011584">
                <text:p>28011584</text:p>
              </table:table-cell>
              <table:table-cell office:value-type="float" office:value="28708864">
                <text:p>287088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569816">
                <text:p>30569816</text:p>
              </table:table-cell>
              <table:table-cell office:value-type="float" office:value="33162496">
                <text:p>33162496</text:p>
              </table:table-cell>
              <table:table-cell office:value-type="float" office:value="0">
                <text:p>0</text:p>
              </table:table-cell>
              <table:table-cell office:value-type="float" office:value="25098584">
                <text:p>25098584</text:p>
              </table:table-cell>
              <table:table-cell office:value-type="float" office:value="31798504">
                <text:p>31798504</text:p>
              </table:table-cell>
              <table:table-cell office:value-type="float" office:value="28011584">
                <text:p>28011584</text:p>
              </table:table-cell>
              <table:table-cell office:value-type="float" office:value="28715528">
                <text:p>287155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0571656">
                <text:p>30571656</text:p>
              </table:table-cell>
              <table:table-cell office:value-type="float" office:value="33162496">
                <text:p>33162496</text:p>
              </table:table-cell>
              <table:table-cell office:value-type="float" office:value="0">
                <text:p>0</text:p>
              </table:table-cell>
              <table:table-cell office:value-type="float" office:value="25102928">
                <text:p>25102928</text:p>
              </table:table-cell>
              <table:table-cell office:value-type="float" office:value="31807144">
                <text:p>31807144</text:p>
              </table:table-cell>
              <table:table-cell office:value-type="float" office:value="28011584">
                <text:p>28011584</text:p>
              </table:table-cell>
              <table:table-cell office:value-type="float" office:value="28982928">
                <text:p>289829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0575728">
                <text:p>30575728</text:p>
              </table:table-cell>
              <table:table-cell office:value-type="float" office:value="33233432">
                <text:p>33233432</text:p>
              </table:table-cell>
              <table:table-cell office:value-type="float" office:value="0">
                <text:p>0</text:p>
              </table:table-cell>
              <table:table-cell office:value-type="float" office:value="25102928">
                <text:p>25102928</text:p>
              </table:table-cell>
              <table:table-cell office:value-type="float" office:value="31807144">
                <text:p>31807144</text:p>
              </table:table-cell>
              <table:table-cell office:value-type="float" office:value="28011584">
                <text:p>28011584</text:p>
              </table:table-cell>
              <table:table-cell office:value-type="float" office:value="28987528">
                <text:p>289875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0576584">
                <text:p>30576584</text:p>
              </table:table-cell>
              <table:table-cell office:value-type="float" office:value="33233432">
                <text:p>33233432</text:p>
              </table:table-cell>
              <table:table-cell office:value-type="float" office:value="0">
                <text:p>0</text:p>
              </table:table-cell>
              <table:table-cell office:value-type="float" office:value="25102928">
                <text:p>25102928</text:p>
              </table:table-cell>
              <table:table-cell office:value-type="float" office:value="31812848">
                <text:p>31812848</text:p>
              </table:table-cell>
              <table:table-cell office:value-type="float" office:value="28011584">
                <text:p>28011584</text:p>
              </table:table-cell>
              <table:table-cell office:value-type="float" office:value="28987528">
                <text:p>289875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580616">
                <text:p>30580616</text:p>
              </table:table-cell>
              <table:table-cell office:value-type="float" office:value="33237600">
                <text:p>33237600</text:p>
              </table:table-cell>
              <table:table-cell office:value-type="float" office:value="0">
                <text:p>0</text:p>
              </table:table-cell>
              <table:table-cell office:value-type="float" office:value="25102928">
                <text:p>25102928</text:p>
              </table:table-cell>
              <table:table-cell office:value-type="float" office:value="31812848">
                <text:p>31812848</text:p>
              </table:table-cell>
              <table:table-cell office:value-type="float" office:value="28015656">
                <text:p>28015656</text:p>
              </table:table-cell>
              <table:table-cell office:value-type="float" office:value="28987528">
                <text:p>289875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0581096">
                <text:p>30581096</text:p>
              </table:table-cell>
              <table:table-cell office:value-type="float" office:value="33237600">
                <text:p>33237600</text:p>
              </table:table-cell>
              <table:table-cell office:value-type="float" office:value="0">
                <text:p>0</text:p>
              </table:table-cell>
              <table:table-cell office:value-type="float" office:value="25172032">
                <text:p>25172032</text:p>
              </table:table-cell>
              <table:table-cell office:value-type="float" office:value="31818552">
                <text:p>31818552</text:p>
              </table:table-cell>
              <table:table-cell office:value-type="float" office:value="28015656">
                <text:p>28015656</text:p>
              </table:table-cell>
              <table:table-cell office:value-type="float" office:value="28987528">
                <text:p>289875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582536">
                <text:p>30582536</text:p>
              </table:table-cell>
              <table:table-cell office:value-type="float" office:value="33241504">
                <text:p>33241504</text:p>
              </table:table-cell>
              <table:table-cell office:value-type="float" office:value="0">
                <text:p>0</text:p>
              </table:table-cell>
              <table:table-cell office:value-type="float" office:value="25172032">
                <text:p>25172032</text:p>
              </table:table-cell>
              <table:table-cell office:value-type="float" office:value="31818552">
                <text:p>31818552</text:p>
              </table:table-cell>
              <table:table-cell office:value-type="float" office:value="28017832">
                <text:p>28017832</text:p>
              </table:table-cell>
              <table:table-cell office:value-type="float" office:value="28987528">
                <text:p>289875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657680">
                <text:p>30657680</text:p>
              </table:table-cell>
              <table:table-cell office:value-type="float" office:value="33241504">
                <text:p>33241504</text:p>
              </table:table-cell>
              <table:table-cell office:value-type="float" office:value="0">
                <text:p>0</text:p>
              </table:table-cell>
              <table:table-cell office:value-type="float" office:value="25176504">
                <text:p>25176504</text:p>
              </table:table-cell>
              <table:table-cell office:value-type="float" office:value="31818552">
                <text:p>31818552</text:p>
              </table:table-cell>
              <table:table-cell office:value-type="float" office:value="28021904">
                <text:p>28021904</text:p>
              </table:table-cell>
              <table:table-cell office:value-type="float" office:value="28992128">
                <text:p>289921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658536">
                <text:p>30658536</text:p>
              </table:table-cell>
              <table:table-cell office:value-type="float" office:value="33241504">
                <text:p>33241504</text:p>
              </table:table-cell>
              <table:table-cell office:value-type="float" office:value="0">
                <text:p>0</text:p>
              </table:table-cell>
              <table:table-cell office:value-type="float" office:value="25176504">
                <text:p>25176504</text:p>
              </table:table-cell>
              <table:table-cell office:value-type="float" office:value="31824256">
                <text:p>31824256</text:p>
              </table:table-cell>
              <table:table-cell office:value-type="float" office:value="28021904">
                <text:p>28021904</text:p>
              </table:table-cell>
              <table:table-cell office:value-type="float" office:value="28995568">
                <text:p>289955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658656">
                <text:p>30658656</text:p>
              </table:table-cell>
              <table:table-cell office:value-type="float" office:value="33245408">
                <text:p>33245408</text:p>
              </table:table-cell>
              <table:table-cell office:value-type="float" office:value="0">
                <text:p>0</text:p>
              </table:table-cell>
              <table:table-cell office:value-type="float" office:value="25176504">
                <text:p>25176504</text:p>
              </table:table-cell>
              <table:table-cell office:value-type="float" office:value="31824256">
                <text:p>31824256</text:p>
              </table:table-cell>
              <table:table-cell office:value-type="float" office:value="28025976">
                <text:p>28025976</text:p>
              </table:table-cell>
              <table:table-cell office:value-type="float" office:value="28995568">
                <text:p>289955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659136">
                <text:p>30659136</text:p>
              </table:table-cell>
              <table:table-cell office:value-type="float" office:value="33245408">
                <text:p>33245408</text:p>
              </table:table-cell>
              <table:table-cell office:value-type="float" office:value="0">
                <text:p>0</text:p>
              </table:table-cell>
              <table:table-cell office:value-type="float" office:value="25180712">
                <text:p>25180712</text:p>
              </table:table-cell>
              <table:table-cell office:value-type="float" office:value="31829960">
                <text:p>31829960</text:p>
              </table:table-cell>
              <table:table-cell office:value-type="float" office:value="28025976">
                <text:p>28025976</text:p>
              </table:table-cell>
              <table:table-cell office:value-type="float" office:value="28995568">
                <text:p>289955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660576">
                <text:p>30660576</text:p>
              </table:table-cell>
              <table:table-cell office:value-type="float" office:value="33245408">
                <text:p>33245408</text:p>
              </table:table-cell>
              <table:table-cell office:value-type="float" office:value="0">
                <text:p>0</text:p>
              </table:table-cell>
              <table:table-cell office:value-type="float" office:value="25180712">
                <text:p>25180712</text:p>
              </table:table-cell>
              <table:table-cell office:value-type="float" office:value="31978656">
                <text:p>31978656</text:p>
              </table:table-cell>
              <table:table-cell office:value-type="float" office:value="28030048">
                <text:p>28030048</text:p>
              </table:table-cell>
              <table:table-cell office:value-type="float" office:value="28995568">
                <text:p>289955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0664872">
                <text:p>30664872</text:p>
              </table:table-cell>
              <table:table-cell office:value-type="float" office:value="33312440">
                <text:p>33312440</text:p>
              </table:table-cell>
              <table:table-cell office:value-type="float" office:value="0">
                <text:p>0</text:p>
              </table:table-cell>
              <table:table-cell office:value-type="float" office:value="25184920">
                <text:p>25184920</text:p>
              </table:table-cell>
              <table:table-cell office:value-type="float" office:value="31978656">
                <text:p>31978656</text:p>
              </table:table-cell>
              <table:table-cell office:value-type="float" office:value="28030048">
                <text:p>28030048</text:p>
              </table:table-cell>
              <table:table-cell office:value-type="float" office:value="29000168">
                <text:p>290001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0665728">
                <text:p>30665728</text:p>
              </table:table-cell>
              <table:table-cell office:value-type="float" office:value="33312440">
                <text:p>33312440</text:p>
              </table:table-cell>
              <table:table-cell office:value-type="float" office:value="0">
                <text:p>0</text:p>
              </table:table-cell>
              <table:table-cell office:value-type="float" office:value="25184920">
                <text:p>25184920</text:p>
              </table:table-cell>
              <table:table-cell office:value-type="float" office:value="31978656">
                <text:p>31978656</text:p>
              </table:table-cell>
              <table:table-cell office:value-type="float" office:value="28030048">
                <text:p>28030048</text:p>
              </table:table-cell>
              <table:table-cell office:value-type="float" office:value="29000168">
                <text:p>290001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0669760">
                <text:p>30669760</text:p>
              </table:table-cell>
              <table:table-cell office:value-type="float" office:value="33316608">
                <text:p>33316608</text:p>
              </table:table-cell>
              <table:table-cell office:value-type="float" office:value="0">
                <text:p>0</text:p>
              </table:table-cell>
              <table:table-cell office:value-type="float" office:value="25184920">
                <text:p>25184920</text:p>
              </table:table-cell>
              <table:table-cell office:value-type="float" office:value="31978656">
                <text:p>31978656</text:p>
              </table:table-cell>
              <table:table-cell office:value-type="float" office:value="28034120">
                <text:p>28034120</text:p>
              </table:table-cell>
              <table:table-cell office:value-type="float" office:value="29004768">
                <text:p>290047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0670240">
                <text:p>30670240</text:p>
              </table:table-cell>
              <table:table-cell office:value-type="float" office:value="33316608">
                <text:p>33316608</text:p>
              </table:table-cell>
              <table:table-cell office:value-type="float" office:value="0">
                <text:p>0</text:p>
              </table:table-cell>
              <table:table-cell office:value-type="float" office:value="25290832">
                <text:p>25290832</text:p>
              </table:table-cell>
              <table:table-cell office:value-type="float" office:value="31984624">
                <text:p>31984624</text:p>
              </table:table-cell>
              <table:table-cell office:value-type="float" office:value="28034120">
                <text:p>28034120</text:p>
              </table:table-cell>
              <table:table-cell office:value-type="float" office:value="29004768">
                <text:p>290047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0671680">
                <text:p>30671680</text:p>
              </table:table-cell>
              <table:table-cell office:value-type="float" office:value="33316608">
                <text:p>33316608</text:p>
              </table:table-cell>
              <table:table-cell office:value-type="float" office:value="0">
                <text:p>0</text:p>
              </table:table-cell>
              <table:table-cell office:value-type="float" office:value="25290832">
                <text:p>25290832</text:p>
              </table:table-cell>
              <table:table-cell office:value-type="float" office:value="31984624">
                <text:p>31984624</text:p>
              </table:table-cell>
              <table:table-cell office:value-type="float" office:value="28109904">
                <text:p>28109904</text:p>
              </table:table-cell>
              <table:table-cell office:value-type="float" office:value="29004768">
                <text:p>290047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6583272">
                <text:p>26583272</text:p>
              </table:table-cell>
              <table:table-cell office:value-type="float" office:value="33316608">
                <text:p>33316608</text:p>
              </table:table-cell>
              <table:table-cell office:value-type="float" office:value="0">
                <text:p>0</text:p>
              </table:table-cell>
              <table:table-cell office:value-type="float" office:value="25290832">
                <text:p>25290832</text:p>
              </table:table-cell>
              <table:table-cell office:value-type="float" office:value="31985008">
                <text:p>31985008</text:p>
              </table:table-cell>
              <table:table-cell office:value-type="float" office:value="28109904">
                <text:p>28109904</text:p>
              </table:table-cell>
              <table:table-cell office:value-type="float" office:value="29009368">
                <text:p>290093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6588672">
                <text:p>26588672</text:p>
              </table:table-cell>
              <table:table-cell office:value-type="float" office:value="33316608">
                <text:p>33316608</text:p>
              </table:table-cell>
              <table:table-cell office:value-type="float" office:value="0">
                <text:p>0</text:p>
              </table:table-cell>
              <table:table-cell office:value-type="float" office:value="25290832">
                <text:p>25290832</text:p>
              </table:table-cell>
              <table:table-cell office:value-type="float" office:value="31990328">
                <text:p>31990328</text:p>
              </table:table-cell>
              <table:table-cell office:value-type="float" office:value="28109904">
                <text:p>28109904</text:p>
              </table:table-cell>
              <table:table-cell office:value-type="float" office:value="29105760">
                <text:p>291057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6594360">
                <text:p>26594360</text:p>
              </table:table-cell>
              <table:table-cell office:value-type="float" office:value="33320512">
                <text:p>33320512</text:p>
              </table:table-cell>
              <table:table-cell office:value-type="float" office:value="0">
                <text:p>0</text:p>
              </table:table-cell>
              <table:table-cell office:value-type="float" office:value="25290832">
                <text:p>25290832</text:p>
              </table:table-cell>
              <table:table-cell office:value-type="float" office:value="31990328">
                <text:p>31990328</text:p>
              </table:table-cell>
              <table:table-cell office:value-type="float" office:value="28109904">
                <text:p>28109904</text:p>
              </table:table-cell>
              <table:table-cell office:value-type="float" office:value="29110624">
                <text:p>291106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6596120">
                <text:p>26596120</text:p>
              </table:table-cell>
              <table:table-cell office:value-type="float" office:value="33320512">
                <text:p>33320512</text:p>
              </table:table-cell>
              <table:table-cell office:value-type="float" office:value="0">
                <text:p>0</text:p>
              </table:table-cell>
              <table:table-cell office:value-type="float" office:value="26081392">
                <text:p>26081392</text:p>
              </table:table-cell>
              <table:table-cell office:value-type="float" office:value="31996032">
                <text:p>31996032</text:p>
              </table:table-cell>
              <table:table-cell office:value-type="float" office:value="28109904">
                <text:p>28109904</text:p>
              </table:table-cell>
              <table:table-cell office:value-type="float" office:value="29110624">
                <text:p>291106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6673448">
                <text:p>26673448</text:p>
              </table:table-cell>
              <table:table-cell office:value-type="float" office:value="33324416">
                <text:p>33324416</text:p>
              </table:table-cell>
              <table:table-cell office:value-type="float" office:value="0">
                <text:p>0</text:p>
              </table:table-cell>
              <table:table-cell office:value-type="float" office:value="26081392">
                <text:p>26081392</text:p>
              </table:table-cell>
              <table:table-cell office:value-type="float" office:value="32009304">
                <text:p>32009304</text:p>
              </table:table-cell>
              <table:table-cell office:value-type="float" office:value="28113976">
                <text:p>28113976</text:p>
              </table:table-cell>
              <table:table-cell office:value-type="float" office:value="29110624">
                <text:p>291106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6673568">
                <text:p>26673568</text:p>
              </table:table-cell>
              <table:table-cell office:value-type="float" office:value="33325728">
                <text:p>33325728</text:p>
              </table:table-cell>
              <table:table-cell office:value-type="float" office:value="0">
                <text:p>0</text:p>
              </table:table-cell>
              <table:table-cell office:value-type="float" office:value="26081392">
                <text:p>26081392</text:p>
              </table:table-cell>
              <table:table-cell office:value-type="float" office:value="32015008">
                <text:p>32015008</text:p>
              </table:table-cell>
              <table:table-cell office:value-type="float" office:value="28113976">
                <text:p>28113976</text:p>
              </table:table-cell>
              <table:table-cell office:value-type="float" office:value="29110624">
                <text:p>291106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6674424">
                <text:p>26674424</text:p>
              </table:table-cell>
              <table:table-cell office:value-type="float" office:value="33325728">
                <text:p>33325728</text:p>
              </table:table-cell>
              <table:table-cell office:value-type="float" office:value="0">
                <text:p>0</text:p>
              </table:table-cell>
              <table:table-cell office:value-type="float" office:value="26081392">
                <text:p>26081392</text:p>
              </table:table-cell>
              <table:table-cell office:value-type="float" office:value="32015008">
                <text:p>32015008</text:p>
              </table:table-cell>
              <table:table-cell office:value-type="float" office:value="28113976">
                <text:p>28113976</text:p>
              </table:table-cell>
              <table:table-cell office:value-type="float" office:value="29110624">
                <text:p>291106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6678720">
                <text:p>26678720</text:p>
              </table:table-cell>
              <table:table-cell office:value-type="float" office:value="33329632">
                <text:p>33329632</text:p>
              </table:table-cell>
              <table:table-cell office:value-type="float" office:value="0">
                <text:p>0</text:p>
              </table:table-cell>
              <table:table-cell office:value-type="float" office:value="26085600">
                <text:p>26085600</text:p>
              </table:table-cell>
              <table:table-cell office:value-type="float" office:value="32015008">
                <text:p>32015008</text:p>
              </table:table-cell>
              <table:table-cell office:value-type="float" office:value="28118048">
                <text:p>28118048</text:p>
              </table:table-cell>
              <table:table-cell office:value-type="float" office:value="29115224">
                <text:p>291152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680520">
                <text:p>26680520</text:p>
              </table:table-cell>
              <table:table-cell office:value-type="float" office:value="33329632">
                <text:p>33329632</text:p>
              </table:table-cell>
              <table:table-cell office:value-type="float" office:value="0">
                <text:p>0</text:p>
              </table:table-cell>
              <table:table-cell office:value-type="float" office:value="26092480">
                <text:p>26092480</text:p>
              </table:table-cell>
              <table:table-cell office:value-type="float" office:value="32020712">
                <text:p>32020712</text:p>
              </table:table-cell>
              <table:table-cell office:value-type="float" office:value="28118048">
                <text:p>28118048</text:p>
              </table:table-cell>
              <table:table-cell office:value-type="float" office:value="29115224">
                <text:p>291152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6684672">
                <text:p>26684672</text:p>
              </table:table-cell>
              <table:table-cell office:value-type="float" office:value="33333536">
                <text:p>33333536</text:p>
              </table:table-cell>
              <table:table-cell office:value-type="float" office:value="0">
                <text:p>0</text:p>
              </table:table-cell>
              <table:table-cell office:value-type="float" office:value="26092480">
                <text:p>26092480</text:p>
              </table:table-cell>
              <table:table-cell office:value-type="float" office:value="32020712">
                <text:p>32020712</text:p>
              </table:table-cell>
              <table:table-cell office:value-type="float" office:value="27162888">
                <text:p>27162888</text:p>
              </table:table-cell>
              <table:table-cell office:value-type="float" office:value="29115224">
                <text:p>291152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684792">
                <text:p>26684792</text:p>
              </table:table-cell>
              <table:table-cell office:value-type="float" office:value="33333536">
                <text:p>33333536</text:p>
              </table:table-cell>
              <table:table-cell office:value-type="float" office:value="0">
                <text:p>0</text:p>
              </table:table-cell>
              <table:table-cell office:value-type="float" office:value="26092480">
                <text:p>26092480</text:p>
              </table:table-cell>
              <table:table-cell office:value-type="float" office:value="32026416">
                <text:p>32026416</text:p>
              </table:table-cell>
              <table:table-cell office:value-type="float" office:value="27162888">
                <text:p>27162888</text:p>
              </table:table-cell>
              <table:table-cell office:value-type="float" office:value="29180800">
                <text:p>291808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685648">
                <text:p>26685648</text:p>
              </table:table-cell>
              <table:table-cell office:value-type="float" office:value="33337440">
                <text:p>33337440</text:p>
              </table:table-cell>
              <table:table-cell office:value-type="float" office:value="0">
                <text:p>0</text:p>
              </table:table-cell>
              <table:table-cell office:value-type="float" office:value="26092480">
                <text:p>26092480</text:p>
              </table:table-cell>
              <table:table-cell office:value-type="float" office:value="32026416">
                <text:p>32026416</text:p>
              </table:table-cell>
              <table:table-cell office:value-type="float" office:value="27162888">
                <text:p>27162888</text:p>
              </table:table-cell>
              <table:table-cell office:value-type="float" office:value="29181624">
                <text:p>291816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689680">
                <text:p>26689680</text:p>
              </table:table-cell>
              <table:table-cell office:value-type="float" office:value="33337440">
                <text:p>33337440</text:p>
              </table:table-cell>
              <table:table-cell office:value-type="float" office:value="0">
                <text:p>0</text:p>
              </table:table-cell>
              <table:table-cell office:value-type="float" office:value="26096688">
                <text:p>26096688</text:p>
              </table:table-cell>
              <table:table-cell office:value-type="float" office:value="32026416">
                <text:p>32026416</text:p>
              </table:table-cell>
              <table:table-cell office:value-type="float" office:value="27166960">
                <text:p>27166960</text:p>
              </table:table-cell>
              <table:table-cell office:value-type="float" office:value="29186224">
                <text:p>291862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691480">
                <text:p>26691480</text:p>
              </table:table-cell>
              <table:table-cell office:value-type="float" office:value="33337440">
                <text:p>33337440</text:p>
              </table:table-cell>
              <table:table-cell office:value-type="float" office:value="0">
                <text:p>0</text:p>
              </table:table-cell>
              <table:table-cell office:value-type="float" office:value="26096688">
                <text:p>26096688</text:p>
              </table:table-cell>
              <table:table-cell office:value-type="float" office:value="30561776">
                <text:p>30561776</text:p>
              </table:table-cell>
              <table:table-cell office:value-type="float" office:value="27166960">
                <text:p>27166960</text:p>
              </table:table-cell>
              <table:table-cell office:value-type="float" office:value="29186224">
                <text:p>291862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695512">
                <text:p>26695512</text:p>
              </table:table-cell>
              <table:table-cell office:value-type="float" office:value="34730192">
                <text:p>34730192</text:p>
              </table:table-cell>
              <table:table-cell office:value-type="float" office:value="0">
                <text:p>0</text:p>
              </table:table-cell>
              <table:table-cell office:value-type="float" office:value="26096688">
                <text:p>26096688</text:p>
              </table:table-cell>
              <table:table-cell office:value-type="float" office:value="30562600">
                <text:p>30562600</text:p>
              </table:table-cell>
              <table:table-cell office:value-type="float" office:value="27166960">
                <text:p>27166960</text:p>
              </table:table-cell>
              <table:table-cell office:value-type="float" office:value="29186224">
                <text:p>291862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695632">
                <text:p>26695632</text:p>
              </table:table-cell>
              <table:table-cell office:value-type="float" office:value="35297520">
                <text:p>35297520</text:p>
              </table:table-cell>
              <table:table-cell office:value-type="float" office:value="0">
                <text:p>0</text:p>
              </table:table-cell>
              <table:table-cell office:value-type="float" office:value="26100896">
                <text:p>26100896</text:p>
              </table:table-cell>
              <table:table-cell office:value-type="float" office:value="30568608">
                <text:p>30568608</text:p>
              </table:table-cell>
              <table:table-cell office:value-type="float" office:value="27166960">
                <text:p>27166960</text:p>
              </table:table-cell>
              <table:table-cell office:value-type="float" office:value="29186224">
                <text:p>291862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696488">
                <text:p>26696488</text:p>
              </table:table-cell>
              <table:table-cell office:value-type="float" office:value="35301896">
                <text:p>35301896</text:p>
              </table:table-cell>
              <table:table-cell office:value-type="float" office:value="0">
                <text:p>0</text:p>
              </table:table-cell>
              <table:table-cell office:value-type="float" office:value="26100896">
                <text:p>26100896</text:p>
              </table:table-cell>
              <table:table-cell office:value-type="float" office:value="30568608">
                <text:p>30568608</text:p>
              </table:table-cell>
              <table:table-cell office:value-type="float" office:value="27166960">
                <text:p>27166960</text:p>
              </table:table-cell>
              <table:table-cell office:value-type="float" office:value="29186224">
                <text:p>291862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767640">
                <text:p>26767640</text:p>
              </table:table-cell>
              <table:table-cell office:value-type="float" office:value="35301896">
                <text:p>35301896</text:p>
              </table:table-cell>
              <table:table-cell office:value-type="float" office:value="0">
                <text:p>0</text:p>
              </table:table-cell>
              <table:table-cell office:value-type="float" office:value="26235752">
                <text:p>26235752</text:p>
              </table:table-cell>
              <table:table-cell office:value-type="float" office:value="30568608">
                <text:p>30568608</text:p>
              </table:table-cell>
              <table:table-cell office:value-type="float" office:value="27171032">
                <text:p>27171032</text:p>
              </table:table-cell>
              <table:table-cell office:value-type="float" office:value="29190824">
                <text:p>291908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769440">
                <text:p>26769440</text:p>
              </table:table-cell>
              <table:table-cell office:value-type="float" office:value="35301896">
                <text:p>35301896</text:p>
              </table:table-cell>
              <table:table-cell office:value-type="float" office:value="0">
                <text:p>0</text:p>
              </table:table-cell>
              <table:table-cell office:value-type="float" office:value="26237920">
                <text:p>26237920</text:p>
              </table:table-cell>
              <table:table-cell office:value-type="float" office:value="30574312">
                <text:p>30574312</text:p>
              </table:table-cell>
              <table:table-cell office:value-type="float" office:value="27171032">
                <text:p>27171032</text:p>
              </table:table-cell>
              <table:table-cell office:value-type="float" office:value="29190824">
                <text:p>291908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7114024">
                <text:p>27114024</text:p>
              </table:table-cell>
              <table:table-cell office:value-type="float" office:value="35305800">
                <text:p>35305800</text:p>
              </table:table-cell>
              <table:table-cell office:value-type="float" office:value="0">
                <text:p>0</text:p>
              </table:table-cell>
              <table:table-cell office:value-type="float" office:value="26657512">
                <text:p>26657512</text:p>
              </table:table-cell>
              <table:table-cell office:value-type="float" office:value="30574312">
                <text:p>30574312</text:p>
              </table:table-cell>
              <table:table-cell office:value-type="float" office:value="27244456">
                <text:p>27244456</text:p>
              </table:table-cell>
              <table:table-cell office:value-type="float" office:value="29195424">
                <text:p>291954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843224">
                <text:p>26843224</text:p>
              </table:table-cell>
              <table:table-cell office:value-type="float" office:value="35305800">
                <text:p>35305800</text:p>
              </table:table-cell>
              <table:table-cell office:value-type="float" office:value="0">
                <text:p>0</text:p>
              </table:table-cell>
              <table:table-cell office:value-type="float" office:value="26657512">
                <text:p>26657512</text:p>
              </table:table-cell>
              <table:table-cell office:value-type="float" office:value="30580016">
                <text:p>30580016</text:p>
              </table:table-cell>
              <table:table-cell office:value-type="float" office:value="27244456">
                <text:p>27244456</text:p>
              </table:table-cell>
              <table:table-cell office:value-type="float" office:value="29334752">
                <text:p>293347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844784">
                <text:p>26844784</text:p>
              </table:table-cell>
              <table:table-cell office:value-type="float" office:value="35309704">
                <text:p>35309704</text:p>
              </table:table-cell>
              <table:table-cell office:value-type="float" office:value="0">
                <text:p>0</text:p>
              </table:table-cell>
              <table:table-cell office:value-type="float" office:value="26663928">
                <text:p>26663928</text:p>
              </table:table-cell>
              <table:table-cell office:value-type="float" office:value="30580016">
                <text:p>30580016</text:p>
              </table:table-cell>
              <table:table-cell office:value-type="float" office:value="27248528">
                <text:p>27248528</text:p>
              </table:table-cell>
              <table:table-cell office:value-type="float" office:value="29334752">
                <text:p>293347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849560">
                <text:p>26849560</text:p>
              </table:table-cell>
              <table:table-cell office:value-type="float" office:value="35309704">
                <text:p>35309704</text:p>
              </table:table-cell>
              <table:table-cell office:value-type="float" office:value="0">
                <text:p>0</text:p>
              </table:table-cell>
              <table:table-cell office:value-type="float" office:value="26668024">
                <text:p>26668024</text:p>
              </table:table-cell>
              <table:table-cell office:value-type="float" office:value="30586376">
                <text:p>30586376</text:p>
              </table:table-cell>
              <table:table-cell office:value-type="float" office:value="27248528">
                <text:p>27248528</text:p>
              </table:table-cell>
              <table:table-cell office:value-type="float" office:value="29339616">
                <text:p>293396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221872">
                <text:p>27221872</text:p>
              </table:table-cell>
              <table:table-cell office:value-type="float" office:value="35309704">
                <text:p>35309704</text:p>
              </table:table-cell>
              <table:table-cell office:value-type="float" office:value="0">
                <text:p>0</text:p>
              </table:table-cell>
              <table:table-cell office:value-type="float" office:value="26668024">
                <text:p>26668024</text:p>
              </table:table-cell>
              <table:table-cell office:value-type="float" office:value="30595296">
                <text:p>30595296</text:p>
              </table:table-cell>
              <table:table-cell office:value-type="float" office:value="27248528">
                <text:p>27248528</text:p>
              </table:table-cell>
              <table:table-cell office:value-type="float" office:value="29339616">
                <text:p>293396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698936">
                <text:p>27698936</text:p>
              </table:table-cell>
              <table:table-cell office:value-type="float" office:value="35313184">
                <text:p>35313184</text:p>
              </table:table-cell>
              <table:table-cell office:value-type="float" office:value="0">
                <text:p>0</text:p>
              </table:table-cell>
              <table:table-cell office:value-type="float" office:value="26668024">
                <text:p>26668024</text:p>
              </table:table-cell>
              <table:table-cell office:value-type="float" office:value="30595296">
                <text:p>30595296</text:p>
              </table:table-cell>
              <table:table-cell office:value-type="float" office:value="27252600">
                <text:p>27252600</text:p>
              </table:table-cell>
              <table:table-cell office:value-type="float" office:value="29344216">
                <text:p>293442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708680">
                <text:p>27708680</text:p>
              </table:table-cell>
              <table:table-cell office:value-type="float" office:value="35313184">
                <text:p>35313184</text:p>
              </table:table-cell>
              <table:table-cell office:value-type="float" office:value="0">
                <text:p>0</text:p>
              </table:table-cell>
              <table:table-cell office:value-type="float" office:value="26672104">
                <text:p>26672104</text:p>
              </table:table-cell>
              <table:table-cell office:value-type="float" office:value="30600984">
                <text:p>30600984</text:p>
              </table:table-cell>
              <table:table-cell office:value-type="float" office:value="27252600">
                <text:p>27252600</text:p>
              </table:table-cell>
              <table:table-cell office:value-type="float" office:value="29344216">
                <text:p>293442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710416">
                <text:p>27710416</text:p>
              </table:table-cell>
              <table:table-cell office:value-type="float" office:value="35317088">
                <text:p>35317088</text:p>
              </table:table-cell>
              <table:table-cell office:value-type="float" office:value="0">
                <text:p>0</text:p>
              </table:table-cell>
              <table:table-cell office:value-type="float" office:value="26672104">
                <text:p>26672104</text:p>
              </table:table-cell>
              <table:table-cell office:value-type="float" office:value="30600984">
                <text:p>30600984</text:p>
              </table:table-cell>
              <table:table-cell office:value-type="float" office:value="27256672">
                <text:p>27256672</text:p>
              </table:table-cell>
              <table:table-cell office:value-type="float" office:value="29344216">
                <text:p>293442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711584">
                <text:p>27711584</text:p>
              </table:table-cell>
              <table:table-cell office:value-type="float" office:value="35317088">
                <text:p>35317088</text:p>
              </table:table-cell>
              <table:table-cell office:value-type="float" office:value="0">
                <text:p>0</text:p>
              </table:table-cell>
              <table:table-cell office:value-type="float" office:value="26675576">
                <text:p>26675576</text:p>
              </table:table-cell>
              <table:table-cell office:value-type="float" office:value="30600984">
                <text:p>30600984</text:p>
              </table:table-cell>
              <table:table-cell office:value-type="float" office:value="27256672">
                <text:p>27256672</text:p>
              </table:table-cell>
              <table:table-cell office:value-type="float" office:value="29344216">
                <text:p>293442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714088">
                <text:p>27714088</text:p>
              </table:table-cell>
              <table:table-cell office:value-type="float" office:value="35317088">
                <text:p>35317088</text:p>
              </table:table-cell>
              <table:table-cell office:value-type="float" office:value="0">
                <text:p>0</text:p>
              </table:table-cell>
              <table:table-cell office:value-type="float" office:value="26675576">
                <text:p>26675576</text:p>
              </table:table-cell>
              <table:table-cell office:value-type="float" office:value="30600984">
                <text:p>30600984</text:p>
              </table:table-cell>
              <table:table-cell office:value-type="float" office:value="27326000">
                <text:p>27326000</text:p>
              </table:table-cell>
              <table:table-cell office:value-type="float" office:value="29344216">
                <text:p>293442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789976">
                <text:p>27789976</text:p>
              </table:table-cell>
              <table:table-cell office:value-type="float" office:value="35317088">
                <text:p>35317088</text:p>
              </table:table-cell>
              <table:table-cell office:value-type="float" office:value="0">
                <text:p>0</text:p>
              </table:table-cell>
              <table:table-cell office:value-type="float" office:value="26679656">
                <text:p>26679656</text:p>
              </table:table-cell>
              <table:table-cell office:value-type="float" office:value="30600984">
                <text:p>30600984</text:p>
              </table:table-cell>
              <table:table-cell office:value-type="float" office:value="27326000">
                <text:p>27326000</text:p>
              </table:table-cell>
              <table:table-cell office:value-type="float" office:value="29348816">
                <text:p>293488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791536">
                <text:p>27791536</text:p>
              </table:table-cell>
              <table:table-cell office:value-type="float" office:value="35317088">
                <text:p>35317088</text:p>
              </table:table-cell>
              <table:table-cell office:value-type="float" office:value="0">
                <text:p>0</text:p>
              </table:table-cell>
              <table:table-cell office:value-type="float" office:value="26679656">
                <text:p>26679656</text:p>
              </table:table-cell>
              <table:table-cell office:value-type="float" office:value="30606672">
                <text:p>30606672</text:p>
              </table:table-cell>
              <table:table-cell office:value-type="float" office:value="27326000">
                <text:p>27326000</text:p>
              </table:table-cell>
              <table:table-cell office:value-type="float" office:value="29352304">
                <text:p>293523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796536">
                <text:p>27796536</text:p>
              </table:table-cell>
              <table:table-cell office:value-type="float" office:value="35320992">
                <text:p>35320992</text:p>
              </table:table-cell>
              <table:table-cell office:value-type="float" office:value="0">
                <text:p>0</text:p>
              </table:table-cell>
              <table:table-cell office:value-type="float" office:value="26679656">
                <text:p>26679656</text:p>
              </table:table-cell>
              <table:table-cell office:value-type="float" office:value="30606672">
                <text:p>30606672</text:p>
              </table:table-cell>
              <table:table-cell office:value-type="float" office:value="27330336">
                <text:p>27330336</text:p>
              </table:table-cell>
              <table:table-cell office:value-type="float" office:value="29352304">
                <text:p>293523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868752">
                <text:p>27868752</text:p>
              </table:table-cell>
              <table:table-cell office:value-type="float" office:value="35320992">
                <text:p>35320992</text:p>
              </table:table-cell>
              <table:table-cell office:value-type="float" office:value="0">
                <text:p>0</text:p>
              </table:table-cell>
              <table:table-cell office:value-type="float" office:value="26683736">
                <text:p>26683736</text:p>
              </table:table-cell>
              <table:table-cell office:value-type="float" office:value="30612360">
                <text:p>30612360</text:p>
              </table:table-cell>
              <table:table-cell office:value-type="float" office:value="27330336">
                <text:p>27330336</text:p>
              </table:table-cell>
              <table:table-cell office:value-type="float" office:value="29356904">
                <text:p>2935690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870896">
                <text:p>27870896</text:p>
              </table:table-cell>
              <table:table-cell office:value-type="float" office:value="35324896">
                <text:p>35324896</text:p>
              </table:table-cell>
              <table:table-cell office:value-type="float" office:value="0">
                <text:p>0</text:p>
              </table:table-cell>
              <table:table-cell office:value-type="float" office:value="26683736">
                <text:p>26683736</text:p>
              </table:table-cell>
              <table:table-cell office:value-type="float" office:value="30691336">
                <text:p>30691336</text:p>
              </table:table-cell>
              <table:table-cell office:value-type="float" office:value="27330336">
                <text:p>27330336</text:p>
              </table:table-cell>
              <table:table-cell office:value-type="float" office:value="29356904">
                <text:p>293569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875632">
                <text:p>27875632</text:p>
              </table:table-cell>
              <table:table-cell office:value-type="float" office:value="35392216">
                <text:p>35392216</text:p>
              </table:table-cell>
              <table:table-cell office:value-type="float" office:value="0">
                <text:p>0</text:p>
              </table:table-cell>
              <table:table-cell office:value-type="float" office:value="26683736">
                <text:p>26683736</text:p>
              </table:table-cell>
              <table:table-cell office:value-type="float" office:value="30691336">
                <text:p>30691336</text:p>
              </table:table-cell>
              <table:table-cell office:value-type="float" office:value="27334408">
                <text:p>27334408</text:p>
              </table:table-cell>
              <table:table-cell office:value-type="float" office:value="29356904">
                <text:p>293569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877192">
                <text:p>27877192</text:p>
              </table:table-cell>
              <table:table-cell office:value-type="float" office:value="35392216">
                <text:p>35392216</text:p>
              </table:table-cell>
              <table:table-cell office:value-type="float" office:value="0">
                <text:p>0</text:p>
              </table:table-cell>
              <table:table-cell office:value-type="float" office:value="26683736">
                <text:p>26683736</text:p>
              </table:table-cell>
              <table:table-cell office:value-type="float" office:value="30697288">
                <text:p>30697288</text:p>
              </table:table-cell>
              <table:table-cell office:value-type="float" office:value="27334408">
                <text:p>27334408</text:p>
              </table:table-cell>
              <table:table-cell office:value-type="float" office:value="29356904">
                <text:p>293569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881928">
                <text:p>27881928</text:p>
              </table:table-cell>
              <table:table-cell office:value-type="float" office:value="35396384">
                <text:p>35396384</text:p>
              </table:table-cell>
              <table:table-cell office:value-type="float" office:value="0">
                <text:p>0</text:p>
              </table:table-cell>
              <table:table-cell office:value-type="float" office:value="26683736">
                <text:p>26683736</text:p>
              </table:table-cell>
              <table:table-cell office:value-type="float" office:value="30697288">
                <text:p>30697288</text:p>
              </table:table-cell>
              <table:table-cell office:value-type="float" office:value="27338480">
                <text:p>27338480</text:p>
              </table:table-cell>
              <table:table-cell office:value-type="float" office:value="29361504">
                <text:p>293615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891136">
                <text:p>27891136</text:p>
              </table:table-cell>
              <table:table-cell office:value-type="float" office:value="35396384">
                <text:p>35396384</text:p>
              </table:table-cell>
              <table:table-cell office:value-type="float" office:value="0">
                <text:p>0</text:p>
              </table:table-cell>
              <table:table-cell office:value-type="float" office:value="26811112">
                <text:p>26811112</text:p>
              </table:table-cell>
              <table:table-cell office:value-type="float" office:value="30702976">
                <text:p>30702976</text:p>
              </table:table-cell>
              <table:table-cell office:value-type="float" office:value="27338480">
                <text:p>27338480</text:p>
              </table:table-cell>
              <table:table-cell office:value-type="float" office:value="29361504">
                <text:p>293615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893280">
                <text:p>27893280</text:p>
              </table:table-cell>
              <table:table-cell office:value-type="float" office:value="35396384">
                <text:p>35396384</text:p>
              </table:table-cell>
              <table:table-cell office:value-type="float" office:value="0">
                <text:p>0</text:p>
              </table:table-cell>
              <table:table-cell office:value-type="float" office:value="26918752">
                <text:p>26918752</text:p>
              </table:table-cell>
              <table:table-cell office:value-type="float" office:value="30702976">
                <text:p>30702976</text:p>
              </table:table-cell>
              <table:table-cell office:value-type="float" office:value="27440280">
                <text:p>27440280</text:p>
              </table:table-cell>
              <table:table-cell office:value-type="float" office:value="29361504">
                <text:p>293615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328336">
                <text:p>27328336</text:p>
              </table:table-cell>
              <table:table-cell office:value-type="float" office:value="35396384">
                <text:p>35396384</text:p>
              </table:table-cell>
              <table:table-cell office:value-type="float" office:value="0">
                <text:p>0</text:p>
              </table:table-cell>
              <table:table-cell office:value-type="float" office:value="26925112">
                <text:p>26925112</text:p>
              </table:table-cell>
              <table:table-cell office:value-type="float" office:value="30708664">
                <text:p>30708664</text:p>
              </table:table-cell>
              <table:table-cell office:value-type="float" office:value="27440280">
                <text:p>27440280</text:p>
              </table:table-cell>
              <table:table-cell office:value-type="float" office:value="26606208">
                <text:p>266062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329896">
                <text:p>27329896</text:p>
              </table:table-cell>
              <table:table-cell office:value-type="float" office:value="35396384">
                <text:p>35396384</text:p>
              </table:table-cell>
              <table:table-cell office:value-type="float" office:value="0">
                <text:p>0</text:p>
              </table:table-cell>
              <table:table-cell office:value-type="float" office:value="26926344">
                <text:p>26926344</text:p>
              </table:table-cell>
              <table:table-cell office:value-type="float" office:value="30708664">
                <text:p>30708664</text:p>
              </table:table-cell>
              <table:table-cell office:value-type="float" office:value="27440280">
                <text:p>27440280</text:p>
              </table:table-cell>
              <table:table-cell office:value-type="float" office:value="27410944">
                <text:p>2741094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401832">
                <text:p>27401832</text:p>
              </table:table-cell>
              <table:table-cell office:value-type="float" office:value="35400288">
                <text:p>35400288</text:p>
              </table:table-cell>
              <table:table-cell office:value-type="float" office:value="0">
                <text:p>0</text:p>
              </table:table-cell>
              <table:table-cell office:value-type="float" office:value="26927576">
                <text:p>26927576</text:p>
              </table:table-cell>
              <table:table-cell office:value-type="float" office:value="30708664">
                <text:p>30708664</text:p>
              </table:table-cell>
              <table:table-cell office:value-type="float" office:value="27440280">
                <text:p>27440280</text:p>
              </table:table-cell>
              <table:table-cell office:value-type="float" office:value="27410944">
                <text:p>274109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403640">
                <text:p>27403640</text:p>
              </table:table-cell>
              <table:table-cell office:value-type="float" office:value="35400288">
                <text:p>35400288</text:p>
              </table:table-cell>
              <table:table-cell office:value-type="float" office:value="0">
                <text:p>0</text:p>
              </table:table-cell>
              <table:table-cell office:value-type="float" office:value="26932888">
                <text:p>26932888</text:p>
              </table:table-cell>
              <table:table-cell office:value-type="float" office:value="30714352">
                <text:p>30714352</text:p>
              </table:table-cell>
              <table:table-cell office:value-type="float" office:value="27440280">
                <text:p>27440280</text:p>
              </table:table-cell>
              <table:table-cell office:value-type="float" office:value="27410944">
                <text:p>274109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409416">
                <text:p>27409416</text:p>
              </table:table-cell>
              <table:table-cell office:value-type="float" office:value="35404192">
                <text:p>35404192</text:p>
              </table:table-cell>
              <table:table-cell office:value-type="float" office:value="0">
                <text:p>0</text:p>
              </table:table-cell>
              <table:table-cell office:value-type="float" office:value="27018584">
                <text:p>27018584</text:p>
              </table:table-cell>
              <table:table-cell office:value-type="float" office:value="30722992">
                <text:p>30722992</text:p>
              </table:table-cell>
              <table:table-cell office:value-type="float" office:value="27444352">
                <text:p>27444352</text:p>
              </table:table-cell>
              <table:table-cell office:value-type="float" office:value="27410944">
                <text:p>2741094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410240">
                <text:p>27410240</text:p>
              </table:table-cell>
              <table:table-cell office:value-type="float" office:value="35405504">
                <text:p>35405504</text:p>
              </table:table-cell>
              <table:table-cell office:value-type="float" office:value="0">
                <text:p>0</text:p>
              </table:table-cell>
              <table:table-cell office:value-type="float" office:value="27023672">
                <text:p>27023672</text:p>
              </table:table-cell>
              <table:table-cell office:value-type="float" office:value="30722992">
                <text:p>30722992</text:p>
              </table:table-cell>
              <table:table-cell office:value-type="float" office:value="27444352">
                <text:p>27444352</text:p>
              </table:table-cell>
              <table:table-cell office:value-type="float" office:value="27416080">
                <text:p>274160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411800">
                <text:p>27411800</text:p>
              </table:table-cell>
              <table:table-cell office:value-type="float" office:value="35405504">
                <text:p>35405504</text:p>
              </table:table-cell>
              <table:table-cell office:value-type="float" office:value="0">
                <text:p>0</text:p>
              </table:table-cell>
              <table:table-cell office:value-type="float" office:value="26149224">
                <text:p>26149224</text:p>
              </table:table-cell>
              <table:table-cell office:value-type="float" office:value="30722992">
                <text:p>30722992</text:p>
              </table:table-cell>
              <table:table-cell office:value-type="float" office:value="27444352">
                <text:p>27444352</text:p>
              </table:table-cell>
              <table:table-cell office:value-type="float" office:value="26819104">
                <text:p>268191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416712">
                <text:p>27416712</text:p>
              </table:table-cell>
              <table:table-cell office:value-type="float" office:value="35405504">
                <text:p>35405504</text:p>
              </table:table-cell>
              <table:table-cell office:value-type="float" office:value="0">
                <text:p>0</text:p>
              </table:table-cell>
              <table:table-cell office:value-type="float" office:value="26416368">
                <text:p>26416368</text:p>
              </table:table-cell>
              <table:table-cell office:value-type="float" office:value="30722992">
                <text:p>30722992</text:p>
              </table:table-cell>
              <table:table-cell office:value-type="float" office:value="27448424">
                <text:p>27448424</text:p>
              </table:table-cell>
              <table:table-cell office:value-type="float" office:value="26515208">
                <text:p>265152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418480">
                <text:p>27418480</text:p>
              </table:table-cell>
              <table:table-cell office:value-type="float" office:value="35405504">
                <text:p>35405504</text:p>
              </table:table-cell>
              <table:table-cell office:value-type="float" office:value="0">
                <text:p>0</text:p>
              </table:table-cell>
              <table:table-cell office:value-type="float" office:value="26477696">
                <text:p>26477696</text:p>
              </table:table-cell>
              <table:table-cell office:value-type="float" office:value="30728680">
                <text:p>30728680</text:p>
              </table:table-cell>
              <table:table-cell office:value-type="float" office:value="27448424">
                <text:p>27448424</text:p>
              </table:table-cell>
              <table:table-cell office:value-type="float" office:value="26515208">
                <text:p>265152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423952">
                <text:p>27423952</text:p>
              </table:table-cell>
              <table:table-cell office:value-type="float" office:value="35410064">
                <text:p>35410064</text:p>
              </table:table-cell>
              <table:table-cell office:value-type="float" office:value="0">
                <text:p>0</text:p>
              </table:table-cell>
              <table:table-cell office:value-type="float" office:value="26477696">
                <text:p>26477696</text:p>
              </table:table-cell>
              <table:table-cell office:value-type="float" office:value="30728680">
                <text:p>30728680</text:p>
              </table:table-cell>
              <table:table-cell office:value-type="float" office:value="27521744">
                <text:p>27521744</text:p>
              </table:table-cell>
              <table:table-cell office:value-type="float" office:value="26515208">
                <text:p>265152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526680">
                <text:p>27526680</text:p>
              </table:table-cell>
              <table:table-cell office:value-type="float" office:value="35410064">
                <text:p>35410064</text:p>
              </table:table-cell>
              <table:table-cell office:value-type="float" office:value="0">
                <text:p>0</text:p>
              </table:table-cell>
              <table:table-cell office:value-type="float" office:value="26481912">
                <text:p>26481912</text:p>
              </table:table-cell>
              <table:table-cell office:value-type="float" office:value="30734368">
                <text:p>30734368</text:p>
              </table:table-cell>
              <table:table-cell office:value-type="float" office:value="27521744">
                <text:p>27521744</text:p>
              </table:table-cell>
              <table:table-cell office:value-type="float" office:value="26919504">
                <text:p>269195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529128">
                <text:p>27529128</text:p>
              </table:table-cell>
              <table:table-cell office:value-type="float" office:value="35413952">
                <text:p>35413952</text:p>
              </table:table-cell>
              <table:table-cell office:value-type="float" office:value="0">
                <text:p>0</text:p>
              </table:table-cell>
              <table:table-cell office:value-type="float" office:value="26481912">
                <text:p>26481912</text:p>
              </table:table-cell>
              <table:table-cell office:value-type="float" office:value="30734368">
                <text:p>30734368</text:p>
              </table:table-cell>
              <table:table-cell office:value-type="float" office:value="27521744">
                <text:p>27521744</text:p>
              </table:table-cell>
              <table:table-cell office:value-type="float" office:value="26919504">
                <text:p>269195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530016">
                <text:p>27530016</text:p>
              </table:table-cell>
              <table:table-cell office:value-type="float" office:value="35413952">
                <text:p>35413952</text:p>
              </table:table-cell>
              <table:table-cell office:value-type="float" office:value="0">
                <text:p>0</text:p>
              </table:table-cell>
              <table:table-cell office:value-type="float" office:value="26485992">
                <text:p>26485992</text:p>
              </table:table-cell>
              <table:table-cell office:value-type="float" office:value="30734368">
                <text:p>30734368</text:p>
              </table:table-cell>
              <table:table-cell office:value-type="float" office:value="27525816">
                <text:p>27525816</text:p>
              </table:table-cell>
              <table:table-cell office:value-type="float" office:value="26924312">
                <text:p>269243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532712">
                <text:p>27532712</text:p>
              </table:table-cell>
              <table:table-cell office:value-type="float" office:value="35413952">
                <text:p>35413952</text:p>
              </table:table-cell>
              <table:table-cell office:value-type="float" office:value="0">
                <text:p>0</text:p>
              </table:table-cell>
              <table:table-cell office:value-type="float" office:value="26485992">
                <text:p>26485992</text:p>
              </table:table-cell>
              <table:table-cell office:value-type="float" office:value="30819120">
                <text:p>30819120</text:p>
              </table:table-cell>
              <table:table-cell office:value-type="float" office:value="27525816">
                <text:p>27525816</text:p>
              </table:table-cell>
              <table:table-cell office:value-type="float" office:value="26924312">
                <text:p>269243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608576">
                <text:p>27608576</text:p>
              </table:table-cell>
              <table:table-cell office:value-type="float" office:value="35495792">
                <text:p>35495792</text:p>
              </table:table-cell>
              <table:table-cell office:value-type="float" office:value="0">
                <text:p>0</text:p>
              </table:table-cell>
              <table:table-cell office:value-type="float" office:value="26485992">
                <text:p>26485992</text:p>
              </table:table-cell>
              <table:table-cell office:value-type="float" office:value="30819120">
                <text:p>30819120</text:p>
              </table:table-cell>
              <table:table-cell office:value-type="float" office:value="27525816">
                <text:p>27525816</text:p>
              </table:table-cell>
              <table:table-cell office:value-type="float" office:value="26924312">
                <text:p>269243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609464">
                <text:p>27609464</text:p>
              </table:table-cell>
              <table:table-cell office:value-type="float" office:value="35495792">
                <text:p>35495792</text:p>
              </table:table-cell>
              <table:table-cell office:value-type="float" office:value="0">
                <text:p>0</text:p>
              </table:table-cell>
              <table:table-cell office:value-type="float" office:value="26490072">
                <text:p>26490072</text:p>
              </table:table-cell>
              <table:table-cell office:value-type="float" office:value="30825072">
                <text:p>30825072</text:p>
              </table:table-cell>
              <table:table-cell office:value-type="float" office:value="27525816">
                <text:p>27525816</text:p>
              </table:table-cell>
              <table:table-cell office:value-type="float" office:value="26924312">
                <text:p>269243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611088">
                <text:p>27611088</text:p>
              </table:table-cell>
              <table:table-cell office:value-type="float" office:value="35495792">
                <text:p>35495792</text:p>
              </table:table-cell>
              <table:table-cell office:value-type="float" office:value="0">
                <text:p>0</text:p>
              </table:table-cell>
              <table:table-cell office:value-type="float" office:value="26490072">
                <text:p>26490072</text:p>
              </table:table-cell>
              <table:table-cell office:value-type="float" office:value="30825072">
                <text:p>30825072</text:p>
              </table:table-cell>
              <table:table-cell office:value-type="float" office:value="27525816">
                <text:p>27525816</text:p>
              </table:table-cell>
              <table:table-cell office:value-type="float" office:value="26924312">
                <text:p>269243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616344">
                <text:p>27616344</text:p>
              </table:table-cell>
              <table:table-cell office:value-type="float" office:value="35495792">
                <text:p>35495792</text:p>
              </table:table-cell>
              <table:table-cell office:value-type="float" office:value="0">
                <text:p>0</text:p>
              </table:table-cell>
              <table:table-cell office:value-type="float" office:value="26557184">
                <text:p>26557184</text:p>
              </table:table-cell>
              <table:table-cell office:value-type="float" office:value="30825072">
                <text:p>30825072</text:p>
              </table:table-cell>
              <table:table-cell office:value-type="float" office:value="27529888">
                <text:p>27529888</text:p>
              </table:table-cell>
              <table:table-cell office:value-type="float" office:value="26928856">
                <text:p>269288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618912">
                <text:p>27618912</text:p>
              </table:table-cell>
              <table:table-cell office:value-type="float" office:value="35495792">
                <text:p>35495792</text:p>
              </table:table-cell>
              <table:table-cell office:value-type="float" office:value="0">
                <text:p>0</text:p>
              </table:table-cell>
              <table:table-cell office:value-type="float" office:value="26557184">
                <text:p>26557184</text:p>
              </table:table-cell>
              <table:table-cell office:value-type="float" office:value="30825072">
                <text:p>30825072</text:p>
              </table:table-cell>
              <table:table-cell office:value-type="float" office:value="27529888">
                <text:p>27529888</text:p>
              </table:table-cell>
              <table:table-cell office:value-type="float" office:value="26928856">
                <text:p>269288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7623696">
                <text:p>27623696</text:p>
              </table:table-cell>
              <table:table-cell office:value-type="float" office:value="35499944">
                <text:p>35499944</text:p>
              </table:table-cell>
              <table:table-cell office:value-type="float" office:value="0">
                <text:p>0</text:p>
              </table:table-cell>
              <table:table-cell office:value-type="float" office:value="26557184">
                <text:p>26557184</text:p>
              </table:table-cell>
              <table:table-cell office:value-type="float" office:value="30825072">
                <text:p>30825072</text:p>
              </table:table-cell>
              <table:table-cell office:value-type="float" office:value="27536384">
                <text:p>27536384</text:p>
              </table:table-cell>
              <table:table-cell office:value-type="float" office:value="26933384">
                <text:p>269333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7624616">
                <text:p>27624616</text:p>
              </table:table-cell>
              <table:table-cell office:value-type="float" office:value="35499944">
                <text:p>35499944</text:p>
              </table:table-cell>
              <table:table-cell office:value-type="float" office:value="0">
                <text:p>0</text:p>
              </table:table-cell>
              <table:table-cell office:value-type="float" office:value="26561528">
                <text:p>26561528</text:p>
              </table:table-cell>
              <table:table-cell office:value-type="float" office:value="30831464">
                <text:p>30831464</text:p>
              </table:table-cell>
              <table:table-cell office:value-type="float" office:value="27536384">
                <text:p>27536384</text:p>
              </table:table-cell>
              <table:table-cell office:value-type="float" office:value="26936832">
                <text:p>269368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626240">
                <text:p>27626240</text:p>
              </table:table-cell>
              <table:table-cell office:value-type="float" office:value="35503832">
                <text:p>35503832</text:p>
              </table:table-cell>
              <table:table-cell office:value-type="float" office:value="0">
                <text:p>0</text:p>
              </table:table-cell>
              <table:table-cell office:value-type="float" office:value="26561528">
                <text:p>26561528</text:p>
              </table:table-cell>
              <table:table-cell office:value-type="float" office:value="30831464">
                <text:p>30831464</text:p>
              </table:table-cell>
              <table:table-cell office:value-type="float" office:value="27540456">
                <text:p>27540456</text:p>
              </table:table-cell>
              <table:table-cell office:value-type="float" office:value="26936832">
                <text:p>269368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7627128">
                <text:p>27627128</text:p>
              </table:table-cell>
              <table:table-cell office:value-type="float" office:value="35503832">
                <text:p>35503832</text:p>
              </table:table-cell>
              <table:table-cell office:value-type="float" office:value="0">
                <text:p>0</text:p>
              </table:table-cell>
              <table:table-cell office:value-type="float" office:value="26561528">
                <text:p>26561528</text:p>
              </table:table-cell>
              <table:table-cell office:value-type="float" office:value="30837192">
                <text:p>30837192</text:p>
              </table:table-cell>
              <table:table-cell office:value-type="float" office:value="27540456">
                <text:p>27540456</text:p>
              </table:table-cell>
              <table:table-cell office:value-type="float" office:value="26941360">
                <text:p>2694136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629696">
                <text:p>27629696</text:p>
              </table:table-cell>
              <table:table-cell office:value-type="float" office:value="35503832">
                <text:p>35503832</text:p>
              </table:table-cell>
              <table:table-cell office:value-type="float" office:value="0">
                <text:p>0</text:p>
              </table:table-cell>
              <table:table-cell office:value-type="float" office:value="26561528">
                <text:p>26561528</text:p>
              </table:table-cell>
              <table:table-cell office:value-type="float" office:value="30846376">
                <text:p>30846376</text:p>
              </table:table-cell>
              <table:table-cell office:value-type="float" office:value="27540456">
                <text:p>27540456</text:p>
              </table:table-cell>
              <table:table-cell office:value-type="float" office:value="26941360">
                <text:p>2694136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634496">
                <text:p>27634496</text:p>
              </table:table-cell>
              <table:table-cell office:value-type="float" office:value="35505144">
                <text:p>35505144</text:p>
              </table:table-cell>
              <table:table-cell office:value-type="float" office:value="0">
                <text:p>0</text:p>
              </table:table-cell>
              <table:table-cell office:value-type="float" office:value="26561528">
                <text:p>26561528</text:p>
              </table:table-cell>
              <table:table-cell office:value-type="float" office:value="30846376">
                <text:p>30846376</text:p>
              </table:table-cell>
              <table:table-cell office:value-type="float" office:value="27544528">
                <text:p>27544528</text:p>
              </table:table-cell>
              <table:table-cell office:value-type="float" office:value="26945888">
                <text:p>269458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635384">
                <text:p>27635384</text:p>
              </table:table-cell>
              <table:table-cell office:value-type="float" office:value="35505144">
                <text:p>35505144</text:p>
              </table:table-cell>
              <table:table-cell office:value-type="float" office:value="0">
                <text:p>0</text:p>
              </table:table-cell>
              <table:table-cell office:value-type="float" office:value="26565672">
                <text:p>26565672</text:p>
              </table:table-cell>
              <table:table-cell office:value-type="float" office:value="30852064">
                <text:p>30852064</text:p>
              </table:table-cell>
              <table:table-cell office:value-type="float" office:value="27544528">
                <text:p>27544528</text:p>
              </table:table-cell>
              <table:table-cell office:value-type="float" office:value="26945888">
                <text:p>2694588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803592">
                <text:p>27803592</text:p>
              </table:table-cell>
              <table:table-cell office:value-type="float" office:value="35509032">
                <text:p>35509032</text:p>
              </table:table-cell>
              <table:table-cell office:value-type="float" office:value="0">
                <text:p>0</text:p>
              </table:table-cell>
              <table:table-cell office:value-type="float" office:value="26565672">
                <text:p>26565672</text:p>
              </table:table-cell>
              <table:table-cell office:value-type="float" office:value="30852064">
                <text:p>30852064</text:p>
              </table:table-cell>
              <table:table-cell office:value-type="float" office:value="27544528">
                <text:p>27544528</text:p>
              </table:table-cell>
              <table:table-cell office:value-type="float" office:value="26945888">
                <text:p>269458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804480">
                <text:p>27804480</text:p>
              </table:table-cell>
              <table:table-cell office:value-type="float" office:value="35509032">
                <text:p>35509032</text:p>
              </table:table-cell>
              <table:table-cell office:value-type="float" office:value="0">
                <text:p>0</text:p>
              </table:table-cell>
              <table:table-cell office:value-type="float" office:value="26573224">
                <text:p>26573224</text:p>
              </table:table-cell>
              <table:table-cell office:value-type="float" office:value="30857752">
                <text:p>30857752</text:p>
              </table:table-cell>
              <table:table-cell office:value-type="float" office:value="27544528">
                <text:p>27544528</text:p>
              </table:table-cell>
              <table:table-cell office:value-type="float" office:value="26950416">
                <text:p>269504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7807240">
                <text:p>27807240</text:p>
              </table:table-cell>
              <table:table-cell office:value-type="float" office:value="35512920">
                <text:p>35512920</text:p>
              </table:table-cell>
              <table:table-cell office:value-type="float" office:value="0">
                <text:p>0</text:p>
              </table:table-cell>
              <table:table-cell office:value-type="float" office:value="26573224">
                <text:p>26573224</text:p>
              </table:table-cell>
              <table:table-cell office:value-type="float" office:value="30857752">
                <text:p>30857752</text:p>
              </table:table-cell>
              <table:table-cell office:value-type="float" office:value="27613512">
                <text:p>27613512</text:p>
              </table:table-cell>
              <table:table-cell office:value-type="float" office:value="26950416">
                <text:p>269504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812496">
                <text:p>27812496</text:p>
              </table:table-cell>
              <table:table-cell office:value-type="float" office:value="35512920">
                <text:p>35512920</text:p>
              </table:table-cell>
              <table:table-cell office:value-type="float" office:value="0">
                <text:p>0</text:p>
              </table:table-cell>
              <table:table-cell office:value-type="float" office:value="26577304">
                <text:p>26577304</text:p>
              </table:table-cell>
              <table:table-cell office:value-type="float" office:value="30857752">
                <text:p>30857752</text:p>
              </table:table-cell>
              <table:table-cell office:value-type="float" office:value="27617848">
                <text:p>27617848</text:p>
              </table:table-cell>
              <table:table-cell office:value-type="float" office:value="26954944">
                <text:p>269549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813384">
                <text:p>27813384</text:p>
              </table:table-cell>
              <table:table-cell office:value-type="float" office:value="35512920">
                <text:p>35512920</text:p>
              </table:table-cell>
              <table:table-cell office:value-type="float" office:value="0">
                <text:p>0</text:p>
              </table:table-cell>
              <table:table-cell office:value-type="float" office:value="26577304">
                <text:p>26577304</text:p>
              </table:table-cell>
              <table:table-cell office:value-type="float" office:value="30857752">
                <text:p>30857752</text:p>
              </table:table-cell>
              <table:table-cell office:value-type="float" office:value="27617848">
                <text:p>27617848</text:p>
              </table:table-cell>
              <table:table-cell office:value-type="float" office:value="27144960">
                <text:p>271449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7815008">
                <text:p>27815008</text:p>
              </table:table-cell>
              <table:table-cell office:value-type="float" office:value="35516808">
                <text:p>35516808</text:p>
              </table:table-cell>
              <table:table-cell office:value-type="float" office:value="0">
                <text:p>0</text:p>
              </table:table-cell>
              <table:table-cell office:value-type="float" office:value="26577304">
                <text:p>26577304</text:p>
              </table:table-cell>
              <table:table-cell office:value-type="float" office:value="30857752">
                <text:p>30857752</text:p>
              </table:table-cell>
              <table:table-cell office:value-type="float" office:value="27621920">
                <text:p>27621920</text:p>
              </table:table-cell>
              <table:table-cell office:value-type="float" office:value="27237824">
                <text:p>272378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7816256">
                <text:p>27816256</text:p>
              </table:table-cell>
              <table:table-cell office:value-type="float" office:value="35516808">
                <text:p>35516808</text:p>
              </table:table-cell>
              <table:table-cell office:value-type="float" office:value="0">
                <text:p>0</text:p>
              </table:table-cell>
              <table:table-cell office:value-type="float" office:value="26577304">
                <text:p>26577304</text:p>
              </table:table-cell>
              <table:table-cell office:value-type="float" office:value="30863440">
                <text:p>30863440</text:p>
              </table:table-cell>
              <table:table-cell office:value-type="float" office:value="27621920">
                <text:p>27621920</text:p>
              </table:table-cell>
              <table:table-cell office:value-type="float" office:value="27786160">
                <text:p>2778616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7818464">
                <text:p>27818464</text:p>
              </table:table-cell>
              <table:table-cell office:value-type="float" office:value="35516808">
                <text:p>35516808</text:p>
              </table:table-cell>
              <table:table-cell office:value-type="float" office:value="0">
                <text:p>0</text:p>
              </table:table-cell>
              <table:table-cell office:value-type="float" office:value="26577304">
                <text:p>26577304</text:p>
              </table:table-cell>
              <table:table-cell office:value-type="float" office:value="30942256">
                <text:p>30942256</text:p>
              </table:table-cell>
              <table:table-cell office:value-type="float" office:value="27621920">
                <text:p>27621920</text:p>
              </table:table-cell>
              <table:table-cell office:value-type="float" office:value="28010144">
                <text:p>280101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823264">
                <text:p>27823264</text:p>
              </table:table-cell>
              <table:table-cell office:value-type="float" office:value="35650072">
                <text:p>35650072</text:p>
              </table:table-cell>
              <table:table-cell office:value-type="float" office:value="0">
                <text:p>0</text:p>
              </table:table-cell>
              <table:table-cell office:value-type="float" office:value="26581384">
                <text:p>26581384</text:p>
              </table:table-cell>
              <table:table-cell office:value-type="float" office:value="30942256">
                <text:p>30942256</text:p>
              </table:table-cell>
              <table:table-cell office:value-type="float" office:value="27625992">
                <text:p>27625992</text:p>
              </table:table-cell>
              <table:table-cell office:value-type="float" office:value="28014672">
                <text:p>280146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7824888">
                <text:p>27824888</text:p>
              </table:table-cell>
              <table:table-cell office:value-type="float" office:value="35650072">
                <text:p>35650072</text:p>
              </table:table-cell>
              <table:table-cell office:value-type="float" office:value="0">
                <text:p>0</text:p>
              </table:table-cell>
              <table:table-cell office:value-type="float" office:value="26581384">
                <text:p>26581384</text:p>
              </table:table-cell>
              <table:table-cell office:value-type="float" office:value="30948208">
                <text:p>30948208</text:p>
              </table:table-cell>
              <table:table-cell office:value-type="float" office:value="27625992">
                <text:p>27625992</text:p>
              </table:table-cell>
              <table:table-cell office:value-type="float" office:value="28014672">
                <text:p>280146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7829688">
                <text:p>27829688</text:p>
              </table:table-cell>
              <table:table-cell office:value-type="float" office:value="35665008">
                <text:p>35665008</text:p>
              </table:table-cell>
              <table:table-cell office:value-type="float" office:value="0">
                <text:p>0</text:p>
              </table:table-cell>
              <table:table-cell office:value-type="float" office:value="26581384">
                <text:p>26581384</text:p>
              </table:table-cell>
              <table:table-cell office:value-type="float" office:value="30948208">
                <text:p>30948208</text:p>
              </table:table-cell>
              <table:table-cell office:value-type="float" office:value="27630064">
                <text:p>27630064</text:p>
              </table:table-cell>
              <table:table-cell office:value-type="float" office:value="28014672">
                <text:p>280146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7831280">
                <text:p>27831280</text:p>
              </table:table-cell>
              <table:table-cell office:value-type="float" office:value="35665008">
                <text:p>35665008</text:p>
              </table:table-cell>
              <table:table-cell office:value-type="float" office:value="0">
                <text:p>0</text:p>
              </table:table-cell>
              <table:table-cell office:value-type="float" office:value="26642672">
                <text:p>26642672</text:p>
              </table:table-cell>
              <table:table-cell office:value-type="float" office:value="30953896">
                <text:p>30953896</text:p>
              </table:table-cell>
              <table:table-cell office:value-type="float" office:value="27630064">
                <text:p>27630064</text:p>
              </table:table-cell>
              <table:table-cell office:value-type="float" office:value="28019200">
                <text:p>280192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7833680">
                <text:p>27833680</text:p>
              </table:table-cell>
              <table:table-cell office:value-type="float" office:value="35668912">
                <text:p>35668912</text:p>
              </table:table-cell>
              <table:table-cell office:value-type="float" office:value="0">
                <text:p>0</text:p>
              </table:table-cell>
              <table:table-cell office:value-type="float" office:value="24746488">
                <text:p>24746488</text:p>
              </table:table-cell>
              <table:table-cell office:value-type="float" office:value="30953896">
                <text:p>30953896</text:p>
              </table:table-cell>
              <table:table-cell office:value-type="float" office:value="27636904">
                <text:p>27636904</text:p>
              </table:table-cell>
              <table:table-cell office:value-type="float" office:value="28019200">
                <text:p>280192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909512">
                <text:p>27909512</text:p>
              </table:table-cell>
              <table:table-cell office:value-type="float" office:value="35668912">
                <text:p>35668912</text:p>
              </table:table-cell>
              <table:table-cell office:value-type="float" office:value="0">
                <text:p>0</text:p>
              </table:table-cell>
              <table:table-cell office:value-type="float" office:value="24759600">
                <text:p>24759600</text:p>
              </table:table-cell>
              <table:table-cell office:value-type="float" office:value="30953896">
                <text:p>30953896</text:p>
              </table:table-cell>
              <table:table-cell office:value-type="float" office:value="27636904">
                <text:p>27636904</text:p>
              </table:table-cell>
              <table:table-cell office:value-type="float" office:value="28023728">
                <text:p>280237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7911136">
                <text:p>27911136</text:p>
              </table:table-cell>
              <table:table-cell office:value-type="float" office:value="35668912">
                <text:p>35668912</text:p>
              </table:table-cell>
              <table:table-cell office:value-type="float" office:value="0">
                <text:p>0</text:p>
              </table:table-cell>
              <table:table-cell office:value-type="float" office:value="24759600">
                <text:p>24759600</text:p>
              </table:table-cell>
              <table:table-cell office:value-type="float" office:value="30953896">
                <text:p>30953896</text:p>
              </table:table-cell>
              <table:table-cell office:value-type="float" office:value="27636904">
                <text:p>27636904</text:p>
              </table:table-cell>
              <table:table-cell office:value-type="float" office:value="28030448">
                <text:p>280304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7916200">
                <text:p>27916200</text:p>
              </table:table-cell>
              <table:table-cell office:value-type="float" office:value="35672816">
                <text:p>35672816</text:p>
              </table:table-cell>
              <table:table-cell office:value-type="float" office:value="0">
                <text:p>0</text:p>
              </table:table-cell>
              <table:table-cell office:value-type="float" office:value="24759600">
                <text:p>24759600</text:p>
              </table:table-cell>
              <table:table-cell office:value-type="float" office:value="30953896">
                <text:p>30953896</text:p>
              </table:table-cell>
              <table:table-cell office:value-type="float" office:value="27636904">
                <text:p>27636904</text:p>
              </table:table-cell>
              <table:table-cell office:value-type="float" office:value="28034976">
                <text:p>280349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918032">
                <text:p>27918032</text:p>
              </table:table-cell>
              <table:table-cell office:value-type="float" office:value="35672816">
                <text:p>35672816</text:p>
              </table:table-cell>
              <table:table-cell office:value-type="float" office:value="0">
                <text:p>0</text:p>
              </table:table-cell>
              <table:table-cell office:value-type="float" office:value="24763792">
                <text:p>24763792</text:p>
              </table:table-cell>
              <table:table-cell office:value-type="float" office:value="30959584">
                <text:p>30959584</text:p>
              </table:table-cell>
              <table:table-cell office:value-type="float" office:value="27636904">
                <text:p>27636904</text:p>
              </table:table-cell>
              <table:table-cell office:value-type="float" office:value="28034976">
                <text:p>280349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7923568">
                <text:p>27923568</text:p>
              </table:table-cell>
              <table:table-cell office:value-type="float" office:value="35676720">
                <text:p>35676720</text:p>
              </table:table-cell>
              <table:table-cell office:value-type="float" office:value="0">
                <text:p>0</text:p>
              </table:table-cell>
              <table:table-cell office:value-type="float" office:value="24763792">
                <text:p>24763792</text:p>
              </table:table-cell>
              <table:table-cell office:value-type="float" office:value="30968224">
                <text:p>30968224</text:p>
              </table:table-cell>
              <table:table-cell office:value-type="float" office:value="27640976">
                <text:p>27640976</text:p>
              </table:table-cell>
              <table:table-cell office:value-type="float" office:value="28034976">
                <text:p>280349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7924456">
                <text:p>27924456</text:p>
              </table:table-cell>
              <table:table-cell office:value-type="float" office:value="35766784">
                <text:p>35766784</text:p>
              </table:table-cell>
              <table:table-cell office:value-type="float" office:value="0">
                <text:p>0</text:p>
              </table:table-cell>
              <table:table-cell office:value-type="float" office:value="24767880">
                <text:p>24767880</text:p>
              </table:table-cell>
              <table:table-cell office:value-type="float" office:value="30974568">
                <text:p>30974568</text:p>
              </table:table-cell>
              <table:table-cell office:value-type="float" office:value="27640976">
                <text:p>27640976</text:p>
              </table:table-cell>
              <table:table-cell office:value-type="float" office:value="28034976">
                <text:p>280349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7926080">
                <text:p>27926080</text:p>
              </table:table-cell>
              <table:table-cell office:value-type="float" office:value="35766784">
                <text:p>35766784</text:p>
              </table:table-cell>
              <table:table-cell office:value-type="float" office:value="0">
                <text:p>0</text:p>
              </table:table-cell>
              <table:table-cell office:value-type="float" office:value="24643488">
                <text:p>24643488</text:p>
              </table:table-cell>
              <table:table-cell office:value-type="float" office:value="30974568">
                <text:p>30974568</text:p>
              </table:table-cell>
              <table:table-cell office:value-type="float" office:value="27640976">
                <text:p>27640976</text:p>
              </table:table-cell>
              <table:table-cell office:value-type="float" office:value="28034976">
                <text:p>280349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7926968">
                <text:p>27926968</text:p>
              </table:table-cell>
              <table:table-cell office:value-type="float" office:value="35766784">
                <text:p>35766784</text:p>
              </table:table-cell>
              <table:table-cell office:value-type="float" office:value="0">
                <text:p>0</text:p>
              </table:table-cell>
              <table:table-cell office:value-type="float" office:value="24643488">
                <text:p>24643488</text:p>
              </table:table-cell>
              <table:table-cell office:value-type="float" office:value="30974568">
                <text:p>30974568</text:p>
              </table:table-cell>
              <table:table-cell office:value-type="float" office:value="27645672">
                <text:p>27645672</text:p>
              </table:table-cell>
              <table:table-cell office:value-type="float" office:value="28040184">
                <text:p>280401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928800">
                <text:p>27928800</text:p>
              </table:table-cell>
              <table:table-cell office:value-type="float" office:value="35766784">
                <text:p>35766784</text:p>
              </table:table-cell>
              <table:table-cell office:value-type="float" office:value="0">
                <text:p>0</text:p>
              </table:table-cell>
              <table:table-cell office:value-type="float" office:value="24960544">
                <text:p>24960544</text:p>
              </table:table-cell>
              <table:table-cell office:value-type="float" office:value="30980256">
                <text:p>30980256</text:p>
              </table:table-cell>
              <table:table-cell office:value-type="float" office:value="27645672">
                <text:p>27645672</text:p>
              </table:table-cell>
              <table:table-cell office:value-type="float" office:value="28040184">
                <text:p>280401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934336">
                <text:p>27934336</text:p>
              </table:table-cell>
              <table:table-cell office:value-type="float" office:value="35770952">
                <text:p>35770952</text:p>
              </table:table-cell>
              <table:table-cell office:value-type="float" office:value="0">
                <text:p>0</text:p>
              </table:table-cell>
              <table:table-cell office:value-type="float" office:value="24960544">
                <text:p>24960544</text:p>
              </table:table-cell>
              <table:table-cell office:value-type="float" office:value="30980256">
                <text:p>30980256</text:p>
              </table:table-cell>
              <table:table-cell office:value-type="float" office:value="27793688">
                <text:p>27793688</text:p>
              </table:table-cell>
              <table:table-cell office:value-type="float" office:value="28040184">
                <text:p>280401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935416">
                <text:p>27935416</text:p>
              </table:table-cell>
              <table:table-cell office:value-type="float" office:value="35770952">
                <text:p>35770952</text:p>
              </table:table-cell>
              <table:table-cell office:value-type="float" office:value="0">
                <text:p>0</text:p>
              </table:table-cell>
              <table:table-cell office:value-type="float" office:value="24967928">
                <text:p>24967928</text:p>
              </table:table-cell>
              <table:table-cell office:value-type="float" office:value="30985944">
                <text:p>30985944</text:p>
              </table:table-cell>
              <table:table-cell office:value-type="float" office:value="27794976">
                <text:p>27794976</text:p>
              </table:table-cell>
              <table:table-cell office:value-type="float" office:value="28112248">
                <text:p>281122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7937040">
                <text:p>27937040</text:p>
              </table:table-cell>
              <table:table-cell office:value-type="float" office:value="35774856">
                <text:p>35774856</text:p>
              </table:table-cell>
              <table:table-cell office:value-type="float" office:value="0">
                <text:p>0</text:p>
              </table:table-cell>
              <table:table-cell office:value-type="float" office:value="24967928">
                <text:p>24967928</text:p>
              </table:table-cell>
              <table:table-cell office:value-type="float" office:value="30985944">
                <text:p>30985944</text:p>
              </table:table-cell>
              <table:table-cell office:value-type="float" office:value="27794976">
                <text:p>27794976</text:p>
              </table:table-cell>
              <table:table-cell office:value-type="float" office:value="28112248">
                <text:p>281122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013184">
                <text:p>28013184</text:p>
              </table:table-cell>
              <table:table-cell office:value-type="float" office:value="35774856">
                <text:p>35774856</text:p>
              </table:table-cell>
              <table:table-cell office:value-type="float" office:value="0">
                <text:p>0</text:p>
              </table:table-cell>
              <table:table-cell office:value-type="float" office:value="24972120">
                <text:p>24972120</text:p>
              </table:table-cell>
              <table:table-cell office:value-type="float" office:value="30985944">
                <text:p>30985944</text:p>
              </table:table-cell>
              <table:table-cell office:value-type="float" office:value="27794976">
                <text:p>27794976</text:p>
              </table:table-cell>
              <table:table-cell office:value-type="float" office:value="28117568">
                <text:p>281175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015016">
                <text:p>28015016</text:p>
              </table:table-cell>
              <table:table-cell office:value-type="float" office:value="35774856">
                <text:p>35774856</text:p>
              </table:table-cell>
              <table:table-cell office:value-type="float" office:value="0">
                <text:p>0</text:p>
              </table:table-cell>
              <table:table-cell office:value-type="float" office:value="24972120">
                <text:p>24972120</text:p>
              </table:table-cell>
              <table:table-cell office:value-type="float" office:value="31135192">
                <text:p>31135192</text:p>
              </table:table-cell>
              <table:table-cell office:value-type="float" office:value="27794976">
                <text:p>27794976</text:p>
              </table:table-cell>
              <table:table-cell office:value-type="float" office:value="28117568">
                <text:p>281175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020816">
                <text:p>28020816</text:p>
              </table:table-cell>
              <table:table-cell office:value-type="float" office:value="35779920">
                <text:p>35779920</text:p>
              </table:table-cell>
              <table:table-cell office:value-type="float" office:value="0">
                <text:p>0</text:p>
              </table:table-cell>
              <table:table-cell office:value-type="float" office:value="24972120">
                <text:p>24972120</text:p>
              </table:table-cell>
              <table:table-cell office:value-type="float" office:value="31135192">
                <text:p>31135192</text:p>
              </table:table-cell>
              <table:table-cell office:value-type="float" office:value="27799048">
                <text:p>27799048</text:p>
              </table:table-cell>
              <table:table-cell office:value-type="float" office:value="28117568">
                <text:p>2811756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021704">
                <text:p>28021704</text:p>
              </table:table-cell>
              <table:table-cell office:value-type="float" office:value="35779920">
                <text:p>35779920</text:p>
              </table:table-cell>
              <table:table-cell office:value-type="float" office:value="0">
                <text:p>0</text:p>
              </table:table-cell>
              <table:table-cell office:value-type="float" office:value="24972120">
                <text:p>24972120</text:p>
              </table:table-cell>
              <table:table-cell office:value-type="float" office:value="31141144">
                <text:p>31141144</text:p>
              </table:table-cell>
              <table:table-cell office:value-type="float" office:value="27799048">
                <text:p>27799048</text:p>
              </table:table-cell>
              <table:table-cell office:value-type="float" office:value="28122096">
                <text:p>281220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023328">
                <text:p>28023328</text:p>
              </table:table-cell>
              <table:table-cell office:value-type="float" office:value="35783824">
                <text:p>35783824</text:p>
              </table:table-cell>
              <table:table-cell office:value-type="float" office:value="0">
                <text:p>0</text:p>
              </table:table-cell>
              <table:table-cell office:value-type="float" office:value="24972120">
                <text:p>24972120</text:p>
              </table:table-cell>
              <table:table-cell office:value-type="float" office:value="31141144">
                <text:p>31141144</text:p>
              </table:table-cell>
              <table:table-cell office:value-type="float" office:value="27799048">
                <text:p>27799048</text:p>
              </table:table-cell>
              <table:table-cell office:value-type="float" office:value="28122096">
                <text:p>281220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028128">
                <text:p>28028128</text:p>
              </table:table-cell>
              <table:table-cell office:value-type="float" office:value="35783824">
                <text:p>35783824</text:p>
              </table:table-cell>
              <table:table-cell office:value-type="float" office:value="0">
                <text:p>0</text:p>
              </table:table-cell>
              <table:table-cell office:value-type="float" office:value="25052920">
                <text:p>25052920</text:p>
              </table:table-cell>
              <table:table-cell office:value-type="float" office:value="31141144">
                <text:p>31141144</text:p>
              </table:table-cell>
              <table:table-cell office:value-type="float" office:value="27803120">
                <text:p>27803120</text:p>
              </table:table-cell>
              <table:table-cell office:value-type="float" office:value="28126624">
                <text:p>281266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8030696">
                <text:p>28030696</text:p>
              </table:table-cell>
              <table:table-cell office:value-type="float" office:value="35783824">
                <text:p>35783824</text:p>
              </table:table-cell>
              <table:table-cell office:value-type="float" office:value="0">
                <text:p>0</text:p>
              </table:table-cell>
              <table:table-cell office:value-type="float" office:value="25052920">
                <text:p>25052920</text:p>
              </table:table-cell>
              <table:table-cell office:value-type="float" office:value="31146832">
                <text:p>31146832</text:p>
              </table:table-cell>
              <table:table-cell office:value-type="float" office:value="27803120">
                <text:p>27803120</text:p>
              </table:table-cell>
              <table:table-cell office:value-type="float" office:value="28126624">
                <text:p>281266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8031584">
                <text:p>28031584</text:p>
              </table:table-cell>
              <table:table-cell office:value-type="float" office:value="35787728">
                <text:p>35787728</text:p>
              </table:table-cell>
              <table:table-cell office:value-type="float" office:value="0">
                <text:p>0</text:p>
              </table:table-cell>
              <table:table-cell office:value-type="float" office:value="25052920">
                <text:p>25052920</text:p>
              </table:table-cell>
              <table:table-cell office:value-type="float" office:value="31146832">
                <text:p>31146832</text:p>
              </table:table-cell>
              <table:table-cell office:value-type="float" office:value="27809856">
                <text:p>27809856</text:p>
              </table:table-cell>
              <table:table-cell office:value-type="float" office:value="28126624">
                <text:p>281266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8032664">
                <text:p>28032664</text:p>
              </table:table-cell>
              <table:table-cell office:value-type="float" office:value="35787728">
                <text:p>35787728</text:p>
              </table:table-cell>
              <table:table-cell office:value-type="float" office:value="0">
                <text:p>0</text:p>
              </table:table-cell>
              <table:table-cell office:value-type="float" office:value="25057376">
                <text:p>25057376</text:p>
              </table:table-cell>
              <table:table-cell office:value-type="float" office:value="31146832">
                <text:p>31146832</text:p>
              </table:table-cell>
              <table:table-cell office:value-type="float" office:value="27809856">
                <text:p>27809856</text:p>
              </table:table-cell>
              <table:table-cell office:value-type="float" office:value="28130040">
                <text:p>2813004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8034504">
                <text:p>28034504</text:p>
              </table:table-cell>
              <table:table-cell office:value-type="float" office:value="35791632">
                <text:p>35791632</text:p>
              </table:table-cell>
              <table:table-cell office:value-type="float" office:value="0">
                <text:p>0</text:p>
              </table:table-cell>
              <table:table-cell office:value-type="float" office:value="25057376">
                <text:p>25057376</text:p>
              </table:table-cell>
              <table:table-cell office:value-type="float" office:value="31146832">
                <text:p>31146832</text:p>
              </table:table-cell>
              <table:table-cell office:value-type="float" office:value="27813928">
                <text:p>27813928</text:p>
              </table:table-cell>
              <table:table-cell office:value-type="float" office:value="28130040">
                <text:p>2813004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8039240">
                <text:p>28039240</text:p>
              </table:table-cell>
              <table:table-cell office:value-type="float" office:value="35791632">
                <text:p>35791632</text:p>
              </table:table-cell>
              <table:table-cell office:value-type="float" office:value="0">
                <text:p>0</text:p>
              </table:table-cell>
              <table:table-cell office:value-type="float" office:value="25061568">
                <text:p>25061568</text:p>
              </table:table-cell>
              <table:table-cell office:value-type="float" office:value="31146832">
                <text:p>31146832</text:p>
              </table:table-cell>
              <table:table-cell office:value-type="float" office:value="27813928">
                <text:p>27813928</text:p>
              </table:table-cell>
              <table:table-cell office:value-type="float" office:value="28134568">
                <text:p>281345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8041744">
                <text:p>28041744</text:p>
              </table:table-cell>
              <table:table-cell office:value-type="float" office:value="35791632">
                <text:p>35791632</text:p>
              </table:table-cell>
              <table:table-cell office:value-type="float" office:value="0">
                <text:p>0</text:p>
              </table:table-cell>
              <table:table-cell office:value-type="float" office:value="25061568">
                <text:p>25061568</text:p>
              </table:table-cell>
              <table:table-cell office:value-type="float" office:value="31233800">
                <text:p>31233800</text:p>
              </table:table-cell>
              <table:table-cell office:value-type="float" office:value="27813928">
                <text:p>27813928</text:p>
              </table:table-cell>
              <table:table-cell office:value-type="float" office:value="28134568">
                <text:p>281345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117512">
                <text:p>28117512</text:p>
              </table:table-cell>
              <table:table-cell office:value-type="float" office:value="35858512">
                <text:p>35858512</text:p>
              </table:table-cell>
              <table:table-cell office:value-type="float" office:value="0">
                <text:p>0</text:p>
              </table:table-cell>
              <table:table-cell office:value-type="float" office:value="25061568">
                <text:p>25061568</text:p>
              </table:table-cell>
              <table:table-cell office:value-type="float" office:value="31233800">
                <text:p>31233800</text:p>
              </table:table-cell>
              <table:table-cell office:value-type="float" office:value="27813928">
                <text:p>27813928</text:p>
              </table:table-cell>
              <table:table-cell office:value-type="float" office:value="28139096">
                <text:p>281390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8118336">
                <text:p>28118336</text:p>
              </table:table-cell>
              <table:table-cell office:value-type="float" office:value="35858512">
                <text:p>35858512</text:p>
              </table:table-cell>
              <table:table-cell office:value-type="float" office:value="0">
                <text:p>0</text:p>
              </table:table-cell>
              <table:table-cell office:value-type="float" office:value="25065760">
                <text:p>25065760</text:p>
              </table:table-cell>
              <table:table-cell office:value-type="float" office:value="31239752">
                <text:p>31239752</text:p>
              </table:table-cell>
              <table:table-cell office:value-type="float" office:value="27813928">
                <text:p>27813928</text:p>
              </table:table-cell>
              <table:table-cell office:value-type="float" office:value="28139096">
                <text:p>281390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8124072">
                <text:p>28124072</text:p>
              </table:table-cell>
              <table:table-cell office:value-type="float" office:value="35862680">
                <text:p>35862680</text:p>
              </table:table-cell>
              <table:table-cell office:value-type="float" office:value="0">
                <text:p>0</text:p>
              </table:table-cell>
              <table:table-cell office:value-type="float" office:value="25065760">
                <text:p>25065760</text:p>
              </table:table-cell>
              <table:table-cell office:value-type="float" office:value="31239752">
                <text:p>31239752</text:p>
              </table:table-cell>
              <table:table-cell office:value-type="float" office:value="27818000">
                <text:p>27818000</text:p>
              </table:table-cell>
              <table:table-cell office:value-type="float" office:value="28139096">
                <text:p>281390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8124896">
                <text:p>28124896</text:p>
              </table:table-cell>
              <table:table-cell office:value-type="float" office:value="35862680">
                <text:p>35862680</text:p>
              </table:table-cell>
              <table:table-cell office:value-type="float" office:value="0">
                <text:p>0</text:p>
              </table:table-cell>
              <table:table-cell office:value-type="float" office:value="25127600">
                <text:p>25127600</text:p>
              </table:table-cell>
              <table:table-cell office:value-type="float" office:value="31245440">
                <text:p>31245440</text:p>
              </table:table-cell>
              <table:table-cell office:value-type="float" office:value="27818000">
                <text:p>27818000</text:p>
              </table:table-cell>
              <table:table-cell office:value-type="float" office:value="28139096">
                <text:p>281390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8127400">
                <text:p>28127400</text:p>
              </table:table-cell>
              <table:table-cell office:value-type="float" office:value="35862680">
                <text:p>35862680</text:p>
              </table:table-cell>
              <table:table-cell office:value-type="float" office:value="0">
                <text:p>0</text:p>
              </table:table-cell>
              <table:table-cell office:value-type="float" office:value="25127600">
                <text:p>25127600</text:p>
              </table:table-cell>
              <table:table-cell office:value-type="float" office:value="31245440">
                <text:p>31245440</text:p>
              </table:table-cell>
              <table:table-cell office:value-type="float" office:value="27887064">
                <text:p>27887064</text:p>
              </table:table-cell>
              <table:table-cell office:value-type="float" office:value="28139096">
                <text:p>281390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8132312">
                <text:p>28132312</text:p>
              </table:table-cell>
              <table:table-cell office:value-type="float" office:value="35862680">
                <text:p>35862680</text:p>
              </table:table-cell>
              <table:table-cell office:value-type="float" office:value="0">
                <text:p>0</text:p>
              </table:table-cell>
              <table:table-cell office:value-type="float" office:value="25131904">
                <text:p>25131904</text:p>
              </table:table-cell>
              <table:table-cell office:value-type="float" office:value="31245440">
                <text:p>31245440</text:p>
              </table:table-cell>
              <table:table-cell office:value-type="float" office:value="27891400">
                <text:p>27891400</text:p>
              </table:table-cell>
              <table:table-cell office:value-type="float" office:value="28143624">
                <text:p>281436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8133136">
                <text:p>28133136</text:p>
              </table:table-cell>
              <table:table-cell office:value-type="float" office:value="36059800">
                <text:p>36059800</text:p>
              </table:table-cell>
              <table:table-cell office:value-type="float" office:value="0">
                <text:p>0</text:p>
              </table:table-cell>
              <table:table-cell office:value-type="float" office:value="25132056">
                <text:p>25132056</text:p>
              </table:table-cell>
              <table:table-cell office:value-type="float" office:value="31251128">
                <text:p>31251128</text:p>
              </table:table-cell>
              <table:table-cell office:value-type="float" office:value="27891400">
                <text:p>27891400</text:p>
              </table:table-cell>
              <table:table-cell office:value-type="float" office:value="28286336">
                <text:p>282863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8134696">
                <text:p>28134696</text:p>
              </table:table-cell>
              <table:table-cell office:value-type="float" office:value="35511312">
                <text:p>35511312</text:p>
              </table:table-cell>
              <table:table-cell office:value-type="float" office:value="0">
                <text:p>0</text:p>
              </table:table-cell>
              <table:table-cell office:value-type="float" office:value="25132056">
                <text:p>25132056</text:p>
              </table:table-cell>
              <table:table-cell office:value-type="float" office:value="31251128">
                <text:p>31251128</text:p>
              </table:table-cell>
              <table:table-cell office:value-type="float" office:value="27895472">
                <text:p>27895472</text:p>
              </table:table-cell>
              <table:table-cell office:value-type="float" office:value="28286336">
                <text:p>282863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135520">
                <text:p>28135520</text:p>
              </table:table-cell>
              <table:table-cell office:value-type="float" office:value="35511368">
                <text:p>35511368</text:p>
              </table:table-cell>
              <table:table-cell office:value-type="float" office:value="0">
                <text:p>0</text:p>
              </table:table-cell>
              <table:table-cell office:value-type="float" office:value="25136688">
                <text:p>25136688</text:p>
              </table:table-cell>
              <table:table-cell office:value-type="float" office:value="31251128">
                <text:p>31251128</text:p>
              </table:table-cell>
              <table:table-cell office:value-type="float" office:value="27895472">
                <text:p>27895472</text:p>
              </table:table-cell>
              <table:table-cell office:value-type="float" office:value="27303896">
                <text:p>273038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138024">
                <text:p>28138024</text:p>
              </table:table-cell>
              <table:table-cell office:value-type="float" office:value="35511368">
                <text:p>35511368</text:p>
              </table:table-cell>
              <table:table-cell office:value-type="float" office:value="0">
                <text:p>0</text:p>
              </table:table-cell>
              <table:table-cell office:value-type="float" office:value="25136688">
                <text:p>25136688</text:p>
              </table:table-cell>
              <table:table-cell office:value-type="float" office:value="31264704">
                <text:p>31264704</text:p>
              </table:table-cell>
              <table:table-cell office:value-type="float" office:value="27895472">
                <text:p>27895472</text:p>
              </table:table-cell>
              <table:table-cell office:value-type="float" office:value="27303896">
                <text:p>273038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8142760">
                <text:p>28142760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36688">
                <text:p>25136688</text:p>
              </table:table-cell>
              <table:table-cell office:value-type="float" office:value="31264704">
                <text:p>31264704</text:p>
              </table:table-cell>
              <table:table-cell office:value-type="float" office:value="27899544">
                <text:p>27899544</text:p>
              </table:table-cell>
              <table:table-cell office:value-type="float" office:value="27303896">
                <text:p>273038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8143584">
                <text:p>28143584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36688">
                <text:p>25136688</text:p>
              </table:table-cell>
              <table:table-cell office:value-type="float" office:value="31270392">
                <text:p>31270392</text:p>
              </table:table-cell>
              <table:table-cell office:value-type="float" office:value="27899544">
                <text:p>27899544</text:p>
              </table:table-cell>
              <table:table-cell office:value-type="float" office:value="27303896">
                <text:p>273038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8220088">
                <text:p>28220088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36688">
                <text:p>25136688</text:p>
              </table:table-cell>
              <table:table-cell office:value-type="float" office:value="31270392">
                <text:p>31270392</text:p>
              </table:table-cell>
              <table:table-cell office:value-type="float" office:value="27899544">
                <text:p>27899544</text:p>
              </table:table-cell>
              <table:table-cell office:value-type="float" office:value="27303896">
                <text:p>273038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8221272">
                <text:p>28221272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44640">
                <text:p>25144640</text:p>
              </table:table-cell>
              <table:table-cell office:value-type="float" office:value="31276080">
                <text:p>31276080</text:p>
              </table:table-cell>
              <table:table-cell office:value-type="float" office:value="27899544">
                <text:p>27899544</text:p>
              </table:table-cell>
              <table:table-cell office:value-type="float" office:value="27308424">
                <text:p>273084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8223416">
                <text:p>28223416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44640">
                <text:p>25144640</text:p>
              </table:table-cell>
              <table:table-cell office:value-type="float" office:value="31276080">
                <text:p>31276080</text:p>
              </table:table-cell>
              <table:table-cell office:value-type="float" office:value="27968528">
                <text:p>27968528</text:p>
              </table:table-cell>
              <table:table-cell office:value-type="float" office:value="27308424">
                <text:p>273084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8228416">
                <text:p>28228416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48832">
                <text:p>25148832</text:p>
              </table:table-cell>
              <table:table-cell office:value-type="float" office:value="31276080">
                <text:p>31276080</text:p>
              </table:table-cell>
              <table:table-cell office:value-type="float" office:value="27975304">
                <text:p>27975304</text:p>
              </table:table-cell>
              <table:table-cell office:value-type="float" office:value="27312952">
                <text:p>273129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229976">
                <text:p>28229976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48832">
                <text:p>25148832</text:p>
              </table:table-cell>
              <table:table-cell office:value-type="float" office:value="31281768">
                <text:p>31281768</text:p>
              </table:table-cell>
              <table:table-cell office:value-type="float" office:value="27975304">
                <text:p>27975304</text:p>
              </table:table-cell>
              <table:table-cell office:value-type="float" office:value="27452784">
                <text:p>2745278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8234712">
                <text:p>28234712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48832">
                <text:p>25148832</text:p>
              </table:table-cell>
              <table:table-cell office:value-type="float" office:value="31281768">
                <text:p>31281768</text:p>
              </table:table-cell>
              <table:table-cell office:value-type="float" office:value="27979216">
                <text:p>27979216</text:p>
              </table:table-cell>
              <table:table-cell office:value-type="float" office:value="27457576">
                <text:p>274575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235896">
                <text:p>28235896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53024">
                <text:p>25153024</text:p>
              </table:table-cell>
              <table:table-cell office:value-type="float" office:value="31281768">
                <text:p>31281768</text:p>
              </table:table-cell>
              <table:table-cell office:value-type="float" office:value="27979216">
                <text:p>27979216</text:p>
              </table:table-cell>
              <table:table-cell office:value-type="float" office:value="27457576">
                <text:p>274575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238040">
                <text:p>28238040</text:p>
              </table:table-cell>
              <table:table-cell office:value-type="float" office:value="35674376">
                <text:p>35674376</text:p>
              </table:table-cell>
              <table:table-cell office:value-type="float" office:value="0">
                <text:p>0</text:p>
              </table:table-cell>
              <table:table-cell office:value-type="float" office:value="25153024">
                <text:p>25153024</text:p>
              </table:table-cell>
              <table:table-cell office:value-type="float" office:value="31360776">
                <text:p>31360776</text:p>
              </table:table-cell>
              <table:table-cell office:value-type="float" office:value="27983128">
                <text:p>27983128</text:p>
              </table:table-cell>
              <table:table-cell office:value-type="float" office:value="27457576">
                <text:p>274575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8242776">
                <text:p>28242776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157216">
                <text:p>25157216</text:p>
              </table:table-cell>
              <table:table-cell office:value-type="float" office:value="31366728">
                <text:p>31366728</text:p>
              </table:table-cell>
              <table:table-cell office:value-type="float" office:value="27983128">
                <text:p>27983128</text:p>
              </table:table-cell>
              <table:table-cell office:value-type="float" office:value="27462568">
                <text:p>274625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8244336">
                <text:p>28244336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157216">
                <text:p>25157216</text:p>
              </table:table-cell>
              <table:table-cell office:value-type="float" office:value="31366728">
                <text:p>31366728</text:p>
              </table:table-cell>
              <table:table-cell office:value-type="float" office:value="27983128">
                <text:p>27983128</text:p>
              </table:table-cell>
              <table:table-cell office:value-type="float" office:value="27462568">
                <text:p>274625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309160">
                <text:p>28309160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157216">
                <text:p>25157216</text:p>
              </table:table-cell>
              <table:table-cell office:value-type="float" office:value="31366728">
                <text:p>31366728</text:p>
              </table:table-cell>
              <table:table-cell office:value-type="float" office:value="27987040">
                <text:p>27987040</text:p>
              </table:table-cell>
              <table:table-cell office:value-type="float" office:value="27462568">
                <text:p>274625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8310648">
                <text:p>28310648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13576">
                <text:p>25313576</text:p>
              </table:table-cell>
              <table:table-cell office:value-type="float" office:value="31372416">
                <text:p>31372416</text:p>
              </table:table-cell>
              <table:table-cell office:value-type="float" office:value="27987040">
                <text:p>27987040</text:p>
              </table:table-cell>
              <table:table-cell office:value-type="float" office:value="27462568">
                <text:p>274625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8312792">
                <text:p>28312792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13576">
                <text:p>25313576</text:p>
              </table:table-cell>
              <table:table-cell office:value-type="float" office:value="31372416">
                <text:p>31372416</text:p>
              </table:table-cell>
              <table:table-cell office:value-type="float" office:value="28056168">
                <text:p>28056168</text:p>
              </table:table-cell>
              <table:table-cell office:value-type="float" office:value="27462568">
                <text:p>274625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7388120">
                <text:p>27388120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18032">
                <text:p>25318032</text:p>
              </table:table-cell>
              <table:table-cell office:value-type="float" office:value="31378104">
                <text:p>31378104</text:p>
              </table:table-cell>
              <table:table-cell office:value-type="float" office:value="28056168">
                <text:p>28056168</text:p>
              </table:table-cell>
              <table:table-cell office:value-type="float" office:value="27466608">
                <text:p>274666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7389680">
                <text:p>27389680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18032">
                <text:p>25318032</text:p>
              </table:table-cell>
              <table:table-cell office:value-type="float" office:value="31378104">
                <text:p>31378104</text:p>
              </table:table-cell>
              <table:table-cell office:value-type="float" office:value="28056168">
                <text:p>28056168</text:p>
              </table:table-cell>
              <table:table-cell office:value-type="float" office:value="27470024">
                <text:p>274700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7394720">
                <text:p>27394720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22224">
                <text:p>25322224</text:p>
              </table:table-cell>
              <table:table-cell office:value-type="float" office:value="31378104">
                <text:p>31378104</text:p>
              </table:table-cell>
              <table:table-cell office:value-type="float" office:value="28060344">
                <text:p>28060344</text:p>
              </table:table-cell>
              <table:table-cell office:value-type="float" office:value="27474064">
                <text:p>274740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7467640">
                <text:p>27467640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22224">
                <text:p>25322224</text:p>
              </table:table-cell>
              <table:table-cell office:value-type="float" office:value="31383792">
                <text:p>31383792</text:p>
              </table:table-cell>
              <table:table-cell office:value-type="float" office:value="28060344">
                <text:p>28060344</text:p>
              </table:table-cell>
              <table:table-cell office:value-type="float" office:value="27474064">
                <text:p>274740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473112">
                <text:p>27473112</text:p>
              </table:table-cell>
              <table:table-cell office:value-type="float" office:value="35713664">
                <text:p>35713664</text:p>
              </table:table-cell>
              <table:table-cell office:value-type="float" office:value="0">
                <text:p>0</text:p>
              </table:table-cell>
              <table:table-cell office:value-type="float" office:value="25322224">
                <text:p>25322224</text:p>
              </table:table-cell>
              <table:table-cell office:value-type="float" office:value="31398760">
                <text:p>31398760</text:p>
              </table:table-cell>
              <table:table-cell office:value-type="float" office:value="28064256">
                <text:p>28064256</text:p>
              </table:table-cell>
              <table:table-cell office:value-type="float" office:value="27474064">
                <text:p>274740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473936">
                <text:p>27473936</text:p>
              </table:table-cell>
              <table:table-cell office:value-type="float" office:value="35186864">
                <text:p>35186864</text:p>
              </table:table-cell>
              <table:table-cell office:value-type="float" office:value="0">
                <text:p>0</text:p>
              </table:table-cell>
              <table:table-cell office:value-type="float" office:value="25326416">
                <text:p>25326416</text:p>
              </table:table-cell>
              <table:table-cell office:value-type="float" office:value="31398760">
                <text:p>31398760</text:p>
              </table:table-cell>
              <table:table-cell office:value-type="float" office:value="28064256">
                <text:p>28064256</text:p>
              </table:table-cell>
              <table:table-cell office:value-type="float" office:value="27478104">
                <text:p>274781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75496">
                <text:p>27475496</text:p>
              </table:table-cell>
              <table:table-cell office:value-type="float" office:value="35187448">
                <text:p>35187448</text:p>
              </table:table-cell>
              <table:table-cell office:value-type="float" office:value="0">
                <text:p>0</text:p>
              </table:table-cell>
              <table:table-cell office:value-type="float" office:value="25326416">
                <text:p>25326416</text:p>
              </table:table-cell>
              <table:table-cell office:value-type="float" office:value="31398760">
                <text:p>31398760</text:p>
              </table:table-cell>
              <table:table-cell office:value-type="float" office:value="28064256">
                <text:p>28064256</text:p>
              </table:table-cell>
              <table:table-cell office:value-type="float" office:value="27478104">
                <text:p>274781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7481168">
                <text:p>27481168</text:p>
              </table:table-cell>
              <table:table-cell office:value-type="float" office:value="26652664">
                <text:p>26652664</text:p>
              </table:table-cell>
              <table:table-cell office:value-type="float" office:value="0">
                <text:p>0</text:p>
              </table:table-cell>
              <table:table-cell office:value-type="float" office:value="25330608">
                <text:p>25330608</text:p>
              </table:table-cell>
              <table:table-cell office:value-type="float" office:value="31398760">
                <text:p>31398760</text:p>
              </table:table-cell>
              <table:table-cell office:value-type="float" office:value="28068168">
                <text:p>28068168</text:p>
              </table:table-cell>
              <table:table-cell office:value-type="float" office:value="27482144">
                <text:p>274821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7486824">
                <text:p>27486824</text:p>
              </table:table-cell>
              <table:table-cell office:value-type="float" office:value="26653248">
                <text:p>26653248</text:p>
              </table:table-cell>
              <table:table-cell office:value-type="float" office:value="0">
                <text:p>0</text:p>
              </table:table-cell>
              <table:table-cell office:value-type="float" office:value="25334768">
                <text:p>25334768</text:p>
              </table:table-cell>
              <table:table-cell office:value-type="float" office:value="31404448">
                <text:p>31404448</text:p>
              </table:table-cell>
              <table:table-cell office:value-type="float" office:value="28068168">
                <text:p>28068168</text:p>
              </table:table-cell>
              <table:table-cell office:value-type="float" office:value="27482144">
                <text:p>274821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7492416">
                <text:p>27492416</text:p>
              </table:table-cell>
              <table:table-cell office:value-type="float" office:value="26667808">
                <text:p>26667808</text:p>
              </table:table-cell>
              <table:table-cell office:value-type="float" office:value="0">
                <text:p>0</text:p>
              </table:table-cell>
              <table:table-cell office:value-type="float" office:value="25334768">
                <text:p>25334768</text:p>
              </table:table-cell>
              <table:table-cell office:value-type="float" office:value="31404448">
                <text:p>31404448</text:p>
              </table:table-cell>
              <table:table-cell office:value-type="float" office:value="28074344">
                <text:p>28074344</text:p>
              </table:table-cell>
              <table:table-cell office:value-type="float" office:value="27482144">
                <text:p>2748214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7493240">
                <text:p>27493240</text:p>
              </table:table-cell>
              <table:table-cell office:value-type="float" office:value="26677336">
                <text:p>26677336</text:p>
              </table:table-cell>
              <table:table-cell office:value-type="float" office:value="0">
                <text:p>0</text:p>
              </table:table-cell>
              <table:table-cell office:value-type="float" office:value="25334768">
                <text:p>25334768</text:p>
              </table:table-cell>
              <table:table-cell office:value-type="float" office:value="31410136">
                <text:p>31410136</text:p>
              </table:table-cell>
              <table:table-cell office:value-type="float" office:value="28074344">
                <text:p>28074344</text:p>
              </table:table-cell>
              <table:table-cell office:value-type="float" office:value="27553792">
                <text:p>2755379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7494800">
                <text:p>27494800</text:p>
              </table:table-cell>
              <table:table-cell office:value-type="float" office:value="26811896">
                <text:p>26811896</text:p>
              </table:table-cell>
              <table:table-cell office:value-type="float" office:value="0">
                <text:p>0</text:p>
              </table:table-cell>
              <table:table-cell office:value-type="float" office:value="25334768">
                <text:p>25334768</text:p>
              </table:table-cell>
              <table:table-cell office:value-type="float" office:value="31410136">
                <text:p>31410136</text:p>
              </table:table-cell>
              <table:table-cell office:value-type="float" office:value="28074344">
                <text:p>28074344</text:p>
              </table:table-cell>
              <table:table-cell office:value-type="float" office:value="27553792">
                <text:p>275537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7566656">
                <text:p>27566656</text:p>
              </table:table-cell>
              <table:table-cell office:value-type="float" office:value="26821264">
                <text:p>26821264</text:p>
              </table:table-cell>
              <table:table-cell office:value-type="float" office:value="0">
                <text:p>0</text:p>
              </table:table-cell>
              <table:table-cell office:value-type="float" office:value="25338960">
                <text:p>25338960</text:p>
              </table:table-cell>
              <table:table-cell office:value-type="float" office:value="31410136">
                <text:p>31410136</text:p>
              </table:table-cell>
              <table:table-cell office:value-type="float" office:value="28074344">
                <text:p>28074344</text:p>
              </table:table-cell>
              <table:table-cell office:value-type="float" office:value="27558096">
                <text:p>275580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7568424">
                <text:p>27568424</text:p>
              </table:table-cell>
              <table:table-cell office:value-type="float" office:value="26821848">
                <text:p>26821848</text:p>
              </table:table-cell>
              <table:table-cell office:value-type="float" office:value="0">
                <text:p>0</text:p>
              </table:table-cell>
              <table:table-cell office:value-type="float" office:value="25338960">
                <text:p>25338960</text:p>
              </table:table-cell>
              <table:table-cell office:value-type="float" office:value="31494640">
                <text:p>31494640</text:p>
              </table:table-cell>
              <table:table-cell office:value-type="float" office:value="28074344">
                <text:p>28074344</text:p>
              </table:table-cell>
              <table:table-cell office:value-type="float" office:value="27558096">
                <text:p>275580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7574160">
                <text:p>27574160</text:p>
              </table:table-cell>
              <table:table-cell office:value-type="float" office:value="27379752">
                <text:p>27379752</text:p>
              </table:table-cell>
              <table:table-cell office:value-type="float" office:value="0">
                <text:p>0</text:p>
              </table:table-cell>
              <table:table-cell office:value-type="float" office:value="25338960">
                <text:p>25338960</text:p>
              </table:table-cell>
              <table:table-cell office:value-type="float" office:value="31494640">
                <text:p>31494640</text:p>
              </table:table-cell>
              <table:table-cell office:value-type="float" office:value="28078256">
                <text:p>28078256</text:p>
              </table:table-cell>
              <table:table-cell office:value-type="float" office:value="27558096">
                <text:p>2755809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7574984">
                <text:p>27574984</text:p>
              </table:table-cell>
              <table:table-cell office:value-type="float" office:value="27813192">
                <text:p>27813192</text:p>
              </table:table-cell>
              <table:table-cell office:value-type="float" office:value="0">
                <text:p>0</text:p>
              </table:table-cell>
              <table:table-cell office:value-type="float" office:value="25341352">
                <text:p>25341352</text:p>
              </table:table-cell>
              <table:table-cell office:value-type="float" office:value="31494640">
                <text:p>31494640</text:p>
              </table:table-cell>
              <table:table-cell office:value-type="float" office:value="28078256">
                <text:p>28078256</text:p>
              </table:table-cell>
              <table:table-cell office:value-type="float" office:value="27562136">
                <text:p>2756213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7576544">
                <text:p>27576544</text:p>
              </table:table-cell>
              <table:table-cell office:value-type="float" office:value="27818536">
                <text:p>27818536</text:p>
              </table:table-cell>
              <table:table-cell office:value-type="float" office:value="0">
                <text:p>0</text:p>
              </table:table-cell>
              <table:table-cell office:value-type="float" office:value="25428144">
                <text:p>25428144</text:p>
              </table:table-cell>
              <table:table-cell office:value-type="float" office:value="31494640">
                <text:p>31494640</text:p>
              </table:table-cell>
              <table:table-cell office:value-type="float" office:value="28082168">
                <text:p>28082168</text:p>
              </table:table-cell>
              <table:table-cell office:value-type="float" office:value="27562136">
                <text:p>2756213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7581280">
                <text:p>27581280</text:p>
              </table:table-cell>
              <table:table-cell office:value-type="float" office:value="27858280">
                <text:p>27858280</text:p>
              </table:table-cell>
              <table:table-cell office:value-type="float" office:value="0">
                <text:p>0</text:p>
              </table:table-cell>
              <table:table-cell office:value-type="float" office:value="25850304">
                <text:p>25850304</text:p>
              </table:table-cell>
              <table:table-cell office:value-type="float" office:value="31494640">
                <text:p>31494640</text:p>
              </table:table-cell>
              <table:table-cell office:value-type="float" office:value="28082168">
                <text:p>28082168</text:p>
              </table:table-cell>
              <table:table-cell office:value-type="float" office:value="27566176">
                <text:p>275661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7583784">
                <text:p>27583784</text:p>
              </table:table-cell>
              <table:table-cell office:value-type="float" office:value="28326104">
                <text:p>28326104</text:p>
              </table:table-cell>
              <table:table-cell office:value-type="float" office:value="0">
                <text:p>0</text:p>
              </table:table-cell>
              <table:table-cell office:value-type="float" office:value="25850912">
                <text:p>25850912</text:p>
              </table:table-cell>
              <table:table-cell office:value-type="float" office:value="31500592">
                <text:p>31500592</text:p>
              </table:table-cell>
              <table:table-cell office:value-type="float" office:value="28082168">
                <text:p>28082168</text:p>
              </table:table-cell>
              <table:table-cell office:value-type="float" office:value="27566176">
                <text:p>275661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7588696">
                <text:p>27588696</text:p>
              </table:table-cell>
              <table:table-cell office:value-type="float" office:value="28041120">
                <text:p>28041120</text:p>
              </table:table-cell>
              <table:table-cell office:value-type="float" office:value="0">
                <text:p>0</text:p>
              </table:table-cell>
              <table:table-cell office:value-type="float" office:value="25989640">
                <text:p>25989640</text:p>
              </table:table-cell>
              <table:table-cell office:value-type="float" office:value="31500592">
                <text:p>31500592</text:p>
              </table:table-cell>
              <table:table-cell office:value-type="float" office:value="28155168">
                <text:p>28155168</text:p>
              </table:table-cell>
              <table:table-cell office:value-type="float" office:value="27570216">
                <text:p>275702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7589520">
                <text:p>27589520</text:p>
              </table:table-cell>
              <table:table-cell office:value-type="float" office:value="28044992">
                <text:p>28044992</text:p>
              </table:table-cell>
              <table:table-cell office:value-type="float" office:value="0">
                <text:p>0</text:p>
              </table:table-cell>
              <table:table-cell office:value-type="float" office:value="26083448">
                <text:p>26083448</text:p>
              </table:table-cell>
              <table:table-cell office:value-type="float" office:value="30555952">
                <text:p>30555952</text:p>
              </table:table-cell>
              <table:table-cell office:value-type="float" office:value="28155168">
                <text:p>28155168</text:p>
              </table:table-cell>
              <table:table-cell office:value-type="float" office:value="27573632">
                <text:p>275736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7591080">
                <text:p>27591080</text:p>
              </table:table-cell>
              <table:table-cell office:value-type="float" office:value="28275056">
                <text:p>28275056</text:p>
              </table:table-cell>
              <table:table-cell office:value-type="float" office:value="0">
                <text:p>0</text:p>
              </table:table-cell>
              <table:table-cell office:value-type="float" office:value="25314672">
                <text:p>25314672</text:p>
              </table:table-cell>
              <table:table-cell office:value-type="float" office:value="30555952">
                <text:p>30555952</text:p>
              </table:table-cell>
              <table:table-cell office:value-type="float" office:value="28155168">
                <text:p>28155168</text:p>
              </table:table-cell>
              <table:table-cell office:value-type="float" office:value="27573632">
                <text:p>275736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7591904">
                <text:p>27591904</text:p>
              </table:table-cell>
              <table:table-cell office:value-type="float" office:value="28833472">
                <text:p>28833472</text:p>
              </table:table-cell>
              <table:table-cell office:value-type="float" office:value="0">
                <text:p>0</text:p>
              </table:table-cell>
              <table:table-cell office:value-type="float" office:value="25318904">
                <text:p>25318904</text:p>
              </table:table-cell>
              <table:table-cell office:value-type="float" office:value="30566224">
                <text:p>30566224</text:p>
              </table:table-cell>
              <table:table-cell office:value-type="float" office:value="28155168">
                <text:p>28155168</text:p>
              </table:table-cell>
              <table:table-cell office:value-type="float" office:value="27573632">
                <text:p>275736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7594408">
                <text:p>27594408</text:p>
              </table:table-cell>
              <table:table-cell office:value-type="float" office:value="28811296">
                <text:p>28811296</text:p>
              </table:table-cell>
              <table:table-cell office:value-type="float" office:value="0">
                <text:p>0</text:p>
              </table:table-cell>
              <table:table-cell office:value-type="float" office:value="25318904">
                <text:p>25318904</text:p>
              </table:table-cell>
              <table:table-cell office:value-type="float" office:value="30579016">
                <text:p>30579016</text:p>
              </table:table-cell>
              <table:table-cell office:value-type="float" office:value="28155168">
                <text:p>28155168</text:p>
              </table:table-cell>
              <table:table-cell office:value-type="float" office:value="27573632">
                <text:p>275736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7670176">
                <text:p>27670176</text:p>
              </table:table-cell>
              <table:table-cell office:value-type="float" office:value="28770632">
                <text:p>28770632</text:p>
              </table:table-cell>
              <table:table-cell office:value-type="float" office:value="0">
                <text:p>0</text:p>
              </table:table-cell>
              <table:table-cell office:value-type="float" office:value="25318904">
                <text:p>25318904</text:p>
              </table:table-cell>
              <table:table-cell office:value-type="float" office:value="30579016">
                <text:p>30579016</text:p>
              </table:table-cell>
              <table:table-cell office:value-type="float" office:value="28159080">
                <text:p>28159080</text:p>
              </table:table-cell>
              <table:table-cell office:value-type="float" office:value="27577672">
                <text:p>275776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7671000">
                <text:p>27671000</text:p>
              </table:table-cell>
              <table:table-cell office:value-type="float" office:value="28772440">
                <text:p>28772440</text:p>
              </table:table-cell>
              <table:table-cell office:value-type="float" office:value="0">
                <text:p>0</text:p>
              </table:table-cell>
              <table:table-cell office:value-type="float" office:value="25323096">
                <text:p>25323096</text:p>
              </table:table-cell>
              <table:table-cell office:value-type="float" office:value="30584216">
                <text:p>30584216</text:p>
              </table:table-cell>
              <table:table-cell office:value-type="float" office:value="28159080">
                <text:p>28159080</text:p>
              </table:table-cell>
              <table:table-cell office:value-type="float" office:value="27577672">
                <text:p>2757767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676736">
                <text:p>27676736</text:p>
              </table:table-cell>
              <table:table-cell office:value-type="float" office:value="29323944">
                <text:p>29323944</text:p>
              </table:table-cell>
              <table:table-cell office:value-type="float" office:value="0">
                <text:p>0</text:p>
              </table:table-cell>
              <table:table-cell office:value-type="float" office:value="25323096">
                <text:p>25323096</text:p>
              </table:table-cell>
              <table:table-cell office:value-type="float" office:value="30584216">
                <text:p>30584216</text:p>
              </table:table-cell>
              <table:table-cell office:value-type="float" office:value="28162992">
                <text:p>28162992</text:p>
              </table:table-cell>
              <table:table-cell office:value-type="float" office:value="27577672">
                <text:p>275776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7677560">
                <text:p>27677560</text:p>
              </table:table-cell>
              <table:table-cell office:value-type="float" office:value="29634096">
                <text:p>29634096</text:p>
              </table:table-cell>
              <table:table-cell office:value-type="float" office:value="0">
                <text:p>0</text:p>
              </table:table-cell>
              <table:table-cell office:value-type="float" office:value="25331184">
                <text:p>25331184</text:p>
              </table:table-cell>
              <table:table-cell office:value-type="float" office:value="30589416">
                <text:p>30589416</text:p>
              </table:table-cell>
              <table:table-cell office:value-type="float" office:value="28162992">
                <text:p>28162992</text:p>
              </table:table-cell>
              <table:table-cell office:value-type="float" office:value="27581712">
                <text:p>275817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7680064">
                <text:p>27680064</text:p>
              </table:table-cell>
              <table:table-cell office:value-type="float" office:value="29794160">
                <text:p>29794160</text:p>
              </table:table-cell>
              <table:table-cell office:value-type="float" office:value="0">
                <text:p>0</text:p>
              </table:table-cell>
              <table:table-cell office:value-type="float" office:value="25331184">
                <text:p>25331184</text:p>
              </table:table-cell>
              <table:table-cell office:value-type="float" office:value="30589416">
                <text:p>30589416</text:p>
              </table:table-cell>
              <table:table-cell office:value-type="float" office:value="28165008">
                <text:p>28165008</text:p>
              </table:table-cell>
              <table:table-cell office:value-type="float" office:value="27581712">
                <text:p>275817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7684976">
                <text:p>27684976</text:p>
              </table:table-cell>
              <table:table-cell office:value-type="float" office:value="30109200">
                <text:p>30109200</text:p>
              </table:table-cell>
              <table:table-cell office:value-type="float" office:value="0">
                <text:p>0</text:p>
              </table:table-cell>
              <table:table-cell office:value-type="float" office:value="25331184">
                <text:p>25331184</text:p>
              </table:table-cell>
              <table:table-cell office:value-type="float" office:value="30589416">
                <text:p>30589416</text:p>
              </table:table-cell>
              <table:table-cell office:value-type="float" office:value="28168920">
                <text:p>28168920</text:p>
              </table:table-cell>
              <table:table-cell office:value-type="float" office:value="27585752">
                <text:p>275857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7685800">
                <text:p>27685800</text:p>
              </table:table-cell>
              <table:table-cell office:value-type="float" office:value="30420000">
                <text:p>30420000</text:p>
              </table:table-cell>
              <table:table-cell office:value-type="float" office:value="0">
                <text:p>0</text:p>
              </table:table-cell>
              <table:table-cell office:value-type="float" office:value="25331184">
                <text:p>25331184</text:p>
              </table:table-cell>
              <table:table-cell office:value-type="float" office:value="30594616">
                <text:p>30594616</text:p>
              </table:table-cell>
              <table:table-cell office:value-type="float" office:value="28168920">
                <text:p>28168920</text:p>
              </table:table-cell>
              <table:table-cell office:value-type="float" office:value="27721368">
                <text:p>2772136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7687360">
                <text:p>27687360</text:p>
              </table:table-cell>
              <table:table-cell office:value-type="float" office:value="30424152">
                <text:p>30424152</text:p>
              </table:table-cell>
              <table:table-cell office:value-type="float" office:value="0">
                <text:p>0</text:p>
              </table:table-cell>
              <table:table-cell office:value-type="float" office:value="25331184">
                <text:p>25331184</text:p>
              </table:table-cell>
              <table:table-cell office:value-type="float" office:value="30594616">
                <text:p>30594616</text:p>
              </table:table-cell>
              <table:table-cell office:value-type="float" office:value="28168920">
                <text:p>28168920</text:p>
              </table:table-cell>
              <table:table-cell office:value-type="float" office:value="27809608">
                <text:p>2780960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7688184">
                <text:p>27688184</text:p>
              </table:table-cell>
              <table:table-cell office:value-type="float" office:value="29595256">
                <text:p>29595256</text:p>
              </table:table-cell>
              <table:table-cell office:value-type="float" office:value="0">
                <text:p>0</text:p>
              </table:table-cell>
              <table:table-cell office:value-type="float" office:value="25335376">
                <text:p>25335376</text:p>
              </table:table-cell>
              <table:table-cell office:value-type="float" office:value="30594616">
                <text:p>30594616</text:p>
              </table:table-cell>
              <table:table-cell office:value-type="float" office:value="28168920">
                <text:p>28168920</text:p>
              </table:table-cell>
              <table:table-cell office:value-type="float" office:value="28104696">
                <text:p>281046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7693088">
                <text:p>27693088</text:p>
              </table:table-cell>
              <table:table-cell office:value-type="float" office:value="30639080">
                <text:p>30639080</text:p>
              </table:table-cell>
              <table:table-cell office:value-type="float" office:value="0">
                <text:p>0</text:p>
              </table:table-cell>
              <table:table-cell office:value-type="float" office:value="25335376">
                <text:p>25335376</text:p>
              </table:table-cell>
              <table:table-cell office:value-type="float" office:value="30675096">
                <text:p>30675096</text:p>
              </table:table-cell>
              <table:table-cell office:value-type="float" office:value="28168920">
                <text:p>28168920</text:p>
              </table:table-cell>
              <table:table-cell office:value-type="float" office:value="28106320">
                <text:p>2810632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7697824">
                <text:p>27697824</text:p>
              </table:table-cell>
              <table:table-cell office:value-type="float" office:value="30527688">
                <text:p>30527688</text:p>
              </table:table-cell>
              <table:table-cell office:value-type="float" office:value="0">
                <text:p>0</text:p>
              </table:table-cell>
              <table:table-cell office:value-type="float" office:value="25339568">
                <text:p>25339568</text:p>
              </table:table-cell>
              <table:table-cell office:value-type="float" office:value="30675096">
                <text:p>30675096</text:p>
              </table:table-cell>
              <table:table-cell office:value-type="float" office:value="28172832">
                <text:p>28172832</text:p>
              </table:table-cell>
              <table:table-cell office:value-type="float" office:value="28116768">
                <text:p>281167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7698648">
                <text:p>27698648</text:p>
              </table:table-cell>
              <table:table-cell office:value-type="float" office:value="31581864">
                <text:p>31581864</text:p>
              </table:table-cell>
              <table:table-cell office:value-type="float" office:value="0">
                <text:p>0</text:p>
              </table:table-cell>
              <table:table-cell office:value-type="float" office:value="25339568">
                <text:p>25339568</text:p>
              </table:table-cell>
              <table:table-cell office:value-type="float" office:value="30680560">
                <text:p>30680560</text:p>
              </table:table-cell>
              <table:table-cell office:value-type="float" office:value="28172832">
                <text:p>28172832</text:p>
              </table:table-cell>
              <table:table-cell office:value-type="float" office:value="28118064">
                <text:p>2811806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7775152">
                <text:p>27775152</text:p>
              </table:table-cell>
              <table:table-cell office:value-type="float" office:value="32584424">
                <text:p>32584424</text:p>
              </table:table-cell>
              <table:table-cell office:value-type="float" office:value="0">
                <text:p>0</text:p>
              </table:table-cell>
              <table:table-cell office:value-type="float" office:value="25339568">
                <text:p>25339568</text:p>
              </table:table-cell>
              <table:table-cell office:value-type="float" office:value="30680560">
                <text:p>30680560</text:p>
              </table:table-cell>
              <table:table-cell office:value-type="float" office:value="28176744">
                <text:p>28176744</text:p>
              </table:table-cell>
              <table:table-cell office:value-type="float" office:value="28119360">
                <text:p>2811936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7775976">
                <text:p>27775976</text:p>
              </table:table-cell>
              <table:table-cell office:value-type="float" office:value="32915840">
                <text:p>32915840</text:p>
              </table:table-cell>
              <table:table-cell office:value-type="float" office:value="0">
                <text:p>0</text:p>
              </table:table-cell>
              <table:table-cell office:value-type="float" office:value="25410424">
                <text:p>25410424</text:p>
              </table:table-cell>
              <table:table-cell office:value-type="float" office:value="30685760">
                <text:p>30685760</text:p>
              </table:table-cell>
              <table:table-cell office:value-type="float" office:value="28176744">
                <text:p>28176744</text:p>
              </table:table-cell>
              <table:table-cell office:value-type="float" office:value="28212496">
                <text:p>2821249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7778480">
                <text:p>27778480</text:p>
              </table:table-cell>
              <table:table-cell office:value-type="float" office:value="33250664">
                <text:p>33250664</text:p>
              </table:table-cell>
              <table:table-cell office:value-type="float" office:value="0">
                <text:p>0</text:p>
              </table:table-cell>
              <table:table-cell office:value-type="float" office:value="25410424">
                <text:p>25410424</text:p>
              </table:table-cell>
              <table:table-cell office:value-type="float" office:value="30685760">
                <text:p>30685760</text:p>
              </table:table-cell>
              <table:table-cell office:value-type="float" office:value="28266672">
                <text:p>28266672</text:p>
              </table:table-cell>
              <table:table-cell office:value-type="float" office:value="28213792">
                <text:p>282137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7783480">
                <text:p>27783480</text:p>
              </table:table-cell>
              <table:table-cell office:value-type="float" office:value="31086992">
                <text:p>31086992</text:p>
              </table:table-cell>
              <table:table-cell office:value-type="float" office:value="0">
                <text:p>0</text:p>
              </table:table-cell>
              <table:table-cell office:value-type="float" office:value="25410424">
                <text:p>25410424</text:p>
              </table:table-cell>
              <table:table-cell office:value-type="float" office:value="30685760">
                <text:p>30685760</text:p>
              </table:table-cell>
              <table:table-cell office:value-type="float" office:value="28270848">
                <text:p>28270848</text:p>
              </table:table-cell>
              <table:table-cell office:value-type="float" office:value="28219128">
                <text:p>282191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7784304">
                <text:p>27784304</text:p>
              </table:table-cell>
              <table:table-cell office:value-type="float" office:value="31421920">
                <text:p>31421920</text:p>
              </table:table-cell>
              <table:table-cell office:value-type="float" office:value="0">
                <text:p>0</text:p>
              </table:table-cell>
              <table:table-cell office:value-type="float" office:value="25410424">
                <text:p>25410424</text:p>
              </table:table-cell>
              <table:table-cell office:value-type="float" office:value="30690960">
                <text:p>30690960</text:p>
              </table:table-cell>
              <table:table-cell office:value-type="float" office:value="28270848">
                <text:p>28270848</text:p>
              </table:table-cell>
              <table:table-cell office:value-type="float" office:value="28223840">
                <text:p>2822384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7785864">
                <text:p>27785864</text:p>
              </table:table-cell>
              <table:table-cell office:value-type="float" office:value="33024296">
                <text:p>33024296</text:p>
              </table:table-cell>
              <table:table-cell office:value-type="float" office:value="0">
                <text:p>0</text:p>
              </table:table-cell>
              <table:table-cell office:value-type="float" office:value="25410424">
                <text:p>25410424</text:p>
              </table:table-cell>
              <table:table-cell office:value-type="float" office:value="30690960">
                <text:p>30690960</text:p>
              </table:table-cell>
              <table:table-cell office:value-type="float" office:value="28274760">
                <text:p>28274760</text:p>
              </table:table-cell>
              <table:table-cell office:value-type="float" office:value="28225136">
                <text:p>2822513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7787048">
                <text:p>27787048</text:p>
              </table:table-cell>
              <table:table-cell office:value-type="float" office:value="33029768">
                <text:p>33029768</text:p>
              </table:table-cell>
              <table:table-cell office:value-type="float" office:value="0">
                <text:p>0</text:p>
              </table:table-cell>
              <table:table-cell office:value-type="float" office:value="25414880">
                <text:p>25414880</text:p>
              </table:table-cell>
              <table:table-cell office:value-type="float" office:value="30696160">
                <text:p>30696160</text:p>
              </table:table-cell>
              <table:table-cell office:value-type="float" office:value="28274760">
                <text:p>28274760</text:p>
              </table:table-cell>
              <table:table-cell office:value-type="float" office:value="27297208">
                <text:p>272972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7789368">
                <text:p>27789368</text:p>
              </table:table-cell>
              <table:table-cell office:value-type="float" office:value="33029968">
                <text:p>33029968</text:p>
              </table:table-cell>
              <table:table-cell office:value-type="float" office:value="0">
                <text:p>0</text:p>
              </table:table-cell>
              <table:table-cell office:value-type="float" office:value="25414880">
                <text:p>25414880</text:p>
              </table:table-cell>
              <table:table-cell office:value-type="float" office:value="32468192">
                <text:p>32468192</text:p>
              </table:table-cell>
              <table:table-cell office:value-type="float" office:value="28278672">
                <text:p>28278672</text:p>
              </table:table-cell>
              <table:table-cell office:value-type="float" office:value="27298504">
                <text:p>272985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7794104">
                <text:p>27794104</text:p>
              </table:table-cell>
              <table:table-cell office:value-type="float" office:value="33031496">
                <text:p>33031496</text:p>
              </table:table-cell>
              <table:table-cell office:value-type="float" office:value="0">
                <text:p>0</text:p>
              </table:table-cell>
              <table:table-cell office:value-type="float" office:value="25419072">
                <text:p>25419072</text:p>
              </table:table-cell>
              <table:table-cell office:value-type="float" office:value="32468232">
                <text:p>32468232</text:p>
              </table:table-cell>
              <table:table-cell office:value-type="float" office:value="28278672">
                <text:p>28278672</text:p>
              </table:table-cell>
              <table:table-cell office:value-type="float" office:value="27391736">
                <text:p>2739173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7795664">
                <text:p>27795664</text:p>
              </table:table-cell>
              <table:table-cell office:value-type="float" office:value="33032616">
                <text:p>33032616</text:p>
              </table:table-cell>
              <table:table-cell office:value-type="float" office:value="0">
                <text:p>0</text:p>
              </table:table-cell>
              <table:table-cell office:value-type="float" office:value="25419072">
                <text:p>25419072</text:p>
              </table:table-cell>
              <table:table-cell office:value-type="float" office:value="32468616">
                <text:p>32468616</text:p>
              </table:table-cell>
              <table:table-cell office:value-type="float" office:value="28278672">
                <text:p>28278672</text:p>
              </table:table-cell>
              <table:table-cell office:value-type="float" office:value="27735408">
                <text:p>277354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7800400">
                <text:p>27800400</text:p>
              </table:table-cell>
              <table:table-cell office:value-type="float" office:value="33032816">
                <text:p>33032816</text:p>
              </table:table-cell>
              <table:table-cell office:value-type="float" office:value="0">
                <text:p>0</text:p>
              </table:table-cell>
              <table:table-cell office:value-type="float" office:value="25419072">
                <text:p>25419072</text:p>
              </table:table-cell>
              <table:table-cell office:value-type="float" office:value="32468616">
                <text:p>32468616</text:p>
              </table:table-cell>
              <table:table-cell office:value-type="float" office:value="28278672">
                <text:p>28278672</text:p>
              </table:table-cell>
              <table:table-cell office:value-type="float" office:value="27740952">
                <text:p>277409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7801960">
                <text:p>27801960</text:p>
              </table:table-cell>
              <table:table-cell office:value-type="float" office:value="33037496">
                <text:p>33037496</text:p>
              </table:table-cell>
              <table:table-cell office:value-type="float" office:value="0">
                <text:p>0</text:p>
              </table:table-cell>
              <table:table-cell office:value-type="float" office:value="25557056">
                <text:p>25557056</text:p>
              </table:table-cell>
              <table:table-cell office:value-type="float" office:value="32473856">
                <text:p>32473856</text:p>
              </table:table-cell>
              <table:table-cell office:value-type="float" office:value="28278672">
                <text:p>28278672</text:p>
              </table:table-cell>
              <table:table-cell office:value-type="float" office:value="27740952">
                <text:p>2774095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7879016">
                <text:p>27879016</text:p>
              </table:table-cell>
              <table:table-cell office:value-type="float" office:value="34365192">
                <text:p>34365192</text:p>
              </table:table-cell>
              <table:table-cell office:value-type="float" office:value="0">
                <text:p>0</text:p>
              </table:table-cell>
              <table:table-cell office:value-type="float" office:value="25654240">
                <text:p>25654240</text:p>
              </table:table-cell>
              <table:table-cell office:value-type="float" office:value="32473856">
                <text:p>32473856</text:p>
              </table:table-cell>
              <table:table-cell office:value-type="float" office:value="27326168">
                <text:p>27326168</text:p>
              </table:table-cell>
              <table:table-cell office:value-type="float" office:value="27745128">
                <text:p>2774512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7879840">
                <text:p>27879840</text:p>
              </table:table-cell>
              <table:table-cell office:value-type="float" office:value="33333296">
                <text:p>33333296</text:p>
              </table:table-cell>
              <table:table-cell office:value-type="float" office:value="0">
                <text:p>0</text:p>
              </table:table-cell>
              <table:table-cell office:value-type="float" office:value="25660008">
                <text:p>25660008</text:p>
              </table:table-cell>
              <table:table-cell office:value-type="float" office:value="32479056">
                <text:p>32479056</text:p>
              </table:table-cell>
              <table:table-cell office:value-type="float" office:value="27326168">
                <text:p>27326168</text:p>
              </table:table-cell>
              <table:table-cell office:value-type="float" office:value="27821936">
                <text:p>2782193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7881400">
                <text:p>27881400</text:p>
              </table:table-cell>
              <table:table-cell office:value-type="float" office:value="33829728">
                <text:p>33829728</text:p>
              </table:table-cell>
              <table:table-cell office:value-type="float" office:value="0">
                <text:p>0</text:p>
              </table:table-cell>
              <table:table-cell office:value-type="float" office:value="25660536">
                <text:p>25660536</text:p>
              </table:table-cell>
              <table:table-cell office:value-type="float" office:value="32479056">
                <text:p>32479056</text:p>
              </table:table-cell>
              <table:table-cell office:value-type="float" office:value="27326168">
                <text:p>27326168</text:p>
              </table:table-cell>
              <table:table-cell office:value-type="float" office:value="27826624">
                <text:p>278266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7882224">
                <text:p>27882224</text:p>
              </table:table-cell>
              <table:table-cell office:value-type="float" office:value="33834512">
                <text:p>33834512</text:p>
              </table:table-cell>
              <table:table-cell office:value-type="float" office:value="0">
                <text:p>0</text:p>
              </table:table-cell>
              <table:table-cell office:value-type="float" office:value="25661064">
                <text:p>25661064</text:p>
              </table:table-cell>
              <table:table-cell office:value-type="float" office:value="32479056">
                <text:p>32479056</text:p>
              </table:table-cell>
              <table:table-cell office:value-type="float" office:value="27330080">
                <text:p>27330080</text:p>
              </table:table-cell>
              <table:table-cell office:value-type="float" office:value="27830928">
                <text:p>2783092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7335072">
                <text:p>27335072</text:p>
              </table:table-cell>
              <table:table-cell office:value-type="float" office:value="34501104">
                <text:p>34501104</text:p>
              </table:table-cell>
              <table:table-cell office:value-type="float" office:value="0">
                <text:p>0</text:p>
              </table:table-cell>
              <table:table-cell office:value-type="float" office:value="25661592">
                <text:p>25661592</text:p>
              </table:table-cell>
              <table:table-cell office:value-type="float" office:value="32521104">
                <text:p>32521104</text:p>
              </table:table-cell>
              <table:table-cell office:value-type="float" office:value="27330080">
                <text:p>27330080</text:p>
              </table:table-cell>
              <table:table-cell office:value-type="float" office:value="27830928">
                <text:p>2783092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7340848">
                <text:p>27340848</text:p>
              </table:table-cell>
              <table:table-cell office:value-type="float" office:value="34794600">
                <text:p>34794600</text:p>
              </table:table-cell>
              <table:table-cell office:value-type="float" office:value="0">
                <text:p>0</text:p>
              </table:table-cell>
              <table:table-cell office:value-type="float" office:value="25760496">
                <text:p>25760496</text:p>
              </table:table-cell>
              <table:table-cell office:value-type="float" office:value="32564576">
                <text:p>32564576</text:p>
              </table:table-cell>
              <table:table-cell office:value-type="float" office:value="27330080">
                <text:p>27330080</text:p>
              </table:table-cell>
              <table:table-cell office:value-type="float" office:value="27830928">
                <text:p>2783092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7650936">
                <text:p>27650936</text:p>
              </table:table-cell>
              <table:table-cell office:value-type="float" office:value="34798664">
                <text:p>34798664</text:p>
              </table:table-cell>
              <table:table-cell office:value-type="float" office:value="0">
                <text:p>0</text:p>
              </table:table-cell>
              <table:table-cell office:value-type="float" office:value="25766000">
                <text:p>25766000</text:p>
              </table:table-cell>
              <table:table-cell office:value-type="float" office:value="32564576">
                <text:p>32564576</text:p>
              </table:table-cell>
              <table:table-cell office:value-type="float" office:value="27330080">
                <text:p>27330080</text:p>
              </table:table-cell>
              <table:table-cell office:value-type="float" office:value="27834968">
                <text:p>278349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8115776">
                <text:p>28115776</text:p>
              </table:table-cell>
              <table:table-cell office:value-type="float" office:value="34798864">
                <text:p>34798864</text:p>
              </table:table-cell>
              <table:table-cell office:value-type="float" office:value="0">
                <text:p>0</text:p>
              </table:table-cell>
              <table:table-cell office:value-type="float" office:value="25766528">
                <text:p>25766528</text:p>
              </table:table-cell>
              <table:table-cell office:value-type="float" office:value="32564576">
                <text:p>32564576</text:p>
              </table:table-cell>
              <table:table-cell office:value-type="float" office:value="27330080">
                <text:p>27330080</text:p>
              </table:table-cell>
              <table:table-cell office:value-type="float" office:value="27834968">
                <text:p>2783496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184776">
                <text:p>29184776</text:p>
              </table:table-cell>
              <table:table-cell office:value-type="float" office:value="34803544">
                <text:p>34803544</text:p>
              </table:table-cell>
              <table:table-cell office:value-type="float" office:value="0">
                <text:p>0</text:p>
              </table:table-cell>
              <table:table-cell office:value-type="float" office:value="25777952">
                <text:p>25777952</text:p>
              </table:table-cell>
              <table:table-cell office:value-type="float" office:value="32564576">
                <text:p>32564576</text:p>
              </table:table-cell>
              <table:table-cell office:value-type="float" office:value="27333992">
                <text:p>27333992</text:p>
              </table:table-cell>
              <table:table-cell office:value-type="float" office:value="27839008">
                <text:p>278390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050216">
                <text:p>29050216</text:p>
              </table:table-cell>
              <table:table-cell office:value-type="float" office:value="34804664">
                <text:p>34804664</text:p>
              </table:table-cell>
              <table:table-cell office:value-type="float" office:value="0">
                <text:p>0</text:p>
              </table:table-cell>
              <table:table-cell office:value-type="float" office:value="25787688">
                <text:p>25787688</text:p>
              </table:table-cell>
              <table:table-cell office:value-type="float" office:value="32570040">
                <text:p>32570040</text:p>
              </table:table-cell>
              <table:table-cell office:value-type="float" office:value="27333992">
                <text:p>27333992</text:p>
              </table:table-cell>
              <table:table-cell office:value-type="float" office:value="27839008">
                <text:p>2783900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379576">
                <text:p>29379576</text:p>
              </table:table-cell>
              <table:table-cell office:value-type="float" office:value="34805072">
                <text:p>34805072</text:p>
              </table:table-cell>
              <table:table-cell office:value-type="float" office:value="0">
                <text:p>0</text:p>
              </table:table-cell>
              <table:table-cell office:value-type="float" office:value="25882528">
                <text:p>25882528</text:p>
              </table:table-cell>
              <table:table-cell office:value-type="float" office:value="32570040">
                <text:p>32570040</text:p>
              </table:table-cell>
              <table:table-cell office:value-type="float" office:value="27341352">
                <text:p>27341352</text:p>
              </table:table-cell>
              <table:table-cell office:value-type="float" office:value="27839008">
                <text:p>2783900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419592">
                <text:p>29419592</text:p>
              </table:table-cell>
              <table:table-cell office:value-type="float" office:value="34805760">
                <text:p>34805760</text:p>
              </table:table-cell>
              <table:table-cell office:value-type="float" office:value="0">
                <text:p>0</text:p>
              </table:table-cell>
              <table:table-cell office:value-type="float" office:value="25888032">
                <text:p>25888032</text:p>
              </table:table-cell>
              <table:table-cell office:value-type="float" office:value="32570040">
                <text:p>32570040</text:p>
              </table:table-cell>
              <table:table-cell office:value-type="float" office:value="27341352">
                <text:p>27341352</text:p>
              </table:table-cell>
              <table:table-cell office:value-type="float" office:value="27842728">
                <text:p>2784272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421272">
                <text:p>29421272</text:p>
              </table:table-cell>
              <table:table-cell office:value-type="float" office:value="34855448">
                <text:p>34855448</text:p>
              </table:table-cell>
              <table:table-cell office:value-type="float" office:value="0">
                <text:p>0</text:p>
              </table:table-cell>
              <table:table-cell office:value-type="float" office:value="25888560">
                <text:p>25888560</text:p>
              </table:table-cell>
              <table:table-cell office:value-type="float" office:value="32570040">
                <text:p>32570040</text:p>
              </table:table-cell>
              <table:table-cell office:value-type="float" office:value="27341352">
                <text:p>27341352</text:p>
              </table:table-cell>
              <table:table-cell office:value-type="float" office:value="27842728">
                <text:p>278427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426536">
                <text:p>29426536</text:p>
              </table:table-cell>
              <table:table-cell office:value-type="float" office:value="34855448">
                <text:p>34855448</text:p>
              </table:table-cell>
              <table:table-cell office:value-type="float" office:value="0">
                <text:p>0</text:p>
              </table:table-cell>
              <table:table-cell office:value-type="float" office:value="25889088">
                <text:p>25889088</text:p>
              </table:table-cell>
              <table:table-cell office:value-type="float" office:value="32570040">
                <text:p>32570040</text:p>
              </table:table-cell>
              <table:table-cell office:value-type="float" office:value="27345264">
                <text:p>27345264</text:p>
              </table:table-cell>
              <table:table-cell office:value-type="float" office:value="27846768">
                <text:p>278467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428304">
                <text:p>29428304</text:p>
              </table:table-cell>
              <table:table-cell office:value-type="float" office:value="34855448">
                <text:p>34855448</text:p>
              </table:table-cell>
              <table:table-cell office:value-type="float" office:value="0">
                <text:p>0</text:p>
              </table:table-cell>
              <table:table-cell office:value-type="float" office:value="25889616">
                <text:p>25889616</text:p>
              </table:table-cell>
              <table:table-cell office:value-type="float" office:value="32735056">
                <text:p>32735056</text:p>
              </table:table-cell>
              <table:table-cell office:value-type="float" office:value="27345264">
                <text:p>27345264</text:p>
              </table:table-cell>
              <table:table-cell office:value-type="float" office:value="27846768">
                <text:p>2784676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505456">
                <text:p>29505456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986120">
                <text:p>25986120</text:p>
              </table:table-cell>
              <table:table-cell office:value-type="float" office:value="32736408">
                <text:p>32736408</text:p>
              </table:table-cell>
              <table:table-cell office:value-type="float" office:value="27345264">
                <text:p>27345264</text:p>
              </table:table-cell>
              <table:table-cell office:value-type="float" office:value="27846768">
                <text:p>2784676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506280">
                <text:p>29506280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6148024">
                <text:p>26148024</text:p>
              </table:table-cell>
              <table:table-cell office:value-type="float" office:value="32741608">
                <text:p>32741608</text:p>
              </table:table-cell>
              <table:table-cell office:value-type="float" office:value="27345264">
                <text:p>27345264</text:p>
              </table:table-cell>
              <table:table-cell office:value-type="float" office:value="27850808">
                <text:p>2785080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9508016">
                <text:p>29508016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439680">
                <text:p>25439680</text:p>
              </table:table-cell>
              <table:table-cell office:value-type="float" office:value="32741608">
                <text:p>32741608</text:p>
              </table:table-cell>
              <table:table-cell office:value-type="float" office:value="27349176">
                <text:p>27349176</text:p>
              </table:table-cell>
              <table:table-cell office:value-type="float" office:value="27850808">
                <text:p>2785080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9508840">
                <text:p>29508840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25752">
                <text:p>25525752</text:p>
              </table:table-cell>
              <table:table-cell office:value-type="float" office:value="32741608">
                <text:p>32741608</text:p>
              </table:table-cell>
              <table:table-cell office:value-type="float" office:value="27349176">
                <text:p>27349176</text:p>
              </table:table-cell>
              <table:table-cell office:value-type="float" office:value="27854848">
                <text:p>2785484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511344">
                <text:p>29511344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25752">
                <text:p>25525752</text:p>
              </table:table-cell>
              <table:table-cell office:value-type="float" office:value="32741608">
                <text:p>32741608</text:p>
              </table:table-cell>
              <table:table-cell office:value-type="float" office:value="27422616">
                <text:p>27422616</text:p>
              </table:table-cell>
              <table:table-cell office:value-type="float" office:value="27854848">
                <text:p>278548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576856">
                <text:p>29576856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25752">
                <text:p>25525752</text:p>
              </table:table-cell>
              <table:table-cell office:value-type="float" office:value="32741608">
                <text:p>32741608</text:p>
              </table:table-cell>
              <table:table-cell office:value-type="float" office:value="27426792">
                <text:p>27426792</text:p>
              </table:table-cell>
              <table:table-cell office:value-type="float" office:value="27858888">
                <text:p>2785888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9577680">
                <text:p>29577680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25752">
                <text:p>25525752</text:p>
              </table:table-cell>
              <table:table-cell office:value-type="float" office:value="32746808">
                <text:p>32746808</text:p>
              </table:table-cell>
              <table:table-cell office:value-type="float" office:value="27426792">
                <text:p>27426792</text:p>
              </table:table-cell>
              <table:table-cell office:value-type="float" office:value="27930736">
                <text:p>279307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9579240">
                <text:p>29579240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25752">
                <text:p>25525752</text:p>
              </table:table-cell>
              <table:table-cell office:value-type="float" office:value="32746808">
                <text:p>32746808</text:p>
              </table:table-cell>
              <table:table-cell office:value-type="float" office:value="27430704">
                <text:p>27430704</text:p>
              </table:table-cell>
              <table:table-cell office:value-type="float" office:value="27930736">
                <text:p>279307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9584464">
                <text:p>29584464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30208">
                <text:p>25530208</text:p>
              </table:table-cell>
              <table:table-cell office:value-type="float" office:value="32752008">
                <text:p>32752008</text:p>
              </table:table-cell>
              <table:table-cell office:value-type="float" office:value="27430704">
                <text:p>27430704</text:p>
              </table:table-cell>
              <table:table-cell office:value-type="float" office:value="27930736">
                <text:p>279307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9586968">
                <text:p>29586968</text:p>
              </table:table-cell>
              <table:table-cell office:value-type="float" office:value="34856520">
                <text:p>34856520</text:p>
              </table:table-cell>
              <table:table-cell office:value-type="float" office:value="0">
                <text:p>0</text:p>
              </table:table-cell>
              <table:table-cell office:value-type="float" office:value="25530208">
                <text:p>25530208</text:p>
              </table:table-cell>
              <table:table-cell office:value-type="float" office:value="32927016">
                <text:p>32927016</text:p>
              </table:table-cell>
              <table:table-cell office:value-type="float" office:value="27430704">
                <text:p>27430704</text:p>
              </table:table-cell>
              <table:table-cell office:value-type="float" office:value="27930736">
                <text:p>279307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9592192">
                <text:p>29592192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530208">
                <text:p>25530208</text:p>
              </table:table-cell>
              <table:table-cell office:value-type="float" office:value="32927016">
                <text:p>32927016</text:p>
              </table:table-cell>
              <table:table-cell office:value-type="float" office:value="27430704">
                <text:p>27430704</text:p>
              </table:table-cell>
              <table:table-cell office:value-type="float" office:value="27935040">
                <text:p>2793504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9593016">
                <text:p>29593016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534400">
                <text:p>25534400</text:p>
              </table:table-cell>
              <table:table-cell office:value-type="float" office:value="32932520">
                <text:p>32932520</text:p>
              </table:table-cell>
              <table:table-cell office:value-type="float" office:value="27430704">
                <text:p>27430704</text:p>
              </table:table-cell>
              <table:table-cell office:value-type="float" office:value="27935040">
                <text:p>2793504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9598976">
                <text:p>29598976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534400">
                <text:p>25534400</text:p>
              </table:table-cell>
              <table:table-cell office:value-type="float" office:value="32932520">
                <text:p>32932520</text:p>
              </table:table-cell>
              <table:table-cell office:value-type="float" office:value="27434616">
                <text:p>27434616</text:p>
              </table:table-cell>
              <table:table-cell office:value-type="float" office:value="27935040">
                <text:p>2793504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599800">
                <text:p>29599800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16792">
                <text:p>25616792</text:p>
              </table:table-cell>
              <table:table-cell office:value-type="float" office:value="32932520">
                <text:p>32932520</text:p>
              </table:table-cell>
              <table:table-cell office:value-type="float" office:value="27434616">
                <text:p>27434616</text:p>
              </table:table-cell>
              <table:table-cell office:value-type="float" office:value="27939576">
                <text:p>2793957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602480">
                <text:p>29602480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16792">
                <text:p>25616792</text:p>
              </table:table-cell>
              <table:table-cell office:value-type="float" office:value="32932520">
                <text:p>32932520</text:p>
              </table:table-cell>
              <table:table-cell office:value-type="float" office:value="27436632">
                <text:p>27436632</text:p>
              </table:table-cell>
              <table:table-cell office:value-type="float" office:value="27939576">
                <text:p>279395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678736">
                <text:p>29678736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21248">
                <text:p>25621248</text:p>
              </table:table-cell>
              <table:table-cell office:value-type="float" office:value="32932520">
                <text:p>32932520</text:p>
              </table:table-cell>
              <table:table-cell office:value-type="float" office:value="27440544">
                <text:p>27440544</text:p>
              </table:table-cell>
              <table:table-cell office:value-type="float" office:value="27939576">
                <text:p>279395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679560">
                <text:p>29679560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21248">
                <text:p>25621248</text:p>
              </table:table-cell>
              <table:table-cell office:value-type="float" office:value="32937720">
                <text:p>32937720</text:p>
              </table:table-cell>
              <table:table-cell office:value-type="float" office:value="27440544">
                <text:p>27440544</text:p>
              </table:table-cell>
              <table:table-cell office:value-type="float" office:value="27963816">
                <text:p>279638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681120">
                <text:p>29681120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21248">
                <text:p>25621248</text:p>
              </table:table-cell>
              <table:table-cell office:value-type="float" office:value="32937720">
                <text:p>32937720</text:p>
              </table:table-cell>
              <table:table-cell office:value-type="float" office:value="27444456">
                <text:p>27444456</text:p>
              </table:table-cell>
              <table:table-cell office:value-type="float" office:value="27963816">
                <text:p>2796381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681944">
                <text:p>29681944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21248">
                <text:p>25621248</text:p>
              </table:table-cell>
              <table:table-cell office:value-type="float" office:value="32942920">
                <text:p>32942920</text:p>
              </table:table-cell>
              <table:table-cell office:value-type="float" office:value="27444456">
                <text:p>27444456</text:p>
              </table:table-cell>
              <table:table-cell office:value-type="float" office:value="27967856">
                <text:p>279678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686032">
                <text:p>29686032</text:p>
              </table:table-cell>
              <table:table-cell office:value-type="float" office:value="34858832">
                <text:p>34858832</text:p>
              </table:table-cell>
              <table:table-cell office:value-type="float" office:value="0">
                <text:p>0</text:p>
              </table:table-cell>
              <table:table-cell office:value-type="float" office:value="25621248">
                <text:p>25621248</text:p>
              </table:table-cell>
              <table:table-cell office:value-type="float" office:value="32957720">
                <text:p>32957720</text:p>
              </table:table-cell>
              <table:table-cell office:value-type="float" office:value="27444456">
                <text:p>27444456</text:p>
              </table:table-cell>
              <table:table-cell office:value-type="float" office:value="27967856">
                <text:p>279678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9691520">
                <text:p>29691520</text:p>
              </table:table-cell>
              <table:table-cell office:value-type="float" office:value="34861144">
                <text:p>34861144</text:p>
              </table:table-cell>
              <table:table-cell office:value-type="float" office:value="0">
                <text:p>0</text:p>
              </table:table-cell>
              <table:table-cell office:value-type="float" office:value="25625440">
                <text:p>25625440</text:p>
              </table:table-cell>
              <table:table-cell office:value-type="float" office:value="32957720">
                <text:p>32957720</text:p>
              </table:table-cell>
              <table:table-cell office:value-type="float" office:value="27448368">
                <text:p>27448368</text:p>
              </table:table-cell>
              <table:table-cell office:value-type="float" office:value="27971896">
                <text:p>2797189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9692344">
                <text:p>29692344</text:p>
              </table:table-cell>
              <table:table-cell office:value-type="float" office:value="34861144">
                <text:p>34861144</text:p>
              </table:table-cell>
              <table:table-cell office:value-type="float" office:value="0">
                <text:p>0</text:p>
              </table:table-cell>
              <table:table-cell office:value-type="float" office:value="25625440">
                <text:p>25625440</text:p>
              </table:table-cell>
              <table:table-cell office:value-type="float" office:value="32962920">
                <text:p>32962920</text:p>
              </table:table-cell>
              <table:table-cell office:value-type="float" office:value="27448368">
                <text:p>27448368</text:p>
              </table:table-cell>
              <table:table-cell office:value-type="float" office:value="27971896">
                <text:p>2797189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698304">
                <text:p>29698304</text:p>
              </table:table-cell>
              <table:table-cell office:value-type="float" office:value="34861144">
                <text:p>34861144</text:p>
              </table:table-cell>
              <table:table-cell office:value-type="float" office:value="0">
                <text:p>0</text:p>
              </table:table-cell>
              <table:table-cell office:value-type="float" office:value="25625440">
                <text:p>25625440</text:p>
              </table:table-cell>
              <table:table-cell office:value-type="float" office:value="32962920">
                <text:p>32962920</text:p>
              </table:table-cell>
              <table:table-cell office:value-type="float" office:value="27448368">
                <text:p>27448368</text:p>
              </table:table-cell>
              <table:table-cell office:value-type="float" office:value="27971896">
                <text:p>279718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699488">
                <text:p>29699488</text:p>
              </table:table-cell>
              <table:table-cell office:value-type="float" office:value="34861144">
                <text:p>34861144</text:p>
              </table:table-cell>
              <table:table-cell office:value-type="float" office:value="0">
                <text:p>0</text:p>
              </table:table-cell>
              <table:table-cell office:value-type="float" office:value="25633392">
                <text:p>25633392</text:p>
              </table:table-cell>
              <table:table-cell office:value-type="float" office:value="32962920">
                <text:p>32962920</text:p>
              </table:table-cell>
              <table:table-cell office:value-type="float" office:value="27448368">
                <text:p>27448368</text:p>
              </table:table-cell>
              <table:table-cell office:value-type="float" office:value="27975936">
                <text:p>2797593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9701568">
                <text:p>29701568</text:p>
              </table:table-cell>
              <table:table-cell office:value-type="float" office:value="26716688">
                <text:p>26716688</text:p>
              </table:table-cell>
              <table:table-cell office:value-type="float" office:value="0">
                <text:p>0</text:p>
              </table:table-cell>
              <table:table-cell office:value-type="float" office:value="25633392">
                <text:p>25633392</text:p>
              </table:table-cell>
              <table:table-cell office:value-type="float" office:value="32962920">
                <text:p>32962920</text:p>
              </table:table-cell>
              <table:table-cell office:value-type="float" office:value="27588424">
                <text:p>27588424</text:p>
              </table:table-cell>
              <table:table-cell office:value-type="float" office:value="27975936">
                <text:p>2797593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9706792">
                <text:p>29706792</text:p>
              </table:table-cell>
              <table:table-cell office:value-type="float" office:value="26716688">
                <text:p>26716688</text:p>
              </table:table-cell>
              <table:table-cell office:value-type="float" office:value="0">
                <text:p>0</text:p>
              </table:table-cell>
              <table:table-cell office:value-type="float" office:value="25637584">
                <text:p>25637584</text:p>
              </table:table-cell>
              <table:table-cell office:value-type="float" office:value="32962920">
                <text:p>32962920</text:p>
              </table:table-cell>
              <table:table-cell office:value-type="float" office:value="27588424">
                <text:p>27588424</text:p>
              </table:table-cell>
              <table:table-cell office:value-type="float" office:value="27979976">
                <text:p>279799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9708528">
                <text:p>29708528</text:p>
              </table:table-cell>
              <table:table-cell office:value-type="float" office:value="26716688">
                <text:p>26716688</text:p>
              </table:table-cell>
              <table:table-cell office:value-type="float" office:value="0">
                <text:p>0</text:p>
              </table:table-cell>
              <table:table-cell office:value-type="float" office:value="25637584">
                <text:p>25637584</text:p>
              </table:table-cell>
              <table:table-cell office:value-type="float" office:value="32968120">
                <text:p>32968120</text:p>
              </table:table-cell>
              <table:table-cell office:value-type="float" office:value="27588424">
                <text:p>27588424</text:p>
              </table:table-cell>
              <table:table-cell office:value-type="float" office:value="28120016">
                <text:p>2812001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713752">
                <text:p>29713752</text:p>
              </table:table-cell>
              <table:table-cell office:value-type="float" office:value="26716688">
                <text:p>26716688</text:p>
              </table:table-cell>
              <table:table-cell office:value-type="float" office:value="0">
                <text:p>0</text:p>
              </table:table-cell>
              <table:table-cell office:value-type="float" office:value="25637584">
                <text:p>25637584</text:p>
              </table:table-cell>
              <table:table-cell office:value-type="float" office:value="32968120">
                <text:p>32968120</text:p>
              </table:table-cell>
              <table:table-cell office:value-type="float" office:value="27592336">
                <text:p>27592336</text:p>
              </table:table-cell>
              <table:table-cell office:value-type="float" office:value="28124320">
                <text:p>2812432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9717224">
                <text:p>29717224</text:p>
              </table:table-cell>
              <table:table-cell office:value-type="float" office:value="26716688">
                <text:p>26716688</text:p>
              </table:table-cell>
              <table:table-cell office:value-type="float" office:value="0">
                <text:p>0</text:p>
              </table:table-cell>
              <table:table-cell office:value-type="float" office:value="25641776">
                <text:p>25641776</text:p>
              </table:table-cell>
              <table:table-cell office:value-type="float" office:value="32973320">
                <text:p>32973320</text:p>
              </table:table-cell>
              <table:table-cell office:value-type="float" office:value="27592336">
                <text:p>27592336</text:p>
              </table:table-cell>
              <table:table-cell office:value-type="float" office:value="28124320">
                <text:p>2812432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9812112">
                <text:p>29812112</text:p>
              </table:table-cell>
              <table:table-cell office:value-type="float" office:value="26716688">
                <text:p>26716688</text:p>
              </table:table-cell>
              <table:table-cell office:value-type="float" office:value="0">
                <text:p>0</text:p>
              </table:table-cell>
              <table:table-cell office:value-type="float" office:value="25641776">
                <text:p>25641776</text:p>
              </table:table-cell>
              <table:table-cell office:value-type="float" office:value="33096504">
                <text:p>33096504</text:p>
              </table:table-cell>
              <table:table-cell office:value-type="float" office:value="27596248">
                <text:p>27596248</text:p>
              </table:table-cell>
              <table:table-cell office:value-type="float" office:value="28124320">
                <text:p>2812432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9812296">
                <text:p>29812296</text:p>
              </table:table-cell>
              <table:table-cell office:value-type="float" office:value="26816952">
                <text:p>26816952</text:p>
              </table:table-cell>
              <table:table-cell office:value-type="float" office:value="0">
                <text:p>0</text:p>
              </table:table-cell>
              <table:table-cell office:value-type="float" office:value="25641776">
                <text:p>25641776</text:p>
              </table:table-cell>
              <table:table-cell office:value-type="float" office:value="33101968">
                <text:p>33101968</text:p>
              </table:table-cell>
              <table:table-cell office:value-type="float" office:value="27596248">
                <text:p>27596248</text:p>
              </table:table-cell>
              <table:table-cell office:value-type="float" office:value="28124320">
                <text:p>2812432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9813216">
                <text:p>29813216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641776">
                <text:p>25641776</text:p>
              </table:table-cell>
              <table:table-cell office:value-type="float" office:value="33101968">
                <text:p>33101968</text:p>
              </table:table-cell>
              <table:table-cell office:value-type="float" office:value="27596248">
                <text:p>27596248</text:p>
              </table:table-cell>
              <table:table-cell office:value-type="float" office:value="28124320">
                <text:p>2812432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9813416">
                <text:p>29813416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641776">
                <text:p>25641776</text:p>
              </table:table-cell>
              <table:table-cell office:value-type="float" office:value="33101968">
                <text:p>33101968</text:p>
              </table:table-cell>
              <table:table-cell office:value-type="float" office:value="27600160">
                <text:p>27600160</text:p>
              </table:table-cell>
              <table:table-cell office:value-type="float" office:value="28128360">
                <text:p>281283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9814752">
                <text:p>29814752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722680">
                <text:p>25722680</text:p>
              </table:table-cell>
              <table:table-cell office:value-type="float" office:value="33107168">
                <text:p>33107168</text:p>
              </table:table-cell>
              <table:table-cell office:value-type="float" office:value="27600160">
                <text:p>27600160</text:p>
              </table:table-cell>
              <table:table-cell office:value-type="float" office:value="28128360">
                <text:p>2812836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9820336">
                <text:p>29820336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722680">
                <text:p>25722680</text:p>
              </table:table-cell>
              <table:table-cell office:value-type="float" office:value="33107168">
                <text:p>33107168</text:p>
              </table:table-cell>
              <table:table-cell office:value-type="float" office:value="27606432">
                <text:p>27606432</text:p>
              </table:table-cell>
              <table:table-cell office:value-type="float" office:value="28128360">
                <text:p>2812836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9820640">
                <text:p>29820640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727136">
                <text:p>25727136</text:p>
              </table:table-cell>
              <table:table-cell office:value-type="float" office:value="33112368">
                <text:p>33112368</text:p>
              </table:table-cell>
              <table:table-cell office:value-type="float" office:value="27606432">
                <text:p>27606432</text:p>
              </table:table-cell>
              <table:table-cell office:value-type="float" office:value="28135816">
                <text:p>2813581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9821560">
                <text:p>29821560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727136">
                <text:p>25727136</text:p>
              </table:table-cell>
              <table:table-cell office:value-type="float" office:value="33112368">
                <text:p>33112368</text:p>
              </table:table-cell>
              <table:table-cell office:value-type="float" office:value="27606432">
                <text:p>27606432</text:p>
              </table:table-cell>
              <table:table-cell office:value-type="float" office:value="28135816">
                <text:p>2813581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9826144">
                <text:p>29826144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731328">
                <text:p>25731328</text:p>
              </table:table-cell>
              <table:table-cell office:value-type="float" office:value="33112368">
                <text:p>33112368</text:p>
              </table:table-cell>
              <table:table-cell office:value-type="float" office:value="27610344">
                <text:p>27610344</text:p>
              </table:table-cell>
              <table:table-cell office:value-type="float" office:value="28140288">
                <text:p>2814028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9898240">
                <text:p>29898240</text:p>
              </table:table-cell>
              <table:table-cell office:value-type="float" office:value="26696632">
                <text:p>26696632</text:p>
              </table:table-cell>
              <table:table-cell office:value-type="float" office:value="0">
                <text:p>0</text:p>
              </table:table-cell>
              <table:table-cell office:value-type="float" office:value="25731328">
                <text:p>25731328</text:p>
              </table:table-cell>
              <table:table-cell office:value-type="float" office:value="33120944">
                <text:p>33120944</text:p>
              </table:table-cell>
              <table:table-cell office:value-type="float" office:value="27610344">
                <text:p>27610344</text:p>
              </table:table-cell>
              <table:table-cell office:value-type="float" office:value="28140288">
                <text:p>281402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9903560">
                <text:p>29903560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31328">
                <text:p>25731328</text:p>
              </table:table-cell>
              <table:table-cell office:value-type="float" office:value="33120944">
                <text:p>33120944</text:p>
              </table:table-cell>
              <table:table-cell office:value-type="float" office:value="27610344">
                <text:p>27610344</text:p>
              </table:table-cell>
              <table:table-cell office:value-type="float" office:value="28140288">
                <text:p>281402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9903744">
                <text:p>29903744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35520">
                <text:p>25735520</text:p>
              </table:table-cell>
              <table:table-cell office:value-type="float" office:value="33126144">
                <text:p>33126144</text:p>
              </table:table-cell>
              <table:table-cell office:value-type="float" office:value="27610344">
                <text:p>27610344</text:p>
              </table:table-cell>
              <table:table-cell office:value-type="float" office:value="28140288">
                <text:p>2814028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9904664">
                <text:p>29904664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35520">
                <text:p>25735520</text:p>
              </table:table-cell>
              <table:table-cell office:value-type="float" office:value="33126144">
                <text:p>33126144</text:p>
              </table:table-cell>
              <table:table-cell office:value-type="float" office:value="27610344">
                <text:p>27610344</text:p>
              </table:table-cell>
              <table:table-cell office:value-type="float" office:value="28140288">
                <text:p>281402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9913832">
                <text:p>29913832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3680">
                <text:p>25743680</text:p>
              </table:table-cell>
              <table:table-cell office:value-type="float" office:value="33126144">
                <text:p>33126144</text:p>
              </table:table-cell>
              <table:table-cell office:value-type="float" office:value="27614256">
                <text:p>27614256</text:p>
              </table:table-cell>
              <table:table-cell office:value-type="float" office:value="28144328">
                <text:p>2814432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9914912">
                <text:p>29914912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3680">
                <text:p>25743680</text:p>
              </table:table-cell>
              <table:table-cell office:value-type="float" office:value="33126144">
                <text:p>33126144</text:p>
              </table:table-cell>
              <table:table-cell office:value-type="float" office:value="27614256">
                <text:p>27614256</text:p>
              </table:table-cell>
              <table:table-cell office:value-type="float" office:value="28144328">
                <text:p>281443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9991264">
                <text:p>29991264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3680">
                <text:p>25743680</text:p>
              </table:table-cell>
              <table:table-cell office:value-type="float" office:value="33126144">
                <text:p>33126144</text:p>
              </table:table-cell>
              <table:table-cell office:value-type="float" office:value="27687256">
                <text:p>27687256</text:p>
              </table:table-cell>
              <table:table-cell office:value-type="float" office:value="28148368">
                <text:p>2814836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9991448">
                <text:p>29991448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3680">
                <text:p>25743680</text:p>
              </table:table-cell>
              <table:table-cell office:value-type="float" office:value="33131344">
                <text:p>33131344</text:p>
              </table:table-cell>
              <table:table-cell office:value-type="float" office:value="27687256">
                <text:p>27687256</text:p>
              </table:table-cell>
              <table:table-cell office:value-type="float" office:value="28220520">
                <text:p>2822052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9992368">
                <text:p>29992368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3680">
                <text:p>25743680</text:p>
              </table:table-cell>
              <table:table-cell office:value-type="float" office:value="33131344">
                <text:p>33131344</text:p>
              </table:table-cell>
              <table:table-cell office:value-type="float" office:value="27687256">
                <text:p>27687256</text:p>
              </table:table-cell>
              <table:table-cell office:value-type="float" office:value="28220520">
                <text:p>2822052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9992552">
                <text:p>29992552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7872">
                <text:p>25747872</text:p>
              </table:table-cell>
              <table:table-cell office:value-type="float" office:value="33136544">
                <text:p>33136544</text:p>
              </table:table-cell>
              <table:table-cell office:value-type="float" office:value="27687256">
                <text:p>27687256</text:p>
              </table:table-cell>
              <table:table-cell office:value-type="float" office:value="28220520">
                <text:p>2822052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9994352">
                <text:p>29994352</text:p>
              </table:table-cell>
              <table:table-cell office:value-type="float" office:value="27393600">
                <text:p>27393600</text:p>
              </table:table-cell>
              <table:table-cell office:value-type="float" office:value="0">
                <text:p>0</text:p>
              </table:table-cell>
              <table:table-cell office:value-type="float" office:value="25747872">
                <text:p>25747872</text:p>
              </table:table-cell>
              <table:table-cell office:value-type="float" office:value="33215296">
                <text:p>33215296</text:p>
              </table:table-cell>
              <table:table-cell office:value-type="float" office:value="27687256">
                <text:p>27687256</text:p>
              </table:table-cell>
              <table:table-cell office:value-type="float" office:value="28220520">
                <text:p>2822052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9999200">
                <text:p>29999200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5747872">
                <text:p>25747872</text:p>
              </table:table-cell>
              <table:table-cell office:value-type="float" office:value="33215296">
                <text:p>33215296</text:p>
              </table:table-cell>
              <table:table-cell office:value-type="float" office:value="27691168">
                <text:p>27691168</text:p>
              </table:table-cell>
              <table:table-cell office:value-type="float" office:value="28224824">
                <text:p>2822482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9999384">
                <text:p>29999384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5752064">
                <text:p>25752064</text:p>
              </table:table-cell>
              <table:table-cell office:value-type="float" office:value="33215296">
                <text:p>33215296</text:p>
              </table:table-cell>
              <table:table-cell office:value-type="float" office:value="27691168">
                <text:p>27691168</text:p>
              </table:table-cell>
              <table:table-cell office:value-type="float" office:value="28224824">
                <text:p>2822482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0004704">
                <text:p>30004704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5752064">
                <text:p>25752064</text:p>
              </table:table-cell>
              <table:table-cell office:value-type="float" office:value="33215296">
                <text:p>33215296</text:p>
              </table:table-cell>
              <table:table-cell office:value-type="float" office:value="27695080">
                <text:p>27695080</text:p>
              </table:table-cell>
              <table:table-cell office:value-type="float" office:value="28224824">
                <text:p>2822482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0004904">
                <text:p>30004904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1712">
                <text:p>26001712</text:p>
              </table:table-cell>
              <table:table-cell office:value-type="float" office:value="33220760">
                <text:p>33220760</text:p>
              </table:table-cell>
              <table:table-cell office:value-type="float" office:value="27695080">
                <text:p>27695080</text:p>
              </table:table-cell>
              <table:table-cell office:value-type="float" office:value="28228864">
                <text:p>282288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0006704">
                <text:p>30006704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1712">
                <text:p>26001712</text:p>
              </table:table-cell>
              <table:table-cell office:value-type="float" office:value="33220760">
                <text:p>33220760</text:p>
              </table:table-cell>
              <table:table-cell office:value-type="float" office:value="27763904">
                <text:p>27763904</text:p>
              </table:table-cell>
              <table:table-cell office:value-type="float" office:value="28228864">
                <text:p>2822886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0011288">
                <text:p>30011288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1712">
                <text:p>26001712</text:p>
              </table:table-cell>
              <table:table-cell office:value-type="float" office:value="33220760">
                <text:p>33220760</text:p>
              </table:table-cell>
              <table:table-cell office:value-type="float" office:value="27763904">
                <text:p>27763904</text:p>
              </table:table-cell>
              <table:table-cell office:value-type="float" office:value="28232904">
                <text:p>282329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0011472">
                <text:p>30011472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1712">
                <text:p>26001712</text:p>
              </table:table-cell>
              <table:table-cell office:value-type="float" office:value="33225960">
                <text:p>33225960</text:p>
              </table:table-cell>
              <table:table-cell office:value-type="float" office:value="27763904">
                <text:p>27763904</text:p>
              </table:table-cell>
              <table:table-cell office:value-type="float" office:value="28236320">
                <text:p>2823632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0012392">
                <text:p>30012392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1712">
                <text:p>26001712</text:p>
              </table:table-cell>
              <table:table-cell office:value-type="float" office:value="33225960">
                <text:p>33225960</text:p>
              </table:table-cell>
              <table:table-cell office:value-type="float" office:value="27768080">
                <text:p>27768080</text:p>
              </table:table-cell>
              <table:table-cell office:value-type="float" office:value="28236320">
                <text:p>2823632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0012936">
                <text:p>30012936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6168">
                <text:p>26006168</text:p>
              </table:table-cell>
              <table:table-cell office:value-type="float" office:value="33225960">
                <text:p>33225960</text:p>
              </table:table-cell>
              <table:table-cell office:value-type="float" office:value="27768080">
                <text:p>27768080</text:p>
              </table:table-cell>
              <table:table-cell office:value-type="float" office:value="28240360">
                <text:p>2824036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0014376">
                <text:p>30014376</text:p>
              </table:table-cell>
              <table:table-cell office:value-type="float" office:value="27395912">
                <text:p>27395912</text:p>
              </table:table-cell>
              <table:table-cell office:value-type="float" office:value="0">
                <text:p>0</text:p>
              </table:table-cell>
              <table:table-cell office:value-type="float" office:value="26006168">
                <text:p>26006168</text:p>
              </table:table-cell>
              <table:table-cell office:value-type="float" office:value="33234784">
                <text:p>33234784</text:p>
              </table:table-cell>
              <table:table-cell office:value-type="float" office:value="27768080">
                <text:p>27768080</text:p>
              </table:table-cell>
              <table:table-cell office:value-type="float" office:value="28240360">
                <text:p>2824036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0090008">
                <text:p>30090008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10360">
                <text:p>26010360</text:p>
              </table:table-cell>
              <table:table-cell office:value-type="float" office:value="33234784">
                <text:p>33234784</text:p>
              </table:table-cell>
              <table:table-cell office:value-type="float" office:value="27771992">
                <text:p>27771992</text:p>
              </table:table-cell>
              <table:table-cell office:value-type="float" office:value="28240360">
                <text:p>2824036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0090192">
                <text:p>30090192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10360">
                <text:p>26010360</text:p>
              </table:table-cell>
              <table:table-cell office:value-type="float" office:value="33239984">
                <text:p>33239984</text:p>
              </table:table-cell>
              <table:table-cell office:value-type="float" office:value="27771992">
                <text:p>27771992</text:p>
              </table:table-cell>
              <table:table-cell office:value-type="float" office:value="28240360">
                <text:p>2824036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0095776">
                <text:p>30095776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10360">
                <text:p>26010360</text:p>
              </table:table-cell>
              <table:table-cell office:value-type="float" office:value="33239984">
                <text:p>33239984</text:p>
              </table:table-cell>
              <table:table-cell office:value-type="float" office:value="27775904">
                <text:p>27775904</text:p>
              </table:table-cell>
              <table:table-cell office:value-type="float" office:value="28244400">
                <text:p>282444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0096320">
                <text:p>30096320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18744">
                <text:p>26018744</text:p>
              </table:table-cell>
              <table:table-cell office:value-type="float" office:value="33245184">
                <text:p>33245184</text:p>
              </table:table-cell>
              <table:table-cell office:value-type="float" office:value="27775904">
                <text:p>27775904</text:p>
              </table:table-cell>
              <table:table-cell office:value-type="float" office:value="28244400">
                <text:p>282444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097760">
                <text:p>30097760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18744">
                <text:p>26018744</text:p>
              </table:table-cell>
              <table:table-cell office:value-type="float" office:value="33245184">
                <text:p>33245184</text:p>
              </table:table-cell>
              <table:table-cell office:value-type="float" office:value="27778168">
                <text:p>27778168</text:p>
              </table:table-cell>
              <table:table-cell office:value-type="float" office:value="28244400">
                <text:p>282444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0102344">
                <text:p>30102344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22936">
                <text:p>26022936</text:p>
              </table:table-cell>
              <table:table-cell office:value-type="float" office:value="33250384">
                <text:p>33250384</text:p>
              </table:table-cell>
              <table:table-cell office:value-type="float" office:value="27778168">
                <text:p>27778168</text:p>
              </table:table-cell>
              <table:table-cell office:value-type="float" office:value="28248440">
                <text:p>2824844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0103264">
                <text:p>30103264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22936">
                <text:p>26022936</text:p>
              </table:table-cell>
              <table:table-cell office:value-type="float" office:value="33250384">
                <text:p>33250384</text:p>
              </table:table-cell>
              <table:table-cell office:value-type="float" office:value="27778168">
                <text:p>27778168</text:p>
              </table:table-cell>
              <table:table-cell office:value-type="float" office:value="27467112">
                <text:p>274671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0103448">
                <text:p>30103448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22936">
                <text:p>26022936</text:p>
              </table:table-cell>
              <table:table-cell office:value-type="float" office:value="33250384">
                <text:p>33250384</text:p>
              </table:table-cell>
              <table:table-cell office:value-type="float" office:value="27782080">
                <text:p>27782080</text:p>
              </table:table-cell>
              <table:table-cell office:value-type="float" office:value="27559832">
                <text:p>2755983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103992">
                <text:p>30103992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27128">
                <text:p>26027128</text:p>
              </table:table-cell>
              <table:table-cell office:value-type="float" office:value="33255584">
                <text:p>33255584</text:p>
              </table:table-cell>
              <table:table-cell office:value-type="float" office:value="27782080">
                <text:p>27782080</text:p>
              </table:table-cell>
              <table:table-cell office:value-type="float" office:value="27561128">
                <text:p>275611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0109832">
                <text:p>30109832</text:p>
              </table:table-cell>
              <table:table-cell office:value-type="float" office:value="27406696">
                <text:p>27406696</text:p>
              </table:table-cell>
              <table:table-cell office:value-type="float" office:value="0">
                <text:p>0</text:p>
              </table:table-cell>
              <table:table-cell office:value-type="float" office:value="26027128">
                <text:p>26027128</text:p>
              </table:table-cell>
              <table:table-cell office:value-type="float" office:value="33334608">
                <text:p>33334608</text:p>
              </table:table-cell>
              <table:table-cell office:value-type="float" office:value="27785992">
                <text:p>27785992</text:p>
              </table:table-cell>
              <table:table-cell office:value-type="float" office:value="27774712">
                <text:p>2777471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0110016">
                <text:p>30110016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027128">
                <text:p>26027128</text:p>
              </table:table-cell>
              <table:table-cell office:value-type="float" office:value="33334608">
                <text:p>33334608</text:p>
              </table:table-cell>
              <table:table-cell office:value-type="float" office:value="27785992">
                <text:p>27785992</text:p>
              </table:table-cell>
              <table:table-cell office:value-type="float" office:value="27994072">
                <text:p>279940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0110936">
                <text:p>30110936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027128">
                <text:p>26027128</text:p>
              </table:table-cell>
              <table:table-cell office:value-type="float" office:value="33334608">
                <text:p>33334608</text:p>
              </table:table-cell>
              <table:table-cell office:value-type="float" office:value="27785992">
                <text:p>27785992</text:p>
              </table:table-cell>
              <table:table-cell office:value-type="float" office:value="27998400">
                <text:p>279984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0186552">
                <text:p>30186552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031320">
                <text:p>26031320</text:p>
              </table:table-cell>
              <table:table-cell office:value-type="float" office:value="33334608">
                <text:p>33334608</text:p>
              </table:table-cell>
              <table:table-cell office:value-type="float" office:value="27785992">
                <text:p>27785992</text:p>
              </table:table-cell>
              <table:table-cell office:value-type="float" office:value="28091992">
                <text:p>280919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0187616">
                <text:p>30187616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108584">
                <text:p>26108584</text:p>
              </table:table-cell>
              <table:table-cell office:value-type="float" office:value="33340072">
                <text:p>33340072</text:p>
              </table:table-cell>
              <table:table-cell office:value-type="float" office:value="27785992">
                <text:p>27785992</text:p>
              </table:table-cell>
              <table:table-cell office:value-type="float" office:value="28093848">
                <text:p>2809384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193200">
                <text:p>30193200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108584">
                <text:p>26108584</text:p>
              </table:table-cell>
              <table:table-cell office:value-type="float" office:value="33340072">
                <text:p>33340072</text:p>
              </table:table-cell>
              <table:table-cell office:value-type="float" office:value="27858992">
                <text:p>27858992</text:p>
              </table:table-cell>
              <table:table-cell office:value-type="float" office:value="28095032">
                <text:p>280950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0193384">
                <text:p>30193384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113040">
                <text:p>26113040</text:p>
              </table:table-cell>
              <table:table-cell office:value-type="float" office:value="33345272">
                <text:p>33345272</text:p>
              </table:table-cell>
              <table:table-cell office:value-type="float" office:value="27858992">
                <text:p>27858992</text:p>
              </table:table-cell>
              <table:table-cell office:value-type="float" office:value="28242320">
                <text:p>2824232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0194304">
                <text:p>30194304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113040">
                <text:p>26113040</text:p>
              </table:table-cell>
              <table:table-cell office:value-type="float" office:value="33345272">
                <text:p>33345272</text:p>
              </table:table-cell>
              <table:table-cell office:value-type="float" office:value="27858992">
                <text:p>27858992</text:p>
              </table:table-cell>
              <table:table-cell office:value-type="float" office:value="28244400">
                <text:p>282444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0194504">
                <text:p>30194504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113040">
                <text:p>26113040</text:p>
              </table:table-cell>
              <table:table-cell office:value-type="float" office:value="33345272">
                <text:p>33345272</text:p>
              </table:table-cell>
              <table:table-cell office:value-type="float" office:value="27862904">
                <text:p>27862904</text:p>
              </table:table-cell>
              <table:table-cell office:value-type="float" office:value="27324816">
                <text:p>273248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0195568">
                <text:p>30195568</text:p>
              </table:table-cell>
              <table:table-cell office:value-type="float" office:value="27409040">
                <text:p>27409040</text:p>
              </table:table-cell>
              <table:table-cell office:value-type="float" office:value="0">
                <text:p>0</text:p>
              </table:table-cell>
              <table:table-cell office:value-type="float" office:value="26113040">
                <text:p>26113040</text:p>
              </table:table-cell>
              <table:table-cell office:value-type="float" office:value="33429224">
                <text:p>33429224</text:p>
              </table:table-cell>
              <table:table-cell office:value-type="float" office:value="27862904">
                <text:p>27862904</text:p>
              </table:table-cell>
              <table:table-cell office:value-type="float" office:value="27327264">
                <text:p>2732726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0201008">
                <text:p>30201008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13040">
                <text:p>26113040</text:p>
              </table:table-cell>
              <table:table-cell office:value-type="float" office:value="33429224">
                <text:p>33429224</text:p>
              </table:table-cell>
              <table:table-cell office:value-type="float" office:value="27862904">
                <text:p>27862904</text:p>
              </table:table-cell>
              <table:table-cell office:value-type="float" office:value="27328560">
                <text:p>2732856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0201192">
                <text:p>30201192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17232">
                <text:p>26117232</text:p>
              </table:table-cell>
              <table:table-cell office:value-type="float" office:value="33434688">
                <text:p>33434688</text:p>
              </table:table-cell>
              <table:table-cell office:value-type="float" office:value="27862904">
                <text:p>27862904</text:p>
              </table:table-cell>
              <table:table-cell office:value-type="float" office:value="27329856">
                <text:p>2732985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0202112">
                <text:p>30202112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17232">
                <text:p>26117232</text:p>
              </table:table-cell>
              <table:table-cell office:value-type="float" office:value="33434688">
                <text:p>33434688</text:p>
              </table:table-cell>
              <table:table-cell office:value-type="float" office:value="27866816">
                <text:p>27866816</text:p>
              </table:table-cell>
              <table:table-cell office:value-type="float" office:value="27331152">
                <text:p>2733115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206696">
                <text:p>30206696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5088">
                <text:p>26125088</text:p>
              </table:table-cell>
              <table:table-cell office:value-type="float" office:value="33434688">
                <text:p>33434688</text:p>
              </table:table-cell>
              <table:table-cell office:value-type="float" office:value="27866816">
                <text:p>27866816</text:p>
              </table:table-cell>
              <table:table-cell office:value-type="float" office:value="27423176">
                <text:p>2742317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0208032">
                <text:p>30208032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5088">
                <text:p>26125088</text:p>
              </table:table-cell>
              <table:table-cell office:value-type="float" office:value="33434688">
                <text:p>33434688</text:p>
              </table:table-cell>
              <table:table-cell office:value-type="float" office:value="27866816">
                <text:p>27866816</text:p>
              </table:table-cell>
              <table:table-cell office:value-type="float" office:value="27425256">
                <text:p>2742525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0284384">
                <text:p>30284384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5088">
                <text:p>26125088</text:p>
              </table:table-cell>
              <table:table-cell office:value-type="float" office:value="33434688">
                <text:p>33434688</text:p>
              </table:table-cell>
              <table:table-cell office:value-type="float" office:value="27940120">
                <text:p>27940120</text:p>
              </table:table-cell>
              <table:table-cell office:value-type="float" office:value="27732800">
                <text:p>277328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0284568">
                <text:p>30284568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5088">
                <text:p>26125088</text:p>
              </table:table-cell>
              <table:table-cell office:value-type="float" office:value="33439888">
                <text:p>33439888</text:p>
              </table:table-cell>
              <table:table-cell office:value-type="float" office:value="27940120">
                <text:p>27940120</text:p>
              </table:table-cell>
              <table:table-cell office:value-type="float" office:value="27744656">
                <text:p>277446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0285488">
                <text:p>30285488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5088">
                <text:p>26125088</text:p>
              </table:table-cell>
              <table:table-cell office:value-type="float" office:value="33439888">
                <text:p>33439888</text:p>
              </table:table-cell>
              <table:table-cell office:value-type="float" office:value="27944032">
                <text:p>27944032</text:p>
              </table:table-cell>
              <table:table-cell office:value-type="float" office:value="27744656">
                <text:p>277446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0285672">
                <text:p>30285672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9280">
                <text:p>26129280</text:p>
              </table:table-cell>
              <table:table-cell office:value-type="float" office:value="33439888">
                <text:p>33439888</text:p>
              </table:table-cell>
              <table:table-cell office:value-type="float" office:value="27944032">
                <text:p>27944032</text:p>
              </table:table-cell>
              <table:table-cell office:value-type="float" office:value="27749032">
                <text:p>2774903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0286736">
                <text:p>30286736</text:p>
              </table:table-cell>
              <table:table-cell office:value-type="float" office:value="27485800">
                <text:p>27485800</text:p>
              </table:table-cell>
              <table:table-cell office:value-type="float" office:value="0">
                <text:p>0</text:p>
              </table:table-cell>
              <table:table-cell office:value-type="float" office:value="26129280">
                <text:p>26129280</text:p>
              </table:table-cell>
              <table:table-cell office:value-type="float" office:value="33453664">
                <text:p>33453664</text:p>
              </table:table-cell>
              <table:table-cell office:value-type="float" office:value="27944032">
                <text:p>27944032</text:p>
              </table:table-cell>
              <table:table-cell office:value-type="float" office:value="27749032">
                <text:p>277490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0292336">
                <text:p>30292336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6129280">
                <text:p>26129280</text:p>
              </table:table-cell>
              <table:table-cell office:value-type="float" office:value="33453664">
                <text:p>33453664</text:p>
              </table:table-cell>
              <table:table-cell office:value-type="float" office:value="27944032">
                <text:p>27944032</text:p>
              </table:table-cell>
              <table:table-cell office:value-type="float" office:value="27753088">
                <text:p>2775308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0292520">
                <text:p>30292520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6133472">
                <text:p>26133472</text:p>
              </table:table-cell>
              <table:table-cell office:value-type="float" office:value="33458864">
                <text:p>33458864</text:p>
              </table:table-cell>
              <table:table-cell office:value-type="float" office:value="27944032">
                <text:p>27944032</text:p>
              </table:table-cell>
              <table:table-cell office:value-type="float" office:value="27753088">
                <text:p>2775308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0293440">
                <text:p>30293440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6133472">
                <text:p>26133472</text:p>
              </table:table-cell>
              <table:table-cell office:value-type="float" office:value="33458864">
                <text:p>33458864</text:p>
              </table:table-cell>
              <table:table-cell office:value-type="float" office:value="27947944">
                <text:p>27947944</text:p>
              </table:table-cell>
              <table:table-cell office:value-type="float" office:value="27753088">
                <text:p>2775308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0298024">
                <text:p>30298024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3328">
                <text:p>25203328</text:p>
              </table:table-cell>
              <table:table-cell office:value-type="float" office:value="33464064">
                <text:p>33464064</text:p>
              </table:table-cell>
              <table:table-cell office:value-type="float" office:value="27947944">
                <text:p>27947944</text:p>
              </table:table-cell>
              <table:table-cell office:value-type="float" office:value="27757144">
                <text:p>277571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0299088">
                <text:p>30299088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3328">
                <text:p>25203328</text:p>
              </table:table-cell>
              <table:table-cell office:value-type="float" office:value="33464064">
                <text:p>33464064</text:p>
              </table:table-cell>
              <table:table-cell office:value-type="float" office:value="27949960">
                <text:p>27949960</text:p>
              </table:table-cell>
              <table:table-cell office:value-type="float" office:value="27757144">
                <text:p>2775714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0304408">
                <text:p>30304408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3328">
                <text:p>25203328</text:p>
              </table:table-cell>
              <table:table-cell office:value-type="float" office:value="33464064">
                <text:p>33464064</text:p>
              </table:table-cell>
              <table:table-cell office:value-type="float" office:value="27953872">
                <text:p>27953872</text:p>
              </table:table-cell>
              <table:table-cell office:value-type="float" office:value="27757144">
                <text:p>2775714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0304592">
                <text:p>30304592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3328">
                <text:p>25203328</text:p>
              </table:table-cell>
              <table:table-cell office:value-type="float" office:value="33469264">
                <text:p>33469264</text:p>
              </table:table-cell>
              <table:table-cell office:value-type="float" office:value="27953872">
                <text:p>27953872</text:p>
              </table:table-cell>
              <table:table-cell office:value-type="float" office:value="27835984">
                <text:p>278359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0309912">
                <text:p>30309912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3328">
                <text:p>25203328</text:p>
              </table:table-cell>
              <table:table-cell office:value-type="float" office:value="33469264">
                <text:p>33469264</text:p>
              </table:table-cell>
              <table:table-cell office:value-type="float" office:value="27957784">
                <text:p>27957784</text:p>
              </table:table-cell>
              <table:table-cell office:value-type="float" office:value="27835984">
                <text:p>2783598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0310096">
                <text:p>30310096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7824">
                <text:p>25207824</text:p>
              </table:table-cell>
              <table:table-cell office:value-type="float" office:value="33469264">
                <text:p>33469264</text:p>
              </table:table-cell>
              <table:table-cell office:value-type="float" office:value="27957784">
                <text:p>27957784</text:p>
              </table:table-cell>
              <table:table-cell office:value-type="float" office:value="27840304">
                <text:p>278403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0311896">
                <text:p>30311896</text:p>
              </table:table-cell>
              <table:table-cell office:value-type="float" office:value="27488112">
                <text:p>27488112</text:p>
              </table:table-cell>
              <table:table-cell office:value-type="float" office:value="0">
                <text:p>0</text:p>
              </table:table-cell>
              <table:table-cell office:value-type="float" office:value="25207824">
                <text:p>25207824</text:p>
              </table:table-cell>
              <table:table-cell office:value-type="float" office:value="33618752">
                <text:p>33618752</text:p>
              </table:table-cell>
              <table:table-cell office:value-type="float" office:value="27957784">
                <text:p>27957784</text:p>
              </table:table-cell>
              <table:table-cell office:value-type="float" office:value="27840304">
                <text:p>278403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0387752">
                <text:p>30387752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12016">
                <text:p>25212016</text:p>
              </table:table-cell>
              <table:table-cell office:value-type="float" office:value="33618752">
                <text:p>33618752</text:p>
              </table:table-cell>
              <table:table-cell office:value-type="float" office:value="27961696">
                <text:p>27961696</text:p>
              </table:table-cell>
              <table:table-cell office:value-type="float" office:value="27840304">
                <text:p>278403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428008">
                <text:p>30428008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12016">
                <text:p>25212016</text:p>
              </table:table-cell>
              <table:table-cell office:value-type="float" office:value="33624216">
                <text:p>33624216</text:p>
              </table:table-cell>
              <table:table-cell office:value-type="float" office:value="27961696">
                <text:p>27961696</text:p>
              </table:table-cell>
              <table:table-cell office:value-type="float" office:value="27840304">
                <text:p>2784030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0428944">
                <text:p>30428944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12016">
                <text:p>25212016</text:p>
              </table:table-cell>
              <table:table-cell office:value-type="float" office:value="33624216">
                <text:p>33624216</text:p>
              </table:table-cell>
              <table:table-cell office:value-type="float" office:value="27961696">
                <text:p>27961696</text:p>
              </table:table-cell>
              <table:table-cell office:value-type="float" office:value="27840304">
                <text:p>278403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0429128">
                <text:p>30429128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0784">
                <text:p>25220784</text:p>
              </table:table-cell>
              <table:table-cell office:value-type="float" office:value="33624216">
                <text:p>33624216</text:p>
              </table:table-cell>
              <table:table-cell office:value-type="float" office:value="27961696">
                <text:p>27961696</text:p>
              </table:table-cell>
              <table:table-cell office:value-type="float" office:value="27846776">
                <text:p>2784677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0430928">
                <text:p>30430928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0784">
                <text:p>25220784</text:p>
              </table:table-cell>
              <table:table-cell office:value-type="float" office:value="33624216">
                <text:p>33624216</text:p>
              </table:table-cell>
              <table:table-cell office:value-type="float" office:value="28030768">
                <text:p>28030768</text:p>
              </table:table-cell>
              <table:table-cell office:value-type="float" office:value="27846776">
                <text:p>2784677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0435776">
                <text:p>30435776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0784">
                <text:p>25220784</text:p>
              </table:table-cell>
              <table:table-cell office:value-type="float" office:value="33624216">
                <text:p>33624216</text:p>
              </table:table-cell>
              <table:table-cell office:value-type="float" office:value="28034944">
                <text:p>28034944</text:p>
              </table:table-cell>
              <table:table-cell office:value-type="float" office:value="27850864">
                <text:p>2785086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435960">
                <text:p>30435960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0784">
                <text:p>25220784</text:p>
              </table:table-cell>
              <table:table-cell office:value-type="float" office:value="33637824">
                <text:p>33637824</text:p>
              </table:table-cell>
              <table:table-cell office:value-type="float" office:value="28034944">
                <text:p>28034944</text:p>
              </table:table-cell>
              <table:table-cell office:value-type="float" office:value="27854280">
                <text:p>2785428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0441280">
                <text:p>30441280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0784">
                <text:p>25220784</text:p>
              </table:table-cell>
              <table:table-cell office:value-type="float" office:value="33637824">
                <text:p>33637824</text:p>
              </table:table-cell>
              <table:table-cell office:value-type="float" office:value="28038856">
                <text:p>28038856</text:p>
              </table:table-cell>
              <table:table-cell office:value-type="float" office:value="27854280">
                <text:p>2785428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0441464">
                <text:p>30441464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4824">
                <text:p>25224824</text:p>
              </table:table-cell>
              <table:table-cell office:value-type="float" office:value="33643024">
                <text:p>33643024</text:p>
              </table:table-cell>
              <table:table-cell office:value-type="float" office:value="28038856">
                <text:p>28038856</text:p>
              </table:table-cell>
              <table:table-cell office:value-type="float" office:value="27854280">
                <text:p>2785428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0443264">
                <text:p>30443264</text:p>
              </table:table-cell>
              <table:table-cell office:value-type="float" office:value="27490424">
                <text:p>27490424</text:p>
              </table:table-cell>
              <table:table-cell office:value-type="float" office:value="0">
                <text:p>0</text:p>
              </table:table-cell>
              <table:table-cell office:value-type="float" office:value="25224824">
                <text:p>25224824</text:p>
              </table:table-cell>
              <table:table-cell office:value-type="float" office:value="33721952">
                <text:p>33721952</text:p>
              </table:table-cell>
              <table:table-cell office:value-type="float" office:value="28039320">
                <text:p>28039320</text:p>
              </table:table-cell>
              <table:table-cell office:value-type="float" office:value="27854280">
                <text:p>2785428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0443448">
                <text:p>30443448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228864">
                <text:p>25228864</text:p>
              </table:table-cell>
              <table:table-cell office:value-type="float" office:value="33721952">
                <text:p>33721952</text:p>
              </table:table-cell>
              <table:table-cell office:value-type="float" office:value="28042768">
                <text:p>28042768</text:p>
              </table:table-cell>
              <table:table-cell office:value-type="float" office:value="27858336">
                <text:p>2785833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0443632">
                <text:p>30443632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228864">
                <text:p>25228864</text:p>
              </table:table-cell>
              <table:table-cell office:value-type="float" office:value="33727416">
                <text:p>33727416</text:p>
              </table:table-cell>
              <table:table-cell office:value-type="float" office:value="28042768">
                <text:p>28042768</text:p>
              </table:table-cell>
              <table:table-cell office:value-type="float" office:value="27858336">
                <text:p>278583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0448952">
                <text:p>30448952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228864">
                <text:p>25228864</text:p>
              </table:table-cell>
              <table:table-cell office:value-type="float" office:value="33727416">
                <text:p>33727416</text:p>
              </table:table-cell>
              <table:table-cell office:value-type="float" office:value="28046680">
                <text:p>28046680</text:p>
              </table:table-cell>
              <table:table-cell office:value-type="float" office:value="27858336">
                <text:p>2785833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0449496">
                <text:p>30449496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384688">
                <text:p>25384688</text:p>
              </table:table-cell>
              <table:table-cell office:value-type="float" office:value="33732616">
                <text:p>33732616</text:p>
              </table:table-cell>
              <table:table-cell office:value-type="float" office:value="28046680">
                <text:p>28046680</text:p>
              </table:table-cell>
              <table:table-cell office:value-type="float" office:value="27862392">
                <text:p>278623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0450952">
                <text:p>30450952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481648">
                <text:p>25481648</text:p>
              </table:table-cell>
              <table:table-cell office:value-type="float" office:value="33732616">
                <text:p>33732616</text:p>
              </table:table-cell>
              <table:table-cell office:value-type="float" office:value="28120120">
                <text:p>28120120</text:p>
              </table:table-cell>
              <table:table-cell office:value-type="float" office:value="27862392">
                <text:p>278623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0526568">
                <text:p>30526568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487264">
                <text:p>25487264</text:p>
              </table:table-cell>
              <table:table-cell office:value-type="float" office:value="33732616">
                <text:p>33732616</text:p>
              </table:table-cell>
              <table:table-cell office:value-type="float" office:value="28120120">
                <text:p>28120120</text:p>
              </table:table-cell>
              <table:table-cell office:value-type="float" office:value="27866448">
                <text:p>2786644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0526752">
                <text:p>30526752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487792">
                <text:p>25487792</text:p>
              </table:table-cell>
              <table:table-cell office:value-type="float" office:value="33737816">
                <text:p>33737816</text:p>
              </table:table-cell>
              <table:table-cell office:value-type="float" office:value="28120120">
                <text:p>28120120</text:p>
              </table:table-cell>
              <table:table-cell office:value-type="float" office:value="27938712">
                <text:p>279387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0527672">
                <text:p>30527672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488320">
                <text:p>25488320</text:p>
              </table:table-cell>
              <table:table-cell office:value-type="float" office:value="33737816">
                <text:p>33737816</text:p>
              </table:table-cell>
              <table:table-cell office:value-type="float" office:value="28124296">
                <text:p>28124296</text:p>
              </table:table-cell>
              <table:table-cell office:value-type="float" office:value="27938712">
                <text:p>279387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0528736">
                <text:p>30528736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492888">
                <text:p>25492888</text:p>
              </table:table-cell>
              <table:table-cell office:value-type="float" office:value="33743016">
                <text:p>33743016</text:p>
              </table:table-cell>
              <table:table-cell office:value-type="float" office:value="28124296">
                <text:p>28124296</text:p>
              </table:table-cell>
              <table:table-cell office:value-type="float" office:value="27938712">
                <text:p>2793871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0534320">
                <text:p>30534320</text:p>
              </table:table-cell>
              <table:table-cell office:value-type="float" office:value="27492736">
                <text:p>27492736</text:p>
              </table:table-cell>
              <table:table-cell office:value-type="float" office:value="0">
                <text:p>0</text:p>
              </table:table-cell>
              <table:table-cell office:value-type="float" office:value="25592736">
                <text:p>25592736</text:p>
              </table:table-cell>
              <table:table-cell office:value-type="float" office:value="33751864">
                <text:p>33751864</text:p>
              </table:table-cell>
              <table:table-cell office:value-type="float" office:value="28124296">
                <text:p>28124296</text:p>
              </table:table-cell>
              <table:table-cell office:value-type="float" office:value="27938712">
                <text:p>279387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0534504">
                <text:p>30534504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5598088">
                <text:p>25598088</text:p>
              </table:table-cell>
              <table:table-cell office:value-type="float" office:value="33751864">
                <text:p>33751864</text:p>
              </table:table-cell>
              <table:table-cell office:value-type="float" office:value="28124296">
                <text:p>28124296</text:p>
              </table:table-cell>
              <table:table-cell office:value-type="float" office:value="27943032">
                <text:p>279430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0540536">
                <text:p>30540536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73912">
                <text:p>26073912</text:p>
              </table:table-cell>
              <table:table-cell office:value-type="float" office:value="33751864">
                <text:p>33751864</text:p>
              </table:table-cell>
              <table:table-cell office:value-type="float" office:value="28124296">
                <text:p>28124296</text:p>
              </table:table-cell>
              <table:table-cell office:value-type="float" office:value="27943032">
                <text:p>2794303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1002320">
                <text:p>3100232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73912">
                <text:p>26073912</text:p>
              </table:table-cell>
              <table:table-cell office:value-type="float" office:value="33751864">
                <text:p>33751864</text:p>
              </table:table-cell>
              <table:table-cell office:value-type="float" office:value="28128208">
                <text:p>28128208</text:p>
              </table:table-cell>
              <table:table-cell office:value-type="float" office:value="27947088">
                <text:p>2794708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81432">
                <text:p>26081432</text:p>
              </table:table-cell>
              <table:table-cell office:value-type="float" office:value="33757064">
                <text:p>33757064</text:p>
              </table:table-cell>
              <table:table-cell office:value-type="float" office:value="28128208">
                <text:p>28128208</text:p>
              </table:table-cell>
              <table:table-cell office:value-type="float" office:value="27947088">
                <text:p>2794708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85608">
                <text:p>26085608</text:p>
              </table:table-cell>
              <table:table-cell office:value-type="float" office:value="33757064">
                <text:p>33757064</text:p>
              </table:table-cell>
              <table:table-cell office:value-type="float" office:value="28268016">
                <text:p>28268016</text:p>
              </table:table-cell>
              <table:table-cell office:value-type="float" office:value="27947088">
                <text:p>2794708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85608">
                <text:p>26085608</text:p>
              </table:table-cell>
              <table:table-cell office:value-type="float" office:value="33762264">
                <text:p>33762264</text:p>
              </table:table-cell>
              <table:table-cell office:value-type="float" office:value="28268016">
                <text:p>28268016</text:p>
              </table:table-cell>
              <table:table-cell office:value-type="float" office:value="28094280">
                <text:p>2809428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85608">
                <text:p>26085608</text:p>
              </table:table-cell>
              <table:table-cell office:value-type="float" office:value="33762264">
                <text:p>33762264</text:p>
              </table:table-cell>
              <table:table-cell office:value-type="float" office:value="28268016">
                <text:p>28268016</text:p>
              </table:table-cell>
              <table:table-cell office:value-type="float" office:value="27482368">
                <text:p>2748236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89648">
                <text:p>26089648</text:p>
              </table:table-cell>
              <table:table-cell office:value-type="float" office:value="33762264">
                <text:p>33762264</text:p>
              </table:table-cell>
              <table:table-cell office:value-type="float" office:value="28271928">
                <text:p>2827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27495048">
                <text:p>27495048</text:p>
              </table:table-cell>
              <table:table-cell office:value-type="float" office:value="0">
                <text:p>0</text:p>
              </table:table-cell>
              <table:table-cell office:value-type="float" office:value="26089648">
                <text:p>26089648</text:p>
              </table:table-cell>
              <table:table-cell office:value-type="float" office:value="32932240">
                <text:p>32932240</text:p>
              </table:table-cell>
              <table:table-cell office:value-type="float" office:value="28271928">
                <text:p>2827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27500392">
                <text:p>27500392</text:p>
              </table:table-cell>
              <table:table-cell office:value-type="float" office:value="0">
                <text:p>0</text:p>
              </table:table-cell>
              <table:table-cell office:value-type="float" office:value="26089648">
                <text:p>26089648</text:p>
              </table:table-cell>
              <table:table-cell office:value-type="float" office:value="33422960">
                <text:p>33422960</text:p>
              </table:table-cell>
              <table:table-cell office:value-type="float" office:value="28275840">
                <text:p>28275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27856008">
                <text:p>27856008</text:p>
              </table:table-cell>
              <table:table-cell office:value-type="float" office:value="0">
                <text:p>0</text:p>
              </table:table-cell>
              <table:table-cell office:value-type="float" office:value="26093688">
                <text:p>26093688</text:p>
              </table:table-cell>
              <table:table-cell office:value-type="float" office:value="0">
                <text:p>0</text:p>
              </table:table-cell>
              <table:table-cell office:value-type="float" office:value="28275840">
                <text:p>28275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93688">
                <text:p>26093688</text:p>
              </table:table-cell>
              <table:table-cell office:value-type="float" office:value="0">
                <text:p>0</text:p>
              </table:table-cell>
              <table:table-cell office:value-type="float" office:value="28275840">
                <text:p>28275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11000">
                <text:p>25611000</text:p>
              </table:table-cell>
              <table:table-cell office:value-type="float" office:value="0">
                <text:p>0</text:p>
              </table:table-cell>
              <table:table-cell office:value-type="float" office:value="28275840">
                <text:p>28275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11000">
                <text:p>25611000</text:p>
              </table:table-cell>
              <table:table-cell office:value-type="float" office:value="0">
                <text:p>0</text:p>
              </table:table-cell>
              <table:table-cell office:value-type="float" office:value="28275840">
                <text:p>28275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53256">
                <text:p>2725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53256">
                <text:p>2725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57168">
                <text:p>2725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57168">
                <text:p>2725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57168">
                <text:p>2725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61080">
                <text:p>2726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61080">
                <text:p>2726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64992">
                <text:p>27264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64992">
                <text:p>27264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53896">
                <text:p>2735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62440">
                <text:p>2776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Sheet1.H1:Sheet1.H1198" chart:data-source-has-labels="row" svg:x="0.32cm" svg:y="0.18cm" svg:width="13.302cm" svg:height="8.64cm">
          <chartooo:coordinate-region svg:x="2.238cm" svg:y="0.379cm" svg:width="11.384cm" svg:height="7.3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198" chart:label-cell-address="Sheet1.H1:Sheet1.H1" chart:class="chart:line">
            <chart:data-point chart:repeated="11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26272">
                <text:p>8926272</text:p>
                <draw:g>
                  <svg:desc>Sheet1.H2:Sheet1.H1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26448">
                <text:p>892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04232">
                <text:p>11704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9384">
                <text:p>13009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38200">
                <text:p>12738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15832">
                <text:p>12815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99704">
                <text:p>12899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12312">
                <text:p>13412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30400">
                <text:p>13730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78792">
                <text:p>13678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01792">
                <text:p>17701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97952">
                <text:p>18997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61488">
                <text:p>19661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05128">
                <text:p>22405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08016">
                <text:p>23508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43904">
                <text:p>26343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14216">
                <text:p>27614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47896">
                <text:p>30347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408776">
                <text:p>31408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240928">
                <text:p>34240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539664">
                <text:p>34539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687280">
                <text:p>35687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688176">
                <text:p>35688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41448">
                <text:p>34941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75896">
                <text:p>36075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400128">
                <text:p>36400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400128">
                <text:p>36400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754000">
                <text:p>37754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321256">
                <text:p>38321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23696">
                <text:p>4002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49888">
                <text:p>44149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28480">
                <text:p>446284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959104">
                <text:p>47959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333920">
                <text:p>483339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62184">
                <text:p>50062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403696">
                <text:p>51403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211424">
                <text:p>52211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600280">
                <text:p>546002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545048">
                <text:p>55545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401752">
                <text:p>59401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058112">
                <text:p>61058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298824">
                <text:p>62298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576808">
                <text:p>64576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586424">
                <text:p>65586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509336">
                <text:p>66509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7736">
                <text:p>67007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446880">
                <text:p>674468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306168">
                <text:p>723061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845256">
                <text:p>73845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725992">
                <text:p>75725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228104">
                <text:p>82228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809880">
                <text:p>80809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731392">
                <text:p>81731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616960">
                <text:p>84616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267168">
                <text:p>87267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066424">
                <text:p>91066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302024">
                <text:p>96302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234736">
                <text:p>96234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355720">
                <text:p>973557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951936">
                <text:p>100951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413464">
                <text:p>100413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863008">
                <text:p>1008630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341848">
                <text:p>1043418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876464">
                <text:p>105876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773144">
                <text:p>108773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183432">
                <text:p>113183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611128">
                <text:p>113611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575440">
                <text:p>113575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627152">
                <text:p>112627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484176">
                <text:p>114484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4976616">
                <text:p>1149766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329912">
                <text:p>117329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540240">
                <text:p>117540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574624">
                <text:p>117574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498400">
                <text:p>118498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2359368">
                <text:p>122359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361984">
                <text:p>123361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149544">
                <text:p>126149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6171944">
                <text:p>126171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550888">
                <text:p>126550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346856">
                <text:p>1273468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944376">
                <text:p>127944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9991888">
                <text:p>129991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0393096">
                <text:p>1303930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2065200">
                <text:p>1320652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783312">
                <text:p>132783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2017856">
                <text:p>132017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3402912">
                <text:p>133402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630336">
                <text:p>133630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367240">
                <text:p>1323672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776216">
                <text:p>134776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5711128">
                <text:p>135711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761552">
                <text:p>1347615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6069696">
                <text:p>136069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079400">
                <text:p>1360794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108632">
                <text:p>1361086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6227280">
                <text:p>136227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6395536">
                <text:p>136395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931040">
                <text:p>1369310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779168">
                <text:p>137779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275040">
                <text:p>1382750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366184">
                <text:p>139366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587680">
                <text:p>139587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684400">
                <text:p>139684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175344">
                <text:p>1381753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227720">
                <text:p>1392277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1843232">
                <text:p>1418432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757360">
                <text:p>1437573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304624">
                <text:p>144304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351608">
                <text:p>1443516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281864">
                <text:p>1462818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852840">
                <text:p>1478528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445888">
                <text:p>150445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969464">
                <text:p>152969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397288">
                <text:p>1563972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2301664">
                <text:p>152301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2113048">
                <text:p>152113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005480">
                <text:p>1560054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101296">
                <text:p>157101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132072">
                <text:p>1551320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0480152">
                <text:p>160480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741744">
                <text:p>1637417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718208">
                <text:p>1657182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599776">
                <text:p>167599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8804808">
                <text:p>1688048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720232">
                <text:p>170720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3502280">
                <text:p>173502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318016">
                <text:p>1753180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005808">
                <text:p>1740058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742144">
                <text:p>176742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7791032">
                <text:p>177791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8617648">
                <text:p>178617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9939992">
                <text:p>179939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375664">
                <text:p>179375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057536">
                <text:p>182057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834232">
                <text:p>1838342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9152856">
                <text:p>1891528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2579480">
                <text:p>1925794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5043520">
                <text:p>1950435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7661184">
                <text:p>197661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528656">
                <text:p>199528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1003152">
                <text:p>201003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745088">
                <text:p>1997450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585944">
                <text:p>2015859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106288">
                <text:p>2051062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1365736">
                <text:p>1913657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675560">
                <text:p>194675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5659776">
                <text:p>1956597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552760">
                <text:p>1995527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7390944">
                <text:p>207390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1809256">
                <text:p>2118092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2926832">
                <text:p>212926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4039232">
                <text:p>2140392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7252680">
                <text:p>2172526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9338208">
                <text:p>2093382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2387944">
                <text:p>2123879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195648">
                <text:p>199195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874560">
                <text:p>2058745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8296520">
                <text:p>2082965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0377296">
                <text:p>210377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026256">
                <text:p>2000262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207016">
                <text:p>200207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3653856">
                <text:p>203653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7232552">
                <text:p>197232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8880056">
                <text:p>198880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873552">
                <text:p>201873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607176">
                <text:p>2056071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8493576">
                <text:p>2084935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320608">
                <text:p>2103206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1714208">
                <text:p>2117142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3044128">
                <text:p>213044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659864">
                <text:p>2146598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6348648">
                <text:p>2163486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6902448">
                <text:p>216902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8681504">
                <text:p>2186815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8968936">
                <text:p>2189689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5962272">
                <text:p>215962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9219704">
                <text:p>2192197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2132264">
                <text:p>2221322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1307208">
                <text:p>2213072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3145464">
                <text:p>223145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567320">
                <text:p>2255673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1539856">
                <text:p>211539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1938752">
                <text:p>2119387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3484208">
                <text:p>2134842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3967136">
                <text:p>213967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4707504">
                <text:p>2147075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5653440">
                <text:p>2156534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6431360">
                <text:p>2164313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6493584">
                <text:p>216493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37408">
                <text:p>2182374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9188928">
                <text:p>2191889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4228808">
                <text:p>2242288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4863400">
                <text:p>224863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6954520">
                <text:p>2269545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7765576">
                <text:p>2277655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8086944">
                <text:p>2280869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2982184">
                <text:p>2229821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6248296">
                <text:p>226248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6925992">
                <text:p>226925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9651472">
                <text:p>2296514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058544">
                <text:p>2220585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6448216">
                <text:p>226448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786904">
                <text:p>2267869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8560952">
                <text:p>228560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914680">
                <text:p>2289146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147176">
                <text:p>229147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503512">
                <text:p>2295035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899272">
                <text:p>2188992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0335344">
                <text:p>220335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499808">
                <text:p>2204998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812248">
                <text:p>2208122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5189216">
                <text:p>2151892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4579264">
                <text:p>2145792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5007976">
                <text:p>215007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5290776">
                <text:p>215290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6765376">
                <text:p>2167653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9425984">
                <text:p>219425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1376504">
                <text:p>2213765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7080520">
                <text:p>2170805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7342448">
                <text:p>2173424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5580392">
                <text:p>2155803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5734488">
                <text:p>2157344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012128">
                <text:p>2120121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900288">
                <text:p>2129002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3827712">
                <text:p>2138277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137440">
                <text:p>2141374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601224">
                <text:p>215601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8696280">
                <text:p>2186962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447304">
                <text:p>2194473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8365728">
                <text:p>2183657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8607240">
                <text:p>2186072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8641864">
                <text:p>2186418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3394608">
                <text:p>2133946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2366344">
                <text:p>2123663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1318688">
                <text:p>2213186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8480584">
                <text:p>2084805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9109880">
                <text:p>2091098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9223608">
                <text:p>2092236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8297792">
                <text:p>2082977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7845512">
                <text:p>207845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7992944">
                <text:p>207992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7334536">
                <text:p>207334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7639864">
                <text:p>207639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7859056">
                <text:p>207859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8446704">
                <text:p>2084467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5226176">
                <text:p>215226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5397360">
                <text:p>2153973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5472360">
                <text:p>2154723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5637872">
                <text:p>2156378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5971520">
                <text:p>2159715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6297360">
                <text:p>2162973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1594040">
                <text:p>2215940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2009872">
                <text:p>2220098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2174576">
                <text:p>222174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2208232">
                <text:p>2222082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9140408">
                <text:p>2191404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0482584">
                <text:p>2204825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9979528">
                <text:p>2199795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8768664">
                <text:p>2087686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1963784">
                <text:p>2019637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1518312">
                <text:p>201518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1595496">
                <text:p>2015954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1624200">
                <text:p>2016242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954200">
                <text:p>2019542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2039248">
                <text:p>202039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945288">
                <text:p>2009452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1043080">
                <text:p>2010430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1082320">
                <text:p>2010823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1234712">
                <text:p>201234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1244952">
                <text:p>2012449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1374512">
                <text:p>201374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367704">
                <text:p>2023677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4759096">
                <text:p>2047590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2025368">
                <text:p>202025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3111720">
                <text:p>2031117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8707392">
                <text:p>2087073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0187352">
                <text:p>2101873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1458672">
                <text:p>211458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9276072">
                <text:p>2192760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9366944">
                <text:p>2193669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9372552">
                <text:p>2193725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9410520">
                <text:p>2194105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9517496">
                <text:p>2195174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9666640">
                <text:p>2196666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9879072">
                <text:p>2198790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0129432">
                <text:p>2201294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0208216">
                <text:p>2202082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0420888">
                <text:p>2204208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0609216">
                <text:p>2206092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0637944">
                <text:p>2206379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4451280">
                <text:p>2244512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6173416">
                <text:p>2161734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6244944">
                <text:p>2162449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6309096">
                <text:p>216309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6755536">
                <text:p>2167555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777064">
                <text:p>216777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6234168">
                <text:p>2162341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0144080">
                <text:p>2101440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0248064">
                <text:p>210248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0473968">
                <text:p>210473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057872">
                <text:p>2110578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1238896">
                <text:p>2112388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1326288">
                <text:p>2113262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1368832">
                <text:p>2113688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5128552">
                <text:p>205128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5251136">
                <text:p>2052511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439600">
                <text:p>2054396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5481872">
                <text:p>2054818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536616">
                <text:p>2055366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803480">
                <text:p>2058034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6208648">
                <text:p>2062086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6448848">
                <text:p>206448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6474240">
                <text:p>2064742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6629656">
                <text:p>2066296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6699168">
                <text:p>2066991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6789904">
                <text:p>2067899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6142048">
                <text:p>206142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6178592">
                <text:p>2061785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6247448">
                <text:p>2062474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6327000">
                <text:p>206327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6428616">
                <text:p>2064286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6713912">
                <text:p>2067139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6722040">
                <text:p>2067220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6814104">
                <text:p>206814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6891968">
                <text:p>2068919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6986592">
                <text:p>2069865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7232248">
                <text:p>2072322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6693528">
                <text:p>2066935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6935544">
                <text:p>2069355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994184">
                <text:p>204994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5087784">
                <text:p>2050877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5285592">
                <text:p>2052855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560816">
                <text:p>2055608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5602352">
                <text:p>2056023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5743168">
                <text:p>2057431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5956992">
                <text:p>2059569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6334736">
                <text:p>2063347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6441728">
                <text:p>2064417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6722528">
                <text:p>2067225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7021736">
                <text:p>2070217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7109640">
                <text:p>2071096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7201312">
                <text:p>2072013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7427056">
                <text:p>2074270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079408">
                <text:p>2040794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4243456">
                <text:p>2042434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330032">
                <text:p>2043300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4609584">
                <text:p>2046095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4697272">
                <text:p>2046972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2056472">
                <text:p>192056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2371992">
                <text:p>1923719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2599288">
                <text:p>1925992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2689032">
                <text:p>192689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3561608">
                <text:p>1935616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3912864">
                <text:p>1939128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3000880">
                <text:p>1930008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3239184">
                <text:p>1932391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2918752">
                <text:p>1929187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3120024">
                <text:p>193120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3279272">
                <text:p>1932792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3354120">
                <text:p>1933541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3620112">
                <text:p>193620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3713312">
                <text:p>1937133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4000424">
                <text:p>1940004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4016384">
                <text:p>1940163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4031040">
                <text:p>1940310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4156720">
                <text:p>1941567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2722288">
                <text:p>1927222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2978600">
                <text:p>1929786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3959512">
                <text:p>1939595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4124904">
                <text:p>194124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4347744">
                <text:p>1943477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4542720">
                <text:p>1945427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3856216">
                <text:p>193856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4257176">
                <text:p>1942571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4642168">
                <text:p>1946421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4840976">
                <text:p>1948409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5713384">
                <text:p>1957133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6023816">
                <text:p>1960238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6388672">
                <text:p>1963886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6078576">
                <text:p>1960785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6103160">
                <text:p>1961031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6212200">
                <text:p>1962122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498504">
                <text:p>196498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694600">
                <text:p>1956946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359408">
                <text:p>1933594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3407824">
                <text:p>1934078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3681888">
                <text:p>1936818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3955624">
                <text:p>1939556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4064056">
                <text:p>194064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4083240">
                <text:p>1940832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3831520">
                <text:p>1938315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5131392">
                <text:p>1951313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5297584">
                <text:p>1952975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5306672">
                <text:p>1953066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5455816">
                <text:p>1954558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5502184">
                <text:p>1955021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8554552">
                <text:p>198554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3408600">
                <text:p>1934086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2603232">
                <text:p>1926032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2701848">
                <text:p>1927018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2810176">
                <text:p>1928101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3093792">
                <text:p>1930937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3197752">
                <text:p>1931977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3202776">
                <text:p>1932027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3233392">
                <text:p>1932333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2374456">
                <text:p>1923744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2406544">
                <text:p>1924065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2503104">
                <text:p>1925031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2560784">
                <text:p>1925607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2686704">
                <text:p>1926867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3078408">
                <text:p>1930784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3363496">
                <text:p>1933634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4651440">
                <text:p>1946514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4776632">
                <text:p>194776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4944208">
                <text:p>194944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4912944">
                <text:p>194912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5105928">
                <text:p>1951059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5207872">
                <text:p>1952078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5301984">
                <text:p>1953019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5393056">
                <text:p>1953930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5557048">
                <text:p>1955570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5889576">
                <text:p>1958895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6121304">
                <text:p>1961213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6207824">
                <text:p>1962078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5619376">
                <text:p>1956193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5801200">
                <text:p>1958012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818096">
                <text:p>1958180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2514984">
                <text:p>1925149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2912312">
                <text:p>1929123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3082008">
                <text:p>1930820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3200256">
                <text:p>1932002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3216208">
                <text:p>1932162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3370496">
                <text:p>1933704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322960">
                <text:p>1933229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5705304">
                <text:p>1957053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7111872">
                <text:p>1971118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7331320">
                <text:p>1973313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8092888">
                <text:p>1980928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223712">
                <text:p>1982237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8010352">
                <text:p>1980103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6242072">
                <text:p>1962420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6277264">
                <text:p>1962772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6290112">
                <text:p>1962901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6398664">
                <text:p>1963986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6578608">
                <text:p>1965786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6697488">
                <text:p>1966974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703880">
                <text:p>1967038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814568">
                <text:p>196814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7038808">
                <text:p>1970388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7064912">
                <text:p>1970649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7143736">
                <text:p>1971437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7167576">
                <text:p>1971675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7468512">
                <text:p>1974685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7495160">
                <text:p>197495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8243032">
                <text:p>1982430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8332232">
                <text:p>1983322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8349648">
                <text:p>1983496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8444792">
                <text:p>1984447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8449968">
                <text:p>198449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8456816">
                <text:p>1984568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8605176">
                <text:p>198605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8702544">
                <text:p>1987025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8703832">
                <text:p>1987038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8738240">
                <text:p>1987382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8821912">
                <text:p>1988219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8864000">
                <text:p>198864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9022048">
                <text:p>1990220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9051664">
                <text:p>199051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9057272">
                <text:p>1990572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8395720">
                <text:p>1983957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746248">
                <text:p>2007462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848672">
                <text:p>2008486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854880">
                <text:p>2008548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1094736">
                <text:p>2010947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1106600">
                <text:p>2011066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0726800">
                <text:p>2007268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789056">
                <text:p>200789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9602864">
                <text:p>1996028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619392">
                <text:p>1996193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9707872">
                <text:p>1997078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9722536">
                <text:p>1997225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9735312">
                <text:p>1997353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9740488">
                <text:p>1997404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9761712">
                <text:p>1997617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9925064">
                <text:p>1999250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0008808">
                <text:p>2000088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9650840">
                <text:p>1996508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9736576">
                <text:p>1997365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750600">
                <text:p>1997506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9831536">
                <text:p>1998315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922824">
                <text:p>1999228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930792">
                <text:p>1999307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9945536">
                <text:p>1999455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032488">
                <text:p>2000324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074072">
                <text:p>2000740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097112">
                <text:p>2000971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124080">
                <text:p>2001240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276704">
                <text:p>2002767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0359120">
                <text:p>2003591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0582848">
                <text:p>2005828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0775416">
                <text:p>2007754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779192">
                <text:p>2007791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0796496">
                <text:p>2007964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0979352">
                <text:p>2009793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384800">
                <text:p>2013848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1475656">
                <text:p>2014756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1574912">
                <text:p>2015749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1584168">
                <text:p>2015841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1599248">
                <text:p>2015992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1765192">
                <text:p>2017651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1827024">
                <text:p>2018270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1982928">
                <text:p>201982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2013848">
                <text:p>2020138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2043872">
                <text:p>2020438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115560">
                <text:p>2021155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2270976">
                <text:p>2022709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2276576">
                <text:p>2022765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2286656">
                <text:p>2022866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2420536">
                <text:p>2024205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2438336">
                <text:p>2024383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514632">
                <text:p>2025146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2626560">
                <text:p>2026265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2721880">
                <text:p>2027218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2818176">
                <text:p>2028181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2841752">
                <text:p>2028417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1551040">
                <text:p>201551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1709640">
                <text:p>2017096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1726592">
                <text:p>2017265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1799224">
                <text:p>201799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1809488">
                <text:p>2018094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1896608">
                <text:p>2018966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1576192">
                <text:p>2015761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1592864">
                <text:p>2015928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1603896">
                <text:p>2016038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1239416">
                <text:p>2012394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1335896">
                <text:p>2013358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1344720">
                <text:p>2013447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1476680">
                <text:p>2014766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1719704">
                <text:p>201719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1737064">
                <text:p>2017370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1912816">
                <text:p>2019128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1995352">
                <text:p>2019953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2020792">
                <text:p>2020207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2195024">
                <text:p>2021950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2216320">
                <text:p>2022163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2166824">
                <text:p>2021668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2168112">
                <text:p>202168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1850776">
                <text:p>1918507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1978856">
                <text:p>1919788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2057704">
                <text:p>1920577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128792">
                <text:p>192128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2144800">
                <text:p>1921448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2520296">
                <text:p>1925202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3299768">
                <text:p>1932997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4003928">
                <text:p>1940039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4764616">
                <text:p>1947646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5180440">
                <text:p>19518044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5867896">
                <text:p>1958678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6398928">
                <text:p>1963989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6410616">
                <text:p>1964106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6495544">
                <text:p>1964955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6588936">
                <text:p>1965889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7158928">
                <text:p>1971589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6889360">
                <text:p>1968893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6988512">
                <text:p>1969885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6996992">
                <text:p>1969969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7009696">
                <text:p>1970096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7041920">
                <text:p>1970419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7056288">
                <text:p>1970562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7092832">
                <text:p>1970928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6661848">
                <text:p>1966618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6777256">
                <text:p>1967772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6854712">
                <text:p>1968547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7000056">
                <text:p>1970000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7023968">
                <text:p>197023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7225040">
                <text:p>19722504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7241808">
                <text:p>1972418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7595672">
                <text:p>197595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7833864">
                <text:p>1978338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7851888">
                <text:p>1978518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7962056">
                <text:p>1979620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8170672">
                <text:p>1981706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7388720">
                <text:p>1973887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7759400">
                <text:p>1977594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7935856">
                <text:p>1979358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8021704">
                <text:p>1980217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8067576">
                <text:p>1980675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8199840">
                <text:p>19819984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7284016">
                <text:p>1972840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7292376">
                <text:p>1972923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7302080">
                <text:p>1973020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7329712">
                <text:p>1973297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7406840">
                <text:p>197406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7503760">
                <text:p>19750376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6582888">
                <text:p>1965828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597304">
                <text:p>1965973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6675912">
                <text:p>1966759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5890976">
                <text:p>1958909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6070712">
                <text:p>1960707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6072984">
                <text:p>1960729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6360520">
                <text:p>19636052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6443496">
                <text:p>1964434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517232">
                <text:p>1965172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6537784">
                <text:p>196537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6548240">
                <text:p>1965482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6561248">
                <text:p>1965612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572816">
                <text:p>1965728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600712">
                <text:p>1966007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6607328">
                <text:p>1966073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6612976">
                <text:p>1966129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6824272">
                <text:p>1968242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6932216">
                <text:p>1969322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7035448">
                <text:p>1970354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7199640">
                <text:p>1971996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7202008">
                <text:p>1972020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7206960">
                <text:p>19720696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7547152">
                <text:p>197547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7926728">
                <text:p>1979267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7945336">
                <text:p>1979453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7954680">
                <text:p>1979546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8037360">
                <text:p>19803736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8113520">
                <text:p>1981135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8197744">
                <text:p>1981977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8289368">
                <text:p>1982893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8298008">
                <text:p>1982980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8319072">
                <text:p>1983190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7449696">
                <text:p>1974496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4869352">
                <text:p>1948693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4871232">
                <text:p>1948712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5096696">
                <text:p>1950966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5142024">
                <text:p>195142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5260672">
                <text:p>1952606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5274912">
                <text:p>1952749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5113568">
                <text:p>1951135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944616">
                <text:p>1759446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6470200">
                <text:p>1764702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7049752">
                <text:p>1770497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7056040">
                <text:p>17705604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5550816">
                <text:p>1755508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639696">
                <text:p>1776396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3469712">
                <text:p>1734697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3629064">
                <text:p>1736290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3644104">
                <text:p>1736441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3724880">
                <text:p>1737248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733576">
                <text:p>1737335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3750128">
                <text:p>1737501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3768912">
                <text:p>1737689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3841536">
                <text:p>1738415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3848280">
                <text:p>1738482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3861256">
                <text:p>1738612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3876928">
                <text:p>1738769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3990768">
                <text:p>1739907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4011208">
                <text:p>1740112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4021408">
                <text:p>1740214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4031000">
                <text:p>174031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4042840">
                <text:p>1740428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3849384">
                <text:p>1738493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3865808">
                <text:p>1738658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3866848">
                <text:p>1738668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3938960">
                <text:p>17393896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4006304">
                <text:p>1740063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4178232">
                <text:p>1741782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4300664">
                <text:p>1743006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4306528">
                <text:p>1743065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4319968">
                <text:p>1743199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4412744">
                <text:p>1744127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4421608">
                <text:p>1744216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4438896">
                <text:p>1744388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4447760">
                <text:p>17444776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4726784">
                <text:p>1747267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4732600">
                <text:p>1747326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4972408">
                <text:p>1749724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5059944">
                <text:p>1750599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5080864">
                <text:p>1750808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5098296">
                <text:p>1750982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5237280">
                <text:p>1752372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5280960">
                <text:p>17528096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2903224">
                <text:p>1729032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2927440">
                <text:p>1729274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3306616">
                <text:p>1733066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3449592">
                <text:p>1734495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3477120">
                <text:p>1734771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3999912">
                <text:p>1739999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3037336">
                <text:p>1730373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3052696">
                <text:p>1730526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3234240">
                <text:p>17323424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3426392">
                <text:p>1734263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3533240">
                <text:p>17353324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3236776">
                <text:p>1732367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3493528">
                <text:p>1734935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3412096">
                <text:p>1734120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262720">
                <text:p>173262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4471784">
                <text:p>1744717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4661728">
                <text:p>1746617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4817368">
                <text:p>1748173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4428568">
                <text:p>1744285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4455744">
                <text:p>1744557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4228384">
                <text:p>1742283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4332488">
                <text:p>1743324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4412616">
                <text:p>174412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502792">
                <text:p>1745027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3821496">
                <text:p>1738214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3822536">
                <text:p>1738225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3852168">
                <text:p>1738521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3938960">
                <text:p>1739389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952608">
                <text:p>1739526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3963640">
                <text:p>1739636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4040944">
                <text:p>1740409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4112672">
                <text:p>17411267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4120240">
                <text:p>17412024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4214136">
                <text:p>1742141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242176">
                <text:p>1742421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4258632">
                <text:p>1742586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4267024">
                <text:p>1742670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4293280">
                <text:p>1742932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301976">
                <text:p>1743019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312728">
                <text:p>1743127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4324232">
                <text:p>1743242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4391520">
                <text:p>1743915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3853864">
                <text:p>17385386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3491832">
                <text:p>1734918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3582688">
                <text:p>1735826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3601504">
                <text:p>1736015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3617688">
                <text:p>1736176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3705832">
                <text:p>1737058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3714792">
                <text:p>1737147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3731536">
                <text:p>1737315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3810032">
                <text:p>1738100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3829360">
                <text:p>1738293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3843648">
                <text:p>1738436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3856600">
                <text:p>1738566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4612480">
                <text:p>1746124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4386960">
                <text:p>1743869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4398392">
                <text:p>1743983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4418424">
                <text:p>1744184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4505064">
                <text:p>1745050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4509128">
                <text:p>1745091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4518088">
                <text:p>1745180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4657064">
                <text:p>1746570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4826824">
                <text:p>1748268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5468296">
                <text:p>175468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5094560">
                <text:p>17509456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5117280">
                <text:p>1751172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5133192">
                <text:p>1751331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5237888">
                <text:p>1752378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5047160">
                <text:p>17504716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5125432">
                <text:p>1751254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5231992">
                <text:p>1752319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5545520">
                <text:p>1755455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5142640">
                <text:p>17514264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6532536">
                <text:p>1765325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6366416">
                <text:p>1763664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6468064">
                <text:p>1764680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6507288">
                <text:p>1765072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6602640">
                <text:p>17660264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6620040">
                <text:p>17662004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6644824">
                <text:p>1766448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6671296">
                <text:p>1766712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7735592">
                <text:p>1777355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0838448">
                <text:p>1808384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0425096">
                <text:p>1804250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0444472">
                <text:p>1804444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0464704">
                <text:p>1804647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0544440">
                <text:p>18054444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0581392">
                <text:p>1805813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0616432">
                <text:p>1806164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0702608">
                <text:p>1807026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0182232">
                <text:p>1801822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0202064">
                <text:p>1802020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0231112">
                <text:p>1802311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0246784">
                <text:p>1802467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9865840">
                <text:p>17986584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9961608">
                <text:p>1799616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0084624">
                <text:p>1800846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0130856">
                <text:p>1801308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0232304">
                <text:p>1802323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0310904">
                <text:p>1803109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1072248">
                <text:p>1810722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4469736">
                <text:p>1844697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5351120">
                <text:p>1853511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4472032">
                <text:p>1844720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4910128">
                <text:p>1849101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5351048">
                <text:p>1853510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5367096">
                <text:p>1853670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5465856">
                <text:p>1854658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5500072">
                <text:p>1855000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5836464">
                <text:p>1858364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974224">
                <text:p>1819742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0724104">
                <text:p>1807241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0742176">
                <text:p>1807421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0896312">
                <text:p>1808963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1068560">
                <text:p>18106856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1241584">
                <text:p>1812415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1252080">
                <text:p>18125208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1269112">
                <text:p>1812691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2413304">
                <text:p>1824133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2421784">
                <text:p>1824217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2720544">
                <text:p>1827205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2741920">
                <text:p>1827419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2819528">
                <text:p>1828195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2840064">
                <text:p>1828400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2956280">
                <text:p>1829562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2991424">
                <text:p>1829914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3006144">
                <text:p>1830061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3020664">
                <text:p>1830206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2135744">
                <text:p>1821357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2479400">
                <text:p>1824794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2493888">
                <text:p>1824938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2503160">
                <text:p>18250316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2521808">
                <text:p>1825218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528296">
                <text:p>1825282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2703360">
                <text:p>1827033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2397432">
                <text:p>1823974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2482400">
                <text:p>1824824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2785368">
                <text:p>1827853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2404608">
                <text:p>1824046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6762416">
                <text:p>1767624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6827480">
                <text:p>1768274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6831984">
                <text:p>1768319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6937880">
                <text:p>1769378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7028560">
                <text:p>17702856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7111584">
                <text:p>1771115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7125272">
                <text:p>1771252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7544832">
                <text:p>1775448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8124112">
                <text:p>1781241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8274160">
                <text:p>17827416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8440392">
                <text:p>1784403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8461872">
                <text:p>1784618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8607384">
                <text:p>1786073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7942232">
                <text:p>1779422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8035440">
                <text:p>17803544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8196400">
                <text:p>1781964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8211992">
                <text:p>1782119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8226864">
                <text:p>1782268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8256080">
                <text:p>1782560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8335232">
                <text:p>1783352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8065768">
                <text:p>17806576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8074680">
                <text:p>1780746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8087640">
                <text:p>17808764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7356512">
                <text:p>1773565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7638736">
                <text:p>1776387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7718344">
                <text:p>1777183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7724904">
                <text:p>1777249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7737176">
                <text:p>1777371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7812464">
                <text:p>1778124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7819984">
                <text:p>17781998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7908272">
                <text:p>1779082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7918272">
                <text:p>1779182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7926368">
                <text:p>1779263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7936760">
                <text:p>17793676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8090968">
                <text:p>1780909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71104">
                <text:p>1781711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8171960">
                <text:p>17817196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8188832">
                <text:p>1781888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8301192">
                <text:p>1783011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8378416">
                <text:p>1783784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4294992">
                <text:p>1742949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4402104">
                <text:p>1744021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4416560">
                <text:p>17441656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5214584">
                <text:p>1752145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5313160">
                <text:p>17531316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5320296">
                <text:p>1753202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5321152">
                <text:p>1753211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5342232">
                <text:p>1753422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5356616">
                <text:p>1753566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409512">
                <text:p>1744095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480912">
                <text:p>1744809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4486496">
                <text:p>1744864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4503408">
                <text:p>1745034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3040568">
                <text:p>1730405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4438176">
                <text:p>1744381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015840">
                <text:p>17501584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5021072">
                <text:p>1750210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5235752">
                <text:p>1752357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5245424">
                <text:p>1752454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091528">
                <text:p>1760915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5965760">
                <text:p>17596576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5981712">
                <text:p>1759817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6001808">
                <text:p>1760018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6383040">
                <text:p>17638304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6872256">
                <text:p>1768722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6891768">
                <text:p>1768917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6901480">
                <text:p>1769014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6906120">
                <text:p>1769061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977952">
                <text:p>1769779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7062520">
                <text:p>1770625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7073256">
                <text:p>1770732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7086496">
                <text:p>1770864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7173080">
                <text:p>1771730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7258104">
                <text:p>1772581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7334232">
                <text:p>1773342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7341744">
                <text:p>1773417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7359320">
                <text:p>1773593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7501592">
                <text:p>1775015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7713176">
                <text:p>1777131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4404984">
                <text:p>1744049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5212512">
                <text:p>1752125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5289584">
                <text:p>1752895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5302392">
                <text:p>1753023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5410480">
                <text:p>17541048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422840">
                <text:p>17542284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3952976">
                <text:p>1739529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3925208">
                <text:p>1739252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3993992">
                <text:p>1739939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4077344">
                <text:p>1740773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4594272">
                <text:p>1745942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4600608">
                <text:p>1746006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4614456">
                <text:p>1746144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4701904">
                <text:p>1747019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4859608">
                <text:p>1748596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4870528">
                <text:p>1748705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4872152">
                <text:p>1748721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4953136">
                <text:p>174953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4955704">
                <text:p>1749557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4975664">
                <text:p>1749756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4990768">
                <text:p>1749907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5000352">
                <text:p>1750003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5011496">
                <text:p>1750114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5023248">
                <text:p>1750232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5037960">
                <text:p>17503796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5048680">
                <text:p>17504868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5220776">
                <text:p>1752207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5239432">
                <text:p>1752394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5315064">
                <text:p>1753150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5333264">
                <text:p>1753332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5524168">
                <text:p>1755241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5626616">
                <text:p>1756266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6181888">
                <text:p>1761818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6486896">
                <text:p>1764868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637640">
                <text:p>1766376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6645216">
                <text:p>1766452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6669024">
                <text:p>1766690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6742120">
                <text:p>17674212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4859080">
                <text:p>1748590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4952552">
                <text:p>1749525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4960896">
                <text:p>1749608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4974392">
                <text:p>1749743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986104">
                <text:p>1749861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5008256">
                <text:p>17500825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5109640">
                <text:p>17510964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4986872">
                <text:p>1749868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4997664">
                <text:p>1749976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5322240">
                <text:p>17532224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5479960">
                <text:p>17547996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5567464">
                <text:p>1755674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5572992">
                <text:p>1755729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5658648">
                <text:p>1756586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5809728">
                <text:p>1758097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5824664">
                <text:p>1758246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5836032">
                <text:p>1758360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5841560">
                <text:p>17584156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5935760">
                <text:p>1759357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5944016">
                <text:p>1759440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5955544">
                <text:p>1759555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5964496">
                <text:p>1759644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5974312">
                <text:p>1759743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5987768">
                <text:p>1759877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6077240">
                <text:p>17607724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6224416">
                <text:p>1762244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6235384">
                <text:p>1762353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6249360">
                <text:p>17624936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6317712">
                <text:p>1763177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6389280">
                <text:p>17638928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6407360">
                <text:p>17640736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6753856">
                <text:p>1767538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211000">
                <text:p>176211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5234072">
                <text:p>1752340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5250152">
                <text:p>1752501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5421968">
                <text:p>1754219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5428480">
                <text:p>1754284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5504984">
                <text:p>17550498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5524336">
                <text:p>1755243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5595464">
                <text:p>1755954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5615960">
                <text:p>17561596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5763040">
                <text:p>17576304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5776480">
                <text:p>17577648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5781856">
                <text:p>1757818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5866920">
                <text:p>17586692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5926080">
                <text:p>1759260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5927640">
                <text:p>17592764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5996376">
                <text:p>1759963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6159912">
                <text:p>1761599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6231184">
                <text:p>1762311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5320696">
                <text:p>1753206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5325672">
                <text:p>1753256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5343120">
                <text:p>1753431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5421728">
                <text:p>1754217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5446080">
                <text:p>17544608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74928336">
                <text:p>1749283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4930480">
                <text:p>17493048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6413512">
                <text:p>1664135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6429600">
                <text:p>1664296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6455928">
                <text:p>1664559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6543616">
                <text:p>1665436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6679736">
                <text:p>16667973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6769456">
                <text:p>1667694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6856312">
                <text:p>16685631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7423864">
                <text:p>1674238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7864560">
                <text:p>16786456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7962168">
                <text:p>16796216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8432848">
                <text:p>1684328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8909736">
                <text:p>1689097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8845432">
                <text:p>1688454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8002712">
                <text:p>1680027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7465560">
                <text:p>16746556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8039304">
                <text:p>16803930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8032424">
                <text:p>16803242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8075480">
                <text:p>16807548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8087504">
                <text:p>1680875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8648656">
                <text:p>16864865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8976960">
                <text:p>16897696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9141544">
                <text:p>16914154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9469448">
                <text:p>16946944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9921888">
                <text:p>16992188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0015840">
                <text:p>17001584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9487048">
                <text:p>1694870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0617880">
                <text:p>17061788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0529776">
                <text:p>1705297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1591536">
                <text:p>17159153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2675808">
                <text:p>17267580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3177240">
                <text:p>17317724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3605792">
                <text:p>1736057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1456632">
                <text:p>1714566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1802296">
                <text:p>1718022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3411440">
                <text:p>17341144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2499824">
                <text:p>1724998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4279584">
                <text:p>1742795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4383312">
                <text:p>1743833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4730048">
                <text:p>1747300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4740528">
                <text:p>17474052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4889992">
                <text:p>17488999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5443600">
                <text:p>1754436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4500304">
                <text:p>17450030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5003512">
                <text:p>1750035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5017864">
                <text:p>1750178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5179880">
                <text:p>17517988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5621528">
                <text:p>17562152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5945224">
                <text:p>17594522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6410792">
                <text:p>1764107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7503848">
                <text:p>1775038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7385608">
                <text:p>17738560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7817576">
                <text:p>17781757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7867504">
                <text:p>17786750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7919400">
                <text:p>1779194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7933144">
                <text:p>17793314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8100456">
                <text:p>17810045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8276536">
                <text:p>17827653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8448504">
                <text:p>17844850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7745808">
                <text:p>17774580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7836744">
                <text:p>17783674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7912688">
                <text:p>1779126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7986416">
                <text:p>1779864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8064288">
                <text:p>1780642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8069760">
                <text:p>17806976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8084640">
                <text:p>17808464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8262152">
                <text:p>17826215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8273992">
                <text:p>17827399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8284512">
                <text:p>17828451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8294384">
                <text:p>17829438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8382136">
                <text:p>1783821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8386832">
                <text:p>1783868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8471456">
                <text:p>1784714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8501720">
                <text:p>17850172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8507192">
                <text:p>1785071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8517256">
                <text:p>1785172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8536144">
                <text:p>1785361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8556088">
                <text:p>1785560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8562112">
                <text:p>17856211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8568072">
                <text:p>1785680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8581248">
                <text:p>17858124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0578928">
                <text:p>17057892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0592384">
                <text:p>17059238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0739360">
                <text:p>17073936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0752800">
                <text:p>1707528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0765664">
                <text:p>17076566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0987648">
                <text:p>17098764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1093560">
                <text:p>17109356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0974160">
                <text:p>17097416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0982312">
                <text:p>1709823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1069752">
                <text:p>1710697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1081608">
                <text:p>17108160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1099024">
                <text:p>1710990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1099944">
                <text:p>1710999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1117104">
                <text:p>17111710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1197776">
                <text:p>17119777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1900064">
                <text:p>1719000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1909640">
                <text:p>17190964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1910560">
                <text:p>17191056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1935840">
                <text:p>17193584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1936920">
                <text:p>17193692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2090312">
                <text:p>1720903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2167848">
                <text:p>1721678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2168768">
                <text:p>17216876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2178344">
                <text:p>17217834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2258896">
                <text:p>17225889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2274272">
                <text:p>17227427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2278648">
                <text:p>1722786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2287880">
                <text:p>17228788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2547232">
                <text:p>1725472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2617856">
                <text:p>1726178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2626480">
                <text:p>17262648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2635280">
                <text:p>17263528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2640376">
                <text:p>17264037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2649416">
                <text:p>1726494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2659680">
                <text:p>17265968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2754200">
                <text:p>1727542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2759584">
                <text:p>17275958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2773120">
                <text:p>17277312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2787248">
                <text:p>17278724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2790952">
                <text:p>1727909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2808968">
                <text:p>17280896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2028560">
                <text:p>17202856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2125376">
                <text:p>17212537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2136608">
                <text:p>1721366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2438968">
                <text:p>17243896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2660856">
                <text:p>17266085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2666104">
                <text:p>1726661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2839504">
                <text:p>17283950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2925152">
                <text:p>1729251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3004920">
                <text:p>17300492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3162048">
                <text:p>17316204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3165048">
                <text:p>17316504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2249576">
                <text:p>17224957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2337040">
                <text:p>17233704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2420536">
                <text:p>17242053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2431672">
                <text:p>1724316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2437800">
                <text:p>1724378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2542264">
                <text:p>1725422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2545680">
                <text:p>17254568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3002880">
                <text:p>17300288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3020120">
                <text:p>173020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3024952">
                <text:p>17302495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3033704">
                <text:p>17303370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3048544">
                <text:p>17304854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3060512">
                <text:p>1730605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3070088">
                <text:p>17307008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3074920">
                <text:p>17307492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2158616">
                <text:p>1721586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2161696">
                <text:p>17216169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2170928">
                <text:p>17217092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2255152">
                <text:p>17225515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2264384">
                <text:p>17226438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2273384">
                <text:p>17227338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2424672">
                <text:p>1724246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2510944">
                <text:p>1725109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2556664">
                <text:p>1725566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2557600">
                <text:p>1725576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2573024">
                <text:p>17257302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2643896">
                <text:p>17264389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2657008">
                <text:p>17265700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2674216">
                <text:p>1726742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2683448">
                <text:p>17268344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2692872">
                <text:p>17269287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2774064">
                <text:p>17277406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2788104">
                <text:p>17278810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2793752">
                <text:p>17279375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2802984">
                <text:p>1728029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2968608">
                <text:p>17296860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3140464">
                <text:p>1731404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3225752">
                <text:p>17322575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3303928">
                <text:p>1733039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3309552">
                <text:p>17330955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3320384">
                <text:p>1733203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73434664">
                <text:p>17343466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73446832">
                <text:p>1734468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73928688">
                <text:p>17392868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74398440">
                <text:p>17439844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3408840">
                <text:p>14340884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3552824">
                <text:p>14355282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3705216">
                <text:p>1437052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3093304">
                <text:p>14309330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5618888">
                <text:p>1156188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4788864">
                <text:p>11478886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5288840">
                <text:p>11528884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2225536">
                <text:p>8222553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4369528">
                <text:p>5436952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3886840">
                <text:p>5388684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3886840">
                <text:p>5388684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7253256">
                <text:p>272532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7253256">
                <text:p>2725325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7257168">
                <text:p>2725716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7257168">
                <text:p>2725716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7257168">
                <text:p>2725716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7261080">
                <text:p>2726108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7261080">
                <text:p>2726108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7264992">
                <text:p>2726499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7264992">
                <text:p>272649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7353896">
                <text:p>273538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7762440">
                <text:p>27762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